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3.794cm"/>
    </style:style>
    <style:style style:name="co9" style:family="table-column">
      <style:table-column-properties fo:break-before="auto" style:column-width="2.485cm"/>
    </style:style>
    <style:style style:name="co10" style:family="table-column">
      <style:table-column-properties fo:break-before="auto" style:column-width="2.514cm"/>
    </style:style>
    <style:style style:name="co11" style:family="table-column">
      <style:table-column-properties fo:break-before="auto" style:column-width="2.595cm"/>
    </style:style>
    <style:style style:name="co12" style:family="table-column">
      <style:table-column-properties fo:break-before="auto" style:column-width="2.078cm"/>
    </style:style>
    <style:style style:name="co13" style:family="table-column">
      <style:table-column-properties fo:break-before="auto" style:column-width="3.14cm"/>
    </style:style>
    <style:style style:name="co14" style:family="table-column">
      <style:table-column-properties fo:break-before="auto" style:column-width="1.942cm"/>
    </style:style>
    <style:style style:name="co15" style:family="table-column">
      <style:table-column-properties fo:break-before="auto" style:column-width="1.588cm"/>
    </style:style>
    <style:style style:name="co16" style:family="table-column">
      <style:table-column-properties fo:break-before="auto" style:column-width="2.104cm"/>
    </style:style>
    <style:style style:name="co17" style:family="table-column">
      <style:table-column-properties fo:break-before="auto" style:column-width="2.295cm"/>
    </style:style>
    <style:style style:name="co18" style:family="table-column">
      <style:table-column-properties fo:break-before="auto" style:column-width="2.268cm"/>
    </style:style>
    <style:style style:name="co19" style:family="table-column">
      <style:table-column-properties fo:break-before="auto" style:column-width="1.914cm"/>
    </style:style>
    <style:style style:name="co20" style:family="table-column">
      <style:table-column-properties fo:break-before="auto" style:column-width="2.649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5p_flux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5" table:number-columns-repeated="5" table:default-cell-style-name="Default"/>
        <table:table-column table:style-name="co14" table:number-columns-repeated="6" table:default-cell-style-name="Default"/>
        <table:table-column table:style-name="co15" table:default-cell-style-name="Default"/>
        <table:table-column table:style-name="co16" table:number-columns-repeated="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number-columns-repeated="4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P</text:p>
          </table:table-cell>
          <table:table-cell office:value-type="string" calcext:value-type="string">
            <text:p>HUMUS_P</text:p>
          </table:table-cell>
          <table:table-cell office:value-type="string" calcext:value-type="string">
            <text:p>FERTZR_P</text:p>
          </table:table-cell>
          <table:table-cell office:value-type="string" calcext:value-type="string">
            <text:p>NET_PL_EXCH_P</text:p>
          </table:table-cell>
          <table:table-cell office:value-type="string" calcext:value-type="string">
            <text:p>EXCH_PO4</text:p>
          </table:table-cell>
          <table:table-cell office:value-type="string" calcext:value-type="string">
            <text:p>SUR_DOP+SED_FLX</text:p>
          </table:table-cell>
          <table:table-cell office:value-type="string" calcext:value-type="string">
            <text:p>SUB_DOP_FLX</text:p>
          </table:table-cell>
          <table:table-cell office:value-type="string" calcext:value-type="string">
            <text:p>SUR_DIP_FLX</text:p>
          </table:table-cell>
          <table:table-cell office:value-type="string" calcext:value-type="string">
            <text:p>SUB_DIP_FLX</text:p>
          </table:table-cell>
          <table:table-cell office:value-type="string" calcext:value-type="string">
            <text:p>PRECIP_P</text:p>
          </table:table-cell>
          <table:table-cell office:value-type="string" calcext:value-type="string">
            <text:p>MICRO_P</text:p>
          </table:table-cell>
          <table:table-cell office:value-type="string" calcext:value-type="string">
            <text:p>FIRE_POX_EMIT</text:p>
          </table:table-cell>
          <table:table-cell office:value-type="string" calcext:value-type="string">
            <text:p>PO4_1</text:p>
          </table:table-cell>
          <table:table-cell office:value-type="string" calcext:value-type="string">
            <text:p>PO4_2</text:p>
          </table:table-cell>
          <table:table-cell office:value-type="string" calcext:value-type="string">
            <text:p>PO4_3</text:p>
          </table:table-cell>
          <table:table-cell office:value-type="string" calcext:value-type="string">
            <text:p>PO4_4</text:p>
          </table:table-cell>
          <table:table-cell office:value-type="string" calcext:value-type="string">
            <text:p>PO4_5</text:p>
          </table:table-cell>
          <table:table-cell office:value-type="string" calcext:value-type="string">
            <text:p>PO4_6</text:p>
          </table:table-cell>
          <table:table-cell office:value-type="string" calcext:value-type="string">
            <text:p>PO4_7</text:p>
          </table:table-cell>
          <table:table-cell office:value-type="string" calcext:value-type="string">
            <text:p>PO4_8</text:p>
          </table:table-cell>
          <table:table-cell office:value-type="string" calcext:value-type="string">
            <text:p>PO4_9</text:p>
          </table:table-cell>
          <table:table-cell office:value-type="string" calcext:value-type="string">
            <text:p>PO4_10</text:p>
          </table:table-cell>
          <table:table-cell office:value-type="string" calcext:value-type="string">
            <text:p>PO4_11</text:p>
          </table:table-cell>
          <table:table-cell office:value-type="string" calcext:value-type="string">
            <text:p>PO4_12</text:p>
          </table:table-cell>
          <table:table-cell office:value-type="string" calcext:value-type="string">
            <text:p>PO4_13</text:p>
          </table:table-cell>
          <table:table-cell office:value-type="string" calcext:value-type="string">
            <text:p>PO4_14</text:p>
          </table:table-cell>
          <table:table-cell office:value-type="string" calcext:value-type="string">
            <text:p>PO4_15</text:p>
          </table:table-cell>
          <table:table-cell office:value-type="string" calcext:value-type="string">
            <text:p>EXCH_P_1</text:p>
          </table:table-cell>
          <table:table-cell office:value-type="string" calcext:value-type="string">
            <text:p>EXCH_P_2</text:p>
          </table:table-cell>
          <table:table-cell office:value-type="string" calcext:value-type="string">
            <text:p>EXCH_P_3</text:p>
          </table:table-cell>
          <table:table-cell office:value-type="string" calcext:value-type="string">
            <text:p>EXCH_P_4</text:p>
          </table:table-cell>
          <table:table-cell office:value-type="string" calcext:value-type="string">
            <text:p>EXCH_P_5</text:p>
          </table:table-cell>
          <table:table-cell office:value-type="string" calcext:value-type="string">
            <text:p>EXCH_P_6</text:p>
          </table:table-cell>
          <table:table-cell office:value-type="string" calcext:value-type="string">
            <text:p>EXCH_P_7</text:p>
          </table:table-cell>
          <table:table-cell office:value-type="string" calcext:value-type="string">
            <text:p>EXCH_P_8</text:p>
          </table:table-cell>
          <table:table-cell office:value-type="string" calcext:value-type="string">
            <text:p>EXCH_P_9</text:p>
          </table:table-cell>
          <table:table-cell office:value-type="string" calcext:value-type="string">
            <text:p>EXCH_P_10</text:p>
          </table:table-cell>
          <table:table-cell office:value-type="string" calcext:value-type="string">
            <text:p>EXCH_P_11</text:p>
          </table:table-cell>
          <table:table-cell office:value-type="string" calcext:value-type="string">
            <text:p>EXCH_P_12</text:p>
          </table:table-cell>
          <table:table-cell office:value-type="string" calcext:value-type="string">
            <text:p>EXCH_P_13</text:p>
          </table:table-cell>
          <table:table-cell office:value-type="string" calcext:value-type="string">
            <text:p>EXCH_P_14</text:p>
          </table:table-cell>
          <table:table-cell office:value-type="string" calcext:value-type="string">
            <text:p>EXCH_P_15</text:p>
          </table:table-cell>
          <table:table-cell office:value-type="string" calcext:value-type="string">
            <text:p>PO4_RES</text:p>
          </table:table-cell>
          <table:table-cell office:value-type="string" calcext:value-type="string">
            <text:p>EXCH_P_RES</text:p>
          </table:table-cell>
          <table:table-cell office:value-type="string" calcext:value-type="string">
            <text:p>ECO_HVST_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5" calcext:value-type="float">
            <text:p>1012005</text:p>
          </table:table-cell>
          <table:table-cell office:value-type="float" office:value="4.404445" calcext:value-type="float">
            <text:p>4.404445</text:p>
          </table:table-cell>
          <table:table-cell office:value-type="float" office:value="135.3277" calcext:value-type="float">
            <text:p>135.3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91766" calcext:value-type="float">
            <text:p>34.917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6.885" calcext:value-type="float">
            <text:p>1166.885</text:p>
          </table:table-cell>
          <table:table-cell office:value-type="float" office:value="1.690154" calcext:value-type="float">
            <text:p>1.690154</text:p>
          </table:table-cell>
          <table:table-cell office:value-type="float" office:value="0" calcext:value-type="float">
            <text:p>0</text:p>
          </table:table-cell>
          <table:table-cell office:value-type="float" office:value="0.3992528" calcext:value-type="float">
            <text:p>0.3992528</text:p>
          </table:table-cell>
          <table:table-cell office:value-type="float" office:value="0.1773517" calcext:value-type="float">
            <text:p>0.1773517</text:p>
          </table:table-cell>
          <table:table-cell office:value-type="float" office:value="0.1389076" calcext:value-type="float">
            <text:p>0.1389076</text:p>
          </table:table-cell>
          <table:table-cell office:value-type="float" office:value="0.03260616" calcext:value-type="float">
            <text:p>0.03260616</text:p>
          </table:table-cell>
          <table:table-cell office:value-type="float" office:value="0.02821045" calcext:value-type="float">
            <text:p>0.02821045</text:p>
          </table:table-cell>
          <table:table-cell office:value-type="float" office:value="0.01674594" calcext:value-type="float">
            <text:p>0.01674594</text:p>
          </table:table-cell>
          <table:table-cell office:value-type="float" office:value="0.02403609" calcext:value-type="float">
            <text:p>0.02403609</text:p>
          </table:table-cell>
          <table:table-cell office:value-type="float" office:value="0.06049379" calcext:value-type="float">
            <text:p>0.06049379</text:p>
          </table:table-cell>
          <table:table-cell office:value-type="float" office:value="0.1069572" calcext:value-type="float">
            <text:p>0.1069572</text:p>
          </table:table-cell>
          <table:table-cell office:value-type="float" office:value="0.1299607" calcext:value-type="float">
            <text:p>0.1299607</text:p>
          </table:table-cell>
          <table:table-cell office:value-type="float" office:value="0.1393549" calcext:value-type="float">
            <text:p>0.1393549</text:p>
          </table:table-cell>
          <table:table-cell office:value-type="float" office:value="0.1605354" calcext:value-type="float">
            <text:p>0.1605354</text:p>
          </table:table-cell>
          <table:table-cell office:value-type="float" office:value="0.1779879" calcext:value-type="float">
            <text:p>0.1779879</text:p>
          </table:table-cell>
          <table:table-cell office:value-type="float" office:value="0.1826784" calcext:value-type="float">
            <text:p>0.1826784</text:p>
          </table:table-cell>
          <table:table-cell office:value-type="float" office:value="0" calcext:value-type="float">
            <text:p>0</text:p>
          </table:table-cell>
          <table:table-cell office:value-type="float" office:value="28.95329" calcext:value-type="float">
            <text:p>28.95329</text:p>
          </table:table-cell>
          <table:table-cell office:value-type="float" office:value="22.62127" calcext:value-type="float">
            <text:p>22.62127</text:p>
          </table:table-cell>
          <table:table-cell office:value-type="float" office:value="20.42586" calcext:value-type="float">
            <text:p>20.42586</text:p>
          </table:table-cell>
          <table:table-cell office:value-type="float" office:value="5.746105" calcext:value-type="float">
            <text:p>5.746105</text:p>
          </table:table-cell>
          <table:table-cell office:value-type="float" office:value="4.708238" calcext:value-type="float">
            <text:p>4.708238</text:p>
          </table:table-cell>
          <table:table-cell office:value-type="float" office:value="2.103313" calcext:value-type="float">
            <text:p>2.103313</text:p>
          </table:table-cell>
          <table:table-cell office:value-type="float" office:value="2.116863" calcext:value-type="float">
            <text:p>2.116863</text:p>
          </table:table-cell>
          <table:table-cell office:value-type="float" office:value="4.552851" calcext:value-type="float">
            <text:p>4.552851</text:p>
          </table:table-cell>
          <table:table-cell office:value-type="float" office:value="6.859026" calcext:value-type="float">
            <text:p>6.859026</text:p>
          </table:table-cell>
          <table:table-cell office:value-type="float" office:value="8.42483" calcext:value-type="float">
            <text:p>8.42483</text:p>
          </table:table-cell>
          <table:table-cell office:value-type="float" office:value="8.767301" calcext:value-type="float">
            <text:p>8.767301</text:p>
          </table:table-cell>
          <table:table-cell office:value-type="float" office:value="9.625597" calcext:value-type="float">
            <text:p>9.625597</text:p>
          </table:table-cell>
          <table:table-cell office:value-type="float" office:value="11.07929" calcext:value-type="float">
            <text:p>11.07929</text:p>
          </table:table-cell>
          <table:table-cell office:value-type="float" office:value="11.48544" calcext:value-type="float">
            <text:p>11.48544</text:p>
          </table:table-cell>
          <table:table-cell office:value-type="float" office:value="0" calcext:value-type="float">
            <text:p>0</text:p>
          </table:table-cell>
          <table:table-cell office:value-type="float" office:value="10.48041" calcext:value-type="float">
            <text:p>10.480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5" calcext:value-type="float">
            <text:p>2012005</text:p>
          </table:table-cell>
          <table:table-cell office:value-type="float" office:value="4.401583" calcext:value-type="float">
            <text:p>4.401583</text:p>
          </table:table-cell>
          <table:table-cell office:value-type="float" office:value="135.328" calcext:value-type="float">
            <text:p>135.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92754" calcext:value-type="float">
            <text:p>34.927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6.872" calcext:value-type="float">
            <text:p>1166.872</text:p>
          </table:table-cell>
          <table:table-cell office:value-type="float" office:value="1.68989" calcext:value-type="float">
            <text:p>1.68989</text:p>
          </table:table-cell>
          <table:table-cell office:value-type="float" office:value="0" calcext:value-type="float">
            <text:p>0</text:p>
          </table:table-cell>
          <table:table-cell office:value-type="float" office:value="0.3676445" calcext:value-type="float">
            <text:p>0.3676445</text:p>
          </table:table-cell>
          <table:table-cell office:value-type="float" office:value="0.2011905" calcext:value-type="float">
            <text:p>0.2011905</text:p>
          </table:table-cell>
          <table:table-cell office:value-type="float" office:value="0.160394" calcext:value-type="float">
            <text:p>0.160394</text:p>
          </table:table-cell>
          <table:table-cell office:value-type="float" office:value="0.03928945" calcext:value-type="float">
            <text:p>0.03928945</text:p>
          </table:table-cell>
          <table:table-cell office:value-type="float" office:value="0.03391597" calcext:value-type="float">
            <text:p>0.03391597</text:p>
          </table:table-cell>
          <table:table-cell office:value-type="float" office:value="0.01953135" calcext:value-type="float">
            <text:p>0.01953135</text:p>
          </table:table-cell>
          <table:table-cell office:value-type="float" office:value="0.02722912" calcext:value-type="float">
            <text:p>0.02722912</text:p>
          </table:table-cell>
          <table:table-cell office:value-type="float" office:value="0.06967895" calcext:value-type="float">
            <text:p>0.06967895</text:p>
          </table:table-cell>
          <table:table-cell office:value-type="float" office:value="0.1246789" calcext:value-type="float">
            <text:p>0.1246789</text:p>
          </table:table-cell>
          <table:table-cell office:value-type="float" office:value="0.143174" calcext:value-type="float">
            <text:p>0.143174</text:p>
          </table:table-cell>
          <table:table-cell office:value-type="float" office:value="0.1485682" calcext:value-type="float">
            <text:p>0.1485682</text:p>
          </table:table-cell>
          <table:table-cell office:value-type="float" office:value="0.161957" calcext:value-type="float">
            <text:p>0.161957</text:p>
          </table:table-cell>
          <table:table-cell office:value-type="float" office:value="0.178021" calcext:value-type="float">
            <text:p>0.178021</text:p>
          </table:table-cell>
          <table:table-cell office:value-type="float" office:value="0.1827087" calcext:value-type="float">
            <text:p>0.1827087</text:p>
          </table:table-cell>
          <table:table-cell office:value-type="float" office:value="0" calcext:value-type="float">
            <text:p>0</text:p>
          </table:table-cell>
          <table:table-cell office:value-type="float" office:value="28.97545" calcext:value-type="float">
            <text:p>28.97545</text:p>
          </table:table-cell>
          <table:table-cell office:value-type="float" office:value="22.61599" calcext:value-type="float">
            <text:p>22.61599</text:p>
          </table:table-cell>
          <table:table-cell office:value-type="float" office:value="20.41788" calcext:value-type="float">
            <text:p>20.41788</text:p>
          </table:table-cell>
          <table:table-cell office:value-type="float" office:value="5.741876" calcext:value-type="float">
            <text:p>5.741876</text:p>
          </table:table-cell>
          <table:table-cell office:value-type="float" office:value="4.705348" calcext:value-type="float">
            <text:p>4.705348</text:p>
          </table:table-cell>
          <table:table-cell office:value-type="float" office:value="2.103237" calcext:value-type="float">
            <text:p>2.103237</text:p>
          </table:table-cell>
          <table:table-cell office:value-type="float" office:value="2.117842" calcext:value-type="float">
            <text:p>2.117842</text:p>
          </table:table-cell>
          <table:table-cell office:value-type="float" office:value="4.554806" calcext:value-type="float">
            <text:p>4.554806</text:p>
          </table:table-cell>
          <table:table-cell office:value-type="float" office:value="6.861631" calcext:value-type="float">
            <text:p>6.861631</text:p>
          </table:table-cell>
          <table:table-cell office:value-type="float" office:value="8.427353" calcext:value-type="float">
            <text:p>8.427353</text:p>
          </table:table-cell>
          <table:table-cell office:value-type="float" office:value="8.770773" calcext:value-type="float">
            <text:p>8.770773</text:p>
          </table:table-cell>
          <table:table-cell office:value-type="float" office:value="9.629807" calcext:value-type="float">
            <text:p>9.629807</text:p>
          </table:table-cell>
          <table:table-cell office:value-type="float" office:value="11.08224" calcext:value-type="float">
            <text:p>11.08224</text:p>
          </table:table-cell>
          <table:table-cell office:value-type="float" office:value="11.48305" calcext:value-type="float">
            <text:p>11.48305</text:p>
          </table:table-cell>
          <table:table-cell office:value-type="float" office:value="0" calcext:value-type="float">
            <text:p>0</text:p>
          </table:table-cell>
          <table:table-cell office:value-type="float" office:value="7.508303" calcext:value-type="float">
            <text:p>7.5083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5" calcext:value-type="float">
            <text:p>3012005</text:p>
          </table:table-cell>
          <table:table-cell office:value-type="float" office:value="4.399869" calcext:value-type="float">
            <text:p>4.399869</text:p>
          </table:table-cell>
          <table:table-cell office:value-type="float" office:value="135.3281" calcext:value-type="float">
            <text:p>135.3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94035" calcext:value-type="float">
            <text:p>34.940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6.86" calcext:value-type="float">
            <text:p>1166.86</text:p>
          </table:table-cell>
          <table:table-cell office:value-type="float" office:value="1.689476" calcext:value-type="float">
            <text:p>1.689476</text:p>
          </table:table-cell>
          <table:table-cell office:value-type="float" office:value="0" calcext:value-type="float">
            <text:p>0</text:p>
          </table:table-cell>
          <table:table-cell office:value-type="float" office:value="0.2820638" calcext:value-type="float">
            <text:p>0.2820638</text:p>
          </table:table-cell>
          <table:table-cell office:value-type="float" office:value="0.1951312" calcext:value-type="float">
            <text:p>0.1951312</text:p>
          </table:table-cell>
          <table:table-cell office:value-type="float" office:value="0.1812809" calcext:value-type="float">
            <text:p>0.1812809</text:p>
          </table:table-cell>
          <table:table-cell office:value-type="float" office:value="0.04123298" calcext:value-type="float">
            <text:p>0.04123298</text:p>
          </table:table-cell>
          <table:table-cell office:value-type="float" office:value="0.03495152" calcext:value-type="float">
            <text:p>0.03495152</text:p>
          </table:table-cell>
          <table:table-cell office:value-type="float" office:value="0.02008811" calcext:value-type="float">
            <text:p>0.02008811</text:p>
          </table:table-cell>
          <table:table-cell office:value-type="float" office:value="0.02792402" calcext:value-type="float">
            <text:p>0.02792402</text:p>
          </table:table-cell>
          <table:table-cell office:value-type="float" office:value="0.07206135" calcext:value-type="float">
            <text:p>0.07206135</text:p>
          </table:table-cell>
          <table:table-cell office:value-type="float" office:value="0.130404" calcext:value-type="float">
            <text:p>0.130404</text:p>
          </table:table-cell>
          <table:table-cell office:value-type="float" office:value="0.1475273" calcext:value-type="float">
            <text:p>0.1475273</text:p>
          </table:table-cell>
          <table:table-cell office:value-type="float" office:value="0.1516377" calcext:value-type="float">
            <text:p>0.1516377</text:p>
          </table:table-cell>
          <table:table-cell office:value-type="float" office:value="0.1624587" calcext:value-type="float">
            <text:p>0.1624587</text:p>
          </table:table-cell>
          <table:table-cell office:value-type="float" office:value="0.1780522" calcext:value-type="float">
            <text:p>0.1780522</text:p>
          </table:table-cell>
          <table:table-cell office:value-type="float" office:value="0.1827394" calcext:value-type="float">
            <text:p>0.1827394</text:p>
          </table:table-cell>
          <table:table-cell office:value-type="float" office:value="0" calcext:value-type="float">
            <text:p>0</text:p>
          </table:table-cell>
          <table:table-cell office:value-type="float" office:value="28.99084" calcext:value-type="float">
            <text:p>28.99084</text:p>
          </table:table-cell>
          <table:table-cell office:value-type="float" office:value="22.61281" calcext:value-type="float">
            <text:p>22.61281</text:p>
          </table:table-cell>
          <table:table-cell office:value-type="float" office:value="20.41592" calcext:value-type="float">
            <text:p>20.41592</text:p>
          </table:table-cell>
          <table:table-cell office:value-type="float" office:value="5.738904" calcext:value-type="float">
            <text:p>5.738904</text:p>
          </table:table-cell>
          <table:table-cell office:value-type="float" office:value="4.703435" calcext:value-type="float">
            <text:p>4.703435</text:p>
          </table:table-cell>
          <table:table-cell office:value-type="float" office:value="2.103464" calcext:value-type="float">
            <text:p>2.103464</text:p>
          </table:table-cell>
          <table:table-cell office:value-type="float" office:value="2.119131" calcext:value-type="float">
            <text:p>2.119131</text:p>
          </table:table-cell>
          <table:table-cell office:value-type="float" office:value="4.557686" calcext:value-type="float">
            <text:p>4.557686</text:p>
          </table:table-cell>
          <table:table-cell office:value-type="float" office:value="6.865755" calcext:value-type="float">
            <text:p>6.865755</text:p>
          </table:table-cell>
          <table:table-cell office:value-type="float" office:value="8.431245" calcext:value-type="float">
            <text:p>8.431245</text:p>
          </table:table-cell>
          <table:table-cell office:value-type="float" office:value="8.775415" calcext:value-type="float">
            <text:p>8.775415</text:p>
          </table:table-cell>
          <table:table-cell office:value-type="float" office:value="9.634194" calcext:value-type="float">
            <text:p>9.634194</text:p>
          </table:table-cell>
          <table:table-cell office:value-type="float" office:value="11.08519" calcext:value-type="float">
            <text:p>11.08519</text:p>
          </table:table-cell>
          <table:table-cell office:value-type="float" office:value="11.47555" calcext:value-type="float">
            <text:p>11.47555</text:p>
          </table:table-cell>
          <table:table-cell office:value-type="float" office:value="0" calcext:value-type="float">
            <text:p>0</text:p>
          </table:table-cell>
          <table:table-cell office:value-type="float" office:value="3.977973" calcext:value-type="float">
            <text:p>3.9779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5" calcext:value-type="float">
            <text:p>4012005</text:p>
          </table:table-cell>
          <table:table-cell office:value-type="float" office:value="4.398647" calcext:value-type="float">
            <text:p>4.398647</text:p>
          </table:table-cell>
          <table:table-cell office:value-type="float" office:value="135.3281" calcext:value-type="float">
            <text:p>135.3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95383" calcext:value-type="float">
            <text:p>34.953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6.849" calcext:value-type="float">
            <text:p>1166.849</text:p>
          </table:table-cell>
          <table:table-cell office:value-type="float" office:value="1.688925" calcext:value-type="float">
            <text:p>1.688925</text:p>
          </table:table-cell>
          <table:table-cell office:value-type="float" office:value="0" calcext:value-type="float">
            <text:p>0</text:p>
          </table:table-cell>
          <table:table-cell office:value-type="float" office:value="0.2328529" calcext:value-type="float">
            <text:p>0.2328529</text:p>
          </table:table-cell>
          <table:table-cell office:value-type="float" office:value="0.1816299" calcext:value-type="float">
            <text:p>0.1816299</text:p>
          </table:table-cell>
          <table:table-cell office:value-type="float" office:value="0.1697945" calcext:value-type="float">
            <text:p>0.1697945</text:p>
          </table:table-cell>
          <table:table-cell office:value-type="float" office:value="0.04507376" calcext:value-type="float">
            <text:p>0.04507376</text:p>
          </table:table-cell>
          <table:table-cell office:value-type="float" office:value="0.03494705" calcext:value-type="float">
            <text:p>0.03494705</text:p>
          </table:table-cell>
          <table:table-cell office:value-type="float" office:value="0.0201763" calcext:value-type="float">
            <text:p>0.0201763</text:p>
          </table:table-cell>
          <table:table-cell office:value-type="float" office:value="0.02806938" calcext:value-type="float">
            <text:p>0.02806938</text:p>
          </table:table-cell>
          <table:table-cell office:value-type="float" office:value="0.07267856" calcext:value-type="float">
            <text:p>0.07267856</text:p>
          </table:table-cell>
          <table:table-cell office:value-type="float" office:value="0.1323177" calcext:value-type="float">
            <text:p>0.1323177</text:p>
          </table:table-cell>
          <table:table-cell office:value-type="float" office:value="0.1490164" calcext:value-type="float">
            <text:p>0.1490164</text:p>
          </table:table-cell>
          <table:table-cell office:value-type="float" office:value="0.1527072" calcext:value-type="float">
            <text:p>0.1527072</text:p>
          </table:table-cell>
          <table:table-cell office:value-type="float" office:value="0.1626543" calcext:value-type="float">
            <text:p>0.1626543</text:p>
          </table:table-cell>
          <table:table-cell office:value-type="float" office:value="0.1780849" calcext:value-type="float">
            <text:p>0.1780849</text:p>
          </table:table-cell>
          <table:table-cell office:value-type="float" office:value="0.1827701" calcext:value-type="float">
            <text:p>0.1827701</text:p>
          </table:table-cell>
          <table:table-cell office:value-type="float" office:value="0" calcext:value-type="float">
            <text:p>0</text:p>
          </table:table-cell>
          <table:table-cell office:value-type="float" office:value="28.99349" calcext:value-type="float">
            <text:p>28.99349</text:p>
          </table:table-cell>
          <table:table-cell office:value-type="float" office:value="22.6075" calcext:value-type="float">
            <text:p>22.6075</text:p>
          </table:table-cell>
          <table:table-cell office:value-type="float" office:value="20.41606" calcext:value-type="float">
            <text:p>20.41606</text:p>
          </table:table-cell>
          <table:table-cell office:value-type="float" office:value="5.736954" calcext:value-type="float">
            <text:p>5.736954</text:p>
          </table:table-cell>
          <table:table-cell office:value-type="float" office:value="4.701705" calcext:value-type="float">
            <text:p>4.701705</text:p>
          </table:table-cell>
          <table:table-cell office:value-type="float" office:value="2.103749" calcext:value-type="float">
            <text:p>2.103749</text:p>
          </table:table-cell>
          <table:table-cell office:value-type="float" office:value="2.120476" calcext:value-type="float">
            <text:p>2.120476</text:p>
          </table:table-cell>
          <table:table-cell office:value-type="float" office:value="4.560802" calcext:value-type="float">
            <text:p>4.560802</text:p>
          </table:table-cell>
          <table:table-cell office:value-type="float" office:value="6.870362" calcext:value-type="float">
            <text:p>6.870362</text:p>
          </table:table-cell>
          <table:table-cell office:value-type="float" office:value="8.435576" calcext:value-type="float">
            <text:p>8.435576</text:p>
          </table:table-cell>
          <table:table-cell office:value-type="float" office:value="8.780437" calcext:value-type="float">
            <text:p>8.780437</text:p>
          </table:table-cell>
          <table:table-cell office:value-type="float" office:value="9.638614" calcext:value-type="float">
            <text:p>9.638614</text:p>
          </table:table-cell>
          <table:table-cell office:value-type="float" office:value="11.08811" calcext:value-type="float">
            <text:p>11.08811</text:p>
          </table:table-cell>
          <table:table-cell office:value-type="float" office:value="11.46783" calcext:value-type="float">
            <text:p>11.46783</text:p>
          </table:table-cell>
          <table:table-cell office:value-type="float" office:value="0" calcext:value-type="float">
            <text:p>0</text:p>
          </table:table-cell>
          <table:table-cell office:value-type="float" office:value="2.175819" calcext:value-type="float">
            <text:p>2.1758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5" calcext:value-type="float">
            <text:p>5012005</text:p>
          </table:table-cell>
          <table:table-cell office:value-type="float" office:value="4.397757" calcext:value-type="float">
            <text:p>4.397757</text:p>
          </table:table-cell>
          <table:table-cell office:value-type="float" office:value="135.328" calcext:value-type="float">
            <text:p>135.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96725" calcext:value-type="float">
            <text:p>34.9672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6943198" calcext:value-type="float">
            <text:p>6.943198E-1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9172985" calcext:value-type="float">
            <text:p>9.172985E-12</text:p>
          </table:table-cell>
          <table:table-cell office:value-type="float" office:value="1166.837" calcext:value-type="float">
            <text:p>1166.837</text:p>
          </table:table-cell>
          <table:table-cell office:value-type="float" office:value="1.688473" calcext:value-type="float">
            <text:p>1.688473</text:p>
          </table:table-cell>
          <table:table-cell office:value-type="float" office:value="0" calcext:value-type="float">
            <text:p>0</text:p>
          </table:table-cell>
          <table:table-cell office:value-type="float" office:value="0.2043816" calcext:value-type="float">
            <text:p>0.2043816</text:p>
          </table:table-cell>
          <table:table-cell office:value-type="float" office:value="0.1721015" calcext:value-type="float">
            <text:p>0.1721015</text:p>
          </table:table-cell>
          <table:table-cell office:value-type="float" office:value="0.154351" calcext:value-type="float">
            <text:p>0.154351</text:p>
          </table:table-cell>
          <table:table-cell office:value-type="float" office:value="0.04883062" calcext:value-type="float">
            <text:p>0.04883062</text:p>
          </table:table-cell>
          <table:table-cell office:value-type="float" office:value="0.03657457" calcext:value-type="float">
            <text:p>0.03657457</text:p>
          </table:table-cell>
          <table:table-cell office:value-type="float" office:value="0.02015506" calcext:value-type="float">
            <text:p>0.02015506</text:p>
          </table:table-cell>
          <table:table-cell office:value-type="float" office:value="0.02807593" calcext:value-type="float">
            <text:p>0.02807593</text:p>
          </table:table-cell>
          <table:table-cell office:value-type="float" office:value="0.07283248" calcext:value-type="float">
            <text:p>0.07283248</text:p>
          </table:table-cell>
          <table:table-cell office:value-type="float" office:value="0.1329783" calcext:value-type="float">
            <text:p>0.1329783</text:p>
          </table:table-cell>
          <table:table-cell office:value-type="float" office:value="0.149547" calcext:value-type="float">
            <text:p>0.149547</text:p>
          </table:table-cell>
          <table:table-cell office:value-type="float" office:value="0.1531045" calcext:value-type="float">
            <text:p>0.1531045</text:p>
          </table:table-cell>
          <table:table-cell office:value-type="float" office:value="0.1627473" calcext:value-type="float">
            <text:p>0.1627473</text:p>
          </table:table-cell>
          <table:table-cell office:value-type="float" office:value="0.1781172" calcext:value-type="float">
            <text:p>0.1781172</text:p>
          </table:table-cell>
          <table:table-cell office:value-type="float" office:value="0.1828006" calcext:value-type="float">
            <text:p>0.1828006</text:p>
          </table:table-cell>
          <table:table-cell office:value-type="float" office:value="0" calcext:value-type="float">
            <text:p>0</text:p>
          </table:table-cell>
          <table:table-cell office:value-type="float" office:value="28.9898" calcext:value-type="float">
            <text:p>28.9898</text:p>
          </table:table-cell>
          <table:table-cell office:value-type="float" office:value="22.60065" calcext:value-type="float">
            <text:p>22.60065</text:p>
          </table:table-cell>
          <table:table-cell office:value-type="float" office:value="20.41262" calcext:value-type="float">
            <text:p>20.41262</text:p>
          </table:table-cell>
          <table:table-cell office:value-type="float" office:value="5.73667" calcext:value-type="float">
            <text:p>5.73667</text:p>
          </table:table-cell>
          <table:table-cell office:value-type="float" office:value="4.700184" calcext:value-type="float">
            <text:p>4.700184</text:p>
          </table:table-cell>
          <table:table-cell office:value-type="float" office:value="2.104034" calcext:value-type="float">
            <text:p>2.104034</text:p>
          </table:table-cell>
          <table:table-cell office:value-type="float" office:value="2.12182" calcext:value-type="float">
            <text:p>2.12182</text:p>
          </table:table-cell>
          <table:table-cell office:value-type="float" office:value="4.563979" calcext:value-type="float">
            <text:p>4.563979</text:p>
          </table:table-cell>
          <table:table-cell office:value-type="float" office:value="6.875126" calcext:value-type="float">
            <text:p>6.875126</text:p>
          </table:table-cell>
          <table:table-cell office:value-type="float" office:value="8.440052" calcext:value-type="float">
            <text:p>8.440052</text:p>
          </table:table-cell>
          <table:table-cell office:value-type="float" office:value="8.785577" calcext:value-type="float">
            <text:p>8.785577</text:p>
          </table:table-cell>
          <table:table-cell office:value-type="float" office:value="9.643033" calcext:value-type="float">
            <text:p>9.643033</text:p>
          </table:table-cell>
          <table:table-cell office:value-type="float" office:value="11.09098" calcext:value-type="float">
            <text:p>11.09098</text:p>
          </table:table-cell>
          <table:table-cell office:value-type="float" office:value="11.45893" calcext:value-type="float">
            <text:p>11.45893</text:p>
          </table:table-cell>
          <table:table-cell office:value-type="float" office:value="0" calcext:value-type="float">
            <text:p>0</text:p>
          </table:table-cell>
          <table:table-cell office:value-type="float" office:value="1.234721" calcext:value-type="float">
            <text:p>1.2347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5" calcext:value-type="float">
            <text:p>6012005</text:p>
          </table:table-cell>
          <table:table-cell office:value-type="float" office:value="4.396889" calcext:value-type="float">
            <text:p>4.396889</text:p>
          </table:table-cell>
          <table:table-cell office:value-type="float" office:value="135.3279" calcext:value-type="float">
            <text:p>135.3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98063" calcext:value-type="float">
            <text:p>34.9806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634433" calcext:value-type="float">
            <text:p>3.634433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04818644" calcext:value-type="float">
            <text:p>4.818644E-09</text:p>
          </table:table-cell>
          <table:table-cell office:value-type="float" office:value="1166.825" calcext:value-type="float">
            <text:p>1166.825</text:p>
          </table:table-cell>
          <table:table-cell office:value-type="float" office:value="1.687961" calcext:value-type="float">
            <text:p>1.687961</text:p>
          </table:table-cell>
          <table:table-cell office:value-type="float" office:value="0" calcext:value-type="float">
            <text:p>0</text:p>
          </table:table-cell>
          <table:table-cell office:value-type="float" office:value="0.2004189" calcext:value-type="float">
            <text:p>0.2004189</text:p>
          </table:table-cell>
          <table:table-cell office:value-type="float" office:value="0.1694072" calcext:value-type="float">
            <text:p>0.1694072</text:p>
          </table:table-cell>
          <table:table-cell office:value-type="float" office:value="0.1456326" calcext:value-type="float">
            <text:p>0.1456326</text:p>
          </table:table-cell>
          <table:table-cell office:value-type="float" office:value="0.0432274" calcext:value-type="float">
            <text:p>0.0432274</text:p>
          </table:table-cell>
          <table:table-cell office:value-type="float" office:value="0.04190802" calcext:value-type="float">
            <text:p>0.04190802</text:p>
          </table:table-cell>
          <table:table-cell office:value-type="float" office:value="0.02023552" calcext:value-type="float">
            <text:p>0.02023552</text:p>
          </table:table-cell>
          <table:table-cell office:value-type="float" office:value="0.0280154" calcext:value-type="float">
            <text:p>0.0280154</text:p>
          </table:table-cell>
          <table:table-cell office:value-type="float" office:value="0.07286584" calcext:value-type="float">
            <text:p>0.07286584</text:p>
          </table:table-cell>
          <table:table-cell office:value-type="float" office:value="0.1332206" calcext:value-type="float">
            <text:p>0.1332206</text:p>
          </table:table-cell>
          <table:table-cell office:value-type="float" office:value="0.1497535" calcext:value-type="float">
            <text:p>0.1497535</text:p>
          </table:table-cell>
          <table:table-cell office:value-type="float" office:value="0.1532741" calcext:value-type="float">
            <text:p>0.1532741</text:p>
          </table:table-cell>
          <table:table-cell office:value-type="float" office:value="0.1628056" calcext:value-type="float">
            <text:p>0.1628056</text:p>
          </table:table-cell>
          <table:table-cell office:value-type="float" office:value="0.1781493" calcext:value-type="float">
            <text:p>0.1781493</text:p>
          </table:table-cell>
          <table:table-cell office:value-type="float" office:value="0.1828312" calcext:value-type="float">
            <text:p>0.1828312</text:p>
          </table:table-cell>
          <table:table-cell office:value-type="float" office:value="0" calcext:value-type="float">
            <text:p>0</text:p>
          </table:table-cell>
          <table:table-cell office:value-type="float" office:value="28.98282" calcext:value-type="float">
            <text:p>28.98282</text:p>
          </table:table-cell>
          <table:table-cell office:value-type="float" office:value="22.59267" calcext:value-type="float">
            <text:p>22.59267</text:p>
          </table:table-cell>
          <table:table-cell office:value-type="float" office:value="20.40709" calcext:value-type="float">
            <text:p>20.40709</text:p>
          </table:table-cell>
          <table:table-cell office:value-type="float" office:value="5.736135" calcext:value-type="float">
            <text:p>5.736135</text:p>
          </table:table-cell>
          <table:table-cell office:value-type="float" office:value="4.700146" calcext:value-type="float">
            <text:p>4.700146</text:p>
          </table:table-cell>
          <table:table-cell office:value-type="float" office:value="2.104311" calcext:value-type="float">
            <text:p>2.104311</text:p>
          </table:table-cell>
          <table:table-cell office:value-type="float" office:value="2.123143" calcext:value-type="float">
            <text:p>2.123143</text:p>
          </table:table-cell>
          <table:table-cell office:value-type="float" office:value="4.567183" calcext:value-type="float">
            <text:p>4.567183</text:p>
          </table:table-cell>
          <table:table-cell office:value-type="float" office:value="6.879926" calcext:value-type="float">
            <text:p>6.879926</text:p>
          </table:table-cell>
          <table:table-cell office:value-type="float" office:value="8.444601" calcext:value-type="float">
            <text:p>8.444601</text:p>
          </table:table-cell>
          <table:table-cell office:value-type="float" office:value="8.790769" calcext:value-type="float">
            <text:p>8.790769</text:p>
          </table:table-cell>
          <table:table-cell office:value-type="float" office:value="9.647451" calcext:value-type="float">
            <text:p>9.647451</text:p>
          </table:table-cell>
          <table:table-cell office:value-type="float" office:value="11.09385" calcext:value-type="float">
            <text:p>11.09385</text:p>
          </table:table-cell>
          <table:table-cell office:value-type="float" office:value="11.45281" calcext:value-type="float">
            <text:p>11.45281</text:p>
          </table:table-cell>
          <table:table-cell office:value-type="float" office:value="0" calcext:value-type="float">
            <text:p>0</text:p>
          </table:table-cell>
          <table:table-cell office:value-type="float" office:value="1.15642" calcext:value-type="float">
            <text:p>1.156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5" calcext:value-type="float">
            <text:p>7012005</text:p>
          </table:table-cell>
          <table:table-cell office:value-type="float" office:value="4.395895" calcext:value-type="float">
            <text:p>4.395895</text:p>
          </table:table-cell>
          <table:table-cell office:value-type="float" office:value="135.3279" calcext:value-type="float">
            <text:p>135.3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99391" calcext:value-type="float">
            <text:p>34.9939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634433" calcext:value-type="float">
            <text:p>3.634433E-10</text:p>
          </table:table-cell>
          <table:table-cell office:value-type="float" office:value="0" calcext:value-type="float">
            <text:p>0</text:p>
          </table:table-cell>
          <table:table-cell office:value-type="float" office:value="-0.00001184771" calcext:value-type="float">
            <text:p>-1.184771E-05</text:p>
          </table:table-cell>
          <table:table-cell office:value-type="float" office:value="1166.813" calcext:value-type="float">
            <text:p>1166.813</text:p>
          </table:table-cell>
          <table:table-cell office:value-type="float" office:value="1.687291" calcext:value-type="float">
            <text:p>1.687291</text:p>
          </table:table-cell>
          <table:table-cell office:value-type="float" office:value="0" calcext:value-type="float">
            <text:p>0</text:p>
          </table:table-cell>
          <table:table-cell office:value-type="float" office:value="0.2118877" calcext:value-type="float">
            <text:p>0.2118877</text:p>
          </table:table-cell>
          <table:table-cell office:value-type="float" office:value="0.1706074" calcext:value-type="float">
            <text:p>0.1706074</text:p>
          </table:table-cell>
          <table:table-cell office:value-type="float" office:value="0.1429485" calcext:value-type="float">
            <text:p>0.1429485</text:p>
          </table:table-cell>
          <table:table-cell office:value-type="float" office:value="0.0406183" calcext:value-type="float">
            <text:p>0.0406183</text:p>
          </table:table-cell>
          <table:table-cell office:value-type="float" office:value="0.03682986" calcext:value-type="float">
            <text:p>0.03682986</text:p>
          </table:table-cell>
          <table:table-cell office:value-type="float" office:value="0.02088923" calcext:value-type="float">
            <text:p>0.02088923</text:p>
          </table:table-cell>
          <table:table-cell office:value-type="float" office:value="0.02797185" calcext:value-type="float">
            <text:p>0.02797185</text:p>
          </table:table-cell>
          <table:table-cell office:value-type="float" office:value="0.07286886" calcext:value-type="float">
            <text:p>0.07286886</text:p>
          </table:table-cell>
          <table:table-cell office:value-type="float" office:value="0.1333195" calcext:value-type="float">
            <text:p>0.1333195</text:p>
          </table:table-cell>
          <table:table-cell office:value-type="float" office:value="0.1498498" calcext:value-type="float">
            <text:p>0.1498498</text:p>
          </table:table-cell>
          <table:table-cell office:value-type="float" office:value="0.1533661" calcext:value-type="float">
            <text:p>0.1533661</text:p>
          </table:table-cell>
          <table:table-cell office:value-type="float" office:value="0.1628529" calcext:value-type="float">
            <text:p>0.1628529</text:p>
          </table:table-cell>
          <table:table-cell office:value-type="float" office:value="0.1781813" calcext:value-type="float">
            <text:p>0.1781813</text:p>
          </table:table-cell>
          <table:table-cell office:value-type="float" office:value="0.1828623" calcext:value-type="float">
            <text:p>0.1828623</text:p>
          </table:table-cell>
          <table:table-cell office:value-type="float" office:value="0" calcext:value-type="float">
            <text:p>0</text:p>
          </table:table-cell>
          <table:table-cell office:value-type="float" office:value="28.97659" calcext:value-type="float">
            <text:p>28.97659</text:p>
          </table:table-cell>
          <table:table-cell office:value-type="float" office:value="22.58412" calcext:value-type="float">
            <text:p>22.58412</text:p>
          </table:table-cell>
          <table:table-cell office:value-type="float" office:value="20.40039" calcext:value-type="float">
            <text:p>20.40039</text:p>
          </table:table-cell>
          <table:table-cell office:value-type="float" office:value="5.734749" calcext:value-type="float">
            <text:p>5.734749</text:p>
          </table:table-cell>
          <table:table-cell office:value-type="float" office:value="4.700074" calcext:value-type="float">
            <text:p>4.700074</text:p>
          </table:table-cell>
          <table:table-cell office:value-type="float" office:value="2.104664" calcext:value-type="float">
            <text:p>2.104664</text:p>
          </table:table-cell>
          <table:table-cell office:value-type="float" office:value="2.124436" calcext:value-type="float">
            <text:p>2.124436</text:p>
          </table:table-cell>
          <table:table-cell office:value-type="float" office:value="4.570386" calcext:value-type="float">
            <text:p>4.570386</text:p>
          </table:table-cell>
          <table:table-cell office:value-type="float" office:value="6.884771" calcext:value-type="float">
            <text:p>6.884771</text:p>
          </table:table-cell>
          <table:table-cell office:value-type="float" office:value="8.449158" calcext:value-type="float">
            <text:p>8.449158</text:p>
          </table:table-cell>
          <table:table-cell office:value-type="float" office:value="8.795973" calcext:value-type="float">
            <text:p>8.795973</text:p>
          </table:table-cell>
          <table:table-cell office:value-type="float" office:value="9.651871" calcext:value-type="float">
            <text:p>9.651871</text:p>
          </table:table-cell>
          <table:table-cell office:value-type="float" office:value="11.09672" calcext:value-type="float">
            <text:p>11.09672</text:p>
          </table:table-cell>
          <table:table-cell office:value-type="float" office:value="11.44984" calcext:value-type="float">
            <text:p>11.44984</text:p>
          </table:table-cell>
          <table:table-cell office:value-type="float" office:value="0" calcext:value-type="float">
            <text:p>0</text:p>
          </table:table-cell>
          <table:table-cell office:value-type="float" office:value="1.421386" calcext:value-type="float">
            <text:p>1.4213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5" calcext:value-type="float">
            <text:p>8012005</text:p>
          </table:table-cell>
          <table:table-cell office:value-type="float" office:value="4.394899" calcext:value-type="float">
            <text:p>4.394899</text:p>
          </table:table-cell>
          <table:table-cell office:value-type="float" office:value="135.3279" calcext:value-type="float">
            <text:p>135.3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00723" calcext:value-type="float">
            <text:p>35.0072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634433" calcext:value-type="float">
            <text:p>3.634433E-10</text:p>
          </table:table-cell>
          <table:table-cell office:value-type="float" office:value="0" calcext:value-type="float">
            <text:p>0</text:p>
          </table:table-cell>
          <table:table-cell office:value-type="float" office:value="-0.0001348828" calcext:value-type="float">
            <text:p>-0.0001348828</text:p>
          </table:table-cell>
          <table:table-cell office:value-type="float" office:value="1166.8" calcext:value-type="float">
            <text:p>1166.8</text:p>
          </table:table-cell>
          <table:table-cell office:value-type="float" office:value="1.686609" calcext:value-type="float">
            <text:p>1.686609</text:p>
          </table:table-cell>
          <table:table-cell office:value-type="float" office:value="0" calcext:value-type="float">
            <text:p>0</text:p>
          </table:table-cell>
          <table:table-cell office:value-type="float" office:value="0.2251517" calcext:value-type="float">
            <text:p>0.2251517</text:p>
          </table:table-cell>
          <table:table-cell office:value-type="float" office:value="0.1631055" calcext:value-type="float">
            <text:p>0.1631055</text:p>
          </table:table-cell>
          <table:table-cell office:value-type="float" office:value="0.1373573" calcext:value-type="float">
            <text:p>0.1373573</text:p>
          </table:table-cell>
          <table:table-cell office:value-type="float" office:value="0.03918182" calcext:value-type="float">
            <text:p>0.03918182</text:p>
          </table:table-cell>
          <table:table-cell office:value-type="float" office:value="0.03468109" calcext:value-type="float">
            <text:p>0.03468109</text:p>
          </table:table-cell>
          <table:table-cell office:value-type="float" office:value="0.02142691" calcext:value-type="float">
            <text:p>0.02142691</text:p>
          </table:table-cell>
          <table:table-cell office:value-type="float" office:value="0.02795092" calcext:value-type="float">
            <text:p>0.02795092</text:p>
          </table:table-cell>
          <table:table-cell office:value-type="float" office:value="0.0728734" calcext:value-type="float">
            <text:p>0.0728734</text:p>
          </table:table-cell>
          <table:table-cell office:value-type="float" office:value="0.1333713" calcext:value-type="float">
            <text:p>0.1333713</text:p>
          </table:table-cell>
          <table:table-cell office:value-type="float" office:value="0.1499086" calcext:value-type="float">
            <text:p>0.1499086</text:p>
          </table:table-cell>
          <table:table-cell office:value-type="float" office:value="0.1534313" calcext:value-type="float">
            <text:p>0.1534313</text:p>
          </table:table-cell>
          <table:table-cell office:value-type="float" office:value="0.1629047" calcext:value-type="float">
            <text:p>0.1629047</text:p>
          </table:table-cell>
          <table:table-cell office:value-type="float" office:value="0.17826" calcext:value-type="float">
            <text:p>0.17826</text:p>
          </table:table-cell>
          <table:table-cell office:value-type="float" office:value="0.1828788" calcext:value-type="float">
            <text:p>0.1828788</text:p>
          </table:table-cell>
          <table:table-cell office:value-type="float" office:value="0" calcext:value-type="float">
            <text:p>0</text:p>
          </table:table-cell>
          <table:table-cell office:value-type="float" office:value="28.97356" calcext:value-type="float">
            <text:p>28.97356</text:p>
          </table:table-cell>
          <table:table-cell office:value-type="float" office:value="22.57563" calcext:value-type="float">
            <text:p>22.57563</text:p>
          </table:table-cell>
          <table:table-cell office:value-type="float" office:value="20.39357" calcext:value-type="float">
            <text:p>20.39357</text:p>
          </table:table-cell>
          <table:table-cell office:value-type="float" office:value="5.733116" calcext:value-type="float">
            <text:p>5.733116</text:p>
          </table:table-cell>
          <table:table-cell office:value-type="float" office:value="4.69928" calcext:value-type="float">
            <text:p>4.69928</text:p>
          </table:table-cell>
          <table:table-cell office:value-type="float" office:value="2.105099" calcext:value-type="float">
            <text:p>2.105099</text:p>
          </table:table-cell>
          <table:table-cell office:value-type="float" office:value="2.1257" calcext:value-type="float">
            <text:p>2.1257</text:p>
          </table:table-cell>
          <table:table-cell office:value-type="float" office:value="4.573589" calcext:value-type="float">
            <text:p>4.573589</text:p>
          </table:table-cell>
          <table:table-cell office:value-type="float" office:value="6.889616" calcext:value-type="float">
            <text:p>6.889616</text:p>
          </table:table-cell>
          <table:table-cell office:value-type="float" office:value="8.453714" calcext:value-type="float">
            <text:p>8.453714</text:p>
          </table:table-cell>
          <table:table-cell office:value-type="float" office:value="8.801176" calcext:value-type="float">
            <text:p>8.801176</text:p>
          </table:table-cell>
          <table:table-cell office:value-type="float" office:value="9.656291" calcext:value-type="float">
            <text:p>9.656291</text:p>
          </table:table-cell>
          <table:table-cell office:value-type="float" office:value="11.09964" calcext:value-type="float">
            <text:p>11.09964</text:p>
          </table:table-cell>
          <table:table-cell office:value-type="float" office:value="11.44752" calcext:value-type="float">
            <text:p>11.44752</text:p>
          </table:table-cell>
          <table:table-cell office:value-type="float" office:value="0" calcext:value-type="float">
            <text:p>0</text:p>
          </table:table-cell>
          <table:table-cell office:value-type="float" office:value="1.578344" calcext:value-type="float">
            <text:p>1.5783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5" calcext:value-type="float">
            <text:p>9012005</text:p>
          </table:table-cell>
          <table:table-cell office:value-type="float" office:value="4.392445" calcext:value-type="float">
            <text:p>4.392445</text:p>
          </table:table-cell>
          <table:table-cell office:value-type="float" office:value="135.3282" calcext:value-type="float">
            <text:p>135.3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02039" calcext:value-type="float">
            <text:p>35.02039</text:p>
          </table:table-cell>
          <table:table-cell office:value-type="float" office:value="0" calcext:value-type="float">
            <text:p>0</text:p>
          </table:table-cell>
          <table:table-cell office:value-type="float" office:value="0.000000007328028" calcext:value-type="float">
            <text:p>7.328028E-09</text:p>
          </table:table-cell>
          <table:table-cell office:value-type="float" office:value="0" calcext:value-type="float">
            <text:p>0</text:p>
          </table:table-cell>
          <table:table-cell office:value-type="float" office:value="-0.000282838" calcext:value-type="float">
            <text:p>-0.000282838</text:p>
          </table:table-cell>
          <table:table-cell office:value-type="float" office:value="1166.787" calcext:value-type="float">
            <text:p>1166.787</text:p>
          </table:table-cell>
          <table:table-cell office:value-type="float" office:value="1.687158" calcext:value-type="float">
            <text:p>1.687158</text:p>
          </table:table-cell>
          <table:table-cell office:value-type="float" office:value="0" calcext:value-type="float">
            <text:p>0</text:p>
          </table:table-cell>
          <table:table-cell office:value-type="float" office:value="0.377721" calcext:value-type="float">
            <text:p>0.377721</text:p>
          </table:table-cell>
          <table:table-cell office:value-type="float" office:value="0.1862676" calcext:value-type="float">
            <text:p>0.1862676</text:p>
          </table:table-cell>
          <table:table-cell office:value-type="float" office:value="0.1418039" calcext:value-type="float">
            <text:p>0.1418039</text:p>
          </table:table-cell>
          <table:table-cell office:value-type="float" office:value="0.03881124" calcext:value-type="float">
            <text:p>0.03881124</text:p>
          </table:table-cell>
          <table:table-cell office:value-type="float" office:value="0.03400771" calcext:value-type="float">
            <text:p>0.03400771</text:p>
          </table:table-cell>
          <table:table-cell office:value-type="float" office:value="0.02104427" calcext:value-type="float">
            <text:p>0.02104427</text:p>
          </table:table-cell>
          <table:table-cell office:value-type="float" office:value="0.02724954" calcext:value-type="float">
            <text:p>0.02724954</text:p>
          </table:table-cell>
          <table:table-cell office:value-type="float" office:value="0.07287168" calcext:value-type="float">
            <text:p>0.07287168</text:p>
          </table:table-cell>
          <table:table-cell office:value-type="float" office:value="0.1334087" calcext:value-type="float">
            <text:p>0.1334087</text:p>
          </table:table-cell>
          <table:table-cell office:value-type="float" office:value="0.1499541" calcext:value-type="float">
            <text:p>0.1499541</text:p>
          </table:table-cell>
          <table:table-cell office:value-type="float" office:value="0.153488" calcext:value-type="float">
            <text:p>0.153488</text:p>
          </table:table-cell>
          <table:table-cell office:value-type="float" office:value="0.1629529" calcext:value-type="float">
            <text:p>0.1629529</text:p>
          </table:table-cell>
          <table:table-cell office:value-type="float" office:value="0.1782589" calcext:value-type="float">
            <text:p>0.1782589</text:p>
          </table:table-cell>
          <table:table-cell office:value-type="float" office:value="0.1829178" calcext:value-type="float">
            <text:p>0.1829178</text:p>
          </table:table-cell>
          <table:table-cell office:value-type="float" office:value="0" calcext:value-type="float">
            <text:p>0</text:p>
          </table:table-cell>
          <table:table-cell office:value-type="float" office:value="28.96813" calcext:value-type="float">
            <text:p>28.96813</text:p>
          </table:table-cell>
          <table:table-cell office:value-type="float" office:value="22.56585" calcext:value-type="float">
            <text:p>22.56585</text:p>
          </table:table-cell>
          <table:table-cell office:value-type="float" office:value="20.38571" calcext:value-type="float">
            <text:p>20.38571</text:p>
          </table:table-cell>
          <table:table-cell office:value-type="float" office:value="5.731117" calcext:value-type="float">
            <text:p>5.731117</text:p>
          </table:table-cell>
          <table:table-cell office:value-type="float" office:value="4.698078" calcext:value-type="float">
            <text:p>4.698078</text:p>
          </table:table-cell>
          <table:table-cell office:value-type="float" office:value="2.105506" calcext:value-type="float">
            <text:p>2.105506</text:p>
          </table:table-cell>
          <table:table-cell office:value-type="float" office:value="2.126876" calcext:value-type="float">
            <text:p>2.126876</text:p>
          </table:table-cell>
          <table:table-cell office:value-type="float" office:value="4.57679" calcext:value-type="float">
            <text:p>4.57679</text:p>
          </table:table-cell>
          <table:table-cell office:value-type="float" office:value="6.894462" calcext:value-type="float">
            <text:p>6.894462</text:p>
          </table:table-cell>
          <table:table-cell office:value-type="float" office:value="8.458271" calcext:value-type="float">
            <text:p>8.458271</text:p>
          </table:table-cell>
          <table:table-cell office:value-type="float" office:value="8.806381" calcext:value-type="float">
            <text:p>8.806381</text:p>
          </table:table-cell>
          <table:table-cell office:value-type="float" office:value="9.660709" calcext:value-type="float">
            <text:p>9.660709</text:p>
          </table:table-cell>
          <table:table-cell office:value-type="float" office:value="11.10259" calcext:value-type="float">
            <text:p>11.10259</text:p>
          </table:table-cell>
          <table:table-cell office:value-type="float" office:value="11.44771" calcext:value-type="float">
            <text:p>11.44771</text:p>
          </table:table-cell>
          <table:table-cell office:value-type="float" office:value="0" calcext:value-type="float">
            <text:p>0</text:p>
          </table:table-cell>
          <table:table-cell office:value-type="float" office:value="4.282465" calcext:value-type="float">
            <text:p>4.282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5" calcext:value-type="float">
            <text:p>10012005</text:p>
          </table:table-cell>
          <table:table-cell office:value-type="float" office:value="4.391301" calcext:value-type="float">
            <text:p>4.391301</text:p>
          </table:table-cell>
          <table:table-cell office:value-type="float" office:value="135.3282" calcext:value-type="float">
            <text:p>135.3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03389" calcext:value-type="float">
            <text:p>35.03389</text:p>
          </table:table-cell>
          <table:table-cell office:value-type="float" office:value="0" calcext:value-type="float">
            <text:p>0</text:p>
          </table:table-cell>
          <table:table-cell office:value-type="float" office:value="0.000000007329258" calcext:value-type="float">
            <text:p>7.329258E-09</text:p>
          </table:table-cell>
          <table:table-cell office:value-type="float" office:value="0" calcext:value-type="float">
            <text:p>0</text:p>
          </table:table-cell>
          <table:table-cell office:value-type="float" office:value="-0.0003688261" calcext:value-type="float">
            <text:p>-0.0003688261</text:p>
          </table:table-cell>
          <table:table-cell office:value-type="float" office:value="1166.775" calcext:value-type="float">
            <text:p>1166.775</text:p>
          </table:table-cell>
          <table:table-cell office:value-type="float" office:value="1.686357" calcext:value-type="float">
            <text:p>1.686357</text:p>
          </table:table-cell>
          <table:table-cell office:value-type="float" office:value="0" calcext:value-type="float">
            <text:p>0</text:p>
          </table:table-cell>
          <table:table-cell office:value-type="float" office:value="0.2632282" calcext:value-type="float">
            <text:p>0.2632282</text:p>
          </table:table-cell>
          <table:table-cell office:value-type="float" office:value="0.1786576" calcext:value-type="float">
            <text:p>0.1786576</text:p>
          </table:table-cell>
          <table:table-cell office:value-type="float" office:value="0.1472288" calcext:value-type="float">
            <text:p>0.1472288</text:p>
          </table:table-cell>
          <table:table-cell office:value-type="float" office:value="0.04058307" calcext:value-type="float">
            <text:p>0.04058307</text:p>
          </table:table-cell>
          <table:table-cell office:value-type="float" office:value="0.03521191" calcext:value-type="float">
            <text:p>0.03521191</text:p>
          </table:table-cell>
          <table:table-cell office:value-type="float" office:value="0.02083858" calcext:value-type="float">
            <text:p>0.02083858</text:p>
          </table:table-cell>
          <table:table-cell office:value-type="float" office:value="0.02773923" calcext:value-type="float">
            <text:p>0.02773923</text:p>
          </table:table-cell>
          <table:table-cell office:value-type="float" office:value="0.07287584" calcext:value-type="float">
            <text:p>0.07287584</text:p>
          </table:table-cell>
          <table:table-cell office:value-type="float" office:value="0.1334431" calcext:value-type="float">
            <text:p>0.1334431</text:p>
          </table:table-cell>
          <table:table-cell office:value-type="float" office:value="0.1499947" calcext:value-type="float">
            <text:p>0.1499947</text:p>
          </table:table-cell>
          <table:table-cell office:value-type="float" office:value="0.1535415" calcext:value-type="float">
            <text:p>0.1535415</text:p>
          </table:table-cell>
          <table:table-cell office:value-type="float" office:value="0.1629874" calcext:value-type="float">
            <text:p>0.1629874</text:p>
          </table:table-cell>
          <table:table-cell office:value-type="float" office:value="0.1782806" calcext:value-type="float">
            <text:p>0.1782806</text:p>
          </table:table-cell>
          <table:table-cell office:value-type="float" office:value="0.1829485" calcext:value-type="float">
            <text:p>0.1829485</text:p>
          </table:table-cell>
          <table:table-cell office:value-type="float" office:value="0" calcext:value-type="float">
            <text:p>0</text:p>
          </table:table-cell>
          <table:table-cell office:value-type="float" office:value="28.97805" calcext:value-type="float">
            <text:p>28.97805</text:p>
          </table:table-cell>
          <table:table-cell office:value-type="float" office:value="22.55917" calcext:value-type="float">
            <text:p>22.55917</text:p>
          </table:table-cell>
          <table:table-cell office:value-type="float" office:value="20.37978" calcext:value-type="float">
            <text:p>20.37978</text:p>
          </table:table-cell>
          <table:table-cell office:value-type="float" office:value="5.729337" calcext:value-type="float">
            <text:p>5.729337</text:p>
          </table:table-cell>
          <table:table-cell office:value-type="float" office:value="4.696959" calcext:value-type="float">
            <text:p>4.696959</text:p>
          </table:table-cell>
          <table:table-cell office:value-type="float" office:value="2.105829" calcext:value-type="float">
            <text:p>2.105829</text:p>
          </table:table-cell>
          <table:table-cell office:value-type="float" office:value="2.128094" calcext:value-type="float">
            <text:p>2.128094</text:p>
          </table:table-cell>
          <table:table-cell office:value-type="float" office:value="4.579994" calcext:value-type="float">
            <text:p>4.579994</text:p>
          </table:table-cell>
          <table:table-cell office:value-type="float" office:value="6.899307" calcext:value-type="float">
            <text:p>6.899307</text:p>
          </table:table-cell>
          <table:table-cell office:value-type="float" office:value="8.462826" calcext:value-type="float">
            <text:p>8.462826</text:p>
          </table:table-cell>
          <table:table-cell office:value-type="float" office:value="8.811529" calcext:value-type="float">
            <text:p>8.811529</text:p>
          </table:table-cell>
          <table:table-cell office:value-type="float" office:value="9.665129" calcext:value-type="float">
            <text:p>9.665129</text:p>
          </table:table-cell>
          <table:table-cell office:value-type="float" office:value="11.10549" calcext:value-type="float">
            <text:p>11.10549</text:p>
          </table:table-cell>
          <table:table-cell office:value-type="float" office:value="11.44538" calcext:value-type="float">
            <text:p>11.44538</text:p>
          </table:table-cell>
          <table:table-cell office:value-type="float" office:value="0" calcext:value-type="float">
            <text:p>0</text:p>
          </table:table-cell>
          <table:table-cell office:value-type="float" office:value="2.965095" calcext:value-type="float">
            <text:p>2.9650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5" calcext:value-type="float">
            <text:p>11012005</text:p>
          </table:table-cell>
          <table:table-cell office:value-type="float" office:value="4.390352" calcext:value-type="float">
            <text:p>4.390352</text:p>
          </table:table-cell>
          <table:table-cell office:value-type="float" office:value="135.3282" calcext:value-type="float">
            <text:p>135.3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04723" calcext:value-type="float">
            <text:p>35.04723</text:p>
          </table:table-cell>
          <table:table-cell office:value-type="float" office:value="0" calcext:value-type="float">
            <text:p>0</text:p>
          </table:table-cell>
          <table:table-cell office:value-type="float" office:value="0.000000007498956" calcext:value-type="float">
            <text:p>7.498956E-09</text:p>
          </table:table-cell>
          <table:table-cell office:value-type="float" office:value="0" calcext:value-type="float">
            <text:p>0</text:p>
          </table:table-cell>
          <table:table-cell office:value-type="float" office:value="-0.0003688239" calcext:value-type="float">
            <text:p>-0.0003688239</text:p>
          </table:table-cell>
          <table:table-cell office:value-type="float" office:value="1166.763" calcext:value-type="float">
            <text:p>1166.763</text:p>
          </table:table-cell>
          <table:table-cell office:value-type="float" office:value="1.685634" calcext:value-type="float">
            <text:p>1.685634</text:p>
          </table:table-cell>
          <table:table-cell office:value-type="float" office:value="0" calcext:value-type="float">
            <text:p>0</text:p>
          </table:table-cell>
          <table:table-cell office:value-type="float" office:value="0.2237451" calcext:value-type="float">
            <text:p>0.2237451</text:p>
          </table:table-cell>
          <table:table-cell office:value-type="float" office:value="0.1706713" calcext:value-type="float">
            <text:p>0.1706713</text:p>
          </table:table-cell>
          <table:table-cell office:value-type="float" office:value="0.1434235" calcext:value-type="float">
            <text:p>0.1434235</text:p>
          </table:table-cell>
          <table:table-cell office:value-type="float" office:value="0.04030317" calcext:value-type="float">
            <text:p>0.04030317</text:p>
          </table:table-cell>
          <table:table-cell office:value-type="float" office:value="0.03507984" calcext:value-type="float">
            <text:p>0.03507984</text:p>
          </table:table-cell>
          <table:table-cell office:value-type="float" office:value="0.02096954" calcext:value-type="float">
            <text:p>0.02096954</text:p>
          </table:table-cell>
          <table:table-cell office:value-type="float" office:value="0.02785129" calcext:value-type="float">
            <text:p>0.02785129</text:p>
          </table:table-cell>
          <table:table-cell office:value-type="float" office:value="0.07287497" calcext:value-type="float">
            <text:p>0.07287497</text:p>
          </table:table-cell>
          <table:table-cell office:value-type="float" office:value="0.1334764" calcext:value-type="float">
            <text:p>0.1334764</text:p>
          </table:table-cell>
          <table:table-cell office:value-type="float" office:value="0.1500337" calcext:value-type="float">
            <text:p>0.1500337</text:p>
          </table:table-cell>
          <table:table-cell office:value-type="float" office:value="0.1535935" calcext:value-type="float">
            <text:p>0.1535935</text:p>
          </table:table-cell>
          <table:table-cell office:value-type="float" office:value="0.1630236" calcext:value-type="float">
            <text:p>0.1630236</text:p>
          </table:table-cell>
          <table:table-cell office:value-type="float" office:value="0.1783103" calcext:value-type="float">
            <text:p>0.1783103</text:p>
          </table:table-cell>
          <table:table-cell office:value-type="float" office:value="0.1829792" calcext:value-type="float">
            <text:p>0.1829792</text:p>
          </table:table-cell>
          <table:table-cell office:value-type="float" office:value="0" calcext:value-type="float">
            <text:p>0</text:p>
          </table:table-cell>
          <table:table-cell office:value-type="float" office:value="28.97734" calcext:value-type="float">
            <text:p>28.97734</text:p>
          </table:table-cell>
          <table:table-cell office:value-type="float" office:value="22.55169" calcext:value-type="float">
            <text:p>22.55169</text:p>
          </table:table-cell>
          <table:table-cell office:value-type="float" office:value="20.37373" calcext:value-type="float">
            <text:p>20.37373</text:p>
          </table:table-cell>
          <table:table-cell office:value-type="float" office:value="5.72773" calcext:value-type="float">
            <text:p>5.72773</text:p>
          </table:table-cell>
          <table:table-cell office:value-type="float" office:value="4.695999" calcext:value-type="float">
            <text:p>4.695999</text:p>
          </table:table-cell>
          <table:table-cell office:value-type="float" office:value="2.106137" calcext:value-type="float">
            <text:p>2.106137</text:p>
          </table:table-cell>
          <table:table-cell office:value-type="float" office:value="2.129346" calcext:value-type="float">
            <text:p>2.129346</text:p>
          </table:table-cell>
          <table:table-cell office:value-type="float" office:value="4.583197" calcext:value-type="float">
            <text:p>4.583197</text:p>
          </table:table-cell>
          <table:table-cell office:value-type="float" office:value="6.904122" calcext:value-type="float">
            <text:p>6.904122</text:p>
          </table:table-cell>
          <table:table-cell office:value-type="float" office:value="8.467383" calcext:value-type="float">
            <text:p>8.467383</text:p>
          </table:table-cell>
          <table:table-cell office:value-type="float" office:value="8.816677" calcext:value-type="float">
            <text:p>8.816677</text:p>
          </table:table-cell>
          <table:table-cell office:value-type="float" office:value="9.669548" calcext:value-type="float">
            <text:p>9.669548</text:p>
          </table:table-cell>
          <table:table-cell office:value-type="float" office:value="11.10835" calcext:value-type="float">
            <text:p>11.10835</text:p>
          </table:table-cell>
          <table:table-cell office:value-type="float" office:value="11.44398" calcext:value-type="float">
            <text:p>11.44398</text:p>
          </table:table-cell>
          <table:table-cell office:value-type="float" office:value="0" calcext:value-type="float">
            <text:p>0</text:p>
          </table:table-cell>
          <table:table-cell office:value-type="float" office:value="2.129613" calcext:value-type="float">
            <text:p>2.1296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5" calcext:value-type="float">
            <text:p>12012005</text:p>
          </table:table-cell>
          <table:table-cell office:value-type="float" office:value="4.389087" calcext:value-type="float">
            <text:p>4.389087</text:p>
          </table:table-cell>
          <table:table-cell office:value-type="float" office:value="135.3282" calcext:value-type="float">
            <text:p>135.3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06043" calcext:value-type="float">
            <text:p>35.06043</text:p>
          </table:table-cell>
          <table:table-cell office:value-type="float" office:value="0" calcext:value-type="float">
            <text:p>0</text:p>
          </table:table-cell>
          <table:table-cell office:value-type="float" office:value="0.000000008036004" calcext:value-type="float">
            <text:p>8.036004E-09</text:p>
          </table:table-cell>
          <table:table-cell office:value-type="float" office:value="0" calcext:value-type="float">
            <text:p>0</text:p>
          </table:table-cell>
          <table:table-cell office:value-type="float" office:value="-0.0003688166" calcext:value-type="float">
            <text:p>-0.0003688166</text:p>
          </table:table-cell>
          <table:table-cell office:value-type="float" office:value="1166.75" calcext:value-type="float">
            <text:p>1166.75</text:p>
          </table:table-cell>
          <table:table-cell office:value-type="float" office:value="1.684725" calcext:value-type="float">
            <text:p>1.684725</text:p>
          </table:table-cell>
          <table:table-cell office:value-type="float" office:value="0" calcext:value-type="float">
            <text:p>0</text:p>
          </table:table-cell>
          <table:table-cell office:value-type="float" office:value="0.2319223" calcext:value-type="float">
            <text:p>0.2319223</text:p>
          </table:table-cell>
          <table:table-cell office:value-type="float" office:value="0.1718654" calcext:value-type="float">
            <text:p>0.1718654</text:p>
          </table:table-cell>
          <table:table-cell office:value-type="float" office:value="0.1417489" calcext:value-type="float">
            <text:p>0.1417489</text:p>
          </table:table-cell>
          <table:table-cell office:value-type="float" office:value="0.03957592" calcext:value-type="float">
            <text:p>0.03957592</text:p>
          </table:table-cell>
          <table:table-cell office:value-type="float" office:value="0.03435287" calcext:value-type="float">
            <text:p>0.03435287</text:p>
          </table:table-cell>
          <table:table-cell office:value-type="float" office:value="0.02069627" calcext:value-type="float">
            <text:p>0.02069627</text:p>
          </table:table-cell>
          <table:table-cell office:value-type="float" office:value="0.02820539" calcext:value-type="float">
            <text:p>0.02820539</text:p>
          </table:table-cell>
          <table:table-cell office:value-type="float" office:value="0.07287642" calcext:value-type="float">
            <text:p>0.07287642</text:p>
          </table:table-cell>
          <table:table-cell office:value-type="float" office:value="0.1335086" calcext:value-type="float">
            <text:p>0.1335086</text:p>
          </table:table-cell>
          <table:table-cell office:value-type="float" office:value="0.1500723" calcext:value-type="float">
            <text:p>0.1500723</text:p>
          </table:table-cell>
          <table:table-cell office:value-type="float" office:value="0.153645" calcext:value-type="float">
            <text:p>0.153645</text:p>
          </table:table-cell>
          <table:table-cell office:value-type="float" office:value="0.1630623" calcext:value-type="float">
            <text:p>0.1630623</text:p>
          </table:table-cell>
          <table:table-cell office:value-type="float" office:value="0.1783424" calcext:value-type="float">
            <text:p>0.1783424</text:p>
          </table:table-cell>
          <table:table-cell office:value-type="float" office:value="0.1830102" calcext:value-type="float">
            <text:p>0.1830102</text:p>
          </table:table-cell>
          <table:table-cell office:value-type="float" office:value="0" calcext:value-type="float">
            <text:p>0</text:p>
          </table:table-cell>
          <table:table-cell office:value-type="float" office:value="28.97264" calcext:value-type="float">
            <text:p>28.97264</text:p>
          </table:table-cell>
          <table:table-cell office:value-type="float" office:value="22.54331" calcext:value-type="float">
            <text:p>22.54331</text:p>
          </table:table-cell>
          <table:table-cell office:value-type="float" office:value="20.36698" calcext:value-type="float">
            <text:p>20.36698</text:p>
          </table:table-cell>
          <table:table-cell office:value-type="float" office:value="5.726007" calcext:value-type="float">
            <text:p>5.726007</text:p>
          </table:table-cell>
          <table:table-cell office:value-type="float" office:value="4.694946" calcext:value-type="float">
            <text:p>4.694946</text:p>
          </table:table-cell>
          <table:table-cell office:value-type="float" office:value="2.106425" calcext:value-type="float">
            <text:p>2.106425</text:p>
          </table:table-cell>
          <table:table-cell office:value-type="float" office:value="2.130603" calcext:value-type="float">
            <text:p>2.130603</text:p>
          </table:table-cell>
          <table:table-cell office:value-type="float" office:value="4.5864" calcext:value-type="float">
            <text:p>4.5864</text:p>
          </table:table-cell>
          <table:table-cell office:value-type="float" office:value="6.908922" calcext:value-type="float">
            <text:p>6.908922</text:p>
          </table:table-cell>
          <table:table-cell office:value-type="float" office:value="8.471937" calcext:value-type="float">
            <text:p>8.471937</text:p>
          </table:table-cell>
          <table:table-cell office:value-type="float" office:value="8.821824" calcext:value-type="float">
            <text:p>8.821824</text:p>
          </table:table-cell>
          <table:table-cell office:value-type="float" office:value="9.673967" calcext:value-type="float">
            <text:p>9.673967</text:p>
          </table:table-cell>
          <table:table-cell office:value-type="float" office:value="11.11123" calcext:value-type="float">
            <text:p>11.11123</text:p>
          </table:table-cell>
          <table:table-cell office:value-type="float" office:value="11.44481" calcext:value-type="float">
            <text:p>11.44481</text:p>
          </table:table-cell>
          <table:table-cell office:value-type="float" office:value="0" calcext:value-type="float">
            <text:p>0</text:p>
          </table:table-cell>
          <table:table-cell office:value-type="float" office:value="2.535397" calcext:value-type="float">
            <text:p>2.5353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5" calcext:value-type="float">
            <text:p>13012005</text:p>
          </table:table-cell>
          <table:table-cell office:value-type="float" office:value="4.388047" calcext:value-type="float">
            <text:p>4.388047</text:p>
          </table:table-cell>
          <table:table-cell office:value-type="float" office:value="135.3283" calcext:value-type="float">
            <text:p>135.3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0737" calcext:value-type="float">
            <text:p>35.0737</text:p>
          </table:table-cell>
          <table:table-cell office:value-type="float" office:value="0" calcext:value-type="float">
            <text:p>0</text:p>
          </table:table-cell>
          <table:table-cell office:value-type="float" office:value="0.00000000821904" calcext:value-type="float">
            <text:p>8.21904E-09</text:p>
          </table:table-cell>
          <table:table-cell office:value-type="float" office:value="0" calcext:value-type="float">
            <text:p>0</text:p>
          </table:table-cell>
          <table:table-cell office:value-type="float" office:value="-0.0003688143" calcext:value-type="float">
            <text:p>-0.0003688143</text:p>
          </table:table-cell>
          <table:table-cell office:value-type="float" office:value="1166.738" calcext:value-type="float">
            <text:p>1166.738</text:p>
          </table:table-cell>
          <table:table-cell office:value-type="float" office:value="1.683974" calcext:value-type="float">
            <text:p>1.683974</text:p>
          </table:table-cell>
          <table:table-cell office:value-type="float" office:value="0" calcext:value-type="float">
            <text:p>0</text:p>
          </table:table-cell>
          <table:table-cell office:value-type="float" office:value="0.236843" calcext:value-type="float">
            <text:p>0.236843</text:p>
          </table:table-cell>
          <table:table-cell office:value-type="float" office:value="0.1792065" calcext:value-type="float">
            <text:p>0.1792065</text:p>
          </table:table-cell>
          <table:table-cell office:value-type="float" office:value="0.1473845" calcext:value-type="float">
            <text:p>0.1473845</text:p>
          </table:table-cell>
          <table:table-cell office:value-type="float" office:value="0.04054221" calcext:value-type="float">
            <text:p>0.04054221</text:p>
          </table:table-cell>
          <table:table-cell office:value-type="float" office:value="0.03462184" calcext:value-type="float">
            <text:p>0.03462184</text:p>
          </table:table-cell>
          <table:table-cell office:value-type="float" office:value="0.02046245" calcext:value-type="float">
            <text:p>0.02046245</text:p>
          </table:table-cell>
          <table:table-cell office:value-type="float" office:value="0.02856894" calcext:value-type="float">
            <text:p>0.02856894</text:p>
          </table:table-cell>
          <table:table-cell office:value-type="float" office:value="0.07290587" calcext:value-type="float">
            <text:p>0.07290587</text:p>
          </table:table-cell>
          <table:table-cell office:value-type="float" office:value="0.1335423" calcext:value-type="float">
            <text:p>0.1335423</text:p>
          </table:table-cell>
          <table:table-cell office:value-type="float" office:value="0.1501107" calcext:value-type="float">
            <text:p>0.1501107</text:p>
          </table:table-cell>
          <table:table-cell office:value-type="float" office:value="0.1536961" calcext:value-type="float">
            <text:p>0.1536961</text:p>
          </table:table-cell>
          <table:table-cell office:value-type="float" office:value="0.1631006" calcext:value-type="float">
            <text:p>0.1631006</text:p>
          </table:table-cell>
          <table:table-cell office:value-type="float" office:value="0.1783744" calcext:value-type="float">
            <text:p>0.1783744</text:p>
          </table:table-cell>
          <table:table-cell office:value-type="float" office:value="0.1830397" calcext:value-type="float">
            <text:p>0.1830397</text:p>
          </table:table-cell>
          <table:table-cell office:value-type="float" office:value="0" calcext:value-type="float">
            <text:p>0</text:p>
          </table:table-cell>
          <table:table-cell office:value-type="float" office:value="28.96963" calcext:value-type="float">
            <text:p>28.96963</text:p>
          </table:table-cell>
          <table:table-cell office:value-type="float" office:value="22.53584" calcext:value-type="float">
            <text:p>22.53584</text:p>
          </table:table-cell>
          <table:table-cell office:value-type="float" office:value="20.36063" calcext:value-type="float">
            <text:p>20.36063</text:p>
          </table:table-cell>
          <table:table-cell office:value-type="float" office:value="5.724291" calcext:value-type="float">
            <text:p>5.724291</text:p>
          </table:table-cell>
          <table:table-cell office:value-type="float" office:value="4.693841" calcext:value-type="float">
            <text:p>4.693841</text:p>
          </table:table-cell>
          <table:table-cell office:value-type="float" office:value="2.106659" calcext:value-type="float">
            <text:p>2.106659</text:p>
          </table:table-cell>
          <table:table-cell office:value-type="float" office:value="2.131868" calcext:value-type="float">
            <text:p>2.131868</text:p>
          </table:table-cell>
          <table:table-cell office:value-type="float" office:value="4.589602" calcext:value-type="float">
            <text:p>4.589602</text:p>
          </table:table-cell>
          <table:table-cell office:value-type="float" office:value="6.913722" calcext:value-type="float">
            <text:p>6.913722</text:p>
          </table:table-cell>
          <table:table-cell office:value-type="float" office:value="8.476495" calcext:value-type="float">
            <text:p>8.476495</text:p>
          </table:table-cell>
          <table:table-cell office:value-type="float" office:value="8.826971" calcext:value-type="float">
            <text:p>8.826971</text:p>
          </table:table-cell>
          <table:table-cell office:value-type="float" office:value="9.678386" calcext:value-type="float">
            <text:p>9.678386</text:p>
          </table:table-cell>
          <table:table-cell office:value-type="float" office:value="11.11409" calcext:value-type="float">
            <text:p>11.11409</text:p>
          </table:table-cell>
          <table:table-cell office:value-type="float" office:value="11.4418" calcext:value-type="float">
            <text:p>11.4418</text:p>
          </table:table-cell>
          <table:table-cell office:value-type="float" office:value="0" calcext:value-type="float">
            <text:p>0</text:p>
          </table:table-cell>
          <table:table-cell office:value-type="float" office:value="2.290072" calcext:value-type="float">
            <text:p>2.290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5" calcext:value-type="float">
            <text:p>14012005</text:p>
          </table:table-cell>
          <table:table-cell office:value-type="float" office:value="4.387576" calcext:value-type="float">
            <text:p>4.387576</text:p>
          </table:table-cell>
          <table:table-cell office:value-type="float" office:value="135.3282" calcext:value-type="float">
            <text:p>135.3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08701" calcext:value-type="float">
            <text:p>35.08701</text:p>
          </table:table-cell>
          <table:table-cell office:value-type="float" office:value="0" calcext:value-type="float">
            <text:p>0</text:p>
          </table:table-cell>
          <table:table-cell office:value-type="float" office:value="0.00000000821904" calcext:value-type="float">
            <text:p>8.21904E-09</text:p>
          </table:table-cell>
          <table:table-cell office:value-type="float" office:value="0" calcext:value-type="float">
            <text:p>0</text:p>
          </table:table-cell>
          <table:table-cell office:value-type="float" office:value="-0.0003688143" calcext:value-type="float">
            <text:p>-0.0003688143</text:p>
          </table:table-cell>
          <table:table-cell office:value-type="float" office:value="1166.726" calcext:value-type="float">
            <text:p>1166.726</text:p>
          </table:table-cell>
          <table:table-cell office:value-type="float" office:value="1.683626" calcext:value-type="float">
            <text:p>1.683626</text:p>
          </table:table-cell>
          <table:table-cell office:value-type="float" office:value="0" calcext:value-type="float">
            <text:p>0</text:p>
          </table:table-cell>
          <table:table-cell office:value-type="float" office:value="0.2051165" calcext:value-type="float">
            <text:p>0.2051165</text:p>
          </table:table-cell>
          <table:table-cell office:value-type="float" office:value="0.166932" calcext:value-type="float">
            <text:p>0.166932</text:p>
          </table:table-cell>
          <table:table-cell office:value-type="float" office:value="0.1397755" calcext:value-type="float">
            <text:p>0.1397755</text:p>
          </table:table-cell>
          <table:table-cell office:value-type="float" office:value="0.03989555" calcext:value-type="float">
            <text:p>0.03989555</text:p>
          </table:table-cell>
          <table:table-cell office:value-type="float" office:value="0.03422944" calcext:value-type="float">
            <text:p>0.03422944</text:p>
          </table:table-cell>
          <table:table-cell office:value-type="float" office:value="0.0207453" calcext:value-type="float">
            <text:p>0.0207453</text:p>
          </table:table-cell>
          <table:table-cell office:value-type="float" office:value="0.02949497" calcext:value-type="float">
            <text:p>0.02949497</text:p>
          </table:table-cell>
          <table:table-cell office:value-type="float" office:value="0.07295746" calcext:value-type="float">
            <text:p>0.07295746</text:p>
          </table:table-cell>
          <table:table-cell office:value-type="float" office:value="0.1335773" calcext:value-type="float">
            <text:p>0.1335773</text:p>
          </table:table-cell>
          <table:table-cell office:value-type="float" office:value="0.1501495" calcext:value-type="float">
            <text:p>0.1501495</text:p>
          </table:table-cell>
          <table:table-cell office:value-type="float" office:value="0.1537472" calcext:value-type="float">
            <text:p>0.1537472</text:p>
          </table:table-cell>
          <table:table-cell office:value-type="float" office:value="0.1631383" calcext:value-type="float">
            <text:p>0.1631383</text:p>
          </table:table-cell>
          <table:table-cell office:value-type="float" office:value="0.1784051" calcext:value-type="float">
            <text:p>0.1784051</text:p>
          </table:table-cell>
          <table:table-cell office:value-type="float" office:value="0.1830699" calcext:value-type="float">
            <text:p>0.1830699</text:p>
          </table:table-cell>
          <table:table-cell office:value-type="float" office:value="0" calcext:value-type="float">
            <text:p>0</text:p>
          </table:table-cell>
          <table:table-cell office:value-type="float" office:value="28.96551" calcext:value-type="float">
            <text:p>28.96551</text:p>
          </table:table-cell>
          <table:table-cell office:value-type="float" office:value="22.52878" calcext:value-type="float">
            <text:p>22.52878</text:p>
          </table:table-cell>
          <table:table-cell office:value-type="float" office:value="20.35468" calcext:value-type="float">
            <text:p>20.35468</text:p>
          </table:table-cell>
          <table:table-cell office:value-type="float" office:value="5.722795" calcext:value-type="float">
            <text:p>5.722795</text:p>
          </table:table-cell>
          <table:table-cell office:value-type="float" office:value="4.692867" calcext:value-type="float">
            <text:p>4.692867</text:p>
          </table:table-cell>
          <table:table-cell office:value-type="float" office:value="2.1069" calcext:value-type="float">
            <text:p>2.1069</text:p>
          </table:table-cell>
          <table:table-cell office:value-type="float" office:value="2.133141" calcext:value-type="float">
            <text:p>2.133141</text:p>
          </table:table-cell>
          <table:table-cell office:value-type="float" office:value="4.592804" calcext:value-type="float">
            <text:p>4.592804</text:p>
          </table:table-cell>
          <table:table-cell office:value-type="float" office:value="6.918521" calcext:value-type="float">
            <text:p>6.918521</text:p>
          </table:table-cell>
          <table:table-cell office:value-type="float" office:value="8.48105" calcext:value-type="float">
            <text:p>8.48105</text:p>
          </table:table-cell>
          <table:table-cell office:value-type="float" office:value="8.832119" calcext:value-type="float">
            <text:p>8.832119</text:p>
          </table:table-cell>
          <table:table-cell office:value-type="float" office:value="9.682805" calcext:value-type="float">
            <text:p>9.682805</text:p>
          </table:table-cell>
          <table:table-cell office:value-type="float" office:value="11.11697" calcext:value-type="float">
            <text:p>11.11697</text:p>
          </table:table-cell>
          <table:table-cell office:value-type="float" office:value="11.43533" calcext:value-type="float">
            <text:p>11.43533</text:p>
          </table:table-cell>
          <table:table-cell office:value-type="float" office:value="0" calcext:value-type="float">
            <text:p>0</text:p>
          </table:table-cell>
          <table:table-cell office:value-type="float" office:value="1.252874" calcext:value-type="float">
            <text:p>1.2528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5" calcext:value-type="float">
            <text:p>15012005</text:p>
          </table:table-cell>
          <table:table-cell office:value-type="float" office:value="4.387089" calcext:value-type="float">
            <text:p>4.387089</text:p>
          </table:table-cell>
          <table:table-cell office:value-type="float" office:value="135.3282" calcext:value-type="float">
            <text:p>135.3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10018" calcext:value-type="float">
            <text:p>35.10018</text:p>
          </table:table-cell>
          <table:table-cell office:value-type="float" office:value="0" calcext:value-type="float">
            <text:p>0</text:p>
          </table:table-cell>
          <table:table-cell office:value-type="float" office:value="0.00000000821904" calcext:value-type="float">
            <text:p>8.21904E-09</text:p>
          </table:table-cell>
          <table:table-cell office:value-type="float" office:value="0" calcext:value-type="float">
            <text:p>0</text:p>
          </table:table-cell>
          <table:table-cell office:value-type="float" office:value="-0.0003688143" calcext:value-type="float">
            <text:p>-0.0003688143</text:p>
          </table:table-cell>
          <table:table-cell office:value-type="float" office:value="1166.713" calcext:value-type="float">
            <text:p>1166.713</text:p>
          </table:table-cell>
          <table:table-cell office:value-type="float" office:value="1.683281" calcext:value-type="float">
            <text:p>1.683281</text:p>
          </table:table-cell>
          <table:table-cell office:value-type="float" office:value="0" calcext:value-type="float">
            <text:p>0</text:p>
          </table:table-cell>
          <table:table-cell office:value-type="float" office:value="0.1935925" calcext:value-type="float">
            <text:p>0.1935925</text:p>
          </table:table-cell>
          <table:table-cell office:value-type="float" office:value="0.1619418" calcext:value-type="float">
            <text:p>0.1619418</text:p>
          </table:table-cell>
          <table:table-cell office:value-type="float" office:value="0.1346143" calcext:value-type="float">
            <text:p>0.1346143</text:p>
          </table:table-cell>
          <table:table-cell office:value-type="float" office:value="0.03846396" calcext:value-type="float">
            <text:p>0.03846396</text:p>
          </table:table-cell>
          <table:table-cell office:value-type="float" office:value="0.03276052" calcext:value-type="float">
            <text:p>0.03276052</text:p>
          </table:table-cell>
          <table:table-cell office:value-type="float" office:value="0.02031792" calcext:value-type="float">
            <text:p>0.02031792</text:p>
          </table:table-cell>
          <table:table-cell office:value-type="float" office:value="0.03127174" calcext:value-type="float">
            <text:p>0.03127174</text:p>
          </table:table-cell>
          <table:table-cell office:value-type="float" office:value="0.07298602" calcext:value-type="float">
            <text:p>0.07298602</text:p>
          </table:table-cell>
          <table:table-cell office:value-type="float" office:value="0.133613" calcext:value-type="float">
            <text:p>0.133613</text:p>
          </table:table-cell>
          <table:table-cell office:value-type="float" office:value="0.1501885" calcext:value-type="float">
            <text:p>0.1501885</text:p>
          </table:table-cell>
          <table:table-cell office:value-type="float" office:value="0.1537982" calcext:value-type="float">
            <text:p>0.1537982</text:p>
          </table:table-cell>
          <table:table-cell office:value-type="float" office:value="0.163177" calcext:value-type="float">
            <text:p>0.163177</text:p>
          </table:table-cell>
          <table:table-cell office:value-type="float" office:value="0.1784368" calcext:value-type="float">
            <text:p>0.1784368</text:p>
          </table:table-cell>
          <table:table-cell office:value-type="float" office:value="0.1831004" calcext:value-type="float">
            <text:p>0.1831004</text:p>
          </table:table-cell>
          <table:table-cell office:value-type="float" office:value="0" calcext:value-type="float">
            <text:p>0</text:p>
          </table:table-cell>
          <table:table-cell office:value-type="float" office:value="28.95798" calcext:value-type="float">
            <text:p>28.95798</text:p>
          </table:table-cell>
          <table:table-cell office:value-type="float" office:value="22.52063" calcext:value-type="float">
            <text:p>22.52063</text:p>
          </table:table-cell>
          <table:table-cell office:value-type="float" office:value="20.34769" calcext:value-type="float">
            <text:p>20.34769</text:p>
          </table:table-cell>
          <table:table-cell office:value-type="float" office:value="5.721104" calcext:value-type="float">
            <text:p>5.721104</text:p>
          </table:table-cell>
          <table:table-cell office:value-type="float" office:value="4.691706" calcext:value-type="float">
            <text:p>4.691706</text:p>
          </table:table-cell>
          <table:table-cell office:value-type="float" office:value="2.107125" calcext:value-type="float">
            <text:p>2.107125</text:p>
          </table:table-cell>
          <table:table-cell office:value-type="float" office:value="2.134455" calcext:value-type="float">
            <text:p>2.134455</text:p>
          </table:table-cell>
          <table:table-cell office:value-type="float" office:value="4.596008" calcext:value-type="float">
            <text:p>4.596008</text:p>
          </table:table-cell>
          <table:table-cell office:value-type="float" office:value="6.92332" calcext:value-type="float">
            <text:p>6.92332</text:p>
          </table:table-cell>
          <table:table-cell office:value-type="float" office:value="8.485605" calcext:value-type="float">
            <text:p>8.485605</text:p>
          </table:table-cell>
          <table:table-cell office:value-type="float" office:value="8.837267" calcext:value-type="float">
            <text:p>8.837267</text:p>
          </table:table-cell>
          <table:table-cell office:value-type="float" office:value="9.687224" calcext:value-type="float">
            <text:p>9.687224</text:p>
          </table:table-cell>
          <table:table-cell office:value-type="float" office:value="11.11983" calcext:value-type="float">
            <text:p>11.11983</text:p>
          </table:table-cell>
          <table:table-cell office:value-type="float" office:value="11.43038" calcext:value-type="float">
            <text:p>11.43038</text:p>
          </table:table-cell>
          <table:table-cell office:value-type="float" office:value="0" calcext:value-type="float">
            <text:p>0</text:p>
          </table:table-cell>
          <table:table-cell office:value-type="float" office:value="0.9585611" calcext:value-type="float">
            <text:p>0.95856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5" calcext:value-type="float">
            <text:p>16012005</text:p>
          </table:table-cell>
          <table:table-cell office:value-type="float" office:value="4.38653" calcext:value-type="float">
            <text:p>4.38653</text:p>
          </table:table-cell>
          <table:table-cell office:value-type="float" office:value="135.3283" calcext:value-type="float">
            <text:p>135.3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11321" calcext:value-type="float">
            <text:p>35.11321</text:p>
          </table:table-cell>
          <table:table-cell office:value-type="float" office:value="0" calcext:value-type="float">
            <text:p>0</text:p>
          </table:table-cell>
          <table:table-cell office:value-type="float" office:value="0.00000000821904" calcext:value-type="float">
            <text:p>8.21904E-09</text:p>
          </table:table-cell>
          <table:table-cell office:value-type="float" office:value="0" calcext:value-type="float">
            <text:p>0</text:p>
          </table:table-cell>
          <table:table-cell office:value-type="float" office:value="-0.0003688143" calcext:value-type="float">
            <text:p>-0.0003688143</text:p>
          </table:table-cell>
          <table:table-cell office:value-type="float" office:value="1166.701" calcext:value-type="float">
            <text:p>1166.701</text:p>
          </table:table-cell>
          <table:table-cell office:value-type="float" office:value="1.68287" calcext:value-type="float">
            <text:p>1.68287</text:p>
          </table:table-cell>
          <table:table-cell office:value-type="float" office:value="0" calcext:value-type="float">
            <text:p>0</text:p>
          </table:table-cell>
          <table:table-cell office:value-type="float" office:value="0.1961105" calcext:value-type="float">
            <text:p>0.1961105</text:p>
          </table:table-cell>
          <table:table-cell office:value-type="float" office:value="0.1625374" calcext:value-type="float">
            <text:p>0.1625374</text:p>
          </table:table-cell>
          <table:table-cell office:value-type="float" office:value="0.1340083" calcext:value-type="float">
            <text:p>0.1340083</text:p>
          </table:table-cell>
          <table:table-cell office:value-type="float" office:value="0.0380789" calcext:value-type="float">
            <text:p>0.0380789</text:p>
          </table:table-cell>
          <table:table-cell office:value-type="float" office:value="0.03221075" calcext:value-type="float">
            <text:p>0.03221075</text:p>
          </table:table-cell>
          <table:table-cell office:value-type="float" office:value="0.02002851" calcext:value-type="float">
            <text:p>0.02002851</text:p>
          </table:table-cell>
          <table:table-cell office:value-type="float" office:value="0.03121463" calcext:value-type="float">
            <text:p>0.03121463</text:p>
          </table:table-cell>
          <table:table-cell office:value-type="float" office:value="0.07296698" calcext:value-type="float">
            <text:p>0.07296698</text:p>
          </table:table-cell>
          <table:table-cell office:value-type="float" office:value="0.1336434" calcext:value-type="float">
            <text:p>0.1336434</text:p>
          </table:table-cell>
          <table:table-cell office:value-type="float" office:value="0.1502273" calcext:value-type="float">
            <text:p>0.1502273</text:p>
          </table:table-cell>
          <table:table-cell office:value-type="float" office:value="0.1538492" calcext:value-type="float">
            <text:p>0.1538492</text:p>
          </table:table-cell>
          <table:table-cell office:value-type="float" office:value="0.1632158" calcext:value-type="float">
            <text:p>0.1632158</text:p>
          </table:table-cell>
          <table:table-cell office:value-type="float" office:value="0.1784685" calcext:value-type="float">
            <text:p>0.1784685</text:p>
          </table:table-cell>
          <table:table-cell office:value-type="float" office:value="0.183131" calcext:value-type="float">
            <text:p>0.183131</text:p>
          </table:table-cell>
          <table:table-cell office:value-type="float" office:value="0" calcext:value-type="float">
            <text:p>0</text:p>
          </table:table-cell>
          <table:table-cell office:value-type="float" office:value="28.94948" calcext:value-type="float">
            <text:p>28.94948</text:p>
          </table:table-cell>
          <table:table-cell office:value-type="float" office:value="22.5121" calcext:value-type="float">
            <text:p>22.5121</text:p>
          </table:table-cell>
          <table:table-cell office:value-type="float" office:value="20.3402" calcext:value-type="float">
            <text:p>20.3402</text:p>
          </table:table-cell>
          <table:table-cell office:value-type="float" office:value="5.719256" calcext:value-type="float">
            <text:p>5.719256</text:p>
          </table:table-cell>
          <table:table-cell office:value-type="float" office:value="4.690371" calcext:value-type="float">
            <text:p>4.690371</text:p>
          </table:table-cell>
          <table:table-cell office:value-type="float" office:value="2.107289" calcext:value-type="float">
            <text:p>2.107289</text:p>
          </table:table-cell>
          <table:table-cell office:value-type="float" office:value="2.135676" calcext:value-type="float">
            <text:p>2.135676</text:p>
          </table:table-cell>
          <table:table-cell office:value-type="float" office:value="4.599199" calcext:value-type="float">
            <text:p>4.599199</text:p>
          </table:table-cell>
          <table:table-cell office:value-type="float" office:value="6.92812" calcext:value-type="float">
            <text:p>6.92812</text:p>
          </table:table-cell>
          <table:table-cell office:value-type="float" office:value="8.490164" calcext:value-type="float">
            <text:p>8.490164</text:p>
          </table:table-cell>
          <table:table-cell office:value-type="float" office:value="8.842414" calcext:value-type="float">
            <text:p>8.842414</text:p>
          </table:table-cell>
          <table:table-cell office:value-type="float" office:value="9.691566" calcext:value-type="float">
            <text:p>9.691566</text:p>
          </table:table-cell>
          <table:table-cell office:value-type="float" office:value="11.1227" calcext:value-type="float">
            <text:p>11.1227</text:p>
          </table:table-cell>
          <table:table-cell office:value-type="float" office:value="11.42781" calcext:value-type="float">
            <text:p>11.42781</text:p>
          </table:table-cell>
          <table:table-cell office:value-type="float" office:value="0" calcext:value-type="float">
            <text:p>0</text:p>
          </table:table-cell>
          <table:table-cell office:value-type="float" office:value="1.057896" calcext:value-type="float">
            <text:p>1.0578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5" calcext:value-type="float">
            <text:p>17012005</text:p>
          </table:table-cell>
          <table:table-cell office:value-type="float" office:value="4.385495" calcext:value-type="float">
            <text:p>4.385495</text:p>
          </table:table-cell>
          <table:table-cell office:value-type="float" office:value="135.3284" calcext:value-type="float">
            <text:p>135.3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12619" calcext:value-type="float">
            <text:p>35.12619</text:p>
          </table:table-cell>
          <table:table-cell office:value-type="float" office:value="0" calcext:value-type="float">
            <text:p>0</text:p>
          </table:table-cell>
          <table:table-cell office:value-type="float" office:value="0.000000008220972" calcext:value-type="float">
            <text:p>8.220972E-09</text:p>
          </table:table-cell>
          <table:table-cell office:value-type="float" office:value="0" calcext:value-type="float">
            <text:p>0</text:p>
          </table:table-cell>
          <table:table-cell office:value-type="float" office:value="-0.0004886952" calcext:value-type="float">
            <text:p>-0.0004886952</text:p>
          </table:table-cell>
          <table:table-cell office:value-type="float" office:value="1166.688" calcext:value-type="float">
            <text:p>1166.688</text:p>
          </table:table-cell>
          <table:table-cell office:value-type="float" office:value="1.682306" calcext:value-type="float">
            <text:p>1.682306</text:p>
          </table:table-cell>
          <table:table-cell office:value-type="float" office:value="0" calcext:value-type="float">
            <text:p>0</text:p>
          </table:table-cell>
          <table:table-cell office:value-type="float" office:value="0.2228472" calcext:value-type="float">
            <text:p>0.2228472</text:p>
          </table:table-cell>
          <table:table-cell office:value-type="float" office:value="0.164655" calcext:value-type="float">
            <text:p>0.164655</text:p>
          </table:table-cell>
          <table:table-cell office:value-type="float" office:value="0.1331617" calcext:value-type="float">
            <text:p>0.1331617</text:p>
          </table:table-cell>
          <table:table-cell office:value-type="float" office:value="0.03752077" calcext:value-type="float">
            <text:p>0.03752077</text:p>
          </table:table-cell>
          <table:table-cell office:value-type="float" office:value="0.03168008" calcext:value-type="float">
            <text:p>0.03168008</text:p>
          </table:table-cell>
          <table:table-cell office:value-type="float" office:value="0.019691" calcext:value-type="float">
            <text:p>0.019691</text:p>
          </table:table-cell>
          <table:table-cell office:value-type="float" office:value="0.02940401" calcext:value-type="float">
            <text:p>0.02940401</text:p>
          </table:table-cell>
          <table:table-cell office:value-type="float" office:value="0.07343915" calcext:value-type="float">
            <text:p>0.07343915</text:p>
          </table:table-cell>
          <table:table-cell office:value-type="float" office:value="0.1336645" calcext:value-type="float">
            <text:p>0.1336645</text:p>
          </table:table-cell>
          <table:table-cell office:value-type="float" office:value="0.1502648" calcext:value-type="float">
            <text:p>0.1502648</text:p>
          </table:table-cell>
          <table:table-cell office:value-type="float" office:value="0.1539002" calcext:value-type="float">
            <text:p>0.1539002</text:p>
          </table:table-cell>
          <table:table-cell office:value-type="float" office:value="0.1632722" calcext:value-type="float">
            <text:p>0.1632722</text:p>
          </table:table-cell>
          <table:table-cell office:value-type="float" office:value="0.1785957" calcext:value-type="float">
            <text:p>0.1785957</text:p>
          </table:table-cell>
          <table:table-cell office:value-type="float" office:value="0.1831241" calcext:value-type="float">
            <text:p>0.1831241</text:p>
          </table:table-cell>
          <table:table-cell office:value-type="float" office:value="0" calcext:value-type="float">
            <text:p>0</text:p>
          </table:table-cell>
          <table:table-cell office:value-type="float" office:value="28.94266" calcext:value-type="float">
            <text:p>28.94266</text:p>
          </table:table-cell>
          <table:table-cell office:value-type="float" office:value="22.50293" calcext:value-type="float">
            <text:p>22.50293</text:p>
          </table:table-cell>
          <table:table-cell office:value-type="float" office:value="20.33228" calcext:value-type="float">
            <text:p>20.33228</text:p>
          </table:table-cell>
          <table:table-cell office:value-type="float" office:value="5.717309" calcext:value-type="float">
            <text:p>5.717309</text:p>
          </table:table-cell>
          <table:table-cell office:value-type="float" office:value="4.688948" calcext:value-type="float">
            <text:p>4.688948</text:p>
          </table:table-cell>
          <table:table-cell office:value-type="float" office:value="2.10742" calcext:value-type="float">
            <text:p>2.10742</text:p>
          </table:table-cell>
          <table:table-cell office:value-type="float" office:value="2.136647" calcext:value-type="float">
            <text:p>2.136647</text:p>
          </table:table-cell>
          <table:table-cell office:value-type="float" office:value="4.602396" calcext:value-type="float">
            <text:p>4.602396</text:p>
          </table:table-cell>
          <table:table-cell office:value-type="float" office:value="6.932919" calcext:value-type="float">
            <text:p>6.932919</text:p>
          </table:table-cell>
          <table:table-cell office:value-type="float" office:value="8.494718" calcext:value-type="float">
            <text:p>8.494718</text:p>
          </table:table-cell>
          <table:table-cell office:value-type="float" office:value="8.847542" calcext:value-type="float">
            <text:p>8.847542</text:p>
          </table:table-cell>
          <table:table-cell office:value-type="float" office:value="9.695908" calcext:value-type="float">
            <text:p>9.695908</text:p>
          </table:table-cell>
          <table:table-cell office:value-type="float" office:value="11.12564" calcext:value-type="float">
            <text:p>11.12564</text:p>
          </table:table-cell>
          <table:table-cell office:value-type="float" office:value="11.42916" calcext:value-type="float">
            <text:p>11.42916</text:p>
          </table:table-cell>
          <table:table-cell office:value-type="float" office:value="0" calcext:value-type="float">
            <text:p>0</text:p>
          </table:table-cell>
          <table:table-cell office:value-type="float" office:value="2.266422" calcext:value-type="float">
            <text:p>2.2664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5" calcext:value-type="float">
            <text:p>18012005</text:p>
          </table:table-cell>
          <table:table-cell office:value-type="float" office:value="4.383311" calcext:value-type="float">
            <text:p>4.383311</text:p>
          </table:table-cell>
          <table:table-cell office:value-type="float" office:value="135.3287" calcext:value-type="float">
            <text:p>135.3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13919" calcext:value-type="float">
            <text:p>35.13919</text:p>
          </table:table-cell>
          <table:table-cell office:value-type="float" office:value="0" calcext:value-type="float">
            <text:p>0</text:p>
          </table:table-cell>
          <table:table-cell office:value-type="float" office:value="0.000000008230147" calcext:value-type="float">
            <text:p>8.230147E-09</text:p>
          </table:table-cell>
          <table:table-cell office:value-type="float" office:value="0" calcext:value-type="float">
            <text:p>0</text:p>
          </table:table-cell>
          <table:table-cell office:value-type="float" office:value="-0.0006436724" calcext:value-type="float">
            <text:p>-0.0006436724</text:p>
          </table:table-cell>
          <table:table-cell office:value-type="float" office:value="1166.676" calcext:value-type="float">
            <text:p>1166.676</text:p>
          </table:table-cell>
          <table:table-cell office:value-type="float" office:value="1.681952" calcext:value-type="float">
            <text:p>1.681952</text:p>
          </table:table-cell>
          <table:table-cell office:value-type="float" office:value="0" calcext:value-type="float">
            <text:p>0</text:p>
          </table:table-cell>
          <table:table-cell office:value-type="float" office:value="0.3484673" calcext:value-type="float">
            <text:p>0.3484673</text:p>
          </table:table-cell>
          <table:table-cell office:value-type="float" office:value="0.170851" calcext:value-type="float">
            <text:p>0.170851</text:p>
          </table:table-cell>
          <table:table-cell office:value-type="float" office:value="0.131808" calcext:value-type="float">
            <text:p>0.131808</text:p>
          </table:table-cell>
          <table:table-cell office:value-type="float" office:value="0.03713346" calcext:value-type="float">
            <text:p>0.03713346</text:p>
          </table:table-cell>
          <table:table-cell office:value-type="float" office:value="0.03150846" calcext:value-type="float">
            <text:p>0.03150846</text:p>
          </table:table-cell>
          <table:table-cell office:value-type="float" office:value="0.01941849" calcext:value-type="float">
            <text:p>0.01941849</text:p>
          </table:table-cell>
          <table:table-cell office:value-type="float" office:value="0.02825386" calcext:value-type="float">
            <text:p>0.02825386</text:p>
          </table:table-cell>
          <table:table-cell office:value-type="float" office:value="0.07371389" calcext:value-type="float">
            <text:p>0.07371389</text:p>
          </table:table-cell>
          <table:table-cell office:value-type="float" office:value="0.1336911" calcext:value-type="float">
            <text:p>0.1336911</text:p>
          </table:table-cell>
          <table:table-cell office:value-type="float" office:value="0.1503012" calcext:value-type="float">
            <text:p>0.1503012</text:p>
          </table:table-cell>
          <table:table-cell office:value-type="float" office:value="0.1539513" calcext:value-type="float">
            <text:p>0.1539513</text:p>
          </table:table-cell>
          <table:table-cell office:value-type="float" office:value="0.1633187" calcext:value-type="float">
            <text:p>0.1633187</text:p>
          </table:table-cell>
          <table:table-cell office:value-type="float" office:value="0.1785589" calcext:value-type="float">
            <text:p>0.1785589</text:p>
          </table:table-cell>
          <table:table-cell office:value-type="float" office:value="0.1831703" calcext:value-type="float">
            <text:p>0.1831703</text:p>
          </table:table-cell>
          <table:table-cell office:value-type="float" office:value="0" calcext:value-type="float">
            <text:p>0</text:p>
          </table:table-cell>
          <table:table-cell office:value-type="float" office:value="28.94513" calcext:value-type="float">
            <text:p>28.94513</text:p>
          </table:table-cell>
          <table:table-cell office:value-type="float" office:value="22.49323" calcext:value-type="float">
            <text:p>22.49323</text:p>
          </table:table-cell>
          <table:table-cell office:value-type="float" office:value="20.32413" calcext:value-type="float">
            <text:p>20.32413</text:p>
          </table:table-cell>
          <table:table-cell office:value-type="float" office:value="5.715282" calcext:value-type="float">
            <text:p>5.715282</text:p>
          </table:table-cell>
          <table:table-cell office:value-type="float" office:value="4.68746" calcext:value-type="float">
            <text:p>4.68746</text:p>
          </table:table-cell>
          <table:table-cell office:value-type="float" office:value="2.107508" calcext:value-type="float">
            <text:p>2.107508</text:p>
          </table:table-cell>
          <table:table-cell office:value-type="float" office:value="2.137424" calcext:value-type="float">
            <text:p>2.137424</text:p>
          </table:table-cell>
          <table:table-cell office:value-type="float" office:value="4.605622" calcext:value-type="float">
            <text:p>4.605622</text:p>
          </table:table-cell>
          <table:table-cell office:value-type="float" office:value="6.937719" calcext:value-type="float">
            <text:p>6.937719</text:p>
          </table:table-cell>
          <table:table-cell office:value-type="float" office:value="8.499275" calcext:value-type="float">
            <text:p>8.499275</text:p>
          </table:table-cell>
          <table:table-cell office:value-type="float" office:value="8.852633" calcext:value-type="float">
            <text:p>8.852633</text:p>
          </table:table-cell>
          <table:table-cell office:value-type="float" office:value="9.700249" calcext:value-type="float">
            <text:p>9.700249</text:p>
          </table:table-cell>
          <table:table-cell office:value-type="float" office:value="11.12859" calcext:value-type="float">
            <text:p>11.12859</text:p>
          </table:table-cell>
          <table:table-cell office:value-type="float" office:value="11.43442" calcext:value-type="float">
            <text:p>11.43442</text:p>
          </table:table-cell>
          <table:table-cell office:value-type="float" office:value="0" calcext:value-type="float">
            <text:p>0</text:p>
          </table:table-cell>
          <table:table-cell office:value-type="float" office:value="4.859827" calcext:value-type="float">
            <text:p>4.8598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5" calcext:value-type="float">
            <text:p>19012005</text:p>
          </table:table-cell>
          <table:table-cell office:value-type="float" office:value="4.380317" calcext:value-type="float">
            <text:p>4.380317</text:p>
          </table:table-cell>
          <table:table-cell office:value-type="float" office:value="135.3292" calcext:value-type="float">
            <text:p>135.3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15239" calcext:value-type="float">
            <text:p>35.15239</text:p>
          </table:table-cell>
          <table:table-cell office:value-type="float" office:value="0" calcext:value-type="float">
            <text:p>0</text:p>
          </table:table-cell>
          <table:table-cell office:value-type="float" office:value="0.000000008230147" calcext:value-type="float">
            <text:p>8.230147E-09</text:p>
          </table:table-cell>
          <table:table-cell office:value-type="float" office:value="0" calcext:value-type="float">
            <text:p>0</text:p>
          </table:table-cell>
          <table:table-cell office:value-type="float" office:value="-0.0007909979" calcext:value-type="float">
            <text:p>-0.0007909979</text:p>
          </table:table-cell>
          <table:table-cell office:value-type="float" office:value="1166.664" calcext:value-type="float">
            <text:p>1166.664</text:p>
          </table:table-cell>
          <table:table-cell office:value-type="float" office:value="1.681279" calcext:value-type="float">
            <text:p>1.681279</text:p>
          </table:table-cell>
          <table:table-cell office:value-type="float" office:value="0" calcext:value-type="float">
            <text:p>0</text:p>
          </table:table-cell>
          <table:table-cell office:value-type="float" office:value="0.4447463" calcext:value-type="float">
            <text:p>0.4447463</text:p>
          </table:table-cell>
          <table:table-cell office:value-type="float" office:value="0.1880109" calcext:value-type="float">
            <text:p>0.1880109</text:p>
          </table:table-cell>
          <table:table-cell office:value-type="float" office:value="0.1395316" calcext:value-type="float">
            <text:p>0.1395316</text:p>
          </table:table-cell>
          <table:table-cell office:value-type="float" office:value="0.03805561" calcext:value-type="float">
            <text:p>0.03805561</text:p>
          </table:table-cell>
          <table:table-cell office:value-type="float" office:value="0.03226461" calcext:value-type="float">
            <text:p>0.03226461</text:p>
          </table:table-cell>
          <table:table-cell office:value-type="float" office:value="0.01931232" calcext:value-type="float">
            <text:p>0.01931232</text:p>
          </table:table-cell>
          <table:table-cell office:value-type="float" office:value="0.02770404" calcext:value-type="float">
            <text:p>0.02770404</text:p>
          </table:table-cell>
          <table:table-cell office:value-type="float" office:value="0.07360608" calcext:value-type="float">
            <text:p>0.07360608</text:p>
          </table:table-cell>
          <table:table-cell office:value-type="float" office:value="0.1337255" calcext:value-type="float">
            <text:p>0.1337255</text:p>
          </table:table-cell>
          <table:table-cell office:value-type="float" office:value="0.1503378" calcext:value-type="float">
            <text:p>0.1503378</text:p>
          </table:table-cell>
          <table:table-cell office:value-type="float" office:value="0.1540017" calcext:value-type="float">
            <text:p>0.1540017</text:p>
          </table:table-cell>
          <table:table-cell office:value-type="float" office:value="0.1633561" calcext:value-type="float">
            <text:p>0.1633561</text:p>
          </table:table-cell>
          <table:table-cell office:value-type="float" office:value="0.1785697" calcext:value-type="float">
            <text:p>0.1785697</text:p>
          </table:table-cell>
          <table:table-cell office:value-type="float" office:value="0.1832084" calcext:value-type="float">
            <text:p>0.1832084</text:p>
          </table:table-cell>
          <table:table-cell office:value-type="float" office:value="0" calcext:value-type="float">
            <text:p>0</text:p>
          </table:table-cell>
          <table:table-cell office:value-type="float" office:value="28.97202" calcext:value-type="float">
            <text:p>28.97202</text:p>
          </table:table-cell>
          <table:table-cell office:value-type="float" office:value="22.48347" calcext:value-type="float">
            <text:p>22.48347</text:p>
          </table:table-cell>
          <table:table-cell office:value-type="float" office:value="20.31602" calcext:value-type="float">
            <text:p>20.31602</text:p>
          </table:table-cell>
          <table:table-cell office:value-type="float" office:value="5.71315" calcext:value-type="float">
            <text:p>5.71315</text:p>
          </table:table-cell>
          <table:table-cell office:value-type="float" office:value="4.685918" calcext:value-type="float">
            <text:p>4.685918</text:p>
          </table:table-cell>
          <table:table-cell office:value-type="float" office:value="2.107562" calcext:value-type="float">
            <text:p>2.107562</text:p>
          </table:table-cell>
          <table:table-cell office:value-type="float" office:value="2.138127" calcext:value-type="float">
            <text:p>2.138127</text:p>
          </table:table-cell>
          <table:table-cell office:value-type="float" office:value="4.608799" calcext:value-type="float">
            <text:p>4.608799</text:p>
          </table:table-cell>
          <table:table-cell office:value-type="float" office:value="6.942518" calcext:value-type="float">
            <text:p>6.942518</text:p>
          </table:table-cell>
          <table:table-cell office:value-type="float" office:value="8.50383" calcext:value-type="float">
            <text:p>8.50383</text:p>
          </table:table-cell>
          <table:table-cell office:value-type="float" office:value="8.857723" calcext:value-type="float">
            <text:p>8.857723</text:p>
          </table:table-cell>
          <table:table-cell office:value-type="float" office:value="9.704591" calcext:value-type="float">
            <text:p>9.704591</text:p>
          </table:table-cell>
          <table:table-cell office:value-type="float" office:value="11.13146" calcext:value-type="float">
            <text:p>11.13146</text:p>
          </table:table-cell>
          <table:table-cell office:value-type="float" office:value="11.44196" calcext:value-type="float">
            <text:p>11.44196</text:p>
          </table:table-cell>
          <table:table-cell office:value-type="float" office:value="0" calcext:value-type="float">
            <text:p>0</text:p>
          </table:table-cell>
          <table:table-cell office:value-type="float" office:value="6.610754" calcext:value-type="float">
            <text:p>6.6107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5" calcext:value-type="float">
            <text:p>20012005</text:p>
          </table:table-cell>
          <table:table-cell office:value-type="float" office:value="4.376756" calcext:value-type="float">
            <text:p>4.376756</text:p>
          </table:table-cell>
          <table:table-cell office:value-type="float" office:value="135.3297" calcext:value-type="float">
            <text:p>135.3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16569" calcext:value-type="float">
            <text:p>35.16569</text:p>
          </table:table-cell>
          <table:table-cell office:value-type="float" office:value="0" calcext:value-type="float">
            <text:p>0</text:p>
          </table:table-cell>
          <table:table-cell office:value-type="float" office:value="0.000000008230147" calcext:value-type="float">
            <text:p>8.230147E-09</text:p>
          </table:table-cell>
          <table:table-cell office:value-type="float" office:value="0" calcext:value-type="float">
            <text:p>0</text:p>
          </table:table-cell>
          <table:table-cell office:value-type="float" office:value="-0.000812247" calcext:value-type="float">
            <text:p>-0.000812247</text:p>
          </table:table-cell>
          <table:table-cell office:value-type="float" office:value="1166.653" calcext:value-type="float">
            <text:p>1166.653</text:p>
          </table:table-cell>
          <table:table-cell office:value-type="float" office:value="1.679686" calcext:value-type="float">
            <text:p>1.679686</text:p>
          </table:table-cell>
          <table:table-cell office:value-type="float" office:value="0" calcext:value-type="float">
            <text:p>0</text:p>
          </table:table-cell>
          <table:table-cell office:value-type="float" office:value="0.395944" calcext:value-type="float">
            <text:p>0.395944</text:p>
          </table:table-cell>
          <table:table-cell office:value-type="float" office:value="0.1854334" calcext:value-type="float">
            <text:p>0.1854334</text:p>
          </table:table-cell>
          <table:table-cell office:value-type="float" office:value="0.1445566" calcext:value-type="float">
            <text:p>0.1445566</text:p>
          </table:table-cell>
          <table:table-cell office:value-type="float" office:value="0.03887773" calcext:value-type="float">
            <text:p>0.03887773</text:p>
          </table:table-cell>
          <table:table-cell office:value-type="float" office:value="0.03306543" calcext:value-type="float">
            <text:p>0.03306543</text:p>
          </table:table-cell>
          <table:table-cell office:value-type="float" office:value="0.01943083" calcext:value-type="float">
            <text:p>0.01943083</text:p>
          </table:table-cell>
          <table:table-cell office:value-type="float" office:value="0.02766935" calcext:value-type="float">
            <text:p>0.02766935</text:p>
          </table:table-cell>
          <table:table-cell office:value-type="float" office:value="0.07337766" calcext:value-type="float">
            <text:p>0.07337766</text:p>
          </table:table-cell>
          <table:table-cell office:value-type="float" office:value="0.1337645" calcext:value-type="float">
            <text:p>0.1337645</text:p>
          </table:table-cell>
          <table:table-cell office:value-type="float" office:value="0.1503754" calcext:value-type="float">
            <text:p>0.1503754</text:p>
          </table:table-cell>
          <table:table-cell office:value-type="float" office:value="0.1540519" calcext:value-type="float">
            <text:p>0.1540519</text:p>
          </table:table-cell>
          <table:table-cell office:value-type="float" office:value="0.1633889" calcext:value-type="float">
            <text:p>0.1633889</text:p>
          </table:table-cell>
          <table:table-cell office:value-type="float" office:value="0.1786011" calcext:value-type="float">
            <text:p>0.1786011</text:p>
          </table:table-cell>
          <table:table-cell office:value-type="float" office:value="0.1832433" calcext:value-type="float">
            <text:p>0.1832433</text:p>
          </table:table-cell>
          <table:table-cell office:value-type="float" office:value="0" calcext:value-type="float">
            <text:p>0</text:p>
          </table:table-cell>
          <table:table-cell office:value-type="float" office:value="29.0057" calcext:value-type="float">
            <text:p>29.0057</text:p>
          </table:table-cell>
          <table:table-cell office:value-type="float" office:value="22.47364" calcext:value-type="float">
            <text:p>22.47364</text:p>
          </table:table-cell>
          <table:table-cell office:value-type="float" office:value="20.30887" calcext:value-type="float">
            <text:p>20.30887</text:p>
          </table:table-cell>
          <table:table-cell office:value-type="float" office:value="5.711108" calcext:value-type="float">
            <text:p>5.711108</text:p>
          </table:table-cell>
          <table:table-cell office:value-type="float" office:value="4.684481" calcext:value-type="float">
            <text:p>4.684481</text:p>
          </table:table-cell>
          <table:table-cell office:value-type="float" office:value="2.107623" calcext:value-type="float">
            <text:p>2.107623</text:p>
          </table:table-cell>
          <table:table-cell office:value-type="float" office:value="2.138829" calcext:value-type="float">
            <text:p>2.138829</text:p>
          </table:table-cell>
          <table:table-cell office:value-type="float" office:value="4.611907" calcext:value-type="float">
            <text:p>4.611907</text:p>
          </table:table-cell>
          <table:table-cell office:value-type="float" office:value="6.947318" calcext:value-type="float">
            <text:p>6.947318</text:p>
          </table:table-cell>
          <table:table-cell office:value-type="float" office:value="8.508388" calcext:value-type="float">
            <text:p>8.508388</text:p>
          </table:table-cell>
          <table:table-cell office:value-type="float" office:value="8.862814" calcext:value-type="float">
            <text:p>8.862814</text:p>
          </table:table-cell>
          <table:table-cell office:value-type="float" office:value="9.708932" calcext:value-type="float">
            <text:p>9.708932</text:p>
          </table:table-cell>
          <table:table-cell office:value-type="float" office:value="11.13434" calcext:value-type="float">
            <text:p>11.13434</text:p>
          </table:table-cell>
          <table:table-cell office:value-type="float" office:value="11.45232" calcext:value-type="float">
            <text:p>11.45232</text:p>
          </table:table-cell>
          <table:table-cell office:value-type="float" office:value="0" calcext:value-type="float">
            <text:p>0</text:p>
          </table:table-cell>
          <table:table-cell office:value-type="float" office:value="9.709358" calcext:value-type="float">
            <text:p>9.7093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5" calcext:value-type="float">
            <text:p>21012005</text:p>
          </table:table-cell>
          <table:table-cell office:value-type="float" office:value="4.374708" calcext:value-type="float">
            <text:p>4.374708</text:p>
          </table:table-cell>
          <table:table-cell office:value-type="float" office:value="135.3299" calcext:value-type="float">
            <text:p>135.3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17917" calcext:value-type="float">
            <text:p>35.17917</text:p>
          </table:table-cell>
          <table:table-cell office:value-type="float" office:value="0" calcext:value-type="float">
            <text:p>0</text:p>
          </table:table-cell>
          <table:table-cell office:value-type="float" office:value="0.000000008241674" calcext:value-type="float">
            <text:p>8.241674E-09</text:p>
          </table:table-cell>
          <table:table-cell office:value-type="float" office:value="0" calcext:value-type="float">
            <text:p>0</text:p>
          </table:table-cell>
          <table:table-cell office:value-type="float" office:value="-0.0008122469" calcext:value-type="float">
            <text:p>-0.0008122469</text:p>
          </table:table-cell>
          <table:table-cell office:value-type="float" office:value="1166.641" calcext:value-type="float">
            <text:p>1166.641</text:p>
          </table:table-cell>
          <table:table-cell office:value-type="float" office:value="1.678305" calcext:value-type="float">
            <text:p>1.678305</text:p>
          </table:table-cell>
          <table:table-cell office:value-type="float" office:value="0" calcext:value-type="float">
            <text:p>0</text:p>
          </table:table-cell>
          <table:table-cell office:value-type="float" office:value="0.4154887" calcext:value-type="float">
            <text:p>0.4154887</text:p>
          </table:table-cell>
          <table:table-cell office:value-type="float" office:value="0.198972" calcext:value-type="float">
            <text:p>0.198972</text:p>
          </table:table-cell>
          <table:table-cell office:value-type="float" office:value="0.1527648" calcext:value-type="float">
            <text:p>0.1527648</text:p>
          </table:table-cell>
          <table:table-cell office:value-type="float" office:value="0.04025237" calcext:value-type="float">
            <text:p>0.04025237</text:p>
          </table:table-cell>
          <table:table-cell office:value-type="float" office:value="0.03407515" calcext:value-type="float">
            <text:p>0.03407515</text:p>
          </table:table-cell>
          <table:table-cell office:value-type="float" office:value="0.01963167" calcext:value-type="float">
            <text:p>0.01963167</text:p>
          </table:table-cell>
          <table:table-cell office:value-type="float" office:value="0.02776718" calcext:value-type="float">
            <text:p>0.02776718</text:p>
          </table:table-cell>
          <table:table-cell office:value-type="float" office:value="0.0731893" calcext:value-type="float">
            <text:p>0.0731893</text:p>
          </table:table-cell>
          <table:table-cell office:value-type="float" office:value="0.1338064" calcext:value-type="float">
            <text:p>0.1338064</text:p>
          </table:table-cell>
          <table:table-cell office:value-type="float" office:value="0.1504143" calcext:value-type="float">
            <text:p>0.1504143</text:p>
          </table:table-cell>
          <table:table-cell office:value-type="float" office:value="0.1541018" calcext:value-type="float">
            <text:p>0.1541018</text:p>
          </table:table-cell>
          <table:table-cell office:value-type="float" office:value="0.1634258" calcext:value-type="float">
            <text:p>0.1634258</text:p>
          </table:table-cell>
          <table:table-cell office:value-type="float" office:value="0.1786302" calcext:value-type="float">
            <text:p>0.1786302</text:p>
          </table:table-cell>
          <table:table-cell office:value-type="float" office:value="0.1832782" calcext:value-type="float">
            <text:p>0.1832782</text:p>
          </table:table-cell>
          <table:table-cell office:value-type="float" office:value="0" calcext:value-type="float">
            <text:p>0</text:p>
          </table:table-cell>
          <table:table-cell office:value-type="float" office:value="29.0301" calcext:value-type="float">
            <text:p>29.0301</text:p>
          </table:table-cell>
          <table:table-cell office:value-type="float" office:value="22.46882" calcext:value-type="float">
            <text:p>22.46882</text:p>
          </table:table-cell>
          <table:table-cell office:value-type="float" office:value="20.30335" calcext:value-type="float">
            <text:p>20.30335</text:p>
          </table:table-cell>
          <table:table-cell office:value-type="float" office:value="5.709212" calcext:value-type="float">
            <text:p>5.709212</text:p>
          </table:table-cell>
          <table:table-cell office:value-type="float" office:value="4.68316" calcext:value-type="float">
            <text:p>4.68316</text:p>
          </table:table-cell>
          <table:table-cell office:value-type="float" office:value="2.107706" calcext:value-type="float">
            <text:p>2.107706</text:p>
          </table:table-cell>
          <table:table-cell office:value-type="float" office:value="2.139563" calcext:value-type="float">
            <text:p>2.139563</text:p>
          </table:table-cell>
          <table:table-cell office:value-type="float" office:value="4.614958" calcext:value-type="float">
            <text:p>4.614958</text:p>
          </table:table-cell>
          <table:table-cell office:value-type="float" office:value="6.952117" calcext:value-type="float">
            <text:p>6.952117</text:p>
          </table:table-cell>
          <table:table-cell office:value-type="float" office:value="8.512945" calcext:value-type="float">
            <text:p>8.512945</text:p>
          </table:table-cell>
          <table:table-cell office:value-type="float" office:value="8.867905" calcext:value-type="float">
            <text:p>8.867905</text:p>
          </table:table-cell>
          <table:table-cell office:value-type="float" office:value="9.713273" calcext:value-type="float">
            <text:p>9.713273</text:p>
          </table:table-cell>
          <table:table-cell office:value-type="float" office:value="11.1372" calcext:value-type="float">
            <text:p>11.1372</text:p>
          </table:table-cell>
          <table:table-cell office:value-type="float" office:value="11.45322" calcext:value-type="float">
            <text:p>11.45322</text:p>
          </table:table-cell>
          <table:table-cell office:value-type="float" office:value="0" calcext:value-type="float">
            <text:p>0</text:p>
          </table:table-cell>
          <table:table-cell office:value-type="float" office:value="6.218066" calcext:value-type="float">
            <text:p>6.2180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5" calcext:value-type="float">
            <text:p>22012005</text:p>
          </table:table-cell>
          <table:table-cell office:value-type="float" office:value="4.373179" calcext:value-type="float">
            <text:p>4.373179</text:p>
          </table:table-cell>
          <table:table-cell office:value-type="float" office:value="135.33" calcext:value-type="float">
            <text:p>135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1927" calcext:value-type="float">
            <text:p>35.1927</text:p>
          </table:table-cell>
          <table:table-cell office:value-type="float" office:value="0" calcext:value-type="float">
            <text:p>0</text:p>
          </table:table-cell>
          <table:table-cell office:value-type="float" office:value="0.000000008241674" calcext:value-type="float">
            <text:p>8.241674E-09</text:p>
          </table:table-cell>
          <table:table-cell office:value-type="float" office:value="0" calcext:value-type="float">
            <text:p>0</text:p>
          </table:table-cell>
          <table:table-cell office:value-type="float" office:value="-0.0008122469" calcext:value-type="float">
            <text:p>-0.0008122469</text:p>
          </table:table-cell>
          <table:table-cell office:value-type="float" office:value="1166.63" calcext:value-type="float">
            <text:p>1166.63</text:p>
          </table:table-cell>
          <table:table-cell office:value-type="float" office:value="1.677405" calcext:value-type="float">
            <text:p>1.677405</text:p>
          </table:table-cell>
          <table:table-cell office:value-type="float" office:value="0" calcext:value-type="float">
            <text:p>0</text:p>
          </table:table-cell>
          <table:table-cell office:value-type="float" office:value="0.3243802" calcext:value-type="float">
            <text:p>0.3243802</text:p>
          </table:table-cell>
          <table:table-cell office:value-type="float" office:value="0.1963639" calcext:value-type="float">
            <text:p>0.1963639</text:p>
          </table:table-cell>
          <table:table-cell office:value-type="float" office:value="0.1552834" calcext:value-type="float">
            <text:p>0.1552834</text:p>
          </table:table-cell>
          <table:table-cell office:value-type="float" office:value="0.04113751" calcext:value-type="float">
            <text:p>0.04113751</text:p>
          </table:table-cell>
          <table:table-cell office:value-type="float" office:value="0.03474715" calcext:value-type="float">
            <text:p>0.03474715</text:p>
          </table:table-cell>
          <table:table-cell office:value-type="float" office:value="0.0199711" calcext:value-type="float">
            <text:p>0.0199711</text:p>
          </table:table-cell>
          <table:table-cell office:value-type="float" office:value="0.02805849" calcext:value-type="float">
            <text:p>0.02805849</text:p>
          </table:table-cell>
          <table:table-cell office:value-type="float" office:value="0.07309131" calcext:value-type="float">
            <text:p>0.07309131</text:p>
          </table:table-cell>
          <table:table-cell office:value-type="float" office:value="0.1338498" calcext:value-type="float">
            <text:p>0.1338498</text:p>
          </table:table-cell>
          <table:table-cell office:value-type="float" office:value="0.1504551" calcext:value-type="float">
            <text:p>0.1504551</text:p>
          </table:table-cell>
          <table:table-cell office:value-type="float" office:value="0.1541516" calcext:value-type="float">
            <text:p>0.1541516</text:p>
          </table:table-cell>
          <table:table-cell office:value-type="float" office:value="0.1634585" calcext:value-type="float">
            <text:p>0.1634585</text:p>
          </table:table-cell>
          <table:table-cell office:value-type="float" office:value="0.178662" calcext:value-type="float">
            <text:p>0.178662</text:p>
          </table:table-cell>
          <table:table-cell office:value-type="float" office:value="0.1833083" calcext:value-type="float">
            <text:p>0.1833083</text:p>
          </table:table-cell>
          <table:table-cell office:value-type="float" office:value="0" calcext:value-type="float">
            <text:p>0</text:p>
          </table:table-cell>
          <table:table-cell office:value-type="float" office:value="29.05219" calcext:value-type="float">
            <text:p>29.05219</text:p>
          </table:table-cell>
          <table:table-cell office:value-type="float" office:value="22.46396" calcext:value-type="float">
            <text:p>22.46396</text:p>
          </table:table-cell>
          <table:table-cell office:value-type="float" office:value="20.29892" calcext:value-type="float">
            <text:p>20.29892</text:p>
          </table:table-cell>
          <table:table-cell office:value-type="float" office:value="5.707632" calcext:value-type="float">
            <text:p>5.707632</text:p>
          </table:table-cell>
          <table:table-cell office:value-type="float" office:value="4.682054" calcext:value-type="float">
            <text:p>4.682054</text:p>
          </table:table-cell>
          <table:table-cell office:value-type="float" office:value="2.107828" calcext:value-type="float">
            <text:p>2.107828</text:p>
          </table:table-cell>
          <table:table-cell office:value-type="float" office:value="2.140336" calcext:value-type="float">
            <text:p>2.140336</text:p>
          </table:table-cell>
          <table:table-cell office:value-type="float" office:value="4.617975" calcext:value-type="float">
            <text:p>4.617975</text:p>
          </table:table-cell>
          <table:table-cell office:value-type="float" office:value="6.956916" calcext:value-type="float">
            <text:p>6.956916</text:p>
          </table:table-cell>
          <table:table-cell office:value-type="float" office:value="8.517502" calcext:value-type="float">
            <text:p>8.517502</text:p>
          </table:table-cell>
          <table:table-cell office:value-type="float" office:value="8.872995" calcext:value-type="float">
            <text:p>8.872995</text:p>
          </table:table-cell>
          <table:table-cell office:value-type="float" office:value="9.717615" calcext:value-type="float">
            <text:p>9.717615</text:p>
          </table:table-cell>
          <table:table-cell office:value-type="float" office:value="11.14007" calcext:value-type="float">
            <text:p>11.14007</text:p>
          </table:table-cell>
          <table:table-cell office:value-type="float" office:value="11.45104" calcext:value-type="float">
            <text:p>11.45104</text:p>
          </table:table-cell>
          <table:table-cell office:value-type="float" office:value="0" calcext:value-type="float">
            <text:p>0</text:p>
          </table:table-cell>
          <table:table-cell office:value-type="float" office:value="4.842753" calcext:value-type="float">
            <text:p>4.8427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5" calcext:value-type="float">
            <text:p>23012005</text:p>
          </table:table-cell>
          <table:table-cell office:value-type="float" office:value="4.371475" calcext:value-type="float">
            <text:p>4.371475</text:p>
          </table:table-cell>
          <table:table-cell office:value-type="float" office:value="135.3301" calcext:value-type="float">
            <text:p>135.3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20595" calcext:value-type="float">
            <text:p>35.20595</text:p>
          </table:table-cell>
          <table:table-cell office:value-type="float" office:value="0" calcext:value-type="float">
            <text:p>0</text:p>
          </table:table-cell>
          <table:table-cell office:value-type="float" office:value="0.000000008241674" calcext:value-type="float">
            <text:p>8.241674E-09</text:p>
          </table:table-cell>
          <table:table-cell office:value-type="float" office:value="0" calcext:value-type="float">
            <text:p>0</text:p>
          </table:table-cell>
          <table:table-cell office:value-type="float" office:value="-0.0008122469" calcext:value-type="float">
            <text:p>-0.0008122469</text:p>
          </table:table-cell>
          <table:table-cell office:value-type="float" office:value="1166.618" calcext:value-type="float">
            <text:p>1166.618</text:p>
          </table:table-cell>
          <table:table-cell office:value-type="float" office:value="1.675746" calcext:value-type="float">
            <text:p>1.675746</text:p>
          </table:table-cell>
          <table:table-cell office:value-type="float" office:value="0" calcext:value-type="float">
            <text:p>0</text:p>
          </table:table-cell>
          <table:table-cell office:value-type="float" office:value="0.3155168" calcext:value-type="float">
            <text:p>0.3155168</text:p>
          </table:table-cell>
          <table:table-cell office:value-type="float" office:value="0.1796098" calcext:value-type="float">
            <text:p>0.1796098</text:p>
          </table:table-cell>
          <table:table-cell office:value-type="float" office:value="0.142596" calcext:value-type="float">
            <text:p>0.142596</text:p>
          </table:table-cell>
          <table:table-cell office:value-type="float" office:value="0.03934371" calcext:value-type="float">
            <text:p>0.03934371</text:p>
          </table:table-cell>
          <table:table-cell office:value-type="float" office:value="0.03381419" calcext:value-type="float">
            <text:p>0.03381419</text:p>
          </table:table-cell>
          <table:table-cell office:value-type="float" office:value="0.02013372" calcext:value-type="float">
            <text:p>0.02013372</text:p>
          </table:table-cell>
          <table:table-cell office:value-type="float" office:value="0.02850037" calcext:value-type="float">
            <text:p>0.02850037</text:p>
          </table:table-cell>
          <table:table-cell office:value-type="float" office:value="0.07311957" calcext:value-type="float">
            <text:p>0.07311957</text:p>
          </table:table-cell>
          <table:table-cell office:value-type="float" office:value="0.1338946" calcext:value-type="float">
            <text:p>0.1338946</text:p>
          </table:table-cell>
          <table:table-cell office:value-type="float" office:value="0.1504965" calcext:value-type="float">
            <text:p>0.1504965</text:p>
          </table:table-cell>
          <table:table-cell office:value-type="float" office:value="0.1542019" calcext:value-type="float">
            <text:p>0.1542019</text:p>
          </table:table-cell>
          <table:table-cell office:value-type="float" office:value="0.1634969" calcext:value-type="float">
            <text:p>0.1634969</text:p>
          </table:table-cell>
          <table:table-cell office:value-type="float" office:value="0.1786946" calcext:value-type="float">
            <text:p>0.1786946</text:p>
          </table:table-cell>
          <table:table-cell office:value-type="float" office:value="0.1833391" calcext:value-type="float">
            <text:p>0.1833391</text:p>
          </table:table-cell>
          <table:table-cell office:value-type="float" office:value="0" calcext:value-type="float">
            <text:p>0</text:p>
          </table:table-cell>
          <table:table-cell office:value-type="float" office:value="29.0626" calcext:value-type="float">
            <text:p>29.0626</text:p>
          </table:table-cell>
          <table:table-cell office:value-type="float" office:value="22.45649" calcext:value-type="float">
            <text:p>22.45649</text:p>
          </table:table-cell>
          <table:table-cell office:value-type="float" office:value="20.29324" calcext:value-type="float">
            <text:p>20.29324</text:p>
          </table:table-cell>
          <table:table-cell office:value-type="float" office:value="5.706095" calcext:value-type="float">
            <text:p>5.706095</text:p>
          </table:table-cell>
          <table:table-cell office:value-type="float" office:value="4.681031" calcext:value-type="float">
            <text:p>4.681031</text:p>
          </table:table-cell>
          <table:table-cell office:value-type="float" office:value="2.107996" calcext:value-type="float">
            <text:p>2.107996</text:p>
          </table:table-cell>
          <table:table-cell office:value-type="float" office:value="2.141156" calcext:value-type="float">
            <text:p>2.141156</text:p>
          </table:table-cell>
          <table:table-cell office:value-type="float" office:value="4.620965" calcext:value-type="float">
            <text:p>4.620965</text:p>
          </table:table-cell>
          <table:table-cell office:value-type="float" office:value="6.961716" calcext:value-type="float">
            <text:p>6.961716</text:p>
          </table:table-cell>
          <table:table-cell office:value-type="float" office:value="8.522055" calcext:value-type="float">
            <text:p>8.522055</text:p>
          </table:table-cell>
          <table:table-cell office:value-type="float" office:value="8.878086" calcext:value-type="float">
            <text:p>8.878086</text:p>
          </table:table-cell>
          <table:table-cell office:value-type="float" office:value="9.721956" calcext:value-type="float">
            <text:p>9.721956</text:p>
          </table:table-cell>
          <table:table-cell office:value-type="float" office:value="11.14294" calcext:value-type="float">
            <text:p>11.14294</text:p>
          </table:table-cell>
          <table:table-cell office:value-type="float" office:value="11.45415" calcext:value-type="float">
            <text:p>11.45415</text:p>
          </table:table-cell>
          <table:table-cell office:value-type="float" office:value="0" calcext:value-type="float">
            <text:p>0</text:p>
          </table:table-cell>
          <table:table-cell office:value-type="float" office:value="5.024201" calcext:value-type="float">
            <text:p>5.024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5" calcext:value-type="float">
            <text:p>24012005</text:p>
          </table:table-cell>
          <table:table-cell office:value-type="float" office:value="4.367376" calcext:value-type="float">
            <text:p>4.367376</text:p>
          </table:table-cell>
          <table:table-cell office:value-type="float" office:value="135.3307" calcext:value-type="float">
            <text:p>135.3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2191" calcext:value-type="float">
            <text:p>35.2191</text:p>
          </table:table-cell>
          <table:table-cell office:value-type="float" office:value="0" calcext:value-type="float">
            <text:p>0</text:p>
          </table:table-cell>
          <table:table-cell office:value-type="float" office:value="0.000000008241674" calcext:value-type="float">
            <text:p>8.241674E-09</text:p>
          </table:table-cell>
          <table:table-cell office:value-type="float" office:value="0" calcext:value-type="float">
            <text:p>0</text:p>
          </table:table-cell>
          <table:table-cell office:value-type="float" office:value="-0.0008122469" calcext:value-type="float">
            <text:p>-0.0008122469</text:p>
          </table:table-cell>
          <table:table-cell office:value-type="float" office:value="1166.607" calcext:value-type="float">
            <text:p>1166.607</text:p>
          </table:table-cell>
          <table:table-cell office:value-type="float" office:value="1.670513" calcext:value-type="float">
            <text:p>1.670513</text:p>
          </table:table-cell>
          <table:table-cell office:value-type="float" office:value="0" calcext:value-type="float">
            <text:p>0</text:p>
          </table:table-cell>
          <table:table-cell office:value-type="float" office:value="0.4722002" calcext:value-type="float">
            <text:p>0.4722002</text:p>
          </table:table-cell>
          <table:table-cell office:value-type="float" office:value="0.1779665" calcext:value-type="float">
            <text:p>0.1779665</text:p>
          </table:table-cell>
          <table:table-cell office:value-type="float" office:value="0.140902" calcext:value-type="float">
            <text:p>0.140902</text:p>
          </table:table-cell>
          <table:table-cell office:value-type="float" office:value="0.03869877" calcext:value-type="float">
            <text:p>0.03869877</text:p>
          </table:table-cell>
          <table:table-cell office:value-type="float" office:value="0.03333133" calcext:value-type="float">
            <text:p>0.03333133</text:p>
          </table:table-cell>
          <table:table-cell office:value-type="float" office:value="0.0198464" calcext:value-type="float">
            <text:p>0.0198464</text:p>
          </table:table-cell>
          <table:table-cell office:value-type="float" office:value="0.02837676" calcext:value-type="float">
            <text:p>0.02837676</text:p>
          </table:table-cell>
          <table:table-cell office:value-type="float" office:value="0.07319456" calcext:value-type="float">
            <text:p>0.07319456</text:p>
          </table:table-cell>
          <table:table-cell office:value-type="float" office:value="0.1339402" calcext:value-type="float">
            <text:p>0.1339402</text:p>
          </table:table-cell>
          <table:table-cell office:value-type="float" office:value="0.1505381" calcext:value-type="float">
            <text:p>0.1505381</text:p>
          </table:table-cell>
          <table:table-cell office:value-type="float" office:value="0.1542526" calcext:value-type="float">
            <text:p>0.1542526</text:p>
          </table:table-cell>
          <table:table-cell office:value-type="float" office:value="0.1635409" calcext:value-type="float">
            <text:p>0.1635409</text:p>
          </table:table-cell>
          <table:table-cell office:value-type="float" office:value="0.1787284" calcext:value-type="float">
            <text:p>0.1787284</text:p>
          </table:table-cell>
          <table:table-cell office:value-type="float" office:value="0.1833695" calcext:value-type="float">
            <text:p>0.1833695</text:p>
          </table:table-cell>
          <table:table-cell office:value-type="float" office:value="0" calcext:value-type="float">
            <text:p>0</text:p>
          </table:table-cell>
          <table:table-cell office:value-type="float" office:value="29.08538" calcext:value-type="float">
            <text:p>29.08538</text:p>
          </table:table-cell>
          <table:table-cell office:value-type="float" office:value="22.44577" calcext:value-type="float">
            <text:p>22.44577</text:p>
          </table:table-cell>
          <table:table-cell office:value-type="float" office:value="20.28608" calcext:value-type="float">
            <text:p>20.28608</text:p>
          </table:table-cell>
          <table:table-cell office:value-type="float" office:value="5.704211" calcext:value-type="float">
            <text:p>5.704211</text:p>
          </table:table-cell>
          <table:table-cell office:value-type="float" office:value="4.679785" calcext:value-type="float">
            <text:p>4.679785</text:p>
          </table:table-cell>
          <table:table-cell office:value-type="float" office:value="2.108142" calcext:value-type="float">
            <text:p>2.108142</text:p>
          </table:table-cell>
          <table:table-cell office:value-type="float" office:value="2.141983" calcext:value-type="float">
            <text:p>2.141983</text:p>
          </table:table-cell>
          <table:table-cell office:value-type="float" office:value="4.623953" calcext:value-type="float">
            <text:p>4.623953</text:p>
          </table:table-cell>
          <table:table-cell office:value-type="float" office:value="6.966515" calcext:value-type="float">
            <text:p>6.966515</text:p>
          </table:table-cell>
          <table:table-cell office:value-type="float" office:value="8.526611" calcext:value-type="float">
            <text:p>8.526611</text:p>
          </table:table-cell>
          <table:table-cell office:value-type="float" office:value="8.883177" calcext:value-type="float">
            <text:p>8.883177</text:p>
          </table:table-cell>
          <table:table-cell office:value-type="float" office:value="9.726298" calcext:value-type="float">
            <text:p>9.726298</text:p>
          </table:table-cell>
          <table:table-cell office:value-type="float" office:value="11.14581" calcext:value-type="float">
            <text:p>11.14581</text:p>
          </table:table-cell>
          <table:table-cell office:value-type="float" office:value="11.46453" calcext:value-type="float">
            <text:p>11.46453</text:p>
          </table:table-cell>
          <table:table-cell office:value-type="float" office:value="0" calcext:value-type="float">
            <text:p>0</text:p>
          </table:table-cell>
          <table:table-cell office:value-type="float" office:value="10.69235" calcext:value-type="float">
            <text:p>10.69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5" calcext:value-type="float">
            <text:p>25012005</text:p>
          </table:table-cell>
          <table:table-cell office:value-type="float" office:value="4.36192" calcext:value-type="float">
            <text:p>4.36192</text:p>
          </table:table-cell>
          <table:table-cell office:value-type="float" office:value="135.3315" calcext:value-type="float">
            <text:p>135.3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23249" calcext:value-type="float">
            <text:p>35.23249</text:p>
          </table:table-cell>
          <table:table-cell office:value-type="float" office:value="0" calcext:value-type="float">
            <text:p>0</text:p>
          </table:table-cell>
          <table:table-cell office:value-type="float" office:value="0.000000008241674" calcext:value-type="float">
            <text:p>8.241674E-09</text:p>
          </table:table-cell>
          <table:table-cell office:value-type="float" office:value="0" calcext:value-type="float">
            <text:p>0</text:p>
          </table:table-cell>
          <table:table-cell office:value-type="float" office:value="-0.0008122469" calcext:value-type="float">
            <text:p>-0.0008122469</text:p>
          </table:table-cell>
          <table:table-cell office:value-type="float" office:value="1166.597" calcext:value-type="float">
            <text:p>1166.597</text:p>
          </table:table-cell>
          <table:table-cell office:value-type="float" office:value="1.664224" calcext:value-type="float">
            <text:p>1.664224</text:p>
          </table:table-cell>
          <table:table-cell office:value-type="float" office:value="0" calcext:value-type="float">
            <text:p>0</text:p>
          </table:table-cell>
          <table:table-cell office:value-type="float" office:value="0.5990145" calcext:value-type="float">
            <text:p>0.5990145</text:p>
          </table:table-cell>
          <table:table-cell office:value-type="float" office:value="0.1772906" calcext:value-type="float">
            <text:p>0.1772906</text:p>
          </table:table-cell>
          <table:table-cell office:value-type="float" office:value="0.1472604" calcext:value-type="float">
            <text:p>0.1472604</text:p>
          </table:table-cell>
          <table:table-cell office:value-type="float" office:value="0.0394689" calcext:value-type="float">
            <text:p>0.0394689</text:p>
          </table:table-cell>
          <table:table-cell office:value-type="float" office:value="0.03376427" calcext:value-type="float">
            <text:p>0.03376427</text:p>
          </table:table-cell>
          <table:table-cell office:value-type="float" office:value="0.01970597" calcext:value-type="float">
            <text:p>0.01970597</text:p>
          </table:table-cell>
          <table:table-cell office:value-type="float" office:value="0.02807557" calcext:value-type="float">
            <text:p>0.02807557</text:p>
          </table:table-cell>
          <table:table-cell office:value-type="float" office:value="0.07319373" calcext:value-type="float">
            <text:p>0.07319373</text:p>
          </table:table-cell>
          <table:table-cell office:value-type="float" office:value="0.1339866" calcext:value-type="float">
            <text:p>0.1339866</text:p>
          </table:table-cell>
          <table:table-cell office:value-type="float" office:value="0.1505805" calcext:value-type="float">
            <text:p>0.1505805</text:p>
          </table:table-cell>
          <table:table-cell office:value-type="float" office:value="0.1543036" calcext:value-type="float">
            <text:p>0.1543036</text:p>
          </table:table-cell>
          <table:table-cell office:value-type="float" office:value="0.1635859" calcext:value-type="float">
            <text:p>0.1635859</text:p>
          </table:table-cell>
          <table:table-cell office:value-type="float" office:value="0.1787618" calcext:value-type="float">
            <text:p>0.1787618</text:p>
          </table:table-cell>
          <table:table-cell office:value-type="float" office:value="0.1833996" calcext:value-type="float">
            <text:p>0.1833996</text:p>
          </table:table-cell>
          <table:table-cell office:value-type="float" office:value="0" calcext:value-type="float">
            <text:p>0</text:p>
          </table:table-cell>
          <table:table-cell office:value-type="float" office:value="29.13532" calcext:value-type="float">
            <text:p>29.13532</text:p>
          </table:table-cell>
          <table:table-cell office:value-type="float" office:value="22.43479" calcext:value-type="float">
            <text:p>22.43479</text:p>
          </table:table-cell>
          <table:table-cell office:value-type="float" office:value="20.27906" calcext:value-type="float">
            <text:p>20.27906</text:p>
          </table:table-cell>
          <table:table-cell office:value-type="float" office:value="5.702181" calcext:value-type="float">
            <text:p>5.702181</text:p>
          </table:table-cell>
          <table:table-cell office:value-type="float" office:value="4.678452" calcext:value-type="float">
            <text:p>4.678452</text:p>
          </table:table-cell>
          <table:table-cell office:value-type="float" office:value="2.108254" calcext:value-type="float">
            <text:p>2.108254</text:p>
          </table:table-cell>
          <table:table-cell office:value-type="float" office:value="2.142787" calcext:value-type="float">
            <text:p>2.142787</text:p>
          </table:table-cell>
          <table:table-cell office:value-type="float" office:value="4.62694" calcext:value-type="float">
            <text:p>4.62694</text:p>
          </table:table-cell>
          <table:table-cell office:value-type="float" office:value="6.971314" calcext:value-type="float">
            <text:p>6.971314</text:p>
          </table:table-cell>
          <table:table-cell office:value-type="float" office:value="8.531169" calcext:value-type="float">
            <text:p>8.531169</text:p>
          </table:table-cell>
          <table:table-cell office:value-type="float" office:value="8.88826" calcext:value-type="float">
            <text:p>8.88826</text:p>
          </table:table-cell>
          <table:table-cell office:value-type="float" office:value="9.730639" calcext:value-type="float">
            <text:p>9.730639</text:p>
          </table:table-cell>
          <table:table-cell office:value-type="float" office:value="11.14868" calcext:value-type="float">
            <text:p>11.14868</text:p>
          </table:table-cell>
          <table:table-cell office:value-type="float" office:value="11.4774" calcext:value-type="float">
            <text:p>11.4774</text:p>
          </table:table-cell>
          <table:table-cell office:value-type="float" office:value="0" calcext:value-type="float">
            <text:p>0</text:p>
          </table:table-cell>
          <table:table-cell office:value-type="float" office:value="15.32661" calcext:value-type="float">
            <text:p>15.326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5" calcext:value-type="float">
            <text:p>26012005</text:p>
          </table:table-cell>
          <table:table-cell office:value-type="float" office:value="4.359325" calcext:value-type="float">
            <text:p>4.359325</text:p>
          </table:table-cell>
          <table:table-cell office:value-type="float" office:value="135.3318" calcext:value-type="float">
            <text:p>135.3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2462" calcext:value-type="float">
            <text:p>35.2462</text:p>
          </table:table-cell>
          <table:table-cell office:value-type="float" office:value="0" calcext:value-type="float">
            <text:p>0</text:p>
          </table:table-cell>
          <table:table-cell office:value-type="float" office:value="0.000000008241674" calcext:value-type="float">
            <text:p>8.241674E-09</text:p>
          </table:table-cell>
          <table:table-cell office:value-type="float" office:value="0" calcext:value-type="float">
            <text:p>0</text:p>
          </table:table-cell>
          <table:table-cell office:value-type="float" office:value="-0.0008122469" calcext:value-type="float">
            <text:p>-0.0008122469</text:p>
          </table:table-cell>
          <table:table-cell office:value-type="float" office:value="1166.586" calcext:value-type="float">
            <text:p>1166.586</text:p>
          </table:table-cell>
          <table:table-cell office:value-type="float" office:value="1.663177" calcext:value-type="float">
            <text:p>1.663177</text:p>
          </table:table-cell>
          <table:table-cell office:value-type="float" office:value="0" calcext:value-type="float">
            <text:p>0</text:p>
          </table:table-cell>
          <table:table-cell office:value-type="float" office:value="0.4558975" calcext:value-type="float">
            <text:p>0.4558975</text:p>
          </table:table-cell>
          <table:table-cell office:value-type="float" office:value="0.2124475" calcext:value-type="float">
            <text:p>0.2124475</text:p>
          </table:table-cell>
          <table:table-cell office:value-type="float" office:value="0.1563881" calcext:value-type="float">
            <text:p>0.1563881</text:p>
          </table:table-cell>
          <table:table-cell office:value-type="float" office:value="0.04050897" calcext:value-type="float">
            <text:p>0.04050897</text:p>
          </table:table-cell>
          <table:table-cell office:value-type="float" office:value="0.03439153" calcext:value-type="float">
            <text:p>0.03439153</text:p>
          </table:table-cell>
          <table:table-cell office:value-type="float" office:value="0.01976776" calcext:value-type="float">
            <text:p>0.01976776</text:p>
          </table:table-cell>
          <table:table-cell office:value-type="float" office:value="0.02796741" calcext:value-type="float">
            <text:p>0.02796741</text:p>
          </table:table-cell>
          <table:table-cell office:value-type="float" office:value="0.07313959" calcext:value-type="float">
            <text:p>0.07313959</text:p>
          </table:table-cell>
          <table:table-cell office:value-type="float" office:value="0.1340334" calcext:value-type="float">
            <text:p>0.1340334</text:p>
          </table:table-cell>
          <table:table-cell office:value-type="float" office:value="0.1506231" calcext:value-type="float">
            <text:p>0.1506231</text:p>
          </table:table-cell>
          <table:table-cell office:value-type="float" office:value="0.1543543" calcext:value-type="float">
            <text:p>0.1543543</text:p>
          </table:table-cell>
          <table:table-cell office:value-type="float" office:value="0.1636241" calcext:value-type="float">
            <text:p>0.1636241</text:p>
          </table:table-cell>
          <table:table-cell office:value-type="float" office:value="0.1787894" calcext:value-type="float">
            <text:p>0.1787894</text:p>
          </table:table-cell>
          <table:table-cell office:value-type="float" office:value="0.1834311" calcext:value-type="float">
            <text:p>0.1834311</text:p>
          </table:table-cell>
          <table:table-cell office:value-type="float" office:value="0" calcext:value-type="float">
            <text:p>0</text:p>
          </table:table-cell>
          <table:table-cell office:value-type="float" office:value="29.19285" calcext:value-type="float">
            <text:p>29.19285</text:p>
          </table:table-cell>
          <table:table-cell office:value-type="float" office:value="22.42845" calcext:value-type="float">
            <text:p>22.42845</text:p>
          </table:table-cell>
          <table:table-cell office:value-type="float" office:value="20.27339" calcext:value-type="float">
            <text:p>20.27339</text:p>
          </table:table-cell>
          <table:table-cell office:value-type="float" office:value="5.700247" calcext:value-type="float">
            <text:p>5.700247</text:p>
          </table:table-cell>
          <table:table-cell office:value-type="float" office:value="4.677176" calcext:value-type="float">
            <text:p>4.677176</text:p>
          </table:table-cell>
          <table:table-cell office:value-type="float" office:value="2.108365" calcext:value-type="float">
            <text:p>2.108365</text:p>
          </table:table-cell>
          <table:table-cell office:value-type="float" office:value="2.143581" calcext:value-type="float">
            <text:p>2.143581</text:p>
          </table:table-cell>
          <table:table-cell office:value-type="float" office:value="4.629927" calcext:value-type="float">
            <text:p>4.629927</text:p>
          </table:table-cell>
          <table:table-cell office:value-type="float" office:value="6.976113" calcext:value-type="float">
            <text:p>6.976113</text:p>
          </table:table-cell>
          <table:table-cell office:value-type="float" office:value="8.535726" calcext:value-type="float">
            <text:p>8.535726</text:p>
          </table:table-cell>
          <table:table-cell office:value-type="float" office:value="8.893294" calcext:value-type="float">
            <text:p>8.893294</text:p>
          </table:table-cell>
          <table:table-cell office:value-type="float" office:value="9.734982" calcext:value-type="float">
            <text:p>9.734982</text:p>
          </table:table-cell>
          <table:table-cell office:value-type="float" office:value="11.15155" calcext:value-type="float">
            <text:p>11.15155</text:p>
          </table:table-cell>
          <table:table-cell office:value-type="float" office:value="11.47886" calcext:value-type="float">
            <text:p>11.47886</text:p>
          </table:table-cell>
          <table:table-cell office:value-type="float" office:value="0" calcext:value-type="float">
            <text:p>0</text:p>
          </table:table-cell>
          <table:table-cell office:value-type="float" office:value="9.157187" calcext:value-type="float">
            <text:p>9.1571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5" calcext:value-type="float">
            <text:p>27012005</text:p>
          </table:table-cell>
          <table:table-cell office:value-type="float" office:value="4.357491" calcext:value-type="float">
            <text:p>4.357491</text:p>
          </table:table-cell>
          <table:table-cell office:value-type="float" office:value="135.3319" calcext:value-type="float">
            <text:p>135.3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25989" calcext:value-type="float">
            <text:p>35.25989</text:p>
          </table:table-cell>
          <table:table-cell office:value-type="float" office:value="0" calcext:value-type="float">
            <text:p>0</text:p>
          </table:table-cell>
          <table:table-cell office:value-type="float" office:value="0.000000008241674" calcext:value-type="float">
            <text:p>8.241674E-09</text:p>
          </table:table-cell>
          <table:table-cell office:value-type="float" office:value="0" calcext:value-type="float">
            <text:p>0</text:p>
          </table:table-cell>
          <table:table-cell office:value-type="float" office:value="-0.0008122469" calcext:value-type="float">
            <text:p>-0.0008122469</text:p>
          </table:table-cell>
          <table:table-cell office:value-type="float" office:value="1166.575" calcext:value-type="float">
            <text:p>1166.575</text:p>
          </table:table-cell>
          <table:table-cell office:value-type="float" office:value="1.662045" calcext:value-type="float">
            <text:p>1.662045</text:p>
          </table:table-cell>
          <table:table-cell office:value-type="float" office:value="0" calcext:value-type="float">
            <text:p>0</text:p>
          </table:table-cell>
          <table:table-cell office:value-type="float" office:value="0.3455872" calcext:value-type="float">
            <text:p>0.3455872</text:p>
          </table:table-cell>
          <table:table-cell office:value-type="float" office:value="0.2008233" calcext:value-type="float">
            <text:p>0.2008233</text:p>
          </table:table-cell>
          <table:table-cell office:value-type="float" office:value="0.1595287" calcext:value-type="float">
            <text:p>0.1595287</text:p>
          </table:table-cell>
          <table:table-cell office:value-type="float" office:value="0.04144945" calcext:value-type="float">
            <text:p>0.04144945</text:p>
          </table:table-cell>
          <table:table-cell office:value-type="float" office:value="0.03505464" calcext:value-type="float">
            <text:p>0.03505464</text:p>
          </table:table-cell>
          <table:table-cell office:value-type="float" office:value="0.01993628" calcext:value-type="float">
            <text:p>0.01993628</text:p>
          </table:table-cell>
          <table:table-cell office:value-type="float" office:value="0.02802061" calcext:value-type="float">
            <text:p>0.02802061</text:p>
          </table:table-cell>
          <table:table-cell office:value-type="float" office:value="0.07308993" calcext:value-type="float">
            <text:p>0.07308993</text:p>
          </table:table-cell>
          <table:table-cell office:value-type="float" office:value="0.1340805" calcext:value-type="float">
            <text:p>0.1340805</text:p>
          </table:table-cell>
          <table:table-cell office:value-type="float" office:value="0.1506664" calcext:value-type="float">
            <text:p>0.1506664</text:p>
          </table:table-cell>
          <table:table-cell office:value-type="float" office:value="0.1544051" calcext:value-type="float">
            <text:p>0.1544051</text:p>
          </table:table-cell>
          <table:table-cell office:value-type="float" office:value="0.1636608" calcext:value-type="float">
            <text:p>0.1636608</text:p>
          </table:table-cell>
          <table:table-cell office:value-type="float" office:value="0.1788193" calcext:value-type="float">
            <text:p>0.1788193</text:p>
          </table:table-cell>
          <table:table-cell office:value-type="float" office:value="0.1834617" calcext:value-type="float">
            <text:p>0.1834617</text:p>
          </table:table-cell>
          <table:table-cell office:value-type="float" office:value="0" calcext:value-type="float">
            <text:p>0</text:p>
          </table:table-cell>
          <table:table-cell office:value-type="float" office:value="29.21873" calcext:value-type="float">
            <text:p>29.21873</text:p>
          </table:table-cell>
          <table:table-cell office:value-type="float" office:value="22.42645" calcext:value-type="float">
            <text:p>22.42645</text:p>
          </table:table-cell>
          <table:table-cell office:value-type="float" office:value="20.26976" calcext:value-type="float">
            <text:p>20.26976</text:p>
          </table:table-cell>
          <table:table-cell office:value-type="float" office:value="5.69856" calcext:value-type="float">
            <text:p>5.69856</text:p>
          </table:table-cell>
          <table:table-cell office:value-type="float" office:value="4.676037" calcext:value-type="float">
            <text:p>4.676037</text:p>
          </table:table-cell>
          <table:table-cell office:value-type="float" office:value="2.108499" calcext:value-type="float">
            <text:p>2.108499</text:p>
          </table:table-cell>
          <table:table-cell office:value-type="float" office:value="2.144392" calcext:value-type="float">
            <text:p>2.144392</text:p>
          </table:table-cell>
          <table:table-cell office:value-type="float" office:value="4.632893" calcext:value-type="float">
            <text:p>4.632893</text:p>
          </table:table-cell>
          <table:table-cell office:value-type="float" office:value="6.980913" calcext:value-type="float">
            <text:p>6.980913</text:p>
          </table:table-cell>
          <table:table-cell office:value-type="float" office:value="8.540282" calcext:value-type="float">
            <text:p>8.540282</text:p>
          </table:table-cell>
          <table:table-cell office:value-type="float" office:value="8.898329" calcext:value-type="float">
            <text:p>8.898329</text:p>
          </table:table-cell>
          <table:table-cell office:value-type="float" office:value="9.739323" calcext:value-type="float">
            <text:p>9.739323</text:p>
          </table:table-cell>
          <table:table-cell office:value-type="float" office:value="11.15442" calcext:value-type="float">
            <text:p>11.15442</text:p>
          </table:table-cell>
          <table:table-cell office:value-type="float" office:value="11.47816" calcext:value-type="float">
            <text:p>11.47816</text:p>
          </table:table-cell>
          <table:table-cell office:value-type="float" office:value="0" calcext:value-type="float">
            <text:p>0</text:p>
          </table:table-cell>
          <table:table-cell office:value-type="float" office:value="5.727108" calcext:value-type="float">
            <text:p>5.727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5" calcext:value-type="float">
            <text:p>28012005</text:p>
          </table:table-cell>
          <table:table-cell office:value-type="float" office:value="4.355041" calcext:value-type="float">
            <text:p>4.355041</text:p>
          </table:table-cell>
          <table:table-cell office:value-type="float" office:value="135.3322" calcext:value-type="float">
            <text:p>135.3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27324" calcext:value-type="float">
            <text:p>35.27324</text:p>
          </table:table-cell>
          <table:table-cell office:value-type="float" office:value="0" calcext:value-type="float">
            <text:p>0</text:p>
          </table:table-cell>
          <table:table-cell office:value-type="float" office:value="0.000000008241674" calcext:value-type="float">
            <text:p>8.241674E-09</text:p>
          </table:table-cell>
          <table:table-cell office:value-type="float" office:value="0" calcext:value-type="float">
            <text:p>0</text:p>
          </table:table-cell>
          <table:table-cell office:value-type="float" office:value="-0.0008122469" calcext:value-type="float">
            <text:p>-0.0008122469</text:p>
          </table:table-cell>
          <table:table-cell office:value-type="float" office:value="1166.564" calcext:value-type="float">
            <text:p>1166.564</text:p>
          </table:table-cell>
          <table:table-cell office:value-type="float" office:value="1.661119" calcext:value-type="float">
            <text:p>1.661119</text:p>
          </table:table-cell>
          <table:table-cell office:value-type="float" office:value="0" calcext:value-type="float">
            <text:p>0</text:p>
          </table:table-cell>
          <table:table-cell office:value-type="float" office:value="0.3213647" calcext:value-type="float">
            <text:p>0.3213647</text:p>
          </table:table-cell>
          <table:table-cell office:value-type="float" office:value="0.190819" calcext:value-type="float">
            <text:p>0.190819</text:p>
          </table:table-cell>
          <table:table-cell office:value-type="float" office:value="0.1530067" calcext:value-type="float">
            <text:p>0.1530067</text:p>
          </table:table-cell>
          <table:table-cell office:value-type="float" office:value="0.04095335" calcext:value-type="float">
            <text:p>0.04095335</text:p>
          </table:table-cell>
          <table:table-cell office:value-type="float" office:value="0.03505629" calcext:value-type="float">
            <text:p>0.03505629</text:p>
          </table:table-cell>
          <table:table-cell office:value-type="float" office:value="0.02009285" calcext:value-type="float">
            <text:p>0.02009285</text:p>
          </table:table-cell>
          <table:table-cell office:value-type="float" office:value="0.02817187" calcext:value-type="float">
            <text:p>0.02817187</text:p>
          </table:table-cell>
          <table:table-cell office:value-type="float" office:value="0.07307145" calcext:value-type="float">
            <text:p>0.07307145</text:p>
          </table:table-cell>
          <table:table-cell office:value-type="float" office:value="0.1341278" calcext:value-type="float">
            <text:p>0.1341278</text:p>
          </table:table-cell>
          <table:table-cell office:value-type="float" office:value="0.1507101" calcext:value-type="float">
            <text:p>0.1507101</text:p>
          </table:table-cell>
          <table:table-cell office:value-type="float" office:value="0.1544559" calcext:value-type="float">
            <text:p>0.1544559</text:p>
          </table:table-cell>
          <table:table-cell office:value-type="float" office:value="0.1637004" calcext:value-type="float">
            <text:p>0.1637004</text:p>
          </table:table-cell>
          <table:table-cell office:value-type="float" office:value="0.1788521" calcext:value-type="float">
            <text:p>0.1788521</text:p>
          </table:table-cell>
          <table:table-cell office:value-type="float" office:value="0.1834917" calcext:value-type="float">
            <text:p>0.1834917</text:p>
          </table:table-cell>
          <table:table-cell office:value-type="float" office:value="0" calcext:value-type="float">
            <text:p>0</text:p>
          </table:table-cell>
          <table:table-cell office:value-type="float" office:value="29.234" calcext:value-type="float">
            <text:p>29.234</text:p>
          </table:table-cell>
          <table:table-cell office:value-type="float" office:value="22.42031" calcext:value-type="float">
            <text:p>22.42031</text:p>
          </table:table-cell>
          <table:table-cell office:value-type="float" office:value="20.26548" calcext:value-type="float">
            <text:p>20.26548</text:p>
          </table:table-cell>
          <table:table-cell office:value-type="float" office:value="5.697009" calcext:value-type="float">
            <text:p>5.697009</text:p>
          </table:table-cell>
          <table:table-cell office:value-type="float" office:value="4.675014" calcext:value-type="float">
            <text:p>4.675014</text:p>
          </table:table-cell>
          <table:table-cell office:value-type="float" office:value="2.108658" calcext:value-type="float">
            <text:p>2.108658</text:p>
          </table:table-cell>
          <table:table-cell office:value-type="float" office:value="2.145228" calcext:value-type="float">
            <text:p>2.145228</text:p>
          </table:table-cell>
          <table:table-cell office:value-type="float" office:value="4.63585" calcext:value-type="float">
            <text:p>4.63585</text:p>
          </table:table-cell>
          <table:table-cell office:value-type="float" office:value="6.985712" calcext:value-type="float">
            <text:p>6.985712</text:p>
          </table:table-cell>
          <table:table-cell office:value-type="float" office:value="8.544838" calcext:value-type="float">
            <text:p>8.544838</text:p>
          </table:table-cell>
          <table:table-cell office:value-type="float" office:value="8.903362" calcext:value-type="float">
            <text:p>8.903362</text:p>
          </table:table-cell>
          <table:table-cell office:value-type="float" office:value="9.743598" calcext:value-type="float">
            <text:p>9.743598</text:p>
          </table:table-cell>
          <table:table-cell office:value-type="float" office:value="11.15729" calcext:value-type="float">
            <text:p>11.15729</text:p>
          </table:table-cell>
          <table:table-cell office:value-type="float" office:value="11.48196" calcext:value-type="float">
            <text:p>11.48196</text:p>
          </table:table-cell>
          <table:table-cell office:value-type="float" office:value="0" calcext:value-type="float">
            <text:p>0</text:p>
          </table:table-cell>
          <table:table-cell office:value-type="float" office:value="6.311267" calcext:value-type="float">
            <text:p>6.3112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5" calcext:value-type="float">
            <text:p>29012005</text:p>
          </table:table-cell>
          <table:table-cell office:value-type="float" office:value="4.352579" calcext:value-type="float">
            <text:p>4.352579</text:p>
          </table:table-cell>
          <table:table-cell office:value-type="float" office:value="135.3324" calcext:value-type="float">
            <text:p>135.3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28647" calcext:value-type="float">
            <text:p>35.28647</text:p>
          </table:table-cell>
          <table:table-cell office:value-type="float" office:value="0" calcext:value-type="float">
            <text:p>0</text:p>
          </table:table-cell>
          <table:table-cell office:value-type="float" office:value="0.000000008241674" calcext:value-type="float">
            <text:p>8.241674E-09</text:p>
          </table:table-cell>
          <table:table-cell office:value-type="float" office:value="0" calcext:value-type="float">
            <text:p>0</text:p>
          </table:table-cell>
          <table:table-cell office:value-type="float" office:value="-0.0008122469" calcext:value-type="float">
            <text:p>-0.0008122469</text:p>
          </table:table-cell>
          <table:table-cell office:value-type="float" office:value="1166.553" calcext:value-type="float">
            <text:p>1166.553</text:p>
          </table:table-cell>
          <table:table-cell office:value-type="float" office:value="1.660037" calcext:value-type="float">
            <text:p>1.660037</text:p>
          </table:table-cell>
          <table:table-cell office:value-type="float" office:value="0" calcext:value-type="float">
            <text:p>0</text:p>
          </table:table-cell>
          <table:table-cell office:value-type="float" office:value="0.3128349" calcext:value-type="float">
            <text:p>0.3128349</text:p>
          </table:table-cell>
          <table:table-cell office:value-type="float" office:value="0.1871353" calcext:value-type="float">
            <text:p>0.1871353</text:p>
          </table:table-cell>
          <table:table-cell office:value-type="float" office:value="0.1511983" calcext:value-type="float">
            <text:p>0.1511983</text:p>
          </table:table-cell>
          <table:table-cell office:value-type="float" office:value="0.04058628" calcext:value-type="float">
            <text:p>0.04058628</text:p>
          </table:table-cell>
          <table:table-cell office:value-type="float" office:value="0.03486177" calcext:value-type="float">
            <text:p>0.03486177</text:p>
          </table:table-cell>
          <table:table-cell office:value-type="float" office:value="0.0201219" calcext:value-type="float">
            <text:p>0.0201219</text:p>
          </table:table-cell>
          <table:table-cell office:value-type="float" office:value="0.02827784" calcext:value-type="float">
            <text:p>0.02827784</text:p>
          </table:table-cell>
          <table:table-cell office:value-type="float" office:value="0.07308047" calcext:value-type="float">
            <text:p>0.07308047</text:p>
          </table:table-cell>
          <table:table-cell office:value-type="float" office:value="0.1341748" calcext:value-type="float">
            <text:p>0.1341748</text:p>
          </table:table-cell>
          <table:table-cell office:value-type="float" office:value="0.150754" calcext:value-type="float">
            <text:p>0.150754</text:p>
          </table:table-cell>
          <table:table-cell office:value-type="float" office:value="0.1545068" calcext:value-type="float">
            <text:p>0.1545068</text:p>
          </table:table-cell>
          <table:table-cell office:value-type="float" office:value="0.1637411" calcext:value-type="float">
            <text:p>0.1637411</text:p>
          </table:table-cell>
          <table:table-cell office:value-type="float" office:value="0.1788839" calcext:value-type="float">
            <text:p>0.1788839</text:p>
          </table:table-cell>
          <table:table-cell office:value-type="float" office:value="0.183522" calcext:value-type="float">
            <text:p>0.183522</text:p>
          </table:table-cell>
          <table:table-cell office:value-type="float" office:value="0" calcext:value-type="float">
            <text:p>0</text:p>
          </table:table-cell>
          <table:table-cell office:value-type="float" office:value="29.24705" calcext:value-type="float">
            <text:p>29.24705</text:p>
          </table:table-cell>
          <table:table-cell office:value-type="float" office:value="22.41354" calcext:value-type="float">
            <text:p>22.41354</text:p>
          </table:table-cell>
          <table:table-cell office:value-type="float" office:value="20.26046" calcext:value-type="float">
            <text:p>20.26046</text:p>
          </table:table-cell>
          <table:table-cell office:value-type="float" office:value="5.695349" calcext:value-type="float">
            <text:p>5.695349</text:p>
          </table:table-cell>
          <table:table-cell office:value-type="float" office:value="4.673959" calcext:value-type="float">
            <text:p>4.673959</text:p>
          </table:table-cell>
          <table:table-cell office:value-type="float" office:value="2.108832" calcext:value-type="float">
            <text:p>2.108832</text:p>
          </table:table-cell>
          <table:table-cell office:value-type="float" office:value="2.146086" calcext:value-type="float">
            <text:p>2.146086</text:p>
          </table:table-cell>
          <table:table-cell office:value-type="float" office:value="4.638806" calcext:value-type="float">
            <text:p>4.638806</text:p>
          </table:table-cell>
          <table:table-cell office:value-type="float" office:value="6.990511" calcext:value-type="float">
            <text:p>6.990511</text:p>
          </table:table-cell>
          <table:table-cell office:value-type="float" office:value="8.549392" calcext:value-type="float">
            <text:p>8.549392</text:p>
          </table:table-cell>
          <table:table-cell office:value-type="float" office:value="8.908397" calcext:value-type="float">
            <text:p>8.908397</text:p>
          </table:table-cell>
          <table:table-cell office:value-type="float" office:value="9.747862" calcext:value-type="float">
            <text:p>9.747862</text:p>
          </table:table-cell>
          <table:table-cell office:value-type="float" office:value="11.16009" calcext:value-type="float">
            <text:p>11.16009</text:p>
          </table:table-cell>
          <table:table-cell office:value-type="float" office:value="11.48649" calcext:value-type="float">
            <text:p>11.48649</text:p>
          </table:table-cell>
          <table:table-cell office:value-type="float" office:value="0" calcext:value-type="float">
            <text:p>0</text:p>
          </table:table-cell>
          <table:table-cell office:value-type="float" office:value="6.503938" calcext:value-type="float">
            <text:p>6.5039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5" calcext:value-type="float">
            <text:p>30012005</text:p>
          </table:table-cell>
          <table:table-cell office:value-type="float" office:value="4.350414" calcext:value-type="float">
            <text:p>4.350414</text:p>
          </table:table-cell>
          <table:table-cell office:value-type="float" office:value="135.3327" calcext:value-type="float">
            <text:p>135.3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2997" calcext:value-type="float">
            <text:p>35.2997</text:p>
          </table:table-cell>
          <table:table-cell office:value-type="float" office:value="0" calcext:value-type="float">
            <text:p>0</text:p>
          </table:table-cell>
          <table:table-cell office:value-type="float" office:value="0.000000008241674" calcext:value-type="float">
            <text:p>8.241674E-09</text:p>
          </table:table-cell>
          <table:table-cell office:value-type="float" office:value="0" calcext:value-type="float">
            <text:p>0</text:p>
          </table:table-cell>
          <table:table-cell office:value-type="float" office:value="-0.0008122469" calcext:value-type="float">
            <text:p>-0.0008122469</text:p>
          </table:table-cell>
          <table:table-cell office:value-type="float" office:value="1166.542" calcext:value-type="float">
            <text:p>1166.542</text:p>
          </table:table-cell>
          <table:table-cell office:value-type="float" office:value="1.658841" calcext:value-type="float">
            <text:p>1.658841</text:p>
          </table:table-cell>
          <table:table-cell office:value-type="float" office:value="0" calcext:value-type="float">
            <text:p>0</text:p>
          </table:table-cell>
          <table:table-cell office:value-type="float" office:value="0.3218434" calcext:value-type="float">
            <text:p>0.3218434</text:p>
          </table:table-cell>
          <table:table-cell office:value-type="float" office:value="0.1888236" calcext:value-type="float">
            <text:p>0.1888236</text:p>
          </table:table-cell>
          <table:table-cell office:value-type="float" office:value="0.1527507" calcext:value-type="float">
            <text:p>0.1527507</text:p>
          </table:table-cell>
          <table:table-cell office:value-type="float" office:value="0.04075467" calcext:value-type="float">
            <text:p>0.04075467</text:p>
          </table:table-cell>
          <table:table-cell office:value-type="float" office:value="0.03490298" calcext:value-type="float">
            <text:p>0.03490298</text:p>
          </table:table-cell>
          <table:table-cell office:value-type="float" office:value="0.0201207" calcext:value-type="float">
            <text:p>0.0201207</text:p>
          </table:table-cell>
          <table:table-cell office:value-type="float" office:value="0.02831423" calcext:value-type="float">
            <text:p>0.02831423</text:p>
          </table:table-cell>
          <table:table-cell office:value-type="float" office:value="0.07310209" calcext:value-type="float">
            <text:p>0.07310209</text:p>
          </table:table-cell>
          <table:table-cell office:value-type="float" office:value="0.1342225" calcext:value-type="float">
            <text:p>0.1342225</text:p>
          </table:table-cell>
          <table:table-cell office:value-type="float" office:value="0.1507984" calcext:value-type="float">
            <text:p>0.1507984</text:p>
          </table:table-cell>
          <table:table-cell office:value-type="float" office:value="0.154558" calcext:value-type="float">
            <text:p>0.154558</text:p>
          </table:table-cell>
          <table:table-cell office:value-type="float" office:value="0.1637821" calcext:value-type="float">
            <text:p>0.1637821</text:p>
          </table:table-cell>
          <table:table-cell office:value-type="float" office:value="0.1789141" calcext:value-type="float">
            <text:p>0.1789141</text:p>
          </table:table-cell>
          <table:table-cell office:value-type="float" office:value="0.1835526" calcext:value-type="float">
            <text:p>0.1835526</text:p>
          </table:table-cell>
          <table:table-cell office:value-type="float" office:value="0" calcext:value-type="float">
            <text:p>0</text:p>
          </table:table-cell>
          <table:table-cell office:value-type="float" office:value="29.26111" calcext:value-type="float">
            <text:p>29.26111</text:p>
          </table:table-cell>
          <table:table-cell office:value-type="float" office:value="22.40755" calcext:value-type="float">
            <text:p>22.40755</text:p>
          </table:table-cell>
          <table:table-cell office:value-type="float" office:value="20.2555" calcext:value-type="float">
            <text:p>20.2555</text:p>
          </table:table-cell>
          <table:table-cell office:value-type="float" office:value="5.693645" calcext:value-type="float">
            <text:p>5.693645</text:p>
          </table:table-cell>
          <table:table-cell office:value-type="float" office:value="4.67287" calcext:value-type="float">
            <text:p>4.67287</text:p>
          </table:table-cell>
          <table:table-cell office:value-type="float" office:value="2.109008" calcext:value-type="float">
            <text:p>2.109008</text:p>
          </table:table-cell>
          <table:table-cell office:value-type="float" office:value="2.146957" calcext:value-type="float">
            <text:p>2.146957</text:p>
          </table:table-cell>
          <table:table-cell office:value-type="float" office:value="4.641778" calcext:value-type="float">
            <text:p>4.641778</text:p>
          </table:table-cell>
          <table:table-cell office:value-type="float" office:value="6.995274" calcext:value-type="float">
            <text:p>6.995274</text:p>
          </table:table-cell>
          <table:table-cell office:value-type="float" office:value="8.553949" calcext:value-type="float">
            <text:p>8.553949</text:p>
          </table:table-cell>
          <table:table-cell office:value-type="float" office:value="8.913431" calcext:value-type="float">
            <text:p>8.913431</text:p>
          </table:table-cell>
          <table:table-cell office:value-type="float" office:value="9.752126" calcext:value-type="float">
            <text:p>9.752126</text:p>
          </table:table-cell>
          <table:table-cell office:value-type="float" office:value="11.16289" calcext:value-type="float">
            <text:p>11.16289</text:p>
          </table:table-cell>
          <table:table-cell office:value-type="float" office:value="11.4889" calcext:value-type="float">
            <text:p>11.4889</text:p>
          </table:table-cell>
          <table:table-cell office:value-type="float" office:value="0" calcext:value-type="float">
            <text:p>0</text:p>
          </table:table-cell>
          <table:table-cell office:value-type="float" office:value="5.41347" calcext:value-type="float">
            <text:p>5.413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5" calcext:value-type="float">
            <text:p>31012005</text:p>
          </table:table-cell>
          <table:table-cell office:value-type="float" office:value="4.347584" calcext:value-type="float">
            <text:p>4.347584</text:p>
          </table:table-cell>
          <table:table-cell office:value-type="float" office:value="135.3331" calcext:value-type="float">
            <text:p>135.3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31287" calcext:value-type="float">
            <text:p>35.31287</text:p>
          </table:table-cell>
          <table:table-cell office:value-type="float" office:value="0" calcext:value-type="float">
            <text:p>0</text:p>
          </table:table-cell>
          <table:table-cell office:value-type="float" office:value="0.000000008267188" calcext:value-type="float">
            <text:p>8.267188E-09</text:p>
          </table:table-cell>
          <table:table-cell office:value-type="float" office:value="0" calcext:value-type="float">
            <text:p>0</text:p>
          </table:table-cell>
          <table:table-cell office:value-type="float" office:value="-0.0008122469" calcext:value-type="float">
            <text:p>-0.0008122469</text:p>
          </table:table-cell>
          <table:table-cell office:value-type="float" office:value="1166.531" calcext:value-type="float">
            <text:p>1166.531</text:p>
          </table:table-cell>
          <table:table-cell office:value-type="float" office:value="1.658427" calcext:value-type="float">
            <text:p>1.658427</text:p>
          </table:table-cell>
          <table:table-cell office:value-type="float" office:value="0" calcext:value-type="float">
            <text:p>0</text:p>
          </table:table-cell>
          <table:table-cell office:value-type="float" office:value="0.4141884" calcext:value-type="float">
            <text:p>0.4141884</text:p>
          </table:table-cell>
          <table:table-cell office:value-type="float" office:value="0.1908307" calcext:value-type="float">
            <text:p>0.1908307</text:p>
          </table:table-cell>
          <table:table-cell office:value-type="float" office:value="0.1505748" calcext:value-type="float">
            <text:p>0.1505748</text:p>
          </table:table-cell>
          <table:table-cell office:value-type="float" office:value="0.0405041" calcext:value-type="float">
            <text:p>0.0405041</text:p>
          </table:table-cell>
          <table:table-cell office:value-type="float" office:value="0.03481746" calcext:value-type="float">
            <text:p>0.03481746</text:p>
          </table:table-cell>
          <table:table-cell office:value-type="float" office:value="0.02012882" calcext:value-type="float">
            <text:p>0.02012882</text:p>
          </table:table-cell>
          <table:table-cell office:value-type="float" office:value="0.02833877" calcext:value-type="float">
            <text:p>0.02833877</text:p>
          </table:table-cell>
          <table:table-cell office:value-type="float" office:value="0.07312859" calcext:value-type="float">
            <text:p>0.07312859</text:p>
          </table:table-cell>
          <table:table-cell office:value-type="float" office:value="0.13427" calcext:value-type="float">
            <text:p>0.13427</text:p>
          </table:table-cell>
          <table:table-cell office:value-type="float" office:value="0.150843" calcext:value-type="float">
            <text:p>0.150843</text:p>
          </table:table-cell>
          <table:table-cell office:value-type="float" office:value="0.1546092" calcext:value-type="float">
            <text:p>0.1546092</text:p>
          </table:table-cell>
          <table:table-cell office:value-type="float" office:value="0.1638267" calcext:value-type="float">
            <text:p>0.1638267</text:p>
          </table:table-cell>
          <table:table-cell office:value-type="float" office:value="0.1789455" calcext:value-type="float">
            <text:p>0.1789455</text:p>
          </table:table-cell>
          <table:table-cell office:value-type="float" office:value="0.1835823" calcext:value-type="float">
            <text:p>0.1835823</text:p>
          </table:table-cell>
          <table:table-cell office:value-type="float" office:value="0" calcext:value-type="float">
            <text:p>0</text:p>
          </table:table-cell>
          <table:table-cell office:value-type="float" office:value="29.27717" calcext:value-type="float">
            <text:p>29.27717</text:p>
          </table:table-cell>
          <table:table-cell office:value-type="float" office:value="22.40065" calcext:value-type="float">
            <text:p>22.40065</text:p>
          </table:table-cell>
          <table:table-cell office:value-type="float" office:value="20.25036" calcext:value-type="float">
            <text:p>20.25036</text:p>
          </table:table-cell>
          <table:table-cell office:value-type="float" office:value="5.691953" calcext:value-type="float">
            <text:p>5.691953</text:p>
          </table:table-cell>
          <table:table-cell office:value-type="float" office:value="4.671793" calcext:value-type="float">
            <text:p>4.671793</text:p>
          </table:table-cell>
          <table:table-cell office:value-type="float" office:value="2.109184" calcext:value-type="float">
            <text:p>2.109184</text:p>
          </table:table-cell>
          <table:table-cell office:value-type="float" office:value="2.147828" calcext:value-type="float">
            <text:p>2.147828</text:p>
          </table:table-cell>
          <table:table-cell office:value-type="float" office:value="4.644765" calcext:value-type="float">
            <text:p>4.644765</text:p>
          </table:table-cell>
          <table:table-cell office:value-type="float" office:value="7.000028" calcext:value-type="float">
            <text:p>7.000028</text:p>
          </table:table-cell>
          <table:table-cell office:value-type="float" office:value="8.558505" calcext:value-type="float">
            <text:p>8.558505</text:p>
          </table:table-cell>
          <table:table-cell office:value-type="float" office:value="8.918465" calcext:value-type="float">
            <text:p>8.918465</text:p>
          </table:table-cell>
          <table:table-cell office:value-type="float" office:value="9.75639" calcext:value-type="float">
            <text:p>9.75639</text:p>
          </table:table-cell>
          <table:table-cell office:value-type="float" office:value="11.16567" calcext:value-type="float">
            <text:p>11.16567</text:p>
          </table:table-cell>
          <table:table-cell office:value-type="float" office:value="11.49307" calcext:value-type="float">
            <text:p>11.49307</text:p>
          </table:table-cell>
          <table:table-cell office:value-type="float" office:value="0" calcext:value-type="float">
            <text:p>0</text:p>
          </table:table-cell>
          <table:table-cell office:value-type="float" office:value="5.815727" calcext:value-type="float">
            <text:p>5.8157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5" calcext:value-type="float">
            <text:p>1022005</text:p>
          </table:table-cell>
          <table:table-cell office:value-type="float" office:value="4.344722" calcext:value-type="float">
            <text:p>4.344722</text:p>
          </table:table-cell>
          <table:table-cell office:value-type="float" office:value="135.3335" calcext:value-type="float">
            <text:p>135.3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32617" calcext:value-type="float">
            <text:p>35.32617</text:p>
          </table:table-cell>
          <table:table-cell office:value-type="float" office:value="0" calcext:value-type="float">
            <text:p>0</text:p>
          </table:table-cell>
          <table:table-cell office:value-type="float" office:value="0.000000008286348" calcext:value-type="float">
            <text:p>8.286348E-09</text:p>
          </table:table-cell>
          <table:table-cell office:value-type="float" office:value="0" calcext:value-type="float">
            <text:p>0</text:p>
          </table:table-cell>
          <table:table-cell office:value-type="float" office:value="-0.0008122469" calcext:value-type="float">
            <text:p>-0.0008122469</text:p>
          </table:table-cell>
          <table:table-cell office:value-type="float" office:value="1166.52" calcext:value-type="float">
            <text:p>1166.52</text:p>
          </table:table-cell>
          <table:table-cell office:value-type="float" office:value="1.65826" calcext:value-type="float">
            <text:p>1.65826</text:p>
          </table:table-cell>
          <table:table-cell office:value-type="float" office:value="0" calcext:value-type="float">
            <text:p>0</text:p>
          </table:table-cell>
          <table:table-cell office:value-type="float" office:value="0.4483026" calcext:value-type="float">
            <text:p>0.4483026</text:p>
          </table:table-cell>
          <table:table-cell office:value-type="float" office:value="0.195412" calcext:value-type="float">
            <text:p>0.195412</text:p>
          </table:table-cell>
          <table:table-cell office:value-type="float" office:value="0.1515639" calcext:value-type="float">
            <text:p>0.1515639</text:p>
          </table:table-cell>
          <table:table-cell office:value-type="float" office:value="0.04051448" calcext:value-type="float">
            <text:p>0.04051448</text:p>
          </table:table-cell>
          <table:table-cell office:value-type="float" office:value="0.03478646" calcext:value-type="float">
            <text:p>0.03478646</text:p>
          </table:table-cell>
          <table:table-cell office:value-type="float" office:value="0.02010426" calcext:value-type="float">
            <text:p>0.02010426</text:p>
          </table:table-cell>
          <table:table-cell office:value-type="float" office:value="0.02833271" calcext:value-type="float">
            <text:p>0.02833271</text:p>
          </table:table-cell>
          <table:table-cell office:value-type="float" office:value="0.07315557" calcext:value-type="float">
            <text:p>0.07315557</text:p>
          </table:table-cell>
          <table:table-cell office:value-type="float" office:value="0.1343179" calcext:value-type="float">
            <text:p>0.1343179</text:p>
          </table:table-cell>
          <table:table-cell office:value-type="float" office:value="0.1508879" calcext:value-type="float">
            <text:p>0.1508879</text:p>
          </table:table-cell>
          <table:table-cell office:value-type="float" office:value="0.1546604" calcext:value-type="float">
            <text:p>0.1546604</text:p>
          </table:table-cell>
          <table:table-cell office:value-type="float" office:value="0.1638692" calcext:value-type="float">
            <text:p>0.1638692</text:p>
          </table:table-cell>
          <table:table-cell office:value-type="float" office:value="0.1789767" calcext:value-type="float">
            <text:p>0.1789767</text:p>
          </table:table-cell>
          <table:table-cell office:value-type="float" office:value="0.1836117" calcext:value-type="float">
            <text:p>0.1836117</text:p>
          </table:table-cell>
          <table:table-cell office:value-type="float" office:value="0" calcext:value-type="float">
            <text:p>0</text:p>
          </table:table-cell>
          <table:table-cell office:value-type="float" office:value="29.30447" calcext:value-type="float">
            <text:p>29.30447</text:p>
          </table:table-cell>
          <table:table-cell office:value-type="float" office:value="22.39417" calcext:value-type="float">
            <text:p>22.39417</text:p>
          </table:table-cell>
          <table:table-cell office:value-type="float" office:value="20.24513" calcext:value-type="float">
            <text:p>20.24513</text:p>
          </table:table-cell>
          <table:table-cell office:value-type="float" office:value="5.690207" calcext:value-type="float">
            <text:p>5.690207</text:p>
          </table:table-cell>
          <table:table-cell office:value-type="float" office:value="4.67069" calcext:value-type="float">
            <text:p>4.67069</text:p>
          </table:table-cell>
          <table:table-cell office:value-type="float" office:value="2.10936" calcext:value-type="float">
            <text:p>2.10936</text:p>
          </table:table-cell>
          <table:table-cell office:value-type="float" office:value="2.148698" calcext:value-type="float">
            <text:p>2.148698</text:p>
          </table:table-cell>
          <table:table-cell office:value-type="float" office:value="4.647752" calcext:value-type="float">
            <text:p>4.647752</text:p>
          </table:table-cell>
          <table:table-cell office:value-type="float" office:value="7.004781" calcext:value-type="float">
            <text:p>7.004781</text:p>
          </table:table-cell>
          <table:table-cell office:value-type="float" office:value="8.56306" calcext:value-type="float">
            <text:p>8.56306</text:p>
          </table:table-cell>
          <table:table-cell office:value-type="float" office:value="8.923499" calcext:value-type="float">
            <text:p>8.923499</text:p>
          </table:table-cell>
          <table:table-cell office:value-type="float" office:value="9.760653" calcext:value-type="float">
            <text:p>9.760653</text:p>
          </table:table-cell>
          <table:table-cell office:value-type="float" office:value="11.16846" calcext:value-type="float">
            <text:p>11.16846</text:p>
          </table:table-cell>
          <table:table-cell office:value-type="float" office:value="11.49675" calcext:value-type="float">
            <text:p>11.49675</text:p>
          </table:table-cell>
          <table:table-cell office:value-type="float" office:value="0" calcext:value-type="float">
            <text:p>0</text:p>
          </table:table-cell>
          <table:table-cell office:value-type="float" office:value="5.730907" calcext:value-type="float">
            <text:p>5.7309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4.339024" calcext:value-type="float">
            <text:p>4.339024</text:p>
          </table:table-cell>
          <table:table-cell office:value-type="float" office:value="135.3344" calcext:value-type="float">
            <text:p>135.3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33947" calcext:value-type="float">
            <text:p>35.33947</text:p>
          </table:table-cell>
          <table:table-cell office:value-type="float" office:value="0" calcext:value-type="float">
            <text:p>0</text:p>
          </table:table-cell>
          <table:table-cell office:value-type="float" office:value="0.000000008326312" calcext:value-type="float">
            <text:p>8.326312E-09</text:p>
          </table:table-cell>
          <table:table-cell office:value-type="float" office:value="0" calcext:value-type="float">
            <text:p>0</text:p>
          </table:table-cell>
          <table:table-cell office:value-type="float" office:value="-0.0008122468" calcext:value-type="float">
            <text:p>-0.0008122468</text:p>
          </table:table-cell>
          <table:table-cell office:value-type="float" office:value="1166.509" calcext:value-type="float">
            <text:p>1166.509</text:p>
          </table:table-cell>
          <table:table-cell office:value-type="float" office:value="1.66574" calcext:value-type="float">
            <text:p>1.66574</text:p>
          </table:table-cell>
          <table:table-cell office:value-type="float" office:value="0" calcext:value-type="float">
            <text:p>0</text:p>
          </table:table-cell>
          <table:table-cell office:value-type="float" office:value="0.5491104" calcext:value-type="float">
            <text:p>0.5491104</text:p>
          </table:table-cell>
          <table:table-cell office:value-type="float" office:value="0.1937753" calcext:value-type="float">
            <text:p>0.1937753</text:p>
          </table:table-cell>
          <table:table-cell office:value-type="float" office:value="0.1496199" calcext:value-type="float">
            <text:p>0.1496199</text:p>
          </table:table-cell>
          <table:table-cell office:value-type="float" office:value="0.04029213" calcext:value-type="float">
            <text:p>0.04029213</text:p>
          </table:table-cell>
          <table:table-cell office:value-type="float" office:value="0.03468155" calcext:value-type="float">
            <text:p>0.03468155</text:p>
          </table:table-cell>
          <table:table-cell office:value-type="float" office:value="0.02008219" calcext:value-type="float">
            <text:p>0.02008219</text:p>
          </table:table-cell>
          <table:table-cell office:value-type="float" office:value="0.0283133" calcext:value-type="float">
            <text:p>0.0283133</text:p>
          </table:table-cell>
          <table:table-cell office:value-type="float" office:value="0.07317894" calcext:value-type="float">
            <text:p>0.07317894</text:p>
          </table:table-cell>
          <table:table-cell office:value-type="float" office:value="0.1343664" calcext:value-type="float">
            <text:p>0.1343664</text:p>
          </table:table-cell>
          <table:table-cell office:value-type="float" office:value="0.1509332" calcext:value-type="float">
            <text:p>0.1509332</text:p>
          </table:table-cell>
          <table:table-cell office:value-type="float" office:value="0.1547119" calcext:value-type="float">
            <text:p>0.1547119</text:p>
          </table:table-cell>
          <table:table-cell office:value-type="float" office:value="0.163919" calcext:value-type="float">
            <text:p>0.163919</text:p>
          </table:table-cell>
          <table:table-cell office:value-type="float" office:value="0.1790103" calcext:value-type="float">
            <text:p>0.1790103</text:p>
          </table:table-cell>
          <table:table-cell office:value-type="float" office:value="0.1836403" calcext:value-type="float">
            <text:p>0.1836403</text:p>
          </table:table-cell>
          <table:table-cell office:value-type="float" office:value="0" calcext:value-type="float">
            <text:p>0</text:p>
          </table:table-cell>
          <table:table-cell office:value-type="float" office:value="29.34188" calcext:value-type="float">
            <text:p>29.34188</text:p>
          </table:table-cell>
          <table:table-cell office:value-type="float" office:value="22.3854" calcext:value-type="float">
            <text:p>22.3854</text:p>
          </table:table-cell>
          <table:table-cell office:value-type="float" office:value="20.23961" calcext:value-type="float">
            <text:p>20.23961</text:p>
          </table:table-cell>
          <table:table-cell office:value-type="float" office:value="5.688438" calcext:value-type="float">
            <text:p>5.688438</text:p>
          </table:table-cell>
          <table:table-cell office:value-type="float" office:value="4.66957" calcext:value-type="float">
            <text:p>4.66957</text:p>
          </table:table-cell>
          <table:table-cell office:value-type="float" office:value="2.109532" calcext:value-type="float">
            <text:p>2.109532</text:p>
          </table:table-cell>
          <table:table-cell office:value-type="float" office:value="2.149569" calcext:value-type="float">
            <text:p>2.149569</text:p>
          </table:table-cell>
          <table:table-cell office:value-type="float" office:value="4.65074" calcext:value-type="float">
            <text:p>4.65074</text:p>
          </table:table-cell>
          <table:table-cell office:value-type="float" office:value="7.009535" calcext:value-type="float">
            <text:p>7.009535</text:p>
          </table:table-cell>
          <table:table-cell office:value-type="float" office:value="8.567616" calcext:value-type="float">
            <text:p>8.567616</text:p>
          </table:table-cell>
          <table:table-cell office:value-type="float" office:value="8.928534" calcext:value-type="float">
            <text:p>8.928534</text:p>
          </table:table-cell>
          <table:table-cell office:value-type="float" office:value="9.764917" calcext:value-type="float">
            <text:p>9.764917</text:p>
          </table:table-cell>
          <table:table-cell office:value-type="float" office:value="11.17126" calcext:value-type="float">
            <text:p>11.17126</text:p>
          </table:table-cell>
          <table:table-cell office:value-type="float" office:value="11.50621" calcext:value-type="float">
            <text:p>11.50621</text:p>
          </table:table-cell>
          <table:table-cell office:value-type="float" office:value="0" calcext:value-type="float">
            <text:p>0</text:p>
          </table:table-cell>
          <table:table-cell office:value-type="float" office:value="12.61526" calcext:value-type="float">
            <text:p>12.615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5" calcext:value-type="float">
            <text:p>3022005</text:p>
          </table:table-cell>
          <table:table-cell office:value-type="float" office:value="4.331602" calcext:value-type="float">
            <text:p>4.331602</text:p>
          </table:table-cell>
          <table:table-cell office:value-type="float" office:value="135.3358" calcext:value-type="float">
            <text:p>135.3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35315" calcext:value-type="float">
            <text:p>35.35315</text:p>
          </table:table-cell>
          <table:table-cell office:value-type="float" office:value="0" calcext:value-type="float">
            <text:p>0</text:p>
          </table:table-cell>
          <table:table-cell office:value-type="float" office:value="0.000000008326312" calcext:value-type="float">
            <text:p>8.326312E-09</text:p>
          </table:table-cell>
          <table:table-cell office:value-type="float" office:value="0" calcext:value-type="float">
            <text:p>0</text:p>
          </table:table-cell>
          <table:table-cell office:value-type="float" office:value="-0.0008122468" calcext:value-type="float">
            <text:p>-0.0008122468</text:p>
          </table:table-cell>
          <table:table-cell office:value-type="float" office:value="1166.499" calcext:value-type="float">
            <text:p>1166.499</text:p>
          </table:table-cell>
          <table:table-cell office:value-type="float" office:value="1.673251" calcext:value-type="float">
            <text:p>1.673251</text:p>
          </table:table-cell>
          <table:table-cell office:value-type="float" office:value="0" calcext:value-type="float">
            <text:p>0</text:p>
          </table:table-cell>
          <table:table-cell office:value-type="float" office:value="0.5887718" calcext:value-type="float">
            <text:p>0.5887718</text:p>
          </table:table-cell>
          <table:table-cell office:value-type="float" office:value="0.2174132" calcext:value-type="float">
            <text:p>0.2174132</text:p>
          </table:table-cell>
          <table:table-cell office:value-type="float" office:value="0.1432613" calcext:value-type="float">
            <text:p>0.1432613</text:p>
          </table:table-cell>
          <table:table-cell office:value-type="float" office:value="0.04007848" calcext:value-type="float">
            <text:p>0.04007848</text:p>
          </table:table-cell>
          <table:table-cell office:value-type="float" office:value="0.03444355" calcext:value-type="float">
            <text:p>0.03444355</text:p>
          </table:table-cell>
          <table:table-cell office:value-type="float" office:value="0.02000149" calcext:value-type="float">
            <text:p>0.02000149</text:p>
          </table:table-cell>
          <table:table-cell office:value-type="float" office:value="0.02827364" calcext:value-type="float">
            <text:p>0.02827364</text:p>
          </table:table-cell>
          <table:table-cell office:value-type="float" office:value="0.073195" calcext:value-type="float">
            <text:p>0.073195</text:p>
          </table:table-cell>
          <table:table-cell office:value-type="float" office:value="0.1344142" calcext:value-type="float">
            <text:p>0.1344142</text:p>
          </table:table-cell>
          <table:table-cell office:value-type="float" office:value="0.1509791" calcext:value-type="float">
            <text:p>0.1509791</text:p>
          </table:table-cell>
          <table:table-cell office:value-type="float" office:value="0.1547629" calcext:value-type="float">
            <text:p>0.1547629</text:p>
          </table:table-cell>
          <table:table-cell office:value-type="float" office:value="0.1639628" calcext:value-type="float">
            <text:p>0.1639628</text:p>
          </table:table-cell>
          <table:table-cell office:value-type="float" office:value="0.1790431" calcext:value-type="float">
            <text:p>0.1790431</text:p>
          </table:table-cell>
          <table:table-cell office:value-type="float" office:value="0.1836695" calcext:value-type="float">
            <text:p>0.1836695</text:p>
          </table:table-cell>
          <table:table-cell office:value-type="float" office:value="0" calcext:value-type="float">
            <text:p>0</text:p>
          </table:table-cell>
          <table:table-cell office:value-type="float" office:value="29.41789" calcext:value-type="float">
            <text:p>29.41789</text:p>
          </table:table-cell>
          <table:table-cell office:value-type="float" office:value="22.37993" calcext:value-type="float">
            <text:p>22.37993</text:p>
          </table:table-cell>
          <table:table-cell office:value-type="float" office:value="20.23188" calcext:value-type="float">
            <text:p>20.23188</text:p>
          </table:table-cell>
          <table:table-cell office:value-type="float" office:value="5.686486" calcext:value-type="float">
            <text:p>5.686486</text:p>
          </table:table-cell>
          <table:table-cell office:value-type="float" office:value="4.668375" calcext:value-type="float">
            <text:p>4.668375</text:p>
          </table:table-cell>
          <table:table-cell office:value-type="float" office:value="2.109696" calcext:value-type="float">
            <text:p>2.109696</text:p>
          </table:table-cell>
          <table:table-cell office:value-type="float" office:value="2.150445" calcext:value-type="float">
            <text:p>2.150445</text:p>
          </table:table-cell>
          <table:table-cell office:value-type="float" office:value="4.653727" calcext:value-type="float">
            <text:p>4.653727</text:p>
          </table:table-cell>
          <table:table-cell office:value-type="float" office:value="7.014288" calcext:value-type="float">
            <text:p>7.014288</text:p>
          </table:table-cell>
          <table:table-cell office:value-type="float" office:value="8.572173" calcext:value-type="float">
            <text:p>8.572173</text:p>
          </table:table-cell>
          <table:table-cell office:value-type="float" office:value="8.933538" calcext:value-type="float">
            <text:p>8.933538</text:p>
          </table:table-cell>
          <table:table-cell office:value-type="float" office:value="9.769182" calcext:value-type="float">
            <text:p>9.769182</text:p>
          </table:table-cell>
          <table:table-cell office:value-type="float" office:value="11.17405" calcext:value-type="float">
            <text:p>11.17405</text:p>
          </table:table-cell>
          <table:table-cell office:value-type="float" office:value="11.51968" calcext:value-type="float">
            <text:p>11.51968</text:p>
          </table:table-cell>
          <table:table-cell office:value-type="float" office:value="0" calcext:value-type="float">
            <text:p>0</text:p>
          </table:table-cell>
          <table:table-cell office:value-type="float" office:value="19.839" calcext:value-type="float">
            <text:p>19.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5" calcext:value-type="float">
            <text:p>4022005</text:p>
          </table:table-cell>
          <table:table-cell office:value-type="float" office:value="4.324286" calcext:value-type="float">
            <text:p>4.324286</text:p>
          </table:table-cell>
          <table:table-cell office:value-type="float" office:value="135.337" calcext:value-type="float">
            <text:p>135.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36712" calcext:value-type="float">
            <text:p>35.36712</text:p>
          </table:table-cell>
          <table:table-cell office:value-type="float" office:value="0" calcext:value-type="float">
            <text:p>0</text:p>
          </table:table-cell>
          <table:table-cell office:value-type="float" office:value="0.000000008326312" calcext:value-type="float">
            <text:p>8.326312E-09</text:p>
          </table:table-cell>
          <table:table-cell office:value-type="float" office:value="0" calcext:value-type="float">
            <text:p>0</text:p>
          </table:table-cell>
          <table:table-cell office:value-type="float" office:value="-0.0008122468" calcext:value-type="float">
            <text:p>-0.0008122468</text:p>
          </table:table-cell>
          <table:table-cell office:value-type="float" office:value="1166.49" calcext:value-type="float">
            <text:p>1166.49</text:p>
          </table:table-cell>
          <table:table-cell office:value-type="float" office:value="1.675127" calcext:value-type="float">
            <text:p>1.675127</text:p>
          </table:table-cell>
          <table:table-cell office:value-type="float" office:value="0" calcext:value-type="float">
            <text:p>0</text:p>
          </table:table-cell>
          <table:table-cell office:value-type="float" office:value="0.6907511" calcext:value-type="float">
            <text:p>0.6907511</text:p>
          </table:table-cell>
          <table:table-cell office:value-type="float" office:value="0.2373861" calcext:value-type="float">
            <text:p>0.2373861</text:p>
          </table:table-cell>
          <table:table-cell office:value-type="float" office:value="0.1407153" calcext:value-type="float">
            <text:p>0.1407153</text:p>
          </table:table-cell>
          <table:table-cell office:value-type="float" office:value="0.04071009" calcext:value-type="float">
            <text:p>0.04071009</text:p>
          </table:table-cell>
          <table:table-cell office:value-type="float" office:value="0.03454949" calcext:value-type="float">
            <text:p>0.03454949</text:p>
          </table:table-cell>
          <table:table-cell office:value-type="float" office:value="0.01995935" calcext:value-type="float">
            <text:p>0.01995935</text:p>
          </table:table-cell>
          <table:table-cell office:value-type="float" office:value="0.02819843" calcext:value-type="float">
            <text:p>0.02819843</text:p>
          </table:table-cell>
          <table:table-cell office:value-type="float" office:value="0.07320018" calcext:value-type="float">
            <text:p>0.07320018</text:p>
          </table:table-cell>
          <table:table-cell office:value-type="float" office:value="0.1344623" calcext:value-type="float">
            <text:p>0.1344623</text:p>
          </table:table-cell>
          <table:table-cell office:value-type="float" office:value="0.1510254" calcext:value-type="float">
            <text:p>0.1510254</text:p>
          </table:table-cell>
          <table:table-cell office:value-type="float" office:value="0.1548142" calcext:value-type="float">
            <text:p>0.1548142</text:p>
          </table:table-cell>
          <table:table-cell office:value-type="float" office:value="0.1640038" calcext:value-type="float">
            <text:p>0.1640038</text:p>
          </table:table-cell>
          <table:table-cell office:value-type="float" office:value="0.1790752" calcext:value-type="float">
            <text:p>0.1790752</text:p>
          </table:table-cell>
          <table:table-cell office:value-type="float" office:value="0.1836991" calcext:value-type="float">
            <text:p>0.1836991</text:p>
          </table:table-cell>
          <table:table-cell office:value-type="float" office:value="0" calcext:value-type="float">
            <text:p>0</text:p>
          </table:table-cell>
          <table:table-cell office:value-type="float" office:value="29.51658" calcext:value-type="float">
            <text:p>29.51658</text:p>
          </table:table-cell>
          <table:table-cell office:value-type="float" office:value="22.37984" calcext:value-type="float">
            <text:p>22.37984</text:p>
          </table:table-cell>
          <table:table-cell office:value-type="float" office:value="20.22151" calcext:value-type="float">
            <text:p>20.22151</text:p>
          </table:table-cell>
          <table:table-cell office:value-type="float" office:value="5.684448" calcext:value-type="float">
            <text:p>5.684448</text:p>
          </table:table-cell>
          <table:table-cell office:value-type="float" office:value="4.667109" calcext:value-type="float">
            <text:p>4.667109</text:p>
          </table:table-cell>
          <table:table-cell office:value-type="float" office:value="2.109849" calcext:value-type="float">
            <text:p>2.109849</text:p>
          </table:table-cell>
          <table:table-cell office:value-type="float" office:value="2.15133" calcext:value-type="float">
            <text:p>2.15133</text:p>
          </table:table-cell>
          <table:table-cell office:value-type="float" office:value="4.656714" calcext:value-type="float">
            <text:p>4.656714</text:p>
          </table:table-cell>
          <table:table-cell office:value-type="float" office:value="7.019042" calcext:value-type="float">
            <text:p>7.019042</text:p>
          </table:table-cell>
          <table:table-cell office:value-type="float" office:value="8.576731" calcext:value-type="float">
            <text:p>8.576731</text:p>
          </table:table-cell>
          <table:table-cell office:value-type="float" office:value="8.938516" calcext:value-type="float">
            <text:p>8.938516</text:p>
          </table:table-cell>
          <table:table-cell office:value-type="float" office:value="9.773446" calcext:value-type="float">
            <text:p>9.773446</text:p>
          </table:table-cell>
          <table:table-cell office:value-type="float" office:value="11.17684" calcext:value-type="float">
            <text:p>11.17684</text:p>
          </table:table-cell>
          <table:table-cell office:value-type="float" office:value="11.53367" calcext:value-type="float">
            <text:p>11.53367</text:p>
          </table:table-cell>
          <table:table-cell office:value-type="float" office:value="0" calcext:value-type="float">
            <text:p>0</text:p>
          </table:table-cell>
          <table:table-cell office:value-type="float" office:value="21.60876" calcext:value-type="float">
            <text:p>21.608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5" calcext:value-type="float">
            <text:p>5022005</text:p>
          </table:table-cell>
          <table:table-cell office:value-type="float" office:value="4.316556" calcext:value-type="float">
            <text:p>4.316556</text:p>
          </table:table-cell>
          <table:table-cell office:value-type="float" office:value="135.3383" calcext:value-type="float">
            <text:p>135.3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38103" calcext:value-type="float">
            <text:p>35.38103</text:p>
          </table:table-cell>
          <table:table-cell office:value-type="float" office:value="0" calcext:value-type="float">
            <text:p>0</text:p>
          </table:table-cell>
          <table:table-cell office:value-type="float" office:value="0.000000008326312" calcext:value-type="float">
            <text:p>8.326312E-09</text:p>
          </table:table-cell>
          <table:table-cell office:value-type="float" office:value="0" calcext:value-type="float">
            <text:p>0</text:p>
          </table:table-cell>
          <table:table-cell office:value-type="float" office:value="-0.0008122468" calcext:value-type="float">
            <text:p>-0.0008122468</text:p>
          </table:table-cell>
          <table:table-cell office:value-type="float" office:value="1166.482" calcext:value-type="float">
            <text:p>1166.482</text:p>
          </table:table-cell>
          <table:table-cell office:value-type="float" office:value="1.671673" calcext:value-type="float">
            <text:p>1.671673</text:p>
          </table:table-cell>
          <table:table-cell office:value-type="float" office:value="0" calcext:value-type="float">
            <text:p>0</text:p>
          </table:table-cell>
          <table:table-cell office:value-type="float" office:value="0.7317179" calcext:value-type="float">
            <text:p>0.7317179</text:p>
          </table:table-cell>
          <table:table-cell office:value-type="float" office:value="0.2380753" calcext:value-type="float">
            <text:p>0.2380753</text:p>
          </table:table-cell>
          <table:table-cell office:value-type="float" office:value="0.138514" calcext:value-type="float">
            <text:p>0.138514</text:p>
          </table:table-cell>
          <table:table-cell office:value-type="float" office:value="0.04149915" calcext:value-type="float">
            <text:p>0.04149915</text:p>
          </table:table-cell>
          <table:table-cell office:value-type="float" office:value="0.03476233" calcext:value-type="float">
            <text:p>0.03476233</text:p>
          </table:table-cell>
          <table:table-cell office:value-type="float" office:value="0.01997492" calcext:value-type="float">
            <text:p>0.01997492</text:p>
          </table:table-cell>
          <table:table-cell office:value-type="float" office:value="0.02816019" calcext:value-type="float">
            <text:p>0.02816019</text:p>
          </table:table-cell>
          <table:table-cell office:value-type="float" office:value="0.07319924" calcext:value-type="float">
            <text:p>0.07319924</text:p>
          </table:table-cell>
          <table:table-cell office:value-type="float" office:value="0.1345104" calcext:value-type="float">
            <text:p>0.1345104</text:p>
          </table:table-cell>
          <table:table-cell office:value-type="float" office:value="0.1510712" calcext:value-type="float">
            <text:p>0.1510712</text:p>
          </table:table-cell>
          <table:table-cell office:value-type="float" office:value="0.1548661" calcext:value-type="float">
            <text:p>0.1548661</text:p>
          </table:table-cell>
          <table:table-cell office:value-type="float" office:value="0.1640443" calcext:value-type="float">
            <text:p>0.1640443</text:p>
          </table:table-cell>
          <table:table-cell office:value-type="float" office:value="0.179106" calcext:value-type="float">
            <text:p>0.179106</text:p>
          </table:table-cell>
          <table:table-cell office:value-type="float" office:value="0.1837291" calcext:value-type="float">
            <text:p>0.1837291</text:p>
          </table:table-cell>
          <table:table-cell office:value-type="float" office:value="0" calcext:value-type="float">
            <text:p>0</text:p>
          </table:table-cell>
          <table:table-cell office:value-type="float" office:value="29.60897" calcext:value-type="float">
            <text:p>29.60897</text:p>
          </table:table-cell>
          <table:table-cell office:value-type="float" office:value="22.38242" calcext:value-type="float">
            <text:p>22.38242</text:p>
          </table:table-cell>
          <table:table-cell office:value-type="float" office:value="20.20873" calcext:value-type="float">
            <text:p>20.20873</text:p>
          </table:table-cell>
          <table:table-cell office:value-type="float" office:value="5.682497" calcext:value-type="float">
            <text:p>5.682497</text:p>
          </table:table-cell>
          <table:table-cell office:value-type="float" office:value="4.66584" calcext:value-type="float">
            <text:p>4.66584</text:p>
          </table:table-cell>
          <table:table-cell office:value-type="float" office:value="2.110007" calcext:value-type="float">
            <text:p>2.110007</text:p>
          </table:table-cell>
          <table:table-cell office:value-type="float" office:value="2.152214" calcext:value-type="float">
            <text:p>2.152214</text:p>
          </table:table-cell>
          <table:table-cell office:value-type="float" office:value="4.659723" calcext:value-type="float">
            <text:p>4.659723</text:p>
          </table:table-cell>
          <table:table-cell office:value-type="float" office:value="7.023796" calcext:value-type="float">
            <text:p>7.023796</text:p>
          </table:table-cell>
          <table:table-cell office:value-type="float" office:value="8.581284" calcext:value-type="float">
            <text:p>8.581284</text:p>
          </table:table-cell>
          <table:table-cell office:value-type="float" office:value="8.943494" calcext:value-type="float">
            <text:p>8.943494</text:p>
          </table:table-cell>
          <table:table-cell office:value-type="float" office:value="9.77771" calcext:value-type="float">
            <text:p>9.77771</text:p>
          </table:table-cell>
          <table:table-cell office:value-type="float" office:value="11.17963" calcext:value-type="float">
            <text:p>11.17963</text:p>
          </table:table-cell>
          <table:table-cell office:value-type="float" office:value="11.54805" calcext:value-type="float">
            <text:p>11.54805</text:p>
          </table:table-cell>
          <table:table-cell office:value-type="float" office:value="0" calcext:value-type="float">
            <text:p>0</text:p>
          </table:table-cell>
          <table:table-cell office:value-type="float" office:value="24.12624" calcext:value-type="float">
            <text:p>24.126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5" calcext:value-type="float">
            <text:p>6022005</text:p>
          </table:table-cell>
          <table:table-cell office:value-type="float" office:value="4.312582" calcext:value-type="float">
            <text:p>4.312582</text:p>
          </table:table-cell>
          <table:table-cell office:value-type="float" office:value="135.339" calcext:value-type="float">
            <text:p>135.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39579" calcext:value-type="float">
            <text:p>35.39579</text:p>
          </table:table-cell>
          <table:table-cell office:value-type="float" office:value="0" calcext:value-type="float">
            <text:p>0</text:p>
          </table:table-cell>
          <table:table-cell office:value-type="float" office:value="0.00000001723189" calcext:value-type="float">
            <text:p>1.723189E-08</text:p>
          </table:table-cell>
          <table:table-cell office:value-type="float" office:value="0" calcext:value-type="float">
            <text:p>0</text:p>
          </table:table-cell>
          <table:table-cell office:value-type="float" office:value="-0.0008121261" calcext:value-type="float">
            <text:p>-0.0008121261</text:p>
          </table:table-cell>
          <table:table-cell office:value-type="float" office:value="1166.472" calcext:value-type="float">
            <text:p>1166.472</text:p>
          </table:table-cell>
          <table:table-cell office:value-type="float" office:value="1.673756" calcext:value-type="float">
            <text:p>1.673756</text:p>
          </table:table-cell>
          <table:table-cell office:value-type="float" office:value="0" calcext:value-type="float">
            <text:p>0</text:p>
          </table:table-cell>
          <table:table-cell office:value-type="float" office:value="0.3222038" calcext:value-type="float">
            <text:p>0.3222038</text:p>
          </table:table-cell>
          <table:table-cell office:value-type="float" office:value="0.24023" calcext:value-type="float">
            <text:p>0.24023</text:p>
          </table:table-cell>
          <table:table-cell office:value-type="float" office:value="0.1551578" calcext:value-type="float">
            <text:p>0.1551578</text:p>
          </table:table-cell>
          <table:table-cell office:value-type="float" office:value="0.04301063" calcext:value-type="float">
            <text:p>0.04301063</text:p>
          </table:table-cell>
          <table:table-cell office:value-type="float" office:value="0.03504859" calcext:value-type="float">
            <text:p>0.03504859</text:p>
          </table:table-cell>
          <table:table-cell office:value-type="float" office:value="0.01998355" calcext:value-type="float">
            <text:p>0.01998355</text:p>
          </table:table-cell>
          <table:table-cell office:value-type="float" office:value="0.02738594" calcext:value-type="float">
            <text:p>0.02738594</text:p>
          </table:table-cell>
          <table:table-cell office:value-type="float" office:value="0.07316671" calcext:value-type="float">
            <text:p>0.07316671</text:p>
          </table:table-cell>
          <table:table-cell office:value-type="float" office:value="0.1345588" calcext:value-type="float">
            <text:p>0.1345588</text:p>
          </table:table-cell>
          <table:table-cell office:value-type="float" office:value="0.1511171" calcext:value-type="float">
            <text:p>0.1511171</text:p>
          </table:table-cell>
          <table:table-cell office:value-type="float" office:value="0.154918" calcext:value-type="float">
            <text:p>0.154918</text:p>
          </table:table-cell>
          <table:table-cell office:value-type="float" office:value="0.1640854" calcext:value-type="float">
            <text:p>0.1640854</text:p>
          </table:table-cell>
          <table:table-cell office:value-type="float" office:value="0.1791317" calcext:value-type="float">
            <text:p>0.1791317</text:p>
          </table:table-cell>
          <table:table-cell office:value-type="float" office:value="0.1837603" calcext:value-type="float">
            <text:p>0.1837603</text:p>
          </table:table-cell>
          <table:table-cell office:value-type="float" office:value="0" calcext:value-type="float">
            <text:p>0</text:p>
          </table:table-cell>
          <table:table-cell office:value-type="float" office:value="29.68676" calcext:value-type="float">
            <text:p>29.68676</text:p>
          </table:table-cell>
          <table:table-cell office:value-type="float" office:value="22.40636" calcext:value-type="float">
            <text:p>22.40636</text:p>
          </table:table-cell>
          <table:table-cell office:value-type="float" office:value="20.19816" calcext:value-type="float">
            <text:p>20.19816</text:p>
          </table:table-cell>
          <table:table-cell office:value-type="float" office:value="5.680772" calcext:value-type="float">
            <text:p>5.680772</text:p>
          </table:table-cell>
          <table:table-cell office:value-type="float" office:value="4.664601" calcext:value-type="float">
            <text:p>4.664601</text:p>
          </table:table-cell>
          <table:table-cell office:value-type="float" office:value="2.110168" calcext:value-type="float">
            <text:p>2.110168</text:p>
          </table:table-cell>
          <table:table-cell office:value-type="float" office:value="2.153069" calcext:value-type="float">
            <text:p>2.153069</text:p>
          </table:table-cell>
          <table:table-cell office:value-type="float" office:value="4.662742" calcext:value-type="float">
            <text:p>4.662742</text:p>
          </table:table-cell>
          <table:table-cell office:value-type="float" office:value="7.028549" calcext:value-type="float">
            <text:p>7.028549</text:p>
          </table:table-cell>
          <table:table-cell office:value-type="float" office:value="8.585843" calcext:value-type="float">
            <text:p>8.585843</text:p>
          </table:table-cell>
          <table:table-cell office:value-type="float" office:value="8.948471" calcext:value-type="float">
            <text:p>8.948471</text:p>
          </table:table-cell>
          <table:table-cell office:value-type="float" office:value="9.781974" calcext:value-type="float">
            <text:p>9.781974</text:p>
          </table:table-cell>
          <table:table-cell office:value-type="float" office:value="11.18242" calcext:value-type="float">
            <text:p>11.18242</text:p>
          </table:table-cell>
          <table:table-cell office:value-type="float" office:value="11.54996" calcext:value-type="float">
            <text:p>11.54996</text:p>
          </table:table-cell>
          <table:table-cell office:value-type="float" office:value="0" calcext:value-type="float">
            <text:p>0</text:p>
          </table:table-cell>
          <table:table-cell office:value-type="float" office:value="5.336905" calcext:value-type="float">
            <text:p>5.3369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5" calcext:value-type="float">
            <text:p>7022005</text:p>
          </table:table-cell>
          <table:table-cell office:value-type="float" office:value="4.309762" calcext:value-type="float">
            <text:p>4.309762</text:p>
          </table:table-cell>
          <table:table-cell office:value-type="float" office:value="135.3393" calcext:value-type="float">
            <text:p>135.3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40931" calcext:value-type="float">
            <text:p>35.40931</text:p>
          </table:table-cell>
          <table:table-cell office:value-type="float" office:value="0" calcext:value-type="float">
            <text:p>0</text:p>
          </table:table-cell>
          <table:table-cell office:value-type="float" office:value="0.00000003419945" calcext:value-type="float">
            <text:p>3.419945E-08</text:p>
          </table:table-cell>
          <table:table-cell office:value-type="float" office:value="0" calcext:value-type="float">
            <text:p>0</text:p>
          </table:table-cell>
          <table:table-cell office:value-type="float" office:value="-0.0008146942" calcext:value-type="float">
            <text:p>-0.0008146942</text:p>
          </table:table-cell>
          <table:table-cell office:value-type="float" office:value="1166.462" calcext:value-type="float">
            <text:p>1166.462</text:p>
          </table:table-cell>
          <table:table-cell office:value-type="float" office:value="1.674096" calcext:value-type="float">
            <text:p>1.674096</text:p>
          </table:table-cell>
          <table:table-cell office:value-type="float" office:value="0" calcext:value-type="float">
            <text:p>0</text:p>
          </table:table-cell>
          <table:table-cell office:value-type="float" office:value="0.3896095" calcext:value-type="float">
            <text:p>0.3896095</text:p>
          </table:table-cell>
          <table:table-cell office:value-type="float" office:value="0.2103881" calcext:value-type="float">
            <text:p>0.2103881</text:p>
          </table:table-cell>
          <table:table-cell office:value-type="float" office:value="0.1566881" calcext:value-type="float">
            <text:p>0.1566881</text:p>
          </table:table-cell>
          <table:table-cell office:value-type="float" office:value="0.04325156" calcext:value-type="float">
            <text:p>0.04325156</text:p>
          </table:table-cell>
          <table:table-cell office:value-type="float" office:value="0.03511734" calcext:value-type="float">
            <text:p>0.03511734</text:p>
          </table:table-cell>
          <table:table-cell office:value-type="float" office:value="0.01998545" calcext:value-type="float">
            <text:p>0.01998545</text:p>
          </table:table-cell>
          <table:table-cell office:value-type="float" office:value="0.02773876" calcext:value-type="float">
            <text:p>0.02773876</text:p>
          </table:table-cell>
          <table:table-cell office:value-type="float" office:value="0.07334178" calcext:value-type="float">
            <text:p>0.07334178</text:p>
          </table:table-cell>
          <table:table-cell office:value-type="float" office:value="0.1346083" calcext:value-type="float">
            <text:p>0.1346083</text:p>
          </table:table-cell>
          <table:table-cell office:value-type="float" office:value="0.151163" calcext:value-type="float">
            <text:p>0.151163</text:p>
          </table:table-cell>
          <table:table-cell office:value-type="float" office:value="0.1549699" calcext:value-type="float">
            <text:p>0.1549699</text:p>
          </table:table-cell>
          <table:table-cell office:value-type="float" office:value="0.164119" calcext:value-type="float">
            <text:p>0.164119</text:p>
          </table:table-cell>
          <table:table-cell office:value-type="float" office:value="0.1793806" calcext:value-type="float">
            <text:p>0.1793806</text:p>
          </table:table-cell>
          <table:table-cell office:value-type="float" office:value="0.1837098" calcext:value-type="float">
            <text:p>0.1837098</text:p>
          </table:table-cell>
          <table:table-cell office:value-type="float" office:value="0" calcext:value-type="float">
            <text:p>0</text:p>
          </table:table-cell>
          <table:table-cell office:value-type="float" office:value="29.71678" calcext:value-type="float">
            <text:p>29.71678</text:p>
          </table:table-cell>
          <table:table-cell office:value-type="float" office:value="22.40798" calcext:value-type="float">
            <text:p>22.40798</text:p>
          </table:table-cell>
          <table:table-cell office:value-type="float" office:value="20.19033" calcext:value-type="float">
            <text:p>20.19033</text:p>
          </table:table-cell>
          <table:table-cell office:value-type="float" office:value="5.679288" calcext:value-type="float">
            <text:p>5.679288</text:p>
          </table:table-cell>
          <table:table-cell office:value-type="float" office:value="4.663377" calcext:value-type="float">
            <text:p>4.663377</text:p>
          </table:table-cell>
          <table:table-cell office:value-type="float" office:value="2.110331" calcext:value-type="float">
            <text:p>2.110331</text:p>
          </table:table-cell>
          <table:table-cell office:value-type="float" office:value="2.153924" calcext:value-type="float">
            <text:p>2.153924</text:p>
          </table:table-cell>
          <table:table-cell office:value-type="float" office:value="4.665765" calcext:value-type="float">
            <text:p>4.665765</text:p>
          </table:table-cell>
          <table:table-cell office:value-type="float" office:value="7.033303" calcext:value-type="float">
            <text:p>7.033303</text:p>
          </table:table-cell>
          <table:table-cell office:value-type="float" office:value="8.590396" calcext:value-type="float">
            <text:p>8.590396</text:p>
          </table:table-cell>
          <table:table-cell office:value-type="float" office:value="8.953448" calcext:value-type="float">
            <text:p>8.953448</text:p>
          </table:table-cell>
          <table:table-cell office:value-type="float" office:value="9.786238" calcext:value-type="float">
            <text:p>9.786238</text:p>
          </table:table-cell>
          <table:table-cell office:value-type="float" office:value="11.1852" calcext:value-type="float">
            <text:p>11.1852</text:p>
          </table:table-cell>
          <table:table-cell office:value-type="float" office:value="11.54398" calcext:value-type="float">
            <text:p>11.54398</text:p>
          </table:table-cell>
          <table:table-cell office:value-type="float" office:value="0" calcext:value-type="float">
            <text:p>0</text:p>
          </table:table-cell>
          <table:table-cell office:value-type="float" office:value="5.688857" calcext:value-type="float">
            <text:p>5.688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5" calcext:value-type="float">
            <text:p>8022005</text:p>
          </table:table-cell>
          <table:table-cell office:value-type="float" office:value="4.307585" calcext:value-type="float">
            <text:p>4.307585</text:p>
          </table:table-cell>
          <table:table-cell office:value-type="float" office:value="135.3395" calcext:value-type="float">
            <text:p>135.3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42283" calcext:value-type="float">
            <text:p>35.42283</text:p>
          </table:table-cell>
          <table:table-cell office:value-type="float" office:value="0" calcext:value-type="float">
            <text:p>0</text:p>
          </table:table-cell>
          <table:table-cell office:value-type="float" office:value="0.00000003627846" calcext:value-type="float">
            <text:p>3.627846E-08</text:p>
          </table:table-cell>
          <table:table-cell office:value-type="float" office:value="0" calcext:value-type="float">
            <text:p>0</text:p>
          </table:table-cell>
          <table:table-cell office:value-type="float" office:value="-0.0009761225" calcext:value-type="float">
            <text:p>-0.0009761225</text:p>
          </table:table-cell>
          <table:table-cell office:value-type="float" office:value="1166.451" calcext:value-type="float">
            <text:p>1166.451</text:p>
          </table:table-cell>
          <table:table-cell office:value-type="float" office:value="1.673966" calcext:value-type="float">
            <text:p>1.673966</text:p>
          </table:table-cell>
          <table:table-cell office:value-type="float" office:value="0" calcext:value-type="float">
            <text:p>0</text:p>
          </table:table-cell>
          <table:table-cell office:value-type="float" office:value="0.296629" calcext:value-type="float">
            <text:p>0.296629</text:p>
          </table:table-cell>
          <table:table-cell office:value-type="float" office:value="0.2221599" calcext:value-type="float">
            <text:p>0.2221599</text:p>
          </table:table-cell>
          <table:table-cell office:value-type="float" office:value="0.1611453" calcext:value-type="float">
            <text:p>0.1611453</text:p>
          </table:table-cell>
          <table:table-cell office:value-type="float" office:value="0.04337307" calcext:value-type="float">
            <text:p>0.04337307</text:p>
          </table:table-cell>
          <table:table-cell office:value-type="float" office:value="0.03515426" calcext:value-type="float">
            <text:p>0.03515426</text:p>
          </table:table-cell>
          <table:table-cell office:value-type="float" office:value="0.02003344" calcext:value-type="float">
            <text:p>0.02003344</text:p>
          </table:table-cell>
          <table:table-cell office:value-type="float" office:value="0.02796743" calcext:value-type="float">
            <text:p>0.02796743</text:p>
          </table:table-cell>
          <table:table-cell office:value-type="float" office:value="0.07350232" calcext:value-type="float">
            <text:p>0.07350232</text:p>
          </table:table-cell>
          <table:table-cell office:value-type="float" office:value="0.1346636" calcext:value-type="float">
            <text:p>0.1346636</text:p>
          </table:table-cell>
          <table:table-cell office:value-type="float" office:value="0.1512095" calcext:value-type="float">
            <text:p>0.1512095</text:p>
          </table:table-cell>
          <table:table-cell office:value-type="float" office:value="0.1550224" calcext:value-type="float">
            <text:p>0.1550224</text:p>
          </table:table-cell>
          <table:table-cell office:value-type="float" office:value="0.1641738" calcext:value-type="float">
            <text:p>0.1641738</text:p>
          </table:table-cell>
          <table:table-cell office:value-type="float" office:value="0.1792534" calcext:value-type="float">
            <text:p>0.1792534</text:p>
          </table:table-cell>
          <table:table-cell office:value-type="float" office:value="0.1837918" calcext:value-type="float">
            <text:p>0.1837918</text:p>
          </table:table-cell>
          <table:table-cell office:value-type="float" office:value="0" calcext:value-type="float">
            <text:p>0</text:p>
          </table:table-cell>
          <table:table-cell office:value-type="float" office:value="29.73146" calcext:value-type="float">
            <text:p>29.73146</text:p>
          </table:table-cell>
          <table:table-cell office:value-type="float" office:value="22.40991" calcext:value-type="float">
            <text:p>22.40991</text:p>
          </table:table-cell>
          <table:table-cell office:value-type="float" office:value="20.18463" calcext:value-type="float">
            <text:p>20.18463</text:p>
          </table:table-cell>
          <table:table-cell office:value-type="float" office:value="5.67781" calcext:value-type="float">
            <text:p>5.67781</text:p>
          </table:table-cell>
          <table:table-cell office:value-type="float" office:value="4.662154" calcext:value-type="float">
            <text:p>4.662154</text:p>
          </table:table-cell>
          <table:table-cell office:value-type="float" office:value="2.110507" calcext:value-type="float">
            <text:p>2.110507</text:p>
          </table:table-cell>
          <table:table-cell office:value-type="float" office:value="2.154877" calcext:value-type="float">
            <text:p>2.154877</text:p>
          </table:table-cell>
          <table:table-cell office:value-type="float" office:value="4.668813" calcext:value-type="float">
            <text:p>4.668813</text:p>
          </table:table-cell>
          <table:table-cell office:value-type="float" office:value="7.038056" calcext:value-type="float">
            <text:p>7.038056</text:p>
          </table:table-cell>
          <table:table-cell office:value-type="float" office:value="8.594953" calcext:value-type="float">
            <text:p>8.594953</text:p>
          </table:table-cell>
          <table:table-cell office:value-type="float" office:value="8.958426" calcext:value-type="float">
            <text:p>8.958426</text:p>
          </table:table-cell>
          <table:table-cell office:value-type="float" office:value="9.790502" calcext:value-type="float">
            <text:p>9.790502</text:p>
          </table:table-cell>
          <table:table-cell office:value-type="float" office:value="11.18809" calcext:value-type="float">
            <text:p>11.18809</text:p>
          </table:table-cell>
          <table:table-cell office:value-type="float" office:value="11.53689" calcext:value-type="float">
            <text:p>11.53689</text:p>
          </table:table-cell>
          <table:table-cell office:value-type="float" office:value="0" calcext:value-type="float">
            <text:p>0</text:p>
          </table:table-cell>
          <table:table-cell office:value-type="float" office:value="3.754805" calcext:value-type="float">
            <text:p>3.754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5" calcext:value-type="float">
            <text:p>9022005</text:p>
          </table:table-cell>
          <table:table-cell office:value-type="float" office:value="4.305423" calcext:value-type="float">
            <text:p>4.305423</text:p>
          </table:table-cell>
          <table:table-cell office:value-type="float" office:value="135.3396" calcext:value-type="float">
            <text:p>135.3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43633" calcext:value-type="float">
            <text:p>35.43633</text:p>
          </table:table-cell>
          <table:table-cell office:value-type="float" office:value="0" calcext:value-type="float">
            <text:p>0</text:p>
          </table:table-cell>
          <table:table-cell office:value-type="float" office:value="0.00000003712805" calcext:value-type="float">
            <text:p>3.712805E-08</text:p>
          </table:table-cell>
          <table:table-cell office:value-type="float" office:value="0" calcext:value-type="float">
            <text:p>0</text:p>
          </table:table-cell>
          <table:table-cell office:value-type="float" office:value="-0.001129676" calcext:value-type="float">
            <text:p>-0.001129676</text:p>
          </table:table-cell>
          <table:table-cell office:value-type="float" office:value="1166.439" calcext:value-type="float">
            <text:p>1166.439</text:p>
          </table:table-cell>
          <table:table-cell office:value-type="float" office:value="1.673203" calcext:value-type="float">
            <text:p>1.673203</text:p>
          </table:table-cell>
          <table:table-cell office:value-type="float" office:value="0" calcext:value-type="float">
            <text:p>0</text:p>
          </table:table-cell>
          <table:table-cell office:value-type="float" office:value="0.2592338" calcext:value-type="float">
            <text:p>0.2592338</text:p>
          </table:table-cell>
          <table:table-cell office:value-type="float" office:value="0.1960262" calcext:value-type="float">
            <text:p>0.1960262</text:p>
          </table:table-cell>
          <table:table-cell office:value-type="float" office:value="0.1680217" calcext:value-type="float">
            <text:p>0.1680217</text:p>
          </table:table-cell>
          <table:table-cell office:value-type="float" office:value="0.04232334" calcext:value-type="float">
            <text:p>0.04232334</text:p>
          </table:table-cell>
          <table:table-cell office:value-type="float" office:value="0.03523261" calcext:value-type="float">
            <text:p>0.03523261</text:p>
          </table:table-cell>
          <table:table-cell office:value-type="float" office:value="0.02007725" calcext:value-type="float">
            <text:p>0.02007725</text:p>
          </table:table-cell>
          <table:table-cell office:value-type="float" office:value="0.02793314" calcext:value-type="float">
            <text:p>0.02793314</text:p>
          </table:table-cell>
          <table:table-cell office:value-type="float" office:value="0.07357236" calcext:value-type="float">
            <text:p>0.07357236</text:p>
          </table:table-cell>
          <table:table-cell office:value-type="float" office:value="0.1347208" calcext:value-type="float">
            <text:p>0.1347208</text:p>
          </table:table-cell>
          <table:table-cell office:value-type="float" office:value="0.1512572" calcext:value-type="float">
            <text:p>0.1512572</text:p>
          </table:table-cell>
          <table:table-cell office:value-type="float" office:value="0.155075" calcext:value-type="float">
            <text:p>0.155075</text:p>
          </table:table-cell>
          <table:table-cell office:value-type="float" office:value="0.1642134" calcext:value-type="float">
            <text:p>0.1642134</text:p>
          </table:table-cell>
          <table:table-cell office:value-type="float" office:value="0.1792383" calcext:value-type="float">
            <text:p>0.1792383</text:p>
          </table:table-cell>
          <table:table-cell office:value-type="float" office:value="0.183832" calcext:value-type="float">
            <text:p>0.183832</text:p>
          </table:table-cell>
          <table:table-cell office:value-type="float" office:value="0" calcext:value-type="float">
            <text:p>0</text:p>
          </table:table-cell>
          <table:table-cell office:value-type="float" office:value="29.73454" calcext:value-type="float">
            <text:p>29.73454</text:p>
          </table:table-cell>
          <table:table-cell office:value-type="float" office:value="22.41039" calcext:value-type="float">
            <text:p>22.41039</text:p>
          </table:table-cell>
          <table:table-cell office:value-type="float" office:value="20.18182" calcext:value-type="float">
            <text:p>20.18182</text:p>
          </table:table-cell>
          <table:table-cell office:value-type="float" office:value="5.676269" calcext:value-type="float">
            <text:p>5.676269</text:p>
          </table:table-cell>
          <table:table-cell office:value-type="float" office:value="4.66093" calcext:value-type="float">
            <text:p>4.66093</text:p>
          </table:table-cell>
          <table:table-cell office:value-type="float" office:value="2.110693" calcext:value-type="float">
            <text:p>2.110693</text:p>
          </table:table-cell>
          <table:table-cell office:value-type="float" office:value="2.155851" calcext:value-type="float">
            <text:p>2.155851</text:p>
          </table:table-cell>
          <table:table-cell office:value-type="float" office:value="4.671885" calcext:value-type="float">
            <text:p>4.671885</text:p>
          </table:table-cell>
          <table:table-cell office:value-type="float" office:value="7.04281" calcext:value-type="float">
            <text:p>7.04281</text:p>
          </table:table-cell>
          <table:table-cell office:value-type="float" office:value="8.599511" calcext:value-type="float">
            <text:p>8.599511</text:p>
          </table:table-cell>
          <table:table-cell office:value-type="float" office:value="8.963404" calcext:value-type="float">
            <text:p>8.963404</text:p>
          </table:table-cell>
          <table:table-cell office:value-type="float" office:value="9.794766" calcext:value-type="float">
            <text:p>9.794766</text:p>
          </table:table-cell>
          <table:table-cell office:value-type="float" office:value="11.19096" calcext:value-type="float">
            <text:p>11.19096</text:p>
          </table:table-cell>
          <table:table-cell office:value-type="float" office:value="11.53368" calcext:value-type="float">
            <text:p>11.53368</text:p>
          </table:table-cell>
          <table:table-cell office:value-type="float" office:value="0" calcext:value-type="float">
            <text:p>0</text:p>
          </table:table-cell>
          <table:table-cell office:value-type="float" office:value="3.576293" calcext:value-type="float">
            <text:p>3.5762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5" calcext:value-type="float">
            <text:p>10022005</text:p>
          </table:table-cell>
          <table:table-cell office:value-type="float" office:value="4.302991" calcext:value-type="float">
            <text:p>4.302991</text:p>
          </table:table-cell>
          <table:table-cell office:value-type="float" office:value="135.3399" calcext:value-type="float">
            <text:p>135.3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44959" calcext:value-type="float">
            <text:p>35.44959</text:p>
          </table:table-cell>
          <table:table-cell office:value-type="float" office:value="0" calcext:value-type="float">
            <text:p>0</text:p>
          </table:table-cell>
          <table:table-cell office:value-type="float" office:value="0.00000003785536" calcext:value-type="float">
            <text:p>3.785536E-08</text:p>
          </table:table-cell>
          <table:table-cell office:value-type="float" office:value="0" calcext:value-type="float">
            <text:p>0</text:p>
          </table:table-cell>
          <table:table-cell office:value-type="float" office:value="-0.001276866" calcext:value-type="float">
            <text:p>-0.001276866</text:p>
          </table:table-cell>
          <table:table-cell office:value-type="float" office:value="1166.428" calcext:value-type="float">
            <text:p>1166.428</text:p>
          </table:table-cell>
          <table:table-cell office:value-type="float" office:value="1.672064" calcext:value-type="float">
            <text:p>1.672064</text:p>
          </table:table-cell>
          <table:table-cell office:value-type="float" office:value="0" calcext:value-type="float">
            <text:p>0</text:p>
          </table:table-cell>
          <table:table-cell office:value-type="float" office:value="0.2639075" calcext:value-type="float">
            <text:p>0.2639075</text:p>
          </table:table-cell>
          <table:table-cell office:value-type="float" office:value="0.1855574" calcext:value-type="float">
            <text:p>0.1855574</text:p>
          </table:table-cell>
          <table:table-cell office:value-type="float" office:value="0.1646211" calcext:value-type="float">
            <text:p>0.1646211</text:p>
          </table:table-cell>
          <table:table-cell office:value-type="float" office:value="0.04190505" calcext:value-type="float">
            <text:p>0.04190505</text:p>
          </table:table-cell>
          <table:table-cell office:value-type="float" office:value="0.03529659" calcext:value-type="float">
            <text:p>0.03529659</text:p>
          </table:table-cell>
          <table:table-cell office:value-type="float" office:value="0.02011936" calcext:value-type="float">
            <text:p>0.02011936</text:p>
          </table:table-cell>
          <table:table-cell office:value-type="float" office:value="0.02789456" calcext:value-type="float">
            <text:p>0.02789456</text:p>
          </table:table-cell>
          <table:table-cell office:value-type="float" office:value="0.07361232" calcext:value-type="float">
            <text:p>0.07361232</text:p>
          </table:table-cell>
          <table:table-cell office:value-type="float" office:value="0.1347772" calcext:value-type="float">
            <text:p>0.1347772</text:p>
          </table:table-cell>
          <table:table-cell office:value-type="float" office:value="0.1513053" calcext:value-type="float">
            <text:p>0.1513053</text:p>
          </table:table-cell>
          <table:table-cell office:value-type="float" office:value="0.1551277" calcext:value-type="float">
            <text:p>0.1551277</text:p>
          </table:table-cell>
          <table:table-cell office:value-type="float" office:value="0.1642512" calcext:value-type="float">
            <text:p>0.1642512</text:p>
          </table:table-cell>
          <table:table-cell office:value-type="float" office:value="0.179256" calcext:value-type="float">
            <text:p>0.179256</text:p>
          </table:table-cell>
          <table:table-cell office:value-type="float" office:value="0.1838686" calcext:value-type="float">
            <text:p>0.1838686</text:p>
          </table:table-cell>
          <table:table-cell office:value-type="float" office:value="0" calcext:value-type="float">
            <text:p>0</text:p>
          </table:table-cell>
          <table:table-cell office:value-type="float" office:value="29.73532" calcext:value-type="float">
            <text:p>29.73532</text:p>
          </table:table-cell>
          <table:table-cell office:value-type="float" office:value="22.40552" calcext:value-type="float">
            <text:p>22.40552</text:p>
          </table:table-cell>
          <table:table-cell office:value-type="float" office:value="20.17975" calcext:value-type="float">
            <text:p>20.17975</text:p>
          </table:table-cell>
          <table:table-cell office:value-type="float" office:value="5.674517" calcext:value-type="float">
            <text:p>5.674517</text:p>
          </table:table-cell>
          <table:table-cell office:value-type="float" office:value="4.659726" calcext:value-type="float">
            <text:p>4.659726</text:p>
          </table:table-cell>
          <table:table-cell office:value-type="float" office:value="2.110889" calcext:value-type="float">
            <text:p>2.110889</text:p>
          </table:table-cell>
          <table:table-cell office:value-type="float" office:value="2.15683" calcext:value-type="float">
            <text:p>2.15683</text:p>
          </table:table-cell>
          <table:table-cell office:value-type="float" office:value="4.674963" calcext:value-type="float">
            <text:p>4.674963</text:p>
          </table:table-cell>
          <table:table-cell office:value-type="float" office:value="7.047564" calcext:value-type="float">
            <text:p>7.047564</text:p>
          </table:table-cell>
          <table:table-cell office:value-type="float" office:value="8.604067" calcext:value-type="float">
            <text:p>8.604067</text:p>
          </table:table-cell>
          <table:table-cell office:value-type="float" office:value="8.968382" calcext:value-type="float">
            <text:p>8.968382</text:p>
          </table:table-cell>
          <table:table-cell office:value-type="float" office:value="9.799009" calcext:value-type="float">
            <text:p>9.799009</text:p>
          </table:table-cell>
          <table:table-cell office:value-type="float" office:value="11.19375" calcext:value-type="float">
            <text:p>11.19375</text:p>
          </table:table-cell>
          <table:table-cell office:value-type="float" office:value="11.53478" calcext:value-type="float">
            <text:p>11.53478</text:p>
          </table:table-cell>
          <table:table-cell office:value-type="float" office:value="0" calcext:value-type="float">
            <text:p>0</text:p>
          </table:table-cell>
          <table:table-cell office:value-type="float" office:value="4.301408" calcext:value-type="float">
            <text:p>4.3014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5" calcext:value-type="float">
            <text:p>11022005</text:p>
          </table:table-cell>
          <table:table-cell office:value-type="float" office:value="4.300072" calcext:value-type="float">
            <text:p>4.300072</text:p>
          </table:table-cell>
          <table:table-cell office:value-type="float" office:value="135.3403" calcext:value-type="float">
            <text:p>135.3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46264" calcext:value-type="float">
            <text:p>35.46264</text:p>
          </table:table-cell>
          <table:table-cell office:value-type="float" office:value="0" calcext:value-type="float">
            <text:p>0</text:p>
          </table:table-cell>
          <table:table-cell office:value-type="float" office:value="0.00000005161064" calcext:value-type="float">
            <text:p>5.161064E-08</text:p>
          </table:table-cell>
          <table:table-cell office:value-type="float" office:value="0" calcext:value-type="float">
            <text:p>0</text:p>
          </table:table-cell>
          <table:table-cell office:value-type="float" office:value="-0.001286541" calcext:value-type="float">
            <text:p>-0.001286541</text:p>
          </table:table-cell>
          <table:table-cell office:value-type="float" office:value="1166.417" calcext:value-type="float">
            <text:p>1166.417</text:p>
          </table:table-cell>
          <table:table-cell office:value-type="float" office:value="1.671663" calcext:value-type="float">
            <text:p>1.671663</text:p>
          </table:table-cell>
          <table:table-cell office:value-type="float" office:value="0" calcext:value-type="float">
            <text:p>0</text:p>
          </table:table-cell>
          <table:table-cell office:value-type="float" office:value="0.2329471" calcext:value-type="float">
            <text:p>0.2329471</text:p>
          </table:table-cell>
          <table:table-cell office:value-type="float" office:value="0.1833937" calcext:value-type="float">
            <text:p>0.1833937</text:p>
          </table:table-cell>
          <table:table-cell office:value-type="float" office:value="0.1586512" calcext:value-type="float">
            <text:p>0.1586512</text:p>
          </table:table-cell>
          <table:table-cell office:value-type="float" office:value="0.04175503" calcext:value-type="float">
            <text:p>0.04175503</text:p>
          </table:table-cell>
          <table:table-cell office:value-type="float" office:value="0.03534428" calcext:value-type="float">
            <text:p>0.03534428</text:p>
          </table:table-cell>
          <table:table-cell office:value-type="float" office:value="0.02013838" calcext:value-type="float">
            <text:p>0.02013838</text:p>
          </table:table-cell>
          <table:table-cell office:value-type="float" office:value="0.02667519" calcext:value-type="float">
            <text:p>0.02667519</text:p>
          </table:table-cell>
          <table:table-cell office:value-type="float" office:value="0.07362711" calcext:value-type="float">
            <text:p>0.07362711</text:p>
          </table:table-cell>
          <table:table-cell office:value-type="float" office:value="0.1348317" calcext:value-type="float">
            <text:p>0.1348317</text:p>
          </table:table-cell>
          <table:table-cell office:value-type="float" office:value="0.1513535" calcext:value-type="float">
            <text:p>0.1513535</text:p>
          </table:table-cell>
          <table:table-cell office:value-type="float" office:value="0.1551802" calcext:value-type="float">
            <text:p>0.1551802</text:p>
          </table:table-cell>
          <table:table-cell office:value-type="float" office:value="0.1642901" calcext:value-type="float">
            <text:p>0.1642901</text:p>
          </table:table-cell>
          <table:table-cell office:value-type="float" office:value="0.1792854" calcext:value-type="float">
            <text:p>0.1792854</text:p>
          </table:table-cell>
          <table:table-cell office:value-type="float" office:value="0.1839011" calcext:value-type="float">
            <text:p>0.1839011</text:p>
          </table:table-cell>
          <table:table-cell office:value-type="float" office:value="0" calcext:value-type="float">
            <text:p>0</text:p>
          </table:table-cell>
          <table:table-cell office:value-type="float" office:value="29.72951" calcext:value-type="float">
            <text:p>29.72951</text:p>
          </table:table-cell>
          <table:table-cell office:value-type="float" office:value="22.39925" calcext:value-type="float">
            <text:p>22.39925</text:p>
          </table:table-cell>
          <table:table-cell office:value-type="float" office:value="20.17652" calcext:value-type="float">
            <text:p>20.17652</text:p>
          </table:table-cell>
          <table:table-cell office:value-type="float" office:value="5.67279" calcext:value-type="float">
            <text:p>5.67279</text:p>
          </table:table-cell>
          <table:table-cell office:value-type="float" office:value="4.658556" calcext:value-type="float">
            <text:p>4.658556</text:p>
          </table:table-cell>
          <table:table-cell office:value-type="float" office:value="2.111093" calcext:value-type="float">
            <text:p>2.111093</text:p>
          </table:table-cell>
          <table:table-cell office:value-type="float" office:value="2.157755" calcext:value-type="float">
            <text:p>2.157755</text:p>
          </table:table-cell>
          <table:table-cell office:value-type="float" office:value="4.67804" calcext:value-type="float">
            <text:p>4.67804</text:p>
          </table:table-cell>
          <table:table-cell office:value-type="float" office:value="7.052318" calcext:value-type="float">
            <text:p>7.052318</text:p>
          </table:table-cell>
          <table:table-cell office:value-type="float" office:value="8.608624" calcext:value-type="float">
            <text:p>8.608624</text:p>
          </table:table-cell>
          <table:table-cell office:value-type="float" office:value="8.973358" calcext:value-type="float">
            <text:p>8.973358</text:p>
          </table:table-cell>
          <table:table-cell office:value-type="float" office:value="9.803196" calcext:value-type="float">
            <text:p>9.803196</text:p>
          </table:table-cell>
          <table:table-cell office:value-type="float" office:value="11.19654" calcext:value-type="float">
            <text:p>11.19654</text:p>
          </table:table-cell>
          <table:table-cell office:value-type="float" office:value="11.53822" calcext:value-type="float">
            <text:p>11.53822</text:p>
          </table:table-cell>
          <table:table-cell office:value-type="float" office:value="0" calcext:value-type="float">
            <text:p>0</text:p>
          </table:table-cell>
          <table:table-cell office:value-type="float" office:value="6.466597" calcext:value-type="float">
            <text:p>6.4665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5" calcext:value-type="float">
            <text:p>12022005</text:p>
          </table:table-cell>
          <table:table-cell office:value-type="float" office:value="4.295938" calcext:value-type="float">
            <text:p>4.295938</text:p>
          </table:table-cell>
          <table:table-cell office:value-type="float" office:value="135.3408" calcext:value-type="float">
            <text:p>135.3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47546" calcext:value-type="float">
            <text:p>35.47546</text:p>
          </table:table-cell>
          <table:table-cell office:value-type="float" office:value="0.0009487914" calcext:value-type="float">
            <text:p>0.0009487914</text:p>
          </table:table-cell>
          <table:table-cell office:value-type="float" office:value="0.0000007111221" calcext:value-type="float">
            <text:p>7.111221E-07</text:p>
          </table:table-cell>
          <table:table-cell office:value-type="float" office:value="0.0009306037" calcext:value-type="float">
            <text:p>0.0009306037</text:p>
          </table:table-cell>
          <table:table-cell office:value-type="float" office:value="-0.001279016" calcext:value-type="float">
            <text:p>-0.001279016</text:p>
          </table:table-cell>
          <table:table-cell office:value-type="float" office:value="1166.405" calcext:value-type="float">
            <text:p>1166.405</text:p>
          </table:table-cell>
          <table:table-cell office:value-type="float" office:value="1.671167" calcext:value-type="float">
            <text:p>1.671167</text:p>
          </table:table-cell>
          <table:table-cell office:value-type="float" office:value="0" calcext:value-type="float">
            <text:p>0</text:p>
          </table:table-cell>
          <table:table-cell office:value-type="float" office:value="0.1635109" calcext:value-type="float">
            <text:p>0.1635109</text:p>
          </table:table-cell>
          <table:table-cell office:value-type="float" office:value="0.1879369" calcext:value-type="float">
            <text:p>0.1879369</text:p>
          </table:table-cell>
          <table:table-cell office:value-type="float" office:value="0.1550184" calcext:value-type="float">
            <text:p>0.1550184</text:p>
          </table:table-cell>
          <table:table-cell office:value-type="float" office:value="0.03605154" calcext:value-type="float">
            <text:p>0.03605154</text:p>
          </table:table-cell>
          <table:table-cell office:value-type="float" office:value="0.03503826" calcext:value-type="float">
            <text:p>0.03503826</text:p>
          </table:table-cell>
          <table:table-cell office:value-type="float" office:value="0.02012003" calcext:value-type="float">
            <text:p>0.02012003</text:p>
          </table:table-cell>
          <table:table-cell office:value-type="float" office:value="0.0202193" calcext:value-type="float">
            <text:p>0.0202193</text:p>
          </table:table-cell>
          <table:table-cell office:value-type="float" office:value="0.0736136" calcext:value-type="float">
            <text:p>0.0736136</text:p>
          </table:table-cell>
          <table:table-cell office:value-type="float" office:value="0.1348855" calcext:value-type="float">
            <text:p>0.1348855</text:p>
          </table:table-cell>
          <table:table-cell office:value-type="float" office:value="0.1514017" calcext:value-type="float">
            <text:p>0.1514017</text:p>
          </table:table-cell>
          <table:table-cell office:value-type="float" office:value="0.1552323" calcext:value-type="float">
            <text:p>0.1552323</text:p>
          </table:table-cell>
          <table:table-cell office:value-type="float" office:value="0.1643329" calcext:value-type="float">
            <text:p>0.1643329</text:p>
          </table:table-cell>
          <table:table-cell office:value-type="float" office:value="0.1793167" calcext:value-type="float">
            <text:p>0.1793167</text:p>
          </table:table-cell>
          <table:table-cell office:value-type="float" office:value="0.1839332" calcext:value-type="float">
            <text:p>0.1839332</text:p>
          </table:table-cell>
          <table:table-cell office:value-type="float" office:value="0" calcext:value-type="float">
            <text:p>0</text:p>
          </table:table-cell>
          <table:table-cell office:value-type="float" office:value="29.71819" calcext:value-type="float">
            <text:p>29.71819</text:p>
          </table:table-cell>
          <table:table-cell office:value-type="float" office:value="22.39257" calcext:value-type="float">
            <text:p>22.39257</text:p>
          </table:table-cell>
          <table:table-cell office:value-type="float" office:value="20.172" calcext:value-type="float">
            <text:p>20.172</text:p>
          </table:table-cell>
          <table:table-cell office:value-type="float" office:value="5.670584" calcext:value-type="float">
            <text:p>5.670584</text:p>
          </table:table-cell>
          <table:table-cell office:value-type="float" office:value="4.657384" calcext:value-type="float">
            <text:p>4.657384</text:p>
          </table:table-cell>
          <table:table-cell office:value-type="float" office:value="2.1113" calcext:value-type="float">
            <text:p>2.1113</text:p>
          </table:table-cell>
          <table:table-cell office:value-type="float" office:value="2.158402" calcext:value-type="float">
            <text:p>2.158402</text:p>
          </table:table-cell>
          <table:table-cell office:value-type="float" office:value="4.681089" calcext:value-type="float">
            <text:p>4.681089</text:p>
          </table:table-cell>
          <table:table-cell office:value-type="float" office:value="7.057071" calcext:value-type="float">
            <text:p>7.057071</text:p>
          </table:table-cell>
          <table:table-cell office:value-type="float" office:value="8.613176" calcext:value-type="float">
            <text:p>8.613176</text:p>
          </table:table-cell>
          <table:table-cell office:value-type="float" office:value="8.978279" calcext:value-type="float">
            <text:p>8.978279</text:p>
          </table:table-cell>
          <table:table-cell office:value-type="float" office:value="9.807383" calcext:value-type="float">
            <text:p>9.807383</text:p>
          </table:table-cell>
          <table:table-cell office:value-type="float" office:value="11.19933" calcext:value-type="float">
            <text:p>11.19933</text:p>
          </table:table-cell>
          <table:table-cell office:value-type="float" office:value="11.54161" calcext:value-type="float">
            <text:p>11.54161</text:p>
          </table:table-cell>
          <table:table-cell office:value-type="float" office:value="0" calcext:value-type="float">
            <text:p>0</text:p>
          </table:table-cell>
          <table:table-cell office:value-type="float" office:value="2.627436" calcext:value-type="float">
            <text:p>2.6274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5" calcext:value-type="float">
            <text:p>13022005</text:p>
          </table:table-cell>
          <table:table-cell office:value-type="float" office:value="4.291874" calcext:value-type="float">
            <text:p>4.291874</text:p>
          </table:table-cell>
          <table:table-cell office:value-type="float" office:value="135.3414" calcext:value-type="float">
            <text:p>135.3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48775" calcext:value-type="float">
            <text:p>35.48775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704924" calcext:value-type="float">
            <text:p>3.704924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1235694" calcext:value-type="float">
            <text:p>-0.001235694</text:p>
          </table:table-cell>
          <table:table-cell office:value-type="float" office:value="1166.394" calcext:value-type="float">
            <text:p>1166.394</text:p>
          </table:table-cell>
          <table:table-cell office:value-type="float" office:value="1.673587" calcext:value-type="float">
            <text:p>1.673587</text:p>
          </table:table-cell>
          <table:table-cell office:value-type="float" office:value="0" calcext:value-type="float">
            <text:p>0</text:p>
          </table:table-cell>
          <table:table-cell office:value-type="float" office:value="0.2142099" calcext:value-type="float">
            <text:p>0.2142099</text:p>
          </table:table-cell>
          <table:table-cell office:value-type="float" office:value="0.1861988" calcext:value-type="float">
            <text:p>0.1861988</text:p>
          </table:table-cell>
          <table:table-cell office:value-type="float" office:value="0.1527324" calcext:value-type="float">
            <text:p>0.1527324</text:p>
          </table:table-cell>
          <table:table-cell office:value-type="float" office:value="0.03871858" calcext:value-type="float">
            <text:p>0.03871858</text:p>
          </table:table-cell>
          <table:table-cell office:value-type="float" office:value="0.03329765" calcext:value-type="float">
            <text:p>0.03329765</text:p>
          </table:table-cell>
          <table:table-cell office:value-type="float" office:value="0.01868582" calcext:value-type="float">
            <text:p>0.01868582</text:p>
          </table:table-cell>
          <table:table-cell office:value-type="float" office:value="0.02451542" calcext:value-type="float">
            <text:p>0.02451542</text:p>
          </table:table-cell>
          <table:table-cell office:value-type="float" office:value="0.0735828" calcext:value-type="float">
            <text:p>0.0735828</text:p>
          </table:table-cell>
          <table:table-cell office:value-type="float" office:value="0.134939" calcext:value-type="float">
            <text:p>0.134939</text:p>
          </table:table-cell>
          <table:table-cell office:value-type="float" office:value="0.15145" calcext:value-type="float">
            <text:p>0.15145</text:p>
          </table:table-cell>
          <table:table-cell office:value-type="float" office:value="0.1552843" calcext:value-type="float">
            <text:p>0.1552843</text:p>
          </table:table-cell>
          <table:table-cell office:value-type="float" office:value="0.1643738" calcext:value-type="float">
            <text:p>0.1643738</text:p>
          </table:table-cell>
          <table:table-cell office:value-type="float" office:value="0.1793481" calcext:value-type="float">
            <text:p>0.1793481</text:p>
          </table:table-cell>
          <table:table-cell office:value-type="float" office:value="0.1839639" calcext:value-type="float">
            <text:p>0.1839639</text:p>
          </table:table-cell>
          <table:table-cell office:value-type="float" office:value="0" calcext:value-type="float">
            <text:p>0</text:p>
          </table:table-cell>
          <table:table-cell office:value-type="float" office:value="29.68516" calcext:value-type="float">
            <text:p>29.68516</text:p>
          </table:table-cell>
          <table:table-cell office:value-type="float" office:value="22.38494" calcext:value-type="float">
            <text:p>22.38494</text:p>
          </table:table-cell>
          <table:table-cell office:value-type="float" office:value="20.16618" calcext:value-type="float">
            <text:p>20.16618</text:p>
          </table:table-cell>
          <table:table-cell office:value-type="float" office:value="5.666262" calcext:value-type="float">
            <text:p>5.666262</text:p>
          </table:table-cell>
          <table:table-cell office:value-type="float" office:value="4.655746" calcext:value-type="float">
            <text:p>4.655746</text:p>
          </table:table-cell>
          <table:table-cell office:value-type="float" office:value="2.111016" calcext:value-type="float">
            <text:p>2.111016</text:p>
          </table:table-cell>
          <table:table-cell office:value-type="float" office:value="2.158812" calcext:value-type="float">
            <text:p>2.158812</text:p>
          </table:table-cell>
          <table:table-cell office:value-type="float" office:value="4.684138" calcext:value-type="float">
            <text:p>4.684138</text:p>
          </table:table-cell>
          <table:table-cell office:value-type="float" office:value="7.061825" calcext:value-type="float">
            <text:p>7.061825</text:p>
          </table:table-cell>
          <table:table-cell office:value-type="float" office:value="8.617735" calcext:value-type="float">
            <text:p>8.617735</text:p>
          </table:table-cell>
          <table:table-cell office:value-type="float" office:value="8.9832" calcext:value-type="float">
            <text:p>8.9832</text:p>
          </table:table-cell>
          <table:table-cell office:value-type="float" office:value="9.811568" calcext:value-type="float">
            <text:p>9.811568</text:p>
          </table:table-cell>
          <table:table-cell office:value-type="float" office:value="11.20213" calcext:value-type="float">
            <text:p>11.20213</text:p>
          </table:table-cell>
          <table:table-cell office:value-type="float" office:value="11.54687" calcext:value-type="float">
            <text:p>11.54687</text:p>
          </table:table-cell>
          <table:table-cell office:value-type="float" office:value="0" calcext:value-type="float">
            <text:p>0</text:p>
          </table:table-cell>
          <table:table-cell office:value-type="float" office:value="7.880046" calcext:value-type="float">
            <text:p>7.880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5" calcext:value-type="float">
            <text:p>14022005</text:p>
          </table:table-cell>
          <table:table-cell office:value-type="float" office:value="4.286088" calcext:value-type="float">
            <text:p>4.286088</text:p>
          </table:table-cell>
          <table:table-cell office:value-type="float" office:value="135.3426" calcext:value-type="float">
            <text:p>135.3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50056" calcext:value-type="float">
            <text:p>35.50056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70864" calcext:value-type="float">
            <text:p>3.70864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1235655" calcext:value-type="float">
            <text:p>-0.001235655</text:p>
          </table:table-cell>
          <table:table-cell office:value-type="float" office:value="1166.384" calcext:value-type="float">
            <text:p>1166.384</text:p>
          </table:table-cell>
          <table:table-cell office:value-type="float" office:value="1.680054" calcext:value-type="float">
            <text:p>1.680054</text:p>
          </table:table-cell>
          <table:table-cell office:value-type="float" office:value="0" calcext:value-type="float">
            <text:p>0</text:p>
          </table:table-cell>
          <table:table-cell office:value-type="float" office:value="0.2892634" calcext:value-type="float">
            <text:p>0.2892634</text:p>
          </table:table-cell>
          <table:table-cell office:value-type="float" office:value="0.1900772" calcext:value-type="float">
            <text:p>0.1900772</text:p>
          </table:table-cell>
          <table:table-cell office:value-type="float" office:value="0.1502188" calcext:value-type="float">
            <text:p>0.1502188</text:p>
          </table:table-cell>
          <table:table-cell office:value-type="float" office:value="0.0396562" calcext:value-type="float">
            <text:p>0.0396562</text:p>
          </table:table-cell>
          <table:table-cell office:value-type="float" office:value="0.03181298" calcext:value-type="float">
            <text:p>0.03181298</text:p>
          </table:table-cell>
          <table:table-cell office:value-type="float" office:value="0.0199943" calcext:value-type="float">
            <text:p>0.0199943</text:p>
          </table:table-cell>
          <table:table-cell office:value-type="float" office:value="0.02674763" calcext:value-type="float">
            <text:p>0.02674763</text:p>
          </table:table-cell>
          <table:table-cell office:value-type="float" office:value="0.07360401" calcext:value-type="float">
            <text:p>0.07360401</text:p>
          </table:table-cell>
          <table:table-cell office:value-type="float" office:value="0.1349912" calcext:value-type="float">
            <text:p>0.1349912</text:p>
          </table:table-cell>
          <table:table-cell office:value-type="float" office:value="0.1514984" calcext:value-type="float">
            <text:p>0.1514984</text:p>
          </table:table-cell>
          <table:table-cell office:value-type="float" office:value="0.1553361" calcext:value-type="float">
            <text:p>0.1553361</text:p>
          </table:table-cell>
          <table:table-cell office:value-type="float" office:value="0.1644268" calcext:value-type="float">
            <text:p>0.1644268</text:p>
          </table:table-cell>
          <table:table-cell office:value-type="float" office:value="0.1793846" calcext:value-type="float">
            <text:p>0.1793846</text:p>
          </table:table-cell>
          <table:table-cell office:value-type="float" office:value="0.1839918" calcext:value-type="float">
            <text:p>0.1839918</text:p>
          </table:table-cell>
          <table:table-cell office:value-type="float" office:value="0" calcext:value-type="float">
            <text:p>0</text:p>
          </table:table-cell>
          <table:table-cell office:value-type="float" office:value="29.7004" calcext:value-type="float">
            <text:p>29.7004</text:p>
          </table:table-cell>
          <table:table-cell office:value-type="float" office:value="22.3753" calcext:value-type="float">
            <text:p>22.3753</text:p>
          </table:table-cell>
          <table:table-cell office:value-type="float" office:value="20.15934" calcext:value-type="float">
            <text:p>20.15934</text:p>
          </table:table-cell>
          <table:table-cell office:value-type="float" office:value="5.663075" calcext:value-type="float">
            <text:p>5.663075</text:p>
          </table:table-cell>
          <table:table-cell office:value-type="float" office:value="4.652703" calcext:value-type="float">
            <text:p>4.652703</text:p>
          </table:table-cell>
          <table:table-cell office:value-type="float" office:value="2.111191" calcext:value-type="float">
            <text:p>2.111191</text:p>
          </table:table-cell>
          <table:table-cell office:value-type="float" office:value="2.15996" calcext:value-type="float">
            <text:p>2.15996</text:p>
          </table:table-cell>
          <table:table-cell office:value-type="float" office:value="4.687186" calcext:value-type="float">
            <text:p>4.687186</text:p>
          </table:table-cell>
          <table:table-cell office:value-type="float" office:value="7.066578" calcext:value-type="float">
            <text:p>7.066578</text:p>
          </table:table-cell>
          <table:table-cell office:value-type="float" office:value="8.622292" calcext:value-type="float">
            <text:p>8.622292</text:p>
          </table:table-cell>
          <table:table-cell office:value-type="float" office:value="8.988121" calcext:value-type="float">
            <text:p>8.988121</text:p>
          </table:table-cell>
          <table:table-cell office:value-type="float" office:value="9.815755" calcext:value-type="float">
            <text:p>9.815755</text:p>
          </table:table-cell>
          <table:table-cell office:value-type="float" office:value="11.20492" calcext:value-type="float">
            <text:p>11.20492</text:p>
          </table:table-cell>
          <table:table-cell office:value-type="float" office:value="11.56343" calcext:value-type="float">
            <text:p>11.56343</text:p>
          </table:table-cell>
          <table:table-cell office:value-type="float" office:value="0" calcext:value-type="float">
            <text:p>0</text:p>
          </table:table-cell>
          <table:table-cell office:value-type="float" office:value="5.639562" calcext:value-type="float">
            <text:p>5.6395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5" calcext:value-type="float">
            <text:p>15022005</text:p>
          </table:table-cell>
          <table:table-cell office:value-type="float" office:value="4.282087" calcext:value-type="float">
            <text:p>4.282087</text:p>
          </table:table-cell>
          <table:table-cell office:value-type="float" office:value="135.3433" calcext:value-type="float">
            <text:p>135.3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51328" calcext:value-type="float">
            <text:p>35.51328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72751" calcext:value-type="float">
            <text:p>3.72751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1235413" calcext:value-type="float">
            <text:p>-0.001235413</text:p>
          </table:table-cell>
          <table:table-cell office:value-type="float" office:value="1166.373" calcext:value-type="float">
            <text:p>1166.373</text:p>
          </table:table-cell>
          <table:table-cell office:value-type="float" office:value="1.683018" calcext:value-type="float">
            <text:p>1.683018</text:p>
          </table:table-cell>
          <table:table-cell office:value-type="float" office:value="0" calcext:value-type="float">
            <text:p>0</text:p>
          </table:table-cell>
          <table:table-cell office:value-type="float" office:value="0.3227685" calcext:value-type="float">
            <text:p>0.3227685</text:p>
          </table:table-cell>
          <table:table-cell office:value-type="float" office:value="0.1908328" calcext:value-type="float">
            <text:p>0.1908328</text:p>
          </table:table-cell>
          <table:table-cell office:value-type="float" office:value="0.1502573" calcext:value-type="float">
            <text:p>0.1502573</text:p>
          </table:table-cell>
          <table:table-cell office:value-type="float" office:value="0.04006973" calcext:value-type="float">
            <text:p>0.04006973</text:p>
          </table:table-cell>
          <table:table-cell office:value-type="float" office:value="0.03222629" calcext:value-type="float">
            <text:p>0.03222629</text:p>
          </table:table-cell>
          <table:table-cell office:value-type="float" office:value="0.02014436" calcext:value-type="float">
            <text:p>0.02014436</text:p>
          </table:table-cell>
          <table:table-cell office:value-type="float" office:value="0.02660752" calcext:value-type="float">
            <text:p>0.02660752</text:p>
          </table:table-cell>
          <table:table-cell office:value-type="float" office:value="0.07363181" calcext:value-type="float">
            <text:p>0.07363181</text:p>
          </table:table-cell>
          <table:table-cell office:value-type="float" office:value="0.1350435" calcext:value-type="float">
            <text:p>0.1350435</text:p>
          </table:table-cell>
          <table:table-cell office:value-type="float" office:value="0.151548" calcext:value-type="float">
            <text:p>0.151548</text:p>
          </table:table-cell>
          <table:table-cell office:value-type="float" office:value="0.1553875" calcext:value-type="float">
            <text:p>0.1553875</text:p>
          </table:table-cell>
          <table:table-cell office:value-type="float" office:value="0.1644687" calcext:value-type="float">
            <text:p>0.1644687</text:p>
          </table:table-cell>
          <table:table-cell office:value-type="float" office:value="0.1794119" calcext:value-type="float">
            <text:p>0.1794119</text:p>
          </table:table-cell>
          <table:table-cell office:value-type="float" office:value="0.1840219" calcext:value-type="float">
            <text:p>0.1840219</text:p>
          </table:table-cell>
          <table:table-cell office:value-type="float" office:value="0" calcext:value-type="float">
            <text:p>0</text:p>
          </table:table-cell>
          <table:table-cell office:value-type="float" office:value="29.71828" calcext:value-type="float">
            <text:p>29.71828</text:p>
          </table:table-cell>
          <table:table-cell office:value-type="float" office:value="22.36418" calcext:value-type="float">
            <text:p>22.36418</text:p>
          </table:table-cell>
          <table:table-cell office:value-type="float" office:value="20.1511" calcext:value-type="float">
            <text:p>20.1511</text:p>
          </table:table-cell>
          <table:table-cell office:value-type="float" office:value="5.659751" calcext:value-type="float">
            <text:p>5.659751</text:p>
          </table:table-cell>
          <table:table-cell office:value-type="float" office:value="4.649573" calcext:value-type="float">
            <text:p>4.649573</text:p>
          </table:table-cell>
          <table:table-cell office:value-type="float" office:value="2.111499" calcext:value-type="float">
            <text:p>2.111499</text:p>
          </table:table-cell>
          <table:table-cell office:value-type="float" office:value="2.161196" calcext:value-type="float">
            <text:p>2.161196</text:p>
          </table:table-cell>
          <table:table-cell office:value-type="float" office:value="4.690263" calcext:value-type="float">
            <text:p>4.690263</text:p>
          </table:table-cell>
          <table:table-cell office:value-type="float" office:value="7.071332" calcext:value-type="float">
            <text:p>7.071332</text:p>
          </table:table-cell>
          <table:table-cell office:value-type="float" office:value="8.626844" calcext:value-type="float">
            <text:p>8.626844</text:p>
          </table:table-cell>
          <table:table-cell office:value-type="float" office:value="8.993042" calcext:value-type="float">
            <text:p>8.993042</text:p>
          </table:table-cell>
          <table:table-cell office:value-type="float" office:value="9.819942" calcext:value-type="float">
            <text:p>9.819942</text:p>
          </table:table-cell>
          <table:table-cell office:value-type="float" office:value="11.20771" calcext:value-type="float">
            <text:p>11.20771</text:p>
          </table:table-cell>
          <table:table-cell office:value-type="float" office:value="11.56558" calcext:value-type="float">
            <text:p>11.56558</text:p>
          </table:table-cell>
          <table:table-cell office:value-type="float" office:value="0" calcext:value-type="float">
            <text:p>0</text:p>
          </table:table-cell>
          <table:table-cell office:value-type="float" office:value="8.346328" calcext:value-type="float">
            <text:p>8.3463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5" calcext:value-type="float">
            <text:p>16022005</text:p>
          </table:table-cell>
          <table:table-cell office:value-type="float" office:value="4.275694" calcext:value-type="float">
            <text:p>4.275694</text:p>
          </table:table-cell>
          <table:table-cell office:value-type="float" office:value="135.3447" calcext:value-type="float">
            <text:p>135.3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52606" calcext:value-type="float">
            <text:p>35.52606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739416" calcext:value-type="float">
            <text:p>3.739416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1235259" calcext:value-type="float">
            <text:p>-0.001235259</text:p>
          </table:table-cell>
          <table:table-cell office:value-type="float" office:value="1166.363" calcext:value-type="float">
            <text:p>1166.363</text:p>
          </table:table-cell>
          <table:table-cell office:value-type="float" office:value="1.692744" calcext:value-type="float">
            <text:p>1.692744</text:p>
          </table:table-cell>
          <table:table-cell office:value-type="float" office:value="0" calcext:value-type="float">
            <text:p>0</text:p>
          </table:table-cell>
          <table:table-cell office:value-type="float" office:value="0.4051383" calcext:value-type="float">
            <text:p>0.4051383</text:p>
          </table:table-cell>
          <table:table-cell office:value-type="float" office:value="0.1917496" calcext:value-type="float">
            <text:p>0.1917496</text:p>
          </table:table-cell>
          <table:table-cell office:value-type="float" office:value="0.1465412" calcext:value-type="float">
            <text:p>0.1465412</text:p>
          </table:table-cell>
          <table:table-cell office:value-type="float" office:value="0.04130117" calcext:value-type="float">
            <text:p>0.04130117</text:p>
          </table:table-cell>
          <table:table-cell office:value-type="float" office:value="0.03265958" calcext:value-type="float">
            <text:p>0.03265958</text:p>
          </table:table-cell>
          <table:table-cell office:value-type="float" office:value="0.02009385" calcext:value-type="float">
            <text:p>0.02009385</text:p>
          </table:table-cell>
          <table:table-cell office:value-type="float" office:value="0.02694829" calcext:value-type="float">
            <text:p>0.02694829</text:p>
          </table:table-cell>
          <table:table-cell office:value-type="float" office:value="0.07366118" calcext:value-type="float">
            <text:p>0.07366118</text:p>
          </table:table-cell>
          <table:table-cell office:value-type="float" office:value="0.1350942" calcext:value-type="float">
            <text:p>0.1350942</text:p>
          </table:table-cell>
          <table:table-cell office:value-type="float" office:value="0.1515967" calcext:value-type="float">
            <text:p>0.1515967</text:p>
          </table:table-cell>
          <table:table-cell office:value-type="float" office:value="0.1554396" calcext:value-type="float">
            <text:p>0.1554396</text:p>
          </table:table-cell>
          <table:table-cell office:value-type="float" office:value="0.1645157" calcext:value-type="float">
            <text:p>0.1645157</text:p>
          </table:table-cell>
          <table:table-cell office:value-type="float" office:value="0.1794465" calcext:value-type="float">
            <text:p>0.1794465</text:p>
          </table:table-cell>
          <table:table-cell office:value-type="float" office:value="0.1840495" calcext:value-type="float">
            <text:p>0.1840495</text:p>
          </table:table-cell>
          <table:table-cell office:value-type="float" office:value="0" calcext:value-type="float">
            <text:p>0</text:p>
          </table:table-cell>
          <table:table-cell office:value-type="float" office:value="29.75403" calcext:value-type="float">
            <text:p>29.75403</text:p>
          </table:table-cell>
          <table:table-cell office:value-type="float" office:value="22.35272" calcext:value-type="float">
            <text:p>22.35272</text:p>
          </table:table-cell>
          <table:table-cell office:value-type="float" office:value="20.14021" calcext:value-type="float">
            <text:p>20.14021</text:p>
          </table:table-cell>
          <table:table-cell office:value-type="float" office:value="5.656595" calcext:value-type="float">
            <text:p>5.656595</text:p>
          </table:table-cell>
          <table:table-cell office:value-type="float" office:value="4.646608" calcext:value-type="float">
            <text:p>4.646608</text:p>
          </table:table-cell>
          <table:table-cell office:value-type="float" office:value="2.111809" calcext:value-type="float">
            <text:p>2.111809</text:p>
          </table:table-cell>
          <table:table-cell office:value-type="float" office:value="2.162503" calcext:value-type="float">
            <text:p>2.162503</text:p>
          </table:table-cell>
          <table:table-cell office:value-type="float" office:value="4.693342" calcext:value-type="float">
            <text:p>4.693342</text:p>
          </table:table-cell>
          <table:table-cell office:value-type="float" office:value="7.076086" calcext:value-type="float">
            <text:p>7.076086</text:p>
          </table:table-cell>
          <table:table-cell office:value-type="float" office:value="8.631401" calcext:value-type="float">
            <text:p>8.631401</text:p>
          </table:table-cell>
          <table:table-cell office:value-type="float" office:value="8.997963" calcext:value-type="float">
            <text:p>8.997963</text:p>
          </table:table-cell>
          <table:table-cell office:value-type="float" office:value="9.824128" calcext:value-type="float">
            <text:p>9.824128</text:p>
          </table:table-cell>
          <table:table-cell office:value-type="float" office:value="11.2105" calcext:value-type="float">
            <text:p>11.2105</text:p>
          </table:table-cell>
          <table:table-cell office:value-type="float" office:value="11.57544" calcext:value-type="float">
            <text:p>11.57544</text:p>
          </table:table-cell>
          <table:table-cell office:value-type="float" office:value="0" calcext:value-type="float">
            <text:p>0</text:p>
          </table:table-cell>
          <table:table-cell office:value-type="float" office:value="14.75148" calcext:value-type="float">
            <text:p>14.75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5" calcext:value-type="float">
            <text:p>17022005</text:p>
          </table:table-cell>
          <table:table-cell office:value-type="float" office:value="4.268593" calcext:value-type="float">
            <text:p>4.268593</text:p>
          </table:table-cell>
          <table:table-cell office:value-type="float" office:value="135.3464" calcext:value-type="float">
            <text:p>135.3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53914" calcext:value-type="float">
            <text:p>35.53914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746578" calcext:value-type="float">
            <text:p>3.746578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1235166" calcext:value-type="float">
            <text:p>-0.001235166</text:p>
          </table:table-cell>
          <table:table-cell office:value-type="float" office:value="1166.354" calcext:value-type="float">
            <text:p>1166.354</text:p>
          </table:table-cell>
          <table:table-cell office:value-type="float" office:value="1.70396" calcext:value-type="float">
            <text:p>1.70396</text:p>
          </table:table-cell>
          <table:table-cell office:value-type="float" office:value="0" calcext:value-type="float">
            <text:p>0</text:p>
          </table:table-cell>
          <table:table-cell office:value-type="float" office:value="0.4501585" calcext:value-type="float">
            <text:p>0.4501585</text:p>
          </table:table-cell>
          <table:table-cell office:value-type="float" office:value="0.2080991" calcext:value-type="float">
            <text:p>0.2080991</text:p>
          </table:table-cell>
          <table:table-cell office:value-type="float" office:value="0.1411118" calcext:value-type="float">
            <text:p>0.1411118</text:p>
          </table:table-cell>
          <table:table-cell office:value-type="float" office:value="0.04185669" calcext:value-type="float">
            <text:p>0.04185669</text:p>
          </table:table-cell>
          <table:table-cell office:value-type="float" office:value="0.03318678" calcext:value-type="float">
            <text:p>0.03318678</text:p>
          </table:table-cell>
          <table:table-cell office:value-type="float" office:value="0.02001859" calcext:value-type="float">
            <text:p>0.02001859</text:p>
          </table:table-cell>
          <table:table-cell office:value-type="float" office:value="0.02721426" calcext:value-type="float">
            <text:p>0.02721426</text:p>
          </table:table-cell>
          <table:table-cell office:value-type="float" office:value="0.07368986" calcext:value-type="float">
            <text:p>0.07368986</text:p>
          </table:table-cell>
          <table:table-cell office:value-type="float" office:value="0.1351451" calcext:value-type="float">
            <text:p>0.1351451</text:p>
          </table:table-cell>
          <table:table-cell office:value-type="float" office:value="0.1516448" calcext:value-type="float">
            <text:p>0.1516448</text:p>
          </table:table-cell>
          <table:table-cell office:value-type="float" office:value="0.155492" calcext:value-type="float">
            <text:p>0.155492</text:p>
          </table:table-cell>
          <table:table-cell office:value-type="float" office:value="0.1645637" calcext:value-type="float">
            <text:p>0.1645637</text:p>
          </table:table-cell>
          <table:table-cell office:value-type="float" office:value="0.1794787" calcext:value-type="float">
            <text:p>0.1794787</text:p>
          </table:table-cell>
          <table:table-cell office:value-type="float" office:value="0.1840786" calcext:value-type="float">
            <text:p>0.1840786</text:p>
          </table:table-cell>
          <table:table-cell office:value-type="float" office:value="0" calcext:value-type="float">
            <text:p>0</text:p>
          </table:table-cell>
          <table:table-cell office:value-type="float" office:value="29.81562" calcext:value-type="float">
            <text:p>29.81562</text:p>
          </table:table-cell>
          <table:table-cell office:value-type="float" office:value="22.34439" calcext:value-type="float">
            <text:p>22.34439</text:p>
          </table:table-cell>
          <table:table-cell office:value-type="float" office:value="20.12729" calcext:value-type="float">
            <text:p>20.12729</text:p>
          </table:table-cell>
          <table:table-cell office:value-type="float" office:value="5.65366" calcext:value-type="float">
            <text:p>5.65366</text:p>
          </table:table-cell>
          <table:table-cell office:value-type="float" office:value="4.643788" calcext:value-type="float">
            <text:p>4.643788</text:p>
          </table:table-cell>
          <table:table-cell office:value-type="float" office:value="2.112101" calcext:value-type="float">
            <text:p>2.112101</text:p>
          </table:table-cell>
          <table:table-cell office:value-type="float" office:value="2.163857" calcext:value-type="float">
            <text:p>2.163857</text:p>
          </table:table-cell>
          <table:table-cell office:value-type="float" office:value="4.696423" calcext:value-type="float">
            <text:p>4.696423</text:p>
          </table:table-cell>
          <table:table-cell office:value-type="float" office:value="7.080839" calcext:value-type="float">
            <text:p>7.080839</text:p>
          </table:table-cell>
          <table:table-cell office:value-type="float" office:value="8.63596" calcext:value-type="float">
            <text:p>8.63596</text:p>
          </table:table-cell>
          <table:table-cell office:value-type="float" office:value="9.002884" calcext:value-type="float">
            <text:p>9.002884</text:p>
          </table:table-cell>
          <table:table-cell office:value-type="float" office:value="9.828315" calcext:value-type="float">
            <text:p>9.828315</text:p>
          </table:table-cell>
          <table:table-cell office:value-type="float" office:value="11.21328" calcext:value-type="float">
            <text:p>11.21328</text:p>
          </table:table-cell>
          <table:table-cell office:value-type="float" office:value="11.58578" calcext:value-type="float">
            <text:p>11.58578</text:p>
          </table:table-cell>
          <table:table-cell office:value-type="float" office:value="0" calcext:value-type="float">
            <text:p>0</text:p>
          </table:table-cell>
          <table:table-cell office:value-type="float" office:value="17.82042" calcext:value-type="float">
            <text:p>17.82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5" calcext:value-type="float">
            <text:p>18022005</text:p>
          </table:table-cell>
          <table:table-cell office:value-type="float" office:value="4.262534" calcext:value-type="float">
            <text:p>4.262534</text:p>
          </table:table-cell>
          <table:table-cell office:value-type="float" office:value="135.3477" calcext:value-type="float">
            <text:p>135.3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55235" calcext:value-type="float">
            <text:p>35.55235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757985" calcext:value-type="float">
            <text:p>3.757985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1235017" calcext:value-type="float">
            <text:p>-0.001235017</text:p>
          </table:table-cell>
          <table:table-cell office:value-type="float" office:value="1166.345" calcext:value-type="float">
            <text:p>1166.345</text:p>
          </table:table-cell>
          <table:table-cell office:value-type="float" office:value="1.711352" calcext:value-type="float">
            <text:p>1.711352</text:p>
          </table:table-cell>
          <table:table-cell office:value-type="float" office:value="0" calcext:value-type="float">
            <text:p>0</text:p>
          </table:table-cell>
          <table:table-cell office:value-type="float" office:value="0.4359384" calcext:value-type="float">
            <text:p>0.4359384</text:p>
          </table:table-cell>
          <table:table-cell office:value-type="float" office:value="0.2073738" calcext:value-type="float">
            <text:p>0.2073738</text:p>
          </table:table-cell>
          <table:table-cell office:value-type="float" office:value="0.1415523" calcext:value-type="float">
            <text:p>0.1415523</text:p>
          </table:table-cell>
          <table:table-cell office:value-type="float" office:value="0.04136389" calcext:value-type="float">
            <text:p>0.04136389</text:p>
          </table:table-cell>
          <table:table-cell office:value-type="float" office:value="0.03328258" calcext:value-type="float">
            <text:p>0.03328258</text:p>
          </table:table-cell>
          <table:table-cell office:value-type="float" office:value="0.01998834" calcext:value-type="float">
            <text:p>0.01998834</text:p>
          </table:table-cell>
          <table:table-cell office:value-type="float" office:value="0.02712567" calcext:value-type="float">
            <text:p>0.02712567</text:p>
          </table:table-cell>
          <table:table-cell office:value-type="float" office:value="0.07369209" calcext:value-type="float">
            <text:p>0.07369209</text:p>
          </table:table-cell>
          <table:table-cell office:value-type="float" office:value="0.135195" calcext:value-type="float">
            <text:p>0.135195</text:p>
          </table:table-cell>
          <table:table-cell office:value-type="float" office:value="0.1516926" calcext:value-type="float">
            <text:p>0.1516926</text:p>
          </table:table-cell>
          <table:table-cell office:value-type="float" office:value="0.1555443" calcext:value-type="float">
            <text:p>0.1555443</text:p>
          </table:table-cell>
          <table:table-cell office:value-type="float" office:value="0.1646065" calcext:value-type="float">
            <text:p>0.1646065</text:p>
          </table:table-cell>
          <table:table-cell office:value-type="float" office:value="0.1795088" calcext:value-type="float">
            <text:p>0.1795088</text:p>
          </table:table-cell>
          <table:table-cell office:value-type="float" office:value="0.1841085" calcext:value-type="float">
            <text:p>0.1841085</text:p>
          </table:table-cell>
          <table:table-cell office:value-type="float" office:value="0" calcext:value-type="float">
            <text:p>0</text:p>
          </table:table-cell>
          <table:table-cell office:value-type="float" office:value="29.8878" calcext:value-type="float">
            <text:p>29.8878</text:p>
          </table:table-cell>
          <table:table-cell office:value-type="float" office:value="22.33798" calcext:value-type="float">
            <text:p>22.33798</text:p>
          </table:table-cell>
          <table:table-cell office:value-type="float" office:value="20.11343" calcext:value-type="float">
            <text:p>20.11343</text:p>
          </table:table-cell>
          <table:table-cell office:value-type="float" office:value="5.650729" calcext:value-type="float">
            <text:p>5.650729</text:p>
          </table:table-cell>
          <table:table-cell office:value-type="float" office:value="4.641075" calcext:value-type="float">
            <text:p>4.641075</text:p>
          </table:table-cell>
          <table:table-cell office:value-type="float" office:value="2.112382" calcext:value-type="float">
            <text:p>2.112382</text:p>
          </table:table-cell>
          <table:table-cell office:value-type="float" office:value="2.165216" calcext:value-type="float">
            <text:p>2.165216</text:p>
          </table:table-cell>
          <table:table-cell office:value-type="float" office:value="4.699502" calcext:value-type="float">
            <text:p>4.699502</text:p>
          </table:table-cell>
          <table:table-cell office:value-type="float" office:value="7.085593" calcext:value-type="float">
            <text:p>7.085593</text:p>
          </table:table-cell>
          <table:table-cell office:value-type="float" office:value="8.640513" calcext:value-type="float">
            <text:p>8.640513</text:p>
          </table:table-cell>
          <table:table-cell office:value-type="float" office:value="9.007805" calcext:value-type="float">
            <text:p>9.007805</text:p>
          </table:table-cell>
          <table:table-cell office:value-type="float" office:value="9.832501" calcext:value-type="float">
            <text:p>9.832501</text:p>
          </table:table-cell>
          <table:table-cell office:value-type="float" office:value="11.21608" calcext:value-type="float">
            <text:p>11.21608</text:p>
          </table:table-cell>
          <table:table-cell office:value-type="float" office:value="11.59388" calcext:value-type="float">
            <text:p>11.59388</text:p>
          </table:table-cell>
          <table:table-cell office:value-type="float" office:value="0" calcext:value-type="float">
            <text:p>0</text:p>
          </table:table-cell>
          <table:table-cell office:value-type="float" office:value="16.84983" calcext:value-type="float">
            <text:p>16.8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5" calcext:value-type="float">
            <text:p>19022005</text:p>
          </table:table-cell>
          <table:table-cell office:value-type="float" office:value="4.258517" calcext:value-type="float">
            <text:p>4.258517</text:p>
          </table:table-cell>
          <table:table-cell office:value-type="float" office:value="135.3485" calcext:value-type="float">
            <text:p>135.3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56525" calcext:value-type="float">
            <text:p>35.56525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786821" calcext:value-type="float">
            <text:p>3.786821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1234642" calcext:value-type="float">
            <text:p>-0.001234642</text:p>
          </table:table-cell>
          <table:table-cell office:value-type="float" office:value="1166.335" calcext:value-type="float">
            <text:p>1166.335</text:p>
          </table:table-cell>
          <table:table-cell office:value-type="float" office:value="1.71285" calcext:value-type="float">
            <text:p>1.71285</text:p>
          </table:table-cell>
          <table:table-cell office:value-type="float" office:value="0" calcext:value-type="float">
            <text:p>0</text:p>
          </table:table-cell>
          <table:table-cell office:value-type="float" office:value="0.3325056" calcext:value-type="float">
            <text:p>0.3325056</text:p>
          </table:table-cell>
          <table:table-cell office:value-type="float" office:value="0.1913886" calcext:value-type="float">
            <text:p>0.1913886</text:p>
          </table:table-cell>
          <table:table-cell office:value-type="float" office:value="0.1452782" calcext:value-type="float">
            <text:p>0.1452782</text:p>
          </table:table-cell>
          <table:table-cell office:value-type="float" office:value="0.04028299" calcext:value-type="float">
            <text:p>0.04028299</text:p>
          </table:table-cell>
          <table:table-cell office:value-type="float" office:value="0.03280514" calcext:value-type="float">
            <text:p>0.03280514</text:p>
          </table:table-cell>
          <table:table-cell office:value-type="float" office:value="0.0200884" calcext:value-type="float">
            <text:p>0.0200884</text:p>
          </table:table-cell>
          <table:table-cell office:value-type="float" office:value="0.02647738" calcext:value-type="float">
            <text:p>0.02647738</text:p>
          </table:table-cell>
          <table:table-cell office:value-type="float" office:value="0.07370847" calcext:value-type="float">
            <text:p>0.07370847</text:p>
          </table:table-cell>
          <table:table-cell office:value-type="float" office:value="0.1352445" calcext:value-type="float">
            <text:p>0.1352445</text:p>
          </table:table-cell>
          <table:table-cell office:value-type="float" office:value="0.1517404" calcext:value-type="float">
            <text:p>0.1517404</text:p>
          </table:table-cell>
          <table:table-cell office:value-type="float" office:value="0.1555965" calcext:value-type="float">
            <text:p>0.1555965</text:p>
          </table:table-cell>
          <table:table-cell office:value-type="float" office:value="0.1646417" calcext:value-type="float">
            <text:p>0.1646417</text:p>
          </table:table-cell>
          <table:table-cell office:value-type="float" office:value="0.1795359" calcext:value-type="float">
            <text:p>0.1795359</text:p>
          </table:table-cell>
          <table:table-cell office:value-type="float" office:value="0.18414" calcext:value-type="float">
            <text:p>0.18414</text:p>
          </table:table-cell>
          <table:table-cell office:value-type="float" office:value="0" calcext:value-type="float">
            <text:p>0</text:p>
          </table:table-cell>
          <table:table-cell office:value-type="float" office:value="29.93467" calcext:value-type="float">
            <text:p>29.93467</text:p>
          </table:table-cell>
          <table:table-cell office:value-type="float" office:value="22.33001" calcext:value-type="float">
            <text:p>22.33001</text:p>
          </table:table-cell>
          <table:table-cell office:value-type="float" office:value="20.10086" calcext:value-type="float">
            <text:p>20.10086</text:p>
          </table:table-cell>
          <table:table-cell office:value-type="float" office:value="5.647569" calcext:value-type="float">
            <text:p>5.647569</text:p>
          </table:table-cell>
          <table:table-cell office:value-type="float" office:value="4.638329" calcext:value-type="float">
            <text:p>4.638329</text:p>
          </table:table-cell>
          <table:table-cell office:value-type="float" office:value="2.11267" calcext:value-type="float">
            <text:p>2.11267</text:p>
          </table:table-cell>
          <table:table-cell office:value-type="float" office:value="2.166468" calcext:value-type="float">
            <text:p>2.166468</text:p>
          </table:table-cell>
          <table:table-cell office:value-type="float" office:value="4.702592" calcext:value-type="float">
            <text:p>4.702592</text:p>
          </table:table-cell>
          <table:table-cell office:value-type="float" office:value="7.090346" calcext:value-type="float">
            <text:p>7.090346</text:p>
          </table:table-cell>
          <table:table-cell office:value-type="float" office:value="8.645069" calcext:value-type="float">
            <text:p>8.645069</text:p>
          </table:table-cell>
          <table:table-cell office:value-type="float" office:value="9.012726" calcext:value-type="float">
            <text:p>9.012726</text:p>
          </table:table-cell>
          <table:table-cell office:value-type="float" office:value="9.836688" calcext:value-type="float">
            <text:p>9.836688</text:p>
          </table:table-cell>
          <table:table-cell office:value-type="float" office:value="11.21887" calcext:value-type="float">
            <text:p>11.21887</text:p>
          </table:table-cell>
          <table:table-cell office:value-type="float" office:value="11.597" calcext:value-type="float">
            <text:p>11.597</text:p>
          </table:table-cell>
          <table:table-cell office:value-type="float" office:value="0" calcext:value-type="float">
            <text:p>0</text:p>
          </table:table-cell>
          <table:table-cell office:value-type="float" office:value="14.23135" calcext:value-type="float">
            <text:p>14.231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5" calcext:value-type="float">
            <text:p>20022005</text:p>
          </table:table-cell>
          <table:table-cell office:value-type="float" office:value="4.253439" calcext:value-type="float">
            <text:p>4.253439</text:p>
          </table:table-cell>
          <table:table-cell office:value-type="float" office:value="135.3496" calcext:value-type="float">
            <text:p>135.3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57799" calcext:value-type="float">
            <text:p>35.57799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801165" calcext:value-type="float">
            <text:p>3.801165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1234456" calcext:value-type="float">
            <text:p>-0.001234456</text:p>
          </table:table-cell>
          <table:table-cell office:value-type="float" office:value="1166.326" calcext:value-type="float">
            <text:p>1166.326</text:p>
          </table:table-cell>
          <table:table-cell office:value-type="float" office:value="1.717177" calcext:value-type="float">
            <text:p>1.717177</text:p>
          </table:table-cell>
          <table:table-cell office:value-type="float" office:value="0" calcext:value-type="float">
            <text:p>0</text:p>
          </table:table-cell>
          <table:table-cell office:value-type="float" office:value="0.3729261" calcext:value-type="float">
            <text:p>0.3729261</text:p>
          </table:table-cell>
          <table:table-cell office:value-type="float" office:value="0.200553" calcext:value-type="float">
            <text:p>0.200553</text:p>
          </table:table-cell>
          <table:table-cell office:value-type="float" office:value="0.14603" calcext:value-type="float">
            <text:p>0.14603</text:p>
          </table:table-cell>
          <table:table-cell office:value-type="float" office:value="0.04020739" calcext:value-type="float">
            <text:p>0.04020739</text:p>
          </table:table-cell>
          <table:table-cell office:value-type="float" office:value="0.03277029" calcext:value-type="float">
            <text:p>0.03277029</text:p>
          </table:table-cell>
          <table:table-cell office:value-type="float" office:value="0.02005192" calcext:value-type="float">
            <text:p>0.02005192</text:p>
          </table:table-cell>
          <table:table-cell office:value-type="float" office:value="0.02681873" calcext:value-type="float">
            <text:p>0.02681873</text:p>
          </table:table-cell>
          <table:table-cell office:value-type="float" office:value="0.07373411" calcext:value-type="float">
            <text:p>0.07373411</text:p>
          </table:table-cell>
          <table:table-cell office:value-type="float" office:value="0.135294" calcext:value-type="float">
            <text:p>0.135294</text:p>
          </table:table-cell>
          <table:table-cell office:value-type="float" office:value="0.151788" calcext:value-type="float">
            <text:p>0.151788</text:p>
          </table:table-cell>
          <table:table-cell office:value-type="float" office:value="0.1556487" calcext:value-type="float">
            <text:p>0.1556487</text:p>
          </table:table-cell>
          <table:table-cell office:value-type="float" office:value="0.1646873" calcext:value-type="float">
            <text:p>0.1646873</text:p>
          </table:table-cell>
          <table:table-cell office:value-type="float" office:value="0.1795662" calcext:value-type="float">
            <text:p>0.1795662</text:p>
          </table:table-cell>
          <table:table-cell office:value-type="float" office:value="0.1841691" calcext:value-type="float">
            <text:p>0.1841691</text:p>
          </table:table-cell>
          <table:table-cell office:value-type="float" office:value="0" calcext:value-type="float">
            <text:p>0</text:p>
          </table:table-cell>
          <table:table-cell office:value-type="float" office:value="29.96934" calcext:value-type="float">
            <text:p>29.96934</text:p>
          </table:table-cell>
          <table:table-cell office:value-type="float" office:value="22.32093" calcext:value-type="float">
            <text:p>22.32093</text:p>
          </table:table-cell>
          <table:table-cell office:value-type="float" office:value="20.08849" calcext:value-type="float">
            <text:p>20.08849</text:p>
          </table:table-cell>
          <table:table-cell office:value-type="float" office:value="5.644176" calcext:value-type="float">
            <text:p>5.644176</text:p>
          </table:table-cell>
          <table:table-cell office:value-type="float" office:value="4.635376" calcext:value-type="float">
            <text:p>4.635376</text:p>
          </table:table-cell>
          <table:table-cell office:value-type="float" office:value="2.112978" calcext:value-type="float">
            <text:p>2.112978</text:p>
          </table:table-cell>
          <table:table-cell office:value-type="float" office:value="2.167738" calcext:value-type="float">
            <text:p>2.167738</text:p>
          </table:table-cell>
          <table:table-cell office:value-type="float" office:value="4.705702" calcext:value-type="float">
            <text:p>4.705702</text:p>
          </table:table-cell>
          <table:table-cell office:value-type="float" office:value="7.0951" calcext:value-type="float">
            <text:p>7.0951</text:p>
          </table:table-cell>
          <table:table-cell office:value-type="float" office:value="8.649627" calcext:value-type="float">
            <text:p>8.649627</text:p>
          </table:table-cell>
          <table:table-cell office:value-type="float" office:value="9.017647" calcext:value-type="float">
            <text:p>9.017647</text:p>
          </table:table-cell>
          <table:table-cell office:value-type="float" office:value="9.840874" calcext:value-type="float">
            <text:p>9.840874</text:p>
          </table:table-cell>
          <table:table-cell office:value-type="float" office:value="11.22166" calcext:value-type="float">
            <text:p>11.22166</text:p>
          </table:table-cell>
          <table:table-cell office:value-type="float" office:value="11.60264" calcext:value-type="float">
            <text:p>11.60264</text:p>
          </table:table-cell>
          <table:table-cell office:value-type="float" office:value="0" calcext:value-type="float">
            <text:p>0</text:p>
          </table:table-cell>
          <table:table-cell office:value-type="float" office:value="12.53079" calcext:value-type="float">
            <text:p>12.530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5" calcext:value-type="float">
            <text:p>21022005</text:p>
          </table:table-cell>
          <table:table-cell office:value-type="float" office:value="4.250021" calcext:value-type="float">
            <text:p>4.250021</text:p>
          </table:table-cell>
          <table:table-cell office:value-type="float" office:value="135.3501" calcext:value-type="float">
            <text:p>135.3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59082" calcext:value-type="float">
            <text:p>35.59082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826906" calcext:value-type="float">
            <text:p>3.826906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123412" calcext:value-type="float">
            <text:p>-0.00123412</text:p>
          </table:table-cell>
          <table:table-cell office:value-type="float" office:value="1166.316" calcext:value-type="float">
            <text:p>1166.316</text:p>
          </table:table-cell>
          <table:table-cell office:value-type="float" office:value="1.717307" calcext:value-type="float">
            <text:p>1.717307</text:p>
          </table:table-cell>
          <table:table-cell office:value-type="float" office:value="0" calcext:value-type="float">
            <text:p>0</text:p>
          </table:table-cell>
          <table:table-cell office:value-type="float" office:value="0.3969553" calcext:value-type="float">
            <text:p>0.3969553</text:p>
          </table:table-cell>
          <table:table-cell office:value-type="float" office:value="0.1939008" calcext:value-type="float">
            <text:p>0.1939008</text:p>
          </table:table-cell>
          <table:table-cell office:value-type="float" office:value="0.1449401" calcext:value-type="float">
            <text:p>0.1449401</text:p>
          </table:table-cell>
          <table:table-cell office:value-type="float" office:value="0.04019003" calcext:value-type="float">
            <text:p>0.04019003</text:p>
          </table:table-cell>
          <table:table-cell office:value-type="float" office:value="0.03257806" calcext:value-type="float">
            <text:p>0.03257806</text:p>
          </table:table-cell>
          <table:table-cell office:value-type="float" office:value="0.02009209" calcext:value-type="float">
            <text:p>0.02009209</text:p>
          </table:table-cell>
          <table:table-cell office:value-type="float" office:value="0.02651933" calcext:value-type="float">
            <text:p>0.02651933</text:p>
          </table:table-cell>
          <table:table-cell office:value-type="float" office:value="0.07376049" calcext:value-type="float">
            <text:p>0.07376049</text:p>
          </table:table-cell>
          <table:table-cell office:value-type="float" office:value="0.1353437" calcext:value-type="float">
            <text:p>0.1353437</text:p>
          </table:table-cell>
          <table:table-cell office:value-type="float" office:value="0.1518356" calcext:value-type="float">
            <text:p>0.1518356</text:p>
          </table:table-cell>
          <table:table-cell office:value-type="float" office:value="0.1557005" calcext:value-type="float">
            <text:p>0.1557005</text:p>
          </table:table-cell>
          <table:table-cell office:value-type="float" office:value="0.1647235" calcext:value-type="float">
            <text:p>0.1647235</text:p>
          </table:table-cell>
          <table:table-cell office:value-type="float" office:value="0.1795948" calcext:value-type="float">
            <text:p>0.1795948</text:p>
          </table:table-cell>
          <table:table-cell office:value-type="float" office:value="0.1841983" calcext:value-type="float">
            <text:p>0.1841983</text:p>
          </table:table-cell>
          <table:table-cell office:value-type="float" office:value="0" calcext:value-type="float">
            <text:p>0</text:p>
          </table:table-cell>
          <table:table-cell office:value-type="float" office:value="30.00867" calcext:value-type="float">
            <text:p>30.00867</text:p>
          </table:table-cell>
          <table:table-cell office:value-type="float" office:value="22.31355" calcext:value-type="float">
            <text:p>22.31355</text:p>
          </table:table-cell>
          <table:table-cell office:value-type="float" office:value="20.07659" calcext:value-type="float">
            <text:p>20.07659</text:p>
          </table:table-cell>
          <table:table-cell office:value-type="float" office:value="5.640798" calcext:value-type="float">
            <text:p>5.640798</text:p>
          </table:table-cell>
          <table:table-cell office:value-type="float" office:value="4.632453" calcext:value-type="float">
            <text:p>4.632453</text:p>
          </table:table-cell>
          <table:table-cell office:value-type="float" office:value="2.113279" calcext:value-type="float">
            <text:p>2.113279</text:p>
          </table:table-cell>
          <table:table-cell office:value-type="float" office:value="2.169016" calcext:value-type="float">
            <text:p>2.169016</text:p>
          </table:table-cell>
          <table:table-cell office:value-type="float" office:value="4.708812" calcext:value-type="float">
            <text:p>4.708812</text:p>
          </table:table-cell>
          <table:table-cell office:value-type="float" office:value="7.099854" calcext:value-type="float">
            <text:p>7.099854</text:p>
          </table:table-cell>
          <table:table-cell office:value-type="float" office:value="8.654184" calcext:value-type="float">
            <text:p>8.654184</text:p>
          </table:table-cell>
          <table:table-cell office:value-type="float" office:value="9.022531" calcext:value-type="float">
            <text:p>9.022531</text:p>
          </table:table-cell>
          <table:table-cell office:value-type="float" office:value="9.84506" calcext:value-type="float">
            <text:p>9.84506</text:p>
          </table:table-cell>
          <table:table-cell office:value-type="float" office:value="11.22439" calcext:value-type="float">
            <text:p>11.22439</text:p>
          </table:table-cell>
          <table:table-cell office:value-type="float" office:value="11.60044" calcext:value-type="float">
            <text:p>11.60044</text:p>
          </table:table-cell>
          <table:table-cell office:value-type="float" office:value="0" calcext:value-type="float">
            <text:p>0</text:p>
          </table:table-cell>
          <table:table-cell office:value-type="float" office:value="11.03043" calcext:value-type="float">
            <text:p>11.03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5" calcext:value-type="float">
            <text:p>22022005</text:p>
          </table:table-cell>
          <table:table-cell office:value-type="float" office:value="4.243733" calcext:value-type="float">
            <text:p>4.243733</text:p>
          </table:table-cell>
          <table:table-cell office:value-type="float" office:value="135.3516" calcext:value-type="float">
            <text:p>135.3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6035" calcext:value-type="float">
            <text:p>35.6035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83648" calcext:value-type="float">
            <text:p>3.83648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1233996" calcext:value-type="float">
            <text:p>-0.001233996</text:p>
          </table:table-cell>
          <table:table-cell office:value-type="float" office:value="1166.306" calcext:value-type="float">
            <text:p>1166.306</text:p>
          </table:table-cell>
          <table:table-cell office:value-type="float" office:value="1.724862" calcext:value-type="float">
            <text:p>1.724862</text:p>
          </table:table-cell>
          <table:table-cell office:value-type="float" office:value="0" calcext:value-type="float">
            <text:p>0</text:p>
          </table:table-cell>
          <table:table-cell office:value-type="float" office:value="0.3728378" calcext:value-type="float">
            <text:p>0.3728378</text:p>
          </table:table-cell>
          <table:table-cell office:value-type="float" office:value="0.1987071" calcext:value-type="float">
            <text:p>0.1987071</text:p>
          </table:table-cell>
          <table:table-cell office:value-type="float" office:value="0.1497792" calcext:value-type="float">
            <text:p>0.1497792</text:p>
          </table:table-cell>
          <table:table-cell office:value-type="float" office:value="0.03897824" calcext:value-type="float">
            <text:p>0.03897824</text:p>
          </table:table-cell>
          <table:table-cell office:value-type="float" office:value="0.03251008" calcext:value-type="float">
            <text:p>0.03251008</text:p>
          </table:table-cell>
          <table:table-cell office:value-type="float" office:value="0.02005298" calcext:value-type="float">
            <text:p>0.02005298</text:p>
          </table:table-cell>
          <table:table-cell office:value-type="float" office:value="0.02687743" calcext:value-type="float">
            <text:p>0.02687743</text:p>
          </table:table-cell>
          <table:table-cell office:value-type="float" office:value="0.07376888" calcext:value-type="float">
            <text:p>0.07376888</text:p>
          </table:table-cell>
          <table:table-cell office:value-type="float" office:value="0.1353929" calcext:value-type="float">
            <text:p>0.1353929</text:p>
          </table:table-cell>
          <table:table-cell office:value-type="float" office:value="0.1518831" calcext:value-type="float">
            <text:p>0.1518831</text:p>
          </table:table-cell>
          <table:table-cell office:value-type="float" office:value="0.1557521" calcext:value-type="float">
            <text:p>0.1557521</text:p>
          </table:table-cell>
          <table:table-cell office:value-type="float" office:value="0.164773" calcext:value-type="float">
            <text:p>0.164773</text:p>
          </table:table-cell>
          <table:table-cell office:value-type="float" office:value="0.1796287" calcext:value-type="float">
            <text:p>0.1796287</text:p>
          </table:table-cell>
          <table:table-cell office:value-type="float" office:value="0.1842261" calcext:value-type="float">
            <text:p>0.1842261</text:p>
          </table:table-cell>
          <table:table-cell office:value-type="float" office:value="0" calcext:value-type="float">
            <text:p>0</text:p>
          </table:table-cell>
          <table:table-cell office:value-type="float" office:value="30.04025" calcext:value-type="float">
            <text:p>30.04025</text:p>
          </table:table-cell>
          <table:table-cell office:value-type="float" office:value="22.30443" calcext:value-type="float">
            <text:p>22.30443</text:p>
          </table:table-cell>
          <table:table-cell office:value-type="float" office:value="20.06504" calcext:value-type="float">
            <text:p>20.06504</text:p>
          </table:table-cell>
          <table:table-cell office:value-type="float" office:value="5.637242" calcext:value-type="float">
            <text:p>5.637242</text:p>
          </table:table-cell>
          <table:table-cell office:value-type="float" office:value="4.629426" calcext:value-type="float">
            <text:p>4.629426</text:p>
          </table:table-cell>
          <table:table-cell office:value-type="float" office:value="2.113581" calcext:value-type="float">
            <text:p>2.113581</text:p>
          </table:table-cell>
          <table:table-cell office:value-type="float" office:value="2.17034" calcext:value-type="float">
            <text:p>2.17034</text:p>
          </table:table-cell>
          <table:table-cell office:value-type="float" office:value="4.711924" calcext:value-type="float">
            <text:p>4.711924</text:p>
          </table:table-cell>
          <table:table-cell office:value-type="float" office:value="7.104608" calcext:value-type="float">
            <text:p>7.104608</text:p>
          </table:table-cell>
          <table:table-cell office:value-type="float" office:value="8.658741" calcext:value-type="float">
            <text:p>8.658741</text:p>
          </table:table-cell>
          <table:table-cell office:value-type="float" office:value="9.027395" calcext:value-type="float">
            <text:p>9.027395</text:p>
          </table:table-cell>
          <table:table-cell office:value-type="float" office:value="9.849247" calcext:value-type="float">
            <text:p>9.849247</text:p>
          </table:table-cell>
          <table:table-cell office:value-type="float" office:value="11.22711" calcext:value-type="float">
            <text:p>11.22711</text:p>
          </table:table-cell>
          <table:table-cell office:value-type="float" office:value="11.61247" calcext:value-type="float">
            <text:p>11.61247</text:p>
          </table:table-cell>
          <table:table-cell office:value-type="float" office:value="0" calcext:value-type="float">
            <text:p>0</text:p>
          </table:table-cell>
          <table:table-cell office:value-type="float" office:value="13.66832" calcext:value-type="float">
            <text:p>13.668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5" calcext:value-type="float">
            <text:p>23022005</text:p>
          </table:table-cell>
          <table:table-cell office:value-type="float" office:value="4.23882" calcext:value-type="float">
            <text:p>4.23882</text:p>
          </table:table-cell>
          <table:table-cell office:value-type="float" office:value="135.3527" calcext:value-type="float">
            <text:p>135.3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61635" calcext:value-type="float">
            <text:p>35.61635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852563" calcext:value-type="float">
            <text:p>3.852563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1316068" calcext:value-type="float">
            <text:p>-0.001316068</text:p>
          </table:table-cell>
          <table:table-cell office:value-type="float" office:value="1166.297" calcext:value-type="float">
            <text:p>1166.297</text:p>
          </table:table-cell>
          <table:table-cell office:value-type="float" office:value="1.728058" calcext:value-type="float">
            <text:p>1.728058</text:p>
          </table:table-cell>
          <table:table-cell office:value-type="float" office:value="0" calcext:value-type="float">
            <text:p>0</text:p>
          </table:table-cell>
          <table:table-cell office:value-type="float" office:value="0.3732952" calcext:value-type="float">
            <text:p>0.3732952</text:p>
          </table:table-cell>
          <table:table-cell office:value-type="float" office:value="0.1985856" calcext:value-type="float">
            <text:p>0.1985856</text:p>
          </table:table-cell>
          <table:table-cell office:value-type="float" office:value="0.1481798" calcext:value-type="float">
            <text:p>0.1481798</text:p>
          </table:table-cell>
          <table:table-cell office:value-type="float" office:value="0.03921594" calcext:value-type="float">
            <text:p>0.03921594</text:p>
          </table:table-cell>
          <table:table-cell office:value-type="float" office:value="0.03256248" calcext:value-type="float">
            <text:p>0.03256248</text:p>
          </table:table-cell>
          <table:table-cell office:value-type="float" office:value="0.02004306" calcext:value-type="float">
            <text:p>0.02004306</text:p>
          </table:table-cell>
          <table:table-cell office:value-type="float" office:value="0.02695619" calcext:value-type="float">
            <text:p>0.02695619</text:p>
          </table:table-cell>
          <table:table-cell office:value-type="float" office:value="0.0737806" calcext:value-type="float">
            <text:p>0.0737806</text:p>
          </table:table-cell>
          <table:table-cell office:value-type="float" office:value="0.1354418" calcext:value-type="float">
            <text:p>0.1354418</text:p>
          </table:table-cell>
          <table:table-cell office:value-type="float" office:value="0.1519306" calcext:value-type="float">
            <text:p>0.1519306</text:p>
          </table:table-cell>
          <table:table-cell office:value-type="float" office:value="0.1558037" calcext:value-type="float">
            <text:p>0.1558037</text:p>
          </table:table-cell>
          <table:table-cell office:value-type="float" office:value="0.1648307" calcext:value-type="float">
            <text:p>0.1648307</text:p>
          </table:table-cell>
          <table:table-cell office:value-type="float" office:value="0.1798" calcext:value-type="float">
            <text:p>0.1798</text:p>
          </table:table-cell>
          <table:table-cell office:value-type="float" office:value="0.1842021" calcext:value-type="float">
            <text:p>0.1842021</text:p>
          </table:table-cell>
          <table:table-cell office:value-type="float" office:value="0" calcext:value-type="float">
            <text:p>0</text:p>
          </table:table-cell>
          <table:table-cell office:value-type="float" office:value="30.08315" calcext:value-type="float">
            <text:p>30.08315</text:p>
          </table:table-cell>
          <table:table-cell office:value-type="float" office:value="22.29617" calcext:value-type="float">
            <text:p>22.29617</text:p>
          </table:table-cell>
          <table:table-cell office:value-type="float" office:value="20.05402" calcext:value-type="float">
            <text:p>20.05402</text:p>
          </table:table-cell>
          <table:table-cell office:value-type="float" office:value="5.633497" calcext:value-type="float">
            <text:p>5.633497</text:p>
          </table:table-cell>
          <table:table-cell office:value-type="float" office:value="4.626443" calcext:value-type="float">
            <text:p>4.626443</text:p>
          </table:table-cell>
          <table:table-cell office:value-type="float" office:value="2.113879" calcext:value-type="float">
            <text:p>2.113879</text:p>
          </table:table-cell>
          <table:table-cell office:value-type="float" office:value="2.17165" calcext:value-type="float">
            <text:p>2.17165</text:p>
          </table:table-cell>
          <table:table-cell office:value-type="float" office:value="4.715043" calcext:value-type="float">
            <text:p>4.715043</text:p>
          </table:table-cell>
          <table:table-cell office:value-type="float" office:value="7.109362" calcext:value-type="float">
            <text:p>7.109362</text:p>
          </table:table-cell>
          <table:table-cell office:value-type="float" office:value="8.663296" calcext:value-type="float">
            <text:p>8.663296</text:p>
          </table:table-cell>
          <table:table-cell office:value-type="float" office:value="9.03226" calcext:value-type="float">
            <text:p>9.03226</text:p>
          </table:table-cell>
          <table:table-cell office:value-type="float" office:value="9.853411" calcext:value-type="float">
            <text:p>9.853411</text:p>
          </table:table-cell>
          <table:table-cell office:value-type="float" office:value="11.22989" calcext:value-type="float">
            <text:p>11.22989</text:p>
          </table:table-cell>
          <table:table-cell office:value-type="float" office:value="11.61795" calcext:value-type="float">
            <text:p>11.61795</text:p>
          </table:table-cell>
          <table:table-cell office:value-type="float" office:value="0" calcext:value-type="float">
            <text:p>0</text:p>
          </table:table-cell>
          <table:table-cell office:value-type="float" office:value="12.51179" calcext:value-type="float">
            <text:p>12.511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5" calcext:value-type="float">
            <text:p>24022005</text:p>
          </table:table-cell>
          <table:table-cell office:value-type="float" office:value="4.233111" calcext:value-type="float">
            <text:p>4.233111</text:p>
          </table:table-cell>
          <table:table-cell office:value-type="float" office:value="135.354" calcext:value-type="float">
            <text:p>135.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62932" calcext:value-type="float">
            <text:p>35.62932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869891" calcext:value-type="float">
            <text:p>3.869891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1476836" calcext:value-type="float">
            <text:p>-0.001476836</text:p>
          </table:table-cell>
          <table:table-cell office:value-type="float" office:value="1166.287" calcext:value-type="float">
            <text:p>1166.287</text:p>
          </table:table-cell>
          <table:table-cell office:value-type="float" office:value="1.733552" calcext:value-type="float">
            <text:p>1.733552</text:p>
          </table:table-cell>
          <table:table-cell office:value-type="float" office:value="0" calcext:value-type="float">
            <text:p>0</text:p>
          </table:table-cell>
          <table:table-cell office:value-type="float" office:value="0.4190166" calcext:value-type="float">
            <text:p>0.4190166</text:p>
          </table:table-cell>
          <table:table-cell office:value-type="float" office:value="0.2099636" calcext:value-type="float">
            <text:p>0.2099636</text:p>
          </table:table-cell>
          <table:table-cell office:value-type="float" office:value="0.1490589" calcext:value-type="float">
            <text:p>0.1490589</text:p>
          </table:table-cell>
          <table:table-cell office:value-type="float" office:value="0.0389519" calcext:value-type="float">
            <text:p>0.0389519</text:p>
          </table:table-cell>
          <table:table-cell office:value-type="float" office:value="0.03248588" calcext:value-type="float">
            <text:p>0.03248588</text:p>
          </table:table-cell>
          <table:table-cell office:value-type="float" office:value="0.02003428" calcext:value-type="float">
            <text:p>0.02003428</text:p>
          </table:table-cell>
          <table:table-cell office:value-type="float" office:value="0.02694465" calcext:value-type="float">
            <text:p>0.02694465</text:p>
          </table:table-cell>
          <table:table-cell office:value-type="float" office:value="0.073805" calcext:value-type="float">
            <text:p>0.073805</text:p>
          </table:table-cell>
          <table:table-cell office:value-type="float" office:value="0.1354909" calcext:value-type="float">
            <text:p>0.1354909</text:p>
          </table:table-cell>
          <table:table-cell office:value-type="float" office:value="0.1519782" calcext:value-type="float">
            <text:p>0.1519782</text:p>
          </table:table-cell>
          <table:table-cell office:value-type="float" office:value="0.1558561" calcext:value-type="float">
            <text:p>0.1558561</text:p>
          </table:table-cell>
          <table:table-cell office:value-type="float" office:value="0.164882" calcext:value-type="float">
            <text:p>0.164882</text:p>
          </table:table-cell>
          <table:table-cell office:value-type="float" office:value="0.1797267" calcext:value-type="float">
            <text:p>0.1797267</text:p>
          </table:table-cell>
          <table:table-cell office:value-type="float" office:value="0.1842581" calcext:value-type="float">
            <text:p>0.1842581</text:p>
          </table:table-cell>
          <table:table-cell office:value-type="float" office:value="0" calcext:value-type="float">
            <text:p>0</text:p>
          </table:table-cell>
          <table:table-cell office:value-type="float" office:value="30.12866" calcext:value-type="float">
            <text:p>30.12866</text:p>
          </table:table-cell>
          <table:table-cell office:value-type="float" office:value="22.2893" calcext:value-type="float">
            <text:p>22.2893</text:p>
          </table:table-cell>
          <table:table-cell office:value-type="float" office:value="20.04301" calcext:value-type="float">
            <text:p>20.04301</text:p>
          </table:table-cell>
          <table:table-cell office:value-type="float" office:value="5.629735" calcext:value-type="float">
            <text:p>5.629735</text:p>
          </table:table-cell>
          <table:table-cell office:value-type="float" office:value="4.623445" calcext:value-type="float">
            <text:p>4.623445</text:p>
          </table:table-cell>
          <table:table-cell office:value-type="float" office:value="2.114172" calcext:value-type="float">
            <text:p>2.114172</text:p>
          </table:table-cell>
          <table:table-cell office:value-type="float" office:value="2.172971" calcext:value-type="float">
            <text:p>2.172971</text:p>
          </table:table-cell>
          <table:table-cell office:value-type="float" office:value="4.718183" calcext:value-type="float">
            <text:p>4.718183</text:p>
          </table:table-cell>
          <table:table-cell office:value-type="float" office:value="7.114115" calcext:value-type="float">
            <text:p>7.114115</text:p>
          </table:table-cell>
          <table:table-cell office:value-type="float" office:value="8.667853" calcext:value-type="float">
            <text:p>8.667853</text:p>
          </table:table-cell>
          <table:table-cell office:value-type="float" office:value="9.037125" calcext:value-type="float">
            <text:p>9.037125</text:p>
          </table:table-cell>
          <table:table-cell office:value-type="float" office:value="9.857597" calcext:value-type="float">
            <text:p>9.857597</text:p>
          </table:table-cell>
          <table:table-cell office:value-type="float" office:value="11.23272" calcext:value-type="float">
            <text:p>11.23272</text:p>
          </table:table-cell>
          <table:table-cell office:value-type="float" office:value="11.62297" calcext:value-type="float">
            <text:p>11.62297</text:p>
          </table:table-cell>
          <table:table-cell office:value-type="float" office:value="0" calcext:value-type="float">
            <text:p>0</text:p>
          </table:table-cell>
          <table:table-cell office:value-type="float" office:value="13.42758" calcext:value-type="float">
            <text:p>13.427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5" calcext:value-type="float">
            <text:p>25022005</text:p>
          </table:table-cell>
          <table:table-cell office:value-type="float" office:value="4.223271" calcext:value-type="float">
            <text:p>4.223271</text:p>
          </table:table-cell>
          <table:table-cell office:value-type="float" office:value="135.3568" calcext:value-type="float">
            <text:p>135.3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64291" calcext:value-type="float">
            <text:p>35.64291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877941" calcext:value-type="float">
            <text:p>3.877941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16285" calcext:value-type="float">
            <text:p>-0.0016285</text:p>
          </table:table-cell>
          <table:table-cell office:value-type="float" office:value="1166.277" calcext:value-type="float">
            <text:p>1166.277</text:p>
          </table:table-cell>
          <table:table-cell office:value-type="float" office:value="1.748345" calcext:value-type="float">
            <text:p>1.748345</text:p>
          </table:table-cell>
          <table:table-cell office:value-type="float" office:value="0" calcext:value-type="float">
            <text:p>0</text:p>
          </table:table-cell>
          <table:table-cell office:value-type="float" office:value="0.5041661" calcext:value-type="float">
            <text:p>0.5041661</text:p>
          </table:table-cell>
          <table:table-cell office:value-type="float" office:value="0.2412778" calcext:value-type="float">
            <text:p>0.2412778</text:p>
          </table:table-cell>
          <table:table-cell office:value-type="float" office:value="0.1568871" calcext:value-type="float">
            <text:p>0.1568871</text:p>
          </table:table-cell>
          <table:table-cell office:value-type="float" office:value="0.03763193" calcext:value-type="float">
            <text:p>0.03763193</text:p>
          </table:table-cell>
          <table:table-cell office:value-type="float" office:value="0.03237281" calcext:value-type="float">
            <text:p>0.03237281</text:p>
          </table:table-cell>
          <table:table-cell office:value-type="float" office:value="0.02002821" calcext:value-type="float">
            <text:p>0.02002821</text:p>
          </table:table-cell>
          <table:table-cell office:value-type="float" office:value="0.02727268" calcext:value-type="float">
            <text:p>0.02727268</text:p>
          </table:table-cell>
          <table:table-cell office:value-type="float" office:value="0.07383358" calcext:value-type="float">
            <text:p>0.07383358</text:p>
          </table:table-cell>
          <table:table-cell office:value-type="float" office:value="0.13554" calcext:value-type="float">
            <text:p>0.13554</text:p>
          </table:table-cell>
          <table:table-cell office:value-type="float" office:value="0.1520262" calcext:value-type="float">
            <text:p>0.1520262</text:p>
          </table:table-cell>
          <table:table-cell office:value-type="float" office:value="0.1559078" calcext:value-type="float">
            <text:p>0.1559078</text:p>
          </table:table-cell>
          <table:table-cell office:value-type="float" office:value="0.1649297" calcext:value-type="float">
            <text:p>0.1649297</text:p>
          </table:table-cell>
          <table:table-cell office:value-type="float" office:value="0.1797251" calcext:value-type="float">
            <text:p>0.1797251</text:p>
          </table:table-cell>
          <table:table-cell office:value-type="float" office:value="0.1842971" calcext:value-type="float">
            <text:p>0.1842971</text:p>
          </table:table-cell>
          <table:table-cell office:value-type="float" office:value="0" calcext:value-type="float">
            <text:p>0</text:p>
          </table:table-cell>
          <table:table-cell office:value-type="float" office:value="30.20197" calcext:value-type="float">
            <text:p>30.20197</text:p>
          </table:table-cell>
          <table:table-cell office:value-type="float" office:value="22.28904" calcext:value-type="float">
            <text:p>22.28904</text:p>
          </table:table-cell>
          <table:table-cell office:value-type="float" office:value="20.03362" calcext:value-type="float">
            <text:p>20.03362</text:p>
          </table:table-cell>
          <table:table-cell office:value-type="float" office:value="5.625594" calcext:value-type="float">
            <text:p>5.625594</text:p>
          </table:table-cell>
          <table:table-cell office:value-type="float" office:value="4.620374" calcext:value-type="float">
            <text:p>4.620374</text:p>
          </table:table-cell>
          <table:table-cell office:value-type="float" office:value="2.114462" calcext:value-type="float">
            <text:p>2.114462</text:p>
          </table:table-cell>
          <table:table-cell office:value-type="float" office:value="2.174343" calcext:value-type="float">
            <text:p>2.174343</text:p>
          </table:table-cell>
          <table:table-cell office:value-type="float" office:value="4.721325" calcext:value-type="float">
            <text:p>4.721325</text:p>
          </table:table-cell>
          <table:table-cell office:value-type="float" office:value="7.118869" calcext:value-type="float">
            <text:p>7.118869</text:p>
          </table:table-cell>
          <table:table-cell office:value-type="float" office:value="8.672409" calcext:value-type="float">
            <text:p>8.672409</text:p>
          </table:table-cell>
          <table:table-cell office:value-type="float" office:value="9.041989" calcext:value-type="float">
            <text:p>9.041989</text:p>
          </table:table-cell>
          <table:table-cell office:value-type="float" office:value="9.861785" calcext:value-type="float">
            <text:p>9.861785</text:p>
          </table:table-cell>
          <table:table-cell office:value-type="float" office:value="11.23551" calcext:value-type="float">
            <text:p>11.23551</text:p>
          </table:table-cell>
          <table:table-cell office:value-type="float" office:value="11.63601" calcext:value-type="float">
            <text:p>11.63601</text:p>
          </table:table-cell>
          <table:table-cell office:value-type="float" office:value="0" calcext:value-type="float">
            <text:p>0</text:p>
          </table:table-cell>
          <table:table-cell office:value-type="float" office:value="18.34385" calcext:value-type="float">
            <text:p>18.343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5" calcext:value-type="float">
            <text:p>26022005</text:p>
          </table:table-cell>
          <table:table-cell office:value-type="float" office:value="4.21461" calcext:value-type="float">
            <text:p>4.21461</text:p>
          </table:table-cell>
          <table:table-cell office:value-type="float" office:value="135.3593" calcext:value-type="float">
            <text:p>135.3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65683" calcext:value-type="float">
            <text:p>35.65683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890299" calcext:value-type="float">
            <text:p>3.890299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1693841" calcext:value-type="float">
            <text:p>-0.001693841</text:p>
          </table:table-cell>
          <table:table-cell office:value-type="float" office:value="1166.268" calcext:value-type="float">
            <text:p>1166.268</text:p>
          </table:table-cell>
          <table:table-cell office:value-type="float" office:value="1.758518" calcext:value-type="float">
            <text:p>1.758518</text:p>
          </table:table-cell>
          <table:table-cell office:value-type="float" office:value="0" calcext:value-type="float">
            <text:p>0</text:p>
          </table:table-cell>
          <table:table-cell office:value-type="float" office:value="0.4999009" calcext:value-type="float">
            <text:p>0.4999009</text:p>
          </table:table-cell>
          <table:table-cell office:value-type="float" office:value="0.2378949" calcext:value-type="float">
            <text:p>0.2378949</text:p>
          </table:table-cell>
          <table:table-cell office:value-type="float" office:value="0.1560631" calcext:value-type="float">
            <text:p>0.1560631</text:p>
          </table:table-cell>
          <table:table-cell office:value-type="float" office:value="0.03767279" calcext:value-type="float">
            <text:p>0.03767279</text:p>
          </table:table-cell>
          <table:table-cell office:value-type="float" office:value="0.03237759" calcext:value-type="float">
            <text:p>0.03237759</text:p>
          </table:table-cell>
          <table:table-cell office:value-type="float" office:value="0.01992" calcext:value-type="float">
            <text:p>0.01992</text:p>
          </table:table-cell>
          <table:table-cell office:value-type="float" office:value="0.02742277" calcext:value-type="float">
            <text:p>0.02742277</text:p>
          </table:table-cell>
          <table:table-cell office:value-type="float" office:value="0.07383984" calcext:value-type="float">
            <text:p>0.07383984</text:p>
          </table:table-cell>
          <table:table-cell office:value-type="float" office:value="0.1355877" calcext:value-type="float">
            <text:p>0.1355877</text:p>
          </table:table-cell>
          <table:table-cell office:value-type="float" office:value="0.1520746" calcext:value-type="float">
            <text:p>0.1520746</text:p>
          </table:table-cell>
          <table:table-cell office:value-type="float" office:value="0.1559595" calcext:value-type="float">
            <text:p>0.1559595</text:p>
          </table:table-cell>
          <table:table-cell office:value-type="float" office:value="0.1649677" calcext:value-type="float">
            <text:p>0.1649677</text:p>
          </table:table-cell>
          <table:table-cell office:value-type="float" office:value="0.179751" calcext:value-type="float">
            <text:p>0.179751</text:p>
          </table:table-cell>
          <table:table-cell office:value-type="float" office:value="0.1843325" calcext:value-type="float">
            <text:p>0.1843325</text:p>
          </table:table-cell>
          <table:table-cell office:value-type="float" office:value="0" calcext:value-type="float">
            <text:p>0</text:p>
          </table:table-cell>
          <table:table-cell office:value-type="float" office:value="30.29431" calcext:value-type="float">
            <text:p>30.29431</text:p>
          </table:table-cell>
          <table:table-cell office:value-type="float" office:value="22.29244" calcext:value-type="float">
            <text:p>22.29244</text:p>
          </table:table-cell>
          <table:table-cell office:value-type="float" office:value="20.02496" calcext:value-type="float">
            <text:p>20.02496</text:p>
          </table:table-cell>
          <table:table-cell office:value-type="float" office:value="5.621264" calcext:value-type="float">
            <text:p>5.621264</text:p>
          </table:table-cell>
          <table:table-cell office:value-type="float" office:value="4.617281" calcext:value-type="float">
            <text:p>4.617281</text:p>
          </table:table-cell>
          <table:table-cell office:value-type="float" office:value="2.114737" calcext:value-type="float">
            <text:p>2.114737</text:p>
          </table:table-cell>
          <table:table-cell office:value-type="float" office:value="2.175739" calcext:value-type="float">
            <text:p>2.175739</text:p>
          </table:table-cell>
          <table:table-cell office:value-type="float" office:value="4.724466" calcext:value-type="float">
            <text:p>4.724466</text:p>
          </table:table-cell>
          <table:table-cell office:value-type="float" office:value="7.123622" calcext:value-type="float">
            <text:p>7.123622</text:p>
          </table:table-cell>
          <table:table-cell office:value-type="float" office:value="8.676963" calcext:value-type="float">
            <text:p>8.676963</text:p>
          </table:table-cell>
          <table:table-cell office:value-type="float" office:value="9.046853" calcext:value-type="float">
            <text:p>9.046853</text:p>
          </table:table-cell>
          <table:table-cell office:value-type="float" office:value="9.865893" calcext:value-type="float">
            <text:p>9.865893</text:p>
          </table:table-cell>
          <table:table-cell office:value-type="float" office:value="11.23831" calcext:value-type="float">
            <text:p>11.23831</text:p>
          </table:table-cell>
          <table:table-cell office:value-type="float" office:value="11.64633" calcext:value-type="float">
            <text:p>11.64633</text:p>
          </table:table-cell>
          <table:table-cell office:value-type="float" office:value="0" calcext:value-type="float">
            <text:p>0</text:p>
          </table:table-cell>
          <table:table-cell office:value-type="float" office:value="18.31354" calcext:value-type="float">
            <text:p>18.313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5" calcext:value-type="float">
            <text:p>27022005</text:p>
          </table:table-cell>
          <table:table-cell office:value-type="float" office:value="4.205196" calcext:value-type="float">
            <text:p>4.205196</text:p>
          </table:table-cell>
          <table:table-cell office:value-type="float" office:value="135.3619" calcext:value-type="float">
            <text:p>135.3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67102" calcext:value-type="float">
            <text:p>35.67102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900896" calcext:value-type="float">
            <text:p>3.900896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1693702" calcext:value-type="float">
            <text:p>-0.001693702</text:p>
          </table:table-cell>
          <table:table-cell office:value-type="float" office:value="1166.26" calcext:value-type="float">
            <text:p>1166.26</text:p>
          </table:table-cell>
          <table:table-cell office:value-type="float" office:value="1.769979" calcext:value-type="float">
            <text:p>1.769979</text:p>
          </table:table-cell>
          <table:table-cell office:value-type="float" office:value="0" calcext:value-type="float">
            <text:p>0</text:p>
          </table:table-cell>
          <table:table-cell office:value-type="float" office:value="0.5475412" calcext:value-type="float">
            <text:p>0.5475412</text:p>
          </table:table-cell>
          <table:table-cell office:value-type="float" office:value="0.2502998" calcext:value-type="float">
            <text:p>0.2502998</text:p>
          </table:table-cell>
          <table:table-cell office:value-type="float" office:value="0.165259" calcext:value-type="float">
            <text:p>0.165259</text:p>
          </table:table-cell>
          <table:table-cell office:value-type="float" office:value="0.03993136" calcext:value-type="float">
            <text:p>0.03993136</text:p>
          </table:table-cell>
          <table:table-cell office:value-type="float" office:value="0.03061652" calcext:value-type="float">
            <text:p>0.03061652</text:p>
          </table:table-cell>
          <table:table-cell office:value-type="float" office:value="0.01978556" calcext:value-type="float">
            <text:p>0.01978556</text:p>
          </table:table-cell>
          <table:table-cell office:value-type="float" office:value="0.02725929" calcext:value-type="float">
            <text:p>0.02725929</text:p>
          </table:table-cell>
          <table:table-cell office:value-type="float" office:value="0.07386386" calcext:value-type="float">
            <text:p>0.07386386</text:p>
          </table:table-cell>
          <table:table-cell office:value-type="float" office:value="0.135638" calcext:value-type="float">
            <text:p>0.135638</text:p>
          </table:table-cell>
          <table:table-cell office:value-type="float" office:value="0.1521225" calcext:value-type="float">
            <text:p>0.1521225</text:p>
          </table:table-cell>
          <table:table-cell office:value-type="float" office:value="0.1560113" calcext:value-type="float">
            <text:p>0.1560113</text:p>
          </table:table-cell>
          <table:table-cell office:value-type="float" office:value="0.1650085" calcext:value-type="float">
            <text:p>0.1650085</text:p>
          </table:table-cell>
          <table:table-cell office:value-type="float" office:value="0.1797819" calcext:value-type="float">
            <text:p>0.1797819</text:p>
          </table:table-cell>
          <table:table-cell office:value-type="float" office:value="0.1843662" calcext:value-type="float">
            <text:p>0.1843662</text:p>
          </table:table-cell>
          <table:table-cell office:value-type="float" office:value="0" calcext:value-type="float">
            <text:p>0</text:p>
          </table:table-cell>
          <table:table-cell office:value-type="float" office:value="30.3982" calcext:value-type="float">
            <text:p>30.3982</text:p>
          </table:table-cell>
          <table:table-cell office:value-type="float" office:value="22.29749" calcext:value-type="float">
            <text:p>22.29749</text:p>
          </table:table-cell>
          <table:table-cell office:value-type="float" office:value="20.01792" calcext:value-type="float">
            <text:p>20.01792</text:p>
          </table:table-cell>
          <table:table-cell office:value-type="float" office:value="5.617147" calcext:value-type="float">
            <text:p>5.617147</text:p>
          </table:table-cell>
          <table:table-cell office:value-type="float" office:value="4.613918" calcext:value-type="float">
            <text:p>4.613918</text:p>
          </table:table-cell>
          <table:table-cell office:value-type="float" office:value="2.114982" calcext:value-type="float">
            <text:p>2.114982</text:p>
          </table:table-cell>
          <table:table-cell office:value-type="float" office:value="2.177187" calcext:value-type="float">
            <text:p>2.177187</text:p>
          </table:table-cell>
          <table:table-cell office:value-type="float" office:value="4.727636" calcext:value-type="float">
            <text:p>4.727636</text:p>
          </table:table-cell>
          <table:table-cell office:value-type="float" office:value="7.128376" calcext:value-type="float">
            <text:p>7.128376</text:p>
          </table:table-cell>
          <table:table-cell office:value-type="float" office:value="8.681521" calcext:value-type="float">
            <text:p>8.681521</text:p>
          </table:table-cell>
          <table:table-cell office:value-type="float" office:value="9.051718" calcext:value-type="float">
            <text:p>9.051718</text:p>
          </table:table-cell>
          <table:table-cell office:value-type="float" office:value="9.870003" calcext:value-type="float">
            <text:p>9.870003</text:p>
          </table:table-cell>
          <table:table-cell office:value-type="float" office:value="11.2411" calcext:value-type="float">
            <text:p>11.2411</text:p>
          </table:table-cell>
          <table:table-cell office:value-type="float" office:value="11.6538" calcext:value-type="float">
            <text:p>11.6538</text:p>
          </table:table-cell>
          <table:table-cell office:value-type="float" office:value="0" calcext:value-type="float">
            <text:p>0</text:p>
          </table:table-cell>
          <table:table-cell office:value-type="float" office:value="19.0617" calcext:value-type="float">
            <text:p>19.06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5" calcext:value-type="float">
            <text:p>28022005</text:p>
          </table:table-cell>
          <table:table-cell office:value-type="float" office:value="4.201934" calcext:value-type="float">
            <text:p>4.201934</text:p>
          </table:table-cell>
          <table:table-cell office:value-type="float" office:value="135.3624" calcext:value-type="float">
            <text:p>135.3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68472" calcext:value-type="float">
            <text:p>35.68472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919028" calcext:value-type="float">
            <text:p>3.919028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1693463" calcext:value-type="float">
            <text:p>-0.001693463</text:p>
          </table:table-cell>
          <table:table-cell office:value-type="float" office:value="1166.25" calcext:value-type="float">
            <text:p>1166.25</text:p>
          </table:table-cell>
          <table:table-cell office:value-type="float" office:value="1.769367" calcext:value-type="float">
            <text:p>1.769367</text:p>
          </table:table-cell>
          <table:table-cell office:value-type="float" office:value="0" calcext:value-type="float">
            <text:p>0</text:p>
          </table:table-cell>
          <table:table-cell office:value-type="float" office:value="0.6130626" calcext:value-type="float">
            <text:p>0.6130626</text:p>
          </table:table-cell>
          <table:table-cell office:value-type="float" office:value="0.2100296" calcext:value-type="float">
            <text:p>0.2100296</text:p>
          </table:table-cell>
          <table:table-cell office:value-type="float" office:value="0.1467923" calcext:value-type="float">
            <text:p>0.1467923</text:p>
          </table:table-cell>
          <table:table-cell office:value-type="float" office:value="0.04007877" calcext:value-type="float">
            <text:p>0.04007877</text:p>
          </table:table-cell>
          <table:table-cell office:value-type="float" office:value="0.03192277" calcext:value-type="float">
            <text:p>0.03192277</text:p>
          </table:table-cell>
          <table:table-cell office:value-type="float" office:value="0.01988952" calcext:value-type="float">
            <text:p>0.01988952</text:p>
          </table:table-cell>
          <table:table-cell office:value-type="float" office:value="0.02724702" calcext:value-type="float">
            <text:p>0.02724702</text:p>
          </table:table-cell>
          <table:table-cell office:value-type="float" office:value="0.07389385" calcext:value-type="float">
            <text:p>0.07389385</text:p>
          </table:table-cell>
          <table:table-cell office:value-type="float" office:value="0.1356892" calcext:value-type="float">
            <text:p>0.1356892</text:p>
          </table:table-cell>
          <table:table-cell office:value-type="float" office:value="0.1521704" calcext:value-type="float">
            <text:p>0.1521704</text:p>
          </table:table-cell>
          <table:table-cell office:value-type="float" office:value="0.1560629" calcext:value-type="float">
            <text:p>0.1560629</text:p>
          </table:table-cell>
          <table:table-cell office:value-type="float" office:value="0.1650319" calcext:value-type="float">
            <text:p>0.1650319</text:p>
          </table:table-cell>
          <table:table-cell office:value-type="float" office:value="0.1798105" calcext:value-type="float">
            <text:p>0.1798105</text:p>
          </table:table-cell>
          <table:table-cell office:value-type="float" office:value="0.1843952" calcext:value-type="float">
            <text:p>0.1843952</text:p>
          </table:table-cell>
          <table:table-cell office:value-type="float" office:value="0" calcext:value-type="float">
            <text:p>0</text:p>
          </table:table-cell>
          <table:table-cell office:value-type="float" office:value="30.47829" calcext:value-type="float">
            <text:p>30.47829</text:p>
          </table:table-cell>
          <table:table-cell office:value-type="float" office:value="22.29857" calcext:value-type="float">
            <text:p>22.29857</text:p>
          </table:table-cell>
          <table:table-cell office:value-type="float" office:value="20.00897" calcext:value-type="float">
            <text:p>20.00897</text:p>
          </table:table-cell>
          <table:table-cell office:value-type="float" office:value="5.61371" calcext:value-type="float">
            <text:p>5.61371</text:p>
          </table:table-cell>
          <table:table-cell office:value-type="float" office:value="4.610419" calcext:value-type="float">
            <text:p>4.610419</text:p>
          </table:table-cell>
          <table:table-cell office:value-type="float" office:value="2.115222" calcext:value-type="float">
            <text:p>2.115222</text:p>
          </table:table-cell>
          <table:table-cell office:value-type="float" office:value="2.178612" calcext:value-type="float">
            <text:p>2.178612</text:p>
          </table:table-cell>
          <table:table-cell office:value-type="float" office:value="4.730808" calcext:value-type="float">
            <text:p>4.730808</text:p>
          </table:table-cell>
          <table:table-cell office:value-type="float" office:value="7.133159" calcext:value-type="float">
            <text:p>7.133159</text:p>
          </table:table-cell>
          <table:table-cell office:value-type="float" office:value="8.686074" calcext:value-type="float">
            <text:p>8.686074</text:p>
          </table:table-cell>
          <table:table-cell office:value-type="float" office:value="9.056582" calcext:value-type="float">
            <text:p>9.056582</text:p>
          </table:table-cell>
          <table:table-cell office:value-type="float" office:value="9.874111" calcext:value-type="float">
            <text:p>9.874111</text:p>
          </table:table-cell>
          <table:table-cell office:value-type="float" office:value="11.24382" calcext:value-type="float">
            <text:p>11.24382</text:p>
          </table:table-cell>
          <table:table-cell office:value-type="float" office:value="11.64776" calcext:value-type="float">
            <text:p>11.64776</text:p>
          </table:table-cell>
          <table:table-cell office:value-type="float" office:value="0" calcext:value-type="float">
            <text:p>0</text:p>
          </table:table-cell>
          <table:table-cell office:value-type="float" office:value="13.44048" calcext:value-type="float">
            <text:p>13.44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5" calcext:value-type="float">
            <text:p>1032005</text:p>
          </table:table-cell>
          <table:table-cell office:value-type="float" office:value="4.19667" calcext:value-type="float">
            <text:p>4.19667</text:p>
          </table:table-cell>
          <table:table-cell office:value-type="float" office:value="135.3638" calcext:value-type="float">
            <text:p>135.3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69761" calcext:value-type="float">
            <text:p>35.69761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92652" calcext:value-type="float">
            <text:p>3.92652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1693363" calcext:value-type="float">
            <text:p>-0.001693363</text:p>
          </table:table-cell>
          <table:table-cell office:value-type="float" office:value="1166.24" calcext:value-type="float">
            <text:p>1166.24</text:p>
          </table:table-cell>
          <table:table-cell office:value-type="float" office:value="1.772282" calcext:value-type="float">
            <text:p>1.772282</text:p>
          </table:table-cell>
          <table:table-cell office:value-type="float" office:value="0" calcext:value-type="float">
            <text:p>0</text:p>
          </table:table-cell>
          <table:table-cell office:value-type="float" office:value="0.398598" calcext:value-type="float">
            <text:p>0.398598</text:p>
          </table:table-cell>
          <table:table-cell office:value-type="float" office:value="0.1911678" calcext:value-type="float">
            <text:p>0.1911678</text:p>
          </table:table-cell>
          <table:table-cell office:value-type="float" office:value="0.1452058" calcext:value-type="float">
            <text:p>0.1452058</text:p>
          </table:table-cell>
          <table:table-cell office:value-type="float" office:value="0.03975609" calcext:value-type="float">
            <text:p>0.03975609</text:p>
          </table:table-cell>
          <table:table-cell office:value-type="float" office:value="0.03226077" calcext:value-type="float">
            <text:p>0.03226077</text:p>
          </table:table-cell>
          <table:table-cell office:value-type="float" office:value="0.01989047" calcext:value-type="float">
            <text:p>0.01989047</text:p>
          </table:table-cell>
          <table:table-cell office:value-type="float" office:value="0.02742066" calcext:value-type="float">
            <text:p>0.02742066</text:p>
          </table:table-cell>
          <table:table-cell office:value-type="float" office:value="0.07390936" calcext:value-type="float">
            <text:p>0.07390936</text:p>
          </table:table-cell>
          <table:table-cell office:value-type="float" office:value="0.1357405" calcext:value-type="float">
            <text:p>0.1357405</text:p>
          </table:table-cell>
          <table:table-cell office:value-type="float" office:value="0.1522185" calcext:value-type="float">
            <text:p>0.1522185</text:p>
          </table:table-cell>
          <table:table-cell office:value-type="float" office:value="0.1561147" calcext:value-type="float">
            <text:p>0.1561147</text:p>
          </table:table-cell>
          <table:table-cell office:value-type="float" office:value="0.1650784" calcext:value-type="float">
            <text:p>0.1650784</text:p>
          </table:table-cell>
          <table:table-cell office:value-type="float" office:value="0.1798462" calcext:value-type="float">
            <text:p>0.1798462</text:p>
          </table:table-cell>
          <table:table-cell office:value-type="float" office:value="0.1844222" calcext:value-type="float">
            <text:p>0.1844222</text:p>
          </table:table-cell>
          <table:table-cell office:value-type="float" office:value="0" calcext:value-type="float">
            <text:p>0</text:p>
          </table:table-cell>
          <table:table-cell office:value-type="float" office:value="30.5183" calcext:value-type="float">
            <text:p>30.5183</text:p>
          </table:table-cell>
          <table:table-cell office:value-type="float" office:value="22.29282" calcext:value-type="float">
            <text:p>22.29282</text:p>
          </table:table-cell>
          <table:table-cell office:value-type="float" office:value="19.99697" calcext:value-type="float">
            <text:p>19.99697</text:p>
          </table:table-cell>
          <table:table-cell office:value-type="float" office:value="5.610334" calcext:value-type="float">
            <text:p>5.610334</text:p>
          </table:table-cell>
          <table:table-cell office:value-type="float" office:value="4.607261" calcext:value-type="float">
            <text:p>4.607261</text:p>
          </table:table-cell>
          <table:table-cell office:value-type="float" office:value="2.115474" calcext:value-type="float">
            <text:p>2.115474</text:p>
          </table:table-cell>
          <table:table-cell office:value-type="float" office:value="2.180076" calcext:value-type="float">
            <text:p>2.180076</text:p>
          </table:table-cell>
          <table:table-cell office:value-type="float" office:value="4.733991" calcext:value-type="float">
            <text:p>4.733991</text:p>
          </table:table-cell>
          <table:table-cell office:value-type="float" office:value="7.137958" calcext:value-type="float">
            <text:p>7.137958</text:p>
          </table:table-cell>
          <table:table-cell office:value-type="float" office:value="8.690634" calcext:value-type="float">
            <text:p>8.690634</text:p>
          </table:table-cell>
          <table:table-cell office:value-type="float" office:value="9.061447" calcext:value-type="float">
            <text:p>9.061447</text:p>
          </table:table-cell>
          <table:table-cell office:value-type="float" office:value="9.878221" calcext:value-type="float">
            <text:p>9.878221</text:p>
          </table:table-cell>
          <table:table-cell office:value-type="float" office:value="11.24654" calcext:value-type="float">
            <text:p>11.24654</text:p>
          </table:table-cell>
          <table:table-cell office:value-type="float" office:value="11.65623" calcext:value-type="float">
            <text:p>11.65623</text:p>
          </table:table-cell>
          <table:table-cell office:value-type="float" office:value="0" calcext:value-type="float">
            <text:p>0</text:p>
          </table:table-cell>
          <table:table-cell office:value-type="float" office:value="13.60718" calcext:value-type="float">
            <text:p>13.607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5" calcext:value-type="float">
            <text:p>2032005</text:p>
          </table:table-cell>
          <table:table-cell office:value-type="float" office:value="4.188262" calcext:value-type="float">
            <text:p>4.188262</text:p>
          </table:table-cell>
          <table:table-cell office:value-type="float" office:value="135.3662" calcext:value-type="float">
            <text:p>135.3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71069" calcext:value-type="float">
            <text:p>35.71069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933837" calcext:value-type="float">
            <text:p>3.933837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1693267" calcext:value-type="float">
            <text:p>-0.001693267</text:p>
          </table:table-cell>
          <table:table-cell office:value-type="float" office:value="1166.231" calcext:value-type="float">
            <text:p>1166.231</text:p>
          </table:table-cell>
          <table:table-cell office:value-type="float" office:value="1.779547" calcext:value-type="float">
            <text:p>1.779547</text:p>
          </table:table-cell>
          <table:table-cell office:value-type="float" office:value="0" calcext:value-type="float">
            <text:p>0</text:p>
          </table:table-cell>
          <table:table-cell office:value-type="float" office:value="0.446458" calcext:value-type="float">
            <text:p>0.446458</text:p>
          </table:table-cell>
          <table:table-cell office:value-type="float" office:value="0.216406" calcext:value-type="float">
            <text:p>0.216406</text:p>
          </table:table-cell>
          <table:table-cell office:value-type="float" office:value="0.162314" calcext:value-type="float">
            <text:p>0.162314</text:p>
          </table:table-cell>
          <table:table-cell office:value-type="float" office:value="0.0407013" calcext:value-type="float">
            <text:p>0.0407013</text:p>
          </table:table-cell>
          <table:table-cell office:value-type="float" office:value="0.03219927" calcext:value-type="float">
            <text:p>0.03219927</text:p>
          </table:table-cell>
          <table:table-cell office:value-type="float" office:value="0.01959227" calcext:value-type="float">
            <text:p>0.01959227</text:p>
          </table:table-cell>
          <table:table-cell office:value-type="float" office:value="0.02765738" calcext:value-type="float">
            <text:p>0.02765738</text:p>
          </table:table-cell>
          <table:table-cell office:value-type="float" office:value="0.07391637" calcext:value-type="float">
            <text:p>0.07391637</text:p>
          </table:table-cell>
          <table:table-cell office:value-type="float" office:value="0.1357916" calcext:value-type="float">
            <text:p>0.1357916</text:p>
          </table:table-cell>
          <table:table-cell office:value-type="float" office:value="0.1522663" calcext:value-type="float">
            <text:p>0.1522663</text:p>
          </table:table-cell>
          <table:table-cell office:value-type="float" office:value="0.1561663" calcext:value-type="float">
            <text:p>0.1561663</text:p>
          </table:table-cell>
          <table:table-cell office:value-type="float" office:value="0.165127" calcext:value-type="float">
            <text:p>0.165127</text:p>
          </table:table-cell>
          <table:table-cell office:value-type="float" office:value="0.1798778" calcext:value-type="float">
            <text:p>0.1798778</text:p>
          </table:table-cell>
          <table:table-cell office:value-type="float" office:value="0.1844519" calcext:value-type="float">
            <text:p>0.1844519</text:p>
          </table:table-cell>
          <table:table-cell office:value-type="float" office:value="0" calcext:value-type="float">
            <text:p>0</text:p>
          </table:table-cell>
          <table:table-cell office:value-type="float" office:value="30.57706" calcext:value-type="float">
            <text:p>30.57706</text:p>
          </table:table-cell>
          <table:table-cell office:value-type="float" office:value="22.28453" calcext:value-type="float">
            <text:p>22.28453</text:p>
          </table:table-cell>
          <table:table-cell office:value-type="float" office:value="19.98678" calcext:value-type="float">
            <text:p>19.98678</text:p>
          </table:table-cell>
          <table:table-cell office:value-type="float" office:value="5.606989" calcext:value-type="float">
            <text:p>5.606989</text:p>
          </table:table-cell>
          <table:table-cell office:value-type="float" office:value="4.604164" calcext:value-type="float">
            <text:p>4.604164</text:p>
          </table:table-cell>
          <table:table-cell office:value-type="float" office:value="2.11571" calcext:value-type="float">
            <text:p>2.11571</text:p>
          </table:table-cell>
          <table:table-cell office:value-type="float" office:value="2.18152" calcext:value-type="float">
            <text:p>2.18152</text:p>
          </table:table-cell>
          <table:table-cell office:value-type="float" office:value="4.737194" calcext:value-type="float">
            <text:p>4.737194</text:p>
          </table:table-cell>
          <table:table-cell office:value-type="float" office:value="7.142757" calcext:value-type="float">
            <text:p>7.142757</text:p>
          </table:table-cell>
          <table:table-cell office:value-type="float" office:value="8.695189" calcext:value-type="float">
            <text:p>8.695189</text:p>
          </table:table-cell>
          <table:table-cell office:value-type="float" office:value="9.066312" calcext:value-type="float">
            <text:p>9.066312</text:p>
          </table:table-cell>
          <table:table-cell office:value-type="float" office:value="9.882324" calcext:value-type="float">
            <text:p>9.882324</text:p>
          </table:table-cell>
          <table:table-cell office:value-type="float" office:value="11.24925" calcext:value-type="float">
            <text:p>11.24925</text:p>
          </table:table-cell>
          <table:table-cell office:value-type="float" office:value="11.66805" calcext:value-type="float">
            <text:p>11.66805</text:p>
          </table:table-cell>
          <table:table-cell office:value-type="float" office:value="0" calcext:value-type="float">
            <text:p>0</text:p>
          </table:table-cell>
          <table:table-cell office:value-type="float" office:value="16.18221" calcext:value-type="float">
            <text:p>16.18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5" calcext:value-type="float">
            <text:p>3032005</text:p>
          </table:table-cell>
          <table:table-cell office:value-type="float" office:value="4.179553" calcext:value-type="float">
            <text:p>4.179553</text:p>
          </table:table-cell>
          <table:table-cell office:value-type="float" office:value="135.3686" calcext:value-type="float">
            <text:p>135.3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72454" calcext:value-type="float">
            <text:p>35.72454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948773" calcext:value-type="float">
            <text:p>3.948773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1693068" calcext:value-type="float">
            <text:p>-0.001693068</text:p>
          </table:table-cell>
          <table:table-cell office:value-type="float" office:value="1166.222" calcext:value-type="float">
            <text:p>1166.222</text:p>
          </table:table-cell>
          <table:table-cell office:value-type="float" office:value="1.786587" calcext:value-type="float">
            <text:p>1.786587</text:p>
          </table:table-cell>
          <table:table-cell office:value-type="float" office:value="0" calcext:value-type="float">
            <text:p>0</text:p>
          </table:table-cell>
          <table:table-cell office:value-type="float" office:value="0.4970281" calcext:value-type="float">
            <text:p>0.4970281</text:p>
          </table:table-cell>
          <table:table-cell office:value-type="float" office:value="0.2415826" calcext:value-type="float">
            <text:p>0.2415826</text:p>
          </table:table-cell>
          <table:table-cell office:value-type="float" office:value="0.1719031" calcext:value-type="float">
            <text:p>0.1719031</text:p>
          </table:table-cell>
          <table:table-cell office:value-type="float" office:value="0.04168964" calcext:value-type="float">
            <text:p>0.04168964</text:p>
          </table:table-cell>
          <table:table-cell office:value-type="float" office:value="0.03286428" calcext:value-type="float">
            <text:p>0.03286428</text:p>
          </table:table-cell>
          <table:table-cell office:value-type="float" office:value="0.01928679" calcext:value-type="float">
            <text:p>0.01928679</text:p>
          </table:table-cell>
          <table:table-cell office:value-type="float" office:value="0.02744179" calcext:value-type="float">
            <text:p>0.02744179</text:p>
          </table:table-cell>
          <table:table-cell office:value-type="float" office:value="0.07394204" calcext:value-type="float">
            <text:p>0.07394204</text:p>
          </table:table-cell>
          <table:table-cell office:value-type="float" office:value="0.1358428" calcext:value-type="float">
            <text:p>0.1358428</text:p>
          </table:table-cell>
          <table:table-cell office:value-type="float" office:value="0.1523145" calcext:value-type="float">
            <text:p>0.1523145</text:p>
          </table:table-cell>
          <table:table-cell office:value-type="float" office:value="0.1562179" calcext:value-type="float">
            <text:p>0.1562179</text:p>
          </table:table-cell>
          <table:table-cell office:value-type="float" office:value="0.1651727" calcext:value-type="float">
            <text:p>0.1651727</text:p>
          </table:table-cell>
          <table:table-cell office:value-type="float" office:value="0.1799055" calcext:value-type="float">
            <text:p>0.1799055</text:p>
          </table:table-cell>
          <table:table-cell office:value-type="float" office:value="0.1844824" calcext:value-type="float">
            <text:p>0.1844824</text:p>
          </table:table-cell>
          <table:table-cell office:value-type="float" office:value="0" calcext:value-type="float">
            <text:p>0</text:p>
          </table:table-cell>
          <table:table-cell office:value-type="float" office:value="30.65461" calcext:value-type="float">
            <text:p>30.65461</text:p>
          </table:table-cell>
          <table:table-cell office:value-type="float" office:value="22.28485" calcext:value-type="float">
            <text:p>22.28485</text:p>
          </table:table-cell>
          <table:table-cell office:value-type="float" office:value="19.98145" calcext:value-type="float">
            <text:p>19.98145</text:p>
          </table:table-cell>
          <table:table-cell office:value-type="float" office:value="5.603942" calcext:value-type="float">
            <text:p>5.603942</text:p>
          </table:table-cell>
          <table:table-cell office:value-type="float" office:value="4.601203" calcext:value-type="float">
            <text:p>4.601203</text:p>
          </table:table-cell>
          <table:table-cell office:value-type="float" office:value="2.115874" calcext:value-type="float">
            <text:p>2.115874</text:p>
          </table:table-cell>
          <table:table-cell office:value-type="float" office:value="2.182913" calcext:value-type="float">
            <text:p>2.182913</text:p>
          </table:table-cell>
          <table:table-cell office:value-type="float" office:value="4.740397" calcext:value-type="float">
            <text:p>4.740397</text:p>
          </table:table-cell>
          <table:table-cell office:value-type="float" office:value="7.147557" calcext:value-type="float">
            <text:p>7.147557</text:p>
          </table:table-cell>
          <table:table-cell office:value-type="float" office:value="8.699745" calcext:value-type="float">
            <text:p>8.699745</text:p>
          </table:table-cell>
          <table:table-cell office:value-type="float" office:value="9.071152" calcext:value-type="float">
            <text:p>9.071152</text:p>
          </table:table-cell>
          <table:table-cell office:value-type="float" office:value="9.886438" calcext:value-type="float">
            <text:p>9.886438</text:p>
          </table:table-cell>
          <table:table-cell office:value-type="float" office:value="11.25197" calcext:value-type="float">
            <text:p>11.25197</text:p>
          </table:table-cell>
          <table:table-cell office:value-type="float" office:value="11.67492" calcext:value-type="float">
            <text:p>11.67492</text:p>
          </table:table-cell>
          <table:table-cell office:value-type="float" office:value="0" calcext:value-type="float">
            <text:p>0</text:p>
          </table:table-cell>
          <table:table-cell office:value-type="float" office:value="17.26021" calcext:value-type="float">
            <text:p>17.260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5" calcext:value-type="float">
            <text:p>4032005</text:p>
          </table:table-cell>
          <table:table-cell office:value-type="float" office:value="4.166051" calcext:value-type="float">
            <text:p>4.166051</text:p>
          </table:table-cell>
          <table:table-cell office:value-type="float" office:value="135.3725" calcext:value-type="float">
            <text:p>135.3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73948" calcext:value-type="float">
            <text:p>35.73948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958308" calcext:value-type="float">
            <text:p>3.958308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1692942" calcext:value-type="float">
            <text:p>-0.001692942</text:p>
          </table:table-cell>
          <table:table-cell office:value-type="float" office:value="1166.213" calcext:value-type="float">
            <text:p>1166.213</text:p>
          </table:table-cell>
          <table:table-cell office:value-type="float" office:value="1.800995" calcext:value-type="float">
            <text:p>1.800995</text:p>
          </table:table-cell>
          <table:table-cell office:value-type="float" office:value="0" calcext:value-type="float">
            <text:p>0</text:p>
          </table:table-cell>
          <table:table-cell office:value-type="float" office:value="0.6243531" calcext:value-type="float">
            <text:p>0.6243531</text:p>
          </table:table-cell>
          <table:table-cell office:value-type="float" office:value="0.2925845" calcext:value-type="float">
            <text:p>0.2925845</text:p>
          </table:table-cell>
          <table:table-cell office:value-type="float" office:value="0.1967114" calcext:value-type="float">
            <text:p>0.1967114</text:p>
          </table:table-cell>
          <table:table-cell office:value-type="float" office:value="0.04407249" calcext:value-type="float">
            <text:p>0.04407249</text:p>
          </table:table-cell>
          <table:table-cell office:value-type="float" office:value="0.03449601" calcext:value-type="float">
            <text:p>0.03449601</text:p>
          </table:table-cell>
          <table:table-cell office:value-type="float" office:value="0.01990636" calcext:value-type="float">
            <text:p>0.01990636</text:p>
          </table:table-cell>
          <table:table-cell office:value-type="float" office:value="0.02777337" calcext:value-type="float">
            <text:p>0.02777337</text:p>
          </table:table-cell>
          <table:table-cell office:value-type="float" office:value="0.07395563" calcext:value-type="float">
            <text:p>0.07395563</text:p>
          </table:table-cell>
          <table:table-cell office:value-type="float" office:value="0.135894" calcext:value-type="float">
            <text:p>0.135894</text:p>
          </table:table-cell>
          <table:table-cell office:value-type="float" office:value="0.1523626" calcext:value-type="float">
            <text:p>0.1523626</text:p>
          </table:table-cell>
          <table:table-cell office:value-type="float" office:value="0.1562692" calcext:value-type="float">
            <text:p>0.1562692</text:p>
          </table:table-cell>
          <table:table-cell office:value-type="float" office:value="0.1652252" calcext:value-type="float">
            <text:p>0.1652252</text:p>
          </table:table-cell>
          <table:table-cell office:value-type="float" office:value="0.1799338" calcext:value-type="float">
            <text:p>0.1799338</text:p>
          </table:table-cell>
          <table:table-cell office:value-type="float" office:value="0.1845121" calcext:value-type="float">
            <text:p>0.1845121</text:p>
          </table:table-cell>
          <table:table-cell office:value-type="float" office:value="0" calcext:value-type="float">
            <text:p>0</text:p>
          </table:table-cell>
          <table:table-cell office:value-type="float" office:value="30.76861" calcext:value-type="float">
            <text:p>30.76861</text:p>
          </table:table-cell>
          <table:table-cell office:value-type="float" office:value="22.29601" calcext:value-type="float">
            <text:p>22.29601</text:p>
          </table:table-cell>
          <table:table-cell office:value-type="float" office:value="19.98102" calcext:value-type="float">
            <text:p>19.98102</text:p>
          </table:table-cell>
          <table:table-cell office:value-type="float" office:value="5.601375" calcext:value-type="float">
            <text:p>5.601375</text:p>
          </table:table-cell>
          <table:table-cell office:value-type="float" office:value="4.598447" calcext:value-type="float">
            <text:p>4.598447</text:p>
          </table:table-cell>
          <table:table-cell office:value-type="float" office:value="2.116022" calcext:value-type="float">
            <text:p>2.116022</text:p>
          </table:table-cell>
          <table:table-cell office:value-type="float" office:value="2.18436" calcext:value-type="float">
            <text:p>2.18436</text:p>
          </table:table-cell>
          <table:table-cell office:value-type="float" office:value="4.74362" calcext:value-type="float">
            <text:p>4.74362</text:p>
          </table:table-cell>
          <table:table-cell office:value-type="float" office:value="7.152356" calcext:value-type="float">
            <text:p>7.152356</text:p>
          </table:table-cell>
          <table:table-cell office:value-type="float" office:value="8.704301" calcext:value-type="float">
            <text:p>8.704301</text:p>
          </table:table-cell>
          <table:table-cell office:value-type="float" office:value="9.075959" calcext:value-type="float">
            <text:p>9.075959</text:p>
          </table:table-cell>
          <table:table-cell office:value-type="float" office:value="9.890544" calcext:value-type="float">
            <text:p>9.890544</text:p>
          </table:table-cell>
          <table:table-cell office:value-type="float" office:value="11.25468" calcext:value-type="float">
            <text:p>11.25468</text:p>
          </table:table-cell>
          <table:table-cell office:value-type="float" office:value="11.67996" calcext:value-type="float">
            <text:p>11.67996</text:p>
          </table:table-cell>
          <table:table-cell office:value-type="float" office:value="0" calcext:value-type="float">
            <text:p>0</text:p>
          </table:table-cell>
          <table:table-cell office:value-type="float" office:value="22.79051" calcext:value-type="float">
            <text:p>22.790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5" calcext:value-type="float">
            <text:p>5032005</text:p>
          </table:table-cell>
          <table:table-cell office:value-type="float" office:value="4.15177" calcext:value-type="float">
            <text:p>4.15177</text:p>
          </table:table-cell>
          <table:table-cell office:value-type="float" office:value="135.3763" calcext:value-type="float">
            <text:p>135.3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75576" calcext:value-type="float">
            <text:p>35.75576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96662" calcext:value-type="float">
            <text:p>3.96662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1692832" calcext:value-type="float">
            <text:p>-0.001692832</text:p>
          </table:table-cell>
          <table:table-cell office:value-type="float" office:value="1166.206" calcext:value-type="float">
            <text:p>1166.206</text:p>
          </table:table-cell>
          <table:table-cell office:value-type="float" office:value="1.813295" calcext:value-type="float">
            <text:p>1.813295</text:p>
          </table:table-cell>
          <table:table-cell office:value-type="float" office:value="0" calcext:value-type="float">
            <text:p>0</text:p>
          </table:table-cell>
          <table:table-cell office:value-type="float" office:value="0.7036922" calcext:value-type="float">
            <text:p>0.7036922</text:p>
          </table:table-cell>
          <table:table-cell office:value-type="float" office:value="0.3210492" calcext:value-type="float">
            <text:p>0.3210492</text:p>
          </table:table-cell>
          <table:table-cell office:value-type="float" office:value="0.2160572" calcext:value-type="float">
            <text:p>0.2160572</text:p>
          </table:table-cell>
          <table:table-cell office:value-type="float" office:value="0.04667451" calcext:value-type="float">
            <text:p>0.04667451</text:p>
          </table:table-cell>
          <table:table-cell office:value-type="float" office:value="0.03722766" calcext:value-type="float">
            <text:p>0.03722766</text:p>
          </table:table-cell>
          <table:table-cell office:value-type="float" office:value="0.0207389" calcext:value-type="float">
            <text:p>0.0207389</text:p>
          </table:table-cell>
          <table:table-cell office:value-type="float" office:value="0.02820038" calcext:value-type="float">
            <text:p>0.02820038</text:p>
          </table:table-cell>
          <table:table-cell office:value-type="float" office:value="0.07406888" calcext:value-type="float">
            <text:p>0.07406888</text:p>
          </table:table-cell>
          <table:table-cell office:value-type="float" office:value="0.1359569" calcext:value-type="float">
            <text:p>0.1359569</text:p>
          </table:table-cell>
          <table:table-cell office:value-type="float" office:value="0.1524111" calcext:value-type="float">
            <text:p>0.1524111</text:p>
          </table:table-cell>
          <table:table-cell office:value-type="float" office:value="0.1563202" calcext:value-type="float">
            <text:p>0.1563202</text:p>
          </table:table-cell>
          <table:table-cell office:value-type="float" office:value="0.1652724" calcext:value-type="float">
            <text:p>0.1652724</text:p>
          </table:table-cell>
          <table:table-cell office:value-type="float" office:value="0.1799617" calcext:value-type="float">
            <text:p>0.1799617</text:p>
          </table:table-cell>
          <table:table-cell office:value-type="float" office:value="0.184542" calcext:value-type="float">
            <text:p>0.184542</text:p>
          </table:table-cell>
          <table:table-cell office:value-type="float" office:value="0" calcext:value-type="float">
            <text:p>0</text:p>
          </table:table-cell>
          <table:table-cell office:value-type="float" office:value="30.91916" calcext:value-type="float">
            <text:p>30.91916</text:p>
          </table:table-cell>
          <table:table-cell office:value-type="float" office:value="22.31765" calcext:value-type="float">
            <text:p>22.31765</text:p>
          </table:table-cell>
          <table:table-cell office:value-type="float" office:value="19.98893" calcext:value-type="float">
            <text:p>19.98893</text:p>
          </table:table-cell>
          <table:table-cell office:value-type="float" office:value="5.599881" calcext:value-type="float">
            <text:p>5.599881</text:p>
          </table:table-cell>
          <table:table-cell office:value-type="float" office:value="4.596757" calcext:value-type="float">
            <text:p>4.596757</text:p>
          </table:table-cell>
          <table:table-cell office:value-type="float" office:value="2.116386" calcext:value-type="float">
            <text:p>2.116386</text:p>
          </table:table-cell>
          <table:table-cell office:value-type="float" office:value="2.185881" calcext:value-type="float">
            <text:p>2.185881</text:p>
          </table:table-cell>
          <table:table-cell office:value-type="float" office:value="4.746862" calcext:value-type="float">
            <text:p>4.746862</text:p>
          </table:table-cell>
          <table:table-cell office:value-type="float" office:value="7.157156" calcext:value-type="float">
            <text:p>7.157156</text:p>
          </table:table-cell>
          <table:table-cell office:value-type="float" office:value="8.708858" calcext:value-type="float">
            <text:p>8.708858</text:p>
          </table:table-cell>
          <table:table-cell office:value-type="float" office:value="9.080768" calcext:value-type="float">
            <text:p>9.080768</text:p>
          </table:table-cell>
          <table:table-cell office:value-type="float" office:value="9.894651" calcext:value-type="float">
            <text:p>9.894651</text:p>
          </table:table-cell>
          <table:table-cell office:value-type="float" office:value="11.25739" calcext:value-type="float">
            <text:p>11.25739</text:p>
          </table:table-cell>
          <table:table-cell office:value-type="float" office:value="11.68257" calcext:value-type="float">
            <text:p>11.68257</text:p>
          </table:table-cell>
          <table:table-cell office:value-type="float" office:value="0" calcext:value-type="float">
            <text:p>0</text:p>
          </table:table-cell>
          <table:table-cell office:value-type="float" office:value="24.98417" calcext:value-type="float">
            <text:p>24.984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5" calcext:value-type="float">
            <text:p>6032005</text:p>
          </table:table-cell>
          <table:table-cell office:value-type="float" office:value="4.131943" calcext:value-type="float">
            <text:p>4.131943</text:p>
          </table:table-cell>
          <table:table-cell office:value-type="float" office:value="135.3814" calcext:value-type="float">
            <text:p>135.3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7737" calcext:value-type="float">
            <text:p>35.7737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96662" calcext:value-type="float">
            <text:p>3.96662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1692832" calcext:value-type="float">
            <text:p>-0.001692832</text:p>
          </table:table-cell>
          <table:table-cell office:value-type="float" office:value="1166.199" calcext:value-type="float">
            <text:p>1166.199</text:p>
          </table:table-cell>
          <table:table-cell office:value-type="float" office:value="1.827874" calcext:value-type="float">
            <text:p>1.827874</text:p>
          </table:table-cell>
          <table:table-cell office:value-type="float" office:value="0" calcext:value-type="float">
            <text:p>0</text:p>
          </table:table-cell>
          <table:table-cell office:value-type="float" office:value="1.054614" calcext:value-type="float">
            <text:p>1.054614</text:p>
          </table:table-cell>
          <table:table-cell office:value-type="float" office:value="0.379223" calcext:value-type="float">
            <text:p>0.379223</text:p>
          </table:table-cell>
          <table:table-cell office:value-type="float" office:value="0.2555321" calcext:value-type="float">
            <text:p>0.2555321</text:p>
          </table:table-cell>
          <table:table-cell office:value-type="float" office:value="0.05057558" calcext:value-type="float">
            <text:p>0.05057558</text:p>
          </table:table-cell>
          <table:table-cell office:value-type="float" office:value="0.04088909" calcext:value-type="float">
            <text:p>0.04088909</text:p>
          </table:table-cell>
          <table:table-cell office:value-type="float" office:value="0.02142589" calcext:value-type="float">
            <text:p>0.02142589</text:p>
          </table:table-cell>
          <table:table-cell office:value-type="float" office:value="0.02889224" calcext:value-type="float">
            <text:p>0.02889224</text:p>
          </table:table-cell>
          <table:table-cell office:value-type="float" office:value="0.0742676" calcext:value-type="float">
            <text:p>0.0742676</text:p>
          </table:table-cell>
          <table:table-cell office:value-type="float" office:value="0.1360423" calcext:value-type="float">
            <text:p>0.1360423</text:p>
          </table:table-cell>
          <table:table-cell office:value-type="float" office:value="0.1524624" calcext:value-type="float">
            <text:p>0.1524624</text:p>
          </table:table-cell>
          <table:table-cell office:value-type="float" office:value="0.1563718" calcext:value-type="float">
            <text:p>0.1563718</text:p>
          </table:table-cell>
          <table:table-cell office:value-type="float" office:value="0.1653227" calcext:value-type="float">
            <text:p>0.1653227</text:p>
          </table:table-cell>
          <table:table-cell office:value-type="float" office:value="0.1799902" calcext:value-type="float">
            <text:p>0.1799902</text:p>
          </table:table-cell>
          <table:table-cell office:value-type="float" office:value="0.1845716" calcext:value-type="float">
            <text:p>0.1845716</text:p>
          </table:table-cell>
          <table:table-cell office:value-type="float" office:value="0" calcext:value-type="float">
            <text:p>0</text:p>
          </table:table-cell>
          <table:table-cell office:value-type="float" office:value="31.11968" calcext:value-type="float">
            <text:p>31.11968</text:p>
          </table:table-cell>
          <table:table-cell office:value-type="float" office:value="22.35149" calcext:value-type="float">
            <text:p>22.35149</text:p>
          </table:table-cell>
          <table:table-cell office:value-type="float" office:value="20.00717" calcext:value-type="float">
            <text:p>20.00717</text:p>
          </table:table-cell>
          <table:table-cell office:value-type="float" office:value="5.599639" calcext:value-type="float">
            <text:p>5.599639</text:p>
          </table:table-cell>
          <table:table-cell office:value-type="float" office:value="4.596314" calcext:value-type="float">
            <text:p>4.596314</text:p>
          </table:table-cell>
          <table:table-cell office:value-type="float" office:value="2.116925" calcext:value-type="float">
            <text:p>2.116925</text:p>
          </table:table-cell>
          <table:table-cell office:value-type="float" office:value="2.187523" calcext:value-type="float">
            <text:p>2.187523</text:p>
          </table:table-cell>
          <table:table-cell office:value-type="float" office:value="4.750147" calcext:value-type="float">
            <text:p>4.750147</text:p>
          </table:table-cell>
          <table:table-cell office:value-type="float" office:value="7.161954" calcext:value-type="float">
            <text:p>7.161954</text:p>
          </table:table-cell>
          <table:table-cell office:value-type="float" office:value="8.713411" calcext:value-type="float">
            <text:p>8.713411</text:p>
          </table:table-cell>
          <table:table-cell office:value-type="float" office:value="9.085575" calcext:value-type="float">
            <text:p>9.085575</text:p>
          </table:table-cell>
          <table:table-cell office:value-type="float" office:value="9.898766" calcext:value-type="float">
            <text:p>9.898766</text:p>
          </table:table-cell>
          <table:table-cell office:value-type="float" office:value="11.26011" calcext:value-type="float">
            <text:p>11.26011</text:p>
          </table:table-cell>
          <table:table-cell office:value-type="float" office:value="11.68518" calcext:value-type="float">
            <text:p>11.68518</text:p>
          </table:table-cell>
          <table:table-cell office:value-type="float" office:value="0" calcext:value-type="float">
            <text:p>0</text:p>
          </table:table-cell>
          <table:table-cell office:value-type="float" office:value="32.61832" calcext:value-type="float">
            <text:p>32.618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5" calcext:value-type="float">
            <text:p>7032005</text:p>
          </table:table-cell>
          <table:table-cell office:value-type="float" office:value="4.115223" calcext:value-type="float">
            <text:p>4.115223</text:p>
          </table:table-cell>
          <table:table-cell office:value-type="float" office:value="135.3851" calcext:value-type="float">
            <text:p>135.3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79319" calcext:value-type="float">
            <text:p>35.79319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96662" calcext:value-type="float">
            <text:p>3.96662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1692832" calcext:value-type="float">
            <text:p>-0.001692832</text:p>
          </table:table-cell>
          <table:table-cell office:value-type="float" office:value="1166.193" calcext:value-type="float">
            <text:p>1166.193</text:p>
          </table:table-cell>
          <table:table-cell office:value-type="float" office:value="1.838696" calcext:value-type="float">
            <text:p>1.838696</text:p>
          </table:table-cell>
          <table:table-cell office:value-type="float" office:value="0" calcext:value-type="float">
            <text:p>0</text:p>
          </table:table-cell>
          <table:table-cell office:value-type="float" office:value="1.10396" calcext:value-type="float">
            <text:p>1.10396</text:p>
          </table:table-cell>
          <table:table-cell office:value-type="float" office:value="0.3507099" calcext:value-type="float">
            <text:p>0.3507099</text:p>
          </table:table-cell>
          <table:table-cell office:value-type="float" office:value="0.2524998" calcext:value-type="float">
            <text:p>0.2524998</text:p>
          </table:table-cell>
          <table:table-cell office:value-type="float" office:value="0.05193134" calcext:value-type="float">
            <text:p>0.05193134</text:p>
          </table:table-cell>
          <table:table-cell office:value-type="float" office:value="0.04304516" calcext:value-type="float">
            <text:p>0.04304516</text:p>
          </table:table-cell>
          <table:table-cell office:value-type="float" office:value="0.0220792" calcext:value-type="float">
            <text:p>0.0220792</text:p>
          </table:table-cell>
          <table:table-cell office:value-type="float" office:value="0.029521" calcext:value-type="float">
            <text:p>0.029521</text:p>
          </table:table-cell>
          <table:table-cell office:value-type="float" office:value="0.07449134" calcext:value-type="float">
            <text:p>0.07449134</text:p>
          </table:table-cell>
          <table:table-cell office:value-type="float" office:value="0.1361508" calcext:value-type="float">
            <text:p>0.1361508</text:p>
          </table:table-cell>
          <table:table-cell office:value-type="float" office:value="0.1525175" calcext:value-type="float">
            <text:p>0.1525175</text:p>
          </table:table-cell>
          <table:table-cell office:value-type="float" office:value="0.1564236" calcext:value-type="float">
            <text:p>0.1564236</text:p>
          </table:table-cell>
          <table:table-cell office:value-type="float" office:value="0.1653598" calcext:value-type="float">
            <text:p>0.1653598</text:p>
          </table:table-cell>
          <table:table-cell office:value-type="float" office:value="0.1800199" calcext:value-type="float">
            <text:p>0.1800199</text:p>
          </table:table-cell>
          <table:table-cell office:value-type="float" office:value="0.1846004" calcext:value-type="float">
            <text:p>0.1846004</text:p>
          </table:table-cell>
          <table:table-cell office:value-type="float" office:value="0" calcext:value-type="float">
            <text:p>0</text:p>
          </table:table-cell>
          <table:table-cell office:value-type="float" office:value="31.35098" calcext:value-type="float">
            <text:p>31.35098</text:p>
          </table:table-cell>
          <table:table-cell office:value-type="float" office:value="22.3964" calcext:value-type="float">
            <text:p>22.3964</text:p>
          </table:table-cell>
          <table:table-cell office:value-type="float" office:value="20.03715" calcext:value-type="float">
            <text:p>20.03715</text:p>
          </table:table-cell>
          <table:table-cell office:value-type="float" office:value="5.60096" calcext:value-type="float">
            <text:p>5.60096</text:p>
          </table:table-cell>
          <table:table-cell office:value-type="float" office:value="4.597393" calcext:value-type="float">
            <text:p>4.597393</text:p>
          </table:table-cell>
          <table:table-cell office:value-type="float" office:value="2.117652" calcext:value-type="float">
            <text:p>2.117652</text:p>
          </table:table-cell>
          <table:table-cell office:value-type="float" office:value="2.189284" calcext:value-type="float">
            <text:p>2.189284</text:p>
          </table:table-cell>
          <table:table-cell office:value-type="float" office:value="4.753488" calcext:value-type="float">
            <text:p>4.753488</text:p>
          </table:table-cell>
          <table:table-cell office:value-type="float" office:value="7.166754" calcext:value-type="float">
            <text:p>7.166754</text:p>
          </table:table-cell>
          <table:table-cell office:value-type="float" office:value="8.71797" calcext:value-type="float">
            <text:p>8.71797</text:p>
          </table:table-cell>
          <table:table-cell office:value-type="float" office:value="9.090384" calcext:value-type="float">
            <text:p>9.090384</text:p>
          </table:table-cell>
          <table:table-cell office:value-type="float" office:value="9.902869" calcext:value-type="float">
            <text:p>9.902869</text:p>
          </table:table-cell>
          <table:table-cell office:value-type="float" office:value="11.26282" calcext:value-type="float">
            <text:p>11.26282</text:p>
          </table:table-cell>
          <table:table-cell office:value-type="float" office:value="11.6874" calcext:value-type="float">
            <text:p>11.6874</text:p>
          </table:table-cell>
          <table:table-cell office:value-type="float" office:value="0" calcext:value-type="float">
            <text:p>0</text:p>
          </table:table-cell>
          <table:table-cell office:value-type="float" office:value="28.06538" calcext:value-type="float">
            <text:p>28.065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5" calcext:value-type="float">
            <text:p>8032005</text:p>
          </table:table-cell>
          <table:table-cell office:value-type="float" office:value="4.10833" calcext:value-type="float">
            <text:p>4.10833</text:p>
          </table:table-cell>
          <table:table-cell office:value-type="float" office:value="135.3865" calcext:value-type="float">
            <text:p>135.3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81001" calcext:value-type="float">
            <text:p>35.81001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96662" calcext:value-type="float">
            <text:p>3.96662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1692832" calcext:value-type="float">
            <text:p>-0.001692832</text:p>
          </table:table-cell>
          <table:table-cell office:value-type="float" office:value="1166.185" calcext:value-type="float">
            <text:p>1166.185</text:p>
          </table:table-cell>
          <table:table-cell office:value-type="float" office:value="1.838716" calcext:value-type="float">
            <text:p>1.838716</text:p>
          </table:table-cell>
          <table:table-cell office:value-type="float" office:value="0" calcext:value-type="float">
            <text:p>0</text:p>
          </table:table-cell>
          <table:table-cell office:value-type="float" office:value="0.5822242" calcext:value-type="float">
            <text:p>0.5822242</text:p>
          </table:table-cell>
          <table:table-cell office:value-type="float" office:value="0.2578386" calcext:value-type="float">
            <text:p>0.2578386</text:p>
          </table:table-cell>
          <table:table-cell office:value-type="float" office:value="0.1942043" calcext:value-type="float">
            <text:p>0.1942043</text:p>
          </table:table-cell>
          <table:table-cell office:value-type="float" office:value="0.04593686" calcext:value-type="float">
            <text:p>0.04593686</text:p>
          </table:table-cell>
          <table:table-cell office:value-type="float" office:value="0.03892776" calcext:value-type="float">
            <text:p>0.03892776</text:p>
          </table:table-cell>
          <table:table-cell office:value-type="float" office:value="0.02152785" calcext:value-type="float">
            <text:p>0.02152785</text:p>
          </table:table-cell>
          <table:table-cell office:value-type="float" office:value="0.02939868" calcext:value-type="float">
            <text:p>0.02939868</text:p>
          </table:table-cell>
          <table:table-cell office:value-type="float" office:value="0.07464163" calcext:value-type="float">
            <text:p>0.07464163</text:p>
          </table:table-cell>
          <table:table-cell office:value-type="float" office:value="0.1362707" calcext:value-type="float">
            <text:p>0.1362707</text:p>
          </table:table-cell>
          <table:table-cell office:value-type="float" office:value="0.152578" calcext:value-type="float">
            <text:p>0.152578</text:p>
          </table:table-cell>
          <table:table-cell office:value-type="float" office:value="0.1564757" calcext:value-type="float">
            <text:p>0.1564757</text:p>
          </table:table-cell>
          <table:table-cell office:value-type="float" office:value="0.1653872" calcext:value-type="float">
            <text:p>0.1653872</text:p>
          </table:table-cell>
          <table:table-cell office:value-type="float" office:value="0.1800509" calcext:value-type="float">
            <text:p>0.1800509</text:p>
          </table:table-cell>
          <table:table-cell office:value-type="float" office:value="0.1846285" calcext:value-type="float">
            <text:p>0.1846285</text:p>
          </table:table-cell>
          <table:table-cell office:value-type="float" office:value="0" calcext:value-type="float">
            <text:p>0</text:p>
          </table:table-cell>
          <table:table-cell office:value-type="float" office:value="31.49907" calcext:value-type="float">
            <text:p>31.49907</text:p>
          </table:table-cell>
          <table:table-cell office:value-type="float" office:value="22.41653" calcext:value-type="float">
            <text:p>22.41653</text:p>
          </table:table-cell>
          <table:table-cell office:value-type="float" office:value="20.05186" calcext:value-type="float">
            <text:p>20.05186</text:p>
          </table:table-cell>
          <table:table-cell office:value-type="float" office:value="5.601089" calcext:value-type="float">
            <text:p>5.601089</text:p>
          </table:table-cell>
          <table:table-cell office:value-type="float" office:value="4.597977" calcext:value-type="float">
            <text:p>4.597977</text:p>
          </table:table-cell>
          <table:table-cell office:value-type="float" office:value="2.118381" calcext:value-type="float">
            <text:p>2.118381</text:p>
          </table:table-cell>
          <table:table-cell office:value-type="float" office:value="2.19107" calcext:value-type="float">
            <text:p>2.19107</text:p>
          </table:table-cell>
          <table:table-cell office:value-type="float" office:value="4.756889" calcext:value-type="float">
            <text:p>4.756889</text:p>
          </table:table-cell>
          <table:table-cell office:value-type="float" office:value="7.171553" calcext:value-type="float">
            <text:p>7.171553</text:p>
          </table:table-cell>
          <table:table-cell office:value-type="float" office:value="8.722525" calcext:value-type="float">
            <text:p>8.722525</text:p>
          </table:table-cell>
          <table:table-cell office:value-type="float" office:value="9.095191" calcext:value-type="float">
            <text:p>9.095191</text:p>
          </table:table-cell>
          <table:table-cell office:value-type="float" office:value="9.906983" calcext:value-type="float">
            <text:p>9.906983</text:p>
          </table:table-cell>
          <table:table-cell office:value-type="float" office:value="11.26553" calcext:value-type="float">
            <text:p>11.26553</text:p>
          </table:table-cell>
          <table:table-cell office:value-type="float" office:value="11.69021" calcext:value-type="float">
            <text:p>11.69021</text:p>
          </table:table-cell>
          <table:table-cell office:value-type="float" office:value="0" calcext:value-type="float">
            <text:p>0</text:p>
          </table:table-cell>
          <table:table-cell office:value-type="float" office:value="18.84027" calcext:value-type="float">
            <text:p>18.84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5" calcext:value-type="float">
            <text:p>9032005</text:p>
          </table:table-cell>
          <table:table-cell office:value-type="float" office:value="4.097102" calcext:value-type="float">
            <text:p>4.097102</text:p>
          </table:table-cell>
          <table:table-cell office:value-type="float" office:value="135.3891" calcext:value-type="float">
            <text:p>135.3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82568" calcext:value-type="float">
            <text:p>35.82568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966637" calcext:value-type="float">
            <text:p>3.966637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1692832" calcext:value-type="float">
            <text:p>-0.001692832</text:p>
          </table:table-cell>
          <table:table-cell office:value-type="float" office:value="1166.176" calcext:value-type="float">
            <text:p>1166.176</text:p>
          </table:table-cell>
          <table:table-cell office:value-type="float" office:value="1.843878" calcext:value-type="float">
            <text:p>1.843878</text:p>
          </table:table-cell>
          <table:table-cell office:value-type="float" office:value="0" calcext:value-type="float">
            <text:p>0</text:p>
          </table:table-cell>
          <table:table-cell office:value-type="float" office:value="0.620115" calcext:value-type="float">
            <text:p>0.620115</text:p>
          </table:table-cell>
          <table:table-cell office:value-type="float" office:value="0.2891909" calcext:value-type="float">
            <text:p>0.2891909</text:p>
          </table:table-cell>
          <table:table-cell office:value-type="float" office:value="0.2089576" calcext:value-type="float">
            <text:p>0.2089576</text:p>
          </table:table-cell>
          <table:table-cell office:value-type="float" office:value="0.04647495" calcext:value-type="float">
            <text:p>0.04647495</text:p>
          </table:table-cell>
          <table:table-cell office:value-type="float" office:value="0.03906317" calcext:value-type="float">
            <text:p>0.03906317</text:p>
          </table:table-cell>
          <table:table-cell office:value-type="float" office:value="0.02134984" calcext:value-type="float">
            <text:p>0.02134984</text:p>
          </table:table-cell>
          <table:table-cell office:value-type="float" office:value="0.02925882" calcext:value-type="float">
            <text:p>0.02925882</text:p>
          </table:table-cell>
          <table:table-cell office:value-type="float" office:value="0.07460152" calcext:value-type="float">
            <text:p>0.07460152</text:p>
          </table:table-cell>
          <table:table-cell office:value-type="float" office:value="0.1363629" calcext:value-type="float">
            <text:p>0.1363629</text:p>
          </table:table-cell>
          <table:table-cell office:value-type="float" office:value="0.1526395" calcext:value-type="float">
            <text:p>0.1526395</text:p>
          </table:table-cell>
          <table:table-cell office:value-type="float" office:value="0.1565294" calcext:value-type="float">
            <text:p>0.1565294</text:p>
          </table:table-cell>
          <table:table-cell office:value-type="float" office:value="0.1654351" calcext:value-type="float">
            <text:p>0.1654351</text:p>
          </table:table-cell>
          <table:table-cell office:value-type="float" office:value="0.180081" calcext:value-type="float">
            <text:p>0.180081</text:p>
          </table:table-cell>
          <table:table-cell office:value-type="float" office:value="0.1846573" calcext:value-type="float">
            <text:p>0.1846573</text:p>
          </table:table-cell>
          <table:table-cell office:value-type="float" office:value="0" calcext:value-type="float">
            <text:p>0</text:p>
          </table:table-cell>
          <table:table-cell office:value-type="float" office:value="31.61524" calcext:value-type="float">
            <text:p>31.61524</text:p>
          </table:table-cell>
          <table:table-cell office:value-type="float" office:value="22.42867" calcext:value-type="float">
            <text:p>22.42867</text:p>
          </table:table-cell>
          <table:table-cell office:value-type="float" office:value="20.05843" calcext:value-type="float">
            <text:p>20.05843</text:p>
          </table:table-cell>
          <table:table-cell office:value-type="float" office:value="5.600022" calcext:value-type="float">
            <text:p>5.600022</text:p>
          </table:table-cell>
          <table:table-cell office:value-type="float" office:value="4.597573" calcext:value-type="float">
            <text:p>4.597573</text:p>
          </table:table-cell>
          <table:table-cell office:value-type="float" office:value="2.118967" calcext:value-type="float">
            <text:p>2.118967</text:p>
          </table:table-cell>
          <table:table-cell office:value-type="float" office:value="2.19276" calcext:value-type="float">
            <text:p>2.19276</text:p>
          </table:table-cell>
          <table:table-cell office:value-type="float" office:value="4.760308" calcext:value-type="float">
            <text:p>4.760308</text:p>
          </table:table-cell>
          <table:table-cell office:value-type="float" office:value="7.176373" calcext:value-type="float">
            <text:p>7.176373</text:p>
          </table:table-cell>
          <table:table-cell office:value-type="float" office:value="8.727082" calcext:value-type="float">
            <text:p>8.727082</text:p>
          </table:table-cell>
          <table:table-cell office:value-type="float" office:value="9.099999" calcext:value-type="float">
            <text:p>9.099999</text:p>
          </table:table-cell>
          <table:table-cell office:value-type="float" office:value="9.911087" calcext:value-type="float">
            <text:p>9.911087</text:p>
          </table:table-cell>
          <table:table-cell office:value-type="float" office:value="11.26825" calcext:value-type="float">
            <text:p>11.26825</text:p>
          </table:table-cell>
          <table:table-cell office:value-type="float" office:value="11.693" calcext:value-type="float">
            <text:p>11.693</text:p>
          </table:table-cell>
          <table:table-cell office:value-type="float" office:value="0" calcext:value-type="float">
            <text:p>0</text:p>
          </table:table-cell>
          <table:table-cell office:value-type="float" office:value="19.93178" calcext:value-type="float">
            <text:p>19.931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5" calcext:value-type="float">
            <text:p>10032005</text:p>
          </table:table-cell>
          <table:table-cell office:value-type="float" office:value="4.081982" calcext:value-type="float">
            <text:p>4.081982</text:p>
          </table:table-cell>
          <table:table-cell office:value-type="float" office:value="135.3925" calcext:value-type="float">
            <text:p>135.3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84271" calcext:value-type="float">
            <text:p>35.84271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966637" calcext:value-type="float">
            <text:p>3.966637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1805332" calcext:value-type="float">
            <text:p>-0.001805332</text:p>
          </table:table-cell>
          <table:table-cell office:value-type="float" office:value="1166.168" calcext:value-type="float">
            <text:p>1166.168</text:p>
          </table:table-cell>
          <table:table-cell office:value-type="float" office:value="1.85068" calcext:value-type="float">
            <text:p>1.85068</text:p>
          </table:table-cell>
          <table:table-cell office:value-type="float" office:value="0" calcext:value-type="float">
            <text:p>0</text:p>
          </table:table-cell>
          <table:table-cell office:value-type="float" office:value="0.9287248" calcext:value-type="float">
            <text:p>0.9287248</text:p>
          </table:table-cell>
          <table:table-cell office:value-type="float" office:value="0.3256282" calcext:value-type="float">
            <text:p>0.3256282</text:p>
          </table:table-cell>
          <table:table-cell office:value-type="float" office:value="0.2401626" calcext:value-type="float">
            <text:p>0.2401626</text:p>
          </table:table-cell>
          <table:table-cell office:value-type="float" office:value="0.04956955" calcext:value-type="float">
            <text:p>0.04956955</text:p>
          </table:table-cell>
          <table:table-cell office:value-type="float" office:value="0.04171748" calcext:value-type="float">
            <text:p>0.04171748</text:p>
          </table:table-cell>
          <table:table-cell office:value-type="float" office:value="0.02178085" calcext:value-type="float">
            <text:p>0.02178085</text:p>
          </table:table-cell>
          <table:table-cell office:value-type="float" office:value="0.02952085" calcext:value-type="float">
            <text:p>0.02952085</text:p>
          </table:table-cell>
          <table:table-cell office:value-type="float" office:value="0.07464467" calcext:value-type="float">
            <text:p>0.07464467</text:p>
          </table:table-cell>
          <table:table-cell office:value-type="float" office:value="0.1364367" calcext:value-type="float">
            <text:p>0.1364367</text:p>
          </table:table-cell>
          <table:table-cell office:value-type="float" office:value="0.1526991" calcext:value-type="float">
            <text:p>0.1526991</text:p>
          </table:table-cell>
          <table:table-cell office:value-type="float" office:value="0.1565841" calcext:value-type="float">
            <text:p>0.1565841</text:p>
          </table:table-cell>
          <table:table-cell office:value-type="float" office:value="0.1654966" calcext:value-type="float">
            <text:p>0.1654966</text:p>
          </table:table-cell>
          <table:table-cell office:value-type="float" office:value="0.1802188" calcext:value-type="float">
            <text:p>0.1802188</text:p>
          </table:table-cell>
          <table:table-cell office:value-type="float" office:value="0.184643" calcext:value-type="float">
            <text:p>0.184643</text:p>
          </table:table-cell>
          <table:table-cell office:value-type="float" office:value="0" calcext:value-type="float">
            <text:p>0</text:p>
          </table:table-cell>
          <table:table-cell office:value-type="float" office:value="31.76652" calcext:value-type="float">
            <text:p>31.76652</text:p>
          </table:table-cell>
          <table:table-cell office:value-type="float" office:value="22.45326" calcext:value-type="float">
            <text:p>22.45326</text:p>
          </table:table-cell>
          <table:table-cell office:value-type="float" office:value="20.07411" calcext:value-type="float">
            <text:p>20.07411</text:p>
          </table:table-cell>
          <table:table-cell office:value-type="float" office:value="5.599726" calcext:value-type="float">
            <text:p>5.599726</text:p>
          </table:table-cell>
          <table:table-cell office:value-type="float" office:value="4.59776" calcext:value-type="float">
            <text:p>4.59776</text:p>
          </table:table-cell>
          <table:table-cell office:value-type="float" office:value="2.119578" calcext:value-type="float">
            <text:p>2.119578</text:p>
          </table:table-cell>
          <table:table-cell office:value-type="float" office:value="2.19443" calcext:value-type="float">
            <text:p>2.19443</text:p>
          </table:table-cell>
          <table:table-cell office:value-type="float" office:value="4.763733" calcext:value-type="float">
            <text:p>4.763733</text:p>
          </table:table-cell>
          <table:table-cell office:value-type="float" office:value="7.181218" calcext:value-type="float">
            <text:p>7.181218</text:p>
          </table:table-cell>
          <table:table-cell office:value-type="float" office:value="8.731635" calcext:value-type="float">
            <text:p>8.731635</text:p>
          </table:table-cell>
          <table:table-cell office:value-type="float" office:value="9.104807" calcext:value-type="float">
            <text:p>9.104807</text:p>
          </table:table-cell>
          <table:table-cell office:value-type="float" office:value="9.915196" calcext:value-type="float">
            <text:p>9.915196</text:p>
          </table:table-cell>
          <table:table-cell office:value-type="float" office:value="11.27102" calcext:value-type="float">
            <text:p>11.27102</text:p>
          </table:table-cell>
          <table:table-cell office:value-type="float" office:value="11.69553" calcext:value-type="float">
            <text:p>11.69553</text:p>
          </table:table-cell>
          <table:table-cell office:value-type="float" office:value="0" calcext:value-type="float">
            <text:p>0</text:p>
          </table:table-cell>
          <table:table-cell office:value-type="float" office:value="24.44978" calcext:value-type="float">
            <text:p>24.44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5" calcext:value-type="float">
            <text:p>11032005</text:p>
          </table:table-cell>
          <table:table-cell office:value-type="float" office:value="4.069716" calcext:value-type="float">
            <text:p>4.069716</text:p>
          </table:table-cell>
          <table:table-cell office:value-type="float" office:value="135.3945" calcext:value-type="float">
            <text:p>135.3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85991" calcext:value-type="float">
            <text:p>35.85991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966637" calcext:value-type="float">
            <text:p>3.966637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1963944" calcext:value-type="float">
            <text:p>-0.001963944</text:p>
          </table:table-cell>
          <table:table-cell office:value-type="float" office:value="1166.16" calcext:value-type="float">
            <text:p>1166.16</text:p>
          </table:table-cell>
          <table:table-cell office:value-type="float" office:value="1.849989" calcext:value-type="float">
            <text:p>1.849989</text:p>
          </table:table-cell>
          <table:table-cell office:value-type="float" office:value="0" calcext:value-type="float">
            <text:p>0</text:p>
          </table:table-cell>
          <table:table-cell office:value-type="float" office:value="1.131967" calcext:value-type="float">
            <text:p>1.131967</text:p>
          </table:table-cell>
          <table:table-cell office:value-type="float" office:value="0.310023" calcext:value-type="float">
            <text:p>0.310023</text:p>
          </table:table-cell>
          <table:table-cell office:value-type="float" office:value="0.2367411" calcext:value-type="float">
            <text:p>0.2367411</text:p>
          </table:table-cell>
          <table:table-cell office:value-type="float" office:value="0.04920703" calcext:value-type="float">
            <text:p>0.04920703</text:p>
          </table:table-cell>
          <table:table-cell office:value-type="float" office:value="0.04177894" calcext:value-type="float">
            <text:p>0.04177894</text:p>
          </table:table-cell>
          <table:table-cell office:value-type="float" office:value="0.02188058" calcext:value-type="float">
            <text:p>0.02188058</text:p>
          </table:table-cell>
          <table:table-cell office:value-type="float" office:value="0.02970409" calcext:value-type="float">
            <text:p>0.02970409</text:p>
          </table:table-cell>
          <table:table-cell office:value-type="float" office:value="0.07473714" calcext:value-type="float">
            <text:p>0.07473714</text:p>
          </table:table-cell>
          <table:table-cell office:value-type="float" office:value="0.1365164" calcext:value-type="float">
            <text:p>0.1365164</text:p>
          </table:table-cell>
          <table:table-cell office:value-type="float" office:value="0.1527576" calcext:value-type="float">
            <text:p>0.1527576</text:p>
          </table:table-cell>
          <table:table-cell office:value-type="float" office:value="0.1566392" calcext:value-type="float">
            <text:p>0.1566392</text:p>
          </table:table-cell>
          <table:table-cell office:value-type="float" office:value="0.1655347" calcext:value-type="float">
            <text:p>0.1655347</text:p>
          </table:table-cell>
          <table:table-cell office:value-type="float" office:value="0.180171" calcext:value-type="float">
            <text:p>0.180171</text:p>
          </table:table-cell>
          <table:table-cell office:value-type="float" office:value="0.1846909" calcext:value-type="float">
            <text:p>0.1846909</text:p>
          </table:table-cell>
          <table:table-cell office:value-type="float" office:value="0" calcext:value-type="float">
            <text:p>0</text:p>
          </table:table-cell>
          <table:table-cell office:value-type="float" office:value="31.91097" calcext:value-type="float">
            <text:p>31.91097</text:p>
          </table:table-cell>
          <table:table-cell office:value-type="float" office:value="22.47851" calcext:value-type="float">
            <text:p>22.47851</text:p>
          </table:table-cell>
          <table:table-cell office:value-type="float" office:value="20.09228" calcext:value-type="float">
            <text:p>20.09228</text:p>
          </table:table-cell>
          <table:table-cell office:value-type="float" office:value="5.599864" calcext:value-type="float">
            <text:p>5.599864</text:p>
          </table:table-cell>
          <table:table-cell office:value-type="float" office:value="4.598475" calcext:value-type="float">
            <text:p>4.598475</text:p>
          </table:table-cell>
          <table:table-cell office:value-type="float" office:value="2.120262" calcext:value-type="float">
            <text:p>2.120262</text:p>
          </table:table-cell>
          <table:table-cell office:value-type="float" office:value="2.196124" calcext:value-type="float">
            <text:p>2.196124</text:p>
          </table:table-cell>
          <table:table-cell office:value-type="float" office:value="4.767197" calcext:value-type="float">
            <text:p>4.767197</text:p>
          </table:table-cell>
          <table:table-cell office:value-type="float" office:value="7.186063" calcext:value-type="float">
            <text:p>7.186063</text:p>
          </table:table-cell>
          <table:table-cell office:value-type="float" office:value="8.736192" calcext:value-type="float">
            <text:p>8.736192</text:p>
          </table:table-cell>
          <table:table-cell office:value-type="float" office:value="9.109614" calcext:value-type="float">
            <text:p>9.109614</text:p>
          </table:table-cell>
          <table:table-cell office:value-type="float" office:value="9.919311" calcext:value-type="float">
            <text:p>9.919311</text:p>
          </table:table-cell>
          <table:table-cell office:value-type="float" office:value="11.27381" calcext:value-type="float">
            <text:p>11.27381</text:p>
          </table:table-cell>
          <table:table-cell office:value-type="float" office:value="11.69806" calcext:value-type="float">
            <text:p>11.69806</text:p>
          </table:table-cell>
          <table:table-cell office:value-type="float" office:value="0" calcext:value-type="float">
            <text:p>0</text:p>
          </table:table-cell>
          <table:table-cell office:value-type="float" office:value="27.22767" calcext:value-type="float">
            <text:p>27.227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5" calcext:value-type="float">
            <text:p>12032005</text:p>
          </table:table-cell>
          <table:table-cell office:value-type="float" office:value="4.061614" calcext:value-type="float">
            <text:p>4.061614</text:p>
          </table:table-cell>
          <table:table-cell office:value-type="float" office:value="135.3956" calcext:value-type="float">
            <text:p>135.3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87668" calcext:value-type="float">
            <text:p>35.87668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966637" calcext:value-type="float">
            <text:p>3.966637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2114504" calcext:value-type="float">
            <text:p>-0.002114504</text:p>
          </table:table-cell>
          <table:table-cell office:value-type="float" office:value="1166.151" calcext:value-type="float">
            <text:p>1166.151</text:p>
          </table:table-cell>
          <table:table-cell office:value-type="float" office:value="1.849686" calcext:value-type="float">
            <text:p>1.849686</text:p>
          </table:table-cell>
          <table:table-cell office:value-type="float" office:value="0" calcext:value-type="float">
            <text:p>0</text:p>
          </table:table-cell>
          <table:table-cell office:value-type="float" office:value="0.9457086" calcext:value-type="float">
            <text:p>0.9457086</text:p>
          </table:table-cell>
          <table:table-cell office:value-type="float" office:value="0.2600318" calcext:value-type="float">
            <text:p>0.2600318</text:p>
          </table:table-cell>
          <table:table-cell office:value-type="float" office:value="0.2120397" calcext:value-type="float">
            <text:p>0.2120397</text:p>
          </table:table-cell>
          <table:table-cell office:value-type="float" office:value="0.04720876" calcext:value-type="float">
            <text:p>0.04720876</text:p>
          </table:table-cell>
          <table:table-cell office:value-type="float" office:value="0.04082378" calcext:value-type="float">
            <text:p>0.04082378</text:p>
          </table:table-cell>
          <table:table-cell office:value-type="float" office:value="0.02185426" calcext:value-type="float">
            <text:p>0.02185426</text:p>
          </table:table-cell>
          <table:table-cell office:value-type="float" office:value="0.02980765" calcext:value-type="float">
            <text:p>0.02980765</text:p>
          </table:table-cell>
          <table:table-cell office:value-type="float" office:value="0.07481795" calcext:value-type="float">
            <text:p>0.07481795</text:p>
          </table:table-cell>
          <table:table-cell office:value-type="float" office:value="0.1365984" calcext:value-type="float">
            <text:p>0.1365984</text:p>
          </table:table-cell>
          <table:table-cell office:value-type="float" office:value="0.1528161" calcext:value-type="float">
            <text:p>0.1528161</text:p>
          </table:table-cell>
          <table:table-cell office:value-type="float" office:value="0.1566942" calcext:value-type="float">
            <text:p>0.1566942</text:p>
          </table:table-cell>
          <table:table-cell office:value-type="float" office:value="0.1655685" calcext:value-type="float">
            <text:p>0.1655685</text:p>
          </table:table-cell>
          <table:table-cell office:value-type="float" office:value="0.180177" calcext:value-type="float">
            <text:p>0.180177</text:p>
          </table:table-cell>
          <table:table-cell office:value-type="float" office:value="0.1847277" calcext:value-type="float">
            <text:p>0.1847277</text:p>
          </table:table-cell>
          <table:table-cell office:value-type="float" office:value="0" calcext:value-type="float">
            <text:p>0</text:p>
          </table:table-cell>
          <table:table-cell office:value-type="float" office:value="32.03654" calcext:value-type="float">
            <text:p>32.03654</text:p>
          </table:table-cell>
          <table:table-cell office:value-type="float" office:value="22.4994" calcext:value-type="float">
            <text:p>22.4994</text:p>
          </table:table-cell>
          <table:table-cell office:value-type="float" office:value="20.10928" calcext:value-type="float">
            <text:p>20.10928</text:p>
          </table:table-cell>
          <table:table-cell office:value-type="float" office:value="5.599921" calcext:value-type="float">
            <text:p>5.599921</text:p>
          </table:table-cell>
          <table:table-cell office:value-type="float" office:value="4.599276" calcext:value-type="float">
            <text:p>4.599276</text:p>
          </table:table-cell>
          <table:table-cell office:value-type="float" office:value="2.12096" calcext:value-type="float">
            <text:p>2.12096</text:p>
          </table:table-cell>
          <table:table-cell office:value-type="float" office:value="2.197817" calcext:value-type="float">
            <text:p>2.197817</text:p>
          </table:table-cell>
          <table:table-cell office:value-type="float" office:value="4.770688" calcext:value-type="float">
            <text:p>4.770688</text:p>
          </table:table-cell>
          <table:table-cell office:value-type="float" office:value="7.190908" calcext:value-type="float">
            <text:p>7.190908</text:p>
          </table:table-cell>
          <table:table-cell office:value-type="float" office:value="8.740803" calcext:value-type="float">
            <text:p>8.740803</text:p>
          </table:table-cell>
          <table:table-cell office:value-type="float" office:value="9.114423" calcext:value-type="float">
            <text:p>9.114423</text:p>
          </table:table-cell>
          <table:table-cell office:value-type="float" office:value="9.923416" calcext:value-type="float">
            <text:p>9.923416</text:p>
          </table:table-cell>
          <table:table-cell office:value-type="float" office:value="11.27652" calcext:value-type="float">
            <text:p>11.27652</text:p>
          </table:table-cell>
          <table:table-cell office:value-type="float" office:value="11.70058" calcext:value-type="float">
            <text:p>11.70058</text:p>
          </table:table-cell>
          <table:table-cell office:value-type="float" office:value="0" calcext:value-type="float">
            <text:p>0</text:p>
          </table:table-cell>
          <table:table-cell office:value-type="float" office:value="16.76189" calcext:value-type="float">
            <text:p>16.761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5" calcext:value-type="float">
            <text:p>13032005</text:p>
          </table:table-cell>
          <table:table-cell office:value-type="float" office:value="4.051802" calcext:value-type="float">
            <text:p>4.051802</text:p>
          </table:table-cell>
          <table:table-cell office:value-type="float" office:value="135.397" calcext:value-type="float">
            <text:p>135.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89235" calcext:value-type="float">
            <text:p>35.89235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966637" calcext:value-type="float">
            <text:p>3.966637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2166245" calcext:value-type="float">
            <text:p>-0.002166245</text:p>
          </table:table-cell>
          <table:table-cell office:value-type="float" office:value="1166.142" calcext:value-type="float">
            <text:p>1166.142</text:p>
          </table:table-cell>
          <table:table-cell office:value-type="float" office:value="1.843737" calcext:value-type="float">
            <text:p>1.843737</text:p>
          </table:table-cell>
          <table:table-cell office:value-type="float" office:value="0" calcext:value-type="float">
            <text:p>0</text:p>
          </table:table-cell>
          <table:table-cell office:value-type="float" office:value="1.11552" calcext:value-type="float">
            <text:p>1.11552</text:p>
          </table:table-cell>
          <table:table-cell office:value-type="float" office:value="0.2509326" calcext:value-type="float">
            <text:p>0.2509326</text:p>
          </table:table-cell>
          <table:table-cell office:value-type="float" office:value="0.2034464" calcext:value-type="float">
            <text:p>0.2034464</text:p>
          </table:table-cell>
          <table:table-cell office:value-type="float" office:value="0.04564787" calcext:value-type="float">
            <text:p>0.04564787</text:p>
          </table:table-cell>
          <table:table-cell office:value-type="float" office:value="0.03939226" calcext:value-type="float">
            <text:p>0.03939226</text:p>
          </table:table-cell>
          <table:table-cell office:value-type="float" office:value="0.02150972" calcext:value-type="float">
            <text:p>0.02150972</text:p>
          </table:table-cell>
          <table:table-cell office:value-type="float" office:value="0.0296272" calcext:value-type="float">
            <text:p>0.0296272</text:p>
          </table:table-cell>
          <table:table-cell office:value-type="float" office:value="0.07482011" calcext:value-type="float">
            <text:p>0.07482011</text:p>
          </table:table-cell>
          <table:table-cell office:value-type="float" office:value="0.1366707" calcext:value-type="float">
            <text:p>0.1366707</text:p>
          </table:table-cell>
          <table:table-cell office:value-type="float" office:value="0.1528744" calcext:value-type="float">
            <text:p>0.1528744</text:p>
          </table:table-cell>
          <table:table-cell office:value-type="float" office:value="0.156749" calcext:value-type="float">
            <text:p>0.156749</text:p>
          </table:table-cell>
          <table:table-cell office:value-type="float" office:value="0.1656101" calcext:value-type="float">
            <text:p>0.1656101</text:p>
          </table:table-cell>
          <table:table-cell office:value-type="float" office:value="0.180202" calcext:value-type="float">
            <text:p>0.180202</text:p>
          </table:table-cell>
          <table:table-cell office:value-type="float" office:value="0.1847619" calcext:value-type="float">
            <text:p>0.1847619</text:p>
          </table:table-cell>
          <table:table-cell office:value-type="float" office:value="0" calcext:value-type="float">
            <text:p>0</text:p>
          </table:table-cell>
          <table:table-cell office:value-type="float" office:value="32.14466" calcext:value-type="float">
            <text:p>32.14466</text:p>
          </table:table-cell>
          <table:table-cell office:value-type="float" office:value="22.50986" calcext:value-type="float">
            <text:p>22.50986</text:p>
          </table:table-cell>
          <table:table-cell office:value-type="float" office:value="20.11745" calcext:value-type="float">
            <text:p>20.11745</text:p>
          </table:table-cell>
          <table:table-cell office:value-type="float" office:value="5.599018" calcext:value-type="float">
            <text:p>5.599018</text:p>
          </table:table-cell>
          <table:table-cell office:value-type="float" office:value="4.599354" calcext:value-type="float">
            <text:p>4.599354</text:p>
          </table:table-cell>
          <table:table-cell office:value-type="float" office:value="2.12158" calcext:value-type="float">
            <text:p>2.12158</text:p>
          </table:table-cell>
          <table:table-cell office:value-type="float" office:value="2.199457" calcext:value-type="float">
            <text:p>2.199457</text:p>
          </table:table-cell>
          <table:table-cell office:value-type="float" office:value="4.774199" calcext:value-type="float">
            <text:p>4.774199</text:p>
          </table:table-cell>
          <table:table-cell office:value-type="float" office:value="7.195753" calcext:value-type="float">
            <text:p>7.195753</text:p>
          </table:table-cell>
          <table:table-cell office:value-type="float" office:value="8.745434" calcext:value-type="float">
            <text:p>8.745434</text:p>
          </table:table-cell>
          <table:table-cell office:value-type="float" office:value="9.11923" calcext:value-type="float">
            <text:p>9.11923</text:p>
          </table:table-cell>
          <table:table-cell office:value-type="float" office:value="9.927528" calcext:value-type="float">
            <text:p>9.927528</text:p>
          </table:table-cell>
          <table:table-cell office:value-type="float" office:value="11.27924" calcext:value-type="float">
            <text:p>11.27924</text:p>
          </table:table-cell>
          <table:table-cell office:value-type="float" office:value="11.70309" calcext:value-type="float">
            <text:p>11.70309</text:p>
          </table:table-cell>
          <table:table-cell office:value-type="float" office:value="0" calcext:value-type="float">
            <text:p>0</text:p>
          </table:table-cell>
          <table:table-cell office:value-type="float" office:value="23.12144" calcext:value-type="float">
            <text:p>23.12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5" calcext:value-type="float">
            <text:p>14032005</text:p>
          </table:table-cell>
          <table:table-cell office:value-type="float" office:value="4.043459" calcext:value-type="float">
            <text:p>4.043459</text:p>
          </table:table-cell>
          <table:table-cell office:value-type="float" office:value="135.3982" calcext:value-type="float">
            <text:p>135.3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90773" calcext:value-type="float">
            <text:p>35.90773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966637" calcext:value-type="float">
            <text:p>3.966637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2166245" calcext:value-type="float">
            <text:p>-0.002166245</text:p>
          </table:table-cell>
          <table:table-cell office:value-type="float" office:value="1166.134" calcext:value-type="float">
            <text:p>1166.134</text:p>
          </table:table-cell>
          <table:table-cell office:value-type="float" office:value="1.839371" calcext:value-type="float">
            <text:p>1.839371</text:p>
          </table:table-cell>
          <table:table-cell office:value-type="float" office:value="0" calcext:value-type="float">
            <text:p>0</text:p>
          </table:table-cell>
          <table:table-cell office:value-type="float" office:value="1.063449" calcext:value-type="float">
            <text:p>1.063449</text:p>
          </table:table-cell>
          <table:table-cell office:value-type="float" office:value="0.2427869" calcext:value-type="float">
            <text:p>0.2427869</text:p>
          </table:table-cell>
          <table:table-cell office:value-type="float" office:value="0.197959" calcext:value-type="float">
            <text:p>0.197959</text:p>
          </table:table-cell>
          <table:table-cell office:value-type="float" office:value="0.04485935" calcext:value-type="float">
            <text:p>0.04485935</text:p>
          </table:table-cell>
          <table:table-cell office:value-type="float" office:value="0.03869813" calcext:value-type="float">
            <text:p>0.03869813</text:p>
          </table:table-cell>
          <table:table-cell office:value-type="float" office:value="0.02135927" calcext:value-type="float">
            <text:p>0.02135927</text:p>
          </table:table-cell>
          <table:table-cell office:value-type="float" office:value="0.02954701" calcext:value-type="float">
            <text:p>0.02954701</text:p>
          </table:table-cell>
          <table:table-cell office:value-type="float" office:value="0.07479057" calcext:value-type="float">
            <text:p>0.07479057</text:p>
          </table:table-cell>
          <table:table-cell office:value-type="float" office:value="0.136722" calcext:value-type="float">
            <text:p>0.136722</text:p>
          </table:table-cell>
          <table:table-cell office:value-type="float" office:value="0.1529311" calcext:value-type="float">
            <text:p>0.1529311</text:p>
          </table:table-cell>
          <table:table-cell office:value-type="float" office:value="0.1568032" calcext:value-type="float">
            <text:p>0.1568032</text:p>
          </table:table-cell>
          <table:table-cell office:value-type="float" office:value="0.1656514" calcext:value-type="float">
            <text:p>0.1656514</text:p>
          </table:table-cell>
          <table:table-cell office:value-type="float" office:value="0.1802325" calcext:value-type="float">
            <text:p>0.1802325</text:p>
          </table:table-cell>
          <table:table-cell office:value-type="float" office:value="0.1847935" calcext:value-type="float">
            <text:p>0.1847935</text:p>
          </table:table-cell>
          <table:table-cell office:value-type="float" office:value="0" calcext:value-type="float">
            <text:p>0</text:p>
          </table:table-cell>
          <table:table-cell office:value-type="float" office:value="32.25457" calcext:value-type="float">
            <text:p>32.25457</text:p>
          </table:table-cell>
          <table:table-cell office:value-type="float" office:value="22.51761" calcext:value-type="float">
            <text:p>22.51761</text:p>
          </table:table-cell>
          <table:table-cell office:value-type="float" office:value="20.12355" calcext:value-type="float">
            <text:p>20.12355</text:p>
          </table:table-cell>
          <table:table-cell office:value-type="float" office:value="5.59775" calcext:value-type="float">
            <text:p>5.59775</text:p>
          </table:table-cell>
          <table:table-cell office:value-type="float" office:value="4.599097" calcext:value-type="float">
            <text:p>4.599097</text:p>
          </table:table-cell>
          <table:table-cell office:value-type="float" office:value="2.12214" calcext:value-type="float">
            <text:p>2.12214</text:p>
          </table:table-cell>
          <table:table-cell office:value-type="float" office:value="2.201041" calcext:value-type="float">
            <text:p>2.201041</text:p>
          </table:table-cell>
          <table:table-cell office:value-type="float" office:value="4.777709" calcext:value-type="float">
            <text:p>4.777709</text:p>
          </table:table-cell>
          <table:table-cell office:value-type="float" office:value="7.200598" calcext:value-type="float">
            <text:p>7.200598</text:p>
          </table:table-cell>
          <table:table-cell office:value-type="float" office:value="8.750066" calcext:value-type="float">
            <text:p>8.750066</text:p>
          </table:table-cell>
          <table:table-cell office:value-type="float" office:value="9.124039" calcext:value-type="float">
            <text:p>9.124039</text:p>
          </table:table-cell>
          <table:table-cell office:value-type="float" office:value="9.931568" calcext:value-type="float">
            <text:p>9.931568</text:p>
          </table:table-cell>
          <table:table-cell office:value-type="float" office:value="11.28195" calcext:value-type="float">
            <text:p>11.28195</text:p>
          </table:table-cell>
          <table:table-cell office:value-type="float" office:value="11.70561" calcext:value-type="float">
            <text:p>11.70561</text:p>
          </table:table-cell>
          <table:table-cell office:value-type="float" office:value="0" calcext:value-type="float">
            <text:p>0</text:p>
          </table:table-cell>
          <table:table-cell office:value-type="float" office:value="21.3303" calcext:value-type="float">
            <text:p>21.33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5" calcext:value-type="float">
            <text:p>15032005</text:p>
          </table:table-cell>
          <table:table-cell office:value-type="float" office:value="4.028486" calcext:value-type="float">
            <text:p>4.028486</text:p>
          </table:table-cell>
          <table:table-cell office:value-type="float" office:value="135.4006" calcext:value-type="float">
            <text:p>135.4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9237" calcext:value-type="float">
            <text:p>35.9237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966637" calcext:value-type="float">
            <text:p>3.966637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2166245" calcext:value-type="float">
            <text:p>-0.002166245</text:p>
          </table:table-cell>
          <table:table-cell office:value-type="float" office:value="1166.126" calcext:value-type="float">
            <text:p>1166.126</text:p>
          </table:table-cell>
          <table:table-cell office:value-type="float" office:value="1.829099" calcext:value-type="float">
            <text:p>1.829099</text:p>
          </table:table-cell>
          <table:table-cell office:value-type="float" office:value="0" calcext:value-type="float">
            <text:p>0</text:p>
          </table:table-cell>
          <table:table-cell office:value-type="float" office:value="1.562501" calcext:value-type="float">
            <text:p>1.562501</text:p>
          </table:table-cell>
          <table:table-cell office:value-type="float" office:value="0.2916508" calcext:value-type="float">
            <text:p>0.2916508</text:p>
          </table:table-cell>
          <table:table-cell office:value-type="float" office:value="0.22424" calcext:value-type="float">
            <text:p>0.22424</text:p>
          </table:table-cell>
          <table:table-cell office:value-type="float" office:value="0.04709138" calcext:value-type="float">
            <text:p>0.04709138</text:p>
          </table:table-cell>
          <table:table-cell office:value-type="float" office:value="0.04015605" calcext:value-type="float">
            <text:p>0.04015605</text:p>
          </table:table-cell>
          <table:table-cell office:value-type="float" office:value="0.02152324" calcext:value-type="float">
            <text:p>0.02152324</text:p>
          </table:table-cell>
          <table:table-cell office:value-type="float" office:value="0.02960428" calcext:value-type="float">
            <text:p>0.02960428</text:p>
          </table:table-cell>
          <table:table-cell office:value-type="float" office:value="0.07480174" calcext:value-type="float">
            <text:p>0.07480174</text:p>
          </table:table-cell>
          <table:table-cell office:value-type="float" office:value="0.1367663" calcext:value-type="float">
            <text:p>0.1367663</text:p>
          </table:table-cell>
          <table:table-cell office:value-type="float" office:value="0.1529858" calcext:value-type="float">
            <text:p>0.1529858</text:p>
          </table:table-cell>
          <table:table-cell office:value-type="float" office:value="0.1568568" calcext:value-type="float">
            <text:p>0.1568568</text:p>
          </table:table-cell>
          <table:table-cell office:value-type="float" office:value="0.1657061" calcext:value-type="float">
            <text:p>0.1657061</text:p>
          </table:table-cell>
          <table:table-cell office:value-type="float" office:value="0.1802629" calcext:value-type="float">
            <text:p>0.1802629</text:p>
          </table:table-cell>
          <table:table-cell office:value-type="float" office:value="0.1848228" calcext:value-type="float">
            <text:p>0.1848228</text:p>
          </table:table-cell>
          <table:table-cell office:value-type="float" office:value="0" calcext:value-type="float">
            <text:p>0</text:p>
          </table:table-cell>
          <table:table-cell office:value-type="float" office:value="32.39546" calcext:value-type="float">
            <text:p>32.39546</text:p>
          </table:table-cell>
          <table:table-cell office:value-type="float" office:value="22.52983" calcext:value-type="float">
            <text:p>22.52983</text:p>
          </table:table-cell>
          <table:table-cell office:value-type="float" office:value="20.13188" calcext:value-type="float">
            <text:p>20.13188</text:p>
          </table:table-cell>
          <table:table-cell office:value-type="float" office:value="5.596559" calcext:value-type="float">
            <text:p>5.596559</text:p>
          </table:table-cell>
          <table:table-cell office:value-type="float" office:value="4.598828" calcext:value-type="float">
            <text:p>4.598828</text:p>
          </table:table-cell>
          <table:table-cell office:value-type="float" office:value="2.122681" calcext:value-type="float">
            <text:p>2.122681</text:p>
          </table:table-cell>
          <table:table-cell office:value-type="float" office:value="2.202589" calcext:value-type="float">
            <text:p>2.202589</text:p>
          </table:table-cell>
          <table:table-cell office:value-type="float" office:value="4.781242" calcext:value-type="float">
            <text:p>4.781242</text:p>
          </table:table-cell>
          <table:table-cell office:value-type="float" office:value="7.205443" calcext:value-type="float">
            <text:p>7.205443</text:p>
          </table:table-cell>
          <table:table-cell office:value-type="float" office:value="8.7547" calcext:value-type="float">
            <text:p>8.7547</text:p>
          </table:table-cell>
          <table:table-cell office:value-type="float" office:value="9.128805" calcext:value-type="float">
            <text:p>9.128805</text:p>
          </table:table-cell>
          <table:table-cell office:value-type="float" office:value="9.935595" calcext:value-type="float">
            <text:p>9.935595</text:p>
          </table:table-cell>
          <table:table-cell office:value-type="float" office:value="11.28467" calcext:value-type="float">
            <text:p>11.28467</text:p>
          </table:table-cell>
          <table:table-cell office:value-type="float" office:value="11.70813" calcext:value-type="float">
            <text:p>11.70813</text:p>
          </table:table-cell>
          <table:table-cell office:value-type="float" office:value="0" calcext:value-type="float">
            <text:p>0</text:p>
          </table:table-cell>
          <table:table-cell office:value-type="float" office:value="36.31894" calcext:value-type="float">
            <text:p>36.31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5" calcext:value-type="float">
            <text:p>16032005</text:p>
          </table:table-cell>
          <table:table-cell office:value-type="float" office:value="4.009117" calcext:value-type="float">
            <text:p>4.009117</text:p>
          </table:table-cell>
          <table:table-cell office:value-type="float" office:value="135.4037" calcext:value-type="float">
            <text:p>135.4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9418" calcext:value-type="float">
            <text:p>35.9418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966637" calcext:value-type="float">
            <text:p>3.966637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2166245" calcext:value-type="float">
            <text:p>-0.002166245</text:p>
          </table:table-cell>
          <table:table-cell office:value-type="float" office:value="1166.121" calcext:value-type="float">
            <text:p>1166.121</text:p>
          </table:table-cell>
          <table:table-cell office:value-type="float" office:value="1.820695" calcext:value-type="float">
            <text:p>1.820695</text:p>
          </table:table-cell>
          <table:table-cell office:value-type="float" office:value="0" calcext:value-type="float">
            <text:p>0</text:p>
          </table:table-cell>
          <table:table-cell office:value-type="float" office:value="2.148254" calcext:value-type="float">
            <text:p>2.148254</text:p>
          </table:table-cell>
          <table:table-cell office:value-type="float" office:value="0.3683518" calcext:value-type="float">
            <text:p>0.3683518</text:p>
          </table:table-cell>
          <table:table-cell office:value-type="float" office:value="0.2696176" calcext:value-type="float">
            <text:p>0.2696176</text:p>
          </table:table-cell>
          <table:table-cell office:value-type="float" office:value="0.0517512" calcext:value-type="float">
            <text:p>0.0517512</text:p>
          </table:table-cell>
          <table:table-cell office:value-type="float" office:value="0.04387192" calcext:value-type="float">
            <text:p>0.04387192</text:p>
          </table:table-cell>
          <table:table-cell office:value-type="float" office:value="0.02218811" calcext:value-type="float">
            <text:p>0.02218811</text:p>
          </table:table-cell>
          <table:table-cell office:value-type="float" office:value="0.0300227" calcext:value-type="float">
            <text:p>0.0300227</text:p>
          </table:table-cell>
          <table:table-cell office:value-type="float" office:value="0.07488187" calcext:value-type="float">
            <text:p>0.07488187</text:p>
          </table:table-cell>
          <table:table-cell office:value-type="float" office:value="0.1368185" calcext:value-type="float">
            <text:p>0.1368185</text:p>
          </table:table-cell>
          <table:table-cell office:value-type="float" office:value="0.1530389" calcext:value-type="float">
            <text:p>0.1530389</text:p>
          </table:table-cell>
          <table:table-cell office:value-type="float" office:value="0.1569095" calcext:value-type="float">
            <text:p>0.1569095</text:p>
          </table:table-cell>
          <table:table-cell office:value-type="float" office:value="0.1657628" calcext:value-type="float">
            <text:p>0.1657628</text:p>
          </table:table-cell>
          <table:table-cell office:value-type="float" office:value="0.1802924" calcext:value-type="float">
            <text:p>0.1802924</text:p>
          </table:table-cell>
          <table:table-cell office:value-type="float" office:value="0.1848518" calcext:value-type="float">
            <text:p>0.1848518</text:p>
          </table:table-cell>
          <table:table-cell office:value-type="float" office:value="0" calcext:value-type="float">
            <text:p>0</text:p>
          </table:table-cell>
          <table:table-cell office:value-type="float" office:value="32.61173" calcext:value-type="float">
            <text:p>32.61173</text:p>
          </table:table-cell>
          <table:table-cell office:value-type="float" office:value="22.5586" calcext:value-type="float">
            <text:p>22.5586</text:p>
          </table:table-cell>
          <table:table-cell office:value-type="float" office:value="20.15201" calcext:value-type="float">
            <text:p>20.15201</text:p>
          </table:table-cell>
          <table:table-cell office:value-type="float" office:value="5.596596" calcext:value-type="float">
            <text:p>5.596596</text:p>
          </table:table-cell>
          <table:table-cell office:value-type="float" office:value="4.599444" calcext:value-type="float">
            <text:p>4.599444</text:p>
          </table:table-cell>
          <table:table-cell office:value-type="float" office:value="2.123312" calcext:value-type="float">
            <text:p>2.123312</text:p>
          </table:table-cell>
          <table:table-cell office:value-type="float" office:value="2.204159" calcext:value-type="float">
            <text:p>2.204159</text:p>
          </table:table-cell>
          <table:table-cell office:value-type="float" office:value="4.784786" calcext:value-type="float">
            <text:p>4.784786</text:p>
          </table:table-cell>
          <table:table-cell office:value-type="float" office:value="7.210288" calcext:value-type="float">
            <text:p>7.210288</text:p>
          </table:table-cell>
          <table:table-cell office:value-type="float" office:value="8.759332" calcext:value-type="float">
            <text:p>8.759332</text:p>
          </table:table-cell>
          <table:table-cell office:value-type="float" office:value="9.133556" calcext:value-type="float">
            <text:p>9.133556</text:p>
          </table:table-cell>
          <table:table-cell office:value-type="float" office:value="9.939628" calcext:value-type="float">
            <text:p>9.939628</text:p>
          </table:table-cell>
          <table:table-cell office:value-type="float" office:value="11.28738" calcext:value-type="float">
            <text:p>11.28738</text:p>
          </table:table-cell>
          <table:table-cell office:value-type="float" office:value="11.71068" calcext:value-type="float">
            <text:p>11.71068</text:p>
          </table:table-cell>
          <table:table-cell office:value-type="float" office:value="0" calcext:value-type="float">
            <text:p>0</text:p>
          </table:table-cell>
          <table:table-cell office:value-type="float" office:value="44.49714" calcext:value-type="float">
            <text:p>44.49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5" calcext:value-type="float">
            <text:p>17032005</text:p>
          </table:table-cell>
          <table:table-cell office:value-type="float" office:value="3.989855" calcext:value-type="float">
            <text:p>3.989855</text:p>
          </table:table-cell>
          <table:table-cell office:value-type="float" office:value="135.4066" calcext:value-type="float">
            <text:p>135.4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9618" calcext:value-type="float">
            <text:p>35.9618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966637" calcext:value-type="float">
            <text:p>3.966637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2166245" calcext:value-type="float">
            <text:p>-0.002166245</text:p>
          </table:table-cell>
          <table:table-cell office:value-type="float" office:value="1166.116" calcext:value-type="float">
            <text:p>1166.116</text:p>
          </table:table-cell>
          <table:table-cell office:value-type="float" office:value="1.81711" calcext:value-type="float">
            <text:p>1.81711</text:p>
          </table:table-cell>
          <table:table-cell office:value-type="float" office:value="0" calcext:value-type="float">
            <text:p>0</text:p>
          </table:table-cell>
          <table:table-cell office:value-type="float" office:value="2.090523" calcext:value-type="float">
            <text:p>2.090523</text:p>
          </table:table-cell>
          <table:table-cell office:value-type="float" office:value="0.3946768" calcext:value-type="float">
            <text:p>0.3946768</text:p>
          </table:table-cell>
          <table:table-cell office:value-type="float" office:value="0.2952974" calcext:value-type="float">
            <text:p>0.2952974</text:p>
          </table:table-cell>
          <table:table-cell office:value-type="float" office:value="0.05511794" calcext:value-type="float">
            <text:p>0.05511794</text:p>
          </table:table-cell>
          <table:table-cell office:value-type="float" office:value="0.04720547" calcext:value-type="float">
            <text:p>0.04720547</text:p>
          </table:table-cell>
          <table:table-cell office:value-type="float" office:value="0.02300091" calcext:value-type="float">
            <text:p>0.02300091</text:p>
          </table:table-cell>
          <table:table-cell office:value-type="float" office:value="0.03065654" calcext:value-type="float">
            <text:p>0.03065654</text:p>
          </table:table-cell>
          <table:table-cell office:value-type="float" office:value="0.07509173" calcext:value-type="float">
            <text:p>0.07509173</text:p>
          </table:table-cell>
          <table:table-cell office:value-type="float" office:value="0.1368958" calcext:value-type="float">
            <text:p>0.1368958</text:p>
          </table:table-cell>
          <table:table-cell office:value-type="float" office:value="0.1530927" calcext:value-type="float">
            <text:p>0.1530927</text:p>
          </table:table-cell>
          <table:table-cell office:value-type="float" office:value="0.1569619" calcext:value-type="float">
            <text:p>0.1569619</text:p>
          </table:table-cell>
          <table:table-cell office:value-type="float" office:value="0.1658072" calcext:value-type="float">
            <text:p>0.1658072</text:p>
          </table:table-cell>
          <table:table-cell office:value-type="float" office:value="0.1803225" calcext:value-type="float">
            <text:p>0.1803225</text:p>
          </table:table-cell>
          <table:table-cell office:value-type="float" office:value="0.1848799" calcext:value-type="float">
            <text:p>0.1848799</text:p>
          </table:table-cell>
          <table:table-cell office:value-type="float" office:value="0" calcext:value-type="float">
            <text:p>0</text:p>
          </table:table-cell>
          <table:table-cell office:value-type="float" office:value="32.8587" calcext:value-type="float">
            <text:p>32.8587</text:p>
          </table:table-cell>
          <table:table-cell office:value-type="float" office:value="22.60443" calcext:value-type="float">
            <text:p>22.60443</text:p>
          </table:table-cell>
          <table:table-cell office:value-type="float" office:value="20.18629" calcext:value-type="float">
            <text:p>20.18629</text:p>
          </table:table-cell>
          <table:table-cell office:value-type="float" office:value="5.598295" calcext:value-type="float">
            <text:p>5.598295</text:p>
          </table:table-cell>
          <table:table-cell office:value-type="float" office:value="4.601509" calcext:value-type="float">
            <text:p>4.601509</text:p>
          </table:table-cell>
          <table:table-cell office:value-type="float" office:value="2.124129" calcext:value-type="float">
            <text:p>2.124129</text:p>
          </table:table-cell>
          <table:table-cell office:value-type="float" office:value="2.205823" calcext:value-type="float">
            <text:p>2.205823</text:p>
          </table:table-cell>
          <table:table-cell office:value-type="float" office:value="4.788373" calcext:value-type="float">
            <text:p>4.788373</text:p>
          </table:table-cell>
          <table:table-cell office:value-type="float" office:value="7.215133" calcext:value-type="float">
            <text:p>7.215133</text:p>
          </table:table-cell>
          <table:table-cell office:value-type="float" office:value="8.763964" calcext:value-type="float">
            <text:p>8.763964</text:p>
          </table:table-cell>
          <table:table-cell office:value-type="float" office:value="9.138309" calcext:value-type="float">
            <text:p>9.138309</text:p>
          </table:table-cell>
          <table:table-cell office:value-type="float" office:value="9.943664" calcext:value-type="float">
            <text:p>9.943664</text:p>
          </table:table-cell>
          <table:table-cell office:value-type="float" office:value="11.29009" calcext:value-type="float">
            <text:p>11.29009</text:p>
          </table:table-cell>
          <table:table-cell office:value-type="float" office:value="11.71324" calcext:value-type="float">
            <text:p>11.71324</text:p>
          </table:table-cell>
          <table:table-cell office:value-type="float" office:value="0" calcext:value-type="float">
            <text:p>0</text:p>
          </table:table-cell>
          <table:table-cell office:value-type="float" office:value="41.2456" calcext:value-type="float">
            <text:p>41.2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5" calcext:value-type="float">
            <text:p>18032005</text:p>
          </table:table-cell>
          <table:table-cell office:value-type="float" office:value="3.975849" calcext:value-type="float">
            <text:p>3.975849</text:p>
          </table:table-cell>
          <table:table-cell office:value-type="float" office:value="135.4086" calcext:value-type="float">
            <text:p>135.4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98208" calcext:value-type="float">
            <text:p>35.98208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966637" calcext:value-type="float">
            <text:p>3.966637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2166245" calcext:value-type="float">
            <text:p>-0.002166245</text:p>
          </table:table-cell>
          <table:table-cell office:value-type="float" office:value="1166.111" calcext:value-type="float">
            <text:p>1166.111</text:p>
          </table:table-cell>
          <table:table-cell office:value-type="float" office:value="1.819313" calcext:value-type="float">
            <text:p>1.819313</text:p>
          </table:table-cell>
          <table:table-cell office:value-type="float" office:value="0" calcext:value-type="float">
            <text:p>0</text:p>
          </table:table-cell>
          <table:table-cell office:value-type="float" office:value="1.465283" calcext:value-type="float">
            <text:p>1.465283</text:p>
          </table:table-cell>
          <table:table-cell office:value-type="float" office:value="0.3381786" calcext:value-type="float">
            <text:p>0.3381786</text:p>
          </table:table-cell>
          <table:table-cell office:value-type="float" office:value="0.2767893" calcext:value-type="float">
            <text:p>0.2767893</text:p>
          </table:table-cell>
          <table:table-cell office:value-type="float" office:value="0.05481409" calcext:value-type="float">
            <text:p>0.05481409</text:p>
          </table:table-cell>
          <table:table-cell office:value-type="float" office:value="0.04796088" calcext:value-type="float">
            <text:p>0.04796088</text:p>
          </table:table-cell>
          <table:table-cell office:value-type="float" office:value="0.02351376" calcext:value-type="float">
            <text:p>0.02351376</text:p>
          </table:table-cell>
          <table:table-cell office:value-type="float" office:value="0.03118586" calcext:value-type="float">
            <text:p>0.03118586</text:p>
          </table:table-cell>
          <table:table-cell office:value-type="float" office:value="0.07534713" calcext:value-type="float">
            <text:p>0.07534713</text:p>
          </table:table-cell>
          <table:table-cell office:value-type="float" office:value="0.1370004" calcext:value-type="float">
            <text:p>0.1370004</text:p>
          </table:table-cell>
          <table:table-cell office:value-type="float" office:value="0.1531494" calcext:value-type="float">
            <text:p>0.1531494</text:p>
          </table:table-cell>
          <table:table-cell office:value-type="float" office:value="0.1570145" calcext:value-type="float">
            <text:p>0.1570145</text:p>
          </table:table-cell>
          <table:table-cell office:value-type="float" office:value="0.1658386" calcext:value-type="float">
            <text:p>0.1658386</text:p>
          </table:table-cell>
          <table:table-cell office:value-type="float" office:value="0.1803526" calcext:value-type="float">
            <text:p>0.1803526</text:p>
          </table:table-cell>
          <table:table-cell office:value-type="float" office:value="0.1849077" calcext:value-type="float">
            <text:p>0.1849077</text:p>
          </table:table-cell>
          <table:table-cell office:value-type="float" office:value="0" calcext:value-type="float">
            <text:p>0</text:p>
          </table:table-cell>
          <table:table-cell office:value-type="float" office:value="33.07481" calcext:value-type="float">
            <text:p>33.07481</text:p>
          </table:table-cell>
          <table:table-cell office:value-type="float" office:value="22.6539" calcext:value-type="float">
            <text:p>22.6539</text:p>
          </table:table-cell>
          <table:table-cell office:value-type="float" office:value="20.22682" calcext:value-type="float">
            <text:p>20.22682</text:p>
          </table:table-cell>
          <table:table-cell office:value-type="float" office:value="5.600985" calcext:value-type="float">
            <text:p>5.600985</text:p>
          </table:table-cell>
          <table:table-cell office:value-type="float" office:value="4.604588" calcext:value-type="float">
            <text:p>4.604588</text:p>
          </table:table-cell>
          <table:table-cell office:value-type="float" office:value="2.125112" calcext:value-type="float">
            <text:p>2.125112</text:p>
          </table:table-cell>
          <table:table-cell office:value-type="float" office:value="2.207589" calcext:value-type="float">
            <text:p>2.207589</text:p>
          </table:table-cell>
          <table:table-cell office:value-type="float" office:value="4.792017" calcext:value-type="float">
            <text:p>4.792017</text:p>
          </table:table-cell>
          <table:table-cell office:value-type="float" office:value="7.219997" calcext:value-type="float">
            <text:p>7.219997</text:p>
          </table:table-cell>
          <table:table-cell office:value-type="float" office:value="8.768596" calcext:value-type="float">
            <text:p>8.768596</text:p>
          </table:table-cell>
          <table:table-cell office:value-type="float" office:value="9.14306" calcext:value-type="float">
            <text:p>9.14306</text:p>
          </table:table-cell>
          <table:table-cell office:value-type="float" office:value="9.947689" calcext:value-type="float">
            <text:p>9.947689</text:p>
          </table:table-cell>
          <table:table-cell office:value-type="float" office:value="11.2928" calcext:value-type="float">
            <text:p>11.2928</text:p>
          </table:table-cell>
          <table:table-cell office:value-type="float" office:value="11.71581" calcext:value-type="float">
            <text:p>11.71581</text:p>
          </table:table-cell>
          <table:table-cell office:value-type="float" office:value="0" calcext:value-type="float">
            <text:p>0</text:p>
          </table:table-cell>
          <table:table-cell office:value-type="float" office:value="24.82577" calcext:value-type="float">
            <text:p>24.825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5" calcext:value-type="float">
            <text:p>19032005</text:p>
          </table:table-cell>
          <table:table-cell office:value-type="float" office:value="3.961161" calcext:value-type="float">
            <text:p>3.961161</text:p>
          </table:table-cell>
          <table:table-cell office:value-type="float" office:value="135.4106" calcext:value-type="float">
            <text:p>135.4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00058" calcext:value-type="float">
            <text:p>36.00058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966637" calcext:value-type="float">
            <text:p>3.966637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2166245" calcext:value-type="float">
            <text:p>-0.002166245</text:p>
          </table:table-cell>
          <table:table-cell office:value-type="float" office:value="1166.104" calcext:value-type="float">
            <text:p>1166.104</text:p>
          </table:table-cell>
          <table:table-cell office:value-type="float" office:value="1.816451" calcext:value-type="float">
            <text:p>1.816451</text:p>
          </table:table-cell>
          <table:table-cell office:value-type="float" office:value="0" calcext:value-type="float">
            <text:p>0</text:p>
          </table:table-cell>
          <table:table-cell office:value-type="float" office:value="1.473392" calcext:value-type="float">
            <text:p>1.473392</text:p>
          </table:table-cell>
          <table:table-cell office:value-type="float" office:value="0.3431754" calcext:value-type="float">
            <text:p>0.3431754</text:p>
          </table:table-cell>
          <table:table-cell office:value-type="float" office:value="0.2724701" calcext:value-type="float">
            <text:p>0.2724701</text:p>
          </table:table-cell>
          <table:table-cell office:value-type="float" office:value="0.05356909" calcext:value-type="float">
            <text:p>0.05356909</text:p>
          </table:table-cell>
          <table:table-cell office:value-type="float" office:value="0.04655179" calcext:value-type="float">
            <text:p>0.04655179</text:p>
          </table:table-cell>
          <table:table-cell office:value-type="float" office:value="0.02318184" calcext:value-type="float">
            <text:p>0.02318184</text:p>
          </table:table-cell>
          <table:table-cell office:value-type="float" office:value="0.03108758" calcext:value-type="float">
            <text:p>0.03108758</text:p>
          </table:table-cell>
          <table:table-cell office:value-type="float" office:value="0.07545631" calcext:value-type="float">
            <text:p>0.07545631</text:p>
          </table:table-cell>
          <table:table-cell office:value-type="float" office:value="0.1371103" calcext:value-type="float">
            <text:p>0.1371103</text:p>
          </table:table-cell>
          <table:table-cell office:value-type="float" office:value="0.1532105" calcext:value-type="float">
            <text:p>0.1532105</text:p>
          </table:table-cell>
          <table:table-cell office:value-type="float" office:value="0.1570673" calcext:value-type="float">
            <text:p>0.1570673</text:p>
          </table:table-cell>
          <table:table-cell office:value-type="float" office:value="0.1658832" calcext:value-type="float">
            <text:p>0.1658832</text:p>
          </table:table-cell>
          <table:table-cell office:value-type="float" office:value="0.1803823" calcext:value-type="float">
            <text:p>0.1803823</text:p>
          </table:table-cell>
          <table:table-cell office:value-type="float" office:value="0.1849356" calcext:value-type="float">
            <text:p>0.1849356</text:p>
          </table:table-cell>
          <table:table-cell office:value-type="float" office:value="0" calcext:value-type="float">
            <text:p>0</text:p>
          </table:table-cell>
          <table:table-cell office:value-type="float" office:value="33.23983" calcext:value-type="float">
            <text:p>33.23983</text:p>
          </table:table-cell>
          <table:table-cell office:value-type="float" office:value="22.68823" calcext:value-type="float">
            <text:p>22.68823</text:p>
          </table:table-cell>
          <table:table-cell office:value-type="float" office:value="20.25587" calcext:value-type="float">
            <text:p>20.25587</text:p>
          </table:table-cell>
          <table:table-cell office:value-type="float" office:value="5.602612" calcext:value-type="float">
            <text:p>5.602612</text:p>
          </table:table-cell>
          <table:table-cell office:value-type="float" office:value="4.606987" calcext:value-type="float">
            <text:p>4.606987</text:p>
          </table:table-cell>
          <table:table-cell office:value-type="float" office:value="2.126062" calcext:value-type="float">
            <text:p>2.126062</text:p>
          </table:table-cell>
          <table:table-cell office:value-type="float" office:value="2.209367" calcext:value-type="float">
            <text:p>2.209367</text:p>
          </table:table-cell>
          <table:table-cell office:value-type="float" office:value="4.795708" calcext:value-type="float">
            <text:p>4.795708</text:p>
          </table:table-cell>
          <table:table-cell office:value-type="float" office:value="7.224887" calcext:value-type="float">
            <text:p>7.224887</text:p>
          </table:table-cell>
          <table:table-cell office:value-type="float" office:value="8.773226" calcext:value-type="float">
            <text:p>8.773226</text:p>
          </table:table-cell>
          <table:table-cell office:value-type="float" office:value="9.147811" calcext:value-type="float">
            <text:p>9.147811</text:p>
          </table:table-cell>
          <table:table-cell office:value-type="float" office:value="9.951726" calcext:value-type="float">
            <text:p>9.951726</text:p>
          </table:table-cell>
          <table:table-cell office:value-type="float" office:value="11.29547" calcext:value-type="float">
            <text:p>11.29547</text:p>
          </table:table-cell>
          <table:table-cell office:value-type="float" office:value="11.71836" calcext:value-type="float">
            <text:p>11.71836</text:p>
          </table:table-cell>
          <table:table-cell office:value-type="float" office:value="0" calcext:value-type="float">
            <text:p>0</text:p>
          </table:table-cell>
          <table:table-cell office:value-type="float" office:value="26.53953" calcext:value-type="float">
            <text:p>26.539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5" calcext:value-type="float">
            <text:p>20032005</text:p>
          </table:table-cell>
          <table:table-cell office:value-type="float" office:value="3.946312" calcext:value-type="float">
            <text:p>3.946312</text:p>
          </table:table-cell>
          <table:table-cell office:value-type="float" office:value="135.4128" calcext:value-type="float">
            <text:p>135.4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0191" calcext:value-type="float">
            <text:p>36.0191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966637" calcext:value-type="float">
            <text:p>3.966637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2166245" calcext:value-type="float">
            <text:p>-0.002166245</text:p>
          </table:table-cell>
          <table:table-cell office:value-type="float" office:value="1166.097" calcext:value-type="float">
            <text:p>1166.097</text:p>
          </table:table-cell>
          <table:table-cell office:value-type="float" office:value="1.814681" calcext:value-type="float">
            <text:p>1.814681</text:p>
          </table:table-cell>
          <table:table-cell office:value-type="float" office:value="0" calcext:value-type="float">
            <text:p>0</text:p>
          </table:table-cell>
          <table:table-cell office:value-type="float" office:value="1.471642" calcext:value-type="float">
            <text:p>1.471642</text:p>
          </table:table-cell>
          <table:table-cell office:value-type="float" office:value="0.3564024" calcext:value-type="float">
            <text:p>0.3564024</text:p>
          </table:table-cell>
          <table:table-cell office:value-type="float" office:value="0.2800284" calcext:value-type="float">
            <text:p>0.2800284</text:p>
          </table:table-cell>
          <table:table-cell office:value-type="float" office:value="0.05412711" calcext:value-type="float">
            <text:p>0.05412711</text:p>
          </table:table-cell>
          <table:table-cell office:value-type="float" office:value="0.04690763" calcext:value-type="float">
            <text:p>0.04690763</text:p>
          </table:table-cell>
          <table:table-cell office:value-type="float" office:value="0.0232287" calcext:value-type="float">
            <text:p>0.0232287</text:p>
          </table:table-cell>
          <table:table-cell office:value-type="float" office:value="0.03116059" calcext:value-type="float">
            <text:p>0.03116059</text:p>
          </table:table-cell>
          <table:table-cell office:value-type="float" office:value="0.07552398" calcext:value-type="float">
            <text:p>0.07552398</text:p>
          </table:table-cell>
          <table:table-cell office:value-type="float" office:value="0.1372036" calcext:value-type="float">
            <text:p>0.1372036</text:p>
          </table:table-cell>
          <table:table-cell office:value-type="float" office:value="0.1532721" calcext:value-type="float">
            <text:p>0.1532721</text:p>
          </table:table-cell>
          <table:table-cell office:value-type="float" office:value="0.1571212" calcext:value-type="float">
            <text:p>0.1571212</text:p>
          </table:table-cell>
          <table:table-cell office:value-type="float" office:value="0.1659279" calcext:value-type="float">
            <text:p>0.1659279</text:p>
          </table:table-cell>
          <table:table-cell office:value-type="float" office:value="0.1804117" calcext:value-type="float">
            <text:p>0.1804117</text:p>
          </table:table-cell>
          <table:table-cell office:value-type="float" office:value="0.1849634" calcext:value-type="float">
            <text:p>0.1849634</text:p>
          </table:table-cell>
          <table:table-cell office:value-type="float" office:value="0" calcext:value-type="float">
            <text:p>0</text:p>
          </table:table-cell>
          <table:table-cell office:value-type="float" office:value="33.40024" calcext:value-type="float">
            <text:p>33.40024</text:p>
          </table:table-cell>
          <table:table-cell office:value-type="float" office:value="22.72403" calcext:value-type="float">
            <text:p>22.72403</text:p>
          </table:table-cell>
          <table:table-cell office:value-type="float" office:value="20.28529" calcext:value-type="float">
            <text:p>20.28529</text:p>
          </table:table-cell>
          <table:table-cell office:value-type="float" office:value="5.604189" calcext:value-type="float">
            <text:p>5.604189</text:p>
          </table:table-cell>
          <table:table-cell office:value-type="float" office:value="4.609282" calcext:value-type="float">
            <text:p>4.609282</text:p>
          </table:table-cell>
          <table:table-cell office:value-type="float" office:value="2.12699" calcext:value-type="float">
            <text:p>2.12699</text:p>
          </table:table-cell>
          <table:table-cell office:value-type="float" office:value="2.211126" calcext:value-type="float">
            <text:p>2.211126</text:p>
          </table:table-cell>
          <table:table-cell office:value-type="float" office:value="4.799417" calcext:value-type="float">
            <text:p>4.799417</text:p>
          </table:table-cell>
          <table:table-cell office:value-type="float" office:value="7.229778" calcext:value-type="float">
            <text:p>7.229778</text:p>
          </table:table-cell>
          <table:table-cell office:value-type="float" office:value="8.777858" calcext:value-type="float">
            <text:p>8.777858</text:p>
          </table:table-cell>
          <table:table-cell office:value-type="float" office:value="9.152562" calcext:value-type="float">
            <text:p>9.152562</text:p>
          </table:table-cell>
          <table:table-cell office:value-type="float" office:value="9.955757" calcext:value-type="float">
            <text:p>9.955757</text:p>
          </table:table-cell>
          <table:table-cell office:value-type="float" office:value="11.2981" calcext:value-type="float">
            <text:p>11.2981</text:p>
          </table:table-cell>
          <table:table-cell office:value-type="float" office:value="11.72091" calcext:value-type="float">
            <text:p>11.72091</text:p>
          </table:table-cell>
          <table:table-cell office:value-type="float" office:value="0" calcext:value-type="float">
            <text:p>0</text:p>
          </table:table-cell>
          <table:table-cell office:value-type="float" office:value="26.45402" calcext:value-type="float">
            <text:p>26.454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5" calcext:value-type="float">
            <text:p>21032005</text:p>
          </table:table-cell>
          <table:table-cell office:value-type="float" office:value="3.933622" calcext:value-type="float">
            <text:p>3.933622</text:p>
          </table:table-cell>
          <table:table-cell office:value-type="float" office:value="135.4147" calcext:value-type="float">
            <text:p>135.4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0379" calcext:value-type="float">
            <text:p>36.0379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966722" calcext:value-type="float">
            <text:p>3.966722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2166244" calcext:value-type="float">
            <text:p>-0.002166244</text:p>
          </table:table-cell>
          <table:table-cell office:value-type="float" office:value="1166.09" calcext:value-type="float">
            <text:p>1166.09</text:p>
          </table:table-cell>
          <table:table-cell office:value-type="float" office:value="1.819983" calcext:value-type="float">
            <text:p>1.819983</text:p>
          </table:table-cell>
          <table:table-cell office:value-type="float" office:value="0" calcext:value-type="float">
            <text:p>0</text:p>
          </table:table-cell>
          <table:table-cell office:value-type="float" office:value="0.7648791" calcext:value-type="float">
            <text:p>0.7648791</text:p>
          </table:table-cell>
          <table:table-cell office:value-type="float" office:value="0.3334774" calcext:value-type="float">
            <text:p>0.3334774</text:p>
          </table:table-cell>
          <table:table-cell office:value-type="float" office:value="0.272909" calcext:value-type="float">
            <text:p>0.272909</text:p>
          </table:table-cell>
          <table:table-cell office:value-type="float" office:value="0.05394977" calcext:value-type="float">
            <text:p>0.05394977</text:p>
          </table:table-cell>
          <table:table-cell office:value-type="float" office:value="0.04748854" calcext:value-type="float">
            <text:p>0.04748854</text:p>
          </table:table-cell>
          <table:table-cell office:value-type="float" office:value="0.02350288" calcext:value-type="float">
            <text:p>0.02350288</text:p>
          </table:table-cell>
          <table:table-cell office:value-type="float" office:value="0.03144279" calcext:value-type="float">
            <text:p>0.03144279</text:p>
          </table:table-cell>
          <table:table-cell office:value-type="float" office:value="0.07563969" calcext:value-type="float">
            <text:p>0.07563969</text:p>
          </table:table-cell>
          <table:table-cell office:value-type="float" office:value="0.1372907" calcext:value-type="float">
            <text:p>0.1372907</text:p>
          </table:table-cell>
          <table:table-cell office:value-type="float" office:value="0.1533331" calcext:value-type="float">
            <text:p>0.1533331</text:p>
          </table:table-cell>
          <table:table-cell office:value-type="float" office:value="0.1571759" calcext:value-type="float">
            <text:p>0.1571759</text:p>
          </table:table-cell>
          <table:table-cell office:value-type="float" office:value="0.1659747" calcext:value-type="float">
            <text:p>0.1659747</text:p>
          </table:table-cell>
          <table:table-cell office:value-type="float" office:value="0.1804411" calcext:value-type="float">
            <text:p>0.1804411</text:p>
          </table:table-cell>
          <table:table-cell office:value-type="float" office:value="0.1849912" calcext:value-type="float">
            <text:p>0.1849912</text:p>
          </table:table-cell>
          <table:table-cell office:value-type="float" office:value="0" calcext:value-type="float">
            <text:p>0</text:p>
          </table:table-cell>
          <table:table-cell office:value-type="float" office:value="33.54327" calcext:value-type="float">
            <text:p>33.54327</text:p>
          </table:table-cell>
          <table:table-cell office:value-type="float" office:value="22.76377" calcext:value-type="float">
            <text:p>22.76377</text:p>
          </table:table-cell>
          <table:table-cell office:value-type="float" office:value="20.31939" calcext:value-type="float">
            <text:p>20.31939</text:p>
          </table:table-cell>
          <table:table-cell office:value-type="float" office:value="5.606328" calcext:value-type="float">
            <text:p>5.606328</text:p>
          </table:table-cell>
          <table:table-cell office:value-type="float" office:value="4.612051" calcext:value-type="float">
            <text:p>4.612051</text:p>
          </table:table-cell>
          <table:table-cell office:value-type="float" office:value="2.127971" calcext:value-type="float">
            <text:p>2.127971</text:p>
          </table:table-cell>
          <table:table-cell office:value-type="float" office:value="2.212909" calcext:value-type="float">
            <text:p>2.212909</text:p>
          </table:table-cell>
          <table:table-cell office:value-type="float" office:value="4.803147" calcext:value-type="float">
            <text:p>4.803147</text:p>
          </table:table-cell>
          <table:table-cell office:value-type="float" office:value="7.23467" calcext:value-type="float">
            <text:p>7.23467</text:p>
          </table:table-cell>
          <table:table-cell office:value-type="float" office:value="8.782493" calcext:value-type="float">
            <text:p>8.782493</text:p>
          </table:table-cell>
          <table:table-cell office:value-type="float" office:value="9.157313" calcext:value-type="float">
            <text:p>9.157313</text:p>
          </table:table-cell>
          <table:table-cell office:value-type="float" office:value="9.959784" calcext:value-type="float">
            <text:p>9.959784</text:p>
          </table:table-cell>
          <table:table-cell office:value-type="float" office:value="11.30074" calcext:value-type="float">
            <text:p>11.30074</text:p>
          </table:table-cell>
          <table:table-cell office:value-type="float" office:value="11.72346" calcext:value-type="float">
            <text:p>11.72346</text:p>
          </table:table-cell>
          <table:table-cell office:value-type="float" office:value="0" calcext:value-type="float">
            <text:p>0</text:p>
          </table:table-cell>
          <table:table-cell office:value-type="float" office:value="18.72768" calcext:value-type="float">
            <text:p>18.727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5" calcext:value-type="float">
            <text:p>22032005</text:p>
          </table:table-cell>
          <table:table-cell office:value-type="float" office:value="3.925511" calcext:value-type="float">
            <text:p>3.925511</text:p>
          </table:table-cell>
          <table:table-cell office:value-type="float" office:value="135.4161" calcext:value-type="float">
            <text:p>135.4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0553" calcext:value-type="float">
            <text:p>36.0553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970327" calcext:value-type="float">
            <text:p>3.970327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2306418" calcext:value-type="float">
            <text:p>-0.002306418</text:p>
          </table:table-cell>
          <table:table-cell office:value-type="float" office:value="1166.081" calcext:value-type="float">
            <text:p>1166.081</text:p>
          </table:table-cell>
          <table:table-cell office:value-type="float" office:value="1.824333" calcext:value-type="float">
            <text:p>1.824333</text:p>
          </table:table-cell>
          <table:table-cell office:value-type="float" office:value="0" calcext:value-type="float">
            <text:p>0</text:p>
          </table:table-cell>
          <table:table-cell office:value-type="float" office:value="0.4429437" calcext:value-type="float">
            <text:p>0.4429437</text:p>
          </table:table-cell>
          <table:table-cell office:value-type="float" office:value="0.2735478" calcext:value-type="float">
            <text:p>0.2735478</text:p>
          </table:table-cell>
          <table:table-cell office:value-type="float" office:value="0.2222136" calcext:value-type="float">
            <text:p>0.2222136</text:p>
          </table:table-cell>
          <table:table-cell office:value-type="float" office:value="0.05226532" calcext:value-type="float">
            <text:p>0.05226532</text:p>
          </table:table-cell>
          <table:table-cell office:value-type="float" office:value="0.04363869" calcext:value-type="float">
            <text:p>0.04363869</text:p>
          </table:table-cell>
          <table:table-cell office:value-type="float" office:value="0.02291145" calcext:value-type="float">
            <text:p>0.02291145</text:p>
          </table:table-cell>
          <table:table-cell office:value-type="float" office:value="0.03114509" calcext:value-type="float">
            <text:p>0.03114509</text:p>
          </table:table-cell>
          <table:table-cell office:value-type="float" office:value="0.07569576" calcext:value-type="float">
            <text:p>0.07569576</text:p>
          </table:table-cell>
          <table:table-cell office:value-type="float" office:value="0.1373762" calcext:value-type="float">
            <text:p>0.1373762</text:p>
          </table:table-cell>
          <table:table-cell office:value-type="float" office:value="0.1533936" calcext:value-type="float">
            <text:p>0.1533936</text:p>
          </table:table-cell>
          <table:table-cell office:value-type="float" office:value="0.157231" calcext:value-type="float">
            <text:p>0.157231</text:p>
          </table:table-cell>
          <table:table-cell office:value-type="float" office:value="0.1660301" calcext:value-type="float">
            <text:p>0.1660301</text:p>
          </table:table-cell>
          <table:table-cell office:value-type="float" office:value="0.1805322" calcext:value-type="float">
            <text:p>0.1805322</text:p>
          </table:table-cell>
          <table:table-cell office:value-type="float" office:value="0.1849944" calcext:value-type="float">
            <text:p>0.1849944</text:p>
          </table:table-cell>
          <table:table-cell office:value-type="float" office:value="0" calcext:value-type="float">
            <text:p>0</text:p>
          </table:table-cell>
          <table:table-cell office:value-type="float" office:value="33.63818" calcext:value-type="float">
            <text:p>33.63818</text:p>
          </table:table-cell>
          <table:table-cell office:value-type="float" office:value="22.7943" calcext:value-type="float">
            <text:p>22.7943</text:p>
          </table:table-cell>
          <table:table-cell office:value-type="float" office:value="20.34335" calcext:value-type="float">
            <text:p>20.34335</text:p>
          </table:table-cell>
          <table:table-cell office:value-type="float" office:value="5.607875" calcext:value-type="float">
            <text:p>5.607875</text:p>
          </table:table-cell>
          <table:table-cell office:value-type="float" office:value="4.61427" calcext:value-type="float">
            <text:p>4.61427</text:p>
          </table:table-cell>
          <table:table-cell office:value-type="float" office:value="2.128921" calcext:value-type="float">
            <text:p>2.128921</text:p>
          </table:table-cell>
          <table:table-cell office:value-type="float" office:value="2.214685" calcext:value-type="float">
            <text:p>2.214685</text:p>
          </table:table-cell>
          <table:table-cell office:value-type="float" office:value="4.806903" calcext:value-type="float">
            <text:p>4.806903</text:p>
          </table:table-cell>
          <table:table-cell office:value-type="float" office:value="7.23956" calcext:value-type="float">
            <text:p>7.23956</text:p>
          </table:table-cell>
          <table:table-cell office:value-type="float" office:value="8.787123" calcext:value-type="float">
            <text:p>8.787123</text:p>
          </table:table-cell>
          <table:table-cell office:value-type="float" office:value="9.162066" calcext:value-type="float">
            <text:p>9.162066</text:p>
          </table:table-cell>
          <table:table-cell office:value-type="float" office:value="9.963815" calcext:value-type="float">
            <text:p>9.963815</text:p>
          </table:table-cell>
          <table:table-cell office:value-type="float" office:value="11.30346" calcext:value-type="float">
            <text:p>11.30346</text:p>
          </table:table-cell>
          <table:table-cell office:value-type="float" office:value="11.72594" calcext:value-type="float">
            <text:p>11.72594</text:p>
          </table:table-cell>
          <table:table-cell office:value-type="float" office:value="0" calcext:value-type="float">
            <text:p>0</text:p>
          </table:table-cell>
          <table:table-cell office:value-type="float" office:value="13.04251" calcext:value-type="float">
            <text:p>13.042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5" calcext:value-type="float">
            <text:p>23032005</text:p>
          </table:table-cell>
          <table:table-cell office:value-type="float" office:value="3.912241" calcext:value-type="float">
            <text:p>3.912241</text:p>
          </table:table-cell>
          <table:table-cell office:value-type="float" office:value="135.4189" calcext:value-type="float">
            <text:p>135.4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07195" calcext:value-type="float">
            <text:p>36.07195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971621" calcext:value-type="float">
            <text:p>3.971621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2459162" calcext:value-type="float">
            <text:p>-0.002459162</text:p>
          </table:table-cell>
          <table:table-cell office:value-type="float" office:value="1166.072" calcext:value-type="float">
            <text:p>1166.072</text:p>
          </table:table-cell>
          <table:table-cell office:value-type="float" office:value="1.834515" calcext:value-type="float">
            <text:p>1.834515</text:p>
          </table:table-cell>
          <table:table-cell office:value-type="float" office:value="0" calcext:value-type="float">
            <text:p>0</text:p>
          </table:table-cell>
          <table:table-cell office:value-type="float" office:value="0.729434" calcext:value-type="float">
            <text:p>0.729434</text:p>
          </table:table-cell>
          <table:table-cell office:value-type="float" office:value="0.3214492" calcext:value-type="float">
            <text:p>0.3214492</text:p>
          </table:table-cell>
          <table:table-cell office:value-type="float" office:value="0.2482826" calcext:value-type="float">
            <text:p>0.2482826</text:p>
          </table:table-cell>
          <table:table-cell office:value-type="float" office:value="0.05238095" calcext:value-type="float">
            <text:p>0.05238095</text:p>
          </table:table-cell>
          <table:table-cell office:value-type="float" office:value="0.04433189" calcext:value-type="float">
            <text:p>0.04433189</text:p>
          </table:table-cell>
          <table:table-cell office:value-type="float" office:value="0.02279845" calcext:value-type="float">
            <text:p>0.02279845</text:p>
          </table:table-cell>
          <table:table-cell office:value-type="float" office:value="0.03098778" calcext:value-type="float">
            <text:p>0.03098778</text:p>
          </table:table-cell>
          <table:table-cell office:value-type="float" office:value="0.07562954" calcext:value-type="float">
            <text:p>0.07562954</text:p>
          </table:table-cell>
          <table:table-cell office:value-type="float" office:value="0.1374371" calcext:value-type="float">
            <text:p>0.1374371</text:p>
          </table:table-cell>
          <table:table-cell office:value-type="float" office:value="0.1534529" calcext:value-type="float">
            <text:p>0.1534529</text:p>
          </table:table-cell>
          <table:table-cell office:value-type="float" office:value="0.1572863" calcext:value-type="float">
            <text:p>0.1572863</text:p>
          </table:table-cell>
          <table:table-cell office:value-type="float" office:value="0.1660845" calcext:value-type="float">
            <text:p>0.1660845</text:p>
          </table:table-cell>
          <table:table-cell office:value-type="float" office:value="0.180517" calcext:value-type="float">
            <text:p>0.180517</text:p>
          </table:table-cell>
          <table:table-cell office:value-type="float" office:value="0.1850327" calcext:value-type="float">
            <text:p>0.1850327</text:p>
          </table:table-cell>
          <table:table-cell office:value-type="float" office:value="0" calcext:value-type="float">
            <text:p>0</text:p>
          </table:table-cell>
          <table:table-cell office:value-type="float" office:value="33.73861" calcext:value-type="float">
            <text:p>33.73861</text:p>
          </table:table-cell>
          <table:table-cell office:value-type="float" office:value="22.81507" calcext:value-type="float">
            <text:p>22.81507</text:p>
          </table:table-cell>
          <table:table-cell office:value-type="float" office:value="20.36021" calcext:value-type="float">
            <text:p>20.36021</text:p>
          </table:table-cell>
          <table:table-cell office:value-type="float" office:value="5.609107" calcext:value-type="float">
            <text:p>5.609107</text:p>
          </table:table-cell>
          <table:table-cell office:value-type="float" office:value="4.615516" calcext:value-type="float">
            <text:p>4.615516</text:p>
          </table:table-cell>
          <table:table-cell office:value-type="float" office:value="2.12973" calcext:value-type="float">
            <text:p>2.12973</text:p>
          </table:table-cell>
          <table:table-cell office:value-type="float" office:value="2.216381" calcext:value-type="float">
            <text:p>2.216381</text:p>
          </table:table-cell>
          <table:table-cell office:value-type="float" office:value="4.810655" calcext:value-type="float">
            <text:p>4.810655</text:p>
          </table:table-cell>
          <table:table-cell office:value-type="float" office:value="7.244469" calcext:value-type="float">
            <text:p>7.244469</text:p>
          </table:table-cell>
          <table:table-cell office:value-type="float" office:value="8.791757" calcext:value-type="float">
            <text:p>8.791757</text:p>
          </table:table-cell>
          <table:table-cell office:value-type="float" office:value="9.166817" calcext:value-type="float">
            <text:p>9.166817</text:p>
          </table:table-cell>
          <table:table-cell office:value-type="float" office:value="9.967852" calcext:value-type="float">
            <text:p>9.967852</text:p>
          </table:table-cell>
          <table:table-cell office:value-type="float" office:value="11.30617" calcext:value-type="float">
            <text:p>11.30617</text:p>
          </table:table-cell>
          <table:table-cell office:value-type="float" office:value="11.72843" calcext:value-type="float">
            <text:p>11.72843</text:p>
          </table:table-cell>
          <table:table-cell office:value-type="float" office:value="0" calcext:value-type="float">
            <text:p>0</text:p>
          </table:table-cell>
          <table:table-cell office:value-type="float" office:value="21.05285" calcext:value-type="float">
            <text:p>21.052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5" calcext:value-type="float">
            <text:p>24032005</text:p>
          </table:table-cell>
          <table:table-cell office:value-type="float" office:value="3.905075" calcext:value-type="float">
            <text:p>3.905075</text:p>
          </table:table-cell>
          <table:table-cell office:value-type="float" office:value="135.4202" calcext:value-type="float">
            <text:p>135.4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08905" calcext:value-type="float">
            <text:p>36.08905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972467" calcext:value-type="float">
            <text:p>3.972467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2566081" calcext:value-type="float">
            <text:p>-0.002566081</text:p>
          </table:table-cell>
          <table:table-cell office:value-type="float" office:value="1166.063" calcext:value-type="float">
            <text:p>1166.063</text:p>
          </table:table-cell>
          <table:table-cell office:value-type="float" office:value="1.837168" calcext:value-type="float">
            <text:p>1.837168</text:p>
          </table:table-cell>
          <table:table-cell office:value-type="float" office:value="0" calcext:value-type="float">
            <text:p>0</text:p>
          </table:table-cell>
          <table:table-cell office:value-type="float" office:value="0.4444481" calcext:value-type="float">
            <text:p>0.4444481</text:p>
          </table:table-cell>
          <table:table-cell office:value-type="float" office:value="0.27153" calcext:value-type="float">
            <text:p>0.27153</text:p>
          </table:table-cell>
          <table:table-cell office:value-type="float" office:value="0.2098793" calcext:value-type="float">
            <text:p>0.2098793</text:p>
          </table:table-cell>
          <table:table-cell office:value-type="float" office:value="0.04972361" calcext:value-type="float">
            <text:p>0.04972361</text:p>
          </table:table-cell>
          <table:table-cell office:value-type="float" office:value="0.04209385" calcext:value-type="float">
            <text:p>0.04209385</text:p>
          </table:table-cell>
          <table:table-cell office:value-type="float" office:value="0.02262681" calcext:value-type="float">
            <text:p>0.02262681</text:p>
          </table:table-cell>
          <table:table-cell office:value-type="float" office:value="0.03100133" calcext:value-type="float">
            <text:p>0.03100133</text:p>
          </table:table-cell>
          <table:table-cell office:value-type="float" office:value="0.07565286" calcext:value-type="float">
            <text:p>0.07565286</text:p>
          </table:table-cell>
          <table:table-cell office:value-type="float" office:value="0.1374888" calcext:value-type="float">
            <text:p>0.1374888</text:p>
          </table:table-cell>
          <table:table-cell office:value-type="float" office:value="0.1535096" calcext:value-type="float">
            <text:p>0.1535096</text:p>
          </table:table-cell>
          <table:table-cell office:value-type="float" office:value="0.157341" calcext:value-type="float">
            <text:p>0.157341</text:p>
          </table:table-cell>
          <table:table-cell office:value-type="float" office:value="0.1661216" calcext:value-type="float">
            <text:p>0.1661216</text:p>
          </table:table-cell>
          <table:table-cell office:value-type="float" office:value="0.1805337" calcext:value-type="float">
            <text:p>0.1805337</text:p>
          </table:table-cell>
          <table:table-cell office:value-type="float" office:value="0.1850657" calcext:value-type="float">
            <text:p>0.1850657</text:p>
          </table:table-cell>
          <table:table-cell office:value-type="float" office:value="0" calcext:value-type="float">
            <text:p>0</text:p>
          </table:table-cell>
          <table:table-cell office:value-type="float" office:value="33.84853" calcext:value-type="float">
            <text:p>33.84853</text:p>
          </table:table-cell>
          <table:table-cell office:value-type="float" office:value="22.84131" calcext:value-type="float">
            <text:p>22.84131</text:p>
          </table:table-cell>
          <table:table-cell office:value-type="float" office:value="20.37929" calcext:value-type="float">
            <text:p>20.37929</text:p>
          </table:table-cell>
          <table:table-cell office:value-type="float" office:value="5.610021" calcext:value-type="float">
            <text:p>5.610021</text:p>
          </table:table-cell>
          <table:table-cell office:value-type="float" office:value="4.617049" calcext:value-type="float">
            <text:p>4.617049</text:p>
          </table:table-cell>
          <table:table-cell office:value-type="float" office:value="2.130577" calcext:value-type="float">
            <text:p>2.130577</text:p>
          </table:table-cell>
          <table:table-cell office:value-type="float" office:value="2.218083" calcext:value-type="float">
            <text:p>2.218083</text:p>
          </table:table-cell>
          <table:table-cell office:value-type="float" office:value="4.8144" calcext:value-type="float">
            <text:p>4.8144</text:p>
          </table:table-cell>
          <table:table-cell office:value-type="float" office:value="7.249406" calcext:value-type="float">
            <text:p>7.249406</text:p>
          </table:table-cell>
          <table:table-cell office:value-type="float" office:value="8.796389" calcext:value-type="float">
            <text:p>8.796389</text:p>
          </table:table-cell>
          <table:table-cell office:value-type="float" office:value="9.171568" calcext:value-type="float">
            <text:p>9.171568</text:p>
          </table:table-cell>
          <table:table-cell office:value-type="float" office:value="9.971878" calcext:value-type="float">
            <text:p>9.971878</text:p>
          </table:table-cell>
          <table:table-cell office:value-type="float" office:value="11.30888" calcext:value-type="float">
            <text:p>11.30888</text:p>
          </table:table-cell>
          <table:table-cell office:value-type="float" office:value="11.73068" calcext:value-type="float">
            <text:p>11.73068</text:p>
          </table:table-cell>
          <table:table-cell office:value-type="float" office:value="0" calcext:value-type="float">
            <text:p>0</text:p>
          </table:table-cell>
          <table:table-cell office:value-type="float" office:value="7.821455" calcext:value-type="float">
            <text:p>7.8214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5" calcext:value-type="float">
            <text:p>25032005</text:p>
          </table:table-cell>
          <table:table-cell office:value-type="float" office:value="3.899091" calcext:value-type="float">
            <text:p>3.899091</text:p>
          </table:table-cell>
          <table:table-cell office:value-type="float" office:value="135.4214" calcext:value-type="float">
            <text:p>135.4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1039" calcext:value-type="float">
            <text:p>36.1039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988024" calcext:value-type="float">
            <text:p>3.988024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2565881" calcext:value-type="float">
            <text:p>-0.002565881</text:p>
          </table:table-cell>
          <table:table-cell office:value-type="float" office:value="1166.054" calcext:value-type="float">
            <text:p>1166.054</text:p>
          </table:table-cell>
          <table:table-cell office:value-type="float" office:value="1.838872" calcext:value-type="float">
            <text:p>1.838872</text:p>
          </table:table-cell>
          <table:table-cell office:value-type="float" office:value="0" calcext:value-type="float">
            <text:p>0</text:p>
          </table:table-cell>
          <table:table-cell office:value-type="float" office:value="0.3685178" calcext:value-type="float">
            <text:p>0.3685178</text:p>
          </table:table-cell>
          <table:table-cell office:value-type="float" office:value="0.2310235" calcext:value-type="float">
            <text:p>0.2310235</text:p>
          </table:table-cell>
          <table:table-cell office:value-type="float" office:value="0.189234" calcext:value-type="float">
            <text:p>0.189234</text:p>
          </table:table-cell>
          <table:table-cell office:value-type="float" office:value="0.04761521" calcext:value-type="float">
            <text:p>0.04761521</text:p>
          </table:table-cell>
          <table:table-cell office:value-type="float" office:value="0.03948433" calcext:value-type="float">
            <text:p>0.03948433</text:p>
          </table:table-cell>
          <table:table-cell office:value-type="float" office:value="0.02199557" calcext:value-type="float">
            <text:p>0.02199557</text:p>
          </table:table-cell>
          <table:table-cell office:value-type="float" office:value="0.03018286" calcext:value-type="float">
            <text:p>0.03018286</text:p>
          </table:table-cell>
          <table:table-cell office:value-type="float" office:value="0.07551996" calcext:value-type="float">
            <text:p>0.07551996</text:p>
          </table:table-cell>
          <table:table-cell office:value-type="float" office:value="0.1375316" calcext:value-type="float">
            <text:p>0.1375316</text:p>
          </table:table-cell>
          <table:table-cell office:value-type="float" office:value="0.1535643" calcext:value-type="float">
            <text:p>0.1535643</text:p>
          </table:table-cell>
          <table:table-cell office:value-type="float" office:value="0.1573951" calcext:value-type="float">
            <text:p>0.1573951</text:p>
          </table:table-cell>
          <table:table-cell office:value-type="float" office:value="0.1661558" calcext:value-type="float">
            <text:p>0.1661558</text:p>
          </table:table-cell>
          <table:table-cell office:value-type="float" office:value="0.1805614" calcext:value-type="float">
            <text:p>0.1805614</text:p>
          </table:table-cell>
          <table:table-cell office:value-type="float" office:value="0.1850972" calcext:value-type="float">
            <text:p>0.1850972</text:p>
          </table:table-cell>
          <table:table-cell office:value-type="float" office:value="0" calcext:value-type="float">
            <text:p>0</text:p>
          </table:table-cell>
          <table:table-cell office:value-type="float" office:value="33.88659" calcext:value-type="float">
            <text:p>33.88659</text:p>
          </table:table-cell>
          <table:table-cell office:value-type="float" office:value="22.84945" calcext:value-type="float">
            <text:p>22.84945</text:p>
          </table:table-cell>
          <table:table-cell office:value-type="float" office:value="20.38579" calcext:value-type="float">
            <text:p>20.38579</text:p>
          </table:table-cell>
          <table:table-cell office:value-type="float" office:value="5.610234" calcext:value-type="float">
            <text:p>5.610234</text:p>
          </table:table-cell>
          <table:table-cell office:value-type="float" office:value="4.617423" calcext:value-type="float">
            <text:p>4.617423</text:p>
          </table:table-cell>
          <table:table-cell office:value-type="float" office:value="2.13129" calcext:value-type="float">
            <text:p>2.13129</text:p>
          </table:table-cell>
          <table:table-cell office:value-type="float" office:value="2.219644" calcext:value-type="float">
            <text:p>2.219644</text:p>
          </table:table-cell>
          <table:table-cell office:value-type="float" office:value="4.818133" calcext:value-type="float">
            <text:p>4.818133</text:p>
          </table:table-cell>
          <table:table-cell office:value-type="float" office:value="7.254342" calcext:value-type="float">
            <text:p>7.254342</text:p>
          </table:table-cell>
          <table:table-cell office:value-type="float" office:value="8.801019" calcext:value-type="float">
            <text:p>8.801019</text:p>
          </table:table-cell>
          <table:table-cell office:value-type="float" office:value="9.176319" calcext:value-type="float">
            <text:p>9.176319</text:p>
          </table:table-cell>
          <table:table-cell office:value-type="float" office:value="9.975909" calcext:value-type="float">
            <text:p>9.975909</text:p>
          </table:table-cell>
          <table:table-cell office:value-type="float" office:value="11.31152" calcext:value-type="float">
            <text:p>11.31152</text:p>
          </table:table-cell>
          <table:table-cell office:value-type="float" office:value="11.73328" calcext:value-type="float">
            <text:p>11.73328</text:p>
          </table:table-cell>
          <table:table-cell office:value-type="float" office:value="0" calcext:value-type="float">
            <text:p>0</text:p>
          </table:table-cell>
          <table:table-cell office:value-type="float" office:value="8.361876" calcext:value-type="float">
            <text:p>8.3618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5" calcext:value-type="float">
            <text:p>26032005</text:p>
          </table:table-cell>
          <table:table-cell office:value-type="float" office:value="3.889682" calcext:value-type="float">
            <text:p>3.889682</text:p>
          </table:table-cell>
          <table:table-cell office:value-type="float" office:value="135.4234" calcext:value-type="float">
            <text:p>135.4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11863" calcext:value-type="float">
            <text:p>36.11863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992536" calcext:value-type="float">
            <text:p>3.992536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2565822" calcext:value-type="float">
            <text:p>-0.002565822</text:p>
          </table:table-cell>
          <table:table-cell office:value-type="float" office:value="1166.045" calcext:value-type="float">
            <text:p>1166.045</text:p>
          </table:table-cell>
          <table:table-cell office:value-type="float" office:value="1.844974" calcext:value-type="float">
            <text:p>1.844974</text:p>
          </table:table-cell>
          <table:table-cell office:value-type="float" office:value="0" calcext:value-type="float">
            <text:p>0</text:p>
          </table:table-cell>
          <table:table-cell office:value-type="float" office:value="0.4615841" calcext:value-type="float">
            <text:p>0.4615841</text:p>
          </table:table-cell>
          <table:table-cell office:value-type="float" office:value="0.2657445" calcext:value-type="float">
            <text:p>0.2657445</text:p>
          </table:table-cell>
          <table:table-cell office:value-type="float" office:value="0.2103382" calcext:value-type="float">
            <text:p>0.2103382</text:p>
          </table:table-cell>
          <table:table-cell office:value-type="float" office:value="0.04713544" calcext:value-type="float">
            <text:p>0.04713544</text:p>
          </table:table-cell>
          <table:table-cell office:value-type="float" office:value="0.0401716" calcext:value-type="float">
            <text:p>0.0401716</text:p>
          </table:table-cell>
          <table:table-cell office:value-type="float" office:value="0.02192191" calcext:value-type="float">
            <text:p>0.02192191</text:p>
          </table:table-cell>
          <table:table-cell office:value-type="float" office:value="0.03028012" calcext:value-type="float">
            <text:p>0.03028012</text:p>
          </table:table-cell>
          <table:table-cell office:value-type="float" office:value="0.07543724" calcext:value-type="float">
            <text:p>0.07543724</text:p>
          </table:table-cell>
          <table:table-cell office:value-type="float" office:value="0.1375526" calcext:value-type="float">
            <text:p>0.1375526</text:p>
          </table:table-cell>
          <table:table-cell office:value-type="float" office:value="0.153616" calcext:value-type="float">
            <text:p>0.153616</text:p>
          </table:table-cell>
          <table:table-cell office:value-type="float" office:value="0.1574486" calcext:value-type="float">
            <text:p>0.1574486</text:p>
          </table:table-cell>
          <table:table-cell office:value-type="float" office:value="0.1662057" calcext:value-type="float">
            <text:p>0.1662057</text:p>
          </table:table-cell>
          <table:table-cell office:value-type="float" office:value="0.1805905" calcext:value-type="float">
            <text:p>0.1805905</text:p>
          </table:table-cell>
          <table:table-cell office:value-type="float" office:value="0.185127" calcext:value-type="float">
            <text:p>0.185127</text:p>
          </table:table-cell>
          <table:table-cell office:value-type="float" office:value="0" calcext:value-type="float">
            <text:p>0</text:p>
          </table:table-cell>
          <table:table-cell office:value-type="float" office:value="33.93214" calcext:value-type="float">
            <text:p>33.93214</text:p>
          </table:table-cell>
          <table:table-cell office:value-type="float" office:value="22.85568" calcext:value-type="float">
            <text:p>22.85568</text:p>
          </table:table-cell>
          <table:table-cell office:value-type="float" office:value="20.39104" calcext:value-type="float">
            <text:p>20.39104</text:p>
          </table:table-cell>
          <table:table-cell office:value-type="float" office:value="5.609676" calcext:value-type="float">
            <text:p>5.609676</text:p>
          </table:table-cell>
          <table:table-cell office:value-type="float" office:value="4.617304" calcext:value-type="float">
            <text:p>4.617304</text:p>
          </table:table-cell>
          <table:table-cell office:value-type="float" office:value="2.131914" calcext:value-type="float">
            <text:p>2.131914</text:p>
          </table:table-cell>
          <table:table-cell office:value-type="float" office:value="2.2212" calcext:value-type="float">
            <text:p>2.2212</text:p>
          </table:table-cell>
          <table:table-cell office:value-type="float" office:value="4.821841" calcext:value-type="float">
            <text:p>4.821841</text:p>
          </table:table-cell>
          <table:table-cell office:value-type="float" office:value="7.259279" calcext:value-type="float">
            <text:p>7.259279</text:p>
          </table:table-cell>
          <table:table-cell office:value-type="float" office:value="8.805651" calcext:value-type="float">
            <text:p>8.805651</text:p>
          </table:table-cell>
          <table:table-cell office:value-type="float" office:value="9.18107" calcext:value-type="float">
            <text:p>9.18107</text:p>
          </table:table-cell>
          <table:table-cell office:value-type="float" office:value="9.979941" calcext:value-type="float">
            <text:p>9.979941</text:p>
          </table:table-cell>
          <table:table-cell office:value-type="float" office:value="11.31416" calcext:value-type="float">
            <text:p>11.31416</text:p>
          </table:table-cell>
          <table:table-cell office:value-type="float" office:value="11.73595" calcext:value-type="float">
            <text:p>11.73595</text:p>
          </table:table-cell>
          <table:table-cell office:value-type="float" office:value="0" calcext:value-type="float">
            <text:p>0</text:p>
          </table:table-cell>
          <table:table-cell office:value-type="float" office:value="13.74938" calcext:value-type="float">
            <text:p>13.749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5" calcext:value-type="float">
            <text:p>27032005</text:p>
          </table:table-cell>
          <table:table-cell office:value-type="float" office:value="3.875413" calcext:value-type="float">
            <text:p>3.875413</text:p>
          </table:table-cell>
          <table:table-cell office:value-type="float" office:value="135.4263" calcext:value-type="float">
            <text:p>135.4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13513" calcext:value-type="float">
            <text:p>36.13513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992811" calcext:value-type="float">
            <text:p>3.992811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2565819" calcext:value-type="float">
            <text:p>-0.002565819</text:p>
          </table:table-cell>
          <table:table-cell office:value-type="float" office:value="1166.036" calcext:value-type="float">
            <text:p>1166.036</text:p>
          </table:table-cell>
          <table:table-cell office:value-type="float" office:value="1.854561" calcext:value-type="float">
            <text:p>1.854561</text:p>
          </table:table-cell>
          <table:table-cell office:value-type="float" office:value="0" calcext:value-type="float">
            <text:p>0</text:p>
          </table:table-cell>
          <table:table-cell office:value-type="float" office:value="0.9912595" calcext:value-type="float">
            <text:p>0.9912595</text:p>
          </table:table-cell>
          <table:table-cell office:value-type="float" office:value="0.3427058" calcext:value-type="float">
            <text:p>0.3427058</text:p>
          </table:table-cell>
          <table:table-cell office:value-type="float" office:value="0.2612369" calcext:value-type="float">
            <text:p>0.2612369</text:p>
          </table:table-cell>
          <table:table-cell office:value-type="float" office:value="0.0512139" calcext:value-type="float">
            <text:p>0.0512139</text:p>
          </table:table-cell>
          <table:table-cell office:value-type="float" office:value="0.0438137" calcext:value-type="float">
            <text:p>0.0438137</text:p>
          </table:table-cell>
          <table:table-cell office:value-type="float" office:value="0.02245934" calcext:value-type="float">
            <text:p>0.02245934</text:p>
          </table:table-cell>
          <table:table-cell office:value-type="float" office:value="0.03064058" calcext:value-type="float">
            <text:p>0.03064058</text:p>
          </table:table-cell>
          <table:table-cell office:value-type="float" office:value="0.07546158" calcext:value-type="float">
            <text:p>0.07546158</text:p>
          </table:table-cell>
          <table:table-cell office:value-type="float" office:value="0.1375726" calcext:value-type="float">
            <text:p>0.1375726</text:p>
          </table:table-cell>
          <table:table-cell office:value-type="float" office:value="0.1536644" calcext:value-type="float">
            <text:p>0.1536644</text:p>
          </table:table-cell>
          <table:table-cell office:value-type="float" office:value="0.1575008" calcext:value-type="float">
            <text:p>0.1575008</text:p>
          </table:table-cell>
          <table:table-cell office:value-type="float" office:value="0.166253" calcext:value-type="float">
            <text:p>0.166253</text:p>
          </table:table-cell>
          <table:table-cell office:value-type="float" office:value="0.1806199" calcext:value-type="float">
            <text:p>0.1806199</text:p>
          </table:table-cell>
          <table:table-cell office:value-type="float" office:value="0.1851553" calcext:value-type="float">
            <text:p>0.1851553</text:p>
          </table:table-cell>
          <table:table-cell office:value-type="float" office:value="0" calcext:value-type="float">
            <text:p>0</text:p>
          </table:table-cell>
          <table:table-cell office:value-type="float" office:value="34.0371" calcext:value-type="float">
            <text:p>34.0371</text:p>
          </table:table-cell>
          <table:table-cell office:value-type="float" office:value="22.87776" calcext:value-type="float">
            <text:p>22.87776</text:p>
          </table:table-cell>
          <table:table-cell office:value-type="float" office:value="20.40662" calcext:value-type="float">
            <text:p>20.40662</text:p>
          </table:table-cell>
          <table:table-cell office:value-type="float" office:value="5.609498" calcext:value-type="float">
            <text:p>5.609498</text:p>
          </table:table-cell>
          <table:table-cell office:value-type="float" office:value="4.617797" calcext:value-type="float">
            <text:p>4.617797</text:p>
          </table:table-cell>
          <table:table-cell office:value-type="float" office:value="2.132581" calcext:value-type="float">
            <text:p>2.132581</text:p>
          </table:table-cell>
          <table:table-cell office:value-type="float" office:value="2.222782" calcext:value-type="float">
            <text:p>2.222782</text:p>
          </table:table-cell>
          <table:table-cell office:value-type="float" office:value="4.825537" calcext:value-type="float">
            <text:p>4.825537</text:p>
          </table:table-cell>
          <table:table-cell office:value-type="float" office:value="7.26417" calcext:value-type="float">
            <text:p>7.26417</text:p>
          </table:table-cell>
          <table:table-cell office:value-type="float" office:value="8.810286" calcext:value-type="float">
            <text:p>8.810286</text:p>
          </table:table-cell>
          <table:table-cell office:value-type="float" office:value="9.185822" calcext:value-type="float">
            <text:p>9.185822</text:p>
          </table:table-cell>
          <table:table-cell office:value-type="float" office:value="9.983977" calcext:value-type="float">
            <text:p>9.983977</text:p>
          </table:table-cell>
          <table:table-cell office:value-type="float" office:value="11.31679" calcext:value-type="float">
            <text:p>11.31679</text:p>
          </table:table-cell>
          <table:table-cell office:value-type="float" office:value="11.73853" calcext:value-type="float">
            <text:p>11.73853</text:p>
          </table:table-cell>
          <table:table-cell office:value-type="float" office:value="0" calcext:value-type="float">
            <text:p>0</text:p>
          </table:table-cell>
          <table:table-cell office:value-type="float" office:value="19.96155" calcext:value-type="float">
            <text:p>19.961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5" calcext:value-type="float">
            <text:p>28032005</text:p>
          </table:table-cell>
          <table:table-cell office:value-type="float" office:value="3.847819" calcext:value-type="float">
            <text:p>3.847819</text:p>
          </table:table-cell>
          <table:table-cell office:value-type="float" office:value="135.4308" calcext:value-type="float">
            <text:p>135.4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15502" calcext:value-type="float">
            <text:p>36.15502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992811" calcext:value-type="float">
            <text:p>3.992811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2565819" calcext:value-type="float">
            <text:p>-0.002565819</text:p>
          </table:table-cell>
          <table:table-cell office:value-type="float" office:value="1166.031" calcext:value-type="float">
            <text:p>1166.031</text:p>
          </table:table-cell>
          <table:table-cell office:value-type="float" office:value="1.842555" calcext:value-type="float">
            <text:p>1.842555</text:p>
          </table:table-cell>
          <table:table-cell office:value-type="float" office:value="0" calcext:value-type="float">
            <text:p>0</text:p>
          </table:table-cell>
          <table:table-cell office:value-type="float" office:value="2.558903" calcext:value-type="float">
            <text:p>2.558903</text:p>
          </table:table-cell>
          <table:table-cell office:value-type="float" office:value="0.466123" calcext:value-type="float">
            <text:p>0.466123</text:p>
          </table:table-cell>
          <table:table-cell office:value-type="float" office:value="0.3328119" calcext:value-type="float">
            <text:p>0.3328119</text:p>
          </table:table-cell>
          <table:table-cell office:value-type="float" office:value="0.05842749" calcext:value-type="float">
            <text:p>0.05842749</text:p>
          </table:table-cell>
          <table:table-cell office:value-type="float" office:value="0.04983174" calcext:value-type="float">
            <text:p>0.04983174</text:p>
          </table:table-cell>
          <table:table-cell office:value-type="float" office:value="0.02357381" calcext:value-type="float">
            <text:p>0.02357381</text:p>
          </table:table-cell>
          <table:table-cell office:value-type="float" office:value="0.0313869" calcext:value-type="float">
            <text:p>0.0313869</text:p>
          </table:table-cell>
          <table:table-cell office:value-type="float" office:value="0.07564326" calcext:value-type="float">
            <text:p>0.07564326</text:p>
          </table:table-cell>
          <table:table-cell office:value-type="float" office:value="0.1376242" calcext:value-type="float">
            <text:p>0.1376242</text:p>
          </table:table-cell>
          <table:table-cell office:value-type="float" office:value="0.1537132" calcext:value-type="float">
            <text:p>0.1537132</text:p>
          </table:table-cell>
          <table:table-cell office:value-type="float" office:value="0.1575526" calcext:value-type="float">
            <text:p>0.1575526</text:p>
          </table:table-cell>
          <table:table-cell office:value-type="float" office:value="0.1663231" calcext:value-type="float">
            <text:p>0.1663231</text:p>
          </table:table-cell>
          <table:table-cell office:value-type="float" office:value="0.1806487" calcext:value-type="float">
            <text:p>0.1806487</text:p>
          </table:table-cell>
          <table:table-cell office:value-type="float" office:value="0.1851837" calcext:value-type="float">
            <text:p>0.1851837</text:p>
          </table:table-cell>
          <table:table-cell office:value-type="float" office:value="0" calcext:value-type="float">
            <text:p>0</text:p>
          </table:table-cell>
          <table:table-cell office:value-type="float" office:value="34.2544" calcext:value-type="float">
            <text:p>34.2544</text:p>
          </table:table-cell>
          <table:table-cell office:value-type="float" office:value="22.92661" calcext:value-type="float">
            <text:p>22.92661</text:p>
          </table:table-cell>
          <table:table-cell office:value-type="float" office:value="20.44147" calcext:value-type="float">
            <text:p>20.44147</text:p>
          </table:table-cell>
          <table:table-cell office:value-type="float" office:value="5.611278" calcext:value-type="float">
            <text:p>5.611278</text:p>
          </table:table-cell>
          <table:table-cell office:value-type="float" office:value="4.619951" calcext:value-type="float">
            <text:p>4.619951</text:p>
          </table:table-cell>
          <table:table-cell office:value-type="float" office:value="2.133438" calcext:value-type="float">
            <text:p>2.133438</text:p>
          </table:table-cell>
          <table:table-cell office:value-type="float" office:value="2.224463" calcext:value-type="float">
            <text:p>2.224463</text:p>
          </table:table-cell>
          <table:table-cell office:value-type="float" office:value="4.829268" calcext:value-type="float">
            <text:p>4.829268</text:p>
          </table:table-cell>
          <table:table-cell office:value-type="float" office:value="7.269085" calcext:value-type="float">
            <text:p>7.269085</text:p>
          </table:table-cell>
          <table:table-cell office:value-type="float" office:value="8.814915" calcext:value-type="float">
            <text:p>8.814915</text:p>
          </table:table-cell>
          <table:table-cell office:value-type="float" office:value="9.190555" calcext:value-type="float">
            <text:p>9.190555</text:p>
          </table:table-cell>
          <table:table-cell office:value-type="float" office:value="9.988009" calcext:value-type="float">
            <text:p>9.988009</text:p>
          </table:table-cell>
          <table:table-cell office:value-type="float" office:value="11.31943" calcext:value-type="float">
            <text:p>11.31943</text:p>
          </table:table-cell>
          <table:table-cell office:value-type="float" office:value="11.74111" calcext:value-type="float">
            <text:p>11.74111</text:p>
          </table:table-cell>
          <table:table-cell office:value-type="float" office:value="0" calcext:value-type="float">
            <text:p>0</text:p>
          </table:table-cell>
          <table:table-cell office:value-type="float" office:value="54.29406" calcext:value-type="float">
            <text:p>54.294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5" calcext:value-type="float">
            <text:p>29032005</text:p>
          </table:table-cell>
          <table:table-cell office:value-type="float" office:value="3.818202" calcext:value-type="float">
            <text:p>3.818202</text:p>
          </table:table-cell>
          <table:table-cell office:value-type="float" office:value="135.4354" calcext:value-type="float">
            <text:p>135.4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17918" calcext:value-type="float">
            <text:p>36.17918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992811" calcext:value-type="float">
            <text:p>3.992811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2565819" calcext:value-type="float">
            <text:p>-0.002565819</text:p>
          </table:table-cell>
          <table:table-cell office:value-type="float" office:value="1166.029" calcext:value-type="float">
            <text:p>1166.029</text:p>
          </table:table-cell>
          <table:table-cell office:value-type="float" office:value="1.840699" calcext:value-type="float">
            <text:p>1.840699</text:p>
          </table:table-cell>
          <table:table-cell office:value-type="float" office:value="0" calcext:value-type="float">
            <text:p>0</text:p>
          </table:table-cell>
          <table:table-cell office:value-type="float" office:value="2.971819" calcext:value-type="float">
            <text:p>2.971819</text:p>
          </table:table-cell>
          <table:table-cell office:value-type="float" office:value="0.5605217" calcext:value-type="float">
            <text:p>0.5605217</text:p>
          </table:table-cell>
          <table:table-cell office:value-type="float" office:value="0.4036154" calcext:value-type="float">
            <text:p>0.4036154</text:p>
          </table:table-cell>
          <table:table-cell office:value-type="float" office:value="0.06677653" calcext:value-type="float">
            <text:p>0.06677653</text:p>
          </table:table-cell>
          <table:table-cell office:value-type="float" office:value="0.0572002" calcext:value-type="float">
            <text:p>0.0572002</text:p>
          </table:table-cell>
          <table:table-cell office:value-type="float" office:value="0.02520854" calcext:value-type="float">
            <text:p>0.02520854</text:p>
          </table:table-cell>
          <table:table-cell office:value-type="float" office:value="0.03253132" calcext:value-type="float">
            <text:p>0.03253132</text:p>
          </table:table-cell>
          <table:table-cell office:value-type="float" office:value="0.07600073" calcext:value-type="float">
            <text:p>0.07600073</text:p>
          </table:table-cell>
          <table:table-cell office:value-type="float" office:value="0.1377238" calcext:value-type="float">
            <text:p>0.1377238</text:p>
          </table:table-cell>
          <table:table-cell office:value-type="float" office:value="0.1537648" calcext:value-type="float">
            <text:p>0.1537648</text:p>
          </table:table-cell>
          <table:table-cell office:value-type="float" office:value="0.1576043" calcext:value-type="float">
            <text:p>0.1576043</text:p>
          </table:table-cell>
          <table:table-cell office:value-type="float" office:value="0.1663775" calcext:value-type="float">
            <text:p>0.1663775</text:p>
          </table:table-cell>
          <table:table-cell office:value-type="float" office:value="0.1806779" calcext:value-type="float">
            <text:p>0.1806779</text:p>
          </table:table-cell>
          <table:table-cell office:value-type="float" office:value="0.1852116" calcext:value-type="float">
            <text:p>0.1852116</text:p>
          </table:table-cell>
          <table:table-cell office:value-type="float" office:value="0" calcext:value-type="float">
            <text:p>0</text:p>
          </table:table-cell>
          <table:table-cell office:value-type="float" office:value="34.59636" calcext:value-type="float">
            <text:p>34.59636</text:p>
          </table:table-cell>
          <table:table-cell office:value-type="float" office:value="23.00972" calcext:value-type="float">
            <text:p>23.00972</text:p>
          </table:table-cell>
          <table:table-cell office:value-type="float" office:value="20.50252" calcext:value-type="float">
            <text:p>20.50252</text:p>
          </table:table-cell>
          <table:table-cell office:value-type="float" office:value="5.616025" calcext:value-type="float">
            <text:p>5.616025</text:p>
          </table:table-cell>
          <table:table-cell office:value-type="float" office:value="4.624634" calcext:value-type="float">
            <text:p>4.624634</text:p>
          </table:table-cell>
          <table:table-cell office:value-type="float" office:value="2.134617" calcext:value-type="float">
            <text:p>2.134617</text:p>
          </table:table-cell>
          <table:table-cell office:value-type="float" office:value="2.226327" calcext:value-type="float">
            <text:p>2.226327</text:p>
          </table:table-cell>
          <table:table-cell office:value-type="float" office:value="4.833057" calcext:value-type="float">
            <text:p>4.833057</text:p>
          </table:table-cell>
          <table:table-cell office:value-type="float" office:value="7.274021" calcext:value-type="float">
            <text:p>7.274021</text:p>
          </table:table-cell>
          <table:table-cell office:value-type="float" office:value="8.819547" calcext:value-type="float">
            <text:p>8.819547</text:p>
          </table:table-cell>
          <table:table-cell office:value-type="float" office:value="9.195249" calcext:value-type="float">
            <text:p>9.195249</text:p>
          </table:table-cell>
          <table:table-cell office:value-type="float" office:value="9.992035" calcext:value-type="float">
            <text:p>9.992035</text:p>
          </table:table-cell>
          <table:table-cell office:value-type="float" office:value="11.32206" calcext:value-type="float">
            <text:p>11.32206</text:p>
          </table:table-cell>
          <table:table-cell office:value-type="float" office:value="11.74375" calcext:value-type="float">
            <text:p>11.74375</text:p>
          </table:table-cell>
          <table:table-cell office:value-type="float" office:value="0" calcext:value-type="float">
            <text:p>0</text:p>
          </table:table-cell>
          <table:table-cell office:value-type="float" office:value="51.89119" calcext:value-type="float">
            <text:p>51.89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5" calcext:value-type="float">
            <text:p>30032005</text:p>
          </table:table-cell>
          <table:table-cell office:value-type="float" office:value="3.802408" calcext:value-type="float">
            <text:p>3.802408</text:p>
          </table:table-cell>
          <table:table-cell office:value-type="float" office:value="135.4378" calcext:value-type="float">
            <text:p>135.4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20378" calcext:value-type="float">
            <text:p>36.20378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992949" calcext:value-type="float">
            <text:p>3.992949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2565818" calcext:value-type="float">
            <text:p>-0.002565818</text:p>
          </table:table-cell>
          <table:table-cell office:value-type="float" office:value="1166.024" calcext:value-type="float">
            <text:p>1166.024</text:p>
          </table:table-cell>
          <table:table-cell office:value-type="float" office:value="1.851605" calcext:value-type="float">
            <text:p>1.851605</text:p>
          </table:table-cell>
          <table:table-cell office:value-type="float" office:value="0" calcext:value-type="float">
            <text:p>0</text:p>
          </table:table-cell>
          <table:table-cell office:value-type="float" office:value="0.8783065" calcext:value-type="float">
            <text:p>0.8783065</text:p>
          </table:table-cell>
          <table:table-cell office:value-type="float" office:value="0.41359" calcext:value-type="float">
            <text:p>0.41359</text:p>
          </table:table-cell>
          <table:table-cell office:value-type="float" office:value="0.3217928" calcext:value-type="float">
            <text:p>0.3217928</text:p>
          </table:table-cell>
          <table:table-cell office:value-type="float" office:value="0.06169961" calcext:value-type="float">
            <text:p>0.06169961</text:p>
          </table:table-cell>
          <table:table-cell office:value-type="float" office:value="0.0550432" calcext:value-type="float">
            <text:p>0.0550432</text:p>
          </table:table-cell>
          <table:table-cell office:value-type="float" office:value="0.02562558" calcext:value-type="float">
            <text:p>0.02562558</text:p>
          </table:table-cell>
          <table:table-cell office:value-type="float" office:value="0.03324315" calcext:value-type="float">
            <text:p>0.03324315</text:p>
          </table:table-cell>
          <table:table-cell office:value-type="float" office:value="0.07642586" calcext:value-type="float">
            <text:p>0.07642586</text:p>
          </table:table-cell>
          <table:table-cell office:value-type="float" office:value="0.1378742" calcext:value-type="float">
            <text:p>0.1378742</text:p>
          </table:table-cell>
          <table:table-cell office:value-type="float" office:value="0.1538233" calcext:value-type="float">
            <text:p>0.1538233</text:p>
          </table:table-cell>
          <table:table-cell office:value-type="float" office:value="0.1576562" calcext:value-type="float">
            <text:p>0.1576562</text:p>
          </table:table-cell>
          <table:table-cell office:value-type="float" office:value="0.1664105" calcext:value-type="float">
            <text:p>0.1664105</text:p>
          </table:table-cell>
          <table:table-cell office:value-type="float" office:value="0.1807071" calcext:value-type="float">
            <text:p>0.1807071</text:p>
          </table:table-cell>
          <table:table-cell office:value-type="float" office:value="0.1852395" calcext:value-type="float">
            <text:p>0.1852395</text:p>
          </table:table-cell>
          <table:table-cell office:value-type="float" office:value="0" calcext:value-type="float">
            <text:p>0</text:p>
          </table:table-cell>
          <table:table-cell office:value-type="float" office:value="34.91587" calcext:value-type="float">
            <text:p>34.91587</text:p>
          </table:table-cell>
          <table:table-cell office:value-type="float" office:value="23.09503" calcext:value-type="float">
            <text:p>23.09503</text:p>
          </table:table-cell>
          <table:table-cell office:value-type="float" office:value="20.5705" calcext:value-type="float">
            <text:p>20.5705</text:p>
          </table:table-cell>
          <table:table-cell office:value-type="float" office:value="5.622272" calcext:value-type="float">
            <text:p>5.622272</text:p>
          </table:table-cell>
          <table:table-cell office:value-type="float" office:value="4.631041" calcext:value-type="float">
            <text:p>4.631041</text:p>
          </table:table-cell>
          <table:table-cell office:value-type="float" office:value="2.136114" calcext:value-type="float">
            <text:p>2.136114</text:p>
          </table:table-cell>
          <table:table-cell office:value-type="float" office:value="2.228402" calcext:value-type="float">
            <text:p>2.228402</text:p>
          </table:table-cell>
          <table:table-cell office:value-type="float" office:value="4.836938" calcext:value-type="float">
            <text:p>4.836938</text:p>
          </table:table-cell>
          <table:table-cell office:value-type="float" office:value="7.278958" calcext:value-type="float">
            <text:p>7.278958</text:p>
          </table:table-cell>
          <table:table-cell office:value-type="float" office:value="8.824179" calcext:value-type="float">
            <text:p>8.824179</text:p>
          </table:table-cell>
          <table:table-cell office:value-type="float" office:value="9.199944" calcext:value-type="float">
            <text:p>9.199944</text:p>
          </table:table-cell>
          <table:table-cell office:value-type="float" office:value="9.996072" calcext:value-type="float">
            <text:p>9.996072</text:p>
          </table:table-cell>
          <table:table-cell office:value-type="float" office:value="11.3247" calcext:value-type="float">
            <text:p>11.3247</text:p>
          </table:table-cell>
          <table:table-cell office:value-type="float" office:value="11.74632" calcext:value-type="float">
            <text:p>11.74632</text:p>
          </table:table-cell>
          <table:table-cell office:value-type="float" office:value="0" calcext:value-type="float">
            <text:p>0</text:p>
          </table:table-cell>
          <table:table-cell office:value-type="float" office:value="16.90284" calcext:value-type="float">
            <text:p>16.902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5" calcext:value-type="float">
            <text:p>31032005</text:p>
          </table:table-cell>
          <table:table-cell office:value-type="float" office:value="3.787132" calcext:value-type="float">
            <text:p>3.787132</text:p>
          </table:table-cell>
          <table:table-cell office:value-type="float" office:value="135.4403" calcext:value-type="float">
            <text:p>135.4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22401" calcext:value-type="float">
            <text:p>36.22401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992949" calcext:value-type="float">
            <text:p>3.992949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2565818" calcext:value-type="float">
            <text:p>-0.002565818</text:p>
          </table:table-cell>
          <table:table-cell office:value-type="float" office:value="1166.018" calcext:value-type="float">
            <text:p>1166.018</text:p>
          </table:table-cell>
          <table:table-cell office:value-type="float" office:value="1.861419" calcext:value-type="float">
            <text:p>1.861419</text:p>
          </table:table-cell>
          <table:table-cell office:value-type="float" office:value="0" calcext:value-type="float">
            <text:p>0</text:p>
          </table:table-cell>
          <table:table-cell office:value-type="float" office:value="1.248854" calcext:value-type="float">
            <text:p>1.248854</text:p>
          </table:table-cell>
          <table:table-cell office:value-type="float" office:value="0.385282" calcext:value-type="float">
            <text:p>0.385282</text:p>
          </table:table-cell>
          <table:table-cell office:value-type="float" office:value="0.3097812" calcext:value-type="float">
            <text:p>0.3097812</text:p>
          </table:table-cell>
          <table:table-cell office:value-type="float" office:value="0.05901588" calcext:value-type="float">
            <text:p>0.05901588</text:p>
          </table:table-cell>
          <table:table-cell office:value-type="float" office:value="0.05220779" calcext:value-type="float">
            <text:p>0.05220779</text:p>
          </table:table-cell>
          <table:table-cell office:value-type="float" office:value="0.02482331" calcext:value-type="float">
            <text:p>0.02482331</text:p>
          </table:table-cell>
          <table:table-cell office:value-type="float" office:value="0.03282896" calcext:value-type="float">
            <text:p>0.03282896</text:p>
          </table:table-cell>
          <table:table-cell office:value-type="float" office:value="0.07652839" calcext:value-type="float">
            <text:p>0.07652839</text:p>
          </table:table-cell>
          <table:table-cell office:value-type="float" office:value="0.1380218" calcext:value-type="float">
            <text:p>0.1380218</text:p>
          </table:table-cell>
          <table:table-cell office:value-type="float" office:value="0.1538893" calcext:value-type="float">
            <text:p>0.1538893</text:p>
          </table:table-cell>
          <table:table-cell office:value-type="float" office:value="0.1577092" calcext:value-type="float">
            <text:p>0.1577092</text:p>
          </table:table-cell>
          <table:table-cell office:value-type="float" office:value="0.1664361" calcext:value-type="float">
            <text:p>0.1664361</text:p>
          </table:table-cell>
          <table:table-cell office:value-type="float" office:value="0.1807365" calcext:value-type="float">
            <text:p>0.1807365</text:p>
          </table:table-cell>
          <table:table-cell office:value-type="float" office:value="0.1852673" calcext:value-type="float">
            <text:p>0.1852673</text:p>
          </table:table-cell>
          <table:table-cell office:value-type="float" office:value="0" calcext:value-type="float">
            <text:p>0</text:p>
          </table:table-cell>
          <table:table-cell office:value-type="float" office:value="35.0972" calcext:value-type="float">
            <text:p>35.0972</text:p>
          </table:table-cell>
          <table:table-cell office:value-type="float" office:value="23.14376" calcext:value-type="float">
            <text:p>23.14376</text:p>
          </table:table-cell>
          <table:table-cell office:value-type="float" office:value="20.61246" calcext:value-type="float">
            <text:p>20.61246</text:p>
          </table:table-cell>
          <table:table-cell office:value-type="float" office:value="5.626015" calcext:value-type="float">
            <text:p>5.626015</text:p>
          </table:table-cell>
          <table:table-cell office:value-type="float" office:value="4.635473" calcext:value-type="float">
            <text:p>4.635473</text:p>
          </table:table-cell>
          <table:table-cell office:value-type="float" office:value="2.137435" calcext:value-type="float">
            <text:p>2.137435</text:p>
          </table:table-cell>
          <table:table-cell office:value-type="float" office:value="2.230444" calcext:value-type="float">
            <text:p>2.230444</text:p>
          </table:table-cell>
          <table:table-cell office:value-type="float" office:value="4.840878" calcext:value-type="float">
            <text:p>4.840878</text:p>
          </table:table-cell>
          <table:table-cell office:value-type="float" office:value="7.283921" calcext:value-type="float">
            <text:p>7.283921</text:p>
          </table:table-cell>
          <table:table-cell office:value-type="float" office:value="8.828813" calcext:value-type="float">
            <text:p>8.828813</text:p>
          </table:table-cell>
          <table:table-cell office:value-type="float" office:value="9.204638" calcext:value-type="float">
            <text:p>9.204638</text:p>
          </table:table-cell>
          <table:table-cell office:value-type="float" office:value="10.00009" calcext:value-type="float">
            <text:p>10.00009</text:p>
          </table:table-cell>
          <table:table-cell office:value-type="float" office:value="11.32734" calcext:value-type="float">
            <text:p>11.32734</text:p>
          </table:table-cell>
          <table:table-cell office:value-type="float" office:value="11.74889" calcext:value-type="float">
            <text:p>11.74889</text:p>
          </table:table-cell>
          <table:table-cell office:value-type="float" office:value="0" calcext:value-type="float">
            <text:p>0</text:p>
          </table:table-cell>
          <table:table-cell office:value-type="float" office:value="18.98891" calcext:value-type="float">
            <text:p>18.988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5" calcext:value-type="float">
            <text:p>1042005</text:p>
          </table:table-cell>
          <table:table-cell office:value-type="float" office:value="3.764905" calcext:value-type="float">
            <text:p>3.764905</text:p>
          </table:table-cell>
          <table:table-cell office:value-type="float" office:value="135.4434" calcext:value-type="float">
            <text:p>135.4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24495" calcext:value-type="float">
            <text:p>36.24495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992949" calcext:value-type="float">
            <text:p>3.992949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2680052" calcext:value-type="float">
            <text:p>-0.002680052</text:p>
          </table:table-cell>
          <table:table-cell office:value-type="float" office:value="1166.012" calcext:value-type="float">
            <text:p>1166.012</text:p>
          </table:table-cell>
          <table:table-cell office:value-type="float" office:value="1.858507" calcext:value-type="float">
            <text:p>1.858507</text:p>
          </table:table-cell>
          <table:table-cell office:value-type="float" office:value="0" calcext:value-type="float">
            <text:p>0</text:p>
          </table:table-cell>
          <table:table-cell office:value-type="float" office:value="1.880984" calcext:value-type="float">
            <text:p>1.880984</text:p>
          </table:table-cell>
          <table:table-cell office:value-type="float" office:value="0.4546452" calcext:value-type="float">
            <text:p>0.4546452</text:p>
          </table:table-cell>
          <table:table-cell office:value-type="float" office:value="0.3532079" calcext:value-type="float">
            <text:p>0.3532079</text:p>
          </table:table-cell>
          <table:table-cell office:value-type="float" office:value="0.06275941" calcext:value-type="float">
            <text:p>0.06275941</text:p>
          </table:table-cell>
          <table:table-cell office:value-type="float" office:value="0.05503111" calcext:value-type="float">
            <text:p>0.05503111</text:p>
          </table:table-cell>
          <table:table-cell office:value-type="float" office:value="0.0252163" calcext:value-type="float">
            <text:p>0.0252163</text:p>
          </table:table-cell>
          <table:table-cell office:value-type="float" office:value="0.03299528" calcext:value-type="float">
            <text:p>0.03299528</text:p>
          </table:table-cell>
          <table:table-cell office:value-type="float" office:value="0.07658365" calcext:value-type="float">
            <text:p>0.07658365</text:p>
          </table:table-cell>
          <table:table-cell office:value-type="float" office:value="0.1381317" calcext:value-type="float">
            <text:p>0.1381317</text:p>
          </table:table-cell>
          <table:table-cell office:value-type="float" office:value="0.1539561" calcext:value-type="float">
            <text:p>0.1539561</text:p>
          </table:table-cell>
          <table:table-cell office:value-type="float" office:value="0.1577639" calcext:value-type="float">
            <text:p>0.1577639</text:p>
          </table:table-cell>
          <table:table-cell office:value-type="float" office:value="0.1664968" calcext:value-type="float">
            <text:p>0.1664968</text:p>
          </table:table-cell>
          <table:table-cell office:value-type="float" office:value="0.180812" calcext:value-type="float">
            <text:p>0.180812</text:p>
          </table:table-cell>
          <table:table-cell office:value-type="float" office:value="0.1852811" calcext:value-type="float">
            <text:p>0.1852811</text:p>
          </table:table-cell>
          <table:table-cell office:value-type="float" office:value="0" calcext:value-type="float">
            <text:p>0</text:p>
          </table:table-cell>
          <table:table-cell office:value-type="float" office:value="35.2938" calcext:value-type="float">
            <text:p>35.2938</text:p>
          </table:table-cell>
          <table:table-cell office:value-type="float" office:value="23.20138" calcext:value-type="float">
            <text:p>23.20138</text:p>
          </table:table-cell>
          <table:table-cell office:value-type="float" office:value="20.65897" calcext:value-type="float">
            <text:p>20.65897</text:p>
          </table:table-cell>
          <table:table-cell office:value-type="float" office:value="5.62982" calcext:value-type="float">
            <text:p>5.62982</text:p>
          </table:table-cell>
          <table:table-cell office:value-type="float" office:value="4.639874" calcext:value-type="float">
            <text:p>4.639874</text:p>
          </table:table-cell>
          <table:table-cell office:value-type="float" office:value="2.138707" calcext:value-type="float">
            <text:p>2.138707</text:p>
          </table:table-cell>
          <table:table-cell office:value-type="float" office:value="2.232449" calcext:value-type="float">
            <text:p>2.232449</text:p>
          </table:table-cell>
          <table:table-cell office:value-type="float" office:value="4.84482" calcext:value-type="float">
            <text:p>4.84482</text:p>
          </table:table-cell>
          <table:table-cell office:value-type="float" office:value="7.288903" calcext:value-type="float">
            <text:p>7.288903</text:p>
          </table:table-cell>
          <table:table-cell office:value-type="float" office:value="8.833445" calcext:value-type="float">
            <text:p>8.833445</text:p>
          </table:table-cell>
          <table:table-cell office:value-type="float" office:value="9.209333" calcext:value-type="float">
            <text:p>9.209333</text:p>
          </table:table-cell>
          <table:table-cell office:value-type="float" office:value="10.00405" calcext:value-type="float">
            <text:p>10.00405</text:p>
          </table:table-cell>
          <table:table-cell office:value-type="float" office:value="11.33002" calcext:value-type="float">
            <text:p>11.33002</text:p>
          </table:table-cell>
          <table:table-cell office:value-type="float" office:value="11.75142" calcext:value-type="float">
            <text:p>11.75142</text:p>
          </table:table-cell>
          <table:table-cell office:value-type="float" office:value="0" calcext:value-type="float">
            <text:p>0</text:p>
          </table:table-cell>
          <table:table-cell office:value-type="float" office:value="30.33986" calcext:value-type="float">
            <text:p>30.33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5" calcext:value-type="float">
            <text:p>2042005</text:p>
          </table:table-cell>
          <table:table-cell office:value-type="float" office:value="3.74292" calcext:value-type="float">
            <text:p>3.74292</text:p>
          </table:table-cell>
          <table:table-cell office:value-type="float" office:value="135.4464" calcext:value-type="float">
            <text:p>135.4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26723" calcext:value-type="float">
            <text:p>36.26723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992949" calcext:value-type="float">
            <text:p>3.992949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2830059" calcext:value-type="float">
            <text:p>-0.002830059</text:p>
          </table:table-cell>
          <table:table-cell office:value-type="float" office:value="1166.008" calcext:value-type="float">
            <text:p>1166.008</text:p>
          </table:table-cell>
          <table:table-cell office:value-type="float" office:value="1.858883" calcext:value-type="float">
            <text:p>1.858883</text:p>
          </table:table-cell>
          <table:table-cell office:value-type="float" office:value="0" calcext:value-type="float">
            <text:p>0</text:p>
          </table:table-cell>
          <table:table-cell office:value-type="float" office:value="1.94358" calcext:value-type="float">
            <text:p>1.94358</text:p>
          </table:table-cell>
          <table:table-cell office:value-type="float" office:value="0.4919329" calcext:value-type="float">
            <text:p>0.4919329</text:p>
          </table:table-cell>
          <table:table-cell office:value-type="float" office:value="0.380423" calcext:value-type="float">
            <text:p>0.380423</text:p>
          </table:table-cell>
          <table:table-cell office:value-type="float" office:value="0.06583538" calcext:value-type="float">
            <text:p>0.06583538</text:p>
          </table:table-cell>
          <table:table-cell office:value-type="float" office:value="0.05764845" calcext:value-type="float">
            <text:p>0.05764845</text:p>
          </table:table-cell>
          <table:table-cell office:value-type="float" office:value="0.02581284" calcext:value-type="float">
            <text:p>0.02581284</text:p>
          </table:table-cell>
          <table:table-cell office:value-type="float" office:value="0.03340687" calcext:value-type="float">
            <text:p>0.03340687</text:p>
          </table:table-cell>
          <table:table-cell office:value-type="float" office:value="0.07673819" calcext:value-type="float">
            <text:p>0.07673819</text:p>
          </table:table-cell>
          <table:table-cell office:value-type="float" office:value="0.1382357" calcext:value-type="float">
            <text:p>0.1382357</text:p>
          </table:table-cell>
          <table:table-cell office:value-type="float" office:value="0.1540218" calcext:value-type="float">
            <text:p>0.1540218</text:p>
          </table:table-cell>
          <table:table-cell office:value-type="float" office:value="0.1578193" calcext:value-type="float">
            <text:p>0.1578193</text:p>
          </table:table-cell>
          <table:table-cell office:value-type="float" office:value="0.1665445" calcext:value-type="float">
            <text:p>0.1665445</text:p>
          </table:table-cell>
          <table:table-cell office:value-type="float" office:value="0.1808085" calcext:value-type="float">
            <text:p>0.1808085</text:p>
          </table:table-cell>
          <table:table-cell office:value-type="float" office:value="0.1853177" calcext:value-type="float">
            <text:p>0.1853177</text:p>
          </table:table-cell>
          <table:table-cell office:value-type="float" office:value="0" calcext:value-type="float">
            <text:p>0</text:p>
          </table:table-cell>
          <table:table-cell office:value-type="float" office:value="35.51387" calcext:value-type="float">
            <text:p>35.51387</text:p>
          </table:table-cell>
          <table:table-cell office:value-type="float" office:value="23.27225" calcext:value-type="float">
            <text:p>23.27225</text:p>
          </table:table-cell>
          <table:table-cell office:value-type="float" office:value="20.71547" calcext:value-type="float">
            <text:p>20.71547</text:p>
          </table:table-cell>
          <table:table-cell office:value-type="float" office:value="5.634729" calcext:value-type="float">
            <text:p>5.634729</text:p>
          </table:table-cell>
          <table:table-cell office:value-type="float" office:value="4.64523" calcext:value-type="float">
            <text:p>4.64523</text:p>
          </table:table-cell>
          <table:table-cell office:value-type="float" office:value="2.140105" calcext:value-type="float">
            <text:p>2.140105</text:p>
          </table:table-cell>
          <table:table-cell office:value-type="float" office:value="2.234516" calcext:value-type="float">
            <text:p>2.234516</text:p>
          </table:table-cell>
          <table:table-cell office:value-type="float" office:value="4.848783" calcext:value-type="float">
            <text:p>4.848783</text:p>
          </table:table-cell>
          <table:table-cell office:value-type="float" office:value="7.293886" calcext:value-type="float">
            <text:p>7.293886</text:p>
          </table:table-cell>
          <table:table-cell office:value-type="float" office:value="8.838075" calcext:value-type="float">
            <text:p>8.838075</text:p>
          </table:table-cell>
          <table:table-cell office:value-type="float" office:value="9.214028" calcext:value-type="float">
            <text:p>9.214028</text:p>
          </table:table-cell>
          <table:table-cell office:value-type="float" office:value="10.00799" calcext:value-type="float">
            <text:p>10.00799</text:p>
          </table:table-cell>
          <table:table-cell office:value-type="float" office:value="11.33266" calcext:value-type="float">
            <text:p>11.33266</text:p>
          </table:table-cell>
          <table:table-cell office:value-type="float" office:value="11.75394" calcext:value-type="float">
            <text:p>11.75394</text:p>
          </table:table-cell>
          <table:table-cell office:value-type="float" office:value="0" calcext:value-type="float">
            <text:p>0</text:p>
          </table:table-cell>
          <table:table-cell office:value-type="float" office:value="28.51241" calcext:value-type="float">
            <text:p>28.512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5" calcext:value-type="float">
            <text:p>3042005</text:p>
          </table:table-cell>
          <table:table-cell office:value-type="float" office:value="3.719336" calcext:value-type="float">
            <text:p>3.719336</text:p>
          </table:table-cell>
          <table:table-cell office:value-type="float" office:value="135.4496" calcext:value-type="float">
            <text:p>135.4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29091" calcext:value-type="float">
            <text:p>36.29091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992949" calcext:value-type="float">
            <text:p>3.992949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2890767" calcext:value-type="float">
            <text:p>-0.002890767</text:p>
          </table:table-cell>
          <table:table-cell office:value-type="float" office:value="1166.003" calcext:value-type="float">
            <text:p>1166.003</text:p>
          </table:table-cell>
          <table:table-cell office:value-type="float" office:value="1.864117" calcext:value-type="float">
            <text:p>1.864117</text:p>
          </table:table-cell>
          <table:table-cell office:value-type="float" office:value="0" calcext:value-type="float">
            <text:p>0</text:p>
          </table:table-cell>
          <table:table-cell office:value-type="float" office:value="1.813599" calcext:value-type="float">
            <text:p>1.813599</text:p>
          </table:table-cell>
          <table:table-cell office:value-type="float" office:value="0.5377853" calcext:value-type="float">
            <text:p>0.5377853</text:p>
          </table:table-cell>
          <table:table-cell office:value-type="float" office:value="0.4218091" calcext:value-type="float">
            <text:p>0.4218091</text:p>
          </table:table-cell>
          <table:table-cell office:value-type="float" office:value="0.07103471" calcext:value-type="float">
            <text:p>0.07103471</text:p>
          </table:table-cell>
          <table:table-cell office:value-type="float" office:value="0.06199913" calcext:value-type="float">
            <text:p>0.06199913</text:p>
          </table:table-cell>
          <table:table-cell office:value-type="float" office:value="0.02680909" calcext:value-type="float">
            <text:p>0.02680909</text:p>
          </table:table-cell>
          <table:table-cell office:value-type="float" office:value="0.03405778" calcext:value-type="float">
            <text:p>0.03405778</text:p>
          </table:table-cell>
          <table:table-cell office:value-type="float" office:value="0.07696655" calcext:value-type="float">
            <text:p>0.07696655</text:p>
          </table:table-cell>
          <table:table-cell office:value-type="float" office:value="0.1383515" calcext:value-type="float">
            <text:p>0.1383515</text:p>
          </table:table-cell>
          <table:table-cell office:value-type="float" office:value="0.1540878" calcext:value-type="float">
            <text:p>0.1540878</text:p>
          </table:table-cell>
          <table:table-cell office:value-type="float" office:value="0.1578749" calcext:value-type="float">
            <text:p>0.1578749</text:p>
          </table:table-cell>
          <table:table-cell office:value-type="float" office:value="0.1665839" calcext:value-type="float">
            <text:p>0.1665839</text:p>
          </table:table-cell>
          <table:table-cell office:value-type="float" office:value="0.1808275" calcext:value-type="float">
            <text:p>0.1808275</text:p>
          </table:table-cell>
          <table:table-cell office:value-type="float" office:value="0.1853451" calcext:value-type="float">
            <text:p>0.1853451</text:p>
          </table:table-cell>
          <table:table-cell office:value-type="float" office:value="0" calcext:value-type="float">
            <text:p>0</text:p>
          </table:table-cell>
          <table:table-cell office:value-type="float" office:value="35.72817" calcext:value-type="float">
            <text:p>35.72817</text:p>
          </table:table-cell>
          <table:table-cell office:value-type="float" office:value="23.35882" calcext:value-type="float">
            <text:p>23.35882</text:p>
          </table:table-cell>
          <table:table-cell office:value-type="float" office:value="20.78451" calcext:value-type="float">
            <text:p>20.78451</text:p>
          </table:table-cell>
          <table:table-cell office:value-type="float" office:value="5.641119" calcext:value-type="float">
            <text:p>5.641119</text:p>
          </table:table-cell>
          <table:table-cell office:value-type="float" office:value="4.651834" calcext:value-type="float">
            <text:p>4.651834</text:p>
          </table:table-cell>
          <table:table-cell office:value-type="float" office:value="2.141677" calcext:value-type="float">
            <text:p>2.141677</text:p>
          </table:table-cell>
          <table:table-cell office:value-type="float" office:value="2.236681" calcext:value-type="float">
            <text:p>2.236681</text:p>
          </table:table-cell>
          <table:table-cell office:value-type="float" office:value="4.852778" calcext:value-type="float">
            <text:p>4.852778</text:p>
          </table:table-cell>
          <table:table-cell office:value-type="float" office:value="7.29888" calcext:value-type="float">
            <text:p>7.29888</text:p>
          </table:table-cell>
          <table:table-cell office:value-type="float" office:value="8.842709" calcext:value-type="float">
            <text:p>8.842709</text:p>
          </table:table-cell>
          <table:table-cell office:value-type="float" office:value="9.218723" calcext:value-type="float">
            <text:p>9.218723</text:p>
          </table:table-cell>
          <table:table-cell office:value-type="float" office:value="10.01195" calcext:value-type="float">
            <text:p>10.01195</text:p>
          </table:table-cell>
          <table:table-cell office:value-type="float" office:value="11.33529" calcext:value-type="float">
            <text:p>11.33529</text:p>
          </table:table-cell>
          <table:table-cell office:value-type="float" office:value="11.75652" calcext:value-type="float">
            <text:p>11.75652</text:p>
          </table:table-cell>
          <table:table-cell office:value-type="float" office:value="0" calcext:value-type="float">
            <text:p>0</text:p>
          </table:table-cell>
          <table:table-cell office:value-type="float" office:value="22.75316" calcext:value-type="float">
            <text:p>22.753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5" calcext:value-type="float">
            <text:p>4042005</text:p>
          </table:table-cell>
          <table:table-cell office:value-type="float" office:value="3.689236" calcext:value-type="float">
            <text:p>3.689236</text:p>
          </table:table-cell>
          <table:table-cell office:value-type="float" office:value="135.4537" calcext:value-type="float">
            <text:p>135.4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31711" calcext:value-type="float">
            <text:p>36.31711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992949" calcext:value-type="float">
            <text:p>3.992949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2890767" calcext:value-type="float">
            <text:p>-0.002890767</text:p>
          </table:table-cell>
          <table:table-cell office:value-type="float" office:value="1166" calcext:value-type="float">
            <text:p>1166</text:p>
          </table:table-cell>
          <table:table-cell office:value-type="float" office:value="1.873152" calcext:value-type="float">
            <text:p>1.873152</text:p>
          </table:table-cell>
          <table:table-cell office:value-type="float" office:value="0" calcext:value-type="float">
            <text:p>0</text:p>
          </table:table-cell>
          <table:table-cell office:value-type="float" office:value="1.866832" calcext:value-type="float">
            <text:p>1.866832</text:p>
          </table:table-cell>
          <table:table-cell office:value-type="float" office:value="0.6431563" calcext:value-type="float">
            <text:p>0.6431563</text:p>
          </table:table-cell>
          <table:table-cell office:value-type="float" office:value="0.5032346" calcext:value-type="float">
            <text:p>0.5032346</text:p>
          </table:table-cell>
          <table:table-cell office:value-type="float" office:value="0.08106025" calcext:value-type="float">
            <text:p>0.08106025</text:p>
          </table:table-cell>
          <table:table-cell office:value-type="float" office:value="0.07002785" calcext:value-type="float">
            <text:p>0.07002785</text:p>
          </table:table-cell>
          <table:table-cell office:value-type="float" office:value="0.02846627" calcext:value-type="float">
            <text:p>0.02846627</text:p>
          </table:table-cell>
          <table:table-cell office:value-type="float" office:value="0.03506789" calcext:value-type="float">
            <text:p>0.03506789</text:p>
          </table:table-cell>
          <table:table-cell office:value-type="float" office:value="0.0772941" calcext:value-type="float">
            <text:p>0.0772941</text:p>
          </table:table-cell>
          <table:table-cell office:value-type="float" office:value="0.1384908" calcext:value-type="float">
            <text:p>0.1384908</text:p>
          </table:table-cell>
          <table:table-cell office:value-type="float" office:value="0.1541554" calcext:value-type="float">
            <text:p>0.1541554</text:p>
          </table:table-cell>
          <table:table-cell office:value-type="float" office:value="0.1579305" calcext:value-type="float">
            <text:p>0.1579305</text:p>
          </table:table-cell>
          <table:table-cell office:value-type="float" office:value="0.1666305" calcext:value-type="float">
            <text:p>0.1666305</text:p>
          </table:table-cell>
          <table:table-cell office:value-type="float" office:value="0.180855" calcext:value-type="float">
            <text:p>0.180855</text:p>
          </table:table-cell>
          <table:table-cell office:value-type="float" office:value="0.185375" calcext:value-type="float">
            <text:p>0.185375</text:p>
          </table:table-cell>
          <table:table-cell office:value-type="float" office:value="0" calcext:value-type="float">
            <text:p>0</text:p>
          </table:table-cell>
          <table:table-cell office:value-type="float" office:value="35.94693" calcext:value-type="float">
            <text:p>35.94693</text:p>
          </table:table-cell>
          <table:table-cell office:value-type="float" office:value="23.4733" calcext:value-type="float">
            <text:p>23.4733</text:p>
          </table:table-cell>
          <table:table-cell office:value-type="float" office:value="20.87457" calcext:value-type="float">
            <text:p>20.87457</text:p>
          </table:table-cell>
          <table:table-cell office:value-type="float" office:value="5.650009" calcext:value-type="float">
            <text:p>5.650009</text:p>
          </table:table-cell>
          <table:table-cell office:value-type="float" office:value="4.660482" calcext:value-type="float">
            <text:p>4.660482</text:p>
          </table:table-cell>
          <table:table-cell office:value-type="float" office:value="2.143528" calcext:value-type="float">
            <text:p>2.143528</text:p>
          </table:table-cell>
          <table:table-cell office:value-type="float" office:value="2.238995" calcext:value-type="float">
            <text:p>2.238995</text:p>
          </table:table-cell>
          <table:table-cell office:value-type="float" office:value="4.856833" calcext:value-type="float">
            <text:p>4.856833</text:p>
          </table:table-cell>
          <table:table-cell office:value-type="float" office:value="7.303908" calcext:value-type="float">
            <text:p>7.303908</text:p>
          </table:table-cell>
          <table:table-cell office:value-type="float" office:value="8.847342" calcext:value-type="float">
            <text:p>8.847342</text:p>
          </table:table-cell>
          <table:table-cell office:value-type="float" office:value="9.223417" calcext:value-type="float">
            <text:p>9.223417</text:p>
          </table:table-cell>
          <table:table-cell office:value-type="float" office:value="10.01591" calcext:value-type="float">
            <text:p>10.01591</text:p>
          </table:table-cell>
          <table:table-cell office:value-type="float" office:value="11.33793" calcext:value-type="float">
            <text:p>11.33793</text:p>
          </table:table-cell>
          <table:table-cell office:value-type="float" office:value="11.75915" calcext:value-type="float">
            <text:p>11.75915</text:p>
          </table:table-cell>
          <table:table-cell office:value-type="float" office:value="0" calcext:value-type="float">
            <text:p>0</text:p>
          </table:table-cell>
          <table:table-cell office:value-type="float" office:value="21.29376" calcext:value-type="float">
            <text:p>21.293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5" calcext:value-type="float">
            <text:p>5042005</text:p>
          </table:table-cell>
          <table:table-cell office:value-type="float" office:value="3.667521" calcext:value-type="float">
            <text:p>3.667521</text:p>
          </table:table-cell>
          <table:table-cell office:value-type="float" office:value="135.4562" calcext:value-type="float">
            <text:p>135.4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34359" calcext:value-type="float">
            <text:p>36.34359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992949" calcext:value-type="float">
            <text:p>3.992949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2890767" calcext:value-type="float">
            <text:p>-0.002890767</text:p>
          </table:table-cell>
          <table:table-cell office:value-type="float" office:value="1165.995" calcext:value-type="float">
            <text:p>1165.995</text:p>
          </table:table-cell>
          <table:table-cell office:value-type="float" office:value="1.883445" calcext:value-type="float">
            <text:p>1.883445</text:p>
          </table:table-cell>
          <table:table-cell office:value-type="float" office:value="0" calcext:value-type="float">
            <text:p>0</text:p>
          </table:table-cell>
          <table:table-cell office:value-type="float" office:value="1.032394" calcext:value-type="float">
            <text:p>1.032394</text:p>
          </table:table-cell>
          <table:table-cell office:value-type="float" office:value="0.525133" calcext:value-type="float">
            <text:p>0.525133</text:p>
          </table:table-cell>
          <table:table-cell office:value-type="float" office:value="0.4506705" calcext:value-type="float">
            <text:p>0.4506705</text:p>
          </table:table-cell>
          <table:table-cell office:value-type="float" office:value="0.07829523" calcext:value-type="float">
            <text:p>0.07829523</text:p>
          </table:table-cell>
          <table:table-cell office:value-type="float" office:value="0.06992511" calcext:value-type="float">
            <text:p>0.06992511</text:p>
          </table:table-cell>
          <table:table-cell office:value-type="float" office:value="0.02926705" calcext:value-type="float">
            <text:p>0.02926705</text:p>
          </table:table-cell>
          <table:table-cell office:value-type="float" office:value="0.03592337" calcext:value-type="float">
            <text:p>0.03592337</text:p>
          </table:table-cell>
          <table:table-cell office:value-type="float" office:value="0.07771661" calcext:value-type="float">
            <text:p>0.07771661</text:p>
          </table:table-cell>
          <table:table-cell office:value-type="float" office:value="0.1386648" calcext:value-type="float">
            <text:p>0.1386648</text:p>
          </table:table-cell>
          <table:table-cell office:value-type="float" office:value="0.1542271" calcext:value-type="float">
            <text:p>0.1542271</text:p>
          </table:table-cell>
          <table:table-cell office:value-type="float" office:value="0.1579867" calcext:value-type="float">
            <text:p>0.1579867</text:p>
          </table:table-cell>
          <table:table-cell office:value-type="float" office:value="0.1666594" calcext:value-type="float">
            <text:p>0.1666594</text:p>
          </table:table-cell>
          <table:table-cell office:value-type="float" office:value="0.1808834" calcext:value-type="float">
            <text:p>0.1808834</text:p>
          </table:table-cell>
          <table:table-cell office:value-type="float" office:value="0.185403" calcext:value-type="float">
            <text:p>0.185403</text:p>
          </table:table-cell>
          <table:table-cell office:value-type="float" office:value="0" calcext:value-type="float">
            <text:p>0</text:p>
          </table:table-cell>
          <table:table-cell office:value-type="float" office:value="36.10731" calcext:value-type="float">
            <text:p>36.10731</text:p>
          </table:table-cell>
          <table:table-cell office:value-type="float" office:value="23.59051" calcext:value-type="float">
            <text:p>23.59051</text:p>
          </table:table-cell>
          <table:table-cell office:value-type="float" office:value="20.97509" calcext:value-type="float">
            <text:p>20.97509</text:p>
          </table:table-cell>
          <table:table-cell office:value-type="float" office:value="5.661044" calcext:value-type="float">
            <text:p>5.661044</text:p>
          </table:table-cell>
          <table:table-cell office:value-type="float" office:value="4.671207" calcext:value-type="float">
            <text:p>4.671207</text:p>
          </table:table-cell>
          <table:table-cell office:value-type="float" office:value="2.145732" calcext:value-type="float">
            <text:p>2.145732</text:p>
          </table:table-cell>
          <table:table-cell office:value-type="float" office:value="2.241519" calcext:value-type="float">
            <text:p>2.241519</text:p>
          </table:table-cell>
          <table:table-cell office:value-type="float" office:value="4.860969" calcext:value-type="float">
            <text:p>4.860969</text:p>
          </table:table-cell>
          <table:table-cell office:value-type="float" office:value="7.308937" calcext:value-type="float">
            <text:p>7.308937</text:p>
          </table:table-cell>
          <table:table-cell office:value-type="float" office:value="8.851974" calcext:value-type="float">
            <text:p>8.851974</text:p>
          </table:table-cell>
          <table:table-cell office:value-type="float" office:value="9.228112" calcext:value-type="float">
            <text:p>9.228112</text:p>
          </table:table-cell>
          <table:table-cell office:value-type="float" office:value="10.01986" calcext:value-type="float">
            <text:p>10.01986</text:p>
          </table:table-cell>
          <table:table-cell office:value-type="float" office:value="11.34057" calcext:value-type="float">
            <text:p>11.34057</text:p>
          </table:table-cell>
          <table:table-cell office:value-type="float" office:value="11.7617" calcext:value-type="float">
            <text:p>11.7617</text:p>
          </table:table-cell>
          <table:table-cell office:value-type="float" office:value="0" calcext:value-type="float">
            <text:p>0</text:p>
          </table:table-cell>
          <table:table-cell office:value-type="float" office:value="9.961463" calcext:value-type="float">
            <text:p>9.9614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5" calcext:value-type="float">
            <text:p>6042005</text:p>
          </table:table-cell>
          <table:table-cell office:value-type="float" office:value="3.648516" calcext:value-type="float">
            <text:p>3.648516</text:p>
          </table:table-cell>
          <table:table-cell office:value-type="float" office:value="135.459" calcext:value-type="float">
            <text:p>135.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36691" calcext:value-type="float">
            <text:p>36.36691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993119" calcext:value-type="float">
            <text:p>3.993119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2890766" calcext:value-type="float">
            <text:p>-0.002890766</text:p>
          </table:table-cell>
          <table:table-cell office:value-type="float" office:value="1165.99" calcext:value-type="float">
            <text:p>1165.99</text:p>
          </table:table-cell>
          <table:table-cell office:value-type="float" office:value="1.893598" calcext:value-type="float">
            <text:p>1.893598</text:p>
          </table:table-cell>
          <table:table-cell office:value-type="float" office:value="0" calcext:value-type="float">
            <text:p>0</text:p>
          </table:table-cell>
          <table:table-cell office:value-type="float" office:value="0.5884951" calcext:value-type="float">
            <text:p>0.5884951</text:p>
          </table:table-cell>
          <table:table-cell office:value-type="float" office:value="0.4449128" calcext:value-type="float">
            <text:p>0.4449128</text:p>
          </table:table-cell>
          <table:table-cell office:value-type="float" office:value="0.3830238" calcext:value-type="float">
            <text:p>0.3830238</text:p>
          </table:table-cell>
          <table:table-cell office:value-type="float" office:value="0.07098433" calcext:value-type="float">
            <text:p>0.07098433</text:p>
          </table:table-cell>
          <table:table-cell office:value-type="float" office:value="0.06463898" calcext:value-type="float">
            <text:p>0.06463898</text:p>
          </table:table-cell>
          <table:table-cell office:value-type="float" office:value="0.02852156" calcext:value-type="float">
            <text:p>0.02852156</text:p>
          </table:table-cell>
          <table:table-cell office:value-type="float" office:value="0.03578078" calcext:value-type="float">
            <text:p>0.03578078</text:p>
          </table:table-cell>
          <table:table-cell office:value-type="float" office:value="0.07794344" calcext:value-type="float">
            <text:p>0.07794344</text:p>
          </table:table-cell>
          <table:table-cell office:value-type="float" office:value="0.1388395" calcext:value-type="float">
            <text:p>0.1388395</text:p>
          </table:table-cell>
          <table:table-cell office:value-type="float" office:value="0.1543033" calcext:value-type="float">
            <text:p>0.1543033</text:p>
          </table:table-cell>
          <table:table-cell office:value-type="float" office:value="0.1580435" calcext:value-type="float">
            <text:p>0.1580435</text:p>
          </table:table-cell>
          <table:table-cell office:value-type="float" office:value="0.1667181" calcext:value-type="float">
            <text:p>0.1667181</text:p>
          </table:table-cell>
          <table:table-cell office:value-type="float" office:value="0.1809125" calcext:value-type="float">
            <text:p>0.1809125</text:p>
          </table:table-cell>
          <table:table-cell office:value-type="float" office:value="0.1854304" calcext:value-type="float">
            <text:p>0.1854304</text:p>
          </table:table-cell>
          <table:table-cell office:value-type="float" office:value="0" calcext:value-type="float">
            <text:p>0</text:p>
          </table:table-cell>
          <table:table-cell office:value-type="float" office:value="36.20015" calcext:value-type="float">
            <text:p>36.20015</text:p>
          </table:table-cell>
          <table:table-cell office:value-type="float" office:value="23.6743" calcext:value-type="float">
            <text:p>23.6743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5.670135" calcext:value-type="float">
            <text:p>5.670135</text:p>
          </table:table-cell>
          <table:table-cell office:value-type="float" office:value="4.680798" calcext:value-type="float">
            <text:p>4.680798</text:p>
          </table:table-cell>
          <table:table-cell office:value-type="float" office:value="2.147902" calcext:value-type="float">
            <text:p>2.147902</text:p>
          </table:table-cell>
          <table:table-cell office:value-type="float" office:value="2.244088" calcext:value-type="float">
            <text:p>2.244088</text:p>
          </table:table-cell>
          <table:table-cell office:value-type="float" office:value="4.865174" calcext:value-type="float">
            <text:p>4.865174</text:p>
          </table:table-cell>
          <table:table-cell office:value-type="float" office:value="7.314011" calcext:value-type="float">
            <text:p>7.314011</text:p>
          </table:table-cell>
          <table:table-cell office:value-type="float" office:value="8.856606" calcext:value-type="float">
            <text:p>8.856606</text:p>
          </table:table-cell>
          <table:table-cell office:value-type="float" office:value="9.232807" calcext:value-type="float">
            <text:p>9.232807</text:p>
          </table:table-cell>
          <table:table-cell office:value-type="float" office:value="10.02381" calcext:value-type="float">
            <text:p>10.02381</text:p>
          </table:table-cell>
          <table:table-cell office:value-type="float" office:value="11.3432" calcext:value-type="float">
            <text:p>11.3432</text:p>
          </table:table-cell>
          <table:table-cell office:value-type="float" office:value="11.76423" calcext:value-type="float">
            <text:p>11.76423</text:p>
          </table:table-cell>
          <table:table-cell office:value-type="float" office:value="0" calcext:value-type="float">
            <text:p>0</text:p>
          </table:table-cell>
          <table:table-cell office:value-type="float" office:value="14.39552" calcext:value-type="float">
            <text:p>14.395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5" calcext:value-type="float">
            <text:p>7042005</text:p>
          </table:table-cell>
          <table:table-cell office:value-type="float" office:value="3.62764" calcext:value-type="float">
            <text:p>3.62764</text:p>
          </table:table-cell>
          <table:table-cell office:value-type="float" office:value="135.4618" calcext:value-type="float">
            <text:p>135.46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6.49908" calcext:value-type="float">
            <text:p>36.49908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993119" calcext:value-type="float">
            <text:p>3.993119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2890766" calcext:value-type="float">
            <text:p>-0.002890766</text:p>
          </table:table-cell>
          <table:table-cell office:value-type="float" office:value="1170.26" calcext:value-type="float">
            <text:p>1170.26</text:p>
          </table:table-cell>
          <table:table-cell office:value-type="float" office:value="1.899037" calcext:value-type="float">
            <text:p>1.899037</text:p>
          </table:table-cell>
          <table:table-cell office:value-type="float" office:value="0" calcext:value-type="float">
            <text:p>0</text:p>
          </table:table-cell>
          <table:table-cell office:value-type="float" office:value="3.015856" calcext:value-type="float">
            <text:p>3.015856</text:p>
          </table:table-cell>
          <table:table-cell office:value-type="float" office:value="52.88382" calcext:value-type="float">
            <text:p>52.88382</text:p>
          </table:table-cell>
          <table:table-cell office:value-type="float" office:value="0.4011583" calcext:value-type="float">
            <text:p>0.4011583</text:p>
          </table:table-cell>
          <table:table-cell office:value-type="float" office:value="0.07178484" calcext:value-type="float">
            <text:p>0.07178484</text:p>
          </table:table-cell>
          <table:table-cell office:value-type="float" office:value="0.06417071" calcext:value-type="float">
            <text:p>0.06417071</text:p>
          </table:table-cell>
          <table:table-cell office:value-type="float" office:value="0.02812076" calcext:value-type="float">
            <text:p>0.02812076</text:p>
          </table:table-cell>
          <table:table-cell office:value-type="float" office:value="0.03488209" calcext:value-type="float">
            <text:p>0.03488209</text:p>
          </table:table-cell>
          <table:table-cell office:value-type="float" office:value="0.07757463" calcext:value-type="float">
            <text:p>0.07757463</text:p>
          </table:table-cell>
          <table:table-cell office:value-type="float" office:value="0.1388955" calcext:value-type="float">
            <text:p>0.1388955</text:p>
          </table:table-cell>
          <table:table-cell office:value-type="float" office:value="0.1543744" calcext:value-type="float">
            <text:p>0.1543744</text:p>
          </table:table-cell>
          <table:table-cell office:value-type="float" office:value="0.1581006" calcext:value-type="float">
            <text:p>0.1581006</text:p>
          </table:table-cell>
          <table:table-cell office:value-type="float" office:value="0.1668222" calcext:value-type="float">
            <text:p>0.1668222</text:p>
          </table:table-cell>
          <table:table-cell office:value-type="float" office:value="0.1809418" calcext:value-type="float">
            <text:p>0.1809418</text:p>
          </table:table-cell>
          <table:table-cell office:value-type="float" office:value="0.1854576" calcext:value-type="float">
            <text:p>0.1854576</text:p>
          </table:table-cell>
          <table:table-cell office:value-type="float" office:value="0" calcext:value-type="float">
            <text:p>0</text:p>
          </table:table-cell>
          <table:table-cell office:value-type="float" office:value="36.38522" calcext:value-type="float">
            <text:p>36.38522</text:p>
          </table:table-cell>
          <table:table-cell office:value-type="float" office:value="26.45134" calcext:value-type="float">
            <text:p>26.45134</text:p>
          </table:table-cell>
          <table:table-cell office:value-type="float" office:value="21.1199" calcext:value-type="float">
            <text:p>21.1199</text:p>
          </table:table-cell>
          <table:table-cell office:value-type="float" office:value="5.677306" calcext:value-type="float">
            <text:p>5.677306</text:p>
          </table:table-cell>
          <table:table-cell office:value-type="float" office:value="4.688739" calcext:value-type="float">
            <text:p>4.688739</text:p>
          </table:table-cell>
          <table:table-cell office:value-type="float" office:value="2.149837" calcext:value-type="float">
            <text:p>2.149837</text:p>
          </table:table-cell>
          <table:table-cell office:value-type="float" office:value="2.246636" calcext:value-type="float">
            <text:p>2.246636</text:p>
          </table:table-cell>
          <table:table-cell office:value-type="float" office:value="4.86945" calcext:value-type="float">
            <text:p>4.86945</text:p>
          </table:table-cell>
          <table:table-cell office:value-type="float" office:value="7.319109" calcext:value-type="float">
            <text:p>7.319109</text:p>
          </table:table-cell>
          <table:table-cell office:value-type="float" office:value="8.861238" calcext:value-type="float">
            <text:p>8.861238</text:p>
          </table:table-cell>
          <table:table-cell office:value-type="float" office:value="9.237503" calcext:value-type="float">
            <text:p>9.237503</text:p>
          </table:table-cell>
          <table:table-cell office:value-type="float" office:value="10.02776" calcext:value-type="float">
            <text:p>10.02776</text:p>
          </table:table-cell>
          <table:table-cell office:value-type="float" office:value="11.34584" calcext:value-type="float">
            <text:p>11.34584</text:p>
          </table:table-cell>
          <table:table-cell office:value-type="float" office:value="11.76677" calcext:value-type="float">
            <text:p>11.76677</text:p>
          </table:table-cell>
          <table:table-cell office:value-type="float" office:value="0" calcext:value-type="float">
            <text:p>0</text:p>
          </table:table-cell>
          <table:table-cell office:value-type="float" office:value="16.92949" calcext:value-type="float">
            <text:p>16.929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5" calcext:value-type="float">
            <text:p>8042005</text:p>
          </table:table-cell>
          <table:table-cell office:value-type="float" office:value="3.605334" calcext:value-type="float">
            <text:p>3.605334</text:p>
          </table:table-cell>
          <table:table-cell office:value-type="float" office:value="135.4645" calcext:value-type="float">
            <text:p>135.46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6.55121" calcext:value-type="float">
            <text:p>36.55121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993119" calcext:value-type="float">
            <text:p>3.993119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2890766" calcext:value-type="float">
            <text:p>-0.002890766</text:p>
          </table:table-cell>
          <table:table-cell office:value-type="float" office:value="1169.335" calcext:value-type="float">
            <text:p>1169.335</text:p>
          </table:table-cell>
          <table:table-cell office:value-type="float" office:value="1.901384" calcext:value-type="float">
            <text:p>1.901384</text:p>
          </table:table-cell>
          <table:table-cell office:value-type="float" office:value="0" calcext:value-type="float">
            <text:p>0</text:p>
          </table:table-cell>
          <table:table-cell office:value-type="float" office:value="8.816384" calcext:value-type="float">
            <text:p>8.816384</text:p>
          </table:table-cell>
          <table:table-cell office:value-type="float" office:value="128.1233" calcext:value-type="float">
            <text:p>128.1233</text:p>
          </table:table-cell>
          <table:table-cell office:value-type="float" office:value="0.4331079" calcext:value-type="float">
            <text:p>0.4331079</text:p>
          </table:table-cell>
          <table:table-cell office:value-type="float" office:value="0.0758056" calcext:value-type="float">
            <text:p>0.0758056</text:p>
          </table:table-cell>
          <table:table-cell office:value-type="float" office:value="0.06724233" calcext:value-type="float">
            <text:p>0.06724233</text:p>
          </table:table-cell>
          <table:table-cell office:value-type="float" office:value="0.02869056" calcext:value-type="float">
            <text:p>0.02869056</text:p>
          </table:table-cell>
          <table:table-cell office:value-type="float" office:value="0.03480525" calcext:value-type="float">
            <text:p>0.03480525</text:p>
          </table:table-cell>
          <table:table-cell office:value-type="float" office:value="0.07739916" calcext:value-type="float">
            <text:p>0.07739916</text:p>
          </table:table-cell>
          <table:table-cell office:value-type="float" office:value="0.1389508" calcext:value-type="float">
            <text:p>0.1389508</text:p>
          </table:table-cell>
          <table:table-cell office:value-type="float" office:value="0.1544455" calcext:value-type="float">
            <text:p>0.1544455</text:p>
          </table:table-cell>
          <table:table-cell office:value-type="float" office:value="0.1581582" calcext:value-type="float">
            <text:p>0.1581582</text:p>
          </table:table-cell>
          <table:table-cell office:value-type="float" office:value="0.1672045" calcext:value-type="float">
            <text:p>0.1672045</text:p>
          </table:table-cell>
          <table:table-cell office:value-type="float" office:value="0.1809711" calcext:value-type="float">
            <text:p>0.1809711</text:p>
          </table:table-cell>
          <table:table-cell office:value-type="float" office:value="0.1854845" calcext:value-type="float">
            <text:p>0.1854845</text:p>
          </table:table-cell>
          <table:table-cell office:value-type="float" office:value="0" calcext:value-type="float">
            <text:p>0</text:p>
          </table:table-cell>
          <table:table-cell office:value-type="float" office:value="37.13273" calcext:value-type="float">
            <text:p>37.13273</text:p>
          </table:table-cell>
          <table:table-cell office:value-type="float" office:value="27.09416" calcext:value-type="float">
            <text:p>27.09416</text:p>
          </table:table-cell>
          <table:table-cell office:value-type="float" office:value="21.19306" calcext:value-type="float">
            <text:p>21.19306</text:p>
          </table:table-cell>
          <table:table-cell office:value-type="float" office:value="5.685324" calcext:value-type="float">
            <text:p>5.685324</text:p>
          </table:table-cell>
          <table:table-cell office:value-type="float" office:value="4.697165" calcext:value-type="float">
            <text:p>4.697165</text:p>
          </table:table-cell>
          <table:table-cell office:value-type="float" office:value="2.151794" calcext:value-type="float">
            <text:p>2.151794</text:p>
          </table:table-cell>
          <table:table-cell office:value-type="float" office:value="2.24915" calcext:value-type="float">
            <text:p>2.24915</text:p>
          </table:table-cell>
          <table:table-cell office:value-type="float" office:value="4.873699" calcext:value-type="float">
            <text:p>4.873699</text:p>
          </table:table-cell>
          <table:table-cell office:value-type="float" office:value="7.324228" calcext:value-type="float">
            <text:p>7.324228</text:p>
          </table:table-cell>
          <table:table-cell office:value-type="float" office:value="8.865939" calcext:value-type="float">
            <text:p>8.865939</text:p>
          </table:table-cell>
          <table:table-cell office:value-type="float" office:value="9.242197" calcext:value-type="float">
            <text:p>9.242197</text:p>
          </table:table-cell>
          <table:table-cell office:value-type="float" office:value="10.03172" calcext:value-type="float">
            <text:p>10.03172</text:p>
          </table:table-cell>
          <table:table-cell office:value-type="float" office:value="11.34847" calcext:value-type="float">
            <text:p>11.34847</text:p>
          </table:table-cell>
          <table:table-cell office:value-type="float" office:value="11.7693" calcext:value-type="float">
            <text:p>11.7693</text:p>
          </table:table-cell>
          <table:table-cell office:value-type="float" office:value="0" calcext:value-type="float">
            <text:p>0</text:p>
          </table:table-cell>
          <table:table-cell office:value-type="float" office:value="15.0962" calcext:value-type="float">
            <text:p>15.09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5" calcext:value-type="float">
            <text:p>9042005</text:p>
          </table:table-cell>
          <table:table-cell office:value-type="float" office:value="3.579755" calcext:value-type="float">
            <text:p>3.579755</text:p>
          </table:table-cell>
          <table:table-cell office:value-type="float" office:value="135.4675" calcext:value-type="float">
            <text:p>135.46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6.62054" calcext:value-type="float">
            <text:p>36.62054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993119" calcext:value-type="float">
            <text:p>3.993119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2919056" calcext:value-type="float">
            <text:p>-0.002919056</text:p>
          </table:table-cell>
          <table:table-cell office:value-type="float" office:value="1168.877" calcext:value-type="float">
            <text:p>1168.877</text:p>
          </table:table-cell>
          <table:table-cell office:value-type="float" office:value="1.906602" calcext:value-type="float">
            <text:p>1.906602</text:p>
          </table:table-cell>
          <table:table-cell office:value-type="float" office:value="0" calcext:value-type="float">
            <text:p>0</text:p>
          </table:table-cell>
          <table:table-cell office:value-type="float" office:value="14.02076" calcext:value-type="float">
            <text:p>14.02076</text:p>
          </table:table-cell>
          <table:table-cell office:value-type="float" office:value="162.4987" calcext:value-type="float">
            <text:p>162.4987</text:p>
          </table:table-cell>
          <table:table-cell office:value-type="float" office:value="0.4857511" calcext:value-type="float">
            <text:p>0.4857511</text:p>
          </table:table-cell>
          <table:table-cell office:value-type="float" office:value="0.08299604" calcext:value-type="float">
            <text:p>0.08299604</text:p>
          </table:table-cell>
          <table:table-cell office:value-type="float" office:value="0.07315237" calcext:value-type="float">
            <text:p>0.07315237</text:p>
          </table:table-cell>
          <table:table-cell office:value-type="float" office:value="0.02990996" calcext:value-type="float">
            <text:p>0.02990996</text:p>
          </table:table-cell>
          <table:table-cell office:value-type="float" office:value="0.0354201" calcext:value-type="float">
            <text:p>0.0354201</text:p>
          </table:table-cell>
          <table:table-cell office:value-type="float" office:value="0.07753479" calcext:value-type="float">
            <text:p>0.07753479</text:p>
          </table:table-cell>
          <table:table-cell office:value-type="float" office:value="0.1390444" calcext:value-type="float">
            <text:p>0.1390444</text:p>
          </table:table-cell>
          <table:table-cell office:value-type="float" office:value="0.1545177" calcext:value-type="float">
            <text:p>0.1545177</text:p>
          </table:table-cell>
          <table:table-cell office:value-type="float" office:value="0.1582161" calcext:value-type="float">
            <text:p>0.1582161</text:p>
          </table:table-cell>
          <table:table-cell office:value-type="float" office:value="0.1676941" calcext:value-type="float">
            <text:p>0.1676941</text:p>
          </table:table-cell>
          <table:table-cell office:value-type="float" office:value="0.1812146" calcext:value-type="float">
            <text:p>0.1812146</text:p>
          </table:table-cell>
          <table:table-cell office:value-type="float" office:value="0.1854313" calcext:value-type="float">
            <text:p>0.1854313</text:p>
          </table:table-cell>
          <table:table-cell office:value-type="float" office:value="0" calcext:value-type="float">
            <text:p>0</text:p>
          </table:table-cell>
          <table:table-cell office:value-type="float" office:value="38.68781" calcext:value-type="float">
            <text:p>38.68781</text:p>
          </table:table-cell>
          <table:table-cell office:value-type="float" office:value="27.93764" calcext:value-type="float">
            <text:p>27.93764</text:p>
          </table:table-cell>
          <table:table-cell office:value-type="float" office:value="21.28111" calcext:value-type="float">
            <text:p>21.28111</text:p>
          </table:table-cell>
          <table:table-cell office:value-type="float" office:value="5.695263" calcext:value-type="float">
            <text:p>5.695263</text:p>
          </table:table-cell>
          <table:table-cell office:value-type="float" office:value="4.7071" calcext:value-type="float">
            <text:p>4.7071</text:p>
          </table:table-cell>
          <table:table-cell office:value-type="float" office:value="2.153941" calcext:value-type="float">
            <text:p>2.153941</text:p>
          </table:table-cell>
          <table:table-cell office:value-type="float" office:value="2.251715" calcext:value-type="float">
            <text:p>2.251715</text:p>
          </table:table-cell>
          <table:table-cell office:value-type="float" office:value="4.877941" calcext:value-type="float">
            <text:p>4.877941</text:p>
          </table:table-cell>
          <table:table-cell office:value-type="float" office:value="7.329348" calcext:value-type="float">
            <text:p>7.329348</text:p>
          </table:table-cell>
          <table:table-cell office:value-type="float" office:value="8.870646" calcext:value-type="float">
            <text:p>8.870646</text:p>
          </table:table-cell>
          <table:table-cell office:value-type="float" office:value="9.246892" calcext:value-type="float">
            <text:p>9.246892</text:p>
          </table:table-cell>
          <table:table-cell office:value-type="float" office:value="10.03567" calcext:value-type="float">
            <text:p>10.03567</text:p>
          </table:table-cell>
          <table:table-cell office:value-type="float" office:value="11.35112" calcext:value-type="float">
            <text:p>11.35112</text:p>
          </table:table-cell>
          <table:table-cell office:value-type="float" office:value="11.77187" calcext:value-type="float">
            <text:p>11.77187</text:p>
          </table:table-cell>
          <table:table-cell office:value-type="float" office:value="0" calcext:value-type="float">
            <text:p>0</text:p>
          </table:table-cell>
          <table:table-cell office:value-type="float" office:value="13.22414" calcext:value-type="float">
            <text:p>13.224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5" calcext:value-type="float">
            <text:p>10042005</text:p>
          </table:table-cell>
          <table:table-cell office:value-type="float" office:value="3.557949" calcext:value-type="float">
            <text:p>3.557949</text:p>
          </table:table-cell>
          <table:table-cell office:value-type="float" office:value="135.4706" calcext:value-type="float">
            <text:p>135.47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6.72902" calcext:value-type="float">
            <text:p>36.72902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3993973" calcext:value-type="float">
            <text:p>3.993973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3084662" calcext:value-type="float">
            <text:p>-0.003084662</text:p>
          </table:table-cell>
          <table:table-cell office:value-type="float" office:value="1169.329" calcext:value-type="float">
            <text:p>1169.329</text:p>
          </table:table-cell>
          <table:table-cell office:value-type="float" office:value="1.91578" calcext:value-type="float">
            <text:p>1.91578</text:p>
          </table:table-cell>
          <table:table-cell office:value-type="float" office:value="0" calcext:value-type="float">
            <text:p>0</text:p>
          </table:table-cell>
          <table:table-cell office:value-type="float" office:value="11.08099" calcext:value-type="float">
            <text:p>11.08099</text:p>
          </table:table-cell>
          <table:table-cell office:value-type="float" office:value="97.34297" calcext:value-type="float">
            <text:p>97.34297</text:p>
          </table:table-cell>
          <table:table-cell office:value-type="float" office:value="2.302228" calcext:value-type="float">
            <text:p>2.302228</text:p>
          </table:table-cell>
          <table:table-cell office:value-type="float" office:value="0.08133087" calcext:value-type="float">
            <text:p>0.08133087</text:p>
          </table:table-cell>
          <table:table-cell office:value-type="float" office:value="0.07149033" calcext:value-type="float">
            <text:p>0.07149033</text:p>
          </table:table-cell>
          <table:table-cell office:value-type="float" office:value="0.03027416" calcext:value-type="float">
            <text:p>0.03027416</text:p>
          </table:table-cell>
          <table:table-cell office:value-type="float" office:value="0.03590628" calcext:value-type="float">
            <text:p>0.03590628</text:p>
          </table:table-cell>
          <table:table-cell office:value-type="float" office:value="0.07781434" calcext:value-type="float">
            <text:p>0.07781434</text:p>
          </table:table-cell>
          <table:table-cell office:value-type="float" office:value="0.1391745" calcext:value-type="float">
            <text:p>0.1391745</text:p>
          </table:table-cell>
          <table:table-cell office:value-type="float" office:value="0.1545908" calcext:value-type="float">
            <text:p>0.1545908</text:p>
          </table:table-cell>
          <table:table-cell office:value-type="float" office:value="0.1582746" calcext:value-type="float">
            <text:p>0.1582746</text:p>
          </table:table-cell>
          <table:table-cell office:value-type="float" office:value="0.1687005" calcext:value-type="float">
            <text:p>0.1687005</text:p>
          </table:table-cell>
          <table:table-cell office:value-type="float" office:value="0.1810918" calcext:value-type="float">
            <text:p>0.1810918</text:p>
          </table:table-cell>
          <table:table-cell office:value-type="float" office:value="0.1855061" calcext:value-type="float">
            <text:p>0.1855061</text:p>
          </table:table-cell>
          <table:table-cell office:value-type="float" office:value="0" calcext:value-type="float">
            <text:p>0</text:p>
          </table:table-cell>
          <table:table-cell office:value-type="float" office:value="41.89375" calcext:value-type="float">
            <text:p>41.89375</text:p>
          </table:table-cell>
          <table:table-cell office:value-type="float" office:value="29.24974" calcext:value-type="float">
            <text:p>29.24974</text:p>
          </table:table-cell>
          <table:table-cell office:value-type="float" office:value="21.43624" calcext:value-type="float">
            <text:p>21.43624</text:p>
          </table:table-cell>
          <table:table-cell office:value-type="float" office:value="5.706565" calcext:value-type="float">
            <text:p>5.706565</text:p>
          </table:table-cell>
          <table:table-cell office:value-type="float" office:value="4.718451" calcext:value-type="float">
            <text:p>4.718451</text:p>
          </table:table-cell>
          <table:table-cell office:value-type="float" office:value="2.156332" calcext:value-type="float">
            <text:p>2.156332</text:p>
          </table:table-cell>
          <table:table-cell office:value-type="float" office:value="2.254416" calcext:value-type="float">
            <text:p>2.254416</text:p>
          </table:table-cell>
          <table:table-cell office:value-type="float" office:value="4.882221" calcext:value-type="float">
            <text:p>4.882221</text:p>
          </table:table-cell>
          <table:table-cell office:value-type="float" office:value="7.334467" calcext:value-type="float">
            <text:p>7.334467</text:p>
          </table:table-cell>
          <table:table-cell office:value-type="float" office:value="8.875352" calcext:value-type="float">
            <text:p>8.875352</text:p>
          </table:table-cell>
          <table:table-cell office:value-type="float" office:value="9.251587" calcext:value-type="float">
            <text:p>9.251587</text:p>
          </table:table-cell>
          <table:table-cell office:value-type="float" office:value="10.03963" calcext:value-type="float">
            <text:p>10.03963</text:p>
          </table:table-cell>
          <table:table-cell office:value-type="float" office:value="11.35383" calcext:value-type="float">
            <text:p>11.35383</text:p>
          </table:table-cell>
          <table:table-cell office:value-type="float" office:value="11.77434" calcext:value-type="float">
            <text:p>11.77434</text:p>
          </table:table-cell>
          <table:table-cell office:value-type="float" office:value="0" calcext:value-type="float">
            <text:p>0</text:p>
          </table:table-cell>
          <table:table-cell office:value-type="float" office:value="18.8057" calcext:value-type="float">
            <text:p>18.80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5" calcext:value-type="float">
            <text:p>11042005</text:p>
          </table:table-cell>
          <table:table-cell office:value-type="float" office:value="3.537388" calcext:value-type="float">
            <text:p>3.537388</text:p>
          </table:table-cell>
          <table:table-cell office:value-type="float" office:value="135.4752" calcext:value-type="float">
            <text:p>135.47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.25151" calcext:value-type="float">
            <text:p>37.25151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400455" calcext:value-type="float">
            <text:p>4.00455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3240332" calcext:value-type="float">
            <text:p>-0.003240332</text:p>
          </table:table-cell>
          <table:table-cell office:value-type="float" office:value="1169.495" calcext:value-type="float">
            <text:p>1169.495</text:p>
          </table:table-cell>
          <table:table-cell office:value-type="float" office:value="1.92078" calcext:value-type="float">
            <text:p>1.92078</text:p>
          </table:table-cell>
          <table:table-cell office:value-type="float" office:value="0" calcext:value-type="float">
            <text:p>0</text:p>
          </table:table-cell>
          <table:table-cell office:value-type="float" office:value="2.515934" calcext:value-type="float">
            <text:p>2.515934</text:p>
          </table:table-cell>
          <table:table-cell office:value-type="float" office:value="18.22633" calcext:value-type="float">
            <text:p>18.22633</text:p>
          </table:table-cell>
          <table:table-cell office:value-type="float" office:value="10.26121" calcext:value-type="float">
            <text:p>10.26121</text:p>
          </table:table-cell>
          <table:table-cell office:value-type="float" office:value="4.922221" calcext:value-type="float">
            <text:p>4.922221</text:p>
          </table:table-cell>
          <table:table-cell office:value-type="float" office:value="1.578186" calcext:value-type="float">
            <text:p>1.578186</text:p>
          </table:table-cell>
          <table:table-cell office:value-type="float" office:value="0.0328755" calcext:value-type="float">
            <text:p>0.0328755</text:p>
          </table:table-cell>
          <table:table-cell office:value-type="float" office:value="0.03523839" calcext:value-type="float">
            <text:p>0.03523839</text:p>
          </table:table-cell>
          <table:table-cell office:value-type="float" office:value="0.07788599" calcext:value-type="float">
            <text:p>0.07788599</text:p>
          </table:table-cell>
          <table:table-cell office:value-type="float" office:value="0.1393065" calcext:value-type="float">
            <text:p>0.1393065</text:p>
          </table:table-cell>
          <table:table-cell office:value-type="float" office:value="0.1546658" calcext:value-type="float">
            <text:p>0.1546658</text:p>
          </table:table-cell>
          <table:table-cell office:value-type="float" office:value="0.1583332" calcext:value-type="float">
            <text:p>0.1583332</text:p>
          </table:table-cell>
          <table:table-cell office:value-type="float" office:value="0.1676523" calcext:value-type="float">
            <text:p>0.1676523</text:p>
          </table:table-cell>
          <table:table-cell office:value-type="float" office:value="0.181075" calcext:value-type="float">
            <text:p>0.181075</text:p>
          </table:table-cell>
          <table:table-cell office:value-type="float" office:value="0.1855454" calcext:value-type="float">
            <text:p>0.1855454</text:p>
          </table:table-cell>
          <table:table-cell office:value-type="float" office:value="0" calcext:value-type="float">
            <text:p>0</text:p>
          </table:table-cell>
          <table:table-cell office:value-type="float" office:value="45.38705" calcext:value-type="float">
            <text:p>45.38705</text:p>
          </table:table-cell>
          <table:table-cell office:value-type="float" office:value="36.10277" calcext:value-type="float">
            <text:p>36.10277</text:p>
          </table:table-cell>
          <table:table-cell office:value-type="float" office:value="24.86592" calcext:value-type="float">
            <text:p>24.86592</text:p>
          </table:table-cell>
          <table:table-cell office:value-type="float" office:value="6.133033" calcext:value-type="float">
            <text:p>6.133033</text:p>
          </table:table-cell>
          <table:table-cell office:value-type="float" office:value="4.76231" calcext:value-type="float">
            <text:p>4.76231</text:p>
          </table:table-cell>
          <table:table-cell office:value-type="float" office:value="2.15862" calcext:value-type="float">
            <text:p>2.15862</text:p>
          </table:table-cell>
          <table:table-cell office:value-type="float" office:value="2.257082" calcext:value-type="float">
            <text:p>2.257082</text:p>
          </table:table-cell>
          <table:table-cell office:value-type="float" office:value="4.886533" calcext:value-type="float">
            <text:p>4.886533</text:p>
          </table:table-cell>
          <table:table-cell office:value-type="float" office:value="7.339632" calcext:value-type="float">
            <text:p>7.339632</text:p>
          </table:table-cell>
          <table:table-cell office:value-type="float" office:value="8.88006" calcext:value-type="float">
            <text:p>8.88006</text:p>
          </table:table-cell>
          <table:table-cell office:value-type="float" office:value="9.256282" calcext:value-type="float">
            <text:p>9.256282</text:p>
          </table:table-cell>
          <table:table-cell office:value-type="float" office:value="10.04358" calcext:value-type="float">
            <text:p>10.04358</text:p>
          </table:table-cell>
          <table:table-cell office:value-type="float" office:value="11.35649" calcext:value-type="float">
            <text:p>11.35649</text:p>
          </table:table-cell>
          <table:table-cell office:value-type="float" office:value="11.77684" calcext:value-type="float">
            <text:p>11.77684</text:p>
          </table:table-cell>
          <table:table-cell office:value-type="float" office:value="0" calcext:value-type="float">
            <text:p>0</text:p>
          </table:table-cell>
          <table:table-cell office:value-type="float" office:value="3.504154" calcext:value-type="float">
            <text:p>3.5041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5" calcext:value-type="float">
            <text:p>12042005</text:p>
          </table:table-cell>
          <table:table-cell office:value-type="float" office:value="3.524591" calcext:value-type="float">
            <text:p>3.524591</text:p>
          </table:table-cell>
          <table:table-cell office:value-type="float" office:value="135.4781" calcext:value-type="float">
            <text:p>135.478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.69268" calcext:value-type="float">
            <text:p>37.69268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4010036" calcext:value-type="float">
            <text:p>4.010036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3374301" calcext:value-type="float">
            <text:p>-0.003374301</text:p>
          </table:table-cell>
          <table:table-cell office:value-type="float" office:value="1169.596" calcext:value-type="float">
            <text:p>1169.596</text:p>
          </table:table-cell>
          <table:table-cell office:value-type="float" office:value="1.924179" calcext:value-type="float">
            <text:p>1.924179</text:p>
          </table:table-cell>
          <table:table-cell office:value-type="float" office:value="0" calcext:value-type="float">
            <text:p>0</text:p>
          </table:table-cell>
          <table:table-cell office:value-type="float" office:value="0.7488747" calcext:value-type="float">
            <text:p>0.7488747</text:p>
          </table:table-cell>
          <table:table-cell office:value-type="float" office:value="3.500074" calcext:value-type="float">
            <text:p>3.500074</text:p>
          </table:table-cell>
          <table:table-cell office:value-type="float" office:value="2.272018" calcext:value-type="float">
            <text:p>2.272018</text:p>
          </table:table-cell>
          <table:table-cell office:value-type="float" office:value="1.500979" calcext:value-type="float">
            <text:p>1.500979</text:p>
          </table:table-cell>
          <table:table-cell office:value-type="float" office:value="1.243823" calcext:value-type="float">
            <text:p>1.243823</text:p>
          </table:table-cell>
          <table:table-cell office:value-type="float" office:value="0.4275439" calcext:value-type="float">
            <text:p>0.4275439</text:p>
          </table:table-cell>
          <table:table-cell office:value-type="float" office:value="0.0510352" calcext:value-type="float">
            <text:p>0.0510352</text:p>
          </table:table-cell>
          <table:table-cell office:value-type="float" office:value="0.077679" calcext:value-type="float">
            <text:p>0.077679</text:p>
          </table:table-cell>
          <table:table-cell office:value-type="float" office:value="0.1393941" calcext:value-type="float">
            <text:p>0.1393941</text:p>
          </table:table-cell>
          <table:table-cell office:value-type="float" office:value="0.1547392" calcext:value-type="float">
            <text:p>0.1547392</text:p>
          </table:table-cell>
          <table:table-cell office:value-type="float" office:value="0.1583917" calcext:value-type="float">
            <text:p>0.1583917</text:p>
          </table:table-cell>
          <table:table-cell office:value-type="float" office:value="0.1671982" calcext:value-type="float">
            <text:p>0.1671982</text:p>
          </table:table-cell>
          <table:table-cell office:value-type="float" office:value="0.1810908" calcext:value-type="float">
            <text:p>0.1810908</text:p>
          </table:table-cell>
          <table:table-cell office:value-type="float" office:value="0.1855793" calcext:value-type="float">
            <text:p>0.1855793</text:p>
          </table:table-cell>
          <table:table-cell office:value-type="float" office:value="0" calcext:value-type="float">
            <text:p>0</text:p>
          </table:table-cell>
          <table:table-cell office:value-type="float" office:value="45.8358" calcext:value-type="float">
            <text:p>45.8358</text:p>
          </table:table-cell>
          <table:table-cell office:value-type="float" office:value="40.06704" calcext:value-type="float">
            <text:p>40.06704</text:p>
          </table:table-cell>
          <table:table-cell office:value-type="float" office:value="27.73307" calcext:value-type="float">
            <text:p>27.73307</text:p>
          </table:table-cell>
          <table:table-cell office:value-type="float" office:value="7.77562" calcext:value-type="float">
            <text:p>7.77562</text:p>
          </table:table-cell>
          <table:table-cell office:value-type="float" office:value="5.666013" calcext:value-type="float">
            <text:p>5.666013</text:p>
          </table:table-cell>
          <table:table-cell office:value-type="float" office:value="2.211838" calcext:value-type="float">
            <text:p>2.211838</text:p>
          </table:table-cell>
          <table:table-cell office:value-type="float" office:value="2.260311" calcext:value-type="float">
            <text:p>2.260311</text:p>
          </table:table-cell>
          <table:table-cell office:value-type="float" office:value="4.890824" calcext:value-type="float">
            <text:p>4.890824</text:p>
          </table:table-cell>
          <table:table-cell office:value-type="float" office:value="7.344797" calcext:value-type="float">
            <text:p>7.344797</text:p>
          </table:table-cell>
          <table:table-cell office:value-type="float" office:value="8.88477" calcext:value-type="float">
            <text:p>8.88477</text:p>
          </table:table-cell>
          <table:table-cell office:value-type="float" office:value="9.260977" calcext:value-type="float">
            <text:p>9.260977</text:p>
          </table:table-cell>
          <table:table-cell office:value-type="float" office:value="10.04753" calcext:value-type="float">
            <text:p>10.04753</text:p>
          </table:table-cell>
          <table:table-cell office:value-type="float" office:value="11.35912" calcext:value-type="float">
            <text:p>11.35912</text:p>
          </table:table-cell>
          <table:table-cell office:value-type="float" office:value="11.7793" calcext:value-type="float">
            <text:p>11.7793</text:p>
          </table:table-cell>
          <table:table-cell office:value-type="float" office:value="0" calcext:value-type="float">
            <text:p>0</text:p>
          </table:table-cell>
          <table:table-cell office:value-type="float" office:value="4.123111" calcext:value-type="float">
            <text:p>4.123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5" calcext:value-type="float">
            <text:p>13042005</text:p>
          </table:table-cell>
          <table:table-cell office:value-type="float" office:value="3.503773" calcext:value-type="float">
            <text:p>3.503773</text:p>
          </table:table-cell>
          <table:table-cell office:value-type="float" office:value="135.4839" calcext:value-type="float">
            <text:p>135.483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.80518" calcext:value-type="float">
            <text:p>37.80518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4010036" calcext:value-type="float">
            <text:p>4.010036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3374301" calcext:value-type="float">
            <text:p>-0.003374301</text:p>
          </table:table-cell>
          <table:table-cell office:value-type="float" office:value="1169.617" calcext:value-type="float">
            <text:p>1169.617</text:p>
          </table:table-cell>
          <table:table-cell office:value-type="float" office:value="1.934617" calcext:value-type="float">
            <text:p>1.934617</text:p>
          </table:table-cell>
          <table:table-cell office:value-type="float" office:value="0" calcext:value-type="float">
            <text:p>0</text:p>
          </table:table-cell>
          <table:table-cell office:value-type="float" office:value="1.612353" calcext:value-type="float">
            <text:p>1.612353</text:p>
          </table:table-cell>
          <table:table-cell office:value-type="float" office:value="1.934205" calcext:value-type="float">
            <text:p>1.934205</text:p>
          </table:table-cell>
          <table:table-cell office:value-type="float" office:value="0.743259" calcext:value-type="float">
            <text:p>0.743259</text:p>
          </table:table-cell>
          <table:table-cell office:value-type="float" office:value="0.3409283" calcext:value-type="float">
            <text:p>0.3409283</text:p>
          </table:table-cell>
          <table:table-cell office:value-type="float" office:value="0.279784" calcext:value-type="float">
            <text:p>0.279784</text:p>
          </table:table-cell>
          <table:table-cell office:value-type="float" office:value="0.1194098" calcext:value-type="float">
            <text:p>0.1194098</text:p>
          </table:table-cell>
          <table:table-cell office:value-type="float" office:value="0.06167924" calcext:value-type="float">
            <text:p>0.06167924</text:p>
          </table:table-cell>
          <table:table-cell office:value-type="float" office:value="0.07727484" calcext:value-type="float">
            <text:p>0.07727484</text:p>
          </table:table-cell>
          <table:table-cell office:value-type="float" office:value="0.139412" calcext:value-type="float">
            <text:p>0.139412</text:p>
          </table:table-cell>
          <table:table-cell office:value-type="float" office:value="0.1548064" calcext:value-type="float">
            <text:p>0.1548064</text:p>
          </table:table-cell>
          <table:table-cell office:value-type="float" office:value="0.1584491" calcext:value-type="float">
            <text:p>0.1584491</text:p>
          </table:table-cell>
          <table:table-cell office:value-type="float" office:value="0.1675097" calcext:value-type="float">
            <text:p>0.1675097</text:p>
          </table:table-cell>
          <table:table-cell office:value-type="float" office:value="0.1811189" calcext:value-type="float">
            <text:p>0.1811189</text:p>
          </table:table-cell>
          <table:table-cell office:value-type="float" office:value="0.1856129" calcext:value-type="float">
            <text:p>0.1856129</text:p>
          </table:table-cell>
          <table:table-cell office:value-type="float" office:value="0" calcext:value-type="float">
            <text:p>0</text:p>
          </table:table-cell>
          <table:table-cell office:value-type="float" office:value="46.21654" calcext:value-type="float">
            <text:p>46.21654</text:p>
          </table:table-cell>
          <table:table-cell office:value-type="float" office:value="40.76389" calcext:value-type="float">
            <text:p>40.76389</text:p>
          </table:table-cell>
          <table:table-cell office:value-type="float" office:value="28.26836" calcext:value-type="float">
            <text:p>28.26836</text:p>
          </table:table-cell>
          <table:table-cell office:value-type="float" office:value="8.152381" calcext:value-type="float">
            <text:p>8.152381</text:p>
          </table:table-cell>
          <table:table-cell office:value-type="float" office:value="5.986602" calcext:value-type="float">
            <text:p>5.986602</text:p>
          </table:table-cell>
          <table:table-cell office:value-type="float" office:value="2.284883" calcext:value-type="float">
            <text:p>2.284883</text:p>
          </table:table-cell>
          <table:table-cell office:value-type="float" office:value="2.269459" calcext:value-type="float">
            <text:p>2.269459</text:p>
          </table:table-cell>
          <table:table-cell office:value-type="float" office:value="4.89505" calcext:value-type="float">
            <text:p>4.89505</text:p>
          </table:table-cell>
          <table:table-cell office:value-type="float" office:value="7.349962" calcext:value-type="float">
            <text:p>7.349962</text:p>
          </table:table-cell>
          <table:table-cell office:value-type="float" office:value="8.889476" calcext:value-type="float">
            <text:p>8.889476</text:p>
          </table:table-cell>
          <table:table-cell office:value-type="float" office:value="9.265672" calcext:value-type="float">
            <text:p>9.265672</text:p>
          </table:table-cell>
          <table:table-cell office:value-type="float" office:value="10.05149" calcext:value-type="float">
            <text:p>10.05149</text:p>
          </table:table-cell>
          <table:table-cell office:value-type="float" office:value="11.36176" calcext:value-type="float">
            <text:p>11.36176</text:p>
          </table:table-cell>
          <table:table-cell office:value-type="float" office:value="11.78179" calcext:value-type="float">
            <text:p>11.78179</text:p>
          </table:table-cell>
          <table:table-cell office:value-type="float" office:value="0" calcext:value-type="float">
            <text:p>0</text:p>
          </table:table-cell>
          <table:table-cell office:value-type="float" office:value="21.78566" calcext:value-type="float">
            <text:p>21.785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5" calcext:value-type="float">
            <text:p>14042005</text:p>
          </table:table-cell>
          <table:table-cell office:value-type="float" office:value="3.482753" calcext:value-type="float">
            <text:p>3.482753</text:p>
          </table:table-cell>
          <table:table-cell office:value-type="float" office:value="135.4891" calcext:value-type="float">
            <text:p>135.489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.8497" calcext:value-type="float">
            <text:p>37.8497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4010036" calcext:value-type="float">
            <text:p>4.010036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3374301" calcext:value-type="float">
            <text:p>-0.003374301</text:p>
          </table:table-cell>
          <table:table-cell office:value-type="float" office:value="1169.618" calcext:value-type="float">
            <text:p>1169.618</text:p>
          </table:table-cell>
          <table:table-cell office:value-type="float" office:value="1.951236" calcext:value-type="float">
            <text:p>1.951236</text:p>
          </table:table-cell>
          <table:table-cell office:value-type="float" office:value="0" calcext:value-type="float">
            <text:p>0</text:p>
          </table:table-cell>
          <table:table-cell office:value-type="float" office:value="1.554183" calcext:value-type="float">
            <text:p>1.554183</text:p>
          </table:table-cell>
          <table:table-cell office:value-type="float" office:value="1.278206" calcext:value-type="float">
            <text:p>1.278206</text:p>
          </table:table-cell>
          <table:table-cell office:value-type="float" office:value="0.4419081" calcext:value-type="float">
            <text:p>0.4419081</text:p>
          </table:table-cell>
          <table:table-cell office:value-type="float" office:value="0.1232973" calcext:value-type="float">
            <text:p>0.1232973</text:p>
          </table:table-cell>
          <table:table-cell office:value-type="float" office:value="0.09852094" calcext:value-type="float">
            <text:p>0.09852094</text:p>
          </table:table-cell>
          <table:table-cell office:value-type="float" office:value="0.0455221" calcext:value-type="float">
            <text:p>0.0455221</text:p>
          </table:table-cell>
          <table:table-cell office:value-type="float" office:value="0.03981681" calcext:value-type="float">
            <text:p>0.03981681</text:p>
          </table:table-cell>
          <table:table-cell office:value-type="float" office:value="0.07683412" calcext:value-type="float">
            <text:p>0.07683412</text:p>
          </table:table-cell>
          <table:table-cell office:value-type="float" office:value="0.1394199" calcext:value-type="float">
            <text:p>0.1394199</text:p>
          </table:table-cell>
          <table:table-cell office:value-type="float" office:value="0.1548657" calcext:value-type="float">
            <text:p>0.1548657</text:p>
          </table:table-cell>
          <table:table-cell office:value-type="float" office:value="0.1585053" calcext:value-type="float">
            <text:p>0.1585053</text:p>
          </table:table-cell>
          <table:table-cell office:value-type="float" office:value="0.167354" calcext:value-type="float">
            <text:p>0.167354</text:p>
          </table:table-cell>
          <table:table-cell office:value-type="float" office:value="0.181148" calcext:value-type="float">
            <text:p>0.181148</text:p>
          </table:table-cell>
          <table:table-cell office:value-type="float" office:value="0.185643" calcext:value-type="float">
            <text:p>0.185643</text:p>
          </table:table-cell>
          <table:table-cell office:value-type="float" office:value="0" calcext:value-type="float">
            <text:p>0</text:p>
          </table:table-cell>
          <table:table-cell office:value-type="float" office:value="46.71798" calcext:value-type="float">
            <text:p>46.71798</text:p>
          </table:table-cell>
          <table:table-cell office:value-type="float" office:value="41.02154" calcext:value-type="float">
            <text:p>41.02154</text:p>
          </table:table-cell>
          <table:table-cell office:value-type="float" office:value="28.4143" calcext:value-type="float">
            <text:p>28.4143</text:p>
          </table:table-cell>
          <table:table-cell office:value-type="float" office:value="8.217829" calcext:value-type="float">
            <text:p>8.217829</text:p>
          </table:table-cell>
          <table:table-cell office:value-type="float" office:value="6.043298" calcext:value-type="float">
            <text:p>6.043298</text:p>
          </table:table-cell>
          <table:table-cell office:value-type="float" office:value="2.300829" calcext:value-type="float">
            <text:p>2.300829</text:p>
          </table:table-cell>
          <table:table-cell office:value-type="float" office:value="2.276483" calcext:value-type="float">
            <text:p>2.276483</text:p>
          </table:table-cell>
          <table:table-cell office:value-type="float" office:value="4.899256" calcext:value-type="float">
            <text:p>4.899256</text:p>
          </table:table-cell>
          <table:table-cell office:value-type="float" office:value="7.355127" calcext:value-type="float">
            <text:p>7.355127</text:p>
          </table:table-cell>
          <table:table-cell office:value-type="float" office:value="8.894184" calcext:value-type="float">
            <text:p>8.894184</text:p>
          </table:table-cell>
          <table:table-cell office:value-type="float" office:value="9.270366" calcext:value-type="float">
            <text:p>9.270366</text:p>
          </table:table-cell>
          <table:table-cell office:value-type="float" office:value="10.05544" calcext:value-type="float">
            <text:p>10.05544</text:p>
          </table:table-cell>
          <table:table-cell office:value-type="float" office:value="11.36439" calcext:value-type="float">
            <text:p>11.36439</text:p>
          </table:table-cell>
          <table:table-cell office:value-type="float" office:value="11.78431" calcext:value-type="float">
            <text:p>11.78431</text:p>
          </table:table-cell>
          <table:table-cell office:value-type="float" office:value="0" calcext:value-type="float">
            <text:p>0</text:p>
          </table:table-cell>
          <table:table-cell office:value-type="float" office:value="28.42719" calcext:value-type="float">
            <text:p>28.427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5" calcext:value-type="float">
            <text:p>15042005</text:p>
          </table:table-cell>
          <table:table-cell office:value-type="float" office:value="3.461886" calcext:value-type="float">
            <text:p>3.461886</text:p>
          </table:table-cell>
          <table:table-cell office:value-type="float" office:value="135.4939" calcext:value-type="float">
            <text:p>135.493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.87762" calcext:value-type="float">
            <text:p>37.87762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4010036" calcext:value-type="float">
            <text:p>4.010036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3374301" calcext:value-type="float">
            <text:p>-0.003374301</text:p>
          </table:table-cell>
          <table:table-cell office:value-type="float" office:value="1169.615" calcext:value-type="float">
            <text:p>1169.615</text:p>
          </table:table-cell>
          <table:table-cell office:value-type="float" office:value="1.965437" calcext:value-type="float">
            <text:p>1.965437</text:p>
          </table:table-cell>
          <table:table-cell office:value-type="float" office:value="0" calcext:value-type="float">
            <text:p>0</text:p>
          </table:table-cell>
          <table:table-cell office:value-type="float" office:value="1.398304" calcext:value-type="float">
            <text:p>1.398304</text:p>
          </table:table-cell>
          <table:table-cell office:value-type="float" office:value="1.033725" calcext:value-type="float">
            <text:p>1.033725</text:p>
          </table:table-cell>
          <table:table-cell office:value-type="float" office:value="0.3540223" calcext:value-type="float">
            <text:p>0.3540223</text:p>
          </table:table-cell>
          <table:table-cell office:value-type="float" office:value="0.08378326" calcext:value-type="float">
            <text:p>0.08378326</text:p>
          </table:table-cell>
          <table:table-cell office:value-type="float" office:value="0.06641884" calcext:value-type="float">
            <text:p>0.06641884</text:p>
          </table:table-cell>
          <table:table-cell office:value-type="float" office:value="0.03020158" calcext:value-type="float">
            <text:p>0.03020158</text:p>
          </table:table-cell>
          <table:table-cell office:value-type="float" office:value="0.03453926" calcext:value-type="float">
            <text:p>0.03453926</text:p>
          </table:table-cell>
          <table:table-cell office:value-type="float" office:value="0.07668102" calcext:value-type="float">
            <text:p>0.07668102</text:p>
          </table:table-cell>
          <table:table-cell office:value-type="float" office:value="0.1394541" calcext:value-type="float">
            <text:p>0.1394541</text:p>
          </table:table-cell>
          <table:table-cell office:value-type="float" office:value="0.1549217" calcext:value-type="float">
            <text:p>0.1549217</text:p>
          </table:table-cell>
          <table:table-cell office:value-type="float" office:value="0.1585604" calcext:value-type="float">
            <text:p>0.1585604</text:p>
          </table:table-cell>
          <table:table-cell office:value-type="float" office:value="0.1673095" calcext:value-type="float">
            <text:p>0.1673095</text:p>
          </table:table-cell>
          <table:table-cell office:value-type="float" office:value="0.1811773" calcext:value-type="float">
            <text:p>0.1811773</text:p>
          </table:table-cell>
          <table:table-cell office:value-type="float" office:value="0.1856711" calcext:value-type="float">
            <text:p>0.1856711</text:p>
          </table:table-cell>
          <table:table-cell office:value-type="float" office:value="0" calcext:value-type="float">
            <text:p>0</text:p>
          </table:table-cell>
          <table:table-cell office:value-type="float" office:value="47.14541" calcext:value-type="float">
            <text:p>47.14541</text:p>
          </table:table-cell>
          <table:table-cell office:value-type="float" office:value="41.14674" calcext:value-type="float">
            <text:p>41.14674</text:p>
          </table:table-cell>
          <table:table-cell office:value-type="float" office:value="28.47062" calcext:value-type="float">
            <text:p>28.47062</text:p>
          </table:table-cell>
          <table:table-cell office:value-type="float" office:value="8.230053" calcext:value-type="float">
            <text:p>8.230053</text:p>
          </table:table-cell>
          <table:table-cell office:value-type="float" office:value="6.055409" calcext:value-type="float">
            <text:p>6.055409</text:p>
          </table:table-cell>
          <table:table-cell office:value-type="float" office:value="2.305154" calcext:value-type="float">
            <text:p>2.305154</text:p>
          </table:table-cell>
          <table:table-cell office:value-type="float" office:value="2.280122" calcext:value-type="float">
            <text:p>2.280122</text:p>
          </table:table-cell>
          <table:table-cell office:value-type="float" office:value="4.903472" calcext:value-type="float">
            <text:p>4.903472</text:p>
          </table:table-cell>
          <table:table-cell office:value-type="float" office:value="7.360292" calcext:value-type="float">
            <text:p>7.360292</text:p>
          </table:table-cell>
          <table:table-cell office:value-type="float" office:value="8.898892" calcext:value-type="float">
            <text:p>8.898892</text:p>
          </table:table-cell>
          <table:table-cell office:value-type="float" office:value="9.275061" calcext:value-type="float">
            <text:p>9.275061</text:p>
          </table:table-cell>
          <table:table-cell office:value-type="float" office:value="10.0594" calcext:value-type="float">
            <text:p>10.0594</text:p>
          </table:table-cell>
          <table:table-cell office:value-type="float" office:value="11.36703" calcext:value-type="float">
            <text:p>11.36703</text:p>
          </table:table-cell>
          <table:table-cell office:value-type="float" office:value="11.78682" calcext:value-type="float">
            <text:p>11.78682</text:p>
          </table:table-cell>
          <table:table-cell office:value-type="float" office:value="0" calcext:value-type="float">
            <text:p>0</text:p>
          </table:table-cell>
          <table:table-cell office:value-type="float" office:value="28.37789" calcext:value-type="float">
            <text:p>28.377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5" calcext:value-type="float">
            <text:p>16042005</text:p>
          </table:table-cell>
          <table:table-cell office:value-type="float" office:value="3.438845" calcext:value-type="float">
            <text:p>3.438845</text:p>
          </table:table-cell>
          <table:table-cell office:value-type="float" office:value="135.4989" calcext:value-type="float">
            <text:p>135.498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.90228" calcext:value-type="float">
            <text:p>37.90228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401006" calcext:value-type="float">
            <text:p>4.01006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3374301" calcext:value-type="float">
            <text:p>-0.003374301</text:p>
          </table:table-cell>
          <table:table-cell office:value-type="float" office:value="1169.61" calcext:value-type="float">
            <text:p>1169.61</text:p>
          </table:table-cell>
          <table:table-cell office:value-type="float" office:value="1.978605" calcext:value-type="float">
            <text:p>1.978605</text:p>
          </table:table-cell>
          <table:table-cell office:value-type="float" office:value="0" calcext:value-type="float">
            <text:p>0</text:p>
          </table:table-cell>
          <table:table-cell office:value-type="float" office:value="1.510366" calcext:value-type="float">
            <text:p>1.510366</text:p>
          </table:table-cell>
          <table:table-cell office:value-type="float" office:value="0.9671863" calcext:value-type="float">
            <text:p>0.9671863</text:p>
          </table:table-cell>
          <table:table-cell office:value-type="float" office:value="0.3615279" calcext:value-type="float">
            <text:p>0.3615279</text:p>
          </table:table-cell>
          <table:table-cell office:value-type="float" office:value="0.07930794" calcext:value-type="float">
            <text:p>0.07930794</text:p>
          </table:table-cell>
          <table:table-cell office:value-type="float" office:value="0.06337806" calcext:value-type="float">
            <text:p>0.06337806</text:p>
          </table:table-cell>
          <table:table-cell office:value-type="float" office:value="0.0277186" calcext:value-type="float">
            <text:p>0.0277186</text:p>
          </table:table-cell>
          <table:table-cell office:value-type="float" office:value="0.03366312" calcext:value-type="float">
            <text:p>0.03366312</text:p>
          </table:table-cell>
          <table:table-cell office:value-type="float" office:value="0.07680415" calcext:value-type="float">
            <text:p>0.07680415</text:p>
          </table:table-cell>
          <table:table-cell office:value-type="float" office:value="0.1395092" calcext:value-type="float">
            <text:p>0.1395092</text:p>
          </table:table-cell>
          <table:table-cell office:value-type="float" office:value="0.1549779" calcext:value-type="float">
            <text:p>0.1549779</text:p>
          </table:table-cell>
          <table:table-cell office:value-type="float" office:value="0.1586148" calcext:value-type="float">
            <text:p>0.1586148</text:p>
          </table:table-cell>
          <table:table-cell office:value-type="float" office:value="0.1673095" calcext:value-type="float">
            <text:p>0.1673095</text:p>
          </table:table-cell>
          <table:table-cell office:value-type="float" office:value="0.1812066" calcext:value-type="float">
            <text:p>0.1812066</text:p>
          </table:table-cell>
          <table:table-cell office:value-type="float" office:value="0.1856985" calcext:value-type="float">
            <text:p>0.1856985</text:p>
          </table:table-cell>
          <table:table-cell office:value-type="float" office:value="0" calcext:value-type="float">
            <text:p>0</text:p>
          </table:table-cell>
          <table:table-cell office:value-type="float" office:value="47.52468" calcext:value-type="float">
            <text:p>47.52468</text:p>
          </table:table-cell>
          <table:table-cell office:value-type="float" office:value="41.24698" calcext:value-type="float">
            <text:p>41.24698</text:p>
          </table:table-cell>
          <table:table-cell office:value-type="float" office:value="28.5117" calcext:value-type="float">
            <text:p>28.5117</text:p>
          </table:table-cell>
          <table:table-cell office:value-type="float" office:value="8.233968" calcext:value-type="float">
            <text:p>8.233968</text:p>
          </table:table-cell>
          <table:table-cell office:value-type="float" office:value="6.060597" calcext:value-type="float">
            <text:p>6.060597</text:p>
          </table:table-cell>
          <table:table-cell office:value-type="float" office:value="2.307285" calcext:value-type="float">
            <text:p>2.307285</text:p>
          </table:table-cell>
          <table:table-cell office:value-type="float" office:value="2.282978" calcext:value-type="float">
            <text:p>2.282978</text:p>
          </table:table-cell>
          <table:table-cell office:value-type="float" office:value="4.907753" calcext:value-type="float">
            <text:p>4.907753</text:p>
          </table:table-cell>
          <table:table-cell office:value-type="float" office:value="7.365457" calcext:value-type="float">
            <text:p>7.365457</text:p>
          </table:table-cell>
          <table:table-cell office:value-type="float" office:value="8.903604" calcext:value-type="float">
            <text:p>8.903604</text:p>
          </table:table-cell>
          <table:table-cell office:value-type="float" office:value="9.279756" calcext:value-type="float">
            <text:p>9.279756</text:p>
          </table:table-cell>
          <table:table-cell office:value-type="float" office:value="10.06335" calcext:value-type="float">
            <text:p>10.06335</text:p>
          </table:table-cell>
          <table:table-cell office:value-type="float" office:value="11.36964" calcext:value-type="float">
            <text:p>11.36964</text:p>
          </table:table-cell>
          <table:table-cell office:value-type="float" office:value="11.78934" calcext:value-type="float">
            <text:p>11.78934</text:p>
          </table:table-cell>
          <table:table-cell office:value-type="float" office:value="0" calcext:value-type="float">
            <text:p>0</text:p>
          </table:table-cell>
          <table:table-cell office:value-type="float" office:value="28.40571" calcext:value-type="float">
            <text:p>28.40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5" calcext:value-type="float">
            <text:p>17042005</text:p>
          </table:table-cell>
          <table:table-cell office:value-type="float" office:value="3.411168" calcext:value-type="float">
            <text:p>3.411168</text:p>
          </table:table-cell>
          <table:table-cell office:value-type="float" office:value="135.5038" calcext:value-type="float">
            <text:p>135.503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.92767" calcext:value-type="float">
            <text:p>37.92767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401006" calcext:value-type="float">
            <text:p>4.01006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3374301" calcext:value-type="float">
            <text:p>-0.003374301</text:p>
          </table:table-cell>
          <table:table-cell office:value-type="float" office:value="1169.605" calcext:value-type="float">
            <text:p>1169.605</text:p>
          </table:table-cell>
          <table:table-cell office:value-type="float" office:value="1.979294" calcext:value-type="float">
            <text:p>1.979294</text:p>
          </table:table-cell>
          <table:table-cell office:value-type="float" office:value="0" calcext:value-type="float">
            <text:p>0</text:p>
          </table:table-cell>
          <table:table-cell office:value-type="float" office:value="3.193726" calcext:value-type="float">
            <text:p>3.193726</text:p>
          </table:table-cell>
          <table:table-cell office:value-type="float" office:value="0.9491131" calcext:value-type="float">
            <text:p>0.9491131</text:p>
          </table:table-cell>
          <table:table-cell office:value-type="float" office:value="0.3934457" calcext:value-type="float">
            <text:p>0.3934457</text:p>
          </table:table-cell>
          <table:table-cell office:value-type="float" office:value="0.08395223" calcext:value-type="float">
            <text:p>0.08395223</text:p>
          </table:table-cell>
          <table:table-cell office:value-type="float" office:value="0.06697485" calcext:value-type="float">
            <text:p>0.06697485</text:p>
          </table:table-cell>
          <table:table-cell office:value-type="float" office:value="0.02805696" calcext:value-type="float">
            <text:p>0.02805696</text:p>
          </table:table-cell>
          <table:table-cell office:value-type="float" office:value="0.03387418" calcext:value-type="float">
            <text:p>0.03387418</text:p>
          </table:table-cell>
          <table:table-cell office:value-type="float" office:value="0.07713343" calcext:value-type="float">
            <text:p>0.07713343</text:p>
          </table:table-cell>
          <table:table-cell office:value-type="float" office:value="0.1395899" calcext:value-type="float">
            <text:p>0.1395899</text:p>
          </table:table-cell>
          <table:table-cell office:value-type="float" office:value="0.155037" calcext:value-type="float">
            <text:p>0.155037</text:p>
          </table:table-cell>
          <table:table-cell office:value-type="float" office:value="0.1586686" calcext:value-type="float">
            <text:p>0.1586686</text:p>
          </table:table-cell>
          <table:table-cell office:value-type="float" office:value="0.1673029" calcext:value-type="float">
            <text:p>0.1673029</text:p>
          </table:table-cell>
          <table:table-cell office:value-type="float" office:value="0.1812358" calcext:value-type="float">
            <text:p>0.1812358</text:p>
          </table:table-cell>
          <table:table-cell office:value-type="float" office:value="0.1857257" calcext:value-type="float">
            <text:p>0.1857257</text:p>
          </table:table-cell>
          <table:table-cell office:value-type="float" office:value="0" calcext:value-type="float">
            <text:p>0</text:p>
          </table:table-cell>
          <table:table-cell office:value-type="float" office:value="47.91454" calcext:value-type="float">
            <text:p>47.91454</text:p>
          </table:table-cell>
          <table:table-cell office:value-type="float" office:value="41.35574" calcext:value-type="float">
            <text:p>41.35574</text:p>
          </table:table-cell>
          <table:table-cell office:value-type="float" office:value="28.55894" calcext:value-type="float">
            <text:p>28.55894</text:p>
          </table:table-cell>
          <table:table-cell office:value-type="float" office:value="8.238003" calcext:value-type="float">
            <text:p>8.238003</text:p>
          </table:table-cell>
          <table:table-cell office:value-type="float" office:value="6.06595" calcext:value-type="float">
            <text:p>6.06595</text:p>
          </table:table-cell>
          <table:table-cell office:value-type="float" office:value="2.30914" calcext:value-type="float">
            <text:p>2.30914</text:p>
          </table:table-cell>
          <table:table-cell office:value-type="float" office:value="2.285697" calcext:value-type="float">
            <text:p>2.285697</text:p>
          </table:table-cell>
          <table:table-cell office:value-type="float" office:value="4.912139" calcext:value-type="float">
            <text:p>4.912139</text:p>
          </table:table-cell>
          <table:table-cell office:value-type="float" office:value="7.370622" calcext:value-type="float">
            <text:p>7.370622</text:p>
          </table:table-cell>
          <table:table-cell office:value-type="float" office:value="8.908311" calcext:value-type="float">
            <text:p>8.908311</text:p>
          </table:table-cell>
          <table:table-cell office:value-type="float" office:value="9.284451" calcext:value-type="float">
            <text:p>9.284451</text:p>
          </table:table-cell>
          <table:table-cell office:value-type="float" office:value="10.0673" calcext:value-type="float">
            <text:p>10.0673</text:p>
          </table:table-cell>
          <table:table-cell office:value-type="float" office:value="11.37219" calcext:value-type="float">
            <text:p>11.37219</text:p>
          </table:table-cell>
          <table:table-cell office:value-type="float" office:value="11.79189" calcext:value-type="float">
            <text:p>11.79189</text:p>
          </table:table-cell>
          <table:table-cell office:value-type="float" office:value="0" calcext:value-type="float">
            <text:p>0</text:p>
          </table:table-cell>
          <table:table-cell office:value-type="float" office:value="45.71618" calcext:value-type="float">
            <text:p>45.716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5" calcext:value-type="float">
            <text:p>18042005</text:p>
          </table:table-cell>
          <table:table-cell office:value-type="float" office:value="3.379785" calcext:value-type="float">
            <text:p>3.379785</text:p>
          </table:table-cell>
          <table:table-cell office:value-type="float" office:value="135.5085" calcext:value-type="float">
            <text:p>135.50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.9557" calcext:value-type="float">
            <text:p>37.9557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401045" calcext:value-type="float">
            <text:p>4.01045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3374298" calcext:value-type="float">
            <text:p>-0.003374298</text:p>
          </table:table-cell>
          <table:table-cell office:value-type="float" office:value="1169.602" calcext:value-type="float">
            <text:p>1169.602</text:p>
          </table:table-cell>
          <table:table-cell office:value-type="float" office:value="1.968434" calcext:value-type="float">
            <text:p>1.968434</text:p>
          </table:table-cell>
          <table:table-cell office:value-type="float" office:value="0" calcext:value-type="float">
            <text:p>0</text:p>
          </table:table-cell>
          <table:table-cell office:value-type="float" office:value="1.306336" calcext:value-type="float">
            <text:p>1.306336</text:p>
          </table:table-cell>
          <table:table-cell office:value-type="float" office:value="1.035865" calcext:value-type="float">
            <text:p>1.035865</text:p>
          </table:table-cell>
          <table:table-cell office:value-type="float" office:value="0.4362256" calcext:value-type="float">
            <text:p>0.4362256</text:p>
          </table:table-cell>
          <table:table-cell office:value-type="float" office:value="0.09047174" calcext:value-type="float">
            <text:p>0.09047174</text:p>
          </table:table-cell>
          <table:table-cell office:value-type="float" office:value="0.07149965" calcext:value-type="float">
            <text:p>0.07149965</text:p>
          </table:table-cell>
          <table:table-cell office:value-type="float" office:value="0.02909373" calcext:value-type="float">
            <text:p>0.02909373</text:p>
          </table:table-cell>
          <table:table-cell office:value-type="float" office:value="0.03442112" calcext:value-type="float">
            <text:p>0.03442112</text:p>
          </table:table-cell>
          <table:table-cell office:value-type="float" office:value="0.0775542" calcext:value-type="float">
            <text:p>0.0775542</text:p>
          </table:table-cell>
          <table:table-cell office:value-type="float" office:value="0.1396965" calcext:value-type="float">
            <text:p>0.1396965</text:p>
          </table:table-cell>
          <table:table-cell office:value-type="float" office:value="0.1550982" calcext:value-type="float">
            <text:p>0.1550982</text:p>
          </table:table-cell>
          <table:table-cell office:value-type="float" office:value="0.1587228" calcext:value-type="float">
            <text:p>0.1587228</text:p>
          </table:table-cell>
          <table:table-cell office:value-type="float" office:value="0.167329" calcext:value-type="float">
            <text:p>0.167329</text:p>
          </table:table-cell>
          <table:table-cell office:value-type="float" office:value="0.1812645" calcext:value-type="float">
            <text:p>0.1812645</text:p>
          </table:table-cell>
          <table:table-cell office:value-type="float" office:value="0.1857526" calcext:value-type="float">
            <text:p>0.1857526</text:p>
          </table:table-cell>
          <table:table-cell office:value-type="float" office:value="0" calcext:value-type="float">
            <text:p>0</text:p>
          </table:table-cell>
          <table:table-cell office:value-type="float" office:value="48.33617" calcext:value-type="float">
            <text:p>48.33617</text:p>
          </table:table-cell>
          <table:table-cell office:value-type="float" office:value="41.49849" calcext:value-type="float">
            <text:p>41.49849</text:p>
          </table:table-cell>
          <table:table-cell office:value-type="float" office:value="28.62041" calcext:value-type="float">
            <text:p>28.62041</text:p>
          </table:table-cell>
          <table:table-cell office:value-type="float" office:value="8.244232" calcext:value-type="float">
            <text:p>8.244232</text:p>
          </table:table-cell>
          <table:table-cell office:value-type="float" office:value="6.073193" calcext:value-type="float">
            <text:p>6.073193</text:p>
          </table:table-cell>
          <table:table-cell office:value-type="float" office:value="2.311178" calcext:value-type="float">
            <text:p>2.311178</text:p>
          </table:table-cell>
          <table:table-cell office:value-type="float" office:value="2.288478" calcext:value-type="float">
            <text:p>2.288478</text:p>
          </table:table-cell>
          <table:table-cell office:value-type="float" office:value="4.916633" calcext:value-type="float">
            <text:p>4.916633</text:p>
          </table:table-cell>
          <table:table-cell office:value-type="float" office:value="7.375822" calcext:value-type="float">
            <text:p>7.375822</text:p>
          </table:table-cell>
          <table:table-cell office:value-type="float" office:value="8.913019" calcext:value-type="float">
            <text:p>8.913019</text:p>
          </table:table-cell>
          <table:table-cell office:value-type="float" office:value="9.289094" calcext:value-type="float">
            <text:p>9.289094</text:p>
          </table:table-cell>
          <table:table-cell office:value-type="float" office:value="10.07126" calcext:value-type="float">
            <text:p>10.07126</text:p>
          </table:table-cell>
          <table:table-cell office:value-type="float" office:value="11.37475" calcext:value-type="float">
            <text:p>11.37475</text:p>
          </table:table-cell>
          <table:table-cell office:value-type="float" office:value="11.79444" calcext:value-type="float">
            <text:p>11.79444</text:p>
          </table:table-cell>
          <table:table-cell office:value-type="float" office:value="0" calcext:value-type="float">
            <text:p>0</text:p>
          </table:table-cell>
          <table:table-cell office:value-type="float" office:value="9.493647" calcext:value-type="float">
            <text:p>9.4936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5" calcext:value-type="float">
            <text:p>19042005</text:p>
          </table:table-cell>
          <table:table-cell office:value-type="float" office:value="3.3512" calcext:value-type="float">
            <text:p>3.3512</text:p>
          </table:table-cell>
          <table:table-cell office:value-type="float" office:value="135.5145" calcext:value-type="float">
            <text:p>135.51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.99764" calcext:value-type="float">
            <text:p>37.99764</text:p>
          </table:table-cell>
          <table:table-cell office:value-type="float" office:value="0.00126541" calcext:value-type="float">
            <text:p>0.00126541</text:p>
          </table:table-cell>
          <table:table-cell office:value-type="float" office:value="0.00000401045" calcext:value-type="float">
            <text:p>4.01045E-06</text:p>
          </table:table-cell>
          <table:table-cell office:value-type="float" office:value="0.001029999" calcext:value-type="float">
            <text:p>0.001029999</text:p>
          </table:table-cell>
          <table:table-cell office:value-type="float" office:value="-0.003374298" calcext:value-type="float">
            <text:p>-0.003374298</text:p>
          </table:table-cell>
          <table:table-cell office:value-type="float" office:value="1169.572" calcext:value-type="float">
            <text:p>1169.572</text:p>
          </table:table-cell>
          <table:table-cell office:value-type="float" office:value="1.984895" calcext:value-type="float">
            <text:p>1.984895</text:p>
          </table:table-cell>
          <table:table-cell office:value-type="float" office:value="0" calcext:value-type="float">
            <text:p>0</text:p>
          </table:table-cell>
          <table:table-cell office:value-type="float" office:value="2.034476" calcext:value-type="float">
            <text:p>2.034476</text:p>
          </table:table-cell>
          <table:table-cell office:value-type="float" office:value="1.312096" calcext:value-type="float">
            <text:p>1.312096</text:p>
          </table:table-cell>
          <table:table-cell office:value-type="float" office:value="0.8584097" calcext:value-type="float">
            <text:p>0.8584097</text:p>
          </table:table-cell>
          <table:table-cell office:value-type="float" office:value="0.09943733" calcext:value-type="float">
            <text:p>0.09943733</text:p>
          </table:table-cell>
          <table:table-cell office:value-type="float" office:value="0.0741671" calcext:value-type="float">
            <text:p>0.0741671</text:p>
          </table:table-cell>
          <table:table-cell office:value-type="float" office:value="0.03009952" calcext:value-type="float">
            <text:p>0.03009952</text:p>
          </table:table-cell>
          <table:table-cell office:value-type="float" office:value="0.03486846" calcext:value-type="float">
            <text:p>0.03486846</text:p>
          </table:table-cell>
          <table:table-cell office:value-type="float" office:value="0.07788602" calcext:value-type="float">
            <text:p>0.07788602</text:p>
          </table:table-cell>
          <table:table-cell office:value-type="float" office:value="0.1398263" calcext:value-type="float">
            <text:p>0.1398263</text:p>
          </table:table-cell>
          <table:table-cell office:value-type="float" office:value="0.1551632" calcext:value-type="float">
            <text:p>0.1551632</text:p>
          </table:table-cell>
          <table:table-cell office:value-type="float" office:value="0.1587774" calcext:value-type="float">
            <text:p>0.1587774</text:p>
          </table:table-cell>
          <table:table-cell office:value-type="float" office:value="0.1674542" calcext:value-type="float">
            <text:p>0.1674542</text:p>
          </table:table-cell>
          <table:table-cell office:value-type="float" office:value="0.181293" calcext:value-type="float">
            <text:p>0.181293</text:p>
          </table:table-cell>
          <table:table-cell office:value-type="float" office:value="0.1857795" calcext:value-type="float">
            <text:p>0.1857795</text:p>
          </table:table-cell>
          <table:table-cell office:value-type="float" office:value="0" calcext:value-type="float">
            <text:p>0</text:p>
          </table:table-cell>
          <table:table-cell office:value-type="float" office:value="45.06952" calcext:value-type="float">
            <text:p>45.06952</text:p>
          </table:table-cell>
          <table:table-cell office:value-type="float" office:value="40.03716" calcext:value-type="float">
            <text:p>40.03716</text:p>
          </table:table-cell>
          <table:table-cell office:value-type="float" office:value="30.96987" calcext:value-type="float">
            <text:p>30.96987</text:p>
          </table:table-cell>
          <table:table-cell office:value-type="float" office:value="8.255999" calcext:value-type="float">
            <text:p>8.255999</text:p>
          </table:table-cell>
          <table:table-cell office:value-type="float" office:value="6.082067" calcext:value-type="float">
            <text:p>6.082067</text:p>
          </table:table-cell>
          <table:table-cell office:value-type="float" office:value="2.313513" calcext:value-type="float">
            <text:p>2.313513</text:p>
          </table:table-cell>
          <table:table-cell office:value-type="float" office:value="2.291367" calcext:value-type="float">
            <text:p>2.291367</text:p>
          </table:table-cell>
          <table:table-cell office:value-type="float" office:value="4.92122" calcext:value-type="float">
            <text:p>4.92122</text:p>
          </table:table-cell>
          <table:table-cell office:value-type="float" office:value="7.381033" calcext:value-type="float">
            <text:p>7.381033</text:p>
          </table:table-cell>
          <table:table-cell office:value-type="float" office:value="8.917725" calcext:value-type="float">
            <text:p>8.917725</text:p>
          </table:table-cell>
          <table:table-cell office:value-type="float" office:value="9.293733" calcext:value-type="float">
            <text:p>9.293733</text:p>
          </table:table-cell>
          <table:table-cell office:value-type="float" office:value="10.07522" calcext:value-type="float">
            <text:p>10.07522</text:p>
          </table:table-cell>
          <table:table-cell office:value-type="float" office:value="11.37731" calcext:value-type="float">
            <text:p>11.37731</text:p>
          </table:table-cell>
          <table:table-cell office:value-type="float" office:value="11.797" calcext:value-type="float">
            <text:p>11.797</text:p>
          </table:table-cell>
          <table:table-cell office:value-type="float" office:value="0" calcext:value-type="float">
            <text:p>0</text:p>
          </table:table-cell>
          <table:table-cell office:value-type="float" office:value="30.83556" calcext:value-type="float">
            <text:p>30.835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5" calcext:value-type="float">
            <text:p>20042005</text:p>
          </table:table-cell>
          <table:table-cell office:value-type="float" office:value="3.323258" calcext:value-type="float">
            <text:p>3.323258</text:p>
          </table:table-cell>
          <table:table-cell office:value-type="float" office:value="135.5081" calcext:value-type="float">
            <text:p>135.508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.04182" calcext:value-type="float">
            <text:p>38.04182</text:p>
          </table:table-cell>
          <table:table-cell office:value-type="float" office:value="0.01548115" calcext:value-type="float">
            <text:p>0.01548115</text:p>
          </table:table-cell>
          <table:table-cell office:value-type="float" office:value="0.000005008241" calcext:value-type="float">
            <text:p>5.008241E-06</text:p>
          </table:table-cell>
          <table:table-cell office:value-type="float" office:value="0.01930261" calcext:value-type="float">
            <text:p>0.01930261</text:p>
          </table:table-cell>
          <table:table-cell office:value-type="float" office:value="-0.00335829" calcext:value-type="float">
            <text:p>-0.00335829</text:p>
          </table:table-cell>
          <table:table-cell office:value-type="float" office:value="1169.531" calcext:value-type="float">
            <text:p>1169.531</text:p>
          </table:table-cell>
          <table:table-cell office:value-type="float" office:value="1.990471" calcext:value-type="float">
            <text:p>1.990471</text:p>
          </table:table-cell>
          <table:table-cell office:value-type="float" office:value="0" calcext:value-type="float">
            <text:p>0</text:p>
          </table:table-cell>
          <table:table-cell office:value-type="float" office:value="1.287335" calcext:value-type="float">
            <text:p>1.287335</text:p>
          </table:table-cell>
          <table:table-cell office:value-type="float" office:value="1.117424" calcext:value-type="float">
            <text:p>1.117424</text:p>
          </table:table-cell>
          <table:table-cell office:value-type="float" office:value="0.870151" calcext:value-type="float">
            <text:p>0.870151</text:p>
          </table:table-cell>
          <table:table-cell office:value-type="float" office:value="0.1367471" calcext:value-type="float">
            <text:p>0.1367471</text:p>
          </table:table-cell>
          <table:table-cell office:value-type="float" office:value="0.08168013" calcext:value-type="float">
            <text:p>0.08168013</text:p>
          </table:table-cell>
          <table:table-cell office:value-type="float" office:value="0.03198655" calcext:value-type="float">
            <text:p>0.03198655</text:p>
          </table:table-cell>
          <table:table-cell office:value-type="float" office:value="0.03446089" calcext:value-type="float">
            <text:p>0.03446089</text:p>
          </table:table-cell>
          <table:table-cell office:value-type="float" office:value="0.07785267" calcext:value-type="float">
            <text:p>0.07785267</text:p>
          </table:table-cell>
          <table:table-cell office:value-type="float" office:value="0.1399705" calcext:value-type="float">
            <text:p>0.1399705</text:p>
          </table:table-cell>
          <table:table-cell office:value-type="float" office:value="0.1552324" calcext:value-type="float">
            <text:p>0.1552324</text:p>
          </table:table-cell>
          <table:table-cell office:value-type="float" office:value="0.1588346" calcext:value-type="float">
            <text:p>0.1588346</text:p>
          </table:table-cell>
          <table:table-cell office:value-type="float" office:value="0.16749" calcext:value-type="float">
            <text:p>0.16749</text:p>
          </table:table-cell>
          <table:table-cell office:value-type="float" office:value="0.1813223" calcext:value-type="float">
            <text:p>0.1813223</text:p>
          </table:table-cell>
          <table:table-cell office:value-type="float" office:value="0.1858055" calcext:value-type="float">
            <text:p>0.1858055</text:p>
          </table:table-cell>
          <table:table-cell office:value-type="float" office:value="0" calcext:value-type="float">
            <text:p>0</text:p>
          </table:table-cell>
          <table:table-cell office:value-type="float" office:value="42.74165" calcext:value-type="float">
            <text:p>42.74165</text:p>
          </table:table-cell>
          <table:table-cell office:value-type="float" office:value="39.09525" calcext:value-type="float">
            <text:p>39.09525</text:p>
          </table:table-cell>
          <table:table-cell office:value-type="float" office:value="32.74035" calcext:value-type="float">
            <text:p>32.74035</text:p>
          </table:table-cell>
          <table:table-cell office:value-type="float" office:value="8.291749" calcext:value-type="float">
            <text:p>8.291749</text:p>
          </table:table-cell>
          <table:table-cell office:value-type="float" office:value="6.089079" calcext:value-type="float">
            <text:p>6.089079</text:p>
          </table:table-cell>
          <table:table-cell office:value-type="float" office:value="2.316454" calcext:value-type="float">
            <text:p>2.316454</text:p>
          </table:table-cell>
          <table:table-cell office:value-type="float" office:value="2.297057" calcext:value-type="float">
            <text:p>2.297057</text:p>
          </table:table-cell>
          <table:table-cell office:value-type="float" office:value="4.926535" calcext:value-type="float">
            <text:p>4.926535</text:p>
          </table:table-cell>
          <table:table-cell office:value-type="float" office:value="7.386585" calcext:value-type="float">
            <text:p>7.386585</text:p>
          </table:table-cell>
          <table:table-cell office:value-type="float" office:value="8.922432" calcext:value-type="float">
            <text:p>8.922432</text:p>
          </table:table-cell>
          <table:table-cell office:value-type="float" office:value="9.298627" calcext:value-type="float">
            <text:p>9.298627</text:p>
          </table:table-cell>
          <table:table-cell office:value-type="float" office:value="10.07942" calcext:value-type="float">
            <text:p>10.07942</text:p>
          </table:table-cell>
          <table:table-cell office:value-type="float" office:value="11.37993" calcext:value-type="float">
            <text:p>11.37993</text:p>
          </table:table-cell>
          <table:table-cell office:value-type="float" office:value="11.79531" calcext:value-type="float">
            <text:p>11.79531</text:p>
          </table:table-cell>
          <table:table-cell office:value-type="float" office:value="0" calcext:value-type="float">
            <text:p>0</text:p>
          </table:table-cell>
          <table:table-cell office:value-type="float" office:value="15.23859" calcext:value-type="float">
            <text:p>15.238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5" calcext:value-type="float">
            <text:p>21042005</text:p>
          </table:table-cell>
          <table:table-cell office:value-type="float" office:value="3.303261" calcext:value-type="float">
            <text:p>3.303261</text:p>
          </table:table-cell>
          <table:table-cell office:value-type="float" office:value="135.5116" calcext:value-type="float">
            <text:p>135.51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.07964" calcext:value-type="float">
            <text:p>38.07964</text:p>
          </table:table-cell>
          <table:table-cell office:value-type="float" office:value="0.01548115" calcext:value-type="float">
            <text:p>0.01548115</text:p>
          </table:table-cell>
          <table:table-cell office:value-type="float" office:value="0.000005138603" calcext:value-type="float">
            <text:p>5.138603E-06</text:p>
          </table:table-cell>
          <table:table-cell office:value-type="float" office:value="0.01930261" calcext:value-type="float">
            <text:p>0.01930261</text:p>
          </table:table-cell>
          <table:table-cell office:value-type="float" office:value="-0.003357576" calcext:value-type="float">
            <text:p>-0.003357576</text:p>
          </table:table-cell>
          <table:table-cell office:value-type="float" office:value="1169.519" calcext:value-type="float">
            <text:p>1169.519</text:p>
          </table:table-cell>
          <table:table-cell office:value-type="float" office:value="1.995978" calcext:value-type="float">
            <text:p>1.995978</text:p>
          </table:table-cell>
          <table:table-cell office:value-type="float" office:value="0" calcext:value-type="float">
            <text:p>0</text:p>
          </table:table-cell>
          <table:table-cell office:value-type="float" office:value="0.773839" calcext:value-type="float">
            <text:p>0.773839</text:p>
          </table:table-cell>
          <table:table-cell office:value-type="float" office:value="0.8916565" calcext:value-type="float">
            <text:p>0.8916565</text:p>
          </table:table-cell>
          <table:table-cell office:value-type="float" office:value="0.6698979" calcext:value-type="float">
            <text:p>0.6698979</text:p>
          </table:table-cell>
          <table:table-cell office:value-type="float" office:value="0.1197638" calcext:value-type="float">
            <text:p>0.1197638</text:p>
          </table:table-cell>
          <table:table-cell office:value-type="float" office:value="0.07310621" calcext:value-type="float">
            <text:p>0.07310621</text:p>
          </table:table-cell>
          <table:table-cell office:value-type="float" office:value="0.03067224" calcext:value-type="float">
            <text:p>0.03067224</text:p>
          </table:table-cell>
          <table:table-cell office:value-type="float" office:value="0.03461988" calcext:value-type="float">
            <text:p>0.03461988</text:p>
          </table:table-cell>
          <table:table-cell office:value-type="float" office:value="0.07791828" calcext:value-type="float">
            <text:p>0.07791828</text:p>
          </table:table-cell>
          <table:table-cell office:value-type="float" office:value="0.1401026" calcext:value-type="float">
            <text:p>0.1401026</text:p>
          </table:table-cell>
          <table:table-cell office:value-type="float" office:value="0.1553036" calcext:value-type="float">
            <text:p>0.1553036</text:p>
          </table:table-cell>
          <table:table-cell office:value-type="float" office:value="0.1588903" calcext:value-type="float">
            <text:p>0.1588903</text:p>
          </table:table-cell>
          <table:table-cell office:value-type="float" office:value="0.1675158" calcext:value-type="float">
            <text:p>0.1675158</text:p>
          </table:table-cell>
          <table:table-cell office:value-type="float" office:value="0.1813508" calcext:value-type="float">
            <text:p>0.1813508</text:p>
          </table:table-cell>
          <table:table-cell office:value-type="float" office:value="0.185833" calcext:value-type="float">
            <text:p>0.185833</text:p>
          </table:table-cell>
          <table:table-cell office:value-type="float" office:value="0" calcext:value-type="float">
            <text:p>0</text:p>
          </table:table-cell>
          <table:table-cell office:value-type="float" office:value="42.99194" calcext:value-type="float">
            <text:p>42.99194</text:p>
          </table:table-cell>
          <table:table-cell office:value-type="float" office:value="39.3101" calcext:value-type="float">
            <text:p>39.3101</text:p>
          </table:table-cell>
          <table:table-cell office:value-type="float" office:value="32.94641" calcext:value-type="float">
            <text:p>32.94641</text:p>
          </table:table-cell>
          <table:table-cell office:value-type="float" office:value="8.316437" calcext:value-type="float">
            <text:p>8.316437</text:p>
          </table:table-cell>
          <table:table-cell office:value-type="float" office:value="6.100424" calcext:value-type="float">
            <text:p>6.100424</text:p>
          </table:table-cell>
          <table:table-cell office:value-type="float" office:value="2.319363" calcext:value-type="float">
            <text:p>2.319363</text:p>
          </table:table-cell>
          <table:table-cell office:value-type="float" office:value="2.300083" calcext:value-type="float">
            <text:p>2.300083</text:p>
          </table:table-cell>
          <table:table-cell office:value-type="float" office:value="4.931212" calcext:value-type="float">
            <text:p>4.931212</text:p>
          </table:table-cell>
          <table:table-cell office:value-type="float" office:value="7.391841" calcext:value-type="float">
            <text:p>7.391841</text:p>
          </table:table-cell>
          <table:table-cell office:value-type="float" office:value="8.92714" calcext:value-type="float">
            <text:p>8.92714</text:p>
          </table:table-cell>
          <table:table-cell office:value-type="float" office:value="9.303265" calcext:value-type="float">
            <text:p>9.303265</text:p>
          </table:table-cell>
          <table:table-cell office:value-type="float" office:value="10.08338" calcext:value-type="float">
            <text:p>10.08338</text:p>
          </table:table-cell>
          <table:table-cell office:value-type="float" office:value="11.38249" calcext:value-type="float">
            <text:p>11.38249</text:p>
          </table:table-cell>
          <table:table-cell office:value-type="float" office:value="11.79783" calcext:value-type="float">
            <text:p>11.79783</text:p>
          </table:table-cell>
          <table:table-cell office:value-type="float" office:value="0" calcext:value-type="float">
            <text:p>0</text:p>
          </table:table-cell>
          <table:table-cell office:value-type="float" office:value="8.579281" calcext:value-type="float">
            <text:p>8.5792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5" calcext:value-type="float">
            <text:p>22042005</text:p>
          </table:table-cell>
          <table:table-cell office:value-type="float" office:value="3.286604" calcext:value-type="float">
            <text:p>3.286604</text:p>
          </table:table-cell>
          <table:table-cell office:value-type="float" office:value="135.5143" calcext:value-type="float">
            <text:p>135.514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.1121" calcext:value-type="float">
            <text:p>38.1121</text:p>
          </table:table-cell>
          <table:table-cell office:value-type="float" office:value="0.01548115" calcext:value-type="float">
            <text:p>0.01548115</text:p>
          </table:table-cell>
          <table:table-cell office:value-type="float" office:value="0.000005139705" calcext:value-type="float">
            <text:p>5.139705E-06</text:p>
          </table:table-cell>
          <table:table-cell office:value-type="float" office:value="0.01930261" calcext:value-type="float">
            <text:p>0.01930261</text:p>
          </table:table-cell>
          <table:table-cell office:value-type="float" office:value="-0.003443822" calcext:value-type="float">
            <text:p>-0.003443822</text:p>
          </table:table-cell>
          <table:table-cell office:value-type="float" office:value="1169.502" calcext:value-type="float">
            <text:p>1169.502</text:p>
          </table:table-cell>
          <table:table-cell office:value-type="float" office:value="1.998966" calcext:value-type="float">
            <text:p>1.998966</text:p>
          </table:table-cell>
          <table:table-cell office:value-type="float" office:value="0" calcext:value-type="float">
            <text:p>0</text:p>
          </table:table-cell>
          <table:table-cell office:value-type="float" office:value="0.8388346" calcext:value-type="float">
            <text:p>0.8388346</text:p>
          </table:table-cell>
          <table:table-cell office:value-type="float" office:value="0.831973" calcext:value-type="float">
            <text:p>0.831973</text:p>
          </table:table-cell>
          <table:table-cell office:value-type="float" office:value="0.6439947" calcext:value-type="float">
            <text:p>0.6439947</text:p>
          </table:table-cell>
          <table:table-cell office:value-type="float" office:value="0.1075813" calcext:value-type="float">
            <text:p>0.1075813</text:p>
          </table:table-cell>
          <table:table-cell office:value-type="float" office:value="0.07070351" calcext:value-type="float">
            <text:p>0.07070351</text:p>
          </table:table-cell>
          <table:table-cell office:value-type="float" office:value="0.03030094" calcext:value-type="float">
            <text:p>0.03030094</text:p>
          </table:table-cell>
          <table:table-cell office:value-type="float" office:value="0.03414682" calcext:value-type="float">
            <text:p>0.03414682</text:p>
          </table:table-cell>
          <table:table-cell office:value-type="float" office:value="0.07771716" calcext:value-type="float">
            <text:p>0.07771716</text:p>
          </table:table-cell>
          <table:table-cell office:value-type="float" office:value="0.1402027" calcext:value-type="float">
            <text:p>0.1402027</text:p>
          </table:table-cell>
          <table:table-cell office:value-type="float" office:value="0.1553747" calcext:value-type="float">
            <text:p>0.1553747</text:p>
          </table:table-cell>
          <table:table-cell office:value-type="float" office:value="0.1589466" calcext:value-type="float">
            <text:p>0.1589466</text:p>
          </table:table-cell>
          <table:table-cell office:value-type="float" office:value="0.1675992" calcext:value-type="float">
            <text:p>0.1675992</text:p>
          </table:table-cell>
          <table:table-cell office:value-type="float" office:value="0.1813916" calcext:value-type="float">
            <text:p>0.1813916</text:p>
          </table:table-cell>
          <table:table-cell office:value-type="float" office:value="0.1858613" calcext:value-type="float">
            <text:p>0.1858613</text:p>
          </table:table-cell>
          <table:table-cell office:value-type="float" office:value="0" calcext:value-type="float">
            <text:p>0</text:p>
          </table:table-cell>
          <table:table-cell office:value-type="float" office:value="43.13142" calcext:value-type="float">
            <text:p>43.13142</text:p>
          </table:table-cell>
          <table:table-cell office:value-type="float" office:value="39.45884" calcext:value-type="float">
            <text:p>39.45884</text:p>
          </table:table-cell>
          <table:table-cell office:value-type="float" office:value="33.11723" calcext:value-type="float">
            <text:p>33.11723</text:p>
          </table:table-cell>
          <table:table-cell office:value-type="float" office:value="8.345738" calcext:value-type="float">
            <text:p>8.345738</text:p>
          </table:table-cell>
          <table:table-cell office:value-type="float" office:value="6.111374" calcext:value-type="float">
            <text:p>6.111374</text:p>
          </table:table-cell>
          <table:table-cell office:value-type="float" office:value="2.322231" calcext:value-type="float">
            <text:p>2.322231</text:p>
          </table:table-cell>
          <table:table-cell office:value-type="float" office:value="2.303095" calcext:value-type="float">
            <text:p>2.303095</text:p>
          </table:table-cell>
          <table:table-cell office:value-type="float" office:value="4.935923" calcext:value-type="float">
            <text:p>4.935923</text:p>
          </table:table-cell>
          <table:table-cell office:value-type="float" office:value="7.397098" calcext:value-type="float">
            <text:p>7.397098</text:p>
          </table:table-cell>
          <table:table-cell office:value-type="float" office:value="8.93185" calcext:value-type="float">
            <text:p>8.93185</text:p>
          </table:table-cell>
          <table:table-cell office:value-type="float" office:value="9.307903" calcext:value-type="float">
            <text:p>9.307903</text:p>
          </table:table-cell>
          <table:table-cell office:value-type="float" office:value="10.08733" calcext:value-type="float">
            <text:p>10.08733</text:p>
          </table:table-cell>
          <table:table-cell office:value-type="float" office:value="11.38505" calcext:value-type="float">
            <text:p>11.38505</text:p>
          </table:table-cell>
          <table:table-cell office:value-type="float" office:value="11.80033" calcext:value-type="float">
            <text:p>11.80033</text:p>
          </table:table-cell>
          <table:table-cell office:value-type="float" office:value="0" calcext:value-type="float">
            <text:p>0</text:p>
          </table:table-cell>
          <table:table-cell office:value-type="float" office:value="8.867381" calcext:value-type="float">
            <text:p>8.867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5" calcext:value-type="float">
            <text:p>23042005</text:p>
          </table:table-cell>
          <table:table-cell office:value-type="float" office:value="3.270226" calcext:value-type="float">
            <text:p>3.270226</text:p>
          </table:table-cell>
          <table:table-cell office:value-type="float" office:value="135.517" calcext:value-type="float">
            <text:p>135.5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.14384" calcext:value-type="float">
            <text:p>38.14384</text:p>
          </table:table-cell>
          <table:table-cell office:value-type="float" office:value="0.01548115" calcext:value-type="float">
            <text:p>0.01548115</text:p>
          </table:table-cell>
          <table:table-cell office:value-type="float" office:value="0.000005139927" calcext:value-type="float">
            <text:p>5.139927E-06</text:p>
          </table:table-cell>
          <table:table-cell office:value-type="float" office:value="0.01930261" calcext:value-type="float">
            <text:p>0.01930261</text:p>
          </table:table-cell>
          <table:table-cell office:value-type="float" office:value="-0.003458101" calcext:value-type="float">
            <text:p>-0.003458101</text:p>
          </table:table-cell>
          <table:table-cell office:value-type="float" office:value="1169.484" calcext:value-type="float">
            <text:p>1169.484</text:p>
          </table:table-cell>
          <table:table-cell office:value-type="float" office:value="2.001991" calcext:value-type="float">
            <text:p>2.001991</text:p>
          </table:table-cell>
          <table:table-cell office:value-type="float" office:value="0" calcext:value-type="float">
            <text:p>0</text:p>
          </table:table-cell>
          <table:table-cell office:value-type="float" office:value="1.197657" calcext:value-type="float">
            <text:p>1.197657</text:p>
          </table:table-cell>
          <table:table-cell office:value-type="float" office:value="0.9073397" calcext:value-type="float">
            <text:p>0.9073397</text:p>
          </table:table-cell>
          <table:table-cell office:value-type="float" office:value="0.6374336" calcext:value-type="float">
            <text:p>0.6374336</text:p>
          </table:table-cell>
          <table:table-cell office:value-type="float" office:value="0.08342025" calcext:value-type="float">
            <text:p>0.08342025</text:p>
          </table:table-cell>
          <table:table-cell office:value-type="float" office:value="0.06247933" calcext:value-type="float">
            <text:p>0.06247933</text:p>
          </table:table-cell>
          <table:table-cell office:value-type="float" office:value="0.02794749" calcext:value-type="float">
            <text:p>0.02794749</text:p>
          </table:table-cell>
          <table:table-cell office:value-type="float" office:value="0.03353883" calcext:value-type="float">
            <text:p>0.03353883</text:p>
          </table:table-cell>
          <table:table-cell office:value-type="float" office:value="0.07765631" calcext:value-type="float">
            <text:p>0.07765631</text:p>
          </table:table-cell>
          <table:table-cell office:value-type="float" office:value="0.1402448" calcext:value-type="float">
            <text:p>0.1402448</text:p>
          </table:table-cell>
          <table:table-cell office:value-type="float" office:value="0.1554422" calcext:value-type="float">
            <text:p>0.1554422</text:p>
          </table:table-cell>
          <table:table-cell office:value-type="float" office:value="0.1590027" calcext:value-type="float">
            <text:p>0.1590027</text:p>
          </table:table-cell>
          <table:table-cell office:value-type="float" office:value="0.1676989" calcext:value-type="float">
            <text:p>0.1676989</text:p>
          </table:table-cell>
          <table:table-cell office:value-type="float" office:value="0.1814114" calcext:value-type="float">
            <text:p>0.1814114</text:p>
          </table:table-cell>
          <table:table-cell office:value-type="float" office:value="0.1858864" calcext:value-type="float">
            <text:p>0.1858864</text:p>
          </table:table-cell>
          <table:table-cell office:value-type="float" office:value="0" calcext:value-type="float">
            <text:p>0</text:p>
          </table:table-cell>
          <table:table-cell office:value-type="float" office:value="43.42247" calcext:value-type="float">
            <text:p>43.42247</text:p>
          </table:table-cell>
          <table:table-cell office:value-type="float" office:value="39.60357" calcext:value-type="float">
            <text:p>39.60357</text:p>
          </table:table-cell>
          <table:table-cell office:value-type="float" office:value="33.27122" calcext:value-type="float">
            <text:p>33.27122</text:p>
          </table:table-cell>
          <table:table-cell office:value-type="float" office:value="8.354939" calcext:value-type="float">
            <text:p>8.354939</text:p>
          </table:table-cell>
          <table:table-cell office:value-type="float" office:value="6.117384" calcext:value-type="float">
            <text:p>6.117384</text:p>
          </table:table-cell>
          <table:table-cell office:value-type="float" office:value="2.324501" calcext:value-type="float">
            <text:p>2.324501</text:p>
          </table:table-cell>
          <table:table-cell office:value-type="float" office:value="2.305982" calcext:value-type="float">
            <text:p>2.305982</text:p>
          </table:table-cell>
          <table:table-cell office:value-type="float" office:value="4.940625" calcext:value-type="float">
            <text:p>4.940625</text:p>
          </table:table-cell>
          <table:table-cell office:value-type="float" office:value="7.402386" calcext:value-type="float">
            <text:p>7.402386</text:p>
          </table:table-cell>
          <table:table-cell office:value-type="float" office:value="8.936556" calcext:value-type="float">
            <text:p>8.936556</text:p>
          </table:table-cell>
          <table:table-cell office:value-type="float" office:value="9.312541" calcext:value-type="float">
            <text:p>9.312541</text:p>
          </table:table-cell>
          <table:table-cell office:value-type="float" office:value="10.09129" calcext:value-type="float">
            <text:p>10.09129</text:p>
          </table:table-cell>
          <table:table-cell office:value-type="float" office:value="11.38761" calcext:value-type="float">
            <text:p>11.38761</text:p>
          </table:table-cell>
          <table:table-cell office:value-type="float" office:value="11.80284" calcext:value-type="float">
            <text:p>11.80284</text:p>
          </table:table-cell>
          <table:table-cell office:value-type="float" office:value="0" calcext:value-type="float">
            <text:p>0</text:p>
          </table:table-cell>
          <table:table-cell office:value-type="float" office:value="14.80349" calcext:value-type="float">
            <text:p>14.803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5" calcext:value-type="float">
            <text:p>24042005</text:p>
          </table:table-cell>
          <table:table-cell office:value-type="float" office:value="3.254024" calcext:value-type="float">
            <text:p>3.254024</text:p>
          </table:table-cell>
          <table:table-cell office:value-type="float" office:value="135.5195" calcext:value-type="float">
            <text:p>135.51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.17569" calcext:value-type="float">
            <text:p>38.17569</text:p>
          </table:table-cell>
          <table:table-cell office:value-type="float" office:value="0.01548115" calcext:value-type="float">
            <text:p>0.01548115</text:p>
          </table:table-cell>
          <table:table-cell office:value-type="float" office:value="0.000005141063" calcext:value-type="float">
            <text:p>5.141063E-06</text:p>
          </table:table-cell>
          <table:table-cell office:value-type="float" office:value="0.01930261" calcext:value-type="float">
            <text:p>0.01930261</text:p>
          </table:table-cell>
          <table:table-cell office:value-type="float" office:value="-0.003458083" calcext:value-type="float">
            <text:p>-0.003458083</text:p>
          </table:table-cell>
          <table:table-cell office:value-type="float" office:value="1169.466" calcext:value-type="float">
            <text:p>1169.466</text:p>
          </table:table-cell>
          <table:table-cell office:value-type="float" office:value="2.004046" calcext:value-type="float">
            <text:p>2.004046</text:p>
          </table:table-cell>
          <table:table-cell office:value-type="float" office:value="0" calcext:value-type="float">
            <text:p>0</text:p>
          </table:table-cell>
          <table:table-cell office:value-type="float" office:value="1.36159" calcext:value-type="float">
            <text:p>1.36159</text:p>
          </table:table-cell>
          <table:table-cell office:value-type="float" office:value="0.9520085" calcext:value-type="float">
            <text:p>0.9520085</text:p>
          </table:table-cell>
          <table:table-cell office:value-type="float" office:value="0.6435037" calcext:value-type="float">
            <text:p>0.6435037</text:p>
          </table:table-cell>
          <table:table-cell office:value-type="float" office:value="0.07922677" calcext:value-type="float">
            <text:p>0.07922677</text:p>
          </table:table-cell>
          <table:table-cell office:value-type="float" office:value="0.06027686" calcext:value-type="float">
            <text:p>0.06027686</text:p>
          </table:table-cell>
          <table:table-cell office:value-type="float" office:value="0.02739522" calcext:value-type="float">
            <text:p>0.02739522</text:p>
          </table:table-cell>
          <table:table-cell office:value-type="float" office:value="0.03340225" calcext:value-type="float">
            <text:p>0.03340225</text:p>
          </table:table-cell>
          <table:table-cell office:value-type="float" office:value="0.07778643" calcext:value-type="float">
            <text:p>0.07778643</text:p>
          </table:table-cell>
          <table:table-cell office:value-type="float" office:value="0.140261" calcext:value-type="float">
            <text:p>0.140261</text:p>
          </table:table-cell>
          <table:table-cell office:value-type="float" office:value="0.1555038" calcext:value-type="float">
            <text:p>0.1555038</text:p>
          </table:table-cell>
          <table:table-cell office:value-type="float" office:value="0.1590583" calcext:value-type="float">
            <text:p>0.1590583</text:p>
          </table:table-cell>
          <table:table-cell office:value-type="float" office:value="0.1677595" calcext:value-type="float">
            <text:p>0.1677595</text:p>
          </table:table-cell>
          <table:table-cell office:value-type="float" office:value="0.1814376" calcext:value-type="float">
            <text:p>0.1814376</text:p>
          </table:table-cell>
          <table:table-cell office:value-type="float" office:value="0.1859129" calcext:value-type="float">
            <text:p>0.1859129</text:p>
          </table:table-cell>
          <table:table-cell office:value-type="float" office:value="0" calcext:value-type="float">
            <text:p>0</text:p>
          </table:table-cell>
          <table:table-cell office:value-type="float" office:value="43.79031" calcext:value-type="float">
            <text:p>43.79031</text:p>
          </table:table-cell>
          <table:table-cell office:value-type="float" office:value="39.75302" calcext:value-type="float">
            <text:p>39.75302</text:p>
          </table:table-cell>
          <table:table-cell office:value-type="float" office:value="33.41695" calcext:value-type="float">
            <text:p>33.41695</text:p>
          </table:table-cell>
          <table:table-cell office:value-type="float" office:value="8.358221" calcext:value-type="float">
            <text:p>8.358221</text:p>
          </table:table-cell>
          <table:table-cell office:value-type="float" office:value="6.120979" calcext:value-type="float">
            <text:p>6.120979</text:p>
          </table:table-cell>
          <table:table-cell office:value-type="float" office:value="2.326334" calcext:value-type="float">
            <text:p>2.326334</text:p>
          </table:table-cell>
          <table:table-cell office:value-type="float" office:value="2.308733" calcext:value-type="float">
            <text:p>2.308733</text:p>
          </table:table-cell>
          <table:table-cell office:value-type="float" office:value="4.945337" calcext:value-type="float">
            <text:p>4.945337</text:p>
          </table:table-cell>
          <table:table-cell office:value-type="float" office:value="7.407689" calcext:value-type="float">
            <text:p>7.407689</text:p>
          </table:table-cell>
          <table:table-cell office:value-type="float" office:value="8.941264" calcext:value-type="float">
            <text:p>8.941264</text:p>
          </table:table-cell>
          <table:table-cell office:value-type="float" office:value="9.31718" calcext:value-type="float">
            <text:p>9.31718</text:p>
          </table:table-cell>
          <table:table-cell office:value-type="float" office:value="10.09524" calcext:value-type="float">
            <text:p>10.09524</text:p>
          </table:table-cell>
          <table:table-cell office:value-type="float" office:value="11.39016" calcext:value-type="float">
            <text:p>11.39016</text:p>
          </table:table-cell>
          <table:table-cell office:value-type="float" office:value="11.80535" calcext:value-type="float">
            <text:p>11.80535</text:p>
          </table:table-cell>
          <table:table-cell office:value-type="float" office:value="0" calcext:value-type="float">
            <text:p>0</text:p>
          </table:table-cell>
          <table:table-cell office:value-type="float" office:value="18.13954" calcext:value-type="float">
            <text:p>18.139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5" calcext:value-type="float">
            <text:p>25042005</text:p>
          </table:table-cell>
          <table:table-cell office:value-type="float" office:value="3.239493" calcext:value-type="float">
            <text:p>3.239493</text:p>
          </table:table-cell>
          <table:table-cell office:value-type="float" office:value="135.5215" calcext:value-type="float">
            <text:p>135.52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.20719" calcext:value-type="float">
            <text:p>38.20719</text:p>
          </table:table-cell>
          <table:table-cell office:value-type="float" office:value="0.01548115" calcext:value-type="float">
            <text:p>0.01548115</text:p>
          </table:table-cell>
          <table:table-cell office:value-type="float" office:value="0.000005141063" calcext:value-type="float">
            <text:p>5.141063E-06</text:p>
          </table:table-cell>
          <table:table-cell office:value-type="float" office:value="0.01930261" calcext:value-type="float">
            <text:p>0.01930261</text:p>
          </table:table-cell>
          <table:table-cell office:value-type="float" office:value="-0.00347046" calcext:value-type="float">
            <text:p>-0.00347046</text:p>
          </table:table-cell>
          <table:table-cell office:value-type="float" office:value="1169.447" calcext:value-type="float">
            <text:p>1169.447</text:p>
          </table:table-cell>
          <table:table-cell office:value-type="float" office:value="2.004462" calcext:value-type="float">
            <text:p>2.004462</text:p>
          </table:table-cell>
          <table:table-cell office:value-type="float" office:value="0" calcext:value-type="float">
            <text:p>0</text:p>
          </table:table-cell>
          <table:table-cell office:value-type="float" office:value="1.204588" calcext:value-type="float">
            <text:p>1.204588</text:p>
          </table:table-cell>
          <table:table-cell office:value-type="float" office:value="0.9318852" calcext:value-type="float">
            <text:p>0.9318852</text:p>
          </table:table-cell>
          <table:table-cell office:value-type="float" office:value="0.6466342" calcext:value-type="float">
            <text:p>0.6466342</text:p>
          </table:table-cell>
          <table:table-cell office:value-type="float" office:value="0.0771801" calcext:value-type="float">
            <text:p>0.0771801</text:p>
          </table:table-cell>
          <table:table-cell office:value-type="float" office:value="0.05910756" calcext:value-type="float">
            <text:p>0.05910756</text:p>
          </table:table-cell>
          <table:table-cell office:value-type="float" office:value="0.02730865" calcext:value-type="float">
            <text:p>0.02730865</text:p>
          </table:table-cell>
          <table:table-cell office:value-type="float" office:value="0.03371866" calcext:value-type="float">
            <text:p>0.03371866</text:p>
          </table:table-cell>
          <table:table-cell office:value-type="float" office:value="0.07779125" calcext:value-type="float">
            <text:p>0.07779125</text:p>
          </table:table-cell>
          <table:table-cell office:value-type="float" office:value="0.1402731" calcext:value-type="float">
            <text:p>0.1402731</text:p>
          </table:table-cell>
          <table:table-cell office:value-type="float" office:value="0.1555602" calcext:value-type="float">
            <text:p>0.1555602</text:p>
          </table:table-cell>
          <table:table-cell office:value-type="float" office:value="0.1591133" calcext:value-type="float">
            <text:p>0.1591133</text:p>
          </table:table-cell>
          <table:table-cell office:value-type="float" office:value="0.167791" calcext:value-type="float">
            <text:p>0.167791</text:p>
          </table:table-cell>
          <table:table-cell office:value-type="float" office:value="0.1816131" calcext:value-type="float">
            <text:p>0.1816131</text:p>
          </table:table-cell>
          <table:table-cell office:value-type="float" office:value="0.1858874" calcext:value-type="float">
            <text:p>0.1858874</text:p>
          </table:table-cell>
          <table:table-cell office:value-type="float" office:value="0" calcext:value-type="float">
            <text:p>0</text:p>
          </table:table-cell>
          <table:table-cell office:value-type="float" office:value="44.13746" calcext:value-type="float">
            <text:p>44.13746</text:p>
          </table:table-cell>
          <table:table-cell office:value-type="float" office:value="39.90481" calcext:value-type="float">
            <text:p>39.90481</text:p>
          </table:table-cell>
          <table:table-cell office:value-type="float" office:value="33.55962" calcext:value-type="float">
            <text:p>33.55962</text:p>
          </table:table-cell>
          <table:table-cell office:value-type="float" office:value="8.360622" calcext:value-type="float">
            <text:p>8.360622</text:p>
          </table:table-cell>
          <table:table-cell office:value-type="float" office:value="6.12395" calcext:value-type="float">
            <text:p>6.12395</text:p>
          </table:table-cell>
          <table:table-cell office:value-type="float" office:value="2.328081" calcext:value-type="float">
            <text:p>2.328081</text:p>
          </table:table-cell>
          <table:table-cell office:value-type="float" office:value="2.311481" calcext:value-type="float">
            <text:p>2.311481</text:p>
          </table:table-cell>
          <table:table-cell office:value-type="float" office:value="4.950035" calcext:value-type="float">
            <text:p>4.950035</text:p>
          </table:table-cell>
          <table:table-cell office:value-type="float" office:value="7.412991" calcext:value-type="float">
            <text:p>7.412991</text:p>
          </table:table-cell>
          <table:table-cell office:value-type="float" office:value="8.945972" calcext:value-type="float">
            <text:p>8.945972</text:p>
          </table:table-cell>
          <table:table-cell office:value-type="float" office:value="9.321817" calcext:value-type="float">
            <text:p>9.321817</text:p>
          </table:table-cell>
          <table:table-cell office:value-type="float" office:value="10.09919" calcext:value-type="float">
            <text:p>10.09919</text:p>
          </table:table-cell>
          <table:table-cell office:value-type="float" office:value="11.39272" calcext:value-type="float">
            <text:p>11.39272</text:p>
          </table:table-cell>
          <table:table-cell office:value-type="float" office:value="11.80784" calcext:value-type="float">
            <text:p>11.80784</text:p>
          </table:table-cell>
          <table:table-cell office:value-type="float" office:value="0" calcext:value-type="float">
            <text:p>0</text:p>
          </table:table-cell>
          <table:table-cell office:value-type="float" office:value="14.70492" calcext:value-type="float">
            <text:p>14.704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5" calcext:value-type="float">
            <text:p>26042005</text:p>
          </table:table-cell>
          <table:table-cell office:value-type="float" office:value="3.227251" calcext:value-type="float">
            <text:p>3.227251</text:p>
          </table:table-cell>
          <table:table-cell office:value-type="float" office:value="135.5229" calcext:value-type="float">
            <text:p>135.52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.23786" calcext:value-type="float">
            <text:p>38.23786</text:p>
          </table:table-cell>
          <table:table-cell office:value-type="float" office:value="0.01548115" calcext:value-type="float">
            <text:p>0.01548115</text:p>
          </table:table-cell>
          <table:table-cell office:value-type="float" office:value="0.000005141063" calcext:value-type="float">
            <text:p>5.141063E-06</text:p>
          </table:table-cell>
          <table:table-cell office:value-type="float" office:value="0.01930261" calcext:value-type="float">
            <text:p>0.01930261</text:p>
          </table:table-cell>
          <table:table-cell office:value-type="float" office:value="-0.003627969" calcext:value-type="float">
            <text:p>-0.003627969</text:p>
          </table:table-cell>
          <table:table-cell office:value-type="float" office:value="1169.427" calcext:value-type="float">
            <text:p>1169.427</text:p>
          </table:table-cell>
          <table:table-cell office:value-type="float" office:value="2.003779" calcext:value-type="float">
            <text:p>2.003779</text:p>
          </table:table-cell>
          <table:table-cell office:value-type="float" office:value="0" calcext:value-type="float">
            <text:p>0</text:p>
          </table:table-cell>
          <table:table-cell office:value-type="float" office:value="1.081981" calcext:value-type="float">
            <text:p>1.081981</text:p>
          </table:table-cell>
          <table:table-cell office:value-type="float" office:value="0.9139999" calcext:value-type="float">
            <text:p>0.9139999</text:p>
          </table:table-cell>
          <table:table-cell office:value-type="float" office:value="0.6466532" calcext:value-type="float">
            <text:p>0.6466532</text:p>
          </table:table-cell>
          <table:table-cell office:value-type="float" office:value="0.07431397" calcext:value-type="float">
            <text:p>0.07431397</text:p>
          </table:table-cell>
          <table:table-cell office:value-type="float" office:value="0.05740394" calcext:value-type="float">
            <text:p>0.05740394</text:p>
          </table:table-cell>
          <table:table-cell office:value-type="float" office:value="0.02687732" calcext:value-type="float">
            <text:p>0.02687732</text:p>
          </table:table-cell>
          <table:table-cell office:value-type="float" office:value="0.03356297" calcext:value-type="float">
            <text:p>0.03356297</text:p>
          </table:table-cell>
          <table:table-cell office:value-type="float" office:value="0.07774714" calcext:value-type="float">
            <text:p>0.07774714</text:p>
          </table:table-cell>
          <table:table-cell office:value-type="float" office:value="0.1402864" calcext:value-type="float">
            <text:p>0.1402864</text:p>
          </table:table-cell>
          <table:table-cell office:value-type="float" office:value="0.1556128" calcext:value-type="float">
            <text:p>0.1556128</text:p>
          </table:table-cell>
          <table:table-cell office:value-type="float" office:value="0.1591674" calcext:value-type="float">
            <text:p>0.1591674</text:p>
          </table:table-cell>
          <table:table-cell office:value-type="float" office:value="0.1678417" calcext:value-type="float">
            <text:p>0.1678417</text:p>
          </table:table-cell>
          <table:table-cell office:value-type="float" office:value="0.1815363" calcext:value-type="float">
            <text:p>0.1815363</text:p>
          </table:table-cell>
          <table:table-cell office:value-type="float" office:value="0.1859494" calcext:value-type="float">
            <text:p>0.1859494</text:p>
          </table:table-cell>
          <table:table-cell office:value-type="float" office:value="0" calcext:value-type="float">
            <text:p>0</text:p>
          </table:table-cell>
          <table:table-cell office:value-type="float" office:value="44.42909" calcext:value-type="float">
            <text:p>44.42909</text:p>
          </table:table-cell>
          <table:table-cell office:value-type="float" office:value="40.05331" calcext:value-type="float">
            <text:p>40.05331</text:p>
          </table:table-cell>
          <table:table-cell office:value-type="float" office:value="33.70151" calcext:value-type="float">
            <text:p>33.70151</text:p>
          </table:table-cell>
          <table:table-cell office:value-type="float" office:value="8.362038" calcext:value-type="float">
            <text:p>8.362038</text:p>
          </table:table-cell>
          <table:table-cell office:value-type="float" office:value="6.126256" calcext:value-type="float">
            <text:p>6.126256</text:p>
          </table:table-cell>
          <table:table-cell office:value-type="float" office:value="2.329729" calcext:value-type="float">
            <text:p>2.329729</text:p>
          </table:table-cell>
          <table:table-cell office:value-type="float" office:value="2.314208" calcext:value-type="float">
            <text:p>2.314208</text:p>
          </table:table-cell>
          <table:table-cell office:value-type="float" office:value="4.954684" calcext:value-type="float">
            <text:p>4.954684</text:p>
          </table:table-cell>
          <table:table-cell office:value-type="float" office:value="7.418293" calcext:value-type="float">
            <text:p>7.418293</text:p>
          </table:table-cell>
          <table:table-cell office:value-type="float" office:value="8.950683" calcext:value-type="float">
            <text:p>8.950683</text:p>
          </table:table-cell>
          <table:table-cell office:value-type="float" office:value="9.326456" calcext:value-type="float">
            <text:p>9.326456</text:p>
          </table:table-cell>
          <table:table-cell office:value-type="float" office:value="10.10315" calcext:value-type="float">
            <text:p>10.10315</text:p>
          </table:table-cell>
          <table:table-cell office:value-type="float" office:value="11.39536" calcext:value-type="float">
            <text:p>11.39536</text:p>
          </table:table-cell>
          <table:table-cell office:value-type="float" office:value="11.81023" calcext:value-type="float">
            <text:p>11.81023</text:p>
          </table:table-cell>
          <table:table-cell office:value-type="float" office:value="0" calcext:value-type="float">
            <text:p>0</text:p>
          </table:table-cell>
          <table:table-cell office:value-type="float" office:value="12.09684" calcext:value-type="float">
            <text:p>12.096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5" calcext:value-type="float">
            <text:p>27042005</text:p>
          </table:table-cell>
          <table:table-cell office:value-type="float" office:value="3.2137" calcext:value-type="float">
            <text:p>3.2137</text:p>
          </table:table-cell>
          <table:table-cell office:value-type="float" office:value="135.5248" calcext:value-type="float">
            <text:p>135.524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.26853" calcext:value-type="float">
            <text:p>38.26853</text:p>
          </table:table-cell>
          <table:table-cell office:value-type="float" office:value="0.01548115" calcext:value-type="float">
            <text:p>0.01548115</text:p>
          </table:table-cell>
          <table:table-cell office:value-type="float" office:value="0.000005141063" calcext:value-type="float">
            <text:p>5.141063E-06</text:p>
          </table:table-cell>
          <table:table-cell office:value-type="float" office:value="0.01930261" calcext:value-type="float">
            <text:p>0.01930261</text:p>
          </table:table-cell>
          <table:table-cell office:value-type="float" office:value="-0.003779159" calcext:value-type="float">
            <text:p>-0.003779159</text:p>
          </table:table-cell>
          <table:table-cell office:value-type="float" office:value="1169.409" calcext:value-type="float">
            <text:p>1169.409</text:p>
          </table:table-cell>
          <table:table-cell office:value-type="float" office:value="2.00358" calcext:value-type="float">
            <text:p>2.00358</text:p>
          </table:table-cell>
          <table:table-cell office:value-type="float" office:value="0" calcext:value-type="float">
            <text:p>0</text:p>
          </table:table-cell>
          <table:table-cell office:value-type="float" office:value="1.211228" calcext:value-type="float">
            <text:p>1.211228</text:p>
          </table:table-cell>
          <table:table-cell office:value-type="float" office:value="0.9549638" calcext:value-type="float">
            <text:p>0.9549638</text:p>
          </table:table-cell>
          <table:table-cell office:value-type="float" office:value="0.6657147" calcext:value-type="float">
            <text:p>0.6657147</text:p>
          </table:table-cell>
          <table:table-cell office:value-type="float" office:value="0.07476795" calcext:value-type="float">
            <text:p>0.07476795</text:p>
          </table:table-cell>
          <table:table-cell office:value-type="float" office:value="0.05752047" calcext:value-type="float">
            <text:p>0.05752047</text:p>
          </table:table-cell>
          <table:table-cell office:value-type="float" office:value="0.02665475" calcext:value-type="float">
            <text:p>0.02665475</text:p>
          </table:table-cell>
          <table:table-cell office:value-type="float" office:value="0.03336226" calcext:value-type="float">
            <text:p>0.03336226</text:p>
          </table:table-cell>
          <table:table-cell office:value-type="float" office:value="0.07765817" calcext:value-type="float">
            <text:p>0.07765817</text:p>
          </table:table-cell>
          <table:table-cell office:value-type="float" office:value="0.1402907" calcext:value-type="float">
            <text:p>0.1402907</text:p>
          </table:table-cell>
          <table:table-cell office:value-type="float" office:value="0.1556626" calcext:value-type="float">
            <text:p>0.1556626</text:p>
          </table:table-cell>
          <table:table-cell office:value-type="float" office:value="0.1592207" calcext:value-type="float">
            <text:p>0.1592207</text:p>
          </table:table-cell>
          <table:table-cell office:value-type="float" office:value="0.1678998" calcext:value-type="float">
            <text:p>0.1678998</text:p>
          </table:table-cell>
          <table:table-cell office:value-type="float" office:value="0.1815337" calcext:value-type="float">
            <text:p>0.1815337</text:p>
          </table:table-cell>
          <table:table-cell office:value-type="float" office:value="0.185984" calcext:value-type="float">
            <text:p>0.185984</text:p>
          </table:table-cell>
          <table:table-cell office:value-type="float" office:value="0" calcext:value-type="float">
            <text:p>0</text:p>
          </table:table-cell>
          <table:table-cell office:value-type="float" office:value="44.72708" calcext:value-type="float">
            <text:p>44.72708</text:p>
          </table:table-cell>
          <table:table-cell office:value-type="float" office:value="40.20195" calcext:value-type="float">
            <text:p>40.20195</text:p>
          </table:table-cell>
          <table:table-cell office:value-type="float" office:value="33.84482" calcext:value-type="float">
            <text:p>33.84482</text:p>
          </table:table-cell>
          <table:table-cell office:value-type="float" office:value="8.362683" calcext:value-type="float">
            <text:p>8.362683</text:p>
          </table:table-cell>
          <table:table-cell office:value-type="float" office:value="6.128054" calcext:value-type="float">
            <text:p>6.128054</text:p>
          </table:table-cell>
          <table:table-cell office:value-type="float" office:value="2.331232" calcext:value-type="float">
            <text:p>2.331232</text:p>
          </table:table-cell>
          <table:table-cell office:value-type="float" office:value="2.316837" calcext:value-type="float">
            <text:p>2.316837</text:p>
          </table:table-cell>
          <table:table-cell office:value-type="float" office:value="4.95927" calcext:value-type="float">
            <text:p>4.95927</text:p>
          </table:table-cell>
          <table:table-cell office:value-type="float" office:value="7.423595" calcext:value-type="float">
            <text:p>7.423595</text:p>
          </table:table-cell>
          <table:table-cell office:value-type="float" office:value="8.95539" calcext:value-type="float">
            <text:p>8.95539</text:p>
          </table:table-cell>
          <table:table-cell office:value-type="float" office:value="9.331095" calcext:value-type="float">
            <text:p>9.331095</text:p>
          </table:table-cell>
          <table:table-cell office:value-type="float" office:value="10.1071" calcext:value-type="float">
            <text:p>10.1071</text:p>
          </table:table-cell>
          <table:table-cell office:value-type="float" office:value="11.39794" calcext:value-type="float">
            <text:p>11.39794</text:p>
          </table:table-cell>
          <table:table-cell office:value-type="float" office:value="11.81264" calcext:value-type="float">
            <text:p>11.81264</text:p>
          </table:table-cell>
          <table:table-cell office:value-type="float" office:value="0" calcext:value-type="float">
            <text:p>0</text:p>
          </table:table-cell>
          <table:table-cell office:value-type="float" office:value="15.01738" calcext:value-type="float">
            <text:p>15.017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5" calcext:value-type="float">
            <text:p>28042005</text:p>
          </table:table-cell>
          <table:table-cell office:value-type="float" office:value="3.203438" calcext:value-type="float">
            <text:p>3.203438</text:p>
          </table:table-cell>
          <table:table-cell office:value-type="float" office:value="135.5258" calcext:value-type="float">
            <text:p>135.525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.29893" calcext:value-type="float">
            <text:p>38.29893</text:p>
          </table:table-cell>
          <table:table-cell office:value-type="float" office:value="0.01548115" calcext:value-type="float">
            <text:p>0.01548115</text:p>
          </table:table-cell>
          <table:table-cell office:value-type="float" office:value="0.000005141063" calcext:value-type="float">
            <text:p>5.141063E-06</text:p>
          </table:table-cell>
          <table:table-cell office:value-type="float" office:value="0.01930261" calcext:value-type="float">
            <text:p>0.01930261</text:p>
          </table:table-cell>
          <table:table-cell office:value-type="float" office:value="-0.003834967" calcext:value-type="float">
            <text:p>-0.003834967</text:p>
          </table:table-cell>
          <table:table-cell office:value-type="float" office:value="1169.389" calcext:value-type="float">
            <text:p>1169.389</text:p>
          </table:table-cell>
          <table:table-cell office:value-type="float" office:value="2.002013" calcext:value-type="float">
            <text:p>2.002013</text:p>
          </table:table-cell>
          <table:table-cell office:value-type="float" office:value="0" calcext:value-type="float">
            <text:p>0</text:p>
          </table:table-cell>
          <table:table-cell office:value-type="float" office:value="1.024897" calcext:value-type="float">
            <text:p>1.024897</text:p>
          </table:table-cell>
          <table:table-cell office:value-type="float" office:value="0.9206567" calcext:value-type="float">
            <text:p>0.9206567</text:p>
          </table:table-cell>
          <table:table-cell office:value-type="float" office:value="0.6596222" calcext:value-type="float">
            <text:p>0.6596222</text:p>
          </table:table-cell>
          <table:table-cell office:value-type="float" office:value="0.07183665" calcext:value-type="float">
            <text:p>0.07183665</text:p>
          </table:table-cell>
          <table:table-cell office:value-type="float" office:value="0.05567723" calcext:value-type="float">
            <text:p>0.05567723</text:p>
          </table:table-cell>
          <table:table-cell office:value-type="float" office:value="0.02632969" calcext:value-type="float">
            <text:p>0.02632969</text:p>
          </table:table-cell>
          <table:table-cell office:value-type="float" office:value="0.03313449" calcext:value-type="float">
            <text:p>0.03313449</text:p>
          </table:table-cell>
          <table:table-cell office:value-type="float" office:value="0.07761607" calcext:value-type="float">
            <text:p>0.07761607</text:p>
          </table:table-cell>
          <table:table-cell office:value-type="float" office:value="0.1402942" calcext:value-type="float">
            <text:p>0.1402942</text:p>
          </table:table-cell>
          <table:table-cell office:value-type="float" office:value="0.1557093" calcext:value-type="float">
            <text:p>0.1557093</text:p>
          </table:table-cell>
          <table:table-cell office:value-type="float" office:value="0.1592726" calcext:value-type="float">
            <text:p>0.1592726</text:p>
          </table:table-cell>
          <table:table-cell office:value-type="float" office:value="0.1679289" calcext:value-type="float">
            <text:p>0.1679289</text:p>
          </table:table-cell>
          <table:table-cell office:value-type="float" office:value="0.1815539" calcext:value-type="float">
            <text:p>0.1815539</text:p>
          </table:table-cell>
          <table:table-cell office:value-type="float" office:value="0.1860139" calcext:value-type="float">
            <text:p>0.1860139</text:p>
          </table:table-cell>
          <table:table-cell office:value-type="float" office:value="0" calcext:value-type="float">
            <text:p>0</text:p>
          </table:table-cell>
          <table:table-cell office:value-type="float" office:value="44.99612" calcext:value-type="float">
            <text:p>44.99612</text:p>
          </table:table-cell>
          <table:table-cell office:value-type="float" office:value="40.35118" calcext:value-type="float">
            <text:p>40.35118</text:p>
          </table:table-cell>
          <table:table-cell office:value-type="float" office:value="33.98854" calcext:value-type="float">
            <text:p>33.98854</text:p>
          </table:table-cell>
          <table:table-cell office:value-type="float" office:value="8.363222" calcext:value-type="float">
            <text:p>8.363222</text:p>
          </table:table-cell>
          <table:table-cell office:value-type="float" office:value="6.129742" calcext:value-type="float">
            <text:p>6.129742</text:p>
          </table:table-cell>
          <table:table-cell office:value-type="float" office:value="2.332691" calcext:value-type="float">
            <text:p>2.332691</text:p>
          </table:table-cell>
          <table:table-cell office:value-type="float" office:value="2.319396" calcext:value-type="float">
            <text:p>2.319396</text:p>
          </table:table-cell>
          <table:table-cell office:value-type="float" office:value="4.963804" calcext:value-type="float">
            <text:p>4.963804</text:p>
          </table:table-cell>
          <table:table-cell office:value-type="float" office:value="7.428897" calcext:value-type="float">
            <text:p>7.428897</text:p>
          </table:table-cell>
          <table:table-cell office:value-type="float" office:value="8.960098" calcext:value-type="float">
            <text:p>8.960098</text:p>
          </table:table-cell>
          <table:table-cell office:value-type="float" office:value="9.335732" calcext:value-type="float">
            <text:p>9.335732</text:p>
          </table:table-cell>
          <table:table-cell office:value-type="float" office:value="10.11105" calcext:value-type="float">
            <text:p>10.11105</text:p>
          </table:table-cell>
          <table:table-cell office:value-type="float" office:value="11.4005" calcext:value-type="float">
            <text:p>11.4005</text:p>
          </table:table-cell>
          <table:table-cell office:value-type="float" office:value="11.81508" calcext:value-type="float">
            <text:p>11.81508</text:p>
          </table:table-cell>
          <table:table-cell office:value-type="float" office:value="0" calcext:value-type="float">
            <text:p>0</text:p>
          </table:table-cell>
          <table:table-cell office:value-type="float" office:value="10.47442" calcext:value-type="float">
            <text:p>10.474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5" calcext:value-type="float">
            <text:p>29042005</text:p>
          </table:table-cell>
          <table:table-cell office:value-type="float" office:value="3.190249" calcext:value-type="float">
            <text:p>3.190249</text:p>
          </table:table-cell>
          <table:table-cell office:value-type="float" office:value="135.5274" calcext:value-type="float">
            <text:p>135.527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.32973" calcext:value-type="float">
            <text:p>38.32973</text:p>
          </table:table-cell>
          <table:table-cell office:value-type="float" office:value="0.01548115" calcext:value-type="float">
            <text:p>0.01548115</text:p>
          </table:table-cell>
          <table:table-cell office:value-type="float" office:value="0.000005141063" calcext:value-type="float">
            <text:p>5.141063E-06</text:p>
          </table:table-cell>
          <table:table-cell office:value-type="float" office:value="0.01930261" calcext:value-type="float">
            <text:p>0.01930261</text:p>
          </table:table-cell>
          <table:table-cell office:value-type="float" office:value="-0.003834967" calcext:value-type="float">
            <text:p>-0.003834967</text:p>
          </table:table-cell>
          <table:table-cell office:value-type="float" office:value="1169.368" calcext:value-type="float">
            <text:p>1169.368</text:p>
          </table:table-cell>
          <table:table-cell office:value-type="float" office:value="2.0008" calcext:value-type="float">
            <text:p>2.0008</text:p>
          </table:table-cell>
          <table:table-cell office:value-type="float" office:value="0" calcext:value-type="float">
            <text:p>0</text:p>
          </table:table-cell>
          <table:table-cell office:value-type="float" office:value="1.773977" calcext:value-type="float">
            <text:p>1.773977</text:p>
          </table:table-cell>
          <table:table-cell office:value-type="float" office:value="0.9454149" calcext:value-type="float">
            <text:p>0.9454149</text:p>
          </table:table-cell>
          <table:table-cell office:value-type="float" office:value="0.6985973" calcext:value-type="float">
            <text:p>0.6985973</text:p>
          </table:table-cell>
          <table:table-cell office:value-type="float" office:value="0.07401322" calcext:value-type="float">
            <text:p>0.07401322</text:p>
          </table:table-cell>
          <table:table-cell office:value-type="float" office:value="0.05709201" calcext:value-type="float">
            <text:p>0.05709201</text:p>
          </table:table-cell>
          <table:table-cell office:value-type="float" office:value="0.02628765" calcext:value-type="float">
            <text:p>0.02628765</text:p>
          </table:table-cell>
          <table:table-cell office:value-type="float" office:value="0.03295876" calcext:value-type="float">
            <text:p>0.03295876</text:p>
          </table:table-cell>
          <table:table-cell office:value-type="float" office:value="0.07753263" calcext:value-type="float">
            <text:p>0.07753263</text:p>
          </table:table-cell>
          <table:table-cell office:value-type="float" office:value="0.1402791" calcext:value-type="float">
            <text:p>0.1402791</text:p>
          </table:table-cell>
          <table:table-cell office:value-type="float" office:value="0.1557534" calcext:value-type="float">
            <text:p>0.1557534</text:p>
          </table:table-cell>
          <table:table-cell office:value-type="float" office:value="0.1593239" calcext:value-type="float">
            <text:p>0.1593239</text:p>
          </table:table-cell>
          <table:table-cell office:value-type="float" office:value="0.1679498" calcext:value-type="float">
            <text:p>0.1679498</text:p>
          </table:table-cell>
          <table:table-cell office:value-type="float" office:value="0.1815808" calcext:value-type="float">
            <text:p>0.1815808</text:p>
          </table:table-cell>
          <table:table-cell office:value-type="float" office:value="0.1860443" calcext:value-type="float">
            <text:p>0.1860443</text:p>
          </table:table-cell>
          <table:table-cell office:value-type="float" office:value="0" calcext:value-type="float">
            <text:p>0</text:p>
          </table:table-cell>
          <table:table-cell office:value-type="float" office:value="45.27813" calcext:value-type="float">
            <text:p>45.27813</text:p>
          </table:table-cell>
          <table:table-cell office:value-type="float" office:value="40.50506" calcext:value-type="float">
            <text:p>40.50506</text:p>
          </table:table-cell>
          <table:table-cell office:value-type="float" office:value="34.13597" calcext:value-type="float">
            <text:p>34.13597</text:p>
          </table:table-cell>
          <table:table-cell office:value-type="float" office:value="8.36311" calcext:value-type="float">
            <text:p>8.36311</text:p>
          </table:table-cell>
          <table:table-cell office:value-type="float" office:value="6.1309" calcext:value-type="float">
            <text:p>6.1309</text:p>
          </table:table-cell>
          <table:table-cell office:value-type="float" office:value="2.334019" calcext:value-type="float">
            <text:p>2.334019</text:p>
          </table:table-cell>
          <table:table-cell office:value-type="float" office:value="2.321851" calcext:value-type="float">
            <text:p>2.321851</text:p>
          </table:table-cell>
          <table:table-cell office:value-type="float" office:value="4.968281" calcext:value-type="float">
            <text:p>4.968281</text:p>
          </table:table-cell>
          <table:table-cell office:value-type="float" office:value="7.434199" calcext:value-type="float">
            <text:p>7.434199</text:p>
          </table:table-cell>
          <table:table-cell office:value-type="float" office:value="8.964806" calcext:value-type="float">
            <text:p>8.964806</text:p>
          </table:table-cell>
          <table:table-cell office:value-type="float" office:value="9.340371" calcext:value-type="float">
            <text:p>9.340371</text:p>
          </table:table-cell>
          <table:table-cell office:value-type="float" office:value="10.11501" calcext:value-type="float">
            <text:p>10.11501</text:p>
          </table:table-cell>
          <table:table-cell office:value-type="float" office:value="11.40306" calcext:value-type="float">
            <text:p>11.40306</text:p>
          </table:table-cell>
          <table:table-cell office:value-type="float" office:value="11.81753" calcext:value-type="float">
            <text:p>11.81753</text:p>
          </table:table-cell>
          <table:table-cell office:value-type="float" office:value="0" calcext:value-type="float">
            <text:p>0</text:p>
          </table:table-cell>
          <table:table-cell office:value-type="float" office:value="14.20984" calcext:value-type="float">
            <text:p>14.20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5" calcext:value-type="float">
            <text:p>30042005</text:p>
          </table:table-cell>
          <table:table-cell office:value-type="float" office:value="3.172317" calcext:value-type="float">
            <text:p>3.172317</text:p>
          </table:table-cell>
          <table:table-cell office:value-type="float" office:value="135.529" calcext:value-type="float">
            <text:p>135.5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.3622" calcext:value-type="float">
            <text:p>38.3622</text:p>
          </table:table-cell>
          <table:table-cell office:value-type="float" office:value="0.01548115" calcext:value-type="float">
            <text:p>0.01548115</text:p>
          </table:table-cell>
          <table:table-cell office:value-type="float" office:value="0.000005141063" calcext:value-type="float">
            <text:p>5.141063E-06</text:p>
          </table:table-cell>
          <table:table-cell office:value-type="float" office:value="0.01930261" calcext:value-type="float">
            <text:p>0.01930261</text:p>
          </table:table-cell>
          <table:table-cell office:value-type="float" office:value="-0.003834967" calcext:value-type="float">
            <text:p>-0.003834967</text:p>
          </table:table-cell>
          <table:table-cell office:value-type="float" office:value="1169.349" calcext:value-type="float">
            <text:p>1169.349</text:p>
          </table:table-cell>
          <table:table-cell office:value-type="float" office:value="1.98799" calcext:value-type="float">
            <text:p>1.98799</text:p>
          </table:table-cell>
          <table:table-cell office:value-type="float" office:value="0" calcext:value-type="float">
            <text:p>0</text:p>
          </table:table-cell>
          <table:table-cell office:value-type="float" office:value="2.360739" calcext:value-type="float">
            <text:p>2.360739</text:p>
          </table:table-cell>
          <table:table-cell office:value-type="float" office:value="0.9460523" calcext:value-type="float">
            <text:p>0.9460523</text:p>
          </table:table-cell>
          <table:table-cell office:value-type="float" office:value="0.7446538" calcext:value-type="float">
            <text:p>0.7446538</text:p>
          </table:table-cell>
          <table:table-cell office:value-type="float" office:value="0.0768646" calcext:value-type="float">
            <text:p>0.0768646</text:p>
          </table:table-cell>
          <table:table-cell office:value-type="float" office:value="0.05952673" calcext:value-type="float">
            <text:p>0.05952673</text:p>
          </table:table-cell>
          <table:table-cell office:value-type="float" office:value="0.02670266" calcext:value-type="float">
            <text:p>0.02670266</text:p>
          </table:table-cell>
          <table:table-cell office:value-type="float" office:value="0.03305399" calcext:value-type="float">
            <text:p>0.03305399</text:p>
          </table:table-cell>
          <table:table-cell office:value-type="float" office:value="0.07755009" calcext:value-type="float">
            <text:p>0.07755009</text:p>
          </table:table-cell>
          <table:table-cell office:value-type="float" office:value="0.1402802" calcext:value-type="float">
            <text:p>0.1402802</text:p>
          </table:table-cell>
          <table:table-cell office:value-type="float" office:value="0.155796" calcext:value-type="float">
            <text:p>0.155796</text:p>
          </table:table-cell>
          <table:table-cell office:value-type="float" office:value="0.1593741" calcext:value-type="float">
            <text:p>0.1593741</text:p>
          </table:table-cell>
          <table:table-cell office:value-type="float" office:value="0.1679347" calcext:value-type="float">
            <text:p>0.1679347</text:p>
          </table:table-cell>
          <table:table-cell office:value-type="float" office:value="0.1816089" calcext:value-type="float">
            <text:p>0.1816089</text:p>
          </table:table-cell>
          <table:table-cell office:value-type="float" office:value="0.186072" calcext:value-type="float">
            <text:p>0.186072</text:p>
          </table:table-cell>
          <table:table-cell office:value-type="float" office:value="0" calcext:value-type="float">
            <text:p>0</text:p>
          </table:table-cell>
          <table:table-cell office:value-type="float" office:value="45.57863" calcext:value-type="float">
            <text:p>45.57863</text:p>
          </table:table-cell>
          <table:table-cell office:value-type="float" office:value="40.67751" calcext:value-type="float">
            <text:p>40.67751</text:p>
          </table:table-cell>
          <table:table-cell office:value-type="float" office:value="34.29711" calcext:value-type="float">
            <text:p>34.29711</text:p>
          </table:table-cell>
          <table:table-cell office:value-type="float" office:value="8.363935" calcext:value-type="float">
            <text:p>8.363935</text:p>
          </table:table-cell>
          <table:table-cell office:value-type="float" office:value="6.132834" calcext:value-type="float">
            <text:p>6.132834</text:p>
          </table:table-cell>
          <table:table-cell office:value-type="float" office:value="2.335401" calcext:value-type="float">
            <text:p>2.335401</text:p>
          </table:table-cell>
          <table:table-cell office:value-type="float" office:value="2.324279" calcext:value-type="float">
            <text:p>2.324279</text:p>
          </table:table-cell>
          <table:table-cell office:value-type="float" office:value="4.972715" calcext:value-type="float">
            <text:p>4.972715</text:p>
          </table:table-cell>
          <table:table-cell office:value-type="float" office:value="7.439501" calcext:value-type="float">
            <text:p>7.439501</text:p>
          </table:table-cell>
          <table:table-cell office:value-type="float" office:value="8.969515" calcext:value-type="float">
            <text:p>8.969515</text:p>
          </table:table-cell>
          <table:table-cell office:value-type="float" office:value="9.34501" calcext:value-type="float">
            <text:p>9.34501</text:p>
          </table:table-cell>
          <table:table-cell office:value-type="float" office:value="10.11896" calcext:value-type="float">
            <text:p>10.11896</text:p>
          </table:table-cell>
          <table:table-cell office:value-type="float" office:value="11.40562" calcext:value-type="float">
            <text:p>11.40562</text:p>
          </table:table-cell>
          <table:table-cell office:value-type="float" office:value="11.81995" calcext:value-type="float">
            <text:p>11.81995</text:p>
          </table:table-cell>
          <table:table-cell office:value-type="float" office:value="0" calcext:value-type="float">
            <text:p>0</text:p>
          </table:table-cell>
          <table:table-cell office:value-type="float" office:value="58.10995" calcext:value-type="float">
            <text:p>58.109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5" calcext:value-type="float">
            <text:p>1052005</text:p>
          </table:table-cell>
          <table:table-cell office:value-type="float" office:value="3.15937" calcext:value-type="float">
            <text:p>3.15937</text:p>
          </table:table-cell>
          <table:table-cell office:value-type="float" office:value="135.5303" calcext:value-type="float">
            <text:p>135.530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.40855" calcext:value-type="float">
            <text:p>38.40855</text:p>
          </table:table-cell>
          <table:table-cell office:value-type="float" office:value="0.01548115" calcext:value-type="float">
            <text:p>0.01548115</text:p>
          </table:table-cell>
          <table:table-cell office:value-type="float" office:value="0.000005141063" calcext:value-type="float">
            <text:p>5.141063E-06</text:p>
          </table:table-cell>
          <table:table-cell office:value-type="float" office:value="0.01930261" calcext:value-type="float">
            <text:p>0.01930261</text:p>
          </table:table-cell>
          <table:table-cell office:value-type="float" office:value="-0.003834967" calcext:value-type="float">
            <text:p>-0.003834967</text:p>
          </table:table-cell>
          <table:table-cell office:value-type="float" office:value="1169.303" calcext:value-type="float">
            <text:p>1169.303</text:p>
          </table:table-cell>
          <table:table-cell office:value-type="float" office:value="1.983787" calcext:value-type="float">
            <text:p>1.983787</text:p>
          </table:table-cell>
          <table:table-cell office:value-type="float" office:value="0" calcext:value-type="float">
            <text:p>0</text:p>
          </table:table-cell>
          <table:table-cell office:value-type="float" office:value="3.546409" calcext:value-type="float">
            <text:p>3.546409</text:p>
          </table:table-cell>
          <table:table-cell office:value-type="float" office:value="1.783986" calcext:value-type="float">
            <text:p>1.783986</text:p>
          </table:table-cell>
          <table:table-cell office:value-type="float" office:value="0.7558687" calcext:value-type="float">
            <text:p>0.7558687</text:p>
          </table:table-cell>
          <table:table-cell office:value-type="float" office:value="0.07604942" calcext:value-type="float">
            <text:p>0.07604942</text:p>
          </table:table-cell>
          <table:table-cell office:value-type="float" office:value="0.05966195" calcext:value-type="float">
            <text:p>0.05966195</text:p>
          </table:table-cell>
          <table:table-cell office:value-type="float" office:value="0.02695888" calcext:value-type="float">
            <text:p>0.02695888</text:p>
          </table:table-cell>
          <table:table-cell office:value-type="float" office:value="0.0332087" calcext:value-type="float">
            <text:p>0.0332087</text:p>
          </table:table-cell>
          <table:table-cell office:value-type="float" office:value="0.07766062" calcext:value-type="float">
            <text:p>0.07766062</text:p>
          </table:table-cell>
          <table:table-cell office:value-type="float" office:value="0.1403122" calcext:value-type="float">
            <text:p>0.1403122</text:p>
          </table:table-cell>
          <table:table-cell office:value-type="float" office:value="0.1558393" calcext:value-type="float">
            <text:p>0.1558393</text:p>
          </table:table-cell>
          <table:table-cell office:value-type="float" office:value="0.1594237" calcext:value-type="float">
            <text:p>0.1594237</text:p>
          </table:table-cell>
          <table:table-cell office:value-type="float" office:value="0.1680042" calcext:value-type="float">
            <text:p>0.1680042</text:p>
          </table:table-cell>
          <table:table-cell office:value-type="float" office:value="0.1816374" calcext:value-type="float">
            <text:p>0.1816374</text:p>
          </table:table-cell>
          <table:table-cell office:value-type="float" office:value="0.1860984" calcext:value-type="float">
            <text:p>0.1860984</text:p>
          </table:table-cell>
          <table:table-cell office:value-type="float" office:value="0" calcext:value-type="float">
            <text:p>0</text:p>
          </table:table-cell>
          <table:table-cell office:value-type="float" office:value="43.31973" calcext:value-type="float">
            <text:p>43.31973</text:p>
          </table:table-cell>
          <table:table-cell office:value-type="float" office:value="41.81374" calcext:value-type="float">
            <text:p>41.81374</text:p>
          </table:table-cell>
          <table:table-cell office:value-type="float" office:value="34.47352" calcext:value-type="float">
            <text:p>34.47352</text:p>
          </table:table-cell>
          <table:table-cell office:value-type="float" office:value="8.365657" calcext:value-type="float">
            <text:p>8.365657</text:p>
          </table:table-cell>
          <table:table-cell office:value-type="float" office:value="6.135716" calcext:value-type="float">
            <text:p>6.135716</text:p>
          </table:table-cell>
          <table:table-cell office:value-type="float" office:value="2.336903" calcext:value-type="float">
            <text:p>2.336903</text:p>
          </table:table-cell>
          <table:table-cell office:value-type="float" office:value="2.32673" calcext:value-type="float">
            <text:p>2.32673</text:p>
          </table:table-cell>
          <table:table-cell office:value-type="float" office:value="4.977119" calcext:value-type="float">
            <text:p>4.977119</text:p>
          </table:table-cell>
          <table:table-cell office:value-type="float" office:value="7.444803" calcext:value-type="float">
            <text:p>7.444803</text:p>
          </table:table-cell>
          <table:table-cell office:value-type="float" office:value="8.974156" calcext:value-type="float">
            <text:p>8.974156</text:p>
          </table:table-cell>
          <table:table-cell office:value-type="float" office:value="9.349648" calcext:value-type="float">
            <text:p>9.349648</text:p>
          </table:table-cell>
          <table:table-cell office:value-type="float" office:value="10.12289" calcext:value-type="float">
            <text:p>10.12289</text:p>
          </table:table-cell>
          <table:table-cell office:value-type="float" office:value="11.40818" calcext:value-type="float">
            <text:p>11.40818</text:p>
          </table:table-cell>
          <table:table-cell office:value-type="float" office:value="11.82235" calcext:value-type="float">
            <text:p>11.82235</text:p>
          </table:table-cell>
          <table:table-cell office:value-type="float" office:value="0" calcext:value-type="float">
            <text:p>0</text:p>
          </table:table-cell>
          <table:table-cell office:value-type="float" office:value="44.0387" calcext:value-type="float">
            <text:p>44.03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5" calcext:value-type="float">
            <text:p>2052005</text:p>
          </table:table-cell>
          <table:table-cell office:value-type="float" office:value="3.141701" calcext:value-type="float">
            <text:p>3.141701</text:p>
          </table:table-cell>
          <table:table-cell office:value-type="float" office:value="135.5316" calcext:value-type="float">
            <text:p>135.53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.45002" calcext:value-type="float">
            <text:p>38.45002</text:p>
          </table:table-cell>
          <table:table-cell office:value-type="float" office:value="0.01548115" calcext:value-type="float">
            <text:p>0.01548115</text:p>
          </table:table-cell>
          <table:table-cell office:value-type="float" office:value="0.000005141063" calcext:value-type="float">
            <text:p>5.141063E-06</text:p>
          </table:table-cell>
          <table:table-cell office:value-type="float" office:value="0.01930261" calcext:value-type="float">
            <text:p>0.01930261</text:p>
          </table:table-cell>
          <table:table-cell office:value-type="float" office:value="-0.003834967" calcext:value-type="float">
            <text:p>-0.003834967</text:p>
          </table:table-cell>
          <table:table-cell office:value-type="float" office:value="1169.285" calcext:value-type="float">
            <text:p>1169.285</text:p>
          </table:table-cell>
          <table:table-cell office:value-type="float" office:value="1.973619" calcext:value-type="float">
            <text:p>1.973619</text:p>
          </table:table-cell>
          <table:table-cell office:value-type="float" office:value="0" calcext:value-type="float">
            <text:p>0</text:p>
          </table:table-cell>
          <table:table-cell office:value-type="float" office:value="2.830406" calcext:value-type="float">
            <text:p>2.830406</text:p>
          </table:table-cell>
          <table:table-cell office:value-type="float" office:value="1.156092" calcext:value-type="float">
            <text:p>1.156092</text:p>
          </table:table-cell>
          <table:table-cell office:value-type="float" office:value="0.801411" calcext:value-type="float">
            <text:p>0.801411</text:p>
          </table:table-cell>
          <table:table-cell office:value-type="float" office:value="0.0793419" calcext:value-type="float">
            <text:p>0.0793419</text:p>
          </table:table-cell>
          <table:table-cell office:value-type="float" office:value="0.06166562" calcext:value-type="float">
            <text:p>0.06166562</text:p>
          </table:table-cell>
          <table:table-cell office:value-type="float" office:value="0.02718046" calcext:value-type="float">
            <text:p>0.02718046</text:p>
          </table:table-cell>
          <table:table-cell office:value-type="float" office:value="0.03323849" calcext:value-type="float">
            <text:p>0.03323849</text:p>
          </table:table-cell>
          <table:table-cell office:value-type="float" office:value="0.07771494" calcext:value-type="float">
            <text:p>0.07771494</text:p>
          </table:table-cell>
          <table:table-cell office:value-type="float" office:value="0.1403613" calcext:value-type="float">
            <text:p>0.1403613</text:p>
          </table:table-cell>
          <table:table-cell office:value-type="float" office:value="0.1558844" calcext:value-type="float">
            <text:p>0.1558844</text:p>
          </table:table-cell>
          <table:table-cell office:value-type="float" office:value="0.1594733" calcext:value-type="float">
            <text:p>0.1594733</text:p>
          </table:table-cell>
          <table:table-cell office:value-type="float" office:value="0.1680166" calcext:value-type="float">
            <text:p>0.1680166</text:p>
          </table:table-cell>
          <table:table-cell office:value-type="float" office:value="0.181666" calcext:value-type="float">
            <text:p>0.181666</text:p>
          </table:table-cell>
          <table:table-cell office:value-type="float" office:value="0.1861245" calcext:value-type="float">
            <text:p>0.1861245</text:p>
          </table:table-cell>
          <table:table-cell office:value-type="float" office:value="0" calcext:value-type="float">
            <text:p>0</text:p>
          </table:table-cell>
          <table:table-cell office:value-type="float" office:value="43.74068" calcext:value-type="float">
            <text:p>43.74068</text:p>
          </table:table-cell>
          <table:table-cell office:value-type="float" office:value="42.15653" calcext:value-type="float">
            <text:p>42.15653</text:p>
          </table:table-cell>
          <table:table-cell office:value-type="float" office:value="34.65331" calcext:value-type="float">
            <text:p>34.65331</text:p>
          </table:table-cell>
          <table:table-cell office:value-type="float" office:value="8.367206" calcext:value-type="float">
            <text:p>8.367206</text:p>
          </table:table-cell>
          <table:table-cell office:value-type="float" office:value="6.138426" calcext:value-type="float">
            <text:p>6.138426</text:p>
          </table:table-cell>
          <table:table-cell office:value-type="float" office:value="2.338384" calcext:value-type="float">
            <text:p>2.338384</text:p>
          </table:table-cell>
          <table:table-cell office:value-type="float" office:value="2.329153" calcext:value-type="float">
            <text:p>2.329153</text:p>
          </table:table-cell>
          <table:table-cell office:value-type="float" office:value="4.981525" calcext:value-type="float">
            <text:p>4.981525</text:p>
          </table:table-cell>
          <table:table-cell office:value-type="float" office:value="7.450105" calcext:value-type="float">
            <text:p>7.450105</text:p>
          </table:table-cell>
          <table:table-cell office:value-type="float" office:value="8.978788" calcext:value-type="float">
            <text:p>8.978788</text:p>
          </table:table-cell>
          <table:table-cell office:value-type="float" office:value="9.354286" calcext:value-type="float">
            <text:p>9.354286</text:p>
          </table:table-cell>
          <table:table-cell office:value-type="float" office:value="10.12677" calcext:value-type="float">
            <text:p>10.12677</text:p>
          </table:table-cell>
          <table:table-cell office:value-type="float" office:value="11.41073" calcext:value-type="float">
            <text:p>11.41073</text:p>
          </table:table-cell>
          <table:table-cell office:value-type="float" office:value="11.82478" calcext:value-type="float">
            <text:p>11.82478</text:p>
          </table:table-cell>
          <table:table-cell office:value-type="float" office:value="0" calcext:value-type="float">
            <text:p>0</text:p>
          </table:table-cell>
          <table:table-cell office:value-type="float" office:value="53.54265" calcext:value-type="float">
            <text:p>53.542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5" calcext:value-type="float">
            <text:p>3052005</text:p>
          </table:table-cell>
          <table:table-cell office:value-type="float" office:value="3.122188" calcext:value-type="float">
            <text:p>3.122188</text:p>
          </table:table-cell>
          <table:table-cell office:value-type="float" office:value="135.5331" calcext:value-type="float">
            <text:p>135.53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.48772" calcext:value-type="float">
            <text:p>38.48772</text:p>
          </table:table-cell>
          <table:table-cell office:value-type="float" office:value="0.01548115" calcext:value-type="float">
            <text:p>0.01548115</text:p>
          </table:table-cell>
          <table:table-cell office:value-type="float" office:value="0.000005141063" calcext:value-type="float">
            <text:p>5.141063E-06</text:p>
          </table:table-cell>
          <table:table-cell office:value-type="float" office:value="0.01930261" calcext:value-type="float">
            <text:p>0.01930261</text:p>
          </table:table-cell>
          <table:table-cell office:value-type="float" office:value="-0.003834967" calcext:value-type="float">
            <text:p>-0.003834967</text:p>
          </table:table-cell>
          <table:table-cell office:value-type="float" office:value="1169.266" calcext:value-type="float">
            <text:p>1169.266</text:p>
          </table:table-cell>
          <table:table-cell office:value-type="float" office:value="1.964126" calcext:value-type="float">
            <text:p>1.964126</text:p>
          </table:table-cell>
          <table:table-cell office:value-type="float" office:value="0" calcext:value-type="float">
            <text:p>0</text:p>
          </table:table-cell>
          <table:table-cell office:value-type="float" office:value="2.543782" calcext:value-type="float">
            <text:p>2.543782</text:p>
          </table:table-cell>
          <table:table-cell office:value-type="float" office:value="1.078074" calcext:value-type="float">
            <text:p>1.078074</text:p>
          </table:table-cell>
          <table:table-cell office:value-type="float" office:value="0.8536237" calcext:value-type="float">
            <text:p>0.8536237</text:p>
          </table:table-cell>
          <table:table-cell office:value-type="float" office:value="0.0832646" calcext:value-type="float">
            <text:p>0.0832646</text:p>
          </table:table-cell>
          <table:table-cell office:value-type="float" office:value="0.06524642" calcext:value-type="float">
            <text:p>0.06524642</text:p>
          </table:table-cell>
          <table:table-cell office:value-type="float" office:value="0.02794864" calcext:value-type="float">
            <text:p>0.02794864</text:p>
          </table:table-cell>
          <table:table-cell office:value-type="float" office:value="0.03360168" calcext:value-type="float">
            <text:p>0.03360168</text:p>
          </table:table-cell>
          <table:table-cell office:value-type="float" office:value="0.0778543" calcext:value-type="float">
            <text:p>0.0778543</text:p>
          </table:table-cell>
          <table:table-cell office:value-type="float" office:value="0.1404229" calcext:value-type="float">
            <text:p>0.1404229</text:p>
          </table:table-cell>
          <table:table-cell office:value-type="float" office:value="0.1559318" calcext:value-type="float">
            <text:p>0.1559318</text:p>
          </table:table-cell>
          <table:table-cell office:value-type="float" office:value="0.1595231" calcext:value-type="float">
            <text:p>0.1595231</text:p>
          </table:table-cell>
          <table:table-cell office:value-type="float" office:value="0.1680531" calcext:value-type="float">
            <text:p>0.1680531</text:p>
          </table:table-cell>
          <table:table-cell office:value-type="float" office:value="0.1816945" calcext:value-type="float">
            <text:p>0.1816945</text:p>
          </table:table-cell>
          <table:table-cell office:value-type="float" office:value="0.1861506" calcext:value-type="float">
            <text:p>0.1861506</text:p>
          </table:table-cell>
          <table:table-cell office:value-type="float" office:value="0" calcext:value-type="float">
            <text:p>0</text:p>
          </table:table-cell>
          <table:table-cell office:value-type="float" office:value="44.07032" calcext:value-type="float">
            <text:p>44.07032</text:p>
          </table:table-cell>
          <table:table-cell office:value-type="float" office:value="42.39893" calcext:value-type="float">
            <text:p>42.39893</text:p>
          </table:table-cell>
          <table:table-cell office:value-type="float" office:value="34.85398" calcext:value-type="float">
            <text:p>34.85398</text:p>
          </table:table-cell>
          <table:table-cell office:value-type="float" office:value="8.370255" calcext:value-type="float">
            <text:p>8.370255</text:p>
          </table:table-cell>
          <table:table-cell office:value-type="float" office:value="6.142395" calcext:value-type="float">
            <text:p>6.142395</text:p>
          </table:table-cell>
          <table:table-cell office:value-type="float" office:value="2.340008" calcext:value-type="float">
            <text:p>2.340008</text:p>
          </table:table-cell>
          <table:table-cell office:value-type="float" office:value="2.331617" calcext:value-type="float">
            <text:p>2.331617</text:p>
          </table:table-cell>
          <table:table-cell office:value-type="float" office:value="4.985928" calcext:value-type="float">
            <text:p>4.985928</text:p>
          </table:table-cell>
          <table:table-cell office:value-type="float" office:value="7.455408" calcext:value-type="float">
            <text:p>7.455408</text:p>
          </table:table-cell>
          <table:table-cell office:value-type="float" office:value="8.983419" calcext:value-type="float">
            <text:p>8.983419</text:p>
          </table:table-cell>
          <table:table-cell office:value-type="float" office:value="9.358924" calcext:value-type="float">
            <text:p>9.358924</text:p>
          </table:table-cell>
          <table:table-cell office:value-type="float" office:value="10.13064" calcext:value-type="float">
            <text:p>10.13064</text:p>
          </table:table-cell>
          <table:table-cell office:value-type="float" office:value="11.41329" calcext:value-type="float">
            <text:p>11.41329</text:p>
          </table:table-cell>
          <table:table-cell office:value-type="float" office:value="11.82723" calcext:value-type="float">
            <text:p>11.82723</text:p>
          </table:table-cell>
          <table:table-cell office:value-type="float" office:value="0" calcext:value-type="float">
            <text:p>0</text:p>
          </table:table-cell>
          <table:table-cell office:value-type="float" office:value="57.50083" calcext:value-type="float">
            <text:p>57.500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5" calcext:value-type="float">
            <text:p>4052005</text:p>
          </table:table-cell>
          <table:table-cell office:value-type="float" office:value="3.100092" calcext:value-type="float">
            <text:p>3.100092</text:p>
          </table:table-cell>
          <table:table-cell office:value-type="float" office:value="135.5349" calcext:value-type="float">
            <text:p>135.534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.52644" calcext:value-type="float">
            <text:p>38.52644</text:p>
          </table:table-cell>
          <table:table-cell office:value-type="float" office:value="0.01548115" calcext:value-type="float">
            <text:p>0.01548115</text:p>
          </table:table-cell>
          <table:table-cell office:value-type="float" office:value="0.000005141063" calcext:value-type="float">
            <text:p>5.141063E-06</text:p>
          </table:table-cell>
          <table:table-cell office:value-type="float" office:value="0.01930261" calcext:value-type="float">
            <text:p>0.01930261</text:p>
          </table:table-cell>
          <table:table-cell office:value-type="float" office:value="-0.003834967" calcext:value-type="float">
            <text:p>-0.003834967</text:p>
          </table:table-cell>
          <table:table-cell office:value-type="float" office:value="1169.246" calcext:value-type="float">
            <text:p>1169.246</text:p>
          </table:table-cell>
          <table:table-cell office:value-type="float" office:value="1.954982" calcext:value-type="float">
            <text:p>1.954982</text:p>
          </table:table-cell>
          <table:table-cell office:value-type="float" office:value="0" calcext:value-type="float">
            <text:p>0</text:p>
          </table:table-cell>
          <table:table-cell office:value-type="float" office:value="2.553045" calcext:value-type="float">
            <text:p>2.553045</text:p>
          </table:table-cell>
          <table:table-cell office:value-type="float" office:value="1.118036" calcext:value-type="float">
            <text:p>1.118036</text:p>
          </table:table-cell>
          <table:table-cell office:value-type="float" office:value="0.9116261" calcext:value-type="float">
            <text:p>0.9116261</text:p>
          </table:table-cell>
          <table:table-cell office:value-type="float" office:value="0.08835372" calcext:value-type="float">
            <text:p>0.08835372</text:p>
          </table:table-cell>
          <table:table-cell office:value-type="float" office:value="0.06951998" calcext:value-type="float">
            <text:p>0.06951998</text:p>
          </table:table-cell>
          <table:table-cell office:value-type="float" office:value="0.02886127" calcext:value-type="float">
            <text:p>0.02886127</text:p>
          </table:table-cell>
          <table:table-cell office:value-type="float" office:value="0.03405937" calcext:value-type="float">
            <text:p>0.03405937</text:p>
          </table:table-cell>
          <table:table-cell office:value-type="float" office:value="0.07807137" calcext:value-type="float">
            <text:p>0.07807137</text:p>
          </table:table-cell>
          <table:table-cell office:value-type="float" office:value="0.1405005" calcext:value-type="float">
            <text:p>0.1405005</text:p>
          </table:table-cell>
          <table:table-cell office:value-type="float" office:value="0.1559819" calcext:value-type="float">
            <text:p>0.1559819</text:p>
          </table:table-cell>
          <table:table-cell office:value-type="float" office:value="0.1595733" calcext:value-type="float">
            <text:p>0.1595733</text:p>
          </table:table-cell>
          <table:table-cell office:value-type="float" office:value="0.168096" calcext:value-type="float">
            <text:p>0.168096</text:p>
          </table:table-cell>
          <table:table-cell office:value-type="float" office:value="0.1817229" calcext:value-type="float">
            <text:p>0.1817229</text:p>
          </table:table-cell>
          <table:table-cell office:value-type="float" office:value="0.1861767" calcext:value-type="float">
            <text:p>0.1861767</text:p>
          </table:table-cell>
          <table:table-cell office:value-type="float" office:value="0" calcext:value-type="float">
            <text:p>0</text:p>
          </table:table-cell>
          <table:table-cell office:value-type="float" office:value="44.38638" calcext:value-type="float">
            <text:p>44.38638</text:p>
          </table:table-cell>
          <table:table-cell office:value-type="float" office:value="42.63926" calcext:value-type="float">
            <text:p>42.63926</text:p>
          </table:table-cell>
          <table:table-cell office:value-type="float" office:value="35.07604" calcext:value-type="float">
            <text:p>35.07604</text:p>
          </table:table-cell>
          <table:table-cell office:value-type="float" office:value="8.374905" calcext:value-type="float">
            <text:p>8.374905</text:p>
          </table:table-cell>
          <table:table-cell office:value-type="float" office:value="6.147823" calcext:value-type="float">
            <text:p>6.147823</text:p>
          </table:table-cell>
          <table:table-cell office:value-type="float" office:value="2.341832" calcext:value-type="float">
            <text:p>2.341832</text:p>
          </table:table-cell>
          <table:table-cell office:value-type="float" office:value="2.334157" calcext:value-type="float">
            <text:p>2.334157</text:p>
          </table:table-cell>
          <table:table-cell office:value-type="float" office:value="4.990355" calcext:value-type="float">
            <text:p>4.990355</text:p>
          </table:table-cell>
          <table:table-cell office:value-type="float" office:value="7.46071" calcext:value-type="float">
            <text:p>7.46071</text:p>
          </table:table-cell>
          <table:table-cell office:value-type="float" office:value="8.988051" calcext:value-type="float">
            <text:p>8.988051</text:p>
          </table:table-cell>
          <table:table-cell office:value-type="float" office:value="9.363556" calcext:value-type="float">
            <text:p>9.363556</text:p>
          </table:table-cell>
          <table:table-cell office:value-type="float" office:value="10.13452" calcext:value-type="float">
            <text:p>10.13452</text:p>
          </table:table-cell>
          <table:table-cell office:value-type="float" office:value="11.41585" calcext:value-type="float">
            <text:p>11.41585</text:p>
          </table:table-cell>
          <table:table-cell office:value-type="float" office:value="11.82969" calcext:value-type="float">
            <text:p>11.82969</text:p>
          </table:table-cell>
          <table:table-cell office:value-type="float" office:value="0" calcext:value-type="float">
            <text:p>0</text:p>
          </table:table-cell>
          <table:table-cell office:value-type="float" office:value="60.02009" calcext:value-type="float">
            <text:p>60.020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5" calcext:value-type="float">
            <text:p>5052005</text:p>
          </table:table-cell>
          <table:table-cell office:value-type="float" office:value="3.07558" calcext:value-type="float">
            <text:p>3.07558</text:p>
          </table:table-cell>
          <table:table-cell office:value-type="float" office:value="135.5367" calcext:value-type="float">
            <text:p>135.53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.56493" calcext:value-type="float">
            <text:p>38.56493</text:p>
          </table:table-cell>
          <table:table-cell office:value-type="float" office:value="0.01548115" calcext:value-type="float">
            <text:p>0.01548115</text:p>
          </table:table-cell>
          <table:table-cell office:value-type="float" office:value="0.000005141063" calcext:value-type="float">
            <text:p>5.141063E-06</text:p>
          </table:table-cell>
          <table:table-cell office:value-type="float" office:value="0.01930261" calcext:value-type="float">
            <text:p>0.01930261</text:p>
          </table:table-cell>
          <table:table-cell office:value-type="float" office:value="-0.003834967" calcext:value-type="float">
            <text:p>-0.003834967</text:p>
          </table:table-cell>
          <table:table-cell office:value-type="float" office:value="1169.234" calcext:value-type="float">
            <text:p>1169.234</text:p>
          </table:table-cell>
          <table:table-cell office:value-type="float" office:value="1.948084" calcext:value-type="float">
            <text:p>1.948084</text:p>
          </table:table-cell>
          <table:table-cell office:value-type="float" office:value="0" calcext:value-type="float">
            <text:p>0</text:p>
          </table:table-cell>
          <table:table-cell office:value-type="float" office:value="2.22614" calcext:value-type="float">
            <text:p>2.22614</text:p>
          </table:table-cell>
          <table:table-cell office:value-type="float" office:value="1.176927" calcext:value-type="float">
            <text:p>1.176927</text:p>
          </table:table-cell>
          <table:table-cell office:value-type="float" office:value="0.6534816" calcext:value-type="float">
            <text:p>0.6534816</text:p>
          </table:table-cell>
          <table:table-cell office:value-type="float" office:value="0.09516213" calcext:value-type="float">
            <text:p>0.09516213</text:p>
          </table:table-cell>
          <table:table-cell office:value-type="float" office:value="0.07525665" calcext:value-type="float">
            <text:p>0.07525665</text:p>
          </table:table-cell>
          <table:table-cell office:value-type="float" office:value="0.03020409" calcext:value-type="float">
            <text:p>0.03020409</text:p>
          </table:table-cell>
          <table:table-cell office:value-type="float" office:value="0.03476028" calcext:value-type="float">
            <text:p>0.03476028</text:p>
          </table:table-cell>
          <table:table-cell office:value-type="float" office:value="0.07837671" calcext:value-type="float">
            <text:p>0.07837671</text:p>
          </table:table-cell>
          <table:table-cell office:value-type="float" office:value="0.1406077" calcext:value-type="float">
            <text:p>0.1406077</text:p>
          </table:table-cell>
          <table:table-cell office:value-type="float" office:value="0.156037" calcext:value-type="float">
            <text:p>0.156037</text:p>
          </table:table-cell>
          <table:table-cell office:value-type="float" office:value="0.1596239" calcext:value-type="float">
            <text:p>0.1596239</text:p>
          </table:table-cell>
          <table:table-cell office:value-type="float" office:value="0.1681386" calcext:value-type="float">
            <text:p>0.1681386</text:p>
          </table:table-cell>
          <table:table-cell office:value-type="float" office:value="0.1817516" calcext:value-type="float">
            <text:p>0.1817516</text:p>
          </table:table-cell>
          <table:table-cell office:value-type="float" office:value="0.1862028" calcext:value-type="float">
            <text:p>0.1862028</text:p>
          </table:table-cell>
          <table:table-cell office:value-type="float" office:value="0" calcext:value-type="float">
            <text:p>0</text:p>
          </table:table-cell>
          <table:table-cell office:value-type="float" office:value="44.68204" calcext:value-type="float">
            <text:p>44.68204</text:p>
          </table:table-cell>
          <table:table-cell office:value-type="float" office:value="42.90226" calcext:value-type="float">
            <text:p>42.90226</text:p>
          </table:table-cell>
          <table:table-cell office:value-type="float" office:value="35.27465" calcext:value-type="float">
            <text:p>35.27465</text:p>
          </table:table-cell>
          <table:table-cell office:value-type="float" office:value="8.382046" calcext:value-type="float">
            <text:p>8.382046</text:p>
          </table:table-cell>
          <table:table-cell office:value-type="float" office:value="6.155289" calcext:value-type="float">
            <text:p>6.155289</text:p>
          </table:table-cell>
          <table:table-cell office:value-type="float" office:value="2.343947" calcext:value-type="float">
            <text:p>2.343947</text:p>
          </table:table-cell>
          <table:table-cell office:value-type="float" office:value="2.336819" calcext:value-type="float">
            <text:p>2.336819</text:p>
          </table:table-cell>
          <table:table-cell office:value-type="float" office:value="4.994819" calcext:value-type="float">
            <text:p>4.994819</text:p>
          </table:table-cell>
          <table:table-cell office:value-type="float" office:value="7.466053" calcext:value-type="float">
            <text:p>7.466053</text:p>
          </table:table-cell>
          <table:table-cell office:value-type="float" office:value="8.992682" calcext:value-type="float">
            <text:p>8.992682</text:p>
          </table:table-cell>
          <table:table-cell office:value-type="float" office:value="9.368137" calcext:value-type="float">
            <text:p>9.368137</text:p>
          </table:table-cell>
          <table:table-cell office:value-type="float" office:value="10.13839" calcext:value-type="float">
            <text:p>10.13839</text:p>
          </table:table-cell>
          <table:table-cell office:value-type="float" office:value="11.41841" calcext:value-type="float">
            <text:p>11.41841</text:p>
          </table:table-cell>
          <table:table-cell office:value-type="float" office:value="11.83219" calcext:value-type="float">
            <text:p>11.83219</text:p>
          </table:table-cell>
          <table:table-cell office:value-type="float" office:value="0" calcext:value-type="float">
            <text:p>0</text:p>
          </table:table-cell>
          <table:table-cell office:value-type="float" office:value="54.98043" calcext:value-type="float">
            <text:p>54.98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5" calcext:value-type="float">
            <text:p>6052005</text:p>
          </table:table-cell>
          <table:table-cell office:value-type="float" office:value="3.051038" calcext:value-type="float">
            <text:p>3.051038</text:p>
          </table:table-cell>
          <table:table-cell office:value-type="float" office:value="135.5385" calcext:value-type="float">
            <text:p>135.53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.59868" calcext:value-type="float">
            <text:p>38.59868</text:p>
          </table:table-cell>
          <table:table-cell office:value-type="float" office:value="0.01548115" calcext:value-type="float">
            <text:p>0.01548115</text:p>
          </table:table-cell>
          <table:table-cell office:value-type="float" office:value="0.000005141063" calcext:value-type="float">
            <text:p>5.141063E-06</text:p>
          </table:table-cell>
          <table:table-cell office:value-type="float" office:value="0.01930261" calcext:value-type="float">
            <text:p>0.01930261</text:p>
          </table:table-cell>
          <table:table-cell office:value-type="float" office:value="-0.003834967" calcext:value-type="float">
            <text:p>-0.003834967</text:p>
          </table:table-cell>
          <table:table-cell office:value-type="float" office:value="1169.225" calcext:value-type="float">
            <text:p>1169.225</text:p>
          </table:table-cell>
          <table:table-cell office:value-type="float" office:value="1.942816" calcext:value-type="float">
            <text:p>1.942816</text:p>
          </table:table-cell>
          <table:table-cell office:value-type="float" office:value="0" calcext:value-type="float">
            <text:p>0</text:p>
          </table:table-cell>
          <table:table-cell office:value-type="float" office:value="1.9703" calcext:value-type="float">
            <text:p>1.9703</text:p>
          </table:table-cell>
          <table:table-cell office:value-type="float" office:value="1.215079" calcext:value-type="float">
            <text:p>1.215079</text:p>
          </table:table-cell>
          <table:table-cell office:value-type="float" office:value="0.5438436" calcext:value-type="float">
            <text:p>0.5438436</text:p>
          </table:table-cell>
          <table:table-cell office:value-type="float" office:value="0.09923415" calcext:value-type="float">
            <text:p>0.09923415</text:p>
          </table:table-cell>
          <table:table-cell office:value-type="float" office:value="0.07910199" calcext:value-type="float">
            <text:p>0.07910199</text:p>
          </table:table-cell>
          <table:table-cell office:value-type="float" office:value="0.0312578" calcext:value-type="float">
            <text:p>0.0312578</text:p>
          </table:table-cell>
          <table:table-cell office:value-type="float" office:value="0.03542107" calcext:value-type="float">
            <text:p>0.03542107</text:p>
          </table:table-cell>
          <table:table-cell office:value-type="float" office:value="0.07873613" calcext:value-type="float">
            <text:p>0.07873613</text:p>
          </table:table-cell>
          <table:table-cell office:value-type="float" office:value="0.1407559" calcext:value-type="float">
            <text:p>0.1407559</text:p>
          </table:table-cell>
          <table:table-cell office:value-type="float" office:value="0.1560987" calcext:value-type="float">
            <text:p>0.1560987</text:p>
          </table:table-cell>
          <table:table-cell office:value-type="float" office:value="0.1596751" calcext:value-type="float">
            <text:p>0.1596751</text:p>
          </table:table-cell>
          <table:table-cell office:value-type="float" office:value="0.1681811" calcext:value-type="float">
            <text:p>0.1681811</text:p>
          </table:table-cell>
          <table:table-cell office:value-type="float" office:value="0.1817801" calcext:value-type="float">
            <text:p>0.1817801</text:p>
          </table:table-cell>
          <table:table-cell office:value-type="float" office:value="0.1862289" calcext:value-type="float">
            <text:p>0.1862289</text:p>
          </table:table-cell>
          <table:table-cell office:value-type="float" office:value="0" calcext:value-type="float">
            <text:p>0</text:p>
          </table:table-cell>
          <table:table-cell office:value-type="float" office:value="44.92848" calcext:value-type="float">
            <text:p>44.92848</text:p>
          </table:table-cell>
          <table:table-cell office:value-type="float" office:value="43.18039" calcext:value-type="float">
            <text:p>43.18039</text:p>
          </table:table-cell>
          <table:table-cell office:value-type="float" office:value="35.37184" calcext:value-type="float">
            <text:p>35.37184</text:p>
          </table:table-cell>
          <table:table-cell office:value-type="float" office:value="8.391278" calcext:value-type="float">
            <text:p>8.391278</text:p>
          </table:table-cell>
          <table:table-cell office:value-type="float" office:value="6.164736" calcext:value-type="float">
            <text:p>6.164736</text:p>
          </table:table-cell>
          <table:table-cell office:value-type="float" office:value="2.346378" calcext:value-type="float">
            <text:p>2.346378</text:p>
          </table:table-cell>
          <table:table-cell office:value-type="float" office:value="2.339634" calcext:value-type="float">
            <text:p>2.339634</text:p>
          </table:table-cell>
          <table:table-cell office:value-type="float" office:value="4.999347" calcext:value-type="float">
            <text:p>4.999347</text:p>
          </table:table-cell>
          <table:table-cell office:value-type="float" office:value="7.471408" calcext:value-type="float">
            <text:p>7.471408</text:p>
          </table:table-cell>
          <table:table-cell office:value-type="float" office:value="8.997316" calcext:value-type="float">
            <text:p>8.997316</text:p>
          </table:table-cell>
          <table:table-cell office:value-type="float" office:value="9.37272" calcext:value-type="float">
            <text:p>9.37272</text:p>
          </table:table-cell>
          <table:table-cell office:value-type="float" office:value="10.14227" calcext:value-type="float">
            <text:p>10.14227</text:p>
          </table:table-cell>
          <table:table-cell office:value-type="float" office:value="11.42097" calcext:value-type="float">
            <text:p>11.42097</text:p>
          </table:table-cell>
          <table:table-cell office:value-type="float" office:value="11.83468" calcext:value-type="float">
            <text:p>11.83468</text:p>
          </table:table-cell>
          <table:table-cell office:value-type="float" office:value="0" calcext:value-type="float">
            <text:p>0</text:p>
          </table:table-cell>
          <table:table-cell office:value-type="float" office:value="44.69272" calcext:value-type="float">
            <text:p>44.692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5" calcext:value-type="float">
            <text:p>7052005</text:p>
          </table:table-cell>
          <table:table-cell office:value-type="float" office:value="3.0244" calcext:value-type="float">
            <text:p>3.0244</text:p>
          </table:table-cell>
          <table:table-cell office:value-type="float" office:value="135.5403" calcext:value-type="float">
            <text:p>135.540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.63255" calcext:value-type="float">
            <text:p>38.63255</text:p>
          </table:table-cell>
          <table:table-cell office:value-type="float" office:value="0.01548115" calcext:value-type="float">
            <text:p>0.01548115</text:p>
          </table:table-cell>
          <table:table-cell office:value-type="float" office:value="0.000005141063" calcext:value-type="float">
            <text:p>5.141063E-06</text:p>
          </table:table-cell>
          <table:table-cell office:value-type="float" office:value="0.01930261" calcext:value-type="float">
            <text:p>0.01930261</text:p>
          </table:table-cell>
          <table:table-cell office:value-type="float" office:value="-0.003849066" calcext:value-type="float">
            <text:p>-0.003849066</text:p>
          </table:table-cell>
          <table:table-cell office:value-type="float" office:value="1169.216" calcext:value-type="float">
            <text:p>1169.216</text:p>
          </table:table-cell>
          <table:table-cell office:value-type="float" office:value="1.939367" calcext:value-type="float">
            <text:p>1.939367</text:p>
          </table:table-cell>
          <table:table-cell office:value-type="float" office:value="0" calcext:value-type="float">
            <text:p>0</text:p>
          </table:table-cell>
          <table:table-cell office:value-type="float" office:value="1.620386" calcext:value-type="float">
            <text:p>1.620386</text:p>
          </table:table-cell>
          <table:table-cell office:value-type="float" office:value="1.257005" calcext:value-type="float">
            <text:p>1.257005</text:p>
          </table:table-cell>
          <table:table-cell office:value-type="float" office:value="0.5518349" calcext:value-type="float">
            <text:p>0.5518349</text:p>
          </table:table-cell>
          <table:table-cell office:value-type="float" office:value="0.1056356" calcext:value-type="float">
            <text:p>0.1056356</text:p>
          </table:table-cell>
          <table:table-cell office:value-type="float" office:value="0.08495019" calcext:value-type="float">
            <text:p>0.08495019</text:p>
          </table:table-cell>
          <table:table-cell office:value-type="float" office:value="0.032716" calcext:value-type="float">
            <text:p>0.032716</text:p>
          </table:table-cell>
          <table:table-cell office:value-type="float" office:value="0.03628993" calcext:value-type="float">
            <text:p>0.03628993</text:p>
          </table:table-cell>
          <table:table-cell office:value-type="float" office:value="0.07911602" calcext:value-type="float">
            <text:p>0.07911602</text:p>
          </table:table-cell>
          <table:table-cell office:value-type="float" office:value="0.1409302" calcext:value-type="float">
            <text:p>0.1409302</text:p>
          </table:table-cell>
          <table:table-cell office:value-type="float" office:value="0.1561672" calcext:value-type="float">
            <text:p>0.1561672</text:p>
          </table:table-cell>
          <table:table-cell office:value-type="float" office:value="0.1597278" calcext:value-type="float">
            <text:p>0.1597278</text:p>
          </table:table-cell>
          <table:table-cell office:value-type="float" office:value="0.1682255" calcext:value-type="float">
            <text:p>0.1682255</text:p>
          </table:table-cell>
          <table:table-cell office:value-type="float" office:value="0.182046" calcext:value-type="float">
            <text:p>0.182046</text:p>
          </table:table-cell>
          <table:table-cell office:value-type="float" office:value="0.1861645" calcext:value-type="float">
            <text:p>0.1861645</text:p>
          </table:table-cell>
          <table:table-cell office:value-type="float" office:value="0" calcext:value-type="float">
            <text:p>0</text:p>
          </table:table-cell>
          <table:table-cell office:value-type="float" office:value="45.1371" calcext:value-type="float">
            <text:p>45.1371</text:p>
          </table:table-cell>
          <table:table-cell office:value-type="float" office:value="43.47951" calcext:value-type="float">
            <text:p>43.47951</text:p>
          </table:table-cell>
          <table:table-cell office:value-type="float" office:value="35.45647" calcext:value-type="float">
            <text:p>35.45647</text:p>
          </table:table-cell>
          <table:table-cell office:value-type="float" office:value="8.402939" calcext:value-type="float">
            <text:p>8.402939</text:p>
          </table:table-cell>
          <table:table-cell office:value-type="float" office:value="6.176334" calcext:value-type="float">
            <text:p>6.176334</text:p>
          </table:table-cell>
          <table:table-cell office:value-type="float" office:value="2.349125" calcext:value-type="float">
            <text:p>2.349125</text:p>
          </table:table-cell>
          <table:table-cell office:value-type="float" office:value="2.34261" calcext:value-type="float">
            <text:p>2.34261</text:p>
          </table:table-cell>
          <table:table-cell office:value-type="float" office:value="5.003945" calcext:value-type="float">
            <text:p>5.003945</text:p>
          </table:table-cell>
          <table:table-cell office:value-type="float" office:value="7.476801" calcext:value-type="float">
            <text:p>7.476801</text:p>
          </table:table-cell>
          <table:table-cell office:value-type="float" office:value="9.001948" calcext:value-type="float">
            <text:p>9.001948</text:p>
          </table:table-cell>
          <table:table-cell office:value-type="float" office:value="9.377301" calcext:value-type="float">
            <text:p>9.377301</text:p>
          </table:table-cell>
          <table:table-cell office:value-type="float" office:value="10.14615" calcext:value-type="float">
            <text:p>10.14615</text:p>
          </table:table-cell>
          <table:table-cell office:value-type="float" office:value="11.42352" calcext:value-type="float">
            <text:p>11.42352</text:p>
          </table:table-cell>
          <table:table-cell office:value-type="float" office:value="11.83722" calcext:value-type="float">
            <text:p>11.83722</text:p>
          </table:table-cell>
          <table:table-cell office:value-type="float" office:value="0" calcext:value-type="float">
            <text:p>0</text:p>
          </table:table-cell>
          <table:table-cell office:value-type="float" office:value="33.87527" calcext:value-type="float">
            <text:p>33.875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5" calcext:value-type="float">
            <text:p>8052005</text:p>
          </table:table-cell>
          <table:table-cell office:value-type="float" office:value="2.996588" calcext:value-type="float">
            <text:p>2.996588</text:p>
          </table:table-cell>
          <table:table-cell office:value-type="float" office:value="135.542" calcext:value-type="float">
            <text:p>135.54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.66743" calcext:value-type="float">
            <text:p>38.66743</text:p>
          </table:table-cell>
          <table:table-cell office:value-type="float" office:value="0.01548115" calcext:value-type="float">
            <text:p>0.01548115</text:p>
          </table:table-cell>
          <table:table-cell office:value-type="float" office:value="0.000005141063" calcext:value-type="float">
            <text:p>5.141063E-06</text:p>
          </table:table-cell>
          <table:table-cell office:value-type="float" office:value="0.01930261" calcext:value-type="float">
            <text:p>0.01930261</text:p>
          </table:table-cell>
          <table:table-cell office:value-type="float" office:value="-0.004016221" calcext:value-type="float">
            <text:p>-0.004016221</text:p>
          </table:table-cell>
          <table:table-cell office:value-type="float" office:value="1169.206" calcext:value-type="float">
            <text:p>1169.206</text:p>
          </table:table-cell>
          <table:table-cell office:value-type="float" office:value="1.934654" calcext:value-type="float">
            <text:p>1.934654</text:p>
          </table:table-cell>
          <table:table-cell office:value-type="float" office:value="0" calcext:value-type="float">
            <text:p>0</text:p>
          </table:table-cell>
          <table:table-cell office:value-type="float" office:value="1.40678" calcext:value-type="float">
            <text:p>1.40678</text:p>
          </table:table-cell>
          <table:table-cell office:value-type="float" office:value="1.299423" calcext:value-type="float">
            <text:p>1.299423</text:p>
          </table:table-cell>
          <table:table-cell office:value-type="float" office:value="0.5691875" calcext:value-type="float">
            <text:p>0.5691875</text:p>
          </table:table-cell>
          <table:table-cell office:value-type="float" office:value="0.1105165" calcext:value-type="float">
            <text:p>0.1105165</text:p>
          </table:table-cell>
          <table:table-cell office:value-type="float" office:value="0.08958162" calcext:value-type="float">
            <text:p>0.08958162</text:p>
          </table:table-cell>
          <table:table-cell office:value-type="float" office:value="0.03399985" calcext:value-type="float">
            <text:p>0.03399985</text:p>
          </table:table-cell>
          <table:table-cell office:value-type="float" office:value="0.03711263" calcext:value-type="float">
            <text:p>0.03711263</text:p>
          </table:table-cell>
          <table:table-cell office:value-type="float" office:value="0.07952334" calcext:value-type="float">
            <text:p>0.07952334</text:p>
          </table:table-cell>
          <table:table-cell office:value-type="float" office:value="0.1411265" calcext:value-type="float">
            <text:p>0.1411265</text:p>
          </table:table-cell>
          <table:table-cell office:value-type="float" office:value="0.1562422" calcext:value-type="float">
            <text:p>0.1562422</text:p>
          </table:table-cell>
          <table:table-cell office:value-type="float" office:value="0.1597824" calcext:value-type="float">
            <text:p>0.1597824</text:p>
          </table:table-cell>
          <table:table-cell office:value-type="float" office:value="0.1682848" calcext:value-type="float">
            <text:p>0.1682848</text:p>
          </table:table-cell>
          <table:table-cell office:value-type="float" office:value="0.1819051" calcext:value-type="float">
            <text:p>0.1819051</text:p>
          </table:table-cell>
          <table:table-cell office:value-type="float" office:value="0.1862477" calcext:value-type="float">
            <text:p>0.1862477</text:p>
          </table:table-cell>
          <table:table-cell office:value-type="float" office:value="0" calcext:value-type="float">
            <text:p>0</text:p>
          </table:table-cell>
          <table:table-cell office:value-type="float" office:value="45.31483" calcext:value-type="float">
            <text:p>45.31483</text:p>
          </table:table-cell>
          <table:table-cell office:value-type="float" office:value="43.79723" calcext:value-type="float">
            <text:p>43.79723</text:p>
          </table:table-cell>
          <table:table-cell office:value-type="float" office:value="35.54686" calcext:value-type="float">
            <text:p>35.54686</text:p>
          </table:table-cell>
          <table:table-cell office:value-type="float" office:value="8.416758" calcext:value-type="float">
            <text:p>8.416758</text:p>
          </table:table-cell>
          <table:table-cell office:value-type="float" office:value="6.189962" calcext:value-type="float">
            <text:p>6.189962</text:p>
          </table:table-cell>
          <table:table-cell office:value-type="float" office:value="2.352208" calcext:value-type="float">
            <text:p>2.352208</text:p>
          </table:table-cell>
          <table:table-cell office:value-type="float" office:value="2.345768" calcext:value-type="float">
            <text:p>2.345768</text:p>
          </table:table-cell>
          <table:table-cell office:value-type="float" office:value="5.008623" calcext:value-type="float">
            <text:p>5.008623</text:p>
          </table:table-cell>
          <table:table-cell office:value-type="float" office:value="7.482231" calcext:value-type="float">
            <text:p>7.482231</text:p>
          </table:table-cell>
          <table:table-cell office:value-type="float" office:value="9.006577" calcext:value-type="float">
            <text:p>9.006577</text:p>
          </table:table-cell>
          <table:table-cell office:value-type="float" office:value="9.381883" calcext:value-type="float">
            <text:p>9.381883</text:p>
          </table:table-cell>
          <table:table-cell office:value-type="float" office:value="10.15002" calcext:value-type="float">
            <text:p>10.15002</text:p>
          </table:table-cell>
          <table:table-cell office:value-type="float" office:value="11.42616" calcext:value-type="float">
            <text:p>11.42616</text:p>
          </table:table-cell>
          <table:table-cell office:value-type="float" office:value="11.83967" calcext:value-type="float">
            <text:p>11.83967</text:p>
          </table:table-cell>
          <table:table-cell office:value-type="float" office:value="0" calcext:value-type="float">
            <text:p>0</text:p>
          </table:table-cell>
          <table:table-cell office:value-type="float" office:value="25.07022" calcext:value-type="float">
            <text:p>25.07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5" calcext:value-type="float">
            <text:p>9052005</text:p>
          </table:table-cell>
          <table:table-cell office:value-type="float" office:value="2.969426" calcext:value-type="float">
            <text:p>2.969426</text:p>
          </table:table-cell>
          <table:table-cell office:value-type="float" office:value="135.5432" calcext:value-type="float">
            <text:p>135.54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.70268" calcext:value-type="float">
            <text:p>38.70268</text:p>
          </table:table-cell>
          <table:table-cell office:value-type="float" office:value="0.01548115" calcext:value-type="float">
            <text:p>0.01548115</text:p>
          </table:table-cell>
          <table:table-cell office:value-type="float" office:value="0.000005141063" calcext:value-type="float">
            <text:p>5.141063E-06</text:p>
          </table:table-cell>
          <table:table-cell office:value-type="float" office:value="0.01930261" calcext:value-type="float">
            <text:p>0.01930261</text:p>
          </table:table-cell>
          <table:table-cell office:value-type="float" office:value="-0.004173319" calcext:value-type="float">
            <text:p>-0.004173319</text:p>
          </table:table-cell>
          <table:table-cell office:value-type="float" office:value="1169.197" calcext:value-type="float">
            <text:p>1169.197</text:p>
          </table:table-cell>
          <table:table-cell office:value-type="float" office:value="1.930507" calcext:value-type="float">
            <text:p>1.930507</text:p>
          </table:table-cell>
          <table:table-cell office:value-type="float" office:value="0" calcext:value-type="float">
            <text:p>0</text:p>
          </table:table-cell>
          <table:table-cell office:value-type="float" office:value="1.211044" calcext:value-type="float">
            <text:p>1.211044</text:p>
          </table:table-cell>
          <table:table-cell office:value-type="float" office:value="1.315787" calcext:value-type="float">
            <text:p>1.315787</text:p>
          </table:table-cell>
          <table:table-cell office:value-type="float" office:value="0.5776949" calcext:value-type="float">
            <text:p>0.5776949</text:p>
          </table:table-cell>
          <table:table-cell office:value-type="float" office:value="0.1129317" calcext:value-type="float">
            <text:p>0.1129317</text:p>
          </table:table-cell>
          <table:table-cell office:value-type="float" office:value="0.09203102" calcext:value-type="float">
            <text:p>0.09203102</text:p>
          </table:table-cell>
          <table:table-cell office:value-type="float" office:value="0.03479233" calcext:value-type="float">
            <text:p>0.03479233</text:p>
          </table:table-cell>
          <table:table-cell office:value-type="float" office:value="0.0376958" calcext:value-type="float">
            <text:p>0.0376958</text:p>
          </table:table-cell>
          <table:table-cell office:value-type="float" office:value="0.07990151" calcext:value-type="float">
            <text:p>0.07990151</text:p>
          </table:table-cell>
          <table:table-cell office:value-type="float" office:value="0.1413197" calcext:value-type="float">
            <text:p>0.1413197</text:p>
          </table:table-cell>
          <table:table-cell office:value-type="float" office:value="0.1563224" calcext:value-type="float">
            <text:p>0.1563224</text:p>
          </table:table-cell>
          <table:table-cell office:value-type="float" office:value="0.1598388" calcext:value-type="float">
            <text:p>0.1598388</text:p>
          </table:table-cell>
          <table:table-cell office:value-type="float" office:value="0.1683274" calcext:value-type="float">
            <text:p>0.1683274</text:p>
          </table:table-cell>
          <table:table-cell office:value-type="float" office:value="0.1818832" calcext:value-type="float">
            <text:p>0.1818832</text:p>
          </table:table-cell>
          <table:table-cell office:value-type="float" office:value="0.1862871" calcext:value-type="float">
            <text:p>0.1862871</text:p>
          </table:table-cell>
          <table:table-cell office:value-type="float" office:value="0" calcext:value-type="float">
            <text:p>0</text:p>
          </table:table-cell>
          <table:table-cell office:value-type="float" office:value="45.46624" calcext:value-type="float">
            <text:p>45.46624</text:p>
          </table:table-cell>
          <table:table-cell office:value-type="float" office:value="44.12289" calcext:value-type="float">
            <text:p>44.12289</text:p>
          </table:table-cell>
          <table:table-cell office:value-type="float" office:value="35.64018" calcext:value-type="float">
            <text:p>35.64018</text:p>
          </table:table-cell>
          <table:table-cell office:value-type="float" office:value="8.431686" calcext:value-type="float">
            <text:p>8.431686</text:p>
          </table:table-cell>
          <table:table-cell office:value-type="float" office:value="6.204792" calcext:value-type="float">
            <text:p>6.204792</text:p>
          </table:table-cell>
          <table:table-cell office:value-type="float" office:value="2.355536" calcext:value-type="float">
            <text:p>2.355536</text:p>
          </table:table-cell>
          <table:table-cell office:value-type="float" office:value="2.349076" calcext:value-type="float">
            <text:p>2.349076</text:p>
          </table:table-cell>
          <table:table-cell office:value-type="float" office:value="5.01338" calcext:value-type="float">
            <text:p>5.01338</text:p>
          </table:table-cell>
          <table:table-cell office:value-type="float" office:value="7.487697" calcext:value-type="float">
            <text:p>7.487697</text:p>
          </table:table-cell>
          <table:table-cell office:value-type="float" office:value="9.011211" calcext:value-type="float">
            <text:p>9.011211</text:p>
          </table:table-cell>
          <table:table-cell office:value-type="float" office:value="9.386464" calcext:value-type="float">
            <text:p>9.386464</text:p>
          </table:table-cell>
          <table:table-cell office:value-type="float" office:value="10.1539" calcext:value-type="float">
            <text:p>10.1539</text:p>
          </table:table-cell>
          <table:table-cell office:value-type="float" office:value="11.42873" calcext:value-type="float">
            <text:p>11.42873</text:p>
          </table:table-cell>
          <table:table-cell office:value-type="float" office:value="11.84213" calcext:value-type="float">
            <text:p>11.84213</text:p>
          </table:table-cell>
          <table:table-cell office:value-type="float" office:value="0" calcext:value-type="float">
            <text:p>0</text:p>
          </table:table-cell>
          <table:table-cell office:value-type="float" office:value="17.75617" calcext:value-type="float">
            <text:p>17.756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5" calcext:value-type="float">
            <text:p>10052005</text:p>
          </table:table-cell>
          <table:table-cell office:value-type="float" office:value="2.938921" calcext:value-type="float">
            <text:p>2.938921</text:p>
          </table:table-cell>
          <table:table-cell office:value-type="float" office:value="135.5443" calcext:value-type="float">
            <text:p>135.544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.73898" calcext:value-type="float">
            <text:p>38.73898</text:p>
          </table:table-cell>
          <table:table-cell office:value-type="float" office:value="0.01548115" calcext:value-type="float">
            <text:p>0.01548115</text:p>
          </table:table-cell>
          <table:table-cell office:value-type="float" office:value="0.000005141357" calcext:value-type="float">
            <text:p>5.141357E-06</text:p>
          </table:table-cell>
          <table:table-cell office:value-type="float" office:value="0.01930261" calcext:value-type="float">
            <text:p>0.01930261</text:p>
          </table:table-cell>
          <table:table-cell office:value-type="float" office:value="-0.004314689" calcext:value-type="float">
            <text:p>-0.004314689</text:p>
          </table:table-cell>
          <table:table-cell office:value-type="float" office:value="1169.188" calcext:value-type="float">
            <text:p>1169.188</text:p>
          </table:table-cell>
          <table:table-cell office:value-type="float" office:value="1.917923" calcext:value-type="float">
            <text:p>1.917923</text:p>
          </table:table-cell>
          <table:table-cell office:value-type="float" office:value="0" calcext:value-type="float">
            <text:p>0</text:p>
          </table:table-cell>
          <table:table-cell office:value-type="float" office:value="0.4348556" calcext:value-type="float">
            <text:p>0.4348556</text:p>
          </table:table-cell>
          <table:table-cell office:value-type="float" office:value="1.279154" calcext:value-type="float">
            <text:p>1.279154</text:p>
          </table:table-cell>
          <table:table-cell office:value-type="float" office:value="0.640749" calcext:value-type="float">
            <text:p>0.640749</text:p>
          </table:table-cell>
          <table:table-cell office:value-type="float" office:value="0.1207965" calcext:value-type="float">
            <text:p>0.1207965</text:p>
          </table:table-cell>
          <table:table-cell office:value-type="float" office:value="0.09582345" calcext:value-type="float">
            <text:p>0.09582345</text:p>
          </table:table-cell>
          <table:table-cell office:value-type="float" office:value="0.03563488" calcext:value-type="float">
            <text:p>0.03563488</text:p>
          </table:table-cell>
          <table:table-cell office:value-type="float" office:value="0.03820536" calcext:value-type="float">
            <text:p>0.03820536</text:p>
          </table:table-cell>
          <table:table-cell office:value-type="float" office:value="0.08021713" calcext:value-type="float">
            <text:p>0.08021713</text:p>
          </table:table-cell>
          <table:table-cell office:value-type="float" office:value="0.1415148" calcext:value-type="float">
            <text:p>0.1415148</text:p>
          </table:table-cell>
          <table:table-cell office:value-type="float" office:value="0.1564072" calcext:value-type="float">
            <text:p>0.1564072</text:p>
          </table:table-cell>
          <table:table-cell office:value-type="float" office:value="0.1598961" calcext:value-type="float">
            <text:p>0.1598961</text:p>
          </table:table-cell>
          <table:table-cell office:value-type="float" office:value="0.1683777" calcext:value-type="float">
            <text:p>0.1683777</text:p>
          </table:table-cell>
          <table:table-cell office:value-type="float" office:value="0.1818965" calcext:value-type="float">
            <text:p>0.1818965</text:p>
          </table:table-cell>
          <table:table-cell office:value-type="float" office:value="0.1863205" calcext:value-type="float">
            <text:p>0.1863205</text:p>
          </table:table-cell>
          <table:table-cell office:value-type="float" office:value="0" calcext:value-type="float">
            <text:p>0</text:p>
          </table:table-cell>
          <table:table-cell office:value-type="float" office:value="45.59238" calcext:value-type="float">
            <text:p>45.59238</text:p>
          </table:table-cell>
          <table:table-cell office:value-type="float" office:value="44.46972" calcext:value-type="float">
            <text:p>44.46972</text:p>
          </table:table-cell>
          <table:table-cell office:value-type="float" office:value="35.73905" calcext:value-type="float">
            <text:p>35.73905</text:p>
          </table:table-cell>
          <table:table-cell office:value-type="float" office:value="8.447553" calcext:value-type="float">
            <text:p>8.447553</text:p>
          </table:table-cell>
          <table:table-cell office:value-type="float" office:value="6.220453" calcext:value-type="float">
            <text:p>6.220453</text:p>
          </table:table-cell>
          <table:table-cell office:value-type="float" office:value="2.359029" calcext:value-type="float">
            <text:p>2.359029</text:p>
          </table:table-cell>
          <table:table-cell office:value-type="float" office:value="2.352489" calcext:value-type="float">
            <text:p>2.352489</text:p>
          </table:table-cell>
          <table:table-cell office:value-type="float" office:value="5.018202" calcext:value-type="float">
            <text:p>5.018202</text:p>
          </table:table-cell>
          <table:table-cell office:value-type="float" office:value="7.493201" calcext:value-type="float">
            <text:p>7.493201</text:p>
          </table:table-cell>
          <table:table-cell office:value-type="float" office:value="9.015844" calcext:value-type="float">
            <text:p>9.015844</text:p>
          </table:table-cell>
          <table:table-cell office:value-type="float" office:value="9.391046" calcext:value-type="float">
            <text:p>9.391046</text:p>
          </table:table-cell>
          <table:table-cell office:value-type="float" office:value="10.15777" calcext:value-type="float">
            <text:p>10.15777</text:p>
          </table:table-cell>
          <table:table-cell office:value-type="float" office:value="11.43129" calcext:value-type="float">
            <text:p>11.43129</text:p>
          </table:table-cell>
          <table:table-cell office:value-type="float" office:value="11.84466" calcext:value-type="float">
            <text:p>11.84466</text:p>
          </table:table-cell>
          <table:table-cell office:value-type="float" office:value="0" calcext:value-type="float">
            <text:p>0</text:p>
          </table:table-cell>
          <table:table-cell office:value-type="float" office:value="13.1254" calcext:value-type="float">
            <text:p>13.12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5" calcext:value-type="float">
            <text:p>11052005</text:p>
          </table:table-cell>
          <table:table-cell office:value-type="float" office:value="2.915366" calcext:value-type="float">
            <text:p>2.915366</text:p>
          </table:table-cell>
          <table:table-cell office:value-type="float" office:value="135.5461" calcext:value-type="float">
            <text:p>135.546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.7743" calcext:value-type="float">
            <text:p>38.7743</text:p>
          </table:table-cell>
          <table:table-cell office:value-type="float" office:value="0.01548115" calcext:value-type="float">
            <text:p>0.01548115</text:p>
          </table:table-cell>
          <table:table-cell office:value-type="float" office:value="0.000005145677" calcext:value-type="float">
            <text:p>5.145677E-06</text:p>
          </table:table-cell>
          <table:table-cell office:value-type="float" office:value="0.01930261" calcext:value-type="float">
            <text:p>0.01930261</text:p>
          </table:table-cell>
          <table:table-cell office:value-type="float" office:value="-0.004314631" calcext:value-type="float">
            <text:p>-0.004314631</text:p>
          </table:table-cell>
          <table:table-cell office:value-type="float" office:value="1169.175" calcext:value-type="float">
            <text:p>1169.175</text:p>
          </table:table-cell>
          <table:table-cell office:value-type="float" office:value="1.905108" calcext:value-type="float">
            <text:p>1.905108</text:p>
          </table:table-cell>
          <table:table-cell office:value-type="float" office:value="0" calcext:value-type="float">
            <text:p>0</text:p>
          </table:table-cell>
          <table:table-cell office:value-type="float" office:value="0.3163724" calcext:value-type="float">
            <text:p>0.3163724</text:p>
          </table:table-cell>
          <table:table-cell office:value-type="float" office:value="0.7984714" calcext:value-type="float">
            <text:p>0.7984714</text:p>
          </table:table-cell>
          <table:table-cell office:value-type="float" office:value="0.6074153" calcext:value-type="float">
            <text:p>0.6074153</text:p>
          </table:table-cell>
          <table:table-cell office:value-type="float" office:value="0.2639118" calcext:value-type="float">
            <text:p>0.2639118</text:p>
          </table:table-cell>
          <table:table-cell office:value-type="float" office:value="0.1282329" calcext:value-type="float">
            <text:p>0.1282329</text:p>
          </table:table-cell>
          <table:table-cell office:value-type="float" office:value="0.04170186" calcext:value-type="float">
            <text:p>0.04170186</text:p>
          </table:table-cell>
          <table:table-cell office:value-type="float" office:value="0.03818988" calcext:value-type="float">
            <text:p>0.03818988</text:p>
          </table:table-cell>
          <table:table-cell office:value-type="float" office:value="0.08046096" calcext:value-type="float">
            <text:p>0.08046096</text:p>
          </table:table-cell>
          <table:table-cell office:value-type="float" office:value="0.1417117" calcext:value-type="float">
            <text:p>0.1417117</text:p>
          </table:table-cell>
          <table:table-cell office:value-type="float" office:value="0.1564948" calcext:value-type="float">
            <text:p>0.1564948</text:p>
          </table:table-cell>
          <table:table-cell office:value-type="float" office:value="0.1599543" calcext:value-type="float">
            <text:p>0.1599543</text:p>
          </table:table-cell>
          <table:table-cell office:value-type="float" office:value="0.1684196" calcext:value-type="float">
            <text:p>0.1684196</text:p>
          </table:table-cell>
          <table:table-cell office:value-type="float" office:value="0.1819235" calcext:value-type="float">
            <text:p>0.1819235</text:p>
          </table:table-cell>
          <table:table-cell office:value-type="float" office:value="0.1863532" calcext:value-type="float">
            <text:p>0.1863532</text:p>
          </table:table-cell>
          <table:table-cell office:value-type="float" office:value="0" calcext:value-type="float">
            <text:p>0</text:p>
          </table:table-cell>
          <table:table-cell office:value-type="float" office:value="45.60553" calcext:value-type="float">
            <text:p>45.60553</text:p>
          </table:table-cell>
          <table:table-cell office:value-type="float" office:value="44.70906" calcext:value-type="float">
            <text:p>44.70906</text:p>
          </table:table-cell>
          <table:table-cell office:value-type="float" office:value="35.87917" calcext:value-type="float">
            <text:p>35.87917</text:p>
          </table:table-cell>
          <table:table-cell office:value-type="float" office:value="8.50323" calcext:value-type="float">
            <text:p>8.50323</text:p>
          </table:table-cell>
          <table:table-cell office:value-type="float" office:value="6.244993" calcext:value-type="float">
            <text:p>6.244993</text:p>
          </table:table-cell>
          <table:table-cell office:value-type="float" office:value="2.363198" calcext:value-type="float">
            <text:p>2.363198</text:p>
          </table:table-cell>
          <table:table-cell office:value-type="float" office:value="2.356013" calcext:value-type="float">
            <text:p>2.356013</text:p>
          </table:table-cell>
          <table:table-cell office:value-type="float" office:value="5.023085" calcext:value-type="float">
            <text:p>5.023085</text:p>
          </table:table-cell>
          <table:table-cell office:value-type="float" office:value="7.498746" calcext:value-type="float">
            <text:p>7.498746</text:p>
          </table:table-cell>
          <table:table-cell office:value-type="float" office:value="9.020477" calcext:value-type="float">
            <text:p>9.020477</text:p>
          </table:table-cell>
          <table:table-cell office:value-type="float" office:value="9.395628" calcext:value-type="float">
            <text:p>9.395628</text:p>
          </table:table-cell>
          <table:table-cell office:value-type="float" office:value="10.16166" calcext:value-type="float">
            <text:p>10.16166</text:p>
          </table:table-cell>
          <table:table-cell office:value-type="float" office:value="11.43385" calcext:value-type="float">
            <text:p>11.43385</text:p>
          </table:table-cell>
          <table:table-cell office:value-type="float" office:value="11.84712" calcext:value-type="float">
            <text:p>11.84712</text:p>
          </table:table-cell>
          <table:table-cell office:value-type="float" office:value="0" calcext:value-type="float">
            <text:p>0</text:p>
          </table:table-cell>
          <table:table-cell office:value-type="float" office:value="2.447469" calcext:value-type="float">
            <text:p>2.4474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5" calcext:value-type="float">
            <text:p>12052005</text:p>
          </table:table-cell>
          <table:table-cell office:value-type="float" office:value="2.893793" calcext:value-type="float">
            <text:p>2.893793</text:p>
          </table:table-cell>
          <table:table-cell office:value-type="float" office:value="135.5489" calcext:value-type="float">
            <text:p>135.548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.81074" calcext:value-type="float">
            <text:p>38.81074</text:p>
          </table:table-cell>
          <table:table-cell office:value-type="float" office:value="0.01548118" calcext:value-type="float">
            <text:p>0.01548118</text:p>
          </table:table-cell>
          <table:table-cell office:value-type="float" office:value="0.000005325877" calcext:value-type="float">
            <text:p>5.325877E-06</text:p>
          </table:table-cell>
          <table:table-cell office:value-type="float" office:value="0.01930266" calcext:value-type="float">
            <text:p>0.01930266</text:p>
          </table:table-cell>
          <table:table-cell office:value-type="float" office:value="-0.004313061" calcext:value-type="float">
            <text:p>-0.004313061</text:p>
          </table:table-cell>
          <table:table-cell office:value-type="float" office:value="1169.159" calcext:value-type="float">
            <text:p>1169.159</text:p>
          </table:table-cell>
          <table:table-cell office:value-type="float" office:value="1.893082" calcext:value-type="float">
            <text:p>1.893082</text:p>
          </table:table-cell>
          <table:table-cell office:value-type="float" office:value="0" calcext:value-type="float">
            <text:p>0</text:p>
          </table:table-cell>
          <table:table-cell office:value-type="float" office:value="0.6784282" calcext:value-type="float">
            <text:p>0.6784282</text:p>
          </table:table-cell>
          <table:table-cell office:value-type="float" office:value="1.027157" calcext:value-type="float">
            <text:p>1.027157</text:p>
          </table:table-cell>
          <table:table-cell office:value-type="float" office:value="0.4651498" calcext:value-type="float">
            <text:p>0.4651498</text:p>
          </table:table-cell>
          <table:table-cell office:value-type="float" office:value="0.1908736" calcext:value-type="float">
            <text:p>0.1908736</text:p>
          </table:table-cell>
          <table:table-cell office:value-type="float" office:value="0.1344902" calcext:value-type="float">
            <text:p>0.1344902</text:p>
          </table:table-cell>
          <table:table-cell office:value-type="float" office:value="0.06336737" calcext:value-type="float">
            <text:p>0.06336737</text:p>
          </table:table-cell>
          <table:table-cell office:value-type="float" office:value="0.05103816" calcext:value-type="float">
            <text:p>0.05103816</text:p>
          </table:table-cell>
          <table:table-cell office:value-type="float" office:value="0.07768213" calcext:value-type="float">
            <text:p>0.07768213</text:p>
          </table:table-cell>
          <table:table-cell office:value-type="float" office:value="0.1364892" calcext:value-type="float">
            <text:p>0.1364892</text:p>
          </table:table-cell>
          <table:table-cell office:value-type="float" office:value="0.1565828" calcext:value-type="float">
            <text:p>0.1565828</text:p>
          </table:table-cell>
          <table:table-cell office:value-type="float" office:value="0.1600135" calcext:value-type="float">
            <text:p>0.1600135</text:p>
          </table:table-cell>
          <table:table-cell office:value-type="float" office:value="0.1685542" calcext:value-type="float">
            <text:p>0.1685542</text:p>
          </table:table-cell>
          <table:table-cell office:value-type="float" office:value="0.1819516" calcext:value-type="float">
            <text:p>0.1819516</text:p>
          </table:table-cell>
          <table:table-cell office:value-type="float" office:value="0.1863827" calcext:value-type="float">
            <text:p>0.1863827</text:p>
          </table:table-cell>
          <table:table-cell office:value-type="float" office:value="0" calcext:value-type="float">
            <text:p>0</text:p>
          </table:table-cell>
          <table:table-cell office:value-type="float" office:value="45.61984" calcext:value-type="float">
            <text:p>45.61984</text:p>
          </table:table-cell>
          <table:table-cell office:value-type="float" office:value="44.85653" calcext:value-type="float">
            <text:p>44.85653</text:p>
          </table:table-cell>
          <table:table-cell office:value-type="float" office:value="35.98439" calcext:value-type="float">
            <text:p>35.98439</text:p>
          </table:table-cell>
          <table:table-cell office:value-type="float" office:value="8.618374" calcext:value-type="float">
            <text:p>8.618374</text:p>
          </table:table-cell>
          <table:table-cell office:value-type="float" office:value="6.315358" calcext:value-type="float">
            <text:p>6.315358</text:p>
          </table:table-cell>
          <table:table-cell office:value-type="float" office:value="2.380982" calcext:value-type="float">
            <text:p>2.380982</text:p>
          </table:table-cell>
          <table:table-cell office:value-type="float" office:value="2.364049" calcext:value-type="float">
            <text:p>2.364049</text:p>
          </table:table-cell>
          <table:table-cell office:value-type="float" office:value="5.027786" calcext:value-type="float">
            <text:p>5.027786</text:p>
          </table:table-cell>
          <table:table-cell office:value-type="float" office:value="7.50413" calcext:value-type="float">
            <text:p>7.50413</text:p>
          </table:table-cell>
          <table:table-cell office:value-type="float" office:value="9.025106" calcext:value-type="float">
            <text:p>9.025106</text:p>
          </table:table-cell>
          <table:table-cell office:value-type="float" office:value="9.400209" calcext:value-type="float">
            <text:p>9.400209</text:p>
          </table:table-cell>
          <table:table-cell office:value-type="float" office:value="10.16553" calcext:value-type="float">
            <text:p>10.16553</text:p>
          </table:table-cell>
          <table:table-cell office:value-type="float" office:value="11.43641" calcext:value-type="float">
            <text:p>11.43641</text:p>
          </table:table-cell>
          <table:table-cell office:value-type="float" office:value="11.84956" calcext:value-type="float">
            <text:p>11.84956</text:p>
          </table:table-cell>
          <table:table-cell office:value-type="float" office:value="0" calcext:value-type="float">
            <text:p>0</text:p>
          </table:table-cell>
          <table:table-cell office:value-type="float" office:value="4.165806" calcext:value-type="float">
            <text:p>4.1658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5" calcext:value-type="float">
            <text:p>13052005</text:p>
          </table:table-cell>
          <table:table-cell office:value-type="float" office:value="2.879284" calcext:value-type="float">
            <text:p>2.879284</text:p>
          </table:table-cell>
          <table:table-cell office:value-type="float" office:value="135.5504" calcext:value-type="float">
            <text:p>135.55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.84398" calcext:value-type="float">
            <text:p>38.84398</text:p>
          </table:table-cell>
          <table:table-cell office:value-type="float" office:value="0.01548118" calcext:value-type="float">
            <text:p>0.01548118</text:p>
          </table:table-cell>
          <table:table-cell office:value-type="float" office:value="0.000005325877" calcext:value-type="float">
            <text:p>5.325877E-06</text:p>
          </table:table-cell>
          <table:table-cell office:value-type="float" office:value="0.01930266" calcext:value-type="float">
            <text:p>0.01930266</text:p>
          </table:table-cell>
          <table:table-cell office:value-type="float" office:value="-0.004313061" calcext:value-type="float">
            <text:p>-0.004313061</text:p>
          </table:table-cell>
          <table:table-cell office:value-type="float" office:value="1169.144" calcext:value-type="float">
            <text:p>1169.144</text:p>
          </table:table-cell>
          <table:table-cell office:value-type="float" office:value="1.895753" calcext:value-type="float">
            <text:p>1.895753</text:p>
          </table:table-cell>
          <table:table-cell office:value-type="float" office:value="0" calcext:value-type="float">
            <text:p>0</text:p>
          </table:table-cell>
          <table:table-cell office:value-type="float" office:value="1.039829" calcext:value-type="float">
            <text:p>1.039829</text:p>
          </table:table-cell>
          <table:table-cell office:value-type="float" office:value="1.176338" calcext:value-type="float">
            <text:p>1.176338</text:p>
          </table:table-cell>
          <table:table-cell office:value-type="float" office:value="0.3843143" calcext:value-type="float">
            <text:p>0.3843143</text:p>
          </table:table-cell>
          <table:table-cell office:value-type="float" office:value="0.1022851" calcext:value-type="float">
            <text:p>0.1022851</text:p>
          </table:table-cell>
          <table:table-cell office:value-type="float" office:value="0.0779283" calcext:value-type="float">
            <text:p>0.0779283</text:p>
          </table:table-cell>
          <table:table-cell office:value-type="float" office:value="0.03665658" calcext:value-type="float">
            <text:p>0.03665658</text:p>
          </table:table-cell>
          <table:table-cell office:value-type="float" office:value="0.03865245" calcext:value-type="float">
            <text:p>0.03865245</text:p>
          </table:table-cell>
          <table:table-cell office:value-type="float" office:value="0.07845946" calcext:value-type="float">
            <text:p>0.07845946</text:p>
          </table:table-cell>
          <table:table-cell office:value-type="float" office:value="0.1385387" calcext:value-type="float">
            <text:p>0.1385387</text:p>
          </table:table-cell>
          <table:table-cell office:value-type="float" office:value="0.156653" calcext:value-type="float">
            <text:p>0.156653</text:p>
          </table:table-cell>
          <table:table-cell office:value-type="float" office:value="0.1600729" calcext:value-type="float">
            <text:p>0.1600729</text:p>
          </table:table-cell>
          <table:table-cell office:value-type="float" office:value="0.1686898" calcext:value-type="float">
            <text:p>0.1686898</text:p>
          </table:table-cell>
          <table:table-cell office:value-type="float" office:value="0.1819803" calcext:value-type="float">
            <text:p>0.1819803</text:p>
          </table:table-cell>
          <table:table-cell office:value-type="float" office:value="0.1864102" calcext:value-type="float">
            <text:p>0.1864102</text:p>
          </table:table-cell>
          <table:table-cell office:value-type="float" office:value="0" calcext:value-type="float">
            <text:p>0</text:p>
          </table:table-cell>
          <table:table-cell office:value-type="float" office:value="45.85816" calcext:value-type="float">
            <text:p>45.85816</text:p>
          </table:table-cell>
          <table:table-cell office:value-type="float" office:value="45.11817" calcext:value-type="float">
            <text:p>45.11817</text:p>
          </table:table-cell>
          <table:table-cell office:value-type="float" office:value="36.03026" calcext:value-type="float">
            <text:p>36.03026</text:p>
          </table:table-cell>
          <table:table-cell office:value-type="float" office:value="8.65058" calcext:value-type="float">
            <text:p>8.65058</text:p>
          </table:table-cell>
          <table:table-cell office:value-type="float" office:value="6.338855" calcext:value-type="float">
            <text:p>6.338855</text:p>
          </table:table-cell>
          <table:table-cell office:value-type="float" office:value="2.389001" calcext:value-type="float">
            <text:p>2.389001</text:p>
          </table:table-cell>
          <table:table-cell office:value-type="float" office:value="2.369729" calcext:value-type="float">
            <text:p>2.369729</text:p>
          </table:table-cell>
          <table:table-cell office:value-type="float" office:value="5.032535" calcext:value-type="float">
            <text:p>5.032535</text:p>
          </table:table-cell>
          <table:table-cell office:value-type="float" office:value="7.509671" calcext:value-type="float">
            <text:p>7.509671</text:p>
          </table:table-cell>
          <table:table-cell office:value-type="float" office:value="9.029762" calcext:value-type="float">
            <text:p>9.029762</text:p>
          </table:table-cell>
          <table:table-cell office:value-type="float" office:value="9.404791" calcext:value-type="float">
            <text:p>9.404791</text:p>
          </table:table-cell>
          <table:table-cell office:value-type="float" office:value="10.16941" calcext:value-type="float">
            <text:p>10.16941</text:p>
          </table:table-cell>
          <table:table-cell office:value-type="float" office:value="11.43897" calcext:value-type="float">
            <text:p>11.43897</text:p>
          </table:table-cell>
          <table:table-cell office:value-type="float" office:value="11.85201" calcext:value-type="float">
            <text:p>11.85201</text:p>
          </table:table-cell>
          <table:table-cell office:value-type="float" office:value="0" calcext:value-type="float">
            <text:p>0</text:p>
          </table:table-cell>
          <table:table-cell office:value-type="float" office:value="5.472702" calcext:value-type="float">
            <text:p>5.4727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5" calcext:value-type="float">
            <text:p>14052005</text:p>
          </table:table-cell>
          <table:table-cell office:value-type="float" office:value="2.865256" calcext:value-type="float">
            <text:p>2.865256</text:p>
          </table:table-cell>
          <table:table-cell office:value-type="float" office:value="135.5516" calcext:value-type="float">
            <text:p>135.55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.87524" calcext:value-type="float">
            <text:p>38.87524</text:p>
          </table:table-cell>
          <table:table-cell office:value-type="float" office:value="0.01548118" calcext:value-type="float">
            <text:p>0.01548118</text:p>
          </table:table-cell>
          <table:table-cell office:value-type="float" office:value="0.000005325877" calcext:value-type="float">
            <text:p>5.325877E-06</text:p>
          </table:table-cell>
          <table:table-cell office:value-type="float" office:value="0.01930266" calcext:value-type="float">
            <text:p>0.01930266</text:p>
          </table:table-cell>
          <table:table-cell office:value-type="float" office:value="-0.004313061" calcext:value-type="float">
            <text:p>-0.004313061</text:p>
          </table:table-cell>
          <table:table-cell office:value-type="float" office:value="1169.127" calcext:value-type="float">
            <text:p>1169.127</text:p>
          </table:table-cell>
          <table:table-cell office:value-type="float" office:value="1.897051" calcext:value-type="float">
            <text:p>1.897051</text:p>
          </table:table-cell>
          <table:table-cell office:value-type="float" office:value="0" calcext:value-type="float">
            <text:p>0</text:p>
          </table:table-cell>
          <table:table-cell office:value-type="float" office:value="1.977502" calcext:value-type="float">
            <text:p>1.977502</text:p>
          </table:table-cell>
          <table:table-cell office:value-type="float" office:value="1.179714" calcext:value-type="float">
            <text:p>1.179714</text:p>
          </table:table-cell>
          <table:table-cell office:value-type="float" office:value="0.3695041" calcext:value-type="float">
            <text:p>0.3695041</text:p>
          </table:table-cell>
          <table:table-cell office:value-type="float" office:value="0.0842891" calcext:value-type="float">
            <text:p>0.0842891</text:p>
          </table:table-cell>
          <table:table-cell office:value-type="float" office:value="0.06719302" calcext:value-type="float">
            <text:p>0.06719302</text:p>
          </table:table-cell>
          <table:table-cell office:value-type="float" office:value="0.03024653" calcext:value-type="float">
            <text:p>0.03024653</text:p>
          </table:table-cell>
          <table:table-cell office:value-type="float" office:value="0.03517433" calcext:value-type="float">
            <text:p>0.03517433</text:p>
          </table:table-cell>
          <table:table-cell office:value-type="float" office:value="0.07906506" calcext:value-type="float">
            <text:p>0.07906506</text:p>
          </table:table-cell>
          <table:table-cell office:value-type="float" office:value="0.1402019" calcext:value-type="float">
            <text:p>0.1402019</text:p>
          </table:table-cell>
          <table:table-cell office:value-type="float" office:value="0.1567164" calcext:value-type="float">
            <text:p>0.1567164</text:p>
          </table:table-cell>
          <table:table-cell office:value-type="float" office:value="0.1601318" calcext:value-type="float">
            <text:p>0.1601318</text:p>
          </table:table-cell>
          <table:table-cell office:value-type="float" office:value="0.1686791" calcext:value-type="float">
            <text:p>0.1686791</text:p>
          </table:table-cell>
          <table:table-cell office:value-type="float" office:value="0.1820087" calcext:value-type="float">
            <text:p>0.1820087</text:p>
          </table:table-cell>
          <table:table-cell office:value-type="float" office:value="0.1864363" calcext:value-type="float">
            <text:p>0.1864363</text:p>
          </table:table-cell>
          <table:table-cell office:value-type="float" office:value="0" calcext:value-type="float">
            <text:p>0</text:p>
          </table:table-cell>
          <table:table-cell office:value-type="float" office:value="46.1856" calcext:value-type="float">
            <text:p>46.1856</text:p>
          </table:table-cell>
          <table:table-cell office:value-type="float" office:value="45.39614" calcext:value-type="float">
            <text:p>45.39614</text:p>
          </table:table-cell>
          <table:table-cell office:value-type="float" office:value="36.0511" calcext:value-type="float">
            <text:p>36.0511</text:p>
          </table:table-cell>
          <table:table-cell office:value-type="float" office:value="8.658077" calcext:value-type="float">
            <text:p>8.658077</text:p>
          </table:table-cell>
          <table:table-cell office:value-type="float" office:value="6.346798" calcext:value-type="float">
            <text:p>6.346798</text:p>
          </table:table-cell>
          <table:table-cell office:value-type="float" office:value="2.392299" calcext:value-type="float">
            <text:p>2.392299</text:p>
          </table:table-cell>
          <table:table-cell office:value-type="float" office:value="2.373331" calcext:value-type="float">
            <text:p>2.373331</text:p>
          </table:table-cell>
          <table:table-cell office:value-type="float" office:value="5.037449" calcext:value-type="float">
            <text:p>5.037449</text:p>
          </table:table-cell>
          <table:table-cell office:value-type="float" office:value="7.515713" calcext:value-type="float">
            <text:p>7.515713</text:p>
          </table:table-cell>
          <table:table-cell office:value-type="float" office:value="9.034469" calcext:value-type="float">
            <text:p>9.034469</text:p>
          </table:table-cell>
          <table:table-cell office:value-type="float" office:value="9.409372" calcext:value-type="float">
            <text:p>9.409372</text:p>
          </table:table-cell>
          <table:table-cell office:value-type="float" office:value="10.17329" calcext:value-type="float">
            <text:p>10.17329</text:p>
          </table:table-cell>
          <table:table-cell office:value-type="float" office:value="11.44149" calcext:value-type="float">
            <text:p>11.44149</text:p>
          </table:table-cell>
          <table:table-cell office:value-type="float" office:value="11.85444" calcext:value-type="float">
            <text:p>11.85444</text:p>
          </table:table-cell>
          <table:table-cell office:value-type="float" office:value="0" calcext:value-type="float">
            <text:p>0</text:p>
          </table:table-cell>
          <table:table-cell office:value-type="float" office:value="17.41862" calcext:value-type="float">
            <text:p>17.418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5" calcext:value-type="float">
            <text:p>15052005</text:p>
          </table:table-cell>
          <table:table-cell office:value-type="float" office:value="2.848137" calcext:value-type="float">
            <text:p>2.848137</text:p>
          </table:table-cell>
          <table:table-cell office:value-type="float" office:value="135.5526" calcext:value-type="float">
            <text:p>135.55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.90631" calcext:value-type="float">
            <text:p>38.90631</text:p>
          </table:table-cell>
          <table:table-cell office:value-type="float" office:value="0.01548118" calcext:value-type="float">
            <text:p>0.01548118</text:p>
          </table:table-cell>
          <table:table-cell office:value-type="float" office:value="0.000005325877" calcext:value-type="float">
            <text:p>5.325877E-06</text:p>
          </table:table-cell>
          <table:table-cell office:value-type="float" office:value="0.01930266" calcext:value-type="float">
            <text:p>0.01930266</text:p>
          </table:table-cell>
          <table:table-cell office:value-type="float" office:value="-0.004313061" calcext:value-type="float">
            <text:p>-0.004313061</text:p>
          </table:table-cell>
          <table:table-cell office:value-type="float" office:value="1169.111" calcext:value-type="float">
            <text:p>1169.111</text:p>
          </table:table-cell>
          <table:table-cell office:value-type="float" office:value="1.890951" calcext:value-type="float">
            <text:p>1.890951</text:p>
          </table:table-cell>
          <table:table-cell office:value-type="float" office:value="0" calcext:value-type="float">
            <text:p>0</text:p>
          </table:table-cell>
          <table:table-cell office:value-type="float" office:value="1.481933" calcext:value-type="float">
            <text:p>1.481933</text:p>
          </table:table-cell>
          <table:table-cell office:value-type="float" office:value="1.22264" calcext:value-type="float">
            <text:p>1.22264</text:p>
          </table:table-cell>
          <table:table-cell office:value-type="float" office:value="0.4010066" calcext:value-type="float">
            <text:p>0.4010066</text:p>
          </table:table-cell>
          <table:table-cell office:value-type="float" office:value="0.08525693" calcext:value-type="float">
            <text:p>0.08525693</text:p>
          </table:table-cell>
          <table:table-cell office:value-type="float" office:value="0.06782652" calcext:value-type="float">
            <text:p>0.06782652</text:p>
          </table:table-cell>
          <table:table-cell office:value-type="float" office:value="0.02942417" calcext:value-type="float">
            <text:p>0.02942417</text:p>
          </table:table-cell>
          <table:table-cell office:value-type="float" office:value="0.03446531" calcext:value-type="float">
            <text:p>0.03446531</text:p>
          </table:table-cell>
          <table:table-cell office:value-type="float" office:value="0.07919927" calcext:value-type="float">
            <text:p>0.07919927</text:p>
          </table:table-cell>
          <table:table-cell office:value-type="float" office:value="0.1406806" calcext:value-type="float">
            <text:p>0.1406806</text:p>
          </table:table-cell>
          <table:table-cell office:value-type="float" office:value="0.1567708" calcext:value-type="float">
            <text:p>0.1567708</text:p>
          </table:table-cell>
          <table:table-cell office:value-type="float" office:value="0.1601892" calcext:value-type="float">
            <text:p>0.1601892</text:p>
          </table:table-cell>
          <table:table-cell office:value-type="float" office:value="0.1686316" calcext:value-type="float">
            <text:p>0.1686316</text:p>
          </table:table-cell>
          <table:table-cell office:value-type="float" office:value="0.1820368" calcext:value-type="float">
            <text:p>0.1820368</text:p>
          </table:table-cell>
          <table:table-cell office:value-type="float" office:value="0.1864625" calcext:value-type="float">
            <text:p>0.1864625</text:p>
          </table:table-cell>
          <table:table-cell office:value-type="float" office:value="0" calcext:value-type="float">
            <text:p>0</text:p>
          </table:table-cell>
          <table:table-cell office:value-type="float" office:value="46.3957" calcext:value-type="float">
            <text:p>46.3957</text:p>
          </table:table-cell>
          <table:table-cell office:value-type="float" office:value="45.70709" calcext:value-type="float">
            <text:p>45.70709</text:p>
          </table:table-cell>
          <table:table-cell office:value-type="float" office:value="36.07231" calcext:value-type="float">
            <text:p>36.07231</text:p>
          </table:table-cell>
          <table:table-cell office:value-type="float" office:value="8.661695" calcext:value-type="float">
            <text:p>8.661695</text:p>
          </table:table-cell>
          <table:table-cell office:value-type="float" office:value="6.352394" calcext:value-type="float">
            <text:p>6.352394</text:p>
          </table:table-cell>
          <table:table-cell office:value-type="float" office:value="2.394634" calcext:value-type="float">
            <text:p>2.394634</text:p>
          </table:table-cell>
          <table:table-cell office:value-type="float" office:value="2.376399" calcext:value-type="float">
            <text:p>2.376399</text:p>
          </table:table-cell>
          <table:table-cell office:value-type="float" office:value="5.042397" calcext:value-type="float">
            <text:p>5.042397</text:p>
          </table:table-cell>
          <table:table-cell office:value-type="float" office:value="7.521977" calcext:value-type="float">
            <text:p>7.521977</text:p>
          </table:table-cell>
          <table:table-cell office:value-type="float" office:value="9.039177" calcext:value-type="float">
            <text:p>9.039177</text:p>
          </table:table-cell>
          <table:table-cell office:value-type="float" office:value="9.413955" calcext:value-type="float">
            <text:p>9.413955</text:p>
          </table:table-cell>
          <table:table-cell office:value-type="float" office:value="10.17716" calcext:value-type="float">
            <text:p>10.17716</text:p>
          </table:table-cell>
          <table:table-cell office:value-type="float" office:value="11.44397" calcext:value-type="float">
            <text:p>11.44397</text:p>
          </table:table-cell>
          <table:table-cell office:value-type="float" office:value="11.85687" calcext:value-type="float">
            <text:p>11.85687</text:p>
          </table:table-cell>
          <table:table-cell office:value-type="float" office:value="0" calcext:value-type="float">
            <text:p>0</text:p>
          </table:table-cell>
          <table:table-cell office:value-type="float" office:value="40.15182" calcext:value-type="float">
            <text:p>40.15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5" calcext:value-type="float">
            <text:p>16052005</text:p>
          </table:table-cell>
          <table:table-cell office:value-type="float" office:value="2.825043" calcext:value-type="float">
            <text:p>2.825043</text:p>
          </table:table-cell>
          <table:table-cell office:value-type="float" office:value="135.5539" calcext:value-type="float">
            <text:p>135.553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.94" calcext:value-type="float">
            <text:p>38.94</text:p>
          </table:table-cell>
          <table:table-cell office:value-type="float" office:value="0.01548118" calcext:value-type="float">
            <text:p>0.01548118</text:p>
          </table:table-cell>
          <table:table-cell office:value-type="float" office:value="0.000005325877" calcext:value-type="float">
            <text:p>5.325877E-06</text:p>
          </table:table-cell>
          <table:table-cell office:value-type="float" office:value="0.01930266" calcext:value-type="float">
            <text:p>0.01930266</text:p>
          </table:table-cell>
          <table:table-cell office:value-type="float" office:value="-0.004313061" calcext:value-type="float">
            <text:p>-0.004313061</text:p>
          </table:table-cell>
          <table:table-cell office:value-type="float" office:value="1169.095" calcext:value-type="float">
            <text:p>1169.095</text:p>
          </table:table-cell>
          <table:table-cell office:value-type="float" office:value="1.876352" calcext:value-type="float">
            <text:p>1.876352</text:p>
          </table:table-cell>
          <table:table-cell office:value-type="float" office:value="0" calcext:value-type="float">
            <text:p>0</text:p>
          </table:table-cell>
          <table:table-cell office:value-type="float" office:value="1.446928" calcext:value-type="float">
            <text:p>1.446928</text:p>
          </table:table-cell>
          <table:table-cell office:value-type="float" office:value="1.336538" calcext:value-type="float">
            <text:p>1.336538</text:p>
          </table:table-cell>
          <table:table-cell office:value-type="float" office:value="0.4663911" calcext:value-type="float">
            <text:p>0.4663911</text:p>
          </table:table-cell>
          <table:table-cell office:value-type="float" office:value="0.09400086" calcext:value-type="float">
            <text:p>0.09400086</text:p>
          </table:table-cell>
          <table:table-cell office:value-type="float" office:value="0.07347581" calcext:value-type="float">
            <text:p>0.07347581</text:p>
          </table:table-cell>
          <table:table-cell office:value-type="float" office:value="0.0307473" calcext:value-type="float">
            <text:p>0.0307473</text:p>
          </table:table-cell>
          <table:table-cell office:value-type="float" office:value="0.0349049" calcext:value-type="float">
            <text:p>0.0349049</text:p>
          </table:table-cell>
          <table:table-cell office:value-type="float" office:value="0.07929777" calcext:value-type="float">
            <text:p>0.07929777</text:p>
          </table:table-cell>
          <table:table-cell office:value-type="float" office:value="0.1408106" calcext:value-type="float">
            <text:p>0.1408106</text:p>
          </table:table-cell>
          <table:table-cell office:value-type="float" office:value="0.1568183" calcext:value-type="float">
            <text:p>0.1568183</text:p>
          </table:table-cell>
          <table:table-cell office:value-type="float" office:value="0.1602449" calcext:value-type="float">
            <text:p>0.1602449</text:p>
          </table:table-cell>
          <table:table-cell office:value-type="float" office:value="0.1686668" calcext:value-type="float">
            <text:p>0.1686668</text:p>
          </table:table-cell>
          <table:table-cell office:value-type="float" office:value="0.1820647" calcext:value-type="float">
            <text:p>0.1820647</text:p>
          </table:table-cell>
          <table:table-cell office:value-type="float" office:value="0.1864886" calcext:value-type="float">
            <text:p>0.1864886</text:p>
          </table:table-cell>
          <table:table-cell office:value-type="float" office:value="0" calcext:value-type="float">
            <text:p>0</text:p>
          </table:table-cell>
          <table:table-cell office:value-type="float" office:value="46.55778" calcext:value-type="float">
            <text:p>46.55778</text:p>
          </table:table-cell>
          <table:table-cell office:value-type="float" office:value="46.0643" calcext:value-type="float">
            <text:p>46.0643</text:p>
          </table:table-cell>
          <table:table-cell office:value-type="float" office:value="36.11374" calcext:value-type="float">
            <text:p>36.11374</text:p>
          </table:table-cell>
          <table:table-cell office:value-type="float" office:value="8.667869" calcext:value-type="float">
            <text:p>8.667869</text:p>
          </table:table-cell>
          <table:table-cell office:value-type="float" office:value="6.359536" calcext:value-type="float">
            <text:p>6.359536</text:p>
          </table:table-cell>
          <table:table-cell office:value-type="float" office:value="2.397083" calcext:value-type="float">
            <text:p>2.397083</text:p>
          </table:table-cell>
          <table:table-cell office:value-type="float" office:value="2.379419" calcext:value-type="float">
            <text:p>2.379419</text:p>
          </table:table-cell>
          <table:table-cell office:value-type="float" office:value="5.047306" calcext:value-type="float">
            <text:p>5.047306</text:p>
          </table:table-cell>
          <table:table-cell office:value-type="float" office:value="7.528328" calcext:value-type="float">
            <text:p>7.528328</text:p>
          </table:table-cell>
          <table:table-cell office:value-type="float" office:value="9.043884" calcext:value-type="float">
            <text:p>9.043884</text:p>
          </table:table-cell>
          <table:table-cell office:value-type="float" office:value="9.418536" calcext:value-type="float">
            <text:p>9.418536</text:p>
          </table:table-cell>
          <table:table-cell office:value-type="float" office:value="10.18104" calcext:value-type="float">
            <text:p>10.18104</text:p>
          </table:table-cell>
          <table:table-cell office:value-type="float" office:value="11.44646" calcext:value-type="float">
            <text:p>11.44646</text:p>
          </table:table-cell>
          <table:table-cell office:value-type="float" office:value="11.85932" calcext:value-type="float">
            <text:p>11.85932</text:p>
          </table:table-cell>
          <table:table-cell office:value-type="float" office:value="0" calcext:value-type="float">
            <text:p>0</text:p>
          </table:table-cell>
          <table:table-cell office:value-type="float" office:value="59.88522" calcext:value-type="float">
            <text:p>59.885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5" calcext:value-type="float">
            <text:p>17052005</text:p>
          </table:table-cell>
          <table:table-cell office:value-type="float" office:value="2.795149" calcext:value-type="float">
            <text:p>2.795149</text:p>
          </table:table-cell>
          <table:table-cell office:value-type="float" office:value="135.5558" calcext:value-type="float">
            <text:p>135.555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.97815" calcext:value-type="float">
            <text:p>38.97815</text:p>
          </table:table-cell>
          <table:table-cell office:value-type="float" office:value="0.01548118" calcext:value-type="float">
            <text:p>0.01548118</text:p>
          </table:table-cell>
          <table:table-cell office:value-type="float" office:value="0.000005325893" calcext:value-type="float">
            <text:p>5.325893E-06</text:p>
          </table:table-cell>
          <table:table-cell office:value-type="float" office:value="0.01930266" calcext:value-type="float">
            <text:p>0.01930266</text:p>
          </table:table-cell>
          <table:table-cell office:value-type="float" office:value="-0.004313061" calcext:value-type="float">
            <text:p>-0.004313061</text:p>
          </table:table-cell>
          <table:table-cell office:value-type="float" office:value="1169.08" calcext:value-type="float">
            <text:p>1169.08</text:p>
          </table:table-cell>
          <table:table-cell office:value-type="float" office:value="1.85296" calcext:value-type="float">
            <text:p>1.85296</text:p>
          </table:table-cell>
          <table:table-cell office:value-type="float" office:value="0" calcext:value-type="float">
            <text:p>0</text:p>
          </table:table-cell>
          <table:table-cell office:value-type="float" office:value="1.148524" calcext:value-type="float">
            <text:p>1.148524</text:p>
          </table:table-cell>
          <table:table-cell office:value-type="float" office:value="1.450685" calcext:value-type="float">
            <text:p>1.450685</text:p>
          </table:table-cell>
          <table:table-cell office:value-type="float" office:value="0.5434636" calcext:value-type="float">
            <text:p>0.5434636</text:p>
          </table:table-cell>
          <table:table-cell office:value-type="float" office:value="0.105338" calcext:value-type="float">
            <text:p>0.105338</text:p>
          </table:table-cell>
          <table:table-cell office:value-type="float" office:value="0.08159921" calcext:value-type="float">
            <text:p>0.08159921</text:p>
          </table:table-cell>
          <table:table-cell office:value-type="float" office:value="0.03290256" calcext:value-type="float">
            <text:p>0.03290256</text:p>
          </table:table-cell>
          <table:table-cell office:value-type="float" office:value="0.03597255" calcext:value-type="float">
            <text:p>0.03597255</text:p>
          </table:table-cell>
          <table:table-cell office:value-type="float" office:value="0.07957046" calcext:value-type="float">
            <text:p>0.07957046</text:p>
          </table:table-cell>
          <table:table-cell office:value-type="float" office:value="0.1408682" calcext:value-type="float">
            <text:p>0.1408682</text:p>
          </table:table-cell>
          <table:table-cell office:value-type="float" office:value="0.1568661" calcext:value-type="float">
            <text:p>0.1568661</text:p>
          </table:table-cell>
          <table:table-cell office:value-type="float" office:value="0.1602994" calcext:value-type="float">
            <text:p>0.1602994</text:p>
          </table:table-cell>
          <table:table-cell office:value-type="float" office:value="0.1687157" calcext:value-type="float">
            <text:p>0.1687157</text:p>
          </table:table-cell>
          <table:table-cell office:value-type="float" office:value="0.1820926" calcext:value-type="float">
            <text:p>0.1820926</text:p>
          </table:table-cell>
          <table:table-cell office:value-type="float" office:value="0.1865147" calcext:value-type="float">
            <text:p>0.1865147</text:p>
          </table:table-cell>
          <table:table-cell office:value-type="float" office:value="0" calcext:value-type="float">
            <text:p>0</text:p>
          </table:table-cell>
          <table:table-cell office:value-type="float" office:value="46.71899" calcext:value-type="float">
            <text:p>46.71899</text:p>
          </table:table-cell>
          <table:table-cell office:value-type="float" office:value="46.47803" calcext:value-type="float">
            <text:p>46.47803</text:p>
          </table:table-cell>
          <table:table-cell office:value-type="float" office:value="36.18905" calcext:value-type="float">
            <text:p>36.18905</text:p>
          </table:table-cell>
          <table:table-cell office:value-type="float" office:value="8.678958" calcext:value-type="float">
            <text:p>8.678958</text:p>
          </table:table-cell>
          <table:table-cell office:value-type="float" office:value="6.370085" calcext:value-type="float">
            <text:p>6.370085</text:p>
          </table:table-cell>
          <table:table-cell office:value-type="float" office:value="2.400041" calcext:value-type="float">
            <text:p>2.400041</text:p>
          </table:table-cell>
          <table:table-cell office:value-type="float" office:value="2.38261" calcext:value-type="float">
            <text:p>2.38261</text:p>
          </table:table-cell>
          <table:table-cell office:value-type="float" office:value="5.052206" calcext:value-type="float">
            <text:p>5.052206</text:p>
          </table:table-cell>
          <table:table-cell office:value-type="float" office:value="7.534743" calcext:value-type="float">
            <text:p>7.534743</text:p>
          </table:table-cell>
          <table:table-cell office:value-type="float" office:value="9.048595" calcext:value-type="float">
            <text:p>9.048595</text:p>
          </table:table-cell>
          <table:table-cell office:value-type="float" office:value="9.423118" calcext:value-type="float">
            <text:p>9.423118</text:p>
          </table:table-cell>
          <table:table-cell office:value-type="float" office:value="10.18492" calcext:value-type="float">
            <text:p>10.18492</text:p>
          </table:table-cell>
          <table:table-cell office:value-type="float" office:value="11.44894" calcext:value-type="float">
            <text:p>11.44894</text:p>
          </table:table-cell>
          <table:table-cell office:value-type="float" office:value="11.86181" calcext:value-type="float">
            <text:p>11.86181</text:p>
          </table:table-cell>
          <table:table-cell office:value-type="float" office:value="0" calcext:value-type="float">
            <text:p>0</text:p>
          </table:table-cell>
          <table:table-cell office:value-type="float" office:value="76.68445" calcext:value-type="float">
            <text:p>76.684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5" calcext:value-type="float">
            <text:p>18052005</text:p>
          </table:table-cell>
          <table:table-cell office:value-type="float" office:value="2.766428" calcext:value-type="float">
            <text:p>2.766428</text:p>
          </table:table-cell>
          <table:table-cell office:value-type="float" office:value="135.5575" calcext:value-type="float">
            <text:p>135.55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.01813" calcext:value-type="float">
            <text:p>39.01813</text:p>
          </table:table-cell>
          <table:table-cell office:value-type="float" office:value="0.01548118" calcext:value-type="float">
            <text:p>0.01548118</text:p>
          </table:table-cell>
          <table:table-cell office:value-type="float" office:value="0.000005325905" calcext:value-type="float">
            <text:p>5.325905E-06</text:p>
          </table:table-cell>
          <table:table-cell office:value-type="float" office:value="0.01930266" calcext:value-type="float">
            <text:p>0.01930266</text:p>
          </table:table-cell>
          <table:table-cell office:value-type="float" office:value="-0.004313061" calcext:value-type="float">
            <text:p>-0.004313061</text:p>
          </table:table-cell>
          <table:table-cell office:value-type="float" office:value="1169.065" calcext:value-type="float">
            <text:p>1169.065</text:p>
          </table:table-cell>
          <table:table-cell office:value-type="float" office:value="1.835134" calcext:value-type="float">
            <text:p>1.835134</text:p>
          </table:table-cell>
          <table:table-cell office:value-type="float" office:value="0" calcext:value-type="float">
            <text:p>0</text:p>
          </table:table-cell>
          <table:table-cell office:value-type="float" office:value="1.237853" calcext:value-type="float">
            <text:p>1.237853</text:p>
          </table:table-cell>
          <table:table-cell office:value-type="float" office:value="1.471778" calcext:value-type="float">
            <text:p>1.471778</text:p>
          </table:table-cell>
          <table:table-cell office:value-type="float" office:value="0.5591127" calcext:value-type="float">
            <text:p>0.5591127</text:p>
          </table:table-cell>
          <table:table-cell office:value-type="float" office:value="0.1106606" calcext:value-type="float">
            <text:p>0.1106606</text:p>
          </table:table-cell>
          <table:table-cell office:value-type="float" office:value="0.08612257" calcext:value-type="float">
            <text:p>0.08612257</text:p>
          </table:table-cell>
          <table:table-cell office:value-type="float" office:value="0.03437239" calcext:value-type="float">
            <text:p>0.03437239</text:p>
          </table:table-cell>
          <table:table-cell office:value-type="float" office:value="0.03693786" calcext:value-type="float">
            <text:p>0.03693786</text:p>
          </table:table-cell>
          <table:table-cell office:value-type="float" office:value="0.07998884" calcext:value-type="float">
            <text:p>0.07998884</text:p>
          </table:table-cell>
          <table:table-cell office:value-type="float" office:value="0.1409481" calcext:value-type="float">
            <text:p>0.1409481</text:p>
          </table:table-cell>
          <table:table-cell office:value-type="float" office:value="0.1569195" calcext:value-type="float">
            <text:p>0.1569195</text:p>
          </table:table-cell>
          <table:table-cell office:value-type="float" office:value="0.1603533" calcext:value-type="float">
            <text:p>0.1603533</text:p>
          </table:table-cell>
          <table:table-cell office:value-type="float" office:value="0.1687616" calcext:value-type="float">
            <text:p>0.1687616</text:p>
          </table:table-cell>
          <table:table-cell office:value-type="float" office:value="0.1821203" calcext:value-type="float">
            <text:p>0.1821203</text:p>
          </table:table-cell>
          <table:table-cell office:value-type="float" office:value="0.1865408" calcext:value-type="float">
            <text:p>0.1865408</text:p>
          </table:table-cell>
          <table:table-cell office:value-type="float" office:value="0" calcext:value-type="float">
            <text:p>0</text:p>
          </table:table-cell>
          <table:table-cell office:value-type="float" office:value="46.8644" calcext:value-type="float">
            <text:p>46.8644</text:p>
          </table:table-cell>
          <table:table-cell office:value-type="float" office:value="46.9095" calcext:value-type="float">
            <text:p>46.9095</text:p>
          </table:table-cell>
          <table:table-cell office:value-type="float" office:value="36.28163" calcext:value-type="float">
            <text:p>36.28163</text:p>
          </table:table-cell>
          <table:table-cell office:value-type="float" office:value="8.693757" calcext:value-type="float">
            <text:p>8.693757</text:p>
          </table:table-cell>
          <table:table-cell office:value-type="float" office:value="6.383557" calcext:value-type="float">
            <text:p>6.383557</text:p>
          </table:table-cell>
          <table:table-cell office:value-type="float" office:value="2.403525" calcext:value-type="float">
            <text:p>2.403525</text:p>
          </table:table-cell>
          <table:table-cell office:value-type="float" office:value="2.386045" calcext:value-type="float">
            <text:p>2.386045</text:p>
          </table:table-cell>
          <table:table-cell office:value-type="float" office:value="5.057151" calcext:value-type="float">
            <text:p>5.057151</text:p>
          </table:table-cell>
          <table:table-cell office:value-type="float" office:value="7.541213" calcext:value-type="float">
            <text:p>7.541213</text:p>
          </table:table-cell>
          <table:table-cell office:value-type="float" office:value="9.0533" calcext:value-type="float">
            <text:p>9.0533</text:p>
          </table:table-cell>
          <table:table-cell office:value-type="float" office:value="9.4277" calcext:value-type="float">
            <text:p>9.4277</text:p>
          </table:table-cell>
          <table:table-cell office:value-type="float" office:value="10.18879" calcext:value-type="float">
            <text:p>10.18879</text:p>
          </table:table-cell>
          <table:table-cell office:value-type="float" office:value="11.45142" calcext:value-type="float">
            <text:p>11.45142</text:p>
          </table:table-cell>
          <table:table-cell office:value-type="float" office:value="11.86431" calcext:value-type="float">
            <text:p>11.86431</text:p>
          </table:table-cell>
          <table:table-cell office:value-type="float" office:value="0" calcext:value-type="float">
            <text:p>0</text:p>
          </table:table-cell>
          <table:table-cell office:value-type="float" office:value="85.61065" calcext:value-type="float">
            <text:p>85.610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5" calcext:value-type="float">
            <text:p>19052005</text:p>
          </table:table-cell>
          <table:table-cell office:value-type="float" office:value="2.731081" calcext:value-type="float">
            <text:p>2.731081</text:p>
          </table:table-cell>
          <table:table-cell office:value-type="float" office:value="135.5589" calcext:value-type="float">
            <text:p>135.558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.06068" calcext:value-type="float">
            <text:p>39.06068</text:p>
          </table:table-cell>
          <table:table-cell office:value-type="float" office:value="0.01548118" calcext:value-type="float">
            <text:p>0.01548118</text:p>
          </table:table-cell>
          <table:table-cell office:value-type="float" office:value="0.000005325905" calcext:value-type="float">
            <text:p>5.325905E-06</text:p>
          </table:table-cell>
          <table:table-cell office:value-type="float" office:value="0.01930266" calcext:value-type="float">
            <text:p>0.01930266</text:p>
          </table:table-cell>
          <table:table-cell office:value-type="float" office:value="-0.004313061" calcext:value-type="float">
            <text:p>-0.004313061</text:p>
          </table:table-cell>
          <table:table-cell office:value-type="float" office:value="1169.051" calcext:value-type="float">
            <text:p>1169.051</text:p>
          </table:table-cell>
          <table:table-cell office:value-type="float" office:value="1.799674" calcext:value-type="float">
            <text:p>1.799674</text:p>
          </table:table-cell>
          <table:table-cell office:value-type="float" office:value="0" calcext:value-type="float">
            <text:p>0</text:p>
          </table:table-cell>
          <table:table-cell office:value-type="float" office:value="1.258779" calcext:value-type="float">
            <text:p>1.258779</text:p>
          </table:table-cell>
          <table:table-cell office:value-type="float" office:value="1.604479" calcext:value-type="float">
            <text:p>1.604479</text:p>
          </table:table-cell>
          <table:table-cell office:value-type="float" office:value="0.6396952" calcext:value-type="float">
            <text:p>0.6396952</text:p>
          </table:table-cell>
          <table:table-cell office:value-type="float" office:value="0.1206068" calcext:value-type="float">
            <text:p>0.1206068</text:p>
          </table:table-cell>
          <table:table-cell office:value-type="float" office:value="0.09299903" calcext:value-type="float">
            <text:p>0.09299903</text:p>
          </table:table-cell>
          <table:table-cell office:value-type="float" office:value="0.03603525" calcext:value-type="float">
            <text:p>0.03603525</text:p>
          </table:table-cell>
          <table:table-cell office:value-type="float" office:value="0.03785082" calcext:value-type="float">
            <text:p>0.03785082</text:p>
          </table:table-cell>
          <table:table-cell office:value-type="float" office:value="0.08039591" calcext:value-type="float">
            <text:p>0.08039591</text:p>
          </table:table-cell>
          <table:table-cell office:value-type="float" office:value="0.1411069" calcext:value-type="float">
            <text:p>0.1411069</text:p>
          </table:table-cell>
          <table:table-cell office:value-type="float" office:value="0.1569694" calcext:value-type="float">
            <text:p>0.1569694</text:p>
          </table:table-cell>
          <table:table-cell office:value-type="float" office:value="0.1604071" calcext:value-type="float">
            <text:p>0.1604071</text:p>
          </table:table-cell>
          <table:table-cell office:value-type="float" office:value="0.1688075" calcext:value-type="float">
            <text:p>0.1688075</text:p>
          </table:table-cell>
          <table:table-cell office:value-type="float" office:value="0.1821481" calcext:value-type="float">
            <text:p>0.1821481</text:p>
          </table:table-cell>
          <table:table-cell office:value-type="float" office:value="0.1865669" calcext:value-type="float">
            <text:p>0.1865669</text:p>
          </table:table-cell>
          <table:table-cell office:value-type="float" office:value="0" calcext:value-type="float">
            <text:p>0</text:p>
          </table:table-cell>
          <table:table-cell office:value-type="float" office:value="47.00573" calcext:value-type="float">
            <text:p>47.00573</text:p>
          </table:table-cell>
          <table:table-cell office:value-type="float" office:value="47.37543" calcext:value-type="float">
            <text:p>47.37543</text:p>
          </table:table-cell>
          <table:table-cell office:value-type="float" office:value="36.39155" calcext:value-type="float">
            <text:p>36.39155</text:p>
          </table:table-cell>
          <table:table-cell office:value-type="float" office:value="8.711247" calcext:value-type="float">
            <text:p>8.711247</text:p>
          </table:table-cell>
          <table:table-cell office:value-type="float" office:value="6.399074" calcext:value-type="float">
            <text:p>6.399074</text:p>
          </table:table-cell>
          <table:table-cell office:value-type="float" office:value="2.407369" calcext:value-type="float">
            <text:p>2.407369</text:p>
          </table:table-cell>
          <table:table-cell office:value-type="float" office:value="2.389666" calcext:value-type="float">
            <text:p>2.389666</text:p>
          </table:table-cell>
          <table:table-cell office:value-type="float" office:value="5.062147" calcext:value-type="float">
            <text:p>5.062147</text:p>
          </table:table-cell>
          <table:table-cell office:value-type="float" office:value="7.547756" calcext:value-type="float">
            <text:p>7.547756</text:p>
          </table:table-cell>
          <table:table-cell office:value-type="float" office:value="9.058028" calcext:value-type="float">
            <text:p>9.058028</text:p>
          </table:table-cell>
          <table:table-cell office:value-type="float" office:value="9.432281" calcext:value-type="float">
            <text:p>9.432281</text:p>
          </table:table-cell>
          <table:table-cell office:value-type="float" office:value="10.19267" calcext:value-type="float">
            <text:p>10.19267</text:p>
          </table:table-cell>
          <table:table-cell office:value-type="float" office:value="11.4539" calcext:value-type="float">
            <text:p>11.4539</text:p>
          </table:table-cell>
          <table:table-cell office:value-type="float" office:value="11.86682" calcext:value-type="float">
            <text:p>11.86682</text:p>
          </table:table-cell>
          <table:table-cell office:value-type="float" office:value="0" calcext:value-type="float">
            <text:p>0</text:p>
          </table:table-cell>
          <table:table-cell office:value-type="float" office:value="114.4821" calcext:value-type="float">
            <text:p>114.48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5" calcext:value-type="float">
            <text:p>20052005</text:p>
          </table:table-cell>
          <table:table-cell office:value-type="float" office:value="2.698707" calcext:value-type="float">
            <text:p>2.698707</text:p>
          </table:table-cell>
          <table:table-cell office:value-type="float" office:value="135.5602" calcext:value-type="float">
            <text:p>135.560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.1049" calcext:value-type="float">
            <text:p>39.1049</text:p>
          </table:table-cell>
          <table:table-cell office:value-type="float" office:value="0.01548118" calcext:value-type="float">
            <text:p>0.01548118</text:p>
          </table:table-cell>
          <table:table-cell office:value-type="float" office:value="0.000005325905" calcext:value-type="float">
            <text:p>5.325905E-06</text:p>
          </table:table-cell>
          <table:table-cell office:value-type="float" office:value="0.01930266" calcext:value-type="float">
            <text:p>0.01930266</text:p>
          </table:table-cell>
          <table:table-cell office:value-type="float" office:value="-0.004313061" calcext:value-type="float">
            <text:p>-0.004313061</text:p>
          </table:table-cell>
          <table:table-cell office:value-type="float" office:value="1169.038" calcext:value-type="float">
            <text:p>1169.038</text:p>
          </table:table-cell>
          <table:table-cell office:value-type="float" office:value="1.776377" calcext:value-type="float">
            <text:p>1.776377</text:p>
          </table:table-cell>
          <table:table-cell office:value-type="float" office:value="0" calcext:value-type="float">
            <text:p>0</text:p>
          </table:table-cell>
          <table:table-cell office:value-type="float" office:value="1.095223" calcext:value-type="float">
            <text:p>1.095223</text:p>
          </table:table-cell>
          <table:table-cell office:value-type="float" office:value="1.57799" calcext:value-type="float">
            <text:p>1.57799</text:p>
          </table:table-cell>
          <table:table-cell office:value-type="float" office:value="0.6320766" calcext:value-type="float">
            <text:p>0.6320766</text:p>
          </table:table-cell>
          <table:table-cell office:value-type="float" office:value="0.1258072" calcext:value-type="float">
            <text:p>0.1258072</text:p>
          </table:table-cell>
          <table:table-cell office:value-type="float" office:value="0.09781782" calcext:value-type="float">
            <text:p>0.09781782</text:p>
          </table:table-cell>
          <table:table-cell office:value-type="float" office:value="0.03763895" calcext:value-type="float">
            <text:p>0.03763895</text:p>
          </table:table-cell>
          <table:table-cell office:value-type="float" office:value="0.03883331" calcext:value-type="float">
            <text:p>0.03883331</text:p>
          </table:table-cell>
          <table:table-cell office:value-type="float" office:value="0.08089005" calcext:value-type="float">
            <text:p>0.08089005</text:p>
          </table:table-cell>
          <table:table-cell office:value-type="float" office:value="0.1413155" calcext:value-type="float">
            <text:p>0.1413155</text:p>
          </table:table-cell>
          <table:table-cell office:value-type="float" office:value="0.1570366" calcext:value-type="float">
            <text:p>0.1570366</text:p>
          </table:table-cell>
          <table:table-cell office:value-type="float" office:value="0.1604624" calcext:value-type="float">
            <text:p>0.1604624</text:p>
          </table:table-cell>
          <table:table-cell office:value-type="float" office:value="0.168855" calcext:value-type="float">
            <text:p>0.168855</text:p>
          </table:table-cell>
          <table:table-cell office:value-type="float" office:value="0.1821758" calcext:value-type="float">
            <text:p>0.1821758</text:p>
          </table:table-cell>
          <table:table-cell office:value-type="float" office:value="0.186593" calcext:value-type="float">
            <text:p>0.186593</text:p>
          </table:table-cell>
          <table:table-cell office:value-type="float" office:value="0" calcext:value-type="float">
            <text:p>0</text:p>
          </table:table-cell>
          <table:table-cell office:value-type="float" office:value="47.1329" calcext:value-type="float">
            <text:p>47.1329</text:p>
          </table:table-cell>
          <table:table-cell office:value-type="float" office:value="47.85534" calcext:value-type="float">
            <text:p>47.85534</text:p>
          </table:table-cell>
          <table:table-cell office:value-type="float" office:value="36.51753" calcext:value-type="float">
            <text:p>36.51753</text:p>
          </table:table-cell>
          <table:table-cell office:value-type="float" office:value="8.732324" calcext:value-type="float">
            <text:p>8.732324</text:p>
          </table:table-cell>
          <table:table-cell office:value-type="float" office:value="6.417395" calcext:value-type="float">
            <text:p>6.417395</text:p>
          </table:table-cell>
          <table:table-cell office:value-type="float" office:value="2.411683" calcext:value-type="float">
            <text:p>2.411683</text:p>
          </table:table-cell>
          <table:table-cell office:value-type="float" office:value="2.393499" calcext:value-type="float">
            <text:p>2.393499</text:p>
          </table:table-cell>
          <table:table-cell office:value-type="float" office:value="5.067202" calcext:value-type="float">
            <text:p>5.067202</text:p>
          </table:table-cell>
          <table:table-cell office:value-type="float" office:value="7.554377" calcext:value-type="float">
            <text:p>7.554377</text:p>
          </table:table-cell>
          <table:table-cell office:value-type="float" office:value="9.062813" calcext:value-type="float">
            <text:p>9.062813</text:p>
          </table:table-cell>
          <table:table-cell office:value-type="float" office:value="9.436863" calcext:value-type="float">
            <text:p>9.436863</text:p>
          </table:table-cell>
          <table:table-cell office:value-type="float" office:value="10.19654" calcext:value-type="float">
            <text:p>10.19654</text:p>
          </table:table-cell>
          <table:table-cell office:value-type="float" office:value="11.45638" calcext:value-type="float">
            <text:p>11.45638</text:p>
          </table:table-cell>
          <table:table-cell office:value-type="float" office:value="11.86933" calcext:value-type="float">
            <text:p>11.86933</text:p>
          </table:table-cell>
          <table:table-cell office:value-type="float" office:value="0" calcext:value-type="float">
            <text:p>0</text:p>
          </table:table-cell>
          <table:table-cell office:value-type="float" office:value="113.8361" calcext:value-type="float">
            <text:p>113.83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5" calcext:value-type="float">
            <text:p>21052005</text:p>
          </table:table-cell>
          <table:table-cell office:value-type="float" office:value="2.666239" calcext:value-type="float">
            <text:p>2.666239</text:p>
          </table:table-cell>
          <table:table-cell office:value-type="float" office:value="135.5607" calcext:value-type="float">
            <text:p>135.56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.14906" calcext:value-type="float">
            <text:p>39.14906</text:p>
          </table:table-cell>
          <table:table-cell office:value-type="float" office:value="0.01548118" calcext:value-type="float">
            <text:p>0.01548118</text:p>
          </table:table-cell>
          <table:table-cell office:value-type="float" office:value="0.000005325905" calcext:value-type="float">
            <text:p>5.325905E-06</text:p>
          </table:table-cell>
          <table:table-cell office:value-type="float" office:value="0.01930266" calcext:value-type="float">
            <text:p>0.01930266</text:p>
          </table:table-cell>
          <table:table-cell office:value-type="float" office:value="-0.004313061" calcext:value-type="float">
            <text:p>-0.004313061</text:p>
          </table:table-cell>
          <table:table-cell office:value-type="float" office:value="1169.025" calcext:value-type="float">
            <text:p>1169.025</text:p>
          </table:table-cell>
          <table:table-cell office:value-type="float" office:value="1.752542" calcext:value-type="float">
            <text:p>1.752542</text:p>
          </table:table-cell>
          <table:table-cell office:value-type="float" office:value="0" calcext:value-type="float">
            <text:p>0</text:p>
          </table:table-cell>
          <table:table-cell office:value-type="float" office:value="1.076208" calcext:value-type="float">
            <text:p>1.076208</text:p>
          </table:table-cell>
          <table:table-cell office:value-type="float" office:value="1.582939" calcext:value-type="float">
            <text:p>1.582939</text:p>
          </table:table-cell>
          <table:table-cell office:value-type="float" office:value="0.6426188" calcext:value-type="float">
            <text:p>0.6426188</text:p>
          </table:table-cell>
          <table:table-cell office:value-type="float" office:value="0.131058" calcext:value-type="float">
            <text:p>0.131058</text:p>
          </table:table-cell>
          <table:table-cell office:value-type="float" office:value="0.1022808" calcext:value-type="float">
            <text:p>0.1022808</text:p>
          </table:table-cell>
          <table:table-cell office:value-type="float" office:value="0.03891771" calcext:value-type="float">
            <text:p>0.03891771</text:p>
          </table:table-cell>
          <table:table-cell office:value-type="float" office:value="0.03965055" calcext:value-type="float">
            <text:p>0.03965055</text:p>
          </table:table-cell>
          <table:table-cell office:value-type="float" office:value="0.08134436" calcext:value-type="float">
            <text:p>0.08134436</text:p>
          </table:table-cell>
          <table:table-cell office:value-type="float" office:value="0.1416127" calcext:value-type="float">
            <text:p>0.1416127</text:p>
          </table:table-cell>
          <table:table-cell office:value-type="float" office:value="0.1571082" calcext:value-type="float">
            <text:p>0.1571082</text:p>
          </table:table-cell>
          <table:table-cell office:value-type="float" office:value="0.1605173" calcext:value-type="float">
            <text:p>0.1605173</text:p>
          </table:table-cell>
          <table:table-cell office:value-type="float" office:value="0.1689042" calcext:value-type="float">
            <text:p>0.1689042</text:p>
          </table:table-cell>
          <table:table-cell office:value-type="float" office:value="0.1822034" calcext:value-type="float">
            <text:p>0.1822034</text:p>
          </table:table-cell>
          <table:table-cell office:value-type="float" office:value="0.1866191" calcext:value-type="float">
            <text:p>0.1866191</text:p>
          </table:table-cell>
          <table:table-cell office:value-type="float" office:value="0" calcext:value-type="float">
            <text:p>0</text:p>
          </table:table-cell>
          <table:table-cell office:value-type="float" office:value="47.25027" calcext:value-type="float">
            <text:p>47.25027</text:p>
          </table:table-cell>
          <table:table-cell office:value-type="float" office:value="48.33082" calcext:value-type="float">
            <text:p>48.33082</text:p>
          </table:table-cell>
          <table:table-cell office:value-type="float" office:value="36.64213" calcext:value-type="float">
            <text:p>36.64213</text:p>
          </table:table-cell>
          <table:table-cell office:value-type="float" office:value="8.755276" calcext:value-type="float">
            <text:p>8.755276</text:p>
          </table:table-cell>
          <table:table-cell office:value-type="float" office:value="6.4375" calcext:value-type="float">
            <text:p>6.4375</text:p>
          </table:table-cell>
          <table:table-cell office:value-type="float" office:value="2.416345" calcext:value-type="float">
            <text:p>2.416345</text:p>
          </table:table-cell>
          <table:table-cell office:value-type="float" office:value="2.397507" calcext:value-type="float">
            <text:p>2.397507</text:p>
          </table:table-cell>
          <table:table-cell office:value-type="float" office:value="5.072339" calcext:value-type="float">
            <text:p>5.072339</text:p>
          </table:table-cell>
          <table:table-cell office:value-type="float" office:value="7.561083" calcext:value-type="float">
            <text:p>7.561083</text:p>
          </table:table-cell>
          <table:table-cell office:value-type="float" office:value="9.067595" calcext:value-type="float">
            <text:p>9.067595</text:p>
          </table:table-cell>
          <table:table-cell office:value-type="float" office:value="9.441444" calcext:value-type="float">
            <text:p>9.441444</text:p>
          </table:table-cell>
          <table:table-cell office:value-type="float" office:value="10.20042" calcext:value-type="float">
            <text:p>10.20042</text:p>
          </table:table-cell>
          <table:table-cell office:value-type="float" office:value="11.45886" calcext:value-type="float">
            <text:p>11.45886</text:p>
          </table:table-cell>
          <table:table-cell office:value-type="float" office:value="11.87184" calcext:value-type="float">
            <text:p>11.87184</text:p>
          </table:table-cell>
          <table:table-cell office:value-type="float" office:value="0" calcext:value-type="float">
            <text:p>0</text:p>
          </table:table-cell>
          <table:table-cell office:value-type="float" office:value="121.6985" calcext:value-type="float">
            <text:p>121.69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5" calcext:value-type="float">
            <text:p>22052005</text:p>
          </table:table-cell>
          <table:table-cell office:value-type="float" office:value="2.636591" calcext:value-type="float">
            <text:p>2.636591</text:p>
          </table:table-cell>
          <table:table-cell office:value-type="float" office:value="135.5607" calcext:value-type="float">
            <text:p>135.56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.1857" calcext:value-type="float">
            <text:p>39.1857</text:p>
          </table:table-cell>
          <table:table-cell office:value-type="float" office:value="0.01548118" calcext:value-type="float">
            <text:p>0.01548118</text:p>
          </table:table-cell>
          <table:table-cell office:value-type="float" office:value="0.000005325905" calcext:value-type="float">
            <text:p>5.325905E-06</text:p>
          </table:table-cell>
          <table:table-cell office:value-type="float" office:value="0.01930266" calcext:value-type="float">
            <text:p>0.01930266</text:p>
          </table:table-cell>
          <table:table-cell office:value-type="float" office:value="-0.004313061" calcext:value-type="float">
            <text:p>-0.004313061</text:p>
          </table:table-cell>
          <table:table-cell office:value-type="float" office:value="1169.028" calcext:value-type="float">
            <text:p>1169.028</text:p>
          </table:table-cell>
          <table:table-cell office:value-type="float" office:value="1.737351" calcext:value-type="float">
            <text:p>1.737351</text:p>
          </table:table-cell>
          <table:table-cell office:value-type="float" office:value="0" calcext:value-type="float">
            <text:p>0</text:p>
          </table:table-cell>
          <table:table-cell office:value-type="float" office:value="0.9641045" calcext:value-type="float">
            <text:p>0.9641045</text:p>
          </table:table-cell>
          <table:table-cell office:value-type="float" office:value="0.9349954" calcext:value-type="float">
            <text:p>0.9349954</text:p>
          </table:table-cell>
          <table:table-cell office:value-type="float" office:value="0.6119621" calcext:value-type="float">
            <text:p>0.6119621</text:p>
          </table:table-cell>
          <table:table-cell office:value-type="float" office:value="0.1344492" calcext:value-type="float">
            <text:p>0.1344492</text:p>
          </table:table-cell>
          <table:table-cell office:value-type="float" office:value="0.1060298" calcext:value-type="float">
            <text:p>0.1060298</text:p>
          </table:table-cell>
          <table:table-cell office:value-type="float" office:value="0.04006287" calcext:value-type="float">
            <text:p>0.04006287</text:p>
          </table:table-cell>
          <table:table-cell office:value-type="float" office:value="0.04039121" calcext:value-type="float">
            <text:p>0.04039121</text:p>
          </table:table-cell>
          <table:table-cell office:value-type="float" office:value="0.08179089" calcext:value-type="float">
            <text:p>0.08179089</text:p>
          </table:table-cell>
          <table:table-cell office:value-type="float" office:value="0.1419315" calcext:value-type="float">
            <text:p>0.1419315</text:p>
          </table:table-cell>
          <table:table-cell office:value-type="float" office:value="0.1571847" calcext:value-type="float">
            <text:p>0.1571847</text:p>
          </table:table-cell>
          <table:table-cell office:value-type="float" office:value="0.1605725" calcext:value-type="float">
            <text:p>0.1605725</text:p>
          </table:table-cell>
          <table:table-cell office:value-type="float" office:value="0.168948" calcext:value-type="float">
            <text:p>0.168948</text:p>
          </table:table-cell>
          <table:table-cell office:value-type="float" office:value="0.1822312" calcext:value-type="float">
            <text:p>0.1822312</text:p>
          </table:table-cell>
          <table:table-cell office:value-type="float" office:value="0.1866452" calcext:value-type="float">
            <text:p>0.1866452</text:p>
          </table:table-cell>
          <table:table-cell office:value-type="float" office:value="0" calcext:value-type="float">
            <text:p>0</text:p>
          </table:table-cell>
          <table:table-cell office:value-type="float" office:value="47.35825" calcext:value-type="float">
            <text:p>47.35825</text:p>
          </table:table-cell>
          <table:table-cell office:value-type="float" office:value="48.61925" calcext:value-type="float">
            <text:p>48.61925</text:p>
          </table:table-cell>
          <table:table-cell office:value-type="float" office:value="36.76381" calcext:value-type="float">
            <text:p>36.76381</text:p>
          </table:table-cell>
          <table:table-cell office:value-type="float" office:value="8.780232" calcext:value-type="float">
            <text:p>8.780232</text:p>
          </table:table-cell>
          <table:table-cell office:value-type="float" office:value="6.459408" calcext:value-type="float">
            <text:p>6.459408</text:p>
          </table:table-cell>
          <table:table-cell office:value-type="float" office:value="2.421323" calcext:value-type="float">
            <text:p>2.421323</text:p>
          </table:table-cell>
          <table:table-cell office:value-type="float" office:value="2.401671" calcext:value-type="float">
            <text:p>2.401671</text:p>
          </table:table-cell>
          <table:table-cell office:value-type="float" office:value="5.077549" calcext:value-type="float">
            <text:p>5.077549</text:p>
          </table:table-cell>
          <table:table-cell office:value-type="float" office:value="7.567864" calcext:value-type="float">
            <text:p>7.567864</text:p>
          </table:table-cell>
          <table:table-cell office:value-type="float" office:value="9.072378" calcext:value-type="float">
            <text:p>9.072378</text:p>
          </table:table-cell>
          <table:table-cell office:value-type="float" office:value="9.446027" calcext:value-type="float">
            <text:p>9.446027</text:p>
          </table:table-cell>
          <table:table-cell office:value-type="float" office:value="10.20429" calcext:value-type="float">
            <text:p>10.20429</text:p>
          </table:table-cell>
          <table:table-cell office:value-type="float" office:value="11.46134" calcext:value-type="float">
            <text:p>11.46134</text:p>
          </table:table-cell>
          <table:table-cell office:value-type="float" office:value="11.87437" calcext:value-type="float">
            <text:p>11.87437</text:p>
          </table:table-cell>
          <table:table-cell office:value-type="float" office:value="0" calcext:value-type="float">
            <text:p>0</text:p>
          </table:table-cell>
          <table:table-cell office:value-type="float" office:value="117.2169" calcext:value-type="float">
            <text:p>117.21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5" calcext:value-type="float">
            <text:p>23052005</text:p>
          </table:table-cell>
          <table:table-cell office:value-type="float" office:value="2.611289" calcext:value-type="float">
            <text:p>2.611289</text:p>
          </table:table-cell>
          <table:table-cell office:value-type="float" office:value="135.5601" calcext:value-type="float">
            <text:p>135.56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.21463" calcext:value-type="float">
            <text:p>39.21463</text:p>
          </table:table-cell>
          <table:table-cell office:value-type="float" office:value="0.01548118" calcext:value-type="float">
            <text:p>0.01548118</text:p>
          </table:table-cell>
          <table:table-cell office:value-type="float" office:value="0.000005325905" calcext:value-type="float">
            <text:p>5.325905E-06</text:p>
          </table:table-cell>
          <table:table-cell office:value-type="float" office:value="0.01930266" calcext:value-type="float">
            <text:p>0.01930266</text:p>
          </table:table-cell>
          <table:table-cell office:value-type="float" office:value="-0.004313061" calcext:value-type="float">
            <text:p>-0.004313061</text:p>
          </table:table-cell>
          <table:table-cell office:value-type="float" office:value="1169.028" calcext:value-type="float">
            <text:p>1169.028</text:p>
          </table:table-cell>
          <table:table-cell office:value-type="float" office:value="1.730361" calcext:value-type="float">
            <text:p>1.730361</text:p>
          </table:table-cell>
          <table:table-cell office:value-type="float" office:value="0" calcext:value-type="float">
            <text:p>0</text:p>
          </table:table-cell>
          <table:table-cell office:value-type="float" office:value="0.900115" calcext:value-type="float">
            <text:p>0.900115</text:p>
          </table:table-cell>
          <table:table-cell office:value-type="float" office:value="0.7641426" calcext:value-type="float">
            <text:p>0.7641426</text:p>
          </table:table-cell>
          <table:table-cell office:value-type="float" office:value="0.5691035" calcext:value-type="float">
            <text:p>0.5691035</text:p>
          </table:table-cell>
          <table:table-cell office:value-type="float" office:value="0.1312138" calcext:value-type="float">
            <text:p>0.1312138</text:p>
          </table:table-cell>
          <table:table-cell office:value-type="float" office:value="0.1050719" calcext:value-type="float">
            <text:p>0.1050719</text:p>
          </table:table-cell>
          <table:table-cell office:value-type="float" office:value="0.03998102" calcext:value-type="float">
            <text:p>0.03998102</text:p>
          </table:table-cell>
          <table:table-cell office:value-type="float" office:value="0.04058926" calcext:value-type="float">
            <text:p>0.04058926</text:p>
          </table:table-cell>
          <table:table-cell office:value-type="float" office:value="0.0821474" calcext:value-type="float">
            <text:p>0.0821474</text:p>
          </table:table-cell>
          <table:table-cell office:value-type="float" office:value="0.1422842" calcext:value-type="float">
            <text:p>0.1422842</text:p>
          </table:table-cell>
          <table:table-cell office:value-type="float" office:value="0.1572763" calcext:value-type="float">
            <text:p>0.1572763</text:p>
          </table:table-cell>
          <table:table-cell office:value-type="float" office:value="0.160629" calcext:value-type="float">
            <text:p>0.160629</text:p>
          </table:table-cell>
          <table:table-cell office:value-type="float" office:value="0.1689959" calcext:value-type="float">
            <text:p>0.1689959</text:p>
          </table:table-cell>
          <table:table-cell office:value-type="float" office:value="0.182259" calcext:value-type="float">
            <text:p>0.182259</text:p>
          </table:table-cell>
          <table:table-cell office:value-type="float" office:value="0.1866713" calcext:value-type="float">
            <text:p>0.1866713</text:p>
          </table:table-cell>
          <table:table-cell office:value-type="float" office:value="0" calcext:value-type="float">
            <text:p>0</text:p>
          </table:table-cell>
          <table:table-cell office:value-type="float" office:value="47.45042" calcext:value-type="float">
            <text:p>47.45042</text:p>
          </table:table-cell>
          <table:table-cell office:value-type="float" office:value="48.74443" calcext:value-type="float">
            <text:p>48.74443</text:p>
          </table:table-cell>
          <table:table-cell office:value-type="float" office:value="36.86477" calcext:value-type="float">
            <text:p>36.86477</text:p>
          </table:table-cell>
          <table:table-cell office:value-type="float" office:value="8.804575" calcext:value-type="float">
            <text:p>8.804575</text:p>
          </table:table-cell>
          <table:table-cell office:value-type="float" office:value="6.481552" calcext:value-type="float">
            <text:p>6.481552</text:p>
          </table:table-cell>
          <table:table-cell office:value-type="float" office:value="2.426396" calcext:value-type="float">
            <text:p>2.426396</text:p>
          </table:table-cell>
          <table:table-cell office:value-type="float" office:value="2.405922" calcext:value-type="float">
            <text:p>2.405922</text:p>
          </table:table-cell>
          <table:table-cell office:value-type="float" office:value="5.082836" calcext:value-type="float">
            <text:p>5.082836</text:p>
          </table:table-cell>
          <table:table-cell office:value-type="float" office:value="7.574708" calcext:value-type="float">
            <text:p>7.574708</text:p>
          </table:table-cell>
          <table:table-cell office:value-type="float" office:value="9.077237" calcext:value-type="float">
            <text:p>9.077237</text:p>
          </table:table-cell>
          <table:table-cell office:value-type="float" office:value="9.450608" calcext:value-type="float">
            <text:p>9.450608</text:p>
          </table:table-cell>
          <table:table-cell office:value-type="float" office:value="10.20817" calcext:value-type="float">
            <text:p>10.20817</text:p>
          </table:table-cell>
          <table:table-cell office:value-type="float" office:value="11.46382" calcext:value-type="float">
            <text:p>11.46382</text:p>
          </table:table-cell>
          <table:table-cell office:value-type="float" office:value="11.87687" calcext:value-type="float">
            <text:p>11.87687</text:p>
          </table:table-cell>
          <table:table-cell office:value-type="float" office:value="0" calcext:value-type="float">
            <text:p>0</text:p>
          </table:table-cell>
          <table:table-cell office:value-type="float" office:value="110.5227" calcext:value-type="float">
            <text:p>110.52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5" calcext:value-type="float">
            <text:p>24052005</text:p>
          </table:table-cell>
          <table:table-cell office:value-type="float" office:value="2.583623" calcext:value-type="float">
            <text:p>2.583623</text:p>
          </table:table-cell>
          <table:table-cell office:value-type="float" office:value="135.5589" calcext:value-type="float">
            <text:p>135.558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.24257" calcext:value-type="float">
            <text:p>39.24257</text:p>
          </table:table-cell>
          <table:table-cell office:value-type="float" office:value="0.01548118" calcext:value-type="float">
            <text:p>0.01548118</text:p>
          </table:table-cell>
          <table:table-cell office:value-type="float" office:value="0.000005325905" calcext:value-type="float">
            <text:p>5.325905E-06</text:p>
          </table:table-cell>
          <table:table-cell office:value-type="float" office:value="0.01930266" calcext:value-type="float">
            <text:p>0.01930266</text:p>
          </table:table-cell>
          <table:table-cell office:value-type="float" office:value="-0.004313061" calcext:value-type="float">
            <text:p>-0.004313061</text:p>
          </table:table-cell>
          <table:table-cell office:value-type="float" office:value="1169.027" calcext:value-type="float">
            <text:p>1169.027</text:p>
          </table:table-cell>
          <table:table-cell office:value-type="float" office:value="1.717593" calcext:value-type="float">
            <text:p>1.717593</text:p>
          </table:table-cell>
          <table:table-cell office:value-type="float" office:value="0" calcext:value-type="float">
            <text:p>0</text:p>
          </table:table-cell>
          <table:table-cell office:value-type="float" office:value="0.8629686" calcext:value-type="float">
            <text:p>0.8629686</text:p>
          </table:table-cell>
          <table:table-cell office:value-type="float" office:value="0.7740502" calcext:value-type="float">
            <text:p>0.7740502</text:p>
          </table:table-cell>
          <table:table-cell office:value-type="float" office:value="0.5871722" calcext:value-type="float">
            <text:p>0.5871722</text:p>
          </table:table-cell>
          <table:table-cell office:value-type="float" office:value="0.1352817" calcext:value-type="float">
            <text:p>0.1352817</text:p>
          </table:table-cell>
          <table:table-cell office:value-type="float" office:value="0.1085114" calcext:value-type="float">
            <text:p>0.1085114</text:p>
          </table:table-cell>
          <table:table-cell office:value-type="float" office:value="0.04082606" calcext:value-type="float">
            <text:p>0.04082606</text:p>
          </table:table-cell>
          <table:table-cell office:value-type="float" office:value="0.04102212" calcext:value-type="float">
            <text:p>0.04102212</text:p>
          </table:table-cell>
          <table:table-cell office:value-type="float" office:value="0.08240964" calcext:value-type="float">
            <text:p>0.08240964</text:p>
          </table:table-cell>
          <table:table-cell office:value-type="float" office:value="0.1425547" calcext:value-type="float">
            <text:p>0.1425547</text:p>
          </table:table-cell>
          <table:table-cell office:value-type="float" office:value="0.1573555" calcext:value-type="float">
            <text:p>0.1573555</text:p>
          </table:table-cell>
          <table:table-cell office:value-type="float" office:value="0.1606858" calcext:value-type="float">
            <text:p>0.1606858</text:p>
          </table:table-cell>
          <table:table-cell office:value-type="float" office:value="0.1690463" calcext:value-type="float">
            <text:p>0.1690463</text:p>
          </table:table-cell>
          <table:table-cell office:value-type="float" office:value="0.1822869" calcext:value-type="float">
            <text:p>0.1822869</text:p>
          </table:table-cell>
          <table:table-cell office:value-type="float" office:value="0.1866974" calcext:value-type="float">
            <text:p>0.1866974</text:p>
          </table:table-cell>
          <table:table-cell office:value-type="float" office:value="0" calcext:value-type="float">
            <text:p>0</text:p>
          </table:table-cell>
          <table:table-cell office:value-type="float" office:value="47.53997" calcext:value-type="float">
            <text:p>47.53997</text:p>
          </table:table-cell>
          <table:table-cell office:value-type="float" office:value="48.84641" calcext:value-type="float">
            <text:p>48.84641</text:p>
          </table:table-cell>
          <table:table-cell office:value-type="float" office:value="36.96336" calcext:value-type="float">
            <text:p>36.96336</text:p>
          </table:table-cell>
          <table:table-cell office:value-type="float" office:value="8.829065" calcext:value-type="float">
            <text:p>8.829065</text:p>
          </table:table-cell>
          <table:table-cell office:value-type="float" office:value="6.504057" calcext:value-type="float">
            <text:p>6.504057</text:p>
          </table:table-cell>
          <table:table-cell office:value-type="float" office:value="2.431505" calcext:value-type="float">
            <text:p>2.431505</text:p>
          </table:table-cell>
          <table:table-cell office:value-type="float" office:value="2.410207" calcext:value-type="float">
            <text:p>2.410207</text:p>
          </table:table-cell>
          <table:table-cell office:value-type="float" office:value="5.088171" calcext:value-type="float">
            <text:p>5.088171</text:p>
          </table:table-cell>
          <table:table-cell office:value-type="float" office:value="7.581605" calcext:value-type="float">
            <text:p>7.581605</text:p>
          </table:table-cell>
          <table:table-cell office:value-type="float" office:value="9.082095" calcext:value-type="float">
            <text:p>9.082095</text:p>
          </table:table-cell>
          <table:table-cell office:value-type="float" office:value="9.455218" calcext:value-type="float">
            <text:p>9.455218</text:p>
          </table:table-cell>
          <table:table-cell office:value-type="float" office:value="10.21205" calcext:value-type="float">
            <text:p>10.21205</text:p>
          </table:table-cell>
          <table:table-cell office:value-type="float" office:value="11.4663" calcext:value-type="float">
            <text:p>11.4663</text:p>
          </table:table-cell>
          <table:table-cell office:value-type="float" office:value="11.8794" calcext:value-type="float">
            <text:p>11.8794</text:p>
          </table:table-cell>
          <table:table-cell office:value-type="float" office:value="0" calcext:value-type="float">
            <text:p>0</text:p>
          </table:table-cell>
          <table:table-cell office:value-type="float" office:value="119.4425" calcext:value-type="float">
            <text:p>119.44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5" calcext:value-type="float">
            <text:p>25052005</text:p>
          </table:table-cell>
          <table:table-cell office:value-type="float" office:value="2.566136" calcext:value-type="float">
            <text:p>2.566136</text:p>
          </table:table-cell>
          <table:table-cell office:value-type="float" office:value="135.558" calcext:value-type="float">
            <text:p>135.55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.26761" calcext:value-type="float">
            <text:p>39.26761</text:p>
          </table:table-cell>
          <table:table-cell office:value-type="float" office:value="0.01548118" calcext:value-type="float">
            <text:p>0.01548118</text:p>
          </table:table-cell>
          <table:table-cell office:value-type="float" office:value="0.00000532632" calcext:value-type="float">
            <text:p>5.32632E-06</text:p>
          </table:table-cell>
          <table:table-cell office:value-type="float" office:value="0.01930266" calcext:value-type="float">
            <text:p>0.01930266</text:p>
          </table:table-cell>
          <table:table-cell office:value-type="float" office:value="-0.004313057" calcext:value-type="float">
            <text:p>-0.004313057</text:p>
          </table:table-cell>
          <table:table-cell office:value-type="float" office:value="1169.024" calcext:value-type="float">
            <text:p>1169.024</text:p>
          </table:table-cell>
          <table:table-cell office:value-type="float" office:value="1.724007" calcext:value-type="float">
            <text:p>1.724007</text:p>
          </table:table-cell>
          <table:table-cell office:value-type="float" office:value="0" calcext:value-type="float">
            <text:p>0</text:p>
          </table:table-cell>
          <table:table-cell office:value-type="float" office:value="0.6570023" calcext:value-type="float">
            <text:p>0.6570023</text:p>
          </table:table-cell>
          <table:table-cell office:value-type="float" office:value="0.6161587" calcext:value-type="float">
            <text:p>0.6161587</text:p>
          </table:table-cell>
          <table:table-cell office:value-type="float" office:value="0.4579188" calcext:value-type="float">
            <text:p>0.4579188</text:p>
          </table:table-cell>
          <table:table-cell office:value-type="float" office:value="0.1290927" calcext:value-type="float">
            <text:p>0.1290927</text:p>
          </table:table-cell>
          <table:table-cell office:value-type="float" office:value="0.0990422" calcext:value-type="float">
            <text:p>0.0990422</text:p>
          </table:table-cell>
          <table:table-cell office:value-type="float" office:value="0.04025695" calcext:value-type="float">
            <text:p>0.04025695</text:p>
          </table:table-cell>
          <table:table-cell office:value-type="float" office:value="0.04091194" calcext:value-type="float">
            <text:p>0.04091194</text:p>
          </table:table-cell>
          <table:table-cell office:value-type="float" office:value="0.08265492" calcext:value-type="float">
            <text:p>0.08265492</text:p>
          </table:table-cell>
          <table:table-cell office:value-type="float" office:value="0.142785" calcext:value-type="float">
            <text:p>0.142785</text:p>
          </table:table-cell>
          <table:table-cell office:value-type="float" office:value="0.1574474" calcext:value-type="float">
            <text:p>0.1574474</text:p>
          </table:table-cell>
          <table:table-cell office:value-type="float" office:value="0.160744" calcext:value-type="float">
            <text:p>0.160744</text:p>
          </table:table-cell>
          <table:table-cell office:value-type="float" office:value="0.1691796" calcext:value-type="float">
            <text:p>0.1691796</text:p>
          </table:table-cell>
          <table:table-cell office:value-type="float" office:value="0.1823148" calcext:value-type="float">
            <text:p>0.1823148</text:p>
          </table:table-cell>
          <table:table-cell office:value-type="float" office:value="0.1867235" calcext:value-type="float">
            <text:p>0.1867235</text:p>
          </table:table-cell>
          <table:table-cell office:value-type="float" office:value="0" calcext:value-type="float">
            <text:p>0</text:p>
          </table:table-cell>
          <table:table-cell office:value-type="float" office:value="47.59257" calcext:value-type="float">
            <text:p>47.59257</text:p>
          </table:table-cell>
          <table:table-cell office:value-type="float" office:value="48.90248" calcext:value-type="float">
            <text:p>48.90248</text:p>
          </table:table-cell>
          <table:table-cell office:value-type="float" office:value="37.04648" calcext:value-type="float">
            <text:p>37.04648</text:p>
          </table:table-cell>
          <table:table-cell office:value-type="float" office:value="8.854897" calcext:value-type="float">
            <text:p>8.854897</text:p>
          </table:table-cell>
          <table:table-cell office:value-type="float" office:value="6.526571" calcext:value-type="float">
            <text:p>6.526571</text:p>
          </table:table-cell>
          <table:table-cell office:value-type="float" office:value="2.436768" calcext:value-type="float">
            <text:p>2.436768</text:p>
          </table:table-cell>
          <table:table-cell office:value-type="float" office:value="2.414556" calcext:value-type="float">
            <text:p>2.414556</text:p>
          </table:table-cell>
          <table:table-cell office:value-type="float" office:value="5.09355" calcext:value-type="float">
            <text:p>5.09355</text:p>
          </table:table-cell>
          <table:table-cell office:value-type="float" office:value="7.588508" calcext:value-type="float">
            <text:p>7.588508</text:p>
          </table:table-cell>
          <table:table-cell office:value-type="float" office:value="9.086967" calcext:value-type="float">
            <text:p>9.086967</text:p>
          </table:table-cell>
          <table:table-cell office:value-type="float" office:value="9.459857" calcext:value-type="float">
            <text:p>9.459857</text:p>
          </table:table-cell>
          <table:table-cell office:value-type="float" office:value="10.21593" calcext:value-type="float">
            <text:p>10.21593</text:p>
          </table:table-cell>
          <table:table-cell office:value-type="float" office:value="11.46878" calcext:value-type="float">
            <text:p>11.46878</text:p>
          </table:table-cell>
          <table:table-cell office:value-type="float" office:value="11.88186" calcext:value-type="float">
            <text:p>11.88186</text:p>
          </table:table-cell>
          <table:table-cell office:value-type="float" office:value="0" calcext:value-type="float">
            <text:p>0</text:p>
          </table:table-cell>
          <table:table-cell office:value-type="float" office:value="99.94617" calcext:value-type="float">
            <text:p>99.946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5" calcext:value-type="float">
            <text:p>26052005</text:p>
          </table:table-cell>
          <table:table-cell office:value-type="float" office:value="2.550899" calcext:value-type="float">
            <text:p>2.550899</text:p>
          </table:table-cell>
          <table:table-cell office:value-type="float" office:value="135.5571" calcext:value-type="float">
            <text:p>135.55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.28939" calcext:value-type="float">
            <text:p>39.28939</text:p>
          </table:table-cell>
          <table:table-cell office:value-type="float" office:value="0.01548118" calcext:value-type="float">
            <text:p>0.01548118</text:p>
          </table:table-cell>
          <table:table-cell office:value-type="float" office:value="0.000005326339" calcext:value-type="float">
            <text:p>5.326339E-06</text:p>
          </table:table-cell>
          <table:table-cell office:value-type="float" office:value="0.01930266" calcext:value-type="float">
            <text:p>0.01930266</text:p>
          </table:table-cell>
          <table:table-cell office:value-type="float" office:value="-0.004451092" calcext:value-type="float">
            <text:p>-0.004451092</text:p>
          </table:table-cell>
          <table:table-cell office:value-type="float" office:value="1169.02" calcext:value-type="float">
            <text:p>1169.02</text:p>
          </table:table-cell>
          <table:table-cell office:value-type="float" office:value="1.726963" calcext:value-type="float">
            <text:p>1.726963</text:p>
          </table:table-cell>
          <table:table-cell office:value-type="float" office:value="0" calcext:value-type="float">
            <text:p>0</text:p>
          </table:table-cell>
          <table:table-cell office:value-type="float" office:value="1.481003" calcext:value-type="float">
            <text:p>1.481003</text:p>
          </table:table-cell>
          <table:table-cell office:value-type="float" office:value="0.5894333" calcext:value-type="float">
            <text:p>0.5894333</text:p>
          </table:table-cell>
          <table:table-cell office:value-type="float" office:value="0.4306456" calcext:value-type="float">
            <text:p>0.4306456</text:p>
          </table:table-cell>
          <table:table-cell office:value-type="float" office:value="0.1083149" calcext:value-type="float">
            <text:p>0.1083149</text:p>
          </table:table-cell>
          <table:table-cell office:value-type="float" office:value="0.08869968" calcext:value-type="float">
            <text:p>0.08869968</text:p>
          </table:table-cell>
          <table:table-cell office:value-type="float" office:value="0.03684062" calcext:value-type="float">
            <text:p>0.03684062</text:p>
          </table:table-cell>
          <table:table-cell office:value-type="float" office:value="0.03940419" calcext:value-type="float">
            <text:p>0.03940419</text:p>
          </table:table-cell>
          <table:table-cell office:value-type="float" office:value="0.08236167" calcext:value-type="float">
            <text:p>0.08236167</text:p>
          </table:table-cell>
          <table:table-cell office:value-type="float" office:value="0.1429425" calcext:value-type="float">
            <text:p>0.1429425</text:p>
          </table:table-cell>
          <table:table-cell office:value-type="float" office:value="0.1575314" calcext:value-type="float">
            <text:p>0.1575314</text:p>
          </table:table-cell>
          <table:table-cell office:value-type="float" office:value="0.1608029" calcext:value-type="float">
            <text:p>0.1608029</text:p>
          </table:table-cell>
          <table:table-cell office:value-type="float" office:value="0.1692229" calcext:value-type="float">
            <text:p>0.1692229</text:p>
          </table:table-cell>
          <table:table-cell office:value-type="float" office:value="0.1824239" calcext:value-type="float">
            <text:p>0.1824239</text:p>
          </table:table-cell>
          <table:table-cell office:value-type="float" office:value="0.1867144" calcext:value-type="float">
            <text:p>0.1867144</text:p>
          </table:table-cell>
          <table:table-cell office:value-type="float" office:value="0" calcext:value-type="float">
            <text:p>0</text:p>
          </table:table-cell>
          <table:table-cell office:value-type="float" office:value="47.78849" calcext:value-type="float">
            <text:p>47.78849</text:p>
          </table:table-cell>
          <table:table-cell office:value-type="float" office:value="48.91199" calcext:value-type="float">
            <text:p>48.91199</text:p>
          </table:table-cell>
          <table:table-cell office:value-type="float" office:value="37.08793" calcext:value-type="float">
            <text:p>37.08793</text:p>
          </table:table-cell>
          <table:table-cell office:value-type="float" office:value="8.871958" calcext:value-type="float">
            <text:p>8.871958</text:p>
          </table:table-cell>
          <table:table-cell office:value-type="float" office:value="6.542655" calcext:value-type="float">
            <text:p>6.542655</text:p>
          </table:table-cell>
          <table:table-cell office:value-type="float" office:value="2.441282" calcext:value-type="float">
            <text:p>2.441282</text:p>
          </table:table-cell>
          <table:table-cell office:value-type="float" office:value="2.41862" calcext:value-type="float">
            <text:p>2.41862</text:p>
          </table:table-cell>
          <table:table-cell office:value-type="float" office:value="5.098902" calcext:value-type="float">
            <text:p>5.098902</text:p>
          </table:table-cell>
          <table:table-cell office:value-type="float" office:value="7.595453" calcext:value-type="float">
            <text:p>7.595453</text:p>
          </table:table-cell>
          <table:table-cell office:value-type="float" office:value="9.091902" calcext:value-type="float">
            <text:p>9.091902</text:p>
          </table:table-cell>
          <table:table-cell office:value-type="float" office:value="9.464495" calcext:value-type="float">
            <text:p>9.464495</text:p>
          </table:table-cell>
          <table:table-cell office:value-type="float" office:value="10.2198" calcext:value-type="float">
            <text:p>10.2198</text:p>
          </table:table-cell>
          <table:table-cell office:value-type="float" office:value="11.47133" calcext:value-type="float">
            <text:p>11.47133</text:p>
          </table:table-cell>
          <table:table-cell office:value-type="float" office:value="11.88422" calcext:value-type="float">
            <text:p>11.88422</text:p>
          </table:table-cell>
          <table:table-cell office:value-type="float" office:value="0" calcext:value-type="float">
            <text:p>0</text:p>
          </table:table-cell>
          <table:table-cell office:value-type="float" office:value="94.17487" calcext:value-type="float">
            <text:p>94.174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5" calcext:value-type="float">
            <text:p>27052005</text:p>
          </table:table-cell>
          <table:table-cell office:value-type="float" office:value="2.533365" calcext:value-type="float">
            <text:p>2.533365</text:p>
          </table:table-cell>
          <table:table-cell office:value-type="float" office:value="135.5559" calcext:value-type="float">
            <text:p>135.555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.3106" calcext:value-type="float">
            <text:p>39.3106</text:p>
          </table:table-cell>
          <table:table-cell office:value-type="float" office:value="0.01548118" calcext:value-type="float">
            <text:p>0.01548118</text:p>
          </table:table-cell>
          <table:table-cell office:value-type="float" office:value="0.000005326339" calcext:value-type="float">
            <text:p>5.326339E-06</text:p>
          </table:table-cell>
          <table:table-cell office:value-type="float" office:value="0.01930266" calcext:value-type="float">
            <text:p>0.01930266</text:p>
          </table:table-cell>
          <table:table-cell office:value-type="float" office:value="-0.004608969" calcext:value-type="float">
            <text:p>-0.004608969</text:p>
          </table:table-cell>
          <table:table-cell office:value-type="float" office:value="1169.017" calcext:value-type="float">
            <text:p>1169.017</text:p>
          </table:table-cell>
          <table:table-cell office:value-type="float" office:value="1.726887" calcext:value-type="float">
            <text:p>1.726887</text:p>
          </table:table-cell>
          <table:table-cell office:value-type="float" office:value="0" calcext:value-type="float">
            <text:p>0</text:p>
          </table:table-cell>
          <table:table-cell office:value-type="float" office:value="1.000406" calcext:value-type="float">
            <text:p>1.000406</text:p>
          </table:table-cell>
          <table:table-cell office:value-type="float" office:value="0.6018395" calcext:value-type="float">
            <text:p>0.6018395</text:p>
          </table:table-cell>
          <table:table-cell office:value-type="float" office:value="0.4547338" calcext:value-type="float">
            <text:p>0.4547338</text:p>
          </table:table-cell>
          <table:table-cell office:value-type="float" office:value="0.1101348" calcext:value-type="float">
            <text:p>0.1101348</text:p>
          </table:table-cell>
          <table:table-cell office:value-type="float" office:value="0.08997091" calcext:value-type="float">
            <text:p>0.08997091</text:p>
          </table:table-cell>
          <table:table-cell office:value-type="float" office:value="0.03647048" calcext:value-type="float">
            <text:p>0.03647048</text:p>
          </table:table-cell>
          <table:table-cell office:value-type="float" office:value="0.03900701" calcext:value-type="float">
            <text:p>0.03900701</text:p>
          </table:table-cell>
          <table:table-cell office:value-type="float" office:value="0.08211241" calcext:value-type="float">
            <text:p>0.08211241</text:p>
          </table:table-cell>
          <table:table-cell office:value-type="float" office:value="0.14302" calcext:value-type="float">
            <text:p>0.14302</text:p>
          </table:table-cell>
          <table:table-cell office:value-type="float" office:value="0.1576075" calcext:value-type="float">
            <text:p>0.1576075</text:p>
          </table:table-cell>
          <table:table-cell office:value-type="float" office:value="0.1608621" calcext:value-type="float">
            <text:p>0.1608621</text:p>
          </table:table-cell>
          <table:table-cell office:value-type="float" office:value="0.1692286" calcext:value-type="float">
            <text:p>0.1692286</text:p>
          </table:table-cell>
          <table:table-cell office:value-type="float" office:value="0.182392" calcext:value-type="float">
            <text:p>0.182392</text:p>
          </table:table-cell>
          <table:table-cell office:value-type="float" office:value="0.1867549" calcext:value-type="float">
            <text:p>0.1867549</text:p>
          </table:table-cell>
          <table:table-cell office:value-type="float" office:value="0" calcext:value-type="float">
            <text:p>0</text:p>
          </table:table-cell>
          <table:table-cell office:value-type="float" office:value="47.91664" calcext:value-type="float">
            <text:p>47.91664</text:p>
          </table:table-cell>
          <table:table-cell office:value-type="float" office:value="48.93335" calcext:value-type="float">
            <text:p>48.93335</text:p>
          </table:table-cell>
          <table:table-cell office:value-type="float" office:value="37.12984" calcext:value-type="float">
            <text:p>37.12984</text:p>
          </table:table-cell>
          <table:table-cell office:value-type="float" office:value="8.885293" calcext:value-type="float">
            <text:p>8.885293</text:p>
          </table:table-cell>
          <table:table-cell office:value-type="float" office:value="6.556739" calcext:value-type="float">
            <text:p>6.556739</text:p>
          </table:table-cell>
          <table:table-cell office:value-type="float" office:value="2.445231" calcext:value-type="float">
            <text:p>2.445231</text:p>
          </table:table-cell>
          <table:table-cell office:value-type="float" office:value="2.422415" calcext:value-type="float">
            <text:p>2.422415</text:p>
          </table:table-cell>
          <table:table-cell office:value-type="float" office:value="5.104147" calcext:value-type="float">
            <text:p>5.104147</text:p>
          </table:table-cell>
          <table:table-cell office:value-type="float" office:value="7.602356" calcext:value-type="float">
            <text:p>7.602356</text:p>
          </table:table-cell>
          <table:table-cell office:value-type="float" office:value="9.096838" calcext:value-type="float">
            <text:p>9.096838</text:p>
          </table:table-cell>
          <table:table-cell office:value-type="float" office:value="9.469133" calcext:value-type="float">
            <text:p>9.469133</text:p>
          </table:table-cell>
          <table:table-cell office:value-type="float" office:value="10.22368" calcext:value-type="float">
            <text:p>10.22368</text:p>
          </table:table-cell>
          <table:table-cell office:value-type="float" office:value="11.47388" calcext:value-type="float">
            <text:p>11.47388</text:p>
          </table:table-cell>
          <table:table-cell office:value-type="float" office:value="11.88661" calcext:value-type="float">
            <text:p>11.88661</text:p>
          </table:table-cell>
          <table:table-cell office:value-type="float" office:value="0" calcext:value-type="float">
            <text:p>0</text:p>
          </table:table-cell>
          <table:table-cell office:value-type="float" office:value="95.49649" calcext:value-type="float">
            <text:p>95.496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5" calcext:value-type="float">
            <text:p>28052005</text:p>
          </table:table-cell>
          <table:table-cell office:value-type="float" office:value="2.513856" calcext:value-type="float">
            <text:p>2.513856</text:p>
          </table:table-cell>
          <table:table-cell office:value-type="float" office:value="135.5544" calcext:value-type="float">
            <text:p>135.554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.33271" calcext:value-type="float">
            <text:p>39.33271</text:p>
          </table:table-cell>
          <table:table-cell office:value-type="float" office:value="0.01548118" calcext:value-type="float">
            <text:p>0.01548118</text:p>
          </table:table-cell>
          <table:table-cell office:value-type="float" office:value="0.000005326339" calcext:value-type="float">
            <text:p>5.326339E-06</text:p>
          </table:table-cell>
          <table:table-cell office:value-type="float" office:value="0.01930266" calcext:value-type="float">
            <text:p>0.01930266</text:p>
          </table:table-cell>
          <table:table-cell office:value-type="float" office:value="-0.004759484" calcext:value-type="float">
            <text:p>-0.004759484</text:p>
          </table:table-cell>
          <table:table-cell office:value-type="float" office:value="1169.015" calcext:value-type="float">
            <text:p>1169.015</text:p>
          </table:table-cell>
          <table:table-cell office:value-type="float" office:value="1.724278" calcext:value-type="float">
            <text:p>1.724278</text:p>
          </table:table-cell>
          <table:table-cell office:value-type="float" office:value="0" calcext:value-type="float">
            <text:p>0</text:p>
          </table:table-cell>
          <table:table-cell office:value-type="float" office:value="0.9119239" calcext:value-type="float">
            <text:p>0.9119239</text:p>
          </table:table-cell>
          <table:table-cell office:value-type="float" office:value="0.6461626" calcext:value-type="float">
            <text:p>0.6461626</text:p>
          </table:table-cell>
          <table:table-cell office:value-type="float" office:value="0.4845828" calcext:value-type="float">
            <text:p>0.4845828</text:p>
          </table:table-cell>
          <table:table-cell office:value-type="float" office:value="0.1156156" calcext:value-type="float">
            <text:p>0.1156156</text:p>
          </table:table-cell>
          <table:table-cell office:value-type="float" office:value="0.0937763" calcext:value-type="float">
            <text:p>0.0937763</text:p>
          </table:table-cell>
          <table:table-cell office:value-type="float" office:value="0.03719979" calcext:value-type="float">
            <text:p>0.03719979</text:p>
          </table:table-cell>
          <table:table-cell office:value-type="float" office:value="0.03919634" calcext:value-type="float">
            <text:p>0.03919634</text:p>
          </table:table-cell>
          <table:table-cell office:value-type="float" office:value="0.08208223" calcext:value-type="float">
            <text:p>0.08208223</text:p>
          </table:table-cell>
          <table:table-cell office:value-type="float" office:value="0.1431352" calcext:value-type="float">
            <text:p>0.1431352</text:p>
          </table:table-cell>
          <table:table-cell office:value-type="float" office:value="0.1576878" calcext:value-type="float">
            <text:p>0.1576878</text:p>
          </table:table-cell>
          <table:table-cell office:value-type="float" office:value="0.1609207" calcext:value-type="float">
            <text:p>0.1609207</text:p>
          </table:table-cell>
          <table:table-cell office:value-type="float" office:value="0.1692637" calcext:value-type="float">
            <text:p>0.1692637</text:p>
          </table:table-cell>
          <table:table-cell office:value-type="float" office:value="0.1824023" calcext:value-type="float">
            <text:p>0.1824023</text:p>
          </table:table-cell>
          <table:table-cell office:value-type="float" office:value="0.1867876" calcext:value-type="float">
            <text:p>0.1867876</text:p>
          </table:table-cell>
          <table:table-cell office:value-type="float" office:value="0" calcext:value-type="float">
            <text:p>0</text:p>
          </table:table-cell>
          <table:table-cell office:value-type="float" office:value="48.01371" calcext:value-type="float">
            <text:p>48.01371</text:p>
          </table:table-cell>
          <table:table-cell office:value-type="float" office:value="48.97187" calcext:value-type="float">
            <text:p>48.97187</text:p>
          </table:table-cell>
          <table:table-cell office:value-type="float" office:value="37.18142" calcext:value-type="float">
            <text:p>37.18142</text:p>
          </table:table-cell>
          <table:table-cell office:value-type="float" office:value="8.90004" calcext:value-type="float">
            <text:p>8.90004</text:p>
          </table:table-cell>
          <table:table-cell office:value-type="float" office:value="6.571796" calcext:value-type="float">
            <text:p>6.571796</text:p>
          </table:table-cell>
          <table:table-cell office:value-type="float" office:value="2.449226" calcext:value-type="float">
            <text:p>2.449226</text:p>
          </table:table-cell>
          <table:table-cell office:value-type="float" office:value="2.426169" calcext:value-type="float">
            <text:p>2.426169</text:p>
          </table:table-cell>
          <table:table-cell office:value-type="float" office:value="5.109336" calcext:value-type="float">
            <text:p>5.109336</text:p>
          </table:table-cell>
          <table:table-cell office:value-type="float" office:value="7.609259" calcext:value-type="float">
            <text:p>7.609259</text:p>
          </table:table-cell>
          <table:table-cell office:value-type="float" office:value="9.101773" calcext:value-type="float">
            <text:p>9.101773</text:p>
          </table:table-cell>
          <table:table-cell office:value-type="float" office:value="9.473771" calcext:value-type="float">
            <text:p>9.473771</text:p>
          </table:table-cell>
          <table:table-cell office:value-type="float" office:value="10.22755" calcext:value-type="float">
            <text:p>10.22755</text:p>
          </table:table-cell>
          <table:table-cell office:value-type="float" office:value="11.47636" calcext:value-type="float">
            <text:p>11.47636</text:p>
          </table:table-cell>
          <table:table-cell office:value-type="float" office:value="11.88902" calcext:value-type="float">
            <text:p>11.88902</text:p>
          </table:table-cell>
          <table:table-cell office:value-type="float" office:value="0" calcext:value-type="float">
            <text:p>0</text:p>
          </table:table-cell>
          <table:table-cell office:value-type="float" office:value="101.4705" calcext:value-type="float">
            <text:p>101.47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5" calcext:value-type="float">
            <text:p>29052005</text:p>
          </table:table-cell>
          <table:table-cell office:value-type="float" office:value="2.500675" calcext:value-type="float">
            <text:p>2.500675</text:p>
          </table:table-cell>
          <table:table-cell office:value-type="float" office:value="135.5529" calcext:value-type="float">
            <text:p>135.55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.35418" calcext:value-type="float">
            <text:p>39.35418</text:p>
          </table:table-cell>
          <table:table-cell office:value-type="float" office:value="0.01548118" calcext:value-type="float">
            <text:p>0.01548118</text:p>
          </table:table-cell>
          <table:table-cell office:value-type="float" office:value="0.000005326535" calcext:value-type="float">
            <text:p>5.326535E-06</text:p>
          </table:table-cell>
          <table:table-cell office:value-type="float" office:value="0.01930266" calcext:value-type="float">
            <text:p>0.01930266</text:p>
          </table:table-cell>
          <table:table-cell office:value-type="float" office:value="-0.00476371" calcext:value-type="float">
            <text:p>-0.00476371</text:p>
          </table:table-cell>
          <table:table-cell office:value-type="float" office:value="1169.011" calcext:value-type="float">
            <text:p>1169.011</text:p>
          </table:table-cell>
          <table:table-cell office:value-type="float" office:value="1.725918" calcext:value-type="float">
            <text:p>1.725918</text:p>
          </table:table-cell>
          <table:table-cell office:value-type="float" office:value="0" calcext:value-type="float">
            <text:p>0</text:p>
          </table:table-cell>
          <table:table-cell office:value-type="float" office:value="0.9866835" calcext:value-type="float">
            <text:p>0.9866835</text:p>
          </table:table-cell>
          <table:table-cell office:value-type="float" office:value="0.5810611" calcext:value-type="float">
            <text:p>0.5810611</text:p>
          </table:table-cell>
          <table:table-cell office:value-type="float" office:value="0.4110578" calcext:value-type="float">
            <text:p>0.4110578</text:p>
          </table:table-cell>
          <table:table-cell office:value-type="float" office:value="0.101674" calcext:value-type="float">
            <text:p>0.101674</text:p>
          </table:table-cell>
          <table:table-cell office:value-type="float" office:value="0.08572563" calcext:value-type="float">
            <text:p>0.08572563</text:p>
          </table:table-cell>
          <table:table-cell office:value-type="float" office:value="0.03618564" calcext:value-type="float">
            <text:p>0.03618564</text:p>
          </table:table-cell>
          <table:table-cell office:value-type="float" office:value="0.03903908" calcext:value-type="float">
            <text:p>0.03903908</text:p>
          </table:table-cell>
          <table:table-cell office:value-type="float" office:value="0.0821849" calcext:value-type="float">
            <text:p>0.0821849</text:p>
          </table:table-cell>
          <table:table-cell office:value-type="float" office:value="0.1432354" calcext:value-type="float">
            <text:p>0.1432354</text:p>
          </table:table-cell>
          <table:table-cell office:value-type="float" office:value="0.1577585" calcext:value-type="float">
            <text:p>0.1577585</text:p>
          </table:table-cell>
          <table:table-cell office:value-type="float" office:value="0.1609782" calcext:value-type="float">
            <text:p>0.1609782</text:p>
          </table:table-cell>
          <table:table-cell office:value-type="float" office:value="0.1693647" calcext:value-type="float">
            <text:p>0.1693647</text:p>
          </table:table-cell>
          <table:table-cell office:value-type="float" office:value="0.182428" calcext:value-type="float">
            <text:p>0.182428</text:p>
          </table:table-cell>
          <table:table-cell office:value-type="float" office:value="0.1868183" calcext:value-type="float">
            <text:p>0.1868183</text:p>
          </table:table-cell>
          <table:table-cell office:value-type="float" office:value="0" calcext:value-type="float">
            <text:p>0</text:p>
          </table:table-cell>
          <table:table-cell office:value-type="float" office:value="48.10946" calcext:value-type="float">
            <text:p>48.10946</text:p>
          </table:table-cell>
          <table:table-cell office:value-type="float" office:value="48.99887" calcext:value-type="float">
            <text:p>48.99887</text:p>
          </table:table-cell>
          <table:table-cell office:value-type="float" office:value="37.2291" calcext:value-type="float">
            <text:p>37.2291</text:p>
          </table:table-cell>
          <table:table-cell office:value-type="float" office:value="8.914507" calcext:value-type="float">
            <text:p>8.914507</text:p>
          </table:table-cell>
          <table:table-cell office:value-type="float" office:value="6.587175" calcext:value-type="float">
            <text:p>6.587175</text:p>
          </table:table-cell>
          <table:table-cell office:value-type="float" office:value="2.453342" calcext:value-type="float">
            <text:p>2.453342</text:p>
          </table:table-cell>
          <table:table-cell office:value-type="float" office:value="2.429965" calcext:value-type="float">
            <text:p>2.429965</text:p>
          </table:table-cell>
          <table:table-cell office:value-type="float" office:value="5.11451" calcext:value-type="float">
            <text:p>5.11451</text:p>
          </table:table-cell>
          <table:table-cell office:value-type="float" office:value="7.61616" calcext:value-type="float">
            <text:p>7.61616</text:p>
          </table:table-cell>
          <table:table-cell office:value-type="float" office:value="9.106732" calcext:value-type="float">
            <text:p>9.106732</text:p>
          </table:table-cell>
          <table:table-cell office:value-type="float" office:value="9.478428" calcext:value-type="float">
            <text:p>9.478428</text:p>
          </table:table-cell>
          <table:table-cell office:value-type="float" office:value="10.23143" calcext:value-type="float">
            <text:p>10.23143</text:p>
          </table:table-cell>
          <table:table-cell office:value-type="float" office:value="11.47884" calcext:value-type="float">
            <text:p>11.47884</text:p>
          </table:table-cell>
          <table:table-cell office:value-type="float" office:value="11.89139" calcext:value-type="float">
            <text:p>11.89139</text:p>
          </table:table-cell>
          <table:table-cell office:value-type="float" office:value="0" calcext:value-type="float">
            <text:p>0</text:p>
          </table:table-cell>
          <table:table-cell office:value-type="float" office:value="86.37482" calcext:value-type="float">
            <text:p>86.374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5" calcext:value-type="float">
            <text:p>30052005</text:p>
          </table:table-cell>
          <table:table-cell office:value-type="float" office:value="2.488079" calcext:value-type="float">
            <text:p>2.488079</text:p>
          </table:table-cell>
          <table:table-cell office:value-type="float" office:value="135.5514" calcext:value-type="float">
            <text:p>135.55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.37341" calcext:value-type="float">
            <text:p>39.37341</text:p>
          </table:table-cell>
          <table:table-cell office:value-type="float" office:value="0.01548118" calcext:value-type="float">
            <text:p>0.01548118</text:p>
          </table:table-cell>
          <table:table-cell office:value-type="float" office:value="0.000005326535" calcext:value-type="float">
            <text:p>5.326535E-06</text:p>
          </table:table-cell>
          <table:table-cell office:value-type="float" office:value="0.01930266" calcext:value-type="float">
            <text:p>0.01930266</text:p>
          </table:table-cell>
          <table:table-cell office:value-type="float" office:value="-0.00476371" calcext:value-type="float">
            <text:p>-0.00476371</text:p>
          </table:table-cell>
          <table:table-cell office:value-type="float" office:value="1169.007" calcext:value-type="float">
            <text:p>1169.007</text:p>
          </table:table-cell>
          <table:table-cell office:value-type="float" office:value="1.725447" calcext:value-type="float">
            <text:p>1.725447</text:p>
          </table:table-cell>
          <table:table-cell office:value-type="float" office:value="0" calcext:value-type="float">
            <text:p>0</text:p>
          </table:table-cell>
          <table:table-cell office:value-type="float" office:value="1.068314" calcext:value-type="float">
            <text:p>1.068314</text:p>
          </table:table-cell>
          <table:table-cell office:value-type="float" office:value="0.5582265" calcext:value-type="float">
            <text:p>0.5582265</text:p>
          </table:table-cell>
          <table:table-cell office:value-type="float" office:value="0.4043467" calcext:value-type="float">
            <text:p>0.4043467</text:p>
          </table:table-cell>
          <table:table-cell office:value-type="float" office:value="0.09644925" calcext:value-type="float">
            <text:p>0.09644925</text:p>
          </table:table-cell>
          <table:table-cell office:value-type="float" office:value="0.08020696" calcext:value-type="float">
            <text:p>0.08020696</text:p>
          </table:table-cell>
          <table:table-cell office:value-type="float" office:value="0.03421832" calcext:value-type="float">
            <text:p>0.03421832</text:p>
          </table:table-cell>
          <table:table-cell office:value-type="float" office:value="0.03791529" calcext:value-type="float">
            <text:p>0.03791529</text:p>
          </table:table-cell>
          <table:table-cell office:value-type="float" office:value="0.08194654" calcext:value-type="float">
            <text:p>0.08194654</text:p>
          </table:table-cell>
          <table:table-cell office:value-type="float" office:value="0.1433416" calcext:value-type="float">
            <text:p>0.1433416</text:p>
          </table:table-cell>
          <table:table-cell office:value-type="float" office:value="0.1578178" calcext:value-type="float">
            <text:p>0.1578178</text:p>
          </table:table-cell>
          <table:table-cell office:value-type="float" office:value="0.1610333" calcext:value-type="float">
            <text:p>0.1610333</text:p>
          </table:table-cell>
          <table:table-cell office:value-type="float" office:value="0.1693705" calcext:value-type="float">
            <text:p>0.1693705</text:p>
          </table:table-cell>
          <table:table-cell office:value-type="float" office:value="0.1824563" calcext:value-type="float">
            <text:p>0.1824563</text:p>
          </table:table-cell>
          <table:table-cell office:value-type="float" office:value="0.1868472" calcext:value-type="float">
            <text:p>0.1868472</text:p>
          </table:table-cell>
          <table:table-cell office:value-type="float" office:value="0" calcext:value-type="float">
            <text:p>0</text:p>
          </table:table-cell>
          <table:table-cell office:value-type="float" office:value="48.24202" calcext:value-type="float">
            <text:p>48.24202</text:p>
          </table:table-cell>
          <table:table-cell office:value-type="float" office:value="49.00271" calcext:value-type="float">
            <text:p>49.00271</text:p>
          </table:table-cell>
          <table:table-cell office:value-type="float" office:value="37.25432" calcext:value-type="float">
            <text:p>37.25432</text:p>
          </table:table-cell>
          <table:table-cell office:value-type="float" office:value="8.923057" calcext:value-type="float">
            <text:p>8.923057</text:p>
          </table:table-cell>
          <table:table-cell office:value-type="float" office:value="6.598041" calcext:value-type="float">
            <text:p>6.598041</text:p>
          </table:table-cell>
          <table:table-cell office:value-type="float" office:value="2.456814" calcext:value-type="float">
            <text:p>2.456814</text:p>
          </table:table-cell>
          <table:table-cell office:value-type="float" office:value="2.43351" calcext:value-type="float">
            <text:p>2.43351</text:p>
          </table:table-cell>
          <table:table-cell office:value-type="float" office:value="5.119649" calcext:value-type="float">
            <text:p>5.119649</text:p>
          </table:table-cell>
          <table:table-cell office:value-type="float" office:value="7.623016" calcext:value-type="float">
            <text:p>7.623016</text:p>
          </table:table-cell>
          <table:table-cell office:value-type="float" office:value="9.111741" calcext:value-type="float">
            <text:p>9.111741</text:p>
          </table:table-cell>
          <table:table-cell office:value-type="float" office:value="9.483123" calcext:value-type="float">
            <text:p>9.483123</text:p>
          </table:table-cell>
          <table:table-cell office:value-type="float" office:value="10.23531" calcext:value-type="float">
            <text:p>10.23531</text:p>
          </table:table-cell>
          <table:table-cell office:value-type="float" office:value="11.48132" calcext:value-type="float">
            <text:p>11.48132</text:p>
          </table:table-cell>
          <table:table-cell office:value-type="float" office:value="11.89374" calcext:value-type="float">
            <text:p>11.89374</text:p>
          </table:table-cell>
          <table:table-cell office:value-type="float" office:value="0" calcext:value-type="float">
            <text:p>0</text:p>
          </table:table-cell>
          <table:table-cell office:value-type="float" office:value="88.24061" calcext:value-type="float">
            <text:p>88.240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5" calcext:value-type="float">
            <text:p>31052005</text:p>
          </table:table-cell>
          <table:table-cell office:value-type="float" office:value="2.474904" calcext:value-type="float">
            <text:p>2.474904</text:p>
          </table:table-cell>
          <table:table-cell office:value-type="float" office:value="135.55" calcext:value-type="float">
            <text:p>135.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.39168" calcext:value-type="float">
            <text:p>39.39168</text:p>
          </table:table-cell>
          <table:table-cell office:value-type="float" office:value="0.01548118" calcext:value-type="float">
            <text:p>0.01548118</text:p>
          </table:table-cell>
          <table:table-cell office:value-type="float" office:value="0.000005327512" calcext:value-type="float">
            <text:p>5.327512E-06</text:p>
          </table:table-cell>
          <table:table-cell office:value-type="float" office:value="0.01930266" calcext:value-type="float">
            <text:p>0.01930266</text:p>
          </table:table-cell>
          <table:table-cell office:value-type="float" office:value="-0.004763701" calcext:value-type="float">
            <text:p>-0.004763701</text:p>
          </table:table-cell>
          <table:table-cell office:value-type="float" office:value="1169.002" calcext:value-type="float">
            <text:p>1169.002</text:p>
          </table:table-cell>
          <table:table-cell office:value-type="float" office:value="1.72568" calcext:value-type="float">
            <text:p>1.72568</text:p>
          </table:table-cell>
          <table:table-cell office:value-type="float" office:value="0" calcext:value-type="float">
            <text:p>0</text:p>
          </table:table-cell>
          <table:table-cell office:value-type="float" office:value="0.3302802" calcext:value-type="float">
            <text:p>0.3302802</text:p>
          </table:table-cell>
          <table:table-cell office:value-type="float" office:value="0.4535187" calcext:value-type="float">
            <text:p>0.4535187</text:p>
          </table:table-cell>
          <table:table-cell office:value-type="float" office:value="0.3927492" calcext:value-type="float">
            <text:p>0.3927492</text:p>
          </table:table-cell>
          <table:table-cell office:value-type="float" office:value="0.1582302" calcext:value-type="float">
            <text:p>0.1582302</text:p>
          </table:table-cell>
          <table:table-cell office:value-type="float" office:value="0.08971033" calcext:value-type="float">
            <text:p>0.08971033</text:p>
          </table:table-cell>
          <table:table-cell office:value-type="float" office:value="0.03555619" calcext:value-type="float">
            <text:p>0.03555619</text:p>
          </table:table-cell>
          <table:table-cell office:value-type="float" office:value="0.03772413" calcext:value-type="float">
            <text:p>0.03772413</text:p>
          </table:table-cell>
          <table:table-cell office:value-type="float" office:value="0.0817394" calcext:value-type="float">
            <text:p>0.0817394</text:p>
          </table:table-cell>
          <table:table-cell office:value-type="float" office:value="0.1433796" calcext:value-type="float">
            <text:p>0.1433796</text:p>
          </table:table-cell>
          <table:table-cell office:value-type="float" office:value="0.1578809" calcext:value-type="float">
            <text:p>0.1578809</text:p>
          </table:table-cell>
          <table:table-cell office:value-type="float" office:value="0.1610887" calcext:value-type="float">
            <text:p>0.1610887</text:p>
          </table:table-cell>
          <table:table-cell office:value-type="float" office:value="0.1694074" calcext:value-type="float">
            <text:p>0.1694074</text:p>
          </table:table-cell>
          <table:table-cell office:value-type="float" office:value="0.1824842" calcext:value-type="float">
            <text:p>0.1824842</text:p>
          </table:table-cell>
          <table:table-cell office:value-type="float" office:value="0.1868736" calcext:value-type="float">
            <text:p>0.1868736</text:p>
          </table:table-cell>
          <table:table-cell office:value-type="float" office:value="0" calcext:value-type="float">
            <text:p>0</text:p>
          </table:table-cell>
          <table:table-cell office:value-type="float" office:value="48.26225" calcext:value-type="float">
            <text:p>48.26225</text:p>
          </table:table-cell>
          <table:table-cell office:value-type="float" office:value="49.00032" calcext:value-type="float">
            <text:p>49.00032</text:p>
          </table:table-cell>
          <table:table-cell office:value-type="float" office:value="37.28424" calcext:value-type="float">
            <text:p>37.28424</text:p>
          </table:table-cell>
          <table:table-cell office:value-type="float" office:value="8.936848" calcext:value-type="float">
            <text:p>8.936848</text:p>
          </table:table-cell>
          <table:table-cell office:value-type="float" office:value="6.609046" calcext:value-type="float">
            <text:p>6.609046</text:p>
          </table:table-cell>
          <table:table-cell office:value-type="float" office:value="2.460124" calcext:value-type="float">
            <text:p>2.460124</text:p>
          </table:table-cell>
          <table:table-cell office:value-type="float" office:value="2.436886" calcext:value-type="float">
            <text:p>2.436886</text:p>
          </table:table-cell>
          <table:table-cell office:value-type="float" office:value="5.124696" calcext:value-type="float">
            <text:p>5.124696</text:p>
          </table:table-cell>
          <table:table-cell office:value-type="float" office:value="7.629854" calcext:value-type="float">
            <text:p>7.629854</text:p>
          </table:table-cell>
          <table:table-cell office:value-type="float" office:value="9.116755" calcext:value-type="float">
            <text:p>9.116755</text:p>
          </table:table-cell>
          <table:table-cell office:value-type="float" office:value="9.487817" calcext:value-type="float">
            <text:p>9.487817</text:p>
          </table:table-cell>
          <table:table-cell office:value-type="float" office:value="10.23918" calcext:value-type="float">
            <text:p>10.23918</text:p>
          </table:table-cell>
          <table:table-cell office:value-type="float" office:value="11.4838" calcext:value-type="float">
            <text:p>11.4838</text:p>
          </table:table-cell>
          <table:table-cell office:value-type="float" office:value="11.89611" calcext:value-type="float">
            <text:p>11.89611</text:p>
          </table:table-cell>
          <table:table-cell office:value-type="float" office:value="0" calcext:value-type="float">
            <text:p>0</text:p>
          </table:table-cell>
          <table:table-cell office:value-type="float" office:value="88.08952" calcext:value-type="float">
            <text:p>88.089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5" calcext:value-type="float">
            <text:p>1062005</text:p>
          </table:table-cell>
          <table:table-cell office:value-type="float" office:value="2.460752" calcext:value-type="float">
            <text:p>2.460752</text:p>
          </table:table-cell>
          <table:table-cell office:value-type="float" office:value="135.5488" calcext:value-type="float">
            <text:p>135.548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.41129" calcext:value-type="float">
            <text:p>39.41129</text:p>
          </table:table-cell>
          <table:table-cell office:value-type="float" office:value="0.01548118" calcext:value-type="float">
            <text:p>0.01548118</text:p>
          </table:table-cell>
          <table:table-cell office:value-type="float" office:value="0.00000532756" calcext:value-type="float">
            <text:p>5.32756E-06</text:p>
          </table:table-cell>
          <table:table-cell office:value-type="float" office:value="0.01930266" calcext:value-type="float">
            <text:p>0.01930266</text:p>
          </table:table-cell>
          <table:table-cell office:value-type="float" office:value="-0.004763701" calcext:value-type="float">
            <text:p>-0.004763701</text:p>
          </table:table-cell>
          <table:table-cell office:value-type="float" office:value="1168.998" calcext:value-type="float">
            <text:p>1168.998</text:p>
          </table:table-cell>
          <table:table-cell office:value-type="float" office:value="1.727317" calcext:value-type="float">
            <text:p>1.727317</text:p>
          </table:table-cell>
          <table:table-cell office:value-type="float" office:value="0" calcext:value-type="float">
            <text:p>0</text:p>
          </table:table-cell>
          <table:table-cell office:value-type="float" office:value="1.331015" calcext:value-type="float">
            <text:p>1.331015</text:p>
          </table:table-cell>
          <table:table-cell office:value-type="float" office:value="0.5909206" calcext:value-type="float">
            <text:p>0.5909206</text:p>
          </table:table-cell>
          <table:table-cell office:value-type="float" office:value="0.396571" calcext:value-type="float">
            <text:p>0.396571</text:p>
          </table:table-cell>
          <table:table-cell office:value-type="float" office:value="0.1146237" calcext:value-type="float">
            <text:p>0.1146237</text:p>
          </table:table-cell>
          <table:table-cell office:value-type="float" office:value="0.0842358" calcext:value-type="float">
            <text:p>0.0842358</text:p>
          </table:table-cell>
          <table:table-cell office:value-type="float" office:value="0.0362233" calcext:value-type="float">
            <text:p>0.0362233</text:p>
          </table:table-cell>
          <table:table-cell office:value-type="float" office:value="0.03738799" calcext:value-type="float">
            <text:p>0.03738799</text:p>
          </table:table-cell>
          <table:table-cell office:value-type="float" office:value="0.08120409" calcext:value-type="float">
            <text:p>0.08120409</text:p>
          </table:table-cell>
          <table:table-cell office:value-type="float" office:value="0.1433218" calcext:value-type="float">
            <text:p>0.1433218</text:p>
          </table:table-cell>
          <table:table-cell office:value-type="float" office:value="0.1579397" calcext:value-type="float">
            <text:p>0.1579397</text:p>
          </table:table-cell>
          <table:table-cell office:value-type="float" office:value="0.1611434" calcext:value-type="float">
            <text:p>0.1611434</text:p>
          </table:table-cell>
          <table:table-cell office:value-type="float" office:value="0.1695372" calcext:value-type="float">
            <text:p>0.1695372</text:p>
          </table:table-cell>
          <table:table-cell office:value-type="float" office:value="0.1825107" calcext:value-type="float">
            <text:p>0.1825107</text:p>
          </table:table-cell>
          <table:table-cell office:value-type="float" office:value="0.1868994" calcext:value-type="float">
            <text:p>0.1868994</text:p>
          </table:table-cell>
          <table:table-cell office:value-type="float" office:value="0" calcext:value-type="float">
            <text:p>0</text:p>
          </table:table-cell>
          <table:table-cell office:value-type="float" office:value="48.39344" calcext:value-type="float">
            <text:p>48.39344</text:p>
          </table:table-cell>
          <table:table-cell office:value-type="float" office:value="48.98676" calcext:value-type="float">
            <text:p>48.98676</text:p>
          </table:table-cell>
          <table:table-cell office:value-type="float" office:value="37.30774" calcext:value-type="float">
            <text:p>37.30774</text:p>
          </table:table-cell>
          <table:table-cell office:value-type="float" office:value="8.965741" calcext:value-type="float">
            <text:p>8.965741</text:p>
          </table:table-cell>
          <table:table-cell office:value-type="float" office:value="6.624652" calcext:value-type="float">
            <text:p>6.624652</text:p>
          </table:table-cell>
          <table:table-cell office:value-type="float" office:value="2.464392" calcext:value-type="float">
            <text:p>2.464392</text:p>
          </table:table-cell>
          <table:table-cell office:value-type="float" office:value="2.4403" calcext:value-type="float">
            <text:p>2.4403</text:p>
          </table:table-cell>
          <table:table-cell office:value-type="float" office:value="5.129656" calcext:value-type="float">
            <text:p>5.129656</text:p>
          </table:table-cell>
          <table:table-cell office:value-type="float" office:value="7.636656" calcext:value-type="float">
            <text:p>7.636656</text:p>
          </table:table-cell>
          <table:table-cell office:value-type="float" office:value="9.121765" calcext:value-type="float">
            <text:p>9.121765</text:p>
          </table:table-cell>
          <table:table-cell office:value-type="float" office:value="9.492513" calcext:value-type="float">
            <text:p>9.492513</text:p>
          </table:table-cell>
          <table:table-cell office:value-type="float" office:value="10.24306" calcext:value-type="float">
            <text:p>10.24306</text:p>
          </table:table-cell>
          <table:table-cell office:value-type="float" office:value="11.48628" calcext:value-type="float">
            <text:p>11.48628</text:p>
          </table:table-cell>
          <table:table-cell office:value-type="float" office:value="11.89847" calcext:value-type="float">
            <text:p>11.89847</text:p>
          </table:table-cell>
          <table:table-cell office:value-type="float" office:value="0" calcext:value-type="float">
            <text:p>0</text:p>
          </table:table-cell>
          <table:table-cell office:value-type="float" office:value="94.23357" calcext:value-type="float">
            <text:p>94.233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5" calcext:value-type="float">
            <text:p>2062005</text:p>
          </table:table-cell>
          <table:table-cell office:value-type="float" office:value="2.443572" calcext:value-type="float">
            <text:p>2.443572</text:p>
          </table:table-cell>
          <table:table-cell office:value-type="float" office:value="135.5471" calcext:value-type="float">
            <text:p>135.54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.43218" calcext:value-type="float">
            <text:p>39.43218</text:p>
          </table:table-cell>
          <table:table-cell office:value-type="float" office:value="0.01548118" calcext:value-type="float">
            <text:p>0.01548118</text:p>
          </table:table-cell>
          <table:table-cell office:value-type="float" office:value="0.00000532756" calcext:value-type="float">
            <text:p>5.32756E-06</text:p>
          </table:table-cell>
          <table:table-cell office:value-type="float" office:value="0.01930266" calcext:value-type="float">
            <text:p>0.01930266</text:p>
          </table:table-cell>
          <table:table-cell office:value-type="float" office:value="-0.004763701" calcext:value-type="float">
            <text:p>-0.004763701</text:p>
          </table:table-cell>
          <table:table-cell office:value-type="float" office:value="1168.995" calcext:value-type="float">
            <text:p>1168.995</text:p>
          </table:table-cell>
          <table:table-cell office:value-type="float" office:value="1.722871" calcext:value-type="float">
            <text:p>1.722871</text:p>
          </table:table-cell>
          <table:table-cell office:value-type="float" office:value="0" calcext:value-type="float">
            <text:p>0</text:p>
          </table:table-cell>
          <table:table-cell office:value-type="float" office:value="1.435266" calcext:value-type="float">
            <text:p>1.435266</text:p>
          </table:table-cell>
          <table:table-cell office:value-type="float" office:value="0.6221001" calcext:value-type="float">
            <text:p>0.6221001</text:p>
          </table:table-cell>
          <table:table-cell office:value-type="float" office:value="0.435611" calcext:value-type="float">
            <text:p>0.435611</text:p>
          </table:table-cell>
          <table:table-cell office:value-type="float" office:value="0.1080118" calcext:value-type="float">
            <text:p>0.1080118</text:p>
          </table:table-cell>
          <table:table-cell office:value-type="float" office:value="0.0836621" calcext:value-type="float">
            <text:p>0.0836621</text:p>
          </table:table-cell>
          <table:table-cell office:value-type="float" office:value="0.03520469" calcext:value-type="float">
            <text:p>0.03520469</text:p>
          </table:table-cell>
          <table:table-cell office:value-type="float" office:value="0.03743894" calcext:value-type="float">
            <text:p>0.03743894</text:p>
          </table:table-cell>
          <table:table-cell office:value-type="float" office:value="0.08112526" calcext:value-type="float">
            <text:p>0.08112526</text:p>
          </table:table-cell>
          <table:table-cell office:value-type="float" office:value="0.1431963" calcext:value-type="float">
            <text:p>0.1431963</text:p>
          </table:table-cell>
          <table:table-cell office:value-type="float" office:value="0.1579913" calcext:value-type="float">
            <text:p>0.1579913</text:p>
          </table:table-cell>
          <table:table-cell office:value-type="float" office:value="0.1611967" calcext:value-type="float">
            <text:p>0.1611967</text:p>
          </table:table-cell>
          <table:table-cell office:value-type="float" office:value="0.169517" calcext:value-type="float">
            <text:p>0.169517</text:p>
          </table:table-cell>
          <table:table-cell office:value-type="float" office:value="0.1825367" calcext:value-type="float">
            <text:p>0.1825367</text:p>
          </table:table-cell>
          <table:table-cell office:value-type="float" office:value="0.1869249" calcext:value-type="float">
            <text:p>0.1869249</text:p>
          </table:table-cell>
          <table:table-cell office:value-type="float" office:value="0" calcext:value-type="float">
            <text:p>0</text:p>
          </table:table-cell>
          <table:table-cell office:value-type="float" office:value="48.58242" calcext:value-type="float">
            <text:p>48.58242</text:p>
          </table:table-cell>
          <table:table-cell office:value-type="float" office:value="49.00529" calcext:value-type="float">
            <text:p>49.00529</text:p>
          </table:table-cell>
          <table:table-cell office:value-type="float" office:value="37.33863" calcext:value-type="float">
            <text:p>37.33863</text:p>
          </table:table-cell>
          <table:table-cell office:value-type="float" office:value="8.979987" calcext:value-type="float">
            <text:p>8.979987</text:p>
          </table:table-cell>
          <table:table-cell office:value-type="float" office:value="6.636521" calcext:value-type="float">
            <text:p>6.636521</text:p>
          </table:table-cell>
          <table:table-cell office:value-type="float" office:value="2.468163" calcext:value-type="float">
            <text:p>2.468163</text:p>
          </table:table-cell>
          <table:table-cell office:value-type="float" office:value="2.443727" calcext:value-type="float">
            <text:p>2.443727</text:p>
          </table:table-cell>
          <table:table-cell office:value-type="float" office:value="5.134553" calcext:value-type="float">
            <text:p>5.134553</text:p>
          </table:table-cell>
          <table:table-cell office:value-type="float" office:value="7.643421" calcext:value-type="float">
            <text:p>7.643421</text:p>
          </table:table-cell>
          <table:table-cell office:value-type="float" office:value="9.126777" calcext:value-type="float">
            <text:p>9.126777</text:p>
          </table:table-cell>
          <table:table-cell office:value-type="float" office:value="9.497207" calcext:value-type="float">
            <text:p>9.497207</text:p>
          </table:table-cell>
          <table:table-cell office:value-type="float" office:value="10.24694" calcext:value-type="float">
            <text:p>10.24694</text:p>
          </table:table-cell>
          <table:table-cell office:value-type="float" office:value="11.48876" calcext:value-type="float">
            <text:p>11.48876</text:p>
          </table:table-cell>
          <table:table-cell office:value-type="float" office:value="11.90086" calcext:value-type="float">
            <text:p>11.90086</text:p>
          </table:table-cell>
          <table:table-cell office:value-type="float" office:value="0" calcext:value-type="float">
            <text:p>0</text:p>
          </table:table-cell>
          <table:table-cell office:value-type="float" office:value="106.1256" calcext:value-type="float">
            <text:p>106.12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5" calcext:value-type="float">
            <text:p>3062005</text:p>
          </table:table-cell>
          <table:table-cell office:value-type="float" office:value="2.42588" calcext:value-type="float">
            <text:p>2.42588</text:p>
          </table:table-cell>
          <table:table-cell office:value-type="float" office:value="135.5464" calcext:value-type="float">
            <text:p>135.54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.45409" calcext:value-type="float">
            <text:p>39.45409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005559763" calcext:value-type="float">
            <text:p>5.559763E-06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-0.004761284" calcext:value-type="float">
            <text:p>-0.004761284</text:p>
          </table:table-cell>
          <table:table-cell office:value-type="float" office:value="1168.991" calcext:value-type="float">
            <text:p>1168.991</text:p>
          </table:table-cell>
          <table:table-cell office:value-type="float" office:value="1.719025" calcext:value-type="float">
            <text:p>1.719025</text:p>
          </table:table-cell>
          <table:table-cell office:value-type="float" office:value="0" calcext:value-type="float">
            <text:p>0</text:p>
          </table:table-cell>
          <table:table-cell office:value-type="float" office:value="0.9821873" calcext:value-type="float">
            <text:p>0.9821873</text:p>
          </table:table-cell>
          <table:table-cell office:value-type="float" office:value="0.6163226" calcext:value-type="float">
            <text:p>0.6163226</text:p>
          </table:table-cell>
          <table:table-cell office:value-type="float" office:value="0.4235191" calcext:value-type="float">
            <text:p>0.4235191</text:p>
          </table:table-cell>
          <table:table-cell office:value-type="float" office:value="0.1306265" calcext:value-type="float">
            <text:p>0.1306265</text:p>
          </table:table-cell>
          <table:table-cell office:value-type="float" office:value="0.09471057" calcext:value-type="float">
            <text:p>0.09471057</text:p>
          </table:table-cell>
          <table:table-cell office:value-type="float" office:value="0.03981182" calcext:value-type="float">
            <text:p>0.03981182</text:p>
          </table:table-cell>
          <table:table-cell office:value-type="float" office:value="0.03774279" calcext:value-type="float">
            <text:p>0.03774279</text:p>
          </table:table-cell>
          <table:table-cell office:value-type="float" office:value="0.08022498" calcext:value-type="float">
            <text:p>0.08022498</text:p>
          </table:table-cell>
          <table:table-cell office:value-type="float" office:value="0.1429483" calcext:value-type="float">
            <text:p>0.1429483</text:p>
          </table:table-cell>
          <table:table-cell office:value-type="float" office:value="0.1580385" calcext:value-type="float">
            <text:p>0.1580385</text:p>
          </table:table-cell>
          <table:table-cell office:value-type="float" office:value="0.1612485" calcext:value-type="float">
            <text:p>0.1612485</text:p>
          </table:table-cell>
          <table:table-cell office:value-type="float" office:value="0.16965" calcext:value-type="float">
            <text:p>0.16965</text:p>
          </table:table-cell>
          <table:table-cell office:value-type="float" office:value="0.1825616" calcext:value-type="float">
            <text:p>0.1825616</text:p>
          </table:table-cell>
          <table:table-cell office:value-type="float" office:value="0.1869502" calcext:value-type="float">
            <text:p>0.1869502</text:p>
          </table:table-cell>
          <table:table-cell office:value-type="float" office:value="0" calcext:value-type="float">
            <text:p>0</text:p>
          </table:table-cell>
          <table:table-cell office:value-type="float" office:value="48.69986" calcext:value-type="float">
            <text:p>48.69986</text:p>
          </table:table-cell>
          <table:table-cell office:value-type="float" office:value="49.00291" calcext:value-type="float">
            <text:p>49.00291</text:p>
          </table:table-cell>
          <table:table-cell office:value-type="float" office:value="37.38353" calcext:value-type="float">
            <text:p>37.38353</text:p>
          </table:table-cell>
          <table:table-cell office:value-type="float" office:value="9.020444" calcext:value-type="float">
            <text:p>9.020444</text:p>
          </table:table-cell>
          <table:table-cell office:value-type="float" office:value="6.659403" calcext:value-type="float">
            <text:p>6.659403</text:p>
          </table:table-cell>
          <table:table-cell office:value-type="float" office:value="2.473687" calcext:value-type="float">
            <text:p>2.473687</text:p>
          </table:table-cell>
          <table:table-cell office:value-type="float" office:value="2.447221" calcext:value-type="float">
            <text:p>2.447221</text:p>
          </table:table-cell>
          <table:table-cell office:value-type="float" office:value="5.139403" calcext:value-type="float">
            <text:p>5.139403</text:p>
          </table:table-cell>
          <table:table-cell office:value-type="float" office:value="7.650153" calcext:value-type="float">
            <text:p>7.650153</text:p>
          </table:table-cell>
          <table:table-cell office:value-type="float" office:value="9.13179" calcext:value-type="float">
            <text:p>9.13179</text:p>
          </table:table-cell>
          <table:table-cell office:value-type="float" office:value="9.501903" calcext:value-type="float">
            <text:p>9.501903</text:p>
          </table:table-cell>
          <table:table-cell office:value-type="float" office:value="10.25081" calcext:value-type="float">
            <text:p>10.25081</text:p>
          </table:table-cell>
          <table:table-cell office:value-type="float" office:value="11.49125" calcext:value-type="float">
            <text:p>11.49125</text:p>
          </table:table-cell>
          <table:table-cell office:value-type="float" office:value="11.90324" calcext:value-type="float">
            <text:p>11.90324</text:p>
          </table:table-cell>
          <table:table-cell office:value-type="float" office:value="0" calcext:value-type="float">
            <text:p>0</text:p>
          </table:table-cell>
          <table:table-cell office:value-type="float" office:value="6.477123" calcext:value-type="float">
            <text:p>6.4771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5" calcext:value-type="float">
            <text:p>4062005</text:p>
          </table:table-cell>
          <table:table-cell office:value-type="float" office:value="2.408796" calcext:value-type="float">
            <text:p>2.408796</text:p>
          </table:table-cell>
          <table:table-cell office:value-type="float" office:value="135.5451" calcext:value-type="float">
            <text:p>135.545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.47598" calcext:value-type="float">
            <text:p>39.47598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005833031" calcext:value-type="float">
            <text:p>5.833031E-06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-0.004759114" calcext:value-type="float">
            <text:p>-0.004759114</text:p>
          </table:table-cell>
          <table:table-cell office:value-type="float" office:value="1168.986" calcext:value-type="float">
            <text:p>1168.986</text:p>
          </table:table-cell>
          <table:table-cell office:value-type="float" office:value="1.715621" calcext:value-type="float">
            <text:p>1.715621</text:p>
          </table:table-cell>
          <table:table-cell office:value-type="float" office:value="0" calcext:value-type="float">
            <text:p>0</text:p>
          </table:table-cell>
          <table:table-cell office:value-type="float" office:value="0.3645729" calcext:value-type="float">
            <text:p>0.3645729</text:p>
          </table:table-cell>
          <table:table-cell office:value-type="float" office:value="0.4855768" calcext:value-type="float">
            <text:p>0.4855768</text:p>
          </table:table-cell>
          <table:table-cell office:value-type="float" office:value="0.4345078" calcext:value-type="float">
            <text:p>0.4345078</text:p>
          </table:table-cell>
          <table:table-cell office:value-type="float" office:value="0.1964515" calcext:value-type="float">
            <text:p>0.1964515</text:p>
          </table:table-cell>
          <table:table-cell office:value-type="float" office:value="0.1152135" calcext:value-type="float">
            <text:p>0.1152135</text:p>
          </table:table-cell>
          <table:table-cell office:value-type="float" office:value="0.044034" calcext:value-type="float">
            <text:p>0.044034</text:p>
          </table:table-cell>
          <table:table-cell office:value-type="float" office:value="0.03580929" calcext:value-type="float">
            <text:p>0.03580929</text:p>
          </table:table-cell>
          <table:table-cell office:value-type="float" office:value="0.08012063" calcext:value-type="float">
            <text:p>0.08012063</text:p>
          </table:table-cell>
          <table:table-cell office:value-type="float" office:value="0.1423347" calcext:value-type="float">
            <text:p>0.1423347</text:p>
          </table:table-cell>
          <table:table-cell office:value-type="float" office:value="0.1580569" calcext:value-type="float">
            <text:p>0.1580569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1695967" calcext:value-type="float">
            <text:p>0.1695967</text:p>
          </table:table-cell>
          <table:table-cell office:value-type="float" office:value="0.1825858" calcext:value-type="float">
            <text:p>0.1825858</text:p>
          </table:table-cell>
          <table:table-cell office:value-type="float" office:value="0.1869755" calcext:value-type="float">
            <text:p>0.1869755</text:p>
          </table:table-cell>
          <table:table-cell office:value-type="float" office:value="0" calcext:value-type="float">
            <text:p>0</text:p>
          </table:table-cell>
          <table:table-cell office:value-type="float" office:value="48.90045" calcext:value-type="float">
            <text:p>48.90045</text:p>
          </table:table-cell>
          <table:table-cell office:value-type="float" office:value="49.01218" calcext:value-type="float">
            <text:p>49.01218</text:p>
          </table:table-cell>
          <table:table-cell office:value-type="float" office:value="37.42243" calcext:value-type="float">
            <text:p>37.42243</text:p>
          </table:table-cell>
          <table:table-cell office:value-type="float" office:value="9.04595" calcext:value-type="float">
            <text:p>9.04595</text:p>
          </table:table-cell>
          <table:table-cell office:value-type="float" office:value="6.676491" calcext:value-type="float">
            <text:p>6.676491</text:p>
          </table:table-cell>
          <table:table-cell office:value-type="float" office:value="2.478458" calcext:value-type="float">
            <text:p>2.478458</text:p>
          </table:table-cell>
          <table:table-cell office:value-type="float" office:value="2.45086" calcext:value-type="float">
            <text:p>2.45086</text:p>
          </table:table-cell>
          <table:table-cell office:value-type="float" office:value="5.144242" calcext:value-type="float">
            <text:p>5.144242</text:p>
          </table:table-cell>
          <table:table-cell office:value-type="float" office:value="7.656864" calcext:value-type="float">
            <text:p>7.656864</text:p>
          </table:table-cell>
          <table:table-cell office:value-type="float" office:value="9.1368" calcext:value-type="float">
            <text:p>9.1368</text:p>
          </table:table-cell>
          <table:table-cell office:value-type="float" office:value="9.506618" calcext:value-type="float">
            <text:p>9.506618</text:p>
          </table:table-cell>
          <table:table-cell office:value-type="float" office:value="10.25469" calcext:value-type="float">
            <text:p>10.25469</text:p>
          </table:table-cell>
          <table:table-cell office:value-type="float" office:value="11.49373" calcext:value-type="float">
            <text:p>11.49373</text:p>
          </table:table-cell>
          <table:table-cell office:value-type="float" office:value="11.90562" calcext:value-type="float">
            <text:p>11.90562</text:p>
          </table:table-cell>
          <table:table-cell office:value-type="float" office:value="0" calcext:value-type="float">
            <text:p>0</text:p>
          </table:table-cell>
          <table:table-cell office:value-type="float" office:value="2.792913" calcext:value-type="float">
            <text:p>2.7929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5" calcext:value-type="float">
            <text:p>5062005</text:p>
          </table:table-cell>
          <table:table-cell office:value-type="float" office:value="2.39068" calcext:value-type="float">
            <text:p>2.39068</text:p>
          </table:table-cell>
          <table:table-cell office:value-type="float" office:value="135.5444" calcext:value-type="float">
            <text:p>135.544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.49895" calcext:value-type="float">
            <text:p>39.49895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005833044" calcext:value-type="float">
            <text:p>5.833044E-06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-0.004759114" calcext:value-type="float">
            <text:p>-0.004759114</text:p>
          </table:table-cell>
          <table:table-cell office:value-type="float" office:value="1168.983" calcext:value-type="float">
            <text:p>1168.983</text:p>
          </table:table-cell>
          <table:table-cell office:value-type="float" office:value="1.709775" calcext:value-type="float">
            <text:p>1.709775</text:p>
          </table:table-cell>
          <table:table-cell office:value-type="float" office:value="0" calcext:value-type="float">
            <text:p>0</text:p>
          </table:table-cell>
          <table:table-cell office:value-type="float" office:value="1.951377" calcext:value-type="float">
            <text:p>1.951377</text:p>
          </table:table-cell>
          <table:table-cell office:value-type="float" office:value="0.6034379" calcext:value-type="float">
            <text:p>0.6034379</text:p>
          </table:table-cell>
          <table:table-cell office:value-type="float" office:value="0.4292607" calcext:value-type="float">
            <text:p>0.4292607</text:p>
          </table:table-cell>
          <table:table-cell office:value-type="float" office:value="0.1304982" calcext:value-type="float">
            <text:p>0.1304982</text:p>
          </table:table-cell>
          <table:table-cell office:value-type="float" office:value="0.09366955" calcext:value-type="float">
            <text:p>0.09366955</text:p>
          </table:table-cell>
          <table:table-cell office:value-type="float" office:value="0.04040266" calcext:value-type="float">
            <text:p>0.04040266</text:p>
          </table:table-cell>
          <table:table-cell office:value-type="float" office:value="0.03877444" calcext:value-type="float">
            <text:p>0.03877444</text:p>
          </table:table-cell>
          <table:table-cell office:value-type="float" office:value="0.07948042" calcext:value-type="float">
            <text:p>0.07948042</text:p>
          </table:table-cell>
          <table:table-cell office:value-type="float" office:value="0.1398343" calcext:value-type="float">
            <text:p>0.1398343</text:p>
          </table:table-cell>
          <table:table-cell office:value-type="float" office:value="0.1580104" calcext:value-type="float">
            <text:p>0.1580104</text:p>
          </table:table-cell>
          <table:table-cell office:value-type="float" office:value="0.1613505" calcext:value-type="float">
            <text:p>0.1613505</text:p>
          </table:table-cell>
          <table:table-cell office:value-type="float" office:value="0.169698" calcext:value-type="float">
            <text:p>0.169698</text:p>
          </table:table-cell>
          <table:table-cell office:value-type="float" office:value="0.1826108" calcext:value-type="float">
            <text:p>0.1826108</text:p>
          </table:table-cell>
          <table:table-cell office:value-type="float" office:value="0.1870007" calcext:value-type="float">
            <text:p>0.1870007</text:p>
          </table:table-cell>
          <table:table-cell office:value-type="float" office:value="0" calcext:value-type="float">
            <text:p>0</text:p>
          </table:table-cell>
          <table:table-cell office:value-type="float" office:value="49.07677" calcext:value-type="float">
            <text:p>49.07677</text:p>
          </table:table-cell>
          <table:table-cell office:value-type="float" office:value="49.01544" calcext:value-type="float">
            <text:p>49.01544</text:p>
          </table:table-cell>
          <table:table-cell office:value-type="float" office:value="37.46579" calcext:value-type="float">
            <text:p>37.46579</text:p>
          </table:table-cell>
          <table:table-cell office:value-type="float" office:value="9.088669" calcext:value-type="float">
            <text:p>9.088669</text:p>
          </table:table-cell>
          <table:table-cell office:value-type="float" office:value="6.702362" calcext:value-type="float">
            <text:p>6.702362</text:p>
          </table:table-cell>
          <table:table-cell office:value-type="float" office:value="2.485322" calcext:value-type="float">
            <text:p>2.485322</text:p>
          </table:table-cell>
          <table:table-cell office:value-type="float" office:value="2.454923" calcext:value-type="float">
            <text:p>2.454923</text:p>
          </table:table-cell>
          <table:table-cell office:value-type="float" office:value="5.148888" calcext:value-type="float">
            <text:p>5.148888</text:p>
          </table:table-cell>
          <table:table-cell office:value-type="float" office:value="7.663434" calcext:value-type="float">
            <text:p>7.663434</text:p>
          </table:table-cell>
          <table:table-cell office:value-type="float" office:value="9.141814" calcext:value-type="float">
            <text:p>9.141814</text:p>
          </table:table-cell>
          <table:table-cell office:value-type="float" office:value="9.511371" calcext:value-type="float">
            <text:p>9.511371</text:p>
          </table:table-cell>
          <table:table-cell office:value-type="float" office:value="10.25856" calcext:value-type="float">
            <text:p>10.25856</text:p>
          </table:table-cell>
          <table:table-cell office:value-type="float" office:value="11.49621" calcext:value-type="float">
            <text:p>11.49621</text:p>
          </table:table-cell>
          <table:table-cell office:value-type="float" office:value="11.90799" calcext:value-type="float">
            <text:p>11.90799</text:p>
          </table:table-cell>
          <table:table-cell office:value-type="float" office:value="0" calcext:value-type="float">
            <text:p>0</text:p>
          </table:table-cell>
          <table:table-cell office:value-type="float" office:value="43.84097" calcext:value-type="float">
            <text:p>43.84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5" calcext:value-type="float">
            <text:p>6062005</text:p>
          </table:table-cell>
          <table:table-cell office:value-type="float" office:value="2.356826" calcext:value-type="float">
            <text:p>2.356826</text:p>
          </table:table-cell>
          <table:table-cell office:value-type="float" office:value="135.5433" calcext:value-type="float">
            <text:p>135.54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.52596" calcext:value-type="float">
            <text:p>39.52596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005833044" calcext:value-type="float">
            <text:p>5.833044E-06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-0.004759114" calcext:value-type="float">
            <text:p>-0.004759114</text:p>
          </table:table-cell>
          <table:table-cell office:value-type="float" office:value="1168.982" calcext:value-type="float">
            <text:p>1168.982</text:p>
          </table:table-cell>
          <table:table-cell office:value-type="float" office:value="1.662839" calcext:value-type="float">
            <text:p>1.662839</text:p>
          </table:table-cell>
          <table:table-cell office:value-type="float" office:value="0" calcext:value-type="float">
            <text:p>0</text:p>
          </table:table-cell>
          <table:table-cell office:value-type="float" office:value="2.050494" calcext:value-type="float">
            <text:p>2.050494</text:p>
          </table:table-cell>
          <table:table-cell office:value-type="float" office:value="0.8380556" calcext:value-type="float">
            <text:p>0.8380556</text:p>
          </table:table-cell>
          <table:table-cell office:value-type="float" office:value="0.5934768" calcext:value-type="float">
            <text:p>0.5934768</text:p>
          </table:table-cell>
          <table:table-cell office:value-type="float" office:value="0.1309055" calcext:value-type="float">
            <text:p>0.1309055</text:p>
          </table:table-cell>
          <table:table-cell office:value-type="float" office:value="0.09614494" calcext:value-type="float">
            <text:p>0.09614494</text:p>
          </table:table-cell>
          <table:table-cell office:value-type="float" office:value="0.038949" calcext:value-type="float">
            <text:p>0.038949</text:p>
          </table:table-cell>
          <table:table-cell office:value-type="float" office:value="0.03871347" calcext:value-type="float">
            <text:p>0.03871347</text:p>
          </table:table-cell>
          <table:table-cell office:value-type="float" office:value="0.08061388" calcext:value-type="float">
            <text:p>0.08061388</text:p>
          </table:table-cell>
          <table:table-cell office:value-type="float" office:value="0.1409684" calcext:value-type="float">
            <text:p>0.1409684</text:p>
          </table:table-cell>
          <table:table-cell office:value-type="float" office:value="0.1577824" calcext:value-type="float">
            <text:p>0.1577824</text:p>
          </table:table-cell>
          <table:table-cell office:value-type="float" office:value="0.1613903" calcext:value-type="float">
            <text:p>0.1613903</text:p>
          </table:table-cell>
          <table:table-cell office:value-type="float" office:value="0.1696901" calcext:value-type="float">
            <text:p>0.1696901</text:p>
          </table:table-cell>
          <table:table-cell office:value-type="float" office:value="0.1826362" calcext:value-type="float">
            <text:p>0.1826362</text:p>
          </table:table-cell>
          <table:table-cell office:value-type="float" office:value="0.187026" calcext:value-type="float">
            <text:p>0.187026</text:p>
          </table:table-cell>
          <table:table-cell office:value-type="float" office:value="0" calcext:value-type="float">
            <text:p>0</text:p>
          </table:table-cell>
          <table:table-cell office:value-type="float" office:value="49.3294" calcext:value-type="float">
            <text:p>49.3294</text:p>
          </table:table-cell>
          <table:table-cell office:value-type="float" office:value="49.10093" calcext:value-type="float">
            <text:p>49.10093</text:p>
          </table:table-cell>
          <table:table-cell office:value-type="float" office:value="37.53671" calcext:value-type="float">
            <text:p>37.53671</text:p>
          </table:table-cell>
          <table:table-cell office:value-type="float" office:value="9.111625" calcext:value-type="float">
            <text:p>9.111625</text:p>
          </table:table-cell>
          <table:table-cell office:value-type="float" office:value="6.719249" calcext:value-type="float">
            <text:p>6.719249</text:p>
          </table:table-cell>
          <table:table-cell office:value-type="float" office:value="2.4903" calcext:value-type="float">
            <text:p>2.4903</text:p>
          </table:table-cell>
          <table:table-cell office:value-type="float" office:value="2.458839" calcext:value-type="float">
            <text:p>2.458839</text:p>
          </table:table-cell>
          <table:table-cell office:value-type="float" office:value="5.153639" calcext:value-type="float">
            <text:p>5.153639</text:p>
          </table:table-cell>
          <table:table-cell office:value-type="float" office:value="7.670053" calcext:value-type="float">
            <text:p>7.670053</text:p>
          </table:table-cell>
          <table:table-cell office:value-type="float" office:value="9.146868" calcext:value-type="float">
            <text:p>9.146868</text:p>
          </table:table-cell>
          <table:table-cell office:value-type="float" office:value="9.516122" calcext:value-type="float">
            <text:p>9.516122</text:p>
          </table:table-cell>
          <table:table-cell office:value-type="float" office:value="10.26244" calcext:value-type="float">
            <text:p>10.26244</text:p>
          </table:table-cell>
          <table:table-cell office:value-type="float" office:value="11.49869" calcext:value-type="float">
            <text:p>11.49869</text:p>
          </table:table-cell>
          <table:table-cell office:value-type="float" office:value="11.9104" calcext:value-type="float">
            <text:p>11.9104</text:p>
          </table:table-cell>
          <table:table-cell office:value-type="float" office:value="0" calcext:value-type="float">
            <text:p>0</text:p>
          </table:table-cell>
          <table:table-cell office:value-type="float" office:value="144.8505" calcext:value-type="float">
            <text:p>144.85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5" calcext:value-type="float">
            <text:p>7062005</text:p>
          </table:table-cell>
          <table:table-cell office:value-type="float" office:value="2.322983" calcext:value-type="float">
            <text:p>2.322983</text:p>
          </table:table-cell>
          <table:table-cell office:value-type="float" office:value="135.5419" calcext:value-type="float">
            <text:p>135.54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.55791" calcext:value-type="float">
            <text:p>39.55791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005833044" calcext:value-type="float">
            <text:p>5.833044E-06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-0.004759114" calcext:value-type="float">
            <text:p>-0.004759114</text:p>
          </table:table-cell>
          <table:table-cell office:value-type="float" office:value="1168.983" calcext:value-type="float">
            <text:p>1168.983</text:p>
          </table:table-cell>
          <table:table-cell office:value-type="float" office:value="1.624151" calcext:value-type="float">
            <text:p>1.624151</text:p>
          </table:table-cell>
          <table:table-cell office:value-type="float" office:value="0" calcext:value-type="float">
            <text:p>0</text:p>
          </table:table-cell>
          <table:table-cell office:value-type="float" office:value="1.603239" calcext:value-type="float">
            <text:p>1.603239</text:p>
          </table:table-cell>
          <table:table-cell office:value-type="float" office:value="0.8640329" calcext:value-type="float">
            <text:p>0.8640329</text:p>
          </table:table-cell>
          <table:table-cell office:value-type="float" office:value="0.6433333" calcext:value-type="float">
            <text:p>0.6433333</text:p>
          </table:table-cell>
          <table:table-cell office:value-type="float" office:value="0.141331" calcext:value-type="float">
            <text:p>0.141331</text:p>
          </table:table-cell>
          <table:table-cell office:value-type="float" office:value="0.1063992" calcext:value-type="float">
            <text:p>0.1063992</text:p>
          </table:table-cell>
          <table:table-cell office:value-type="float" office:value="0.04134202" calcext:value-type="float">
            <text:p>0.04134202</text:p>
          </table:table-cell>
          <table:table-cell office:value-type="float" office:value="0.0400281" calcext:value-type="float">
            <text:p>0.0400281</text:p>
          </table:table-cell>
          <table:table-cell office:value-type="float" office:value="0.0816887" calcext:value-type="float">
            <text:p>0.0816887</text:p>
          </table:table-cell>
          <table:table-cell office:value-type="float" office:value="0.1420941" calcext:value-type="float">
            <text:p>0.1420941</text:p>
          </table:table-cell>
          <table:table-cell office:value-type="float" office:value="0.1577363" calcext:value-type="float">
            <text:p>0.1577363</text:p>
          </table:table-cell>
          <table:table-cell office:value-type="float" office:value="0.1614214" calcext:value-type="float">
            <text:p>0.1614214</text:p>
          </table:table-cell>
          <table:table-cell office:value-type="float" office:value="0.1697167" calcext:value-type="float">
            <text:p>0.1697167</text:p>
          </table:table-cell>
          <table:table-cell office:value-type="float" office:value="0.1826604" calcext:value-type="float">
            <text:p>0.1826604</text:p>
          </table:table-cell>
          <table:table-cell office:value-type="float" office:value="0.1870513" calcext:value-type="float">
            <text:p>0.1870513</text:p>
          </table:table-cell>
          <table:table-cell office:value-type="float" office:value="0" calcext:value-type="float">
            <text:p>0</text:p>
          </table:table-cell>
          <table:table-cell office:value-type="float" office:value="49.53825" calcext:value-type="float">
            <text:p>49.53825</text:p>
          </table:table-cell>
          <table:table-cell office:value-type="float" office:value="49.24622" calcext:value-type="float">
            <text:p>49.24622</text:p>
          </table:table-cell>
          <table:table-cell office:value-type="float" office:value="37.65577" calcext:value-type="float">
            <text:p>37.65577</text:p>
          </table:table-cell>
          <table:table-cell office:value-type="float" office:value="9.138022" calcext:value-type="float">
            <text:p>9.138022</text:p>
          </table:table-cell>
          <table:table-cell office:value-type="float" office:value="6.739813" calcext:value-type="float">
            <text:p>6.739813</text:p>
          </table:table-cell>
          <table:table-cell office:value-type="float" office:value="2.495501" calcext:value-type="float">
            <text:p>2.495501</text:p>
          </table:table-cell>
          <table:table-cell office:value-type="float" office:value="2.46288" calcext:value-type="float">
            <text:p>2.46288</text:p>
          </table:table-cell>
          <table:table-cell office:value-type="float" office:value="5.158606" calcext:value-type="float">
            <text:p>5.158606</text:p>
          </table:table-cell>
          <table:table-cell office:value-type="float" office:value="7.67685" calcext:value-type="float">
            <text:p>7.67685</text:p>
          </table:table-cell>
          <table:table-cell office:value-type="float" office:value="9.152001" calcext:value-type="float">
            <text:p>9.152001</text:p>
          </table:table-cell>
          <table:table-cell office:value-type="float" office:value="9.520917" calcext:value-type="float">
            <text:p>9.520917</text:p>
          </table:table-cell>
          <table:table-cell office:value-type="float" office:value="10.26631" calcext:value-type="float">
            <text:p>10.26631</text:p>
          </table:table-cell>
          <table:table-cell office:value-type="float" office:value="11.50117" calcext:value-type="float">
            <text:p>11.50117</text:p>
          </table:table-cell>
          <table:table-cell office:value-type="float" office:value="11.91282" calcext:value-type="float">
            <text:p>11.91282</text:p>
          </table:table-cell>
          <table:table-cell office:value-type="float" office:value="0" calcext:value-type="float">
            <text:p>0</text:p>
          </table:table-cell>
          <table:table-cell office:value-type="float" office:value="179.1529" calcext:value-type="float">
            <text:p>179.15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5" calcext:value-type="float">
            <text:p>8062005</text:p>
          </table:table-cell>
          <table:table-cell office:value-type="float" office:value="2.295232" calcext:value-type="float">
            <text:p>2.295232</text:p>
          </table:table-cell>
          <table:table-cell office:value-type="float" office:value="135.54" calcext:value-type="float">
            <text:p>135.5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.58913" calcext:value-type="float">
            <text:p>39.58913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005833044" calcext:value-type="float">
            <text:p>5.833044E-06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-0.004759114" calcext:value-type="float">
            <text:p>-0.004759114</text:p>
          </table:table-cell>
          <table:table-cell office:value-type="float" office:value="1168.985" calcext:value-type="float">
            <text:p>1168.985</text:p>
          </table:table-cell>
          <table:table-cell office:value-type="float" office:value="1.605496" calcext:value-type="float">
            <text:p>1.605496</text:p>
          </table:table-cell>
          <table:table-cell office:value-type="float" office:value="0" calcext:value-type="float">
            <text:p>0</text:p>
          </table:table-cell>
          <table:table-cell office:value-type="float" office:value="1.195127" calcext:value-type="float">
            <text:p>1.195127</text:p>
          </table:table-cell>
          <table:table-cell office:value-type="float" office:value="0.7682185" calcext:value-type="float">
            <text:p>0.7682185</text:p>
          </table:table-cell>
          <table:table-cell office:value-type="float" office:value="0.5883779" calcext:value-type="float">
            <text:p>0.5883779</text:p>
          </table:table-cell>
          <table:table-cell office:value-type="float" office:value="0.1426334" calcext:value-type="float">
            <text:p>0.1426334</text:p>
          </table:table-cell>
          <table:table-cell office:value-type="float" office:value="0.1111107" calcext:value-type="float">
            <text:p>0.1111107</text:p>
          </table:table-cell>
          <table:table-cell office:value-type="float" office:value="0.04320792" calcext:value-type="float">
            <text:p>0.04320792</text:p>
          </table:table-cell>
          <table:table-cell office:value-type="float" office:value="0.04123917" calcext:value-type="float">
            <text:p>0.04123917</text:p>
          </table:table-cell>
          <table:table-cell office:value-type="float" office:value="0.08262464" calcext:value-type="float">
            <text:p>0.08262464</text:p>
          </table:table-cell>
          <table:table-cell office:value-type="float" office:value="0.142865" calcext:value-type="float">
            <text:p>0.142865</text:p>
          </table:table-cell>
          <table:table-cell office:value-type="float" office:value="0.1578991" calcext:value-type="float">
            <text:p>0.1578991</text:p>
          </table:table-cell>
          <table:table-cell office:value-type="float" office:value="0.1614477" calcext:value-type="float">
            <text:p>0.1614477</text:p>
          </table:table-cell>
          <table:table-cell office:value-type="float" office:value="0.169737" calcext:value-type="float">
            <text:p>0.169737</text:p>
          </table:table-cell>
          <table:table-cell office:value-type="float" office:value="0.1826787" calcext:value-type="float">
            <text:p>0.1826787</text:p>
          </table:table-cell>
          <table:table-cell office:value-type="float" office:value="0.1870766" calcext:value-type="float">
            <text:p>0.1870766</text:p>
          </table:table-cell>
          <table:table-cell office:value-type="float" office:value="0" calcext:value-type="float">
            <text:p>0</text:p>
          </table:table-cell>
          <table:table-cell office:value-type="float" office:value="49.6906" calcext:value-type="float">
            <text:p>49.6906</text:p>
          </table:table-cell>
          <table:table-cell office:value-type="float" office:value="49.3744" calcext:value-type="float">
            <text:p>49.3744</text:p>
          </table:table-cell>
          <table:table-cell office:value-type="float" office:value="37.77448" calcext:value-type="float">
            <text:p>37.77448</text:p>
          </table:table-cell>
          <table:table-cell office:value-type="float" office:value="9.167194" calcext:value-type="float">
            <text:p>9.167194</text:p>
          </table:table-cell>
          <table:table-cell office:value-type="float" office:value="6.763942" calcext:value-type="float">
            <text:p>6.763942</text:p>
          </table:table-cell>
          <table:table-cell office:value-type="float" office:value="2.501301" calcext:value-type="float">
            <text:p>2.501301</text:p>
          </table:table-cell>
          <table:table-cell office:value-type="float" office:value="2.467196" calcext:value-type="float">
            <text:p>2.467196</text:p>
          </table:table-cell>
          <table:table-cell office:value-type="float" office:value="5.163793" calcext:value-type="float">
            <text:p>5.163793</text:p>
          </table:table-cell>
          <table:table-cell office:value-type="float" office:value="7.68369" calcext:value-type="float">
            <text:p>7.68369</text:p>
          </table:table-cell>
          <table:table-cell office:value-type="float" office:value="9.157225" calcext:value-type="float">
            <text:p>9.157225</text:p>
          </table:table-cell>
          <table:table-cell office:value-type="float" office:value="9.525792" calcext:value-type="float">
            <text:p>9.525792</text:p>
          </table:table-cell>
          <table:table-cell office:value-type="float" office:value="10.27019" calcext:value-type="float">
            <text:p>10.27019</text:p>
          </table:table-cell>
          <table:table-cell office:value-type="float" office:value="11.50365" calcext:value-type="float">
            <text:p>11.50365</text:p>
          </table:table-cell>
          <table:table-cell office:value-type="float" office:value="11.91525" calcext:value-type="float">
            <text:p>11.91525</text:p>
          </table:table-cell>
          <table:table-cell office:value-type="float" office:value="0" calcext:value-type="float">
            <text:p>0</text:p>
          </table:table-cell>
          <table:table-cell office:value-type="float" office:value="167.9207" calcext:value-type="float">
            <text:p>167.92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5" calcext:value-type="float">
            <text:p>9062005</text:p>
          </table:table-cell>
          <table:table-cell office:value-type="float" office:value="2.278348" calcext:value-type="float">
            <text:p>2.278348</text:p>
          </table:table-cell>
          <table:table-cell office:value-type="float" office:value="135.5381" calcext:value-type="float">
            <text:p>135.538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.61446" calcext:value-type="float">
            <text:p>39.61446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005835364" calcext:value-type="float">
            <text:p>5.835364E-06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-0.004759082" calcext:value-type="float">
            <text:p>-0.004759082</text:p>
          </table:table-cell>
          <table:table-cell office:value-type="float" office:value="1168.985" calcext:value-type="float">
            <text:p>1168.985</text:p>
          </table:table-cell>
          <table:table-cell office:value-type="float" office:value="1.608206" calcext:value-type="float">
            <text:p>1.608206</text:p>
          </table:table-cell>
          <table:table-cell office:value-type="float" office:value="0" calcext:value-type="float">
            <text:p>0</text:p>
          </table:table-cell>
          <table:table-cell office:value-type="float" office:value="0.2263185" calcext:value-type="float">
            <text:p>0.2263185</text:p>
          </table:table-cell>
          <table:table-cell office:value-type="float" office:value="0.4447176" calcext:value-type="float">
            <text:p>0.4447176</text:p>
          </table:table-cell>
          <table:table-cell office:value-type="float" office:value="0.4375022" calcext:value-type="float">
            <text:p>0.4375022</text:p>
          </table:table-cell>
          <table:table-cell office:value-type="float" office:value="0.190386" calcext:value-type="float">
            <text:p>0.190386</text:p>
          </table:table-cell>
          <table:table-cell office:value-type="float" office:value="0.1147085" calcext:value-type="float">
            <text:p>0.1147085</text:p>
          </table:table-cell>
          <table:table-cell office:value-type="float" office:value="0.04599353" calcext:value-type="float">
            <text:p>0.04599353</text:p>
          </table:table-cell>
          <table:table-cell office:value-type="float" office:value="0.04141206" calcext:value-type="float">
            <text:p>0.04141206</text:p>
          </table:table-cell>
          <table:table-cell office:value-type="float" office:value="0.08309501" calcext:value-type="float">
            <text:p>0.08309501</text:p>
          </table:table-cell>
          <table:table-cell office:value-type="float" office:value="0.1434344" calcext:value-type="float">
            <text:p>0.1434344</text:p>
          </table:table-cell>
          <table:table-cell office:value-type="float" office:value="0.1580988" calcext:value-type="float">
            <text:p>0.1580988</text:p>
          </table:table-cell>
          <table:table-cell office:value-type="float" office:value="0.1614871" calcext:value-type="float">
            <text:p>0.1614871</text:p>
          </table:table-cell>
          <table:table-cell office:value-type="float" office:value="0.1697376" calcext:value-type="float">
            <text:p>0.1697376</text:p>
          </table:table-cell>
          <table:table-cell office:value-type="float" office:value="0.1826883" calcext:value-type="float">
            <text:p>0.1826883</text:p>
          </table:table-cell>
          <table:table-cell office:value-type="float" office:value="0.1871018" calcext:value-type="float">
            <text:p>0.1871018</text:p>
          </table:table-cell>
          <table:table-cell office:value-type="float" office:value="0" calcext:value-type="float">
            <text:p>0</text:p>
          </table:table-cell>
          <table:table-cell office:value-type="float" office:value="49.72032" calcext:value-type="float">
            <text:p>49.72032</text:p>
          </table:table-cell>
          <table:table-cell office:value-type="float" office:value="49.41801" calcext:value-type="float">
            <text:p>49.41801</text:p>
          </table:table-cell>
          <table:table-cell office:value-type="float" office:value="37.85442" calcext:value-type="float">
            <text:p>37.85442</text:p>
          </table:table-cell>
          <table:table-cell office:value-type="float" office:value="9.204762" calcext:value-type="float">
            <text:p>9.204762</text:p>
          </table:table-cell>
          <table:table-cell office:value-type="float" office:value="6.789701" calcext:value-type="float">
            <text:p>6.789701</text:p>
          </table:table-cell>
          <table:table-cell office:value-type="float" office:value="2.507599" calcext:value-type="float">
            <text:p>2.507599</text:p>
          </table:table-cell>
          <table:table-cell office:value-type="float" office:value="2.471677" calcext:value-type="float">
            <text:p>2.471677</text:p>
          </table:table-cell>
          <table:table-cell office:value-type="float" office:value="5.16914" calcext:value-type="float">
            <text:p>5.16914</text:p>
          </table:table-cell>
          <table:table-cell office:value-type="float" office:value="7.690573" calcext:value-type="float">
            <text:p>7.690573</text:p>
          </table:table-cell>
          <table:table-cell office:value-type="float" office:value="9.162463" calcext:value-type="float">
            <text:p>9.162463</text:p>
          </table:table-cell>
          <table:table-cell office:value-type="float" office:value="9.530759" calcext:value-type="float">
            <text:p>9.530759</text:p>
          </table:table-cell>
          <table:table-cell office:value-type="float" office:value="10.27413" calcext:value-type="float">
            <text:p>10.27413</text:p>
          </table:table-cell>
          <table:table-cell office:value-type="float" office:value="11.50613" calcext:value-type="float">
            <text:p>11.50613</text:p>
          </table:table-cell>
          <table:table-cell office:value-type="float" office:value="11.91764" calcext:value-type="float">
            <text:p>11.91764</text:p>
          </table:table-cell>
          <table:table-cell office:value-type="float" office:value="0" calcext:value-type="float">
            <text:p>0</text:p>
          </table:table-cell>
          <table:table-cell office:value-type="float" office:value="141.1936" calcext:value-type="float">
            <text:p>141.19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5" calcext:value-type="float">
            <text:p>10062005</text:p>
          </table:table-cell>
          <table:table-cell office:value-type="float" office:value="2.263509" calcext:value-type="float">
            <text:p>2.263509</text:p>
          </table:table-cell>
          <table:table-cell office:value-type="float" office:value="135.5366" calcext:value-type="float">
            <text:p>135.536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.63478" calcext:value-type="float">
            <text:p>39.63478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005835654" calcext:value-type="float">
            <text:p>5.835654E-06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-0.004759078" calcext:value-type="float">
            <text:p>-0.004759078</text:p>
          </table:table-cell>
          <table:table-cell office:value-type="float" office:value="1168.983" calcext:value-type="float">
            <text:p>1168.983</text:p>
          </table:table-cell>
          <table:table-cell office:value-type="float" office:value="1.609161" calcext:value-type="float">
            <text:p>1.609161</text:p>
          </table:table-cell>
          <table:table-cell office:value-type="float" office:value="0" calcext:value-type="float">
            <text:p>0</text:p>
          </table:table-cell>
          <table:table-cell office:value-type="float" office:value="0.6238865" calcext:value-type="float">
            <text:p>0.6238865</text:p>
          </table:table-cell>
          <table:table-cell office:value-type="float" office:value="0.4755684" calcext:value-type="float">
            <text:p>0.4755684</text:p>
          </table:table-cell>
          <table:table-cell office:value-type="float" office:value="0.3976977" calcext:value-type="float">
            <text:p>0.3976977</text:p>
          </table:table-cell>
          <table:table-cell office:value-type="float" office:value="0.1404102" calcext:value-type="float">
            <text:p>0.1404102</text:p>
          </table:table-cell>
          <table:table-cell office:value-type="float" office:value="0.1011543" calcext:value-type="float">
            <text:p>0.1011543</text:p>
          </table:table-cell>
          <table:table-cell office:value-type="float" office:value="0.04408626" calcext:value-type="float">
            <text:p>0.04408626</text:p>
          </table:table-cell>
          <table:table-cell office:value-type="float" office:value="0.04089686" calcext:value-type="float">
            <text:p>0.04089686</text:p>
          </table:table-cell>
          <table:table-cell office:value-type="float" office:value="0.08170465" calcext:value-type="float">
            <text:p>0.08170465</text:p>
          </table:table-cell>
          <table:table-cell office:value-type="float" office:value="0.1431075" calcext:value-type="float">
            <text:p>0.1431075</text:p>
          </table:table-cell>
          <table:table-cell office:value-type="float" office:value="0.1582551" calcext:value-type="float">
            <text:p>0.1582551</text:p>
          </table:table-cell>
          <table:table-cell office:value-type="float" office:value="0.1615538" calcext:value-type="float">
            <text:p>0.1615538</text:p>
          </table:table-cell>
          <table:table-cell office:value-type="float" office:value="0.1697473" calcext:value-type="float">
            <text:p>0.1697473</text:p>
          </table:table-cell>
          <table:table-cell office:value-type="float" office:value="0.1826846" calcext:value-type="float">
            <text:p>0.1826846</text:p>
          </table:table-cell>
          <table:table-cell office:value-type="float" office:value="0.187127" calcext:value-type="float">
            <text:p>0.187127</text:p>
          </table:table-cell>
          <table:table-cell office:value-type="float" office:value="0" calcext:value-type="float">
            <text:p>0</text:p>
          </table:table-cell>
          <table:table-cell office:value-type="float" office:value="49.68518" calcext:value-type="float">
            <text:p>49.68518</text:p>
          </table:table-cell>
          <table:table-cell office:value-type="float" office:value="49.39029" calcext:value-type="float">
            <text:p>49.39029</text:p>
          </table:table-cell>
          <table:table-cell office:value-type="float" office:value="37.88643" calcext:value-type="float">
            <text:p>37.88643</text:p>
          </table:table-cell>
          <table:table-cell office:value-type="float" office:value="9.254324" calcext:value-type="float">
            <text:p>9.254324</text:p>
          </table:table-cell>
          <table:table-cell office:value-type="float" office:value="6.819283" calcext:value-type="float">
            <text:p>6.819283</text:p>
          </table:table-cell>
          <table:table-cell office:value-type="float" office:value="2.515441" calcext:value-type="float">
            <text:p>2.515441</text:p>
          </table:table-cell>
          <table:table-cell office:value-type="float" office:value="2.476428" calcext:value-type="float">
            <text:p>2.476428</text:p>
          </table:table-cell>
          <table:table-cell office:value-type="float" office:value="5.174404" calcext:value-type="float">
            <text:p>5.174404</text:p>
          </table:table-cell>
          <table:table-cell office:value-type="float" office:value="7.697463" calcext:value-type="float">
            <text:p>7.697463</text:p>
          </table:table-cell>
          <table:table-cell office:value-type="float" office:value="9.167684" calcext:value-type="float">
            <text:p>9.167684</text:p>
          </table:table-cell>
          <table:table-cell office:value-type="float" office:value="9.535793" calcext:value-type="float">
            <text:p>9.535793</text:p>
          </table:table-cell>
          <table:table-cell office:value-type="float" office:value="10.27808" calcext:value-type="float">
            <text:p>10.27808</text:p>
          </table:table-cell>
          <table:table-cell office:value-type="float" office:value="11.50861" calcext:value-type="float">
            <text:p>11.50861</text:p>
          </table:table-cell>
          <table:table-cell office:value-type="float" office:value="11.92002" calcext:value-type="float">
            <text:p>11.92002</text:p>
          </table:table-cell>
          <table:table-cell office:value-type="float" office:value="0" calcext:value-type="float">
            <text:p>0</text:p>
          </table:table-cell>
          <table:table-cell office:value-type="float" office:value="127.642" calcext:value-type="float">
            <text:p>127.6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5" calcext:value-type="float">
            <text:p>11062005</text:p>
          </table:table-cell>
          <table:table-cell office:value-type="float" office:value="2.245722" calcext:value-type="float">
            <text:p>2.245722</text:p>
          </table:table-cell>
          <table:table-cell office:value-type="float" office:value="135.5343" calcext:value-type="float">
            <text:p>135.534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.65538" calcext:value-type="float">
            <text:p>39.65538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005835742" calcext:value-type="float">
            <text:p>5.835742E-06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-0.004759077" calcext:value-type="float">
            <text:p>-0.004759077</text:p>
          </table:table-cell>
          <table:table-cell office:value-type="float" office:value="1168.98" calcext:value-type="float">
            <text:p>1168.98</text:p>
          </table:table-cell>
          <table:table-cell office:value-type="float" office:value="1.604087" calcext:value-type="float">
            <text:p>1.604087</text:p>
          </table:table-cell>
          <table:table-cell office:value-type="float" office:value="0" calcext:value-type="float">
            <text:p>0</text:p>
          </table:table-cell>
          <table:table-cell office:value-type="float" office:value="0.8936554" calcext:value-type="float">
            <text:p>0.8936554</text:p>
          </table:table-cell>
          <table:table-cell office:value-type="float" office:value="0.5560012" calcext:value-type="float">
            <text:p>0.5560012</text:p>
          </table:table-cell>
          <table:table-cell office:value-type="float" office:value="0.4362459" calcext:value-type="float">
            <text:p>0.4362459</text:p>
          </table:table-cell>
          <table:table-cell office:value-type="float" office:value="0.1228886" calcext:value-type="float">
            <text:p>0.1228886</text:p>
          </table:table-cell>
          <table:table-cell office:value-type="float" office:value="0.09316771" calcext:value-type="float">
            <text:p>0.09316771</text:p>
          </table:table-cell>
          <table:table-cell office:value-type="float" office:value="0.03986638" calcext:value-type="float">
            <text:p>0.03986638</text:p>
          </table:table-cell>
          <table:table-cell office:value-type="float" office:value="0.03970671" calcext:value-type="float">
            <text:p>0.03970671</text:p>
          </table:table-cell>
          <table:table-cell office:value-type="float" office:value="0.08190259" calcext:value-type="float">
            <text:p>0.08190259</text:p>
          </table:table-cell>
          <table:table-cell office:value-type="float" office:value="0.1426112" calcext:value-type="float">
            <text:p>0.1426112</text:p>
          </table:table-cell>
          <table:table-cell office:value-type="float" office:value="0.1582847" calcext:value-type="float">
            <text:p>0.1582847</text:p>
          </table:table-cell>
          <table:table-cell office:value-type="float" office:value="0.1616188" calcext:value-type="float">
            <text:p>0.1616188</text:p>
          </table:table-cell>
          <table:table-cell office:value-type="float" office:value="0.1697624" calcext:value-type="float">
            <text:p>0.1697624</text:p>
          </table:table-cell>
          <table:table-cell office:value-type="float" office:value="0.1826654" calcext:value-type="float">
            <text:p>0.1826654</text:p>
          </table:table-cell>
          <table:table-cell office:value-type="float" office:value="0.1871523" calcext:value-type="float">
            <text:p>0.1871523</text:p>
          </table:table-cell>
          <table:table-cell office:value-type="float" office:value="0" calcext:value-type="float">
            <text:p>0</text:p>
          </table:table-cell>
          <table:table-cell office:value-type="float" office:value="49.75285" calcext:value-type="float">
            <text:p>49.75285</text:p>
          </table:table-cell>
          <table:table-cell office:value-type="float" office:value="49.39853" calcext:value-type="float">
            <text:p>49.39853</text:p>
          </table:table-cell>
          <table:table-cell office:value-type="float" office:value="37.91661" calcext:value-type="float">
            <text:p>37.91661</text:p>
          </table:table-cell>
          <table:table-cell office:value-type="float" office:value="9.277682" calcext:value-type="float">
            <text:p>9.277682</text:p>
          </table:table-cell>
          <table:table-cell office:value-type="float" office:value="6.837332" calcext:value-type="float">
            <text:p>6.837332</text:p>
          </table:table-cell>
          <table:table-cell office:value-type="float" office:value="2.5211" calcext:value-type="float">
            <text:p>2.5211</text:p>
          </table:table-cell>
          <table:table-cell office:value-type="float" office:value="2.480742" calcext:value-type="float">
            <text:p>2.480742</text:p>
          </table:table-cell>
          <table:table-cell office:value-type="float" office:value="5.179525" calcext:value-type="float">
            <text:p>5.179525</text:p>
          </table:table-cell>
          <table:table-cell office:value-type="float" office:value="7.704279" calcext:value-type="float">
            <text:p>7.704279</text:p>
          </table:table-cell>
          <table:table-cell office:value-type="float" office:value="9.172847" calcext:value-type="float">
            <text:p>9.172847</text:p>
          </table:table-cell>
          <table:table-cell office:value-type="float" office:value="9.540827" calcext:value-type="float">
            <text:p>9.540827</text:p>
          </table:table-cell>
          <table:table-cell office:value-type="float" office:value="10.28203" calcext:value-type="float">
            <text:p>10.28203</text:p>
          </table:table-cell>
          <table:table-cell office:value-type="float" office:value="11.51109" calcext:value-type="float">
            <text:p>11.51109</text:p>
          </table:table-cell>
          <table:table-cell office:value-type="float" office:value="11.92241" calcext:value-type="float">
            <text:p>11.92241</text:p>
          </table:table-cell>
          <table:table-cell office:value-type="float" office:value="0" calcext:value-type="float">
            <text:p>0</text:p>
          </table:table-cell>
          <table:table-cell office:value-type="float" office:value="130.2457" calcext:value-type="float">
            <text:p>130.2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5" calcext:value-type="float">
            <text:p>12062005</text:p>
          </table:table-cell>
          <table:table-cell office:value-type="float" office:value="2.231335" calcext:value-type="float">
            <text:p>2.231335</text:p>
          </table:table-cell>
          <table:table-cell office:value-type="float" office:value="135.5316" calcext:value-type="float">
            <text:p>135.53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.67627" calcext:value-type="float">
            <text:p>39.67627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005836855" calcext:value-type="float">
            <text:p>5.836855E-06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-0.004764536" calcext:value-type="float">
            <text:p>-0.004764536</text:p>
          </table:table-cell>
          <table:table-cell office:value-type="float" office:value="1168.977" calcext:value-type="float">
            <text:p>1168.977</text:p>
          </table:table-cell>
          <table:table-cell office:value-type="float" office:value="1.60657" calcext:value-type="float">
            <text:p>1.60657</text:p>
          </table:table-cell>
          <table:table-cell office:value-type="float" office:value="0" calcext:value-type="float">
            <text:p>0</text:p>
          </table:table-cell>
          <table:table-cell office:value-type="float" office:value="0.5796713" calcext:value-type="float">
            <text:p>0.5796713</text:p>
          </table:table-cell>
          <table:table-cell office:value-type="float" office:value="0.5170497" calcext:value-type="float">
            <text:p>0.5170497</text:p>
          </table:table-cell>
          <table:table-cell office:value-type="float" office:value="0.4097116" calcext:value-type="float">
            <text:p>0.4097116</text:p>
          </table:table-cell>
          <table:table-cell office:value-type="float" office:value="0.1147251" calcext:value-type="float">
            <text:p>0.1147251</text:p>
          </table:table-cell>
          <table:table-cell office:value-type="float" office:value="0.08988767" calcext:value-type="float">
            <text:p>0.08988767</text:p>
          </table:table-cell>
          <table:table-cell office:value-type="float" office:value="0.03875729" calcext:value-type="float">
            <text:p>0.03875729</text:p>
          </table:table-cell>
          <table:table-cell office:value-type="float" office:value="0.03950583" calcext:value-type="float">
            <text:p>0.03950583</text:p>
          </table:table-cell>
          <table:table-cell office:value-type="float" office:value="0.08236469" calcext:value-type="float">
            <text:p>0.08236469</text:p>
          </table:table-cell>
          <table:table-cell office:value-type="float" office:value="0.1430311" calcext:value-type="float">
            <text:p>0.1430311</text:p>
          </table:table-cell>
          <table:table-cell office:value-type="float" office:value="0.1583468" calcext:value-type="float">
            <text:p>0.1583468</text:p>
          </table:table-cell>
          <table:table-cell office:value-type="float" office:value="0.1616803" calcext:value-type="float">
            <text:p>0.1616803</text:p>
          </table:table-cell>
          <table:table-cell office:value-type="float" office:value="0.169791" calcext:value-type="float">
            <text:p>0.169791</text:p>
          </table:table-cell>
          <table:table-cell office:value-type="float" office:value="0.1826445" calcext:value-type="float">
            <text:p>0.1826445</text:p>
          </table:table-cell>
          <table:table-cell office:value-type="float" office:value="0.1871776" calcext:value-type="float">
            <text:p>0.1871776</text:p>
          </table:table-cell>
          <table:table-cell office:value-type="float" office:value="0" calcext:value-type="float">
            <text:p>0</text:p>
          </table:table-cell>
          <table:table-cell office:value-type="float" office:value="49.81128" calcext:value-type="float">
            <text:p>49.81128</text:p>
          </table:table-cell>
          <table:table-cell office:value-type="float" office:value="49.41846" calcext:value-type="float">
            <text:p>49.41846</text:p>
          </table:table-cell>
          <table:table-cell office:value-type="float" office:value="37.952" calcext:value-type="float">
            <text:p>37.952</text:p>
          </table:table-cell>
          <table:table-cell office:value-type="float" office:value="9.296144" calcext:value-type="float">
            <text:p>9.296144</text:p>
          </table:table-cell>
          <table:table-cell office:value-type="float" office:value="6.853395" calcext:value-type="float">
            <text:p>6.853395</text:p>
          </table:table-cell>
          <table:table-cell office:value-type="float" office:value="2.526058" calcext:value-type="float">
            <text:p>2.526058</text:p>
          </table:table-cell>
          <table:table-cell office:value-type="float" office:value="2.484813" calcext:value-type="float">
            <text:p>2.484813</text:p>
          </table:table-cell>
          <table:table-cell office:value-type="float" office:value="5.184682" calcext:value-type="float">
            <text:p>5.184682</text:p>
          </table:table-cell>
          <table:table-cell office:value-type="float" office:value="7.711102" calcext:value-type="float">
            <text:p>7.711102</text:p>
          </table:table-cell>
          <table:table-cell office:value-type="float" office:value="9.178078" calcext:value-type="float">
            <text:p>9.178078</text:p>
          </table:table-cell>
          <table:table-cell office:value-type="float" office:value="9.545861" calcext:value-type="float">
            <text:p>9.545861</text:p>
          </table:table-cell>
          <table:table-cell office:value-type="float" office:value="10.28605" calcext:value-type="float">
            <text:p>10.28605</text:p>
          </table:table-cell>
          <table:table-cell office:value-type="float" office:value="11.51357" calcext:value-type="float">
            <text:p>11.51357</text:p>
          </table:table-cell>
          <table:table-cell office:value-type="float" office:value="11.92479" calcext:value-type="float">
            <text:p>11.92479</text:p>
          </table:table-cell>
          <table:table-cell office:value-type="float" office:value="0" calcext:value-type="float">
            <text:p>0</text:p>
          </table:table-cell>
          <table:table-cell office:value-type="float" office:value="125.8392" calcext:value-type="float">
            <text:p>125.83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5" calcext:value-type="float">
            <text:p>13062005</text:p>
          </table:table-cell>
          <table:table-cell office:value-type="float" office:value="2.214447" calcext:value-type="float">
            <text:p>2.214447</text:p>
          </table:table-cell>
          <table:table-cell office:value-type="float" office:value="135.5279" calcext:value-type="float">
            <text:p>135.527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.69749" calcext:value-type="float">
            <text:p>39.69749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3283675" calcext:value-type="float">
            <text:p>0.0003283675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-0.001193249" calcext:value-type="float">
            <text:p>-0.001193249</text:p>
          </table:table-cell>
          <table:table-cell office:value-type="float" office:value="1168.974" calcext:value-type="float">
            <text:p>1168.974</text:p>
          </table:table-cell>
          <table:table-cell office:value-type="float" office:value="1.605323" calcext:value-type="float">
            <text:p>1.605323</text:p>
          </table:table-cell>
          <table:table-cell office:value-type="float" office:value="0" calcext:value-type="float">
            <text:p>0</text:p>
          </table:table-cell>
          <table:table-cell office:value-type="float" office:value="0.668064" calcext:value-type="float">
            <text:p>0.668064</text:p>
          </table:table-cell>
          <table:table-cell office:value-type="float" office:value="0.5975712" calcext:value-type="float">
            <text:p>0.5975712</text:p>
          </table:table-cell>
          <table:table-cell office:value-type="float" office:value="0.4669045" calcext:value-type="float">
            <text:p>0.4669045</text:p>
          </table:table-cell>
          <table:table-cell office:value-type="float" office:value="0.1252299" calcext:value-type="float">
            <text:p>0.1252299</text:p>
          </table:table-cell>
          <table:table-cell office:value-type="float" office:value="0.09760604" calcext:value-type="float">
            <text:p>0.09760604</text:p>
          </table:table-cell>
          <table:table-cell office:value-type="float" office:value="0.04000979" calcext:value-type="float">
            <text:p>0.04000979</text:p>
          </table:table-cell>
          <table:table-cell office:value-type="float" office:value="0.03983074" calcext:value-type="float">
            <text:p>0.03983074</text:p>
          </table:table-cell>
          <table:table-cell office:value-type="float" office:value="0.0829571" calcext:value-type="float">
            <text:p>0.0829571</text:p>
          </table:table-cell>
          <table:table-cell office:value-type="float" office:value="0.1438538" calcext:value-type="float">
            <text:p>0.1438538</text:p>
          </table:table-cell>
          <table:table-cell office:value-type="float" office:value="0.1584826" calcext:value-type="float">
            <text:p>0.1584826</text:p>
          </table:table-cell>
          <table:table-cell office:value-type="float" office:value="0.1617389" calcext:value-type="float">
            <text:p>0.1617389</text:p>
          </table:table-cell>
          <table:table-cell office:value-type="float" office:value="0.169836" calcext:value-type="float">
            <text:p>0.169836</text:p>
          </table:table-cell>
          <table:table-cell office:value-type="float" office:value="0.1826413" calcext:value-type="float">
            <text:p>0.1826413</text:p>
          </table:table-cell>
          <table:table-cell office:value-type="float" office:value="0.1872028" calcext:value-type="float">
            <text:p>0.1872028</text:p>
          </table:table-cell>
          <table:table-cell office:value-type="float" office:value="0" calcext:value-type="float">
            <text:p>0</text:p>
          </table:table-cell>
          <table:table-cell office:value-type="float" office:value="49.87061" calcext:value-type="float">
            <text:p>49.87061</text:p>
          </table:table-cell>
          <table:table-cell office:value-type="float" office:value="49.44792" calcext:value-type="float">
            <text:p>49.44792</text:p>
          </table:table-cell>
          <table:table-cell office:value-type="float" office:value="37.98937" calcext:value-type="float">
            <text:p>37.98937</text:p>
          </table:table-cell>
          <table:table-cell office:value-type="float" office:value="9.312711" calcext:value-type="float">
            <text:p>9.312711</text:p>
          </table:table-cell>
          <table:table-cell office:value-type="float" office:value="6.868422" calcext:value-type="float">
            <text:p>6.868422</text:p>
          </table:table-cell>
          <table:table-cell office:value-type="float" office:value="2.530601" calcext:value-type="float">
            <text:p>2.530601</text:p>
          </table:table-cell>
          <table:table-cell office:value-type="float" office:value="2.48866" calcext:value-type="float">
            <text:p>2.48866</text:p>
          </table:table-cell>
          <table:table-cell office:value-type="float" office:value="5.189864" calcext:value-type="float">
            <text:p>5.189864</text:p>
          </table:table-cell>
          <table:table-cell office:value-type="float" office:value="7.717943" calcext:value-type="float">
            <text:p>7.717943</text:p>
          </table:table-cell>
          <table:table-cell office:value-type="float" office:value="9.18328" calcext:value-type="float">
            <text:p>9.18328</text:p>
          </table:table-cell>
          <table:table-cell office:value-type="float" office:value="9.550875" calcext:value-type="float">
            <text:p>9.550875</text:p>
          </table:table-cell>
          <table:table-cell office:value-type="float" office:value="10.29009" calcext:value-type="float">
            <text:p>10.29009</text:p>
          </table:table-cell>
          <table:table-cell office:value-type="float" office:value="11.51612" calcext:value-type="float">
            <text:p>11.51612</text:p>
          </table:table-cell>
          <table:table-cell office:value-type="float" office:value="11.92718" calcext:value-type="float">
            <text:p>11.92718</text:p>
          </table:table-cell>
          <table:table-cell office:value-type="float" office:value="0" calcext:value-type="float">
            <text:p>0</text:p>
          </table:table-cell>
          <table:table-cell office:value-type="float" office:value="138.6685" calcext:value-type="float">
            <text:p>138.66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5" calcext:value-type="float">
            <text:p>14062005</text:p>
          </table:table-cell>
          <table:table-cell office:value-type="float" office:value="2.196203" calcext:value-type="float">
            <text:p>2.196203</text:p>
          </table:table-cell>
          <table:table-cell office:value-type="float" office:value="135.5235" calcext:value-type="float">
            <text:p>135.52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.7204" calcext:value-type="float">
            <text:p>39.7204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4288729" calcext:value-type="float">
            <text:p>0.0004288729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0.001148727" calcext:value-type="float">
            <text:p>0.001148727</text:p>
          </table:table-cell>
          <table:table-cell office:value-type="float" office:value="1168.971" calcext:value-type="float">
            <text:p>1168.971</text:p>
          </table:table-cell>
          <table:table-cell office:value-type="float" office:value="1.600776" calcext:value-type="float">
            <text:p>1.600776</text:p>
          </table:table-cell>
          <table:table-cell office:value-type="float" office:value="0" calcext:value-type="float">
            <text:p>0</text:p>
          </table:table-cell>
          <table:table-cell office:value-type="float" office:value="0.6737402" calcext:value-type="float">
            <text:p>0.6737402</text:p>
          </table:table-cell>
          <table:table-cell office:value-type="float" office:value="0.6635953" calcext:value-type="float">
            <text:p>0.6635953</text:p>
          </table:table-cell>
          <table:table-cell office:value-type="float" office:value="0.5218363" calcext:value-type="float">
            <text:p>0.5218363</text:p>
          </table:table-cell>
          <table:table-cell office:value-type="float" office:value="0.137569" calcext:value-type="float">
            <text:p>0.137569</text:p>
          </table:table-cell>
          <table:table-cell office:value-type="float" office:value="0.1100785" calcext:value-type="float">
            <text:p>0.1100785</text:p>
          </table:table-cell>
          <table:table-cell office:value-type="float" office:value="0.04274604" calcext:value-type="float">
            <text:p>0.04274604</text:p>
          </table:table-cell>
          <table:table-cell office:value-type="float" office:value="0.04153835" calcext:value-type="float">
            <text:p>0.04153835</text:p>
          </table:table-cell>
          <table:table-cell office:value-type="float" office:value="0.08358502" calcext:value-type="float">
            <text:p>0.08358502</text:p>
          </table:table-cell>
          <table:table-cell office:value-type="float" office:value="0.1447312" calcext:value-type="float">
            <text:p>0.1447312</text:p>
          </table:table-cell>
          <table:table-cell office:value-type="float" office:value="0.1587204" calcext:value-type="float">
            <text:p>0.1587204</text:p>
          </table:table-cell>
          <table:table-cell office:value-type="float" office:value="0.1618263" calcext:value-type="float">
            <text:p>0.1618263</text:p>
          </table:table-cell>
          <table:table-cell office:value-type="float" office:value="0.1699268" calcext:value-type="float">
            <text:p>0.1699268</text:p>
          </table:table-cell>
          <table:table-cell office:value-type="float" office:value="0.1827093" calcext:value-type="float">
            <text:p>0.1827093</text:p>
          </table:table-cell>
          <table:table-cell office:value-type="float" office:value="0.1872281" calcext:value-type="float">
            <text:p>0.1872281</text:p>
          </table:table-cell>
          <table:table-cell office:value-type="float" office:value="0" calcext:value-type="float">
            <text:p>0</text:p>
          </table:table-cell>
          <table:table-cell office:value-type="float" office:value="49.93281" calcext:value-type="float">
            <text:p>49.93281</text:p>
          </table:table-cell>
          <table:table-cell office:value-type="float" office:value="49.50002" calcext:value-type="float">
            <text:p>49.50002</text:p>
          </table:table-cell>
          <table:table-cell office:value-type="float" office:value="38.04142" calcext:value-type="float">
            <text:p>38.04142</text:p>
          </table:table-cell>
          <table:table-cell office:value-type="float" office:value="9.331011" calcext:value-type="float">
            <text:p>9.331011</text:p>
          </table:table-cell>
          <table:table-cell office:value-type="float" office:value="6.884973" calcext:value-type="float">
            <text:p>6.884973</text:p>
          </table:table-cell>
          <table:table-cell office:value-type="float" office:value="2.535156" calcext:value-type="float">
            <text:p>2.535156</text:p>
          </table:table-cell>
          <table:table-cell office:value-type="float" office:value="2.492397" calcext:value-type="float">
            <text:p>2.492397</text:p>
          </table:table-cell>
          <table:table-cell office:value-type="float" office:value="5.195015" calcext:value-type="float">
            <text:p>5.195015</text:p>
          </table:table-cell>
          <table:table-cell office:value-type="float" office:value="7.724735" calcext:value-type="float">
            <text:p>7.724735</text:p>
          </table:table-cell>
          <table:table-cell office:value-type="float" office:value="9.188381" calcext:value-type="float">
            <text:p>9.188381</text:p>
          </table:table-cell>
          <table:table-cell office:value-type="float" office:value="9.555807" calcext:value-type="float">
            <text:p>9.555807</text:p>
          </table:table-cell>
          <table:table-cell office:value-type="float" office:value="10.29411" calcext:value-type="float">
            <text:p>10.29411</text:p>
          </table:table-cell>
          <table:table-cell office:value-type="float" office:value="11.51868" calcext:value-type="float">
            <text:p>11.51868</text:p>
          </table:table-cell>
          <table:table-cell office:value-type="float" office:value="11.92959" calcext:value-type="float">
            <text:p>11.92959</text:p>
          </table:table-cell>
          <table:table-cell office:value-type="float" office:value="0" calcext:value-type="float">
            <text:p>0</text:p>
          </table:table-cell>
          <table:table-cell office:value-type="float" office:value="152.7024" calcext:value-type="float">
            <text:p>152.7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5" calcext:value-type="float">
            <text:p>15062005</text:p>
          </table:table-cell>
          <table:table-cell office:value-type="float" office:value="2.17762" calcext:value-type="float">
            <text:p>2.17762</text:p>
          </table:table-cell>
          <table:table-cell office:value-type="float" office:value="135.5188" calcext:value-type="float">
            <text:p>135.518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.74449" calcext:value-type="float">
            <text:p>39.74449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4502036" calcext:value-type="float">
            <text:p>0.0004502036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0.00244358" calcext:value-type="float">
            <text:p>0.00244358</text:p>
          </table:table-cell>
          <table:table-cell office:value-type="float" office:value="1168.969" calcext:value-type="float">
            <text:p>1168.969</text:p>
          </table:table-cell>
          <table:table-cell office:value-type="float" office:value="1.595787" calcext:value-type="float">
            <text:p>1.595787</text:p>
          </table:table-cell>
          <table:table-cell office:value-type="float" office:value="0" calcext:value-type="float">
            <text:p>0</text:p>
          </table:table-cell>
          <table:table-cell office:value-type="float" office:value="0.6225942" calcext:value-type="float">
            <text:p>0.6225942</text:p>
          </table:table-cell>
          <table:table-cell office:value-type="float" office:value="0.6844353" calcext:value-type="float">
            <text:p>0.6844353</text:p>
          </table:table-cell>
          <table:table-cell office:value-type="float" office:value="0.5437189" calcext:value-type="float">
            <text:p>0.5437189</text:p>
          </table:table-cell>
          <table:table-cell office:value-type="float" office:value="0.142782" calcext:value-type="float">
            <text:p>0.142782</text:p>
          </table:table-cell>
          <table:table-cell office:value-type="float" office:value="0.1169244" calcext:value-type="float">
            <text:p>0.1169244</text:p>
          </table:table-cell>
          <table:table-cell office:value-type="float" office:value="0.04465357" calcext:value-type="float">
            <text:p>0.04465357</text:p>
          </table:table-cell>
          <table:table-cell office:value-type="float" office:value="0.04264559" calcext:value-type="float">
            <text:p>0.04264559</text:p>
          </table:table-cell>
          <table:table-cell office:value-type="float" office:value="0.08415315" calcext:value-type="float">
            <text:p>0.08415315</text:p>
          </table:table-cell>
          <table:table-cell office:value-type="float" office:value="0.1451917" calcext:value-type="float">
            <text:p>0.1451917</text:p>
          </table:table-cell>
          <table:table-cell office:value-type="float" office:value="0.1589057" calcext:value-type="float">
            <text:p>0.1589057</text:p>
          </table:table-cell>
          <table:table-cell office:value-type="float" office:value="0.161912" calcext:value-type="float">
            <text:p>0.161912</text:p>
          </table:table-cell>
          <table:table-cell office:value-type="float" office:value="0.1700167" calcext:value-type="float">
            <text:p>0.1700167</text:p>
          </table:table-cell>
          <table:table-cell office:value-type="float" office:value="0.1827792" calcext:value-type="float">
            <text:p>0.1827792</text:p>
          </table:table-cell>
          <table:table-cell office:value-type="float" office:value="0.1872534" calcext:value-type="float">
            <text:p>0.1872534</text:p>
          </table:table-cell>
          <table:table-cell office:value-type="float" office:value="0" calcext:value-type="float">
            <text:p>0</text:p>
          </table:table-cell>
          <table:table-cell office:value-type="float" office:value="49.98919" calcext:value-type="float">
            <text:p>49.98919</text:p>
          </table:table-cell>
          <table:table-cell office:value-type="float" office:value="49.56418" calcext:value-type="float">
            <text:p>49.56418</text:p>
          </table:table-cell>
          <table:table-cell office:value-type="float" office:value="38.105" calcext:value-type="float">
            <text:p>38.105</text:p>
          </table:table-cell>
          <table:table-cell office:value-type="float" office:value="9.351881" calcext:value-type="float">
            <text:p>9.351881</text:p>
          </table:table-cell>
          <table:table-cell office:value-type="float" office:value="6.904651" calcext:value-type="float">
            <text:p>6.904651</text:p>
          </table:table-cell>
          <table:table-cell office:value-type="float" office:value="2.54012" calcext:value-type="float">
            <text:p>2.54012</text:p>
          </table:table-cell>
          <table:table-cell office:value-type="float" office:value="2.496276" calcext:value-type="float">
            <text:p>2.496276</text:p>
          </table:table-cell>
          <table:table-cell office:value-type="float" office:value="5.200196" calcext:value-type="float">
            <text:p>5.200196</text:p>
          </table:table-cell>
          <table:table-cell office:value-type="float" office:value="7.731462" calcext:value-type="float">
            <text:p>7.731462</text:p>
          </table:table-cell>
          <table:table-cell office:value-type="float" office:value="9.193408" calcext:value-type="float">
            <text:p>9.193408</text:p>
          </table:table-cell>
          <table:table-cell office:value-type="float" office:value="9.560653" calcext:value-type="float">
            <text:p>9.560653</text:p>
          </table:table-cell>
          <table:table-cell office:value-type="float" office:value="10.29806" calcext:value-type="float">
            <text:p>10.29806</text:p>
          </table:table-cell>
          <table:table-cell office:value-type="float" office:value="11.52127" calcext:value-type="float">
            <text:p>11.52127</text:p>
          </table:table-cell>
          <table:table-cell office:value-type="float" office:value="11.932" calcext:value-type="float">
            <text:p>11.932</text:p>
          </table:table-cell>
          <table:table-cell office:value-type="float" office:value="0" calcext:value-type="float">
            <text:p>0</text:p>
          </table:table-cell>
          <table:table-cell office:value-type="float" office:value="155.0484" calcext:value-type="float">
            <text:p>155.04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5" calcext:value-type="float">
            <text:p>16062005</text:p>
          </table:table-cell>
          <table:table-cell office:value-type="float" office:value="2.159334" calcext:value-type="float">
            <text:p>2.159334</text:p>
          </table:table-cell>
          <table:table-cell office:value-type="float" office:value="135.5143" calcext:value-type="float">
            <text:p>135.514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.76904" calcext:value-type="float">
            <text:p>39.76904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4610932" calcext:value-type="float">
            <text:p>0.0004610932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0.003355858" calcext:value-type="float">
            <text:p>0.003355858</text:p>
          </table:table-cell>
          <table:table-cell office:value-type="float" office:value="1168.966" calcext:value-type="float">
            <text:p>1168.966</text:p>
          </table:table-cell>
          <table:table-cell office:value-type="float" office:value="1.593381" calcext:value-type="float">
            <text:p>1.593381</text:p>
          </table:table-cell>
          <table:table-cell office:value-type="float" office:value="0" calcext:value-type="float">
            <text:p>0</text:p>
          </table:table-cell>
          <table:table-cell office:value-type="float" office:value="0.5104123" calcext:value-type="float">
            <text:p>0.5104123</text:p>
          </table:table-cell>
          <table:table-cell office:value-type="float" office:value="0.6637055" calcext:value-type="float">
            <text:p>0.6637055</text:p>
          </table:table-cell>
          <table:table-cell office:value-type="float" office:value="0.5434121" calcext:value-type="float">
            <text:p>0.5434121</text:p>
          </table:table-cell>
          <table:table-cell office:value-type="float" office:value="0.1433167" calcext:value-type="float">
            <text:p>0.1433167</text:p>
          </table:table-cell>
          <table:table-cell office:value-type="float" office:value="0.1195624" calcext:value-type="float">
            <text:p>0.1195624</text:p>
          </table:table-cell>
          <table:table-cell office:value-type="float" office:value="0.04594199" calcext:value-type="float">
            <text:p>0.04594199</text:p>
          </table:table-cell>
          <table:table-cell office:value-type="float" office:value="0.0433453" calcext:value-type="float">
            <text:p>0.0433453</text:p>
          </table:table-cell>
          <table:table-cell office:value-type="float" office:value="0.08459776" calcext:value-type="float">
            <text:p>0.08459776</text:p>
          </table:table-cell>
          <table:table-cell office:value-type="float" office:value="0.1455097" calcext:value-type="float">
            <text:p>0.1455097</text:p>
          </table:table-cell>
          <table:table-cell office:value-type="float" office:value="0.1590458" calcext:value-type="float">
            <text:p>0.1590458</text:p>
          </table:table-cell>
          <table:table-cell office:value-type="float" office:value="0.16199" calcext:value-type="float">
            <text:p>0.16199</text:p>
          </table:table-cell>
          <table:table-cell office:value-type="float" office:value="0.1700961" calcext:value-type="float">
            <text:p>0.1700961</text:p>
          </table:table-cell>
          <table:table-cell office:value-type="float" office:value="0.1828506" calcext:value-type="float">
            <text:p>0.1828506</text:p>
          </table:table-cell>
          <table:table-cell office:value-type="float" office:value="0.1872787" calcext:value-type="float">
            <text:p>0.1872787</text:p>
          </table:table-cell>
          <table:table-cell office:value-type="float" office:value="0" calcext:value-type="float">
            <text:p>0</text:p>
          </table:table-cell>
          <table:table-cell office:value-type="float" office:value="50.03434" calcext:value-type="float">
            <text:p>50.03434</text:p>
          </table:table-cell>
          <table:table-cell office:value-type="float" office:value="49.63069" calcext:value-type="float">
            <text:p>49.63069</text:p>
          </table:table-cell>
          <table:table-cell office:value-type="float" office:value="38.17475" calcext:value-type="float">
            <text:p>38.17475</text:p>
          </table:table-cell>
          <table:table-cell office:value-type="float" office:value="9.374359" calcext:value-type="float">
            <text:p>9.374359</text:p>
          </table:table-cell>
          <table:table-cell office:value-type="float" office:value="6.926342" calcext:value-type="float">
            <text:p>6.926342</text:p>
          </table:table-cell>
          <table:table-cell office:value-type="float" office:value="2.545447" calcext:value-type="float">
            <text:p>2.545447</text:p>
          </table:table-cell>
          <table:table-cell office:value-type="float" office:value="2.500288" calcext:value-type="float">
            <text:p>2.500288</text:p>
          </table:table-cell>
          <table:table-cell office:value-type="float" office:value="5.205432" calcext:value-type="float">
            <text:p>5.205432</text:p>
          </table:table-cell>
          <table:table-cell office:value-type="float" office:value="7.738128" calcext:value-type="float">
            <text:p>7.738128</text:p>
          </table:table-cell>
          <table:table-cell office:value-type="float" office:value="9.198378" calcext:value-type="float">
            <text:p>9.198378</text:p>
          </table:table-cell>
          <table:table-cell office:value-type="float" office:value="9.565439" calcext:value-type="float">
            <text:p>9.565439</text:p>
          </table:table-cell>
          <table:table-cell office:value-type="float" office:value="10.30201" calcext:value-type="float">
            <text:p>10.30201</text:p>
          </table:table-cell>
          <table:table-cell office:value-type="float" office:value="11.52391" calcext:value-type="float">
            <text:p>11.52391</text:p>
          </table:table-cell>
          <table:table-cell office:value-type="float" office:value="11.93441" calcext:value-type="float">
            <text:p>11.93441</text:p>
          </table:table-cell>
          <table:table-cell office:value-type="float" office:value="0" calcext:value-type="float">
            <text:p>0</text:p>
          </table:table-cell>
          <table:table-cell office:value-type="float" office:value="147.2041" calcext:value-type="float">
            <text:p>147.20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5" calcext:value-type="float">
            <text:p>17062005</text:p>
          </table:table-cell>
          <table:table-cell office:value-type="float" office:value="2.13931" calcext:value-type="float">
            <text:p>2.13931</text:p>
          </table:table-cell>
          <table:table-cell office:value-type="float" office:value="135.5091" calcext:value-type="float">
            <text:p>135.509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.79404" calcext:value-type="float">
            <text:p>39.79404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4677196" calcext:value-type="float">
            <text:p>0.0004677196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0.004005624" calcext:value-type="float">
            <text:p>0.004005624</text:p>
          </table:table-cell>
          <table:table-cell office:value-type="float" office:value="1168.964" calcext:value-type="float">
            <text:p>1168.964</text:p>
          </table:table-cell>
          <table:table-cell office:value-type="float" office:value="1.585355" calcext:value-type="float">
            <text:p>1.585355</text:p>
          </table:table-cell>
          <table:table-cell office:value-type="float" office:value="0" calcext:value-type="float">
            <text:p>0</text:p>
          </table:table-cell>
          <table:table-cell office:value-type="float" office:value="0.5235372" calcext:value-type="float">
            <text:p>0.5235372</text:p>
          </table:table-cell>
          <table:table-cell office:value-type="float" office:value="0.7145809" calcext:value-type="float">
            <text:p>0.7145809</text:p>
          </table:table-cell>
          <table:table-cell office:value-type="float" office:value="0.5714301" calcext:value-type="float">
            <text:p>0.5714301</text:p>
          </table:table-cell>
          <table:table-cell office:value-type="float" office:value="0.1490016" calcext:value-type="float">
            <text:p>0.1490016</text:p>
          </table:table-cell>
          <table:table-cell office:value-type="float" office:value="0.1240649" calcext:value-type="float">
            <text:p>0.1240649</text:p>
          </table:table-cell>
          <table:table-cell office:value-type="float" office:value="0.04704828" calcext:value-type="float">
            <text:p>0.04704828</text:p>
          </table:table-cell>
          <table:table-cell office:value-type="float" office:value="0.04380774" calcext:value-type="float">
            <text:p>0.04380774</text:p>
          </table:table-cell>
          <table:table-cell office:value-type="float" office:value="0.08491756" calcext:value-type="float">
            <text:p>0.08491756</text:p>
          </table:table-cell>
          <table:table-cell office:value-type="float" office:value="0.1457724" calcext:value-type="float">
            <text:p>0.1457724</text:p>
          </table:table-cell>
          <table:table-cell office:value-type="float" office:value="0.1591602" calcext:value-type="float">
            <text:p>0.1591602</text:p>
          </table:table-cell>
          <table:table-cell office:value-type="float" office:value="0.1620617" calcext:value-type="float">
            <text:p>0.1620617</text:p>
          </table:table-cell>
          <table:table-cell office:value-type="float" office:value="0.1701645" calcext:value-type="float">
            <text:p>0.1701645</text:p>
          </table:table-cell>
          <table:table-cell office:value-type="float" office:value="0.1829078" calcext:value-type="float">
            <text:p>0.1829078</text:p>
          </table:table-cell>
          <table:table-cell office:value-type="float" office:value="0.1873036" calcext:value-type="float">
            <text:p>0.1873036</text:p>
          </table:table-cell>
          <table:table-cell office:value-type="float" office:value="0" calcext:value-type="float">
            <text:p>0</text:p>
          </table:table-cell>
          <table:table-cell office:value-type="float" office:value="50.07627" calcext:value-type="float">
            <text:p>50.07627</text:p>
          </table:table-cell>
          <table:table-cell office:value-type="float" office:value="49.7037" calcext:value-type="float">
            <text:p>49.7037</text:p>
          </table:table-cell>
          <table:table-cell office:value-type="float" office:value="38.24787" calcext:value-type="float">
            <text:p>38.24787</text:p>
          </table:table-cell>
          <table:table-cell office:value-type="float" office:value="9.397317" calcext:value-type="float">
            <text:p>9.397317</text:p>
          </table:table-cell>
          <table:table-cell office:value-type="float" office:value="6.948792" calcext:value-type="float">
            <text:p>6.948792</text:p>
          </table:table-cell>
          <table:table-cell office:value-type="float" office:value="2.550963" calcext:value-type="float">
            <text:p>2.550963</text:p>
          </table:table-cell>
          <table:table-cell office:value-type="float" office:value="2.504372" calcext:value-type="float">
            <text:p>2.504372</text:p>
          </table:table-cell>
          <table:table-cell office:value-type="float" office:value="5.21072" calcext:value-type="float">
            <text:p>5.21072</text:p>
          </table:table-cell>
          <table:table-cell office:value-type="float" office:value="7.744757" calcext:value-type="float">
            <text:p>7.744757</text:p>
          </table:table-cell>
          <table:table-cell office:value-type="float" office:value="9.203317" calcext:value-type="float">
            <text:p>9.203317</text:p>
          </table:table-cell>
          <table:table-cell office:value-type="float" office:value="9.570188" calcext:value-type="float">
            <text:p>9.570188</text:p>
          </table:table-cell>
          <table:table-cell office:value-type="float" office:value="10.30596" calcext:value-type="float">
            <text:p>10.30596</text:p>
          </table:table-cell>
          <table:table-cell office:value-type="float" office:value="11.52655" calcext:value-type="float">
            <text:p>11.52655</text:p>
          </table:table-cell>
          <table:table-cell office:value-type="float" office:value="11.93682" calcext:value-type="float">
            <text:p>11.93682</text:p>
          </table:table-cell>
          <table:table-cell office:value-type="float" office:value="0" calcext:value-type="float">
            <text:p>0</text:p>
          </table:table-cell>
          <table:table-cell office:value-type="float" office:value="156.1493" calcext:value-type="float">
            <text:p>156.14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5" calcext:value-type="float">
            <text:p>18062005</text:p>
          </table:table-cell>
          <table:table-cell office:value-type="float" office:value="2.117907" calcext:value-type="float">
            <text:p>2.117907</text:p>
          </table:table-cell>
          <table:table-cell office:value-type="float" office:value="135.5034" calcext:value-type="float">
            <text:p>135.50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.82022" calcext:value-type="float">
            <text:p>39.82022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4719322" calcext:value-type="float">
            <text:p>0.0004719322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0.00447068" calcext:value-type="float">
            <text:p>0.00447068</text:p>
          </table:table-cell>
          <table:table-cell office:value-type="float" office:value="1168.963" calcext:value-type="float">
            <text:p>1168.963</text:p>
          </table:table-cell>
          <table:table-cell office:value-type="float" office:value="1.572299" calcext:value-type="float">
            <text:p>1.572299</text:p>
          </table:table-cell>
          <table:table-cell office:value-type="float" office:value="0" calcext:value-type="float">
            <text:p>0</text:p>
          </table:table-cell>
          <table:table-cell office:value-type="float" office:value="0.5267611" calcext:value-type="float">
            <text:p>0.5267611</text:p>
          </table:table-cell>
          <table:table-cell office:value-type="float" office:value="0.7716742" calcext:value-type="float">
            <text:p>0.7716742</text:p>
          </table:table-cell>
          <table:table-cell office:value-type="float" office:value="0.5967849" calcext:value-type="float">
            <text:p>0.5967849</text:p>
          </table:table-cell>
          <table:table-cell office:value-type="float" office:value="0.1536932" calcext:value-type="float">
            <text:p>0.1536932</text:p>
          </table:table-cell>
          <table:table-cell office:value-type="float" office:value="0.1277779" calcext:value-type="float">
            <text:p>0.1277779</text:p>
          </table:table-cell>
          <table:table-cell office:value-type="float" office:value="0.04819012" calcext:value-type="float">
            <text:p>0.04819012</text:p>
          </table:table-cell>
          <table:table-cell office:value-type="float" office:value="0.04434463" calcext:value-type="float">
            <text:p>0.04434463</text:p>
          </table:table-cell>
          <table:table-cell office:value-type="float" office:value="0.08524352" calcext:value-type="float">
            <text:p>0.08524352</text:p>
          </table:table-cell>
          <table:table-cell office:value-type="float" office:value="0.1460036" calcext:value-type="float">
            <text:p>0.1460036</text:p>
          </table:table-cell>
          <table:table-cell office:value-type="float" office:value="0.1592639" calcext:value-type="float">
            <text:p>0.1592639</text:p>
          </table:table-cell>
          <table:table-cell office:value-type="float" office:value="0.1621294" calcext:value-type="float">
            <text:p>0.1621294</text:p>
          </table:table-cell>
          <table:table-cell office:value-type="float" office:value="0.170226" calcext:value-type="float">
            <text:p>0.170226</text:p>
          </table:table-cell>
          <table:table-cell office:value-type="float" office:value="0.1829544" calcext:value-type="float">
            <text:p>0.1829544</text:p>
          </table:table-cell>
          <table:table-cell office:value-type="float" office:value="0.187328" calcext:value-type="float">
            <text:p>0.187328</text:p>
          </table:table-cell>
          <table:table-cell office:value-type="float" office:value="0" calcext:value-type="float">
            <text:p>0</text:p>
          </table:table-cell>
          <table:table-cell office:value-type="float" office:value="50.11703" calcext:value-type="float">
            <text:p>50.11703</text:p>
          </table:table-cell>
          <table:table-cell office:value-type="float" office:value="49.79348" calcext:value-type="float">
            <text:p>49.79348</text:p>
          </table:table-cell>
          <table:table-cell office:value-type="float" office:value="38.32839" calcext:value-type="float">
            <text:p>38.32839</text:p>
          </table:table-cell>
          <table:table-cell office:value-type="float" office:value="9.421767" calcext:value-type="float">
            <text:p>9.421767</text:p>
          </table:table-cell>
          <table:table-cell office:value-type="float" office:value="6.972547" calcext:value-type="float">
            <text:p>6.972547</text:p>
          </table:table-cell>
          <table:table-cell office:value-type="float" office:value="2.55674" calcext:value-type="float">
            <text:p>2.55674</text:p>
          </table:table-cell>
          <table:table-cell office:value-type="float" office:value="2.508558" calcext:value-type="float">
            <text:p>2.508558</text:p>
          </table:table-cell>
          <table:table-cell office:value-type="float" office:value="5.216068" calcext:value-type="float">
            <text:p>5.216068</text:p>
          </table:table-cell>
          <table:table-cell office:value-type="float" office:value="7.751384" calcext:value-type="float">
            <text:p>7.751384</text:p>
          </table:table-cell>
          <table:table-cell office:value-type="float" office:value="9.208224" calcext:value-type="float">
            <text:p>9.208224</text:p>
          </table:table-cell>
          <table:table-cell office:value-type="float" office:value="9.574882" calcext:value-type="float">
            <text:p>9.574882</text:p>
          </table:table-cell>
          <table:table-cell office:value-type="float" office:value="10.30992" calcext:value-type="float">
            <text:p>10.30992</text:p>
          </table:table-cell>
          <table:table-cell office:value-type="float" office:value="11.52918" calcext:value-type="float">
            <text:p>11.52918</text:p>
          </table:table-cell>
          <table:table-cell office:value-type="float" office:value="11.93922" calcext:value-type="float">
            <text:p>11.93922</text:p>
          </table:table-cell>
          <table:table-cell office:value-type="float" office:value="0" calcext:value-type="float">
            <text:p>0</text:p>
          </table:table-cell>
          <table:table-cell office:value-type="float" office:value="164.3634" calcext:value-type="float">
            <text:p>164.36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5" calcext:value-type="float">
            <text:p>19062005</text:p>
          </table:table-cell>
          <table:table-cell office:value-type="float" office:value="2.094285" calcext:value-type="float">
            <text:p>2.094285</text:p>
          </table:table-cell>
          <table:table-cell office:value-type="float" office:value="135.4969" calcext:value-type="float">
            <text:p>135.496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.84812" calcext:value-type="float">
            <text:p>39.84812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4746595" calcext:value-type="float">
            <text:p>0.0004746595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0.004809527" calcext:value-type="float">
            <text:p>0.004809527</text:p>
          </table:table-cell>
          <table:table-cell office:value-type="float" office:value="1168.962" calcext:value-type="float">
            <text:p>1168.962</text:p>
          </table:table-cell>
          <table:table-cell office:value-type="float" office:value="1.55292" calcext:value-type="float">
            <text:p>1.55292</text:p>
          </table:table-cell>
          <table:table-cell office:value-type="float" office:value="0" calcext:value-type="float">
            <text:p>0</text:p>
          </table:table-cell>
          <table:table-cell office:value-type="float" office:value="0.5097546" calcext:value-type="float">
            <text:p>0.5097546</text:p>
          </table:table-cell>
          <table:table-cell office:value-type="float" office:value="0.8348505" calcext:value-type="float">
            <text:p>0.8348505</text:p>
          </table:table-cell>
          <table:table-cell office:value-type="float" office:value="0.6355875" calcext:value-type="float">
            <text:p>0.6355875</text:p>
          </table:table-cell>
          <table:table-cell office:value-type="float" office:value="0.1625593" calcext:value-type="float">
            <text:p>0.1625593</text:p>
          </table:table-cell>
          <table:table-cell office:value-type="float" office:value="0.1342238" calcext:value-type="float">
            <text:p>0.1342238</text:p>
          </table:table-cell>
          <table:table-cell office:value-type="float" office:value="0.05005323" calcext:value-type="float">
            <text:p>0.05005323</text:p>
          </table:table-cell>
          <table:table-cell office:value-type="float" office:value="0.04515963" calcext:value-type="float">
            <text:p>0.04515963</text:p>
          </table:table-cell>
          <table:table-cell office:value-type="float" office:value="0.08562078" calcext:value-type="float">
            <text:p>0.08562078</text:p>
          </table:table-cell>
          <table:table-cell office:value-type="float" office:value="0.146223" calcext:value-type="float">
            <text:p>0.146223</text:p>
          </table:table-cell>
          <table:table-cell office:value-type="float" office:value="0.1593623" calcext:value-type="float">
            <text:p>0.1593623</text:p>
          </table:table-cell>
          <table:table-cell office:value-type="float" office:value="0.1621946" calcext:value-type="float">
            <text:p>0.1621946</text:p>
          </table:table-cell>
          <table:table-cell office:value-type="float" office:value="0.170283" calcext:value-type="float">
            <text:p>0.170283</text:p>
          </table:table-cell>
          <table:table-cell office:value-type="float" office:value="0.1829963" calcext:value-type="float">
            <text:p>0.1829963</text:p>
          </table:table-cell>
          <table:table-cell office:value-type="float" office:value="0.1873523" calcext:value-type="float">
            <text:p>0.1873523</text:p>
          </table:table-cell>
          <table:table-cell office:value-type="float" office:value="0" calcext:value-type="float">
            <text:p>0</text:p>
          </table:table-cell>
          <table:table-cell office:value-type="float" office:value="50.15836" calcext:value-type="float">
            <text:p>50.15836</text:p>
          </table:table-cell>
          <table:table-cell office:value-type="float" office:value="49.90573" calcext:value-type="float">
            <text:p>49.90573</text:p>
          </table:table-cell>
          <table:table-cell office:value-type="float" office:value="38.42033" calcext:value-type="float">
            <text:p>38.42033</text:p>
          </table:table-cell>
          <table:table-cell office:value-type="float" office:value="9.44857" calcext:value-type="float">
            <text:p>9.44857</text:p>
          </table:table-cell>
          <table:table-cell office:value-type="float" office:value="6.998111" calcext:value-type="float">
            <text:p>6.998111</text:p>
          </table:table-cell>
          <table:table-cell office:value-type="float" office:value="2.562849" calcext:value-type="float">
            <text:p>2.562849</text:p>
          </table:table-cell>
          <table:table-cell office:value-type="float" office:value="2.512879" calcext:value-type="float">
            <text:p>2.512879</text:p>
          </table:table-cell>
          <table:table-cell office:value-type="float" office:value="5.221478" calcext:value-type="float">
            <text:p>5.221478</text:p>
          </table:table-cell>
          <table:table-cell office:value-type="float" office:value="7.758012" calcext:value-type="float">
            <text:p>7.758012</text:p>
          </table:table-cell>
          <table:table-cell office:value-type="float" office:value="9.213081" calcext:value-type="float">
            <text:p>9.213081</text:p>
          </table:table-cell>
          <table:table-cell office:value-type="float" office:value="9.579576" calcext:value-type="float">
            <text:p>9.579576</text:p>
          </table:table-cell>
          <table:table-cell office:value-type="float" office:value="10.31388" calcext:value-type="float">
            <text:p>10.31388</text:p>
          </table:table-cell>
          <table:table-cell office:value-type="float" office:value="11.53182" calcext:value-type="float">
            <text:p>11.53182</text:p>
          </table:table-cell>
          <table:table-cell office:value-type="float" office:value="11.94163" calcext:value-type="float">
            <text:p>11.94163</text:p>
          </table:table-cell>
          <table:table-cell office:value-type="float" office:value="0" calcext:value-type="float">
            <text:p>0</text:p>
          </table:table-cell>
          <table:table-cell office:value-type="float" office:value="167.2029" calcext:value-type="float">
            <text:p>167.2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5" calcext:value-type="float">
            <text:p>20062005</text:p>
          </table:table-cell>
          <table:table-cell office:value-type="float" office:value="2.07078" calcext:value-type="float">
            <text:p>2.07078</text:p>
          </table:table-cell>
          <table:table-cell office:value-type="float" office:value="135.4901" calcext:value-type="float">
            <text:p>135.49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.87709" calcext:value-type="float">
            <text:p>39.87709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4764771" calcext:value-type="float">
            <text:p>0.0004764771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0.005063313" calcext:value-type="float">
            <text:p>0.005063313</text:p>
          </table:table-cell>
          <table:table-cell office:value-type="float" office:value="1168.961" calcext:value-type="float">
            <text:p>1168.961</text:p>
          </table:table-cell>
          <table:table-cell office:value-type="float" office:value="1.534221" calcext:value-type="float">
            <text:p>1.534221</text:p>
          </table:table-cell>
          <table:table-cell office:value-type="float" office:value="0" calcext:value-type="float">
            <text:p>0</text:p>
          </table:table-cell>
          <table:table-cell office:value-type="float" office:value="0.4984612" calcext:value-type="float">
            <text:p>0.4984612</text:p>
          </table:table-cell>
          <table:table-cell office:value-type="float" office:value="0.8325619" calcext:value-type="float">
            <text:p>0.8325619</text:p>
          </table:table-cell>
          <table:table-cell office:value-type="float" office:value="0.652714" calcext:value-type="float">
            <text:p>0.652714</text:p>
          </table:table-cell>
          <table:table-cell office:value-type="float" office:value="0.1682186" calcext:value-type="float">
            <text:p>0.1682186</text:p>
          </table:table-cell>
          <table:table-cell office:value-type="float" office:value="0.1390346" calcext:value-type="float">
            <text:p>0.1390346</text:p>
          </table:table-cell>
          <table:table-cell office:value-type="float" office:value="0.05181069" calcext:value-type="float">
            <text:p>0.05181069</text:p>
          </table:table-cell>
          <table:table-cell office:value-type="float" office:value="0.0460305" calcext:value-type="float">
            <text:p>0.0460305</text:p>
          </table:table-cell>
          <table:table-cell office:value-type="float" office:value="0.08607708" calcext:value-type="float">
            <text:p>0.08607708</text:p>
          </table:table-cell>
          <table:table-cell office:value-type="float" office:value="0.1464497" calcext:value-type="float">
            <text:p>0.1464497</text:p>
          </table:table-cell>
          <table:table-cell office:value-type="float" office:value="0.1594594" calcext:value-type="float">
            <text:p>0.1594594</text:p>
          </table:table-cell>
          <table:table-cell office:value-type="float" office:value="0.1622583" calcext:value-type="float">
            <text:p>0.1622583</text:p>
          </table:table-cell>
          <table:table-cell office:value-type="float" office:value="0.1703377" calcext:value-type="float">
            <text:p>0.1703377</text:p>
          </table:table-cell>
          <table:table-cell office:value-type="float" office:value="0.1830343" calcext:value-type="float">
            <text:p>0.1830343</text:p>
          </table:table-cell>
          <table:table-cell office:value-type="float" office:value="0.1873765" calcext:value-type="float">
            <text:p>0.1873765</text:p>
          </table:table-cell>
          <table:table-cell office:value-type="float" office:value="0" calcext:value-type="float">
            <text:p>0</text:p>
          </table:table-cell>
          <table:table-cell office:value-type="float" office:value="50.19762" calcext:value-type="float">
            <text:p>50.19762</text:p>
          </table:table-cell>
          <table:table-cell office:value-type="float" office:value="50.02609" calcext:value-type="float">
            <text:p>50.02609</text:p>
          </table:table-cell>
          <table:table-cell office:value-type="float" office:value="38.52162" calcext:value-type="float">
            <text:p>38.52162</text:p>
          </table:table-cell>
          <table:table-cell office:value-type="float" office:value="9.477868" calcext:value-type="float">
            <text:p>9.477868</text:p>
          </table:table-cell>
          <table:table-cell office:value-type="float" office:value="7.025829" calcext:value-type="float">
            <text:p>7.025829</text:p>
          </table:table-cell>
          <table:table-cell office:value-type="float" office:value="2.5694" calcext:value-type="float">
            <text:p>2.5694</text:p>
          </table:table-cell>
          <table:table-cell office:value-type="float" office:value="2.517384" calcext:value-type="float">
            <text:p>2.517384</text:p>
          </table:table-cell>
          <table:table-cell office:value-type="float" office:value="5.226974" calcext:value-type="float">
            <text:p>5.226974</text:p>
          </table:table-cell>
          <table:table-cell office:value-type="float" office:value="7.764664" calcext:value-type="float">
            <text:p>7.764664</text:p>
          </table:table-cell>
          <table:table-cell office:value-type="float" office:value="9.217943" calcext:value-type="float">
            <text:p>9.217943</text:p>
          </table:table-cell>
          <table:table-cell office:value-type="float" office:value="9.58423" calcext:value-type="float">
            <text:p>9.58423</text:p>
          </table:table-cell>
          <table:table-cell office:value-type="float" office:value="10.31782" calcext:value-type="float">
            <text:p>10.31782</text:p>
          </table:table-cell>
          <table:table-cell office:value-type="float" office:value="11.53445" calcext:value-type="float">
            <text:p>11.53445</text:p>
          </table:table-cell>
          <table:table-cell office:value-type="float" office:value="11.94404" calcext:value-type="float">
            <text:p>11.94404</text:p>
          </table:table-cell>
          <table:table-cell office:value-type="float" office:value="0" calcext:value-type="float">
            <text:p>0</text:p>
          </table:table-cell>
          <table:table-cell office:value-type="float" office:value="161.8628" calcext:value-type="float">
            <text:p>161.86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5" calcext:value-type="float">
            <text:p>21062005</text:p>
          </table:table-cell>
          <table:table-cell office:value-type="float" office:value="2.05161" calcext:value-type="float">
            <text:p>2.05161</text:p>
          </table:table-cell>
          <table:table-cell office:value-type="float" office:value="135.484" calcext:value-type="float">
            <text:p>135.48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.90464" calcext:value-type="float">
            <text:p>39.90464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4777459" calcext:value-type="float">
            <text:p>0.0004777459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0.005259292" calcext:value-type="float">
            <text:p>0.005259292</text:p>
          </table:table-cell>
          <table:table-cell office:value-type="float" office:value="1168.959" calcext:value-type="float">
            <text:p>1168.959</text:p>
          </table:table-cell>
          <table:table-cell office:value-type="float" office:value="1.529118" calcext:value-type="float">
            <text:p>1.529118</text:p>
          </table:table-cell>
          <table:table-cell office:value-type="float" office:value="0" calcext:value-type="float">
            <text:p>0</text:p>
          </table:table-cell>
          <table:table-cell office:value-type="float" office:value="0.4475653" calcext:value-type="float">
            <text:p>0.4475653</text:p>
          </table:table-cell>
          <table:table-cell office:value-type="float" office:value="0.7045278" calcext:value-type="float">
            <text:p>0.7045278</text:p>
          </table:table-cell>
          <table:table-cell office:value-type="float" office:value="0.6039921" calcext:value-type="float">
            <text:p>0.6039921</text:p>
          </table:table-cell>
          <table:table-cell office:value-type="float" office:value="0.1586692" calcext:value-type="float">
            <text:p>0.1586692</text:p>
          </table:table-cell>
          <table:table-cell office:value-type="float" office:value="0.1351748" calcext:value-type="float">
            <text:p>0.1351748</text:p>
          </table:table-cell>
          <table:table-cell office:value-type="float" office:value="0.05181018" calcext:value-type="float">
            <text:p>0.05181018</text:p>
          </table:table-cell>
          <table:table-cell office:value-type="float" office:value="0.04639018" calcext:value-type="float">
            <text:p>0.04639018</text:p>
          </table:table-cell>
          <table:table-cell office:value-type="float" office:value="0.08650009" calcext:value-type="float">
            <text:p>0.08650009</text:p>
          </table:table-cell>
          <table:table-cell office:value-type="float" office:value="0.1466869" calcext:value-type="float">
            <text:p>0.1466869</text:p>
          </table:table-cell>
          <table:table-cell office:value-type="float" office:value="0.1595576" calcext:value-type="float">
            <text:p>0.1595576</text:p>
          </table:table-cell>
          <table:table-cell office:value-type="float" office:value="0.1623215" calcext:value-type="float">
            <text:p>0.1623215</text:p>
          </table:table-cell>
          <table:table-cell office:value-type="float" office:value="0.1704087" calcext:value-type="float">
            <text:p>0.1704087</text:p>
          </table:table-cell>
          <table:table-cell office:value-type="float" office:value="0.1830638" calcext:value-type="float">
            <text:p>0.1830638</text:p>
          </table:table-cell>
          <table:table-cell office:value-type="float" office:value="0.1874005" calcext:value-type="float">
            <text:p>0.1874005</text:p>
          </table:table-cell>
          <table:table-cell office:value-type="float" office:value="0" calcext:value-type="float">
            <text:p>0</text:p>
          </table:table-cell>
          <table:table-cell office:value-type="float" office:value="50.23083" calcext:value-type="float">
            <text:p>50.23083</text:p>
          </table:table-cell>
          <table:table-cell office:value-type="float" office:value="50.11971" calcext:value-type="float">
            <text:p>50.11971</text:p>
          </table:table-cell>
          <table:table-cell office:value-type="float" office:value="38.61755" calcext:value-type="float">
            <text:p>38.61755</text:p>
          </table:table-cell>
          <table:table-cell office:value-type="float" office:value="9.506921" calcext:value-type="float">
            <text:p>9.506921</text:p>
          </table:table-cell>
          <table:table-cell office:value-type="float" office:value="7.054041" calcext:value-type="float">
            <text:p>7.054041</text:p>
          </table:table-cell>
          <table:table-cell office:value-type="float" office:value="2.576225" calcext:value-type="float">
            <text:p>2.576225</text:p>
          </table:table-cell>
          <table:table-cell office:value-type="float" office:value="2.522034" calcext:value-type="float">
            <text:p>2.522034</text:p>
          </table:table-cell>
          <table:table-cell office:value-type="float" office:value="5.232563" calcext:value-type="float">
            <text:p>5.232563</text:p>
          </table:table-cell>
          <table:table-cell office:value-type="float" office:value="7.771337" calcext:value-type="float">
            <text:p>7.771337</text:p>
          </table:table-cell>
          <table:table-cell office:value-type="float" office:value="9.222802" calcext:value-type="float">
            <text:p>9.222802</text:p>
          </table:table-cell>
          <table:table-cell office:value-type="float" office:value="9.588869" calcext:value-type="float">
            <text:p>9.588869</text:p>
          </table:table-cell>
          <table:table-cell office:value-type="float" office:value="10.32169" calcext:value-type="float">
            <text:p>10.32169</text:p>
          </table:table-cell>
          <table:table-cell office:value-type="float" office:value="11.53702" calcext:value-type="float">
            <text:p>11.53702</text:p>
          </table:table-cell>
          <table:table-cell office:value-type="float" office:value="11.94641" calcext:value-type="float">
            <text:p>11.94641</text:p>
          </table:table-cell>
          <table:table-cell office:value-type="float" office:value="0" calcext:value-type="float">
            <text:p>0</text:p>
          </table:table-cell>
          <table:table-cell office:value-type="float" office:value="143.4081" calcext:value-type="float">
            <text:p>143.40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5" calcext:value-type="float">
            <text:p>22062005</text:p>
          </table:table-cell>
          <table:table-cell office:value-type="float" office:value="2.028308" calcext:value-type="float">
            <text:p>2.028308</text:p>
          </table:table-cell>
          <table:table-cell office:value-type="float" office:value="135.477" calcext:value-type="float">
            <text:p>135.47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.93215" calcext:value-type="float">
            <text:p>39.93215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4786813" calcext:value-type="float">
            <text:p>0.0004786813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0.005415955" calcext:value-type="float">
            <text:p>0.005415955</text:p>
          </table:table-cell>
          <table:table-cell office:value-type="float" office:value="1168.958" calcext:value-type="float">
            <text:p>1168.958</text:p>
          </table:table-cell>
          <table:table-cell office:value-type="float" office:value="1.508675" calcext:value-type="float">
            <text:p>1.508675</text:p>
          </table:table-cell>
          <table:table-cell office:value-type="float" office:value="0" calcext:value-type="float">
            <text:p>0</text:p>
          </table:table-cell>
          <table:table-cell office:value-type="float" office:value="0.4688787" calcext:value-type="float">
            <text:p>0.4688787</text:p>
          </table:table-cell>
          <table:table-cell office:value-type="float" office:value="0.807757" calcext:value-type="float">
            <text:p>0.807757</text:p>
          </table:table-cell>
          <table:table-cell office:value-type="float" office:value="0.6520593" calcext:value-type="float">
            <text:p>0.6520593</text:p>
          </table:table-cell>
          <table:table-cell office:value-type="float" office:value="0.1679421" calcext:value-type="float">
            <text:p>0.1679421</text:p>
          </table:table-cell>
          <table:table-cell office:value-type="float" office:value="0.1395681" calcext:value-type="float">
            <text:p>0.1395681</text:p>
          </table:table-cell>
          <table:table-cell office:value-type="float" office:value="0.05267306" calcext:value-type="float">
            <text:p>0.05267306</text:p>
          </table:table-cell>
          <table:table-cell office:value-type="float" office:value="0.04670909" calcext:value-type="float">
            <text:p>0.04670909</text:p>
          </table:table-cell>
          <table:table-cell office:value-type="float" office:value="0.08676117" calcext:value-type="float">
            <text:p>0.08676117</text:p>
          </table:table-cell>
          <table:table-cell office:value-type="float" office:value="0.1469098" calcext:value-type="float">
            <text:p>0.1469098</text:p>
          </table:table-cell>
          <table:table-cell office:value-type="float" office:value="0.1596569" calcext:value-type="float">
            <text:p>0.1596569</text:p>
          </table:table-cell>
          <table:table-cell office:value-type="float" office:value="0.162385" calcext:value-type="float">
            <text:p>0.162385</text:p>
          </table:table-cell>
          <table:table-cell office:value-type="float" office:value="0.1704563" calcext:value-type="float">
            <text:p>0.1704563</text:p>
          </table:table-cell>
          <table:table-cell office:value-type="float" office:value="0.183096" calcext:value-type="float">
            <text:p>0.183096</text:p>
          </table:table-cell>
          <table:table-cell office:value-type="float" office:value="0.187424" calcext:value-type="float">
            <text:p>0.187424</text:p>
          </table:table-cell>
          <table:table-cell office:value-type="float" office:value="0" calcext:value-type="float">
            <text:p>0</text:p>
          </table:table-cell>
          <table:table-cell office:value-type="float" office:value="50.2647" calcext:value-type="float">
            <text:p>50.2647</text:p>
          </table:table-cell>
          <table:table-cell office:value-type="float" office:value="50.21523" calcext:value-type="float">
            <text:p>50.21523</text:p>
          </table:table-cell>
          <table:table-cell office:value-type="float" office:value="38.7123" calcext:value-type="float">
            <text:p>38.7123</text:p>
          </table:table-cell>
          <table:table-cell office:value-type="float" office:value="9.535005" calcext:value-type="float">
            <text:p>9.535005</text:p>
          </table:table-cell>
          <table:table-cell office:value-type="float" office:value="7.081495" calcext:value-type="float">
            <text:p>7.081495</text:p>
          </table:table-cell>
          <table:table-cell office:value-type="float" office:value="2.582994" calcext:value-type="float">
            <text:p>2.582994</text:p>
          </table:table-cell>
          <table:table-cell office:value-type="float" office:value="2.526698" calcext:value-type="float">
            <text:p>2.526698</text:p>
          </table:table-cell>
          <table:table-cell office:value-type="float" office:value="5.238217" calcext:value-type="float">
            <text:p>5.238217</text:p>
          </table:table-cell>
          <table:table-cell office:value-type="float" office:value="7.778043" calcext:value-type="float">
            <text:p>7.778043</text:p>
          </table:table-cell>
          <table:table-cell office:value-type="float" office:value="9.227662" calcext:value-type="float">
            <text:p>9.227662</text:p>
          </table:table-cell>
          <table:table-cell office:value-type="float" office:value="9.593507" calcext:value-type="float">
            <text:p>9.593507</text:p>
          </table:table-cell>
          <table:table-cell office:value-type="float" office:value="10.32558" calcext:value-type="float">
            <text:p>10.32558</text:p>
          </table:table-cell>
          <table:table-cell office:value-type="float" office:value="11.53958" calcext:value-type="float">
            <text:p>11.53958</text:p>
          </table:table-cell>
          <table:table-cell office:value-type="float" office:value="11.94875" calcext:value-type="float">
            <text:p>11.94875</text:p>
          </table:table-cell>
          <table:table-cell office:value-type="float" office:value="0" calcext:value-type="float">
            <text:p>0</text:p>
          </table:table-cell>
          <table:table-cell office:value-type="float" office:value="153.0728" calcext:value-type="float">
            <text:p>153.07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5" calcext:value-type="float">
            <text:p>23062005</text:p>
          </table:table-cell>
          <table:table-cell office:value-type="float" office:value="2.001846" calcext:value-type="float">
            <text:p>2.001846</text:p>
          </table:table-cell>
          <table:table-cell office:value-type="float" office:value="135.4689" calcext:value-type="float">
            <text:p>135.468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.96243" calcext:value-type="float">
            <text:p>39.96243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4793826" calcext:value-type="float">
            <text:p>0.0004793826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0.00554233" calcext:value-type="float">
            <text:p>0.00554233</text:p>
          </table:table-cell>
          <table:table-cell office:value-type="float" office:value="1168.958" calcext:value-type="float">
            <text:p>1168.958</text:p>
          </table:table-cell>
          <table:table-cell office:value-type="float" office:value="1.477354" calcext:value-type="float">
            <text:p>1.477354</text:p>
          </table:table-cell>
          <table:table-cell office:value-type="float" office:value="0" calcext:value-type="float">
            <text:p>0</text:p>
          </table:table-cell>
          <table:table-cell office:value-type="float" office:value="0.4724098" calcext:value-type="float">
            <text:p>0.4724098</text:p>
          </table:table-cell>
          <table:table-cell office:value-type="float" office:value="0.876325" calcext:value-type="float">
            <text:p>0.876325</text:p>
          </table:table-cell>
          <table:table-cell office:value-type="float" office:value="0.7266573" calcext:value-type="float">
            <text:p>0.7266573</text:p>
          </table:table-cell>
          <table:table-cell office:value-type="float" office:value="0.1832478" calcext:value-type="float">
            <text:p>0.1832478</text:p>
          </table:table-cell>
          <table:table-cell office:value-type="float" office:value="0.149" calcext:value-type="float">
            <text:p>0.149</text:p>
          </table:table-cell>
          <table:table-cell office:value-type="float" office:value="0.05508883" calcext:value-type="float">
            <text:p>0.05508883</text:p>
          </table:table-cell>
          <table:table-cell office:value-type="float" office:value="0.0477044" calcext:value-type="float">
            <text:p>0.0477044</text:p>
          </table:table-cell>
          <table:table-cell office:value-type="float" office:value="0.08716597" calcext:value-type="float">
            <text:p>0.08716597</text:p>
          </table:table-cell>
          <table:table-cell office:value-type="float" office:value="0.1471282" calcext:value-type="float">
            <text:p>0.1471282</text:p>
          </table:table-cell>
          <table:table-cell office:value-type="float" office:value="0.1597563" calcext:value-type="float">
            <text:p>0.1597563</text:p>
          </table:table-cell>
          <table:table-cell office:value-type="float" office:value="0.1624488" calcext:value-type="float">
            <text:p>0.1624488</text:p>
          </table:table-cell>
          <table:table-cell office:value-type="float" office:value="0.1705024" calcext:value-type="float">
            <text:p>0.1705024</text:p>
          </table:table-cell>
          <table:table-cell office:value-type="float" office:value="0.1831273" calcext:value-type="float">
            <text:p>0.1831273</text:p>
          </table:table-cell>
          <table:table-cell office:value-type="float" office:value="0.1874475" calcext:value-type="float">
            <text:p>0.1874475</text:p>
          </table:table-cell>
          <table:table-cell office:value-type="float" office:value="0" calcext:value-type="float">
            <text:p>0</text:p>
          </table:table-cell>
          <table:table-cell office:value-type="float" office:value="50.30127" calcext:value-type="float">
            <text:p>50.30127</text:p>
          </table:table-cell>
          <table:table-cell office:value-type="float" office:value="50.34242" calcext:value-type="float">
            <text:p>50.34242</text:p>
          </table:table-cell>
          <table:table-cell office:value-type="float" office:value="38.82853" calcext:value-type="float">
            <text:p>38.82853</text:p>
          </table:table-cell>
          <table:table-cell office:value-type="float" office:value="9.567196" calcext:value-type="float">
            <text:p>9.567196</text:p>
          </table:table-cell>
          <table:table-cell office:value-type="float" office:value="7.111526" calcext:value-type="float">
            <text:p>7.111526</text:p>
          </table:table-cell>
          <table:table-cell office:value-type="float" office:value="2.590168" calcext:value-type="float">
            <text:p>2.590168</text:p>
          </table:table-cell>
          <table:table-cell office:value-type="float" office:value="2.531511" calcext:value-type="float">
            <text:p>2.531511</text:p>
          </table:table-cell>
          <table:table-cell office:value-type="float" office:value="5.243931" calcext:value-type="float">
            <text:p>5.243931</text:p>
          </table:table-cell>
          <table:table-cell office:value-type="float" office:value="7.784762" calcext:value-type="float">
            <text:p>7.784762</text:p>
          </table:table-cell>
          <table:table-cell office:value-type="float" office:value="9.232525" calcext:value-type="float">
            <text:p>9.232525</text:p>
          </table:table-cell>
          <table:table-cell office:value-type="float" office:value="9.598145" calcext:value-type="float">
            <text:p>9.598145</text:p>
          </table:table-cell>
          <table:table-cell office:value-type="float" office:value="10.32946" calcext:value-type="float">
            <text:p>10.32946</text:p>
          </table:table-cell>
          <table:table-cell office:value-type="float" office:value="11.54214" calcext:value-type="float">
            <text:p>11.54214</text:p>
          </table:table-cell>
          <table:table-cell office:value-type="float" office:value="11.95108" calcext:value-type="float">
            <text:p>11.95108</text:p>
          </table:table-cell>
          <table:table-cell office:value-type="float" office:value="0" calcext:value-type="float">
            <text:p>0</text:p>
          </table:table-cell>
          <table:table-cell office:value-type="float" office:value="158.6945" calcext:value-type="float">
            <text:p>158.69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5" calcext:value-type="float">
            <text:p>24062005</text:p>
          </table:table-cell>
          <table:table-cell office:value-type="float" office:value="1.980502" calcext:value-type="float">
            <text:p>1.980502</text:p>
          </table:table-cell>
          <table:table-cell office:value-type="float" office:value="135.4613" calcext:value-type="float">
            <text:p>135.46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.99249" calcext:value-type="float">
            <text:p>39.99249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4799193" calcext:value-type="float">
            <text:p>0.0004799193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0.005645937" calcext:value-type="float">
            <text:p>0.005645937</text:p>
          </table:table-cell>
          <table:table-cell office:value-type="float" office:value="1168.958" calcext:value-type="float">
            <text:p>1168.958</text:p>
          </table:table-cell>
          <table:table-cell office:value-type="float" office:value="1.463392" calcext:value-type="float">
            <text:p>1.463392</text:p>
          </table:table-cell>
          <table:table-cell office:value-type="float" office:value="0" calcext:value-type="float">
            <text:p>0</text:p>
          </table:table-cell>
          <table:table-cell office:value-type="float" office:value="0.4411193" calcext:value-type="float">
            <text:p>0.4411193</text:p>
          </table:table-cell>
          <table:table-cell office:value-type="float" office:value="0.7566478" calcext:value-type="float">
            <text:p>0.7566478</text:p>
          </table:table-cell>
          <table:table-cell office:value-type="float" office:value="0.661123" calcext:value-type="float">
            <text:p>0.661123</text:p>
          </table:table-cell>
          <table:table-cell office:value-type="float" office:value="0.1766244" calcext:value-type="float">
            <text:p>0.1766244</text:p>
          </table:table-cell>
          <table:table-cell office:value-type="float" office:value="0.1488561" calcext:value-type="float">
            <text:p>0.1488561</text:p>
          </table:table-cell>
          <table:table-cell office:value-type="float" office:value="0.05625911" calcext:value-type="float">
            <text:p>0.05625911</text:p>
          </table:table-cell>
          <table:table-cell office:value-type="float" office:value="0.04850542" calcext:value-type="float">
            <text:p>0.04850542</text:p>
          </table:table-cell>
          <table:table-cell office:value-type="float" office:value="0.08767542" calcext:value-type="float">
            <text:p>0.08767542</text:p>
          </table:table-cell>
          <table:table-cell office:value-type="float" office:value="0.1473688" calcext:value-type="float">
            <text:p>0.1473688</text:p>
          </table:table-cell>
          <table:table-cell office:value-type="float" office:value="0.1598572" calcext:value-type="float">
            <text:p>0.1598572</text:p>
          </table:table-cell>
          <table:table-cell office:value-type="float" office:value="0.1625124" calcext:value-type="float">
            <text:p>0.1625124</text:p>
          </table:table-cell>
          <table:table-cell office:value-type="float" office:value="0.1705482" calcext:value-type="float">
            <text:p>0.1705482</text:p>
          </table:table-cell>
          <table:table-cell office:value-type="float" office:value="0.1831581" calcext:value-type="float">
            <text:p>0.1831581</text:p>
          </table:table-cell>
          <table:table-cell office:value-type="float" office:value="0.187471" calcext:value-type="float">
            <text:p>0.187471</text:p>
          </table:table-cell>
          <table:table-cell office:value-type="float" office:value="0" calcext:value-type="float">
            <text:p>0</text:p>
          </table:table-cell>
          <table:table-cell office:value-type="float" office:value="50.33372" calcext:value-type="float">
            <text:p>50.33372</text:p>
          </table:table-cell>
          <table:table-cell office:value-type="float" office:value="50.4554" calcext:value-type="float">
            <text:p>50.4554</text:p>
          </table:table-cell>
          <table:table-cell office:value-type="float" office:value="38.94621" calcext:value-type="float">
            <text:p>38.94621</text:p>
          </table:table-cell>
          <table:table-cell office:value-type="float" office:value="9.601423" calcext:value-type="float">
            <text:p>9.601423</text:p>
          </table:table-cell>
          <table:table-cell office:value-type="float" office:value="7.143705" calcext:value-type="float">
            <text:p>7.143705</text:p>
          </table:table-cell>
          <table:table-cell office:value-type="float" office:value="2.597826" calcext:value-type="float">
            <text:p>2.597826</text:p>
          </table:table-cell>
          <table:table-cell office:value-type="float" office:value="2.536527" calcext:value-type="float">
            <text:p>2.536527</text:p>
          </table:table-cell>
          <table:table-cell office:value-type="float" office:value="5.249743" calcext:value-type="float">
            <text:p>5.249743</text:p>
          </table:table-cell>
          <table:table-cell office:value-type="float" office:value="7.791521" calcext:value-type="float">
            <text:p>7.791521</text:p>
          </table:table-cell>
          <table:table-cell office:value-type="float" office:value="9.237384" calcext:value-type="float">
            <text:p>9.237384</text:p>
          </table:table-cell>
          <table:table-cell office:value-type="float" office:value="9.602783" calcext:value-type="float">
            <text:p>9.602783</text:p>
          </table:table-cell>
          <table:table-cell office:value-type="float" office:value="10.33333" calcext:value-type="float">
            <text:p>10.33333</text:p>
          </table:table-cell>
          <table:table-cell office:value-type="float" office:value="11.5447" calcext:value-type="float">
            <text:p>11.5447</text:p>
          </table:table-cell>
          <table:table-cell office:value-type="float" office:value="11.95341" calcext:value-type="float">
            <text:p>11.95341</text:p>
          </table:table-cell>
          <table:table-cell office:value-type="float" office:value="0" calcext:value-type="float">
            <text:p>0</text:p>
          </table:table-cell>
          <table:table-cell office:value-type="float" office:value="145.2924" calcext:value-type="float">
            <text:p>145.29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5" calcext:value-type="float">
            <text:p>25062005</text:p>
          </table:table-cell>
          <table:table-cell office:value-type="float" office:value="1.96386" calcext:value-type="float">
            <text:p>1.96386</text:p>
          </table:table-cell>
          <table:table-cell office:value-type="float" office:value="135.4556" calcext:value-type="float">
            <text:p>135.45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01878" calcext:value-type="float">
            <text:p>40.01878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480336" calcext:value-type="float">
            <text:p>0.000480336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0.005731849" calcext:value-type="float">
            <text:p>0.005731849</text:p>
          </table:table-cell>
          <table:table-cell office:value-type="float" office:value="1168.956" calcext:value-type="float">
            <text:p>1168.956</text:p>
          </table:table-cell>
          <table:table-cell office:value-type="float" office:value="1.465094" calcext:value-type="float">
            <text:p>1.465094</text:p>
          </table:table-cell>
          <table:table-cell office:value-type="float" office:value="0" calcext:value-type="float">
            <text:p>0</text:p>
          </table:table-cell>
          <table:table-cell office:value-type="float" office:value="0.5336592" calcext:value-type="float">
            <text:p>0.5336592</text:p>
          </table:table-cell>
          <table:table-cell office:value-type="float" office:value="0.6223516" calcext:value-type="float">
            <text:p>0.6223516</text:p>
          </table:table-cell>
          <table:table-cell office:value-type="float" office:value="0.5578167" calcext:value-type="float">
            <text:p>0.5578167</text:p>
          </table:table-cell>
          <table:table-cell office:value-type="float" office:value="0.1508328" calcext:value-type="float">
            <text:p>0.1508328</text:p>
          </table:table-cell>
          <table:table-cell office:value-type="float" office:value="0.1333412" calcext:value-type="float">
            <text:p>0.1333412</text:p>
          </table:table-cell>
          <table:table-cell office:value-type="float" office:value="0.05350437" calcext:value-type="float">
            <text:p>0.05350437</text:p>
          </table:table-cell>
          <table:table-cell office:value-type="float" office:value="0.04797085" calcext:value-type="float">
            <text:p>0.04797085</text:p>
          </table:table-cell>
          <table:table-cell office:value-type="float" office:value="0.08799177" calcext:value-type="float">
            <text:p>0.08799177</text:p>
          </table:table-cell>
          <table:table-cell office:value-type="float" office:value="0.147617" calcext:value-type="float">
            <text:p>0.147617</text:p>
          </table:table-cell>
          <table:table-cell office:value-type="float" office:value="0.1599611" calcext:value-type="float">
            <text:p>0.1599611</text:p>
          </table:table-cell>
          <table:table-cell office:value-type="float" office:value="0.1625762" calcext:value-type="float">
            <text:p>0.1625762</text:p>
          </table:table-cell>
          <table:table-cell office:value-type="float" office:value="0.1706026" calcext:value-type="float">
            <text:p>0.1706026</text:p>
          </table:table-cell>
          <table:table-cell office:value-type="float" office:value="0.1831878" calcext:value-type="float">
            <text:p>0.1831878</text:p>
          </table:table-cell>
          <table:table-cell office:value-type="float" office:value="0.1874945" calcext:value-type="float">
            <text:p>0.1874945</text:p>
          </table:table-cell>
          <table:table-cell office:value-type="float" office:value="0" calcext:value-type="float">
            <text:p>0</text:p>
          </table:table-cell>
          <table:table-cell office:value-type="float" office:value="50.35832" calcext:value-type="float">
            <text:p>50.35832</text:p>
          </table:table-cell>
          <table:table-cell office:value-type="float" office:value="50.52034" calcext:value-type="float">
            <text:p>50.52034</text:p>
          </table:table-cell>
          <table:table-cell office:value-type="float" office:value="39.03502" calcext:value-type="float">
            <text:p>39.03502</text:p>
          </table:table-cell>
          <table:table-cell office:value-type="float" office:value="9.630651" calcext:value-type="float">
            <text:p>9.630651</text:p>
          </table:table-cell>
          <table:table-cell office:value-type="float" office:value="7.173528" calcext:value-type="float">
            <text:p>7.173528</text:p>
          </table:table-cell>
          <table:table-cell office:value-type="float" office:value="2.605402" calcext:value-type="float">
            <text:p>2.605402</text:p>
          </table:table-cell>
          <table:table-cell office:value-type="float" office:value="2.541604" calcext:value-type="float">
            <text:p>2.541604</text:p>
          </table:table-cell>
          <table:table-cell office:value-type="float" office:value="5.255647" calcext:value-type="float">
            <text:p>5.255647</text:p>
          </table:table-cell>
          <table:table-cell office:value-type="float" office:value="7.798307" calcext:value-type="float">
            <text:p>7.798307</text:p>
          </table:table-cell>
          <table:table-cell office:value-type="float" office:value="9.242243" calcext:value-type="float">
            <text:p>9.242243</text:p>
          </table:table-cell>
          <table:table-cell office:value-type="float" office:value="9.607422" calcext:value-type="float">
            <text:p>9.607422</text:p>
          </table:table-cell>
          <table:table-cell office:value-type="float" office:value="10.33721" calcext:value-type="float">
            <text:p>10.33721</text:p>
          </table:table-cell>
          <table:table-cell office:value-type="float" office:value="11.54725" calcext:value-type="float">
            <text:p>11.54725</text:p>
          </table:table-cell>
          <table:table-cell office:value-type="float" office:value="11.95575" calcext:value-type="float">
            <text:p>11.95575</text:p>
          </table:table-cell>
          <table:table-cell office:value-type="float" office:value="0" calcext:value-type="float">
            <text:p>0</text:p>
          </table:table-cell>
          <table:table-cell office:value-type="float" office:value="133.9717" calcext:value-type="float">
            <text:p>133.97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5" calcext:value-type="float">
            <text:p>26062005</text:p>
          </table:table-cell>
          <table:table-cell office:value-type="float" office:value="1.941288" calcext:value-type="float">
            <text:p>1.941288</text:p>
          </table:table-cell>
          <table:table-cell office:value-type="float" office:value="135.448" calcext:value-type="float">
            <text:p>135.44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0451" calcext:value-type="float">
            <text:p>40.0451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4806424" calcext:value-type="float">
            <text:p>0.0004806424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0.005801359" calcext:value-type="float">
            <text:p>0.005801359</text:p>
          </table:table-cell>
          <table:table-cell office:value-type="float" office:value="1168.954" calcext:value-type="float">
            <text:p>1168.954</text:p>
          </table:table-cell>
          <table:table-cell office:value-type="float" office:value="1.443743" calcext:value-type="float">
            <text:p>1.443743</text:p>
          </table:table-cell>
          <table:table-cell office:value-type="float" office:value="0" calcext:value-type="float">
            <text:p>0</text:p>
          </table:table-cell>
          <table:table-cell office:value-type="float" office:value="0.5081906" calcext:value-type="float">
            <text:p>0.5081906</text:p>
          </table:table-cell>
          <table:table-cell office:value-type="float" office:value="0.7659857" calcext:value-type="float">
            <text:p>0.7659857</text:p>
          </table:table-cell>
          <table:table-cell office:value-type="float" office:value="0.6453465" calcext:value-type="float">
            <text:p>0.6453465</text:p>
          </table:table-cell>
          <table:table-cell office:value-type="float" office:value="0.1666763" calcext:value-type="float">
            <text:p>0.1666763</text:p>
          </table:table-cell>
          <table:table-cell office:value-type="float" office:value="0.1406443" calcext:value-type="float">
            <text:p>0.1406443</text:p>
          </table:table-cell>
          <table:table-cell office:value-type="float" office:value="0.05400197" calcext:value-type="float">
            <text:p>0.05400197</text:p>
          </table:table-cell>
          <table:table-cell office:value-type="float" office:value="0.0478043" calcext:value-type="float">
            <text:p>0.0478043</text:p>
          </table:table-cell>
          <table:table-cell office:value-type="float" office:value="0.08796894" calcext:value-type="float">
            <text:p>0.08796894</text:p>
          </table:table-cell>
          <table:table-cell office:value-type="float" office:value="0.147814" calcext:value-type="float">
            <text:p>0.147814</text:p>
          </table:table-cell>
          <table:table-cell office:value-type="float" office:value="0.1600648" calcext:value-type="float">
            <text:p>0.1600648</text:p>
          </table:table-cell>
          <table:table-cell office:value-type="float" office:value="0.1626403" calcext:value-type="float">
            <text:p>0.1626403</text:p>
          </table:table-cell>
          <table:table-cell office:value-type="float" office:value="0.1706532" calcext:value-type="float">
            <text:p>0.1706532</text:p>
          </table:table-cell>
          <table:table-cell office:value-type="float" office:value="0.1832169" calcext:value-type="float">
            <text:p>0.1832169</text:p>
          </table:table-cell>
          <table:table-cell office:value-type="float" office:value="0.1875179" calcext:value-type="float">
            <text:p>0.1875179</text:p>
          </table:table-cell>
          <table:table-cell office:value-type="float" office:value="0" calcext:value-type="float">
            <text:p>0</text:p>
          </table:table-cell>
          <table:table-cell office:value-type="float" office:value="50.39818" calcext:value-type="float">
            <text:p>50.39818</text:p>
          </table:table-cell>
          <table:table-cell office:value-type="float" office:value="50.59568" calcext:value-type="float">
            <text:p>50.59568</text:p>
          </table:table-cell>
          <table:table-cell office:value-type="float" office:value="39.12005" calcext:value-type="float">
            <text:p>39.12005</text:p>
          </table:table-cell>
          <table:table-cell office:value-type="float" office:value="9.65663" calcext:value-type="float">
            <text:p>9.65663</text:p>
          </table:table-cell>
          <table:table-cell office:value-type="float" office:value="7.200238" calcext:value-type="float">
            <text:p>7.200238</text:p>
          </table:table-cell>
          <table:table-cell office:value-type="float" office:value="2.612379" calcext:value-type="float">
            <text:p>2.612379</text:p>
          </table:table-cell>
          <table:table-cell office:value-type="float" office:value="2.54649" calcext:value-type="float">
            <text:p>2.54649</text:p>
          </table:table-cell>
          <table:table-cell office:value-type="float" office:value="5.26155" calcext:value-type="float">
            <text:p>5.26155</text:p>
          </table:table-cell>
          <table:table-cell office:value-type="float" office:value="7.805118" calcext:value-type="float">
            <text:p>7.805118</text:p>
          </table:table-cell>
          <table:table-cell office:value-type="float" office:value="9.247104" calcext:value-type="float">
            <text:p>9.247104</text:p>
          </table:table-cell>
          <table:table-cell office:value-type="float" office:value="9.612061" calcext:value-type="float">
            <text:p>9.612061</text:p>
          </table:table-cell>
          <table:table-cell office:value-type="float" office:value="10.34109" calcext:value-type="float">
            <text:p>10.34109</text:p>
          </table:table-cell>
          <table:table-cell office:value-type="float" office:value="11.54981" calcext:value-type="float">
            <text:p>11.54981</text:p>
          </table:table-cell>
          <table:table-cell office:value-type="float" office:value="11.95805" calcext:value-type="float">
            <text:p>11.95805</text:p>
          </table:table-cell>
          <table:table-cell office:value-type="float" office:value="0" calcext:value-type="float">
            <text:p>0</text:p>
          </table:table-cell>
          <table:table-cell office:value-type="float" office:value="155.8693" calcext:value-type="float">
            <text:p>155.86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5" calcext:value-type="float">
            <text:p>27062005</text:p>
          </table:table-cell>
          <table:table-cell office:value-type="float" office:value="1.925165" calcext:value-type="float">
            <text:p>1.925165</text:p>
          </table:table-cell>
          <table:table-cell office:value-type="float" office:value="135.4425" calcext:value-type="float">
            <text:p>135.44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07101" calcext:value-type="float">
            <text:p>40.07101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4809003" calcext:value-type="float">
            <text:p>0.0004809003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0.005861488" calcext:value-type="float">
            <text:p>0.005861488</text:p>
          </table:table-cell>
          <table:table-cell office:value-type="float" office:value="1168.952" calcext:value-type="float">
            <text:p>1168.952</text:p>
          </table:table-cell>
          <table:table-cell office:value-type="float" office:value="1.446512" calcext:value-type="float">
            <text:p>1.446512</text:p>
          </table:table-cell>
          <table:table-cell office:value-type="float" office:value="0" calcext:value-type="float">
            <text:p>0</text:p>
          </table:table-cell>
          <table:table-cell office:value-type="float" office:value="0.6463733" calcext:value-type="float">
            <text:p>0.6463733</text:p>
          </table:table-cell>
          <table:table-cell office:value-type="float" office:value="0.5982606" calcext:value-type="float">
            <text:p>0.5982606</text:p>
          </table:table-cell>
          <table:table-cell office:value-type="float" office:value="0.5381939" calcext:value-type="float">
            <text:p>0.5381939</text:p>
          </table:table-cell>
          <table:table-cell office:value-type="float" office:value="0.1472453" calcext:value-type="float">
            <text:p>0.1472453</text:p>
          </table:table-cell>
          <table:table-cell office:value-type="float" office:value="0.1298595" calcext:value-type="float">
            <text:p>0.1298595</text:p>
          </table:table-cell>
          <table:table-cell office:value-type="float" office:value="0.05300655" calcext:value-type="float">
            <text:p>0.05300655</text:p>
          </table:table-cell>
          <table:table-cell office:value-type="float" office:value="0.04785881" calcext:value-type="float">
            <text:p>0.04785881</text:p>
          </table:table-cell>
          <table:table-cell office:value-type="float" office:value="0.08821469" calcext:value-type="float">
            <text:p>0.08821469</text:p>
          </table:table-cell>
          <table:table-cell office:value-type="float" office:value="0.1479953" calcext:value-type="float">
            <text:p>0.1479953</text:p>
          </table:table-cell>
          <table:table-cell office:value-type="float" office:value="0.1601652" calcext:value-type="float">
            <text:p>0.1601652</text:p>
          </table:table-cell>
          <table:table-cell office:value-type="float" office:value="0.1627044" calcext:value-type="float">
            <text:p>0.1627044</text:p>
          </table:table-cell>
          <table:table-cell office:value-type="float" office:value="0.1707132" calcext:value-type="float">
            <text:p>0.1707132</text:p>
          </table:table-cell>
          <table:table-cell office:value-type="float" office:value="0.1832456" calcext:value-type="float">
            <text:p>0.1832456</text:p>
          </table:table-cell>
          <table:table-cell office:value-type="float" office:value="0.1875412" calcext:value-type="float">
            <text:p>0.1875412</text:p>
          </table:table-cell>
          <table:table-cell office:value-type="float" office:value="0" calcext:value-type="float">
            <text:p>0</text:p>
          </table:table-cell>
          <table:table-cell office:value-type="float" office:value="50.41879" calcext:value-type="float">
            <text:p>50.41879</text:p>
          </table:table-cell>
          <table:table-cell office:value-type="float" office:value="50.65927" calcext:value-type="float">
            <text:p>50.65927</text:p>
          </table:table-cell>
          <table:table-cell office:value-type="float" office:value="39.20564" calcext:value-type="float">
            <text:p>39.20564</text:p>
          </table:table-cell>
          <table:table-cell office:value-type="float" office:value="9.68399" calcext:value-type="float">
            <text:p>9.68399</text:p>
          </table:table-cell>
          <table:table-cell office:value-type="float" office:value="7.228438" calcext:value-type="float">
            <text:p>7.228438</text:p>
          </table:table-cell>
          <table:table-cell office:value-type="float" office:value="2.619662" calcext:value-type="float">
            <text:p>2.619662</text:p>
          </table:table-cell>
          <table:table-cell office:value-type="float" office:value="2.551461" calcext:value-type="float">
            <text:p>2.551461</text:p>
          </table:table-cell>
          <table:table-cell office:value-type="float" office:value="5.267477" calcext:value-type="float">
            <text:p>5.267477</text:p>
          </table:table-cell>
          <table:table-cell office:value-type="float" office:value="7.811941" calcext:value-type="float">
            <text:p>7.811941</text:p>
          </table:table-cell>
          <table:table-cell office:value-type="float" office:value="9.252033" calcext:value-type="float">
            <text:p>9.252033</text:p>
          </table:table-cell>
          <table:table-cell office:value-type="float" office:value="9.616699" calcext:value-type="float">
            <text:p>9.616699</text:p>
          </table:table-cell>
          <table:table-cell office:value-type="float" office:value="10.34496" calcext:value-type="float">
            <text:p>10.34496</text:p>
          </table:table-cell>
          <table:table-cell office:value-type="float" office:value="11.55237" calcext:value-type="float">
            <text:p>11.55237</text:p>
          </table:table-cell>
          <table:table-cell office:value-type="float" office:value="11.96039" calcext:value-type="float">
            <text:p>11.96039</text:p>
          </table:table-cell>
          <table:table-cell office:value-type="float" office:value="0" calcext:value-type="float">
            <text:p>0</text:p>
          </table:table-cell>
          <table:table-cell office:value-type="float" office:value="142.1293" calcext:value-type="float">
            <text:p>142.12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5" calcext:value-type="float">
            <text:p>28062005</text:p>
          </table:table-cell>
          <table:table-cell office:value-type="float" office:value="1.905782" calcext:value-type="float">
            <text:p>1.905782</text:p>
          </table:table-cell>
          <table:table-cell office:value-type="float" office:value="135.4355" calcext:value-type="float">
            <text:p>135.43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0957" calcext:value-type="float">
            <text:p>40.0957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4810854" calcext:value-type="float">
            <text:p>0.0004810854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0.005909053" calcext:value-type="float">
            <text:p>0.005909053</text:p>
          </table:table-cell>
          <table:table-cell office:value-type="float" office:value="1168.95" calcext:value-type="float">
            <text:p>1168.95</text:p>
          </table:table-cell>
          <table:table-cell office:value-type="float" office:value="1.433847" calcext:value-type="float">
            <text:p>1.433847</text:p>
          </table:table-cell>
          <table:table-cell office:value-type="float" office:value="0" calcext:value-type="float">
            <text:p>0</text:p>
          </table:table-cell>
          <table:table-cell office:value-type="float" office:value="0.5311379" calcext:value-type="float">
            <text:p>0.5311379</text:p>
          </table:table-cell>
          <table:table-cell office:value-type="float" office:value="0.6958905" calcext:value-type="float">
            <text:p>0.6958905</text:p>
          </table:table-cell>
          <table:table-cell office:value-type="float" office:value="0.5882108" calcext:value-type="float">
            <text:p>0.5882108</text:p>
          </table:table-cell>
          <table:table-cell office:value-type="float" office:value="0.155954" calcext:value-type="float">
            <text:p>0.155954</text:p>
          </table:table-cell>
          <table:table-cell office:value-type="float" office:value="0.132998" calcext:value-type="float">
            <text:p>0.132998</text:p>
          </table:table-cell>
          <table:table-cell office:value-type="float" office:value="0.05246334" calcext:value-type="float">
            <text:p>0.05246334</text:p>
          </table:table-cell>
          <table:table-cell office:value-type="float" office:value="0.04727859" calcext:value-type="float">
            <text:p>0.04727859</text:p>
          </table:table-cell>
          <table:table-cell office:value-type="float" office:value="0.08811709" calcext:value-type="float">
            <text:p>0.08811709</text:p>
          </table:table-cell>
          <table:table-cell office:value-type="float" office:value="0.1481503" calcext:value-type="float">
            <text:p>0.1481503</text:p>
          </table:table-cell>
          <table:table-cell office:value-type="float" office:value="0.1602637" calcext:value-type="float">
            <text:p>0.1602637</text:p>
          </table:table-cell>
          <table:table-cell office:value-type="float" office:value="0.1627683" calcext:value-type="float">
            <text:p>0.1627683</text:p>
          </table:table-cell>
          <table:table-cell office:value-type="float" office:value="0.1707607" calcext:value-type="float">
            <text:p>0.1707607</text:p>
          </table:table-cell>
          <table:table-cell office:value-type="float" office:value="0.1832743" calcext:value-type="float">
            <text:p>0.1832743</text:p>
          </table:table-cell>
          <table:table-cell office:value-type="float" office:value="0.1875645" calcext:value-type="float">
            <text:p>0.1875645</text:p>
          </table:table-cell>
          <table:table-cell office:value-type="float" office:value="0" calcext:value-type="float">
            <text:p>0</text:p>
          </table:table-cell>
          <table:table-cell office:value-type="float" office:value="50.46532" calcext:value-type="float">
            <text:p>50.46532</text:p>
          </table:table-cell>
          <table:table-cell office:value-type="float" office:value="50.71435" calcext:value-type="float">
            <text:p>50.71435</text:p>
          </table:table-cell>
          <table:table-cell office:value-type="float" office:value="39.27644" calcext:value-type="float">
            <text:p>39.27644</text:p>
          </table:table-cell>
          <table:table-cell office:value-type="float" office:value="9.707557" calcext:value-type="float">
            <text:p>9.707557</text:p>
          </table:table-cell>
          <table:table-cell office:value-type="float" office:value="7.252959" calcext:value-type="float">
            <text:p>7.252959</text:p>
          </table:table-cell>
          <table:table-cell office:value-type="float" office:value="2.626367" calcext:value-type="float">
            <text:p>2.626367</text:p>
          </table:table-cell>
          <table:table-cell office:value-type="float" office:value="2.556251" calcext:value-type="float">
            <text:p>2.556251</text:p>
          </table:table-cell>
          <table:table-cell office:value-type="float" office:value="5.273398" calcext:value-type="float">
            <text:p>5.273398</text:p>
          </table:table-cell>
          <table:table-cell office:value-type="float" office:value="7.818797" calcext:value-type="float">
            <text:p>7.818797</text:p>
          </table:table-cell>
          <table:table-cell office:value-type="float" office:value="9.256967" calcext:value-type="float">
            <text:p>9.256967</text:p>
          </table:table-cell>
          <table:table-cell office:value-type="float" office:value="9.621337" calcext:value-type="float">
            <text:p>9.621337</text:p>
          </table:table-cell>
          <table:table-cell office:value-type="float" office:value="10.34884" calcext:value-type="float">
            <text:p>10.34884</text:p>
          </table:table-cell>
          <table:table-cell office:value-type="float" office:value="11.55493" calcext:value-type="float">
            <text:p>11.55493</text:p>
          </table:table-cell>
          <table:table-cell office:value-type="float" office:value="11.96271" calcext:value-type="float">
            <text:p>11.96271</text:p>
          </table:table-cell>
          <table:table-cell office:value-type="float" office:value="0" calcext:value-type="float">
            <text:p>0</text:p>
          </table:table-cell>
          <table:table-cell office:value-type="float" office:value="157.6016" calcext:value-type="float">
            <text:p>157.6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5" calcext:value-type="float">
            <text:p>29062005</text:p>
          </table:table-cell>
          <table:table-cell office:value-type="float" office:value="1.887712" calcext:value-type="float">
            <text:p>1.887712</text:p>
          </table:table-cell>
          <table:table-cell office:value-type="float" office:value="135.4286" calcext:value-type="float">
            <text:p>135.428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1214" calcext:value-type="float">
            <text:p>40.1214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4812383" calcext:value-type="float">
            <text:p>0.0004812383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0.005949602" calcext:value-type="float">
            <text:p>0.005949602</text:p>
          </table:table-cell>
          <table:table-cell office:value-type="float" office:value="1168.948" calcext:value-type="float">
            <text:p>1168.948</text:p>
          </table:table-cell>
          <table:table-cell office:value-type="float" office:value="1.427559" calcext:value-type="float">
            <text:p>1.427559</text:p>
          </table:table-cell>
          <table:table-cell office:value-type="float" office:value="0" calcext:value-type="float">
            <text:p>0</text:p>
          </table:table-cell>
          <table:table-cell office:value-type="float" office:value="0.485732" calcext:value-type="float">
            <text:p>0.485732</text:p>
          </table:table-cell>
          <table:table-cell office:value-type="float" office:value="0.6589732" calcext:value-type="float">
            <text:p>0.6589732</text:p>
          </table:table-cell>
          <table:table-cell office:value-type="float" office:value="0.5720119" calcext:value-type="float">
            <text:p>0.5720119</text:p>
          </table:table-cell>
          <table:table-cell office:value-type="float" office:value="0.1537689" calcext:value-type="float">
            <text:p>0.1537689</text:p>
          </table:table-cell>
          <table:table-cell office:value-type="float" office:value="0.1342094" calcext:value-type="float">
            <text:p>0.1342094</text:p>
          </table:table-cell>
          <table:table-cell office:value-type="float" office:value="0.05357964" calcext:value-type="float">
            <text:p>0.05357964</text:p>
          </table:table-cell>
          <table:table-cell office:value-type="float" office:value="0.04780618" calcext:value-type="float">
            <text:p>0.04780618</text:p>
          </table:table-cell>
          <table:table-cell office:value-type="float" office:value="0.08832228" calcext:value-type="float">
            <text:p>0.08832228</text:p>
          </table:table-cell>
          <table:table-cell office:value-type="float" office:value="0.1482933" calcext:value-type="float">
            <text:p>0.1482933</text:p>
          </table:table-cell>
          <table:table-cell office:value-type="float" office:value="0.1603575" calcext:value-type="float">
            <text:p>0.1603575</text:p>
          </table:table-cell>
          <table:table-cell office:value-type="float" office:value="0.1628314" calcext:value-type="float">
            <text:p>0.1628314</text:p>
          </table:table-cell>
          <table:table-cell office:value-type="float" office:value="0.1708133" calcext:value-type="float">
            <text:p>0.1708133</text:p>
          </table:table-cell>
          <table:table-cell office:value-type="float" office:value="0.183303" calcext:value-type="float">
            <text:p>0.183303</text:p>
          </table:table-cell>
          <table:table-cell office:value-type="float" office:value="0.1875878" calcext:value-type="float">
            <text:p>0.1875878</text:p>
          </table:table-cell>
          <table:table-cell office:value-type="float" office:value="0" calcext:value-type="float">
            <text:p>0</text:p>
          </table:table-cell>
          <table:table-cell office:value-type="float" office:value="50.50027" calcext:value-type="float">
            <text:p>50.50027</text:p>
          </table:table-cell>
          <table:table-cell office:value-type="float" office:value="50.78019" calcext:value-type="float">
            <text:p>50.78019</text:p>
          </table:table-cell>
          <table:table-cell office:value-type="float" office:value="39.3564" calcext:value-type="float">
            <text:p>39.3564</text:p>
          </table:table-cell>
          <table:table-cell office:value-type="float" office:value="9.733459" calcext:value-type="float">
            <text:p>9.733459</text:p>
          </table:table-cell>
          <table:table-cell office:value-type="float" office:value="7.279596" calcext:value-type="float">
            <text:p>7.279596</text:p>
          </table:table-cell>
          <table:table-cell office:value-type="float" office:value="2.633367" calcext:value-type="float">
            <text:p>2.633367</text:p>
          </table:table-cell>
          <table:table-cell office:value-type="float" office:value="2.561102" calcext:value-type="float">
            <text:p>2.561102</text:p>
          </table:table-cell>
          <table:table-cell office:value-type="float" office:value="5.27931" calcext:value-type="float">
            <text:p>5.27931</text:p>
          </table:table-cell>
          <table:table-cell office:value-type="float" office:value="7.825654" calcext:value-type="float">
            <text:p>7.825654</text:p>
          </table:table-cell>
          <table:table-cell office:value-type="float" office:value="9.261905" calcext:value-type="float">
            <text:p>9.261905</text:p>
          </table:table-cell>
          <table:table-cell office:value-type="float" office:value="9.625976" calcext:value-type="float">
            <text:p>9.625976</text:p>
          </table:table-cell>
          <table:table-cell office:value-type="float" office:value="10.35271" calcext:value-type="float">
            <text:p>10.35271</text:p>
          </table:table-cell>
          <table:table-cell office:value-type="float" office:value="11.55749" calcext:value-type="float">
            <text:p>11.55749</text:p>
          </table:table-cell>
          <table:table-cell office:value-type="float" office:value="11.96503" calcext:value-type="float">
            <text:p>11.96503</text:p>
          </table:table-cell>
          <table:table-cell office:value-type="float" office:value="0" calcext:value-type="float">
            <text:p>0</text:p>
          </table:table-cell>
          <table:table-cell office:value-type="float" office:value="155.9148" calcext:value-type="float">
            <text:p>155.9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5" calcext:value-type="float">
            <text:p>30062005</text:p>
          </table:table-cell>
          <table:table-cell office:value-type="float" office:value="1.870477" calcext:value-type="float">
            <text:p>1.870477</text:p>
          </table:table-cell>
          <table:table-cell office:value-type="float" office:value="135.4218" calcext:value-type="float">
            <text:p>135.42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14618" calcext:value-type="float">
            <text:p>40.14618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4813459" calcext:value-type="float">
            <text:p>0.0004813459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0.005981578" calcext:value-type="float">
            <text:p>0.005981578</text:p>
          </table:table-cell>
          <table:table-cell office:value-type="float" office:value="1168.946" calcext:value-type="float">
            <text:p>1168.946</text:p>
          </table:table-cell>
          <table:table-cell office:value-type="float" office:value="1.420555" calcext:value-type="float">
            <text:p>1.420555</text:p>
          </table:table-cell>
          <table:table-cell office:value-type="float" office:value="0" calcext:value-type="float">
            <text:p>0</text:p>
          </table:table-cell>
          <table:table-cell office:value-type="float" office:value="0.4286894" calcext:value-type="float">
            <text:p>0.4286894</text:p>
          </table:table-cell>
          <table:table-cell office:value-type="float" office:value="0.6501424" calcext:value-type="float">
            <text:p>0.6501424</text:p>
          </table:table-cell>
          <table:table-cell office:value-type="float" office:value="0.5683688" calcext:value-type="float">
            <text:p>0.5683688</text:p>
          </table:table-cell>
          <table:table-cell office:value-type="float" office:value="0.1517365" calcext:value-type="float">
            <text:p>0.1517365</text:p>
          </table:table-cell>
          <table:table-cell office:value-type="float" office:value="0.1323017" calcext:value-type="float">
            <text:p>0.1323017</text:p>
          </table:table-cell>
          <table:table-cell office:value-type="float" office:value="0.05293575" calcext:value-type="float">
            <text:p>0.05293575</text:p>
          </table:table-cell>
          <table:table-cell office:value-type="float" office:value="0.04760147" calcext:value-type="float">
            <text:p>0.04760147</text:p>
          </table:table-cell>
          <table:table-cell office:value-type="float" office:value="0.08846002" calcext:value-type="float">
            <text:p>0.08846002</text:p>
          </table:table-cell>
          <table:table-cell office:value-type="float" office:value="0.1484489" calcext:value-type="float">
            <text:p>0.1484489</text:p>
          </table:table-cell>
          <table:table-cell office:value-type="float" office:value="0.1604488" calcext:value-type="float">
            <text:p>0.1604488</text:p>
          </table:table-cell>
          <table:table-cell office:value-type="float" office:value="0.162894" calcext:value-type="float">
            <text:p>0.162894</text:p>
          </table:table-cell>
          <table:table-cell office:value-type="float" office:value="0.1708652" calcext:value-type="float">
            <text:p>0.1708652</text:p>
          </table:table-cell>
          <table:table-cell office:value-type="float" office:value="0.1833318" calcext:value-type="float">
            <text:p>0.1833318</text:p>
          </table:table-cell>
          <table:table-cell office:value-type="float" office:value="0.1876111" calcext:value-type="float">
            <text:p>0.1876111</text:p>
          </table:table-cell>
          <table:table-cell office:value-type="float" office:value="0" calcext:value-type="float">
            <text:p>0</text:p>
          </table:table-cell>
          <table:table-cell office:value-type="float" office:value="50.53028" calcext:value-type="float">
            <text:p>50.53028</text:p>
          </table:table-cell>
          <table:table-cell office:value-type="float" office:value="50.83612" calcext:value-type="float">
            <text:p>50.83612</text:p>
          </table:table-cell>
          <table:table-cell office:value-type="float" office:value="39.42948" calcext:value-type="float">
            <text:p>39.42948</text:p>
          </table:table-cell>
          <table:table-cell office:value-type="float" office:value="9.75754" calcext:value-type="float">
            <text:p>9.75754</text:p>
          </table:table-cell>
          <table:table-cell office:value-type="float" office:value="7.305219" calcext:value-type="float">
            <text:p>7.305219</text:p>
          </table:table-cell>
          <table:table-cell office:value-type="float" office:value="2.640298" calcext:value-type="float">
            <text:p>2.640298</text:p>
          </table:table-cell>
          <table:table-cell office:value-type="float" office:value="2.565954" calcext:value-type="float">
            <text:p>2.565954</text:p>
          </table:table-cell>
          <table:table-cell office:value-type="float" office:value="5.285254" calcext:value-type="float">
            <text:p>5.285254</text:p>
          </table:table-cell>
          <table:table-cell office:value-type="float" office:value="7.83251" calcext:value-type="float">
            <text:p>7.83251</text:p>
          </table:table-cell>
          <table:table-cell office:value-type="float" office:value="9.266838" calcext:value-type="float">
            <text:p>9.266838</text:p>
          </table:table-cell>
          <table:table-cell office:value-type="float" office:value="9.630613" calcext:value-type="float">
            <text:p>9.630613</text:p>
          </table:table-cell>
          <table:table-cell office:value-type="float" office:value="10.35659" calcext:value-type="float">
            <text:p>10.35659</text:p>
          </table:table-cell>
          <table:table-cell office:value-type="float" office:value="11.56005" calcext:value-type="float">
            <text:p>11.56005</text:p>
          </table:table-cell>
          <table:table-cell office:value-type="float" office:value="11.96733" calcext:value-type="float">
            <text:p>11.96733</text:p>
          </table:table-cell>
          <table:table-cell office:value-type="float" office:value="0" calcext:value-type="float">
            <text:p>0</text:p>
          </table:table-cell>
          <table:table-cell office:value-type="float" office:value="147.5883" calcext:value-type="float">
            <text:p>147.5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5" calcext:value-type="float">
            <text:p>1072005</text:p>
          </table:table-cell>
          <table:table-cell office:value-type="float" office:value="1.85484" calcext:value-type="float">
            <text:p>1.85484</text:p>
          </table:table-cell>
          <table:table-cell office:value-type="float" office:value="135.4152" calcext:value-type="float">
            <text:p>135.41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17014" calcext:value-type="float">
            <text:p>40.17014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4813941" calcext:value-type="float">
            <text:p>0.0004813941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0.006003903" calcext:value-type="float">
            <text:p>0.006003903</text:p>
          </table:table-cell>
          <table:table-cell office:value-type="float" office:value="1168.943" calcext:value-type="float">
            <text:p>1168.943</text:p>
          </table:table-cell>
          <table:table-cell office:value-type="float" office:value="1.417818" calcext:value-type="float">
            <text:p>1.417818</text:p>
          </table:table-cell>
          <table:table-cell office:value-type="float" office:value="0" calcext:value-type="float">
            <text:p>0</text:p>
          </table:table-cell>
          <table:table-cell office:value-type="float" office:value="0.40317" calcext:value-type="float">
            <text:p>0.40317</text:p>
          </table:table-cell>
          <table:table-cell office:value-type="float" office:value="0.6096798" calcext:value-type="float">
            <text:p>0.6096798</text:p>
          </table:table-cell>
          <table:table-cell office:value-type="float" office:value="0.5449011" calcext:value-type="float">
            <text:p>0.5449011</text:p>
          </table:table-cell>
          <table:table-cell office:value-type="float" office:value="0.145542" calcext:value-type="float">
            <text:p>0.145542</text:p>
          </table:table-cell>
          <table:table-cell office:value-type="float" office:value="0.1283323" calcext:value-type="float">
            <text:p>0.1283323</text:p>
          </table:table-cell>
          <table:table-cell office:value-type="float" office:value="0.05206081" calcext:value-type="float">
            <text:p>0.05206081</text:p>
          </table:table-cell>
          <table:table-cell office:value-type="float" office:value="0.04732421" calcext:value-type="float">
            <text:p>0.04732421</text:p>
          </table:table-cell>
          <table:table-cell office:value-type="float" office:value="0.08853224" calcext:value-type="float">
            <text:p>0.08853224</text:p>
          </table:table-cell>
          <table:table-cell office:value-type="float" office:value="0.1485949" calcext:value-type="float">
            <text:p>0.1485949</text:p>
          </table:table-cell>
          <table:table-cell office:value-type="float" office:value="0.160538" calcext:value-type="float">
            <text:p>0.160538</text:p>
          </table:table-cell>
          <table:table-cell office:value-type="float" office:value="0.1629564" calcext:value-type="float">
            <text:p>0.1629564</text:p>
          </table:table-cell>
          <table:table-cell office:value-type="float" office:value="0.170917" calcext:value-type="float">
            <text:p>0.170917</text:p>
          </table:table-cell>
          <table:table-cell office:value-type="float" office:value="0.1833606" calcext:value-type="float">
            <text:p>0.1833606</text:p>
          </table:table-cell>
          <table:table-cell office:value-type="float" office:value="0.1876344" calcext:value-type="float">
            <text:p>0.1876344</text:p>
          </table:table-cell>
          <table:table-cell office:value-type="float" office:value="0" calcext:value-type="float">
            <text:p>0</text:p>
          </table:table-cell>
          <table:table-cell office:value-type="float" office:value="50.55407" calcext:value-type="float">
            <text:p>50.55407</text:p>
          </table:table-cell>
          <table:table-cell office:value-type="float" office:value="50.88241" calcext:value-type="float">
            <text:p>50.88241</text:p>
          </table:table-cell>
          <table:table-cell office:value-type="float" office:value="39.49778" calcext:value-type="float">
            <text:p>39.49778</text:p>
          </table:table-cell>
          <table:table-cell office:value-type="float" office:value="9.780369" calcext:value-type="float">
            <text:p>9.780369</text:p>
          </table:table-cell>
          <table:table-cell office:value-type="float" office:value="7.329888" calcext:value-type="float">
            <text:p>7.329888</text:p>
          </table:table-cell>
          <table:table-cell office:value-type="float" office:value="2.647092" calcext:value-type="float">
            <text:p>2.647092</text:p>
          </table:table-cell>
          <table:table-cell office:value-type="float" office:value="2.570759" calcext:value-type="float">
            <text:p>2.570759</text:p>
          </table:table-cell>
          <table:table-cell office:value-type="float" office:value="5.291201" calcext:value-type="float">
            <text:p>5.291201</text:p>
          </table:table-cell>
          <table:table-cell office:value-type="float" office:value="7.839366" calcext:value-type="float">
            <text:p>7.839366</text:p>
          </table:table-cell>
          <table:table-cell office:value-type="float" office:value="9.271777" calcext:value-type="float">
            <text:p>9.271777</text:p>
          </table:table-cell>
          <table:table-cell office:value-type="float" office:value="9.635252" calcext:value-type="float">
            <text:p>9.635252</text:p>
          </table:table-cell>
          <table:table-cell office:value-type="float" office:value="10.36047" calcext:value-type="float">
            <text:p>10.36047</text:p>
          </table:table-cell>
          <table:table-cell office:value-type="float" office:value="11.56257" calcext:value-type="float">
            <text:p>11.56257</text:p>
          </table:table-cell>
          <table:table-cell office:value-type="float" office:value="11.96964" calcext:value-type="float">
            <text:p>11.96964</text:p>
          </table:table-cell>
          <table:table-cell office:value-type="float" office:value="0" calcext:value-type="float">
            <text:p>0</text:p>
          </table:table-cell>
          <table:table-cell office:value-type="float" office:value="137.7249" calcext:value-type="float">
            <text:p>137.72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5" calcext:value-type="float">
            <text:p>2072005</text:p>
          </table:table-cell>
          <table:table-cell office:value-type="float" office:value="1.836759" calcext:value-type="float">
            <text:p>1.836759</text:p>
          </table:table-cell>
          <table:table-cell office:value-type="float" office:value="135.4081" calcext:value-type="float">
            <text:p>135.408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19431" calcext:value-type="float">
            <text:p>40.19431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4814364" calcext:value-type="float">
            <text:p>0.0004814364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0.006023473" calcext:value-type="float">
            <text:p>0.006023473</text:p>
          </table:table-cell>
          <table:table-cell office:value-type="float" office:value="1168.94" calcext:value-type="float">
            <text:p>1168.94</text:p>
          </table:table-cell>
          <table:table-cell office:value-type="float" office:value="1.406259" calcext:value-type="float">
            <text:p>1.406259</text:p>
          </table:table-cell>
          <table:table-cell office:value-type="float" office:value="0" calcext:value-type="float">
            <text:p>0</text:p>
          </table:table-cell>
          <table:table-cell office:value-type="float" office:value="0.4235306" calcext:value-type="float">
            <text:p>0.4235306</text:p>
          </table:table-cell>
          <table:table-cell office:value-type="float" office:value="0.6807402" calcext:value-type="float">
            <text:p>0.6807402</text:p>
          </table:table-cell>
          <table:table-cell office:value-type="float" office:value="0.5767928" calcext:value-type="float">
            <text:p>0.5767928</text:p>
          </table:table-cell>
          <table:table-cell office:value-type="float" office:value="0.1516723" calcext:value-type="float">
            <text:p>0.1516723</text:p>
          </table:table-cell>
          <table:table-cell office:value-type="float" office:value="0.1309827" calcext:value-type="float">
            <text:p>0.1309827</text:p>
          </table:table-cell>
          <table:table-cell office:value-type="float" office:value="0.052244" calcext:value-type="float">
            <text:p>0.052244</text:p>
          </table:table-cell>
          <table:table-cell office:value-type="float" office:value="0.04724068" calcext:value-type="float">
            <text:p>0.04724068</text:p>
          </table:table-cell>
          <table:table-cell office:value-type="float" office:value="0.08855164" calcext:value-type="float">
            <text:p>0.08855164</text:p>
          </table:table-cell>
          <table:table-cell office:value-type="float" office:value="0.1487233" calcext:value-type="float">
            <text:p>0.1487233</text:p>
          </table:table-cell>
          <table:table-cell office:value-type="float" office:value="0.1606252" calcext:value-type="float">
            <text:p>0.1606252</text:p>
          </table:table-cell>
          <table:table-cell office:value-type="float" office:value="0.1630189" calcext:value-type="float">
            <text:p>0.1630189</text:p>
          </table:table-cell>
          <table:table-cell office:value-type="float" office:value="0.1709686" calcext:value-type="float">
            <text:p>0.1709686</text:p>
          </table:table-cell>
          <table:table-cell office:value-type="float" office:value="0.1833891" calcext:value-type="float">
            <text:p>0.1833891</text:p>
          </table:table-cell>
          <table:table-cell office:value-type="float" office:value="0.1876577" calcext:value-type="float">
            <text:p>0.1876577</text:p>
          </table:table-cell>
          <table:table-cell office:value-type="float" office:value="0" calcext:value-type="float">
            <text:p>0</text:p>
          </table:table-cell>
          <table:table-cell office:value-type="float" office:value="50.57844" calcext:value-type="float">
            <text:p>50.57844</text:p>
          </table:table-cell>
          <table:table-cell office:value-type="float" office:value="50.93601" calcext:value-type="float">
            <text:p>50.93601</text:p>
          </table:table-cell>
          <table:table-cell office:value-type="float" office:value="39.56632" calcext:value-type="float">
            <text:p>39.56632</text:p>
          </table:table-cell>
          <table:table-cell office:value-type="float" office:value="9.802567" calcext:value-type="float">
            <text:p>9.802567</text:p>
          </table:table-cell>
          <table:table-cell office:value-type="float" office:value="7.353853" calcext:value-type="float">
            <text:p>7.353853</text:p>
          </table:table-cell>
          <table:table-cell office:value-type="float" office:value="2.653703" calcext:value-type="float">
            <text:p>2.653703</text:p>
          </table:table-cell>
          <table:table-cell office:value-type="float" office:value="2.57549" calcext:value-type="float">
            <text:p>2.57549</text:p>
          </table:table-cell>
          <table:table-cell office:value-type="float" office:value="5.297145" calcext:value-type="float">
            <text:p>5.297145</text:p>
          </table:table-cell>
          <table:table-cell office:value-type="float" office:value="7.846268" calcext:value-type="float">
            <text:p>7.846268</text:p>
          </table:table-cell>
          <table:table-cell office:value-type="float" office:value="9.27671" calcext:value-type="float">
            <text:p>9.27671</text:p>
          </table:table-cell>
          <table:table-cell office:value-type="float" office:value="9.63989" calcext:value-type="float">
            <text:p>9.63989</text:p>
          </table:table-cell>
          <table:table-cell office:value-type="float" office:value="10.36435" calcext:value-type="float">
            <text:p>10.36435</text:p>
          </table:table-cell>
          <table:table-cell office:value-type="float" office:value="11.56505" calcext:value-type="float">
            <text:p>11.56505</text:p>
          </table:table-cell>
          <table:table-cell office:value-type="float" office:value="11.97194" calcext:value-type="float">
            <text:p>11.97194</text:p>
          </table:table-cell>
          <table:table-cell office:value-type="float" office:value="0" calcext:value-type="float">
            <text:p>0</text:p>
          </table:table-cell>
          <table:table-cell office:value-type="float" office:value="148.1899" calcext:value-type="float">
            <text:p>148.18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5" calcext:value-type="float">
            <text:p>3072005</text:p>
          </table:table-cell>
          <table:table-cell office:value-type="float" office:value="1.821359" calcext:value-type="float">
            <text:p>1.821359</text:p>
          </table:table-cell>
          <table:table-cell office:value-type="float" office:value="135.4017" calcext:value-type="float">
            <text:p>135.40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21856" calcext:value-type="float">
            <text:p>40.21856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4814741" calcext:value-type="float">
            <text:p>0.0004814741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0.00604073" calcext:value-type="float">
            <text:p>0.00604073</text:p>
          </table:table-cell>
          <table:table-cell office:value-type="float" office:value="1168.938" calcext:value-type="float">
            <text:p>1168.938</text:p>
          </table:table-cell>
          <table:table-cell office:value-type="float" office:value="1.406222" calcext:value-type="float">
            <text:p>1.406222</text:p>
          </table:table-cell>
          <table:table-cell office:value-type="float" office:value="0" calcext:value-type="float">
            <text:p>0</text:p>
          </table:table-cell>
          <table:table-cell office:value-type="float" office:value="0.3671516" calcext:value-type="float">
            <text:p>0.3671516</text:p>
          </table:table-cell>
          <table:table-cell office:value-type="float" office:value="0.5982608" calcext:value-type="float">
            <text:p>0.5982608</text:p>
          </table:table-cell>
          <table:table-cell office:value-type="float" office:value="0.5359783" calcext:value-type="float">
            <text:p>0.5359783</text:p>
          </table:table-cell>
          <table:table-cell office:value-type="float" office:value="0.1441837" calcext:value-type="float">
            <text:p>0.1441837</text:p>
          </table:table-cell>
          <table:table-cell office:value-type="float" office:value="0.1282854" calcext:value-type="float">
            <text:p>0.1282854</text:p>
          </table:table-cell>
          <table:table-cell office:value-type="float" office:value="0.0524621" calcext:value-type="float">
            <text:p>0.0524621</text:p>
          </table:table-cell>
          <table:table-cell office:value-type="float" office:value="0.04751408" calcext:value-type="float">
            <text:p>0.04751408</text:p>
          </table:table-cell>
          <table:table-cell office:value-type="float" office:value="0.08875427" calcext:value-type="float">
            <text:p>0.08875427</text:p>
          </table:table-cell>
          <table:table-cell office:value-type="float" office:value="0.1488566" calcext:value-type="float">
            <text:p>0.1488566</text:p>
          </table:table-cell>
          <table:table-cell office:value-type="float" office:value="0.1607102" calcext:value-type="float">
            <text:p>0.1607102</text:p>
          </table:table-cell>
          <table:table-cell office:value-type="float" office:value="0.1630797" calcext:value-type="float">
            <text:p>0.1630797</text:p>
          </table:table-cell>
          <table:table-cell office:value-type="float" office:value="0.1710204" calcext:value-type="float">
            <text:p>0.1710204</text:p>
          </table:table-cell>
          <table:table-cell office:value-type="float" office:value="0.1834173" calcext:value-type="float">
            <text:p>0.1834173</text:p>
          </table:table-cell>
          <table:table-cell office:value-type="float" office:value="0.187681" calcext:value-type="float">
            <text:p>0.187681</text:p>
          </table:table-cell>
          <table:table-cell office:value-type="float" office:value="0" calcext:value-type="float">
            <text:p>0</text:p>
          </table:table-cell>
          <table:table-cell office:value-type="float" office:value="50.59934" calcext:value-type="float">
            <text:p>50.59934</text:p>
          </table:table-cell>
          <table:table-cell office:value-type="float" office:value="50.98689" calcext:value-type="float">
            <text:p>50.98689</text:p>
          </table:table-cell>
          <table:table-cell office:value-type="float" office:value="39.63706" calcext:value-type="float">
            <text:p>39.63706</text:p>
          </table:table-cell>
          <table:table-cell office:value-type="float" office:value="9.825868" calcext:value-type="float">
            <text:p>9.825868</text:p>
          </table:table-cell>
          <table:table-cell office:value-type="float" office:value="7.37888" calcext:value-type="float">
            <text:p>7.37888</text:p>
          </table:table-cell>
          <table:table-cell office:value-type="float" office:value="2.66052" calcext:value-type="float">
            <text:p>2.66052</text:p>
          </table:table-cell>
          <table:table-cell office:value-type="float" office:value="2.580276" calcext:value-type="float">
            <text:p>2.580276</text:p>
          </table:table-cell>
          <table:table-cell office:value-type="float" office:value="5.303101" calcext:value-type="float">
            <text:p>5.303101</text:p>
          </table:table-cell>
          <table:table-cell office:value-type="float" office:value="7.853169" calcext:value-type="float">
            <text:p>7.853169</text:p>
          </table:table-cell>
          <table:table-cell office:value-type="float" office:value="9.281648" calcext:value-type="float">
            <text:p>9.281648</text:p>
          </table:table-cell>
          <table:table-cell office:value-type="float" office:value="9.644475" calcext:value-type="float">
            <text:p>9.644475</text:p>
          </table:table-cell>
          <table:table-cell office:value-type="float" office:value="10.36822" calcext:value-type="float">
            <text:p>10.36822</text:p>
          </table:table-cell>
          <table:table-cell office:value-type="float" office:value="11.56753" calcext:value-type="float">
            <text:p>11.56753</text:p>
          </table:table-cell>
          <table:table-cell office:value-type="float" office:value="11.97426" calcext:value-type="float">
            <text:p>11.97426</text:p>
          </table:table-cell>
          <table:table-cell office:value-type="float" office:value="0" calcext:value-type="float">
            <text:p>0</text:p>
          </table:table-cell>
          <table:table-cell office:value-type="float" office:value="137.7824" calcext:value-type="float">
            <text:p>137.78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5" calcext:value-type="float">
            <text:p>4072005</text:p>
          </table:table-cell>
          <table:table-cell office:value-type="float" office:value="1.805059" calcext:value-type="float">
            <text:p>1.805059</text:p>
          </table:table-cell>
          <table:table-cell office:value-type="float" office:value="135.3947" calcext:value-type="float">
            <text:p>135.39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24196" calcext:value-type="float">
            <text:p>40.24196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4815076" calcext:value-type="float">
            <text:p>0.0004815076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0.006056073" calcext:value-type="float">
            <text:p>0.006056073</text:p>
          </table:table-cell>
          <table:table-cell office:value-type="float" office:value="1168.935" calcext:value-type="float">
            <text:p>1168.935</text:p>
          </table:table-cell>
          <table:table-cell office:value-type="float" office:value="1.400339" calcext:value-type="float">
            <text:p>1.400339</text:p>
          </table:table-cell>
          <table:table-cell office:value-type="float" office:value="0" calcext:value-type="float">
            <text:p>0</text:p>
          </table:table-cell>
          <table:table-cell office:value-type="float" office:value="0.379661" calcext:value-type="float">
            <text:p>0.379661</text:p>
          </table:table-cell>
          <table:table-cell office:value-type="float" office:value="0.6244433" calcext:value-type="float">
            <text:p>0.6244433</text:p>
          </table:table-cell>
          <table:table-cell office:value-type="float" office:value="0.549252" calcext:value-type="float">
            <text:p>0.549252</text:p>
          </table:table-cell>
          <table:table-cell office:value-type="float" office:value="0.1461984" calcext:value-type="float">
            <text:p>0.1461984</text:p>
          </table:table-cell>
          <table:table-cell office:value-type="float" office:value="0.1284186" calcext:value-type="float">
            <text:p>0.1284186</text:p>
          </table:table-cell>
          <table:table-cell office:value-type="float" office:value="0.05204697" calcext:value-type="float">
            <text:p>0.05204697</text:p>
          </table:table-cell>
          <table:table-cell office:value-type="float" office:value="0.04725721" calcext:value-type="float">
            <text:p>0.04725721</text:p>
          </table:table-cell>
          <table:table-cell office:value-type="float" office:value="0.08880445" calcext:value-type="float">
            <text:p>0.08880445</text:p>
          </table:table-cell>
          <table:table-cell office:value-type="float" office:value="0.148993" calcext:value-type="float">
            <text:p>0.148993</text:p>
          </table:table-cell>
          <table:table-cell office:value-type="float" office:value="0.1607946" calcext:value-type="float">
            <text:p>0.1607946</text:p>
          </table:table-cell>
          <table:table-cell office:value-type="float" office:value="0.1631404" calcext:value-type="float">
            <text:p>0.1631404</text:p>
          </table:table-cell>
          <table:table-cell office:value-type="float" office:value="0.1710717" calcext:value-type="float">
            <text:p>0.1710717</text:p>
          </table:table-cell>
          <table:table-cell office:value-type="float" office:value="0.1834451" calcext:value-type="float">
            <text:p>0.1834451</text:p>
          </table:table-cell>
          <table:table-cell office:value-type="float" office:value="0.1877043" calcext:value-type="float">
            <text:p>0.1877043</text:p>
          </table:table-cell>
          <table:table-cell office:value-type="float" office:value="0" calcext:value-type="float">
            <text:p>0</text:p>
          </table:table-cell>
          <table:table-cell office:value-type="float" office:value="50.6201" calcext:value-type="float">
            <text:p>50.6201</text:p>
          </table:table-cell>
          <table:table-cell office:value-type="float" office:value="51.02976" calcext:value-type="float">
            <text:p>51.02976</text:p>
          </table:table-cell>
          <table:table-cell office:value-type="float" office:value="39.7009" calcext:value-type="float">
            <text:p>39.7009</text:p>
          </table:table-cell>
          <table:table-cell office:value-type="float" office:value="9.84722" calcext:value-type="float">
            <text:p>9.84722</text:p>
          </table:table-cell>
          <table:table-cell office:value-type="float" office:value="7.40247" calcext:value-type="float">
            <text:p>7.40247</text:p>
          </table:table-cell>
          <table:table-cell office:value-type="float" office:value="2.667141" calcext:value-type="float">
            <text:p>2.667141</text:p>
          </table:table-cell>
          <table:table-cell office:value-type="float" office:value="2.58501" calcext:value-type="float">
            <text:p>2.58501</text:p>
          </table:table-cell>
          <table:table-cell office:value-type="float" office:value="5.309074" calcext:value-type="float">
            <text:p>5.309074</text:p>
          </table:table-cell>
          <table:table-cell office:value-type="float" office:value="7.860072" calcext:value-type="float">
            <text:p>7.860072</text:p>
          </table:table-cell>
          <table:table-cell office:value-type="float" office:value="9.286581" calcext:value-type="float">
            <text:p>9.286581</text:p>
          </table:table-cell>
          <table:table-cell office:value-type="float" office:value="9.649056" calcext:value-type="float">
            <text:p>9.649056</text:p>
          </table:table-cell>
          <table:table-cell office:value-type="float" office:value="10.3721" calcext:value-type="float">
            <text:p>10.3721</text:p>
          </table:table-cell>
          <table:table-cell office:value-type="float" office:value="11.57001" calcext:value-type="float">
            <text:p>11.57001</text:p>
          </table:table-cell>
          <table:table-cell office:value-type="float" office:value="11.97658" calcext:value-type="float">
            <text:p>11.97658</text:p>
          </table:table-cell>
          <table:table-cell office:value-type="float" office:value="0" calcext:value-type="float">
            <text:p>0</text:p>
          </table:table-cell>
          <table:table-cell office:value-type="float" office:value="144.4578" calcext:value-type="float">
            <text:p>144.45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5" calcext:value-type="float">
            <text:p>5072005</text:p>
          </table:table-cell>
          <table:table-cell office:value-type="float" office:value="1.789468" calcext:value-type="float">
            <text:p>1.789468</text:p>
          </table:table-cell>
          <table:table-cell office:value-type="float" office:value="135.3878" calcext:value-type="float">
            <text:p>135.387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26537" calcext:value-type="float">
            <text:p>40.26537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4815366" calcext:value-type="float">
            <text:p>0.0004815366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0.006069786" calcext:value-type="float">
            <text:p>0.006069786</text:p>
          </table:table-cell>
          <table:table-cell office:value-type="float" office:value="1168.933" calcext:value-type="float">
            <text:p>1168.933</text:p>
          </table:table-cell>
          <table:table-cell office:value-type="float" office:value="1.395224" calcext:value-type="float">
            <text:p>1.395224</text:p>
          </table:table-cell>
          <table:table-cell office:value-type="float" office:value="0" calcext:value-type="float">
            <text:p>0</text:p>
          </table:table-cell>
          <table:table-cell office:value-type="float" office:value="0.3780645" calcext:value-type="float">
            <text:p>0.3780645</text:p>
          </table:table-cell>
          <table:table-cell office:value-type="float" office:value="0.6217825" calcext:value-type="float">
            <text:p>0.6217825</text:p>
          </table:table-cell>
          <table:table-cell office:value-type="float" office:value="0.5444882" calcext:value-type="float">
            <text:p>0.5444882</text:p>
          </table:table-cell>
          <table:table-cell office:value-type="float" office:value="0.1445453" calcext:value-type="float">
            <text:p>0.1445453</text:p>
          </table:table-cell>
          <table:table-cell office:value-type="float" office:value="0.1269896" calcext:value-type="float">
            <text:p>0.1269896</text:p>
          </table:table-cell>
          <table:table-cell office:value-type="float" office:value="0.05165271" calcext:value-type="float">
            <text:p>0.05165271</text:p>
          </table:table-cell>
          <table:table-cell office:value-type="float" office:value="0.04709343" calcext:value-type="float">
            <text:p>0.04709343</text:p>
          </table:table-cell>
          <table:table-cell office:value-type="float" office:value="0.08885646" calcext:value-type="float">
            <text:p>0.08885646</text:p>
          </table:table-cell>
          <table:table-cell office:value-type="float" office:value="0.149119" calcext:value-type="float">
            <text:p>0.149119</text:p>
          </table:table-cell>
          <table:table-cell office:value-type="float" office:value="0.1608781" calcext:value-type="float">
            <text:p>0.1608781</text:p>
          </table:table-cell>
          <table:table-cell office:value-type="float" office:value="0.1632008" calcext:value-type="float">
            <text:p>0.1632008</text:p>
          </table:table-cell>
          <table:table-cell office:value-type="float" office:value="0.1711233" calcext:value-type="float">
            <text:p>0.1711233</text:p>
          </table:table-cell>
          <table:table-cell office:value-type="float" office:value="0.1834727" calcext:value-type="float">
            <text:p>0.1834727</text:p>
          </table:table-cell>
          <table:table-cell office:value-type="float" office:value="0.1877276" calcext:value-type="float">
            <text:p>0.1877276</text:p>
          </table:table-cell>
          <table:table-cell office:value-type="float" office:value="0" calcext:value-type="float">
            <text:p>0</text:p>
          </table:table-cell>
          <table:table-cell office:value-type="float" office:value="50.63921" calcext:value-type="float">
            <text:p>50.63921</text:p>
          </table:table-cell>
          <table:table-cell office:value-type="float" office:value="51.07416" calcext:value-type="float">
            <text:p>51.07416</text:p>
          </table:table-cell>
          <table:table-cell office:value-type="float" office:value="39.76448" calcext:value-type="float">
            <text:p>39.76448</text:p>
          </table:table-cell>
          <table:table-cell office:value-type="float" office:value="9.868415" calcext:value-type="float">
            <text:p>9.868415</text:p>
          </table:table-cell>
          <table:table-cell office:value-type="float" office:value="7.425752" calcext:value-type="float">
            <text:p>7.425752</text:p>
          </table:table-cell>
          <table:table-cell office:value-type="float" office:value="2.673702" calcext:value-type="float">
            <text:p>2.673702</text:p>
          </table:table-cell>
          <table:table-cell office:value-type="float" office:value="2.589709" calcext:value-type="float">
            <text:p>2.589709</text:p>
          </table:table-cell>
          <table:table-cell office:value-type="float" office:value="5.315042" calcext:value-type="float">
            <text:p>5.315042</text:p>
          </table:table-cell>
          <table:table-cell office:value-type="float" office:value="7.866974" calcext:value-type="float">
            <text:p>7.866974</text:p>
          </table:table-cell>
          <table:table-cell office:value-type="float" office:value="9.291519" calcext:value-type="float">
            <text:p>9.291519</text:p>
          </table:table-cell>
          <table:table-cell office:value-type="float" office:value="9.653638" calcext:value-type="float">
            <text:p>9.653638</text:p>
          </table:table-cell>
          <table:table-cell office:value-type="float" office:value="10.37597" calcext:value-type="float">
            <text:p>10.37597</text:p>
          </table:table-cell>
          <table:table-cell office:value-type="float" office:value="11.57249" calcext:value-type="float">
            <text:p>11.57249</text:p>
          </table:table-cell>
          <table:table-cell office:value-type="float" office:value="11.97889" calcext:value-type="float">
            <text:p>11.97889</text:p>
          </table:table-cell>
          <table:table-cell office:value-type="float" office:value="0" calcext:value-type="float">
            <text:p>0</text:p>
          </table:table-cell>
          <table:table-cell office:value-type="float" office:value="145.0838" calcext:value-type="float">
            <text:p>145.08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5" calcext:value-type="float">
            <text:p>6072005</text:p>
          </table:table-cell>
          <table:table-cell office:value-type="float" office:value="1.774587" calcext:value-type="float">
            <text:p>1.774587</text:p>
          </table:table-cell>
          <table:table-cell office:value-type="float" office:value="135.3811" calcext:value-type="float">
            <text:p>135.38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28841" calcext:value-type="float">
            <text:p>40.28841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4815646" calcext:value-type="float">
            <text:p>0.0004815646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0.006082105" calcext:value-type="float">
            <text:p>0.006082105</text:p>
          </table:table-cell>
          <table:table-cell office:value-type="float" office:value="1168.93" calcext:value-type="float">
            <text:p>1168.93</text:p>
          </table:table-cell>
          <table:table-cell office:value-type="float" office:value="1.392884" calcext:value-type="float">
            <text:p>1.392884</text:p>
          </table:table-cell>
          <table:table-cell office:value-type="float" office:value="0" calcext:value-type="float">
            <text:p>0</text:p>
          </table:table-cell>
          <table:table-cell office:value-type="float" office:value="0.37332" calcext:value-type="float">
            <text:p>0.37332</text:p>
          </table:table-cell>
          <table:table-cell office:value-type="float" office:value="0.601675" calcext:value-type="float">
            <text:p>0.601675</text:p>
          </table:table-cell>
          <table:table-cell office:value-type="float" office:value="0.5331721" calcext:value-type="float">
            <text:p>0.5331721</text:p>
          </table:table-cell>
          <table:table-cell office:value-type="float" office:value="0.1417952" calcext:value-type="float">
            <text:p>0.1417952</text:p>
          </table:table-cell>
          <table:table-cell office:value-type="float" office:value="0.1252101" calcext:value-type="float">
            <text:p>0.1252101</text:p>
          </table:table-cell>
          <table:table-cell office:value-type="float" office:value="0.0512839" calcext:value-type="float">
            <text:p>0.0512839</text:p>
          </table:table-cell>
          <table:table-cell office:value-type="float" office:value="0.04696239" calcext:value-type="float">
            <text:p>0.04696239</text:p>
          </table:table-cell>
          <table:table-cell office:value-type="float" office:value="0.08891121" calcext:value-type="float">
            <text:p>0.08891121</text:p>
          </table:table-cell>
          <table:table-cell office:value-type="float" office:value="0.1492387" calcext:value-type="float">
            <text:p>0.1492387</text:p>
          </table:table-cell>
          <table:table-cell office:value-type="float" office:value="0.1609599" calcext:value-type="float">
            <text:p>0.1609599</text:p>
          </table:table-cell>
          <table:table-cell office:value-type="float" office:value="0.1632605" calcext:value-type="float">
            <text:p>0.1632605</text:p>
          </table:table-cell>
          <table:table-cell office:value-type="float" office:value="0.1711743" calcext:value-type="float">
            <text:p>0.1711743</text:p>
          </table:table-cell>
          <table:table-cell office:value-type="float" office:value="0.1835004" calcext:value-type="float">
            <text:p>0.1835004</text:p>
          </table:table-cell>
          <table:table-cell office:value-type="float" office:value="0.1877509" calcext:value-type="float">
            <text:p>0.1877509</text:p>
          </table:table-cell>
          <table:table-cell office:value-type="float" office:value="0" calcext:value-type="float">
            <text:p>0</text:p>
          </table:table-cell>
          <table:table-cell office:value-type="float" office:value="50.65704" calcext:value-type="float">
            <text:p>50.65704</text:p>
          </table:table-cell>
          <table:table-cell office:value-type="float" office:value="51.11403" calcext:value-type="float">
            <text:p>51.11403</text:p>
          </table:table-cell>
          <table:table-cell office:value-type="float" office:value="39.82572" calcext:value-type="float">
            <text:p>39.82572</text:p>
          </table:table-cell>
          <table:table-cell office:value-type="float" office:value="9.889071" calcext:value-type="float">
            <text:p>9.889071</text:p>
          </table:table-cell>
          <table:table-cell office:value-type="float" office:value="7.448605" calcext:value-type="float">
            <text:p>7.448605</text:p>
          </table:table-cell>
          <table:table-cell office:value-type="float" office:value="2.680199" calcext:value-type="float">
            <text:p>2.680199</text:p>
          </table:table-cell>
          <table:table-cell office:value-type="float" office:value="2.594373" calcext:value-type="float">
            <text:p>2.594373</text:p>
          </table:table-cell>
          <table:table-cell office:value-type="float" office:value="5.321002" calcext:value-type="float">
            <text:p>5.321002</text:p>
          </table:table-cell>
          <table:table-cell office:value-type="float" office:value="7.873876" calcext:value-type="float">
            <text:p>7.873876</text:p>
          </table:table-cell>
          <table:table-cell office:value-type="float" office:value="9.296455" calcext:value-type="float">
            <text:p>9.296455</text:p>
          </table:table-cell>
          <table:table-cell office:value-type="float" office:value="9.658219" calcext:value-type="float">
            <text:p>9.658219</text:p>
          </table:table-cell>
          <table:table-cell office:value-type="float" office:value="10.37985" calcext:value-type="float">
            <text:p>10.37985</text:p>
          </table:table-cell>
          <table:table-cell office:value-type="float" office:value="11.57497" calcext:value-type="float">
            <text:p>11.57497</text:p>
          </table:table-cell>
          <table:table-cell office:value-type="float" office:value="11.98121" calcext:value-type="float">
            <text:p>11.98121</text:p>
          </table:table-cell>
          <table:table-cell office:value-type="float" office:value="0" calcext:value-type="float">
            <text:p>0</text:p>
          </table:table-cell>
          <table:table-cell office:value-type="float" office:value="139.823" calcext:value-type="float">
            <text:p>139.8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5" calcext:value-type="float">
            <text:p>7072005</text:p>
          </table:table-cell>
          <table:table-cell office:value-type="float" office:value="1.756847" calcext:value-type="float">
            <text:p>1.756847</text:p>
          </table:table-cell>
          <table:table-cell office:value-type="float" office:value="135.3735" calcext:value-type="float">
            <text:p>135.37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31226" calcext:value-type="float">
            <text:p>40.31226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4815873" calcext:value-type="float">
            <text:p>0.0004815873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0.006093216" calcext:value-type="float">
            <text:p>0.006093216</text:p>
          </table:table-cell>
          <table:table-cell office:value-type="float" office:value="1168.927" calcext:value-type="float">
            <text:p>1168.927</text:p>
          </table:table-cell>
          <table:table-cell office:value-type="float" office:value="1.379667" calcext:value-type="float">
            <text:p>1.379667</text:p>
          </table:table-cell>
          <table:table-cell office:value-type="float" office:value="0" calcext:value-type="float">
            <text:p>0</text:p>
          </table:table-cell>
          <table:table-cell office:value-type="float" office:value="0.38681" calcext:value-type="float">
            <text:p>0.38681</text:p>
          </table:table-cell>
          <table:table-cell office:value-type="float" office:value="0.6840171" calcext:value-type="float">
            <text:p>0.6840171</text:p>
          </table:table-cell>
          <table:table-cell office:value-type="float" office:value="0.5722585" calcext:value-type="float">
            <text:p>0.5722585</text:p>
          </table:table-cell>
          <table:table-cell office:value-type="float" office:value="0.1503482" calcext:value-type="float">
            <text:p>0.1503482</text:p>
          </table:table-cell>
          <table:table-cell office:value-type="float" office:value="0.1297667" calcext:value-type="float">
            <text:p>0.1297667</text:p>
          </table:table-cell>
          <table:table-cell office:value-type="float" office:value="0.05204007" calcext:value-type="float">
            <text:p>0.05204007</text:p>
          </table:table-cell>
          <table:table-cell office:value-type="float" office:value="0.04712924" calcext:value-type="float">
            <text:p>0.04712924</text:p>
          </table:table-cell>
          <table:table-cell office:value-type="float" office:value="0.0889635" calcext:value-type="float">
            <text:p>0.0889635</text:p>
          </table:table-cell>
          <table:table-cell office:value-type="float" office:value="0.1493519" calcext:value-type="float">
            <text:p>0.1493519</text:p>
          </table:table-cell>
          <table:table-cell office:value-type="float" office:value="0.1610399" calcext:value-type="float">
            <text:p>0.1610399</text:p>
          </table:table-cell>
          <table:table-cell office:value-type="float" office:value="0.16332" calcext:value-type="float">
            <text:p>0.16332</text:p>
          </table:table-cell>
          <table:table-cell office:value-type="float" office:value="0.1712254" calcext:value-type="float">
            <text:p>0.1712254</text:p>
          </table:table-cell>
          <table:table-cell office:value-type="float" office:value="0.1835279" calcext:value-type="float">
            <text:p>0.1835279</text:p>
          </table:table-cell>
          <table:table-cell office:value-type="float" office:value="0.1877742" calcext:value-type="float">
            <text:p>0.1877742</text:p>
          </table:table-cell>
          <table:table-cell office:value-type="float" office:value="0" calcext:value-type="float">
            <text:p>0</text:p>
          </table:table-cell>
          <table:table-cell office:value-type="float" office:value="50.67654" calcext:value-type="float">
            <text:p>50.67654</text:p>
          </table:table-cell>
          <table:table-cell office:value-type="float" office:value="51.16815" calcext:value-type="float">
            <text:p>51.16815</text:p>
          </table:table-cell>
          <table:table-cell office:value-type="float" office:value="39.89114" calcext:value-type="float">
            <text:p>39.89114</text:p>
          </table:table-cell>
          <table:table-cell office:value-type="float" office:value="9.910156" calcext:value-type="float">
            <text:p>9.910156</text:p>
          </table:table-cell>
          <table:table-cell office:value-type="float" office:value="7.471459" calcext:value-type="float">
            <text:p>7.471459</text:p>
          </table:table-cell>
          <table:table-cell office:value-type="float" office:value="2.686638" calcext:value-type="float">
            <text:p>2.686638</text:p>
          </table:table-cell>
          <table:table-cell office:value-type="float" office:value="2.599005" calcext:value-type="float">
            <text:p>2.599005</text:p>
          </table:table-cell>
          <table:table-cell office:value-type="float" office:value="5.326945" calcext:value-type="float">
            <text:p>5.326945</text:p>
          </table:table-cell>
          <table:table-cell office:value-type="float" office:value="7.880777" calcext:value-type="float">
            <text:p>7.880777</text:p>
          </table:table-cell>
          <table:table-cell office:value-type="float" office:value="9.301393" calcext:value-type="float">
            <text:p>9.301393</text:p>
          </table:table-cell>
          <table:table-cell office:value-type="float" office:value="9.662802" calcext:value-type="float">
            <text:p>9.662802</text:p>
          </table:table-cell>
          <table:table-cell office:value-type="float" office:value="10.38372" calcext:value-type="float">
            <text:p>10.38372</text:p>
          </table:table-cell>
          <table:table-cell office:value-type="float" office:value="11.57746" calcext:value-type="float">
            <text:p>11.57746</text:p>
          </table:table-cell>
          <table:table-cell office:value-type="float" office:value="11.98353" calcext:value-type="float">
            <text:p>11.98353</text:p>
          </table:table-cell>
          <table:table-cell office:value-type="float" office:value="0" calcext:value-type="float">
            <text:p>0</text:p>
          </table:table-cell>
          <table:table-cell office:value-type="float" office:value="155.8827" calcext:value-type="float">
            <text:p>155.88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5" calcext:value-type="float">
            <text:p>8072005</text:p>
          </table:table-cell>
          <table:table-cell office:value-type="float" office:value="1.739598" calcext:value-type="float">
            <text:p>1.739598</text:p>
          </table:table-cell>
          <table:table-cell office:value-type="float" office:value="135.3658" calcext:value-type="float">
            <text:p>135.365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3372" calcext:value-type="float">
            <text:p>40.3372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4816097" calcext:value-type="float">
            <text:p>0.0004816097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0.006103279" calcext:value-type="float">
            <text:p>0.006103279</text:p>
          </table:table-cell>
          <table:table-cell office:value-type="float" office:value="1168.925" calcext:value-type="float">
            <text:p>1168.925</text:p>
          </table:table-cell>
          <table:table-cell office:value-type="float" office:value="1.368938" calcext:value-type="float">
            <text:p>1.368938</text:p>
          </table:table-cell>
          <table:table-cell office:value-type="float" office:value="0" calcext:value-type="float">
            <text:p>0</text:p>
          </table:table-cell>
          <table:table-cell office:value-type="float" office:value="0.3874983" calcext:value-type="float">
            <text:p>0.3874983</text:p>
          </table:table-cell>
          <table:table-cell office:value-type="float" office:value="0.673352" calcext:value-type="float">
            <text:p>0.673352</text:p>
          </table:table-cell>
          <table:table-cell office:value-type="float" office:value="0.5794651" calcext:value-type="float">
            <text:p>0.5794651</text:p>
          </table:table-cell>
          <table:table-cell office:value-type="float" office:value="0.1547834" calcext:value-type="float">
            <text:p>0.1547834</text:p>
          </table:table-cell>
          <table:table-cell office:value-type="float" office:value="0.1339568" calcext:value-type="float">
            <text:p>0.1339568</text:p>
          </table:table-cell>
          <table:table-cell office:value-type="float" office:value="0.05338543" calcext:value-type="float">
            <text:p>0.05338543</text:p>
          </table:table-cell>
          <table:table-cell office:value-type="float" office:value="0.04775015" calcext:value-type="float">
            <text:p>0.04775015</text:p>
          </table:table-cell>
          <table:table-cell office:value-type="float" office:value="0.08921624" calcext:value-type="float">
            <text:p>0.08921624</text:p>
          </table:table-cell>
          <table:table-cell office:value-type="float" office:value="0.1494823" calcext:value-type="float">
            <text:p>0.1494823</text:p>
          </table:table-cell>
          <table:table-cell office:value-type="float" office:value="0.1611191" calcext:value-type="float">
            <text:p>0.1611191</text:p>
          </table:table-cell>
          <table:table-cell office:value-type="float" office:value="0.1633794" calcext:value-type="float">
            <text:p>0.1633794</text:p>
          </table:table-cell>
          <table:table-cell office:value-type="float" office:value="0.1712762" calcext:value-type="float">
            <text:p>0.1712762</text:p>
          </table:table-cell>
          <table:table-cell office:value-type="float" office:value="0.1835555" calcext:value-type="float">
            <text:p>0.1835555</text:p>
          </table:table-cell>
          <table:table-cell office:value-type="float" office:value="0.1877975" calcext:value-type="float">
            <text:p>0.1877975</text:p>
          </table:table-cell>
          <table:table-cell office:value-type="float" office:value="0" calcext:value-type="float">
            <text:p>0</text:p>
          </table:table-cell>
          <table:table-cell office:value-type="float" office:value="50.69711" calcext:value-type="float">
            <text:p>50.69711</text:p>
          </table:table-cell>
          <table:table-cell office:value-type="float" office:value="51.23258" calcext:value-type="float">
            <text:p>51.23258</text:p>
          </table:table-cell>
          <table:table-cell office:value-type="float" office:value="39.96507" calcext:value-type="float">
            <text:p>39.96507</text:p>
          </table:table-cell>
          <table:table-cell office:value-type="float" office:value="9.933739" calcext:value-type="float">
            <text:p>9.933739</text:p>
          </table:table-cell>
          <table:table-cell office:value-type="float" office:value="7.496165" calcext:value-type="float">
            <text:p>7.496165</text:p>
          </table:table-cell>
          <table:table-cell office:value-type="float" office:value="2.693372" calcext:value-type="float">
            <text:p>2.693372</text:p>
          </table:table-cell>
          <table:table-cell office:value-type="float" office:value="2.603731" calcext:value-type="float">
            <text:p>2.603731</text:p>
          </table:table-cell>
          <table:table-cell office:value-type="float" office:value="5.332915" calcext:value-type="float">
            <text:p>5.332915</text:p>
          </table:table-cell>
          <table:table-cell office:value-type="float" office:value="7.88768" calcext:value-type="float">
            <text:p>7.88768</text:p>
          </table:table-cell>
          <table:table-cell office:value-type="float" office:value="9.306325" calcext:value-type="float">
            <text:p>9.306325</text:p>
          </table:table-cell>
          <table:table-cell office:value-type="float" office:value="9.667383" calcext:value-type="float">
            <text:p>9.667383</text:p>
          </table:table-cell>
          <table:table-cell office:value-type="float" office:value="10.3876" calcext:value-type="float">
            <text:p>10.3876</text:p>
          </table:table-cell>
          <table:table-cell office:value-type="float" office:value="11.57994" calcext:value-type="float">
            <text:p>11.57994</text:p>
          </table:table-cell>
          <table:table-cell office:value-type="float" office:value="11.98585" calcext:value-type="float">
            <text:p>11.98585</text:p>
          </table:table-cell>
          <table:table-cell office:value-type="float" office:value="0" calcext:value-type="float">
            <text:p>0</text:p>
          </table:table-cell>
          <table:table-cell office:value-type="float" office:value="153.1229" calcext:value-type="float">
            <text:p>153.12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5" calcext:value-type="float">
            <text:p>9072005</text:p>
          </table:table-cell>
          <table:table-cell office:value-type="float" office:value="1.720234" calcext:value-type="float">
            <text:p>1.720234</text:p>
          </table:table-cell>
          <table:table-cell office:value-type="float" office:value="135.3573" calcext:value-type="float">
            <text:p>135.357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36315" calcext:value-type="float">
            <text:p>40.36315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48163" calcext:value-type="float">
            <text:p>0.00048163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0.006112424" calcext:value-type="float">
            <text:p>0.006112424</text:p>
          </table:table-cell>
          <table:table-cell office:value-type="float" office:value="1168.923" calcext:value-type="float">
            <text:p>1168.923</text:p>
          </table:table-cell>
          <table:table-cell office:value-type="float" office:value="1.349485" calcext:value-type="float">
            <text:p>1.349485</text:p>
          </table:table-cell>
          <table:table-cell office:value-type="float" office:value="0" calcext:value-type="float">
            <text:p>0</text:p>
          </table:table-cell>
          <table:table-cell office:value-type="float" office:value="0.3962851" calcext:value-type="float">
            <text:p>0.3962851</text:p>
          </table:table-cell>
          <table:table-cell office:value-type="float" office:value="0.720785" calcext:value-type="float">
            <text:p>0.720785</text:p>
          </table:table-cell>
          <table:table-cell office:value-type="float" office:value="0.621025" calcext:value-type="float">
            <text:p>0.621025</text:p>
          </table:table-cell>
          <table:table-cell office:value-type="float" office:value="0.1633657" calcext:value-type="float">
            <text:p>0.1633657</text:p>
          </table:table-cell>
          <table:table-cell office:value-type="float" office:value="0.1400403" calcext:value-type="float">
            <text:p>0.1400403</text:p>
          </table:table-cell>
          <table:table-cell office:value-type="float" office:value="0.05475892" calcext:value-type="float">
            <text:p>0.05475892</text:p>
          </table:table-cell>
          <table:table-cell office:value-type="float" office:value="0.04840882" calcext:value-type="float">
            <text:p>0.04840882</text:p>
          </table:table-cell>
          <table:table-cell office:value-type="float" office:value="0.08954522" calcext:value-type="float">
            <text:p>0.08954522</text:p>
          </table:table-cell>
          <table:table-cell office:value-type="float" office:value="0.1496441" calcext:value-type="float">
            <text:p>0.1496441</text:p>
          </table:table-cell>
          <table:table-cell office:value-type="float" office:value="0.1612004" calcext:value-type="float">
            <text:p>0.1612004</text:p>
          </table:table-cell>
          <table:table-cell office:value-type="float" office:value="0.1634384" calcext:value-type="float">
            <text:p>0.1634384</text:p>
          </table:table-cell>
          <table:table-cell office:value-type="float" office:value="0.1713272" calcext:value-type="float">
            <text:p>0.1713272</text:p>
          </table:table-cell>
          <table:table-cell office:value-type="float" office:value="0.1835832" calcext:value-type="float">
            <text:p>0.1835832</text:p>
          </table:table-cell>
          <table:table-cell office:value-type="float" office:value="0.1878208" calcext:value-type="float">
            <text:p>0.1878208</text:p>
          </table:table-cell>
          <table:table-cell office:value-type="float" office:value="0" calcext:value-type="float">
            <text:p>0</text:p>
          </table:table-cell>
          <table:table-cell office:value-type="float" office:value="50.71871" calcext:value-type="float">
            <text:p>50.71871</text:p>
          </table:table-cell>
          <table:table-cell office:value-type="float" office:value="51.30637" calcext:value-type="float">
            <text:p>51.30637</text:p>
          </table:table-cell>
          <table:table-cell office:value-type="float" office:value="40.04696" calcext:value-type="float">
            <text:p>40.04696</text:p>
          </table:table-cell>
          <table:table-cell office:value-type="float" office:value="9.959189" calcext:value-type="float">
            <text:p>9.959189</text:p>
          </table:table-cell>
          <table:table-cell office:value-type="float" office:value="7.522331" calcext:value-type="float">
            <text:p>7.522331</text:p>
          </table:table-cell>
          <table:table-cell office:value-type="float" office:value="2.700378" calcext:value-type="float">
            <text:p>2.700378</text:p>
          </table:table-cell>
          <table:table-cell office:value-type="float" office:value="2.608576" calcext:value-type="float">
            <text:p>2.608576</text:p>
          </table:table-cell>
          <table:table-cell office:value-type="float" office:value="5.338943" calcext:value-type="float">
            <text:p>5.338943</text:p>
          </table:table-cell>
          <table:table-cell office:value-type="float" office:value="7.894598" calcext:value-type="float">
            <text:p>7.894598</text:p>
          </table:table-cell>
          <table:table-cell office:value-type="float" office:value="9.311261" calcext:value-type="float">
            <text:p>9.311261</text:p>
          </table:table-cell>
          <table:table-cell office:value-type="float" office:value="9.671965" calcext:value-type="float">
            <text:p>9.671965</text:p>
          </table:table-cell>
          <table:table-cell office:value-type="float" office:value="10.39148" calcext:value-type="float">
            <text:p>10.39148</text:p>
          </table:table-cell>
          <table:table-cell office:value-type="float" office:value="11.58242" calcext:value-type="float">
            <text:p>11.58242</text:p>
          </table:table-cell>
          <table:table-cell office:value-type="float" office:value="11.98817" calcext:value-type="float">
            <text:p>11.98817</text:p>
          </table:table-cell>
          <table:table-cell office:value-type="float" office:value="0" calcext:value-type="float">
            <text:p>0</text:p>
          </table:table-cell>
          <table:table-cell office:value-type="float" office:value="161.1026" calcext:value-type="float">
            <text:p>161.1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5" calcext:value-type="float">
            <text:p>10072005</text:p>
          </table:table-cell>
          <table:table-cell office:value-type="float" office:value="1.701861" calcext:value-type="float">
            <text:p>1.701861</text:p>
          </table:table-cell>
          <table:table-cell office:value-type="float" office:value="135.3488" calcext:value-type="float">
            <text:p>135.348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38972" calcext:value-type="float">
            <text:p>40.38972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4816467" calcext:value-type="float">
            <text:p>0.0004816467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0.00612076" calcext:value-type="float">
            <text:p>0.00612076</text:p>
          </table:table-cell>
          <table:table-cell office:value-type="float" office:value="1168.922" calcext:value-type="float">
            <text:p>1168.922</text:p>
          </table:table-cell>
          <table:table-cell office:value-type="float" office:value="1.332114" calcext:value-type="float">
            <text:p>1.332114</text:p>
          </table:table-cell>
          <table:table-cell office:value-type="float" office:value="0" calcext:value-type="float">
            <text:p>0</text:p>
          </table:table-cell>
          <table:table-cell office:value-type="float" office:value="0.384137" calcext:value-type="float">
            <text:p>0.384137</text:p>
          </table:table-cell>
          <table:table-cell office:value-type="float" office:value="0.7045915" calcext:value-type="float">
            <text:p>0.7045915</text:p>
          </table:table-cell>
          <table:table-cell office:value-type="float" office:value="0.6169958" calcext:value-type="float">
            <text:p>0.6169958</text:p>
          </table:table-cell>
          <table:table-cell office:value-type="float" office:value="0.164444" calcext:value-type="float">
            <text:p>0.164444</text:p>
          </table:table-cell>
          <table:table-cell office:value-type="float" office:value="0.141965" calcext:value-type="float">
            <text:p>0.141965</text:p>
          </table:table-cell>
          <table:table-cell office:value-type="float" office:value="0.05563774" calcext:value-type="float">
            <text:p>0.05563774</text:p>
          </table:table-cell>
          <table:table-cell office:value-type="float" office:value="0.04896561" calcext:value-type="float">
            <text:p>0.04896561</text:p>
          </table:table-cell>
          <table:table-cell office:value-type="float" office:value="0.08991412" calcext:value-type="float">
            <text:p>0.08991412</text:p>
          </table:table-cell>
          <table:table-cell office:value-type="float" office:value="0.1498344" calcext:value-type="float">
            <text:p>0.1498344</text:p>
          </table:table-cell>
          <table:table-cell office:value-type="float" office:value="0.1612852" calcext:value-type="float">
            <text:p>0.1612852</text:p>
          </table:table-cell>
          <table:table-cell office:value-type="float" office:value="0.1634976" calcext:value-type="float">
            <text:p>0.1634976</text:p>
          </table:table-cell>
          <table:table-cell office:value-type="float" office:value="0.1713775" calcext:value-type="float">
            <text:p>0.1713775</text:p>
          </table:table-cell>
          <table:table-cell office:value-type="float" office:value="0.1836108" calcext:value-type="float">
            <text:p>0.1836108</text:p>
          </table:table-cell>
          <table:table-cell office:value-type="float" office:value="0.1878441" calcext:value-type="float">
            <text:p>0.1878441</text:p>
          </table:table-cell>
          <table:table-cell office:value-type="float" office:value="0" calcext:value-type="float">
            <text:p>0</text:p>
          </table:table-cell>
          <table:table-cell office:value-type="float" office:value="50.73986" calcext:value-type="float">
            <text:p>50.73986</text:p>
          </table:table-cell>
          <table:table-cell office:value-type="float" office:value="51.38362" calcext:value-type="float">
            <text:p>51.38362</text:p>
          </table:table-cell>
          <table:table-cell office:value-type="float" office:value="40.1344" calcext:value-type="float">
            <text:p>40.1344</text:p>
          </table:table-cell>
          <table:table-cell office:value-type="float" office:value="9.986225" calcext:value-type="float">
            <text:p>9.986225</text:p>
          </table:table-cell>
          <table:table-cell office:value-type="float" office:value="7.549945" calcext:value-type="float">
            <text:p>7.549945</text:p>
          </table:table-cell>
          <table:table-cell office:value-type="float" office:value="2.707648" calcext:value-type="float">
            <text:p>2.707648</text:p>
          </table:table-cell>
          <table:table-cell office:value-type="float" office:value="2.613557" calcext:value-type="float">
            <text:p>2.613557</text:p>
          </table:table-cell>
          <table:table-cell office:value-type="float" office:value="5.345039" calcext:value-type="float">
            <text:p>5.345039</text:p>
          </table:table-cell>
          <table:table-cell office:value-type="float" office:value="7.901545" calcext:value-type="float">
            <text:p>7.901545</text:p>
          </table:table-cell>
          <table:table-cell office:value-type="float" office:value="9.316198" calcext:value-type="float">
            <text:p>9.316198</text:p>
          </table:table-cell>
          <table:table-cell office:value-type="float" office:value="9.676546" calcext:value-type="float">
            <text:p>9.676546</text:p>
          </table:table-cell>
          <table:table-cell office:value-type="float" office:value="10.39535" calcext:value-type="float">
            <text:p>10.39535</text:p>
          </table:table-cell>
          <table:table-cell office:value-type="float" office:value="11.5849" calcext:value-type="float">
            <text:p>11.5849</text:p>
          </table:table-cell>
          <table:table-cell office:value-type="float" office:value="11.99049" calcext:value-type="float">
            <text:p>11.99049</text:p>
          </table:table-cell>
          <table:table-cell office:value-type="float" office:value="0" calcext:value-type="float">
            <text:p>0</text:p>
          </table:table-cell>
          <table:table-cell office:value-type="float" office:value="159.6787" calcext:value-type="float">
            <text:p>159.67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5" calcext:value-type="float">
            <text:p>11072005</text:p>
          </table:table-cell>
          <table:table-cell office:value-type="float" office:value="1.687792" calcext:value-type="float">
            <text:p>1.687792</text:p>
          </table:table-cell>
          <table:table-cell office:value-type="float" office:value="135.3414" calcext:value-type="float">
            <text:p>135.34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41443" calcext:value-type="float">
            <text:p>40.41443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4816635" calcext:value-type="float">
            <text:p>0.0004816635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0.00612838" calcext:value-type="float">
            <text:p>0.00612838</text:p>
          </table:table-cell>
          <table:table-cell office:value-type="float" office:value="1168.919" calcext:value-type="float">
            <text:p>1168.919</text:p>
          </table:table-cell>
          <table:table-cell office:value-type="float" office:value="1.330977" calcext:value-type="float">
            <text:p>1.330977</text:p>
          </table:table-cell>
          <table:table-cell office:value-type="float" office:value="0" calcext:value-type="float">
            <text:p>0</text:p>
          </table:table-cell>
          <table:table-cell office:value-type="float" office:value="0.3576732" calcext:value-type="float">
            <text:p>0.3576732</text:p>
          </table:table-cell>
          <table:table-cell office:value-type="float" office:value="0.5931234" calcext:value-type="float">
            <text:p>0.5931234</text:p>
          </table:table-cell>
          <table:table-cell office:value-type="float" office:value="0.5407902" calcext:value-type="float">
            <text:p>0.5407902</text:p>
          </table:table-cell>
          <table:table-cell office:value-type="float" office:value="0.1492984" calcext:value-type="float">
            <text:p>0.1492984</text:p>
          </table:table-cell>
          <table:table-cell office:value-type="float" office:value="0.1334774" calcext:value-type="float">
            <text:p>0.1334774</text:p>
          </table:table-cell>
          <table:table-cell office:value-type="float" office:value="0.05470824" calcext:value-type="float">
            <text:p>0.05470824</text:p>
          </table:table-cell>
          <table:table-cell office:value-type="float" office:value="0.04889196" calcext:value-type="float">
            <text:p>0.04889196</text:p>
          </table:table-cell>
          <table:table-cell office:value-type="float" office:value="0.09019637" calcext:value-type="float">
            <text:p>0.09019637</text:p>
          </table:table-cell>
          <table:table-cell office:value-type="float" office:value="0.1500383" calcext:value-type="float">
            <text:p>0.1500383</text:p>
          </table:table-cell>
          <table:table-cell office:value-type="float" office:value="0.1613752" calcext:value-type="float">
            <text:p>0.1613752</text:p>
          </table:table-cell>
          <table:table-cell office:value-type="float" office:value="0.1635575" calcext:value-type="float">
            <text:p>0.1635575</text:p>
          </table:table-cell>
          <table:table-cell office:value-type="float" office:value="0.1714282" calcext:value-type="float">
            <text:p>0.1714282</text:p>
          </table:table-cell>
          <table:table-cell office:value-type="float" office:value="0.1836385" calcext:value-type="float">
            <text:p>0.1836385</text:p>
          </table:table-cell>
          <table:table-cell office:value-type="float" office:value="0.1878675" calcext:value-type="float">
            <text:p>0.1878675</text:p>
          </table:table-cell>
          <table:table-cell office:value-type="float" office:value="0" calcext:value-type="float">
            <text:p>0</text:p>
          </table:table-cell>
          <table:table-cell office:value-type="float" office:value="50.75715" calcext:value-type="float">
            <text:p>50.75715</text:p>
          </table:table-cell>
          <table:table-cell office:value-type="float" office:value="51.43438" calcext:value-type="float">
            <text:p>51.43438</text:p>
          </table:table-cell>
          <table:table-cell office:value-type="float" office:value="40.20813" calcext:value-type="float">
            <text:p>40.20813</text:p>
          </table:table-cell>
          <table:table-cell office:value-type="float" office:value="10.01139" calcext:value-type="float">
            <text:p>10.01139</text:p>
          </table:table-cell>
          <table:table-cell office:value-type="float" office:value="7.576885" calcext:value-type="float">
            <text:p>7.576885</text:p>
          </table:table-cell>
          <table:table-cell office:value-type="float" office:value="2.71497" calcext:value-type="float">
            <text:p>2.71497</text:p>
          </table:table-cell>
          <table:table-cell office:value-type="float" office:value="2.618596" calcext:value-type="float">
            <text:p>2.618596</text:p>
          </table:table-cell>
          <table:table-cell office:value-type="float" office:value="5.351195" calcext:value-type="float">
            <text:p>5.351195</text:p>
          </table:table-cell>
          <table:table-cell office:value-type="float" office:value="7.908496" calcext:value-type="float">
            <text:p>7.908496</text:p>
          </table:table-cell>
          <table:table-cell office:value-type="float" office:value="9.321136" calcext:value-type="float">
            <text:p>9.321136</text:p>
          </table:table-cell>
          <table:table-cell office:value-type="float" office:value="9.681128" calcext:value-type="float">
            <text:p>9.681128</text:p>
          </table:table-cell>
          <table:table-cell office:value-type="float" office:value="10.39923" calcext:value-type="float">
            <text:p>10.39923</text:p>
          </table:table-cell>
          <table:table-cell office:value-type="float" office:value="11.58738" calcext:value-type="float">
            <text:p>11.58738</text:p>
          </table:table-cell>
          <table:table-cell office:value-type="float" office:value="11.99279" calcext:value-type="float">
            <text:p>11.99279</text:p>
          </table:table-cell>
          <table:table-cell office:value-type="float" office:value="0" calcext:value-type="float">
            <text:p>0</text:p>
          </table:table-cell>
          <table:table-cell office:value-type="float" office:value="141.2975" calcext:value-type="float">
            <text:p>141.29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5" calcext:value-type="float">
            <text:p>12072005</text:p>
          </table:table-cell>
          <table:table-cell office:value-type="float" office:value="1.674568" calcext:value-type="float">
            <text:p>1.674568</text:p>
          </table:table-cell>
          <table:table-cell office:value-type="float" office:value="135.3351" calcext:value-type="float">
            <text:p>135.335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43624" calcext:value-type="float">
            <text:p>40.43624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4825095" calcext:value-type="float">
            <text:p>0.0004825095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0.00617956" calcext:value-type="float">
            <text:p>0.00617956</text:p>
          </table:table-cell>
          <table:table-cell office:value-type="float" office:value="1168.917" calcext:value-type="float">
            <text:p>1168.917</text:p>
          </table:table-cell>
          <table:table-cell office:value-type="float" office:value="1.332283" calcext:value-type="float">
            <text:p>1.332283</text:p>
          </table:table-cell>
          <table:table-cell office:value-type="float" office:value="0" calcext:value-type="float">
            <text:p>0</text:p>
          </table:table-cell>
          <table:table-cell office:value-type="float" office:value="0.4434528" calcext:value-type="float">
            <text:p>0.4434528</text:p>
          </table:table-cell>
          <table:table-cell office:value-type="float" office:value="0.5019609" calcext:value-type="float">
            <text:p>0.5019609</text:p>
          </table:table-cell>
          <table:table-cell office:value-type="float" office:value="0.4844606" calcext:value-type="float">
            <text:p>0.4844606</text:p>
          </table:table-cell>
          <table:table-cell office:value-type="float" office:value="0.1500595" calcext:value-type="float">
            <text:p>0.1500595</text:p>
          </table:table-cell>
          <table:table-cell office:value-type="float" office:value="0.1249245" calcext:value-type="float">
            <text:p>0.1249245</text:p>
          </table:table-cell>
          <table:table-cell office:value-type="float" office:value="0.05281041" calcext:value-type="float">
            <text:p>0.05281041</text:p>
          </table:table-cell>
          <table:table-cell office:value-type="float" office:value="0.04687539" calcext:value-type="float">
            <text:p>0.04687539</text:p>
          </table:table-cell>
          <table:table-cell office:value-type="float" office:value="0.09015484" calcext:value-type="float">
            <text:p>0.09015484</text:p>
          </table:table-cell>
          <table:table-cell office:value-type="float" office:value="0.1502192" calcext:value-type="float">
            <text:p>0.1502192</text:p>
          </table:table-cell>
          <table:table-cell office:value-type="float" office:value="0.1614682" calcext:value-type="float">
            <text:p>0.1614682</text:p>
          </table:table-cell>
          <table:table-cell office:value-type="float" office:value="0.1636181" calcext:value-type="float">
            <text:p>0.1636181</text:p>
          </table:table-cell>
          <table:table-cell office:value-type="float" office:value="0.1715014" calcext:value-type="float">
            <text:p>0.1715014</text:p>
          </table:table-cell>
          <table:table-cell office:value-type="float" office:value="0.1836643" calcext:value-type="float">
            <text:p>0.1836643</text:p>
          </table:table-cell>
          <table:table-cell office:value-type="float" office:value="0.1878908" calcext:value-type="float">
            <text:p>0.1878908</text:p>
          </table:table-cell>
          <table:table-cell office:value-type="float" office:value="0" calcext:value-type="float">
            <text:p>0</text:p>
          </table:table-cell>
          <table:table-cell office:value-type="float" office:value="50.74805" calcext:value-type="float">
            <text:p>50.74805</text:p>
          </table:table-cell>
          <table:table-cell office:value-type="float" office:value="51.44902" calcext:value-type="float">
            <text:p>51.44902</text:p>
          </table:table-cell>
          <table:table-cell office:value-type="float" office:value="40.26438" calcext:value-type="float">
            <text:p>40.26438</text:p>
          </table:table-cell>
          <table:table-cell office:value-type="float" office:value="10.03337" calcext:value-type="float">
            <text:p>10.03337</text:p>
          </table:table-cell>
          <table:table-cell office:value-type="float" office:value="7.601152" calcext:value-type="float">
            <text:p>7.601152</text:p>
          </table:table-cell>
          <table:table-cell office:value-type="float" office:value="2.721952" calcext:value-type="float">
            <text:p>2.721952</text:p>
          </table:table-cell>
          <table:table-cell office:value-type="float" office:value="2.623451" calcext:value-type="float">
            <text:p>2.623451</text:p>
          </table:table-cell>
          <table:table-cell office:value-type="float" office:value="5.357376" calcext:value-type="float">
            <text:p>5.357376</text:p>
          </table:table-cell>
          <table:table-cell office:value-type="float" office:value="7.91549" calcext:value-type="float">
            <text:p>7.91549</text:p>
          </table:table-cell>
          <table:table-cell office:value-type="float" office:value="9.326068" calcext:value-type="float">
            <text:p>9.326068</text:p>
          </table:table-cell>
          <table:table-cell office:value-type="float" office:value="9.68571" calcext:value-type="float">
            <text:p>9.68571</text:p>
          </table:table-cell>
          <table:table-cell office:value-type="float" office:value="10.40311" calcext:value-type="float">
            <text:p>10.40311</text:p>
          </table:table-cell>
          <table:table-cell office:value-type="float" office:value="11.58986" calcext:value-type="float">
            <text:p>11.58986</text:p>
          </table:table-cell>
          <table:table-cell office:value-type="float" office:value="11.99511" calcext:value-type="float">
            <text:p>11.99511</text:p>
          </table:table-cell>
          <table:table-cell office:value-type="float" office:value="0" calcext:value-type="float">
            <text:p>0</text:p>
          </table:table-cell>
          <table:table-cell office:value-type="float" office:value="33.08467" calcext:value-type="float">
            <text:p>33.084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5" calcext:value-type="float">
            <text:p>13072005</text:p>
          </table:table-cell>
          <table:table-cell office:value-type="float" office:value="1.661947" calcext:value-type="float">
            <text:p>1.661947</text:p>
          </table:table-cell>
          <table:table-cell office:value-type="float" office:value="135.3289" calcext:value-type="float">
            <text:p>135.328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45721" calcext:value-type="float">
            <text:p>40.45721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484063" calcext:value-type="float">
            <text:p>0.000484063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0.00618298" calcext:value-type="float">
            <text:p>0.00618298</text:p>
          </table:table-cell>
          <table:table-cell office:value-type="float" office:value="1168.915" calcext:value-type="float">
            <text:p>1168.915</text:p>
          </table:table-cell>
          <table:table-cell office:value-type="float" office:value="1.332525" calcext:value-type="float">
            <text:p>1.332525</text:p>
          </table:table-cell>
          <table:table-cell office:value-type="float" office:value="0" calcext:value-type="float">
            <text:p>0</text:p>
          </table:table-cell>
          <table:table-cell office:value-type="float" office:value="0.6849163" calcext:value-type="float">
            <text:p>0.6849163</text:p>
          </table:table-cell>
          <table:table-cell office:value-type="float" office:value="0.5401883" calcext:value-type="float">
            <text:p>0.5401883</text:p>
          </table:table-cell>
          <table:table-cell office:value-type="float" office:value="0.4746144" calcext:value-type="float">
            <text:p>0.4746144</text:p>
          </table:table-cell>
          <table:table-cell office:value-type="float" office:value="0.1378055" calcext:value-type="float">
            <text:p>0.1378055</text:p>
          </table:table-cell>
          <table:table-cell office:value-type="float" office:value="0.1164725" calcext:value-type="float">
            <text:p>0.1164725</text:p>
          </table:table-cell>
          <table:table-cell office:value-type="float" office:value="0.05006443" calcext:value-type="float">
            <text:p>0.05006443</text:p>
          </table:table-cell>
          <table:table-cell office:value-type="float" office:value="0.04628723" calcext:value-type="float">
            <text:p>0.04628723</text:p>
          </table:table-cell>
          <table:table-cell office:value-type="float" office:value="0.08982585" calcext:value-type="float">
            <text:p>0.08982585</text:p>
          </table:table-cell>
          <table:table-cell office:value-type="float" office:value="0.1503284" calcext:value-type="float">
            <text:p>0.1503284</text:p>
          </table:table-cell>
          <table:table-cell office:value-type="float" office:value="0.1615593" calcext:value-type="float">
            <text:p>0.1615593</text:p>
          </table:table-cell>
          <table:table-cell office:value-type="float" office:value="0.1636792" calcext:value-type="float">
            <text:p>0.1636792</text:p>
          </table:table-cell>
          <table:table-cell office:value-type="float" office:value="0.1715388" calcext:value-type="float">
            <text:p>0.1715388</text:p>
          </table:table-cell>
          <table:table-cell office:value-type="float" office:value="0.1836935" calcext:value-type="float">
            <text:p>0.1836935</text:p>
          </table:table-cell>
          <table:table-cell office:value-type="float" office:value="0.1879141" calcext:value-type="float">
            <text:p>0.1879141</text:p>
          </table:table-cell>
          <table:table-cell office:value-type="float" office:value="0" calcext:value-type="float">
            <text:p>0</text:p>
          </table:table-cell>
          <table:table-cell office:value-type="float" office:value="50.80834" calcext:value-type="float">
            <text:p>50.80834</text:p>
          </table:table-cell>
          <table:table-cell office:value-type="float" office:value="51.45251" calcext:value-type="float">
            <text:p>51.45251</text:p>
          </table:table-cell>
          <table:table-cell office:value-type="float" office:value="40.30379" calcext:value-type="float">
            <text:p>40.30379</text:p>
          </table:table-cell>
          <table:table-cell office:value-type="float" office:value="10.05512" calcext:value-type="float">
            <text:p>10.05512</text:p>
          </table:table-cell>
          <table:table-cell office:value-type="float" office:value="7.621889" calcext:value-type="float">
            <text:p>7.621889</text:p>
          </table:table-cell>
          <table:table-cell office:value-type="float" office:value="2.728358" calcext:value-type="float">
            <text:p>2.728358</text:p>
          </table:table-cell>
          <table:table-cell office:value-type="float" office:value="2.628029" calcext:value-type="float">
            <text:p>2.628029</text:p>
          </table:table-cell>
          <table:table-cell office:value-type="float" office:value="5.363498" calcext:value-type="float">
            <text:p>5.363498</text:p>
          </table:table-cell>
          <table:table-cell office:value-type="float" office:value="7.922483" calcext:value-type="float">
            <text:p>7.922483</text:p>
          </table:table-cell>
          <table:table-cell office:value-type="float" office:value="9.331007" calcext:value-type="float">
            <text:p>9.331007</text:p>
          </table:table-cell>
          <table:table-cell office:value-type="float" office:value="9.690291" calcext:value-type="float">
            <text:p>9.690291</text:p>
          </table:table-cell>
          <table:table-cell office:value-type="float" office:value="10.40699" calcext:value-type="float">
            <text:p>10.40699</text:p>
          </table:table-cell>
          <table:table-cell office:value-type="float" office:value="11.59234" calcext:value-type="float">
            <text:p>11.59234</text:p>
          </table:table-cell>
          <table:table-cell office:value-type="float" office:value="11.9974" calcext:value-type="float">
            <text:p>11.9974</text:p>
          </table:table-cell>
          <table:table-cell office:value-type="float" office:value="0" calcext:value-type="float">
            <text:p>0</text:p>
          </table:table-cell>
          <table:table-cell office:value-type="float" office:value="85.64803" calcext:value-type="float">
            <text:p>85.648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5" calcext:value-type="float">
            <text:p>14072005</text:p>
          </table:table-cell>
          <table:table-cell office:value-type="float" office:value="1.646693" calcext:value-type="float">
            <text:p>1.646693</text:p>
          </table:table-cell>
          <table:table-cell office:value-type="float" office:value="135.3216" calcext:value-type="float">
            <text:p>135.32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47922" calcext:value-type="float">
            <text:p>40.47922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4856164" calcext:value-type="float">
            <text:p>0.0004856164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0.006186378" calcext:value-type="float">
            <text:p>0.006186378</text:p>
          </table:table-cell>
          <table:table-cell office:value-type="float" office:value="1168.913" calcext:value-type="float">
            <text:p>1168.913</text:p>
          </table:table-cell>
          <table:table-cell office:value-type="float" office:value="1.324182" calcext:value-type="float">
            <text:p>1.324182</text:p>
          </table:table-cell>
          <table:table-cell office:value-type="float" office:value="0" calcext:value-type="float">
            <text:p>0</text:p>
          </table:table-cell>
          <table:table-cell office:value-type="float" office:value="0.5039722" calcext:value-type="float">
            <text:p>0.5039722</text:p>
          </table:table-cell>
          <table:table-cell office:value-type="float" office:value="0.6115218" calcext:value-type="float">
            <text:p>0.6115218</text:p>
          </table:table-cell>
          <table:table-cell office:value-type="float" office:value="0.5142568" calcext:value-type="float">
            <text:p>0.5142568</text:p>
          </table:table-cell>
          <table:table-cell office:value-type="float" office:value="0.1421326" calcext:value-type="float">
            <text:p>0.1421326</text:p>
          </table:table-cell>
          <table:table-cell office:value-type="float" office:value="0.1214636" calcext:value-type="float">
            <text:p>0.1214636</text:p>
          </table:table-cell>
          <table:table-cell office:value-type="float" office:value="0.05078972" calcext:value-type="float">
            <text:p>0.05078972</text:p>
          </table:table-cell>
          <table:table-cell office:value-type="float" office:value="0.04656832" calcext:value-type="float">
            <text:p>0.04656832</text:p>
          </table:table-cell>
          <table:table-cell office:value-type="float" office:value="0.08962564" calcext:value-type="float">
            <text:p>0.08962564</text:p>
          </table:table-cell>
          <table:table-cell office:value-type="float" office:value="0.1503793" calcext:value-type="float">
            <text:p>0.1503793</text:p>
          </table:table-cell>
          <table:table-cell office:value-type="float" office:value="0.1616424" calcext:value-type="float">
            <text:p>0.1616424</text:p>
          </table:table-cell>
          <table:table-cell office:value-type="float" office:value="0.1637395" calcext:value-type="float">
            <text:p>0.1637395</text:p>
          </table:table-cell>
          <table:table-cell office:value-type="float" office:value="0.1715826" calcext:value-type="float">
            <text:p>0.1715826</text:p>
          </table:table-cell>
          <table:table-cell office:value-type="float" office:value="0.1837219" calcext:value-type="float">
            <text:p>0.1837219</text:p>
          </table:table-cell>
          <table:table-cell office:value-type="float" office:value="0.1879373" calcext:value-type="float">
            <text:p>0.1879373</text:p>
          </table:table-cell>
          <table:table-cell office:value-type="float" office:value="0" calcext:value-type="float">
            <text:p>0</text:p>
          </table:table-cell>
          <table:table-cell office:value-type="float" office:value="50.85218" calcext:value-type="float">
            <text:p>50.85218</text:p>
          </table:table-cell>
          <table:table-cell office:value-type="float" office:value="51.48218" calcext:value-type="float">
            <text:p>51.48218</text:p>
          </table:table-cell>
          <table:table-cell office:value-type="float" office:value="40.35017" calcext:value-type="float">
            <text:p>40.35017</text:p>
          </table:table-cell>
          <table:table-cell office:value-type="float" office:value="10.07461" calcext:value-type="float">
            <text:p>10.07461</text:p>
          </table:table-cell>
          <table:table-cell office:value-type="float" office:value="7.642065" calcext:value-type="float">
            <text:p>7.642065</text:p>
          </table:table-cell>
          <table:table-cell office:value-type="float" office:value="2.734556" calcext:value-type="float">
            <text:p>2.734556</text:p>
          </table:table-cell>
          <table:table-cell office:value-type="float" office:value="2.632523" calcext:value-type="float">
            <text:p>2.632523</text:p>
          </table:table-cell>
          <table:table-cell office:value-type="float" office:value="5.36953" calcext:value-type="float">
            <text:p>5.36953</text:p>
          </table:table-cell>
          <table:table-cell office:value-type="float" office:value="7.929476" calcext:value-type="float">
            <text:p>7.929476</text:p>
          </table:table-cell>
          <table:table-cell office:value-type="float" office:value="9.335942" calcext:value-type="float">
            <text:p>9.335942</text:p>
          </table:table-cell>
          <table:table-cell office:value-type="float" office:value="9.694874" calcext:value-type="float">
            <text:p>9.694874</text:p>
          </table:table-cell>
          <table:table-cell office:value-type="float" office:value="10.41086" calcext:value-type="float">
            <text:p>10.41086</text:p>
          </table:table-cell>
          <table:table-cell office:value-type="float" office:value="11.59482" calcext:value-type="float">
            <text:p>11.59482</text:p>
          </table:table-cell>
          <table:table-cell office:value-type="float" office:value="11.99971" calcext:value-type="float">
            <text:p>11.99971</text:p>
          </table:table-cell>
          <table:table-cell office:value-type="float" office:value="0" calcext:value-type="float">
            <text:p>0</text:p>
          </table:table-cell>
          <table:table-cell office:value-type="float" office:value="131.9671" calcext:value-type="float">
            <text:p>131.96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5" calcext:value-type="float">
            <text:p>15072005</text:p>
          </table:table-cell>
          <table:table-cell office:value-type="float" office:value="1.631684" calcext:value-type="float">
            <text:p>1.631684</text:p>
          </table:table-cell>
          <table:table-cell office:value-type="float" office:value="135.314" calcext:value-type="float">
            <text:p>135.3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50224" calcext:value-type="float">
            <text:p>40.50224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4871699" calcext:value-type="float">
            <text:p>0.0004871699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0.006189775" calcext:value-type="float">
            <text:p>0.006189775</text:p>
          </table:table-cell>
          <table:table-cell office:value-type="float" office:value="1168.911" calcext:value-type="float">
            <text:p>1168.911</text:p>
          </table:table-cell>
          <table:table-cell office:value-type="float" office:value="1.317162" calcext:value-type="float">
            <text:p>1.317162</text:p>
          </table:table-cell>
          <table:table-cell office:value-type="float" office:value="0" calcext:value-type="float">
            <text:p>0</text:p>
          </table:table-cell>
          <table:table-cell office:value-type="float" office:value="0.4500988" calcext:value-type="float">
            <text:p>0.4500988</text:p>
          </table:table-cell>
          <table:table-cell office:value-type="float" office:value="0.6108885" calcext:value-type="float">
            <text:p>0.6108885</text:p>
          </table:table-cell>
          <table:table-cell office:value-type="float" office:value="0.5249023" calcext:value-type="float">
            <text:p>0.5249023</text:p>
          </table:table-cell>
          <table:table-cell office:value-type="float" office:value="0.1450658" calcext:value-type="float">
            <text:p>0.1450658</text:p>
          </table:table-cell>
          <table:table-cell office:value-type="float" office:value="0.1254227" calcext:value-type="float">
            <text:p>0.1254227</text:p>
          </table:table-cell>
          <table:table-cell office:value-type="float" office:value="0.0519776" calcext:value-type="float">
            <text:p>0.0519776</text:p>
          </table:table-cell>
          <table:table-cell office:value-type="float" office:value="0.04720524" calcext:value-type="float">
            <text:p>0.04720524</text:p>
          </table:table-cell>
          <table:table-cell office:value-type="float" office:value="0.08978757" calcext:value-type="float">
            <text:p>0.08978757</text:p>
          </table:table-cell>
          <table:table-cell office:value-type="float" office:value="0.1504522" calcext:value-type="float">
            <text:p>0.1504522</text:p>
          </table:table-cell>
          <table:table-cell office:value-type="float" office:value="0.1617188" calcext:value-type="float">
            <text:p>0.1617188</text:p>
          </table:table-cell>
          <table:table-cell office:value-type="float" office:value="0.1637988" calcext:value-type="float">
            <text:p>0.1637988</text:p>
          </table:table-cell>
          <table:table-cell office:value-type="float" office:value="0.1716317" calcext:value-type="float">
            <text:p>0.1716317</text:p>
          </table:table-cell>
          <table:table-cell office:value-type="float" office:value="0.1837498" calcext:value-type="float">
            <text:p>0.1837498</text:p>
          </table:table-cell>
          <table:table-cell office:value-type="float" office:value="0.1879607" calcext:value-type="float">
            <text:p>0.1879607</text:p>
          </table:table-cell>
          <table:table-cell office:value-type="float" office:value="0" calcext:value-type="float">
            <text:p>0</text:p>
          </table:table-cell>
          <table:table-cell office:value-type="float" office:value="50.88294" calcext:value-type="float">
            <text:p>50.88294</text:p>
          </table:table-cell>
          <table:table-cell office:value-type="float" office:value="51.52405" calcext:value-type="float">
            <text:p>51.52405</text:p>
          </table:table-cell>
          <table:table-cell office:value-type="float" office:value="40.40582" calcext:value-type="float">
            <text:p>40.40582</text:p>
          </table:table-cell>
          <table:table-cell office:value-type="float" office:value="10.09559" calcext:value-type="float">
            <text:p>10.09559</text:p>
          </table:table-cell>
          <table:table-cell office:value-type="float" office:value="7.664197" calcext:value-type="float">
            <text:p>7.664197</text:p>
          </table:table-cell>
          <table:table-cell office:value-type="float" office:value="2.741058" calcext:value-type="float">
            <text:p>2.741058</text:p>
          </table:table-cell>
          <table:table-cell office:value-type="float" office:value="2.637144" calcext:value-type="float">
            <text:p>2.637144</text:p>
          </table:table-cell>
          <table:table-cell office:value-type="float" office:value="5.375552" calcext:value-type="float">
            <text:p>5.375552</text:p>
          </table:table-cell>
          <table:table-cell office:value-type="float" office:value="7.93647" calcext:value-type="float">
            <text:p>7.93647</text:p>
          </table:table-cell>
          <table:table-cell office:value-type="float" office:value="9.340878" calcext:value-type="float">
            <text:p>9.340878</text:p>
          </table:table-cell>
          <table:table-cell office:value-type="float" office:value="9.699455" calcext:value-type="float">
            <text:p>9.699455</text:p>
          </table:table-cell>
          <table:table-cell office:value-type="float" office:value="10.41474" calcext:value-type="float">
            <text:p>10.41474</text:p>
          </table:table-cell>
          <table:table-cell office:value-type="float" office:value="11.5973" calcext:value-type="float">
            <text:p>11.5973</text:p>
          </table:table-cell>
          <table:table-cell office:value-type="float" office:value="12.00202" calcext:value-type="float">
            <text:p>12.00202</text:p>
          </table:table-cell>
          <table:table-cell office:value-type="float" office:value="0" calcext:value-type="float">
            <text:p>0</text:p>
          </table:table-cell>
          <table:table-cell office:value-type="float" office:value="143.4518" calcext:value-type="float">
            <text:p>143.45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5" calcext:value-type="float">
            <text:p>16072005</text:p>
          </table:table-cell>
          <table:table-cell office:value-type="float" office:value="1.615285" calcext:value-type="float">
            <text:p>1.615285</text:p>
          </table:table-cell>
          <table:table-cell office:value-type="float" office:value="135.3059" calcext:value-type="float">
            <text:p>135.305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52599" calcext:value-type="float">
            <text:p>40.52599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4887233" calcext:value-type="float">
            <text:p>0.0004887233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0.006193141" calcext:value-type="float">
            <text:p>0.006193141</text:p>
          </table:table-cell>
          <table:table-cell office:value-type="float" office:value="1168.91" calcext:value-type="float">
            <text:p>1168.91</text:p>
          </table:table-cell>
          <table:table-cell office:value-type="float" office:value="1.304216" calcext:value-type="float">
            <text:p>1.304216</text:p>
          </table:table-cell>
          <table:table-cell office:value-type="float" office:value="0" calcext:value-type="float">
            <text:p>0</text:p>
          </table:table-cell>
          <table:table-cell office:value-type="float" office:value="0.4482124" calcext:value-type="float">
            <text:p>0.4482124</text:p>
          </table:table-cell>
          <table:table-cell office:value-type="float" office:value="0.6474289" calcext:value-type="float">
            <text:p>0.6474289</text:p>
          </table:table-cell>
          <table:table-cell office:value-type="float" office:value="0.552448" calcext:value-type="float">
            <text:p>0.552448</text:p>
          </table:table-cell>
          <table:table-cell office:value-type="float" office:value="0.1504033" calcext:value-type="float">
            <text:p>0.1504033</text:p>
          </table:table-cell>
          <table:table-cell office:value-type="float" office:value="0.1298732" calcext:value-type="float">
            <text:p>0.1298732</text:p>
          </table:table-cell>
          <table:table-cell office:value-type="float" office:value="0.05297146" calcext:value-type="float">
            <text:p>0.05297146</text:p>
          </table:table-cell>
          <table:table-cell office:value-type="float" office:value="0.04771546" calcext:value-type="float">
            <text:p>0.04771546</text:p>
          </table:table-cell>
          <table:table-cell office:value-type="float" office:value="0.09004728" calcext:value-type="float">
            <text:p>0.09004728</text:p>
          </table:table-cell>
          <table:table-cell office:value-type="float" office:value="0.1505726" calcext:value-type="float">
            <text:p>0.1505726</text:p>
          </table:table-cell>
          <table:table-cell office:value-type="float" office:value="0.1617946" calcext:value-type="float">
            <text:p>0.1617946</text:p>
          </table:table-cell>
          <table:table-cell office:value-type="float" office:value="0.1638576" calcext:value-type="float">
            <text:p>0.1638576</text:p>
          </table:table-cell>
          <table:table-cell office:value-type="float" office:value="0.1716815" calcext:value-type="float">
            <text:p>0.1716815</text:p>
          </table:table-cell>
          <table:table-cell office:value-type="float" office:value="0.1837777" calcext:value-type="float">
            <text:p>0.1837777</text:p>
          </table:table-cell>
          <table:table-cell office:value-type="float" office:value="0.187984" calcext:value-type="float">
            <text:p>0.187984</text:p>
          </table:table-cell>
          <table:table-cell office:value-type="float" office:value="0" calcext:value-type="float">
            <text:p>0</text:p>
          </table:table-cell>
          <table:table-cell office:value-type="float" office:value="50.91027" calcext:value-type="float">
            <text:p>50.91027</text:p>
          </table:table-cell>
          <table:table-cell office:value-type="float" office:value="51.5738" calcext:value-type="float">
            <text:p>51.5738</text:p>
          </table:table-cell>
          <table:table-cell office:value-type="float" office:value="40.46741" calcext:value-type="float">
            <text:p>40.46741</text:p>
          </table:table-cell>
          <table:table-cell office:value-type="float" office:value="10.11767" calcext:value-type="float">
            <text:p>10.11767</text:p>
          </table:table-cell>
          <table:table-cell office:value-type="float" office:value="7.687522" calcext:value-type="float">
            <text:p>7.687522</text:p>
          </table:table-cell>
          <table:table-cell office:value-type="float" office:value="2.747779" calcext:value-type="float">
            <text:p>2.747779</text:p>
          </table:table-cell>
          <table:table-cell office:value-type="float" office:value="2.641874" calcext:value-type="float">
            <text:p>2.641874</text:p>
          </table:table-cell>
          <table:table-cell office:value-type="float" office:value="5.381611" calcext:value-type="float">
            <text:p>5.381611</text:p>
          </table:table-cell>
          <table:table-cell office:value-type="float" office:value="7.943463" calcext:value-type="float">
            <text:p>7.943463</text:p>
          </table:table-cell>
          <table:table-cell office:value-type="float" office:value="9.345814" calcext:value-type="float">
            <text:p>9.345814</text:p>
          </table:table-cell>
          <table:table-cell office:value-type="float" office:value="9.704037" calcext:value-type="float">
            <text:p>9.704037</text:p>
          </table:table-cell>
          <table:table-cell office:value-type="float" office:value="10.41861" calcext:value-type="float">
            <text:p>10.41861</text:p>
          </table:table-cell>
          <table:table-cell office:value-type="float" office:value="11.59978" calcext:value-type="float">
            <text:p>11.59978</text:p>
          </table:table-cell>
          <table:table-cell office:value-type="float" office:value="12.00432" calcext:value-type="float">
            <text:p>12.00432</text:p>
          </table:table-cell>
          <table:table-cell office:value-type="float" office:value="0" calcext:value-type="float">
            <text:p>0</text:p>
          </table:table-cell>
          <table:table-cell office:value-type="float" office:value="156.247" calcext:value-type="float">
            <text:p>156.2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5" calcext:value-type="float">
            <text:p>17072005</text:p>
          </table:table-cell>
          <table:table-cell office:value-type="float" office:value="1.598522" calcext:value-type="float">
            <text:p>1.598522</text:p>
          </table:table-cell>
          <table:table-cell office:value-type="float" office:value="135.2974" calcext:value-type="float">
            <text:p>135.297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55009" calcext:value-type="float">
            <text:p>40.55009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4909002" calcext:value-type="float">
            <text:p>0.0004909002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0.006320585" calcext:value-type="float">
            <text:p>0.006320585</text:p>
          </table:table-cell>
          <table:table-cell office:value-type="float" office:value="1168.908" calcext:value-type="float">
            <text:p>1168.908</text:p>
          </table:table-cell>
          <table:table-cell office:value-type="float" office:value="1.289021" calcext:value-type="float">
            <text:p>1.289021</text:p>
          </table:table-cell>
          <table:table-cell office:value-type="float" office:value="0" calcext:value-type="float">
            <text:p>0</text:p>
          </table:table-cell>
          <table:table-cell office:value-type="float" office:value="0.2251752" calcext:value-type="float">
            <text:p>0.2251752</text:p>
          </table:table-cell>
          <table:table-cell office:value-type="float" office:value="0.4118732" calcext:value-type="float">
            <text:p>0.4118732</text:p>
          </table:table-cell>
          <table:table-cell office:value-type="float" office:value="0.5084667" calcext:value-type="float">
            <text:p>0.5084667</text:p>
          </table:table-cell>
          <table:table-cell office:value-type="float" office:value="0.1709022" calcext:value-type="float">
            <text:p>0.1709022</text:p>
          </table:table-cell>
          <table:table-cell office:value-type="float" office:value="0.134367" calcext:value-type="float">
            <text:p>0.134367</text:p>
          </table:table-cell>
          <table:table-cell office:value-type="float" office:value="0.05424986" calcext:value-type="float">
            <text:p>0.05424986</text:p>
          </table:table-cell>
          <table:table-cell office:value-type="float" office:value="0.04320383" calcext:value-type="float">
            <text:p>0.04320383</text:p>
          </table:table-cell>
          <table:table-cell office:value-type="float" office:value="0.09028409" calcext:value-type="float">
            <text:p>0.09028409</text:p>
          </table:table-cell>
          <table:table-cell office:value-type="float" office:value="0.1507302" calcext:value-type="float">
            <text:p>0.1507302</text:p>
          </table:table-cell>
          <table:table-cell office:value-type="float" office:value="0.1618736" calcext:value-type="float">
            <text:p>0.1618736</text:p>
          </table:table-cell>
          <table:table-cell office:value-type="float" office:value="0.163916" calcext:value-type="float">
            <text:p>0.163916</text:p>
          </table:table-cell>
          <table:table-cell office:value-type="float" office:value="0.1717413" calcext:value-type="float">
            <text:p>0.1717413</text:p>
          </table:table-cell>
          <table:table-cell office:value-type="float" office:value="0.1837986" calcext:value-type="float">
            <text:p>0.1837986</text:p>
          </table:table-cell>
          <table:table-cell office:value-type="float" office:value="0.1880073" calcext:value-type="float">
            <text:p>0.1880073</text:p>
          </table:table-cell>
          <table:table-cell office:value-type="float" office:value="0" calcext:value-type="float">
            <text:p>0</text:p>
          </table:table-cell>
          <table:table-cell office:value-type="float" office:value="50.90628" calcext:value-type="float">
            <text:p>50.90628</text:p>
          </table:table-cell>
          <table:table-cell office:value-type="float" office:value="51.62366" calcext:value-type="float">
            <text:p>51.62366</text:p>
          </table:table-cell>
          <table:table-cell office:value-type="float" office:value="40.53786" calcext:value-type="float">
            <text:p>40.53786</text:p>
          </table:table-cell>
          <table:table-cell office:value-type="float" office:value="10.14172" calcext:value-type="float">
            <text:p>10.14172</text:p>
          </table:table-cell>
          <table:table-cell office:value-type="float" office:value="7.71254" calcext:value-type="float">
            <text:p>7.71254</text:p>
          </table:table-cell>
          <table:table-cell office:value-type="float" office:value="2.754765" calcext:value-type="float">
            <text:p>2.754765</text:p>
          </table:table-cell>
          <table:table-cell office:value-type="float" office:value="2.646667" calcext:value-type="float">
            <text:p>2.646667</text:p>
          </table:table-cell>
          <table:table-cell office:value-type="float" office:value="5.387727" calcext:value-type="float">
            <text:p>5.387727</text:p>
          </table:table-cell>
          <table:table-cell office:value-type="float" office:value="7.950457" calcext:value-type="float">
            <text:p>7.950457</text:p>
          </table:table-cell>
          <table:table-cell office:value-type="float" office:value="9.35075" calcext:value-type="float">
            <text:p>9.35075</text:p>
          </table:table-cell>
          <table:table-cell office:value-type="float" office:value="9.708618" calcext:value-type="float">
            <text:p>9.708618</text:p>
          </table:table-cell>
          <table:table-cell office:value-type="float" office:value="10.42246" calcext:value-type="float">
            <text:p>10.42246</text:p>
          </table:table-cell>
          <table:table-cell office:value-type="float" office:value="11.60226" calcext:value-type="float">
            <text:p>11.60226</text:p>
          </table:table-cell>
          <table:table-cell office:value-type="float" office:value="12.00661" calcext:value-type="float">
            <text:p>12.00661</text:p>
          </table:table-cell>
          <table:table-cell office:value-type="float" office:value="0" calcext:value-type="float">
            <text:p>0</text:p>
          </table:table-cell>
          <table:table-cell office:value-type="float" office:value="23.18622" calcext:value-type="float">
            <text:p>23.186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5" calcext:value-type="float">
            <text:p>18072005</text:p>
          </table:table-cell>
          <table:table-cell office:value-type="float" office:value="1.586504" calcext:value-type="float">
            <text:p>1.586504</text:p>
          </table:table-cell>
          <table:table-cell office:value-type="float" office:value="135.2913" calcext:value-type="float">
            <text:p>135.29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57137" calcext:value-type="float">
            <text:p>40.57137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4924257" calcext:value-type="float">
            <text:p>0.0004924257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0.006317221" calcext:value-type="float">
            <text:p>0.006317221</text:p>
          </table:table-cell>
          <table:table-cell office:value-type="float" office:value="1168.909" calcext:value-type="float">
            <text:p>1168.909</text:p>
          </table:table-cell>
          <table:table-cell office:value-type="float" office:value="1.290767" calcext:value-type="float">
            <text:p>1.290767</text:p>
          </table:table-cell>
          <table:table-cell office:value-type="float" office:value="0" calcext:value-type="float">
            <text:p>0</text:p>
          </table:table-cell>
          <table:table-cell office:value-type="float" office:value="0.7023225" calcext:value-type="float">
            <text:p>0.7023225</text:p>
          </table:table-cell>
          <table:table-cell office:value-type="float" office:value="0.4839927" calcext:value-type="float">
            <text:p>0.4839927</text:p>
          </table:table-cell>
          <table:table-cell office:value-type="float" office:value="0.4350546" calcext:value-type="float">
            <text:p>0.4350546</text:p>
          </table:table-cell>
          <table:table-cell office:value-type="float" office:value="0.1591768" calcext:value-type="float">
            <text:p>0.1591768</text:p>
          </table:table-cell>
          <table:table-cell office:value-type="float" office:value="0.1197917" calcext:value-type="float">
            <text:p>0.1197917</text:p>
          </table:table-cell>
          <table:table-cell office:value-type="float" office:value="0.05397118" calcext:value-type="float">
            <text:p>0.05397118</text:p>
          </table:table-cell>
          <table:table-cell office:value-type="float" office:value="0.04550865" calcext:value-type="float">
            <text:p>0.04550865</text:p>
          </table:table-cell>
          <table:table-cell office:value-type="float" office:value="0.09006075" calcext:value-type="float">
            <text:p>0.09006075</text:p>
          </table:table-cell>
          <table:table-cell office:value-type="float" office:value="0.150852" calcext:value-type="float">
            <text:p>0.150852</text:p>
          </table:table-cell>
          <table:table-cell office:value-type="float" office:value="0.1619567" calcext:value-type="float">
            <text:p>0.1619567</text:p>
          </table:table-cell>
          <table:table-cell office:value-type="float" office:value="0.1639746" calcext:value-type="float">
            <text:p>0.1639746</text:p>
          </table:table-cell>
          <table:table-cell office:value-type="float" office:value="0.1717886" calcext:value-type="float">
            <text:p>0.1717886</text:p>
          </table:table-cell>
          <table:table-cell office:value-type="float" office:value="0.18383" calcext:value-type="float">
            <text:p>0.18383</text:p>
          </table:table-cell>
          <table:table-cell office:value-type="float" office:value="0.1880306" calcext:value-type="float">
            <text:p>0.1880306</text:p>
          </table:table-cell>
          <table:table-cell office:value-type="float" office:value="0" calcext:value-type="float">
            <text:p>0</text:p>
          </table:table-cell>
          <table:table-cell office:value-type="float" office:value="50.92842" calcext:value-type="float">
            <text:p>50.92842</text:p>
          </table:table-cell>
          <table:table-cell office:value-type="float" office:value="51.59948" calcext:value-type="float">
            <text:p>51.59948</text:p>
          </table:table-cell>
          <table:table-cell office:value-type="float" office:value="40.57661" calcext:value-type="float">
            <text:p>40.57661</text:p>
          </table:table-cell>
          <table:table-cell office:value-type="float" office:value="10.19083" calcext:value-type="float">
            <text:p>10.19083</text:p>
          </table:table-cell>
          <table:table-cell office:value-type="float" office:value="7.743505" calcext:value-type="float">
            <text:p>7.743505</text:p>
          </table:table-cell>
          <table:table-cell office:value-type="float" office:value="2.762674" calcext:value-type="float">
            <text:p>2.762674</text:p>
          </table:table-cell>
          <table:table-cell office:value-type="float" office:value="2.651134" calcext:value-type="float">
            <text:p>2.651134</text:p>
          </table:table-cell>
          <table:table-cell office:value-type="float" office:value="5.393878" calcext:value-type="float">
            <text:p>5.393878</text:p>
          </table:table-cell>
          <table:table-cell office:value-type="float" office:value="7.957457" calcext:value-type="float">
            <text:p>7.957457</text:p>
          </table:table-cell>
          <table:table-cell office:value-type="float" office:value="9.355682" calcext:value-type="float">
            <text:p>9.355682</text:p>
          </table:table-cell>
          <table:table-cell office:value-type="float" office:value="9.7132" calcext:value-type="float">
            <text:p>9.7132</text:p>
          </table:table-cell>
          <table:table-cell office:value-type="float" office:value="10.42627" calcext:value-type="float">
            <text:p>10.42627</text:p>
          </table:table-cell>
          <table:table-cell office:value-type="float" office:value="11.60474" calcext:value-type="float">
            <text:p>11.60474</text:p>
          </table:table-cell>
          <table:table-cell office:value-type="float" office:value="12.00891" calcext:value-type="float">
            <text:p>12.00891</text:p>
          </table:table-cell>
          <table:table-cell office:value-type="float" office:value="0" calcext:value-type="float">
            <text:p>0</text:p>
          </table:table-cell>
          <table:table-cell office:value-type="float" office:value="73.27967" calcext:value-type="float">
            <text:p>73.27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5" calcext:value-type="float">
            <text:p>19072005</text:p>
          </table:table-cell>
          <table:table-cell office:value-type="float" office:value="1.572959" calcext:value-type="float">
            <text:p>1.572959</text:p>
          </table:table-cell>
          <table:table-cell office:value-type="float" office:value="135.284" calcext:value-type="float">
            <text:p>135.28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59232" calcext:value-type="float">
            <text:p>40.59232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4939528" calcext:value-type="float">
            <text:p>0.0004939528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0.006314517" calcext:value-type="float">
            <text:p>0.006314517</text:p>
          </table:table-cell>
          <table:table-cell office:value-type="float" office:value="1168.91" calcext:value-type="float">
            <text:p>1168.91</text:p>
          </table:table-cell>
          <table:table-cell office:value-type="float" office:value="1.285678" calcext:value-type="float">
            <text:p>1.285678</text:p>
          </table:table-cell>
          <table:table-cell office:value-type="float" office:value="0" calcext:value-type="float">
            <text:p>0</text:p>
          </table:table-cell>
          <table:table-cell office:value-type="float" office:value="0.5026035" calcext:value-type="float">
            <text:p>0.5026035</text:p>
          </table:table-cell>
          <table:table-cell office:value-type="float" office:value="0.5439157" calcext:value-type="float">
            <text:p>0.5439157</text:p>
          </table:table-cell>
          <table:table-cell office:value-type="float" office:value="0.4632837" calcext:value-type="float">
            <text:p>0.4632837</text:p>
          </table:table-cell>
          <table:table-cell office:value-type="float" office:value="0.1411937" calcext:value-type="float">
            <text:p>0.1411937</text:p>
          </table:table-cell>
          <table:table-cell office:value-type="float" office:value="0.1136149" calcext:value-type="float">
            <text:p>0.1136149</text:p>
          </table:table-cell>
          <table:table-cell office:value-type="float" office:value="0.05026764" calcext:value-type="float">
            <text:p>0.05026764</text:p>
          </table:table-cell>
          <table:table-cell office:value-type="float" office:value="0.04552969" calcext:value-type="float">
            <text:p>0.04552969</text:p>
          </table:table-cell>
          <table:table-cell office:value-type="float" office:value="0.08964033" calcext:value-type="float">
            <text:p>0.08964033</text:p>
          </table:table-cell>
          <table:table-cell office:value-type="float" office:value="0.1508811" calcext:value-type="float">
            <text:p>0.1508811</text:p>
          </table:table-cell>
          <table:table-cell office:value-type="float" office:value="0.1620387" calcext:value-type="float">
            <text:p>0.1620387</text:p>
          </table:table-cell>
          <table:table-cell office:value-type="float" office:value="0.1640338" calcext:value-type="float">
            <text:p>0.1640338</text:p>
          </table:table-cell>
          <table:table-cell office:value-type="float" office:value="0.1718307" calcext:value-type="float">
            <text:p>0.1718307</text:p>
          </table:table-cell>
          <table:table-cell office:value-type="float" office:value="0.1838591" calcext:value-type="float">
            <text:p>0.1838591</text:p>
          </table:table-cell>
          <table:table-cell office:value-type="float" office:value="0.1880539" calcext:value-type="float">
            <text:p>0.1880539</text:p>
          </table:table-cell>
          <table:table-cell office:value-type="float" office:value="0" calcext:value-type="float">
            <text:p>0</text:p>
          </table:table-cell>
          <table:table-cell office:value-type="float" office:value="50.97204" calcext:value-type="float">
            <text:p>50.97204</text:p>
          </table:table-cell>
          <table:table-cell office:value-type="float" office:value="51.60659" calcext:value-type="float">
            <text:p>51.60659</text:p>
          </table:table-cell>
          <table:table-cell office:value-type="float" office:value="40.60881" calcext:value-type="float">
            <text:p>40.60881</text:p>
          </table:table-cell>
          <table:table-cell office:value-type="float" office:value="10.21711" calcext:value-type="float">
            <text:p>10.21711</text:p>
          </table:table-cell>
          <table:table-cell office:value-type="float" office:value="7.765308" calcext:value-type="float">
            <text:p>7.765308</text:p>
          </table:table-cell>
          <table:table-cell office:value-type="float" office:value="2.77005" calcext:value-type="float">
            <text:p>2.77005</text:p>
          </table:table-cell>
          <table:table-cell office:value-type="float" office:value="2.655852" calcext:value-type="float">
            <text:p>2.655852</text:p>
          </table:table-cell>
          <table:table-cell office:value-type="float" office:value="5.39996" calcext:value-type="float">
            <text:p>5.39996</text:p>
          </table:table-cell>
          <table:table-cell office:value-type="float" office:value="7.964496" calcext:value-type="float">
            <text:p>7.964496</text:p>
          </table:table-cell>
          <table:table-cell office:value-type="float" office:value="9.360619" calcext:value-type="float">
            <text:p>9.360619</text:p>
          </table:table-cell>
          <table:table-cell office:value-type="float" office:value="9.717782" calcext:value-type="float">
            <text:p>9.717782</text:p>
          </table:table-cell>
          <table:table-cell office:value-type="float" office:value="10.43006" calcext:value-type="float">
            <text:p>10.43006</text:p>
          </table:table-cell>
          <table:table-cell office:value-type="float" office:value="11.60723" calcext:value-type="float">
            <text:p>11.60723</text:p>
          </table:table-cell>
          <table:table-cell office:value-type="float" office:value="12.01121" calcext:value-type="float">
            <text:p>12.01121</text:p>
          </table:table-cell>
          <table:table-cell office:value-type="float" office:value="0" calcext:value-type="float">
            <text:p>0</text:p>
          </table:table-cell>
          <table:table-cell office:value-type="float" office:value="119.9597" calcext:value-type="float">
            <text:p>119.95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5" calcext:value-type="float">
            <text:p>20072005</text:p>
          </table:table-cell>
          <table:table-cell office:value-type="float" office:value="1.556586" calcext:value-type="float">
            <text:p>1.556586</text:p>
          </table:table-cell>
          <table:table-cell office:value-type="float" office:value="135.2756" calcext:value-type="float">
            <text:p>135.27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61489" calcext:value-type="float">
            <text:p>40.61489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4954839" calcext:value-type="float">
            <text:p>0.0004954839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0.006312339" calcext:value-type="float">
            <text:p>0.006312339</text:p>
          </table:table-cell>
          <table:table-cell office:value-type="float" office:value="1168.91" calcext:value-type="float">
            <text:p>1168.91</text:p>
          </table:table-cell>
          <table:table-cell office:value-type="float" office:value="1.271195" calcext:value-type="float">
            <text:p>1.271195</text:p>
          </table:table-cell>
          <table:table-cell office:value-type="float" office:value="0" calcext:value-type="float">
            <text:p>0</text:p>
          </table:table-cell>
          <table:table-cell office:value-type="float" office:value="0.4840478" calcext:value-type="float">
            <text:p>0.4840478</text:p>
          </table:table-cell>
          <table:table-cell office:value-type="float" office:value="0.6127683" calcext:value-type="float">
            <text:p>0.6127683</text:p>
          </table:table-cell>
          <table:table-cell office:value-type="float" office:value="0.5163059" calcext:value-type="float">
            <text:p>0.5163059</text:p>
          </table:table-cell>
          <table:table-cell office:value-type="float" office:value="0.1456147" calcext:value-type="float">
            <text:p>0.1456147</text:p>
          </table:table-cell>
          <table:table-cell office:value-type="float" office:value="0.1198006" calcext:value-type="float">
            <text:p>0.1198006</text:p>
          </table:table-cell>
          <table:table-cell office:value-type="float" office:value="0.05062744" calcext:value-type="float">
            <text:p>0.05062744</text:p>
          </table:table-cell>
          <table:table-cell office:value-type="float" office:value="0.0461118" calcext:value-type="float">
            <text:p>0.0461118</text:p>
          </table:table-cell>
          <table:table-cell office:value-type="float" office:value="0.08968503" calcext:value-type="float">
            <text:p>0.08968503</text:p>
          </table:table-cell>
          <table:table-cell office:value-type="float" office:value="0.1508717" calcext:value-type="float">
            <text:p>0.1508717</text:p>
          </table:table-cell>
          <table:table-cell office:value-type="float" office:value="0.1621148" calcext:value-type="float">
            <text:p>0.1621148</text:p>
          </table:table-cell>
          <table:table-cell office:value-type="float" office:value="0.1640926" calcext:value-type="float">
            <text:p>0.1640926</text:p>
          </table:table-cell>
          <table:table-cell office:value-type="float" office:value="0.1718781" calcext:value-type="float">
            <text:p>0.1718781</text:p>
          </table:table-cell>
          <table:table-cell office:value-type="float" office:value="0.1838875" calcext:value-type="float">
            <text:p>0.1838875</text:p>
          </table:table-cell>
          <table:table-cell office:value-type="float" office:value="0.1880767" calcext:value-type="float">
            <text:p>0.1880767</text:p>
          </table:table-cell>
          <table:table-cell office:value-type="float" office:value="0" calcext:value-type="float">
            <text:p>0</text:p>
          </table:table-cell>
          <table:table-cell office:value-type="float" office:value="51.00535" calcext:value-type="float">
            <text:p>51.00535</text:p>
          </table:table-cell>
          <table:table-cell office:value-type="float" office:value="51.64228" calcext:value-type="float">
            <text:p>51.64228</text:p>
          </table:table-cell>
          <table:table-cell office:value-type="float" office:value="40.65745" calcext:value-type="float">
            <text:p>40.65745</text:p>
          </table:table-cell>
          <table:table-cell office:value-type="float" office:value="10.24001" calcext:value-type="float">
            <text:p>10.24001</text:p>
          </table:table-cell>
          <table:table-cell office:value-type="float" office:value="7.786985" calcext:value-type="float">
            <text:p>7.786985</text:p>
          </table:table-cell>
          <table:table-cell office:value-type="float" office:value="2.776966" calcext:value-type="float">
            <text:p>2.776966</text:p>
          </table:table-cell>
          <table:table-cell office:value-type="float" office:value="2.660663" calcext:value-type="float">
            <text:p>2.660663</text:p>
          </table:table-cell>
          <table:table-cell office:value-type="float" office:value="5.406034" calcext:value-type="float">
            <text:p>5.406034</text:p>
          </table:table-cell>
          <table:table-cell office:value-type="float" office:value="7.971535" calcext:value-type="float">
            <text:p>7.971535</text:p>
          </table:table-cell>
          <table:table-cell office:value-type="float" office:value="9.365557" calcext:value-type="float">
            <text:p>9.365557</text:p>
          </table:table-cell>
          <table:table-cell office:value-type="float" office:value="9.722363" calcext:value-type="float">
            <text:p>9.722363</text:p>
          </table:table-cell>
          <table:table-cell office:value-type="float" office:value="10.43386" calcext:value-type="float">
            <text:p>10.43386</text:p>
          </table:table-cell>
          <table:table-cell office:value-type="float" office:value="11.6097" calcext:value-type="float">
            <text:p>11.6097</text:p>
          </table:table-cell>
          <table:table-cell office:value-type="float" office:value="12.01346" calcext:value-type="float">
            <text:p>12.01346</text:p>
          </table:table-cell>
          <table:table-cell office:value-type="float" office:value="0" calcext:value-type="float">
            <text:p>0</text:p>
          </table:table-cell>
          <table:table-cell office:value-type="float" office:value="153.2774" calcext:value-type="float">
            <text:p>153.27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5" calcext:value-type="float">
            <text:p>21072005</text:p>
          </table:table-cell>
          <table:table-cell office:value-type="float" office:value="1.544022" calcext:value-type="float">
            <text:p>1.544022</text:p>
          </table:table-cell>
          <table:table-cell office:value-type="float" office:value="135.2681" calcext:value-type="float">
            <text:p>135.268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63726" calcext:value-type="float">
            <text:p>40.63726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497015" calcext:value-type="float">
            <text:p>0.000497015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0.006310581" calcext:value-type="float">
            <text:p>0.006310581</text:p>
          </table:table-cell>
          <table:table-cell office:value-type="float" office:value="1168.911" calcext:value-type="float">
            <text:p>1168.911</text:p>
          </table:table-cell>
          <table:table-cell office:value-type="float" office:value="1.271749" calcext:value-type="float">
            <text:p>1.271749</text:p>
          </table:table-cell>
          <table:table-cell office:value-type="float" office:value="0" calcext:value-type="float">
            <text:p>0</text:p>
          </table:table-cell>
          <table:table-cell office:value-type="float" office:value="0.3918075" calcext:value-type="float">
            <text:p>0.3918075</text:p>
          </table:table-cell>
          <table:table-cell office:value-type="float" office:value="0.533448" calcext:value-type="float">
            <text:p>0.533448</text:p>
          </table:table-cell>
          <table:table-cell office:value-type="float" office:value="0.4674292" calcext:value-type="float">
            <text:p>0.4674292</text:p>
          </table:table-cell>
          <table:table-cell office:value-type="float" office:value="0.1344354" calcext:value-type="float">
            <text:p>0.1344354</text:p>
          </table:table-cell>
          <table:table-cell office:value-type="float" office:value="0.1151619" calcext:value-type="float">
            <text:p>0.1151619</text:p>
          </table:table-cell>
          <table:table-cell office:value-type="float" office:value="0.05037304" calcext:value-type="float">
            <text:p>0.05037304</text:p>
          </table:table-cell>
          <table:table-cell office:value-type="float" office:value="0.04643518" calcext:value-type="float">
            <text:p>0.04643518</text:p>
          </table:table-cell>
          <table:table-cell office:value-type="float" office:value="0.0900733" calcext:value-type="float">
            <text:p>0.0900733</text:p>
          </table:table-cell>
          <table:table-cell office:value-type="float" office:value="0.1509358" calcext:value-type="float">
            <text:p>0.1509358</text:p>
          </table:table-cell>
          <table:table-cell office:value-type="float" office:value="0.1621892" calcext:value-type="float">
            <text:p>0.1621892</text:p>
          </table:table-cell>
          <table:table-cell office:value-type="float" office:value="0.1641509" calcext:value-type="float">
            <text:p>0.1641509</text:p>
          </table:table-cell>
          <table:table-cell office:value-type="float" office:value="0.171926" calcext:value-type="float">
            <text:p>0.171926</text:p>
          </table:table-cell>
          <table:table-cell office:value-type="float" office:value="0.1839152" calcext:value-type="float">
            <text:p>0.1839152</text:p>
          </table:table-cell>
          <table:table-cell office:value-type="float" office:value="0.1880992" calcext:value-type="float">
            <text:p>0.1880992</text:p>
          </table:table-cell>
          <table:table-cell office:value-type="float" office:value="0" calcext:value-type="float">
            <text:p>0</text:p>
          </table:table-cell>
          <table:table-cell office:value-type="float" office:value="51.0289" calcext:value-type="float">
            <text:p>51.0289</text:p>
          </table:table-cell>
          <table:table-cell office:value-type="float" office:value="51.67263" calcext:value-type="float">
            <text:p>51.67263</text:p>
          </table:table-cell>
          <table:table-cell office:value-type="float" office:value="40.70806" calcext:value-type="float">
            <text:p>40.70806</text:p>
          </table:table-cell>
          <table:table-cell office:value-type="float" office:value="10.26246" calcext:value-type="float">
            <text:p>10.26246</text:p>
          </table:table-cell>
          <table:table-cell office:value-type="float" office:value="7.809799" calcext:value-type="float">
            <text:p>7.809799</text:p>
          </table:table-cell>
          <table:table-cell office:value-type="float" office:value="2.784028" calcext:value-type="float">
            <text:p>2.784028</text:p>
          </table:table-cell>
          <table:table-cell office:value-type="float" office:value="2.665611" calcext:value-type="float">
            <text:p>2.665611</text:p>
          </table:table-cell>
          <table:table-cell office:value-type="float" office:value="5.412184" calcext:value-type="float">
            <text:p>5.412184</text:p>
          </table:table-cell>
          <table:table-cell office:value-type="float" office:value="7.978574" calcext:value-type="float">
            <text:p>7.978574</text:p>
          </table:table-cell>
          <table:table-cell office:value-type="float" office:value="9.370493" calcext:value-type="float">
            <text:p>9.370493</text:p>
          </table:table-cell>
          <table:table-cell office:value-type="float" office:value="9.726945" calcext:value-type="float">
            <text:p>9.726945</text:p>
          </table:table-cell>
          <table:table-cell office:value-type="float" office:value="10.43766" calcext:value-type="float">
            <text:p>10.43766</text:p>
          </table:table-cell>
          <table:table-cell office:value-type="float" office:value="11.6121" calcext:value-type="float">
            <text:p>11.6121</text:p>
          </table:table-cell>
          <table:table-cell office:value-type="float" office:value="12.01568" calcext:value-type="float">
            <text:p>12.01568</text:p>
          </table:table-cell>
          <table:table-cell office:value-type="float" office:value="0" calcext:value-type="float">
            <text:p>0</text:p>
          </table:table-cell>
          <table:table-cell office:value-type="float" office:value="145.6633" calcext:value-type="float">
            <text:p>145.66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5" calcext:value-type="float">
            <text:p>22072005</text:p>
          </table:table-cell>
          <table:table-cell office:value-type="float" office:value="1.526993" calcext:value-type="float">
            <text:p>1.526993</text:p>
          </table:table-cell>
          <table:table-cell office:value-type="float" office:value="135.2588" calcext:value-type="float">
            <text:p>135.258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65993" calcext:value-type="float">
            <text:p>40.65993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4985461" calcext:value-type="float">
            <text:p>0.0004985461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0.006309164" calcext:value-type="float">
            <text:p>0.006309164</text:p>
          </table:table-cell>
          <table:table-cell office:value-type="float" office:value="1168.912" calcext:value-type="float">
            <text:p>1168.912</text:p>
          </table:table-cell>
          <table:table-cell office:value-type="float" office:value="1.252195" calcext:value-type="float">
            <text:p>1.252195</text:p>
          </table:table-cell>
          <table:table-cell office:value-type="float" office:value="0" calcext:value-type="float">
            <text:p>0</text:p>
          </table:table-cell>
          <table:table-cell office:value-type="float" office:value="0.4319285" calcext:value-type="float">
            <text:p>0.4319285</text:p>
          </table:table-cell>
          <table:table-cell office:value-type="float" office:value="0.6321592" calcext:value-type="float">
            <text:p>0.6321592</text:p>
          </table:table-cell>
          <table:table-cell office:value-type="float" office:value="0.5374432" calcext:value-type="float">
            <text:p>0.5374432</text:p>
          </table:table-cell>
          <table:table-cell office:value-type="float" office:value="0.1475714" calcext:value-type="float">
            <text:p>0.1475714</text:p>
          </table:table-cell>
          <table:table-cell office:value-type="float" office:value="0.123187" calcext:value-type="float">
            <text:p>0.123187</text:p>
          </table:table-cell>
          <table:table-cell office:value-type="float" office:value="0.05098784" calcext:value-type="float">
            <text:p>0.05098784</text:p>
          </table:table-cell>
          <table:table-cell office:value-type="float" office:value="0.04649406" calcext:value-type="float">
            <text:p>0.04649406</text:p>
          </table:table-cell>
          <table:table-cell office:value-type="float" office:value="0.09023292" calcext:value-type="float">
            <text:p>0.09023292</text:p>
          </table:table-cell>
          <table:table-cell office:value-type="float" office:value="0.1510642" calcext:value-type="float">
            <text:p>0.1510642</text:p>
          </table:table-cell>
          <table:table-cell office:value-type="float" office:value="0.162267" calcext:value-type="float">
            <text:p>0.162267</text:p>
          </table:table-cell>
          <table:table-cell office:value-type="float" office:value="0.1642093" calcext:value-type="float">
            <text:p>0.1642093</text:p>
          </table:table-cell>
          <table:table-cell office:value-type="float" office:value="0.171974" calcext:value-type="float">
            <text:p>0.171974</text:p>
          </table:table-cell>
          <table:table-cell office:value-type="float" office:value="0.1839425" calcext:value-type="float">
            <text:p>0.1839425</text:p>
          </table:table-cell>
          <table:table-cell office:value-type="float" office:value="0.1881217" calcext:value-type="float">
            <text:p>0.1881217</text:p>
          </table:table-cell>
          <table:table-cell office:value-type="float" office:value="0" calcext:value-type="float">
            <text:p>0</text:p>
          </table:table-cell>
          <table:table-cell office:value-type="float" office:value="51.05312" calcext:value-type="float">
            <text:p>51.05312</text:p>
          </table:table-cell>
          <table:table-cell office:value-type="float" office:value="51.7116" calcext:value-type="float">
            <text:p>51.7116</text:p>
          </table:table-cell>
          <table:table-cell office:value-type="float" office:value="40.75998" calcext:value-type="float">
            <text:p>40.75998</text:p>
          </table:table-cell>
          <table:table-cell office:value-type="float" office:value="10.28332" calcext:value-type="float">
            <text:p>10.28332</text:p>
          </table:table-cell>
          <table:table-cell office:value-type="float" office:value="7.831472" calcext:value-type="float">
            <text:p>7.831472</text:p>
          </table:table-cell>
          <table:table-cell office:value-type="float" office:value="2.79082" calcext:value-type="float">
            <text:p>2.79082</text:p>
          </table:table-cell>
          <table:table-cell office:value-type="float" office:value="2.670498" calcext:value-type="float">
            <text:p>2.670498</text:p>
          </table:table-cell>
          <table:table-cell office:value-type="float" office:value="5.418406" calcext:value-type="float">
            <text:p>5.418406</text:p>
          </table:table-cell>
          <table:table-cell office:value-type="float" office:value="7.985628" calcext:value-type="float">
            <text:p>7.985628</text:p>
          </table:table-cell>
          <table:table-cell office:value-type="float" office:value="9.375428" calcext:value-type="float">
            <text:p>9.375428</text:p>
          </table:table-cell>
          <table:table-cell office:value-type="float" office:value="9.731526" calcext:value-type="float">
            <text:p>9.731526</text:p>
          </table:table-cell>
          <table:table-cell office:value-type="float" office:value="10.44146" calcext:value-type="float">
            <text:p>10.44146</text:p>
          </table:table-cell>
          <table:table-cell office:value-type="float" office:value="11.61451" calcext:value-type="float">
            <text:p>11.61451</text:p>
          </table:table-cell>
          <table:table-cell office:value-type="float" office:value="12.01789" calcext:value-type="float">
            <text:p>12.01789</text:p>
          </table:table-cell>
          <table:table-cell office:value-type="float" office:value="0" calcext:value-type="float">
            <text:p>0</text:p>
          </table:table-cell>
          <table:table-cell office:value-type="float" office:value="174.2687" calcext:value-type="float">
            <text:p>174.26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5" calcext:value-type="float">
            <text:p>23072005</text:p>
          </table:table-cell>
          <table:table-cell office:value-type="float" office:value="1.508493" calcext:value-type="float">
            <text:p>1.508493</text:p>
          </table:table-cell>
          <table:table-cell office:value-type="float" office:value="135.2483" calcext:value-type="float">
            <text:p>135.248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68543" calcext:value-type="float">
            <text:p>40.68543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5000771" calcext:value-type="float">
            <text:p>0.0005000771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0.006308044" calcext:value-type="float">
            <text:p>0.006308044</text:p>
          </table:table-cell>
          <table:table-cell office:value-type="float" office:value="1168.914" calcext:value-type="float">
            <text:p>1168.914</text:p>
          </table:table-cell>
          <table:table-cell office:value-type="float" office:value="1.224422" calcext:value-type="float">
            <text:p>1.224422</text:p>
          </table:table-cell>
          <table:table-cell office:value-type="float" office:value="0" calcext:value-type="float">
            <text:p>0</text:p>
          </table:table-cell>
          <table:table-cell office:value-type="float" office:value="0.45224" calcext:value-type="float">
            <text:p>0.45224</text:p>
          </table:table-cell>
          <table:table-cell office:value-type="float" office:value="0.6696377" calcext:value-type="float">
            <text:p>0.6696377</text:p>
          </table:table-cell>
          <table:table-cell office:value-type="float" office:value="0.5882113" calcext:value-type="float">
            <text:p>0.5882113</text:p>
          </table:table-cell>
          <table:table-cell office:value-type="float" office:value="0.1646493" calcext:value-type="float">
            <text:p>0.1646493</text:p>
          </table:table-cell>
          <table:table-cell office:value-type="float" office:value="0.1348024" calcext:value-type="float">
            <text:p>0.1348024</text:p>
          </table:table-cell>
          <table:table-cell office:value-type="float" office:value="0.0536657" calcext:value-type="float">
            <text:p>0.0536657</text:p>
          </table:table-cell>
          <table:table-cell office:value-type="float" office:value="0.04751451" calcext:value-type="float">
            <text:p>0.04751451</text:p>
          </table:table-cell>
          <table:table-cell office:value-type="float" office:value="0.09058046" calcext:value-type="float">
            <text:p>0.09058046</text:p>
          </table:table-cell>
          <table:table-cell office:value-type="float" office:value="0.1512101" calcext:value-type="float">
            <text:p>0.1512101</text:p>
          </table:table-cell>
          <table:table-cell office:value-type="float" office:value="0.1623476" calcext:value-type="float">
            <text:p>0.1623476</text:p>
          </table:table-cell>
          <table:table-cell office:value-type="float" office:value="0.1642683" calcext:value-type="float">
            <text:p>0.1642683</text:p>
          </table:table-cell>
          <table:table-cell office:value-type="float" office:value="0.1720216" calcext:value-type="float">
            <text:p>0.1720216</text:p>
          </table:table-cell>
          <table:table-cell office:value-type="float" office:value="0.1839697" calcext:value-type="float">
            <text:p>0.1839697</text:p>
          </table:table-cell>
          <table:table-cell office:value-type="float" office:value="0.1881442" calcext:value-type="float">
            <text:p>0.1881442</text:p>
          </table:table-cell>
          <table:table-cell office:value-type="float" office:value="0" calcext:value-type="float">
            <text:p>0</text:p>
          </table:table-cell>
          <table:table-cell office:value-type="float" office:value="51.08033" calcext:value-type="float">
            <text:p>51.08033</text:p>
          </table:table-cell>
          <table:table-cell office:value-type="float" office:value="51.77792" calcext:value-type="float">
            <text:p>51.77792</text:p>
          </table:table-cell>
          <table:table-cell office:value-type="float" office:value="40.83499" calcext:value-type="float">
            <text:p>40.83499</text:p>
          </table:table-cell>
          <table:table-cell office:value-type="float" office:value="10.30957" calcext:value-type="float">
            <text:p>10.30957</text:p>
          </table:table-cell>
          <table:table-cell office:value-type="float" office:value="7.856862" calcext:value-type="float">
            <text:p>7.856862</text:p>
          </table:table-cell>
          <table:table-cell office:value-type="float" office:value="2.79805" calcext:value-type="float">
            <text:p>2.79805</text:p>
          </table:table-cell>
          <table:table-cell office:value-type="float" office:value="2.675514" calcext:value-type="float">
            <text:p>2.675514</text:p>
          </table:table-cell>
          <table:table-cell office:value-type="float" office:value="5.424668" calcext:value-type="float">
            <text:p>5.424668</text:p>
          </table:table-cell>
          <table:table-cell office:value-type="float" office:value="7.992733" calcext:value-type="float">
            <text:p>7.992733</text:p>
          </table:table-cell>
          <table:table-cell office:value-type="float" office:value="9.380421" calcext:value-type="float">
            <text:p>9.380421</text:p>
          </table:table-cell>
          <table:table-cell office:value-type="float" office:value="9.736109" calcext:value-type="float">
            <text:p>9.736109</text:p>
          </table:table-cell>
          <table:table-cell office:value-type="float" office:value="10.44526" calcext:value-type="float">
            <text:p>10.44526</text:p>
          </table:table-cell>
          <table:table-cell office:value-type="float" office:value="11.61691" calcext:value-type="float">
            <text:p>11.61691</text:p>
          </table:table-cell>
          <table:table-cell office:value-type="float" office:value="12.02012" calcext:value-type="float">
            <text:p>12.02012</text:p>
          </table:table-cell>
          <table:table-cell office:value-type="float" office:value="0" calcext:value-type="float">
            <text:p>0</text:p>
          </table:table-cell>
          <table:table-cell office:value-type="float" office:value="179.2686" calcext:value-type="float">
            <text:p>179.26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5" calcext:value-type="float">
            <text:p>24072005</text:p>
          </table:table-cell>
          <table:table-cell office:value-type="float" office:value="1.492177" calcext:value-type="float">
            <text:p>1.492177</text:p>
          </table:table-cell>
          <table:table-cell office:value-type="float" office:value="135.238" calcext:value-type="float">
            <text:p>135.23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71144" calcext:value-type="float">
            <text:p>40.71144</text:p>
          </table:table-cell>
          <table:table-cell office:value-type="float" office:value="0.01548629" calcext:value-type="float">
            <text:p>0.01548629</text:p>
          </table:table-cell>
          <table:table-cell office:value-type="float" office:value="0.0005016082" calcext:value-type="float">
            <text:p>0.0005016082</text:p>
          </table:table-cell>
          <table:table-cell office:value-type="float" office:value="0.01932464" calcext:value-type="float">
            <text:p>0.01932464</text:p>
          </table:table-cell>
          <table:table-cell office:value-type="float" office:value="0.006307201" calcext:value-type="float">
            <text:p>0.006307201</text:p>
          </table:table-cell>
          <table:table-cell office:value-type="float" office:value="1168.915" calcext:value-type="float">
            <text:p>1168.915</text:p>
          </table:table-cell>
          <table:table-cell office:value-type="float" office:value="1.203682" calcext:value-type="float">
            <text:p>1.203682</text:p>
          </table:table-cell>
          <table:table-cell office:value-type="float" office:value="0" calcext:value-type="float">
            <text:p>0</text:p>
          </table:table-cell>
          <table:table-cell office:value-type="float" office:value="0.4135952" calcext:value-type="float">
            <text:p>0.4135952</text:p>
          </table:table-cell>
          <table:table-cell office:value-type="float" office:value="0.6265274" calcext:value-type="float">
            <text:p>0.6265274</text:p>
          </table:table-cell>
          <table:table-cell office:value-type="float" office:value="0.5628657" calcext:value-type="float">
            <text:p>0.5628657</text:p>
          </table:table-cell>
          <table:table-cell office:value-type="float" office:value="0.164973" calcext:value-type="float">
            <text:p>0.164973</text:p>
          </table:table-cell>
          <table:table-cell office:value-type="float" office:value="0.1383172" calcext:value-type="float">
            <text:p>0.1383172</text:p>
          </table:table-cell>
          <table:table-cell office:value-type="float" office:value="0.05555721" calcext:value-type="float">
            <text:p>0.05555721</text:p>
          </table:table-cell>
          <table:table-cell office:value-type="float" office:value="0.04841905" calcext:value-type="float">
            <text:p>0.04841905</text:p>
          </table:table-cell>
          <table:table-cell office:value-type="float" office:value="0.09111735" calcext:value-type="float">
            <text:p>0.09111735</text:p>
          </table:table-cell>
          <table:table-cell office:value-type="float" office:value="0.1513639" calcext:value-type="float">
            <text:p>0.1513639</text:p>
          </table:table-cell>
          <table:table-cell office:value-type="float" office:value="0.1624313" calcext:value-type="float">
            <text:p>0.1624313</text:p>
          </table:table-cell>
          <table:table-cell office:value-type="float" office:value="0.1643277" calcext:value-type="float">
            <text:p>0.1643277</text:p>
          </table:table-cell>
          <table:table-cell office:value-type="float" office:value="0.1720692" calcext:value-type="float">
            <text:p>0.1720692</text:p>
          </table:table-cell>
          <table:table-cell office:value-type="float" office:value="0.1839966" calcext:value-type="float">
            <text:p>0.1839966</text:p>
          </table:table-cell>
          <table:table-cell office:value-type="float" office:value="0.1881666" calcext:value-type="float">
            <text:p>0.1881666</text:p>
          </table:table-cell>
          <table:table-cell office:value-type="float" office:value="0" calcext:value-type="float">
            <text:p>0</text:p>
          </table:table-cell>
          <table:table-cell office:value-type="float" office:value="51.10446" calcext:value-type="float">
            <text:p>51.10446</text:p>
          </table:table-cell>
          <table:table-cell office:value-type="float" office:value="51.84074" calcext:value-type="float">
            <text:p>51.84074</text:p>
          </table:table-cell>
          <table:table-cell office:value-type="float" office:value="40.91465" calcext:value-type="float">
            <text:p>40.91465</text:p>
          </table:table-cell>
          <table:table-cell office:value-type="float" office:value="10.33942" calcext:value-type="float">
            <text:p>10.33942</text:p>
          </table:table-cell>
          <table:table-cell office:value-type="float" office:value="7.88544" calcext:value-type="float">
            <text:p>7.88544</text:p>
          </table:table-cell>
          <table:table-cell office:value-type="float" office:value="2.805884" calcext:value-type="float">
            <text:p>2.805884</text:p>
          </table:table-cell>
          <table:table-cell office:value-type="float" office:value="2.680752" calcext:value-type="float">
            <text:p>2.680752</text:p>
          </table:table-cell>
          <table:table-cell office:value-type="float" office:value="5.431033" calcext:value-type="float">
            <text:p>5.431033</text:p>
          </table:table-cell>
          <table:table-cell office:value-type="float" office:value="7.999863" calcext:value-type="float">
            <text:p>7.999863</text:p>
          </table:table-cell>
          <table:table-cell office:value-type="float" office:value="9.385433" calcext:value-type="float">
            <text:p>9.385433</text:p>
          </table:table-cell>
          <table:table-cell office:value-type="float" office:value="9.74069" calcext:value-type="float">
            <text:p>9.74069</text:p>
          </table:table-cell>
          <table:table-cell office:value-type="float" office:value="10.44905" calcext:value-type="float">
            <text:p>10.44905</text:p>
          </table:table-cell>
          <table:table-cell office:value-type="float" office:value="11.61931" calcext:value-type="float">
            <text:p>11.61931</text:p>
          </table:table-cell>
          <table:table-cell office:value-type="float" office:value="12.02235" calcext:value-type="float">
            <text:p>12.02235</text:p>
          </table:table-cell>
          <table:table-cell office:value-type="float" office:value="0" calcext:value-type="float">
            <text:p>0</text:p>
          </table:table-cell>
          <table:table-cell office:value-type="float" office:value="167.5529" calcext:value-type="float">
            <text:p>167.55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5" calcext:value-type="float">
            <text:p>25072005</text:p>
          </table:table-cell>
          <table:table-cell office:value-type="float" office:value="1.477403" calcext:value-type="float">
            <text:p>1.477403</text:p>
          </table:table-cell>
          <table:table-cell office:value-type="float" office:value="135.1875" calcext:value-type="float">
            <text:p>135.18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72446" calcext:value-type="float">
            <text:p>40.72446</text:p>
          </table:table-cell>
          <table:table-cell office:value-type="float" office:value="0.06214561" calcext:value-type="float">
            <text:p>0.06214561</text:p>
          </table:table-cell>
          <table:table-cell office:value-type="float" office:value="0.0005035626" calcext:value-type="float">
            <text:p>0.0005035626</text:p>
          </table:table-cell>
          <table:table-cell office:value-type="float" office:value="0.08962628" calcext:value-type="float">
            <text:p>0.08962628</text:p>
          </table:table-cell>
          <table:table-cell office:value-type="float" office:value="0.00638375" calcext:value-type="float">
            <text:p>0.00638375</text:p>
          </table:table-cell>
          <table:table-cell office:value-type="float" office:value="1168.855" calcext:value-type="float">
            <text:p>1168.855</text:p>
          </table:table-cell>
          <table:table-cell office:value-type="float" office:value="1.203809" calcext:value-type="float">
            <text:p>1.203809</text:p>
          </table:table-cell>
          <table:table-cell office:value-type="float" office:value="0" calcext:value-type="float">
            <text:p>0</text:p>
          </table:table-cell>
          <table:table-cell office:value-type="float" office:value="0.1249498" calcext:value-type="float">
            <text:p>0.1249498</text:p>
          </table:table-cell>
          <table:table-cell office:value-type="float" office:value="0.2425202" calcext:value-type="float">
            <text:p>0.2425202</text:p>
          </table:table-cell>
          <table:table-cell office:value-type="float" office:value="0.3210106" calcext:value-type="float">
            <text:p>0.3210106</text:p>
          </table:table-cell>
          <table:table-cell office:value-type="float" office:value="0.2579905" calcext:value-type="float">
            <text:p>0.2579905</text:p>
          </table:table-cell>
          <table:table-cell office:value-type="float" office:value="0.2046076" calcext:value-type="float">
            <text:p>0.2046076</text:p>
          </table:table-cell>
          <table:table-cell office:value-type="float" office:value="0.09877125" calcext:value-type="float">
            <text:p>0.09877125</text:p>
          </table:table-cell>
          <table:table-cell office:value-type="float" office:value="0.05631398" calcext:value-type="float">
            <text:p>0.05631398</text:p>
          </table:table-cell>
          <table:table-cell office:value-type="float" office:value="0.08967607" calcext:value-type="float">
            <text:p>0.08967607</text:p>
          </table:table-cell>
          <table:table-cell office:value-type="float" office:value="0.1516085" calcext:value-type="float">
            <text:p>0.1516085</text:p>
          </table:table-cell>
          <table:table-cell office:value-type="float" office:value="0.1625244" calcext:value-type="float">
            <text:p>0.1625244</text:p>
          </table:table-cell>
          <table:table-cell office:value-type="float" office:value="0.1643952" calcext:value-type="float">
            <text:p>0.1643952</text:p>
          </table:table-cell>
          <table:table-cell office:value-type="float" office:value="0.1721362" calcext:value-type="float">
            <text:p>0.1721362</text:p>
          </table:table-cell>
          <table:table-cell office:value-type="float" office:value="0.1840203" calcext:value-type="float">
            <text:p>0.1840203</text:p>
          </table:table-cell>
          <table:table-cell office:value-type="float" office:value="0.1881863" calcext:value-type="float">
            <text:p>0.1881863</text:p>
          </table:table-cell>
          <table:table-cell office:value-type="float" office:value="0" calcext:value-type="float">
            <text:p>0</text:p>
          </table:table-cell>
          <table:table-cell office:value-type="float" office:value="51.51928" calcext:value-type="float">
            <text:p>51.51928</text:p>
          </table:table-cell>
          <table:table-cell office:value-type="float" office:value="51.75883" calcext:value-type="float">
            <text:p>51.75883</text:p>
          </table:table-cell>
          <table:table-cell office:value-type="float" office:value="40.80443" calcext:value-type="float">
            <text:p>40.80443</text:p>
          </table:table-cell>
          <table:table-cell office:value-type="float" office:value="10.36919" calcext:value-type="float">
            <text:p>10.36919</text:p>
          </table:table-cell>
          <table:table-cell office:value-type="float" office:value="7.886929" calcext:value-type="float">
            <text:p>7.886929</text:p>
          </table:table-cell>
          <table:table-cell office:value-type="float" office:value="2.815612" calcext:value-type="float">
            <text:p>2.815612</text:p>
          </table:table-cell>
          <table:table-cell office:value-type="float" office:value="2.696606" calcext:value-type="float">
            <text:p>2.696606</text:p>
          </table:table-cell>
          <table:table-cell office:value-type="float" office:value="5.440007" calcext:value-type="float">
            <text:p>5.440007</text:p>
          </table:table-cell>
          <table:table-cell office:value-type="float" office:value="8.008034" calcext:value-type="float">
            <text:p>8.008034</text:p>
          </table:table-cell>
          <table:table-cell office:value-type="float" office:value="9.390418" calcext:value-type="float">
            <text:p>9.390418</text:p>
          </table:table-cell>
          <table:table-cell office:value-type="float" office:value="9.746107" calcext:value-type="float">
            <text:p>9.746107</text:p>
          </table:table-cell>
          <table:table-cell office:value-type="float" office:value="10.45362" calcext:value-type="float">
            <text:p>10.45362</text:p>
          </table:table-cell>
          <table:table-cell office:value-type="float" office:value="11.62196" calcext:value-type="float">
            <text:p>11.62196</text:p>
          </table:table-cell>
          <table:table-cell office:value-type="float" office:value="12.00937" calcext:value-type="float">
            <text:p>12.00937</text:p>
          </table:table-cell>
          <table:table-cell office:value-type="float" office:value="0" calcext:value-type="float">
            <text:p>0</text:p>
          </table:table-cell>
          <table:table-cell office:value-type="float" office:value="8.799112" calcext:value-type="float">
            <text:p>8.799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5" calcext:value-type="float">
            <text:p>26072005</text:p>
          </table:table-cell>
          <table:table-cell office:value-type="float" office:value="1.468834" calcext:value-type="float">
            <text:p>1.468834</text:p>
          </table:table-cell>
          <table:table-cell office:value-type="float" office:value="135.1822" calcext:value-type="float">
            <text:p>135.18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74231" calcext:value-type="float">
            <text:p>40.74231</text:p>
          </table:table-cell>
          <table:table-cell office:value-type="float" office:value="0.06214561" calcext:value-type="float">
            <text:p>0.06214561</text:p>
          </table:table-cell>
          <table:table-cell office:value-type="float" office:value="0.0005050769" calcext:value-type="float">
            <text:p>0.0005050769</text:p>
          </table:table-cell>
          <table:table-cell office:value-type="float" office:value="0.08962628" calcext:value-type="float">
            <text:p>0.08962628</text:p>
          </table:table-cell>
          <table:table-cell office:value-type="float" office:value="0.006376896" calcext:value-type="float">
            <text:p>0.006376896</text:p>
          </table:table-cell>
          <table:table-cell office:value-type="float" office:value="1168.854" calcext:value-type="float">
            <text:p>1168.854</text:p>
          </table:table-cell>
          <table:table-cell office:value-type="float" office:value="1.208292" calcext:value-type="float">
            <text:p>1.208292</text:p>
          </table:table-cell>
          <table:table-cell office:value-type="float" office:value="0" calcext:value-type="float">
            <text:p>0</text:p>
          </table:table-cell>
          <table:table-cell office:value-type="float" office:value="0.6458638" calcext:value-type="float">
            <text:p>0.6458638</text:p>
          </table:table-cell>
          <table:table-cell office:value-type="float" office:value="0.3883589" calcext:value-type="float">
            <text:p>0.3883589</text:p>
          </table:table-cell>
          <table:table-cell office:value-type="float" office:value="0.3396806" calcext:value-type="float">
            <text:p>0.3396806</text:p>
          </table:table-cell>
          <table:table-cell office:value-type="float" office:value="0.1445932" calcext:value-type="float">
            <text:p>0.1445932</text:p>
          </table:table-cell>
          <table:table-cell office:value-type="float" office:value="0.1159061" calcext:value-type="float">
            <text:p>0.1159061</text:p>
          </table:table-cell>
          <table:table-cell office:value-type="float" office:value="0.06265899" calcext:value-type="float">
            <text:p>0.06265899</text:p>
          </table:table-cell>
          <table:table-cell office:value-type="float" office:value="0.05432786" calcext:value-type="float">
            <text:p>0.05432786</text:p>
          </table:table-cell>
          <table:table-cell office:value-type="float" office:value="0.08793977" calcext:value-type="float">
            <text:p>0.08793977</text:p>
          </table:table-cell>
          <table:table-cell office:value-type="float" office:value="0.1457282" calcext:value-type="float">
            <text:p>0.1457282</text:p>
          </table:table-cell>
          <table:table-cell office:value-type="float" office:value="0.1622495" calcext:value-type="float">
            <text:p>0.1622495</text:p>
          </table:table-cell>
          <table:table-cell office:value-type="float" office:value="0.1644563" calcext:value-type="float">
            <text:p>0.1644563</text:p>
          </table:table-cell>
          <table:table-cell office:value-type="float" office:value="0.1721848" calcext:value-type="float">
            <text:p>0.1721848</text:p>
          </table:table-cell>
          <table:table-cell office:value-type="float" office:value="0.1840497" calcext:value-type="float">
            <text:p>0.1840497</text:p>
          </table:table-cell>
          <table:table-cell office:value-type="float" office:value="0.1882103" calcext:value-type="float">
            <text:p>0.1882103</text:p>
          </table:table-cell>
          <table:table-cell office:value-type="float" office:value="0" calcext:value-type="float">
            <text:p>0</text:p>
          </table:table-cell>
          <table:table-cell office:value-type="float" office:value="51.46778" calcext:value-type="float">
            <text:p>51.46778</text:p>
          </table:table-cell>
          <table:table-cell office:value-type="float" office:value="51.67131" calcext:value-type="float">
            <text:p>51.67131</text:p>
          </table:table-cell>
          <table:table-cell office:value-type="float" office:value="40.7828" calcext:value-type="float">
            <text:p>40.7828</text:p>
          </table:table-cell>
          <table:table-cell office:value-type="float" office:value="10.42535" calcext:value-type="float">
            <text:p>10.42535</text:p>
          </table:table-cell>
          <table:table-cell office:value-type="float" office:value="7.934932" calcext:value-type="float">
            <text:p>7.934932</text:p>
          </table:table-cell>
          <table:table-cell office:value-type="float" office:value="2.834919" calcext:value-type="float">
            <text:p>2.834919</text:p>
          </table:table-cell>
          <table:table-cell office:value-type="float" office:value="2.70691" calcext:value-type="float">
            <text:p>2.70691</text:p>
          </table:table-cell>
          <table:table-cell office:value-type="float" office:value="5.446115" calcext:value-type="float">
            <text:p>5.446115</text:p>
          </table:table-cell>
          <table:table-cell office:value-type="float" office:value="8.014894" calcext:value-type="float">
            <text:p>8.014894</text:p>
          </table:table-cell>
          <table:table-cell office:value-type="float" office:value="9.395432" calcext:value-type="float">
            <text:p>9.395432</text:p>
          </table:table-cell>
          <table:table-cell office:value-type="float" office:value="9.750689" calcext:value-type="float">
            <text:p>9.750689</text:p>
          </table:table-cell>
          <table:table-cell office:value-type="float" office:value="10.45741" calcext:value-type="float">
            <text:p>10.45741</text:p>
          </table:table-cell>
          <table:table-cell office:value-type="float" office:value="11.62436" calcext:value-type="float">
            <text:p>11.62436</text:p>
          </table:table-cell>
          <table:table-cell office:value-type="float" office:value="12.01157" calcext:value-type="float">
            <text:p>12.01157</text:p>
          </table:table-cell>
          <table:table-cell office:value-type="float" office:value="0" calcext:value-type="float">
            <text:p>0</text:p>
          </table:table-cell>
          <table:table-cell office:value-type="float" office:value="54.61067" calcext:value-type="float">
            <text:p>54.610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5" calcext:value-type="float">
            <text:p>27072005</text:p>
          </table:table-cell>
          <table:table-cell office:value-type="float" office:value="1.46013" calcext:value-type="float">
            <text:p>1.46013</text:p>
          </table:table-cell>
          <table:table-cell office:value-type="float" office:value="135.1767" calcext:value-type="float">
            <text:p>135.17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75878" calcext:value-type="float">
            <text:p>40.75878</text:p>
          </table:table-cell>
          <table:table-cell office:value-type="float" office:value="0.06214561" calcext:value-type="float">
            <text:p>0.06214561</text:p>
          </table:table-cell>
          <table:table-cell office:value-type="float" office:value="0.0005065912" calcext:value-type="float">
            <text:p>0.0005065912</text:p>
          </table:table-cell>
          <table:table-cell office:value-type="float" office:value="0.08962628" calcext:value-type="float">
            <text:p>0.08962628</text:p>
          </table:table-cell>
          <table:table-cell office:value-type="float" office:value="0.006371134" calcext:value-type="float">
            <text:p>0.006371134</text:p>
          </table:table-cell>
          <table:table-cell office:value-type="float" office:value="1168.852" calcext:value-type="float">
            <text:p>1168.852</text:p>
          </table:table-cell>
          <table:table-cell office:value-type="float" office:value="1.210438" calcext:value-type="float">
            <text:p>1.210438</text:p>
          </table:table-cell>
          <table:table-cell office:value-type="float" office:value="0" calcext:value-type="float">
            <text:p>0</text:p>
          </table:table-cell>
          <table:table-cell office:value-type="float" office:value="0.5082154" calcext:value-type="float">
            <text:p>0.5082154</text:p>
          </table:table-cell>
          <table:table-cell office:value-type="float" office:value="0.439804" calcext:value-type="float">
            <text:p>0.439804</text:p>
          </table:table-cell>
          <table:table-cell office:value-type="float" office:value="0.3664781" calcext:value-type="float">
            <text:p>0.3664781</text:p>
          </table:table-cell>
          <table:table-cell office:value-type="float" office:value="0.1176139" calcext:value-type="float">
            <text:p>0.1176139</text:p>
          </table:table-cell>
          <table:table-cell office:value-type="float" office:value="0.09449956" calcext:value-type="float">
            <text:p>0.09449956</text:p>
          </table:table-cell>
          <table:table-cell office:value-type="float" office:value="0.04620824" calcext:value-type="float">
            <text:p>0.04620824</text:p>
          </table:table-cell>
          <table:table-cell office:value-type="float" office:value="0.04472489" calcext:value-type="float">
            <text:p>0.04472489</text:p>
          </table:table-cell>
          <table:table-cell office:value-type="float" office:value="0.08792184" calcext:value-type="float">
            <text:p>0.08792184</text:p>
          </table:table-cell>
          <table:table-cell office:value-type="float" office:value="0.147503" calcext:value-type="float">
            <text:p>0.147503</text:p>
          </table:table-cell>
          <table:table-cell office:value-type="float" office:value="0.1620962" calcext:value-type="float">
            <text:p>0.1620962</text:p>
          </table:table-cell>
          <table:table-cell office:value-type="float" office:value="0.1645082" calcext:value-type="float">
            <text:p>0.1645082</text:p>
          </table:table-cell>
          <table:table-cell office:value-type="float" office:value="0.1722203" calcext:value-type="float">
            <text:p>0.1722203</text:p>
          </table:table-cell>
          <table:table-cell office:value-type="float" office:value="0.1840771" calcext:value-type="float">
            <text:p>0.1840771</text:p>
          </table:table-cell>
          <table:table-cell office:value-type="float" office:value="0.1882333" calcext:value-type="float">
            <text:p>0.1882333</text:p>
          </table:table-cell>
          <table:table-cell office:value-type="float" office:value="0" calcext:value-type="float">
            <text:p>0</text:p>
          </table:table-cell>
          <table:table-cell office:value-type="float" office:value="51.50729" calcext:value-type="float">
            <text:p>51.50729</text:p>
          </table:table-cell>
          <table:table-cell office:value-type="float" office:value="51.63282" calcext:value-type="float">
            <text:p>51.63282</text:p>
          </table:table-cell>
          <table:table-cell office:value-type="float" office:value="40.7723" calcext:value-type="float">
            <text:p>40.7723</text:p>
          </table:table-cell>
          <table:table-cell office:value-type="float" office:value="10.44334" calcext:value-type="float">
            <text:p>10.44334</text:p>
          </table:table-cell>
          <table:table-cell office:value-type="float" office:value="7.951682" calcext:value-type="float">
            <text:p>7.951682</text:p>
          </table:table-cell>
          <table:table-cell office:value-type="float" office:value="2.843121" calcext:value-type="float">
            <text:p>2.843121</text:p>
          </table:table-cell>
          <table:table-cell office:value-type="float" office:value="2.712907" calcext:value-type="float">
            <text:p>2.712907</text:p>
          </table:table-cell>
          <table:table-cell office:value-type="float" office:value="5.452015" calcext:value-type="float">
            <text:p>5.452015</text:p>
          </table:table-cell>
          <table:table-cell office:value-type="float" office:value="8.021811" calcext:value-type="float">
            <text:p>8.021811</text:p>
          </table:table-cell>
          <table:table-cell office:value-type="float" office:value="9.400542" calcext:value-type="float">
            <text:p>9.400542</text:p>
          </table:table-cell>
          <table:table-cell office:value-type="float" office:value="9.75527" calcext:value-type="float">
            <text:p>9.75527</text:p>
          </table:table-cell>
          <table:table-cell office:value-type="float" office:value="10.46121" calcext:value-type="float">
            <text:p>10.46121</text:p>
          </table:table-cell>
          <table:table-cell office:value-type="float" office:value="11.62676" calcext:value-type="float">
            <text:p>11.62676</text:p>
          </table:table-cell>
          <table:table-cell office:value-type="float" office:value="12.01373" calcext:value-type="float">
            <text:p>12.01373</text:p>
          </table:table-cell>
          <table:table-cell office:value-type="float" office:value="0" calcext:value-type="float">
            <text:p>0</text:p>
          </table:table-cell>
          <table:table-cell office:value-type="float" office:value="86.12069" calcext:value-type="float">
            <text:p>86.120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5" calcext:value-type="float">
            <text:p>28072005</text:p>
          </table:table-cell>
          <table:table-cell office:value-type="float" office:value="1.450327" calcext:value-type="float">
            <text:p>1.450327</text:p>
          </table:table-cell>
          <table:table-cell office:value-type="float" office:value="135.1704" calcext:value-type="float">
            <text:p>135.17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7758" calcext:value-type="float">
            <text:p>40.7758</text:p>
          </table:table-cell>
          <table:table-cell office:value-type="float" office:value="0.06214561" calcext:value-type="float">
            <text:p>0.06214561</text:p>
          </table:table-cell>
          <table:table-cell office:value-type="float" office:value="0.0005081056" calcext:value-type="float">
            <text:p>0.0005081056</text:p>
          </table:table-cell>
          <table:table-cell office:value-type="float" office:value="0.08962628" calcext:value-type="float">
            <text:p>0.08962628</text:p>
          </table:table-cell>
          <table:table-cell office:value-type="float" office:value="0.006366645" calcext:value-type="float">
            <text:p>0.006366645</text:p>
          </table:table-cell>
          <table:table-cell office:value-type="float" office:value="1168.85" calcext:value-type="float">
            <text:p>1168.85</text:p>
          </table:table-cell>
          <table:table-cell office:value-type="float" office:value="1.211165" calcext:value-type="float">
            <text:p>1.211165</text:p>
          </table:table-cell>
          <table:table-cell office:value-type="float" office:value="0" calcext:value-type="float">
            <text:p>0</text:p>
          </table:table-cell>
          <table:table-cell office:value-type="float" office:value="0.5015231" calcext:value-type="float">
            <text:p>0.5015231</text:p>
          </table:table-cell>
          <table:table-cell office:value-type="float" office:value="0.4706746" calcext:value-type="float">
            <text:p>0.4706746</text:p>
          </table:table-cell>
          <table:table-cell office:value-type="float" office:value="0.391892" calcext:value-type="float">
            <text:p>0.391892</text:p>
          </table:table-cell>
          <table:table-cell office:value-type="float" office:value="0.1167183" calcext:value-type="float">
            <text:p>0.1167183</text:p>
          </table:table-cell>
          <table:table-cell office:value-type="float" office:value="0.0947899" calcext:value-type="float">
            <text:p>0.0947899</text:p>
          </table:table-cell>
          <table:table-cell office:value-type="float" office:value="0.04378106" calcext:value-type="float">
            <text:p>0.04378106</text:p>
          </table:table-cell>
          <table:table-cell office:value-type="float" office:value="0.04276037" calcext:value-type="float">
            <text:p>0.04276037</text:p>
          </table:table-cell>
          <table:table-cell office:value-type="float" office:value="0.08796529" calcext:value-type="float">
            <text:p>0.08796529</text:p>
          </table:table-cell>
          <table:table-cell office:value-type="float" office:value="0.1488105" calcext:value-type="float">
            <text:p>0.1488105</text:p>
          </table:table-cell>
          <table:table-cell office:value-type="float" office:value="0.1621297" calcext:value-type="float">
            <text:p>0.1621297</text:p>
          </table:table-cell>
          <table:table-cell office:value-type="float" office:value="0.1645539" calcext:value-type="float">
            <text:p>0.1645539</text:p>
          </table:table-cell>
          <table:table-cell office:value-type="float" office:value="0.1722586" calcext:value-type="float">
            <text:p>0.1722586</text:p>
          </table:table-cell>
          <table:table-cell office:value-type="float" office:value="0.1841018" calcext:value-type="float">
            <text:p>0.1841018</text:p>
          </table:table-cell>
          <table:table-cell office:value-type="float" office:value="0.1882558" calcext:value-type="float">
            <text:p>0.1882558</text:p>
          </table:table-cell>
          <table:table-cell office:value-type="float" office:value="0" calcext:value-type="float">
            <text:p>0</text:p>
          </table:table-cell>
          <table:table-cell office:value-type="float" office:value="51.53843" calcext:value-type="float">
            <text:p>51.53843</text:p>
          </table:table-cell>
          <table:table-cell office:value-type="float" office:value="51.6141" calcext:value-type="float">
            <text:p>51.6141</text:p>
          </table:table-cell>
          <table:table-cell office:value-type="float" office:value="40.77372" calcext:value-type="float">
            <text:p>40.77372</text:p>
          </table:table-cell>
          <table:table-cell office:value-type="float" office:value="10.4551" calcext:value-type="float">
            <text:p>10.4551</text:p>
          </table:table-cell>
          <table:table-cell office:value-type="float" office:value="7.963724" calcext:value-type="float">
            <text:p>7.963724</text:p>
          </table:table-cell>
          <table:table-cell office:value-type="float" office:value="2.848695" calcext:value-type="float">
            <text:p>2.848695</text:p>
          </table:table-cell>
          <table:table-cell office:value-type="float" office:value="2.717378" calcext:value-type="float">
            <text:p>2.717378</text:p>
          </table:table-cell>
          <table:table-cell office:value-type="float" office:value="5.457816" calcext:value-type="float">
            <text:p>5.457816</text:p>
          </table:table-cell>
          <table:table-cell office:value-type="float" office:value="8.029049" calcext:value-type="float">
            <text:p>8.029049</text:p>
          </table:table-cell>
          <table:table-cell office:value-type="float" office:value="9.405768" calcext:value-type="float">
            <text:p>9.405768</text:p>
          </table:table-cell>
          <table:table-cell office:value-type="float" office:value="9.759894" calcext:value-type="float">
            <text:p>9.759894</text:p>
          </table:table-cell>
          <table:table-cell office:value-type="float" office:value="10.46501" calcext:value-type="float">
            <text:p>10.46501</text:p>
          </table:table-cell>
          <table:table-cell office:value-type="float" office:value="11.62917" calcext:value-type="float">
            <text:p>11.62917</text:p>
          </table:table-cell>
          <table:table-cell office:value-type="float" office:value="12.01592" calcext:value-type="float">
            <text:p>12.01592</text:p>
          </table:table-cell>
          <table:table-cell office:value-type="float" office:value="0" calcext:value-type="float">
            <text:p>0</text:p>
          </table:table-cell>
          <table:table-cell office:value-type="float" office:value="119.8959" calcext:value-type="float">
            <text:p>119.89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5" calcext:value-type="float">
            <text:p>29072005</text:p>
          </table:table-cell>
          <table:table-cell office:value-type="float" office:value="1.440815" calcext:value-type="float">
            <text:p>1.440815</text:p>
          </table:table-cell>
          <table:table-cell office:value-type="float" office:value="135.1641" calcext:value-type="float">
            <text:p>135.16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79347" calcext:value-type="float">
            <text:p>40.79347</text:p>
          </table:table-cell>
          <table:table-cell office:value-type="float" office:value="0.06214561" calcext:value-type="float">
            <text:p>0.06214561</text:p>
          </table:table-cell>
          <table:table-cell office:value-type="float" office:value="0.0005096229" calcext:value-type="float">
            <text:p>0.0005096229</text:p>
          </table:table-cell>
          <table:table-cell office:value-type="float" office:value="0.08962628" calcext:value-type="float">
            <text:p>0.08962628</text:p>
          </table:table-cell>
          <table:table-cell office:value-type="float" office:value="0.00636425" calcext:value-type="float">
            <text:p>0.00636425</text:p>
          </table:table-cell>
          <table:table-cell office:value-type="float" office:value="1168.848" calcext:value-type="float">
            <text:p>1168.848</text:p>
          </table:table-cell>
          <table:table-cell office:value-type="float" office:value="1.213423" calcext:value-type="float">
            <text:p>1.213423</text:p>
          </table:table-cell>
          <table:table-cell office:value-type="float" office:value="0" calcext:value-type="float">
            <text:p>0</text:p>
          </table:table-cell>
          <table:table-cell office:value-type="float" office:value="0.4341309" calcext:value-type="float">
            <text:p>0.4341309</text:p>
          </table:table-cell>
          <table:table-cell office:value-type="float" office:value="0.4695459" calcext:value-type="float">
            <text:p>0.4695459</text:p>
          </table:table-cell>
          <table:table-cell office:value-type="float" office:value="0.3923959" calcext:value-type="float">
            <text:p>0.3923959</text:p>
          </table:table-cell>
          <table:table-cell office:value-type="float" office:value="0.1147739" calcext:value-type="float">
            <text:p>0.1147739</text:p>
          </table:table-cell>
          <table:table-cell office:value-type="float" office:value="0.09495457" calcext:value-type="float">
            <text:p>0.09495457</text:p>
          </table:table-cell>
          <table:table-cell office:value-type="float" office:value="0.04364217" calcext:value-type="float">
            <text:p>0.04364217</text:p>
          </table:table-cell>
          <table:table-cell office:value-type="float" office:value="0.04262339" calcext:value-type="float">
            <text:p>0.04262339</text:p>
          </table:table-cell>
          <table:table-cell office:value-type="float" office:value="0.08833559" calcext:value-type="float">
            <text:p>0.08833559</text:p>
          </table:table-cell>
          <table:table-cell office:value-type="float" office:value="0.1496413" calcext:value-type="float">
            <text:p>0.1496413</text:p>
          </table:table-cell>
          <table:table-cell office:value-type="float" office:value="0.1621821" calcext:value-type="float">
            <text:p>0.1621821</text:p>
          </table:table-cell>
          <table:table-cell office:value-type="float" office:value="0.1645868" calcext:value-type="float">
            <text:p>0.1645868</text:p>
          </table:table-cell>
          <table:table-cell office:value-type="float" office:value="0.1722882" calcext:value-type="float">
            <text:p>0.1722882</text:p>
          </table:table-cell>
          <table:table-cell office:value-type="float" office:value="0.1841226" calcext:value-type="float">
            <text:p>0.1841226</text:p>
          </table:table-cell>
          <table:table-cell office:value-type="float" office:value="0.1882783" calcext:value-type="float">
            <text:p>0.1882783</text:p>
          </table:table-cell>
          <table:table-cell office:value-type="float" office:value="0" calcext:value-type="float">
            <text:p>0</text:p>
          </table:table-cell>
          <table:table-cell office:value-type="float" office:value="51.56081" calcext:value-type="float">
            <text:p>51.56081</text:p>
          </table:table-cell>
          <table:table-cell office:value-type="float" office:value="51.60291" calcext:value-type="float">
            <text:p>51.60291</text:p>
          </table:table-cell>
          <table:table-cell office:value-type="float" office:value="40.78252" calcext:value-type="float">
            <text:p>40.78252</text:p>
          </table:table-cell>
          <table:table-cell office:value-type="float" office:value="10.46688" calcext:value-type="float">
            <text:p>10.46688</text:p>
          </table:table-cell>
          <table:table-cell office:value-type="float" office:value="7.976418" calcext:value-type="float">
            <text:p>7.976418</text:p>
          </table:table-cell>
          <table:table-cell office:value-type="float" office:value="2.854021" calcext:value-type="float">
            <text:p>2.854021</text:p>
          </table:table-cell>
          <table:table-cell office:value-type="float" office:value="2.72158" calcext:value-type="float">
            <text:p>2.72158</text:p>
          </table:table-cell>
          <table:table-cell office:value-type="float" office:value="5.463628" calcext:value-type="float">
            <text:p>5.463628</text:p>
          </table:table-cell>
          <table:table-cell office:value-type="float" office:value="8.036318" calcext:value-type="float">
            <text:p>8.036318</text:p>
          </table:table-cell>
          <table:table-cell office:value-type="float" office:value="9.411082" calcext:value-type="float">
            <text:p>9.411082</text:p>
          </table:table-cell>
          <table:table-cell office:value-type="float" office:value="9.764588" calcext:value-type="float">
            <text:p>9.764588</text:p>
          </table:table-cell>
          <table:table-cell office:value-type="float" office:value="10.46881" calcext:value-type="float">
            <text:p>10.46881</text:p>
          </table:table-cell>
          <table:table-cell office:value-type="float" office:value="11.63157" calcext:value-type="float">
            <text:p>11.63157</text:p>
          </table:table-cell>
          <table:table-cell office:value-type="float" office:value="12.01809" calcext:value-type="float">
            <text:p>12.01809</text:p>
          </table:table-cell>
          <table:table-cell office:value-type="float" office:value="0" calcext:value-type="float">
            <text:p>0</text:p>
          </table:table-cell>
          <table:table-cell office:value-type="float" office:value="130.1841" calcext:value-type="float">
            <text:p>130.18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5" calcext:value-type="float">
            <text:p>30072005</text:p>
          </table:table-cell>
          <table:table-cell office:value-type="float" office:value="1.429209" calcext:value-type="float">
            <text:p>1.429209</text:p>
          </table:table-cell>
          <table:table-cell office:value-type="float" office:value="135.1569" calcext:value-type="float">
            <text:p>135.156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812" calcext:value-type="float">
            <text:p>40.812</text:p>
          </table:table-cell>
          <table:table-cell office:value-type="float" office:value="0.06214561" calcext:value-type="float">
            <text:p>0.06214561</text:p>
          </table:table-cell>
          <table:table-cell office:value-type="float" office:value="0.0005110974" calcext:value-type="float">
            <text:p>0.0005110974</text:p>
          </table:table-cell>
          <table:table-cell office:value-type="float" office:value="0.08962628" calcext:value-type="float">
            <text:p>0.08962628</text:p>
          </table:table-cell>
          <table:table-cell office:value-type="float" office:value="0.006366031" calcext:value-type="float">
            <text:p>0.006366031</text:p>
          </table:table-cell>
          <table:table-cell office:value-type="float" office:value="1168.845" calcext:value-type="float">
            <text:p>1168.845</text:p>
          </table:table-cell>
          <table:table-cell office:value-type="float" office:value="1.209533" calcext:value-type="float">
            <text:p>1.209533</text:p>
          </table:table-cell>
          <table:table-cell office:value-type="float" office:value="0" calcext:value-type="float">
            <text:p>0</text:p>
          </table:table-cell>
          <table:table-cell office:value-type="float" office:value="0.4782795" calcext:value-type="float">
            <text:p>0.4782795</text:p>
          </table:table-cell>
          <table:table-cell office:value-type="float" office:value="0.5213384" calcext:value-type="float">
            <text:p>0.5213384</text:p>
          </table:table-cell>
          <table:table-cell office:value-type="float" office:value="0.4224295" calcext:value-type="float">
            <text:p>0.4224295</text:p>
          </table:table-cell>
          <table:table-cell office:value-type="float" office:value="0.1217815" calcext:value-type="float">
            <text:p>0.1217815</text:p>
          </table:table-cell>
          <table:table-cell office:value-type="float" office:value="0.1006635" calcext:value-type="float">
            <text:p>0.1006635</text:p>
          </table:table-cell>
          <table:table-cell office:value-type="float" office:value="0.04486514" calcext:value-type="float">
            <text:p>0.04486514</text:p>
          </table:table-cell>
          <table:table-cell office:value-type="float" office:value="0.04300142" calcext:value-type="float">
            <text:p>0.04300142</text:p>
          </table:table-cell>
          <table:table-cell office:value-type="float" office:value="0.08856532" calcext:value-type="float">
            <text:p>0.08856532</text:p>
          </table:table-cell>
          <table:table-cell office:value-type="float" office:value="0.1500753" calcext:value-type="float">
            <text:p>0.1500753</text:p>
          </table:table-cell>
          <table:table-cell office:value-type="float" office:value="0.1623179" calcext:value-type="float">
            <text:p>0.1623179</text:p>
          </table:table-cell>
          <table:table-cell office:value-type="float" office:value="0.1646144" calcext:value-type="float">
            <text:p>0.1646144</text:p>
          </table:table-cell>
          <table:table-cell office:value-type="float" office:value="0.1723001" calcext:value-type="float">
            <text:p>0.1723001</text:p>
          </table:table-cell>
          <table:table-cell office:value-type="float" office:value="0.1841309" calcext:value-type="float">
            <text:p>0.1841309</text:p>
          </table:table-cell>
          <table:table-cell office:value-type="float" office:value="0.1883008" calcext:value-type="float">
            <text:p>0.1883008</text:p>
          </table:table-cell>
          <table:table-cell office:value-type="float" office:value="0" calcext:value-type="float">
            <text:p>0</text:p>
          </table:table-cell>
          <table:table-cell office:value-type="float" office:value="51.58663" calcext:value-type="float">
            <text:p>51.58663</text:p>
          </table:table-cell>
          <table:table-cell office:value-type="float" office:value="51.60439" calcext:value-type="float">
            <text:p>51.60439</text:p>
          </table:table-cell>
          <table:table-cell office:value-type="float" office:value="40.79685" calcext:value-type="float">
            <text:p>40.79685</text:p>
          </table:table-cell>
          <table:table-cell office:value-type="float" office:value="10.47888" calcext:value-type="float">
            <text:p>10.47888</text:p>
          </table:table-cell>
          <table:table-cell office:value-type="float" office:value="7.989613" calcext:value-type="float">
            <text:p>7.989613</text:p>
          </table:table-cell>
          <table:table-cell office:value-type="float" office:value="2.859276" calcext:value-type="float">
            <text:p>2.859276</text:p>
          </table:table-cell>
          <table:table-cell office:value-type="float" office:value="2.725712" calcext:value-type="float">
            <text:p>2.725712</text:p>
          </table:table-cell>
          <table:table-cell office:value-type="float" office:value="5.469461" calcext:value-type="float">
            <text:p>5.469461</text:p>
          </table:table-cell>
          <table:table-cell office:value-type="float" office:value="8.04354" calcext:value-type="float">
            <text:p>8.04354</text:p>
          </table:table-cell>
          <table:table-cell office:value-type="float" office:value="9.416399" calcext:value-type="float">
            <text:p>9.416399</text:p>
          </table:table-cell>
          <table:table-cell office:value-type="float" office:value="9.769376" calcext:value-type="float">
            <text:p>9.769376</text:p>
          </table:table-cell>
          <table:table-cell office:value-type="float" office:value="10.47262" calcext:value-type="float">
            <text:p>10.47262</text:p>
          </table:table-cell>
          <table:table-cell office:value-type="float" office:value="11.63397" calcext:value-type="float">
            <text:p>11.63397</text:p>
          </table:table-cell>
          <table:table-cell office:value-type="float" office:value="12.02029" calcext:value-type="float">
            <text:p>12.02029</text:p>
          </table:table-cell>
          <table:table-cell office:value-type="float" office:value="0" calcext:value-type="float">
            <text:p>0</text:p>
          </table:table-cell>
          <table:table-cell office:value-type="float" office:value="165.8816" calcext:value-type="float">
            <text:p>165.88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5" calcext:value-type="float">
            <text:p>31072005</text:p>
          </table:table-cell>
          <table:table-cell office:value-type="float" office:value="1.418352" calcext:value-type="float">
            <text:p>1.418352</text:p>
          </table:table-cell>
          <table:table-cell office:value-type="float" office:value="135.1496" calcext:value-type="float">
            <text:p>135.149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83153" calcext:value-type="float">
            <text:p>40.83153</text:p>
          </table:table-cell>
          <table:table-cell office:value-type="float" office:value="0.06214561" calcext:value-type="float">
            <text:p>0.06214561</text:p>
          </table:table-cell>
          <table:table-cell office:value-type="float" office:value="0.0005935351" calcext:value-type="float">
            <text:p>0.0005935351</text:p>
          </table:table-cell>
          <table:table-cell office:value-type="float" office:value="0.08962628" calcext:value-type="float">
            <text:p>0.08962628</text:p>
          </table:table-cell>
          <table:table-cell office:value-type="float" office:value="0.007476047" calcext:value-type="float">
            <text:p>0.007476047</text:p>
          </table:table-cell>
          <table:table-cell office:value-type="float" office:value="1168.844" calcext:value-type="float">
            <text:p>1168.844</text:p>
          </table:table-cell>
          <table:table-cell office:value-type="float" office:value="1.209209" calcext:value-type="float">
            <text:p>1.209209</text:p>
          </table:table-cell>
          <table:table-cell office:value-type="float" office:value="0" calcext:value-type="float">
            <text:p>0</text:p>
          </table:table-cell>
          <table:table-cell office:value-type="float" office:value="0.4091459" calcext:value-type="float">
            <text:p>0.4091459</text:p>
          </table:table-cell>
          <table:table-cell office:value-type="float" office:value="0.5227869" calcext:value-type="float">
            <text:p>0.5227869</text:p>
          </table:table-cell>
          <table:table-cell office:value-type="float" office:value="0.4365925" calcext:value-type="float">
            <text:p>0.4365925</text:p>
          </table:table-cell>
          <table:table-cell office:value-type="float" office:value="0.1258564" calcext:value-type="float">
            <text:p>0.1258564</text:p>
          </table:table-cell>
          <table:table-cell office:value-type="float" office:value="0.1054497" calcext:value-type="float">
            <text:p>0.1054497</text:p>
          </table:table-cell>
          <table:table-cell office:value-type="float" office:value="0.04643929" calcext:value-type="float">
            <text:p>0.04643929</text:p>
          </table:table-cell>
          <table:table-cell office:value-type="float" office:value="0.04399354" calcext:value-type="float">
            <text:p>0.04399354</text:p>
          </table:table-cell>
          <table:table-cell office:value-type="float" office:value="0.08914786" calcext:value-type="float">
            <text:p>0.08914786</text:p>
          </table:table-cell>
          <table:table-cell office:value-type="float" office:value="0.1505063" calcext:value-type="float">
            <text:p>0.1505063</text:p>
          </table:table-cell>
          <table:table-cell office:value-type="float" office:value="0.1624545" calcext:value-type="float">
            <text:p>0.1624545</text:p>
          </table:table-cell>
          <table:table-cell office:value-type="float" office:value="0.1646482" calcext:value-type="float">
            <text:p>0.1646482</text:p>
          </table:table-cell>
          <table:table-cell office:value-type="float" office:value="0.1723026" calcext:value-type="float">
            <text:p>0.1723026</text:p>
          </table:table-cell>
          <table:table-cell office:value-type="float" office:value="0.1841212" calcext:value-type="float">
            <text:p>0.1841212</text:p>
          </table:table-cell>
          <table:table-cell office:value-type="float" office:value="0.1883233" calcext:value-type="float">
            <text:p>0.1883233</text:p>
          </table:table-cell>
          <table:table-cell office:value-type="float" office:value="0" calcext:value-type="float">
            <text:p>0</text:p>
          </table:table-cell>
          <table:table-cell office:value-type="float" office:value="51.60887" calcext:value-type="float">
            <text:p>51.60887</text:p>
          </table:table-cell>
          <table:table-cell office:value-type="float" office:value="51.61308" calcext:value-type="float">
            <text:p>51.61308</text:p>
          </table:table-cell>
          <table:table-cell office:value-type="float" office:value="40.81919" calcext:value-type="float">
            <text:p>40.81919</text:p>
          </table:table-cell>
          <table:table-cell office:value-type="float" office:value="10.49317" calcext:value-type="float">
            <text:p>10.49317</text:p>
          </table:table-cell>
          <table:table-cell office:value-type="float" office:value="8.005118" calcext:value-type="float">
            <text:p>8.005118</text:p>
          </table:table-cell>
          <table:table-cell office:value-type="float" office:value="2.864939" calcext:value-type="float">
            <text:p>2.864939</text:p>
          </table:table-cell>
          <table:table-cell office:value-type="float" office:value="2.729972" calcext:value-type="float">
            <text:p>2.729972</text:p>
          </table:table-cell>
          <table:table-cell office:value-type="float" office:value="5.475354" calcext:value-type="float">
            <text:p>5.475354</text:p>
          </table:table-cell>
          <table:table-cell office:value-type="float" office:value="8.050762" calcext:value-type="float">
            <text:p>8.050762</text:p>
          </table:table-cell>
          <table:table-cell office:value-type="float" office:value="9.421711" calcext:value-type="float">
            <text:p>9.421711</text:p>
          </table:table-cell>
          <table:table-cell office:value-type="float" office:value="9.77424" calcext:value-type="float">
            <text:p>9.77424</text:p>
          </table:table-cell>
          <table:table-cell office:value-type="float" office:value="10.4765" calcext:value-type="float">
            <text:p>10.4765</text:p>
          </table:table-cell>
          <table:table-cell office:value-type="float" office:value="11.63638" calcext:value-type="float">
            <text:p>11.63638</text:p>
          </table:table-cell>
          <table:table-cell office:value-type="float" office:value="12.02249" calcext:value-type="float">
            <text:p>12.02249</text:p>
          </table:table-cell>
          <table:table-cell office:value-type="float" office:value="0" calcext:value-type="float">
            <text:p>0</text:p>
          </table:table-cell>
          <table:table-cell office:value-type="float" office:value="161.0067" calcext:value-type="float">
            <text:p>161.00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5" calcext:value-type="float">
            <text:p>1082005</text:p>
          </table:table-cell>
          <table:table-cell office:value-type="float" office:value="1.407962" calcext:value-type="float">
            <text:p>1.407962</text:p>
          </table:table-cell>
          <table:table-cell office:value-type="float" office:value="135.1422" calcext:value-type="float">
            <text:p>135.14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85155" calcext:value-type="float">
            <text:p>40.85155</text:p>
          </table:table-cell>
          <table:table-cell office:value-type="float" office:value="0.06214561" calcext:value-type="float">
            <text:p>0.06214561</text:p>
          </table:table-cell>
          <table:table-cell office:value-type="float" office:value="0.0007634307" calcext:value-type="float">
            <text:p>0.0007634307</text:p>
          </table:table-cell>
          <table:table-cell office:value-type="float" office:value="0.08962628" calcext:value-type="float">
            <text:p>0.08962628</text:p>
          </table:table-cell>
          <table:table-cell office:value-type="float" office:value="0.01059135" calcext:value-type="float">
            <text:p>0.01059135</text:p>
          </table:table-cell>
          <table:table-cell office:value-type="float" office:value="1168.841" calcext:value-type="float">
            <text:p>1168.841</text:p>
          </table:table-cell>
          <table:table-cell office:value-type="float" office:value="1.209677" calcext:value-type="float">
            <text:p>1.209677</text:p>
          </table:table-cell>
          <table:table-cell office:value-type="float" office:value="0" calcext:value-type="float">
            <text:p>0</text:p>
          </table:table-cell>
          <table:table-cell office:value-type="float" office:value="0.3882417" calcext:value-type="float">
            <text:p>0.3882417</text:p>
          </table:table-cell>
          <table:table-cell office:value-type="float" office:value="0.532003" calcext:value-type="float">
            <text:p>0.532003</text:p>
          </table:table-cell>
          <table:table-cell office:value-type="float" office:value="0.4514179" calcext:value-type="float">
            <text:p>0.4514179</text:p>
          </table:table-cell>
          <table:table-cell office:value-type="float" office:value="0.1304179" calcext:value-type="float">
            <text:p>0.1304179</text:p>
          </table:table-cell>
          <table:table-cell office:value-type="float" office:value="0.1110078" calcext:value-type="float">
            <text:p>0.1110078</text:p>
          </table:table-cell>
          <table:table-cell office:value-type="float" office:value="0.04887158" calcext:value-type="float">
            <text:p>0.04887158</text:p>
          </table:table-cell>
          <table:table-cell office:value-type="float" office:value="0.04580351" calcext:value-type="float">
            <text:p>0.04580351</text:p>
          </table:table-cell>
          <table:table-cell office:value-type="float" office:value="0.08999318" calcext:value-type="float">
            <text:p>0.08999318</text:p>
          </table:table-cell>
          <table:table-cell office:value-type="float" office:value="0.1512575" calcext:value-type="float">
            <text:p>0.1512575</text:p>
          </table:table-cell>
          <table:table-cell office:value-type="float" office:value="0.1626547" calcext:value-type="float">
            <text:p>0.1626547</text:p>
          </table:table-cell>
          <table:table-cell office:value-type="float" office:value="0.1647073" calcext:value-type="float">
            <text:p>0.1647073</text:p>
          </table:table-cell>
          <table:table-cell office:value-type="float" office:value="0.1723446" calcext:value-type="float">
            <text:p>0.1723446</text:p>
          </table:table-cell>
          <table:table-cell office:value-type="float" office:value="0.1841221" calcext:value-type="float">
            <text:p>0.1841221</text:p>
          </table:table-cell>
          <table:table-cell office:value-type="float" office:value="0.1883458" calcext:value-type="float">
            <text:p>0.1883458</text:p>
          </table:table-cell>
          <table:table-cell office:value-type="float" office:value="0" calcext:value-type="float">
            <text:p>0</text:p>
          </table:table-cell>
          <table:table-cell office:value-type="float" office:value="51.62527" calcext:value-type="float">
            <text:p>51.62527</text:p>
          </table:table-cell>
          <table:table-cell office:value-type="float" office:value="51.62802" calcext:value-type="float">
            <text:p>51.62802</text:p>
          </table:table-cell>
          <table:table-cell office:value-type="float" office:value="40.8479" calcext:value-type="float">
            <text:p>40.8479</text:p>
          </table:table-cell>
          <table:table-cell office:value-type="float" office:value="10.50815" calcext:value-type="float">
            <text:p>10.50815</text:p>
          </table:table-cell>
          <table:table-cell office:value-type="float" office:value="8.021049" calcext:value-type="float">
            <text:p>8.021049</text:p>
          </table:table-cell>
          <table:table-cell office:value-type="float" office:value="2.870616" calcext:value-type="float">
            <text:p>2.870616</text:p>
          </table:table-cell>
          <table:table-cell office:value-type="float" office:value="2.73426" calcext:value-type="float">
            <text:p>2.73426</text:p>
          </table:table-cell>
          <table:table-cell office:value-type="float" office:value="5.481271" calcext:value-type="float">
            <text:p>5.481271</text:p>
          </table:table-cell>
          <table:table-cell office:value-type="float" office:value="8.057938" calcext:value-type="float">
            <text:p>8.057938</text:p>
          </table:table-cell>
          <table:table-cell office:value-type="float" office:value="9.426924" calcext:value-type="float">
            <text:p>9.426924</text:p>
          </table:table-cell>
          <table:table-cell office:value-type="float" office:value="9.779074" calcext:value-type="float">
            <text:p>9.779074</text:p>
          </table:table-cell>
          <table:table-cell office:value-type="float" office:value="10.48037" calcext:value-type="float">
            <text:p>10.48037</text:p>
          </table:table-cell>
          <table:table-cell office:value-type="float" office:value="11.63878" calcext:value-type="float">
            <text:p>11.63878</text:p>
          </table:table-cell>
          <table:table-cell office:value-type="float" office:value="12.02469" calcext:value-type="float">
            <text:p>12.02469</text:p>
          </table:table-cell>
          <table:table-cell office:value-type="float" office:value="0" calcext:value-type="float">
            <text:p>0</text:p>
          </table:table-cell>
          <table:table-cell office:value-type="float" office:value="152.9873" calcext:value-type="float">
            <text:p>152.98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5" calcext:value-type="float">
            <text:p>2082005</text:p>
          </table:table-cell>
          <table:table-cell office:value-type="float" office:value="1.397757" calcext:value-type="float">
            <text:p>1.397757</text:p>
          </table:table-cell>
          <table:table-cell office:value-type="float" office:value="135.1349" calcext:value-type="float">
            <text:p>135.134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87126" calcext:value-type="float">
            <text:p>40.87126</text:p>
          </table:table-cell>
          <table:table-cell office:value-type="float" office:value="0.06214561" calcext:value-type="float">
            <text:p>0.06214561</text:p>
          </table:table-cell>
          <table:table-cell office:value-type="float" office:value="0.0007924553" calcext:value-type="float">
            <text:p>0.0007924553</text:p>
          </table:table-cell>
          <table:table-cell office:value-type="float" office:value="0.08962628" calcext:value-type="float">
            <text:p>0.08962628</text:p>
          </table:table-cell>
          <table:table-cell office:value-type="float" office:value="0.01200659" calcext:value-type="float">
            <text:p>0.01200659</text:p>
          </table:table-cell>
          <table:table-cell office:value-type="float" office:value="1168.838" calcext:value-type="float">
            <text:p>1168.838</text:p>
          </table:table-cell>
          <table:table-cell office:value-type="float" office:value="1.209512" calcext:value-type="float">
            <text:p>1.209512</text:p>
          </table:table-cell>
          <table:table-cell office:value-type="float" office:value="0" calcext:value-type="float">
            <text:p>0</text:p>
          </table:table-cell>
          <table:table-cell office:value-type="float" office:value="0.3762537" calcext:value-type="float">
            <text:p>0.3762537</text:p>
          </table:table-cell>
          <table:table-cell office:value-type="float" office:value="0.5294145" calcext:value-type="float">
            <text:p>0.5294145</text:p>
          </table:table-cell>
          <table:table-cell office:value-type="float" office:value="0.4517758" calcext:value-type="float">
            <text:p>0.4517758</text:p>
          </table:table-cell>
          <table:table-cell office:value-type="float" office:value="0.1297451" calcext:value-type="float">
            <text:p>0.1297451</text:p>
          </table:table-cell>
          <table:table-cell office:value-type="float" office:value="0.1129058" calcext:value-type="float">
            <text:p>0.1129058</text:p>
          </table:table-cell>
          <table:table-cell office:value-type="float" office:value="0.04937815" calcext:value-type="float">
            <text:p>0.04937815</text:p>
          </table:table-cell>
          <table:table-cell office:value-type="float" office:value="0.04627196" calcext:value-type="float">
            <text:p>0.04627196</text:p>
          </table:table-cell>
          <table:table-cell office:value-type="float" office:value="0.09045742" calcext:value-type="float">
            <text:p>0.09045742</text:p>
          </table:table-cell>
          <table:table-cell office:value-type="float" office:value="0.1517758" calcext:value-type="float">
            <text:p>0.1517758</text:p>
          </table:table-cell>
          <table:table-cell office:value-type="float" office:value="0.1628439" calcext:value-type="float">
            <text:p>0.1628439</text:p>
          </table:table-cell>
          <table:table-cell office:value-type="float" office:value="0.1647835" calcext:value-type="float">
            <text:p>0.1647835</text:p>
          </table:table-cell>
          <table:table-cell office:value-type="float" office:value="0.1724156" calcext:value-type="float">
            <text:p>0.1724156</text:p>
          </table:table-cell>
          <table:table-cell office:value-type="float" office:value="0.1841497" calcext:value-type="float">
            <text:p>0.1841497</text:p>
          </table:table-cell>
          <table:table-cell office:value-type="float" office:value="0.1883682" calcext:value-type="float">
            <text:p>0.1883682</text:p>
          </table:table-cell>
          <table:table-cell office:value-type="float" office:value="0" calcext:value-type="float">
            <text:p>0</text:p>
          </table:table-cell>
          <table:table-cell office:value-type="float" office:value="51.63989" calcext:value-type="float">
            <text:p>51.63989</text:p>
          </table:table-cell>
          <table:table-cell office:value-type="float" office:value="51.64085" calcext:value-type="float">
            <text:p>51.64085</text:p>
          </table:table-cell>
          <table:table-cell office:value-type="float" office:value="40.87595" calcext:value-type="float">
            <text:p>40.87595</text:p>
          </table:table-cell>
          <table:table-cell office:value-type="float" office:value="10.52237" calcext:value-type="float">
            <text:p>10.52237</text:p>
          </table:table-cell>
          <table:table-cell office:value-type="float" office:value="8.037109" calcext:value-type="float">
            <text:p>8.037109</text:p>
          </table:table-cell>
          <table:table-cell office:value-type="float" office:value="2.876233" calcext:value-type="float">
            <text:p>2.876233</text:p>
          </table:table-cell>
          <table:table-cell office:value-type="float" office:value="2.738539" calcext:value-type="float">
            <text:p>2.738539</text:p>
          </table:table-cell>
          <table:table-cell office:value-type="float" office:value="5.487181" calcext:value-type="float">
            <text:p>5.487181</text:p>
          </table:table-cell>
          <table:table-cell office:value-type="float" office:value="8.065048" calcext:value-type="float">
            <text:p>8.065048</text:p>
          </table:table-cell>
          <table:table-cell office:value-type="float" office:value="9.432055" calcext:value-type="float">
            <text:p>9.432055</text:p>
          </table:table-cell>
          <table:table-cell office:value-type="float" office:value="9.783814" calcext:value-type="float">
            <text:p>9.783814</text:p>
          </table:table-cell>
          <table:table-cell office:value-type="float" office:value="10.48425" calcext:value-type="float">
            <text:p>10.48425</text:p>
          </table:table-cell>
          <table:table-cell office:value-type="float" office:value="11.64118" calcext:value-type="float">
            <text:p>11.64118</text:p>
          </table:table-cell>
          <table:table-cell office:value-type="float" office:value="12.02687" calcext:value-type="float">
            <text:p>12.02687</text:p>
          </table:table-cell>
          <table:table-cell office:value-type="float" office:value="0" calcext:value-type="float">
            <text:p>0</text:p>
          </table:table-cell>
          <table:table-cell office:value-type="float" office:value="150.7747" calcext:value-type="float">
            <text:p>150.77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5" calcext:value-type="float">
            <text:p>3082005</text:p>
          </table:table-cell>
          <table:table-cell office:value-type="float" office:value="1.384909" calcext:value-type="float">
            <text:p>1.384909</text:p>
          </table:table-cell>
          <table:table-cell office:value-type="float" office:value="135.1268" calcext:value-type="float">
            <text:p>135.126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89192" calcext:value-type="float">
            <text:p>40.89192</text:p>
          </table:table-cell>
          <table:table-cell office:value-type="float" office:value="0.06214561" calcext:value-type="float">
            <text:p>0.06214561</text:p>
          </table:table-cell>
          <table:table-cell office:value-type="float" office:value="0.0008043756" calcext:value-type="float">
            <text:p>0.0008043756</text:p>
          </table:table-cell>
          <table:table-cell office:value-type="float" office:value="0.08962628" calcext:value-type="float">
            <text:p>0.08962628</text:p>
          </table:table-cell>
          <table:table-cell office:value-type="float" office:value="0.01296965" calcext:value-type="float">
            <text:p>0.01296965</text:p>
          </table:table-cell>
          <table:table-cell office:value-type="float" office:value="1168.836" calcext:value-type="float">
            <text:p>1168.836</text:p>
          </table:table-cell>
          <table:table-cell office:value-type="float" office:value="1.199596" calcext:value-type="float">
            <text:p>1.199596</text:p>
          </table:table-cell>
          <table:table-cell office:value-type="float" office:value="0" calcext:value-type="float">
            <text:p>0</text:p>
          </table:table-cell>
          <table:table-cell office:value-type="float" office:value="0.4092841" calcext:value-type="float">
            <text:p>0.4092841</text:p>
          </table:table-cell>
          <table:table-cell office:value-type="float" office:value="0.6083142" calcext:value-type="float">
            <text:p>0.6083142</text:p>
          </table:table-cell>
          <table:table-cell office:value-type="float" office:value="0.4918133" calcext:value-type="float">
            <text:p>0.4918133</text:p>
          </table:table-cell>
          <table:table-cell office:value-type="float" office:value="0.1390937" calcext:value-type="float">
            <text:p>0.1390937</text:p>
          </table:table-cell>
          <table:table-cell office:value-type="float" office:value="0.1200161" calcext:value-type="float">
            <text:p>0.1200161</text:p>
          </table:table-cell>
          <table:table-cell office:value-type="float" office:value="0.05069696" calcext:value-type="float">
            <text:p>0.05069696</text:p>
          </table:table-cell>
          <table:table-cell office:value-type="float" office:value="0.04655666" calcext:value-type="float">
            <text:p>0.04655666</text:p>
          </table:table-cell>
          <table:table-cell office:value-type="float" office:value="0.090686" calcext:value-type="float">
            <text:p>0.090686</text:p>
          </table:table-cell>
          <table:table-cell office:value-type="float" office:value="0.1521053" calcext:value-type="float">
            <text:p>0.1521053</text:p>
          </table:table-cell>
          <table:table-cell office:value-type="float" office:value="0.1629947" calcext:value-type="float">
            <text:p>0.1629947</text:p>
          </table:table-cell>
          <table:table-cell office:value-type="float" office:value="0.1648589" calcext:value-type="float">
            <text:p>0.1648589</text:p>
          </table:table-cell>
          <table:table-cell office:value-type="float" office:value="0.1724903" calcext:value-type="float">
            <text:p>0.1724903</text:p>
          </table:table-cell>
          <table:table-cell office:value-type="float" office:value="0.1842027" calcext:value-type="float">
            <text:p>0.1842027</text:p>
          </table:table-cell>
          <table:table-cell office:value-type="float" office:value="0.1883907" calcext:value-type="float">
            <text:p>0.1883907</text:p>
          </table:table-cell>
          <table:table-cell office:value-type="float" office:value="0" calcext:value-type="float">
            <text:p>0</text:p>
          </table:table-cell>
          <table:table-cell office:value-type="float" office:value="51.65738" calcext:value-type="float">
            <text:p>51.65738</text:p>
          </table:table-cell>
          <table:table-cell office:value-type="float" office:value="51.66872" calcext:value-type="float">
            <text:p>51.66872</text:p>
          </table:table-cell>
          <table:table-cell office:value-type="float" office:value="40.90992" calcext:value-type="float">
            <text:p>40.90992</text:p>
          </table:table-cell>
          <table:table-cell office:value-type="float" office:value="10.53742" calcext:value-type="float">
            <text:p>10.53742</text:p>
          </table:table-cell>
          <table:table-cell office:value-type="float" office:value="8.054138" calcext:value-type="float">
            <text:p>8.054138</text:p>
          </table:table-cell>
          <table:table-cell office:value-type="float" office:value="2.881881" calcext:value-type="float">
            <text:p>2.881881</text:p>
          </table:table-cell>
          <table:table-cell office:value-type="float" office:value="2.742758" calcext:value-type="float">
            <text:p>2.742758</text:p>
          </table:table-cell>
          <table:table-cell office:value-type="float" office:value="5.493083" calcext:value-type="float">
            <text:p>5.493083</text:p>
          </table:table-cell>
          <table:table-cell office:value-type="float" office:value="8.072087" calcext:value-type="float">
            <text:p>8.072087</text:p>
          </table:table-cell>
          <table:table-cell office:value-type="float" office:value="9.437125" calcext:value-type="float">
            <text:p>9.437125</text:p>
          </table:table-cell>
          <table:table-cell office:value-type="float" office:value="9.788486" calcext:value-type="float">
            <text:p>9.788486</text:p>
          </table:table-cell>
          <table:table-cell office:value-type="float" office:value="10.48813" calcext:value-type="float">
            <text:p>10.48813</text:p>
          </table:table-cell>
          <table:table-cell office:value-type="float" office:value="11.64365" calcext:value-type="float">
            <text:p>11.64365</text:p>
          </table:table-cell>
          <table:table-cell office:value-type="float" office:value="12.02907" calcext:value-type="float">
            <text:p>12.02907</text:p>
          </table:table-cell>
          <table:table-cell office:value-type="float" office:value="0" calcext:value-type="float">
            <text:p>0</text:p>
          </table:table-cell>
          <table:table-cell office:value-type="float" office:value="178.9207" calcext:value-type="float">
            <text:p>178.92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5" calcext:value-type="float">
            <text:p>4082005</text:p>
          </table:table-cell>
          <table:table-cell office:value-type="float" office:value="1.375113" calcext:value-type="float">
            <text:p>1.375113</text:p>
          </table:table-cell>
          <table:table-cell office:value-type="float" office:value="135.1194" calcext:value-type="float">
            <text:p>135.11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91265" calcext:value-type="float">
            <text:p>40.91265</text:p>
          </table:table-cell>
          <table:table-cell office:value-type="float" office:value="0.06214561" calcext:value-type="float">
            <text:p>0.06214561</text:p>
          </table:table-cell>
          <table:table-cell office:value-type="float" office:value="0.0008114985" calcext:value-type="float">
            <text:p>0.0008114985</text:p>
          </table:table-cell>
          <table:table-cell office:value-type="float" office:value="0.08962628" calcext:value-type="float">
            <text:p>0.08962628</text:p>
          </table:table-cell>
          <table:table-cell office:value-type="float" office:value="0.01365008" calcext:value-type="float">
            <text:p>0.01365008</text:p>
          </table:table-cell>
          <table:table-cell office:value-type="float" office:value="1168.834" calcext:value-type="float">
            <text:p>1168.834</text:p>
          </table:table-cell>
          <table:table-cell office:value-type="float" office:value="1.200172" calcext:value-type="float">
            <text:p>1.200172</text:p>
          </table:table-cell>
          <table:table-cell office:value-type="float" office:value="0" calcext:value-type="float">
            <text:p>0</text:p>
          </table:table-cell>
          <table:table-cell office:value-type="float" office:value="0.3620952" calcext:value-type="float">
            <text:p>0.3620952</text:p>
          </table:table-cell>
          <table:table-cell office:value-type="float" office:value="0.5246137" calcext:value-type="float">
            <text:p>0.5246137</text:p>
          </table:table-cell>
          <table:table-cell office:value-type="float" office:value="0.4495851" calcext:value-type="float">
            <text:p>0.4495851</text:p>
          </table:table-cell>
          <table:table-cell office:value-type="float" office:value="0.1305279" calcext:value-type="float">
            <text:p>0.1305279</text:p>
          </table:table-cell>
          <table:table-cell office:value-type="float" office:value="0.1156881" calcext:value-type="float">
            <text:p>0.1156881</text:p>
          </table:table-cell>
          <table:table-cell office:value-type="float" office:value="0.05066304" calcext:value-type="float">
            <text:p>0.05066304</text:p>
          </table:table-cell>
          <table:table-cell office:value-type="float" office:value="0.0467146" calcext:value-type="float">
            <text:p>0.0467146</text:p>
          </table:table-cell>
          <table:table-cell office:value-type="float" office:value="0.09098551" calcext:value-type="float">
            <text:p>0.09098551</text:p>
          </table:table-cell>
          <table:table-cell office:value-type="float" office:value="0.1523681" calcext:value-type="float">
            <text:p>0.1523681</text:p>
          </table:table-cell>
          <table:table-cell office:value-type="float" office:value="0.1631165" calcext:value-type="float">
            <text:p>0.1631165</text:p>
          </table:table-cell>
          <table:table-cell office:value-type="float" office:value="0.1649297" calcext:value-type="float">
            <text:p>0.1649297</text:p>
          </table:table-cell>
          <table:table-cell office:value-type="float" office:value="0.1725556" calcext:value-type="float">
            <text:p>0.1725556</text:p>
          </table:table-cell>
          <table:table-cell office:value-type="float" office:value="0.18425" calcext:value-type="float">
            <text:p>0.18425</text:p>
          </table:table-cell>
          <table:table-cell office:value-type="float" office:value="0.1884132" calcext:value-type="float">
            <text:p>0.1884132</text:p>
          </table:table-cell>
          <table:table-cell office:value-type="float" office:value="0" calcext:value-type="float">
            <text:p>0</text:p>
          </table:table-cell>
          <table:table-cell office:value-type="float" office:value="51.67139" calcext:value-type="float">
            <text:p>51.67139</text:p>
          </table:table-cell>
          <table:table-cell office:value-type="float" office:value="51.69452" calcext:value-type="float">
            <text:p>51.69452</text:p>
          </table:table-cell>
          <table:table-cell office:value-type="float" office:value="40.94607" calcext:value-type="float">
            <text:p>40.94607</text:p>
          </table:table-cell>
          <table:table-cell office:value-type="float" office:value="10.55381" calcext:value-type="float">
            <text:p>10.55381</text:p>
          </table:table-cell>
          <table:table-cell office:value-type="float" office:value="8.072707" calcext:value-type="float">
            <text:p>8.072707</text:p>
          </table:table-cell>
          <table:table-cell office:value-type="float" office:value="2.887839" calcext:value-type="float">
            <text:p>2.887839</text:p>
          </table:table-cell>
          <table:table-cell office:value-type="float" office:value="2.74704" calcext:value-type="float">
            <text:p>2.74704</text:p>
          </table:table-cell>
          <table:table-cell office:value-type="float" office:value="5.499011" calcext:value-type="float">
            <text:p>5.499011</text:p>
          </table:table-cell>
          <table:table-cell office:value-type="float" office:value="8.079083" calcext:value-type="float">
            <text:p>8.079083</text:p>
          </table:table-cell>
          <table:table-cell office:value-type="float" office:value="9.442136" calcext:value-type="float">
            <text:p>9.442136</text:p>
          </table:table-cell>
          <table:table-cell office:value-type="float" office:value="9.793114" calcext:value-type="float">
            <text:p>9.793114</text:p>
          </table:table-cell>
          <table:table-cell office:value-type="float" office:value="10.49195" calcext:value-type="float">
            <text:p>10.49195</text:p>
          </table:table-cell>
          <table:table-cell office:value-type="float" office:value="11.64614" calcext:value-type="float">
            <text:p>11.64614</text:p>
          </table:table-cell>
          <table:table-cell office:value-type="float" office:value="12.03128" calcext:value-type="float">
            <text:p>12.03128</text:p>
          </table:table-cell>
          <table:table-cell office:value-type="float" office:value="0" calcext:value-type="float">
            <text:p>0</text:p>
          </table:table-cell>
          <table:table-cell office:value-type="float" office:value="159.7329" calcext:value-type="float">
            <text:p>159.73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5" calcext:value-type="float">
            <text:p>5082005</text:p>
          </table:table-cell>
          <table:table-cell office:value-type="float" office:value="1.365423" calcext:value-type="float">
            <text:p>1.365423</text:p>
          </table:table-cell>
          <table:table-cell office:value-type="float" office:value="135.112" calcext:value-type="float">
            <text:p>135.1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9318" calcext:value-type="float">
            <text:p>40.9318</text:p>
          </table:table-cell>
          <table:table-cell office:value-type="float" office:value="0.06214561" calcext:value-type="float">
            <text:p>0.06214561</text:p>
          </table:table-cell>
          <table:table-cell office:value-type="float" office:value="0.0008159519" calcext:value-type="float">
            <text:p>0.0008159519</text:p>
          </table:table-cell>
          <table:table-cell office:value-type="float" office:value="0.08962628" calcext:value-type="float">
            <text:p>0.08962628</text:p>
          </table:table-cell>
          <table:table-cell office:value-type="float" office:value="0.01412956" calcext:value-type="float">
            <text:p>0.01412956</text:p>
          </table:table-cell>
          <table:table-cell office:value-type="float" office:value="1168.831" calcext:value-type="float">
            <text:p>1168.831</text:p>
          </table:table-cell>
          <table:table-cell office:value-type="float" office:value="1.197552" calcext:value-type="float">
            <text:p>1.197552</text:p>
          </table:table-cell>
          <table:table-cell office:value-type="float" office:value="0" calcext:value-type="float">
            <text:p>0</text:p>
          </table:table-cell>
          <table:table-cell office:value-type="float" office:value="0.3654265" calcext:value-type="float">
            <text:p>0.3654265</text:p>
          </table:table-cell>
          <table:table-cell office:value-type="float" office:value="0.535594" calcext:value-type="float">
            <text:p>0.535594</text:p>
          </table:table-cell>
          <table:table-cell office:value-type="float" office:value="0.4491749" calcext:value-type="float">
            <text:p>0.4491749</text:p>
          </table:table-cell>
          <table:table-cell office:value-type="float" office:value="0.1284635" calcext:value-type="float">
            <text:p>0.1284635</text:p>
          </table:table-cell>
          <table:table-cell office:value-type="float" office:value="0.1124432" calcext:value-type="float">
            <text:p>0.1124432</text:p>
          </table:table-cell>
          <table:table-cell office:value-type="float" office:value="0.04891953" calcext:value-type="float">
            <text:p>0.04891953</text:p>
          </table:table-cell>
          <table:table-cell office:value-type="float" office:value="0.04576973" calcext:value-type="float">
            <text:p>0.04576973</text:p>
          </table:table-cell>
          <table:table-cell office:value-type="float" office:value="0.09084354" calcext:value-type="float">
            <text:p>0.09084354</text:p>
          </table:table-cell>
          <table:table-cell office:value-type="float" office:value="0.1525597" calcext:value-type="float">
            <text:p>0.1525597</text:p>
          </table:table-cell>
          <table:table-cell office:value-type="float" office:value="0.1632225" calcext:value-type="float">
            <text:p>0.1632225</text:p>
          </table:table-cell>
          <table:table-cell office:value-type="float" office:value="0.1649964" calcext:value-type="float">
            <text:p>0.1649964</text:p>
          </table:table-cell>
          <table:table-cell office:value-type="float" office:value="0.1726124" calcext:value-type="float">
            <text:p>0.1726124</text:p>
          </table:table-cell>
          <table:table-cell office:value-type="float" office:value="0.1842917" calcext:value-type="float">
            <text:p>0.1842917</text:p>
          </table:table-cell>
          <table:table-cell office:value-type="float" office:value="0.1884357" calcext:value-type="float">
            <text:p>0.1884357</text:p>
          </table:table-cell>
          <table:table-cell office:value-type="float" office:value="0" calcext:value-type="float">
            <text:p>0</text:p>
          </table:table-cell>
          <table:table-cell office:value-type="float" office:value="51.68316" calcext:value-type="float">
            <text:p>51.68316</text:p>
          </table:table-cell>
          <table:table-cell office:value-type="float" office:value="51.70601" calcext:value-type="float">
            <text:p>51.70601</text:p>
          </table:table-cell>
          <table:table-cell office:value-type="float" office:value="40.97075" calcext:value-type="float">
            <text:p>40.97075</text:p>
          </table:table-cell>
          <table:table-cell office:value-type="float" office:value="10.56679" calcext:value-type="float">
            <text:p>10.56679</text:p>
          </table:table-cell>
          <table:table-cell office:value-type="float" office:value="8.088567" calcext:value-type="float">
            <text:p>8.088567</text:p>
          </table:table-cell>
          <table:table-cell office:value-type="float" office:value="2.893359" calcext:value-type="float">
            <text:p>2.893359</text:p>
          </table:table-cell>
          <table:table-cell office:value-type="float" office:value="2.751162" calcext:value-type="float">
            <text:p>2.751162</text:p>
          </table:table-cell>
          <table:table-cell office:value-type="float" office:value="5.504924" calcext:value-type="float">
            <text:p>5.504924</text:p>
          </table:table-cell>
          <table:table-cell office:value-type="float" office:value="8.086031" calcext:value-type="float">
            <text:p>8.086031</text:p>
          </table:table-cell>
          <table:table-cell office:value-type="float" office:value="9.447147" calcext:value-type="float">
            <text:p>9.447147</text:p>
          </table:table-cell>
          <table:table-cell office:value-type="float" office:value="9.797696" calcext:value-type="float">
            <text:p>9.797696</text:p>
          </table:table-cell>
          <table:table-cell office:value-type="float" office:value="10.49576" calcext:value-type="float">
            <text:p>10.49576</text:p>
          </table:table-cell>
          <table:table-cell office:value-type="float" office:value="11.64862" calcext:value-type="float">
            <text:p>11.64862</text:p>
          </table:table-cell>
          <table:table-cell office:value-type="float" office:value="12.03345" calcext:value-type="float">
            <text:p>12.03345</text:p>
          </table:table-cell>
          <table:table-cell office:value-type="float" office:value="0" calcext:value-type="float">
            <text:p>0</text:p>
          </table:table-cell>
          <table:table-cell office:value-type="float" office:value="161.2221" calcext:value-type="float">
            <text:p>161.2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5" calcext:value-type="float">
            <text:p>6082005</text:p>
          </table:table-cell>
          <table:table-cell office:value-type="float" office:value="1.355854" calcext:value-type="float">
            <text:p>1.355854</text:p>
          </table:table-cell>
          <table:table-cell office:value-type="float" office:value="135.1045" calcext:value-type="float">
            <text:p>135.10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9509" calcext:value-type="float">
            <text:p>40.9509</text:p>
          </table:table-cell>
          <table:table-cell office:value-type="float" office:value="0.06214561" calcext:value-type="float">
            <text:p>0.06214561</text:p>
          </table:table-cell>
          <table:table-cell office:value-type="float" office:value="0.0008188004" calcext:value-type="float">
            <text:p>0.0008188004</text:p>
          </table:table-cell>
          <table:table-cell office:value-type="float" office:value="0.08962628" calcext:value-type="float">
            <text:p>0.08962628</text:p>
          </table:table-cell>
          <table:table-cell office:value-type="float" office:value="0.01447147" calcext:value-type="float">
            <text:p>0.01447147</text:p>
          </table:table-cell>
          <table:table-cell office:value-type="float" office:value="1168.829" calcext:value-type="float">
            <text:p>1168.829</text:p>
          </table:table-cell>
          <table:table-cell office:value-type="float" office:value="1.195514" calcext:value-type="float">
            <text:p>1.195514</text:p>
          </table:table-cell>
          <table:table-cell office:value-type="float" office:value="0" calcext:value-type="float">
            <text:p>0</text:p>
          </table:table-cell>
          <table:table-cell office:value-type="float" office:value="0.3504515" calcext:value-type="float">
            <text:p>0.3504515</text:p>
          </table:table-cell>
          <table:table-cell office:value-type="float" office:value="0.5336618" calcext:value-type="float">
            <text:p>0.5336618</text:p>
          </table:table-cell>
          <table:table-cell office:value-type="float" office:value="0.4499931" calcext:value-type="float">
            <text:p>0.4499931</text:p>
          </table:table-cell>
          <table:table-cell office:value-type="float" office:value="0.1285986" calcext:value-type="float">
            <text:p>0.1285986</text:p>
          </table:table-cell>
          <table:table-cell office:value-type="float" office:value="0.1122902" calcext:value-type="float">
            <text:p>0.1122902</text:p>
          </table:table-cell>
          <table:table-cell office:value-type="float" office:value="0.0486786" calcext:value-type="float">
            <text:p>0.0486786</text:p>
          </table:table-cell>
          <table:table-cell office:value-type="float" office:value="0.0455113" calcext:value-type="float">
            <text:p>0.0455113</text:p>
          </table:table-cell>
          <table:table-cell office:value-type="float" office:value="0.09070512" calcext:value-type="float">
            <text:p>0.09070512</text:p>
          </table:table-cell>
          <table:table-cell office:value-type="float" office:value="0.1526663" calcext:value-type="float">
            <text:p>0.1526663</text:p>
          </table:table-cell>
          <table:table-cell office:value-type="float" office:value="0.1633131" calcext:value-type="float">
            <text:p>0.1633131</text:p>
          </table:table-cell>
          <table:table-cell office:value-type="float" office:value="0.1650597" calcext:value-type="float">
            <text:p>0.1650597</text:p>
          </table:table-cell>
          <table:table-cell office:value-type="float" office:value="0.1726647" calcext:value-type="float">
            <text:p>0.1726647</text:p>
          </table:table-cell>
          <table:table-cell office:value-type="float" office:value="0.1843311" calcext:value-type="float">
            <text:p>0.1843311</text:p>
          </table:table-cell>
          <table:table-cell office:value-type="float" office:value="0.1884582" calcext:value-type="float">
            <text:p>0.1884582</text:p>
          </table:table-cell>
          <table:table-cell office:value-type="float" office:value="0" calcext:value-type="float">
            <text:p>0</text:p>
          </table:table-cell>
          <table:table-cell office:value-type="float" office:value="51.69391" calcext:value-type="float">
            <text:p>51.69391</text:p>
          </table:table-cell>
          <table:table-cell office:value-type="float" office:value="51.71876" calcext:value-type="float">
            <text:p>51.71876</text:p>
          </table:table-cell>
          <table:table-cell office:value-type="float" office:value="40.99588" calcext:value-type="float">
            <text:p>40.99588</text:p>
          </table:table-cell>
          <table:table-cell office:value-type="float" office:value="10.57965" calcext:value-type="float">
            <text:p>10.57965</text:p>
          </table:table-cell>
          <table:table-cell office:value-type="float" office:value="8.104078" calcext:value-type="float">
            <text:p>8.104078</text:p>
          </table:table-cell>
          <table:table-cell office:value-type="float" office:value="2.898709" calcext:value-type="float">
            <text:p>2.898709</text:p>
          </table:table-cell>
          <table:table-cell office:value-type="float" office:value="2.755157" calcext:value-type="float">
            <text:p>2.755157</text:p>
          </table:table-cell>
          <table:table-cell office:value-type="float" office:value="5.510773" calcext:value-type="float">
            <text:p>5.510773</text:p>
          </table:table-cell>
          <table:table-cell office:value-type="float" office:value="8.092979" calcext:value-type="float">
            <text:p>8.092979</text:p>
          </table:table-cell>
          <table:table-cell office:value-type="float" office:value="9.452085" calcext:value-type="float">
            <text:p>9.452085</text:p>
          </table:table-cell>
          <table:table-cell office:value-type="float" office:value="9.802266" calcext:value-type="float">
            <text:p>9.802266</text:p>
          </table:table-cell>
          <table:table-cell office:value-type="float" office:value="10.49955" calcext:value-type="float">
            <text:p>10.49955</text:p>
          </table:table-cell>
          <table:table-cell office:value-type="float" office:value="11.6511" calcext:value-type="float">
            <text:p>11.6511</text:p>
          </table:table-cell>
          <table:table-cell office:value-type="float" office:value="12.03564" calcext:value-type="float">
            <text:p>12.03564</text:p>
          </table:table-cell>
          <table:table-cell office:value-type="float" office:value="0" calcext:value-type="float">
            <text:p>0</text:p>
          </table:table-cell>
          <table:table-cell office:value-type="float" office:value="154.4954" calcext:value-type="float">
            <text:p>154.49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5" calcext:value-type="float">
            <text:p>7082005</text:p>
          </table:table-cell>
          <table:table-cell office:value-type="float" office:value="1.345047" calcext:value-type="float">
            <text:p>1.345047</text:p>
          </table:table-cell>
          <table:table-cell office:value-type="float" office:value="135.0966" calcext:value-type="float">
            <text:p>135.096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9705" calcext:value-type="float">
            <text:p>40.9705</text:p>
          </table:table-cell>
          <table:table-cell office:value-type="float" office:value="0.06214561" calcext:value-type="float">
            <text:p>0.06214561</text:p>
          </table:table-cell>
          <table:table-cell office:value-type="float" office:value="0.0008206703" calcext:value-type="float">
            <text:p>0.0008206703</text:p>
          </table:table-cell>
          <table:table-cell office:value-type="float" office:value="0.08962628" calcext:value-type="float">
            <text:p>0.08962628</text:p>
          </table:table-cell>
          <table:table-cell office:value-type="float" office:value="0.0147214" calcext:value-type="float">
            <text:p>0.0147214</text:p>
          </table:table-cell>
          <table:table-cell office:value-type="float" office:value="1168.827" calcext:value-type="float">
            <text:p>1168.827</text:p>
          </table:table-cell>
          <table:table-cell office:value-type="float" office:value="1.189799" calcext:value-type="float">
            <text:p>1.189799</text:p>
          </table:table-cell>
          <table:table-cell office:value-type="float" office:value="0" calcext:value-type="float">
            <text:p>0</text:p>
          </table:table-cell>
          <table:table-cell office:value-type="float" office:value="0.3588869" calcext:value-type="float">
            <text:p>0.3588869</text:p>
          </table:table-cell>
          <table:table-cell office:value-type="float" office:value="0.569203" calcext:value-type="float">
            <text:p>0.569203</text:p>
          </table:table-cell>
          <table:table-cell office:value-type="float" office:value="0.4684582" calcext:value-type="float">
            <text:p>0.4684582</text:p>
          </table:table-cell>
          <table:table-cell office:value-type="float" office:value="0.1337678" calcext:value-type="float">
            <text:p>0.1337678</text:p>
          </table:table-cell>
          <table:table-cell office:value-type="float" office:value="0.1158696" calcext:value-type="float">
            <text:p>0.1158696</text:p>
          </table:table-cell>
          <table:table-cell office:value-type="float" office:value="0.04943959" calcext:value-type="float">
            <text:p>0.04943959</text:p>
          </table:table-cell>
          <table:table-cell office:value-type="float" office:value="0.04568237" calcext:value-type="float">
            <text:p>0.04568237</text:p>
          </table:table-cell>
          <table:table-cell office:value-type="float" office:value="0.09069917" calcext:value-type="float">
            <text:p>0.09069917</text:p>
          </table:table-cell>
          <table:table-cell office:value-type="float" office:value="0.1527429" calcext:value-type="float">
            <text:p>0.1527429</text:p>
          </table:table-cell>
          <table:table-cell office:value-type="float" office:value="0.1633911" calcext:value-type="float">
            <text:p>0.1633911</text:p>
          </table:table-cell>
          <table:table-cell office:value-type="float" office:value="0.1651195" calcext:value-type="float">
            <text:p>0.1651195</text:p>
          </table:table-cell>
          <table:table-cell office:value-type="float" office:value="0.1727137" calcext:value-type="float">
            <text:p>0.1727137</text:p>
          </table:table-cell>
          <table:table-cell office:value-type="float" office:value="0.1843668" calcext:value-type="float">
            <text:p>0.1843668</text:p>
          </table:table-cell>
          <table:table-cell office:value-type="float" office:value="0.1884807" calcext:value-type="float">
            <text:p>0.1884807</text:p>
          </table:table-cell>
          <table:table-cell office:value-type="float" office:value="0" calcext:value-type="float">
            <text:p>0</text:p>
          </table:table-cell>
          <table:table-cell office:value-type="float" office:value="51.70536" calcext:value-type="float">
            <text:p>51.70536</text:p>
          </table:table-cell>
          <table:table-cell office:value-type="float" office:value="51.73874" calcext:value-type="float">
            <text:p>51.73874</text:p>
          </table:table-cell>
          <table:table-cell office:value-type="float" office:value="41.02454" calcext:value-type="float">
            <text:p>41.02454</text:p>
          </table:table-cell>
          <table:table-cell office:value-type="float" office:value="10.59339" calcext:value-type="float">
            <text:p>10.59339</text:p>
          </table:table-cell>
          <table:table-cell office:value-type="float" office:value="8.120012" calcext:value-type="float">
            <text:p>8.120012</text:p>
          </table:table-cell>
          <table:table-cell office:value-type="float" office:value="2.904085" calcext:value-type="float">
            <text:p>2.904085</text:p>
          </table:table-cell>
          <table:table-cell office:value-type="float" office:value="2.75913" calcext:value-type="float">
            <text:p>2.75913</text:p>
          </table:table-cell>
          <table:table-cell office:value-type="float" office:value="5.516586" calcext:value-type="float">
            <text:p>5.516586</text:p>
          </table:table-cell>
          <table:table-cell office:value-type="float" office:value="8.099927" calcext:value-type="float">
            <text:p>8.099927</text:p>
          </table:table-cell>
          <table:table-cell office:value-type="float" office:value="9.457019" calcext:value-type="float">
            <text:p>9.457019</text:p>
          </table:table-cell>
          <table:table-cell office:value-type="float" office:value="9.806791" calcext:value-type="float">
            <text:p>9.806791</text:p>
          </table:table-cell>
          <table:table-cell office:value-type="float" office:value="10.50335" calcext:value-type="float">
            <text:p>10.50335</text:p>
          </table:table-cell>
          <table:table-cell office:value-type="float" office:value="11.65357" calcext:value-type="float">
            <text:p>11.65357</text:p>
          </table:table-cell>
          <table:table-cell office:value-type="float" office:value="12.03782" calcext:value-type="float">
            <text:p>12.03782</text:p>
          </table:table-cell>
          <table:table-cell office:value-type="float" office:value="0" calcext:value-type="float">
            <text:p>0</text:p>
          </table:table-cell>
          <table:table-cell office:value-type="float" office:value="161.7613" calcext:value-type="float">
            <text:p>161.76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5" calcext:value-type="float">
            <text:p>8082005</text:p>
          </table:table-cell>
          <table:table-cell office:value-type="float" office:value="1.33384" calcext:value-type="float">
            <text:p>1.33384</text:p>
          </table:table-cell>
          <table:table-cell office:value-type="float" office:value="135.0883" calcext:value-type="float">
            <text:p>135.088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99096" calcext:value-type="float">
            <text:p>40.99096</text:p>
          </table:table-cell>
          <table:table-cell office:value-type="float" office:value="0.06214561" calcext:value-type="float">
            <text:p>0.06214561</text:p>
          </table:table-cell>
          <table:table-cell office:value-type="float" office:value="0.000821955" calcext:value-type="float">
            <text:p>0.000821955</text:p>
          </table:table-cell>
          <table:table-cell office:value-type="float" office:value="0.08962628" calcext:value-type="float">
            <text:p>0.08962628</text:p>
          </table:table-cell>
          <table:table-cell office:value-type="float" office:value="0.01490971" calcext:value-type="float">
            <text:p>0.01490971</text:p>
          </table:table-cell>
          <table:table-cell office:value-type="float" office:value="1168.826" calcext:value-type="float">
            <text:p>1168.826</text:p>
          </table:table-cell>
          <table:table-cell office:value-type="float" office:value="1.183568" calcext:value-type="float">
            <text:p>1.183568</text:p>
          </table:table-cell>
          <table:table-cell office:value-type="float" office:value="0" calcext:value-type="float">
            <text:p>0</text:p>
          </table:table-cell>
          <table:table-cell office:value-type="float" office:value="0.3597954" calcext:value-type="float">
            <text:p>0.3597954</text:p>
          </table:table-cell>
          <table:table-cell office:value-type="float" office:value="0.5745724" calcext:value-type="float">
            <text:p>0.5745724</text:p>
          </table:table-cell>
          <table:table-cell office:value-type="float" office:value="0.4778132" calcext:value-type="float">
            <text:p>0.4778132</text:p>
          </table:table-cell>
          <table:table-cell office:value-type="float" office:value="0.1377426" calcext:value-type="float">
            <text:p>0.1377426</text:p>
          </table:table-cell>
          <table:table-cell office:value-type="float" office:value="0.1198748" calcext:value-type="float">
            <text:p>0.1198748</text:p>
          </table:table-cell>
          <table:table-cell office:value-type="float" office:value="0.05084274" calcext:value-type="float">
            <text:p>0.05084274</text:p>
          </table:table-cell>
          <table:table-cell office:value-type="float" office:value="0.04628215" calcext:value-type="float">
            <text:p>0.04628215</text:p>
          </table:table-cell>
          <table:table-cell office:value-type="float" office:value="0.09090919" calcext:value-type="float">
            <text:p>0.09090919</text:p>
          </table:table-cell>
          <table:table-cell office:value-type="float" office:value="0.1528377" calcext:value-type="float">
            <text:p>0.1528377</text:p>
          </table:table-cell>
          <table:table-cell office:value-type="float" office:value="0.1634618" calcext:value-type="float">
            <text:p>0.1634618</text:p>
          </table:table-cell>
          <table:table-cell office:value-type="float" office:value="0.1651768" calcext:value-type="float">
            <text:p>0.1651768</text:p>
          </table:table-cell>
          <table:table-cell office:value-type="float" office:value="0.1727605" calcext:value-type="float">
            <text:p>0.1727605</text:p>
          </table:table-cell>
          <table:table-cell office:value-type="float" office:value="0.1843988" calcext:value-type="float">
            <text:p>0.1843988</text:p>
          </table:table-cell>
          <table:table-cell office:value-type="float" office:value="0.1885032" calcext:value-type="float">
            <text:p>0.1885032</text:p>
          </table:table-cell>
          <table:table-cell office:value-type="float" office:value="0" calcext:value-type="float">
            <text:p>0</text:p>
          </table:table-cell>
          <table:table-cell office:value-type="float" office:value="51.71788" calcext:value-type="float">
            <text:p>51.71788</text:p>
          </table:table-cell>
          <table:table-cell office:value-type="float" office:value="51.76783" calcext:value-type="float">
            <text:p>51.76783</text:p>
          </table:table-cell>
          <table:table-cell office:value-type="float" office:value="41.05967" calcext:value-type="float">
            <text:p>41.05967</text:p>
          </table:table-cell>
          <table:table-cell office:value-type="float" office:value="10.60916" calcext:value-type="float">
            <text:p>10.60916</text:p>
          </table:table-cell>
          <table:table-cell office:value-type="float" office:value="8.137613" calcext:value-type="float">
            <text:p>8.137613</text:p>
          </table:table-cell>
          <table:table-cell office:value-type="float" office:value="2.909746" calcext:value-type="float">
            <text:p>2.909746</text:p>
          </table:table-cell>
          <table:table-cell office:value-type="float" office:value="2.763186" calcext:value-type="float">
            <text:p>2.763186</text:p>
          </table:table-cell>
          <table:table-cell office:value-type="float" office:value="5.522398" calcext:value-type="float">
            <text:p>5.522398</text:p>
          </table:table-cell>
          <table:table-cell office:value-type="float" office:value="8.106875" calcext:value-type="float">
            <text:p>8.106875</text:p>
          </table:table-cell>
          <table:table-cell office:value-type="float" office:value="9.461954" calcext:value-type="float">
            <text:p>9.461954</text:p>
          </table:table-cell>
          <table:table-cell office:value-type="float" office:value="9.811316" calcext:value-type="float">
            <text:p>9.811316</text:p>
          </table:table-cell>
          <table:table-cell office:value-type="float" office:value="10.50715" calcext:value-type="float">
            <text:p>10.50715</text:p>
          </table:table-cell>
          <table:table-cell office:value-type="float" office:value="11.65597" calcext:value-type="float">
            <text:p>11.65597</text:p>
          </table:table-cell>
          <table:table-cell office:value-type="float" office:value="12.04001" calcext:value-type="float">
            <text:p>12.04001</text:p>
          </table:table-cell>
          <table:table-cell office:value-type="float" office:value="0" calcext:value-type="float">
            <text:p>0</text:p>
          </table:table-cell>
          <table:table-cell office:value-type="float" office:value="167.0609" calcext:value-type="float">
            <text:p>167.06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5" calcext:value-type="float">
            <text:p>9082005</text:p>
          </table:table-cell>
          <table:table-cell office:value-type="float" office:value="1.321906" calcext:value-type="float">
            <text:p>1.321906</text:p>
          </table:table-cell>
          <table:table-cell office:value-type="float" office:value="135.0797" calcext:value-type="float">
            <text:p>135.07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01196" calcext:value-type="float">
            <text:p>41.01196</text:p>
          </table:table-cell>
          <table:table-cell office:value-type="float" office:value="0.06214561" calcext:value-type="float">
            <text:p>0.06214561</text:p>
          </table:table-cell>
          <table:table-cell office:value-type="float" office:value="0.0008228435" calcext:value-type="float">
            <text:p>0.0008228435</text:p>
          </table:table-cell>
          <table:table-cell office:value-type="float" office:value="0.08962628" calcext:value-type="float">
            <text:p>0.08962628</text:p>
          </table:table-cell>
          <table:table-cell office:value-type="float" office:value="0.01505481" calcext:value-type="float">
            <text:p>0.01505481</text:p>
          </table:table-cell>
          <table:table-cell office:value-type="float" office:value="1168.825" calcext:value-type="float">
            <text:p>1168.825</text:p>
          </table:table-cell>
          <table:table-cell office:value-type="float" office:value="1.173463" calcext:value-type="float">
            <text:p>1.173463</text:p>
          </table:table-cell>
          <table:table-cell office:value-type="float" office:value="0" calcext:value-type="float">
            <text:p>0</text:p>
          </table:table-cell>
          <table:table-cell office:value-type="float" office:value="0.3607947" calcext:value-type="float">
            <text:p>0.3607947</text:p>
          </table:table-cell>
          <table:table-cell office:value-type="float" office:value="0.5983675" calcext:value-type="float">
            <text:p>0.5983675</text:p>
          </table:table-cell>
          <table:table-cell office:value-type="float" office:value="0.4971023" calcext:value-type="float">
            <text:p>0.4971023</text:p>
          </table:table-cell>
          <table:table-cell office:value-type="float" office:value="0.1421233" calcext:value-type="float">
            <text:p>0.1421233</text:p>
          </table:table-cell>
          <table:table-cell office:value-type="float" office:value="0.1234268" calcext:value-type="float">
            <text:p>0.1234268</text:p>
          </table:table-cell>
          <table:table-cell office:value-type="float" office:value="0.05174623" calcext:value-type="float">
            <text:p>0.05174623</text:p>
          </table:table-cell>
          <table:table-cell office:value-type="float" office:value="0.04669105" calcext:value-type="float">
            <text:p>0.04669105</text:p>
          </table:table-cell>
          <table:table-cell office:value-type="float" office:value="0.09116653" calcext:value-type="float">
            <text:p>0.09116653</text:p>
          </table:table-cell>
          <table:table-cell office:value-type="float" office:value="0.1529686" calcext:value-type="float">
            <text:p>0.1529686</text:p>
          </table:table-cell>
          <table:table-cell office:value-type="float" office:value="0.1635321" calcext:value-type="float">
            <text:p>0.1635321</text:p>
          </table:table-cell>
          <table:table-cell office:value-type="float" office:value="0.1652326" calcext:value-type="float">
            <text:p>0.1652326</text:p>
          </table:table-cell>
          <table:table-cell office:value-type="float" office:value="0.1728099" calcext:value-type="float">
            <text:p>0.1728099</text:p>
          </table:table-cell>
          <table:table-cell office:value-type="float" office:value="0.1844281" calcext:value-type="float">
            <text:p>0.1844281</text:p>
          </table:table-cell>
          <table:table-cell office:value-type="float" office:value="0.1885257" calcext:value-type="float">
            <text:p>0.1885257</text:p>
          </table:table-cell>
          <table:table-cell office:value-type="float" office:value="0" calcext:value-type="float">
            <text:p>0</text:p>
          </table:table-cell>
          <table:table-cell office:value-type="float" office:value="51.73083" calcext:value-type="float">
            <text:p>51.73083</text:p>
          </table:table-cell>
          <table:table-cell office:value-type="float" office:value="51.80172" calcext:value-type="float">
            <text:p>51.80172</text:p>
          </table:table-cell>
          <table:table-cell office:value-type="float" office:value="41.09877" calcext:value-type="float">
            <text:p>41.09877</text:p>
          </table:table-cell>
          <table:table-cell office:value-type="float" office:value="10.62599" calcext:value-type="float">
            <text:p>10.62599</text:p>
          </table:table-cell>
          <table:table-cell office:value-type="float" office:value="8.156239" calcext:value-type="float">
            <text:p>8.156239</text:p>
          </table:table-cell>
          <table:table-cell office:value-type="float" office:value="2.915624" calcext:value-type="float">
            <text:p>2.915624</text:p>
          </table:table-cell>
          <table:table-cell office:value-type="float" office:value="2.767339" calcext:value-type="float">
            <text:p>2.767339</text:p>
          </table:table-cell>
          <table:table-cell office:value-type="float" office:value="5.528259" calcext:value-type="float">
            <text:p>5.528259</text:p>
          </table:table-cell>
          <table:table-cell office:value-type="float" office:value="8.113823" calcext:value-type="float">
            <text:p>8.113823</text:p>
          </table:table-cell>
          <table:table-cell office:value-type="float" office:value="9.466893" calcext:value-type="float">
            <text:p>9.466893</text:p>
          </table:table-cell>
          <table:table-cell office:value-type="float" office:value="9.815841" calcext:value-type="float">
            <text:p>9.815841</text:p>
          </table:table-cell>
          <table:table-cell office:value-type="float" office:value="10.51095" calcext:value-type="float">
            <text:p>10.51095</text:p>
          </table:table-cell>
          <table:table-cell office:value-type="float" office:value="11.65838" calcext:value-type="float">
            <text:p>11.65838</text:p>
          </table:table-cell>
          <table:table-cell office:value-type="float" office:value="12.04219" calcext:value-type="float">
            <text:p>12.04219</text:p>
          </table:table-cell>
          <table:table-cell office:value-type="float" office:value="0" calcext:value-type="float">
            <text:p>0</text:p>
          </table:table-cell>
          <table:table-cell office:value-type="float" office:value="172.6503" calcext:value-type="float">
            <text:p>172.65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5" calcext:value-type="float">
            <text:p>10082005</text:p>
          </table:table-cell>
          <table:table-cell office:value-type="float" office:value="1.311079" calcext:value-type="float">
            <text:p>1.311079</text:p>
          </table:table-cell>
          <table:table-cell office:value-type="float" office:value="135.0534" calcext:value-type="float">
            <text:p>135.05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02776" calcext:value-type="float">
            <text:p>41.02776</text:p>
          </table:table-cell>
          <table:table-cell office:value-type="float" office:value="0.08170476" calcext:value-type="float">
            <text:p>0.08170476</text:p>
          </table:table-cell>
          <table:table-cell office:value-type="float" office:value="0.0008253576" calcext:value-type="float">
            <text:p>0.0008253576</text:p>
          </table:table-cell>
          <table:table-cell office:value-type="float" office:value="0.118825" calcext:value-type="float">
            <text:p>0.118825</text:p>
          </table:table-cell>
          <table:table-cell office:value-type="float" office:value="0.01542052" calcext:value-type="float">
            <text:p>0.01542052</text:p>
          </table:table-cell>
          <table:table-cell office:value-type="float" office:value="1168.798" calcext:value-type="float">
            <text:p>1168.798</text:p>
          </table:table-cell>
          <table:table-cell office:value-type="float" office:value="1.172762" calcext:value-type="float">
            <text:p>1.172762</text:p>
          </table:table-cell>
          <table:table-cell office:value-type="float" office:value="0" calcext:value-type="float">
            <text:p>0</text:p>
          </table:table-cell>
          <table:table-cell office:value-type="float" office:value="0.233361" calcext:value-type="float">
            <text:p>0.233361</text:p>
          </table:table-cell>
          <table:table-cell office:value-type="float" office:value="0.4129036" calcext:value-type="float">
            <text:p>0.4129036</text:p>
          </table:table-cell>
          <table:table-cell office:value-type="float" office:value="0.4251536" calcext:value-type="float">
            <text:p>0.4251536</text:p>
          </table:table-cell>
          <table:table-cell office:value-type="float" office:value="0.1624105" calcext:value-type="float">
            <text:p>0.1624105</text:p>
          </table:table-cell>
          <table:table-cell office:value-type="float" office:value="0.1194422" calcext:value-type="float">
            <text:p>0.1194422</text:p>
          </table:table-cell>
          <table:table-cell office:value-type="float" office:value="0.05134686" calcext:value-type="float">
            <text:p>0.05134686</text:p>
          </table:table-cell>
          <table:table-cell office:value-type="float" office:value="0.04246933" calcext:value-type="float">
            <text:p>0.04246933</text:p>
          </table:table-cell>
          <table:table-cell office:value-type="float" office:value="0.09124669" calcext:value-type="float">
            <text:p>0.09124669</text:p>
          </table:table-cell>
          <table:table-cell office:value-type="float" office:value="0.1531198" calcext:value-type="float">
            <text:p>0.1531198</text:p>
          </table:table-cell>
          <table:table-cell office:value-type="float" office:value="0.1636054" calcext:value-type="float">
            <text:p>0.1636054</text:p>
          </table:table-cell>
          <table:table-cell office:value-type="float" office:value="0.1652895" calcext:value-type="float">
            <text:p>0.1652895</text:p>
          </table:table-cell>
          <table:table-cell office:value-type="float" office:value="0.1728638" calcext:value-type="float">
            <text:p>0.1728638</text:p>
          </table:table-cell>
          <table:table-cell office:value-type="float" office:value="0.1844523" calcext:value-type="float">
            <text:p>0.1844523</text:p>
          </table:table-cell>
          <table:table-cell office:value-type="float" office:value="0.1885471" calcext:value-type="float">
            <text:p>0.1885471</text:p>
          </table:table-cell>
          <table:table-cell office:value-type="float" office:value="0" calcext:value-type="float">
            <text:p>0</text:p>
          </table:table-cell>
          <table:table-cell office:value-type="float" office:value="51.89021" calcext:value-type="float">
            <text:p>51.89021</text:p>
          </table:table-cell>
          <table:table-cell office:value-type="float" office:value="51.7792" calcext:value-type="float">
            <text:p>51.7792</text:p>
          </table:table-cell>
          <table:table-cell office:value-type="float" office:value="41.0711" calcext:value-type="float">
            <text:p>41.0711</text:p>
          </table:table-cell>
          <table:table-cell office:value-type="float" office:value="10.63865" calcext:value-type="float">
            <text:p>10.63865</text:p>
          </table:table-cell>
          <table:table-cell office:value-type="float" office:value="8.160808" calcext:value-type="float">
            <text:p>8.160808</text:p>
          </table:table-cell>
          <table:table-cell office:value-type="float" office:value="2.921694" calcext:value-type="float">
            <text:p>2.921694</text:p>
          </table:table-cell>
          <table:table-cell office:value-type="float" office:value="2.775765" calcext:value-type="float">
            <text:p>2.775765</text:p>
          </table:table-cell>
          <table:table-cell office:value-type="float" office:value="5.535225" calcext:value-type="float">
            <text:p>5.535225</text:p>
          </table:table-cell>
          <table:table-cell office:value-type="float" office:value="8.121178" calcext:value-type="float">
            <text:p>8.121178</text:p>
          </table:table-cell>
          <table:table-cell office:value-type="float" office:value="9.471805" calcext:value-type="float">
            <text:p>9.471805</text:p>
          </table:table-cell>
          <table:table-cell office:value-type="float" office:value="9.820704" calcext:value-type="float">
            <text:p>9.820704</text:p>
          </table:table-cell>
          <table:table-cell office:value-type="float" office:value="10.51504" calcext:value-type="float">
            <text:p>10.51504</text:p>
          </table:table-cell>
          <table:table-cell office:value-type="float" office:value="11.66089" calcext:value-type="float">
            <text:p>11.66089</text:p>
          </table:table-cell>
          <table:table-cell office:value-type="float" office:value="12.03808" calcext:value-type="float">
            <text:p>12.03808</text:p>
          </table:table-cell>
          <table:table-cell office:value-type="float" office:value="0" calcext:value-type="float">
            <text:p>0</text:p>
          </table:table-cell>
          <table:table-cell office:value-type="float" office:value="16.12595" calcext:value-type="float">
            <text:p>16.125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5" calcext:value-type="float">
            <text:p>11082005</text:p>
          </table:table-cell>
          <table:table-cell office:value-type="float" office:value="1.303371" calcext:value-type="float">
            <text:p>1.303371</text:p>
          </table:table-cell>
          <table:table-cell office:value-type="float" office:value="135.0469" calcext:value-type="float">
            <text:p>135.046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04529" calcext:value-type="float">
            <text:p>41.04529</text:p>
          </table:table-cell>
          <table:table-cell office:value-type="float" office:value="0.08170476" calcext:value-type="float">
            <text:p>0.08170476</text:p>
          </table:table-cell>
          <table:table-cell office:value-type="float" office:value="0.0008254871" calcext:value-type="float">
            <text:p>0.0008254871</text:p>
          </table:table-cell>
          <table:table-cell office:value-type="float" office:value="0.118825" calcext:value-type="float">
            <text:p>0.118825</text:p>
          </table:table-cell>
          <table:table-cell office:value-type="float" office:value="0.0154622" calcext:value-type="float">
            <text:p>0.0154622</text:p>
          </table:table-cell>
          <table:table-cell office:value-type="float" office:value="1168.797" calcext:value-type="float">
            <text:p>1168.797</text:p>
          </table:table-cell>
          <table:table-cell office:value-type="float" office:value="1.175104" calcext:value-type="float">
            <text:p>1.175104</text:p>
          </table:table-cell>
          <table:table-cell office:value-type="float" office:value="0" calcext:value-type="float">
            <text:p>0</text:p>
          </table:table-cell>
          <table:table-cell office:value-type="float" office:value="0.6444917" calcext:value-type="float">
            <text:p>0.6444917</text:p>
          </table:table-cell>
          <table:table-cell office:value-type="float" office:value="0.4502137" calcext:value-type="float">
            <text:p>0.4502137</text:p>
          </table:table-cell>
          <table:table-cell office:value-type="float" office:value="0.3856346" calcext:value-type="float">
            <text:p>0.3856346</text:p>
          </table:table-cell>
          <table:table-cell office:value-type="float" office:value="0.1351807" calcext:value-type="float">
            <text:p>0.1351807</text:p>
          </table:table-cell>
          <table:table-cell office:value-type="float" office:value="0.1047525" calcext:value-type="float">
            <text:p>0.1047525</text:p>
          </table:table-cell>
          <table:table-cell office:value-type="float" office:value="0.0487843" calcext:value-type="float">
            <text:p>0.0487843</text:p>
          </table:table-cell>
          <table:table-cell office:value-type="float" office:value="0.04396065" calcext:value-type="float">
            <text:p>0.04396065</text:p>
          </table:table-cell>
          <table:table-cell office:value-type="float" office:value="0.09092616" calcext:value-type="float">
            <text:p>0.09092616</text:p>
          </table:table-cell>
          <table:table-cell office:value-type="float" office:value="0.1531853" calcext:value-type="float">
            <text:p>0.1531853</text:p>
          </table:table-cell>
          <table:table-cell office:value-type="float" office:value="0.163682" calcext:value-type="float">
            <text:p>0.163682</text:p>
          </table:table-cell>
          <table:table-cell office:value-type="float" office:value="0.1653467" calcext:value-type="float">
            <text:p>0.1653467</text:p>
          </table:table-cell>
          <table:table-cell office:value-type="float" office:value="0.1729162" calcext:value-type="float">
            <text:p>0.1729162</text:p>
          </table:table-cell>
          <table:table-cell office:value-type="float" office:value="0.1844839" calcext:value-type="float">
            <text:p>0.1844839</text:p>
          </table:table-cell>
          <table:table-cell office:value-type="float" office:value="0.1885703" calcext:value-type="float">
            <text:p>0.1885703</text:p>
          </table:table-cell>
          <table:table-cell office:value-type="float" office:value="0" calcext:value-type="float">
            <text:p>0</text:p>
          </table:table-cell>
          <table:table-cell office:value-type="float" office:value="51.89441" calcext:value-type="float">
            <text:p>51.89441</text:p>
          </table:table-cell>
          <table:table-cell office:value-type="float" office:value="51.75045" calcext:value-type="float">
            <text:p>51.75045</text:p>
          </table:table-cell>
          <table:table-cell office:value-type="float" office:value="41.0825" calcext:value-type="float">
            <text:p>41.0825</text:p>
          </table:table-cell>
          <table:table-cell office:value-type="float" office:value="10.66686" calcext:value-type="float">
            <text:p>10.66686</text:p>
          </table:table-cell>
          <table:table-cell office:value-type="float" office:value="8.179604" calcext:value-type="float">
            <text:p>8.179604</text:p>
          </table:table-cell>
          <table:table-cell office:value-type="float" office:value="2.92774" calcext:value-type="float">
            <text:p>2.92774</text:p>
          </table:table-cell>
          <table:table-cell office:value-type="float" office:value="2.779527" calcext:value-type="float">
            <text:p>2.779527</text:p>
          </table:table-cell>
          <table:table-cell office:value-type="float" office:value="5.541106" calcext:value-type="float">
            <text:p>5.541106</text:p>
          </table:table-cell>
          <table:table-cell office:value-type="float" office:value="8.128125" calcext:value-type="float">
            <text:p>8.128125</text:p>
          </table:table-cell>
          <table:table-cell office:value-type="float" office:value="9.476744" calcext:value-type="float">
            <text:p>9.476744</text:p>
          </table:table-cell>
          <table:table-cell office:value-type="float" office:value="9.825171" calcext:value-type="float">
            <text:p>9.825171</text:p>
          </table:table-cell>
          <table:table-cell office:value-type="float" office:value="10.51884" calcext:value-type="float">
            <text:p>10.51884</text:p>
          </table:table-cell>
          <table:table-cell office:value-type="float" office:value="11.66329" calcext:value-type="float">
            <text:p>11.66329</text:p>
          </table:table-cell>
          <table:table-cell office:value-type="float" office:value="12.04026" calcext:value-type="float">
            <text:p>12.04026</text:p>
          </table:table-cell>
          <table:table-cell office:value-type="float" office:value="0" calcext:value-type="float">
            <text:p>0</text:p>
          </table:table-cell>
          <table:table-cell office:value-type="float" office:value="71.32875" calcext:value-type="float">
            <text:p>71.32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5" calcext:value-type="float">
            <text:p>12082005</text:p>
          </table:table-cell>
          <table:table-cell office:value-type="float" office:value="1.296089" calcext:value-type="float">
            <text:p>1.296089</text:p>
          </table:table-cell>
          <table:table-cell office:value-type="float" office:value="135.0403" calcext:value-type="float">
            <text:p>135.040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06209" calcext:value-type="float">
            <text:p>41.06209</text:p>
          </table:table-cell>
          <table:table-cell office:value-type="float" office:value="0.08170476" calcext:value-type="float">
            <text:p>0.08170476</text:p>
          </table:table-cell>
          <table:table-cell office:value-type="float" office:value="0.000825613" calcext:value-type="float">
            <text:p>0.000825613</text:p>
          </table:table-cell>
          <table:table-cell office:value-type="float" office:value="0.118825" calcext:value-type="float">
            <text:p>0.118825</text:p>
          </table:table-cell>
          <table:table-cell office:value-type="float" office:value="0.01549943" calcext:value-type="float">
            <text:p>0.01549943</text:p>
          </table:table-cell>
          <table:table-cell office:value-type="float" office:value="1168.796" calcext:value-type="float">
            <text:p>1168.796</text:p>
          </table:table-cell>
          <table:table-cell office:value-type="float" office:value="1.175863" calcext:value-type="float">
            <text:p>1.175863</text:p>
          </table:table-cell>
          <table:table-cell office:value-type="float" office:value="0" calcext:value-type="float">
            <text:p>0</text:p>
          </table:table-cell>
          <table:table-cell office:value-type="float" office:value="0.4435579" calcext:value-type="float">
            <text:p>0.4435579</text:p>
          </table:table-cell>
          <table:table-cell office:value-type="float" office:value="0.4524586" calcext:value-type="float">
            <text:p>0.4524586</text:p>
          </table:table-cell>
          <table:table-cell office:value-type="float" office:value="0.3803808" calcext:value-type="float">
            <text:p>0.3803808</text:p>
          </table:table-cell>
          <table:table-cell office:value-type="float" office:value="0.1180526" calcext:value-type="float">
            <text:p>0.1180526</text:p>
          </table:table-cell>
          <table:table-cell office:value-type="float" office:value="0.09671344" calcext:value-type="float">
            <text:p>0.09671344</text:p>
          </table:table-cell>
          <table:table-cell office:value-type="float" office:value="0.0453245" calcext:value-type="float">
            <text:p>0.0453245</text:p>
          </table:table-cell>
          <table:table-cell office:value-type="float" office:value="0.04342902" calcext:value-type="float">
            <text:p>0.04342902</text:p>
          </table:table-cell>
          <table:table-cell office:value-type="float" office:value="0.09038186" calcext:value-type="float">
            <text:p>0.09038186</text:p>
          </table:table-cell>
          <table:table-cell office:value-type="float" office:value="0.1531576" calcext:value-type="float">
            <text:p>0.1531576</text:p>
          </table:table-cell>
          <table:table-cell office:value-type="float" office:value="0.1637505" calcext:value-type="float">
            <text:p>0.1637505</text:p>
          </table:table-cell>
          <table:table-cell office:value-type="float" office:value="0.1654015" calcext:value-type="float">
            <text:p>0.1654015</text:p>
          </table:table-cell>
          <table:table-cell office:value-type="float" office:value="0.1729506" calcext:value-type="float">
            <text:p>0.1729506</text:p>
          </table:table-cell>
          <table:table-cell office:value-type="float" office:value="0.1845126" calcext:value-type="float">
            <text:p>0.1845126</text:p>
          </table:table-cell>
          <table:table-cell office:value-type="float" office:value="0.1885928" calcext:value-type="float">
            <text:p>0.1885928</text:p>
          </table:table-cell>
          <table:table-cell office:value-type="float" office:value="0" calcext:value-type="float">
            <text:p>0</text:p>
          </table:table-cell>
          <table:table-cell office:value-type="float" office:value="51.92439" calcext:value-type="float">
            <text:p>51.92439</text:p>
          </table:table-cell>
          <table:table-cell office:value-type="float" office:value="51.73205" calcext:value-type="float">
            <text:p>51.73205</text:p>
          </table:table-cell>
          <table:table-cell office:value-type="float" office:value="41.08644" calcext:value-type="float">
            <text:p>41.08644</text:p>
          </table:table-cell>
          <table:table-cell office:value-type="float" office:value="10.68094" calcext:value-type="float">
            <text:p>10.68094</text:p>
          </table:table-cell>
          <table:table-cell office:value-type="float" office:value="8.192505" calcext:value-type="float">
            <text:p>8.192505</text:p>
          </table:table-cell>
          <table:table-cell office:value-type="float" office:value="2.933084" calcext:value-type="float">
            <text:p>2.933084</text:p>
          </table:table-cell>
          <table:table-cell office:value-type="float" office:value="2.783298" calcext:value-type="float">
            <text:p>2.783298</text:p>
          </table:table-cell>
          <table:table-cell office:value-type="float" office:value="5.54689" calcext:value-type="float">
            <text:p>5.54689</text:p>
          </table:table-cell>
          <table:table-cell office:value-type="float" office:value="8.135073" calcext:value-type="float">
            <text:p>8.135073</text:p>
          </table:table-cell>
          <table:table-cell office:value-type="float" office:value="9.481676" calcext:value-type="float">
            <text:p>9.481676</text:p>
          </table:table-cell>
          <table:table-cell office:value-type="float" office:value="9.82964" calcext:value-type="float">
            <text:p>9.82964</text:p>
          </table:table-cell>
          <table:table-cell office:value-type="float" office:value="10.52262" calcext:value-type="float">
            <text:p>10.52262</text:p>
          </table:table-cell>
          <table:table-cell office:value-type="float" office:value="11.66569" calcext:value-type="float">
            <text:p>11.66569</text:p>
          </table:table-cell>
          <table:table-cell office:value-type="float" office:value="12.04243" calcext:value-type="float">
            <text:p>12.04243</text:p>
          </table:table-cell>
          <table:table-cell office:value-type="float" office:value="0" calcext:value-type="float">
            <text:p>0</text:p>
          </table:table-cell>
          <table:table-cell office:value-type="float" office:value="101.9467" calcext:value-type="float">
            <text:p>101.94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5" calcext:value-type="float">
            <text:p>13082005</text:p>
          </table:table-cell>
          <table:table-cell office:value-type="float" office:value="1.28881" calcext:value-type="float">
            <text:p>1.28881</text:p>
          </table:table-cell>
          <table:table-cell office:value-type="float" office:value="135.0337" calcext:value-type="float">
            <text:p>135.033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0783" calcext:value-type="float">
            <text:p>41.0783</text:p>
          </table:table-cell>
          <table:table-cell office:value-type="float" office:value="0.08170476" calcext:value-type="float">
            <text:p>0.08170476</text:p>
          </table:table-cell>
          <table:table-cell office:value-type="float" office:value="0.0008256966" calcext:value-type="float">
            <text:p>0.0008256966</text:p>
          </table:table-cell>
          <table:table-cell office:value-type="float" office:value="0.118825" calcext:value-type="float">
            <text:p>0.118825</text:p>
          </table:table-cell>
          <table:table-cell office:value-type="float" office:value="0.01552819" calcext:value-type="float">
            <text:p>0.01552819</text:p>
          </table:table-cell>
          <table:table-cell office:value-type="float" office:value="1168.794" calcext:value-type="float">
            <text:p>1168.794</text:p>
          </table:table-cell>
          <table:table-cell office:value-type="float" office:value="1.176281" calcext:value-type="float">
            <text:p>1.176281</text:p>
          </table:table-cell>
          <table:table-cell office:value-type="float" office:value="0" calcext:value-type="float">
            <text:p>0</text:p>
          </table:table-cell>
          <table:table-cell office:value-type="float" office:value="0.4128489" calcext:value-type="float">
            <text:p>0.4128489</text:p>
          </table:table-cell>
          <table:table-cell office:value-type="float" office:value="0.4586339" calcext:value-type="float">
            <text:p>0.4586339</text:p>
          </table:table-cell>
          <table:table-cell office:value-type="float" office:value="0.3833829" calcext:value-type="float">
            <text:p>0.3833829</text:p>
          </table:table-cell>
          <table:table-cell office:value-type="float" office:value="0.1135789" calcext:value-type="float">
            <text:p>0.1135789</text:p>
          </table:table-cell>
          <table:table-cell office:value-type="float" office:value="0.09456056" calcext:value-type="float">
            <text:p>0.09456056</text:p>
          </table:table-cell>
          <table:table-cell office:value-type="float" office:value="0.04364318" calcext:value-type="float">
            <text:p>0.04364318</text:p>
          </table:table-cell>
          <table:table-cell office:value-type="float" office:value="0.04280016" calcext:value-type="float">
            <text:p>0.04280016</text:p>
          </table:table-cell>
          <table:table-cell office:value-type="float" office:value="0.08984292" calcext:value-type="float">
            <text:p>0.08984292</text:p>
          </table:table-cell>
          <table:table-cell office:value-type="float" office:value="0.1530525" calcext:value-type="float">
            <text:p>0.1530525</text:p>
          </table:table-cell>
          <table:table-cell office:value-type="float" office:value="0.1638046" calcext:value-type="float">
            <text:p>0.1638046</text:p>
          </table:table-cell>
          <table:table-cell office:value-type="float" office:value="0.1654544" calcext:value-type="float">
            <text:p>0.1654544</text:p>
          </table:table-cell>
          <table:table-cell office:value-type="float" office:value="0.1729906" calcext:value-type="float">
            <text:p>0.1729906</text:p>
          </table:table-cell>
          <table:table-cell office:value-type="float" office:value="0.1845406" calcext:value-type="float">
            <text:p>0.1845406</text:p>
          </table:table-cell>
          <table:table-cell office:value-type="float" office:value="0.1886153" calcext:value-type="float">
            <text:p>0.1886153</text:p>
          </table:table-cell>
          <table:table-cell office:value-type="float" office:value="0" calcext:value-type="float">
            <text:p>0</text:p>
          </table:table-cell>
          <table:table-cell office:value-type="float" office:value="51.94038" calcext:value-type="float">
            <text:p>51.94038</text:p>
          </table:table-cell>
          <table:table-cell office:value-type="float" office:value="51.71647" calcext:value-type="float">
            <text:p>51.71647</text:p>
          </table:table-cell>
          <table:table-cell office:value-type="float" office:value="41.08922" calcext:value-type="float">
            <text:p>41.08922</text:p>
          </table:table-cell>
          <table:table-cell office:value-type="float" office:value="10.69046" calcext:value-type="float">
            <text:p>10.69046</text:p>
          </table:table-cell>
          <table:table-cell office:value-type="float" office:value="8.203084" calcext:value-type="float">
            <text:p>8.203084</text:p>
          </table:table-cell>
          <table:table-cell office:value-type="float" office:value="2.937754" calcext:value-type="float">
            <text:p>2.937754</text:p>
          </table:table-cell>
          <table:table-cell office:value-type="float" office:value="2.786938" calcext:value-type="float">
            <text:p>2.786938</text:p>
          </table:table-cell>
          <table:table-cell office:value-type="float" office:value="5.552541" calcext:value-type="float">
            <text:p>5.552541</text:p>
          </table:table-cell>
          <table:table-cell office:value-type="float" office:value="8.141992" calcext:value-type="float">
            <text:p>8.141992</text:p>
          </table:table-cell>
          <table:table-cell office:value-type="float" office:value="9.486614" calcext:value-type="float">
            <text:p>9.486614</text:p>
          </table:table-cell>
          <table:table-cell office:value-type="float" office:value="9.834108" calcext:value-type="float">
            <text:p>9.834108</text:p>
          </table:table-cell>
          <table:table-cell office:value-type="float" office:value="10.52634" calcext:value-type="float">
            <text:p>10.52634</text:p>
          </table:table-cell>
          <table:table-cell office:value-type="float" office:value="11.6681" calcext:value-type="float">
            <text:p>11.6681</text:p>
          </table:table-cell>
          <table:table-cell office:value-type="float" office:value="12.0446" calcext:value-type="float">
            <text:p>12.0446</text:p>
          </table:table-cell>
          <table:table-cell office:value-type="float" office:value="0" calcext:value-type="float">
            <text:p>0</text:p>
          </table:table-cell>
          <table:table-cell office:value-type="float" office:value="118.6993" calcext:value-type="float">
            <text:p>118.69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5" calcext:value-type="float">
            <text:p>14082005</text:p>
          </table:table-cell>
          <table:table-cell office:value-type="float" office:value="1.28096" calcext:value-type="float">
            <text:p>1.28096</text:p>
          </table:table-cell>
          <table:table-cell office:value-type="float" office:value="135.0268" calcext:value-type="float">
            <text:p>135.026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09466" calcext:value-type="float">
            <text:p>41.09466</text:p>
          </table:table-cell>
          <table:table-cell office:value-type="float" office:value="0.08170476" calcext:value-type="float">
            <text:p>0.08170476</text:p>
          </table:table-cell>
          <table:table-cell office:value-type="float" office:value="0.0008257416" calcext:value-type="float">
            <text:p>0.0008257416</text:p>
          </table:table-cell>
          <table:table-cell office:value-type="float" office:value="0.118825" calcext:value-type="float">
            <text:p>0.118825</text:p>
          </table:table-cell>
          <table:table-cell office:value-type="float" office:value="0.01554994" calcext:value-type="float">
            <text:p>0.01554994</text:p>
          </table:table-cell>
          <table:table-cell office:value-type="float" office:value="1168.791" calcext:value-type="float">
            <text:p>1168.791</text:p>
          </table:table-cell>
          <table:table-cell office:value-type="float" office:value="1.17576" calcext:value-type="float">
            <text:p>1.17576</text:p>
          </table:table-cell>
          <table:table-cell office:value-type="float" office:value="0" calcext:value-type="float">
            <text:p>0</text:p>
          </table:table-cell>
          <table:table-cell office:value-type="float" office:value="0.4192677" calcext:value-type="float">
            <text:p>0.4192677</text:p>
          </table:table-cell>
          <table:table-cell office:value-type="float" office:value="0.4766432" calcext:value-type="float">
            <text:p>0.4766432</text:p>
          </table:table-cell>
          <table:table-cell office:value-type="float" office:value="0.397663" calcext:value-type="float">
            <text:p>0.397663</text:p>
          </table:table-cell>
          <table:table-cell office:value-type="float" office:value="0.1151337" calcext:value-type="float">
            <text:p>0.1151337</text:p>
          </table:table-cell>
          <table:table-cell office:value-type="float" office:value="0.09624153" calcext:value-type="float">
            <text:p>0.09624153</text:p>
          </table:table-cell>
          <table:table-cell office:value-type="float" office:value="0.0434336" calcext:value-type="float">
            <text:p>0.0434336</text:p>
          </table:table-cell>
          <table:table-cell office:value-type="float" office:value="0.04257648" calcext:value-type="float">
            <text:p>0.04257648</text:p>
          </table:table-cell>
          <table:table-cell office:value-type="float" office:value="0.08952831" calcext:value-type="float">
            <text:p>0.08952831</text:p>
          </table:table-cell>
          <table:table-cell office:value-type="float" office:value="0.1529311" calcext:value-type="float">
            <text:p>0.1529311</text:p>
          </table:table-cell>
          <table:table-cell office:value-type="float" office:value="0.1638446" calcext:value-type="float">
            <text:p>0.1638446</text:p>
          </table:table-cell>
          <table:table-cell office:value-type="float" office:value="0.1655051" calcext:value-type="float">
            <text:p>0.1655051</text:p>
          </table:table-cell>
          <table:table-cell office:value-type="float" office:value="0.1730306" calcext:value-type="float">
            <text:p>0.1730306</text:p>
          </table:table-cell>
          <table:table-cell office:value-type="float" office:value="0.1845683" calcext:value-type="float">
            <text:p>0.1845683</text:p>
          </table:table-cell>
          <table:table-cell office:value-type="float" office:value="0.1886378" calcext:value-type="float">
            <text:p>0.1886378</text:p>
          </table:table-cell>
          <table:table-cell office:value-type="float" office:value="0" calcext:value-type="float">
            <text:p>0</text:p>
          </table:table-cell>
          <table:table-cell office:value-type="float" office:value="51.95813" calcext:value-type="float">
            <text:p>51.95813</text:p>
          </table:table-cell>
          <table:table-cell office:value-type="float" office:value="51.70567" calcext:value-type="float">
            <text:p>51.70567</text:p>
          </table:table-cell>
          <table:table-cell office:value-type="float" office:value="41.09432" calcext:value-type="float">
            <text:p>41.09432</text:p>
          </table:table-cell>
          <table:table-cell office:value-type="float" office:value="10.69897" calcext:value-type="float">
            <text:p>10.69897</text:p>
          </table:table-cell>
          <table:table-cell office:value-type="float" office:value="8.213206" calcext:value-type="float">
            <text:p>8.213206</text:p>
          </table:table-cell>
          <table:table-cell office:value-type="float" office:value="2.942129" calcext:value-type="float">
            <text:p>2.942129</text:p>
          </table:table-cell>
          <table:table-cell office:value-type="float" office:value="2.790465" calcext:value-type="float">
            <text:p>2.790465</text:p>
          </table:table-cell>
          <table:table-cell office:value-type="float" office:value="5.558085" calcext:value-type="float">
            <text:p>5.558085</text:p>
          </table:table-cell>
          <table:table-cell office:value-type="float" office:value="8.148849" calcext:value-type="float">
            <text:p>8.148849</text:p>
          </table:table-cell>
          <table:table-cell office:value-type="float" office:value="9.491548" calcext:value-type="float">
            <text:p>9.491548</text:p>
          </table:table-cell>
          <table:table-cell office:value-type="float" office:value="9.838577" calcext:value-type="float">
            <text:p>9.838577</text:p>
          </table:table-cell>
          <table:table-cell office:value-type="float" office:value="10.53006" calcext:value-type="float">
            <text:p>10.53006</text:p>
          </table:table-cell>
          <table:table-cell office:value-type="float" office:value="11.6705" calcext:value-type="float">
            <text:p>11.6705</text:p>
          </table:table-cell>
          <table:table-cell office:value-type="float" office:value="12.04677" calcext:value-type="float">
            <text:p>12.04677</text:p>
          </table:table-cell>
          <table:table-cell office:value-type="float" office:value="0" calcext:value-type="float">
            <text:p>0</text:p>
          </table:table-cell>
          <table:table-cell office:value-type="float" office:value="131.207" calcext:value-type="float">
            <text:p>131.2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5" calcext:value-type="float">
            <text:p>15082005</text:p>
          </table:table-cell>
          <table:table-cell office:value-type="float" office:value="1.272377" calcext:value-type="float">
            <text:p>1.272377</text:p>
          </table:table-cell>
          <table:table-cell office:value-type="float" office:value="135.0195" calcext:value-type="float">
            <text:p>135.01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1117" calcext:value-type="float">
            <text:p>41.1117</text:p>
          </table:table-cell>
          <table:table-cell office:value-type="float" office:value="0.08170476" calcext:value-type="float">
            <text:p>0.08170476</text:p>
          </table:table-cell>
          <table:table-cell office:value-type="float" office:value="0.0008257842" calcext:value-type="float">
            <text:p>0.0008257842</text:p>
          </table:table-cell>
          <table:table-cell office:value-type="float" office:value="0.118825" calcext:value-type="float">
            <text:p>0.118825</text:p>
          </table:table-cell>
          <table:table-cell office:value-type="float" office:value="0.01556884" calcext:value-type="float">
            <text:p>0.01556884</text:p>
          </table:table-cell>
          <table:table-cell office:value-type="float" office:value="1168.789" calcext:value-type="float">
            <text:p>1168.789</text:p>
          </table:table-cell>
          <table:table-cell office:value-type="float" office:value="1.173752" calcext:value-type="float">
            <text:p>1.173752</text:p>
          </table:table-cell>
          <table:table-cell office:value-type="float" office:value="0" calcext:value-type="float">
            <text:p>0</text:p>
          </table:table-cell>
          <table:table-cell office:value-type="float" office:value="0.4182439" calcext:value-type="float">
            <text:p>0.4182439</text:p>
          </table:table-cell>
          <table:table-cell office:value-type="float" office:value="0.4988988" calcext:value-type="float">
            <text:p>0.4988988</text:p>
          </table:table-cell>
          <table:table-cell office:value-type="float" office:value="0.4138075" calcext:value-type="float">
            <text:p>0.4138075</text:p>
          </table:table-cell>
          <table:table-cell office:value-type="float" office:value="0.119135" calcext:value-type="float">
            <text:p>0.119135</text:p>
          </table:table-cell>
          <table:table-cell office:value-type="float" office:value="0.09969321" calcext:value-type="float">
            <text:p>0.09969321</text:p>
          </table:table-cell>
          <table:table-cell office:value-type="float" office:value="0.04427842" calcext:value-type="float">
            <text:p>0.04427842</text:p>
          </table:table-cell>
          <table:table-cell office:value-type="float" office:value="0.04281265" calcext:value-type="float">
            <text:p>0.04281265</text:p>
          </table:table-cell>
          <table:table-cell office:value-type="float" office:value="0.089502" calcext:value-type="float">
            <text:p>0.089502</text:p>
          </table:table-cell>
          <table:table-cell office:value-type="float" office:value="0.1528554" calcext:value-type="float">
            <text:p>0.1528554</text:p>
          </table:table-cell>
          <table:table-cell office:value-type="float" office:value="0.1638761" calcext:value-type="float">
            <text:p>0.1638761</text:p>
          </table:table-cell>
          <table:table-cell office:value-type="float" office:value="0.1655535" calcext:value-type="float">
            <text:p>0.1655535</text:p>
          </table:table-cell>
          <table:table-cell office:value-type="float" office:value="0.1730706" calcext:value-type="float">
            <text:p>0.1730706</text:p>
          </table:table-cell>
          <table:table-cell office:value-type="float" office:value="0.1845954" calcext:value-type="float">
            <text:p>0.1845954</text:p>
          </table:table-cell>
          <table:table-cell office:value-type="float" office:value="0.1886603" calcext:value-type="float">
            <text:p>0.1886603</text:p>
          </table:table-cell>
          <table:table-cell office:value-type="float" office:value="0" calcext:value-type="float">
            <text:p>0</text:p>
          </table:table-cell>
          <table:table-cell office:value-type="float" office:value="51.97709" calcext:value-type="float">
            <text:p>51.97709</text:p>
          </table:table-cell>
          <table:table-cell office:value-type="float" office:value="51.70295" calcext:value-type="float">
            <text:p>51.70295</text:p>
          </table:table-cell>
          <table:table-cell office:value-type="float" office:value="41.10502" calcext:value-type="float">
            <text:p>41.10502</text:p>
          </table:table-cell>
          <table:table-cell office:value-type="float" office:value="10.70845" calcext:value-type="float">
            <text:p>10.70845</text:p>
          </table:table-cell>
          <table:table-cell office:value-type="float" office:value="8.224247" calcext:value-type="float">
            <text:p>8.224247</text:p>
          </table:table-cell>
          <table:table-cell office:value-type="float" office:value="2.946584" calcext:value-type="float">
            <text:p>2.946584</text:p>
          </table:table-cell>
          <table:table-cell office:value-type="float" office:value="2.793983" calcext:value-type="float">
            <text:p>2.793983</text:p>
          </table:table-cell>
          <table:table-cell office:value-type="float" office:value="5.563586" calcext:value-type="float">
            <text:p>5.563586</text:p>
          </table:table-cell>
          <table:table-cell office:value-type="float" office:value="8.155704" calcext:value-type="float">
            <text:p>8.155704</text:p>
          </table:table-cell>
          <table:table-cell office:value-type="float" office:value="9.496485" calcext:value-type="float">
            <text:p>9.496485</text:p>
          </table:table-cell>
          <table:table-cell office:value-type="float" office:value="9.843046" calcext:value-type="float">
            <text:p>9.843046</text:p>
          </table:table-cell>
          <table:table-cell office:value-type="float" office:value="10.53378" calcext:value-type="float">
            <text:p>10.53378</text:p>
          </table:table-cell>
          <table:table-cell office:value-type="float" office:value="11.6729" calcext:value-type="float">
            <text:p>11.6729</text:p>
          </table:table-cell>
          <table:table-cell office:value-type="float" office:value="12.04894" calcext:value-type="float">
            <text:p>12.04894</text:p>
          </table:table-cell>
          <table:table-cell office:value-type="float" office:value="0" calcext:value-type="float">
            <text:p>0</text:p>
          </table:table-cell>
          <table:table-cell office:value-type="float" office:value="150.328" calcext:value-type="float">
            <text:p>150.3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5" calcext:value-type="float">
            <text:p>16082005</text:p>
          </table:table-cell>
          <table:table-cell office:value-type="float" office:value="1.263417" calcext:value-type="float">
            <text:p>1.263417</text:p>
          </table:table-cell>
          <table:table-cell office:value-type="float" office:value="135.0119" calcext:value-type="float">
            <text:p>135.01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12949" calcext:value-type="float">
            <text:p>41.12949</text:p>
          </table:table-cell>
          <table:table-cell office:value-type="float" office:value="0.08170476" calcext:value-type="float">
            <text:p>0.08170476</text:p>
          </table:table-cell>
          <table:table-cell office:value-type="float" office:value="0.0008258177" calcext:value-type="float">
            <text:p>0.0008258177</text:p>
          </table:table-cell>
          <table:table-cell office:value-type="float" office:value="0.118825" calcext:value-type="float">
            <text:p>0.118825</text:p>
          </table:table-cell>
          <table:table-cell office:value-type="float" office:value="0.01558543" calcext:value-type="float">
            <text:p>0.01558543</text:p>
          </table:table-cell>
          <table:table-cell office:value-type="float" office:value="1168.787" calcext:value-type="float">
            <text:p>1168.787</text:p>
          </table:table-cell>
          <table:table-cell office:value-type="float" office:value="1.171261" calcext:value-type="float">
            <text:p>1.171261</text:p>
          </table:table-cell>
          <table:table-cell office:value-type="float" office:value="0" calcext:value-type="float">
            <text:p>0</text:p>
          </table:table-cell>
          <table:table-cell office:value-type="float" office:value="0.4040307" calcext:value-type="float">
            <text:p>0.4040307</text:p>
          </table:table-cell>
          <table:table-cell office:value-type="float" office:value="0.5103034" calcext:value-type="float">
            <text:p>0.5103034</text:p>
          </table:table-cell>
          <table:table-cell office:value-type="float" office:value="0.4244319" calcext:value-type="float">
            <text:p>0.4244319</text:p>
          </table:table-cell>
          <table:table-cell office:value-type="float" office:value="0.1227138" calcext:value-type="float">
            <text:p>0.1227138</text:p>
          </table:table-cell>
          <table:table-cell office:value-type="float" office:value="0.1031646" calcext:value-type="float">
            <text:p>0.1031646</text:p>
          </table:table-cell>
          <table:table-cell office:value-type="float" office:value="0.04544164" calcext:value-type="float">
            <text:p>0.04544164</text:p>
          </table:table-cell>
          <table:table-cell office:value-type="float" office:value="0.04328779" calcext:value-type="float">
            <text:p>0.04328779</text:p>
          </table:table-cell>
          <table:table-cell office:value-type="float" office:value="0.08969302" calcext:value-type="float">
            <text:p>0.08969302</text:p>
          </table:table-cell>
          <table:table-cell office:value-type="float" office:value="0.152827" calcext:value-type="float">
            <text:p>0.152827</text:p>
          </table:table-cell>
          <table:table-cell office:value-type="float" office:value="0.1639061" calcext:value-type="float">
            <text:p>0.1639061</text:p>
          </table:table-cell>
          <table:table-cell office:value-type="float" office:value="0.1656001" calcext:value-type="float">
            <text:p>0.1656001</text:p>
          </table:table-cell>
          <table:table-cell office:value-type="float" office:value="0.1731107" calcext:value-type="float">
            <text:p>0.1731107</text:p>
          </table:table-cell>
          <table:table-cell office:value-type="float" office:value="0.1846225" calcext:value-type="float">
            <text:p>0.1846225</text:p>
          </table:table-cell>
          <table:table-cell office:value-type="float" office:value="0.1886828" calcext:value-type="float">
            <text:p>0.1886828</text:p>
          </table:table-cell>
          <table:table-cell office:value-type="float" office:value="0" calcext:value-type="float">
            <text:p>0</text:p>
          </table:table-cell>
          <table:table-cell office:value-type="float" office:value="51.99531" calcext:value-type="float">
            <text:p>51.99531</text:p>
          </table:table-cell>
          <table:table-cell office:value-type="float" office:value="51.70736" calcext:value-type="float">
            <text:p>51.70736</text:p>
          </table:table-cell>
          <table:table-cell office:value-type="float" office:value="41.1214" calcext:value-type="float">
            <text:p>41.1214</text:p>
          </table:table-cell>
          <table:table-cell office:value-type="float" office:value="10.71955" calcext:value-type="float">
            <text:p>10.71955</text:p>
          </table:table-cell>
          <table:table-cell office:value-type="float" office:value="8.236754" calcext:value-type="float">
            <text:p>8.236754</text:p>
          </table:table-cell>
          <table:table-cell office:value-type="float" office:value="2.951298" calcext:value-type="float">
            <text:p>2.951298</text:p>
          </table:table-cell>
          <table:table-cell office:value-type="float" office:value="2.797591" calcext:value-type="float">
            <text:p>2.797591</text:p>
          </table:table-cell>
          <table:table-cell office:value-type="float" office:value="5.5691" calcext:value-type="float">
            <text:p>5.5691</text:p>
          </table:table-cell>
          <table:table-cell office:value-type="float" office:value="8.16256" calcext:value-type="float">
            <text:p>8.16256</text:p>
          </table:table-cell>
          <table:table-cell office:value-type="float" office:value="9.50142" calcext:value-type="float">
            <text:p>9.50142</text:p>
          </table:table-cell>
          <table:table-cell office:value-type="float" office:value="9.847514" calcext:value-type="float">
            <text:p>9.847514</text:p>
          </table:table-cell>
          <table:table-cell office:value-type="float" office:value="10.53751" calcext:value-type="float">
            <text:p>10.53751</text:p>
          </table:table-cell>
          <table:table-cell office:value-type="float" office:value="11.67531" calcext:value-type="float">
            <text:p>11.67531</text:p>
          </table:table-cell>
          <table:table-cell office:value-type="float" office:value="12.05112" calcext:value-type="float">
            <text:p>12.05112</text:p>
          </table:table-cell>
          <table:table-cell office:value-type="float" office:value="0" calcext:value-type="float">
            <text:p>0</text:p>
          </table:table-cell>
          <table:table-cell office:value-type="float" office:value="155.2063" calcext:value-type="float">
            <text:p>155.20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5" calcext:value-type="float">
            <text:p>17082005</text:p>
          </table:table-cell>
          <table:table-cell office:value-type="float" office:value="1.255338" calcext:value-type="float">
            <text:p>1.255338</text:p>
          </table:table-cell>
          <table:table-cell office:value-type="float" office:value="135.0045" calcext:value-type="float">
            <text:p>135.00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14724" calcext:value-type="float">
            <text:p>41.14724</text:p>
          </table:table-cell>
          <table:table-cell office:value-type="float" office:value="0.08170476" calcext:value-type="float">
            <text:p>0.08170476</text:p>
          </table:table-cell>
          <table:table-cell office:value-type="float" office:value="0.0008258512" calcext:value-type="float">
            <text:p>0.0008258512</text:p>
          </table:table-cell>
          <table:table-cell office:value-type="float" office:value="0.118825" calcext:value-type="float">
            <text:p>0.118825</text:p>
          </table:table-cell>
          <table:table-cell office:value-type="float" office:value="0.01560012" calcext:value-type="float">
            <text:p>0.01560012</text:p>
          </table:table-cell>
          <table:table-cell office:value-type="float" office:value="1168.786" calcext:value-type="float">
            <text:p>1168.786</text:p>
          </table:table-cell>
          <table:table-cell office:value-type="float" office:value="1.171149" calcext:value-type="float">
            <text:p>1.171149</text:p>
          </table:table-cell>
          <table:table-cell office:value-type="float" office:value="0" calcext:value-type="float">
            <text:p>0</text:p>
          </table:table-cell>
          <table:table-cell office:value-type="float" office:value="0.3681307" calcext:value-type="float">
            <text:p>0.3681307</text:p>
          </table:table-cell>
          <table:table-cell office:value-type="float" office:value="0.4906472" calcext:value-type="float">
            <text:p>0.4906472</text:p>
          </table:table-cell>
          <table:table-cell office:value-type="float" office:value="0.4121779" calcext:value-type="float">
            <text:p>0.4121779</text:p>
          </table:table-cell>
          <table:table-cell office:value-type="float" office:value="0.1199307" calcext:value-type="float">
            <text:p>0.1199307</text:p>
          </table:table-cell>
          <table:table-cell office:value-type="float" office:value="0.1019444" calcext:value-type="float">
            <text:p>0.1019444</text:p>
          </table:table-cell>
          <table:table-cell office:value-type="float" office:value="0.0455484" calcext:value-type="float">
            <text:p>0.0455484</text:p>
          </table:table-cell>
          <table:table-cell office:value-type="float" office:value="0.04348888" calcext:value-type="float">
            <text:p>0.04348888</text:p>
          </table:table-cell>
          <table:table-cell office:value-type="float" office:value="0.08993538" calcext:value-type="float">
            <text:p>0.08993538</text:p>
          </table:table-cell>
          <table:table-cell office:value-type="float" office:value="0.1528867" calcext:value-type="float">
            <text:p>0.1528867</text:p>
          </table:table-cell>
          <table:table-cell office:value-type="float" office:value="0.163942" calcext:value-type="float">
            <text:p>0.163942</text:p>
          </table:table-cell>
          <table:table-cell office:value-type="float" office:value="0.1656464" calcext:value-type="float">
            <text:p>0.1656464</text:p>
          </table:table-cell>
          <table:table-cell office:value-type="float" office:value="0.1731502" calcext:value-type="float">
            <text:p>0.1731502</text:p>
          </table:table-cell>
          <table:table-cell office:value-type="float" office:value="0.1846493" calcext:value-type="float">
            <text:p>0.1846493</text:p>
          </table:table-cell>
          <table:table-cell office:value-type="float" office:value="0.1887053" calcext:value-type="float">
            <text:p>0.1887053</text:p>
          </table:table-cell>
          <table:table-cell office:value-type="float" office:value="0" calcext:value-type="float">
            <text:p>0</text:p>
          </table:table-cell>
          <table:table-cell office:value-type="float" office:value="52.0078" calcext:value-type="float">
            <text:p>52.0078</text:p>
          </table:table-cell>
          <table:table-cell office:value-type="float" office:value="51.7097" calcext:value-type="float">
            <text:p>51.7097</text:p>
          </table:table-cell>
          <table:table-cell office:value-type="float" office:value="41.13826" calcext:value-type="float">
            <text:p>41.13826</text:p>
          </table:table-cell>
          <table:table-cell office:value-type="float" office:value="10.73116" calcext:value-type="float">
            <text:p>10.73116</text:p>
          </table:table-cell>
          <table:table-cell office:value-type="float" office:value="8.249986" calcext:value-type="float">
            <text:p>8.249986</text:p>
          </table:table-cell>
          <table:table-cell office:value-type="float" office:value="2.956216" calcext:value-type="float">
            <text:p>2.956216</text:p>
          </table:table-cell>
          <table:table-cell office:value-type="float" office:value="2.801283" calcext:value-type="float">
            <text:p>2.801283</text:p>
          </table:table-cell>
          <table:table-cell office:value-type="float" office:value="5.574651" calcext:value-type="float">
            <text:p>5.574651</text:p>
          </table:table-cell>
          <table:table-cell office:value-type="float" office:value="8.169416" calcext:value-type="float">
            <text:p>8.169416</text:p>
          </table:table-cell>
          <table:table-cell office:value-type="float" office:value="9.506323" calcext:value-type="float">
            <text:p>9.506323</text:p>
          </table:table-cell>
          <table:table-cell office:value-type="float" office:value="9.851983" calcext:value-type="float">
            <text:p>9.851983</text:p>
          </table:table-cell>
          <table:table-cell office:value-type="float" office:value="10.54123" calcext:value-type="float">
            <text:p>10.54123</text:p>
          </table:table-cell>
          <table:table-cell office:value-type="float" office:value="11.67771" calcext:value-type="float">
            <text:p>11.67771</text:p>
          </table:table-cell>
          <table:table-cell office:value-type="float" office:value="12.05329" calcext:value-type="float">
            <text:p>12.05329</text:p>
          </table:table-cell>
          <table:table-cell office:value-type="float" office:value="0" calcext:value-type="float">
            <text:p>0</text:p>
          </table:table-cell>
          <table:table-cell office:value-type="float" office:value="151.7033" calcext:value-type="float">
            <text:p>151.70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5" calcext:value-type="float">
            <text:p>18082005</text:p>
          </table:table-cell>
          <table:table-cell office:value-type="float" office:value="1.244935" calcext:value-type="float">
            <text:p>1.244935</text:p>
          </table:table-cell>
          <table:table-cell office:value-type="float" office:value="134.9961" calcext:value-type="float">
            <text:p>134.996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1656" calcext:value-type="float">
            <text:p>41.1656</text:p>
          </table:table-cell>
          <table:table-cell office:value-type="float" office:value="0.08170476" calcext:value-type="float">
            <text:p>0.08170476</text:p>
          </table:table-cell>
          <table:table-cell office:value-type="float" office:value="0.0008258805" calcext:value-type="float">
            <text:p>0.0008258805</text:p>
          </table:table-cell>
          <table:table-cell office:value-type="float" office:value="0.118825" calcext:value-type="float">
            <text:p>0.118825</text:p>
          </table:table-cell>
          <table:table-cell office:value-type="float" office:value="0.01561324" calcext:value-type="float">
            <text:p>0.01561324</text:p>
          </table:table-cell>
          <table:table-cell office:value-type="float" office:value="1168.784" calcext:value-type="float">
            <text:p>1168.784</text:p>
          </table:table-cell>
          <table:table-cell office:value-type="float" office:value="1.163488" calcext:value-type="float">
            <text:p>1.163488</text:p>
          </table:table-cell>
          <table:table-cell office:value-type="float" office:value="0" calcext:value-type="float">
            <text:p>0</text:p>
          </table:table-cell>
          <table:table-cell office:value-type="float" office:value="0.3996842" calcext:value-type="float">
            <text:p>0.3996842</text:p>
          </table:table-cell>
          <table:table-cell office:value-type="float" office:value="0.5536675" calcext:value-type="float">
            <text:p>0.5536675</text:p>
          </table:table-cell>
          <table:table-cell office:value-type="float" office:value="0.4452494" calcext:value-type="float">
            <text:p>0.4452494</text:p>
          </table:table-cell>
          <table:table-cell office:value-type="float" office:value="0.1280069" calcext:value-type="float">
            <text:p>0.1280069</text:p>
          </table:table-cell>
          <table:table-cell office:value-type="float" office:value="0.1073793" calcext:value-type="float">
            <text:p>0.1073793</text:p>
          </table:table-cell>
          <table:table-cell office:value-type="float" office:value="0.0465126" calcext:value-type="float">
            <text:p>0.0465126</text:p>
          </table:table-cell>
          <table:table-cell office:value-type="float" office:value="0.04376879" calcext:value-type="float">
            <text:p>0.04376879</text:p>
          </table:table-cell>
          <table:table-cell office:value-type="float" office:value="0.09005801" calcext:value-type="float">
            <text:p>0.09005801</text:p>
          </table:table-cell>
          <table:table-cell office:value-type="float" office:value="0.1529744" calcext:value-type="float">
            <text:p>0.1529744</text:p>
          </table:table-cell>
          <table:table-cell office:value-type="float" office:value="0.1639848" calcext:value-type="float">
            <text:p>0.1639848</text:p>
          </table:table-cell>
          <table:table-cell office:value-type="float" office:value="0.1656928" calcext:value-type="float">
            <text:p>0.1656928</text:p>
          </table:table-cell>
          <table:table-cell office:value-type="float" office:value="0.1731891" calcext:value-type="float">
            <text:p>0.1731891</text:p>
          </table:table-cell>
          <table:table-cell office:value-type="float" office:value="0.1846763" calcext:value-type="float">
            <text:p>0.1846763</text:p>
          </table:table-cell>
          <table:table-cell office:value-type="float" office:value="0.1887278" calcext:value-type="float">
            <text:p>0.1887278</text:p>
          </table:table-cell>
          <table:table-cell office:value-type="float" office:value="0" calcext:value-type="float">
            <text:p>0</text:p>
          </table:table-cell>
          <table:table-cell office:value-type="float" office:value="52.02417" calcext:value-type="float">
            <text:p>52.02417</text:p>
          </table:table-cell>
          <table:table-cell office:value-type="float" office:value="51.72235" calcext:value-type="float">
            <text:p>51.72235</text:p>
          </table:table-cell>
          <table:table-cell office:value-type="float" office:value="41.15805" calcext:value-type="float">
            <text:p>41.15805</text:p>
          </table:table-cell>
          <table:table-cell office:value-type="float" office:value="10.74308" calcext:value-type="float">
            <text:p>10.74308</text:p>
          </table:table-cell>
          <table:table-cell office:value-type="float" office:value="8.263292" calcext:value-type="float">
            <text:p>8.263292</text:p>
          </table:table-cell>
          <table:table-cell office:value-type="float" office:value="2.961116" calcext:value-type="float">
            <text:p>2.961116</text:p>
          </table:table-cell>
          <table:table-cell office:value-type="float" office:value="2.80497" calcext:value-type="float">
            <text:p>2.80497</text:p>
          </table:table-cell>
          <table:table-cell office:value-type="float" office:value="5.580233" calcext:value-type="float">
            <text:p>5.580233</text:p>
          </table:table-cell>
          <table:table-cell office:value-type="float" office:value="8.176273" calcext:value-type="float">
            <text:p>8.176273</text:p>
          </table:table-cell>
          <table:table-cell office:value-type="float" office:value="9.511183" calcext:value-type="float">
            <text:p>9.511183</text:p>
          </table:table-cell>
          <table:table-cell office:value-type="float" office:value="9.856451" calcext:value-type="float">
            <text:p>9.856451</text:p>
          </table:table-cell>
          <table:table-cell office:value-type="float" office:value="10.54494" calcext:value-type="float">
            <text:p>10.54494</text:p>
          </table:table-cell>
          <table:table-cell office:value-type="float" office:value="11.68011" calcext:value-type="float">
            <text:p>11.68011</text:p>
          </table:table-cell>
          <table:table-cell office:value-type="float" office:value="12.05549" calcext:value-type="float">
            <text:p>12.05549</text:p>
          </table:table-cell>
          <table:table-cell office:value-type="float" office:value="0" calcext:value-type="float">
            <text:p>0</text:p>
          </table:table-cell>
          <table:table-cell office:value-type="float" office:value="175.8328" calcext:value-type="float">
            <text:p>175.83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5" calcext:value-type="float">
            <text:p>19082005</text:p>
          </table:table-cell>
          <table:table-cell office:value-type="float" office:value="1.236739" calcext:value-type="float">
            <text:p>1.236739</text:p>
          </table:table-cell>
          <table:table-cell office:value-type="float" office:value="134.9882" calcext:value-type="float">
            <text:p>134.988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18428" calcext:value-type="float">
            <text:p>41.18428</text:p>
          </table:table-cell>
          <table:table-cell office:value-type="float" office:value="0.08170476" calcext:value-type="float">
            <text:p>0.08170476</text:p>
          </table:table-cell>
          <table:table-cell office:value-type="float" office:value="0.0008259029" calcext:value-type="float">
            <text:p>0.0008259029</text:p>
          </table:table-cell>
          <table:table-cell office:value-type="float" office:value="0.118825" calcext:value-type="float">
            <text:p>0.118825</text:p>
          </table:table-cell>
          <table:table-cell office:value-type="float" office:value="0.01562507" calcext:value-type="float">
            <text:p>0.01562507</text:p>
          </table:table-cell>
          <table:table-cell office:value-type="float" office:value="1168.783" calcext:value-type="float">
            <text:p>1168.783</text:p>
          </table:table-cell>
          <table:table-cell office:value-type="float" office:value="1.16335" calcext:value-type="float">
            <text:p>1.16335</text:p>
          </table:table-cell>
          <table:table-cell office:value-type="float" office:value="0" calcext:value-type="float">
            <text:p>0</text:p>
          </table:table-cell>
          <table:table-cell office:value-type="float" office:value="0.3486157" calcext:value-type="float">
            <text:p>0.3486157</text:p>
          </table:table-cell>
          <table:table-cell office:value-type="float" office:value="0.4968945" calcext:value-type="float">
            <text:p>0.4968945</text:p>
          </table:table-cell>
          <table:table-cell office:value-type="float" office:value="0.4191567" calcext:value-type="float">
            <text:p>0.4191567</text:p>
          </table:table-cell>
          <table:table-cell office:value-type="float" office:value="0.1232828" calcext:value-type="float">
            <text:p>0.1232828</text:p>
          </table:table-cell>
          <table:table-cell office:value-type="float" office:value="0.1055416" calcext:value-type="float">
            <text:p>0.1055416</text:p>
          </table:table-cell>
          <table:table-cell office:value-type="float" office:value="0.04696391" calcext:value-type="float">
            <text:p>0.04696391</text:p>
          </table:table-cell>
          <table:table-cell office:value-type="float" office:value="0.04416709" calcext:value-type="float">
            <text:p>0.04416709</text:p>
          </table:table-cell>
          <table:table-cell office:value-type="float" office:value="0.09037536" calcext:value-type="float">
            <text:p>0.09037536</text:p>
          </table:table-cell>
          <table:table-cell office:value-type="float" office:value="0.153095" calcext:value-type="float">
            <text:p>0.153095</text:p>
          </table:table-cell>
          <table:table-cell office:value-type="float" office:value="0.1640342" calcext:value-type="float">
            <text:p>0.1640342</text:p>
          </table:table-cell>
          <table:table-cell office:value-type="float" office:value="0.1657401" calcext:value-type="float">
            <text:p>0.1657401</text:p>
          </table:table-cell>
          <table:table-cell office:value-type="float" office:value="0.1732279" calcext:value-type="float">
            <text:p>0.1732279</text:p>
          </table:table-cell>
          <table:table-cell office:value-type="float" office:value="0.1847032" calcext:value-type="float">
            <text:p>0.1847032</text:p>
          </table:table-cell>
          <table:table-cell office:value-type="float" office:value="0.1887502" calcext:value-type="float">
            <text:p>0.1887502</text:p>
          </table:table-cell>
          <table:table-cell office:value-type="float" office:value="0" calcext:value-type="float">
            <text:p>0</text:p>
          </table:table-cell>
          <table:table-cell office:value-type="float" office:value="52.03489" calcext:value-type="float">
            <text:p>52.03489</text:p>
          </table:table-cell>
          <table:table-cell office:value-type="float" office:value="51.73498" calcext:value-type="float">
            <text:p>51.73498</text:p>
          </table:table-cell>
          <table:table-cell office:value-type="float" office:value="41.18143" calcext:value-type="float">
            <text:p>41.18143</text:p>
          </table:table-cell>
          <table:table-cell office:value-type="float" office:value="10.75667" calcext:value-type="float">
            <text:p>10.75667</text:p>
          </table:table-cell>
          <table:table-cell office:value-type="float" office:value="8.278209" calcext:value-type="float">
            <text:p>8.278209</text:p>
          </table:table-cell>
          <table:table-cell office:value-type="float" office:value="2.966353" calcext:value-type="float">
            <text:p>2.966353</text:p>
          </table:table-cell>
          <table:table-cell office:value-type="float" office:value="2.808778" calcext:value-type="float">
            <text:p>2.808778</text:p>
          </table:table-cell>
          <table:table-cell office:value-type="float" office:value="5.585862" calcext:value-type="float">
            <text:p>5.585862</text:p>
          </table:table-cell>
          <table:table-cell office:value-type="float" office:value="8.183129" calcext:value-type="float">
            <text:p>8.183129</text:p>
          </table:table-cell>
          <table:table-cell office:value-type="float" office:value="9.516043" calcext:value-type="float">
            <text:p>9.516043</text:p>
          </table:table-cell>
          <table:table-cell office:value-type="float" office:value="9.86092" calcext:value-type="float">
            <text:p>9.86092</text:p>
          </table:table-cell>
          <table:table-cell office:value-type="float" office:value="10.54867" calcext:value-type="float">
            <text:p>10.54867</text:p>
          </table:table-cell>
          <table:table-cell office:value-type="float" office:value="11.68252" calcext:value-type="float">
            <text:p>11.68252</text:p>
          </table:table-cell>
          <table:table-cell office:value-type="float" office:value="12.05767" calcext:value-type="float">
            <text:p>12.05767</text:p>
          </table:table-cell>
          <table:table-cell office:value-type="float" office:value="0" calcext:value-type="float">
            <text:p>0</text:p>
          </table:table-cell>
          <table:table-cell office:value-type="float" office:value="159.7509" calcext:value-type="float">
            <text:p>159.7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5" calcext:value-type="float">
            <text:p>20082005</text:p>
          </table:table-cell>
          <table:table-cell office:value-type="float" office:value="1.227667" calcext:value-type="float">
            <text:p>1.227667</text:p>
          </table:table-cell>
          <table:table-cell office:value-type="float" office:value="134.98" calcext:value-type="float">
            <text:p>134.9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2023" calcext:value-type="float">
            <text:p>41.2023</text:p>
          </table:table-cell>
          <table:table-cell office:value-type="float" office:value="0.08170476" calcext:value-type="float">
            <text:p>0.08170476</text:p>
          </table:table-cell>
          <table:table-cell office:value-type="float" office:value="0.0008259252" calcext:value-type="float">
            <text:p>0.0008259252</text:p>
          </table:table-cell>
          <table:table-cell office:value-type="float" office:value="0.118825" calcext:value-type="float">
            <text:p>0.118825</text:p>
          </table:table-cell>
          <table:table-cell office:value-type="float" office:value="0.01563583" calcext:value-type="float">
            <text:p>0.01563583</text:p>
          </table:table-cell>
          <table:table-cell office:value-type="float" office:value="1168.781" calcext:value-type="float">
            <text:p>1168.781</text:p>
          </table:table-cell>
          <table:table-cell office:value-type="float" office:value="1.158849" calcext:value-type="float">
            <text:p>1.158849</text:p>
          </table:table-cell>
          <table:table-cell office:value-type="float" office:value="0" calcext:value-type="float">
            <text:p>0</text:p>
          </table:table-cell>
          <table:table-cell office:value-type="float" office:value="0.3671201" calcext:value-type="float">
            <text:p>0.3671201</text:p>
          </table:table-cell>
          <table:table-cell office:value-type="float" office:value="0.5254224" calcext:value-type="float">
            <text:p>0.5254224</text:p>
          </table:table-cell>
          <table:table-cell office:value-type="float" office:value="0.4315018" calcext:value-type="float">
            <text:p>0.4315018</text:p>
          </table:table-cell>
          <table:table-cell office:value-type="float" office:value="0.1255692" calcext:value-type="float">
            <text:p>0.1255692</text:p>
          </table:table-cell>
          <table:table-cell office:value-type="float" office:value="0.1063981" calcext:value-type="float">
            <text:p>0.1063981</text:p>
          </table:table-cell>
          <table:table-cell office:value-type="float" office:value="0.04663634" calcext:value-type="float">
            <text:p>0.04663634</text:p>
          </table:table-cell>
          <table:table-cell office:value-type="float" office:value="0.04397238" calcext:value-type="float">
            <text:p>0.04397238</text:p>
          </table:table-cell>
          <table:table-cell office:value-type="float" office:value="0.09043032" calcext:value-type="float">
            <text:p>0.09043032</text:p>
          </table:table-cell>
          <table:table-cell office:value-type="float" office:value="0.1532207" calcext:value-type="float">
            <text:p>0.1532207</text:p>
          </table:table-cell>
          <table:table-cell office:value-type="float" office:value="0.16409" calcext:value-type="float">
            <text:p>0.16409</text:p>
          </table:table-cell>
          <table:table-cell office:value-type="float" office:value="0.1657881" calcext:value-type="float">
            <text:p>0.1657881</text:p>
          </table:table-cell>
          <table:table-cell office:value-type="float" office:value="0.1732666" calcext:value-type="float">
            <text:p>0.1732666</text:p>
          </table:table-cell>
          <table:table-cell office:value-type="float" office:value="0.1847302" calcext:value-type="float">
            <text:p>0.1847302</text:p>
          </table:table-cell>
          <table:table-cell office:value-type="float" office:value="0.1887725" calcext:value-type="float">
            <text:p>0.1887725</text:p>
          </table:table-cell>
          <table:table-cell office:value-type="float" office:value="0" calcext:value-type="float">
            <text:p>0</text:p>
          </table:table-cell>
          <table:table-cell office:value-type="float" office:value="52.04622" calcext:value-type="float">
            <text:p>52.04622</text:p>
          </table:table-cell>
          <table:table-cell office:value-type="float" office:value="51.7425" calcext:value-type="float">
            <text:p>51.7425</text:p>
          </table:table-cell>
          <table:table-cell office:value-type="float" office:value="41.19937" calcext:value-type="float">
            <text:p>41.19937</text:p>
          </table:table-cell>
          <table:table-cell office:value-type="float" office:value="10.76857" calcext:value-type="float">
            <text:p>10.76857</text:p>
          </table:table-cell>
          <table:table-cell office:value-type="float" office:value="8.291883" calcext:value-type="float">
            <text:p>8.291883</text:p>
          </table:table-cell>
          <table:table-cell office:value-type="float" office:value="2.971411" calcext:value-type="float">
            <text:p>2.971411</text:p>
          </table:table-cell>
          <table:table-cell office:value-type="float" office:value="2.81253" calcext:value-type="float">
            <text:p>2.81253</text:p>
          </table:table-cell>
          <table:table-cell office:value-type="float" office:value="5.59151" calcext:value-type="float">
            <text:p>5.59151</text:p>
          </table:table-cell>
          <table:table-cell office:value-type="float" office:value="8.189985" calcext:value-type="float">
            <text:p>8.189985</text:p>
          </table:table-cell>
          <table:table-cell office:value-type="float" office:value="9.5209" calcext:value-type="float">
            <text:p>9.5209</text:p>
          </table:table-cell>
          <table:table-cell office:value-type="float" office:value="9.865388" calcext:value-type="float">
            <text:p>9.865388</text:p>
          </table:table-cell>
          <table:table-cell office:value-type="float" office:value="10.55239" calcext:value-type="float">
            <text:p>10.55239</text:p>
          </table:table-cell>
          <table:table-cell office:value-type="float" office:value="11.68491" calcext:value-type="float">
            <text:p>11.68491</text:p>
          </table:table-cell>
          <table:table-cell office:value-type="float" office:value="12.05978" calcext:value-type="float">
            <text:p>12.05978</text:p>
          </table:table-cell>
          <table:table-cell office:value-type="float" office:value="0" calcext:value-type="float">
            <text:p>0</text:p>
          </table:table-cell>
          <table:table-cell office:value-type="float" office:value="170.099" calcext:value-type="float">
            <text:p>170.0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5" calcext:value-type="float">
            <text:p>21082005</text:p>
          </table:table-cell>
          <table:table-cell office:value-type="float" office:value="1.218849" calcext:value-type="float">
            <text:p>1.218849</text:p>
          </table:table-cell>
          <table:table-cell office:value-type="float" office:value="134.9715" calcext:value-type="float">
            <text:p>134.97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22075" calcext:value-type="float">
            <text:p>41.22075</text:p>
          </table:table-cell>
          <table:table-cell office:value-type="float" office:value="0.08170476" calcext:value-type="float">
            <text:p>0.08170476</text:p>
          </table:table-cell>
          <table:table-cell office:value-type="float" office:value="0.0008259476" calcext:value-type="float">
            <text:p>0.0008259476</text:p>
          </table:table-cell>
          <table:table-cell office:value-type="float" office:value="0.118825" calcext:value-type="float">
            <text:p>0.118825</text:p>
          </table:table-cell>
          <table:table-cell office:value-type="float" office:value="0.01564573" calcext:value-type="float">
            <text:p>0.01564573</text:p>
          </table:table-cell>
          <table:table-cell office:value-type="float" office:value="1168.78" calcext:value-type="float">
            <text:p>1168.78</text:p>
          </table:table-cell>
          <table:table-cell office:value-type="float" office:value="1.156126" calcext:value-type="float">
            <text:p>1.156126</text:p>
          </table:table-cell>
          <table:table-cell office:value-type="float" office:value="0" calcext:value-type="float">
            <text:p>0</text:p>
          </table:table-cell>
          <table:table-cell office:value-type="float" office:value="0.3519296" calcext:value-type="float">
            <text:p>0.3519296</text:p>
          </table:table-cell>
          <table:table-cell office:value-type="float" office:value="0.5152549" calcext:value-type="float">
            <text:p>0.5152549</text:p>
          </table:table-cell>
          <table:table-cell office:value-type="float" office:value="0.4331839" calcext:value-type="float">
            <text:p>0.4331839</text:p>
          </table:table-cell>
          <table:table-cell office:value-type="float" office:value="0.1274183" calcext:value-type="float">
            <text:p>0.1274183</text:p>
          </table:table-cell>
          <table:table-cell office:value-type="float" office:value="0.1085334" calcext:value-type="float">
            <text:p>0.1085334</text:p>
          </table:table-cell>
          <table:table-cell office:value-type="float" office:value="0.04747338" calcext:value-type="float">
            <text:p>0.04747338</text:p>
          </table:table-cell>
          <table:table-cell office:value-type="float" office:value="0.04432921" calcext:value-type="float">
            <text:p>0.04432921</text:p>
          </table:table-cell>
          <table:table-cell office:value-type="float" office:value="0.09058324" calcext:value-type="float">
            <text:p>0.09058324</text:p>
          </table:table-cell>
          <table:table-cell office:value-type="float" office:value="0.1533354" calcext:value-type="float">
            <text:p>0.1533354</text:p>
          </table:table-cell>
          <table:table-cell office:value-type="float" office:value="0.1641494" calcext:value-type="float">
            <text:p>0.1641494</text:p>
          </table:table-cell>
          <table:table-cell office:value-type="float" office:value="0.1658369" calcext:value-type="float">
            <text:p>0.1658369</text:p>
          </table:table-cell>
          <table:table-cell office:value-type="float" office:value="0.1733054" calcext:value-type="float">
            <text:p>0.1733054</text:p>
          </table:table-cell>
          <table:table-cell office:value-type="float" office:value="0.1847562" calcext:value-type="float">
            <text:p>0.1847562</text:p>
          </table:table-cell>
          <table:table-cell office:value-type="float" office:value="0.1887946" calcext:value-type="float">
            <text:p>0.1887946</text:p>
          </table:table-cell>
          <table:table-cell office:value-type="float" office:value="0" calcext:value-type="float">
            <text:p>0</text:p>
          </table:table-cell>
          <table:table-cell office:value-type="float" office:value="52.05742" calcext:value-type="float">
            <text:p>52.05742</text:p>
          </table:table-cell>
          <table:table-cell office:value-type="float" office:value="51.75358" calcext:value-type="float">
            <text:p>51.75358</text:p>
          </table:table-cell>
          <table:table-cell office:value-type="float" office:value="41.22145" calcext:value-type="float">
            <text:p>41.22145</text:p>
          </table:table-cell>
          <table:table-cell office:value-type="float" office:value="10.78179" calcext:value-type="float">
            <text:p>10.78179</text:p>
          </table:table-cell>
          <table:table-cell office:value-type="float" office:value="8.30652" calcext:value-type="float">
            <text:p>8.30652</text:p>
          </table:table-cell>
          <table:table-cell office:value-type="float" office:value="2.976595" calcext:value-type="float">
            <text:p>2.976595</text:p>
          </table:table-cell>
          <table:table-cell office:value-type="float" office:value="2.816315" calcext:value-type="float">
            <text:p>2.816315</text:p>
          </table:table-cell>
          <table:table-cell office:value-type="float" office:value="5.597162" calcext:value-type="float">
            <text:p>5.597162</text:p>
          </table:table-cell>
          <table:table-cell office:value-type="float" office:value="8.196841" calcext:value-type="float">
            <text:p>8.196841</text:p>
          </table:table-cell>
          <table:table-cell office:value-type="float" office:value="9.52576" calcext:value-type="float">
            <text:p>9.52576</text:p>
          </table:table-cell>
          <table:table-cell office:value-type="float" office:value="9.869857" calcext:value-type="float">
            <text:p>9.869857</text:p>
          </table:table-cell>
          <table:table-cell office:value-type="float" office:value="10.55611" calcext:value-type="float">
            <text:p>10.55611</text:p>
          </table:table-cell>
          <table:table-cell office:value-type="float" office:value="11.68724" calcext:value-type="float">
            <text:p>11.68724</text:p>
          </table:table-cell>
          <table:table-cell office:value-type="float" office:value="12.06188" calcext:value-type="float">
            <text:p>12.06188</text:p>
          </table:table-cell>
          <table:table-cell office:value-type="float" office:value="0" calcext:value-type="float">
            <text:p>0</text:p>
          </table:table-cell>
          <table:table-cell office:value-type="float" office:value="158.0524" calcext:value-type="float">
            <text:p>158.05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5" calcext:value-type="float">
            <text:p>22082005</text:p>
          </table:table-cell>
          <table:table-cell office:value-type="float" office:value="1.211278" calcext:value-type="float">
            <text:p>1.211278</text:p>
          </table:table-cell>
          <table:table-cell office:value-type="float" office:value="134.9637" calcext:value-type="float">
            <text:p>134.963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23862" calcext:value-type="float">
            <text:p>41.23862</text:p>
          </table:table-cell>
          <table:table-cell office:value-type="float" office:value="0.08170476" calcext:value-type="float">
            <text:p>0.08170476</text:p>
          </table:table-cell>
          <table:table-cell office:value-type="float" office:value="0.0008259699" calcext:value-type="float">
            <text:p>0.0008259699</text:p>
          </table:table-cell>
          <table:table-cell office:value-type="float" office:value="0.118825" calcext:value-type="float">
            <text:p>0.118825</text:p>
          </table:table-cell>
          <table:table-cell office:value-type="float" office:value="0.01565496" calcext:value-type="float">
            <text:p>0.01565496</text:p>
          </table:table-cell>
          <table:table-cell office:value-type="float" office:value="1168.778" calcext:value-type="float">
            <text:p>1168.778</text:p>
          </table:table-cell>
          <table:table-cell office:value-type="float" office:value="1.15584" calcext:value-type="float">
            <text:p>1.15584</text:p>
          </table:table-cell>
          <table:table-cell office:value-type="float" office:value="0" calcext:value-type="float">
            <text:p>0</text:p>
          </table:table-cell>
          <table:table-cell office:value-type="float" office:value="0.346646" calcext:value-type="float">
            <text:p>0.346646</text:p>
          </table:table-cell>
          <table:table-cell office:value-type="float" office:value="0.4852837" calcext:value-type="float">
            <text:p>0.4852837</text:p>
          </table:table-cell>
          <table:table-cell office:value-type="float" office:value="0.4118879" calcext:value-type="float">
            <text:p>0.4118879</text:p>
          </table:table-cell>
          <table:table-cell office:value-type="float" office:value="0.1216471" calcext:value-type="float">
            <text:p>0.1216471</text:p>
          </table:table-cell>
          <table:table-cell office:value-type="float" office:value="0.104499" calcext:value-type="float">
            <text:p>0.104499</text:p>
          </table:table-cell>
          <table:table-cell office:value-type="float" office:value="0.04676094" calcext:value-type="float">
            <text:p>0.04676094</text:p>
          </table:table-cell>
          <table:table-cell office:value-type="float" office:value="0.04416528" calcext:value-type="float">
            <text:p>0.04416528</text:p>
          </table:table-cell>
          <table:table-cell office:value-type="float" office:value="0.090713" calcext:value-type="float">
            <text:p>0.090713</text:p>
          </table:table-cell>
          <table:table-cell office:value-type="float" office:value="0.1534617" calcext:value-type="float">
            <text:p>0.1534617</text:p>
          </table:table-cell>
          <table:table-cell office:value-type="float" office:value="0.1642119" calcext:value-type="float">
            <text:p>0.1642119</text:p>
          </table:table-cell>
          <table:table-cell office:value-type="float" office:value="0.1658865" calcext:value-type="float">
            <text:p>0.1658865</text:p>
          </table:table-cell>
          <table:table-cell office:value-type="float" office:value="0.1733442" calcext:value-type="float">
            <text:p>0.1733442</text:p>
          </table:table-cell>
          <table:table-cell office:value-type="float" office:value="0.1847824" calcext:value-type="float">
            <text:p>0.1847824</text:p>
          </table:table-cell>
          <table:table-cell office:value-type="float" office:value="0.1888165" calcext:value-type="float">
            <text:p>0.1888165</text:p>
          </table:table-cell>
          <table:table-cell office:value-type="float" office:value="0" calcext:value-type="float">
            <text:p>0</text:p>
          </table:table-cell>
          <table:table-cell office:value-type="float" office:value="52.06473" calcext:value-type="float">
            <text:p>52.06473</text:p>
          </table:table-cell>
          <table:table-cell office:value-type="float" office:value="51.75651" calcext:value-type="float">
            <text:p>51.75651</text:p>
          </table:table-cell>
          <table:table-cell office:value-type="float" office:value="41.23982" calcext:value-type="float">
            <text:p>41.23982</text:p>
          </table:table-cell>
          <table:table-cell office:value-type="float" office:value="10.79435" calcext:value-type="float">
            <text:p>10.79435</text:p>
          </table:table-cell>
          <table:table-cell office:value-type="float" office:value="8.32089" calcext:value-type="float">
            <text:p>8.32089</text:p>
          </table:table-cell>
          <table:table-cell office:value-type="float" office:value="2.981814" calcext:value-type="float">
            <text:p>2.981814</text:p>
          </table:table-cell>
          <table:table-cell office:value-type="float" office:value="2.820135" calcext:value-type="float">
            <text:p>2.820135</text:p>
          </table:table-cell>
          <table:table-cell office:value-type="float" office:value="5.602834" calcext:value-type="float">
            <text:p>5.602834</text:p>
          </table:table-cell>
          <table:table-cell office:value-type="float" office:value="8.203698" calcext:value-type="float">
            <text:p>8.203698</text:p>
          </table:table-cell>
          <table:table-cell office:value-type="float" office:value="9.530622" calcext:value-type="float">
            <text:p>9.530622</text:p>
          </table:table-cell>
          <table:table-cell office:value-type="float" office:value="9.874326" calcext:value-type="float">
            <text:p>9.874326</text:p>
          </table:table-cell>
          <table:table-cell office:value-type="float" office:value="10.55983" calcext:value-type="float">
            <text:p>10.55983</text:p>
          </table:table-cell>
          <table:table-cell office:value-type="float" office:value="11.68956" calcext:value-type="float">
            <text:p>11.68956</text:p>
          </table:table-cell>
          <table:table-cell office:value-type="float" office:value="12.06398" calcext:value-type="float">
            <text:p>12.06398</text:p>
          </table:table-cell>
          <table:table-cell office:value-type="float" office:value="0" calcext:value-type="float">
            <text:p>0</text:p>
          </table:table-cell>
          <table:table-cell office:value-type="float" office:value="148.4373" calcext:value-type="float">
            <text:p>148.43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5" calcext:value-type="float">
            <text:p>23082005</text:p>
          </table:table-cell>
          <table:table-cell office:value-type="float" office:value="1.204112" calcext:value-type="float">
            <text:p>1.204112</text:p>
          </table:table-cell>
          <table:table-cell office:value-type="float" office:value="134.9562" calcext:value-type="float">
            <text:p>134.956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25561" calcext:value-type="float">
            <text:p>41.25561</text:p>
          </table:table-cell>
          <table:table-cell office:value-type="float" office:value="0.08170476" calcext:value-type="float">
            <text:p>0.08170476</text:p>
          </table:table-cell>
          <table:table-cell office:value-type="float" office:value="0.0008259923" calcext:value-type="float">
            <text:p>0.0008259923</text:p>
          </table:table-cell>
          <table:table-cell office:value-type="float" office:value="0.118825" calcext:value-type="float">
            <text:p>0.118825</text:p>
          </table:table-cell>
          <table:table-cell office:value-type="float" office:value="0.01566362" calcext:value-type="float">
            <text:p>0.01566362</text:p>
          </table:table-cell>
          <table:table-cell office:value-type="float" office:value="1168.776" calcext:value-type="float">
            <text:p>1168.776</text:p>
          </table:table-cell>
          <table:table-cell office:value-type="float" office:value="1.155474" calcext:value-type="float">
            <text:p>1.155474</text:p>
          </table:table-cell>
          <table:table-cell office:value-type="float" office:value="0" calcext:value-type="float">
            <text:p>0</text:p>
          </table:table-cell>
          <table:table-cell office:value-type="float" office:value="0.33611" calcext:value-type="float">
            <text:p>0.33611</text:p>
          </table:table-cell>
          <table:table-cell office:value-type="float" office:value="0.4784357" calcext:value-type="float">
            <text:p>0.4784357</text:p>
          </table:table-cell>
          <table:table-cell office:value-type="float" office:value="0.4037063" calcext:value-type="float">
            <text:p>0.4037063</text:p>
          </table:table-cell>
          <table:table-cell office:value-type="float" office:value="0.1183538" calcext:value-type="float">
            <text:p>0.1183538</text:p>
          </table:table-cell>
          <table:table-cell office:value-type="float" office:value="0.1013451" calcext:value-type="float">
            <text:p>0.1013451</text:p>
          </table:table-cell>
          <table:table-cell office:value-type="float" office:value="0.04553438" calcext:value-type="float">
            <text:p>0.04553438</text:p>
          </table:table-cell>
          <table:table-cell office:value-type="float" office:value="0.04360409" calcext:value-type="float">
            <text:p>0.04360409</text:p>
          </table:table-cell>
          <table:table-cell office:value-type="float" office:value="0.09059145" calcext:value-type="float">
            <text:p>0.09059145</text:p>
          </table:table-cell>
          <table:table-cell office:value-type="float" office:value="0.1535558" calcext:value-type="float">
            <text:p>0.1535558</text:p>
          </table:table-cell>
          <table:table-cell office:value-type="float" office:value="0.1642751" calcext:value-type="float">
            <text:p>0.1642751</text:p>
          </table:table-cell>
          <table:table-cell office:value-type="float" office:value="0.1659367" calcext:value-type="float">
            <text:p>0.1659367</text:p>
          </table:table-cell>
          <table:table-cell office:value-type="float" office:value="0.1733831" calcext:value-type="float">
            <text:p>0.1733831</text:p>
          </table:table-cell>
          <table:table-cell office:value-type="float" office:value="0.1848083" calcext:value-type="float">
            <text:p>0.1848083</text:p>
          </table:table-cell>
          <table:table-cell office:value-type="float" office:value="0.1888381" calcext:value-type="float">
            <text:p>0.1888381</text:p>
          </table:table-cell>
          <table:table-cell office:value-type="float" office:value="0" calcext:value-type="float">
            <text:p>0</text:p>
          </table:table-cell>
          <table:table-cell office:value-type="float" office:value="52.06988" calcext:value-type="float">
            <text:p>52.06988</text:p>
          </table:table-cell>
          <table:table-cell office:value-type="float" office:value="51.75216" calcext:value-type="float">
            <text:p>51.75216</text:p>
          </table:table-cell>
          <table:table-cell office:value-type="float" office:value="41.25163" calcext:value-type="float">
            <text:p>41.25163</text:p>
          </table:table-cell>
          <table:table-cell office:value-type="float" office:value="10.80477" calcext:value-type="float">
            <text:p>10.80477</text:p>
          </table:table-cell>
          <table:table-cell office:value-type="float" office:value="8.333492" calcext:value-type="float">
            <text:p>8.333492</text:p>
          </table:table-cell>
          <table:table-cell office:value-type="float" office:value="2.986709" calcext:value-type="float">
            <text:p>2.986709</text:p>
          </table:table-cell>
          <table:table-cell office:value-type="float" office:value="2.823831" calcext:value-type="float">
            <text:p>2.823831</text:p>
          </table:table-cell>
          <table:table-cell office:value-type="float" office:value="5.608489" calcext:value-type="float">
            <text:p>5.608489</text:p>
          </table:table-cell>
          <table:table-cell office:value-type="float" office:value="8.210554" calcext:value-type="float">
            <text:p>8.210554</text:p>
          </table:table-cell>
          <table:table-cell office:value-type="float" office:value="9.535481" calcext:value-type="float">
            <text:p>9.535481</text:p>
          </table:table-cell>
          <table:table-cell office:value-type="float" office:value="9.878795" calcext:value-type="float">
            <text:p>9.878795</text:p>
          </table:table-cell>
          <table:table-cell office:value-type="float" office:value="10.56355" calcext:value-type="float">
            <text:p>10.56355</text:p>
          </table:table-cell>
          <table:table-cell office:value-type="float" office:value="11.69189" calcext:value-type="float">
            <text:p>11.69189</text:p>
          </table:table-cell>
          <table:table-cell office:value-type="float" office:value="12.06607" calcext:value-type="float">
            <text:p>12.06607</text:p>
          </table:table-cell>
          <table:table-cell office:value-type="float" office:value="0" calcext:value-type="float">
            <text:p>0</text:p>
          </table:table-cell>
          <table:table-cell office:value-type="float" office:value="144.1715" calcext:value-type="float">
            <text:p>144.17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5" calcext:value-type="float">
            <text:p>24082005</text:p>
          </table:table-cell>
          <table:table-cell office:value-type="float" office:value="1.197194" calcext:value-type="float">
            <text:p>1.197194</text:p>
          </table:table-cell>
          <table:table-cell office:value-type="float" office:value="134.9487" calcext:value-type="float">
            <text:p>134.948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27225" calcext:value-type="float">
            <text:p>41.27225</text:p>
          </table:table-cell>
          <table:table-cell office:value-type="float" office:value="0.08170476" calcext:value-type="float">
            <text:p>0.08170476</text:p>
          </table:table-cell>
          <table:table-cell office:value-type="float" office:value="0.0008260146" calcext:value-type="float">
            <text:p>0.0008260146</text:p>
          </table:table-cell>
          <table:table-cell office:value-type="float" office:value="0.118825" calcext:value-type="float">
            <text:p>0.118825</text:p>
          </table:table-cell>
          <table:table-cell office:value-type="float" office:value="0.01567193" calcext:value-type="float">
            <text:p>0.01567193</text:p>
          </table:table-cell>
          <table:table-cell office:value-type="float" office:value="1168.774" calcext:value-type="float">
            <text:p>1168.774</text:p>
          </table:table-cell>
          <table:table-cell office:value-type="float" office:value="1.155231" calcext:value-type="float">
            <text:p>1.155231</text:p>
          </table:table-cell>
          <table:table-cell office:value-type="float" office:value="0" calcext:value-type="float">
            <text:p>0</text:p>
          </table:table-cell>
          <table:table-cell office:value-type="float" office:value="0.3191712" calcext:value-type="float">
            <text:p>0.3191712</text:p>
          </table:table-cell>
          <table:table-cell office:value-type="float" office:value="0.4728735" calcext:value-type="float">
            <text:p>0.4728735</text:p>
          </table:table-cell>
          <table:table-cell office:value-type="float" office:value="0.3973499" calcext:value-type="float">
            <text:p>0.3973499</text:p>
          </table:table-cell>
          <table:table-cell office:value-type="float" office:value="0.116258" calcext:value-type="float">
            <text:p>0.116258</text:p>
          </table:table-cell>
          <table:table-cell office:value-type="float" office:value="0.09949079" calcext:value-type="float">
            <text:p>0.09949079</text:p>
          </table:table-cell>
          <table:table-cell office:value-type="float" office:value="0.04482923" calcext:value-type="float">
            <text:p>0.04482923</text:p>
          </table:table-cell>
          <table:table-cell office:value-type="float" office:value="0.04323373" calcext:value-type="float">
            <text:p>0.04323373</text:p>
          </table:table-cell>
          <table:table-cell office:value-type="float" office:value="0.09041399" calcext:value-type="float">
            <text:p>0.09041399</text:p>
          </table:table-cell>
          <table:table-cell office:value-type="float" office:value="0.1536004" calcext:value-type="float">
            <text:p>0.1536004</text:p>
          </table:table-cell>
          <table:table-cell office:value-type="float" office:value="0.1643342" calcext:value-type="float">
            <text:p>0.1643342</text:p>
          </table:table-cell>
          <table:table-cell office:value-type="float" office:value="0.1659869" calcext:value-type="float">
            <text:p>0.1659869</text:p>
          </table:table-cell>
          <table:table-cell office:value-type="float" office:value="0.1734228" calcext:value-type="float">
            <text:p>0.1734228</text:p>
          </table:table-cell>
          <table:table-cell office:value-type="float" office:value="0.1848344" calcext:value-type="float">
            <text:p>0.1848344</text:p>
          </table:table-cell>
          <table:table-cell office:value-type="float" office:value="0.1888598" calcext:value-type="float">
            <text:p>0.1888598</text:p>
          </table:table-cell>
          <table:table-cell office:value-type="float" office:value="0" calcext:value-type="float">
            <text:p>0</text:p>
          </table:table-cell>
          <table:table-cell office:value-type="float" office:value="52.07276" calcext:value-type="float">
            <text:p>52.07276</text:p>
          </table:table-cell>
          <table:table-cell office:value-type="float" office:value="51.746" calcext:value-type="float">
            <text:p>51.746</text:p>
          </table:table-cell>
          <table:table-cell office:value-type="float" office:value="41.26117" calcext:value-type="float">
            <text:p>41.26117</text:p>
          </table:table-cell>
          <table:table-cell office:value-type="float" office:value="10.81427" calcext:value-type="float">
            <text:p>10.81427</text:p>
          </table:table-cell>
          <table:table-cell office:value-type="float" office:value="8.345199" calcext:value-type="float">
            <text:p>8.345199</text:p>
          </table:table-cell>
          <table:table-cell office:value-type="float" office:value="2.991359" calcext:value-type="float">
            <text:p>2.991359</text:p>
          </table:table-cell>
          <table:table-cell office:value-type="float" office:value="2.827413" calcext:value-type="float">
            <text:p>2.827413</text:p>
          </table:table-cell>
          <table:table-cell office:value-type="float" office:value="5.614082" calcext:value-type="float">
            <text:p>5.614082</text:p>
          </table:table-cell>
          <table:table-cell office:value-type="float" office:value="8.21741" calcext:value-type="float">
            <text:p>8.21741</text:p>
          </table:table-cell>
          <table:table-cell office:value-type="float" office:value="9.540339" calcext:value-type="float">
            <text:p>9.540339</text:p>
          </table:table-cell>
          <table:table-cell office:value-type="float" office:value="9.883263" calcext:value-type="float">
            <text:p>9.883263</text:p>
          </table:table-cell>
          <table:table-cell office:value-type="float" office:value="10.56728" calcext:value-type="float">
            <text:p>10.56728</text:p>
          </table:table-cell>
          <table:table-cell office:value-type="float" office:value="11.69421" calcext:value-type="float">
            <text:p>11.69421</text:p>
          </table:table-cell>
          <table:table-cell office:value-type="float" office:value="12.06817" calcext:value-type="float">
            <text:p>12.06817</text:p>
          </table:table-cell>
          <table:table-cell office:value-type="float" office:value="0" calcext:value-type="float">
            <text:p>0</text:p>
          </table:table-cell>
          <table:table-cell office:value-type="float" office:value="144.286" calcext:value-type="float">
            <text:p>144.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5" calcext:value-type="float">
            <text:p>25082005</text:p>
          </table:table-cell>
          <table:table-cell office:value-type="float" office:value="1.1898" calcext:value-type="float">
            <text:p>1.1898</text:p>
          </table:table-cell>
          <table:table-cell office:value-type="float" office:value="134.941" calcext:value-type="float">
            <text:p>134.9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2889" calcext:value-type="float">
            <text:p>41.2889</text:p>
          </table:table-cell>
          <table:table-cell office:value-type="float" office:value="0.08170476" calcext:value-type="float">
            <text:p>0.08170476</text:p>
          </table:table-cell>
          <table:table-cell office:value-type="float" office:value="0.000826037" calcext:value-type="float">
            <text:p>0.000826037</text:p>
          </table:table-cell>
          <table:table-cell office:value-type="float" office:value="0.118825" calcext:value-type="float">
            <text:p>0.118825</text:p>
          </table:table-cell>
          <table:table-cell office:value-type="float" office:value="0.01567998" calcext:value-type="float">
            <text:p>0.01567998</text:p>
          </table:table-cell>
          <table:table-cell office:value-type="float" office:value="1168.772" calcext:value-type="float">
            <text:p>1168.772</text:p>
          </table:table-cell>
          <table:table-cell office:value-type="float" office:value="1.154214" calcext:value-type="float">
            <text:p>1.154214</text:p>
          </table:table-cell>
          <table:table-cell office:value-type="float" office:value="0" calcext:value-type="float">
            <text:p>0</text:p>
          </table:table-cell>
          <table:table-cell office:value-type="float" office:value="0.3379913" calcext:value-type="float">
            <text:p>0.3379913</text:p>
          </table:table-cell>
          <table:table-cell office:value-type="float" office:value="0.488142" calcext:value-type="float">
            <text:p>0.488142</text:p>
          </table:table-cell>
          <table:table-cell office:value-type="float" office:value="0.4075654" calcext:value-type="float">
            <text:p>0.4075654</text:p>
          </table:table-cell>
          <table:table-cell office:value-type="float" office:value="0.1186139" calcext:value-type="float">
            <text:p>0.1186139</text:p>
          </table:table-cell>
          <table:table-cell office:value-type="float" office:value="0.1008058" calcext:value-type="float">
            <text:p>0.1008058</text:p>
          </table:table-cell>
          <table:table-cell office:value-type="float" office:value="0.04485387" calcext:value-type="float">
            <text:p>0.04485387</text:p>
          </table:table-cell>
          <table:table-cell office:value-type="float" office:value="0.04308577" calcext:value-type="float">
            <text:p>0.04308577</text:p>
          </table:table-cell>
          <table:table-cell office:value-type="float" office:value="0.09026199" calcext:value-type="float">
            <text:p>0.09026199</text:p>
          </table:table-cell>
          <table:table-cell office:value-type="float" office:value="0.1536165" calcext:value-type="float">
            <text:p>0.1536165</text:p>
          </table:table-cell>
          <table:table-cell office:value-type="float" office:value="0.1643869" calcext:value-type="float">
            <text:p>0.1643869</text:p>
          </table:table-cell>
          <table:table-cell office:value-type="float" office:value="0.1660362" calcext:value-type="float">
            <text:p>0.1660362</text:p>
          </table:table-cell>
          <table:table-cell office:value-type="float" office:value="0.1734624" calcext:value-type="float">
            <text:p>0.1734624</text:p>
          </table:table-cell>
          <table:table-cell office:value-type="float" office:value="0.1848601" calcext:value-type="float">
            <text:p>0.1848601</text:p>
          </table:table-cell>
          <table:table-cell office:value-type="float" office:value="0.1888815" calcext:value-type="float">
            <text:p>0.1888815</text:p>
          </table:table-cell>
          <table:table-cell office:value-type="float" office:value="0" calcext:value-type="float">
            <text:p>0</text:p>
          </table:table-cell>
          <table:table-cell office:value-type="float" office:value="52.0771" calcext:value-type="float">
            <text:p>52.0771</text:p>
          </table:table-cell>
          <table:table-cell office:value-type="float" office:value="51.74154" calcext:value-type="float">
            <text:p>51.74154</text:p>
          </table:table-cell>
          <table:table-cell office:value-type="float" office:value="41.27081" calcext:value-type="float">
            <text:p>41.27081</text:p>
          </table:table-cell>
          <table:table-cell office:value-type="float" office:value="10.82353" calcext:value-type="float">
            <text:p>10.82353</text:p>
          </table:table-cell>
          <table:table-cell office:value-type="float" office:value="8.356472" calcext:value-type="float">
            <text:p>8.356472</text:p>
          </table:table-cell>
          <table:table-cell office:value-type="float" office:value="2.995859" calcext:value-type="float">
            <text:p>2.995859</text:p>
          </table:table-cell>
          <table:table-cell office:value-type="float" office:value="2.830911" calcext:value-type="float">
            <text:p>2.830911</text:p>
          </table:table-cell>
          <table:table-cell office:value-type="float" office:value="5.619615" calcext:value-type="float">
            <text:p>5.619615</text:p>
          </table:table-cell>
          <table:table-cell office:value-type="float" office:value="8.224266" calcext:value-type="float">
            <text:p>8.224266</text:p>
          </table:table-cell>
          <table:table-cell office:value-type="float" office:value="9.545198" calcext:value-type="float">
            <text:p>9.545198</text:p>
          </table:table-cell>
          <table:table-cell office:value-type="float" office:value="9.887701" calcext:value-type="float">
            <text:p>9.887701</text:p>
          </table:table-cell>
          <table:table-cell office:value-type="float" office:value="10.571" calcext:value-type="float">
            <text:p>10.571</text:p>
          </table:table-cell>
          <table:table-cell office:value-type="float" office:value="11.69654" calcext:value-type="float">
            <text:p>11.69654</text:p>
          </table:table-cell>
          <table:table-cell office:value-type="float" office:value="12.07027" calcext:value-type="float">
            <text:p>12.07027</text:p>
          </table:table-cell>
          <table:table-cell office:value-type="float" office:value="0" calcext:value-type="float">
            <text:p>0</text:p>
          </table:table-cell>
          <table:table-cell office:value-type="float" office:value="150.0356" calcext:value-type="float">
            <text:p>150.03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5" calcext:value-type="float">
            <text:p>26082005</text:p>
          </table:table-cell>
          <table:table-cell office:value-type="float" office:value="1.182263" calcext:value-type="float">
            <text:p>1.182263</text:p>
          </table:table-cell>
          <table:table-cell office:value-type="float" office:value="134.9332" calcext:value-type="float">
            <text:p>134.93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3057" calcext:value-type="float">
            <text:p>41.3057</text:p>
          </table:table-cell>
          <table:table-cell office:value-type="float" office:value="0.08170476" calcext:value-type="float">
            <text:p>0.08170476</text:p>
          </table:table-cell>
          <table:table-cell office:value-type="float" office:value="0.0008260593" calcext:value-type="float">
            <text:p>0.0008260593</text:p>
          </table:table-cell>
          <table:table-cell office:value-type="float" office:value="0.118825" calcext:value-type="float">
            <text:p>0.118825</text:p>
          </table:table-cell>
          <table:table-cell office:value-type="float" office:value="0.01568793" calcext:value-type="float">
            <text:p>0.01568793</text:p>
          </table:table-cell>
          <table:table-cell office:value-type="float" office:value="1168.77" calcext:value-type="float">
            <text:p>1168.77</text:p>
          </table:table-cell>
          <table:table-cell office:value-type="float" office:value="1.153546" calcext:value-type="float">
            <text:p>1.153546</text:p>
          </table:table-cell>
          <table:table-cell office:value-type="float" office:value="0" calcext:value-type="float">
            <text:p>0</text:p>
          </table:table-cell>
          <table:table-cell office:value-type="float" office:value="0.5131192" calcext:value-type="float">
            <text:p>0.5131192</text:p>
          </table:table-cell>
          <table:table-cell office:value-type="float" office:value="0.4901378" calcext:value-type="float">
            <text:p>0.4901378</text:p>
          </table:table-cell>
          <table:table-cell office:value-type="float" office:value="0.4083476" calcext:value-type="float">
            <text:p>0.4083476</text:p>
          </table:table-cell>
          <table:table-cell office:value-type="float" office:value="0.1208397" calcext:value-type="float">
            <text:p>0.1208397</text:p>
          </table:table-cell>
          <table:table-cell office:value-type="float" office:value="0.1016979" calcext:value-type="float">
            <text:p>0.1016979</text:p>
          </table:table-cell>
          <table:table-cell office:value-type="float" office:value="0.04523546" calcext:value-type="float">
            <text:p>0.04523546</text:p>
          </table:table-cell>
          <table:table-cell office:value-type="float" office:value="0.04318304" calcext:value-type="float">
            <text:p>0.04318304</text:p>
          </table:table-cell>
          <table:table-cell office:value-type="float" office:value="0.09026603" calcext:value-type="float">
            <text:p>0.09026603</text:p>
          </table:table-cell>
          <table:table-cell office:value-type="float" office:value="0.1536394" calcext:value-type="float">
            <text:p>0.1536394</text:p>
          </table:table-cell>
          <table:table-cell office:value-type="float" office:value="0.1644345" calcext:value-type="float">
            <text:p>0.1644345</text:p>
          </table:table-cell>
          <table:table-cell office:value-type="float" office:value="0.1660846" calcext:value-type="float">
            <text:p>0.1660846</text:p>
          </table:table-cell>
          <table:table-cell office:value-type="float" office:value="0.1735068" calcext:value-type="float">
            <text:p>0.1735068</text:p>
          </table:table-cell>
          <table:table-cell office:value-type="float" office:value="0.1848858" calcext:value-type="float">
            <text:p>0.1848858</text:p>
          </table:table-cell>
          <table:table-cell office:value-type="float" office:value="0.1889031" calcext:value-type="float">
            <text:p>0.1889031</text:p>
          </table:table-cell>
          <table:table-cell office:value-type="float" office:value="0" calcext:value-type="float">
            <text:p>0</text:p>
          </table:table-cell>
          <table:table-cell office:value-type="float" office:value="52.0747" calcext:value-type="float">
            <text:p>52.0747</text:p>
          </table:table-cell>
          <table:table-cell office:value-type="float" office:value="51.73783" calcext:value-type="float">
            <text:p>51.73783</text:p>
          </table:table-cell>
          <table:table-cell office:value-type="float" office:value="41.28297" calcext:value-type="float">
            <text:p>41.28297</text:p>
          </table:table-cell>
          <table:table-cell office:value-type="float" office:value="10.83395" calcext:value-type="float">
            <text:p>10.83395</text:p>
          </table:table-cell>
          <table:table-cell office:value-type="float" office:value="8.368398" calcext:value-type="float">
            <text:p>8.368398</text:p>
          </table:table-cell>
          <table:table-cell office:value-type="float" office:value="3.000451" calcext:value-type="float">
            <text:p>3.000451</text:p>
          </table:table-cell>
          <table:table-cell office:value-type="float" office:value="2.834402" calcext:value-type="float">
            <text:p>2.834402</text:p>
          </table:table-cell>
          <table:table-cell office:value-type="float" office:value="5.625115" calcext:value-type="float">
            <text:p>5.625115</text:p>
          </table:table-cell>
          <table:table-cell office:value-type="float" office:value="8.231122" calcext:value-type="float">
            <text:p>8.231122</text:p>
          </table:table-cell>
          <table:table-cell office:value-type="float" office:value="9.550061" calcext:value-type="float">
            <text:p>9.550061</text:p>
          </table:table-cell>
          <table:table-cell office:value-type="float" office:value="9.892113" calcext:value-type="float">
            <text:p>9.892113</text:p>
          </table:table-cell>
          <table:table-cell office:value-type="float" office:value="10.57472" calcext:value-type="float">
            <text:p>10.57472</text:p>
          </table:table-cell>
          <table:table-cell office:value-type="float" office:value="11.69887" calcext:value-type="float">
            <text:p>11.69887</text:p>
          </table:table-cell>
          <table:table-cell office:value-type="float" office:value="12.07236" calcext:value-type="float">
            <text:p>12.07236</text:p>
          </table:table-cell>
          <table:table-cell office:value-type="float" office:value="0" calcext:value-type="float">
            <text:p>0</text:p>
          </table:table-cell>
          <table:table-cell office:value-type="float" office:value="150.1379" calcext:value-type="float">
            <text:p>150.13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5" calcext:value-type="float">
            <text:p>27082005</text:p>
          </table:table-cell>
          <table:table-cell office:value-type="float" office:value="1.174837" calcext:value-type="float">
            <text:p>1.174837</text:p>
          </table:table-cell>
          <table:table-cell office:value-type="float" office:value="134.9254" calcext:value-type="float">
            <text:p>134.925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32279" calcext:value-type="float">
            <text:p>41.32279</text:p>
          </table:table-cell>
          <table:table-cell office:value-type="float" office:value="0.08170476" calcext:value-type="float">
            <text:p>0.08170476</text:p>
          </table:table-cell>
          <table:table-cell office:value-type="float" office:value="0.0008260817" calcext:value-type="float">
            <text:p>0.0008260817</text:p>
          </table:table-cell>
          <table:table-cell office:value-type="float" office:value="0.118825" calcext:value-type="float">
            <text:p>0.118825</text:p>
          </table:table-cell>
          <table:table-cell office:value-type="float" office:value="0.01569562" calcext:value-type="float">
            <text:p>0.01569562</text:p>
          </table:table-cell>
          <table:table-cell office:value-type="float" office:value="1168.768" calcext:value-type="float">
            <text:p>1168.768</text:p>
          </table:table-cell>
          <table:table-cell office:value-type="float" office:value="1.151453" calcext:value-type="float">
            <text:p>1.151453</text:p>
          </table:table-cell>
          <table:table-cell office:value-type="float" office:value="0" calcext:value-type="float">
            <text:p>0</text:p>
          </table:table-cell>
          <table:table-cell office:value-type="float" office:value="0.3896296" calcext:value-type="float">
            <text:p>0.3896296</text:p>
          </table:table-cell>
          <table:table-cell office:value-type="float" office:value="0.4938913" calcext:value-type="float">
            <text:p>0.4938913</text:p>
          </table:table-cell>
          <table:table-cell office:value-type="float" office:value="0.4090292" calcext:value-type="float">
            <text:p>0.4090292</text:p>
          </table:table-cell>
          <table:table-cell office:value-type="float" office:value="0.1203043" calcext:value-type="float">
            <text:p>0.1203043</text:p>
          </table:table-cell>
          <table:table-cell office:value-type="float" office:value="0.1017272" calcext:value-type="float">
            <text:p>0.1017272</text:p>
          </table:table-cell>
          <table:table-cell office:value-type="float" office:value="0.04521579" calcext:value-type="float">
            <text:p>0.04521579</text:p>
          </table:table-cell>
          <table:table-cell office:value-type="float" office:value="0.04314756" calcext:value-type="float">
            <text:p>0.04314756</text:p>
          </table:table-cell>
          <table:table-cell office:value-type="float" office:value="0.09026664" calcext:value-type="float">
            <text:p>0.09026664</text:p>
          </table:table-cell>
          <table:table-cell office:value-type="float" office:value="0.1536798" calcext:value-type="float">
            <text:p>0.1536798</text:p>
          </table:table-cell>
          <table:table-cell office:value-type="float" office:value="0.1644807" calcext:value-type="float">
            <text:p>0.1644807</text:p>
          </table:table-cell>
          <table:table-cell office:value-type="float" office:value="0.1661319" calcext:value-type="float">
            <text:p>0.1661319</text:p>
          </table:table-cell>
          <table:table-cell office:value-type="float" office:value="0.1735419" calcext:value-type="float">
            <text:p>0.1735419</text:p>
          </table:table-cell>
          <table:table-cell office:value-type="float" office:value="0.1849118" calcext:value-type="float">
            <text:p>0.1849118</text:p>
          </table:table-cell>
          <table:table-cell office:value-type="float" office:value="0.1889248" calcext:value-type="float">
            <text:p>0.1889248</text:p>
          </table:table-cell>
          <table:table-cell office:value-type="float" office:value="0" calcext:value-type="float">
            <text:p>0</text:p>
          </table:table-cell>
          <table:table-cell office:value-type="float" office:value="52.09309" calcext:value-type="float">
            <text:p>52.09309</text:p>
          </table:table-cell>
          <table:table-cell office:value-type="float" office:value="51.73704" calcext:value-type="float">
            <text:p>51.73704</text:p>
          </table:table-cell>
          <table:table-cell office:value-type="float" office:value="41.29463" calcext:value-type="float">
            <text:p>41.29463</text:p>
          </table:table-cell>
          <table:table-cell office:value-type="float" office:value="10.84426" calcext:value-type="float">
            <text:p>10.84426</text:p>
          </table:table-cell>
          <table:table-cell office:value-type="float" office:value="8.380237" calcext:value-type="float">
            <text:p>8.380237</text:p>
          </table:table-cell>
          <table:table-cell office:value-type="float" office:value="3.005036" calcext:value-type="float">
            <text:p>3.005036</text:p>
          </table:table-cell>
          <table:table-cell office:value-type="float" office:value="2.837893" calcext:value-type="float">
            <text:p>2.837893</text:p>
          </table:table-cell>
          <table:table-cell office:value-type="float" office:value="5.630599" calcext:value-type="float">
            <text:p>5.630599</text:p>
          </table:table-cell>
          <table:table-cell office:value-type="float" office:value="8.23798" calcext:value-type="float">
            <text:p>8.23798</text:p>
          </table:table-cell>
          <table:table-cell office:value-type="float" office:value="9.554921" calcext:value-type="float">
            <text:p>9.554921</text:p>
          </table:table-cell>
          <table:table-cell office:value-type="float" office:value="9.896525" calcext:value-type="float">
            <text:p>9.896525</text:p>
          </table:table-cell>
          <table:table-cell office:value-type="float" office:value="10.57844" calcext:value-type="float">
            <text:p>10.57844</text:p>
          </table:table-cell>
          <table:table-cell office:value-type="float" office:value="11.70119" calcext:value-type="float">
            <text:p>11.70119</text:p>
          </table:table-cell>
          <table:table-cell office:value-type="float" office:value="12.07447" calcext:value-type="float">
            <text:p>12.07447</text:p>
          </table:table-cell>
          <table:table-cell office:value-type="float" office:value="0" calcext:value-type="float">
            <text:p>0</text:p>
          </table:table-cell>
          <table:table-cell office:value-type="float" office:value="156.0078" calcext:value-type="float">
            <text:p>156.00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5" calcext:value-type="float">
            <text:p>28082005</text:p>
          </table:table-cell>
          <table:table-cell office:value-type="float" office:value="1.168104" calcext:value-type="float">
            <text:p>1.168104</text:p>
          </table:table-cell>
          <table:table-cell office:value-type="float" office:value="134.9177" calcext:value-type="float">
            <text:p>134.917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3396" calcext:value-type="float">
            <text:p>41.3396</text:p>
          </table:table-cell>
          <table:table-cell office:value-type="float" office:value="0.08170476" calcext:value-type="float">
            <text:p>0.08170476</text:p>
          </table:table-cell>
          <table:table-cell office:value-type="float" office:value="0.000826104" calcext:value-type="float">
            <text:p>0.000826104</text:p>
          </table:table-cell>
          <table:table-cell office:value-type="float" office:value="0.118825" calcext:value-type="float">
            <text:p>0.118825</text:p>
          </table:table-cell>
          <table:table-cell office:value-type="float" office:value="0.01570348" calcext:value-type="float">
            <text:p>0.01570348</text:p>
          </table:table-cell>
          <table:table-cell office:value-type="float" office:value="1168.766" calcext:value-type="float">
            <text:p>1168.766</text:p>
          </table:table-cell>
          <table:table-cell office:value-type="float" office:value="1.150627" calcext:value-type="float">
            <text:p>1.150627</text:p>
          </table:table-cell>
          <table:table-cell office:value-type="float" office:value="0" calcext:value-type="float">
            <text:p>0</text:p>
          </table:table-cell>
          <table:table-cell office:value-type="float" office:value="0.3557662" calcext:value-type="float">
            <text:p>0.3557662</text:p>
          </table:table-cell>
          <table:table-cell office:value-type="float" office:value="0.4752446" calcext:value-type="float">
            <text:p>0.4752446</text:p>
          </table:table-cell>
          <table:table-cell office:value-type="float" office:value="0.3969724" calcext:value-type="float">
            <text:p>0.3969724</text:p>
          </table:table-cell>
          <table:table-cell office:value-type="float" office:value="0.1170102" calcext:value-type="float">
            <text:p>0.1170102</text:p>
          </table:table-cell>
          <table:table-cell office:value-type="float" office:value="0.09975635" calcext:value-type="float">
            <text:p>0.09975635</text:p>
          </table:table-cell>
          <table:table-cell office:value-type="float" office:value="0.04483554" calcext:value-type="float">
            <text:p>0.04483554</text:p>
          </table:table-cell>
          <table:table-cell office:value-type="float" office:value="0.0430435" calcext:value-type="float">
            <text:p>0.0430435</text:p>
          </table:table-cell>
          <table:table-cell office:value-type="float" office:value="0.09027737" calcext:value-type="float">
            <text:p>0.09027737</text:p>
          </table:table-cell>
          <table:table-cell office:value-type="float" office:value="0.1537277" calcext:value-type="float">
            <text:p>0.1537277</text:p>
          </table:table-cell>
          <table:table-cell office:value-type="float" office:value="0.1645267" calcext:value-type="float">
            <text:p>0.1645267</text:p>
          </table:table-cell>
          <table:table-cell office:value-type="float" office:value="0.166179" calcext:value-type="float">
            <text:p>0.166179</text:p>
          </table:table-cell>
          <table:table-cell office:value-type="float" office:value="0.1735794" calcext:value-type="float">
            <text:p>0.1735794</text:p>
          </table:table-cell>
          <table:table-cell office:value-type="float" office:value="0.1849376" calcext:value-type="float">
            <text:p>0.1849376</text:p>
          </table:table-cell>
          <table:table-cell office:value-type="float" office:value="0.1889464" calcext:value-type="float">
            <text:p>0.1889464</text:p>
          </table:table-cell>
          <table:table-cell office:value-type="float" office:value="0" calcext:value-type="float">
            <text:p>0</text:p>
          </table:table-cell>
          <table:table-cell office:value-type="float" office:value="52.10258" calcext:value-type="float">
            <text:p>52.10258</text:p>
          </table:table-cell>
          <table:table-cell office:value-type="float" office:value="51.73474" calcext:value-type="float">
            <text:p>51.73474</text:p>
          </table:table-cell>
          <table:table-cell office:value-type="float" office:value="41.30527" calcext:value-type="float">
            <text:p>41.30527</text:p>
          </table:table-cell>
          <table:table-cell office:value-type="float" office:value="10.85417" calcext:value-type="float">
            <text:p>10.85417</text:p>
          </table:table-cell>
          <table:table-cell office:value-type="float" office:value="8.391948" calcext:value-type="float">
            <text:p>8.391948</text:p>
          </table:table-cell>
          <table:table-cell office:value-type="float" office:value="3.009606" calcext:value-type="float">
            <text:p>3.009606</text:p>
          </table:table-cell>
          <table:table-cell office:value-type="float" office:value="2.841367" calcext:value-type="float">
            <text:p>2.841367</text:p>
          </table:table-cell>
          <table:table-cell office:value-type="float" office:value="5.636069" calcext:value-type="float">
            <text:p>5.636069</text:p>
          </table:table-cell>
          <table:table-cell office:value-type="float" office:value="8.244761" calcext:value-type="float">
            <text:p>8.244761</text:p>
          </table:table-cell>
          <table:table-cell office:value-type="float" office:value="9.55978" calcext:value-type="float">
            <text:p>9.55978</text:p>
          </table:table-cell>
          <table:table-cell office:value-type="float" office:value="9.900937" calcext:value-type="float">
            <text:p>9.900937</text:p>
          </table:table-cell>
          <table:table-cell office:value-type="float" office:value="10.58216" calcext:value-type="float">
            <text:p>10.58216</text:p>
          </table:table-cell>
          <table:table-cell office:value-type="float" office:value="11.70352" calcext:value-type="float">
            <text:p>11.70352</text:p>
          </table:table-cell>
          <table:table-cell office:value-type="float" office:value="12.07654" calcext:value-type="float">
            <text:p>12.07654</text:p>
          </table:table-cell>
          <table:table-cell office:value-type="float" office:value="0" calcext:value-type="float">
            <text:p>0</text:p>
          </table:table-cell>
          <table:table-cell office:value-type="float" office:value="147.8917" calcext:value-type="float">
            <text:p>147.89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5" calcext:value-type="float">
            <text:p>29082005</text:p>
          </table:table-cell>
          <table:table-cell office:value-type="float" office:value="1.16032" calcext:value-type="float">
            <text:p>1.16032</text:p>
          </table:table-cell>
          <table:table-cell office:value-type="float" office:value="134.9098" calcext:value-type="float">
            <text:p>134.909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35633" calcext:value-type="float">
            <text:p>41.35633</text:p>
          </table:table-cell>
          <table:table-cell office:value-type="float" office:value="0.08170476" calcext:value-type="float">
            <text:p>0.08170476</text:p>
          </table:table-cell>
          <table:table-cell office:value-type="float" office:value="0.0008261264" calcext:value-type="float">
            <text:p>0.0008261264</text:p>
          </table:table-cell>
          <table:table-cell office:value-type="float" office:value="0.118825" calcext:value-type="float">
            <text:p>0.118825</text:p>
          </table:table-cell>
          <table:table-cell office:value-type="float" office:value="0.01571153" calcext:value-type="float">
            <text:p>0.01571153</text:p>
          </table:table-cell>
          <table:table-cell office:value-type="float" office:value="1168.763" calcext:value-type="float">
            <text:p>1168.763</text:p>
          </table:table-cell>
          <table:table-cell office:value-type="float" office:value="1.146409" calcext:value-type="float">
            <text:p>1.146409</text:p>
          </table:table-cell>
          <table:table-cell office:value-type="float" office:value="0" calcext:value-type="float">
            <text:p>0</text:p>
          </table:table-cell>
          <table:table-cell office:value-type="float" office:value="0.3702865" calcext:value-type="float">
            <text:p>0.3702865</text:p>
          </table:table-cell>
          <table:table-cell office:value-type="float" office:value="0.5124868" calcext:value-type="float">
            <text:p>0.5124868</text:p>
          </table:table-cell>
          <table:table-cell office:value-type="float" office:value="0.4148615" calcext:value-type="float">
            <text:p>0.4148615</text:p>
          </table:table-cell>
          <table:table-cell office:value-type="float" office:value="0.1207092" calcext:value-type="float">
            <text:p>0.1207092</text:p>
          </table:table-cell>
          <table:table-cell office:value-type="float" office:value="0.1015846" calcext:value-type="float">
            <text:p>0.1015846</text:p>
          </table:table-cell>
          <table:table-cell office:value-type="float" office:value="0.04469769" calcext:value-type="float">
            <text:p>0.04469769</text:p>
          </table:table-cell>
          <table:table-cell office:value-type="float" office:value="0.04283378" calcext:value-type="float">
            <text:p>0.04283378</text:p>
          </table:table-cell>
          <table:table-cell office:value-type="float" office:value="0.09016319" calcext:value-type="float">
            <text:p>0.09016319</text:p>
          </table:table-cell>
          <table:table-cell office:value-type="float" office:value="0.153764" calcext:value-type="float">
            <text:p>0.153764</text:p>
          </table:table-cell>
          <table:table-cell office:value-type="float" office:value="0.1645725" calcext:value-type="float">
            <text:p>0.1645725</text:p>
          </table:table-cell>
          <table:table-cell office:value-type="float" office:value="0.1662254" calcext:value-type="float">
            <text:p>0.1662254</text:p>
          </table:table-cell>
          <table:table-cell office:value-type="float" office:value="0.1736171" calcext:value-type="float">
            <text:p>0.1736171</text:p>
          </table:table-cell>
          <table:table-cell office:value-type="float" office:value="0.1849633" calcext:value-type="float">
            <text:p>0.1849633</text:p>
          </table:table-cell>
          <table:table-cell office:value-type="float" office:value="0.1889681" calcext:value-type="float">
            <text:p>0.1889681</text:p>
          </table:table-cell>
          <table:table-cell office:value-type="float" office:value="0" calcext:value-type="float">
            <text:p>0</text:p>
          </table:table-cell>
          <table:table-cell office:value-type="float" office:value="52.11286" calcext:value-type="float">
            <text:p>52.11286</text:p>
          </table:table-cell>
          <table:table-cell office:value-type="float" office:value="51.73506" calcext:value-type="float">
            <text:p>51.73506</text:p>
          </table:table-cell>
          <table:table-cell office:value-type="float" office:value="41.31443" calcext:value-type="float">
            <text:p>41.31443</text:p>
          </table:table-cell>
          <table:table-cell office:value-type="float" office:value="10.86319" calcext:value-type="float">
            <text:p>10.86319</text:p>
          </table:table-cell>
          <table:table-cell office:value-type="float" office:value="8.40281" calcext:value-type="float">
            <text:p>8.40281</text:p>
          </table:table-cell>
          <table:table-cell office:value-type="float" office:value="3.013972" calcext:value-type="float">
            <text:p>3.013972</text:p>
          </table:table-cell>
          <table:table-cell office:value-type="float" office:value="2.844763" calcext:value-type="float">
            <text:p>2.844763</text:p>
          </table:table-cell>
          <table:table-cell office:value-type="float" office:value="5.641507" calcext:value-type="float">
            <text:p>5.641507</text:p>
          </table:table-cell>
          <table:table-cell office:value-type="float" office:value="8.251526" calcext:value-type="float">
            <text:p>8.251526</text:p>
          </table:table-cell>
          <table:table-cell office:value-type="float" office:value="9.564641" calcext:value-type="float">
            <text:p>9.564641</text:p>
          </table:table-cell>
          <table:table-cell office:value-type="float" office:value="9.905349" calcext:value-type="float">
            <text:p>9.905349</text:p>
          </table:table-cell>
          <table:table-cell office:value-type="float" office:value="10.58588" calcext:value-type="float">
            <text:p>10.58588</text:p>
          </table:table-cell>
          <table:table-cell office:value-type="float" office:value="11.70584" calcext:value-type="float">
            <text:p>11.70584</text:p>
          </table:table-cell>
          <table:table-cell office:value-type="float" office:value="12.07864" calcext:value-type="float">
            <text:p>12.07864</text:p>
          </table:table-cell>
          <table:table-cell office:value-type="float" office:value="0" calcext:value-type="float">
            <text:p>0</text:p>
          </table:table-cell>
          <table:table-cell office:value-type="float" office:value="163.6003" calcext:value-type="float">
            <text:p>163.6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5" calcext:value-type="float">
            <text:p>30082005</text:p>
          </table:table-cell>
          <table:table-cell office:value-type="float" office:value="1.15246" calcext:value-type="float">
            <text:p>1.15246</text:p>
          </table:table-cell>
          <table:table-cell office:value-type="float" office:value="134.9016" calcext:value-type="float">
            <text:p>134.90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37381" calcext:value-type="float">
            <text:p>41.37381</text:p>
          </table:table-cell>
          <table:table-cell office:value-type="float" office:value="0.08170476" calcext:value-type="float">
            <text:p>0.08170476</text:p>
          </table:table-cell>
          <table:table-cell office:value-type="float" office:value="0.0008261487" calcext:value-type="float">
            <text:p>0.0008261487</text:p>
          </table:table-cell>
          <table:table-cell office:value-type="float" office:value="0.118825" calcext:value-type="float">
            <text:p>0.118825</text:p>
          </table:table-cell>
          <table:table-cell office:value-type="float" office:value="0.01571964" calcext:value-type="float">
            <text:p>0.01571964</text:p>
          </table:table-cell>
          <table:table-cell office:value-type="float" office:value="1168.761" calcext:value-type="float">
            <text:p>1168.761</text:p>
          </table:table-cell>
          <table:table-cell office:value-type="float" office:value="1.142817" calcext:value-type="float">
            <text:p>1.142817</text:p>
          </table:table-cell>
          <table:table-cell office:value-type="float" office:value="0" calcext:value-type="float">
            <text:p>0</text:p>
          </table:table-cell>
          <table:table-cell office:value-type="float" office:value="0.3611644" calcext:value-type="float">
            <text:p>0.3611644</text:p>
          </table:table-cell>
          <table:table-cell office:value-type="float" office:value="0.5145461" calcext:value-type="float">
            <text:p>0.5145461</text:p>
          </table:table-cell>
          <table:table-cell office:value-type="float" office:value="0.4218845" calcext:value-type="float">
            <text:p>0.4218845</text:p>
          </table:table-cell>
          <table:table-cell office:value-type="float" office:value="0.1238269" calcext:value-type="float">
            <text:p>0.1238269</text:p>
          </table:table-cell>
          <table:table-cell office:value-type="float" office:value="0.104548" calcext:value-type="float">
            <text:p>0.104548</text:p>
          </table:table-cell>
          <table:table-cell office:value-type="float" office:value="0.04569538" calcext:value-type="float">
            <text:p>0.04569538</text:p>
          </table:table-cell>
          <table:table-cell office:value-type="float" office:value="0.04321605" calcext:value-type="float">
            <text:p>0.04321605</text:p>
          </table:table-cell>
          <table:table-cell office:value-type="float" office:value="0.09026002" calcext:value-type="float">
            <text:p>0.09026002</text:p>
          </table:table-cell>
          <table:table-cell office:value-type="float" office:value="0.1538055" calcext:value-type="float">
            <text:p>0.1538055</text:p>
          </table:table-cell>
          <table:table-cell office:value-type="float" office:value="0.1646172" calcext:value-type="float">
            <text:p>0.1646172</text:p>
          </table:table-cell>
          <table:table-cell office:value-type="float" office:value="0.1662712" calcext:value-type="float">
            <text:p>0.1662712</text:p>
          </table:table-cell>
          <table:table-cell office:value-type="float" office:value="0.1736543" calcext:value-type="float">
            <text:p>0.1736543</text:p>
          </table:table-cell>
          <table:table-cell office:value-type="float" office:value="0.1849895" calcext:value-type="float">
            <text:p>0.1849895</text:p>
          </table:table-cell>
          <table:table-cell office:value-type="float" office:value="0.1889897" calcext:value-type="float">
            <text:p>0.1889897</text:p>
          </table:table-cell>
          <table:table-cell office:value-type="float" office:value="0" calcext:value-type="float">
            <text:p>0</text:p>
          </table:table-cell>
          <table:table-cell office:value-type="float" office:value="52.1232" calcext:value-type="float">
            <text:p>52.1232</text:p>
          </table:table-cell>
          <table:table-cell office:value-type="float" office:value="51.743" calcext:value-type="float">
            <text:p>51.743</text:p>
          </table:table-cell>
          <table:table-cell office:value-type="float" office:value="41.32942" calcext:value-type="float">
            <text:p>41.32942</text:p>
          </table:table-cell>
          <table:table-cell office:value-type="float" office:value="10.87397" calcext:value-type="float">
            <text:p>10.87397</text:p>
          </table:table-cell>
          <table:table-cell office:value-type="float" office:value="8.414941" calcext:value-type="float">
            <text:p>8.414941</text:p>
          </table:table-cell>
          <table:table-cell office:value-type="float" office:value="3.018523" calcext:value-type="float">
            <text:p>3.018523</text:p>
          </table:table-cell>
          <table:table-cell office:value-type="float" office:value="2.848189" calcext:value-type="float">
            <text:p>2.848189</text:p>
          </table:table-cell>
          <table:table-cell office:value-type="float" office:value="5.646922" calcext:value-type="float">
            <text:p>5.646922</text:p>
          </table:table-cell>
          <table:table-cell office:value-type="float" office:value="8.25829" calcext:value-type="float">
            <text:p>8.25829</text:p>
          </table:table-cell>
          <table:table-cell office:value-type="float" office:value="9.5695" calcext:value-type="float">
            <text:p>9.5695</text:p>
          </table:table-cell>
          <table:table-cell office:value-type="float" office:value="9.909761" calcext:value-type="float">
            <text:p>9.909761</text:p>
          </table:table-cell>
          <table:table-cell office:value-type="float" office:value="10.58961" calcext:value-type="float">
            <text:p>10.58961</text:p>
          </table:table-cell>
          <table:table-cell office:value-type="float" office:value="11.70817" calcext:value-type="float">
            <text:p>11.70817</text:p>
          </table:table-cell>
          <table:table-cell office:value-type="float" office:value="12.08073" calcext:value-type="float">
            <text:p>12.08073</text:p>
          </table:table-cell>
          <table:table-cell office:value-type="float" office:value="0" calcext:value-type="float">
            <text:p>0</text:p>
          </table:table-cell>
          <table:table-cell office:value-type="float" office:value="161.3368" calcext:value-type="float">
            <text:p>161.33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5" calcext:value-type="float">
            <text:p>31082005</text:p>
          </table:table-cell>
          <table:table-cell office:value-type="float" office:value="1.144876" calcext:value-type="float">
            <text:p>1.144876</text:p>
          </table:table-cell>
          <table:table-cell office:value-type="float" office:value="134.8934" calcext:value-type="float">
            <text:p>134.89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3914" calcext:value-type="float">
            <text:p>41.3914</text:p>
          </table:table-cell>
          <table:table-cell office:value-type="float" office:value="0.08170476" calcext:value-type="float">
            <text:p>0.08170476</text:p>
          </table:table-cell>
          <table:table-cell office:value-type="float" office:value="0.0008261711" calcext:value-type="float">
            <text:p>0.0008261711</text:p>
          </table:table-cell>
          <table:table-cell office:value-type="float" office:value="0.118825" calcext:value-type="float">
            <text:p>0.118825</text:p>
          </table:table-cell>
          <table:table-cell office:value-type="float" office:value="0.01572808" calcext:value-type="float">
            <text:p>0.01572808</text:p>
          </table:table-cell>
          <table:table-cell office:value-type="float" office:value="1168.76" calcext:value-type="float">
            <text:p>1168.76</text:p>
          </table:table-cell>
          <table:table-cell office:value-type="float" office:value="1.139956" calcext:value-type="float">
            <text:p>1.139956</text:p>
          </table:table-cell>
          <table:table-cell office:value-type="float" office:value="0" calcext:value-type="float">
            <text:p>0</text:p>
          </table:table-cell>
          <table:table-cell office:value-type="float" office:value="0.3440292" calcext:value-type="float">
            <text:p>0.3440292</text:p>
          </table:table-cell>
          <table:table-cell office:value-type="float" office:value="0.5041937" calcext:value-type="float">
            <text:p>0.5041937</text:p>
          </table:table-cell>
          <table:table-cell office:value-type="float" office:value="0.419295" calcext:value-type="float">
            <text:p>0.419295</text:p>
          </table:table-cell>
          <table:table-cell office:value-type="float" office:value="0.1242226" calcext:value-type="float">
            <text:p>0.1242226</text:p>
          </table:table-cell>
          <table:table-cell office:value-type="float" office:value="0.1055019" calcext:value-type="float">
            <text:p>0.1055019</text:p>
          </table:table-cell>
          <table:table-cell office:value-type="float" office:value="0.04628139" calcext:value-type="float">
            <text:p>0.04628139</text:p>
          </table:table-cell>
          <table:table-cell office:value-type="float" office:value="0.04352021" calcext:value-type="float">
            <text:p>0.04352021</text:p>
          </table:table-cell>
          <table:table-cell office:value-type="float" office:value="0.09045324" calcext:value-type="float">
            <text:p>0.09045324</text:p>
          </table:table-cell>
          <table:table-cell office:value-type="float" office:value="0.1538863" calcext:value-type="float">
            <text:p>0.1538863</text:p>
          </table:table-cell>
          <table:table-cell office:value-type="float" office:value="0.1646639" calcext:value-type="float">
            <text:p>0.1646639</text:p>
          </table:table-cell>
          <table:table-cell office:value-type="float" office:value="0.1663177" calcext:value-type="float">
            <text:p>0.1663177</text:p>
          </table:table-cell>
          <table:table-cell office:value-type="float" office:value="0.1736913" calcext:value-type="float">
            <text:p>0.1736913</text:p>
          </table:table-cell>
          <table:table-cell office:value-type="float" office:value="0.1850155" calcext:value-type="float">
            <text:p>0.1850155</text:p>
          </table:table-cell>
          <table:table-cell office:value-type="float" office:value="0.1890114" calcext:value-type="float">
            <text:p>0.1890114</text:p>
          </table:table-cell>
          <table:table-cell office:value-type="float" office:value="0" calcext:value-type="float">
            <text:p>0</text:p>
          </table:table-cell>
          <table:table-cell office:value-type="float" office:value="52.13211" calcext:value-type="float">
            <text:p>52.13211</text:p>
          </table:table-cell>
          <table:table-cell office:value-type="float" office:value="51.75048" calcext:value-type="float">
            <text:p>51.75048</text:p>
          </table:table-cell>
          <table:table-cell office:value-type="float" office:value="41.3459" calcext:value-type="float">
            <text:p>41.3459</text:p>
          </table:table-cell>
          <table:table-cell office:value-type="float" office:value="10.88557" calcext:value-type="float">
            <text:p>10.88557</text:p>
          </table:table-cell>
          <table:table-cell office:value-type="float" office:value="8.427888" calcext:value-type="float">
            <text:p>8.427888</text:p>
          </table:table-cell>
          <table:table-cell office:value-type="float" office:value="3.023263" calcext:value-type="float">
            <text:p>3.023263</text:p>
          </table:table-cell>
          <table:table-cell office:value-type="float" office:value="2.851681" calcext:value-type="float">
            <text:p>2.851681</text:p>
          </table:table-cell>
          <table:table-cell office:value-type="float" office:value="5.652363" calcext:value-type="float">
            <text:p>5.652363</text:p>
          </table:table-cell>
          <table:table-cell office:value-type="float" office:value="8.265056" calcext:value-type="float">
            <text:p>8.265056</text:p>
          </table:table-cell>
          <table:table-cell office:value-type="float" office:value="9.57436" calcext:value-type="float">
            <text:p>9.57436</text:p>
          </table:table-cell>
          <table:table-cell office:value-type="float" office:value="9.914173" calcext:value-type="float">
            <text:p>9.914173</text:p>
          </table:table-cell>
          <table:table-cell office:value-type="float" office:value="10.59325" calcext:value-type="float">
            <text:p>10.59325</text:p>
          </table:table-cell>
          <table:table-cell office:value-type="float" office:value="11.7105" calcext:value-type="float">
            <text:p>11.7105</text:p>
          </table:table-cell>
          <table:table-cell office:value-type="float" office:value="12.08282" calcext:value-type="float">
            <text:p>12.08282</text:p>
          </table:table-cell>
          <table:table-cell office:value-type="float" office:value="0" calcext:value-type="float">
            <text:p>0</text:p>
          </table:table-cell>
          <table:table-cell office:value-type="float" office:value="155.2075" calcext:value-type="float">
            <text:p>155.20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5" calcext:value-type="float">
            <text:p>1092005</text:p>
          </table:table-cell>
          <table:table-cell office:value-type="float" office:value="1.138062" calcext:value-type="float">
            <text:p>1.138062</text:p>
          </table:table-cell>
          <table:table-cell office:value-type="float" office:value="134.8853" calcext:value-type="float">
            <text:p>134.885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40841" calcext:value-type="float">
            <text:p>41.40841</text:p>
          </table:table-cell>
          <table:table-cell office:value-type="float" office:value="0.08170476" calcext:value-type="float">
            <text:p>0.08170476</text:p>
          </table:table-cell>
          <table:table-cell office:value-type="float" office:value="0.0008261934" calcext:value-type="float">
            <text:p>0.0008261934</text:p>
          </table:table-cell>
          <table:table-cell office:value-type="float" office:value="0.118825" calcext:value-type="float">
            <text:p>0.118825</text:p>
          </table:table-cell>
          <table:table-cell office:value-type="float" office:value="0.01573693" calcext:value-type="float">
            <text:p>0.01573693</text:p>
          </table:table-cell>
          <table:table-cell office:value-type="float" office:value="1168.758" calcext:value-type="float">
            <text:p>1168.758</text:p>
          </table:table-cell>
          <table:table-cell office:value-type="float" office:value="1.137919" calcext:value-type="float">
            <text:p>1.137919</text:p>
          </table:table-cell>
          <table:table-cell office:value-type="float" office:value="0" calcext:value-type="float">
            <text:p>0</text:p>
          </table:table-cell>
          <table:table-cell office:value-type="float" office:value="0.3403612" calcext:value-type="float">
            <text:p>0.3403612</text:p>
          </table:table-cell>
          <table:table-cell office:value-type="float" office:value="0.4917755" calcext:value-type="float">
            <text:p>0.4917755</text:p>
          </table:table-cell>
          <table:table-cell office:value-type="float" office:value="0.4097001" calcext:value-type="float">
            <text:p>0.4097001</text:p>
          </table:table-cell>
          <table:table-cell office:value-type="float" office:value="0.1209559" calcext:value-type="float">
            <text:p>0.1209559</text:p>
          </table:table-cell>
          <table:table-cell office:value-type="float" office:value="0.1027357" calcext:value-type="float">
            <text:p>0.1027357</text:p>
          </table:table-cell>
          <table:table-cell office:value-type="float" office:value="0.04550585" calcext:value-type="float">
            <text:p>0.04550585</text:p>
          </table:table-cell>
          <table:table-cell office:value-type="float" office:value="0.04326345" calcext:value-type="float">
            <text:p>0.04326345</text:p>
          </table:table-cell>
          <table:table-cell office:value-type="float" office:value="0.09051815" calcext:value-type="float">
            <text:p>0.09051815</text:p>
          </table:table-cell>
          <table:table-cell office:value-type="float" office:value="0.1539841" calcext:value-type="float">
            <text:p>0.1539841</text:p>
          </table:table-cell>
          <table:table-cell office:value-type="float" office:value="0.1647148" calcext:value-type="float">
            <text:p>0.1647148</text:p>
          </table:table-cell>
          <table:table-cell office:value-type="float" office:value="0.1663642" calcext:value-type="float">
            <text:p>0.1663642</text:p>
          </table:table-cell>
          <table:table-cell office:value-type="float" office:value="0.1737278" calcext:value-type="float">
            <text:p>0.1737278</text:p>
          </table:table-cell>
          <table:table-cell office:value-type="float" office:value="0.1850415" calcext:value-type="float">
            <text:p>0.1850415</text:p>
          </table:table-cell>
          <table:table-cell office:value-type="float" office:value="0.1890331" calcext:value-type="float">
            <text:p>0.1890331</text:p>
          </table:table-cell>
          <table:table-cell office:value-type="float" office:value="0" calcext:value-type="float">
            <text:p>0</text:p>
          </table:table-cell>
          <table:table-cell office:value-type="float" office:value="52.13876" calcext:value-type="float">
            <text:p>52.13876</text:p>
          </table:table-cell>
          <table:table-cell office:value-type="float" office:value="51.75151" calcext:value-type="float">
            <text:p>51.75151</text:p>
          </table:table-cell>
          <table:table-cell office:value-type="float" office:value="41.35824" calcext:value-type="float">
            <text:p>41.35824</text:p>
          </table:table-cell>
          <table:table-cell office:value-type="float" office:value="10.89606" calcext:value-type="float">
            <text:p>10.89606</text:p>
          </table:table-cell>
          <table:table-cell office:value-type="float" office:value="8.440201" calcext:value-type="float">
            <text:p>8.440201</text:p>
          </table:table-cell>
          <table:table-cell office:value-type="float" office:value="3.027938" calcext:value-type="float">
            <text:p>3.027938</text:p>
          </table:table-cell>
          <table:table-cell office:value-type="float" office:value="2.855171" calcext:value-type="float">
            <text:p>2.855171</text:p>
          </table:table-cell>
          <table:table-cell office:value-type="float" office:value="5.657823" calcext:value-type="float">
            <text:p>5.657823</text:p>
          </table:table-cell>
          <table:table-cell office:value-type="float" office:value="8.27182" calcext:value-type="float">
            <text:p>8.27182</text:p>
          </table:table-cell>
          <table:table-cell office:value-type="float" office:value="9.579219" calcext:value-type="float">
            <text:p>9.579219</text:p>
          </table:table-cell>
          <table:table-cell office:value-type="float" office:value="9.918585" calcext:value-type="float">
            <text:p>9.918585</text:p>
          </table:table-cell>
          <table:table-cell office:value-type="float" office:value="10.59689" calcext:value-type="float">
            <text:p>10.59689</text:p>
          </table:table-cell>
          <table:table-cell office:value-type="float" office:value="11.71282" calcext:value-type="float">
            <text:p>11.71282</text:p>
          </table:table-cell>
          <table:table-cell office:value-type="float" office:value="12.08491" calcext:value-type="float">
            <text:p>12.08491</text:p>
          </table:table-cell>
          <table:table-cell office:value-type="float" office:value="0" calcext:value-type="float">
            <text:p>0</text:p>
          </table:table-cell>
          <table:table-cell office:value-type="float" office:value="147.4108" calcext:value-type="float">
            <text:p>147.4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5" calcext:value-type="float">
            <text:p>2092005</text:p>
          </table:table-cell>
          <table:table-cell office:value-type="float" office:value="1.131392" calcext:value-type="float">
            <text:p>1.131392</text:p>
          </table:table-cell>
          <table:table-cell office:value-type="float" office:value="134.8774" calcext:value-type="float">
            <text:p>134.877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42508" calcext:value-type="float">
            <text:p>41.42508</text:p>
          </table:table-cell>
          <table:table-cell office:value-type="float" office:value="0.08170476" calcext:value-type="float">
            <text:p>0.08170476</text:p>
          </table:table-cell>
          <table:table-cell office:value-type="float" office:value="0.0008262158" calcext:value-type="float">
            <text:p>0.0008262158</text:p>
          </table:table-cell>
          <table:table-cell office:value-type="float" office:value="0.118825" calcext:value-type="float">
            <text:p>0.118825</text:p>
          </table:table-cell>
          <table:table-cell office:value-type="float" office:value="0.0157462" calcext:value-type="float">
            <text:p>0.0157462</text:p>
          </table:table-cell>
          <table:table-cell office:value-type="float" office:value="1168.755" calcext:value-type="float">
            <text:p>1168.755</text:p>
          </table:table-cell>
          <table:table-cell office:value-type="float" office:value="1.136118" calcext:value-type="float">
            <text:p>1.136118</text:p>
          </table:table-cell>
          <table:table-cell office:value-type="float" office:value="0" calcext:value-type="float">
            <text:p>0</text:p>
          </table:table-cell>
          <table:table-cell office:value-type="float" office:value="0.3308636" calcext:value-type="float">
            <text:p>0.3308636</text:p>
          </table:table-cell>
          <table:table-cell office:value-type="float" office:value="0.4882525" calcext:value-type="float">
            <text:p>0.4882525</text:p>
          </table:table-cell>
          <table:table-cell office:value-type="float" office:value="0.4064551" calcext:value-type="float">
            <text:p>0.4064551</text:p>
          </table:table-cell>
          <table:table-cell office:value-type="float" office:value="0.1197526" calcext:value-type="float">
            <text:p>0.1197526</text:p>
          </table:table-cell>
          <table:table-cell office:value-type="float" office:value="0.1015816" calcext:value-type="float">
            <text:p>0.1015816</text:p>
          </table:table-cell>
          <table:table-cell office:value-type="float" office:value="0.04506479" calcext:value-type="float">
            <text:p>0.04506479</text:p>
          </table:table-cell>
          <table:table-cell office:value-type="float" office:value="0.04304799" calcext:value-type="float">
            <text:p>0.04304799</text:p>
          </table:table-cell>
          <table:table-cell office:value-type="float" office:value="0.09046912" calcext:value-type="float">
            <text:p>0.09046912</text:p>
          </table:table-cell>
          <table:table-cell office:value-type="float" office:value="0.1540585" calcext:value-type="float">
            <text:p>0.1540585</text:p>
          </table:table-cell>
          <table:table-cell office:value-type="float" office:value="0.1647679" calcext:value-type="float">
            <text:p>0.1647679</text:p>
          </table:table-cell>
          <table:table-cell office:value-type="float" office:value="0.1664115" calcext:value-type="float">
            <text:p>0.1664115</text:p>
          </table:table-cell>
          <table:table-cell office:value-type="float" office:value="0.1737647" calcext:value-type="float">
            <text:p>0.1737647</text:p>
          </table:table-cell>
          <table:table-cell office:value-type="float" office:value="0.1850672" calcext:value-type="float">
            <text:p>0.1850672</text:p>
          </table:table-cell>
          <table:table-cell office:value-type="float" office:value="0.1890547" calcext:value-type="float">
            <text:p>0.1890547</text:p>
          </table:table-cell>
          <table:table-cell office:value-type="float" office:value="0" calcext:value-type="float">
            <text:p>0</text:p>
          </table:table-cell>
          <table:table-cell office:value-type="float" office:value="52.14314" calcext:value-type="float">
            <text:p>52.14314</text:p>
          </table:table-cell>
          <table:table-cell office:value-type="float" office:value="51.74955" calcext:value-type="float">
            <text:p>51.74955</text:p>
          </table:table-cell>
          <table:table-cell office:value-type="float" office:value="41.36835" calcext:value-type="float">
            <text:p>41.36835</text:p>
          </table:table-cell>
          <table:table-cell office:value-type="float" office:value="10.90579" calcext:value-type="float">
            <text:p>10.90579</text:p>
          </table:table-cell>
          <table:table-cell office:value-type="float" office:value="8.451765" calcext:value-type="float">
            <text:p>8.451765</text:p>
          </table:table-cell>
          <table:table-cell office:value-type="float" office:value="3.032451" calcext:value-type="float">
            <text:p>3.032451</text:p>
          </table:table-cell>
          <table:table-cell office:value-type="float" office:value="2.858587" calcext:value-type="float">
            <text:p>2.858587</text:p>
          </table:table-cell>
          <table:table-cell office:value-type="float" office:value="5.663259" calcext:value-type="float">
            <text:p>5.663259</text:p>
          </table:table-cell>
          <table:table-cell office:value-type="float" office:value="8.278585" calcext:value-type="float">
            <text:p>8.278585</text:p>
          </table:table-cell>
          <table:table-cell office:value-type="float" office:value="9.58408" calcext:value-type="float">
            <text:p>9.58408</text:p>
          </table:table-cell>
          <table:table-cell office:value-type="float" office:value="9.922997" calcext:value-type="float">
            <text:p>9.922997</text:p>
          </table:table-cell>
          <table:table-cell office:value-type="float" office:value="10.60053" calcext:value-type="float">
            <text:p>10.60053</text:p>
          </table:table-cell>
          <table:table-cell office:value-type="float" office:value="11.71515" calcext:value-type="float">
            <text:p>11.71515</text:p>
          </table:table-cell>
          <table:table-cell office:value-type="float" office:value="12.08701" calcext:value-type="float">
            <text:p>12.08701</text:p>
          </table:table-cell>
          <table:table-cell office:value-type="float" office:value="0" calcext:value-type="float">
            <text:p>0</text:p>
          </table:table-cell>
          <table:table-cell office:value-type="float" office:value="143.9147" calcext:value-type="float">
            <text:p>143.9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5" calcext:value-type="float">
            <text:p>3092005</text:p>
          </table:table-cell>
          <table:table-cell office:value-type="float" office:value="1.123332" calcext:value-type="float">
            <text:p>1.123332</text:p>
          </table:table-cell>
          <table:table-cell office:value-type="float" office:value="134.8689" calcext:value-type="float">
            <text:p>134.868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44232" calcext:value-type="float">
            <text:p>41.44232</text:p>
          </table:table-cell>
          <table:table-cell office:value-type="float" office:value="0.08170476" calcext:value-type="float">
            <text:p>0.08170476</text:p>
          </table:table-cell>
          <table:table-cell office:value-type="float" office:value="0.0008262381" calcext:value-type="float">
            <text:p>0.0008262381</text:p>
          </table:table-cell>
          <table:table-cell office:value-type="float" office:value="0.118825" calcext:value-type="float">
            <text:p>0.118825</text:p>
          </table:table-cell>
          <table:table-cell office:value-type="float" office:value="0.01575594" calcext:value-type="float">
            <text:p>0.01575594</text:p>
          </table:table-cell>
          <table:table-cell office:value-type="float" office:value="1168.753" calcext:value-type="float">
            <text:p>1168.753</text:p>
          </table:table-cell>
          <table:table-cell office:value-type="float" office:value="1.1302" calcext:value-type="float">
            <text:p>1.1302</text:p>
          </table:table-cell>
          <table:table-cell office:value-type="float" office:value="0" calcext:value-type="float">
            <text:p>0</text:p>
          </table:table-cell>
          <table:table-cell office:value-type="float" office:value="0.3437786" calcext:value-type="float">
            <text:p>0.3437786</text:p>
          </table:table-cell>
          <table:table-cell office:value-type="float" office:value="0.5281741" calcext:value-type="float">
            <text:p>0.5281741</text:p>
          </table:table-cell>
          <table:table-cell office:value-type="float" office:value="0.4266513" calcext:value-type="float">
            <text:p>0.4266513</text:p>
          </table:table-cell>
          <table:table-cell office:value-type="float" office:value="0.1252422" calcext:value-type="float">
            <text:p>0.1252422</text:p>
          </table:table-cell>
          <table:table-cell office:value-type="float" office:value="0.1055429" calcext:value-type="float">
            <text:p>0.1055429</text:p>
          </table:table-cell>
          <table:table-cell office:value-type="float" office:value="0.04588298" calcext:value-type="float">
            <text:p>0.04588298</text:p>
          </table:table-cell>
          <table:table-cell office:value-type="float" office:value="0.04326129" calcext:value-type="float">
            <text:p>0.04326129</text:p>
          </table:table-cell>
          <table:table-cell office:value-type="float" office:value="0.09047499" calcext:value-type="float">
            <text:p>0.09047499</text:p>
          </table:table-cell>
          <table:table-cell office:value-type="float" office:value="0.1541162" calcext:value-type="float">
            <text:p>0.1541162</text:p>
          </table:table-cell>
          <table:table-cell office:value-type="float" office:value="0.1648197" calcext:value-type="float">
            <text:p>0.1648197</text:p>
          </table:table-cell>
          <table:table-cell office:value-type="float" office:value="0.1664583" calcext:value-type="float">
            <text:p>0.1664583</text:p>
          </table:table-cell>
          <table:table-cell office:value-type="float" office:value="0.1738014" calcext:value-type="float">
            <text:p>0.1738014</text:p>
          </table:table-cell>
          <table:table-cell office:value-type="float" office:value="0.1850928" calcext:value-type="float">
            <text:p>0.1850928</text:p>
          </table:table-cell>
          <table:table-cell office:value-type="float" office:value="0.1890764" calcext:value-type="float">
            <text:p>0.1890764</text:p>
          </table:table-cell>
          <table:table-cell office:value-type="float" office:value="0" calcext:value-type="float">
            <text:p>0</text:p>
          </table:table-cell>
          <table:table-cell office:value-type="float" office:value="52.15033" calcext:value-type="float">
            <text:p>52.15033</text:p>
          </table:table-cell>
          <table:table-cell office:value-type="float" office:value="51.75621" calcext:value-type="float">
            <text:p>51.75621</text:p>
          </table:table-cell>
          <table:table-cell office:value-type="float" office:value="41.3819" calcext:value-type="float">
            <text:p>41.3819</text:p>
          </table:table-cell>
          <table:table-cell office:value-type="float" office:value="10.9162" calcext:value-type="float">
            <text:p>10.9162</text:p>
          </table:table-cell>
          <table:table-cell office:value-type="float" office:value="8.463616" calcext:value-type="float">
            <text:p>8.463616</text:p>
          </table:table-cell>
          <table:table-cell office:value-type="float" office:value="3.036958" calcext:value-type="float">
            <text:p>3.036958</text:p>
          </table:table-cell>
          <table:table-cell office:value-type="float" office:value="2.861989" calcext:value-type="float">
            <text:p>2.861989</text:p>
          </table:table-cell>
          <table:table-cell office:value-type="float" office:value="5.668669" calcext:value-type="float">
            <text:p>5.668669</text:p>
          </table:table-cell>
          <table:table-cell office:value-type="float" office:value="8.28535" calcext:value-type="float">
            <text:p>8.28535</text:p>
          </table:table-cell>
          <table:table-cell office:value-type="float" office:value="9.58894" calcext:value-type="float">
            <text:p>9.58894</text:p>
          </table:table-cell>
          <table:table-cell office:value-type="float" office:value="9.927409" calcext:value-type="float">
            <text:p>9.927409</text:p>
          </table:table-cell>
          <table:table-cell office:value-type="float" office:value="10.60418" calcext:value-type="float">
            <text:p>10.60418</text:p>
          </table:table-cell>
          <table:table-cell office:value-type="float" office:value="11.71747" calcext:value-type="float">
            <text:p>11.71747</text:p>
          </table:table-cell>
          <table:table-cell office:value-type="float" office:value="12.0891" calcext:value-type="float">
            <text:p>12.0891</text:p>
          </table:table-cell>
          <table:table-cell office:value-type="float" office:value="0" calcext:value-type="float">
            <text:p>0</text:p>
          </table:table-cell>
          <table:table-cell office:value-type="float" office:value="159.8821" calcext:value-type="float">
            <text:p>159.88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5" calcext:value-type="float">
            <text:p>4092005</text:p>
          </table:table-cell>
          <table:table-cell office:value-type="float" office:value="1.114287" calcext:value-type="float">
            <text:p>1.114287</text:p>
          </table:table-cell>
          <table:table-cell office:value-type="float" office:value="134.8595" calcext:value-type="float">
            <text:p>134.85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46083" calcext:value-type="float">
            <text:p>41.46083</text:p>
          </table:table-cell>
          <table:table-cell office:value-type="float" office:value="0.08170476" calcext:value-type="float">
            <text:p>0.08170476</text:p>
          </table:table-cell>
          <table:table-cell office:value-type="float" office:value="0.0008262605" calcext:value-type="float">
            <text:p>0.0008262605</text:p>
          </table:table-cell>
          <table:table-cell office:value-type="float" office:value="0.118825" calcext:value-type="float">
            <text:p>0.118825</text:p>
          </table:table-cell>
          <table:table-cell office:value-type="float" office:value="0.01576623" calcext:value-type="float">
            <text:p>0.01576623</text:p>
          </table:table-cell>
          <table:table-cell office:value-type="float" office:value="1168.752" calcext:value-type="float">
            <text:p>1168.752</text:p>
          </table:table-cell>
          <table:table-cell office:value-type="float" office:value="1.1212" calcext:value-type="float">
            <text:p>1.1212</text:p>
          </table:table-cell>
          <table:table-cell office:value-type="float" office:value="0" calcext:value-type="float">
            <text:p>0</text:p>
          </table:table-cell>
          <table:table-cell office:value-type="float" office:value="0.3487259" calcext:value-type="float">
            <text:p>0.3487259</text:p>
          </table:table-cell>
          <table:table-cell office:value-type="float" office:value="0.556215" calcext:value-type="float">
            <text:p>0.556215</text:p>
          </table:table-cell>
          <table:table-cell office:value-type="float" office:value="0.4481563" calcext:value-type="float">
            <text:p>0.4481563</text:p>
          </table:table-cell>
          <table:table-cell office:value-type="float" office:value="0.1318718" calcext:value-type="float">
            <text:p>0.1318718</text:p>
          </table:table-cell>
          <table:table-cell office:value-type="float" office:value="0.1111243" calcext:value-type="float">
            <text:p>0.1111243</text:p>
          </table:table-cell>
          <table:table-cell office:value-type="float" office:value="0.04760471" calcext:value-type="float">
            <text:p>0.04760471</text:p>
          </table:table-cell>
          <table:table-cell office:value-type="float" office:value="0.04393939" calcext:value-type="float">
            <text:p>0.04393939</text:p>
          </table:table-cell>
          <table:table-cell office:value-type="float" office:value="0.09073174" calcext:value-type="float">
            <text:p>0.09073174</text:p>
          </table:table-cell>
          <table:table-cell office:value-type="float" office:value="0.1542017" calcext:value-type="float">
            <text:p>0.1542017</text:p>
          </table:table-cell>
          <table:table-cell office:value-type="float" office:value="0.1648713" calcext:value-type="float">
            <text:p>0.1648713</text:p>
          </table:table-cell>
          <table:table-cell office:value-type="float" office:value="0.1665052" calcext:value-type="float">
            <text:p>0.1665052</text:p>
          </table:table-cell>
          <table:table-cell office:value-type="float" office:value="0.173838" calcext:value-type="float">
            <text:p>0.173838</text:p>
          </table:table-cell>
          <table:table-cell office:value-type="float" office:value="0.1851186" calcext:value-type="float">
            <text:p>0.1851186</text:p>
          </table:table-cell>
          <table:table-cell office:value-type="float" office:value="0.189098" calcext:value-type="float">
            <text:p>0.189098</text:p>
          </table:table-cell>
          <table:table-cell office:value-type="float" office:value="0" calcext:value-type="float">
            <text:p>0</text:p>
          </table:table-cell>
          <table:table-cell office:value-type="float" office:value="52.15959" calcext:value-type="float">
            <text:p>52.15959</text:p>
          </table:table-cell>
          <table:table-cell office:value-type="float" office:value="51.77689" calcext:value-type="float">
            <text:p>51.77689</text:p>
          </table:table-cell>
          <table:table-cell office:value-type="float" office:value="41.40407" calcext:value-type="float">
            <text:p>41.40407</text:p>
          </table:table-cell>
          <table:table-cell office:value-type="float" office:value="10.92907" calcext:value-type="float">
            <text:p>10.92907</text:p>
          </table:table-cell>
          <table:table-cell office:value-type="float" office:value="8.47746" calcext:value-type="float">
            <text:p>8.47746</text:p>
          </table:table-cell>
          <table:table-cell office:value-type="float" office:value="3.041797" calcext:value-type="float">
            <text:p>3.041797</text:p>
          </table:table-cell>
          <table:table-cell office:value-type="float" office:value="2.865492" calcext:value-type="float">
            <text:p>2.865492</text:p>
          </table:table-cell>
          <table:table-cell office:value-type="float" office:value="5.674095" calcext:value-type="float">
            <text:p>5.674095</text:p>
          </table:table-cell>
          <table:table-cell office:value-type="float" office:value="8.292114" calcext:value-type="float">
            <text:p>8.292114</text:p>
          </table:table-cell>
          <table:table-cell office:value-type="float" office:value="9.593797" calcext:value-type="float">
            <text:p>9.593797</text:p>
          </table:table-cell>
          <table:table-cell office:value-type="float" office:value="9.931821" calcext:value-type="float">
            <text:p>9.931821</text:p>
          </table:table-cell>
          <table:table-cell office:value-type="float" office:value="10.60782" calcext:value-type="float">
            <text:p>10.60782</text:p>
          </table:table-cell>
          <table:table-cell office:value-type="float" office:value="11.7198" calcext:value-type="float">
            <text:p>11.7198</text:p>
          </table:table-cell>
          <table:table-cell office:value-type="float" office:value="12.09118" calcext:value-type="float">
            <text:p>12.09118</text:p>
          </table:table-cell>
          <table:table-cell office:value-type="float" office:value="0" calcext:value-type="float">
            <text:p>0</text:p>
          </table:table-cell>
          <table:table-cell office:value-type="float" office:value="170.9528" calcext:value-type="float">
            <text:p>170.95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5" calcext:value-type="float">
            <text:p>5092005</text:p>
          </table:table-cell>
          <table:table-cell office:value-type="float" office:value="1.108646" calcext:value-type="float">
            <text:p>1.108646</text:p>
          </table:table-cell>
          <table:table-cell office:value-type="float" office:value="134.852" calcext:value-type="float">
            <text:p>134.8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4779" calcext:value-type="float">
            <text:p>41.4779</text:p>
          </table:table-cell>
          <table:table-cell office:value-type="float" office:value="0.08170476" calcext:value-type="float">
            <text:p>0.08170476</text:p>
          </table:table-cell>
          <table:table-cell office:value-type="float" office:value="0.0008262828" calcext:value-type="float">
            <text:p>0.0008262828</text:p>
          </table:table-cell>
          <table:table-cell office:value-type="float" office:value="0.118825" calcext:value-type="float">
            <text:p>0.118825</text:p>
          </table:table-cell>
          <table:table-cell office:value-type="float" office:value="0.01577699" calcext:value-type="float">
            <text:p>0.01577699</text:p>
          </table:table-cell>
          <table:table-cell office:value-type="float" office:value="1168.75" calcext:value-type="float">
            <text:p>1168.75</text:p>
          </table:table-cell>
          <table:table-cell office:value-type="float" office:value="1.121478" calcext:value-type="float">
            <text:p>1.121478</text:p>
          </table:table-cell>
          <table:table-cell office:value-type="float" office:value="0" calcext:value-type="float">
            <text:p>0</text:p>
          </table:table-cell>
          <table:table-cell office:value-type="float" office:value="0.3655018" calcext:value-type="float">
            <text:p>0.3655018</text:p>
          </table:table-cell>
          <table:table-cell office:value-type="float" office:value="0.4630636" calcext:value-type="float">
            <text:p>0.4630636</text:p>
          </table:table-cell>
          <table:table-cell office:value-type="float" office:value="0.3857793" calcext:value-type="float">
            <text:p>0.3857793</text:p>
          </table:table-cell>
          <table:table-cell office:value-type="float" office:value="0.1200941" calcext:value-type="float">
            <text:p>0.1200941</text:p>
          </table:table-cell>
          <table:table-cell office:value-type="float" office:value="0.1010891" calcext:value-type="float">
            <text:p>0.1010891</text:p>
          </table:table-cell>
          <table:table-cell office:value-type="float" office:value="0.04608682" calcext:value-type="float">
            <text:p>0.04608682</text:p>
          </table:table-cell>
          <table:table-cell office:value-type="float" office:value="0.04370387" calcext:value-type="float">
            <text:p>0.04370387</text:p>
          </table:table-cell>
          <table:table-cell office:value-type="float" office:value="0.09101032" calcext:value-type="float">
            <text:p>0.09101032</text:p>
          </table:table-cell>
          <table:table-cell office:value-type="float" office:value="0.1543382" calcext:value-type="float">
            <text:p>0.1543382</text:p>
          </table:table-cell>
          <table:table-cell office:value-type="float" office:value="0.1649279" calcext:value-type="float">
            <text:p>0.1649279</text:p>
          </table:table-cell>
          <table:table-cell office:value-type="float" office:value="0.1665527" calcext:value-type="float">
            <text:p>0.1665527</text:p>
          </table:table-cell>
          <table:table-cell office:value-type="float" office:value="0.1738977" calcext:value-type="float">
            <text:p>0.1738977</text:p>
          </table:table-cell>
          <table:table-cell office:value-type="float" office:value="0.1851442" calcext:value-type="float">
            <text:p>0.1851442</text:p>
          </table:table-cell>
          <table:table-cell office:value-type="float" office:value="0.1891197" calcext:value-type="float">
            <text:p>0.1891197</text:p>
          </table:table-cell>
          <table:table-cell office:value-type="float" office:value="0" calcext:value-type="float">
            <text:p>0</text:p>
          </table:table-cell>
          <table:table-cell office:value-type="float" office:value="52.12432" calcext:value-type="float">
            <text:p>52.12432</text:p>
          </table:table-cell>
          <table:table-cell office:value-type="float" office:value="51.77824" calcext:value-type="float">
            <text:p>51.77824</text:p>
          </table:table-cell>
          <table:table-cell office:value-type="float" office:value="41.42077" calcext:value-type="float">
            <text:p>41.42077</text:p>
          </table:table-cell>
          <table:table-cell office:value-type="float" office:value="10.94194" calcext:value-type="float">
            <text:p>10.94194</text:p>
          </table:table-cell>
          <table:table-cell office:value-type="float" office:value="8.491476" calcext:value-type="float">
            <text:p>8.491476</text:p>
          </table:table-cell>
          <table:table-cell office:value-type="float" office:value="3.046849" calcext:value-type="float">
            <text:p>3.046849</text:p>
          </table:table-cell>
          <table:table-cell office:value-type="float" office:value="2.869096" calcext:value-type="float">
            <text:p>2.869096</text:p>
          </table:table-cell>
          <table:table-cell office:value-type="float" office:value="5.679588" calcext:value-type="float">
            <text:p>5.679588</text:p>
          </table:table-cell>
          <table:table-cell office:value-type="float" office:value="8.29888" calcext:value-type="float">
            <text:p>8.29888</text:p>
          </table:table-cell>
          <table:table-cell office:value-type="float" office:value="9.598659" calcext:value-type="float">
            <text:p>9.598659</text:p>
          </table:table-cell>
          <table:table-cell office:value-type="float" office:value="9.936233" calcext:value-type="float">
            <text:p>9.936233</text:p>
          </table:table-cell>
          <table:table-cell office:value-type="float" office:value="10.61147" calcext:value-type="float">
            <text:p>10.61147</text:p>
          </table:table-cell>
          <table:table-cell office:value-type="float" office:value="11.72213" calcext:value-type="float">
            <text:p>11.72213</text:p>
          </table:table-cell>
          <table:table-cell office:value-type="float" office:value="12.09325" calcext:value-type="float">
            <text:p>12.09325</text:p>
          </table:table-cell>
          <table:table-cell office:value-type="float" office:value="0" calcext:value-type="float">
            <text:p>0</text:p>
          </table:table-cell>
          <table:table-cell office:value-type="float" office:value="144.1828" calcext:value-type="float">
            <text:p>144.18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5" calcext:value-type="float">
            <text:p>6092005</text:p>
          </table:table-cell>
          <table:table-cell office:value-type="float" office:value="1.103631" calcext:value-type="float">
            <text:p>1.103631</text:p>
          </table:table-cell>
          <table:table-cell office:value-type="float" office:value="134.8452" calcext:value-type="float">
            <text:p>134.84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49329" calcext:value-type="float">
            <text:p>41.49329</text:p>
          </table:table-cell>
          <table:table-cell office:value-type="float" office:value="0.08170476" calcext:value-type="float">
            <text:p>0.08170476</text:p>
          </table:table-cell>
          <table:table-cell office:value-type="float" office:value="0.0008263052" calcext:value-type="float">
            <text:p>0.0008263052</text:p>
          </table:table-cell>
          <table:table-cell office:value-type="float" office:value="0.118825" calcext:value-type="float">
            <text:p>0.118825</text:p>
          </table:table-cell>
          <table:table-cell office:value-type="float" office:value="0.01578833" calcext:value-type="float">
            <text:p>0.01578833</text:p>
          </table:table-cell>
          <table:table-cell office:value-type="float" office:value="1168.748" calcext:value-type="float">
            <text:p>1168.748</text:p>
          </table:table-cell>
          <table:table-cell office:value-type="float" office:value="1.121617" calcext:value-type="float">
            <text:p>1.121617</text:p>
          </table:table-cell>
          <table:table-cell office:value-type="float" office:value="0" calcext:value-type="float">
            <text:p>0</text:p>
          </table:table-cell>
          <table:table-cell office:value-type="float" office:value="0.6068636" calcext:value-type="float">
            <text:p>0.6068636</text:p>
          </table:table-cell>
          <table:table-cell office:value-type="float" office:value="0.447827" calcext:value-type="float">
            <text:p>0.447827</text:p>
          </table:table-cell>
          <table:table-cell office:value-type="float" office:value="0.3663166" calcext:value-type="float">
            <text:p>0.3663166</text:p>
          </table:table-cell>
          <table:table-cell office:value-type="float" office:value="0.1093629" calcext:value-type="float">
            <text:p>0.1093629</text:p>
          </table:table-cell>
          <table:table-cell office:value-type="float" office:value="0.09328407" calcext:value-type="float">
            <text:p>0.09328407</text:p>
          </table:table-cell>
          <table:table-cell office:value-type="float" office:value="0.04295161" calcext:value-type="float">
            <text:p>0.04295161</text:p>
          </table:table-cell>
          <table:table-cell office:value-type="float" office:value="0.04234525" calcext:value-type="float">
            <text:p>0.04234525</text:p>
          </table:table-cell>
          <table:table-cell office:value-type="float" office:value="0.09057995" calcext:value-type="float">
            <text:p>0.09057995</text:p>
          </table:table-cell>
          <table:table-cell office:value-type="float" office:value="0.1544122" calcext:value-type="float">
            <text:p>0.1544122</text:p>
          </table:table-cell>
          <table:table-cell office:value-type="float" office:value="0.1649875" calcext:value-type="float">
            <text:p>0.1649875</text:p>
          </table:table-cell>
          <table:table-cell office:value-type="float" office:value="0.1666006" calcext:value-type="float">
            <text:p>0.1666006</text:p>
          </table:table-cell>
          <table:table-cell office:value-type="float" office:value="0.1739241" calcext:value-type="float">
            <text:p>0.1739241</text:p>
          </table:table-cell>
          <table:table-cell office:value-type="float" office:value="0.18517" calcext:value-type="float">
            <text:p>0.18517</text:p>
          </table:table-cell>
          <table:table-cell office:value-type="float" office:value="0.1891413" calcext:value-type="float">
            <text:p>0.1891413</text:p>
          </table:table-cell>
          <table:table-cell office:value-type="float" office:value="0" calcext:value-type="float">
            <text:p>0</text:p>
          </table:table-cell>
          <table:table-cell office:value-type="float" office:value="52.1504" calcext:value-type="float">
            <text:p>52.1504</text:p>
          </table:table-cell>
          <table:table-cell office:value-type="float" office:value="51.7588" calcext:value-type="float">
            <text:p>51.7588</text:p>
          </table:table-cell>
          <table:table-cell office:value-type="float" office:value="41.41955" calcext:value-type="float">
            <text:p>41.41955</text:p>
          </table:table-cell>
          <table:table-cell office:value-type="float" office:value="10.94947" calcext:value-type="float">
            <text:p>10.94947</text:p>
          </table:table-cell>
          <table:table-cell office:value-type="float" office:value="8.500936" calcext:value-type="float">
            <text:p>8.500936</text:p>
          </table:table-cell>
          <table:table-cell office:value-type="float" office:value="3.051098" calcext:value-type="float">
            <text:p>3.051098</text:p>
          </table:table-cell>
          <table:table-cell office:value-type="float" office:value="2.872434" calcext:value-type="float">
            <text:p>2.872434</text:p>
          </table:table-cell>
          <table:table-cell office:value-type="float" office:value="5.685033" calcext:value-type="float">
            <text:p>5.685033</text:p>
          </table:table-cell>
          <table:table-cell office:value-type="float" office:value="8.305644" calcext:value-type="float">
            <text:p>8.305644</text:p>
          </table:table-cell>
          <table:table-cell office:value-type="float" office:value="9.603517" calcext:value-type="float">
            <text:p>9.603517</text:p>
          </table:table-cell>
          <table:table-cell office:value-type="float" office:value="9.940644" calcext:value-type="float">
            <text:p>9.940644</text:p>
          </table:table-cell>
          <table:table-cell office:value-type="float" office:value="10.61511" calcext:value-type="float">
            <text:p>10.61511</text:p>
          </table:table-cell>
          <table:table-cell office:value-type="float" office:value="11.72445" calcext:value-type="float">
            <text:p>11.72445</text:p>
          </table:table-cell>
          <table:table-cell office:value-type="float" office:value="12.09533" calcext:value-type="float">
            <text:p>12.09533</text:p>
          </table:table-cell>
          <table:table-cell office:value-type="float" office:value="0" calcext:value-type="float">
            <text:p>0</text:p>
          </table:table-cell>
          <table:table-cell office:value-type="float" office:value="133.3677" calcext:value-type="float">
            <text:p>133.36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5" calcext:value-type="float">
            <text:p>7092005</text:p>
          </table:table-cell>
          <table:table-cell office:value-type="float" office:value="1.098002" calcext:value-type="float">
            <text:p>1.098002</text:p>
          </table:table-cell>
          <table:table-cell office:value-type="float" office:value="134.8385" calcext:value-type="float">
            <text:p>134.83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50827" calcext:value-type="float">
            <text:p>41.50827</text:p>
          </table:table-cell>
          <table:table-cell office:value-type="float" office:value="0.08170476" calcext:value-type="float">
            <text:p>0.08170476</text:p>
          </table:table-cell>
          <table:table-cell office:value-type="float" office:value="0.0008263277" calcext:value-type="float">
            <text:p>0.0008263277</text:p>
          </table:table-cell>
          <table:table-cell office:value-type="float" office:value="0.118825" calcext:value-type="float">
            <text:p>0.118825</text:p>
          </table:table-cell>
          <table:table-cell office:value-type="float" office:value="0.01580015" calcext:value-type="float">
            <text:p>0.01580015</text:p>
          </table:table-cell>
          <table:table-cell office:value-type="float" office:value="1168.745" calcext:value-type="float">
            <text:p>1168.745</text:p>
          </table:table-cell>
          <table:table-cell office:value-type="float" office:value="1.12144" calcext:value-type="float">
            <text:p>1.12144</text:p>
          </table:table-cell>
          <table:table-cell office:value-type="float" office:value="0" calcext:value-type="float">
            <text:p>0</text:p>
          </table:table-cell>
          <table:table-cell office:value-type="float" office:value="0.589523" calcext:value-type="float">
            <text:p>0.589523</text:p>
          </table:table-cell>
          <table:table-cell office:value-type="float" office:value="0.4616331" calcext:value-type="float">
            <text:p>0.4616331</text:p>
          </table:table-cell>
          <table:table-cell office:value-type="float" office:value="0.3755165" calcext:value-type="float">
            <text:p>0.3755165</text:p>
          </table:table-cell>
          <table:table-cell office:value-type="float" office:value="0.1103001" calcext:value-type="float">
            <text:p>0.1103001</text:p>
          </table:table-cell>
          <table:table-cell office:value-type="float" office:value="0.09346115" calcext:value-type="float">
            <text:p>0.09346115</text:p>
          </table:table-cell>
          <table:table-cell office:value-type="float" office:value="0.04222053" calcext:value-type="float">
            <text:p>0.04222053</text:p>
          </table:table-cell>
          <table:table-cell office:value-type="float" office:value="0.04178656" calcext:value-type="float">
            <text:p>0.04178656</text:p>
          </table:table-cell>
          <table:table-cell office:value-type="float" office:value="0.09009685" calcext:value-type="float">
            <text:p>0.09009685</text:p>
          </table:table-cell>
          <table:table-cell office:value-type="float" office:value="0.1543713" calcext:value-type="float">
            <text:p>0.1543713</text:p>
          </table:table-cell>
          <table:table-cell office:value-type="float" office:value="0.1650381" calcext:value-type="float">
            <text:p>0.1650381</text:p>
          </table:table-cell>
          <table:table-cell office:value-type="float" office:value="0.1666482" calcext:value-type="float">
            <text:p>0.1666482</text:p>
          </table:table-cell>
          <table:table-cell office:value-type="float" office:value="0.1739575" calcext:value-type="float">
            <text:p>0.1739575</text:p>
          </table:table-cell>
          <table:table-cell office:value-type="float" office:value="0.1851962" calcext:value-type="float">
            <text:p>0.1851962</text:p>
          </table:table-cell>
          <table:table-cell office:value-type="float" office:value="0.189163" calcext:value-type="float">
            <text:p>0.189163</text:p>
          </table:table-cell>
          <table:table-cell office:value-type="float" office:value="0" calcext:value-type="float">
            <text:p>0</text:p>
          </table:table-cell>
          <table:table-cell office:value-type="float" office:value="52.16873" calcext:value-type="float">
            <text:p>52.16873</text:p>
          </table:table-cell>
          <table:table-cell office:value-type="float" office:value="51.74128" calcext:value-type="float">
            <text:p>51.74128</text:p>
          </table:table-cell>
          <table:table-cell office:value-type="float" office:value="41.41626" calcext:value-type="float">
            <text:p>41.41626</text:p>
          </table:table-cell>
          <table:table-cell office:value-type="float" office:value="10.955" calcext:value-type="float">
            <text:p>10.955</text:p>
          </table:table-cell>
          <table:table-cell office:value-type="float" office:value="8.508847" calcext:value-type="float">
            <text:p>8.508847</text:p>
          </table:table-cell>
          <table:table-cell office:value-type="float" office:value="3.054827" calcext:value-type="float">
            <text:p>3.054827</text:p>
          </table:table-cell>
          <table:table-cell office:value-type="float" office:value="2.875545" calcext:value-type="float">
            <text:p>2.875545</text:p>
          </table:table-cell>
          <table:table-cell office:value-type="float" office:value="5.690333" calcext:value-type="float">
            <text:p>5.690333</text:p>
          </table:table-cell>
          <table:table-cell office:value-type="float" office:value="8.312407" calcext:value-type="float">
            <text:p>8.312407</text:p>
          </table:table-cell>
          <table:table-cell office:value-type="float" office:value="9.608377" calcext:value-type="float">
            <text:p>9.608377</text:p>
          </table:table-cell>
          <table:table-cell office:value-type="float" office:value="9.945057" calcext:value-type="float">
            <text:p>9.945057</text:p>
          </table:table-cell>
          <table:table-cell office:value-type="float" office:value="10.61875" calcext:value-type="float">
            <text:p>10.61875</text:p>
          </table:table-cell>
          <table:table-cell office:value-type="float" office:value="11.72678" calcext:value-type="float">
            <text:p>11.72678</text:p>
          </table:table-cell>
          <table:table-cell office:value-type="float" office:value="12.09742" calcext:value-type="float">
            <text:p>12.09742</text:p>
          </table:table-cell>
          <table:table-cell office:value-type="float" office:value="0" calcext:value-type="float">
            <text:p>0</text:p>
          </table:table-cell>
          <table:table-cell office:value-type="float" office:value="136.5197" calcext:value-type="float">
            <text:p>136.51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5" calcext:value-type="float">
            <text:p>8092005</text:p>
          </table:table-cell>
          <table:table-cell office:value-type="float" office:value="1.090891" calcext:value-type="float">
            <text:p>1.090891</text:p>
          </table:table-cell>
          <table:table-cell office:value-type="float" office:value="134.8307" calcext:value-type="float">
            <text:p>134.83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5243" calcext:value-type="float">
            <text:p>41.5243</text:p>
          </table:table-cell>
          <table:table-cell office:value-type="float" office:value="0.08170476" calcext:value-type="float">
            <text:p>0.08170476</text:p>
          </table:table-cell>
          <table:table-cell office:value-type="float" office:value="0.00082635" calcext:value-type="float">
            <text:p>0.00082635</text:p>
          </table:table-cell>
          <table:table-cell office:value-type="float" office:value="0.118825" calcext:value-type="float">
            <text:p>0.118825</text:p>
          </table:table-cell>
          <table:table-cell office:value-type="float" office:value="0.01581248" calcext:value-type="float">
            <text:p>0.01581248</text:p>
          </table:table-cell>
          <table:table-cell office:value-type="float" office:value="1168.742" calcext:value-type="float">
            <text:p>1168.742</text:p>
          </table:table-cell>
          <table:table-cell office:value-type="float" office:value="1.117895" calcext:value-type="float">
            <text:p>1.117895</text:p>
          </table:table-cell>
          <table:table-cell office:value-type="float" office:value="0" calcext:value-type="float">
            <text:p>0</text:p>
          </table:table-cell>
          <table:table-cell office:value-type="float" office:value="0.492672" calcext:value-type="float">
            <text:p>0.492672</text:p>
          </table:table-cell>
          <table:table-cell office:value-type="float" office:value="0.4979631" calcext:value-type="float">
            <text:p>0.4979631</text:p>
          </table:table-cell>
          <table:table-cell office:value-type="float" office:value="0.4064116" calcext:value-type="float">
            <text:p>0.4064116</text:p>
          </table:table-cell>
          <table:table-cell office:value-type="float" office:value="0.1193199" calcext:value-type="float">
            <text:p>0.1193199</text:p>
          </table:table-cell>
          <table:table-cell office:value-type="float" office:value="0.100182" calcext:value-type="float">
            <text:p>0.100182</text:p>
          </table:table-cell>
          <table:table-cell office:value-type="float" office:value="0.04380484" calcext:value-type="float">
            <text:p>0.04380484</text:p>
          </table:table-cell>
          <table:table-cell office:value-type="float" office:value="0.04216346" calcext:value-type="float">
            <text:p>0.04216346</text:p>
          </table:table-cell>
          <table:table-cell office:value-type="float" office:value="0.0899715" calcext:value-type="float">
            <text:p>0.0899715</text:p>
          </table:table-cell>
          <table:table-cell office:value-type="float" office:value="0.15431" calcext:value-type="float">
            <text:p>0.15431</text:p>
          </table:table-cell>
          <table:table-cell office:value-type="float" office:value="0.1650757" calcext:value-type="float">
            <text:p>0.1650757</text:p>
          </table:table-cell>
          <table:table-cell office:value-type="float" office:value="0.1666948" calcext:value-type="float">
            <text:p>0.1666948</text:p>
          </table:table-cell>
          <table:table-cell office:value-type="float" office:value="0.1739884" calcext:value-type="float">
            <text:p>0.1739884</text:p>
          </table:table-cell>
          <table:table-cell office:value-type="float" office:value="0.1852222" calcext:value-type="float">
            <text:p>0.1852222</text:p>
          </table:table-cell>
          <table:table-cell office:value-type="float" office:value="0.1891847" calcext:value-type="float">
            <text:p>0.1891847</text:p>
          </table:table-cell>
          <table:table-cell office:value-type="float" office:value="0" calcext:value-type="float">
            <text:p>0</text:p>
          </table:table-cell>
          <table:table-cell office:value-type="float" office:value="52.20013" calcext:value-type="float">
            <text:p>52.20013</text:p>
          </table:table-cell>
          <table:table-cell office:value-type="float" office:value="51.73583" calcext:value-type="float">
            <text:p>51.73583</text:p>
          </table:table-cell>
          <table:table-cell office:value-type="float" office:value="41.42043" calcext:value-type="float">
            <text:p>41.42043</text:p>
          </table:table-cell>
          <table:table-cell office:value-type="float" office:value="10.96229" calcext:value-type="float">
            <text:p>10.96229</text:p>
          </table:table-cell>
          <table:table-cell office:value-type="float" office:value="8.517903" calcext:value-type="float">
            <text:p>8.517903</text:p>
          </table:table-cell>
          <table:table-cell office:value-type="float" office:value="3.058635" calcext:value-type="float">
            <text:p>3.058635</text:p>
          </table:table-cell>
          <table:table-cell office:value-type="float" office:value="2.878621" calcext:value-type="float">
            <text:p>2.878621</text:p>
          </table:table-cell>
          <table:table-cell office:value-type="float" office:value="5.695539" calcext:value-type="float">
            <text:p>5.695539</text:p>
          </table:table-cell>
          <table:table-cell office:value-type="float" office:value="8.319081" calcext:value-type="float">
            <text:p>8.319081</text:p>
          </table:table-cell>
          <table:table-cell office:value-type="float" office:value="9.613236" calcext:value-type="float">
            <text:p>9.613236</text:p>
          </table:table-cell>
          <table:table-cell office:value-type="float" office:value="9.949469" calcext:value-type="float">
            <text:p>9.949469</text:p>
          </table:table-cell>
          <table:table-cell office:value-type="float" office:value="10.6224" calcext:value-type="float">
            <text:p>10.6224</text:p>
          </table:table-cell>
          <table:table-cell office:value-type="float" office:value="11.7291" calcext:value-type="float">
            <text:p>11.7291</text:p>
          </table:table-cell>
          <table:table-cell office:value-type="float" office:value="12.0995" calcext:value-type="float">
            <text:p>12.0995</text:p>
          </table:table-cell>
          <table:table-cell office:value-type="float" office:value="0" calcext:value-type="float">
            <text:p>0</text:p>
          </table:table-cell>
          <table:table-cell office:value-type="float" office:value="154.175" calcext:value-type="float">
            <text:p>154.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5" calcext:value-type="float">
            <text:p>9092005</text:p>
          </table:table-cell>
          <table:table-cell office:value-type="float" office:value="1.082777" calcext:value-type="float">
            <text:p>1.082777</text:p>
          </table:table-cell>
          <table:table-cell office:value-type="float" office:value="134.8221" calcext:value-type="float">
            <text:p>134.82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54171" calcext:value-type="float">
            <text:p>41.54171</text:p>
          </table:table-cell>
          <table:table-cell office:value-type="float" office:value="0.08170476" calcext:value-type="float">
            <text:p>0.08170476</text:p>
          </table:table-cell>
          <table:table-cell office:value-type="float" office:value="0.0008263756" calcext:value-type="float">
            <text:p>0.0008263756</text:p>
          </table:table-cell>
          <table:table-cell office:value-type="float" office:value="0.118825" calcext:value-type="float">
            <text:p>0.118825</text:p>
          </table:table-cell>
          <table:table-cell office:value-type="float" office:value="0.01582532" calcext:value-type="float">
            <text:p>0.01582532</text:p>
          </table:table-cell>
          <table:table-cell office:value-type="float" office:value="1168.74" calcext:value-type="float">
            <text:p>1168.74</text:p>
          </table:table-cell>
          <table:table-cell office:value-type="float" office:value="1.110977" calcext:value-type="float">
            <text:p>1.110977</text:p>
          </table:table-cell>
          <table:table-cell office:value-type="float" office:value="0" calcext:value-type="float">
            <text:p>0</text:p>
          </table:table-cell>
          <table:table-cell office:value-type="float" office:value="0.4690652" calcext:value-type="float">
            <text:p>0.4690652</text:p>
          </table:table-cell>
          <table:table-cell office:value-type="float" office:value="0.5309598" calcext:value-type="float">
            <text:p>0.5309598</text:p>
          </table:table-cell>
          <table:table-cell office:value-type="float" office:value="0.4282713" calcext:value-type="float">
            <text:p>0.4282713</text:p>
          </table:table-cell>
          <table:table-cell office:value-type="float" office:value="0.1266425" calcext:value-type="float">
            <text:p>0.1266425</text:p>
          </table:table-cell>
          <table:table-cell office:value-type="float" office:value="0.106498" calcext:value-type="float">
            <text:p>0.106498</text:p>
          </table:table-cell>
          <table:table-cell office:value-type="float" office:value="0.04589667" calcext:value-type="float">
            <text:p>0.04589667</text:p>
          </table:table-cell>
          <table:table-cell office:value-type="float" office:value="0.04298831" calcext:value-type="float">
            <text:p>0.04298831</text:p>
          </table:table-cell>
          <table:table-cell office:value-type="float" office:value="0.09025357" calcext:value-type="float">
            <text:p>0.09025357</text:p>
          </table:table-cell>
          <table:table-cell office:value-type="float" office:value="0.1543255" calcext:value-type="float">
            <text:p>0.1543255</text:p>
          </table:table-cell>
          <table:table-cell office:value-type="float" office:value="0.1651091" calcext:value-type="float">
            <text:p>0.1651091</text:p>
          </table:table-cell>
          <table:table-cell office:value-type="float" office:value="0.1667398" calcext:value-type="float">
            <text:p>0.1667398</text:p>
          </table:table-cell>
          <table:table-cell office:value-type="float" office:value="0.174023" calcext:value-type="float">
            <text:p>0.174023</text:p>
          </table:table-cell>
          <table:table-cell office:value-type="float" office:value="0.1852481" calcext:value-type="float">
            <text:p>0.1852481</text:p>
          </table:table-cell>
          <table:table-cell office:value-type="float" office:value="0.1892063" calcext:value-type="float">
            <text:p>0.1892063</text:p>
          </table:table-cell>
          <table:table-cell office:value-type="float" office:value="0" calcext:value-type="float">
            <text:p>0</text:p>
          </table:table-cell>
          <table:table-cell office:value-type="float" office:value="52.22536" calcext:value-type="float">
            <text:p>52.22536</text:p>
          </table:table-cell>
          <table:table-cell office:value-type="float" office:value="51.74544" calcext:value-type="float">
            <text:p>51.74544</text:p>
          </table:table-cell>
          <table:table-cell office:value-type="float" office:value="41.4348" calcext:value-type="float">
            <text:p>41.4348</text:p>
          </table:table-cell>
          <table:table-cell office:value-type="float" office:value="10.97284" calcext:value-type="float">
            <text:p>10.97284</text:p>
          </table:table-cell>
          <table:table-cell office:value-type="float" office:value="8.529544" calcext:value-type="float">
            <text:p>8.529544</text:p>
          </table:table-cell>
          <table:table-cell office:value-type="float" office:value="3.062936" calcext:value-type="float">
            <text:p>3.062936</text:p>
          </table:table-cell>
          <table:table-cell office:value-type="float" office:value="2.88184" calcext:value-type="float">
            <text:p>2.88184</text:p>
          </table:table-cell>
          <table:table-cell office:value-type="float" office:value="5.700756" calcext:value-type="float">
            <text:p>5.700756</text:p>
          </table:table-cell>
          <table:table-cell office:value-type="float" office:value="8.325754" calcext:value-type="float">
            <text:p>8.325754</text:p>
          </table:table-cell>
          <table:table-cell office:value-type="float" office:value="9.618073" calcext:value-type="float">
            <text:p>9.618073</text:p>
          </table:table-cell>
          <table:table-cell office:value-type="float" office:value="9.95388" calcext:value-type="float">
            <text:p>9.95388</text:p>
          </table:table-cell>
          <table:table-cell office:value-type="float" office:value="10.62604" calcext:value-type="float">
            <text:p>10.62604</text:p>
          </table:table-cell>
          <table:table-cell office:value-type="float" office:value="11.73143" calcext:value-type="float">
            <text:p>11.73143</text:p>
          </table:table-cell>
          <table:table-cell office:value-type="float" office:value="12.1016" calcext:value-type="float">
            <text:p>12.1016</text:p>
          </table:table-cell>
          <table:table-cell office:value-type="float" office:value="0" calcext:value-type="float">
            <text:p>0</text:p>
          </table:table-cell>
          <table:table-cell office:value-type="float" office:value="170.5798" calcext:value-type="float">
            <text:p>170.57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5" calcext:value-type="float">
            <text:p>10092005</text:p>
          </table:table-cell>
          <table:table-cell office:value-type="float" office:value="1.07448" calcext:value-type="float">
            <text:p>1.07448</text:p>
          </table:table-cell>
          <table:table-cell office:value-type="float" office:value="134.8129" calcext:value-type="float">
            <text:p>134.81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55994" calcext:value-type="float">
            <text:p>41.55994</text:p>
          </table:table-cell>
          <table:table-cell office:value-type="float" office:value="0.08170476" calcext:value-type="float">
            <text:p>0.08170476</text:p>
          </table:table-cell>
          <table:table-cell office:value-type="float" office:value="0.0008264091" calcext:value-type="float">
            <text:p>0.0008264091</text:p>
          </table:table-cell>
          <table:table-cell office:value-type="float" office:value="0.118825" calcext:value-type="float">
            <text:p>0.118825</text:p>
          </table:table-cell>
          <table:table-cell office:value-type="float" office:value="0.01583862" calcext:value-type="float">
            <text:p>0.01583862</text:p>
          </table:table-cell>
          <table:table-cell office:value-type="float" office:value="1168.738" calcext:value-type="float">
            <text:p>1168.738</text:p>
          </table:table-cell>
          <table:table-cell office:value-type="float" office:value="1.103185" calcext:value-type="float">
            <text:p>1.103185</text:p>
          </table:table-cell>
          <table:table-cell office:value-type="float" office:value="0" calcext:value-type="float">
            <text:p>0</text:p>
          </table:table-cell>
          <table:table-cell office:value-type="float" office:value="0.436513" calcext:value-type="float">
            <text:p>0.436513</text:p>
          </table:table-cell>
          <table:table-cell office:value-type="float" office:value="0.5406555" calcext:value-type="float">
            <text:p>0.5406555</text:p>
          </table:table-cell>
          <table:table-cell office:value-type="float" office:value="0.4392302" calcext:value-type="float">
            <text:p>0.4392302</text:p>
          </table:table-cell>
          <table:table-cell office:value-type="float" office:value="0.1310411" calcext:value-type="float">
            <text:p>0.1310411</text:p>
          </table:table-cell>
          <table:table-cell office:value-type="float" office:value="0.1105007" calcext:value-type="float">
            <text:p>0.1105007</text:p>
          </table:table-cell>
          <table:table-cell office:value-type="float" office:value="0.04742863" calcext:value-type="float">
            <text:p>0.04742863</text:p>
          </table:table-cell>
          <table:table-cell office:value-type="float" office:value="0.04370296" calcext:value-type="float">
            <text:p>0.04370296</text:p>
          </table:table-cell>
          <table:table-cell office:value-type="float" office:value="0.09067912" calcext:value-type="float">
            <text:p>0.09067912</text:p>
          </table:table-cell>
          <table:table-cell office:value-type="float" office:value="0.1544338" calcext:value-type="float">
            <text:p>0.1544338</text:p>
          </table:table-cell>
          <table:table-cell office:value-type="float" office:value="0.1651489" calcext:value-type="float">
            <text:p>0.1651489</text:p>
          </table:table-cell>
          <table:table-cell office:value-type="float" office:value="0.1667843" calcext:value-type="float">
            <text:p>0.1667843</text:p>
          </table:table-cell>
          <table:table-cell office:value-type="float" office:value="0.1740587" calcext:value-type="float">
            <text:p>0.1740587</text:p>
          </table:table-cell>
          <table:table-cell office:value-type="float" office:value="0.1852736" calcext:value-type="float">
            <text:p>0.1852736</text:p>
          </table:table-cell>
          <table:table-cell office:value-type="float" office:value="0.189228" calcext:value-type="float">
            <text:p>0.189228</text:p>
          </table:table-cell>
          <table:table-cell office:value-type="float" office:value="0" calcext:value-type="float">
            <text:p>0</text:p>
          </table:table-cell>
          <table:table-cell office:value-type="float" office:value="52.24654" calcext:value-type="float">
            <text:p>52.24654</text:p>
          </table:table-cell>
          <table:table-cell office:value-type="float" office:value="51.76291" calcext:value-type="float">
            <text:p>51.76291</text:p>
          </table:table-cell>
          <table:table-cell office:value-type="float" office:value="41.45507" calcext:value-type="float">
            <text:p>41.45507</text:p>
          </table:table-cell>
          <table:table-cell office:value-type="float" office:value="10.98551" calcext:value-type="float">
            <text:p>10.98551</text:p>
          </table:table-cell>
          <table:table-cell office:value-type="float" office:value="8.543132" calcext:value-type="float">
            <text:p>8.543132</text:p>
          </table:table-cell>
          <table:table-cell office:value-type="float" office:value="3.067671" calcext:value-type="float">
            <text:p>3.067671</text:p>
          </table:table-cell>
          <table:table-cell office:value-type="float" office:value="2.885232" calcext:value-type="float">
            <text:p>2.885232</text:p>
          </table:table-cell>
          <table:table-cell office:value-type="float" office:value="5.706043" calcext:value-type="float">
            <text:p>5.706043</text:p>
          </table:table-cell>
          <table:table-cell office:value-type="float" office:value="8.332428" calcext:value-type="float">
            <text:p>8.332428</text:p>
          </table:table-cell>
          <table:table-cell office:value-type="float" office:value="9.622857" calcext:value-type="float">
            <text:p>9.622857</text:p>
          </table:table-cell>
          <table:table-cell office:value-type="float" office:value="9.958293" calcext:value-type="float">
            <text:p>9.958293</text:p>
          </table:table-cell>
          <table:table-cell office:value-type="float" office:value="10.62969" calcext:value-type="float">
            <text:p>10.62969</text:p>
          </table:table-cell>
          <table:table-cell office:value-type="float" office:value="11.73375" calcext:value-type="float">
            <text:p>11.73375</text:p>
          </table:table-cell>
          <table:table-cell office:value-type="float" office:value="12.10367" calcext:value-type="float">
            <text:p>12.10367</text:p>
          </table:table-cell>
          <table:table-cell office:value-type="float" office:value="0" calcext:value-type="float">
            <text:p>0</text:p>
          </table:table-cell>
          <table:table-cell office:value-type="float" office:value="174.8626" calcext:value-type="float">
            <text:p>174.86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5" calcext:value-type="float">
            <text:p>11092005</text:p>
          </table:table-cell>
          <table:table-cell office:value-type="float" office:value="1.067547" calcext:value-type="float">
            <text:p>1.067547</text:p>
          </table:table-cell>
          <table:table-cell office:value-type="float" office:value="134.8042" calcext:value-type="float">
            <text:p>134.804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57787" calcext:value-type="float">
            <text:p>41.57787</text:p>
          </table:table-cell>
          <table:table-cell office:value-type="float" office:value="0.08170476" calcext:value-type="float">
            <text:p>0.08170476</text:p>
          </table:table-cell>
          <table:table-cell office:value-type="float" office:value="0.0008264427" calcext:value-type="float">
            <text:p>0.0008264427</text:p>
          </table:table-cell>
          <table:table-cell office:value-type="float" office:value="0.118825" calcext:value-type="float">
            <text:p>0.118825</text:p>
          </table:table-cell>
          <table:table-cell office:value-type="float" office:value="0.01585241" calcext:value-type="float">
            <text:p>0.01585241</text:p>
          </table:table-cell>
          <table:table-cell office:value-type="float" office:value="1168.737" calcext:value-type="float">
            <text:p>1168.737</text:p>
          </table:table-cell>
          <table:table-cell office:value-type="float" office:value="1.100804" calcext:value-type="float">
            <text:p>1.100804</text:p>
          </table:table-cell>
          <table:table-cell office:value-type="float" office:value="0" calcext:value-type="float">
            <text:p>0</text:p>
          </table:table-cell>
          <table:table-cell office:value-type="float" office:value="0.3828955" calcext:value-type="float">
            <text:p>0.3828955</text:p>
          </table:table-cell>
          <table:table-cell office:value-type="float" office:value="0.5003394" calcext:value-type="float">
            <text:p>0.5003394</text:p>
          </table:table-cell>
          <table:table-cell office:value-type="float" office:value="0.422451" calcext:value-type="float">
            <text:p>0.422451</text:p>
          </table:table-cell>
          <table:table-cell office:value-type="float" office:value="0.1286878" calcext:value-type="float">
            <text:p>0.1286878</text:p>
          </table:table-cell>
          <table:table-cell office:value-type="float" office:value="0.109651" calcext:value-type="float">
            <text:p>0.109651</text:p>
          </table:table-cell>
          <table:table-cell office:value-type="float" office:value="0.04784841" calcext:value-type="float">
            <text:p>0.04784841</text:p>
          </table:table-cell>
          <table:table-cell office:value-type="float" office:value="0.04406955" calcext:value-type="float">
            <text:p>0.04406955</text:p>
          </table:table-cell>
          <table:table-cell office:value-type="float" office:value="0.09107298" calcext:value-type="float">
            <text:p>0.09107298</text:p>
          </table:table-cell>
          <table:table-cell office:value-type="float" office:value="0.1545997" calcext:value-type="float">
            <text:p>0.1545997</text:p>
          </table:table-cell>
          <table:table-cell office:value-type="float" office:value="0.1652" calcext:value-type="float">
            <text:p>0.1652</text:p>
          </table:table-cell>
          <table:table-cell office:value-type="float" office:value="0.1668294" calcext:value-type="float">
            <text:p>0.1668294</text:p>
          </table:table-cell>
          <table:table-cell office:value-type="float" office:value="0.1740939" calcext:value-type="float">
            <text:p>0.1740939</text:p>
          </table:table-cell>
          <table:table-cell office:value-type="float" office:value="0.1852996" calcext:value-type="float">
            <text:p>0.1852996</text:p>
          </table:table-cell>
          <table:table-cell office:value-type="float" office:value="0.1892496" calcext:value-type="float">
            <text:p>0.1892496</text:p>
          </table:table-cell>
          <table:table-cell office:value-type="float" office:value="0" calcext:value-type="float">
            <text:p>0</text:p>
          </table:table-cell>
          <table:table-cell office:value-type="float" office:value="52.26075" calcext:value-type="float">
            <text:p>52.26075</text:p>
          </table:table-cell>
          <table:table-cell office:value-type="float" office:value="51.77297" calcext:value-type="float">
            <text:p>51.77297</text:p>
          </table:table-cell>
          <table:table-cell office:value-type="float" office:value="41.47432" calcext:value-type="float">
            <text:p>41.47432</text:p>
          </table:table-cell>
          <table:table-cell office:value-type="float" office:value="10.99883" calcext:value-type="float">
            <text:p>10.99883</text:p>
          </table:table-cell>
          <table:table-cell office:value-type="float" office:value="8.557387" calcext:value-type="float">
            <text:p>8.557387</text:p>
          </table:table-cell>
          <table:table-cell office:value-type="float" office:value="3.072678" calcext:value-type="float">
            <text:p>3.072678</text:p>
          </table:table-cell>
          <table:table-cell office:value-type="float" office:value="2.88874" calcext:value-type="float">
            <text:p>2.88874</text:p>
          </table:table-cell>
          <table:table-cell office:value-type="float" office:value="5.711426" calcext:value-type="float">
            <text:p>5.711426</text:p>
          </table:table-cell>
          <table:table-cell office:value-type="float" office:value="8.339102" calcext:value-type="float">
            <text:p>8.339102</text:p>
          </table:table-cell>
          <table:table-cell office:value-type="float" office:value="9.627644" calcext:value-type="float">
            <text:p>9.627644</text:p>
          </table:table-cell>
          <table:table-cell office:value-type="float" office:value="9.962705" calcext:value-type="float">
            <text:p>9.962705</text:p>
          </table:table-cell>
          <table:table-cell office:value-type="float" office:value="10.63333" calcext:value-type="float">
            <text:p>10.63333</text:p>
          </table:table-cell>
          <table:table-cell office:value-type="float" office:value="11.73608" calcext:value-type="float">
            <text:p>11.73608</text:p>
          </table:table-cell>
          <table:table-cell office:value-type="float" office:value="12.10575" calcext:value-type="float">
            <text:p>12.10575</text:p>
          </table:table-cell>
          <table:table-cell office:value-type="float" office:value="0" calcext:value-type="float">
            <text:p>0</text:p>
          </table:table-cell>
          <table:table-cell office:value-type="float" office:value="160.8668" calcext:value-type="float">
            <text:p>160.86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5" calcext:value-type="float">
            <text:p>12092005</text:p>
          </table:table-cell>
          <table:table-cell office:value-type="float" office:value="1.060016" calcext:value-type="float">
            <text:p>1.060016</text:p>
          </table:table-cell>
          <table:table-cell office:value-type="float" office:value="134.795" calcext:value-type="float">
            <text:p>134.7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59556" calcext:value-type="float">
            <text:p>41.59556</text:p>
          </table:table-cell>
          <table:table-cell office:value-type="float" office:value="0.08170476" calcext:value-type="float">
            <text:p>0.08170476</text:p>
          </table:table-cell>
          <table:table-cell office:value-type="float" office:value="0.0008264762" calcext:value-type="float">
            <text:p>0.0008264762</text:p>
          </table:table-cell>
          <table:table-cell office:value-type="float" office:value="0.118825" calcext:value-type="float">
            <text:p>0.118825</text:p>
          </table:table-cell>
          <table:table-cell office:value-type="float" office:value="0.01586667" calcext:value-type="float">
            <text:p>0.01586667</text:p>
          </table:table-cell>
          <table:table-cell office:value-type="float" office:value="1168.735" calcext:value-type="float">
            <text:p>1168.735</text:p>
          </table:table-cell>
          <table:table-cell office:value-type="float" office:value="1.095965" calcext:value-type="float">
            <text:p>1.095965</text:p>
          </table:table-cell>
          <table:table-cell office:value-type="float" office:value="0" calcext:value-type="float">
            <text:p>0</text:p>
          </table:table-cell>
          <table:table-cell office:value-type="float" office:value="0.3877247" calcext:value-type="float">
            <text:p>0.3877247</text:p>
          </table:table-cell>
          <table:table-cell office:value-type="float" office:value="0.5136477" calcext:value-type="float">
            <text:p>0.5136477</text:p>
          </table:table-cell>
          <table:table-cell office:value-type="float" office:value="0.4297437" calcext:value-type="float">
            <text:p>0.4297437</text:p>
          </table:table-cell>
          <table:table-cell office:value-type="float" office:value="0.1308948" calcext:value-type="float">
            <text:p>0.1308948</text:p>
          </table:table-cell>
          <table:table-cell office:value-type="float" office:value="0.1112216" calcext:value-type="float">
            <text:p>0.1112216</text:p>
          </table:table-cell>
          <table:table-cell office:value-type="float" office:value="0.04827456" calcext:value-type="float">
            <text:p>0.04827456</text:p>
          </table:table-cell>
          <table:table-cell office:value-type="float" office:value="0.04427297" calcext:value-type="float">
            <text:p>0.04427297</text:p>
          </table:table-cell>
          <table:table-cell office:value-type="float" office:value="0.09131832" calcext:value-type="float">
            <text:p>0.09131832</text:p>
          </table:table-cell>
          <table:table-cell office:value-type="float" office:value="0.1547745" calcext:value-type="float">
            <text:p>0.1547745</text:p>
          </table:table-cell>
          <table:table-cell office:value-type="float" office:value="0.1652613" calcext:value-type="float">
            <text:p>0.1652613</text:p>
          </table:table-cell>
          <table:table-cell office:value-type="float" office:value="0.166876" calcext:value-type="float">
            <text:p>0.166876</text:p>
          </table:table-cell>
          <table:table-cell office:value-type="float" office:value="0.1741302" calcext:value-type="float">
            <text:p>0.1741302</text:p>
          </table:table-cell>
          <table:table-cell office:value-type="float" office:value="0.1853256" calcext:value-type="float">
            <text:p>0.1853256</text:p>
          </table:table-cell>
          <table:table-cell office:value-type="float" office:value="0.1892713" calcext:value-type="float">
            <text:p>0.1892713</text:p>
          </table:table-cell>
          <table:table-cell office:value-type="float" office:value="0" calcext:value-type="float">
            <text:p>0</text:p>
          </table:table-cell>
          <table:table-cell office:value-type="float" office:value="52.27282" calcext:value-type="float">
            <text:p>52.27282</text:p>
          </table:table-cell>
          <table:table-cell office:value-type="float" office:value="51.77938" calcext:value-type="float">
            <text:p>51.77938</text:p>
          </table:table-cell>
          <table:table-cell office:value-type="float" office:value="41.49171" calcext:value-type="float">
            <text:p>41.49171</text:p>
          </table:table-cell>
          <table:table-cell office:value-type="float" office:value="11.01182" calcext:value-type="float">
            <text:p>11.01182</text:p>
          </table:table-cell>
          <table:table-cell office:value-type="float" office:value="8.571637" calcext:value-type="float">
            <text:p>8.571637</text:p>
          </table:table-cell>
          <table:table-cell office:value-type="float" office:value="3.077721" calcext:value-type="float">
            <text:p>3.077721</text:p>
          </table:table-cell>
          <table:table-cell office:value-type="float" office:value="2.892283" calcext:value-type="float">
            <text:p>2.892283</text:p>
          </table:table-cell>
          <table:table-cell office:value-type="float" office:value="5.716862" calcext:value-type="float">
            <text:p>5.716862</text:p>
          </table:table-cell>
          <table:table-cell office:value-type="float" office:value="8.345775" calcext:value-type="float">
            <text:p>8.345775</text:p>
          </table:table-cell>
          <table:table-cell office:value-type="float" office:value="9.632424" calcext:value-type="float">
            <text:p>9.632424</text:p>
          </table:table-cell>
          <table:table-cell office:value-type="float" office:value="9.967116" calcext:value-type="float">
            <text:p>9.967116</text:p>
          </table:table-cell>
          <table:table-cell office:value-type="float" office:value="10.63698" calcext:value-type="float">
            <text:p>10.63698</text:p>
          </table:table-cell>
          <table:table-cell office:value-type="float" office:value="11.73841" calcext:value-type="float">
            <text:p>11.73841</text:p>
          </table:table-cell>
          <table:table-cell office:value-type="float" office:value="12.10783" calcext:value-type="float">
            <text:p>12.10783</text:p>
          </table:table-cell>
          <table:table-cell office:value-type="float" office:value="0" calcext:value-type="float">
            <text:p>0</text:p>
          </table:table-cell>
          <table:table-cell office:value-type="float" office:value="165.0946" calcext:value-type="float">
            <text:p>165.09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5" calcext:value-type="float">
            <text:p>13092005</text:p>
          </table:table-cell>
          <table:table-cell office:value-type="float" office:value="1.053654" calcext:value-type="float">
            <text:p>1.053654</text:p>
          </table:table-cell>
          <table:table-cell office:value-type="float" office:value="134.7862" calcext:value-type="float">
            <text:p>134.786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61305" calcext:value-type="float">
            <text:p>41.61305</text:p>
          </table:table-cell>
          <table:table-cell office:value-type="float" office:value="0.08170476" calcext:value-type="float">
            <text:p>0.08170476</text:p>
          </table:table-cell>
          <table:table-cell office:value-type="float" office:value="0.0008265097" calcext:value-type="float">
            <text:p>0.0008265097</text:p>
          </table:table-cell>
          <table:table-cell office:value-type="float" office:value="0.118825" calcext:value-type="float">
            <text:p>0.118825</text:p>
          </table:table-cell>
          <table:table-cell office:value-type="float" office:value="0.01588134" calcext:value-type="float">
            <text:p>0.01588134</text:p>
          </table:table-cell>
          <table:table-cell office:value-type="float" office:value="1168.733" calcext:value-type="float">
            <text:p>1168.733</text:p>
          </table:table-cell>
          <table:table-cell office:value-type="float" office:value="1.094606" calcext:value-type="float">
            <text:p>1.094606</text:p>
          </table:table-cell>
          <table:table-cell office:value-type="float" office:value="0" calcext:value-type="float">
            <text:p>0</text:p>
          </table:table-cell>
          <table:table-cell office:value-type="float" office:value="0.3452129" calcext:value-type="float">
            <text:p>0.3452129</text:p>
          </table:table-cell>
          <table:table-cell office:value-type="float" office:value="0.478777" calcext:value-type="float">
            <text:p>0.478777</text:p>
          </table:table-cell>
          <table:table-cell office:value-type="float" office:value="0.4095482" calcext:value-type="float">
            <text:p>0.4095482</text:p>
          </table:table-cell>
          <table:table-cell office:value-type="float" office:value="0.1264294" calcext:value-type="float">
            <text:p>0.1264294</text:p>
          </table:table-cell>
          <table:table-cell office:value-type="float" office:value="0.1085438" calcext:value-type="float">
            <text:p>0.1085438</text:p>
          </table:table-cell>
          <table:table-cell office:value-type="float" office:value="0.04811239" calcext:value-type="float">
            <text:p>0.04811239</text:p>
          </table:table-cell>
          <table:table-cell office:value-type="float" office:value="0.04436158" calcext:value-type="float">
            <text:p>0.04436158</text:p>
          </table:table-cell>
          <table:table-cell office:value-type="float" office:value="0.09154002" calcext:value-type="float">
            <text:p>0.09154002</text:p>
          </table:table-cell>
          <table:table-cell office:value-type="float" office:value="0.154944" calcext:value-type="float">
            <text:p>0.154944</text:p>
          </table:table-cell>
          <table:table-cell office:value-type="float" office:value="0.1653291" calcext:value-type="float">
            <text:p>0.1653291</text:p>
          </table:table-cell>
          <table:table-cell office:value-type="float" office:value="0.1669244" calcext:value-type="float">
            <text:p>0.1669244</text:p>
          </table:table-cell>
          <table:table-cell office:value-type="float" office:value="0.1741658" calcext:value-type="float">
            <text:p>0.1741658</text:p>
          </table:table-cell>
          <table:table-cell office:value-type="float" office:value="0.1853514" calcext:value-type="float">
            <text:p>0.1853514</text:p>
          </table:table-cell>
          <table:table-cell office:value-type="float" office:value="0.1892929" calcext:value-type="float">
            <text:p>0.1892929</text:p>
          </table:table-cell>
          <table:table-cell office:value-type="float" office:value="0" calcext:value-type="float">
            <text:p>0</text:p>
          </table:table-cell>
          <table:table-cell office:value-type="float" office:value="52.28149" calcext:value-type="float">
            <text:p>52.28149</text:p>
          </table:table-cell>
          <table:table-cell office:value-type="float" office:value="51.78219" calcext:value-type="float">
            <text:p>51.78219</text:p>
          </table:table-cell>
          <table:table-cell office:value-type="float" office:value="41.50788" calcext:value-type="float">
            <text:p>41.50788</text:p>
          </table:table-cell>
          <table:table-cell office:value-type="float" office:value="11.02484" calcext:value-type="float">
            <text:p>11.02484</text:p>
          </table:table-cell>
          <table:table-cell office:value-type="float" office:value="8.586167" calcext:value-type="float">
            <text:p>8.586167</text:p>
          </table:table-cell>
          <table:table-cell office:value-type="float" office:value="3.082865" calcext:value-type="float">
            <text:p>3.082865</text:p>
          </table:table-cell>
          <table:table-cell office:value-type="float" office:value="2.89587" calcext:value-type="float">
            <text:p>2.89587</text:p>
          </table:table-cell>
          <table:table-cell office:value-type="float" office:value="5.722342" calcext:value-type="float">
            <text:p>5.722342</text:p>
          </table:table-cell>
          <table:table-cell office:value-type="float" office:value="8.352448" calcext:value-type="float">
            <text:p>8.352448</text:p>
          </table:table-cell>
          <table:table-cell office:value-type="float" office:value="9.637211" calcext:value-type="float">
            <text:p>9.637211</text:p>
          </table:table-cell>
          <table:table-cell office:value-type="float" office:value="9.971528" calcext:value-type="float">
            <text:p>9.971528</text:p>
          </table:table-cell>
          <table:table-cell office:value-type="float" office:value="10.64062" calcext:value-type="float">
            <text:p>10.64062</text:p>
          </table:table-cell>
          <table:table-cell office:value-type="float" office:value="11.74073" calcext:value-type="float">
            <text:p>11.74073</text:p>
          </table:table-cell>
          <table:table-cell office:value-type="float" office:value="12.10991" calcext:value-type="float">
            <text:p>12.10991</text:p>
          </table:table-cell>
          <table:table-cell office:value-type="float" office:value="0" calcext:value-type="float">
            <text:p>0</text:p>
          </table:table-cell>
          <table:table-cell office:value-type="float" office:value="150.7863" calcext:value-type="float">
            <text:p>150.78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5" calcext:value-type="float">
            <text:p>14092005</text:p>
          </table:table-cell>
          <table:table-cell office:value-type="float" office:value="1.048501" calcext:value-type="float">
            <text:p>1.048501</text:p>
          </table:table-cell>
          <table:table-cell office:value-type="float" office:value="134.7785" calcext:value-type="float">
            <text:p>134.77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6291" calcext:value-type="float">
            <text:p>41.6291</text:p>
          </table:table-cell>
          <table:table-cell office:value-type="float" office:value="0.08170476" calcext:value-type="float">
            <text:p>0.08170476</text:p>
          </table:table-cell>
          <table:table-cell office:value-type="float" office:value="0.0008265433" calcext:value-type="float">
            <text:p>0.0008265433</text:p>
          </table:table-cell>
          <table:table-cell office:value-type="float" office:value="0.118825" calcext:value-type="float">
            <text:p>0.118825</text:p>
          </table:table-cell>
          <table:table-cell office:value-type="float" office:value="0.01589643" calcext:value-type="float">
            <text:p>0.01589643</text:p>
          </table:table-cell>
          <table:table-cell office:value-type="float" office:value="1168.73" calcext:value-type="float">
            <text:p>1168.73</text:p>
          </table:table-cell>
          <table:table-cell office:value-type="float" office:value="1.093952" calcext:value-type="float">
            <text:p>1.093952</text:p>
          </table:table-cell>
          <table:table-cell office:value-type="float" office:value="0" calcext:value-type="float">
            <text:p>0</text:p>
          </table:table-cell>
          <table:table-cell office:value-type="float" office:value="0.3368549" calcext:value-type="float">
            <text:p>0.3368549</text:p>
          </table:table-cell>
          <table:table-cell office:value-type="float" office:value="0.4559347" calcext:value-type="float">
            <text:p>0.4559347</text:p>
          </table:table-cell>
          <table:table-cell office:value-type="float" office:value="0.3862595" calcext:value-type="float">
            <text:p>0.3862595</text:p>
          </table:table-cell>
          <table:table-cell office:value-type="float" office:value="0.1175855" calcext:value-type="float">
            <text:p>0.1175855</text:p>
          </table:table-cell>
          <table:table-cell office:value-type="float" office:value="0.100814" calcext:value-type="float">
            <text:p>0.100814</text:p>
          </table:table-cell>
          <table:table-cell office:value-type="float" office:value="0.04560642" calcext:value-type="float">
            <text:p>0.04560642</text:p>
          </table:table-cell>
          <table:table-cell office:value-type="float" office:value="0.0434123" calcext:value-type="float">
            <text:p>0.0434123</text:p>
          </table:table-cell>
          <table:table-cell office:value-type="float" office:value="0.09139324" calcext:value-type="float">
            <text:p>0.09139324</text:p>
          </table:table-cell>
          <table:table-cell office:value-type="float" office:value="0.1550754" calcext:value-type="float">
            <text:p>0.1550754</text:p>
          </table:table-cell>
          <table:table-cell office:value-type="float" office:value="0.1653995" calcext:value-type="float">
            <text:p>0.1653995</text:p>
          </table:table-cell>
          <table:table-cell office:value-type="float" office:value="0.1669738" calcext:value-type="float">
            <text:p>0.1669738</text:p>
          </table:table-cell>
          <table:table-cell office:value-type="float" office:value="0.1742028" calcext:value-type="float">
            <text:p>0.1742028</text:p>
          </table:table-cell>
          <table:table-cell office:value-type="float" office:value="0.1853774" calcext:value-type="float">
            <text:p>0.1853774</text:p>
          </table:table-cell>
          <table:table-cell office:value-type="float" office:value="0.1893146" calcext:value-type="float">
            <text:p>0.1893146</text:p>
          </table:table-cell>
          <table:table-cell office:value-type="float" office:value="0" calcext:value-type="float">
            <text:p>0</text:p>
          </table:table-cell>
          <table:table-cell office:value-type="float" office:value="52.28518" calcext:value-type="float">
            <text:p>52.28518</text:p>
          </table:table-cell>
          <table:table-cell office:value-type="float" office:value="51.7718" calcext:value-type="float">
            <text:p>51.7718</text:p>
          </table:table-cell>
          <table:table-cell office:value-type="float" office:value="41.51327" calcext:value-type="float">
            <text:p>41.51327</text:p>
          </table:table-cell>
          <table:table-cell office:value-type="float" office:value="11.03455" calcext:value-type="float">
            <text:p>11.03455</text:p>
          </table:table-cell>
          <table:table-cell office:value-type="float" office:value="8.597993" calcext:value-type="float">
            <text:p>8.597993</text:p>
          </table:table-cell>
          <table:table-cell office:value-type="float" office:value="3.087594" calcext:value-type="float">
            <text:p>3.087594</text:p>
          </table:table-cell>
          <table:table-cell office:value-type="float" office:value="2.899345" calcext:value-type="float">
            <text:p>2.899345</text:p>
          </table:table-cell>
          <table:table-cell office:value-type="float" office:value="5.727818" calcext:value-type="float">
            <text:p>5.727818</text:p>
          </table:table-cell>
          <table:table-cell office:value-type="float" office:value="8.359121" calcext:value-type="float">
            <text:p>8.359121</text:p>
          </table:table-cell>
          <table:table-cell office:value-type="float" office:value="9.641994" calcext:value-type="float">
            <text:p>9.641994</text:p>
          </table:table-cell>
          <table:table-cell office:value-type="float" office:value="9.975941" calcext:value-type="float">
            <text:p>9.975941</text:p>
          </table:table-cell>
          <table:table-cell office:value-type="float" office:value="10.64426" calcext:value-type="float">
            <text:p>10.64426</text:p>
          </table:table-cell>
          <table:table-cell office:value-type="float" office:value="11.74306" calcext:value-type="float">
            <text:p>11.74306</text:p>
          </table:table-cell>
          <table:table-cell office:value-type="float" office:value="12.11199" calcext:value-type="float">
            <text:p>12.11199</text:p>
          </table:table-cell>
          <table:table-cell office:value-type="float" office:value="0" calcext:value-type="float">
            <text:p>0</text:p>
          </table:table-cell>
          <table:table-cell office:value-type="float" office:value="137.3104" calcext:value-type="float">
            <text:p>137.3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5" calcext:value-type="float">
            <text:p>15092005</text:p>
          </table:table-cell>
          <table:table-cell office:value-type="float" office:value="1.043482" calcext:value-type="float">
            <text:p>1.043482</text:p>
          </table:table-cell>
          <table:table-cell office:value-type="float" office:value="134.7709" calcext:value-type="float">
            <text:p>134.77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64441" calcext:value-type="float">
            <text:p>41.64441</text:p>
          </table:table-cell>
          <table:table-cell office:value-type="float" office:value="0.08170476" calcext:value-type="float">
            <text:p>0.08170476</text:p>
          </table:table-cell>
          <table:table-cell office:value-type="float" office:value="0.0008265768" calcext:value-type="float">
            <text:p>0.0008265768</text:p>
          </table:table-cell>
          <table:table-cell office:value-type="float" office:value="0.118825" calcext:value-type="float">
            <text:p>0.118825</text:p>
          </table:table-cell>
          <table:table-cell office:value-type="float" office:value="0.01591191" calcext:value-type="float">
            <text:p>0.01591191</text:p>
          </table:table-cell>
          <table:table-cell office:value-type="float" office:value="1168.728" calcext:value-type="float">
            <text:p>1168.728</text:p>
          </table:table-cell>
          <table:table-cell office:value-type="float" office:value="1.093325" calcext:value-type="float">
            <text:p>1.093325</text:p>
          </table:table-cell>
          <table:table-cell office:value-type="float" office:value="0" calcext:value-type="float">
            <text:p>0</text:p>
          </table:table-cell>
          <table:table-cell office:value-type="float" office:value="0.3180769" calcext:value-type="float">
            <text:p>0.3180769</text:p>
          </table:table-cell>
          <table:table-cell office:value-type="float" office:value="0.4501216" calcext:value-type="float">
            <text:p>0.4501216</text:p>
          </table:table-cell>
          <table:table-cell office:value-type="float" office:value="0.3794987" calcext:value-type="float">
            <text:p>0.3794987</text:p>
          </table:table-cell>
          <table:table-cell office:value-type="float" office:value="0.1146681" calcext:value-type="float">
            <text:p>0.1146681</text:p>
          </table:table-cell>
          <table:table-cell office:value-type="float" office:value="0.09787497" calcext:value-type="float">
            <text:p>0.09787497</text:p>
          </table:table-cell>
          <table:table-cell office:value-type="float" office:value="0.04429831" calcext:value-type="float">
            <text:p>0.04429831</text:p>
          </table:table-cell>
          <table:table-cell office:value-type="float" office:value="0.04273479" calcext:value-type="float">
            <text:p>0.04273479</text:p>
          </table:table-cell>
          <table:table-cell office:value-type="float" office:value="0.09102859" calcext:value-type="float">
            <text:p>0.09102859</text:p>
          </table:table-cell>
          <table:table-cell office:value-type="float" office:value="0.1551143" calcext:value-type="float">
            <text:p>0.1551143</text:p>
          </table:table-cell>
          <table:table-cell office:value-type="float" office:value="0.1654645" calcext:value-type="float">
            <text:p>0.1654645</text:p>
          </table:table-cell>
          <table:table-cell office:value-type="float" office:value="0.1670235" calcext:value-type="float">
            <text:p>0.1670235</text:p>
          </table:table-cell>
          <table:table-cell office:value-type="float" office:value="0.1742395" calcext:value-type="float">
            <text:p>0.1742395</text:p>
          </table:table-cell>
          <table:table-cell office:value-type="float" office:value="0.1854032" calcext:value-type="float">
            <text:p>0.1854032</text:p>
          </table:table-cell>
          <table:table-cell office:value-type="float" office:value="0.1893362" calcext:value-type="float">
            <text:p>0.1893362</text:p>
          </table:table-cell>
          <table:table-cell office:value-type="float" office:value="0" calcext:value-type="float">
            <text:p>0</text:p>
          </table:table-cell>
          <table:table-cell office:value-type="float" office:value="52.28733" calcext:value-type="float">
            <text:p>52.28733</text:p>
          </table:table-cell>
          <table:table-cell office:value-type="float" office:value="51.75737" calcext:value-type="float">
            <text:p>51.75737</text:p>
          </table:table-cell>
          <table:table-cell office:value-type="float" office:value="41.5139" calcext:value-type="float">
            <text:p>41.5139</text:p>
          </table:table-cell>
          <table:table-cell office:value-type="float" office:value="11.04214" calcext:value-type="float">
            <text:p>11.04214</text:p>
          </table:table-cell>
          <table:table-cell office:value-type="float" office:value="8.607828" calcext:value-type="float">
            <text:p>8.607828</text:p>
          </table:table-cell>
          <table:table-cell office:value-type="float" office:value="3.09182" calcext:value-type="float">
            <text:p>3.09182</text:p>
          </table:table-cell>
          <table:table-cell office:value-type="float" office:value="2.902611" calcext:value-type="float">
            <text:p>2.902611</text:p>
          </table:table-cell>
          <table:table-cell office:value-type="float" office:value="5.733202" calcext:value-type="float">
            <text:p>5.733202</text:p>
          </table:table-cell>
          <table:table-cell office:value-type="float" office:value="8.365795" calcext:value-type="float">
            <text:p>8.365795</text:p>
          </table:table-cell>
          <table:table-cell office:value-type="float" office:value="9.646777" calcext:value-type="float">
            <text:p>9.646777</text:p>
          </table:table-cell>
          <table:table-cell office:value-type="float" office:value="9.980319" calcext:value-type="float">
            <text:p>9.980319</text:p>
          </table:table-cell>
          <table:table-cell office:value-type="float" office:value="10.6479" calcext:value-type="float">
            <text:p>10.6479</text:p>
          </table:table-cell>
          <table:table-cell office:value-type="float" office:value="11.74538" calcext:value-type="float">
            <text:p>11.74538</text:p>
          </table:table-cell>
          <table:table-cell office:value-type="float" office:value="12.11405" calcext:value-type="float">
            <text:p>12.11405</text:p>
          </table:table-cell>
          <table:table-cell office:value-type="float" office:value="0" calcext:value-type="float">
            <text:p>0</text:p>
          </table:table-cell>
          <table:table-cell office:value-type="float" office:value="132.1964" calcext:value-type="float">
            <text:p>132.1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5" calcext:value-type="float">
            <text:p>16092005</text:p>
          </table:table-cell>
          <table:table-cell office:value-type="float" office:value="1.038491" calcext:value-type="float">
            <text:p>1.038491</text:p>
          </table:table-cell>
          <table:table-cell office:value-type="float" office:value="134.7636" calcext:value-type="float">
            <text:p>134.763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65939" calcext:value-type="float">
            <text:p>41.65939</text:p>
          </table:table-cell>
          <table:table-cell office:value-type="float" office:value="0.08170476" calcext:value-type="float">
            <text:p>0.08170476</text:p>
          </table:table-cell>
          <table:table-cell office:value-type="float" office:value="0.0008266103" calcext:value-type="float">
            <text:p>0.0008266103</text:p>
          </table:table-cell>
          <table:table-cell office:value-type="float" office:value="0.118825" calcext:value-type="float">
            <text:p>0.118825</text:p>
          </table:table-cell>
          <table:table-cell office:value-type="float" office:value="0.01592778" calcext:value-type="float">
            <text:p>0.01592778</text:p>
          </table:table-cell>
          <table:table-cell office:value-type="float" office:value="1168.724" calcext:value-type="float">
            <text:p>1168.724</text:p>
          </table:table-cell>
          <table:table-cell office:value-type="float" office:value="1.092428" calcext:value-type="float">
            <text:p>1.092428</text:p>
          </table:table-cell>
          <table:table-cell office:value-type="float" office:value="0" calcext:value-type="float">
            <text:p>0</text:p>
          </table:table-cell>
          <table:table-cell office:value-type="float" office:value="0.326696" calcext:value-type="float">
            <text:p>0.326696</text:p>
          </table:table-cell>
          <table:table-cell office:value-type="float" office:value="0.4533136" calcext:value-type="float">
            <text:p>0.4533136</text:p>
          </table:table-cell>
          <table:table-cell office:value-type="float" office:value="0.3798495" calcext:value-type="float">
            <text:p>0.3798495</text:p>
          </table:table-cell>
          <table:table-cell office:value-type="float" office:value="0.1139592" calcext:value-type="float">
            <text:p>0.1139592</text:p>
          </table:table-cell>
          <table:table-cell office:value-type="float" office:value="0.09668864" calcext:value-type="float">
            <text:p>0.09668864</text:p>
          </table:table-cell>
          <table:table-cell office:value-type="float" office:value="0.04353213" calcext:value-type="float">
            <text:p>0.04353213</text:p>
          </table:table-cell>
          <table:table-cell office:value-type="float" office:value="0.04227614" calcext:value-type="float">
            <text:p>0.04227614</text:p>
          </table:table-cell>
          <table:table-cell office:value-type="float" office:value="0.09069975" calcext:value-type="float">
            <text:p>0.09069975</text:p>
          </table:table-cell>
          <table:table-cell office:value-type="float" office:value="0.1550926" calcext:value-type="float">
            <text:p>0.1550926</text:p>
          </table:table-cell>
          <table:table-cell office:value-type="float" office:value="0.1655183" calcext:value-type="float">
            <text:p>0.1655183</text:p>
          </table:table-cell>
          <table:table-cell office:value-type="float" office:value="0.167072" calcext:value-type="float">
            <text:p>0.167072</text:p>
          </table:table-cell>
          <table:table-cell office:value-type="float" office:value="0.1742774" calcext:value-type="float">
            <text:p>0.1742774</text:p>
          </table:table-cell>
          <table:table-cell office:value-type="float" office:value="0.1854293" calcext:value-type="float">
            <text:p>0.1854293</text:p>
          </table:table-cell>
          <table:table-cell office:value-type="float" office:value="0.1893579" calcext:value-type="float">
            <text:p>0.1893579</text:p>
          </table:table-cell>
          <table:table-cell office:value-type="float" office:value="0" calcext:value-type="float">
            <text:p>0</text:p>
          </table:table-cell>
          <table:table-cell office:value-type="float" office:value="52.289" calcext:value-type="float">
            <text:p>52.289</text:p>
          </table:table-cell>
          <table:table-cell office:value-type="float" office:value="51.742" calcext:value-type="float">
            <text:p>51.742</text:p>
          </table:table-cell>
          <table:table-cell office:value-type="float" office:value="41.51266" calcext:value-type="float">
            <text:p>41.51266</text:p>
          </table:table-cell>
          <table:table-cell office:value-type="float" office:value="11.04883" calcext:value-type="float">
            <text:p>11.04883</text:p>
          </table:table-cell>
          <table:table-cell office:value-type="float" office:value="8.616555" calcext:value-type="float">
            <text:p>8.616555</text:p>
          </table:table-cell>
          <table:table-cell office:value-type="float" office:value="3.095757" calcext:value-type="float">
            <text:p>3.095757</text:p>
          </table:table-cell>
          <table:table-cell office:value-type="float" office:value="2.905739" calcext:value-type="float">
            <text:p>2.905739</text:p>
          </table:table-cell>
          <table:table-cell office:value-type="float" office:value="5.738482" calcext:value-type="float">
            <text:p>5.738482</text:p>
          </table:table-cell>
          <table:table-cell office:value-type="float" office:value="8.372468" calcext:value-type="float">
            <text:p>8.372468</text:p>
          </table:table-cell>
          <table:table-cell office:value-type="float" office:value="9.651563" calcext:value-type="float">
            <text:p>9.651563</text:p>
          </table:table-cell>
          <table:table-cell office:value-type="float" office:value="9.984618" calcext:value-type="float">
            <text:p>9.984618</text:p>
          </table:table-cell>
          <table:table-cell office:value-type="float" office:value="10.65155" calcext:value-type="float">
            <text:p>10.65155</text:p>
          </table:table-cell>
          <table:table-cell office:value-type="float" office:value="11.74771" calcext:value-type="float">
            <text:p>11.74771</text:p>
          </table:table-cell>
          <table:table-cell office:value-type="float" office:value="12.11612" calcext:value-type="float">
            <text:p>12.11612</text:p>
          </table:table-cell>
          <table:table-cell office:value-type="float" office:value="0" calcext:value-type="float">
            <text:p>0</text:p>
          </table:table-cell>
          <table:table-cell office:value-type="float" office:value="131.436" calcext:value-type="float">
            <text:p>131.4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5" calcext:value-type="float">
            <text:p>17092005</text:p>
          </table:table-cell>
          <table:table-cell office:value-type="float" office:value="1.033952" calcext:value-type="float">
            <text:p>1.033952</text:p>
          </table:table-cell>
          <table:table-cell office:value-type="float" office:value="134.7567" calcext:value-type="float">
            <text:p>134.75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67415" calcext:value-type="float">
            <text:p>41.67415</text:p>
          </table:table-cell>
          <table:table-cell office:value-type="float" office:value="0.08170476" calcext:value-type="float">
            <text:p>0.08170476</text:p>
          </table:table-cell>
          <table:table-cell office:value-type="float" office:value="0.0008266438" calcext:value-type="float">
            <text:p>0.0008266438</text:p>
          </table:table-cell>
          <table:table-cell office:value-type="float" office:value="0.118825" calcext:value-type="float">
            <text:p>0.118825</text:p>
          </table:table-cell>
          <table:table-cell office:value-type="float" office:value="0.01594402" calcext:value-type="float">
            <text:p>0.01594402</text:p>
          </table:table-cell>
          <table:table-cell office:value-type="float" office:value="1168.721" calcext:value-type="float">
            <text:p>1168.721</text:p>
          </table:table-cell>
          <table:table-cell office:value-type="float" office:value="1.091924" calcext:value-type="float">
            <text:p>1.091924</text:p>
          </table:table-cell>
          <table:table-cell office:value-type="float" office:value="0" calcext:value-type="float">
            <text:p>0</text:p>
          </table:table-cell>
          <table:table-cell office:value-type="float" office:value="0.3142583" calcext:value-type="float">
            <text:p>0.3142583</text:p>
          </table:table-cell>
          <table:table-cell office:value-type="float" office:value="0.4401716" calcext:value-type="float">
            <text:p>0.4401716</text:p>
          </table:table-cell>
          <table:table-cell office:value-type="float" office:value="0.3684484" calcext:value-type="float">
            <text:p>0.3684484</text:p>
          </table:table-cell>
          <table:table-cell office:value-type="float" office:value="0.1107018" calcext:value-type="float">
            <text:p>0.1107018</text:p>
          </table:table-cell>
          <table:table-cell office:value-type="float" office:value="0.09434689" calcext:value-type="float">
            <text:p>0.09434689</text:p>
          </table:table-cell>
          <table:table-cell office:value-type="float" office:value="0.04290947" calcext:value-type="float">
            <text:p>0.04290947</text:p>
          </table:table-cell>
          <table:table-cell office:value-type="float" office:value="0.041994" calcext:value-type="float">
            <text:p>0.041994</text:p>
          </table:table-cell>
          <table:table-cell office:value-type="float" office:value="0.09049387" calcext:value-type="float">
            <text:p>0.09049387</text:p>
          </table:table-cell>
          <table:table-cell office:value-type="float" office:value="0.1550523" calcext:value-type="float">
            <text:p>0.1550523</text:p>
          </table:table-cell>
          <table:table-cell office:value-type="float" office:value="0.165561" calcext:value-type="float">
            <text:p>0.165561</text:p>
          </table:table-cell>
          <table:table-cell office:value-type="float" office:value="0.1671192" calcext:value-type="float">
            <text:p>0.1671192</text:p>
          </table:table-cell>
          <table:table-cell office:value-type="float" office:value="0.1743142" calcext:value-type="float">
            <text:p>0.1743142</text:p>
          </table:table-cell>
          <table:table-cell office:value-type="float" office:value="0.1854553" calcext:value-type="float">
            <text:p>0.1854553</text:p>
          </table:table-cell>
          <table:table-cell office:value-type="float" office:value="0.1893795" calcext:value-type="float">
            <text:p>0.1893795</text:p>
          </table:table-cell>
          <table:table-cell office:value-type="float" office:value="0" calcext:value-type="float">
            <text:p>0</text:p>
          </table:table-cell>
          <table:table-cell office:value-type="float" office:value="52.28802" calcext:value-type="float">
            <text:p>52.28802</text:p>
          </table:table-cell>
          <table:table-cell office:value-type="float" office:value="51.72559" calcext:value-type="float">
            <text:p>51.72559</text:p>
          </table:table-cell>
          <table:table-cell office:value-type="float" office:value="41.5105" calcext:value-type="float">
            <text:p>41.5105</text:p>
          </table:table-cell>
          <table:table-cell office:value-type="float" office:value="11.05517" calcext:value-type="float">
            <text:p>11.05517</text:p>
          </table:table-cell>
          <table:table-cell office:value-type="float" office:value="8.625034" calcext:value-type="float">
            <text:p>8.625034</text:p>
          </table:table-cell>
          <table:table-cell office:value-type="float" office:value="3.099577" calcext:value-type="float">
            <text:p>3.099577</text:p>
          </table:table-cell>
          <table:table-cell office:value-type="float" office:value="2.908792" calcext:value-type="float">
            <text:p>2.908792</text:p>
          </table:table-cell>
          <table:table-cell office:value-type="float" office:value="5.743679" calcext:value-type="float">
            <text:p>5.743679</text:p>
          </table:table-cell>
          <table:table-cell office:value-type="float" office:value="8.379142" calcext:value-type="float">
            <text:p>8.379142</text:p>
          </table:table-cell>
          <table:table-cell office:value-type="float" office:value="9.656344" calcext:value-type="float">
            <text:p>9.656344</text:p>
          </table:table-cell>
          <table:table-cell office:value-type="float" office:value="9.988916" calcext:value-type="float">
            <text:p>9.988916</text:p>
          </table:table-cell>
          <table:table-cell office:value-type="float" office:value="10.65514" calcext:value-type="float">
            <text:p>10.65514</text:p>
          </table:table-cell>
          <table:table-cell office:value-type="float" office:value="11.75004" calcext:value-type="float">
            <text:p>11.75004</text:p>
          </table:table-cell>
          <table:table-cell office:value-type="float" office:value="12.11818" calcext:value-type="float">
            <text:p>12.11818</text:p>
          </table:table-cell>
          <table:table-cell office:value-type="float" office:value="0" calcext:value-type="float">
            <text:p>0</text:p>
          </table:table-cell>
          <table:table-cell office:value-type="float" office:value="130.8577" calcext:value-type="float">
            <text:p>130.85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5" calcext:value-type="float">
            <text:p>18092005</text:p>
          </table:table-cell>
          <table:table-cell office:value-type="float" office:value="1.027127" calcext:value-type="float">
            <text:p>1.027127</text:p>
          </table:table-cell>
          <table:table-cell office:value-type="float" office:value="134.7278" calcext:value-type="float">
            <text:p>134.727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68412" calcext:value-type="float">
            <text:p>41.68412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8272553" calcext:value-type="float">
            <text:p>0.0008272553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1606845" calcext:value-type="float">
            <text:p>0.01606845</text:p>
          </table:table-cell>
          <table:table-cell office:value-type="float" office:value="1168.688" calcext:value-type="float">
            <text:p>1168.688</text:p>
          </table:table-cell>
          <table:table-cell office:value-type="float" office:value="1.090406" calcext:value-type="float">
            <text:p>1.090406</text:p>
          </table:table-cell>
          <table:table-cell office:value-type="float" office:value="0" calcext:value-type="float">
            <text:p>0</text:p>
          </table:table-cell>
          <table:table-cell office:value-type="float" office:value="0.157339" calcext:value-type="float">
            <text:p>0.157339</text:p>
          </table:table-cell>
          <table:table-cell office:value-type="float" office:value="0.3424062" calcext:value-type="float">
            <text:p>0.3424062</text:p>
          </table:table-cell>
          <table:table-cell office:value-type="float" office:value="0.3709182" calcext:value-type="float">
            <text:p>0.3709182</text:p>
          </table:table-cell>
          <table:table-cell office:value-type="float" office:value="0.1231495" calcext:value-type="float">
            <text:p>0.1231495</text:p>
          </table:table-cell>
          <table:table-cell office:value-type="float" office:value="0.0968936" calcext:value-type="float">
            <text:p>0.0968936</text:p>
          </table:table-cell>
          <table:table-cell office:value-type="float" office:value="0.04308236" calcext:value-type="float">
            <text:p>0.04308236</text:p>
          </table:table-cell>
          <table:table-cell office:value-type="float" office:value="0.03845892" calcext:value-type="float">
            <text:p>0.03845892</text:p>
          </table:table-cell>
          <table:table-cell office:value-type="float" office:value="0.09024045" calcext:value-type="float">
            <text:p>0.09024045</text:p>
          </table:table-cell>
          <table:table-cell office:value-type="float" office:value="0.1550135" calcext:value-type="float">
            <text:p>0.1550135</text:p>
          </table:table-cell>
          <table:table-cell office:value-type="float" office:value="0.1655963" calcext:value-type="float">
            <text:p>0.1655963</text:p>
          </table:table-cell>
          <table:table-cell office:value-type="float" office:value="0.1671674" calcext:value-type="float">
            <text:p>0.1671674</text:p>
          </table:table-cell>
          <table:table-cell office:value-type="float" office:value="0.1743611" calcext:value-type="float">
            <text:p>0.1743611</text:p>
          </table:table-cell>
          <table:table-cell office:value-type="float" office:value="0.1854751" calcext:value-type="float">
            <text:p>0.1854751</text:p>
          </table:table-cell>
          <table:table-cell office:value-type="float" office:value="0.1893997" calcext:value-type="float">
            <text:p>0.1893997</text:p>
          </table:table-cell>
          <table:table-cell office:value-type="float" office:value="0" calcext:value-type="float">
            <text:p>0</text:p>
          </table:table-cell>
          <table:table-cell office:value-type="float" office:value="52.48544" calcext:value-type="float">
            <text:p>52.48544</text:p>
          </table:table-cell>
          <table:table-cell office:value-type="float" office:value="51.67246" calcext:value-type="float">
            <text:p>51.67246</text:p>
          </table:table-cell>
          <table:table-cell office:value-type="float" office:value="41.43349" calcext:value-type="float">
            <text:p>41.43349</text:p>
          </table:table-cell>
          <table:table-cell office:value-type="float" office:value="11.05521" calcext:value-type="float">
            <text:p>11.05521</text:p>
          </table:table-cell>
          <table:table-cell office:value-type="float" office:value="8.615101" calcext:value-type="float">
            <text:p>8.615101</text:p>
          </table:table-cell>
          <table:table-cell office:value-type="float" office:value="3.103204" calcext:value-type="float">
            <text:p>3.103204</text:p>
          </table:table-cell>
          <table:table-cell office:value-type="float" office:value="2.916973" calcext:value-type="float">
            <text:p>2.916973</text:p>
          </table:table-cell>
          <table:table-cell office:value-type="float" office:value="5.750062" calcext:value-type="float">
            <text:p>5.750062</text:p>
          </table:table-cell>
          <table:table-cell office:value-type="float" office:value="8.3862" calcext:value-type="float">
            <text:p>8.3862</text:p>
          </table:table-cell>
          <table:table-cell office:value-type="float" office:value="9.661103" calcext:value-type="float">
            <text:p>9.661103</text:p>
          </table:table-cell>
          <table:table-cell office:value-type="float" office:value="9.993614" calcext:value-type="float">
            <text:p>9.993614</text:p>
          </table:table-cell>
          <table:table-cell office:value-type="float" office:value="10.65905" calcext:value-type="float">
            <text:p>10.65905</text:p>
          </table:table-cell>
          <table:table-cell office:value-type="float" office:value="11.75243" calcext:value-type="float">
            <text:p>11.75243</text:p>
          </table:table-cell>
          <table:table-cell office:value-type="float" office:value="12.11281" calcext:value-type="float">
            <text:p>12.11281</text:p>
          </table:table-cell>
          <table:table-cell office:value-type="float" office:value="0" calcext:value-type="float">
            <text:p>0</text:p>
          </table:table-cell>
          <table:table-cell office:value-type="float" office:value="3.843357" calcext:value-type="float">
            <text:p>3.8433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5" calcext:value-type="float">
            <text:p>19092005</text:p>
          </table:table-cell>
          <table:table-cell office:value-type="float" office:value="1.02235" calcext:value-type="float">
            <text:p>1.02235</text:p>
          </table:table-cell>
          <table:table-cell office:value-type="float" office:value="134.7211" calcext:value-type="float">
            <text:p>134.72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69784" calcext:value-type="float">
            <text:p>41.69784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8288199" calcext:value-type="float">
            <text:p>0.0008288199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1607228" calcext:value-type="float">
            <text:p>0.01607228</text:p>
          </table:table-cell>
          <table:table-cell office:value-type="float" office:value="1168.686" calcext:value-type="float">
            <text:p>1168.686</text:p>
          </table:table-cell>
          <table:table-cell office:value-type="float" office:value="1.091255" calcext:value-type="float">
            <text:p>1.091255</text:p>
          </table:table-cell>
          <table:table-cell office:value-type="float" office:value="0" calcext:value-type="float">
            <text:p>0</text:p>
          </table:table-cell>
          <table:table-cell office:value-type="float" office:value="0.6932132" calcext:value-type="float">
            <text:p>0.6932132</text:p>
          </table:table-cell>
          <table:table-cell office:value-type="float" office:value="0.4182459" calcext:value-type="float">
            <text:p>0.4182459</text:p>
          </table:table-cell>
          <table:table-cell office:value-type="float" office:value="0.3503045" calcext:value-type="float">
            <text:p>0.3503045</text:p>
          </table:table-cell>
          <table:table-cell office:value-type="float" office:value="0.1272389" calcext:value-type="float">
            <text:p>0.1272389</text:p>
          </table:table-cell>
          <table:table-cell office:value-type="float" office:value="0.09614784" calcext:value-type="float">
            <text:p>0.09614784</text:p>
          </table:table-cell>
          <table:table-cell office:value-type="float" office:value="0.04470658" calcext:value-type="float">
            <text:p>0.04470658</text:p>
          </table:table-cell>
          <table:table-cell office:value-type="float" office:value="0.04098156" calcext:value-type="float">
            <text:p>0.04098156</text:p>
          </table:table-cell>
          <table:table-cell office:value-type="float" office:value="0.08997919" calcext:value-type="float">
            <text:p>0.08997919</text:p>
          </table:table-cell>
          <table:table-cell office:value-type="float" office:value="0.154941" calcext:value-type="float">
            <text:p>0.154941</text:p>
          </table:table-cell>
          <table:table-cell office:value-type="float" office:value="0.1656257" calcext:value-type="float">
            <text:p>0.1656257</text:p>
          </table:table-cell>
          <table:table-cell office:value-type="float" office:value="0.1672107" calcext:value-type="float">
            <text:p>0.1672107</text:p>
          </table:table-cell>
          <table:table-cell office:value-type="float" office:value="0.1744076" calcext:value-type="float">
            <text:p>0.1744076</text:p>
          </table:table-cell>
          <table:table-cell office:value-type="float" office:value="0.1855046" calcext:value-type="float">
            <text:p>0.1855046</text:p>
          </table:table-cell>
          <table:table-cell office:value-type="float" office:value="0.1894221" calcext:value-type="float">
            <text:p>0.1894221</text:p>
          </table:table-cell>
          <table:table-cell office:value-type="float" office:value="0" calcext:value-type="float">
            <text:p>0</text:p>
          </table:table-cell>
          <table:table-cell office:value-type="float" office:value="52.47026" calcext:value-type="float">
            <text:p>52.47026</text:p>
          </table:table-cell>
          <table:table-cell office:value-type="float" office:value="51.62332" calcext:value-type="float">
            <text:p>51.62332</text:p>
          </table:table-cell>
          <table:table-cell office:value-type="float" office:value="41.42336" calcext:value-type="float">
            <text:p>41.42336</text:p>
          </table:table-cell>
          <table:table-cell office:value-type="float" office:value="11.07791" calcext:value-type="float">
            <text:p>11.07791</text:p>
          </table:table-cell>
          <table:table-cell office:value-type="float" office:value="8.627402" calcext:value-type="float">
            <text:p>8.627402</text:p>
          </table:table-cell>
          <table:table-cell office:value-type="float" office:value="3.107611" calcext:value-type="float">
            <text:p>3.107611</text:p>
          </table:table-cell>
          <table:table-cell office:value-type="float" office:value="2.919683" calcext:value-type="float">
            <text:p>2.919683</text:p>
          </table:table-cell>
          <table:table-cell office:value-type="float" office:value="5.755117" calcext:value-type="float">
            <text:p>5.755117</text:p>
          </table:table-cell>
          <table:table-cell office:value-type="float" office:value="8.392782" calcext:value-type="float">
            <text:p>8.392782</text:p>
          </table:table-cell>
          <table:table-cell office:value-type="float" office:value="9.665887" calcext:value-type="float">
            <text:p>9.665887</text:p>
          </table:table-cell>
          <table:table-cell office:value-type="float" office:value="9.997912" calcext:value-type="float">
            <text:p>9.997912</text:p>
          </table:table-cell>
          <table:table-cell office:value-type="float" office:value="10.66261" calcext:value-type="float">
            <text:p>10.66261</text:p>
          </table:table-cell>
          <table:table-cell office:value-type="float" office:value="11.75467" calcext:value-type="float">
            <text:p>11.75467</text:p>
          </table:table-cell>
          <table:table-cell office:value-type="float" office:value="12.11491" calcext:value-type="float">
            <text:p>12.11491</text:p>
          </table:table-cell>
          <table:table-cell office:value-type="float" office:value="0" calcext:value-type="float">
            <text:p>0</text:p>
          </table:table-cell>
          <table:table-cell office:value-type="float" office:value="63.92284" calcext:value-type="float">
            <text:p>63.922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5" calcext:value-type="float">
            <text:p>20092005</text:p>
          </table:table-cell>
          <table:table-cell office:value-type="float" office:value="1.017003" calcext:value-type="float">
            <text:p>1.017003</text:p>
          </table:table-cell>
          <table:table-cell office:value-type="float" office:value="134.7138" calcext:value-type="float">
            <text:p>134.713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71221" calcext:value-type="float">
            <text:p>41.71221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829624" calcext:value-type="float">
            <text:p>0.000829624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1607755" calcext:value-type="float">
            <text:p>0.01607755</text:p>
          </table:table-cell>
          <table:table-cell office:value-type="float" office:value="1168.684" calcext:value-type="float">
            <text:p>1168.684</text:p>
          </table:table-cell>
          <table:table-cell office:value-type="float" office:value="1.089303" calcext:value-type="float">
            <text:p>1.089303</text:p>
          </table:table-cell>
          <table:table-cell office:value-type="float" office:value="0" calcext:value-type="float">
            <text:p>0</text:p>
          </table:table-cell>
          <table:table-cell office:value-type="float" office:value="0.4910197" calcext:value-type="float">
            <text:p>0.4910197</text:p>
          </table:table-cell>
          <table:table-cell office:value-type="float" office:value="0.4500226" calcext:value-type="float">
            <text:p>0.4500226</text:p>
          </table:table-cell>
          <table:table-cell office:value-type="float" office:value="0.3678899" calcext:value-type="float">
            <text:p>0.3678899</text:p>
          </table:table-cell>
          <table:table-cell office:value-type="float" office:value="0.1172692" calcext:value-type="float">
            <text:p>0.1172692</text:p>
          </table:table-cell>
          <table:table-cell office:value-type="float" office:value="0.09272066" calcext:value-type="float">
            <text:p>0.09272066</text:p>
          </table:table-cell>
          <table:table-cell office:value-type="float" office:value="0.04262428" calcext:value-type="float">
            <text:p>0.04262428</text:p>
          </table:table-cell>
          <table:table-cell office:value-type="float" office:value="0.04112367" calcext:value-type="float">
            <text:p>0.04112367</text:p>
          </table:table-cell>
          <table:table-cell office:value-type="float" office:value="0.08966247" calcext:value-type="float">
            <text:p>0.08966247</text:p>
          </table:table-cell>
          <table:table-cell office:value-type="float" office:value="0.1548486" calcext:value-type="float">
            <text:p>0.1548486</text:p>
          </table:table-cell>
          <table:table-cell office:value-type="float" office:value="0.1656529" calcext:value-type="float">
            <text:p>0.1656529</text:p>
          </table:table-cell>
          <table:table-cell office:value-type="float" office:value="0.167253" calcext:value-type="float">
            <text:p>0.167253</text:p>
          </table:table-cell>
          <table:table-cell office:value-type="float" office:value="0.1744289" calcext:value-type="float">
            <text:p>0.1744289</text:p>
          </table:table-cell>
          <table:table-cell office:value-type="float" office:value="0.1855312" calcext:value-type="float">
            <text:p>0.1855312</text:p>
          </table:table-cell>
          <table:table-cell office:value-type="float" office:value="0.1894437" calcext:value-type="float">
            <text:p>0.1894437</text:p>
          </table:table-cell>
          <table:table-cell office:value-type="float" office:value="0" calcext:value-type="float">
            <text:p>0</text:p>
          </table:table-cell>
          <table:table-cell office:value-type="float" office:value="52.50697" calcext:value-type="float">
            <text:p>52.50697</text:p>
          </table:table-cell>
          <table:table-cell office:value-type="float" office:value="51.59694" calcext:value-type="float">
            <text:p>51.59694</text:p>
          </table:table-cell>
          <table:table-cell office:value-type="float" office:value="41.41325" calcext:value-type="float">
            <text:p>41.41325</text:p>
          </table:table-cell>
          <table:table-cell office:value-type="float" office:value="11.08828" calcext:value-type="float">
            <text:p>11.08828</text:p>
          </table:table-cell>
          <table:table-cell office:value-type="float" office:value="8.635604" calcext:value-type="float">
            <text:p>8.635604</text:p>
          </table:table-cell>
          <table:table-cell office:value-type="float" office:value="3.111754" calcext:value-type="float">
            <text:p>3.111754</text:p>
          </table:table-cell>
          <table:table-cell office:value-type="float" office:value="2.922653" calcext:value-type="float">
            <text:p>2.922653</text:p>
          </table:table-cell>
          <table:table-cell office:value-type="float" office:value="5.760138" calcext:value-type="float">
            <text:p>5.760138</text:p>
          </table:table-cell>
          <table:table-cell office:value-type="float" office:value="8.399364" calcext:value-type="float">
            <text:p>8.399364</text:p>
          </table:table-cell>
          <table:table-cell office:value-type="float" office:value="9.670671" calcext:value-type="float">
            <text:p>9.670671</text:p>
          </table:table-cell>
          <table:table-cell office:value-type="float" office:value="10.00221" calcext:value-type="float">
            <text:p>10.00221</text:p>
          </table:table-cell>
          <table:table-cell office:value-type="float" office:value="10.66618" calcext:value-type="float">
            <text:p>10.66618</text:p>
          </table:table-cell>
          <table:table-cell office:value-type="float" office:value="11.75692" calcext:value-type="float">
            <text:p>11.75692</text:p>
          </table:table-cell>
          <table:table-cell office:value-type="float" office:value="12.11692" calcext:value-type="float">
            <text:p>12.11692</text:p>
          </table:table-cell>
          <table:table-cell office:value-type="float" office:value="0" calcext:value-type="float">
            <text:p>0</text:p>
          </table:table-cell>
          <table:table-cell office:value-type="float" office:value="112.4734" calcext:value-type="float">
            <text:p>112.47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5" calcext:value-type="float">
            <text:p>21092005</text:p>
          </table:table-cell>
          <table:table-cell office:value-type="float" office:value="1.010846" calcext:value-type="float">
            <text:p>1.010846</text:p>
          </table:table-cell>
          <table:table-cell office:value-type="float" office:value="134.7058" calcext:value-type="float">
            <text:p>134.705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72733" calcext:value-type="float">
            <text:p>41.72733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8296385" calcext:value-type="float">
            <text:p>0.0008296385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1608491" calcext:value-type="float">
            <text:p>0.01608491</text:p>
          </table:table-cell>
          <table:table-cell office:value-type="float" office:value="1168.682" calcext:value-type="float">
            <text:p>1168.682</text:p>
          </table:table-cell>
          <table:table-cell office:value-type="float" office:value="1.086493" calcext:value-type="float">
            <text:p>1.086493</text:p>
          </table:table-cell>
          <table:table-cell office:value-type="float" office:value="0" calcext:value-type="float">
            <text:p>0</text:p>
          </table:table-cell>
          <table:table-cell office:value-type="float" office:value="0.4354326" calcext:value-type="float">
            <text:p>0.4354326</text:p>
          </table:table-cell>
          <table:table-cell office:value-type="float" office:value="0.4717894" calcext:value-type="float">
            <text:p>0.4717894</text:p>
          </table:table-cell>
          <table:table-cell office:value-type="float" office:value="0.3861588" calcext:value-type="float">
            <text:p>0.3861588</text:p>
          </table:table-cell>
          <table:table-cell office:value-type="float" office:value="0.1195121" calcext:value-type="float">
            <text:p>0.1195121</text:p>
          </table:table-cell>
          <table:table-cell office:value-type="float" office:value="0.09660025" calcext:value-type="float">
            <text:p>0.09660025</text:p>
          </table:table-cell>
          <table:table-cell office:value-type="float" office:value="0.04342791" calcext:value-type="float">
            <text:p>0.04342791</text:p>
          </table:table-cell>
          <table:table-cell office:value-type="float" office:value="0.04164596" calcext:value-type="float">
            <text:p>0.04164596</text:p>
          </table:table-cell>
          <table:table-cell office:value-type="float" office:value="0.08975949" calcext:value-type="float">
            <text:p>0.08975949</text:p>
          </table:table-cell>
          <table:table-cell office:value-type="float" office:value="0.1547511" calcext:value-type="float">
            <text:p>0.1547511</text:p>
          </table:table-cell>
          <table:table-cell office:value-type="float" office:value="0.165677" calcext:value-type="float">
            <text:p>0.165677</text:p>
          </table:table-cell>
          <table:table-cell office:value-type="float" office:value="0.1672945" calcext:value-type="float">
            <text:p>0.1672945</text:p>
          </table:table-cell>
          <table:table-cell office:value-type="float" office:value="0.174461" calcext:value-type="float">
            <text:p>0.174461</text:p>
          </table:table-cell>
          <table:table-cell office:value-type="float" office:value="0.1855571" calcext:value-type="float">
            <text:p>0.1855571</text:p>
          </table:table-cell>
          <table:table-cell office:value-type="float" office:value="0.1894646" calcext:value-type="float">
            <text:p>0.1894646</text:p>
          </table:table-cell>
          <table:table-cell office:value-type="float" office:value="0" calcext:value-type="float">
            <text:p>0</text:p>
          </table:table-cell>
          <table:table-cell office:value-type="float" office:value="52.52659" calcext:value-type="float">
            <text:p>52.52659</text:p>
          </table:table-cell>
          <table:table-cell office:value-type="float" office:value="51.58524" calcext:value-type="float">
            <text:p>51.58524</text:p>
          </table:table-cell>
          <table:table-cell office:value-type="float" office:value="41.41199" calcext:value-type="float">
            <text:p>41.41199</text:p>
          </table:table-cell>
          <table:table-cell office:value-type="float" office:value="11.09751" calcext:value-type="float">
            <text:p>11.09751</text:p>
          </table:table-cell>
          <table:table-cell office:value-type="float" office:value="8.644308" calcext:value-type="float">
            <text:p>8.644308</text:p>
          </table:table-cell>
          <table:table-cell office:value-type="float" office:value="3.115781" calcext:value-type="float">
            <text:p>3.115781</text:p>
          </table:table-cell>
          <table:table-cell office:value-type="float" office:value="2.925703" calcext:value-type="float">
            <text:p>2.925703</text:p>
          </table:table-cell>
          <table:table-cell office:value-type="float" office:value="5.765139" calcext:value-type="float">
            <text:p>5.765139</text:p>
          </table:table-cell>
          <table:table-cell office:value-type="float" office:value="8.405867" calcext:value-type="float">
            <text:p>8.405867</text:p>
          </table:table-cell>
          <table:table-cell office:value-type="float" office:value="9.675454" calcext:value-type="float">
            <text:p>9.675454</text:p>
          </table:table-cell>
          <table:table-cell office:value-type="float" office:value="10.00651" calcext:value-type="float">
            <text:p>10.00651</text:p>
          </table:table-cell>
          <table:table-cell office:value-type="float" office:value="10.66974" calcext:value-type="float">
            <text:p>10.66974</text:p>
          </table:table-cell>
          <table:table-cell office:value-type="float" office:value="11.75917" calcext:value-type="float">
            <text:p>11.75917</text:p>
          </table:table-cell>
          <table:table-cell office:value-type="float" office:value="12.11892" calcext:value-type="float">
            <text:p>12.11892</text:p>
          </table:table-cell>
          <table:table-cell office:value-type="float" office:value="0" calcext:value-type="float">
            <text:p>0</text:p>
          </table:table-cell>
          <table:table-cell office:value-type="float" office:value="141.7191" calcext:value-type="float">
            <text:p>141.71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5" calcext:value-type="float">
            <text:p>22092005</text:p>
          </table:table-cell>
          <table:table-cell office:value-type="float" office:value="1.005758" calcext:value-type="float">
            <text:p>1.005758</text:p>
          </table:table-cell>
          <table:table-cell office:value-type="float" office:value="134.6981" calcext:value-type="float">
            <text:p>134.698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74261" calcext:value-type="float">
            <text:p>41.74261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8296609" calcext:value-type="float">
            <text:p>0.0008296609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1609406" calcext:value-type="float">
            <text:p>0.01609406</text:p>
          </table:table-cell>
          <table:table-cell office:value-type="float" office:value="1168.68" calcext:value-type="float">
            <text:p>1168.68</text:p>
          </table:table-cell>
          <table:table-cell office:value-type="float" office:value="1.08586" calcext:value-type="float">
            <text:p>1.08586</text:p>
          </table:table-cell>
          <table:table-cell office:value-type="float" office:value="0" calcext:value-type="float">
            <text:p>0</text:p>
          </table:table-cell>
          <table:table-cell office:value-type="float" office:value="0.3597703" calcext:value-type="float">
            <text:p>0.3597703</text:p>
          </table:table-cell>
          <table:table-cell office:value-type="float" office:value="0.4437681" calcext:value-type="float">
            <text:p>0.4437681</text:p>
          </table:table-cell>
          <table:table-cell office:value-type="float" office:value="0.3707471" calcext:value-type="float">
            <text:p>0.3707471</text:p>
          </table:table-cell>
          <table:table-cell office:value-type="float" office:value="0.1151807" calcext:value-type="float">
            <text:p>0.1151807</text:p>
          </table:table-cell>
          <table:table-cell office:value-type="float" office:value="0.09533254" calcext:value-type="float">
            <text:p>0.09533254</text:p>
          </table:table-cell>
          <table:table-cell office:value-type="float" office:value="0.04368778" calcext:value-type="float">
            <text:p>0.04368778</text:p>
          </table:table-cell>
          <table:table-cell office:value-type="float" office:value="0.0419852" calcext:value-type="float">
            <text:p>0.0419852</text:p>
          </table:table-cell>
          <table:table-cell office:value-type="float" office:value="0.09009916" calcext:value-type="float">
            <text:p>0.09009916</text:p>
          </table:table-cell>
          <table:table-cell office:value-type="float" office:value="0.1547792" calcext:value-type="float">
            <text:p>0.1547792</text:p>
          </table:table-cell>
          <table:table-cell office:value-type="float" office:value="0.1657059" calcext:value-type="float">
            <text:p>0.1657059</text:p>
          </table:table-cell>
          <table:table-cell office:value-type="float" office:value="0.1673356" calcext:value-type="float">
            <text:p>0.1673356</text:p>
          </table:table-cell>
          <table:table-cell office:value-type="float" office:value="0.1744943" calcext:value-type="float">
            <text:p>0.1744943</text:p>
          </table:table-cell>
          <table:table-cell office:value-type="float" office:value="0.1855828" calcext:value-type="float">
            <text:p>0.1855828</text:p>
          </table:table-cell>
          <table:table-cell office:value-type="float" office:value="0.1894855" calcext:value-type="float">
            <text:p>0.1894855</text:p>
          </table:table-cell>
          <table:table-cell office:value-type="float" office:value="0" calcext:value-type="float">
            <text:p>0</text:p>
          </table:table-cell>
          <table:table-cell office:value-type="float" office:value="52.53582" calcext:value-type="float">
            <text:p>52.53582</text:p>
          </table:table-cell>
          <table:table-cell office:value-type="float" office:value="51.57398" calcext:value-type="float">
            <text:p>51.57398</text:p>
          </table:table-cell>
          <table:table-cell office:value-type="float" office:value="41.41339" calcext:value-type="float">
            <text:p>41.41339</text:p>
          </table:table-cell>
          <table:table-cell office:value-type="float" office:value="11.10701" calcext:value-type="float">
            <text:p>11.10701</text:p>
          </table:table-cell>
          <table:table-cell office:value-type="float" office:value="8.654167" calcext:value-type="float">
            <text:p>8.654167</text:p>
          </table:table-cell>
          <table:table-cell office:value-type="float" office:value="3.120044" calcext:value-type="float">
            <text:p>3.120044</text:p>
          </table:table-cell>
          <table:table-cell office:value-type="float" office:value="2.928878" calcext:value-type="float">
            <text:p>2.928878</text:p>
          </table:table-cell>
          <table:table-cell office:value-type="float" office:value="5.7702" calcext:value-type="float">
            <text:p>5.7702</text:p>
          </table:table-cell>
          <table:table-cell office:value-type="float" office:value="8.412357" calcext:value-type="float">
            <text:p>8.412357</text:p>
          </table:table-cell>
          <table:table-cell office:value-type="float" office:value="9.680239" calcext:value-type="float">
            <text:p>9.680239</text:p>
          </table:table-cell>
          <table:table-cell office:value-type="float" office:value="10.01081" calcext:value-type="float">
            <text:p>10.01081</text:p>
          </table:table-cell>
          <table:table-cell office:value-type="float" office:value="10.67331" calcext:value-type="float">
            <text:p>10.67331</text:p>
          </table:table-cell>
          <table:table-cell office:value-type="float" office:value="11.76142" calcext:value-type="float">
            <text:p>11.76142</text:p>
          </table:table-cell>
          <table:table-cell office:value-type="float" office:value="12.12091" calcext:value-type="float">
            <text:p>12.12091</text:p>
          </table:table-cell>
          <table:table-cell office:value-type="float" office:value="0" calcext:value-type="float">
            <text:p>0</text:p>
          </table:table-cell>
          <table:table-cell office:value-type="float" office:value="139.5693" calcext:value-type="float">
            <text:p>139.56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5" calcext:value-type="float">
            <text:p>23092005</text:p>
          </table:table-cell>
          <table:table-cell office:value-type="float" office:value="1.001987" calcext:value-type="float">
            <text:p>1.001987</text:p>
          </table:table-cell>
          <table:table-cell office:value-type="float" office:value="134.6916" calcext:value-type="float">
            <text:p>134.69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75643" calcext:value-type="float">
            <text:p>41.75643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8296832" calcext:value-type="float">
            <text:p>0.0008296832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1610474" calcext:value-type="float">
            <text:p>0.01610474</text:p>
          </table:table-cell>
          <table:table-cell office:value-type="float" office:value="1168.678" calcext:value-type="float">
            <text:p>1168.678</text:p>
          </table:table-cell>
          <table:table-cell office:value-type="float" office:value="1.085218" calcext:value-type="float">
            <text:p>1.085218</text:p>
          </table:table-cell>
          <table:table-cell office:value-type="float" office:value="0" calcext:value-type="float">
            <text:p>0</text:p>
          </table:table-cell>
          <table:table-cell office:value-type="float" office:value="0.3229928" calcext:value-type="float">
            <text:p>0.3229928</text:p>
          </table:table-cell>
          <table:table-cell office:value-type="float" office:value="0.4188197" calcext:value-type="float">
            <text:p>0.4188197</text:p>
          </table:table-cell>
          <table:table-cell office:value-type="float" office:value="0.3467036" calcext:value-type="float">
            <text:p>0.3467036</text:p>
          </table:table-cell>
          <table:table-cell office:value-type="float" office:value="0.1058605" calcext:value-type="float">
            <text:p>0.1058605</text:p>
          </table:table-cell>
          <table:table-cell office:value-type="float" office:value="0.0882201" calcext:value-type="float">
            <text:p>0.0882201</text:p>
          </table:table-cell>
          <table:table-cell office:value-type="float" office:value="0.04121399" calcext:value-type="float">
            <text:p>0.04121399</text:p>
          </table:table-cell>
          <table:table-cell office:value-type="float" office:value="0.04119823" calcext:value-type="float">
            <text:p>0.04119823</text:p>
          </table:table-cell>
          <table:table-cell office:value-type="float" office:value="0.0900614" calcext:value-type="float">
            <text:p>0.0900614</text:p>
          </table:table-cell>
          <table:table-cell office:value-type="float" office:value="0.1548477" calcext:value-type="float">
            <text:p>0.1548477</text:p>
          </table:table-cell>
          <table:table-cell office:value-type="float" office:value="0.1657427" calcext:value-type="float">
            <text:p>0.1657427</text:p>
          </table:table-cell>
          <table:table-cell office:value-type="float" office:value="0.1673775" calcext:value-type="float">
            <text:p>0.1673775</text:p>
          </table:table-cell>
          <table:table-cell office:value-type="float" office:value="0.1745284" calcext:value-type="float">
            <text:p>0.1745284</text:p>
          </table:table-cell>
          <table:table-cell office:value-type="float" office:value="0.185608" calcext:value-type="float">
            <text:p>0.185608</text:p>
          </table:table-cell>
          <table:table-cell office:value-type="float" office:value="0.1895064" calcext:value-type="float">
            <text:p>0.1895064</text:p>
          </table:table-cell>
          <table:table-cell office:value-type="float" office:value="0" calcext:value-type="float">
            <text:p>0</text:p>
          </table:table-cell>
          <table:table-cell office:value-type="float" office:value="52.53421" calcext:value-type="float">
            <text:p>52.53421</text:p>
          </table:table-cell>
          <table:table-cell office:value-type="float" office:value="51.54982" calcext:value-type="float">
            <text:p>51.54982</text:p>
          </table:table-cell>
          <table:table-cell office:value-type="float" office:value="41.40491" calcext:value-type="float">
            <text:p>41.40491</text:p>
          </table:table-cell>
          <table:table-cell office:value-type="float" office:value="11.11295" calcext:value-type="float">
            <text:p>11.11295</text:p>
          </table:table-cell>
          <table:table-cell office:value-type="float" office:value="8.661682" calcext:value-type="float">
            <text:p>8.661682</text:p>
          </table:table-cell>
          <table:table-cell office:value-type="float" office:value="3.123926" calcext:value-type="float">
            <text:p>3.123926</text:p>
          </table:table-cell>
          <table:table-cell office:value-type="float" office:value="2.931967" calcext:value-type="float">
            <text:p>2.931967</text:p>
          </table:table-cell>
          <table:table-cell office:value-type="float" office:value="5.775295" calcext:value-type="float">
            <text:p>5.775295</text:p>
          </table:table-cell>
          <table:table-cell office:value-type="float" office:value="8.418847" calcext:value-type="float">
            <text:p>8.418847</text:p>
          </table:table-cell>
          <table:table-cell office:value-type="float" office:value="9.684952" calcext:value-type="float">
            <text:p>9.684952</text:p>
          </table:table-cell>
          <table:table-cell office:value-type="float" office:value="10.01511" calcext:value-type="float">
            <text:p>10.01511</text:p>
          </table:table-cell>
          <table:table-cell office:value-type="float" office:value="10.67687" calcext:value-type="float">
            <text:p>10.67687</text:p>
          </table:table-cell>
          <table:table-cell office:value-type="float" office:value="11.76367" calcext:value-type="float">
            <text:p>11.76367</text:p>
          </table:table-cell>
          <table:table-cell office:value-type="float" office:value="12.12288" calcext:value-type="float">
            <text:p>12.12288</text:p>
          </table:table-cell>
          <table:table-cell office:value-type="float" office:value="0" calcext:value-type="float">
            <text:p>0</text:p>
          </table:table-cell>
          <table:table-cell office:value-type="float" office:value="126.7407" calcext:value-type="float">
            <text:p>126.74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5" calcext:value-type="float">
            <text:p>24092005</text:p>
          </table:table-cell>
          <table:table-cell office:value-type="float" office:value="0.9973286" calcext:value-type="float">
            <text:p>0.9973286</text:p>
          </table:table-cell>
          <table:table-cell office:value-type="float" office:value="134.6845" calcext:value-type="float">
            <text:p>134.68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76989" calcext:value-type="float">
            <text:p>41.76989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8297056" calcext:value-type="float">
            <text:p>0.0008297056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1611676" calcext:value-type="float">
            <text:p>0.01611676</text:p>
          </table:table-cell>
          <table:table-cell office:value-type="float" office:value="1168.675" calcext:value-type="float">
            <text:p>1168.675</text:p>
          </table:table-cell>
          <table:table-cell office:value-type="float" office:value="1.084085" calcext:value-type="float">
            <text:p>1.084085</text:p>
          </table:table-cell>
          <table:table-cell office:value-type="float" office:value="0" calcext:value-type="float">
            <text:p>0</text:p>
          </table:table-cell>
          <table:table-cell office:value-type="float" office:value="0.3518747" calcext:value-type="float">
            <text:p>0.3518747</text:p>
          </table:table-cell>
          <table:table-cell office:value-type="float" office:value="0.4411513" calcext:value-type="float">
            <text:p>0.4411513</text:p>
          </table:table-cell>
          <table:table-cell office:value-type="float" office:value="0.3613389" calcext:value-type="float">
            <text:p>0.3613389</text:p>
          </table:table-cell>
          <table:table-cell office:value-type="float" office:value="0.1084783" calcext:value-type="float">
            <text:p>0.1084783</text:p>
          </table:table-cell>
          <table:table-cell office:value-type="float" office:value="0.08936861" calcext:value-type="float">
            <text:p>0.08936861</text:p>
          </table:table-cell>
          <table:table-cell office:value-type="float" office:value="0.0407273" calcext:value-type="float">
            <text:p>0.0407273</text:p>
          </table:table-cell>
          <table:table-cell office:value-type="float" office:value="0.04077084" calcext:value-type="float">
            <text:p>0.04077084</text:p>
          </table:table-cell>
          <table:table-cell office:value-type="float" office:value="0.08975808" calcext:value-type="float">
            <text:p>0.08975808</text:p>
          </table:table-cell>
          <table:table-cell office:value-type="float" office:value="0.1548474" calcext:value-type="float">
            <text:p>0.1548474</text:p>
          </table:table-cell>
          <table:table-cell office:value-type="float" office:value="0.1657794" calcext:value-type="float">
            <text:p>0.1657794</text:p>
          </table:table-cell>
          <table:table-cell office:value-type="float" office:value="0.1674198" calcext:value-type="float">
            <text:p>0.1674198</text:p>
          </table:table-cell>
          <table:table-cell office:value-type="float" office:value="0.1745624" calcext:value-type="float">
            <text:p>0.1745624</text:p>
          </table:table-cell>
          <table:table-cell office:value-type="float" office:value="0.1856331" calcext:value-type="float">
            <text:p>0.1856331</text:p>
          </table:table-cell>
          <table:table-cell office:value-type="float" office:value="0.1895273" calcext:value-type="float">
            <text:p>0.1895273</text:p>
          </table:table-cell>
          <table:table-cell office:value-type="float" office:value="0" calcext:value-type="float">
            <text:p>0</text:p>
          </table:table-cell>
          <table:table-cell office:value-type="float" office:value="52.53635" calcext:value-type="float">
            <text:p>52.53635</text:p>
          </table:table-cell>
          <table:table-cell office:value-type="float" office:value="51.52563" calcext:value-type="float">
            <text:p>51.52563</text:p>
          </table:table-cell>
          <table:table-cell office:value-type="float" office:value="41.39405" calcext:value-type="float">
            <text:p>41.39405</text:p>
          </table:table-cell>
          <table:table-cell office:value-type="float" office:value="11.11702" calcext:value-type="float">
            <text:p>11.11702</text:p>
          </table:table-cell>
          <table:table-cell office:value-type="float" office:value="8.667545" calcext:value-type="float">
            <text:p>8.667545</text:p>
          </table:table-cell>
          <table:table-cell office:value-type="float" office:value="3.127273" calcext:value-type="float">
            <text:p>3.127273</text:p>
          </table:table-cell>
          <table:table-cell office:value-type="float" office:value="2.934853" calcext:value-type="float">
            <text:p>2.934853</text:p>
          </table:table-cell>
          <table:table-cell office:value-type="float" office:value="5.78032" calcext:value-type="float">
            <text:p>5.78032</text:p>
          </table:table-cell>
          <table:table-cell office:value-type="float" office:value="8.425338" calcext:value-type="float">
            <text:p>8.425338</text:p>
          </table:table-cell>
          <table:table-cell office:value-type="float" office:value="9.689659" calcext:value-type="float">
            <text:p>9.689659</text:p>
          </table:table-cell>
          <table:table-cell office:value-type="float" office:value="10.01941" calcext:value-type="float">
            <text:p>10.01941</text:p>
          </table:table-cell>
          <table:table-cell office:value-type="float" office:value="10.68044" calcext:value-type="float">
            <text:p>10.68044</text:p>
          </table:table-cell>
          <table:table-cell office:value-type="float" office:value="11.76592" calcext:value-type="float">
            <text:p>11.76592</text:p>
          </table:table-cell>
          <table:table-cell office:value-type="float" office:value="12.12486" calcext:value-type="float">
            <text:p>12.12486</text:p>
          </table:table-cell>
          <table:table-cell office:value-type="float" office:value="0" calcext:value-type="float">
            <text:p>0</text:p>
          </table:table-cell>
          <table:table-cell office:value-type="float" office:value="136.4948" calcext:value-type="float">
            <text:p>136.49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5" calcext:value-type="float">
            <text:p>25092005</text:p>
          </table:table-cell>
          <table:table-cell office:value-type="float" office:value="0.9926456" calcext:value-type="float">
            <text:p>0.9926456</text:p>
          </table:table-cell>
          <table:table-cell office:value-type="float" office:value="134.6772" calcext:value-type="float">
            <text:p>134.67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784" calcext:value-type="float">
            <text:p>41.784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8297362" calcext:value-type="float">
            <text:p>0.0008297362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1612997" calcext:value-type="float">
            <text:p>0.01612997</text:p>
          </table:table-cell>
          <table:table-cell office:value-type="float" office:value="1168.672" calcext:value-type="float">
            <text:p>1168.672</text:p>
          </table:table-cell>
          <table:table-cell office:value-type="float" office:value="1.083284" calcext:value-type="float">
            <text:p>1.083284</text:p>
          </table:table-cell>
          <table:table-cell office:value-type="float" office:value="0" calcext:value-type="float">
            <text:p>0</text:p>
          </table:table-cell>
          <table:table-cell office:value-type="float" office:value="0.3361151" calcext:value-type="float">
            <text:p>0.3361151</text:p>
          </table:table-cell>
          <table:table-cell office:value-type="float" office:value="0.437767" calcext:value-type="float">
            <text:p>0.437767</text:p>
          </table:table-cell>
          <table:table-cell office:value-type="float" office:value="0.3623213" calcext:value-type="float">
            <text:p>0.3623213</text:p>
          </table:table-cell>
          <table:table-cell office:value-type="float" office:value="0.1100507" calcext:value-type="float">
            <text:p>0.1100507</text:p>
          </table:table-cell>
          <table:table-cell office:value-type="float" office:value="0.09139673" calcext:value-type="float">
            <text:p>0.09139673</text:p>
          </table:table-cell>
          <table:table-cell office:value-type="float" office:value="0.04164411" calcext:value-type="float">
            <text:p>0.04164411</text:p>
          </table:table-cell>
          <table:table-cell office:value-type="float" office:value="0.0410747" calcext:value-type="float">
            <text:p>0.0410747</text:p>
          </table:table-cell>
          <table:table-cell office:value-type="float" office:value="0.08977222" calcext:value-type="float">
            <text:p>0.08977222</text:p>
          </table:table-cell>
          <table:table-cell office:value-type="float" office:value="0.1548359" calcext:value-type="float">
            <text:p>0.1548359</text:p>
          </table:table-cell>
          <table:table-cell office:value-type="float" office:value="0.1658097" calcext:value-type="float">
            <text:p>0.1658097</text:p>
          </table:table-cell>
          <table:table-cell office:value-type="float" office:value="0.1674618" calcext:value-type="float">
            <text:p>0.1674618</text:p>
          </table:table-cell>
          <table:table-cell office:value-type="float" office:value="0.1745963" calcext:value-type="float">
            <text:p>0.1745963</text:p>
          </table:table-cell>
          <table:table-cell office:value-type="float" office:value="0.1856583" calcext:value-type="float">
            <text:p>0.1856583</text:p>
          </table:table-cell>
          <table:table-cell office:value-type="float" office:value="0.1895481" calcext:value-type="float">
            <text:p>0.1895481</text:p>
          </table:table-cell>
          <table:table-cell office:value-type="float" office:value="0" calcext:value-type="float">
            <text:p>0</text:p>
          </table:table-cell>
          <table:table-cell office:value-type="float" office:value="52.53799" calcext:value-type="float">
            <text:p>52.53799</text:p>
          </table:table-cell>
          <table:table-cell office:value-type="float" office:value="51.50783" calcext:value-type="float">
            <text:p>51.50783</text:p>
          </table:table-cell>
          <table:table-cell office:value-type="float" office:value="41.38864" calcext:value-type="float">
            <text:p>41.38864</text:p>
          </table:table-cell>
          <table:table-cell office:value-type="float" office:value="11.12276" calcext:value-type="float">
            <text:p>11.12276</text:p>
          </table:table-cell>
          <table:table-cell office:value-type="float" office:value="8.674612" calcext:value-type="float">
            <text:p>8.674612</text:p>
          </table:table-cell>
          <table:table-cell office:value-type="float" office:value="3.130779" calcext:value-type="float">
            <text:p>3.130779</text:p>
          </table:table-cell>
          <table:table-cell office:value-type="float" office:value="2.937739" calcext:value-type="float">
            <text:p>2.937739</text:p>
          </table:table-cell>
          <table:table-cell office:value-type="float" office:value="5.785286" calcext:value-type="float">
            <text:p>5.785286</text:p>
          </table:table-cell>
          <table:table-cell office:value-type="float" office:value="8.431828" calcext:value-type="float">
            <text:p>8.431828</text:p>
          </table:table-cell>
          <table:table-cell office:value-type="float" office:value="9.694368" calcext:value-type="float">
            <text:p>9.694368</text:p>
          </table:table-cell>
          <table:table-cell office:value-type="float" office:value="10.02371" calcext:value-type="float">
            <text:p>10.02371</text:p>
          </table:table-cell>
          <table:table-cell office:value-type="float" office:value="10.684" calcext:value-type="float">
            <text:p>10.684</text:p>
          </table:table-cell>
          <table:table-cell office:value-type="float" office:value="11.76816" calcext:value-type="float">
            <text:p>11.76816</text:p>
          </table:table-cell>
          <table:table-cell office:value-type="float" office:value="12.12685" calcext:value-type="float">
            <text:p>12.12685</text:p>
          </table:table-cell>
          <table:table-cell office:value-type="float" office:value="0" calcext:value-type="float">
            <text:p>0</text:p>
          </table:table-cell>
          <table:table-cell office:value-type="float" office:value="139.0435" calcext:value-type="float">
            <text:p>139.04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5" calcext:value-type="float">
            <text:p>26092005</text:p>
          </table:table-cell>
          <table:table-cell office:value-type="float" office:value="0.988234" calcext:value-type="float">
            <text:p>0.988234</text:p>
          </table:table-cell>
          <table:table-cell office:value-type="float" office:value="134.6701" calcext:value-type="float">
            <text:p>134.67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7979" calcext:value-type="float">
            <text:p>41.7979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8297698" calcext:value-type="float">
            <text:p>0.0008297698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161443" calcext:value-type="float">
            <text:p>0.0161443</text:p>
          </table:table-cell>
          <table:table-cell office:value-type="float" office:value="1168.67" calcext:value-type="float">
            <text:p>1168.67</text:p>
          </table:table-cell>
          <table:table-cell office:value-type="float" office:value="1.082259" calcext:value-type="float">
            <text:p>1.082259</text:p>
          </table:table-cell>
          <table:table-cell office:value-type="float" office:value="0" calcext:value-type="float">
            <text:p>0</text:p>
          </table:table-cell>
          <table:table-cell office:value-type="float" office:value="0.3356091" calcext:value-type="float">
            <text:p>0.3356091</text:p>
          </table:table-cell>
          <table:table-cell office:value-type="float" office:value="0.4357793" calcext:value-type="float">
            <text:p>0.4357793</text:p>
          </table:table-cell>
          <table:table-cell office:value-type="float" office:value="0.3600495" calcext:value-type="float">
            <text:p>0.3600495</text:p>
          </table:table-cell>
          <table:table-cell office:value-type="float" office:value="0.1090385" calcext:value-type="float">
            <text:p>0.1090385</text:p>
          </table:table-cell>
          <table:table-cell office:value-type="float" office:value="0.09056407" calcext:value-type="float">
            <text:p>0.09056407</text:p>
          </table:table-cell>
          <table:table-cell office:value-type="float" office:value="0.04129707" calcext:value-type="float">
            <text:p>0.04129707</text:p>
          </table:table-cell>
          <table:table-cell office:value-type="float" office:value="0.04095929" calcext:value-type="float">
            <text:p>0.04095929</text:p>
          </table:table-cell>
          <table:table-cell office:value-type="float" office:value="0.08978928" calcext:value-type="float">
            <text:p>0.08978928</text:p>
          </table:table-cell>
          <table:table-cell office:value-type="float" office:value="0.154859" calcext:value-type="float">
            <text:p>0.154859</text:p>
          </table:table-cell>
          <table:table-cell office:value-type="float" office:value="0.1658386" calcext:value-type="float">
            <text:p>0.1658386</text:p>
          </table:table-cell>
          <table:table-cell office:value-type="float" office:value="0.1675031" calcext:value-type="float">
            <text:p>0.1675031</text:p>
          </table:table-cell>
          <table:table-cell office:value-type="float" office:value="0.1746295" calcext:value-type="float">
            <text:p>0.1746295</text:p>
          </table:table-cell>
          <table:table-cell office:value-type="float" office:value="0.1856835" calcext:value-type="float">
            <text:p>0.1856835</text:p>
          </table:table-cell>
          <table:table-cell office:value-type="float" office:value="0.189569" calcext:value-type="float">
            <text:p>0.189569</text:p>
          </table:table-cell>
          <table:table-cell office:value-type="float" office:value="0" calcext:value-type="float">
            <text:p>0</text:p>
          </table:table-cell>
          <table:table-cell office:value-type="float" office:value="52.54054" calcext:value-type="float">
            <text:p>52.54054</text:p>
          </table:table-cell>
          <table:table-cell office:value-type="float" office:value="51.48778" calcext:value-type="float">
            <text:p>51.48778</text:p>
          </table:table-cell>
          <table:table-cell office:value-type="float" office:value="41.3815" calcext:value-type="float">
            <text:p>41.3815</text:p>
          </table:table-cell>
          <table:table-cell office:value-type="float" office:value="11.12799" calcext:value-type="float">
            <text:p>11.12799</text:p>
          </table:table-cell>
          <table:table-cell office:value-type="float" office:value="8.68146" calcext:value-type="float">
            <text:p>8.68146</text:p>
          </table:table-cell>
          <table:table-cell office:value-type="float" office:value="3.134277" calcext:value-type="float">
            <text:p>3.134277</text:p>
          </table:table-cell>
          <table:table-cell office:value-type="float" office:value="2.940633" calcext:value-type="float">
            <text:p>2.940633</text:p>
          </table:table-cell>
          <table:table-cell office:value-type="float" office:value="5.790252" calcext:value-type="float">
            <text:p>5.790252</text:p>
          </table:table-cell>
          <table:table-cell office:value-type="float" office:value="8.438319" calcext:value-type="float">
            <text:p>8.438319</text:p>
          </table:table-cell>
          <table:table-cell office:value-type="float" office:value="9.699075" calcext:value-type="float">
            <text:p>9.699075</text:p>
          </table:table-cell>
          <table:table-cell office:value-type="float" office:value="10.028" calcext:value-type="float">
            <text:p>10.028</text:p>
          </table:table-cell>
          <table:table-cell office:value-type="float" office:value="10.68757" calcext:value-type="float">
            <text:p>10.68757</text:p>
          </table:table-cell>
          <table:table-cell office:value-type="float" office:value="11.77041" calcext:value-type="float">
            <text:p>11.77041</text:p>
          </table:table-cell>
          <table:table-cell office:value-type="float" office:value="12.12883" calcext:value-type="float">
            <text:p>12.12883</text:p>
          </table:table-cell>
          <table:table-cell office:value-type="float" office:value="0" calcext:value-type="float">
            <text:p>0</text:p>
          </table:table-cell>
          <table:table-cell office:value-type="float" office:value="135.5808" calcext:value-type="float">
            <text:p>135.58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5" calcext:value-type="float">
            <text:p>27092005</text:p>
          </table:table-cell>
          <table:table-cell office:value-type="float" office:value="0.98364" calcext:value-type="float">
            <text:p>0.98364</text:p>
          </table:table-cell>
          <table:table-cell office:value-type="float" office:value="134.663" calcext:value-type="float">
            <text:p>134.66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81174" calcext:value-type="float">
            <text:p>41.81174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8298033" calcext:value-type="float">
            <text:p>0.0008298033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1615968" calcext:value-type="float">
            <text:p>0.01615968</text:p>
          </table:table-cell>
          <table:table-cell office:value-type="float" office:value="1168.667" calcext:value-type="float">
            <text:p>1168.667</text:p>
          </table:table-cell>
          <table:table-cell office:value-type="float" office:value="1.080719" calcext:value-type="float">
            <text:p>1.080719</text:p>
          </table:table-cell>
          <table:table-cell office:value-type="float" office:value="0" calcext:value-type="float">
            <text:p>0</text:p>
          </table:table-cell>
          <table:table-cell office:value-type="float" office:value="0.3448427" calcext:value-type="float">
            <text:p>0.3448427</text:p>
          </table:table-cell>
          <table:table-cell office:value-type="float" office:value="0.44584" calcext:value-type="float">
            <text:p>0.44584</text:p>
          </table:table-cell>
          <table:table-cell office:value-type="float" office:value="0.3653049" calcext:value-type="float">
            <text:p>0.3653049</text:p>
          </table:table-cell>
          <table:table-cell office:value-type="float" office:value="0.1099197" calcext:value-type="float">
            <text:p>0.1099197</text:p>
          </table:table-cell>
          <table:table-cell office:value-type="float" office:value="0.09076408" calcext:value-type="float">
            <text:p>0.09076408</text:p>
          </table:table-cell>
          <table:table-cell office:value-type="float" office:value="0.04107901" calcext:value-type="float">
            <text:p>0.04107901</text:p>
          </table:table-cell>
          <table:table-cell office:value-type="float" office:value="0.04081382" calcext:value-type="float">
            <text:p>0.04081382</text:p>
          </table:table-cell>
          <table:table-cell office:value-type="float" office:value="0.08972719" calcext:value-type="float">
            <text:p>0.08972719</text:p>
          </table:table-cell>
          <table:table-cell office:value-type="float" office:value="0.1548567" calcext:value-type="float">
            <text:p>0.1548567</text:p>
          </table:table-cell>
          <table:table-cell office:value-type="float" office:value="0.1658664" calcext:value-type="float">
            <text:p>0.1658664</text:p>
          </table:table-cell>
          <table:table-cell office:value-type="float" office:value="0.1675441" calcext:value-type="float">
            <text:p>0.1675441</text:p>
          </table:table-cell>
          <table:table-cell office:value-type="float" office:value="0.1746627" calcext:value-type="float">
            <text:p>0.1746627</text:p>
          </table:table-cell>
          <table:table-cell office:value-type="float" office:value="0.1857085" calcext:value-type="float">
            <text:p>0.1857085</text:p>
          </table:table-cell>
          <table:table-cell office:value-type="float" office:value="0.1895899" calcext:value-type="float">
            <text:p>0.1895899</text:p>
          </table:table-cell>
          <table:table-cell office:value-type="float" office:value="0" calcext:value-type="float">
            <text:p>0</text:p>
          </table:table-cell>
          <table:table-cell office:value-type="float" office:value="52.54366" calcext:value-type="float">
            <text:p>52.54366</text:p>
          </table:table-cell>
          <table:table-cell office:value-type="float" office:value="51.46826" calcext:value-type="float">
            <text:p>51.46826</text:p>
          </table:table-cell>
          <table:table-cell office:value-type="float" office:value="41.37374" calcext:value-type="float">
            <text:p>41.37374</text:p>
          </table:table-cell>
          <table:table-cell office:value-type="float" office:value="11.13279" calcext:value-type="float">
            <text:p>11.13279</text:p>
          </table:table-cell>
          <table:table-cell office:value-type="float" office:value="8.687836" calcext:value-type="float">
            <text:p>8.687836</text:p>
          </table:table-cell>
          <table:table-cell office:value-type="float" office:value="3.13765" calcext:value-type="float">
            <text:p>3.13765</text:p>
          </table:table-cell>
          <table:table-cell office:value-type="float" office:value="2.943469" calcext:value-type="float">
            <text:p>2.943469</text:p>
          </table:table-cell>
          <table:table-cell office:value-type="float" office:value="5.79519" calcext:value-type="float">
            <text:p>5.79519</text:p>
          </table:table-cell>
          <table:table-cell office:value-type="float" office:value="8.44481" calcext:value-type="float">
            <text:p>8.44481</text:p>
          </table:table-cell>
          <table:table-cell office:value-type="float" office:value="9.703781" calcext:value-type="float">
            <text:p>9.703781</text:p>
          </table:table-cell>
          <table:table-cell office:value-type="float" office:value="10.0323" calcext:value-type="float">
            <text:p>10.0323</text:p>
          </table:table-cell>
          <table:table-cell office:value-type="float" office:value="10.69114" calcext:value-type="float">
            <text:p>10.69114</text:p>
          </table:table-cell>
          <table:table-cell office:value-type="float" office:value="11.77266" calcext:value-type="float">
            <text:p>11.77266</text:p>
          </table:table-cell>
          <table:table-cell office:value-type="float" office:value="12.13082" calcext:value-type="float">
            <text:p>12.13082</text:p>
          </table:table-cell>
          <table:table-cell office:value-type="float" office:value="0" calcext:value-type="float">
            <text:p>0</text:p>
          </table:table-cell>
          <table:table-cell office:value-type="float" office:value="140.1765" calcext:value-type="float">
            <text:p>140.17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5" calcext:value-type="float">
            <text:p>28092005</text:p>
          </table:table-cell>
          <table:table-cell office:value-type="float" office:value="0.9801372" calcext:value-type="float">
            <text:p>0.9801372</text:p>
          </table:table-cell>
          <table:table-cell office:value-type="float" office:value="134.6566" calcext:value-type="float">
            <text:p>134.656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82508" calcext:value-type="float">
            <text:p>41.82508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8298368" calcext:value-type="float">
            <text:p>0.0008298368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1617607" calcext:value-type="float">
            <text:p>0.01617607</text:p>
          </table:table-cell>
          <table:table-cell office:value-type="float" office:value="1168.664" calcext:value-type="float">
            <text:p>1168.664</text:p>
          </table:table-cell>
          <table:table-cell office:value-type="float" office:value="1.080544" calcext:value-type="float">
            <text:p>1.080544</text:p>
          </table:table-cell>
          <table:table-cell office:value-type="float" office:value="0" calcext:value-type="float">
            <text:p>0</text:p>
          </table:table-cell>
          <table:table-cell office:value-type="float" office:value="0.4675266" calcext:value-type="float">
            <text:p>0.4675266</text:p>
          </table:table-cell>
          <table:table-cell office:value-type="float" office:value="0.4217628" calcext:value-type="float">
            <text:p>0.4217628</text:p>
          </table:table-cell>
          <table:table-cell office:value-type="float" office:value="0.3371297" calcext:value-type="float">
            <text:p>0.3371297</text:p>
          </table:table-cell>
          <table:table-cell office:value-type="float" office:value="0.1023304" calcext:value-type="float">
            <text:p>0.1023304</text:p>
          </table:table-cell>
          <table:table-cell office:value-type="float" office:value="0.08622347" calcext:value-type="float">
            <text:p>0.08622347</text:p>
          </table:table-cell>
          <table:table-cell office:value-type="float" office:value="0.04012399" calcext:value-type="float">
            <text:p>0.04012399</text:p>
          </table:table-cell>
          <table:table-cell office:value-type="float" office:value="0.04063666" calcext:value-type="float">
            <text:p>0.04063666</text:p>
          </table:table-cell>
          <table:table-cell office:value-type="float" office:value="0.08972044" calcext:value-type="float">
            <text:p>0.08972044</text:p>
          </table:table-cell>
          <table:table-cell office:value-type="float" office:value="0.1548705" calcext:value-type="float">
            <text:p>0.1548705</text:p>
          </table:table-cell>
          <table:table-cell office:value-type="float" office:value="0.165894" calcext:value-type="float">
            <text:p>0.165894</text:p>
          </table:table-cell>
          <table:table-cell office:value-type="float" office:value="0.167585" calcext:value-type="float">
            <text:p>0.167585</text:p>
          </table:table-cell>
          <table:table-cell office:value-type="float" office:value="0.1747142" calcext:value-type="float">
            <text:p>0.1747142</text:p>
          </table:table-cell>
          <table:table-cell office:value-type="float" office:value="0.1857336" calcext:value-type="float">
            <text:p>0.1857336</text:p>
          </table:table-cell>
          <table:table-cell office:value-type="float" office:value="0.1896108" calcext:value-type="float">
            <text:p>0.1896108</text:p>
          </table:table-cell>
          <table:table-cell office:value-type="float" office:value="0" calcext:value-type="float">
            <text:p>0</text:p>
          </table:table-cell>
          <table:table-cell office:value-type="float" office:value="52.51943" calcext:value-type="float">
            <text:p>52.51943</text:p>
          </table:table-cell>
          <table:table-cell office:value-type="float" office:value="51.44557" calcext:value-type="float">
            <text:p>51.44557</text:p>
          </table:table-cell>
          <table:table-cell office:value-type="float" office:value="41.36467" calcext:value-type="float">
            <text:p>41.36467</text:p>
          </table:table-cell>
          <table:table-cell office:value-type="float" office:value="11.13734" calcext:value-type="float">
            <text:p>11.13734</text:p>
          </table:table-cell>
          <table:table-cell office:value-type="float" office:value="8.694188" calcext:value-type="float">
            <text:p>8.694188</text:p>
          </table:table-cell>
          <table:table-cell office:value-type="float" office:value="3.141014" calcext:value-type="float">
            <text:p>3.141014</text:p>
          </table:table-cell>
          <table:table-cell office:value-type="float" office:value="2.946292" calcext:value-type="float">
            <text:p>2.946292</text:p>
          </table:table-cell>
          <table:table-cell office:value-type="float" office:value="5.800101" calcext:value-type="float">
            <text:p>5.800101</text:p>
          </table:table-cell>
          <table:table-cell office:value-type="float" office:value="8.4513" calcext:value-type="float">
            <text:p>8.4513</text:p>
          </table:table-cell>
          <table:table-cell office:value-type="float" office:value="9.708492" calcext:value-type="float">
            <text:p>9.708492</text:p>
          </table:table-cell>
          <table:table-cell office:value-type="float" office:value="10.0366" calcext:value-type="float">
            <text:p>10.0366</text:p>
          </table:table-cell>
          <table:table-cell office:value-type="float" office:value="10.6947" calcext:value-type="float">
            <text:p>10.6947</text:p>
          </table:table-cell>
          <table:table-cell office:value-type="float" office:value="11.77491" calcext:value-type="float">
            <text:p>11.77491</text:p>
          </table:table-cell>
          <table:table-cell office:value-type="float" office:value="12.13282" calcext:value-type="float">
            <text:p>12.13282</text:p>
          </table:table-cell>
          <table:table-cell office:value-type="float" office:value="0" calcext:value-type="float">
            <text:p>0</text:p>
          </table:table-cell>
          <table:table-cell office:value-type="float" office:value="118.2992" calcext:value-type="float">
            <text:p>118.29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5" calcext:value-type="float">
            <text:p>29092005</text:p>
          </table:table-cell>
          <table:table-cell office:value-type="float" office:value="0.9770529" calcext:value-type="float">
            <text:p>0.9770529</text:p>
          </table:table-cell>
          <table:table-cell office:value-type="float" office:value="134.651" calcext:value-type="float">
            <text:p>134.65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83752" calcext:value-type="float">
            <text:p>41.83752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8298703" calcext:value-type="float">
            <text:p>0.0008298703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1619346" calcext:value-type="float">
            <text:p>0.01619346</text:p>
          </table:table-cell>
          <table:table-cell office:value-type="float" office:value="1168.66" calcext:value-type="float">
            <text:p>1168.66</text:p>
          </table:table-cell>
          <table:table-cell office:value-type="float" office:value="1.079654" calcext:value-type="float">
            <text:p>1.079654</text:p>
          </table:table-cell>
          <table:table-cell office:value-type="float" office:value="0" calcext:value-type="float">
            <text:p>0</text:p>
          </table:table-cell>
          <table:table-cell office:value-type="float" office:value="0.4438456" calcext:value-type="float">
            <text:p>0.4438456</text:p>
          </table:table-cell>
          <table:table-cell office:value-type="float" office:value="0.4122502" calcext:value-type="float">
            <text:p>0.4122502</text:p>
          </table:table-cell>
          <table:table-cell office:value-type="float" office:value="0.3317588" calcext:value-type="float">
            <text:p>0.3317588</text:p>
          </table:table-cell>
          <table:table-cell office:value-type="float" office:value="0.09750107" calcext:value-type="float">
            <text:p>0.09750107</text:p>
          </table:table-cell>
          <table:table-cell office:value-type="float" office:value="0.08121792" calcext:value-type="float">
            <text:p>0.08121792</text:p>
          </table:table-cell>
          <table:table-cell office:value-type="float" office:value="0.0378137" calcext:value-type="float">
            <text:p>0.0378137</text:p>
          </table:table-cell>
          <table:table-cell office:value-type="float" office:value="0.03958739" calcext:value-type="float">
            <text:p>0.03958739</text:p>
          </table:table-cell>
          <table:table-cell office:value-type="float" office:value="0.08928267" calcext:value-type="float">
            <text:p>0.08928267</text:p>
          </table:table-cell>
          <table:table-cell office:value-type="float" office:value="0.154853" calcext:value-type="float">
            <text:p>0.154853</text:p>
          </table:table-cell>
          <table:table-cell office:value-type="float" office:value="0.1659212" calcext:value-type="float">
            <text:p>0.1659212</text:p>
          </table:table-cell>
          <table:table-cell office:value-type="float" office:value="0.1676255" calcext:value-type="float">
            <text:p>0.1676255</text:p>
          </table:table-cell>
          <table:table-cell office:value-type="float" office:value="0.1747338" calcext:value-type="float">
            <text:p>0.1747338</text:p>
          </table:table-cell>
          <table:table-cell office:value-type="float" office:value="0.1857587" calcext:value-type="float">
            <text:p>0.1857587</text:p>
          </table:table-cell>
          <table:table-cell office:value-type="float" office:value="0.1896317" calcext:value-type="float">
            <text:p>0.1896317</text:p>
          </table:table-cell>
          <table:table-cell office:value-type="float" office:value="0" calcext:value-type="float">
            <text:p>0</text:p>
          </table:table-cell>
          <table:table-cell office:value-type="float" office:value="52.54079" calcext:value-type="float">
            <text:p>52.54079</text:p>
          </table:table-cell>
          <table:table-cell office:value-type="float" office:value="51.4131" calcext:value-type="float">
            <text:p>51.4131</text:p>
          </table:table-cell>
          <table:table-cell office:value-type="float" office:value="41.3454" calcext:value-type="float">
            <text:p>41.3454</text:p>
          </table:table-cell>
          <table:table-cell office:value-type="float" office:value="11.13797" calcext:value-type="float">
            <text:p>11.13797</text:p>
          </table:table-cell>
          <table:table-cell office:value-type="float" office:value="8.697317" calcext:value-type="float">
            <text:p>8.697317</text:p>
          </table:table-cell>
          <table:table-cell office:value-type="float" office:value="3.143719" calcext:value-type="float">
            <text:p>3.143719</text:p>
          </table:table-cell>
          <table:table-cell office:value-type="float" office:value="2.948912" calcext:value-type="float">
            <text:p>2.948912</text:p>
          </table:table-cell>
          <table:table-cell office:value-type="float" office:value="5.804937" calcext:value-type="float">
            <text:p>5.804937</text:p>
          </table:table-cell>
          <table:table-cell office:value-type="float" office:value="8.457763" calcext:value-type="float">
            <text:p>8.457763</text:p>
          </table:table-cell>
          <table:table-cell office:value-type="float" office:value="9.7132" calcext:value-type="float">
            <text:p>9.7132</text:p>
          </table:table-cell>
          <table:table-cell office:value-type="float" office:value="10.0409" calcext:value-type="float">
            <text:p>10.0409</text:p>
          </table:table-cell>
          <table:table-cell office:value-type="float" office:value="10.69827" calcext:value-type="float">
            <text:p>10.69827</text:p>
          </table:table-cell>
          <table:table-cell office:value-type="float" office:value="11.77716" calcext:value-type="float">
            <text:p>11.77716</text:p>
          </table:table-cell>
          <table:table-cell office:value-type="float" office:value="12.13479" calcext:value-type="float">
            <text:p>12.13479</text:p>
          </table:table-cell>
          <table:table-cell office:value-type="float" office:value="0" calcext:value-type="float">
            <text:p>0</text:p>
          </table:table-cell>
          <table:table-cell office:value-type="float" office:value="113.7281" calcext:value-type="float">
            <text:p>113.72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5" calcext:value-type="float">
            <text:p>30092005</text:p>
          </table:table-cell>
          <table:table-cell office:value-type="float" office:value="0.9731771" calcext:value-type="float">
            <text:p>0.9731771</text:p>
          </table:table-cell>
          <table:table-cell office:value-type="float" office:value="134.6449" calcext:value-type="float">
            <text:p>134.644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85004" calcext:value-type="float">
            <text:p>41.85004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8299125" calcext:value-type="float">
            <text:p>0.0008299125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1621183" calcext:value-type="float">
            <text:p>0.01621183</text:p>
          </table:table-cell>
          <table:table-cell office:value-type="float" office:value="1168.656" calcext:value-type="float">
            <text:p>1168.656</text:p>
          </table:table-cell>
          <table:table-cell office:value-type="float" office:value="1.078302" calcext:value-type="float">
            <text:p>1.078302</text:p>
          </table:table-cell>
          <table:table-cell office:value-type="float" office:value="0" calcext:value-type="float">
            <text:p>0</text:p>
          </table:table-cell>
          <table:table-cell office:value-type="float" office:value="0.375832" calcext:value-type="float">
            <text:p>0.375832</text:p>
          </table:table-cell>
          <table:table-cell office:value-type="float" office:value="0.4301723" calcext:value-type="float">
            <text:p>0.4301723</text:p>
          </table:table-cell>
          <table:table-cell office:value-type="float" office:value="0.3474214" calcext:value-type="float">
            <text:p>0.3474214</text:p>
          </table:table-cell>
          <table:table-cell office:value-type="float" office:value="0.101911" calcext:value-type="float">
            <text:p>0.101911</text:p>
          </table:table-cell>
          <table:table-cell office:value-type="float" office:value="0.08384003" calcext:value-type="float">
            <text:p>0.08384003</text:p>
          </table:table-cell>
          <table:table-cell office:value-type="float" office:value="0.03814112" calcext:value-type="float">
            <text:p>0.03814112</text:p>
          </table:table-cell>
          <table:table-cell office:value-type="float" office:value="0.03944825" calcext:value-type="float">
            <text:p>0.03944825</text:p>
          </table:table-cell>
          <table:table-cell office:value-type="float" office:value="0.08892025" calcext:value-type="float">
            <text:p>0.08892025</text:p>
          </table:table-cell>
          <table:table-cell office:value-type="float" office:value="0.1547617" calcext:value-type="float">
            <text:p>0.1547617</text:p>
          </table:table-cell>
          <table:table-cell office:value-type="float" office:value="0.1659387" calcext:value-type="float">
            <text:p>0.1659387</text:p>
          </table:table-cell>
          <table:table-cell office:value-type="float" office:value="0.167665" calcext:value-type="float">
            <text:p>0.167665</text:p>
          </table:table-cell>
          <table:table-cell office:value-type="float" office:value="0.1747631" calcext:value-type="float">
            <text:p>0.1747631</text:p>
          </table:table-cell>
          <table:table-cell office:value-type="float" office:value="0.1857837" calcext:value-type="float">
            <text:p>0.1857837</text:p>
          </table:table-cell>
          <table:table-cell office:value-type="float" office:value="0.1896526" calcext:value-type="float">
            <text:p>0.1896526</text:p>
          </table:table-cell>
          <table:table-cell office:value-type="float" office:value="0" calcext:value-type="float">
            <text:p>0</text:p>
          </table:table-cell>
          <table:table-cell office:value-type="float" office:value="52.54956" calcext:value-type="float">
            <text:p>52.54956</text:p>
          </table:table-cell>
          <table:table-cell office:value-type="float" office:value="51.38572" calcext:value-type="float">
            <text:p>51.38572</text:p>
          </table:table-cell>
          <table:table-cell office:value-type="float" office:value="41.32886" calcext:value-type="float">
            <text:p>41.32886</text:p>
          </table:table-cell>
          <table:table-cell office:value-type="float" office:value="11.13867" calcext:value-type="float">
            <text:p>11.13867</text:p>
          </table:table-cell>
          <table:table-cell office:value-type="float" office:value="8.7001" calcext:value-type="float">
            <text:p>8.7001</text:p>
          </table:table-cell>
          <table:table-cell office:value-type="float" office:value="3.146164" calcext:value-type="float">
            <text:p>3.146164</text:p>
          </table:table-cell>
          <table:table-cell office:value-type="float" office:value="2.95137" calcext:value-type="float">
            <text:p>2.95137</text:p>
          </table:table-cell>
          <table:table-cell office:value-type="float" office:value="5.809637" calcext:value-type="float">
            <text:p>5.809637</text:p>
          </table:table-cell>
          <table:table-cell office:value-type="float" office:value="8.464162" calcext:value-type="float">
            <text:p>8.464162</text:p>
          </table:table-cell>
          <table:table-cell office:value-type="float" office:value="9.717907" calcext:value-type="float">
            <text:p>9.717907</text:p>
          </table:table-cell>
          <table:table-cell office:value-type="float" office:value="10.0452" calcext:value-type="float">
            <text:p>10.0452</text:p>
          </table:table-cell>
          <table:table-cell office:value-type="float" office:value="10.70184" calcext:value-type="float">
            <text:p>10.70184</text:p>
          </table:table-cell>
          <table:table-cell office:value-type="float" office:value="11.77941" calcext:value-type="float">
            <text:p>11.77941</text:p>
          </table:table-cell>
          <table:table-cell office:value-type="float" office:value="12.13678" calcext:value-type="float">
            <text:p>12.13678</text:p>
          </table:table-cell>
          <table:table-cell office:value-type="float" office:value="0" calcext:value-type="float">
            <text:p>0</text:p>
          </table:table-cell>
          <table:table-cell office:value-type="float" office:value="122.9472" calcext:value-type="float">
            <text:p>122.9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5" calcext:value-type="float">
            <text:p>1102005</text:p>
          </table:table-cell>
          <table:table-cell office:value-type="float" office:value="0.9691101" calcext:value-type="float">
            <text:p>0.9691101</text:p>
          </table:table-cell>
          <table:table-cell office:value-type="float" office:value="134.6385" calcext:value-type="float">
            <text:p>134.63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86323" calcext:value-type="float">
            <text:p>41.86323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8299573" calcext:value-type="float">
            <text:p>0.0008299573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1623119" calcext:value-type="float">
            <text:p>0.01623119</text:p>
          </table:table-cell>
          <table:table-cell office:value-type="float" office:value="1168.653" calcext:value-type="float">
            <text:p>1168.653</text:p>
          </table:table-cell>
          <table:table-cell office:value-type="float" office:value="1.077099" calcext:value-type="float">
            <text:p>1.077099</text:p>
          </table:table-cell>
          <table:table-cell office:value-type="float" office:value="0" calcext:value-type="float">
            <text:p>0</text:p>
          </table:table-cell>
          <table:table-cell office:value-type="float" office:value="0.335256" calcext:value-type="float">
            <text:p>0.335256</text:p>
          </table:table-cell>
          <table:table-cell office:value-type="float" office:value="0.4327147" calcext:value-type="float">
            <text:p>0.4327147</text:p>
          </table:table-cell>
          <table:table-cell office:value-type="float" office:value="0.353039" calcext:value-type="float">
            <text:p>0.353039</text:p>
          </table:table-cell>
          <table:table-cell office:value-type="float" office:value="0.1051875" calcext:value-type="float">
            <text:p>0.1051875</text:p>
          </table:table-cell>
          <table:table-cell office:value-type="float" office:value="0.08690702" calcext:value-type="float">
            <text:p>0.08690702</text:p>
          </table:table-cell>
          <table:table-cell office:value-type="float" office:value="0.03930662" calcext:value-type="float">
            <text:p>0.03930662</text:p>
          </table:table-cell>
          <table:table-cell office:value-type="float" office:value="0.03986711" calcext:value-type="float">
            <text:p>0.03986711</text:p>
          </table:table-cell>
          <table:table-cell office:value-type="float" office:value="0.08894851" calcext:value-type="float">
            <text:p>0.08894851</text:p>
          </table:table-cell>
          <table:table-cell office:value-type="float" office:value="0.1547007" calcext:value-type="float">
            <text:p>0.1547007</text:p>
          </table:table-cell>
          <table:table-cell office:value-type="float" office:value="0.165948" calcext:value-type="float">
            <text:p>0.165948</text:p>
          </table:table-cell>
          <table:table-cell office:value-type="float" office:value="0.1677033" calcext:value-type="float">
            <text:p>0.1677033</text:p>
          </table:table-cell>
          <table:table-cell office:value-type="float" office:value="0.1747953" calcext:value-type="float">
            <text:p>0.1747953</text:p>
          </table:table-cell>
          <table:table-cell office:value-type="float" office:value="0.1858088" calcext:value-type="float">
            <text:p>0.1858088</text:p>
          </table:table-cell>
          <table:table-cell office:value-type="float" office:value="0.1896734" calcext:value-type="float">
            <text:p>0.1896734</text:p>
          </table:table-cell>
          <table:table-cell office:value-type="float" office:value="0" calcext:value-type="float">
            <text:p>0</text:p>
          </table:table-cell>
          <table:table-cell office:value-type="float" office:value="52.55196" calcext:value-type="float">
            <text:p>52.55196</text:p>
          </table:table-cell>
          <table:table-cell office:value-type="float" office:value="51.36467" calcext:value-type="float">
            <text:p>51.36467</text:p>
          </table:table-cell>
          <table:table-cell office:value-type="float" office:value="41.31815" calcext:value-type="float">
            <text:p>41.31815</text:p>
          </table:table-cell>
          <table:table-cell office:value-type="float" office:value="11.14157" calcext:value-type="float">
            <text:p>11.14157</text:p>
          </table:table-cell>
          <table:table-cell office:value-type="float" office:value="8.704457" calcext:value-type="float">
            <text:p>8.704457</text:p>
          </table:table-cell>
          <table:table-cell office:value-type="float" office:value="3.14887" calcext:value-type="float">
            <text:p>3.14887</text:p>
          </table:table-cell>
          <table:table-cell office:value-type="float" office:value="2.95386" calcext:value-type="float">
            <text:p>2.95386</text:p>
          </table:table-cell>
          <table:table-cell office:value-type="float" office:value="5.814282" calcext:value-type="float">
            <text:p>5.814282</text:p>
          </table:table-cell>
          <table:table-cell office:value-type="float" office:value="8.470561" calcext:value-type="float">
            <text:p>8.470561</text:p>
          </table:table-cell>
          <table:table-cell office:value-type="float" office:value="9.722616" calcext:value-type="float">
            <text:p>9.722616</text:p>
          </table:table-cell>
          <table:table-cell office:value-type="float" office:value="10.0495" calcext:value-type="float">
            <text:p>10.0495</text:p>
          </table:table-cell>
          <table:table-cell office:value-type="float" office:value="10.7054" calcext:value-type="float">
            <text:p>10.7054</text:p>
          </table:table-cell>
          <table:table-cell office:value-type="float" office:value="11.78166" calcext:value-type="float">
            <text:p>11.78166</text:p>
          </table:table-cell>
          <table:table-cell office:value-type="float" office:value="12.13876" calcext:value-type="float">
            <text:p>12.13876</text:p>
          </table:table-cell>
          <table:table-cell office:value-type="float" office:value="0" calcext:value-type="float">
            <text:p>0</text:p>
          </table:table-cell>
          <table:table-cell office:value-type="float" office:value="130.0907" calcext:value-type="float">
            <text:p>130.09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5" calcext:value-type="float">
            <text:p>2102005</text:p>
          </table:table-cell>
          <table:table-cell office:value-type="float" office:value="0.9643263" calcext:value-type="float">
            <text:p>0.9643263</text:p>
          </table:table-cell>
          <table:table-cell office:value-type="float" office:value="134.6315" calcext:value-type="float">
            <text:p>134.63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87688" calcext:value-type="float">
            <text:p>41.87688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830002" calcext:value-type="float">
            <text:p>0.000830002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1625157" calcext:value-type="float">
            <text:p>0.01625157</text:p>
          </table:table-cell>
          <table:table-cell office:value-type="float" office:value="1168.65" calcext:value-type="float">
            <text:p>1168.65</text:p>
          </table:table-cell>
          <table:table-cell office:value-type="float" office:value="1.075106" calcext:value-type="float">
            <text:p>1.075106</text:p>
          </table:table-cell>
          <table:table-cell office:value-type="float" office:value="0" calcext:value-type="float">
            <text:p>0</text:p>
          </table:table-cell>
          <table:table-cell office:value-type="float" office:value="0.3755383" calcext:value-type="float">
            <text:p>0.3755383</text:p>
          </table:table-cell>
          <table:table-cell office:value-type="float" office:value="0.4550884" calcext:value-type="float">
            <text:p>0.4550884</text:p>
          </table:table-cell>
          <table:table-cell office:value-type="float" office:value="0.3694433" calcext:value-type="float">
            <text:p>0.3694433</text:p>
          </table:table-cell>
          <table:table-cell office:value-type="float" office:value="0.1105079" calcext:value-type="float">
            <text:p>0.1105079</text:p>
          </table:table-cell>
          <table:table-cell office:value-type="float" office:value="0.0908199" calcext:value-type="float">
            <text:p>0.0908199</text:p>
          </table:table-cell>
          <table:table-cell office:value-type="float" office:value="0.04042607" calcext:value-type="float">
            <text:p>0.04042607</text:p>
          </table:table-cell>
          <table:table-cell office:value-type="float" office:value="0.0402623" calcext:value-type="float">
            <text:p>0.0402623</text:p>
          </table:table-cell>
          <table:table-cell office:value-type="float" office:value="0.08911966" calcext:value-type="float">
            <text:p>0.08911966</text:p>
          </table:table-cell>
          <table:table-cell office:value-type="float" office:value="0.1547115" calcext:value-type="float">
            <text:p>0.1547115</text:p>
          </table:table-cell>
          <table:table-cell office:value-type="float" office:value="0.1659593" calcext:value-type="float">
            <text:p>0.1659593</text:p>
          </table:table-cell>
          <table:table-cell office:value-type="float" office:value="0.1677401" calcext:value-type="float">
            <text:p>0.1677401</text:p>
          </table:table-cell>
          <table:table-cell office:value-type="float" office:value="0.1748275" calcext:value-type="float">
            <text:p>0.1748275</text:p>
          </table:table-cell>
          <table:table-cell office:value-type="float" office:value="0.1858332" calcext:value-type="float">
            <text:p>0.1858332</text:p>
          </table:table-cell>
          <table:table-cell office:value-type="float" office:value="0.1896943" calcext:value-type="float">
            <text:p>0.1896943</text:p>
          </table:table-cell>
          <table:table-cell office:value-type="float" office:value="0" calcext:value-type="float">
            <text:p>0</text:p>
          </table:table-cell>
          <table:table-cell office:value-type="float" office:value="52.55691" calcext:value-type="float">
            <text:p>52.55691</text:p>
          </table:table-cell>
          <table:table-cell office:value-type="float" office:value="51.34776" calcext:value-type="float">
            <text:p>51.34776</text:p>
          </table:table-cell>
          <table:table-cell office:value-type="float" office:value="41.31076" calcext:value-type="float">
            <text:p>41.31076</text:p>
          </table:table-cell>
          <table:table-cell office:value-type="float" office:value="11.14574" calcext:value-type="float">
            <text:p>11.14574</text:p>
          </table:table-cell>
          <table:table-cell office:value-type="float" office:value="8.709995" calcext:value-type="float">
            <text:p>8.709995</text:p>
          </table:table-cell>
          <table:table-cell office:value-type="float" office:value="3.151806" calcext:value-type="float">
            <text:p>3.151806</text:p>
          </table:table-cell>
          <table:table-cell office:value-type="float" office:value="2.956429" calcext:value-type="float">
            <text:p>2.956429</text:p>
          </table:table-cell>
          <table:table-cell office:value-type="float" office:value="5.818937" calcext:value-type="float">
            <text:p>5.818937</text:p>
          </table:table-cell>
          <table:table-cell office:value-type="float" office:value="8.476884" calcext:value-type="float">
            <text:p>8.476884</text:p>
          </table:table-cell>
          <table:table-cell office:value-type="float" office:value="9.727321" calcext:value-type="float">
            <text:p>9.727321</text:p>
          </table:table-cell>
          <table:table-cell office:value-type="float" office:value="10.0538" calcext:value-type="float">
            <text:p>10.0538</text:p>
          </table:table-cell>
          <table:table-cell office:value-type="float" office:value="10.70897" calcext:value-type="float">
            <text:p>10.70897</text:p>
          </table:table-cell>
          <table:table-cell office:value-type="float" office:value="11.7839" calcext:value-type="float">
            <text:p>11.7839</text:p>
          </table:table-cell>
          <table:table-cell office:value-type="float" office:value="12.14075" calcext:value-type="float">
            <text:p>12.14075</text:p>
          </table:table-cell>
          <table:table-cell office:value-type="float" office:value="0" calcext:value-type="float">
            <text:p>0</text:p>
          </table:table-cell>
          <table:table-cell office:value-type="float" office:value="143.8815" calcext:value-type="float">
            <text:p>143.88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5" calcext:value-type="float">
            <text:p>3102005</text:p>
          </table:table-cell>
          <table:table-cell office:value-type="float" office:value="0.9590394" calcext:value-type="float">
            <text:p>0.9590394</text:p>
          </table:table-cell>
          <table:table-cell office:value-type="float" office:value="134.6237" calcext:value-type="float">
            <text:p>134.623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89142" calcext:value-type="float">
            <text:p>41.89142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8300467" calcext:value-type="float">
            <text:p>0.0008300467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1627303" calcext:value-type="float">
            <text:p>0.01627303</text:p>
          </table:table-cell>
          <table:table-cell office:value-type="float" office:value="1168.647" calcext:value-type="float">
            <text:p>1168.647</text:p>
          </table:table-cell>
          <table:table-cell office:value-type="float" office:value="1.072837" calcext:value-type="float">
            <text:p>1.072837</text:p>
          </table:table-cell>
          <table:table-cell office:value-type="float" office:value="0" calcext:value-type="float">
            <text:p>0</text:p>
          </table:table-cell>
          <table:table-cell office:value-type="float" office:value="0.3618351" calcext:value-type="float">
            <text:p>0.3618351</text:p>
          </table:table-cell>
          <table:table-cell office:value-type="float" office:value="0.4670893" calcext:value-type="float">
            <text:p>0.4670893</text:p>
          </table:table-cell>
          <table:table-cell office:value-type="float" office:value="0.3814645" calcext:value-type="float">
            <text:p>0.3814645</text:p>
          </table:table-cell>
          <table:table-cell office:value-type="float" office:value="0.1157302" calcext:value-type="float">
            <text:p>0.1157302</text:p>
          </table:table-cell>
          <table:table-cell office:value-type="float" office:value="0.09556154" calcext:value-type="float">
            <text:p>0.09556154</text:p>
          </table:table-cell>
          <table:table-cell office:value-type="float" office:value="0.04221525" calcext:value-type="float">
            <text:p>0.04221525</text:p>
          </table:table-cell>
          <table:table-cell office:value-type="float" office:value="0.04097292" calcext:value-type="float">
            <text:p>0.04097292</text:p>
          </table:table-cell>
          <table:table-cell office:value-type="float" office:value="0.08947829" calcext:value-type="float">
            <text:p>0.08947829</text:p>
          </table:table-cell>
          <table:table-cell office:value-type="float" office:value="0.1547931" calcext:value-type="float">
            <text:p>0.1547931</text:p>
          </table:table-cell>
          <table:table-cell office:value-type="float" office:value="0.1659795" calcext:value-type="float">
            <text:p>0.1659795</text:p>
          </table:table-cell>
          <table:table-cell office:value-type="float" office:value="0.1677771" calcext:value-type="float">
            <text:p>0.1677771</text:p>
          </table:table-cell>
          <table:table-cell office:value-type="float" office:value="0.1748581" calcext:value-type="float">
            <text:p>0.1748581</text:p>
          </table:table-cell>
          <table:table-cell office:value-type="float" office:value="0.1858579" calcext:value-type="float">
            <text:p>0.1858579</text:p>
          </table:table-cell>
          <table:table-cell office:value-type="float" office:value="0.1897151" calcext:value-type="float">
            <text:p>0.1897151</text:p>
          </table:table-cell>
          <table:table-cell office:value-type="float" office:value="0" calcext:value-type="float">
            <text:p>0</text:p>
          </table:table-cell>
          <table:table-cell office:value-type="float" office:value="52.56377" calcext:value-type="float">
            <text:p>52.56377</text:p>
          </table:table-cell>
          <table:table-cell office:value-type="float" office:value="51.33881" calcext:value-type="float">
            <text:p>51.33881</text:p>
          </table:table-cell>
          <table:table-cell office:value-type="float" office:value="41.31005" calcext:value-type="float">
            <text:p>41.31005</text:p>
          </table:table-cell>
          <table:table-cell office:value-type="float" office:value="11.15248" calcext:value-type="float">
            <text:p>11.15248</text:p>
          </table:table-cell>
          <table:table-cell office:value-type="float" office:value="8.717509" calcext:value-type="float">
            <text:p>8.717509</text:p>
          </table:table-cell>
          <table:table-cell office:value-type="float" office:value="3.155161" calcext:value-type="float">
            <text:p>3.155161</text:p>
          </table:table-cell>
          <table:table-cell office:value-type="float" office:value="2.959129" calcext:value-type="float">
            <text:p>2.959129</text:p>
          </table:table-cell>
          <table:table-cell office:value-type="float" office:value="5.823638" calcext:value-type="float">
            <text:p>5.823638</text:p>
          </table:table-cell>
          <table:table-cell office:value-type="float" office:value="8.483191" calcext:value-type="float">
            <text:p>8.483191</text:p>
          </table:table-cell>
          <table:table-cell office:value-type="float" office:value="9.732002" calcext:value-type="float">
            <text:p>9.732002</text:p>
          </table:table-cell>
          <table:table-cell office:value-type="float" office:value="10.0581" calcext:value-type="float">
            <text:p>10.0581</text:p>
          </table:table-cell>
          <table:table-cell office:value-type="float" office:value="10.71248" calcext:value-type="float">
            <text:p>10.71248</text:p>
          </table:table-cell>
          <table:table-cell office:value-type="float" office:value="11.78615" calcext:value-type="float">
            <text:p>11.78615</text:p>
          </table:table-cell>
          <table:table-cell office:value-type="float" office:value="12.14273" calcext:value-type="float">
            <text:p>12.14273</text:p>
          </table:table-cell>
          <table:table-cell office:value-type="float" office:value="0" calcext:value-type="float">
            <text:p>0</text:p>
          </table:table-cell>
          <table:table-cell office:value-type="float" office:value="155.0941" calcext:value-type="float">
            <text:p>155.0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5" calcext:value-type="float">
            <text:p>4102005</text:p>
          </table:table-cell>
          <table:table-cell office:value-type="float" office:value="0.9529647" calcext:value-type="float">
            <text:p>0.9529647</text:p>
          </table:table-cell>
          <table:table-cell office:value-type="float" office:value="134.6154" calcext:value-type="float">
            <text:p>134.615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90679" calcext:value-type="float">
            <text:p>41.90679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8300914" calcext:value-type="float">
            <text:p>0.0008300914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1629552" calcext:value-type="float">
            <text:p>0.01629552</text:p>
          </table:table-cell>
          <table:table-cell office:value-type="float" office:value="1168.644" calcext:value-type="float">
            <text:p>1168.644</text:p>
          </table:table-cell>
          <table:table-cell office:value-type="float" office:value="1.068416" calcext:value-type="float">
            <text:p>1.068416</text:p>
          </table:table-cell>
          <table:table-cell office:value-type="float" office:value="0" calcext:value-type="float">
            <text:p>0</text:p>
          </table:table-cell>
          <table:table-cell office:value-type="float" office:value="0.369229" calcext:value-type="float">
            <text:p>0.369229</text:p>
          </table:table-cell>
          <table:table-cell office:value-type="float" office:value="0.4880002" calcext:value-type="float">
            <text:p>0.4880002</text:p>
          </table:table-cell>
          <table:table-cell office:value-type="float" office:value="0.3959235" calcext:value-type="float">
            <text:p>0.3959235</text:p>
          </table:table-cell>
          <table:table-cell office:value-type="float" office:value="0.1211682" calcext:value-type="float">
            <text:p>0.1211682</text:p>
          </table:table-cell>
          <table:table-cell office:value-type="float" office:value="0.1002267" calcext:value-type="float">
            <text:p>0.1002267</text:p>
          </table:table-cell>
          <table:table-cell office:value-type="float" office:value="0.04389306" calcext:value-type="float">
            <text:p>0.04389306</text:p>
          </table:table-cell>
          <table:table-cell office:value-type="float" office:value="0.04168795" calcext:value-type="float">
            <text:p>0.04168795</text:p>
          </table:table-cell>
          <table:table-cell office:value-type="float" office:value="0.08991241" calcext:value-type="float">
            <text:p>0.08991241</text:p>
          </table:table-cell>
          <table:table-cell office:value-type="float" office:value="0.1549429" calcext:value-type="float">
            <text:p>0.1549429</text:p>
          </table:table-cell>
          <table:table-cell office:value-type="float" office:value="0.1660129" calcext:value-type="float">
            <text:p>0.1660129</text:p>
          </table:table-cell>
          <table:table-cell office:value-type="float" office:value="0.1678152" calcext:value-type="float">
            <text:p>0.1678152</text:p>
          </table:table-cell>
          <table:table-cell office:value-type="float" office:value="0.1748889" calcext:value-type="float">
            <text:p>0.1748889</text:p>
          </table:table-cell>
          <table:table-cell office:value-type="float" office:value="0.1858827" calcext:value-type="float">
            <text:p>0.1858827</text:p>
          </table:table-cell>
          <table:table-cell office:value-type="float" office:value="0.1897359" calcext:value-type="float">
            <text:p>0.1897359</text:p>
          </table:table-cell>
          <table:table-cell office:value-type="float" office:value="0" calcext:value-type="float">
            <text:p>0</text:p>
          </table:table-cell>
          <table:table-cell office:value-type="float" office:value="52.57199" calcext:value-type="float">
            <text:p>52.57199</text:p>
          </table:table-cell>
          <table:table-cell office:value-type="float" office:value="51.33767" calcext:value-type="float">
            <text:p>51.33767</text:p>
          </table:table-cell>
          <table:table-cell office:value-type="float" office:value="41.31468" calcext:value-type="float">
            <text:p>41.31468</text:p>
          </table:table-cell>
          <table:table-cell office:value-type="float" office:value="11.16115" calcext:value-type="float">
            <text:p>11.16115</text:p>
          </table:table-cell>
          <table:table-cell office:value-type="float" office:value="8.726889" calcext:value-type="float">
            <text:p>8.726889</text:p>
          </table:table-cell>
          <table:table-cell office:value-type="float" office:value="3.158937" calcext:value-type="float">
            <text:p>3.158937</text:p>
          </table:table-cell>
          <table:table-cell office:value-type="float" office:value="2.961971" calcext:value-type="float">
            <text:p>2.961971</text:p>
          </table:table-cell>
          <table:table-cell office:value-type="float" office:value="5.828427" calcext:value-type="float">
            <text:p>5.828427</text:p>
          </table:table-cell>
          <table:table-cell office:value-type="float" office:value="8.489499" calcext:value-type="float">
            <text:p>8.489499</text:p>
          </table:table-cell>
          <table:table-cell office:value-type="float" office:value="9.736637" calcext:value-type="float">
            <text:p>9.736637</text:p>
          </table:table-cell>
          <table:table-cell office:value-type="float" office:value="10.0624" calcext:value-type="float">
            <text:p>10.0624</text:p>
          </table:table-cell>
          <table:table-cell office:value-type="float" office:value="10.71596" calcext:value-type="float">
            <text:p>10.71596</text:p>
          </table:table-cell>
          <table:table-cell office:value-type="float" office:value="11.7884" calcext:value-type="float">
            <text:p>11.7884</text:p>
          </table:table-cell>
          <table:table-cell office:value-type="float" office:value="12.14473" calcext:value-type="float">
            <text:p>12.14473</text:p>
          </table:table-cell>
          <table:table-cell office:value-type="float" office:value="0" calcext:value-type="float">
            <text:p>0</text:p>
          </table:table-cell>
          <table:table-cell office:value-type="float" office:value="170.9646" calcext:value-type="float">
            <text:p>170.96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5" calcext:value-type="float">
            <text:p>5102005</text:p>
          </table:table-cell>
          <table:table-cell office:value-type="float" office:value="0.949418" calcext:value-type="float">
            <text:p>0.949418</text:p>
          </table:table-cell>
          <table:table-cell office:value-type="float" office:value="134.6089" calcext:value-type="float">
            <text:p>134.608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92029" calcext:value-type="float">
            <text:p>41.92029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8301449" calcext:value-type="float">
            <text:p>0.0008301449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1631907" calcext:value-type="float">
            <text:p>0.01631907</text:p>
          </table:table-cell>
          <table:table-cell office:value-type="float" office:value="1168.641" calcext:value-type="float">
            <text:p>1168.641</text:p>
          </table:table-cell>
          <table:table-cell office:value-type="float" office:value="1.068518" calcext:value-type="float">
            <text:p>1.068518</text:p>
          </table:table-cell>
          <table:table-cell office:value-type="float" office:value="0" calcext:value-type="float">
            <text:p>0</text:p>
          </table:table-cell>
          <table:table-cell office:value-type="float" office:value="0.396786" calcext:value-type="float">
            <text:p>0.396786</text:p>
          </table:table-cell>
          <table:table-cell office:value-type="float" office:value="0.4237505" calcext:value-type="float">
            <text:p>0.4237505</text:p>
          </table:table-cell>
          <table:table-cell office:value-type="float" office:value="0.3413993" calcext:value-type="float">
            <text:p>0.3413993</text:p>
          </table:table-cell>
          <table:table-cell office:value-type="float" office:value="0.1161703" calcext:value-type="float">
            <text:p>0.1161703</text:p>
          </table:table-cell>
          <table:table-cell office:value-type="float" office:value="0.09156734" calcext:value-type="float">
            <text:p>0.09156734</text:p>
          </table:table-cell>
          <table:table-cell office:value-type="float" office:value="0.04292467" calcext:value-type="float">
            <text:p>0.04292467</text:p>
          </table:table-cell>
          <table:table-cell office:value-type="float" office:value="0.04147772" calcext:value-type="float">
            <text:p>0.04147772</text:p>
          </table:table-cell>
          <table:table-cell office:value-type="float" office:value="0.09021585" calcext:value-type="float">
            <text:p>0.09021585</text:p>
          </table:table-cell>
          <table:table-cell office:value-type="float" office:value="0.1551326" calcext:value-type="float">
            <text:p>0.1551326</text:p>
          </table:table-cell>
          <table:table-cell office:value-type="float" office:value="0.1660604" calcext:value-type="float">
            <text:p>0.1660604</text:p>
          </table:table-cell>
          <table:table-cell office:value-type="float" office:value="0.1678554" calcext:value-type="float">
            <text:p>0.1678554</text:p>
          </table:table-cell>
          <table:table-cell office:value-type="float" office:value="0.1749602" calcext:value-type="float">
            <text:p>0.1749602</text:p>
          </table:table-cell>
          <table:table-cell office:value-type="float" office:value="0.1859073" calcext:value-type="float">
            <text:p>0.1859073</text:p>
          </table:table-cell>
          <table:table-cell office:value-type="float" office:value="0.1897567" calcext:value-type="float">
            <text:p>0.1897567</text:p>
          </table:table-cell>
          <table:table-cell office:value-type="float" office:value="0" calcext:value-type="float">
            <text:p>0</text:p>
          </table:table-cell>
          <table:table-cell office:value-type="float" office:value="52.5141" calcext:value-type="float">
            <text:p>52.5141</text:p>
          </table:table-cell>
          <table:table-cell office:value-type="float" office:value="51.30544" calcext:value-type="float">
            <text:p>51.30544</text:p>
          </table:table-cell>
          <table:table-cell office:value-type="float" office:value="41.31289" calcext:value-type="float">
            <text:p>41.31289</text:p>
          </table:table-cell>
          <table:table-cell office:value-type="float" office:value="11.17479" calcext:value-type="float">
            <text:p>11.17479</text:p>
          </table:table-cell>
          <table:table-cell office:value-type="float" office:value="8.736789" calcext:value-type="float">
            <text:p>8.736789</text:p>
          </table:table-cell>
          <table:table-cell office:value-type="float" office:value="3.163023" calcext:value-type="float">
            <text:p>3.163023</text:p>
          </table:table-cell>
          <table:table-cell office:value-type="float" office:value="2.964924" calcext:value-type="float">
            <text:p>2.964924</text:p>
          </table:table-cell>
          <table:table-cell office:value-type="float" office:value="5.833304" calcext:value-type="float">
            <text:p>5.833304</text:p>
          </table:table-cell>
          <table:table-cell office:value-type="float" office:value="8.495877" calcext:value-type="float">
            <text:p>8.495877</text:p>
          </table:table-cell>
          <table:table-cell office:value-type="float" office:value="9.741269" calcext:value-type="float">
            <text:p>9.741269</text:p>
          </table:table-cell>
          <table:table-cell office:value-type="float" office:value="10.0667" calcext:value-type="float">
            <text:p>10.0667</text:p>
          </table:table-cell>
          <table:table-cell office:value-type="float" office:value="10.71945" calcext:value-type="float">
            <text:p>10.71945</text:p>
          </table:table-cell>
          <table:table-cell office:value-type="float" office:value="11.79065" calcext:value-type="float">
            <text:p>11.79065</text:p>
          </table:table-cell>
          <table:table-cell office:value-type="float" office:value="12.14673" calcext:value-type="float">
            <text:p>12.14673</text:p>
          </table:table-cell>
          <table:table-cell office:value-type="float" office:value="0" calcext:value-type="float">
            <text:p>0</text:p>
          </table:table-cell>
          <table:table-cell office:value-type="float" office:value="133.9945" calcext:value-type="float">
            <text:p>133.99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5" calcext:value-type="float">
            <text:p>6102005</text:p>
          </table:table-cell>
          <table:table-cell office:value-type="float" office:value="0.9470023" calcext:value-type="float">
            <text:p>0.9470023</text:p>
          </table:table-cell>
          <table:table-cell office:value-type="float" office:value="134.6039" calcext:value-type="float">
            <text:p>134.603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9325" calcext:value-type="float">
            <text:p>41.9325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8302007" calcext:value-type="float">
            <text:p>0.0008302007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1634365" calcext:value-type="float">
            <text:p>0.01634365</text:p>
          </table:table-cell>
          <table:table-cell office:value-type="float" office:value="1168.638" calcext:value-type="float">
            <text:p>1168.638</text:p>
          </table:table-cell>
          <table:table-cell office:value-type="float" office:value="1.068421" calcext:value-type="float">
            <text:p>1.068421</text:p>
          </table:table-cell>
          <table:table-cell office:value-type="float" office:value="0" calcext:value-type="float">
            <text:p>0</text:p>
          </table:table-cell>
          <table:table-cell office:value-type="float" office:value="0.5660192" calcext:value-type="float">
            <text:p>0.5660192</text:p>
          </table:table-cell>
          <table:table-cell office:value-type="float" office:value="0.4028478" calcext:value-type="float">
            <text:p>0.4028478</text:p>
          </table:table-cell>
          <table:table-cell office:value-type="float" office:value="0.3157838" calcext:value-type="float">
            <text:p>0.3157838</text:p>
          </table:table-cell>
          <table:table-cell office:value-type="float" office:value="0.09650368" calcext:value-type="float">
            <text:p>0.09650368</text:p>
          </table:table-cell>
          <table:table-cell office:value-type="float" office:value="0.07983141" calcext:value-type="float">
            <text:p>0.07983141</text:p>
          </table:table-cell>
          <table:table-cell office:value-type="float" office:value="0.03822151" calcext:value-type="float">
            <text:p>0.03822151</text:p>
          </table:table-cell>
          <table:table-cell office:value-type="float" office:value="0.03983169" calcext:value-type="float">
            <text:p>0.03983169</text:p>
          </table:table-cell>
          <table:table-cell office:value-type="float" office:value="0.08964936" calcext:value-type="float">
            <text:p>0.08964936</text:p>
          </table:table-cell>
          <table:table-cell office:value-type="float" office:value="0.1552141" calcext:value-type="float">
            <text:p>0.1552141</text:p>
          </table:table-cell>
          <table:table-cell office:value-type="float" office:value="0.1661151" calcext:value-type="float">
            <text:p>0.1661151</text:p>
          </table:table-cell>
          <table:table-cell office:value-type="float" office:value="0.1678977" calcext:value-type="float">
            <text:p>0.1678977</text:p>
          </table:table-cell>
          <table:table-cell office:value-type="float" office:value="0.1749756" calcext:value-type="float">
            <text:p>0.1749756</text:p>
          </table:table-cell>
          <table:table-cell office:value-type="float" office:value="0.1859322" calcext:value-type="float">
            <text:p>0.1859322</text:p>
          </table:table-cell>
          <table:table-cell office:value-type="float" office:value="0.1897776" calcext:value-type="float">
            <text:p>0.1897776</text:p>
          </table:table-cell>
          <table:table-cell office:value-type="float" office:value="0" calcext:value-type="float">
            <text:p>0</text:p>
          </table:table-cell>
          <table:table-cell office:value-type="float" office:value="52.53187" calcext:value-type="float">
            <text:p>52.53187</text:p>
          </table:table-cell>
          <table:table-cell office:value-type="float" office:value="51.26713" calcext:value-type="float">
            <text:p>51.26713</text:p>
          </table:table-cell>
          <table:table-cell office:value-type="float" office:value="41.29245" calcext:value-type="float">
            <text:p>41.29245</text:p>
          </table:table-cell>
          <table:table-cell office:value-type="float" office:value="11.17791" calcext:value-type="float">
            <text:p>11.17791</text:p>
          </table:table-cell>
          <table:table-cell office:value-type="float" office:value="8.740773" calcext:value-type="float">
            <text:p>8.740773</text:p>
          </table:table-cell>
          <table:table-cell office:value-type="float" office:value="3.166121" calcext:value-type="float">
            <text:p>3.166121</text:p>
          </table:table-cell>
          <table:table-cell office:value-type="float" office:value="2.967617" calcext:value-type="float">
            <text:p>2.967617</text:p>
          </table:table-cell>
          <table:table-cell office:value-type="float" office:value="5.838134" calcext:value-type="float">
            <text:p>5.838134</text:p>
          </table:table-cell>
          <table:table-cell office:value-type="float" office:value="8.502276" calcext:value-type="float">
            <text:p>8.502276</text:p>
          </table:table-cell>
          <table:table-cell office:value-type="float" office:value="9.745898" calcext:value-type="float">
            <text:p>9.745898</text:p>
          </table:table-cell>
          <table:table-cell office:value-type="float" office:value="10.07099" calcext:value-type="float">
            <text:p>10.07099</text:p>
          </table:table-cell>
          <table:table-cell office:value-type="float" office:value="10.72294" calcext:value-type="float">
            <text:p>10.72294</text:p>
          </table:table-cell>
          <table:table-cell office:value-type="float" office:value="11.7929" calcext:value-type="float">
            <text:p>11.7929</text:p>
          </table:table-cell>
          <table:table-cell office:value-type="float" office:value="12.14872" calcext:value-type="float">
            <text:p>12.14872</text:p>
          </table:table-cell>
          <table:table-cell office:value-type="float" office:value="0" calcext:value-type="float">
            <text:p>0</text:p>
          </table:table-cell>
          <table:table-cell office:value-type="float" office:value="105.4377" calcext:value-type="float">
            <text:p>105.43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5" calcext:value-type="float">
            <text:p>7102005</text:p>
          </table:table-cell>
          <table:table-cell office:value-type="float" office:value="0.9448395" calcext:value-type="float">
            <text:p>0.9448395</text:p>
          </table:table-cell>
          <table:table-cell office:value-type="float" office:value="134.5993" calcext:value-type="float">
            <text:p>134.599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94388" calcext:value-type="float">
            <text:p>41.94388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8574547" calcext:value-type="float">
            <text:p>0.0008574547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1710235" calcext:value-type="float">
            <text:p>0.01710235</text:p>
          </table:table-cell>
          <table:table-cell office:value-type="float" office:value="1168.634" calcext:value-type="float">
            <text:p>1168.634</text:p>
          </table:table-cell>
          <table:table-cell office:value-type="float" office:value="1.067608" calcext:value-type="float">
            <text:p>1.067608</text:p>
          </table:table-cell>
          <table:table-cell office:value-type="float" office:value="0" calcext:value-type="float">
            <text:p>0</text:p>
          </table:table-cell>
          <table:table-cell office:value-type="float" office:value="0.4312635" calcext:value-type="float">
            <text:p>0.4312635</text:p>
          </table:table-cell>
          <table:table-cell office:value-type="float" office:value="0.3999054" calcext:value-type="float">
            <text:p>0.3999054</text:p>
          </table:table-cell>
          <table:table-cell office:value-type="float" office:value="0.3195888" calcext:value-type="float">
            <text:p>0.3195888</text:p>
          </table:table-cell>
          <table:table-cell office:value-type="float" office:value="0.09354138" calcext:value-type="float">
            <text:p>0.09354138</text:p>
          </table:table-cell>
          <table:table-cell office:value-type="float" office:value="0.07715514" calcext:value-type="float">
            <text:p>0.07715514</text:p>
          </table:table-cell>
          <table:table-cell office:value-type="float" office:value="0.03633316" calcext:value-type="float">
            <text:p>0.03633316</text:p>
          </table:table-cell>
          <table:table-cell office:value-type="float" office:value="0.03900698" calcext:value-type="float">
            <text:p>0.03900698</text:p>
          </table:table-cell>
          <table:table-cell office:value-type="float" office:value="0.08912018" calcext:value-type="float">
            <text:p>0.08912018</text:p>
          </table:table-cell>
          <table:table-cell office:value-type="float" office:value="0.1551266" calcext:value-type="float">
            <text:p>0.1551266</text:p>
          </table:table-cell>
          <table:table-cell office:value-type="float" office:value="0.1661549" calcext:value-type="float">
            <text:p>0.1661549</text:p>
          </table:table-cell>
          <table:table-cell office:value-type="float" office:value="0.1679389" calcext:value-type="float">
            <text:p>0.1679389</text:p>
          </table:table-cell>
          <table:table-cell office:value-type="float" office:value="0.1749892" calcext:value-type="float">
            <text:p>0.1749892</text:p>
          </table:table-cell>
          <table:table-cell office:value-type="float" office:value="0.1859571" calcext:value-type="float">
            <text:p>0.1859571</text:p>
          </table:table-cell>
          <table:table-cell office:value-type="float" office:value="0.1897984" calcext:value-type="float">
            <text:p>0.1897984</text:p>
          </table:table-cell>
          <table:table-cell office:value-type="float" office:value="0" calcext:value-type="float">
            <text:p>0</text:p>
          </table:table-cell>
          <table:table-cell office:value-type="float" office:value="52.55521" calcext:value-type="float">
            <text:p>52.55521</text:p>
          </table:table-cell>
          <table:table-cell office:value-type="float" office:value="51.22824" calcext:value-type="float">
            <text:p>51.22824</text:p>
          </table:table-cell>
          <table:table-cell office:value-type="float" office:value="41.26709" calcext:value-type="float">
            <text:p>41.26709</text:p>
          </table:table-cell>
          <table:table-cell office:value-type="float" office:value="11.1763" calcext:value-type="float">
            <text:p>11.1763</text:p>
          </table:table-cell>
          <table:table-cell office:value-type="float" office:value="8.741465" calcext:value-type="float">
            <text:p>8.741465</text:p>
          </table:table-cell>
          <table:table-cell office:value-type="float" office:value="3.168272" calcext:value-type="float">
            <text:p>3.168272</text:p>
          </table:table-cell>
          <table:table-cell office:value-type="float" office:value="2.969966" calcext:value-type="float">
            <text:p>2.969966</text:p>
          </table:table-cell>
          <table:table-cell office:value-type="float" office:value="5.842773" calcext:value-type="float">
            <text:p>5.842773</text:p>
          </table:table-cell>
          <table:table-cell office:value-type="float" office:value="8.508611" calcext:value-type="float">
            <text:p>8.508611</text:p>
          </table:table-cell>
          <table:table-cell office:value-type="float" office:value="9.750532" calcext:value-type="float">
            <text:p>9.750532</text:p>
          </table:table-cell>
          <table:table-cell office:value-type="float" office:value="10.07529" calcext:value-type="float">
            <text:p>10.07529</text:p>
          </table:table-cell>
          <table:table-cell office:value-type="float" office:value="10.72643" calcext:value-type="float">
            <text:p>10.72643</text:p>
          </table:table-cell>
          <table:table-cell office:value-type="float" office:value="11.79515" calcext:value-type="float">
            <text:p>11.79515</text:p>
          </table:table-cell>
          <table:table-cell office:value-type="float" office:value="12.15068" calcext:value-type="float">
            <text:p>12.15068</text:p>
          </table:table-cell>
          <table:table-cell office:value-type="float" office:value="0" calcext:value-type="float">
            <text:p>0</text:p>
          </table:table-cell>
          <table:table-cell office:value-type="float" office:value="94.48141" calcext:value-type="float">
            <text:p>94.481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5" calcext:value-type="float">
            <text:p>8102005</text:p>
          </table:table-cell>
          <table:table-cell office:value-type="float" office:value="0.9423539" calcext:value-type="float">
            <text:p>0.9423539</text:p>
          </table:table-cell>
          <table:table-cell office:value-type="float" office:value="134.5947" calcext:value-type="float">
            <text:p>134.59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95551" calcext:value-type="float">
            <text:p>41.95551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8818185" calcext:value-type="float">
            <text:p>0.0008818185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1803975" calcext:value-type="float">
            <text:p>0.01803975</text:p>
          </table:table-cell>
          <table:table-cell office:value-type="float" office:value="1168.629" calcext:value-type="float">
            <text:p>1168.629</text:p>
          </table:table-cell>
          <table:table-cell office:value-type="float" office:value="1.066465" calcext:value-type="float">
            <text:p>1.066465</text:p>
          </table:table-cell>
          <table:table-cell office:value-type="float" office:value="0" calcext:value-type="float">
            <text:p>0</text:p>
          </table:table-cell>
          <table:table-cell office:value-type="float" office:value="0.3555492" calcext:value-type="float">
            <text:p>0.3555492</text:p>
          </table:table-cell>
          <table:table-cell office:value-type="float" office:value="0.4044206" calcext:value-type="float">
            <text:p>0.4044206</text:p>
          </table:table-cell>
          <table:table-cell office:value-type="float" office:value="0.3254996" calcext:value-type="float">
            <text:p>0.3254996</text:p>
          </table:table-cell>
          <table:table-cell office:value-type="float" office:value="0.09498644" calcext:value-type="float">
            <text:p>0.09498644</text:p>
          </table:table-cell>
          <table:table-cell office:value-type="float" office:value="0.07812261" calcext:value-type="float">
            <text:p>0.07812261</text:p>
          </table:table-cell>
          <table:table-cell office:value-type="float" office:value="0.03637081" calcext:value-type="float">
            <text:p>0.03637081</text:p>
          </table:table-cell>
          <table:table-cell office:value-type="float" office:value="0.03897099" calcext:value-type="float">
            <text:p>0.03897099</text:p>
          </table:table-cell>
          <table:table-cell office:value-type="float" office:value="0.08882264" calcext:value-type="float">
            <text:p>0.08882264</text:p>
          </table:table-cell>
          <table:table-cell office:value-type="float" office:value="0.1550613" calcext:value-type="float">
            <text:p>0.1550613</text:p>
          </table:table-cell>
          <table:table-cell office:value-type="float" office:value="0.1661887" calcext:value-type="float">
            <text:p>0.1661887</text:p>
          </table:table-cell>
          <table:table-cell office:value-type="float" office:value="0.1679804" calcext:value-type="float">
            <text:p>0.1679804</text:p>
          </table:table-cell>
          <table:table-cell office:value-type="float" office:value="0.1750184" calcext:value-type="float">
            <text:p>0.1750184</text:p>
          </table:table-cell>
          <table:table-cell office:value-type="float" office:value="0.1859828" calcext:value-type="float">
            <text:p>0.1859828</text:p>
          </table:table-cell>
          <table:table-cell office:value-type="float" office:value="0.1898193" calcext:value-type="float">
            <text:p>0.1898193</text:p>
          </table:table-cell>
          <table:table-cell office:value-type="float" office:value="0" calcext:value-type="float">
            <text:p>0</text:p>
          </table:table-cell>
          <table:table-cell office:value-type="float" office:value="52.55886" calcext:value-type="float">
            <text:p>52.55886</text:p>
          </table:table-cell>
          <table:table-cell office:value-type="float" office:value="51.19783" calcext:value-type="float">
            <text:p>51.19783</text:p>
          </table:table-cell>
          <table:table-cell office:value-type="float" office:value="41.24737" calcext:value-type="float">
            <text:p>41.24737</text:p>
          </table:table-cell>
          <table:table-cell office:value-type="float" office:value="11.17505" calcext:value-type="float">
            <text:p>11.17505</text:p>
          </table:table-cell>
          <table:table-cell office:value-type="float" office:value="8.742116" calcext:value-type="float">
            <text:p>8.742116</text:p>
          </table:table-cell>
          <table:table-cell office:value-type="float" office:value="3.170131" calcext:value-type="float">
            <text:p>3.170131</text:p>
          </table:table-cell>
          <table:table-cell office:value-type="float" office:value="2.972141" calcext:value-type="float">
            <text:p>2.972141</text:p>
          </table:table-cell>
          <table:table-cell office:value-type="float" office:value="5.847259" calcext:value-type="float">
            <text:p>5.847259</text:p>
          </table:table-cell>
          <table:table-cell office:value-type="float" office:value="8.514843" calcext:value-type="float">
            <text:p>8.514843</text:p>
          </table:table-cell>
          <table:table-cell office:value-type="float" office:value="9.755165" calcext:value-type="float">
            <text:p>9.755165</text:p>
          </table:table-cell>
          <table:table-cell office:value-type="float" office:value="10.07952" calcext:value-type="float">
            <text:p>10.07952</text:p>
          </table:table-cell>
          <table:table-cell office:value-type="float" office:value="10.72992" calcext:value-type="float">
            <text:p>10.72992</text:p>
          </table:table-cell>
          <table:table-cell office:value-type="float" office:value="11.79739" calcext:value-type="float">
            <text:p>11.79739</text:p>
          </table:table-cell>
          <table:table-cell office:value-type="float" office:value="12.15265" calcext:value-type="float">
            <text:p>12.15265</text:p>
          </table:table-cell>
          <table:table-cell office:value-type="float" office:value="0" calcext:value-type="float">
            <text:p>0</text:p>
          </table:table-cell>
          <table:table-cell office:value-type="float" office:value="98.08195" calcext:value-type="float">
            <text:p>98.081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5" calcext:value-type="float">
            <text:p>9102005</text:p>
          </table:table-cell>
          <table:table-cell office:value-type="float" office:value="0.9397791" calcext:value-type="float">
            <text:p>0.9397791</text:p>
          </table:table-cell>
          <table:table-cell office:value-type="float" office:value="134.5899" calcext:value-type="float">
            <text:p>134.58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96707" calcext:value-type="float">
            <text:p>41.96707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8858701" calcext:value-type="float">
            <text:p>0.0008858701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1830739" calcext:value-type="float">
            <text:p>0.01830739</text:p>
          </table:table-cell>
          <table:table-cell office:value-type="float" office:value="1168.625" calcext:value-type="float">
            <text:p>1168.625</text:p>
          </table:table-cell>
          <table:table-cell office:value-type="float" office:value="1.065264" calcext:value-type="float">
            <text:p>1.065264</text:p>
          </table:table-cell>
          <table:table-cell office:value-type="float" office:value="0" calcext:value-type="float">
            <text:p>0</text:p>
          </table:table-cell>
          <table:table-cell office:value-type="float" office:value="0.3391003" calcext:value-type="float">
            <text:p>0.3391003</text:p>
          </table:table-cell>
          <table:table-cell office:value-type="float" office:value="0.4050266" calcext:value-type="float">
            <text:p>0.4050266</text:p>
          </table:table-cell>
          <table:table-cell office:value-type="float" office:value="0.3271717" calcext:value-type="float">
            <text:p>0.3271717</text:p>
          </table:table-cell>
          <table:table-cell office:value-type="float" office:value="0.09558143" calcext:value-type="float">
            <text:p>0.09558143</text:p>
          </table:table-cell>
          <table:table-cell office:value-type="float" office:value="0.07890141" calcext:value-type="float">
            <text:p>0.07890141</text:p>
          </table:table-cell>
          <table:table-cell office:value-type="float" office:value="0.03642884" calcext:value-type="float">
            <text:p>0.03642884</text:p>
          </table:table-cell>
          <table:table-cell office:value-type="float" office:value="0.03880297" calcext:value-type="float">
            <text:p>0.03880297</text:p>
          </table:table-cell>
          <table:table-cell office:value-type="float" office:value="0.08846631" calcext:value-type="float">
            <text:p>0.08846631</text:p>
          </table:table-cell>
          <table:table-cell office:value-type="float" office:value="0.1549785" calcext:value-type="float">
            <text:p>0.1549785</text:p>
          </table:table-cell>
          <table:table-cell office:value-type="float" office:value="0.1662121" calcext:value-type="float">
            <text:p>0.1662121</text:p>
          </table:table-cell>
          <table:table-cell office:value-type="float" office:value="0.1680221" calcext:value-type="float">
            <text:p>0.1680221</text:p>
          </table:table-cell>
          <table:table-cell office:value-type="float" office:value="0.1750527" calcext:value-type="float">
            <text:p>0.1750527</text:p>
          </table:table-cell>
          <table:table-cell office:value-type="float" office:value="0.1860088" calcext:value-type="float">
            <text:p>0.1860088</text:p>
          </table:table-cell>
          <table:table-cell office:value-type="float" office:value="0.1898401" calcext:value-type="float">
            <text:p>0.1898401</text:p>
          </table:table-cell>
          <table:table-cell office:value-type="float" office:value="0" calcext:value-type="float">
            <text:p>0</text:p>
          </table:table-cell>
          <table:table-cell office:value-type="float" office:value="52.55696" calcext:value-type="float">
            <text:p>52.55696</text:p>
          </table:table-cell>
          <table:table-cell office:value-type="float" office:value="51.16872" calcext:value-type="float">
            <text:p>51.16872</text:p>
          </table:table-cell>
          <table:table-cell office:value-type="float" office:value="41.22896" calcext:value-type="float">
            <text:p>41.22896</text:p>
          </table:table-cell>
          <table:table-cell office:value-type="float" office:value="11.17412" calcext:value-type="float">
            <text:p>11.17412</text:p>
          </table:table-cell>
          <table:table-cell office:value-type="float" office:value="8.743098" calcext:value-type="float">
            <text:p>8.743098</text:p>
          </table:table-cell>
          <table:table-cell office:value-type="float" office:value="3.171957" calcext:value-type="float">
            <text:p>3.171957</text:p>
          </table:table-cell>
          <table:table-cell office:value-type="float" office:value="2.974241" calcext:value-type="float">
            <text:p>2.974241</text:p>
          </table:table-cell>
          <table:table-cell office:value-type="float" office:value="5.851601" calcext:value-type="float">
            <text:p>5.851601</text:p>
          </table:table-cell>
          <table:table-cell office:value-type="float" office:value="8.520967" calcext:value-type="float">
            <text:p>8.520967</text:p>
          </table:table-cell>
          <table:table-cell office:value-type="float" office:value="9.759721" calcext:value-type="float">
            <text:p>9.759721</text:p>
          </table:table-cell>
          <table:table-cell office:value-type="float" office:value="10.0837" calcext:value-type="float">
            <text:p>10.0837</text:p>
          </table:table-cell>
          <table:table-cell office:value-type="float" office:value="10.73341" calcext:value-type="float">
            <text:p>10.73341</text:p>
          </table:table-cell>
          <table:table-cell office:value-type="float" office:value="11.79964" calcext:value-type="float">
            <text:p>11.79964</text:p>
          </table:table-cell>
          <table:table-cell office:value-type="float" office:value="12.15462" calcext:value-type="float">
            <text:p>12.15462</text:p>
          </table:table-cell>
          <table:table-cell office:value-type="float" office:value="0" calcext:value-type="float">
            <text:p>0</text:p>
          </table:table-cell>
          <table:table-cell office:value-type="float" office:value="101.0812" calcext:value-type="float">
            <text:p>101.08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5" calcext:value-type="float">
            <text:p>10102005</text:p>
          </table:table-cell>
          <table:table-cell office:value-type="float" office:value="0.9373223" calcext:value-type="float">
            <text:p>0.9373223</text:p>
          </table:table-cell>
          <table:table-cell office:value-type="float" office:value="134.5852" calcext:value-type="float">
            <text:p>134.58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97853" calcext:value-type="float">
            <text:p>41.97853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885926" calcext:value-type="float">
            <text:p>0.000885926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1833249" calcext:value-type="float">
            <text:p>0.01833249</text:p>
          </table:table-cell>
          <table:table-cell office:value-type="float" office:value="1168.621" calcext:value-type="float">
            <text:p>1168.621</text:p>
          </table:table-cell>
          <table:table-cell office:value-type="float" office:value="1.064104" calcext:value-type="float">
            <text:p>1.064104</text:p>
          </table:table-cell>
          <table:table-cell office:value-type="float" office:value="0" calcext:value-type="float">
            <text:p>0</text:p>
          </table:table-cell>
          <table:table-cell office:value-type="float" office:value="0.330798" calcext:value-type="float">
            <text:p>0.330798</text:p>
          </table:table-cell>
          <table:table-cell office:value-type="float" office:value="0.4016856" calcext:value-type="float">
            <text:p>0.4016856</text:p>
          </table:table-cell>
          <table:table-cell office:value-type="float" office:value="0.324951" calcext:value-type="float">
            <text:p>0.324951</text:p>
          </table:table-cell>
          <table:table-cell office:value-type="float" office:value="0.09500264" calcext:value-type="float">
            <text:p>0.09500264</text:p>
          </table:table-cell>
          <table:table-cell office:value-type="float" office:value="0.07859645" calcext:value-type="float">
            <text:p>0.07859645</text:p>
          </table:table-cell>
          <table:table-cell office:value-type="float" office:value="0.03632633" calcext:value-type="float">
            <text:p>0.03632633</text:p>
          </table:table-cell>
          <table:table-cell office:value-type="float" office:value="0.0386462" calcext:value-type="float">
            <text:p>0.0386462</text:p>
          </table:table-cell>
          <table:table-cell office:value-type="float" office:value="0.08826568" calcext:value-type="float">
            <text:p>0.08826568</text:p>
          </table:table-cell>
          <table:table-cell office:value-type="float" office:value="0.1548941" calcext:value-type="float">
            <text:p>0.1548941</text:p>
          </table:table-cell>
          <table:table-cell office:value-type="float" office:value="0.1662155" calcext:value-type="float">
            <text:p>0.1662155</text:p>
          </table:table-cell>
          <table:table-cell office:value-type="float" office:value="0.1680595" calcext:value-type="float">
            <text:p>0.1680595</text:p>
          </table:table-cell>
          <table:table-cell office:value-type="float" office:value="0.1750855" calcext:value-type="float">
            <text:p>0.1750855</text:p>
          </table:table-cell>
          <table:table-cell office:value-type="float" office:value="0.1860334" calcext:value-type="float">
            <text:p>0.1860334</text:p>
          </table:table-cell>
          <table:table-cell office:value-type="float" office:value="0.1898609" calcext:value-type="float">
            <text:p>0.1898609</text:p>
          </table:table-cell>
          <table:table-cell office:value-type="float" office:value="0" calcext:value-type="float">
            <text:p>0</text:p>
          </table:table-cell>
          <table:table-cell office:value-type="float" office:value="52.55303" calcext:value-type="float">
            <text:p>52.55303</text:p>
          </table:table-cell>
          <table:table-cell office:value-type="float" office:value="51.13949" calcext:value-type="float">
            <text:p>51.13949</text:p>
          </table:table-cell>
          <table:table-cell office:value-type="float" office:value="41.21066" calcext:value-type="float">
            <text:p>41.21066</text:p>
          </table:table-cell>
          <table:table-cell office:value-type="float" office:value="11.17333" calcext:value-type="float">
            <text:p>11.17333</text:p>
          </table:table-cell>
          <table:table-cell office:value-type="float" office:value="8.744267" calcext:value-type="float">
            <text:p>8.744267</text:p>
          </table:table-cell>
          <table:table-cell office:value-type="float" office:value="3.173781" calcext:value-type="float">
            <text:p>3.173781</text:p>
          </table:table-cell>
          <table:table-cell office:value-type="float" office:value="2.976291" calcext:value-type="float">
            <text:p>2.976291</text:p>
          </table:table-cell>
          <table:table-cell office:value-type="float" office:value="5.855853" calcext:value-type="float">
            <text:p>5.855853</text:p>
          </table:table-cell>
          <table:table-cell office:value-type="float" office:value="8.527024" calcext:value-type="float">
            <text:p>8.527024</text:p>
          </table:table-cell>
          <table:table-cell office:value-type="float" office:value="9.764278" calcext:value-type="float">
            <text:p>9.764278</text:p>
          </table:table-cell>
          <table:table-cell office:value-type="float" office:value="10.08789" calcext:value-type="float">
            <text:p>10.08789</text:p>
          </table:table-cell>
          <table:table-cell office:value-type="float" office:value="10.7369" calcext:value-type="float">
            <text:p>10.7369</text:p>
          </table:table-cell>
          <table:table-cell office:value-type="float" office:value="11.80189" calcext:value-type="float">
            <text:p>11.80189</text:p>
          </table:table-cell>
          <table:table-cell office:value-type="float" office:value="12.15658" calcext:value-type="float">
            <text:p>12.15658</text:p>
          </table:table-cell>
          <table:table-cell office:value-type="float" office:value="0" calcext:value-type="float">
            <text:p>0</text:p>
          </table:table-cell>
          <table:table-cell office:value-type="float" office:value="101.1706" calcext:value-type="float">
            <text:p>101.17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5" calcext:value-type="float">
            <text:p>11102005</text:p>
          </table:table-cell>
          <table:table-cell office:value-type="float" office:value="0.9350724" calcext:value-type="float">
            <text:p>0.9350724</text:p>
          </table:table-cell>
          <table:table-cell office:value-type="float" office:value="134.5806" calcext:value-type="float">
            <text:p>134.58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98943" calcext:value-type="float">
            <text:p>41.98943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8859819" calcext:value-type="float">
            <text:p>0.0008859819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1835701" calcext:value-type="float">
            <text:p>0.01835701</text:p>
          </table:table-cell>
          <table:table-cell office:value-type="float" office:value="1168.616" calcext:value-type="float">
            <text:p>1168.616</text:p>
          </table:table-cell>
          <table:table-cell office:value-type="float" office:value="1.063201" calcext:value-type="float">
            <text:p>1.063201</text:p>
          </table:table-cell>
          <table:table-cell office:value-type="float" office:value="0" calcext:value-type="float">
            <text:p>0</text:p>
          </table:table-cell>
          <table:table-cell office:value-type="float" office:value="0.1503937" calcext:value-type="float">
            <text:p>0.1503937</text:p>
          </table:table-cell>
          <table:table-cell office:value-type="float" office:value="0.3342921" calcext:value-type="float">
            <text:p>0.3342921</text:p>
          </table:table-cell>
          <table:table-cell office:value-type="float" office:value="0.3190981" calcext:value-type="float">
            <text:p>0.3190981</text:p>
          </table:table-cell>
          <table:table-cell office:value-type="float" office:value="0.09375871" calcext:value-type="float">
            <text:p>0.09375871</text:p>
          </table:table-cell>
          <table:table-cell office:value-type="float" office:value="0.07724022" calcext:value-type="float">
            <text:p>0.07724022</text:p>
          </table:table-cell>
          <table:table-cell office:value-type="float" office:value="0.03599383" calcext:value-type="float">
            <text:p>0.03599383</text:p>
          </table:table-cell>
          <table:table-cell office:value-type="float" office:value="0.0384854" calcext:value-type="float">
            <text:p>0.0384854</text:p>
          </table:table-cell>
          <table:table-cell office:value-type="float" office:value="0.08815563" calcext:value-type="float">
            <text:p>0.08815563</text:p>
          </table:table-cell>
          <table:table-cell office:value-type="float" office:value="0.1548283" calcext:value-type="float">
            <text:p>0.1548283</text:p>
          </table:table-cell>
          <table:table-cell office:value-type="float" office:value="0.1662116" calcext:value-type="float">
            <text:p>0.1662116</text:p>
          </table:table-cell>
          <table:table-cell office:value-type="float" office:value="0.1680932" calcext:value-type="float">
            <text:p>0.1680932</text:p>
          </table:table-cell>
          <table:table-cell office:value-type="float" office:value="0.1751283" calcext:value-type="float">
            <text:p>0.1751283</text:p>
          </table:table-cell>
          <table:table-cell office:value-type="float" office:value="0.1860579" calcext:value-type="float">
            <text:p>0.1860579</text:p>
          </table:table-cell>
          <table:table-cell office:value-type="float" office:value="0.1898818" calcext:value-type="float">
            <text:p>0.1898818</text:p>
          </table:table-cell>
          <table:table-cell office:value-type="float" office:value="0" calcext:value-type="float">
            <text:p>0</text:p>
          </table:table-cell>
          <table:table-cell office:value-type="float" office:value="52.51953" calcext:value-type="float">
            <text:p>52.51953</text:p>
          </table:table-cell>
          <table:table-cell office:value-type="float" office:value="51.10574" calcext:value-type="float">
            <text:p>51.10574</text:p>
          </table:table-cell>
          <table:table-cell office:value-type="float" office:value="41.19157" calcext:value-type="float">
            <text:p>41.19157</text:p>
          </table:table-cell>
          <table:table-cell office:value-type="float" office:value="11.17231" calcext:value-type="float">
            <text:p>11.17231</text:p>
          </table:table-cell>
          <table:table-cell office:value-type="float" office:value="8.745303" calcext:value-type="float">
            <text:p>8.745303</text:p>
          </table:table-cell>
          <table:table-cell office:value-type="float" office:value="3.175573" calcext:value-type="float">
            <text:p>3.175573</text:p>
          </table:table-cell>
          <table:table-cell office:value-type="float" office:value="2.978309" calcext:value-type="float">
            <text:p>2.978309</text:p>
          </table:table-cell>
          <table:table-cell office:value-type="float" office:value="5.860054" calcext:value-type="float">
            <text:p>5.860054</text:p>
          </table:table-cell>
          <table:table-cell office:value-type="float" office:value="8.533057" calcext:value-type="float">
            <text:p>8.533057</text:p>
          </table:table-cell>
          <table:table-cell office:value-type="float" office:value="9.768835" calcext:value-type="float">
            <text:p>9.768835</text:p>
          </table:table-cell>
          <table:table-cell office:value-type="float" office:value="10.09207" calcext:value-type="float">
            <text:p>10.09207</text:p>
          </table:table-cell>
          <table:table-cell office:value-type="float" office:value="10.74039" calcext:value-type="float">
            <text:p>10.74039</text:p>
          </table:table-cell>
          <table:table-cell office:value-type="float" office:value="11.80414" calcext:value-type="float">
            <text:p>11.80414</text:p>
          </table:table-cell>
          <table:table-cell office:value-type="float" office:value="12.15855" calcext:value-type="float">
            <text:p>12.15855</text:p>
          </table:table-cell>
          <table:table-cell office:value-type="float" office:value="0" calcext:value-type="float">
            <text:p>0</text:p>
          </table:table-cell>
          <table:table-cell office:value-type="float" office:value="95.01212" calcext:value-type="float">
            <text:p>95.012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5" calcext:value-type="float">
            <text:p>12102005</text:p>
          </table:table-cell>
          <table:table-cell office:value-type="float" office:value="0.9327716" calcext:value-type="float">
            <text:p>0.9327716</text:p>
          </table:table-cell>
          <table:table-cell office:value-type="float" office:value="134.5765" calcext:value-type="float">
            <text:p>134.57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99786" calcext:value-type="float">
            <text:p>41.99786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8860381" calcext:value-type="float">
            <text:p>0.0008860381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1838099" calcext:value-type="float">
            <text:p>0.01838099</text:p>
          </table:table-cell>
          <table:table-cell office:value-type="float" office:value="1168.613" calcext:value-type="float">
            <text:p>1168.613</text:p>
          </table:table-cell>
          <table:table-cell office:value-type="float" office:value="1.063331" calcext:value-type="float">
            <text:p>1.063331</text:p>
          </table:table-cell>
          <table:table-cell office:value-type="float" office:value="0" calcext:value-type="float">
            <text:p>0</text:p>
          </table:table-cell>
          <table:table-cell office:value-type="float" office:value="0.3151353" calcext:value-type="float">
            <text:p>0.3151353</text:p>
          </table:table-cell>
          <table:table-cell office:value-type="float" office:value="0.3746371" calcext:value-type="float">
            <text:p>0.3746371</text:p>
          </table:table-cell>
          <table:table-cell office:value-type="float" office:value="0.3015426" calcext:value-type="float">
            <text:p>0.3015426</text:p>
          </table:table-cell>
          <table:table-cell office:value-type="float" office:value="0.113618" calcext:value-type="float">
            <text:p>0.113618</text:p>
          </table:table-cell>
          <table:table-cell office:value-type="float" office:value="0.08020073" calcext:value-type="float">
            <text:p>0.08020073</text:p>
          </table:table-cell>
          <table:table-cell office:value-type="float" office:value="0.03699177" calcext:value-type="float">
            <text:p>0.03699177</text:p>
          </table:table-cell>
          <table:table-cell office:value-type="float" office:value="0.03815148" calcext:value-type="float">
            <text:p>0.03815148</text:p>
          </table:table-cell>
          <table:table-cell office:value-type="float" office:value="0.08799253" calcext:value-type="float">
            <text:p>0.08799253</text:p>
          </table:table-cell>
          <table:table-cell office:value-type="float" office:value="0.1547703" calcext:value-type="float">
            <text:p>0.1547703</text:p>
          </table:table-cell>
          <table:table-cell office:value-type="float" office:value="0.1662081" calcext:value-type="float">
            <text:p>0.1662081</text:p>
          </table:table-cell>
          <table:table-cell office:value-type="float" office:value="0.1681253" calcext:value-type="float">
            <text:p>0.1681253</text:p>
          </table:table-cell>
          <table:table-cell office:value-type="float" office:value="0.1751741" calcext:value-type="float">
            <text:p>0.1751741</text:p>
          </table:table-cell>
          <table:table-cell office:value-type="float" office:value="0.1860823" calcext:value-type="float">
            <text:p>0.1860823</text:p>
          </table:table-cell>
          <table:table-cell office:value-type="float" office:value="0.1899026" calcext:value-type="float">
            <text:p>0.1899026</text:p>
          </table:table-cell>
          <table:table-cell office:value-type="float" office:value="0" calcext:value-type="float">
            <text:p>0</text:p>
          </table:table-cell>
          <table:table-cell office:value-type="float" office:value="52.42266" calcext:value-type="float">
            <text:p>52.42266</text:p>
          </table:table-cell>
          <table:table-cell office:value-type="float" office:value="51.0291" calcext:value-type="float">
            <text:p>51.0291</text:p>
          </table:table-cell>
          <table:table-cell office:value-type="float" office:value="41.15903" calcext:value-type="float">
            <text:p>41.15903</text:p>
          </table:table-cell>
          <table:table-cell office:value-type="float" office:value="11.18266" calcext:value-type="float">
            <text:p>11.18266</text:p>
          </table:table-cell>
          <table:table-cell office:value-type="float" office:value="8.747728" calcext:value-type="float">
            <text:p>8.747728</text:p>
          </table:table-cell>
          <table:table-cell office:value-type="float" office:value="3.177413" calcext:value-type="float">
            <text:p>3.177413</text:p>
          </table:table-cell>
          <table:table-cell office:value-type="float" office:value="2.98027" calcext:value-type="float">
            <text:p>2.98027</text:p>
          </table:table-cell>
          <table:table-cell office:value-type="float" office:value="5.864211" calcext:value-type="float">
            <text:p>5.864211</text:p>
          </table:table-cell>
          <table:table-cell office:value-type="float" office:value="8.539053" calcext:value-type="float">
            <text:p>8.539053</text:p>
          </table:table-cell>
          <table:table-cell office:value-type="float" office:value="9.773376" calcext:value-type="float">
            <text:p>9.773376</text:p>
          </table:table-cell>
          <table:table-cell office:value-type="float" office:value="10.09626" calcext:value-type="float">
            <text:p>10.09626</text:p>
          </table:table-cell>
          <table:table-cell office:value-type="float" office:value="10.74387" calcext:value-type="float">
            <text:p>10.74387</text:p>
          </table:table-cell>
          <table:table-cell office:value-type="float" office:value="11.80639" calcext:value-type="float">
            <text:p>11.80639</text:p>
          </table:table-cell>
          <table:table-cell office:value-type="float" office:value="12.16053" calcext:value-type="float">
            <text:p>12.16053</text:p>
          </table:table-cell>
          <table:table-cell office:value-type="float" office:value="0" calcext:value-type="float">
            <text:p>0</text:p>
          </table:table-cell>
          <table:table-cell office:value-type="float" office:value="91.76116" calcext:value-type="float">
            <text:p>91.76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5" calcext:value-type="float">
            <text:p>13102005</text:p>
          </table:table-cell>
          <table:table-cell office:value-type="float" office:value="0.9303959" calcext:value-type="float">
            <text:p>0.9303959</text:p>
          </table:table-cell>
          <table:table-cell office:value-type="float" office:value="134.5724" calcext:value-type="float">
            <text:p>134.57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00811" calcext:value-type="float">
            <text:p>42.00811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8860932" calcext:value-type="float">
            <text:p>0.0008860932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1840452" calcext:value-type="float">
            <text:p>0.01840452</text:p>
          </table:table-cell>
          <table:table-cell office:value-type="float" office:value="1168.609" calcext:value-type="float">
            <text:p>1168.609</text:p>
          </table:table-cell>
          <table:table-cell office:value-type="float" office:value="1.06346" calcext:value-type="float">
            <text:p>1.06346</text:p>
          </table:table-cell>
          <table:table-cell office:value-type="float" office:value="0" calcext:value-type="float">
            <text:p>0</text:p>
          </table:table-cell>
          <table:table-cell office:value-type="float" office:value="0.5737591" calcext:value-type="float">
            <text:p>0.5737591</text:p>
          </table:table-cell>
          <table:table-cell office:value-type="float" office:value="0.3968973" calcext:value-type="float">
            <text:p>0.3968973</text:p>
          </table:table-cell>
          <table:table-cell office:value-type="float" office:value="0.3083795" calcext:value-type="float">
            <text:p>0.3083795</text:p>
          </table:table-cell>
          <table:table-cell office:value-type="float" office:value="0.09723118" calcext:value-type="float">
            <text:p>0.09723118</text:p>
          </table:table-cell>
          <table:table-cell office:value-type="float" office:value="0.07546034" calcext:value-type="float">
            <text:p>0.07546034</text:p>
          </table:table-cell>
          <table:table-cell office:value-type="float" office:value="0.03624241" calcext:value-type="float">
            <text:p>0.03624241</text:p>
          </table:table-cell>
          <table:table-cell office:value-type="float" office:value="0.037811" calcext:value-type="float">
            <text:p>0.037811</text:p>
          </table:table-cell>
          <table:table-cell office:value-type="float" office:value="0.08767861" calcext:value-type="float">
            <text:p>0.08767861</text:p>
          </table:table-cell>
          <table:table-cell office:value-type="float" office:value="0.154699" calcext:value-type="float">
            <text:p>0.154699</text:p>
          </table:table-cell>
          <table:table-cell office:value-type="float" office:value="0.1662046" calcext:value-type="float">
            <text:p>0.1662046</text:p>
          </table:table-cell>
          <table:table-cell office:value-type="float" office:value="0.1681567" calcext:value-type="float">
            <text:p>0.1681567</text:p>
          </table:table-cell>
          <table:table-cell office:value-type="float" office:value="0.1751971" calcext:value-type="float">
            <text:p>0.1751971</text:p>
          </table:table-cell>
          <table:table-cell office:value-type="float" office:value="0.1861067" calcext:value-type="float">
            <text:p>0.1861067</text:p>
          </table:table-cell>
          <table:table-cell office:value-type="float" office:value="0.1899234" calcext:value-type="float">
            <text:p>0.1899234</text:p>
          </table:table-cell>
          <table:table-cell office:value-type="float" office:value="0" calcext:value-type="float">
            <text:p>0</text:p>
          </table:table-cell>
          <table:table-cell office:value-type="float" office:value="52.42351" calcext:value-type="float">
            <text:p>52.42351</text:p>
          </table:table-cell>
          <table:table-cell office:value-type="float" office:value="50.98237" calcext:value-type="float">
            <text:p>50.98237</text:p>
          </table:table-cell>
          <table:table-cell office:value-type="float" office:value="41.1293" calcext:value-type="float">
            <text:p>41.1293</text:p>
          </table:table-cell>
          <table:table-cell office:value-type="float" office:value="11.18544" calcext:value-type="float">
            <text:p>11.18544</text:p>
          </table:table-cell>
          <table:table-cell office:value-type="float" office:value="8.748462" calcext:value-type="float">
            <text:p>8.748462</text:p>
          </table:table-cell>
          <table:table-cell office:value-type="float" office:value="3.179426" calcext:value-type="float">
            <text:p>3.179426</text:p>
          </table:table-cell>
          <table:table-cell office:value-type="float" office:value="2.982183" calcext:value-type="float">
            <text:p>2.982183</text:p>
          </table:table-cell>
          <table:table-cell office:value-type="float" office:value="5.868305" calcext:value-type="float">
            <text:p>5.868305</text:p>
          </table:table-cell>
          <table:table-cell office:value-type="float" office:value="8.544994" calcext:value-type="float">
            <text:p>8.544994</text:p>
          </table:table-cell>
          <table:table-cell office:value-type="float" office:value="9.777856" calcext:value-type="float">
            <text:p>9.777856</text:p>
          </table:table-cell>
          <table:table-cell office:value-type="float" office:value="10.10044" calcext:value-type="float">
            <text:p>10.10044</text:p>
          </table:table-cell>
          <table:table-cell office:value-type="float" office:value="10.74737" calcext:value-type="float">
            <text:p>10.74737</text:p>
          </table:table-cell>
          <table:table-cell office:value-type="float" office:value="11.80863" calcext:value-type="float">
            <text:p>11.80863</text:p>
          </table:table-cell>
          <table:table-cell office:value-type="float" office:value="12.16251" calcext:value-type="float">
            <text:p>12.16251</text:p>
          </table:table-cell>
          <table:table-cell office:value-type="float" office:value="0" calcext:value-type="float">
            <text:p>0</text:p>
          </table:table-cell>
          <table:table-cell office:value-type="float" office:value="94.44073" calcext:value-type="float">
            <text:p>94.440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5" calcext:value-type="float">
            <text:p>14102005</text:p>
          </table:table-cell>
          <table:table-cell office:value-type="float" office:value="0.9273946" calcext:value-type="float">
            <text:p>0.9273946</text:p>
          </table:table-cell>
          <table:table-cell office:value-type="float" office:value="134.5677" calcext:value-type="float">
            <text:p>134.567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01911" calcext:value-type="float">
            <text:p>42.01911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8861389" calcext:value-type="float">
            <text:p>0.0008861389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1842758" calcext:value-type="float">
            <text:p>0.01842758</text:p>
          </table:table-cell>
          <table:table-cell office:value-type="float" office:value="1168.605" calcext:value-type="float">
            <text:p>1168.605</text:p>
          </table:table-cell>
          <table:table-cell office:value-type="float" office:value="1.061897" calcext:value-type="float">
            <text:p>1.061897</text:p>
          </table:table-cell>
          <table:table-cell office:value-type="float" office:value="0" calcext:value-type="float">
            <text:p>0</text:p>
          </table:table-cell>
          <table:table-cell office:value-type="float" office:value="0.5339065" calcext:value-type="float">
            <text:p>0.5339065</text:p>
          </table:table-cell>
          <table:table-cell office:value-type="float" office:value="0.4076179" calcext:value-type="float">
            <text:p>0.4076179</text:p>
          </table:table-cell>
          <table:table-cell office:value-type="float" office:value="0.3226058" calcext:value-type="float">
            <text:p>0.3226058</text:p>
          </table:table-cell>
          <table:table-cell office:value-type="float" office:value="0.09760571" calcext:value-type="float">
            <text:p>0.09760571</text:p>
          </table:table-cell>
          <table:table-cell office:value-type="float" office:value="0.07668678" calcext:value-type="float">
            <text:p>0.07668678</text:p>
          </table:table-cell>
          <table:table-cell office:value-type="float" office:value="0.03590784" calcext:value-type="float">
            <text:p>0.03590784</text:p>
          </table:table-cell>
          <table:table-cell office:value-type="float" office:value="0.03782357" calcext:value-type="float">
            <text:p>0.03782357</text:p>
          </table:table-cell>
          <table:table-cell office:value-type="float" office:value="0.08748342" calcext:value-type="float">
            <text:p>0.08748342</text:p>
          </table:table-cell>
          <table:table-cell office:value-type="float" office:value="0.1546021" calcext:value-type="float">
            <text:p>0.1546021</text:p>
          </table:table-cell>
          <table:table-cell office:value-type="float" office:value="0.1662005" calcext:value-type="float">
            <text:p>0.1662005</text:p>
          </table:table-cell>
          <table:table-cell office:value-type="float" office:value="0.1681878" calcext:value-type="float">
            <text:p>0.1681878</text:p>
          </table:table-cell>
          <table:table-cell office:value-type="float" office:value="0.1752099" calcext:value-type="float">
            <text:p>0.1752099</text:p>
          </table:table-cell>
          <table:table-cell office:value-type="float" office:value="0.1861302" calcext:value-type="float">
            <text:p>0.1861302</text:p>
          </table:table-cell>
          <table:table-cell office:value-type="float" office:value="0.1899442" calcext:value-type="float">
            <text:p>0.1899442</text:p>
          </table:table-cell>
          <table:table-cell office:value-type="float" office:value="0" calcext:value-type="float">
            <text:p>0</text:p>
          </table:table-cell>
          <table:table-cell office:value-type="float" office:value="52.45608" calcext:value-type="float">
            <text:p>52.45608</text:p>
          </table:table-cell>
          <table:table-cell office:value-type="float" office:value="50.94603" calcext:value-type="float">
            <text:p>50.94603</text:p>
          </table:table-cell>
          <table:table-cell office:value-type="float" office:value="41.1042" calcext:value-type="float">
            <text:p>41.1042</text:p>
          </table:table-cell>
          <table:table-cell office:value-type="float" office:value="11.18505" calcext:value-type="float">
            <text:p>11.18505</text:p>
          </table:table-cell>
          <table:table-cell office:value-type="float" office:value="8.748405" calcext:value-type="float">
            <text:p>8.748405</text:p>
          </table:table-cell>
          <table:table-cell office:value-type="float" office:value="3.18126" calcext:value-type="float">
            <text:p>3.18126</text:p>
          </table:table-cell>
          <table:table-cell office:value-type="float" office:value="2.984099" calcext:value-type="float">
            <text:p>2.984099</text:p>
          </table:table-cell>
          <table:table-cell office:value-type="float" office:value="5.872335" calcext:value-type="float">
            <text:p>5.872335</text:p>
          </table:table-cell>
          <table:table-cell office:value-type="float" office:value="8.550937" calcext:value-type="float">
            <text:p>8.550937</text:p>
          </table:table-cell>
          <table:table-cell office:value-type="float" office:value="9.782336" calcext:value-type="float">
            <text:p>9.782336</text:p>
          </table:table-cell>
          <table:table-cell office:value-type="float" office:value="10.10463" calcext:value-type="float">
            <text:p>10.10463</text:p>
          </table:table-cell>
          <table:table-cell office:value-type="float" office:value="10.75085" calcext:value-type="float">
            <text:p>10.75085</text:p>
          </table:table-cell>
          <table:table-cell office:value-type="float" office:value="11.81088" calcext:value-type="float">
            <text:p>11.81088</text:p>
          </table:table-cell>
          <table:table-cell office:value-type="float" office:value="12.16449" calcext:value-type="float">
            <text:p>12.16449</text:p>
          </table:table-cell>
          <table:table-cell office:value-type="float" office:value="0" calcext:value-type="float">
            <text:p>0</text:p>
          </table:table-cell>
          <table:table-cell office:value-type="float" office:value="108.8471" calcext:value-type="float">
            <text:p>108.84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5" calcext:value-type="float">
            <text:p>15102005</text:p>
          </table:table-cell>
          <table:table-cell office:value-type="float" office:value="0.9243928" calcext:value-type="float">
            <text:p>0.9243928</text:p>
          </table:table-cell>
          <table:table-cell office:value-type="float" office:value="134.5628" calcext:value-type="float">
            <text:p>134.56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03045" calcext:value-type="float">
            <text:p>42.03045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8861836" calcext:value-type="float">
            <text:p>0.0008861836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1845018" calcext:value-type="float">
            <text:p>0.01845018</text:p>
          </table:table-cell>
          <table:table-cell office:value-type="float" office:value="1168.602" calcext:value-type="float">
            <text:p>1168.602</text:p>
          </table:table-cell>
          <table:table-cell office:value-type="float" office:value="1.060336" calcext:value-type="float">
            <text:p>1.060336</text:p>
          </table:table-cell>
          <table:table-cell office:value-type="float" office:value="0" calcext:value-type="float">
            <text:p>0</text:p>
          </table:table-cell>
          <table:table-cell office:value-type="float" office:value="0.4287955" calcext:value-type="float">
            <text:p>0.4287955</text:p>
          </table:table-cell>
          <table:table-cell office:value-type="float" office:value="0.407392" calcext:value-type="float">
            <text:p>0.407392</text:p>
          </table:table-cell>
          <table:table-cell office:value-type="float" office:value="0.3270403" calcext:value-type="float">
            <text:p>0.3270403</text:p>
          </table:table-cell>
          <table:table-cell office:value-type="float" office:value="0.09817183" calcext:value-type="float">
            <text:p>0.09817183</text:p>
          </table:table-cell>
          <table:table-cell office:value-type="float" office:value="0.07835207" calcext:value-type="float">
            <text:p>0.07835207</text:p>
          </table:table-cell>
          <table:table-cell office:value-type="float" office:value="0.0362948" calcext:value-type="float">
            <text:p>0.0362948</text:p>
          </table:table-cell>
          <table:table-cell office:value-type="float" office:value="0.03810782" calcext:value-type="float">
            <text:p>0.03810782</text:p>
          </table:table-cell>
          <table:table-cell office:value-type="float" office:value="0.08757377" calcext:value-type="float">
            <text:p>0.08757377</text:p>
          </table:table-cell>
          <table:table-cell office:value-type="float" office:value="0.1545447" calcext:value-type="float">
            <text:p>0.1545447</text:p>
          </table:table-cell>
          <table:table-cell office:value-type="float" office:value="0.166199" calcext:value-type="float">
            <text:p>0.166199</text:p>
          </table:table-cell>
          <table:table-cell office:value-type="float" office:value="0.1682187" calcext:value-type="float">
            <text:p>0.1682187</text:p>
          </table:table-cell>
          <table:table-cell office:value-type="float" office:value="0.1752348" calcext:value-type="float">
            <text:p>0.1752348</text:p>
          </table:table-cell>
          <table:table-cell office:value-type="float" office:value="0.1861543" calcext:value-type="float">
            <text:p>0.1861543</text:p>
          </table:table-cell>
          <table:table-cell office:value-type="float" office:value="0.189965" calcext:value-type="float">
            <text:p>0.189965</text:p>
          </table:table-cell>
          <table:table-cell office:value-type="float" office:value="0" calcext:value-type="float">
            <text:p>0</text:p>
          </table:table-cell>
          <table:table-cell office:value-type="float" office:value="52.47108" calcext:value-type="float">
            <text:p>52.47108</text:p>
          </table:table-cell>
          <table:table-cell office:value-type="float" office:value="50.91565" calcext:value-type="float">
            <text:p>50.91565</text:p>
          </table:table-cell>
          <table:table-cell office:value-type="float" office:value="41.0839" calcext:value-type="float">
            <text:p>41.0839</text:p>
          </table:table-cell>
          <table:table-cell office:value-type="float" office:value="11.1852" calcext:value-type="float">
            <text:p>11.1852</text:p>
          </table:table-cell>
          <table:table-cell office:value-type="float" office:value="8.74919" calcext:value-type="float">
            <text:p>8.74919</text:p>
          </table:table-cell>
          <table:table-cell office:value-type="float" office:value="3.183151" calcext:value-type="float">
            <text:p>3.183151</text:p>
          </table:table-cell>
          <table:table-cell office:value-type="float" office:value="2.986074" calcext:value-type="float">
            <text:p>2.986074</text:p>
          </table:table-cell>
          <table:table-cell office:value-type="float" office:value="5.87636" calcext:value-type="float">
            <text:p>5.87636</text:p>
          </table:table-cell>
          <table:table-cell office:value-type="float" office:value="8.556795" calcext:value-type="float">
            <text:p>8.556795</text:p>
          </table:table-cell>
          <table:table-cell office:value-type="float" office:value="9.786816" calcext:value-type="float">
            <text:p>9.786816</text:p>
          </table:table-cell>
          <table:table-cell office:value-type="float" office:value="10.10882" calcext:value-type="float">
            <text:p>10.10882</text:p>
          </table:table-cell>
          <table:table-cell office:value-type="float" office:value="10.75434" calcext:value-type="float">
            <text:p>10.75434</text:p>
          </table:table-cell>
          <table:table-cell office:value-type="float" office:value="11.81313" calcext:value-type="float">
            <text:p>11.81313</text:p>
          </table:table-cell>
          <table:table-cell office:value-type="float" office:value="12.16646" calcext:value-type="float">
            <text:p>12.16646</text:p>
          </table:table-cell>
          <table:table-cell office:value-type="float" office:value="0" calcext:value-type="float">
            <text:p>0</text:p>
          </table:table-cell>
          <table:table-cell office:value-type="float" office:value="114.6304" calcext:value-type="float">
            <text:p>114.63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5" calcext:value-type="float">
            <text:p>16102005</text:p>
          </table:table-cell>
          <table:table-cell office:value-type="float" office:value="0.9215735" calcext:value-type="float">
            <text:p>0.9215735</text:p>
          </table:table-cell>
          <table:table-cell office:value-type="float" office:value="134.5579" calcext:value-type="float">
            <text:p>134.557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0417" calcext:value-type="float">
            <text:p>42.0417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8862283" calcext:value-type="float">
            <text:p>0.0008862283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1847234" calcext:value-type="float">
            <text:p>0.01847234</text:p>
          </table:table-cell>
          <table:table-cell office:value-type="float" office:value="1168.598" calcext:value-type="float">
            <text:p>1168.598</text:p>
          </table:table-cell>
          <table:table-cell office:value-type="float" office:value="1.05889" calcext:value-type="float">
            <text:p>1.05889</text:p>
          </table:table-cell>
          <table:table-cell office:value-type="float" office:value="0" calcext:value-type="float">
            <text:p>0</text:p>
          </table:table-cell>
          <table:table-cell office:value-type="float" office:value="0.3819504" calcext:value-type="float">
            <text:p>0.3819504</text:p>
          </table:table-cell>
          <table:table-cell office:value-type="float" office:value="0.4051549" calcext:value-type="float">
            <text:p>0.4051549</text:p>
          </table:table-cell>
          <table:table-cell office:value-type="float" office:value="0.3261574" calcext:value-type="float">
            <text:p>0.3261574</text:p>
          </table:table-cell>
          <table:table-cell office:value-type="float" office:value="0.0972897" calcext:value-type="float">
            <text:p>0.0972897</text:p>
          </table:table-cell>
          <table:table-cell office:value-type="float" office:value="0.07842839" calcext:value-type="float">
            <text:p>0.07842839</text:p>
          </table:table-cell>
          <table:table-cell office:value-type="float" office:value="0.03632695" calcext:value-type="float">
            <text:p>0.03632695</text:p>
          </table:table-cell>
          <table:table-cell office:value-type="float" office:value="0.03823764" calcext:value-type="float">
            <text:p>0.03823764</text:p>
          </table:table-cell>
          <table:table-cell office:value-type="float" office:value="0.08769663" calcext:value-type="float">
            <text:p>0.08769663</text:p>
          </table:table-cell>
          <table:table-cell office:value-type="float" office:value="0.1545366" calcext:value-type="float">
            <text:p>0.1545366</text:p>
          </table:table-cell>
          <table:table-cell office:value-type="float" office:value="0.1662053" calcext:value-type="float">
            <text:p>0.1662053</text:p>
          </table:table-cell>
          <table:table-cell office:value-type="float" office:value="0.1682502" calcext:value-type="float">
            <text:p>0.1682502</text:p>
          </table:table-cell>
          <table:table-cell office:value-type="float" office:value="0.1752615" calcext:value-type="float">
            <text:p>0.1752615</text:p>
          </table:table-cell>
          <table:table-cell office:value-type="float" office:value="0.1861785" calcext:value-type="float">
            <text:p>0.1861785</text:p>
          </table:table-cell>
          <table:table-cell office:value-type="float" office:value="0.1899859" calcext:value-type="float">
            <text:p>0.1899859</text:p>
          </table:table-cell>
          <table:table-cell office:value-type="float" office:value="0" calcext:value-type="float">
            <text:p>0</text:p>
          </table:table-cell>
          <table:table-cell office:value-type="float" office:value="52.47578" calcext:value-type="float">
            <text:p>52.47578</text:p>
          </table:table-cell>
          <table:table-cell office:value-type="float" office:value="50.88538" calcext:value-type="float">
            <text:p>50.88538</text:p>
          </table:table-cell>
          <table:table-cell office:value-type="float" office:value="41.06429" calcext:value-type="float">
            <text:p>41.06429</text:p>
          </table:table-cell>
          <table:table-cell office:value-type="float" office:value="11.18531" calcext:value-type="float">
            <text:p>11.18531</text:p>
          </table:table-cell>
          <table:table-cell office:value-type="float" office:value="8.750355" calcext:value-type="float">
            <text:p>8.750355</text:p>
          </table:table-cell>
          <table:table-cell office:value-type="float" office:value="3.185092" calcext:value-type="float">
            <text:p>3.185092</text:p>
          </table:table-cell>
          <table:table-cell office:value-type="float" office:value="2.988101" calcext:value-type="float">
            <text:p>2.988101</text:p>
          </table:table-cell>
          <table:table-cell office:value-type="float" office:value="5.880419" calcext:value-type="float">
            <text:p>5.880419</text:p>
          </table:table-cell>
          <table:table-cell office:value-type="float" office:value="8.562646" calcext:value-type="float">
            <text:p>8.562646</text:p>
          </table:table-cell>
          <table:table-cell office:value-type="float" office:value="9.791299" calcext:value-type="float">
            <text:p>9.791299</text:p>
          </table:table-cell>
          <table:table-cell office:value-type="float" office:value="10.113" calcext:value-type="float">
            <text:p>10.113</text:p>
          </table:table-cell>
          <table:table-cell office:value-type="float" office:value="10.75776" calcext:value-type="float">
            <text:p>10.75776</text:p>
          </table:table-cell>
          <table:table-cell office:value-type="float" office:value="11.81538" calcext:value-type="float">
            <text:p>11.81538</text:p>
          </table:table-cell>
          <table:table-cell office:value-type="float" office:value="12.16842" calcext:value-type="float">
            <text:p>12.16842</text:p>
          </table:table-cell>
          <table:table-cell office:value-type="float" office:value="0" calcext:value-type="float">
            <text:p>0</text:p>
          </table:table-cell>
          <table:table-cell office:value-type="float" office:value="117.1849" calcext:value-type="float">
            <text:p>117.18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5" calcext:value-type="float">
            <text:p>17102005</text:p>
          </table:table-cell>
          <table:table-cell office:value-type="float" office:value="0.9182009" calcext:value-type="float">
            <text:p>0.9182009</text:p>
          </table:table-cell>
          <table:table-cell office:value-type="float" office:value="134.5525" calcext:value-type="float">
            <text:p>134.55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05328" calcext:value-type="float">
            <text:p>42.05328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886273" calcext:value-type="float">
            <text:p>0.000886273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1849406" calcext:value-type="float">
            <text:p>0.01849406</text:p>
          </table:table-cell>
          <table:table-cell office:value-type="float" office:value="1168.594" calcext:value-type="float">
            <text:p>1168.594</text:p>
          </table:table-cell>
          <table:table-cell office:value-type="float" office:value="1.057144" calcext:value-type="float">
            <text:p>1.057144</text:p>
          </table:table-cell>
          <table:table-cell office:value-type="float" office:value="0" calcext:value-type="float">
            <text:p>0</text:p>
          </table:table-cell>
          <table:table-cell office:value-type="float" office:value="0.3988689" calcext:value-type="float">
            <text:p>0.3988689</text:p>
          </table:table-cell>
          <table:table-cell office:value-type="float" office:value="0.4168356" calcext:value-type="float">
            <text:p>0.4168356</text:p>
          </table:table-cell>
          <table:table-cell office:value-type="float" office:value="0.3361093" calcext:value-type="float">
            <text:p>0.3361093</text:p>
          </table:table-cell>
          <table:table-cell office:value-type="float" office:value="0.1005095" calcext:value-type="float">
            <text:p>0.1005095</text:p>
          </table:table-cell>
          <table:table-cell office:value-type="float" office:value="0.08119816" calcext:value-type="float">
            <text:p>0.08119816</text:p>
          </table:table-cell>
          <table:table-cell office:value-type="float" office:value="0.03699965" calcext:value-type="float">
            <text:p>0.03699965</text:p>
          </table:table-cell>
          <table:table-cell office:value-type="float" office:value="0.03849131" calcext:value-type="float">
            <text:p>0.03849131</text:p>
          </table:table-cell>
          <table:table-cell office:value-type="float" office:value="0.08784354" calcext:value-type="float">
            <text:p>0.08784354</text:p>
          </table:table-cell>
          <table:table-cell office:value-type="float" office:value="0.154567" calcext:value-type="float">
            <text:p>0.154567</text:p>
          </table:table-cell>
          <table:table-cell office:value-type="float" office:value="0.1662205" calcext:value-type="float">
            <text:p>0.1662205</text:p>
          </table:table-cell>
          <table:table-cell office:value-type="float" office:value="0.1682829" calcext:value-type="float">
            <text:p>0.1682829</text:p>
          </table:table-cell>
          <table:table-cell office:value-type="float" office:value="0.1752891" calcext:value-type="float">
            <text:p>0.1752891</text:p>
          </table:table-cell>
          <table:table-cell office:value-type="float" office:value="0.1862026" calcext:value-type="float">
            <text:p>0.1862026</text:p>
          </table:table-cell>
          <table:table-cell office:value-type="float" office:value="0.1900067" calcext:value-type="float">
            <text:p>0.1900067</text:p>
          </table:table-cell>
          <table:table-cell office:value-type="float" office:value="0" calcext:value-type="float">
            <text:p>0</text:p>
          </table:table-cell>
          <table:table-cell office:value-type="float" office:value="52.48318" calcext:value-type="float">
            <text:p>52.48318</text:p>
          </table:table-cell>
          <table:table-cell office:value-type="float" office:value="50.8586" calcext:value-type="float">
            <text:p>50.8586</text:p>
          </table:table-cell>
          <table:table-cell office:value-type="float" office:value="41.04713" calcext:value-type="float">
            <text:p>41.04713</text:p>
          </table:table-cell>
          <table:table-cell office:value-type="float" office:value="11.18587" calcext:value-type="float">
            <text:p>11.18587</text:p>
          </table:table-cell>
          <table:table-cell office:value-type="float" office:value="8.752028" calcext:value-type="float">
            <text:p>8.752028</text:p>
          </table:table-cell>
          <table:table-cell office:value-type="float" office:value="3.187087" calcext:value-type="float">
            <text:p>3.187087</text:p>
          </table:table-cell>
          <table:table-cell office:value-type="float" office:value="2.990156" calcext:value-type="float">
            <text:p>2.990156</text:p>
          </table:table-cell>
          <table:table-cell office:value-type="float" office:value="5.884501" calcext:value-type="float">
            <text:p>5.884501</text:p>
          </table:table-cell>
          <table:table-cell office:value-type="float" office:value="8.568497" calcext:value-type="float">
            <text:p>8.568497</text:p>
          </table:table-cell>
          <table:table-cell office:value-type="float" office:value="9.795745" calcext:value-type="float">
            <text:p>9.795745</text:p>
          </table:table-cell>
          <table:table-cell office:value-type="float" office:value="10.11719" calcext:value-type="float">
            <text:p>10.11719</text:p>
          </table:table-cell>
          <table:table-cell office:value-type="float" office:value="10.76117" calcext:value-type="float">
            <text:p>10.76117</text:p>
          </table:table-cell>
          <table:table-cell office:value-type="float" office:value="11.81763" calcext:value-type="float">
            <text:p>11.81763</text:p>
          </table:table-cell>
          <table:table-cell office:value-type="float" office:value="12.1704" calcext:value-type="float">
            <text:p>12.1704</text:p>
          </table:table-cell>
          <table:table-cell office:value-type="float" office:value="0" calcext:value-type="float">
            <text:p>0</text:p>
          </table:table-cell>
          <table:table-cell office:value-type="float" office:value="124.0541" calcext:value-type="float">
            <text:p>124.05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5" calcext:value-type="float">
            <text:p>18102005</text:p>
          </table:table-cell>
          <table:table-cell office:value-type="float" office:value="0.9147867" calcext:value-type="float">
            <text:p>0.9147867</text:p>
          </table:table-cell>
          <table:table-cell office:value-type="float" office:value="134.5469" calcext:value-type="float">
            <text:p>134.546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06509" calcext:value-type="float">
            <text:p>42.06509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8863177" calcext:value-type="float">
            <text:p>0.0008863177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1851534" calcext:value-type="float">
            <text:p>0.01851534</text:p>
          </table:table-cell>
          <table:table-cell office:value-type="float" office:value="1168.591" calcext:value-type="float">
            <text:p>1168.591</text:p>
          </table:table-cell>
          <table:table-cell office:value-type="float" office:value="1.055323" calcext:value-type="float">
            <text:p>1.055323</text:p>
          </table:table-cell>
          <table:table-cell office:value-type="float" office:value="0" calcext:value-type="float">
            <text:p>0</text:p>
          </table:table-cell>
          <table:table-cell office:value-type="float" office:value="0.4136861" calcext:value-type="float">
            <text:p>0.4136861</text:p>
          </table:table-cell>
          <table:table-cell office:value-type="float" office:value="0.4236917" calcext:value-type="float">
            <text:p>0.4236917</text:p>
          </table:table-cell>
          <table:table-cell office:value-type="float" office:value="0.3405901" calcext:value-type="float">
            <text:p>0.3405901</text:p>
          </table:table-cell>
          <table:table-cell office:value-type="float" office:value="0.1018092" calcext:value-type="float">
            <text:p>0.1018092</text:p>
          </table:table-cell>
          <table:table-cell office:value-type="float" office:value="0.08248524" calcext:value-type="float">
            <text:p>0.08248524</text:p>
          </table:table-cell>
          <table:table-cell office:value-type="float" office:value="0.03736906" calcext:value-type="float">
            <text:p>0.03736906</text:p>
          </table:table-cell>
          <table:table-cell office:value-type="float" office:value="0.03869259" calcext:value-type="float">
            <text:p>0.03869259</text:p>
          </table:table-cell>
          <table:table-cell office:value-type="float" office:value="0.08803981" calcext:value-type="float">
            <text:p>0.08803981</text:p>
          </table:table-cell>
          <table:table-cell office:value-type="float" office:value="0.1546353" calcext:value-type="float">
            <text:p>0.1546353</text:p>
          </table:table-cell>
          <table:table-cell office:value-type="float" office:value="0.1662436" calcext:value-type="float">
            <text:p>0.1662436</text:p>
          </table:table-cell>
          <table:table-cell office:value-type="float" office:value="0.168317" calcext:value-type="float">
            <text:p>0.168317</text:p>
          </table:table-cell>
          <table:table-cell office:value-type="float" office:value="0.1753172" calcext:value-type="float">
            <text:p>0.1753172</text:p>
          </table:table-cell>
          <table:table-cell office:value-type="float" office:value="0.1862265" calcext:value-type="float">
            <text:p>0.1862265</text:p>
          </table:table-cell>
          <table:table-cell office:value-type="float" office:value="0.1900276" calcext:value-type="float">
            <text:p>0.1900276</text:p>
          </table:table-cell>
          <table:table-cell office:value-type="float" office:value="0" calcext:value-type="float">
            <text:p>0</text:p>
          </table:table-cell>
          <table:table-cell office:value-type="float" office:value="52.49068" calcext:value-type="float">
            <text:p>52.49068</text:p>
          </table:table-cell>
          <table:table-cell office:value-type="float" office:value="50.83411" calcext:value-type="float">
            <text:p>50.83411</text:p>
          </table:table-cell>
          <table:table-cell office:value-type="float" office:value="41.03186" calcext:value-type="float">
            <text:p>41.03186</text:p>
          </table:table-cell>
          <table:table-cell office:value-type="float" office:value="11.1871" calcext:value-type="float">
            <text:p>11.1871</text:p>
          </table:table-cell>
          <table:table-cell office:value-type="float" office:value="8.754399" calcext:value-type="float">
            <text:p>8.754399</text:p>
          </table:table-cell>
          <table:table-cell office:value-type="float" office:value="3.189215" calcext:value-type="float">
            <text:p>3.189215</text:p>
          </table:table-cell>
          <table:table-cell office:value-type="float" office:value="2.992265" calcext:value-type="float">
            <text:p>2.992265</text:p>
          </table:table-cell>
          <table:table-cell office:value-type="float" office:value="5.88862" calcext:value-type="float">
            <text:p>5.88862</text:p>
          </table:table-cell>
          <table:table-cell office:value-type="float" office:value="8.574347" calcext:value-type="float">
            <text:p>8.574347</text:p>
          </table:table-cell>
          <table:table-cell office:value-type="float" office:value="9.800147" calcext:value-type="float">
            <text:p>9.800147</text:p>
          </table:table-cell>
          <table:table-cell office:value-type="float" office:value="10.12137" calcext:value-type="float">
            <text:p>10.12137</text:p>
          </table:table-cell>
          <table:table-cell office:value-type="float" office:value="10.76459" calcext:value-type="float">
            <text:p>10.76459</text:p>
          </table:table-cell>
          <table:table-cell office:value-type="float" office:value="11.81982" calcext:value-type="float">
            <text:p>11.81982</text:p>
          </table:table-cell>
          <table:table-cell office:value-type="float" office:value="12.17238" calcext:value-type="float">
            <text:p>12.17238</text:p>
          </table:table-cell>
          <table:table-cell office:value-type="float" office:value="0" calcext:value-type="float">
            <text:p>0</text:p>
          </table:table-cell>
          <table:table-cell office:value-type="float" office:value="128.7356" calcext:value-type="float">
            <text:p>128.73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5" calcext:value-type="float">
            <text:p>19102005</text:p>
          </table:table-cell>
          <table:table-cell office:value-type="float" office:value="0.9124744" calcext:value-type="float">
            <text:p>0.9124744</text:p>
          </table:table-cell>
          <table:table-cell office:value-type="float" office:value="134.5421" calcext:value-type="float">
            <text:p>134.54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07633" calcext:value-type="float">
            <text:p>42.07633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8863626" calcext:value-type="float">
            <text:p>0.0008863626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1853619" calcext:value-type="float">
            <text:p>0.01853619</text:p>
          </table:table-cell>
          <table:table-cell office:value-type="float" office:value="1168.587" calcext:value-type="float">
            <text:p>1168.587</text:p>
          </table:table-cell>
          <table:table-cell office:value-type="float" office:value="1.054507" calcext:value-type="float">
            <text:p>1.054507</text:p>
          </table:table-cell>
          <table:table-cell office:value-type="float" office:value="0" calcext:value-type="float">
            <text:p>0</text:p>
          </table:table-cell>
          <table:table-cell office:value-type="float" office:value="0.1355499" calcext:value-type="float">
            <text:p>0.1355499</text:p>
          </table:table-cell>
          <table:table-cell office:value-type="float" office:value="0.3457753" calcext:value-type="float">
            <text:p>0.3457753</text:p>
          </table:table-cell>
          <table:table-cell office:value-type="float" office:value="0.317894" calcext:value-type="float">
            <text:p>0.317894</text:p>
          </table:table-cell>
          <table:table-cell office:value-type="float" office:value="0.0949935" calcext:value-type="float">
            <text:p>0.0949935</text:p>
          </table:table-cell>
          <table:table-cell office:value-type="float" office:value="0.0783366" calcext:value-type="float">
            <text:p>0.0783366</text:p>
          </table:table-cell>
          <table:table-cell office:value-type="float" office:value="0.03672253" calcext:value-type="float">
            <text:p>0.03672253</text:p>
          </table:table-cell>
          <table:table-cell office:value-type="float" office:value="0.03863181" calcext:value-type="float">
            <text:p>0.03863181</text:p>
          </table:table-cell>
          <table:table-cell office:value-type="float" office:value="0.08820248" calcext:value-type="float">
            <text:p>0.08820248</text:p>
          </table:table-cell>
          <table:table-cell office:value-type="float" office:value="0.1547267" calcext:value-type="float">
            <text:p>0.1547267</text:p>
          </table:table-cell>
          <table:table-cell office:value-type="float" office:value="0.1662747" calcext:value-type="float">
            <text:p>0.1662747</text:p>
          </table:table-cell>
          <table:table-cell office:value-type="float" office:value="0.1683527" calcext:value-type="float">
            <text:p>0.1683527</text:p>
          </table:table-cell>
          <table:table-cell office:value-type="float" office:value="0.1753928" calcext:value-type="float">
            <text:p>0.1753928</text:p>
          </table:table-cell>
          <table:table-cell office:value-type="float" office:value="0.1862503" calcext:value-type="float">
            <text:p>0.1862503</text:p>
          </table:table-cell>
          <table:table-cell office:value-type="float" office:value="0.1900484" calcext:value-type="float">
            <text:p>0.1900484</text:p>
          </table:table-cell>
          <table:table-cell office:value-type="float" office:value="0" calcext:value-type="float">
            <text:p>0</text:p>
          </table:table-cell>
          <table:table-cell office:value-type="float" office:value="52.46713" calcext:value-type="float">
            <text:p>52.46713</text:p>
          </table:table-cell>
          <table:table-cell office:value-type="float" office:value="50.80528" calcext:value-type="float">
            <text:p>50.80528</text:p>
          </table:table-cell>
          <table:table-cell office:value-type="float" office:value="41.01516" calcext:value-type="float">
            <text:p>41.01516</text:p>
          </table:table-cell>
          <table:table-cell office:value-type="float" office:value="11.18799" calcext:value-type="float">
            <text:p>11.18799</text:p>
          </table:table-cell>
          <table:table-cell office:value-type="float" office:value="8.756852" calcext:value-type="float">
            <text:p>8.756852</text:p>
          </table:table-cell>
          <table:table-cell office:value-type="float" office:value="3.1914" calcext:value-type="float">
            <text:p>3.1914</text:p>
          </table:table-cell>
          <table:table-cell office:value-type="float" office:value="2.994408" calcext:value-type="float">
            <text:p>2.994408</text:p>
          </table:table-cell>
          <table:table-cell office:value-type="float" office:value="5.892776" calcext:value-type="float">
            <text:p>5.892776</text:p>
          </table:table-cell>
          <table:table-cell office:value-type="float" office:value="8.580197" calcext:value-type="float">
            <text:p>8.580197</text:p>
          </table:table-cell>
          <table:table-cell office:value-type="float" office:value="9.804551" calcext:value-type="float">
            <text:p>9.804551</text:p>
          </table:table-cell>
          <table:table-cell office:value-type="float" office:value="10.12556" calcext:value-type="float">
            <text:p>10.12556</text:p>
          </table:table-cell>
          <table:table-cell office:value-type="float" office:value="10.768" calcext:value-type="float">
            <text:p>10.768</text:p>
          </table:table-cell>
          <table:table-cell office:value-type="float" office:value="11.82199" calcext:value-type="float">
            <text:p>11.82199</text:p>
          </table:table-cell>
          <table:table-cell office:value-type="float" office:value="12.17435" calcext:value-type="float">
            <text:p>12.17435</text:p>
          </table:table-cell>
          <table:table-cell office:value-type="float" office:value="0" calcext:value-type="float">
            <text:p>0</text:p>
          </table:table-cell>
          <table:table-cell office:value-type="float" office:value="104.7734" calcext:value-type="float">
            <text:p>104.77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5" calcext:value-type="float">
            <text:p>20102005</text:p>
          </table:table-cell>
          <table:table-cell office:value-type="float" office:value="0.9104248" calcext:value-type="float">
            <text:p>0.9104248</text:p>
          </table:table-cell>
          <table:table-cell office:value-type="float" office:value="134.5382" calcext:value-type="float">
            <text:p>134.538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08394" calcext:value-type="float">
            <text:p>42.08394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8864074" calcext:value-type="float">
            <text:p>0.0008864074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1855662" calcext:value-type="float">
            <text:p>0.01855662</text:p>
          </table:table-cell>
          <table:table-cell office:value-type="float" office:value="1168.584" calcext:value-type="float">
            <text:p>1168.584</text:p>
          </table:table-cell>
          <table:table-cell office:value-type="float" office:value="1.054664" calcext:value-type="float">
            <text:p>1.054664</text:p>
          </table:table-cell>
          <table:table-cell office:value-type="float" office:value="0" calcext:value-type="float">
            <text:p>0</text:p>
          </table:table-cell>
          <table:table-cell office:value-type="float" office:value="0.3073286" calcext:value-type="float">
            <text:p>0.3073286</text:p>
          </table:table-cell>
          <table:table-cell office:value-type="float" office:value="0.3541106" calcext:value-type="float">
            <text:p>0.3541106</text:p>
          </table:table-cell>
          <table:table-cell office:value-type="float" office:value="0.2914576" calcext:value-type="float">
            <text:p>0.2914576</text:p>
          </table:table-cell>
          <table:table-cell office:value-type="float" office:value="0.1184626" calcext:value-type="float">
            <text:p>0.1184626</text:p>
          </table:table-cell>
          <table:table-cell office:value-type="float" office:value="0.08415218" calcext:value-type="float">
            <text:p>0.08415218</text:p>
          </table:table-cell>
          <table:table-cell office:value-type="float" office:value="0.03979514" calcext:value-type="float">
            <text:p>0.03979514</text:p>
          </table:table-cell>
          <table:table-cell office:value-type="float" office:value="0.03799237" calcext:value-type="float">
            <text:p>0.03799237</text:p>
          </table:table-cell>
          <table:table-cell office:value-type="float" office:value="0.08783458" calcext:value-type="float">
            <text:p>0.08783458</text:p>
          </table:table-cell>
          <table:table-cell office:value-type="float" office:value="0.154773" calcext:value-type="float">
            <text:p>0.154773</text:p>
          </table:table-cell>
          <table:table-cell office:value-type="float" office:value="0.1663097" calcext:value-type="float">
            <text:p>0.1663097</text:p>
          </table:table-cell>
          <table:table-cell office:value-type="float" office:value="0.1683898" calcext:value-type="float">
            <text:p>0.1683898</text:p>
          </table:table-cell>
          <table:table-cell office:value-type="float" office:value="0.1754033" calcext:value-type="float">
            <text:p>0.1754033</text:p>
          </table:table-cell>
          <table:table-cell office:value-type="float" office:value="0.1862737" calcext:value-type="float">
            <text:p>0.1862737</text:p>
          </table:table-cell>
          <table:table-cell office:value-type="float" office:value="0.1900692" calcext:value-type="float">
            <text:p>0.1900692</text:p>
          </table:table-cell>
          <table:table-cell office:value-type="float" office:value="0" calcext:value-type="float">
            <text:p>0</text:p>
          </table:table-cell>
          <table:table-cell office:value-type="float" office:value="52.35257" calcext:value-type="float">
            <text:p>52.35257</text:p>
          </table:table-cell>
          <table:table-cell office:value-type="float" office:value="50.71502" calcext:value-type="float">
            <text:p>50.71502</text:p>
          </table:table-cell>
          <table:table-cell office:value-type="float" office:value="40.97652" calcext:value-type="float">
            <text:p>40.97652</text:p>
          </table:table-cell>
          <table:table-cell office:value-type="float" office:value="11.20472" calcext:value-type="float">
            <text:p>11.20472</text:p>
          </table:table-cell>
          <table:table-cell office:value-type="float" office:value="8.762078" calcext:value-type="float">
            <text:p>8.762078</text:p>
          </table:table-cell>
          <table:table-cell office:value-type="float" office:value="3.193898" calcext:value-type="float">
            <text:p>3.193898</text:p>
          </table:table-cell>
          <table:table-cell office:value-type="float" office:value="2.996454" calcext:value-type="float">
            <text:p>2.996454</text:p>
          </table:table-cell>
          <table:table-cell office:value-type="float" office:value="5.89691" calcext:value-type="float">
            <text:p>5.89691</text:p>
          </table:table-cell>
          <table:table-cell office:value-type="float" office:value="8.586048" calcext:value-type="float">
            <text:p>8.586048</text:p>
          </table:table-cell>
          <table:table-cell office:value-type="float" office:value="9.808955" calcext:value-type="float">
            <text:p>9.808955</text:p>
          </table:table-cell>
          <table:table-cell office:value-type="float" office:value="10.12967" calcext:value-type="float">
            <text:p>10.12967</text:p>
          </table:table-cell>
          <table:table-cell office:value-type="float" office:value="10.7714" calcext:value-type="float">
            <text:p>10.7714</text:p>
          </table:table-cell>
          <table:table-cell office:value-type="float" office:value="11.82416" calcext:value-type="float">
            <text:p>11.82416</text:p>
          </table:table-cell>
          <table:table-cell office:value-type="float" office:value="12.17633" calcext:value-type="float">
            <text:p>12.17633</text:p>
          </table:table-cell>
          <table:table-cell office:value-type="float" office:value="0" calcext:value-type="float">
            <text:p>0</text:p>
          </table:table-cell>
          <table:table-cell office:value-type="float" office:value="93.82677" calcext:value-type="float">
            <text:p>93.826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5" calcext:value-type="float">
            <text:p>21102005</text:p>
          </table:table-cell>
          <table:table-cell office:value-type="float" office:value="0.9085603" calcext:value-type="float">
            <text:p>0.9085603</text:p>
          </table:table-cell>
          <table:table-cell office:value-type="float" office:value="134.5345" calcext:value-type="float">
            <text:p>134.53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09307" calcext:value-type="float">
            <text:p>42.09307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8864522" calcext:value-type="float">
            <text:p>0.0008864522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1857668" calcext:value-type="float">
            <text:p>0.01857668</text:p>
          </table:table-cell>
          <table:table-cell office:value-type="float" office:value="1168.581" calcext:value-type="float">
            <text:p>1168.581</text:p>
          </table:table-cell>
          <table:table-cell office:value-type="float" office:value="1.054715" calcext:value-type="float">
            <text:p>1.054715</text:p>
          </table:table-cell>
          <table:table-cell office:value-type="float" office:value="0" calcext:value-type="float">
            <text:p>0</text:p>
          </table:table-cell>
          <table:table-cell office:value-type="float" office:value="0.3898209" calcext:value-type="float">
            <text:p>0.3898209</text:p>
          </table:table-cell>
          <table:table-cell office:value-type="float" office:value="0.394395" calcext:value-type="float">
            <text:p>0.394395</text:p>
          </table:table-cell>
          <table:table-cell office:value-type="float" office:value="0.2931566" calcext:value-type="float">
            <text:p>0.2931566</text:p>
          </table:table-cell>
          <table:table-cell office:value-type="float" office:value="0.09354708" calcext:value-type="float">
            <text:p>0.09354708</text:p>
          </table:table-cell>
          <table:table-cell office:value-type="float" office:value="0.07286643" calcext:value-type="float">
            <text:p>0.07286643</text:p>
          </table:table-cell>
          <table:table-cell office:value-type="float" office:value="0.03535432" calcext:value-type="float">
            <text:p>0.03535432</text:p>
          </table:table-cell>
          <table:table-cell office:value-type="float" office:value="0.03731232" calcext:value-type="float">
            <text:p>0.03731232</text:p>
          </table:table-cell>
          <table:table-cell office:value-type="float" office:value="0.08705022" calcext:value-type="float">
            <text:p>0.08705022</text:p>
          </table:table-cell>
          <table:table-cell office:value-type="float" office:value="0.1546636" calcext:value-type="float">
            <text:p>0.1546636</text:p>
          </table:table-cell>
          <table:table-cell office:value-type="float" office:value="0.1663384" calcext:value-type="float">
            <text:p>0.1663384</text:p>
          </table:table-cell>
          <table:table-cell office:value-type="float" office:value="0.1684268" calcext:value-type="float">
            <text:p>0.1684268</text:p>
          </table:table-cell>
          <table:table-cell office:value-type="float" office:value="0.1754464" calcext:value-type="float">
            <text:p>0.1754464</text:p>
          </table:table-cell>
          <table:table-cell office:value-type="float" office:value="0.1862971" calcext:value-type="float">
            <text:p>0.1862971</text:p>
          </table:table-cell>
          <table:table-cell office:value-type="float" office:value="0.19009" calcext:value-type="float">
            <text:p>0.19009</text:p>
          </table:table-cell>
          <table:table-cell office:value-type="float" office:value="0" calcext:value-type="float">
            <text:p>0</text:p>
          </table:table-cell>
          <table:table-cell office:value-type="float" office:value="52.32544" calcext:value-type="float">
            <text:p>52.32544</text:p>
          </table:table-cell>
          <table:table-cell office:value-type="float" office:value="50.65882" calcext:value-type="float">
            <text:p>50.65882</text:p>
          </table:table-cell>
          <table:table-cell office:value-type="float" office:value="40.94006" calcext:value-type="float">
            <text:p>40.94006</text:p>
          </table:table-cell>
          <table:table-cell office:value-type="float" office:value="11.20844" calcext:value-type="float">
            <text:p>11.20844</text:p>
          </table:table-cell>
          <table:table-cell office:value-type="float" office:value="8.763201" calcext:value-type="float">
            <text:p>8.763201</text:p>
          </table:table-cell>
          <table:table-cell office:value-type="float" office:value="3.196376" calcext:value-type="float">
            <text:p>3.196376</text:p>
          </table:table-cell>
          <table:table-cell office:value-type="float" office:value="2.998503" calcext:value-type="float">
            <text:p>2.998503</text:p>
          </table:table-cell>
          <table:table-cell office:value-type="float" office:value="5.900902" calcext:value-type="float">
            <text:p>5.900902</text:p>
          </table:table-cell>
          <table:table-cell office:value-type="float" office:value="8.591899" calcext:value-type="float">
            <text:p>8.591899</text:p>
          </table:table-cell>
          <table:table-cell office:value-type="float" office:value="9.81336" calcext:value-type="float">
            <text:p>9.81336</text:p>
          </table:table-cell>
          <table:table-cell office:value-type="float" office:value="10.13374" calcext:value-type="float">
            <text:p>10.13374</text:p>
          </table:table-cell>
          <table:table-cell office:value-type="float" office:value="10.77481" calcext:value-type="float">
            <text:p>10.77481</text:p>
          </table:table-cell>
          <table:table-cell office:value-type="float" office:value="11.82633" calcext:value-type="float">
            <text:p>11.82633</text:p>
          </table:table-cell>
          <table:table-cell office:value-type="float" office:value="12.1783" calcext:value-type="float">
            <text:p>12.1783</text:p>
          </table:table-cell>
          <table:table-cell office:value-type="float" office:value="0" calcext:value-type="float">
            <text:p>0</text:p>
          </table:table-cell>
          <table:table-cell office:value-type="float" office:value="85.92809" calcext:value-type="float">
            <text:p>85.928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5" calcext:value-type="float">
            <text:p>22102005</text:p>
          </table:table-cell>
          <table:table-cell office:value-type="float" office:value="0.907232" calcext:value-type="float">
            <text:p>0.907232</text:p>
          </table:table-cell>
          <table:table-cell office:value-type="float" office:value="134.5314" calcext:value-type="float">
            <text:p>134.53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10148" calcext:value-type="float">
            <text:p>42.10148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8864969" calcext:value-type="float">
            <text:p>0.0008864969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1859634" calcext:value-type="float">
            <text:p>0.01859634</text:p>
          </table:table-cell>
          <table:table-cell office:value-type="float" office:value="1168.578" calcext:value-type="float">
            <text:p>1168.578</text:p>
          </table:table-cell>
          <table:table-cell office:value-type="float" office:value="1.054435" calcext:value-type="float">
            <text:p>1.054435</text:p>
          </table:table-cell>
          <table:table-cell office:value-type="float" office:value="0" calcext:value-type="float">
            <text:p>0</text:p>
          </table:table-cell>
          <table:table-cell office:value-type="float" office:value="0.2714613" calcext:value-type="float">
            <text:p>0.2714613</text:p>
          </table:table-cell>
          <table:table-cell office:value-type="float" office:value="0.3649449" calcext:value-type="float">
            <text:p>0.3649449</text:p>
          </table:table-cell>
          <table:table-cell office:value-type="float" office:value="0.2882273" calcext:value-type="float">
            <text:p>0.2882273</text:p>
          </table:table-cell>
          <table:table-cell office:value-type="float" office:value="0.09551536" calcext:value-type="float">
            <text:p>0.09551536</text:p>
          </table:table-cell>
          <table:table-cell office:value-type="float" office:value="0.06922575" calcext:value-type="float">
            <text:p>0.06922575</text:p>
          </table:table-cell>
          <table:table-cell office:value-type="float" office:value="0.03348996" calcext:value-type="float">
            <text:p>0.03348996</text:p>
          </table:table-cell>
          <table:table-cell office:value-type="float" office:value="0.03672896" calcext:value-type="float">
            <text:p>0.03672896</text:p>
          </table:table-cell>
          <table:table-cell office:value-type="float" office:value="0.08668108" calcext:value-type="float">
            <text:p>0.08668108</text:p>
          </table:table-cell>
          <table:table-cell office:value-type="float" office:value="0.1544269" calcext:value-type="float">
            <text:p>0.1544269</text:p>
          </table:table-cell>
          <table:table-cell office:value-type="float" office:value="0.1663529" calcext:value-type="float">
            <text:p>0.1663529</text:p>
          </table:table-cell>
          <table:table-cell office:value-type="float" office:value="0.1684628" calcext:value-type="float">
            <text:p>0.1684628</text:p>
          </table:table-cell>
          <table:table-cell office:value-type="float" office:value="0.1754544" calcext:value-type="float">
            <text:p>0.1754544</text:p>
          </table:table-cell>
          <table:table-cell office:value-type="float" office:value="0.1863203" calcext:value-type="float">
            <text:p>0.1863203</text:p>
          </table:table-cell>
          <table:table-cell office:value-type="float" office:value="0.1901108" calcext:value-type="float">
            <text:p>0.1901108</text:p>
          </table:table-cell>
          <table:table-cell office:value-type="float" office:value="0" calcext:value-type="float">
            <text:p>0</text:p>
          </table:table-cell>
          <table:table-cell office:value-type="float" office:value="52.27478" calcext:value-type="float">
            <text:p>52.27478</text:p>
          </table:table-cell>
          <table:table-cell office:value-type="float" office:value="50.60554" calcext:value-type="float">
            <text:p>50.60554</text:p>
          </table:table-cell>
          <table:table-cell office:value-type="float" office:value="40.90393" calcext:value-type="float">
            <text:p>40.90393</text:p>
          </table:table-cell>
          <table:table-cell office:value-type="float" office:value="11.20604" calcext:value-type="float">
            <text:p>11.20604</text:p>
          </table:table-cell>
          <table:table-cell office:value-type="float" office:value="8.760883" calcext:value-type="float">
            <text:p>8.760883</text:p>
          </table:table-cell>
          <table:table-cell office:value-type="float" office:value="3.197849" calcext:value-type="float">
            <text:p>3.197849</text:p>
          </table:table-cell>
          <table:table-cell office:value-type="float" office:value="3.000398" calcext:value-type="float">
            <text:p>3.000398</text:p>
          </table:table-cell>
          <table:table-cell office:value-type="float" office:value="5.90479" calcext:value-type="float">
            <text:p>5.90479</text:p>
          </table:table-cell>
          <table:table-cell office:value-type="float" office:value="8.597726" calcext:value-type="float">
            <text:p>8.597726</text:p>
          </table:table-cell>
          <table:table-cell office:value-type="float" office:value="9.817766" calcext:value-type="float">
            <text:p>9.817766</text:p>
          </table:table-cell>
          <table:table-cell office:value-type="float" office:value="10.13782" calcext:value-type="float">
            <text:p>10.13782</text:p>
          </table:table-cell>
          <table:table-cell office:value-type="float" office:value="10.77823" calcext:value-type="float">
            <text:p>10.77823</text:p>
          </table:table-cell>
          <table:table-cell office:value-type="float" office:value="11.8285" calcext:value-type="float">
            <text:p>11.8285</text:p>
          </table:table-cell>
          <table:table-cell office:value-type="float" office:value="12.18025" calcext:value-type="float">
            <text:p>12.18025</text:p>
          </table:table-cell>
          <table:table-cell office:value-type="float" office:value="0" calcext:value-type="float">
            <text:p>0</text:p>
          </table:table-cell>
          <table:table-cell office:value-type="float" office:value="68.0355" calcext:value-type="float">
            <text:p>68.03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5" calcext:value-type="float">
            <text:p>23102005</text:p>
          </table:table-cell>
          <table:table-cell office:value-type="float" office:value="0.9060837" calcext:value-type="float">
            <text:p>0.9060837</text:p>
          </table:table-cell>
          <table:table-cell office:value-type="float" office:value="134.5287" calcext:value-type="float">
            <text:p>134.528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10942" calcext:value-type="float">
            <text:p>42.10942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8865416" calcext:value-type="float">
            <text:p>0.0008865416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1861563" calcext:value-type="float">
            <text:p>0.01861563</text:p>
          </table:table-cell>
          <table:table-cell office:value-type="float" office:value="1168.574" calcext:value-type="float">
            <text:p>1168.574</text:p>
          </table:table-cell>
          <table:table-cell office:value-type="float" office:value="1.054185" calcext:value-type="float">
            <text:p>1.054185</text:p>
          </table:table-cell>
          <table:table-cell office:value-type="float" office:value="0" calcext:value-type="float">
            <text:p>0</text:p>
          </table:table-cell>
          <table:table-cell office:value-type="float" office:value="0.3258862" calcext:value-type="float">
            <text:p>0.3258862</text:p>
          </table:table-cell>
          <table:table-cell office:value-type="float" office:value="0.3758191" calcext:value-type="float">
            <text:p>0.3758191</text:p>
          </table:table-cell>
          <table:table-cell office:value-type="float" office:value="0.2825349" calcext:value-type="float">
            <text:p>0.2825349</text:p>
          </table:table-cell>
          <table:table-cell office:value-type="float" office:value="0.08427718" calcext:value-type="float">
            <text:p>0.08427718</text:p>
          </table:table-cell>
          <table:table-cell office:value-type="float" office:value="0.06586169" calcext:value-type="float">
            <text:p>0.06586169</text:p>
          </table:table-cell>
          <table:table-cell office:value-type="float" office:value="0.03200396" calcext:value-type="float">
            <text:p>0.03200396</text:p>
          </table:table-cell>
          <table:table-cell office:value-type="float" office:value="0.03614474" calcext:value-type="float">
            <text:p>0.03614474</text:p>
          </table:table-cell>
          <table:table-cell office:value-type="float" office:value="0.08629495" calcext:value-type="float">
            <text:p>0.08629495</text:p>
          </table:table-cell>
          <table:table-cell office:value-type="float" office:value="0.1542092" calcext:value-type="float">
            <text:p>0.1542092</text:p>
          </table:table-cell>
          <table:table-cell office:value-type="float" office:value="0.166354" calcext:value-type="float">
            <text:p>0.166354</text:p>
          </table:table-cell>
          <table:table-cell office:value-type="float" office:value="0.1684971" calcext:value-type="float">
            <text:p>0.1684971</text:p>
          </table:table-cell>
          <table:table-cell office:value-type="float" office:value="0.1754931" calcext:value-type="float">
            <text:p>0.1754931</text:p>
          </table:table-cell>
          <table:table-cell office:value-type="float" office:value="0.1863437" calcext:value-type="float">
            <text:p>0.1863437</text:p>
          </table:table-cell>
          <table:table-cell office:value-type="float" office:value="0.190131" calcext:value-type="float">
            <text:p>0.190131</text:p>
          </table:table-cell>
          <table:table-cell office:value-type="float" office:value="0" calcext:value-type="float">
            <text:p>0</text:p>
          </table:table-cell>
          <table:table-cell office:value-type="float" office:value="52.22252" calcext:value-type="float">
            <text:p>52.22252</text:p>
          </table:table-cell>
          <table:table-cell office:value-type="float" office:value="50.55089" calcext:value-type="float">
            <text:p>50.55089</text:p>
          </table:table-cell>
          <table:table-cell office:value-type="float" office:value="40.86535" calcext:value-type="float">
            <text:p>40.86535</text:p>
          </table:table-cell>
          <table:table-cell office:value-type="float" office:value="11.20257" calcext:value-type="float">
            <text:p>11.20257</text:p>
          </table:table-cell>
          <table:table-cell office:value-type="float" office:value="8.757101" calcext:value-type="float">
            <text:p>8.757101</text:p>
          </table:table-cell>
          <table:table-cell office:value-type="float" office:value="3.198918" calcext:value-type="float">
            <text:p>3.198918</text:p>
          </table:table-cell>
          <table:table-cell office:value-type="float" office:value="3.002123" calcext:value-type="float">
            <text:p>3.002123</text:p>
          </table:table-cell>
          <table:table-cell office:value-type="float" office:value="5.908598" calcext:value-type="float">
            <text:p>5.908598</text:p>
          </table:table-cell>
          <table:table-cell office:value-type="float" office:value="8.603485" calcext:value-type="float">
            <text:p>8.603485</text:p>
          </table:table-cell>
          <table:table-cell office:value-type="float" office:value="9.822168" calcext:value-type="float">
            <text:p>9.822168</text:p>
          </table:table-cell>
          <table:table-cell office:value-type="float" office:value="10.14189" calcext:value-type="float">
            <text:p>10.14189</text:p>
          </table:table-cell>
          <table:table-cell office:value-type="float" office:value="10.78164" calcext:value-type="float">
            <text:p>10.78164</text:p>
          </table:table-cell>
          <table:table-cell office:value-type="float" office:value="11.83067" calcext:value-type="float">
            <text:p>11.83067</text:p>
          </table:table-cell>
          <table:table-cell office:value-type="float" office:value="12.18214" calcext:value-type="float">
            <text:p>12.18214</text:p>
          </table:table-cell>
          <table:table-cell office:value-type="float" office:value="0" calcext:value-type="float">
            <text:p>0</text:p>
          </table:table-cell>
          <table:table-cell office:value-type="float" office:value="58.40664" calcext:value-type="float">
            <text:p>58.406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5" calcext:value-type="float">
            <text:p>24102005</text:p>
          </table:table-cell>
          <table:table-cell office:value-type="float" office:value="0.904781" calcext:value-type="float">
            <text:p>0.904781</text:p>
          </table:table-cell>
          <table:table-cell office:value-type="float" office:value="134.526" calcext:value-type="float">
            <text:p>134.5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11748" calcext:value-type="float">
            <text:p>42.11748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8865863" calcext:value-type="float">
            <text:p>0.0008865863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1863456" calcext:value-type="float">
            <text:p>0.01863456</text:p>
          </table:table-cell>
          <table:table-cell office:value-type="float" office:value="1168.57" calcext:value-type="float">
            <text:p>1168.57</text:p>
          </table:table-cell>
          <table:table-cell office:value-type="float" office:value="1.054115" calcext:value-type="float">
            <text:p>1.054115</text:p>
          </table:table-cell>
          <table:table-cell office:value-type="float" office:value="0" calcext:value-type="float">
            <text:p>0</text:p>
          </table:table-cell>
          <table:table-cell office:value-type="float" office:value="0.3795869" calcext:value-type="float">
            <text:p>0.3795869</text:p>
          </table:table-cell>
          <table:table-cell office:value-type="float" office:value="0.3877474" calcext:value-type="float">
            <text:p>0.3877474</text:p>
          </table:table-cell>
          <table:table-cell office:value-type="float" office:value="0.2815175" calcext:value-type="float">
            <text:p>0.2815175</text:p>
          </table:table-cell>
          <table:table-cell office:value-type="float" office:value="0.08172335" calcext:value-type="float">
            <text:p>0.08172335</text:p>
          </table:table-cell>
          <table:table-cell office:value-type="float" office:value="0.06497554" calcext:value-type="float">
            <text:p>0.06497554</text:p>
          </table:table-cell>
          <table:table-cell office:value-type="float" office:value="0.03116129" calcext:value-type="float">
            <text:p>0.03116129</text:p>
          </table:table-cell>
          <table:table-cell office:value-type="float" office:value="0.03582838" calcext:value-type="float">
            <text:p>0.03582838</text:p>
          </table:table-cell>
          <table:table-cell office:value-type="float" office:value="0.08607997" calcext:value-type="float">
            <text:p>0.08607997</text:p>
          </table:table-cell>
          <table:table-cell office:value-type="float" office:value="0.1539923" calcext:value-type="float">
            <text:p>0.1539923</text:p>
          </table:table-cell>
          <table:table-cell office:value-type="float" office:value="0.1663422" calcext:value-type="float">
            <text:p>0.1663422</text:p>
          </table:table-cell>
          <table:table-cell office:value-type="float" office:value="0.168529" calcext:value-type="float">
            <text:p>0.168529</text:p>
          </table:table-cell>
          <table:table-cell office:value-type="float" office:value="0.1755316" calcext:value-type="float">
            <text:p>0.1755316</text:p>
          </table:table-cell>
          <table:table-cell office:value-type="float" office:value="0.1863675" calcext:value-type="float">
            <text:p>0.1863675</text:p>
          </table:table-cell>
          <table:table-cell office:value-type="float" office:value="0.190151" calcext:value-type="float">
            <text:p>0.190151</text:p>
          </table:table-cell>
          <table:table-cell office:value-type="float" office:value="0" calcext:value-type="float">
            <text:p>0</text:p>
          </table:table-cell>
          <table:table-cell office:value-type="float" office:value="52.19788" calcext:value-type="float">
            <text:p>52.19788</text:p>
          </table:table-cell>
          <table:table-cell office:value-type="float" office:value="50.49949" calcext:value-type="float">
            <text:p>50.49949</text:p>
          </table:table-cell>
          <table:table-cell office:value-type="float" office:value="40.82655" calcext:value-type="float">
            <text:p>40.82655</text:p>
          </table:table-cell>
          <table:table-cell office:value-type="float" office:value="11.1959" calcext:value-type="float">
            <text:p>11.1959</text:p>
          </table:table-cell>
          <table:table-cell office:value-type="float" office:value="8.752314" calcext:value-type="float">
            <text:p>8.752314</text:p>
          </table:table-cell>
          <table:table-cell office:value-type="float" office:value="3.199619" calcext:value-type="float">
            <text:p>3.199619</text:p>
          </table:table-cell>
          <table:table-cell office:value-type="float" office:value="3.003722" calcext:value-type="float">
            <text:p>3.003722</text:p>
          </table:table-cell>
          <table:table-cell office:value-type="float" office:value="5.91233" calcext:value-type="float">
            <text:p>5.91233</text:p>
          </table:table-cell>
          <table:table-cell office:value-type="float" office:value="8.609244" calcext:value-type="float">
            <text:p>8.609244</text:p>
          </table:table-cell>
          <table:table-cell office:value-type="float" office:value="9.826575" calcext:value-type="float">
            <text:p>9.826575</text:p>
          </table:table-cell>
          <table:table-cell office:value-type="float" office:value="10.14596" calcext:value-type="float">
            <text:p>10.14596</text:p>
          </table:table-cell>
          <table:table-cell office:value-type="float" office:value="10.78505" calcext:value-type="float">
            <text:p>10.78505</text:p>
          </table:table-cell>
          <table:table-cell office:value-type="float" office:value="11.83284" calcext:value-type="float">
            <text:p>11.83284</text:p>
          </table:table-cell>
          <table:table-cell office:value-type="float" office:value="12.184" calcext:value-type="float">
            <text:p>12.184</text:p>
          </table:table-cell>
          <table:table-cell office:value-type="float" office:value="0" calcext:value-type="float">
            <text:p>0</text:p>
          </table:table-cell>
          <table:table-cell office:value-type="float" office:value="59.61303" calcext:value-type="float">
            <text:p>59.613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5" calcext:value-type="float">
            <text:p>25102005</text:p>
          </table:table-cell>
          <table:table-cell office:value-type="float" office:value="0.9034572" calcext:value-type="float">
            <text:p>0.9034572</text:p>
          </table:table-cell>
          <table:table-cell office:value-type="float" office:value="134.5233" calcext:value-type="float">
            <text:p>134.52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12569" calcext:value-type="float">
            <text:p>42.12569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8866307" calcext:value-type="float">
            <text:p>0.0008866307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1865324" calcext:value-type="float">
            <text:p>0.01865324</text:p>
          </table:table-cell>
          <table:table-cell office:value-type="float" office:value="1168.565" calcext:value-type="float">
            <text:p>1168.565</text:p>
          </table:table-cell>
          <table:table-cell office:value-type="float" office:value="1.054034" calcext:value-type="float">
            <text:p>1.054034</text:p>
          </table:table-cell>
          <table:table-cell office:value-type="float" office:value="0" calcext:value-type="float">
            <text:p>0</text:p>
          </table:table-cell>
          <table:table-cell office:value-type="float" office:value="0.3901825" calcext:value-type="float">
            <text:p>0.3901825</text:p>
          </table:table-cell>
          <table:table-cell office:value-type="float" office:value="0.3915925" calcext:value-type="float">
            <text:p>0.3915925</text:p>
          </table:table-cell>
          <table:table-cell office:value-type="float" office:value="0.2806802" calcext:value-type="float">
            <text:p>0.2806802</text:p>
          </table:table-cell>
          <table:table-cell office:value-type="float" office:value="0.08140653" calcext:value-type="float">
            <text:p>0.08140653</text:p>
          </table:table-cell>
          <table:table-cell office:value-type="float" office:value="0.06482494" calcext:value-type="float">
            <text:p>0.06482494</text:p>
          </table:table-cell>
          <table:table-cell office:value-type="float" office:value="0.03086645" calcext:value-type="float">
            <text:p>0.03086645</text:p>
          </table:table-cell>
          <table:table-cell office:value-type="float" office:value="0.03572677" calcext:value-type="float">
            <text:p>0.03572677</text:p>
          </table:table-cell>
          <table:table-cell office:value-type="float" office:value="0.08603103" calcext:value-type="float">
            <text:p>0.08603103</text:p>
          </table:table-cell>
          <table:table-cell office:value-type="float" office:value="0.1538033" calcext:value-type="float">
            <text:p>0.1538033</text:p>
          </table:table-cell>
          <table:table-cell office:value-type="float" office:value="0.1663144" calcext:value-type="float">
            <text:p>0.1663144</text:p>
          </table:table-cell>
          <table:table-cell office:value-type="float" office:value="0.1685582" calcext:value-type="float">
            <text:p>0.1685582</text:p>
          </table:table-cell>
          <table:table-cell office:value-type="float" office:value="0.1755611" calcext:value-type="float">
            <text:p>0.1755611</text:p>
          </table:table-cell>
          <table:table-cell office:value-type="float" office:value="0.1863909" calcext:value-type="float">
            <text:p>0.1863909</text:p>
          </table:table-cell>
          <table:table-cell office:value-type="float" office:value="0.1901707" calcext:value-type="float">
            <text:p>0.1901707</text:p>
          </table:table-cell>
          <table:table-cell office:value-type="float" office:value="0" calcext:value-type="float">
            <text:p>0</text:p>
          </table:table-cell>
          <table:table-cell office:value-type="float" office:value="52.18832" calcext:value-type="float">
            <text:p>52.18832</text:p>
          </table:table-cell>
          <table:table-cell office:value-type="float" office:value="50.45069" calcext:value-type="float">
            <text:p>50.45069</text:p>
          </table:table-cell>
          <table:table-cell office:value-type="float" office:value="40.78821" calcext:value-type="float">
            <text:p>40.78821</text:p>
          </table:table-cell>
          <table:table-cell office:value-type="float" office:value="11.18888" calcext:value-type="float">
            <text:p>11.18888</text:p>
          </table:table-cell>
          <table:table-cell office:value-type="float" office:value="8.74746" calcext:value-type="float">
            <text:p>8.74746</text:p>
          </table:table-cell>
          <table:table-cell office:value-type="float" office:value="3.200156" calcext:value-type="float">
            <text:p>3.200156</text:p>
          </table:table-cell>
          <table:table-cell office:value-type="float" office:value="3.005255" calcext:value-type="float">
            <text:p>3.005255</text:p>
          </table:table-cell>
          <table:table-cell office:value-type="float" office:value="5.916016" calcext:value-type="float">
            <text:p>5.916016</text:p>
          </table:table-cell>
          <table:table-cell office:value-type="float" office:value="8.614924" calcext:value-type="float">
            <text:p>8.614924</text:p>
          </table:table-cell>
          <table:table-cell office:value-type="float" office:value="9.83094" calcext:value-type="float">
            <text:p>9.83094</text:p>
          </table:table-cell>
          <table:table-cell office:value-type="float" office:value="10.15003" calcext:value-type="float">
            <text:p>10.15003</text:p>
          </table:table-cell>
          <table:table-cell office:value-type="float" office:value="10.78846" calcext:value-type="float">
            <text:p>10.78846</text:p>
          </table:table-cell>
          <table:table-cell office:value-type="float" office:value="11.83501" calcext:value-type="float">
            <text:p>11.83501</text:p>
          </table:table-cell>
          <table:table-cell office:value-type="float" office:value="12.18591" calcext:value-type="float">
            <text:p>12.18591</text:p>
          </table:table-cell>
          <table:table-cell office:value-type="float" office:value="0" calcext:value-type="float">
            <text:p>0</text:p>
          </table:table-cell>
          <table:table-cell office:value-type="float" office:value="61.12865" calcext:value-type="float">
            <text:p>61.128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5" calcext:value-type="float">
            <text:p>26102005</text:p>
          </table:table-cell>
          <table:table-cell office:value-type="float" office:value="0.9019396" calcext:value-type="float">
            <text:p>0.9019396</text:p>
          </table:table-cell>
          <table:table-cell office:value-type="float" office:value="134.5206" calcext:value-type="float">
            <text:p>134.52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13412" calcext:value-type="float">
            <text:p>42.13412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8866754" calcext:value-type="float">
            <text:p>0.0008866754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1867186" calcext:value-type="float">
            <text:p>0.01867186</text:p>
          </table:table-cell>
          <table:table-cell office:value-type="float" office:value="1168.561" calcext:value-type="float">
            <text:p>1168.561</text:p>
          </table:table-cell>
          <table:table-cell office:value-type="float" office:value="1.054016" calcext:value-type="float">
            <text:p>1.054016</text:p>
          </table:table-cell>
          <table:table-cell office:value-type="float" office:value="0" calcext:value-type="float">
            <text:p>0</text:p>
          </table:table-cell>
          <table:table-cell office:value-type="float" office:value="0.4407665" calcext:value-type="float">
            <text:p>0.4407665</text:p>
          </table:table-cell>
          <table:table-cell office:value-type="float" office:value="0.3880162" calcext:value-type="float">
            <text:p>0.3880162</text:p>
          </table:table-cell>
          <table:table-cell office:value-type="float" office:value="0.2850525" calcext:value-type="float">
            <text:p>0.2850525</text:p>
          </table:table-cell>
          <table:table-cell office:value-type="float" office:value="0.08221582" calcext:value-type="float">
            <text:p>0.08221582</text:p>
          </table:table-cell>
          <table:table-cell office:value-type="float" office:value="0.06541308" calcext:value-type="float">
            <text:p>0.06541308</text:p>
          </table:table-cell>
          <table:table-cell office:value-type="float" office:value="0.03101382" calcext:value-type="float">
            <text:p>0.03101382</text:p>
          </table:table-cell>
          <table:table-cell office:value-type="float" office:value="0.03572608" calcext:value-type="float">
            <text:p>0.03572608</text:p>
          </table:table-cell>
          <table:table-cell office:value-type="float" office:value="0.08606928" calcext:value-type="float">
            <text:p>0.08606928</text:p>
          </table:table-cell>
          <table:table-cell office:value-type="float" office:value="0.1537637" calcext:value-type="float">
            <text:p>0.1537637</text:p>
          </table:table-cell>
          <table:table-cell office:value-type="float" office:value="0.1662887" calcext:value-type="float">
            <text:p>0.1662887</text:p>
          </table:table-cell>
          <table:table-cell office:value-type="float" office:value="0.1685853" calcext:value-type="float">
            <text:p>0.1685853</text:p>
          </table:table-cell>
          <table:table-cell office:value-type="float" office:value="0.1755767" calcext:value-type="float">
            <text:p>0.1755767</text:p>
          </table:table-cell>
          <table:table-cell office:value-type="float" office:value="0.1864137" calcext:value-type="float">
            <text:p>0.1864137</text:p>
          </table:table-cell>
          <table:table-cell office:value-type="float" office:value="0.190191" calcext:value-type="float">
            <text:p>0.190191</text:p>
          </table:table-cell>
          <table:table-cell office:value-type="float" office:value="0" calcext:value-type="float">
            <text:p>0</text:p>
          </table:table-cell>
          <table:table-cell office:value-type="float" office:value="52.18753" calcext:value-type="float">
            <text:p>52.18753</text:p>
          </table:table-cell>
          <table:table-cell office:value-type="float" office:value="50.40402" calcext:value-type="float">
            <text:p>50.40402</text:p>
          </table:table-cell>
          <table:table-cell office:value-type="float" office:value="40.75117" calcext:value-type="float">
            <text:p>40.75117</text:p>
          </table:table-cell>
          <table:table-cell office:value-type="float" office:value="11.18215" calcext:value-type="float">
            <text:p>11.18215</text:p>
          </table:table-cell>
          <table:table-cell office:value-type="float" office:value="8.742773" calcext:value-type="float">
            <text:p>8.742773</text:p>
          </table:table-cell>
          <table:table-cell office:value-type="float" office:value="3.200666" calcext:value-type="float">
            <text:p>3.200666</text:p>
          </table:table-cell>
          <table:table-cell office:value-type="float" office:value="3.006752" calcext:value-type="float">
            <text:p>3.006752</text:p>
          </table:table-cell>
          <table:table-cell office:value-type="float" office:value="5.919666" calcext:value-type="float">
            <text:p>5.919666</text:p>
          </table:table-cell>
          <table:table-cell office:value-type="float" office:value="8.620605" calcext:value-type="float">
            <text:p>8.620605</text:p>
          </table:table-cell>
          <table:table-cell office:value-type="float" office:value="9.83527" calcext:value-type="float">
            <text:p>9.83527</text:p>
          </table:table-cell>
          <table:table-cell office:value-type="float" office:value="10.15411" calcext:value-type="float">
            <text:p>10.15411</text:p>
          </table:table-cell>
          <table:table-cell office:value-type="float" office:value="10.79187" calcext:value-type="float">
            <text:p>10.79187</text:p>
          </table:table-cell>
          <table:table-cell office:value-type="float" office:value="11.83719" calcext:value-type="float">
            <text:p>11.83719</text:p>
          </table:table-cell>
          <table:table-cell office:value-type="float" office:value="12.18779" calcext:value-type="float">
            <text:p>12.18779</text:p>
          </table:table-cell>
          <table:table-cell office:value-type="float" office:value="0" calcext:value-type="float">
            <text:p>0</text:p>
          </table:table-cell>
          <table:table-cell office:value-type="float" office:value="67.24281" calcext:value-type="float">
            <text:p>67.242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5" calcext:value-type="float">
            <text:p>27102005</text:p>
          </table:table-cell>
          <table:table-cell office:value-type="float" office:value="0.9004134" calcext:value-type="float">
            <text:p>0.9004134</text:p>
          </table:table-cell>
          <table:table-cell office:value-type="float" office:value="134.5178" calcext:value-type="float">
            <text:p>134.517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14295" calcext:value-type="float">
            <text:p>42.14295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8867201" calcext:value-type="float">
            <text:p>0.0008867201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1869046" calcext:value-type="float">
            <text:p>0.01869046</text:p>
          </table:table-cell>
          <table:table-cell office:value-type="float" office:value="1168.556" calcext:value-type="float">
            <text:p>1168.556</text:p>
          </table:table-cell>
          <table:table-cell office:value-type="float" office:value="1.053539" calcext:value-type="float">
            <text:p>1.053539</text:p>
          </table:table-cell>
          <table:table-cell office:value-type="float" office:value="0" calcext:value-type="float">
            <text:p>0</text:p>
          </table:table-cell>
          <table:table-cell office:value-type="float" office:value="0.5557504" calcext:value-type="float">
            <text:p>0.5557504</text:p>
          </table:table-cell>
          <table:table-cell office:value-type="float" office:value="0.3765198" calcext:value-type="float">
            <text:p>0.3765198</text:p>
          </table:table-cell>
          <table:table-cell office:value-type="float" office:value="0.2882552" calcext:value-type="float">
            <text:p>0.2882552</text:p>
          </table:table-cell>
          <table:table-cell office:value-type="float" office:value="0.08268899" calcext:value-type="float">
            <text:p>0.08268899</text:p>
          </table:table-cell>
          <table:table-cell office:value-type="float" office:value="0.06607158" calcext:value-type="float">
            <text:p>0.06607158</text:p>
          </table:table-cell>
          <table:table-cell office:value-type="float" office:value="0.0312505" calcext:value-type="float">
            <text:p>0.0312505</text:p>
          </table:table-cell>
          <table:table-cell office:value-type="float" office:value="0.03580676" calcext:value-type="float">
            <text:p>0.03580676</text:p>
          </table:table-cell>
          <table:table-cell office:value-type="float" office:value="0.08612451" calcext:value-type="float">
            <text:p>0.08612451</text:p>
          </table:table-cell>
          <table:table-cell office:value-type="float" office:value="0.1537749" calcext:value-type="float">
            <text:p>0.1537749</text:p>
          </table:table-cell>
          <table:table-cell office:value-type="float" office:value="0.166269" calcext:value-type="float">
            <text:p>0.166269</text:p>
          </table:table-cell>
          <table:table-cell office:value-type="float" office:value="0.1686111" calcext:value-type="float">
            <text:p>0.1686111</text:p>
          </table:table-cell>
          <table:table-cell office:value-type="float" office:value="0.1755857" calcext:value-type="float">
            <text:p>0.1755857</text:p>
          </table:table-cell>
          <table:table-cell office:value-type="float" office:value="0.1864368" calcext:value-type="float">
            <text:p>0.1864368</text:p>
          </table:table-cell>
          <table:table-cell office:value-type="float" office:value="0.1902113" calcext:value-type="float">
            <text:p>0.1902113</text:p>
          </table:table-cell>
          <table:table-cell office:value-type="float" office:value="0" calcext:value-type="float">
            <text:p>0</text:p>
          </table:table-cell>
          <table:table-cell office:value-type="float" office:value="52.20503" calcext:value-type="float">
            <text:p>52.20503</text:p>
          </table:table-cell>
          <table:table-cell office:value-type="float" office:value="50.35938" calcext:value-type="float">
            <text:p>50.35938</text:p>
          </table:table-cell>
          <table:table-cell office:value-type="float" office:value="40.71619" calcext:value-type="float">
            <text:p>40.71619</text:p>
          </table:table-cell>
          <table:table-cell office:value-type="float" office:value="11.17585" calcext:value-type="float">
            <text:p>11.17585</text:p>
          </table:table-cell>
          <table:table-cell office:value-type="float" office:value="8.738494" calcext:value-type="float">
            <text:p>8.738494</text:p>
          </table:table-cell>
          <table:table-cell office:value-type="float" office:value="3.201236" calcext:value-type="float">
            <text:p>3.201236</text:p>
          </table:table-cell>
          <table:table-cell office:value-type="float" office:value="3.008247" calcext:value-type="float">
            <text:p>3.008247</text:p>
          </table:table-cell>
          <table:table-cell office:value-type="float" office:value="5.923325" calcext:value-type="float">
            <text:p>5.923325</text:p>
          </table:table-cell>
          <table:table-cell office:value-type="float" office:value="8.626259" calcext:value-type="float">
            <text:p>8.626259</text:p>
          </table:table-cell>
          <table:table-cell office:value-type="float" office:value="9.8396" calcext:value-type="float">
            <text:p>9.8396</text:p>
          </table:table-cell>
          <table:table-cell office:value-type="float" office:value="10.15818" calcext:value-type="float">
            <text:p>10.15818</text:p>
          </table:table-cell>
          <table:table-cell office:value-type="float" office:value="10.79528" calcext:value-type="float">
            <text:p>10.79528</text:p>
          </table:table-cell>
          <table:table-cell office:value-type="float" office:value="11.83936" calcext:value-type="float">
            <text:p>11.83936</text:p>
          </table:table-cell>
          <table:table-cell office:value-type="float" office:value="12.18968" calcext:value-type="float">
            <text:p>12.18968</text:p>
          </table:table-cell>
          <table:table-cell office:value-type="float" office:value="0" calcext:value-type="float">
            <text:p>0</text:p>
          </table:table-cell>
          <table:table-cell office:value-type="float" office:value="70.54095" calcext:value-type="float">
            <text:p>70.540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5" calcext:value-type="float">
            <text:p>28102005</text:p>
          </table:table-cell>
          <table:table-cell office:value-type="float" office:value="0.8983882" calcext:value-type="float">
            <text:p>0.8983882</text:p>
          </table:table-cell>
          <table:table-cell office:value-type="float" office:value="134.5147" calcext:value-type="float">
            <text:p>134.51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15204" calcext:value-type="float">
            <text:p>42.15204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8867648" calcext:value-type="float">
            <text:p>0.0008867648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187092" calcext:value-type="float">
            <text:p>0.0187092</text:p>
          </table:table-cell>
          <table:table-cell office:value-type="float" office:value="1168.551" calcext:value-type="float">
            <text:p>1168.551</text:p>
          </table:table-cell>
          <table:table-cell office:value-type="float" office:value="1.051781" calcext:value-type="float">
            <text:p>1.051781</text:p>
          </table:table-cell>
          <table:table-cell office:value-type="float" office:value="0" calcext:value-type="float">
            <text:p>0</text:p>
          </table:table-cell>
          <table:table-cell office:value-type="float" office:value="0.4965944" calcext:value-type="float">
            <text:p>0.4965944</text:p>
          </table:table-cell>
          <table:table-cell office:value-type="float" office:value="0.3796552" calcext:value-type="float">
            <text:p>0.3796552</text:p>
          </table:table-cell>
          <table:table-cell office:value-type="float" office:value="0.2971379" calcext:value-type="float">
            <text:p>0.2971379</text:p>
          </table:table-cell>
          <table:table-cell office:value-type="float" office:value="0.08441412" calcext:value-type="float">
            <text:p>0.08441412</text:p>
          </table:table-cell>
          <table:table-cell office:value-type="float" office:value="0.0675901" calcext:value-type="float">
            <text:p>0.0675901</text:p>
          </table:table-cell>
          <table:table-cell office:value-type="float" office:value="0.03164015" calcext:value-type="float">
            <text:p>0.03164015</text:p>
          </table:table-cell>
          <table:table-cell office:value-type="float" office:value="0.03592006" calcext:value-type="float">
            <text:p>0.03592006</text:p>
          </table:table-cell>
          <table:table-cell office:value-type="float" office:value="0.08618352" calcext:value-type="float">
            <text:p>0.08618352</text:p>
          </table:table-cell>
          <table:table-cell office:value-type="float" office:value="0.1538068" calcext:value-type="float">
            <text:p>0.1538068</text:p>
          </table:table-cell>
          <table:table-cell office:value-type="float" office:value="0.1662573" calcext:value-type="float">
            <text:p>0.1662573</text:p>
          </table:table-cell>
          <table:table-cell office:value-type="float" office:value="0.168637" calcext:value-type="float">
            <text:p>0.168637</text:p>
          </table:table-cell>
          <table:table-cell office:value-type="float" office:value="0.1756016" calcext:value-type="float">
            <text:p>0.1756016</text:p>
          </table:table-cell>
          <table:table-cell office:value-type="float" office:value="0.1864598" calcext:value-type="float">
            <text:p>0.1864598</text:p>
          </table:table-cell>
          <table:table-cell office:value-type="float" office:value="0.1902313" calcext:value-type="float">
            <text:p>0.1902313</text:p>
          </table:table-cell>
          <table:table-cell office:value-type="float" office:value="0" calcext:value-type="float">
            <text:p>0</text:p>
          </table:table-cell>
          <table:table-cell office:value-type="float" office:value="52.22577" calcext:value-type="float">
            <text:p>52.22577</text:p>
          </table:table-cell>
          <table:table-cell office:value-type="float" office:value="50.31699" calcext:value-type="float">
            <text:p>50.31699</text:p>
          </table:table-cell>
          <table:table-cell office:value-type="float" office:value="40.68353" calcext:value-type="float">
            <text:p>40.68353</text:p>
          </table:table-cell>
          <table:table-cell office:value-type="float" office:value="11.16991" calcext:value-type="float">
            <text:p>11.16991</text:p>
          </table:table-cell>
          <table:table-cell office:value-type="float" office:value="8.734633" calcext:value-type="float">
            <text:p>8.734633</text:p>
          </table:table-cell>
          <table:table-cell office:value-type="float" office:value="3.201865" calcext:value-type="float">
            <text:p>3.201865</text:p>
          </table:table-cell>
          <table:table-cell office:value-type="float" office:value="3.009743" calcext:value-type="float">
            <text:p>3.009743</text:p>
          </table:table-cell>
          <table:table-cell office:value-type="float" office:value="5.926968" calcext:value-type="float">
            <text:p>5.926968</text:p>
          </table:table-cell>
          <table:table-cell office:value-type="float" office:value="8.631922" calcext:value-type="float">
            <text:p>8.631922</text:p>
          </table:table-cell>
          <table:table-cell office:value-type="float" office:value="9.843925" calcext:value-type="float">
            <text:p>9.843925</text:p>
          </table:table-cell>
          <table:table-cell office:value-type="float" office:value="10.16225" calcext:value-type="float">
            <text:p>10.16225</text:p>
          </table:table-cell>
          <table:table-cell office:value-type="float" office:value="10.79867" calcext:value-type="float">
            <text:p>10.79867</text:p>
          </table:table-cell>
          <table:table-cell office:value-type="float" office:value="11.84153" calcext:value-type="float">
            <text:p>11.84153</text:p>
          </table:table-cell>
          <table:table-cell office:value-type="float" office:value="12.19156" calcext:value-type="float">
            <text:p>12.19156</text:p>
          </table:table-cell>
          <table:table-cell office:value-type="float" office:value="0" calcext:value-type="float">
            <text:p>0</text:p>
          </table:table-cell>
          <table:table-cell office:value-type="float" office:value="84.83031" calcext:value-type="float">
            <text:p>84.83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5" calcext:value-type="float">
            <text:p>29102005</text:p>
          </table:table-cell>
          <table:table-cell office:value-type="float" office:value="0.8958823" calcext:value-type="float">
            <text:p>0.8958823</text:p>
          </table:table-cell>
          <table:table-cell office:value-type="float" office:value="134.511" calcext:value-type="float">
            <text:p>134.5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16166" calcext:value-type="float">
            <text:p>42.16166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8868095" calcext:value-type="float">
            <text:p>0.0008868095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1872821" calcext:value-type="float">
            <text:p>0.01872821</text:p>
          </table:table-cell>
          <table:table-cell office:value-type="float" office:value="1168.547" calcext:value-type="float">
            <text:p>1168.547</text:p>
          </table:table-cell>
          <table:table-cell office:value-type="float" office:value="1.049719" calcext:value-type="float">
            <text:p>1.049719</text:p>
          </table:table-cell>
          <table:table-cell office:value-type="float" office:value="0" calcext:value-type="float">
            <text:p>0</text:p>
          </table:table-cell>
          <table:table-cell office:value-type="float" office:value="0.4938597" calcext:value-type="float">
            <text:p>0.4938597</text:p>
          </table:table-cell>
          <table:table-cell office:value-type="float" office:value="0.3884143" calcext:value-type="float">
            <text:p>0.3884143</text:p>
          </table:table-cell>
          <table:table-cell office:value-type="float" office:value="0.3069386" calcext:value-type="float">
            <text:p>0.3069386</text:p>
          </table:table-cell>
          <table:table-cell office:value-type="float" office:value="0.08807147" calcext:value-type="float">
            <text:p>0.08807147</text:p>
          </table:table-cell>
          <table:table-cell office:value-type="float" office:value="0.07044547" calcext:value-type="float">
            <text:p>0.07044547</text:p>
          </table:table-cell>
          <table:table-cell office:value-type="float" office:value="0.03268565" calcext:value-type="float">
            <text:p>0.03268565</text:p>
          </table:table-cell>
          <table:table-cell office:value-type="float" office:value="0.03629567" calcext:value-type="float">
            <text:p>0.03629567</text:p>
          </table:table-cell>
          <table:table-cell office:value-type="float" office:value="0.08633353" calcext:value-type="float">
            <text:p>0.08633353</text:p>
          </table:table-cell>
          <table:table-cell office:value-type="float" office:value="0.1538624" calcext:value-type="float">
            <text:p>0.1538624</text:p>
          </table:table-cell>
          <table:table-cell office:value-type="float" office:value="0.1662548" calcext:value-type="float">
            <text:p>0.1662548</text:p>
          </table:table-cell>
          <table:table-cell office:value-type="float" office:value="0.1686635" calcext:value-type="float">
            <text:p>0.1686635</text:p>
          </table:table-cell>
          <table:table-cell office:value-type="float" office:value="0.1756244" calcext:value-type="float">
            <text:p>0.1756244</text:p>
          </table:table-cell>
          <table:table-cell office:value-type="float" office:value="0.1864823" calcext:value-type="float">
            <text:p>0.1864823</text:p>
          </table:table-cell>
          <table:table-cell office:value-type="float" office:value="0.1902513" calcext:value-type="float">
            <text:p>0.1902513</text:p>
          </table:table-cell>
          <table:table-cell office:value-type="float" office:value="0" calcext:value-type="float">
            <text:p>0</text:p>
          </table:table-cell>
          <table:table-cell office:value-type="float" office:value="52.24326" calcext:value-type="float">
            <text:p>52.24326</text:p>
          </table:table-cell>
          <table:table-cell office:value-type="float" office:value="50.28004" calcext:value-type="float">
            <text:p>50.28004</text:p>
          </table:table-cell>
          <table:table-cell office:value-type="float" office:value="40.65547" calcext:value-type="float">
            <text:p>40.65547</text:p>
          </table:table-cell>
          <table:table-cell office:value-type="float" office:value="11.16535" calcext:value-type="float">
            <text:p>11.16535</text:p>
          </table:table-cell>
          <table:table-cell office:value-type="float" office:value="8.731862" calcext:value-type="float">
            <text:p>8.731862</text:p>
          </table:table-cell>
          <table:table-cell office:value-type="float" office:value="3.202699" calcext:value-type="float">
            <text:p>3.202699</text:p>
          </table:table-cell>
          <table:table-cell office:value-type="float" office:value="3.01129" calcext:value-type="float">
            <text:p>3.01129</text:p>
          </table:table-cell>
          <table:table-cell office:value-type="float" office:value="5.930619" calcext:value-type="float">
            <text:p>5.930619</text:p>
          </table:table-cell>
          <table:table-cell office:value-type="float" office:value="8.637566" calcext:value-type="float">
            <text:p>8.637566</text:p>
          </table:table-cell>
          <table:table-cell office:value-type="float" office:value="9.848256" calcext:value-type="float">
            <text:p>9.848256</text:p>
          </table:table-cell>
          <table:table-cell office:value-type="float" office:value="10.16632" calcext:value-type="float">
            <text:p>10.16632</text:p>
          </table:table-cell>
          <table:table-cell office:value-type="float" office:value="10.802" calcext:value-type="float">
            <text:p>10.802</text:p>
          </table:table-cell>
          <table:table-cell office:value-type="float" office:value="11.8437" calcext:value-type="float">
            <text:p>11.8437</text:p>
          </table:table-cell>
          <table:table-cell office:value-type="float" office:value="12.19346" calcext:value-type="float">
            <text:p>12.19346</text:p>
          </table:table-cell>
          <table:table-cell office:value-type="float" office:value="0" calcext:value-type="float">
            <text:p>0</text:p>
          </table:table-cell>
          <table:table-cell office:value-type="float" office:value="99.65384" calcext:value-type="float">
            <text:p>99.653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5" calcext:value-type="float">
            <text:p>30102005</text:p>
          </table:table-cell>
          <table:table-cell office:value-type="float" office:value="0.8933637" calcext:value-type="float">
            <text:p>0.8933637</text:p>
          </table:table-cell>
          <table:table-cell office:value-type="float" office:value="134.507" calcext:value-type="float">
            <text:p>134.5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17165" calcext:value-type="float">
            <text:p>42.17165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8868542" calcext:value-type="float">
            <text:p>0.0008868542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1874768" calcext:value-type="float">
            <text:p>0.01874768</text:p>
          </table:table-cell>
          <table:table-cell office:value-type="float" office:value="1168.542" calcext:value-type="float">
            <text:p>1168.542</text:p>
          </table:table-cell>
          <table:table-cell office:value-type="float" office:value="1.047783" calcext:value-type="float">
            <text:p>1.047783</text:p>
          </table:table-cell>
          <table:table-cell office:value-type="float" office:value="0" calcext:value-type="float">
            <text:p>0</text:p>
          </table:table-cell>
          <table:table-cell office:value-type="float" office:value="0.4480201" calcext:value-type="float">
            <text:p>0.4480201</text:p>
          </table:table-cell>
          <table:table-cell office:value-type="float" office:value="0.3902296" calcext:value-type="float">
            <text:p>0.3902296</text:p>
          </table:table-cell>
          <table:table-cell office:value-type="float" office:value="0.3104852" calcext:value-type="float">
            <text:p>0.3104852</text:p>
          </table:table-cell>
          <table:table-cell office:value-type="float" office:value="0.0900595" calcext:value-type="float">
            <text:p>0.0900595</text:p>
          </table:table-cell>
          <table:table-cell office:value-type="float" office:value="0.07222033" calcext:value-type="float">
            <text:p>0.07222033</text:p>
          </table:table-cell>
          <table:table-cell office:value-type="float" office:value="0.03347462" calcext:value-type="float">
            <text:p>0.03347462</text:p>
          </table:table-cell>
          <table:table-cell office:value-type="float" office:value="0.03665717" calcext:value-type="float">
            <text:p>0.03665717</text:p>
          </table:table-cell>
          <table:table-cell office:value-type="float" office:value="0.08656558" calcext:value-type="float">
            <text:p>0.08656558</text:p>
          </table:table-cell>
          <table:table-cell office:value-type="float" office:value="0.1539558" calcext:value-type="float">
            <text:p>0.1539558</text:p>
          </table:table-cell>
          <table:table-cell office:value-type="float" office:value="0.1662638" calcext:value-type="float">
            <text:p>0.1662638</text:p>
          </table:table-cell>
          <table:table-cell office:value-type="float" office:value="0.1686913" calcext:value-type="float">
            <text:p>0.1686913</text:p>
          </table:table-cell>
          <table:table-cell office:value-type="float" office:value="0.1756481" calcext:value-type="float">
            <text:p>0.1756481</text:p>
          </table:table-cell>
          <table:table-cell office:value-type="float" office:value="0.1865052" calcext:value-type="float">
            <text:p>0.1865052</text:p>
          </table:table-cell>
          <table:table-cell office:value-type="float" office:value="0.1902713" calcext:value-type="float">
            <text:p>0.1902713</text:p>
          </table:table-cell>
          <table:table-cell office:value-type="float" office:value="0" calcext:value-type="float">
            <text:p>0</text:p>
          </table:table-cell>
          <table:table-cell office:value-type="float" office:value="52.25721" calcext:value-type="float">
            <text:p>52.25721</text:p>
          </table:table-cell>
          <table:table-cell office:value-type="float" office:value="50.24593" calcext:value-type="float">
            <text:p>50.24593</text:p>
          </table:table-cell>
          <table:table-cell office:value-type="float" office:value="40.63045" calcext:value-type="float">
            <text:p>40.63045</text:p>
          </table:table-cell>
          <table:table-cell office:value-type="float" office:value="11.16204" calcext:value-type="float">
            <text:p>11.16204</text:p>
          </table:table-cell>
          <table:table-cell office:value-type="float" office:value="8.730158" calcext:value-type="float">
            <text:p>8.730158</text:p>
          </table:table-cell>
          <table:table-cell office:value-type="float" office:value="3.203785" calcext:value-type="float">
            <text:p>3.203785</text:p>
          </table:table-cell>
          <table:table-cell office:value-type="float" office:value="3.012921" calcext:value-type="float">
            <text:p>3.012921</text:p>
          </table:table-cell>
          <table:table-cell office:value-type="float" office:value="5.9343" calcext:value-type="float">
            <text:p>5.9343</text:p>
          </table:table-cell>
          <table:table-cell office:value-type="float" office:value="8.643204" calcext:value-type="float">
            <text:p>8.643204</text:p>
          </table:table-cell>
          <table:table-cell office:value-type="float" office:value="9.852581" calcext:value-type="float">
            <text:p>9.852581</text:p>
          </table:table-cell>
          <table:table-cell office:value-type="float" office:value="10.1704" calcext:value-type="float">
            <text:p>10.1704</text:p>
          </table:table-cell>
          <table:table-cell office:value-type="float" office:value="10.80534" calcext:value-type="float">
            <text:p>10.80534</text:p>
          </table:table-cell>
          <table:table-cell office:value-type="float" office:value="11.84587" calcext:value-type="float">
            <text:p>11.84587</text:p>
          </table:table-cell>
          <table:table-cell office:value-type="float" office:value="12.19535" calcext:value-type="float">
            <text:p>12.19535</text:p>
          </table:table-cell>
          <table:table-cell office:value-type="float" office:value="0" calcext:value-type="float">
            <text:p>0</text:p>
          </table:table-cell>
          <table:table-cell office:value-type="float" office:value="105.9628" calcext:value-type="float">
            <text:p>105.96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5" calcext:value-type="float">
            <text:p>31102005</text:p>
          </table:table-cell>
          <table:table-cell office:value-type="float" office:value="0.8912356" calcext:value-type="float">
            <text:p>0.8912356</text:p>
          </table:table-cell>
          <table:table-cell office:value-type="float" office:value="134.5034" calcext:value-type="float">
            <text:p>134.50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18159" calcext:value-type="float">
            <text:p>42.18159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886899" calcext:value-type="float">
            <text:p>0.000886899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1876779" calcext:value-type="float">
            <text:p>0.01876779</text:p>
          </table:table-cell>
          <table:table-cell office:value-type="float" office:value="1168.538" calcext:value-type="float">
            <text:p>1168.538</text:p>
          </table:table-cell>
          <table:table-cell office:value-type="float" office:value="1.046185" calcext:value-type="float">
            <text:p>1.046185</text:p>
          </table:table-cell>
          <table:table-cell office:value-type="float" office:value="0" calcext:value-type="float">
            <text:p>0</text:p>
          </table:table-cell>
          <table:table-cell office:value-type="float" office:value="0.4053937" calcext:value-type="float">
            <text:p>0.4053937</text:p>
          </table:table-cell>
          <table:table-cell office:value-type="float" office:value="0.3808812" calcext:value-type="float">
            <text:p>0.3808812</text:p>
          </table:table-cell>
          <table:table-cell office:value-type="float" office:value="0.3051631" calcext:value-type="float">
            <text:p>0.3051631</text:p>
          </table:table-cell>
          <table:table-cell office:value-type="float" office:value="0.08885652" calcext:value-type="float">
            <text:p>0.08885652</text:p>
          </table:table-cell>
          <table:table-cell office:value-type="float" office:value="0.07168929" calcext:value-type="float">
            <text:p>0.07168929</text:p>
          </table:table-cell>
          <table:table-cell office:value-type="float" office:value="0.03354872" calcext:value-type="float">
            <text:p>0.03354872</text:p>
          </table:table-cell>
          <table:table-cell office:value-type="float" office:value="0.03678029" calcext:value-type="float">
            <text:p>0.03678029</text:p>
          </table:table-cell>
          <table:table-cell office:value-type="float" office:value="0.08677928" calcext:value-type="float">
            <text:p>0.08677928</text:p>
          </table:table-cell>
          <table:table-cell office:value-type="float" office:value="0.1540916" calcext:value-type="float">
            <text:p>0.1540916</text:p>
          </table:table-cell>
          <table:table-cell office:value-type="float" office:value="0.1662856" calcext:value-type="float">
            <text:p>0.1662856</text:p>
          </table:table-cell>
          <table:table-cell office:value-type="float" office:value="0.1687214" calcext:value-type="float">
            <text:p>0.1687214</text:p>
          </table:table-cell>
          <table:table-cell office:value-type="float" office:value="0.1756718" calcext:value-type="float">
            <text:p>0.1756718</text:p>
          </table:table-cell>
          <table:table-cell office:value-type="float" office:value="0.1865278" calcext:value-type="float">
            <text:p>0.1865278</text:p>
          </table:table-cell>
          <table:table-cell office:value-type="float" office:value="0.1902913" calcext:value-type="float">
            <text:p>0.1902913</text:p>
          </table:table-cell>
          <table:table-cell office:value-type="float" office:value="0" calcext:value-type="float">
            <text:p>0</text:p>
          </table:table-cell>
          <table:table-cell office:value-type="float" office:value="52.2648" calcext:value-type="float">
            <text:p>52.2648</text:p>
          </table:table-cell>
          <table:table-cell office:value-type="float" office:value="50.21077" calcext:value-type="float">
            <text:p>50.21077</text:p>
          </table:table-cell>
          <table:table-cell office:value-type="float" office:value="40.60521" calcext:value-type="float">
            <text:p>40.60521</text:p>
          </table:table-cell>
          <table:table-cell office:value-type="float" office:value="11.15895" calcext:value-type="float">
            <text:p>11.15895</text:p>
          </table:table-cell>
          <table:table-cell office:value-type="float" office:value="8.728753" calcext:value-type="float">
            <text:p>8.728753</text:p>
          </table:table-cell>
          <table:table-cell office:value-type="float" office:value="3.204988" calcext:value-type="float">
            <text:p>3.204988</text:p>
          </table:table-cell>
          <table:table-cell office:value-type="float" office:value="3.014606" calcext:value-type="float">
            <text:p>3.014606</text:p>
          </table:table-cell>
          <table:table-cell office:value-type="float" office:value="5.938014" calcext:value-type="float">
            <text:p>5.938014</text:p>
          </table:table-cell>
          <table:table-cell office:value-type="float" office:value="8.648854" calcext:value-type="float">
            <text:p>8.648854</text:p>
          </table:table-cell>
          <table:table-cell office:value-type="float" office:value="9.856913" calcext:value-type="float">
            <text:p>9.856913</text:p>
          </table:table-cell>
          <table:table-cell office:value-type="float" office:value="10.17447" calcext:value-type="float">
            <text:p>10.17447</text:p>
          </table:table-cell>
          <table:table-cell office:value-type="float" office:value="10.80867" calcext:value-type="float">
            <text:p>10.80867</text:p>
          </table:table-cell>
          <table:table-cell office:value-type="float" office:value="11.84804" calcext:value-type="float">
            <text:p>11.84804</text:p>
          </table:table-cell>
          <table:table-cell office:value-type="float" office:value="12.19723" calcext:value-type="float">
            <text:p>12.19723</text:p>
          </table:table-cell>
          <table:table-cell office:value-type="float" office:value="0" calcext:value-type="float">
            <text:p>0</text:p>
          </table:table-cell>
          <table:table-cell office:value-type="float" office:value="98.87141" calcext:value-type="float">
            <text:p>98.871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5" calcext:value-type="float">
            <text:p>1112005</text:p>
          </table:table-cell>
          <table:table-cell office:value-type="float" office:value="0.8892061" calcext:value-type="float">
            <text:p>0.8892061</text:p>
          </table:table-cell>
          <table:table-cell office:value-type="float" office:value="134.4999" calcext:value-type="float">
            <text:p>134.49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1912" calcext:value-type="float">
            <text:p>42.1912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8869437" calcext:value-type="float">
            <text:p>0.0008869437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187887" calcext:value-type="float">
            <text:p>0.0187887</text:p>
          </table:table-cell>
          <table:table-cell office:value-type="float" office:value="1168.533" calcext:value-type="float">
            <text:p>1168.533</text:p>
          </table:table-cell>
          <table:table-cell office:value-type="float" office:value="1.044539" calcext:value-type="float">
            <text:p>1.044539</text:p>
          </table:table-cell>
          <table:table-cell office:value-type="float" office:value="0" calcext:value-type="float">
            <text:p>0</text:p>
          </table:table-cell>
          <table:table-cell office:value-type="float" office:value="0.4064852" calcext:value-type="float">
            <text:p>0.4064852</text:p>
          </table:table-cell>
          <table:table-cell office:value-type="float" office:value="0.3804399" calcext:value-type="float">
            <text:p>0.3804399</text:p>
          </table:table-cell>
          <table:table-cell office:value-type="float" office:value="0.3030691" calcext:value-type="float">
            <text:p>0.3030691</text:p>
          </table:table-cell>
          <table:table-cell office:value-type="float" office:value="0.08771872" calcext:value-type="float">
            <text:p>0.08771872</text:p>
          </table:table-cell>
          <table:table-cell office:value-type="float" office:value="0.07059144" calcext:value-type="float">
            <text:p>0.07059144</text:p>
          </table:table-cell>
          <table:table-cell office:value-type="float" office:value="0.03312087" calcext:value-type="float">
            <text:p>0.03312087</text:p>
          </table:table-cell>
          <table:table-cell office:value-type="float" office:value="0.0366437" calcext:value-type="float">
            <text:p>0.0366437</text:p>
          </table:table-cell>
          <table:table-cell office:value-type="float" office:value="0.08682729" calcext:value-type="float">
            <text:p>0.08682729</text:p>
          </table:table-cell>
          <table:table-cell office:value-type="float" office:value="0.1542024" calcext:value-type="float">
            <text:p>0.1542024</text:p>
          </table:table-cell>
          <table:table-cell office:value-type="float" office:value="0.1663173" calcext:value-type="float">
            <text:p>0.1663173</text:p>
          </table:table-cell>
          <table:table-cell office:value-type="float" office:value="0.1687537" calcext:value-type="float">
            <text:p>0.1687537</text:p>
          </table:table-cell>
          <table:table-cell office:value-type="float" office:value="0.175697" calcext:value-type="float">
            <text:p>0.175697</text:p>
          </table:table-cell>
          <table:table-cell office:value-type="float" office:value="0.1865504" calcext:value-type="float">
            <text:p>0.1865504</text:p>
          </table:table-cell>
          <table:table-cell office:value-type="float" office:value="0.1903113" calcext:value-type="float">
            <text:p>0.1903113</text:p>
          </table:table-cell>
          <table:table-cell office:value-type="float" office:value="0" calcext:value-type="float">
            <text:p>0</text:p>
          </table:table-cell>
          <table:table-cell office:value-type="float" office:value="52.26963" calcext:value-type="float">
            <text:p>52.26963</text:p>
          </table:table-cell>
          <table:table-cell office:value-type="float" office:value="50.17283" calcext:value-type="float">
            <text:p>50.17283</text:p>
          </table:table-cell>
          <table:table-cell office:value-type="float" office:value="40.57753" calcext:value-type="float">
            <text:p>40.57753</text:p>
          </table:table-cell>
          <table:table-cell office:value-type="float" office:value="11.15506" calcext:value-type="float">
            <text:p>11.15506</text:p>
          </table:table-cell>
          <table:table-cell office:value-type="float" office:value="8.726744" calcext:value-type="float">
            <text:p>8.726744</text:p>
          </table:table-cell>
          <table:table-cell office:value-type="float" office:value="3.206101" calcext:value-type="float">
            <text:p>3.206101</text:p>
          </table:table-cell>
          <table:table-cell office:value-type="float" office:value="3.016276" calcext:value-type="float">
            <text:p>3.016276</text:p>
          </table:table-cell>
          <table:table-cell office:value-type="float" office:value="5.941741" calcext:value-type="float">
            <text:p>5.941741</text:p>
          </table:table-cell>
          <table:table-cell office:value-type="float" office:value="8.65452" calcext:value-type="float">
            <text:p>8.65452</text:p>
          </table:table-cell>
          <table:table-cell office:value-type="float" office:value="9.861238" calcext:value-type="float">
            <text:p>9.861238</text:p>
          </table:table-cell>
          <table:table-cell office:value-type="float" office:value="10.17854" calcext:value-type="float">
            <text:p>10.17854</text:p>
          </table:table-cell>
          <table:table-cell office:value-type="float" office:value="10.81201" calcext:value-type="float">
            <text:p>10.81201</text:p>
          </table:table-cell>
          <table:table-cell office:value-type="float" office:value="11.85021" calcext:value-type="float">
            <text:p>11.85021</text:p>
          </table:table-cell>
          <table:table-cell office:value-type="float" office:value="12.19911" calcext:value-type="float">
            <text:p>12.19911</text:p>
          </table:table-cell>
          <table:table-cell office:value-type="float" office:value="0" calcext:value-type="float">
            <text:p>0</text:p>
          </table:table-cell>
          <table:table-cell office:value-type="float" office:value="97.81803" calcext:value-type="float">
            <text:p>97.818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5" calcext:value-type="float">
            <text:p>2112005</text:p>
          </table:table-cell>
          <table:table-cell office:value-type="float" office:value="0.8868096" calcext:value-type="float">
            <text:p>0.8868096</text:p>
          </table:table-cell>
          <table:table-cell office:value-type="float" office:value="134.4961" calcext:value-type="float">
            <text:p>134.496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201" calcext:value-type="float">
            <text:p>42.201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8869884" calcext:value-type="float">
            <text:p>0.0008869884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1881052" calcext:value-type="float">
            <text:p>0.01881052</text:p>
          </table:table-cell>
          <table:table-cell office:value-type="float" office:value="1168.528" calcext:value-type="float">
            <text:p>1168.528</text:p>
          </table:table-cell>
          <table:table-cell office:value-type="float" office:value="1.042643" calcext:value-type="float">
            <text:p>1.042643</text:p>
          </table:table-cell>
          <table:table-cell office:value-type="float" office:value="0" calcext:value-type="float">
            <text:p>0</text:p>
          </table:table-cell>
          <table:table-cell office:value-type="float" office:value="0.4402893" calcext:value-type="float">
            <text:p>0.4402893</text:p>
          </table:table-cell>
          <table:table-cell office:value-type="float" office:value="0.3899459" calcext:value-type="float">
            <text:p>0.3899459</text:p>
          </table:table-cell>
          <table:table-cell office:value-type="float" office:value="0.3093676" calcext:value-type="float">
            <text:p>0.3093676</text:p>
          </table:table-cell>
          <table:table-cell office:value-type="float" office:value="0.08963016" calcext:value-type="float">
            <text:p>0.08963016</text:p>
          </table:table-cell>
          <table:table-cell office:value-type="float" office:value="0.07186311" calcext:value-type="float">
            <text:p>0.07186311</text:p>
          </table:table-cell>
          <table:table-cell office:value-type="float" office:value="0.03338759" calcext:value-type="float">
            <text:p>0.03338759</text:p>
          </table:table-cell>
          <table:table-cell office:value-type="float" office:value="0.03671077" calcext:value-type="float">
            <text:p>0.03671077</text:p>
          </table:table-cell>
          <table:table-cell office:value-type="float" office:value="0.08684801" calcext:value-type="float">
            <text:p>0.08684801</text:p>
          </table:table-cell>
          <table:table-cell office:value-type="float" office:value="0.154281" calcext:value-type="float">
            <text:p>0.154281</text:p>
          </table:table-cell>
          <table:table-cell office:value-type="float" office:value="0.1663505" calcext:value-type="float">
            <text:p>0.1663505</text:p>
          </table:table-cell>
          <table:table-cell office:value-type="float" office:value="0.1687879" calcext:value-type="float">
            <text:p>0.1687879</text:p>
          </table:table-cell>
          <table:table-cell office:value-type="float" office:value="0.1757233" calcext:value-type="float">
            <text:p>0.1757233</text:p>
          </table:table-cell>
          <table:table-cell office:value-type="float" office:value="0.186573" calcext:value-type="float">
            <text:p>0.186573</text:p>
          </table:table-cell>
          <table:table-cell office:value-type="float" office:value="0.1903313" calcext:value-type="float">
            <text:p>0.1903313</text:p>
          </table:table-cell>
          <table:table-cell office:value-type="float" office:value="0" calcext:value-type="float">
            <text:p>0</text:p>
          </table:table-cell>
          <table:table-cell office:value-type="float" office:value="52.27736" calcext:value-type="float">
            <text:p>52.27736</text:p>
          </table:table-cell>
          <table:table-cell office:value-type="float" office:value="50.13714" calcext:value-type="float">
            <text:p>50.13714</text:p>
          </table:table-cell>
          <table:table-cell office:value-type="float" office:value="40.55099" calcext:value-type="float">
            <text:p>40.55099</text:p>
          </table:table-cell>
          <table:table-cell office:value-type="float" office:value="11.15137" calcext:value-type="float">
            <text:p>11.15137</text:p>
          </table:table-cell>
          <table:table-cell office:value-type="float" office:value="8.724806" calcext:value-type="float">
            <text:p>8.724806</text:p>
          </table:table-cell>
          <table:table-cell office:value-type="float" office:value="3.207188" calcext:value-type="float">
            <text:p>3.207188</text:p>
          </table:table-cell>
          <table:table-cell office:value-type="float" office:value="3.017924" calcext:value-type="float">
            <text:p>3.017924</text:p>
          </table:table-cell>
          <table:table-cell office:value-type="float" office:value="5.945476" calcext:value-type="float">
            <text:p>5.945476</text:p>
          </table:table-cell>
          <table:table-cell office:value-type="float" office:value="8.660178" calcext:value-type="float">
            <text:p>8.660178</text:p>
          </table:table-cell>
          <table:table-cell office:value-type="float" office:value="9.865569" calcext:value-type="float">
            <text:p>9.865569</text:p>
          </table:table-cell>
          <table:table-cell office:value-type="float" office:value="10.18262" calcext:value-type="float">
            <text:p>10.18262</text:p>
          </table:table-cell>
          <table:table-cell office:value-type="float" office:value="10.81534" calcext:value-type="float">
            <text:p>10.81534</text:p>
          </table:table-cell>
          <table:table-cell office:value-type="float" office:value="11.85238" calcext:value-type="float">
            <text:p>11.85238</text:p>
          </table:table-cell>
          <table:table-cell office:value-type="float" office:value="12.201" calcext:value-type="float">
            <text:p>12.201</text:p>
          </table:table-cell>
          <table:table-cell office:value-type="float" office:value="0" calcext:value-type="float">
            <text:p>0</text:p>
          </table:table-cell>
          <table:table-cell office:value-type="float" office:value="106.1145" calcext:value-type="float">
            <text:p>106.11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5" calcext:value-type="float">
            <text:p>3112005</text:p>
          </table:table-cell>
          <table:table-cell office:value-type="float" office:value="0.8845984" calcext:value-type="float">
            <text:p>0.8845984</text:p>
          </table:table-cell>
          <table:table-cell office:value-type="float" office:value="134.4922" calcext:value-type="float">
            <text:p>134.49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21101" calcext:value-type="float">
            <text:p>42.21101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8870337" calcext:value-type="float">
            <text:p>0.0008870337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1883332" calcext:value-type="float">
            <text:p>0.01883332</text:p>
          </table:table-cell>
          <table:table-cell office:value-type="float" office:value="1168.524" calcext:value-type="float">
            <text:p>1168.524</text:p>
          </table:table-cell>
          <table:table-cell office:value-type="float" office:value="1.041059" calcext:value-type="float">
            <text:p>1.041059</text:p>
          </table:table-cell>
          <table:table-cell office:value-type="float" office:value="0" calcext:value-type="float">
            <text:p>0</text:p>
          </table:table-cell>
          <table:table-cell office:value-type="float" office:value="0.3788707" calcext:value-type="float">
            <text:p>0.3788707</text:p>
          </table:table-cell>
          <table:table-cell office:value-type="float" office:value="0.384694" calcext:value-type="float">
            <text:p>0.384694</text:p>
          </table:table-cell>
          <table:table-cell office:value-type="float" office:value="0.3081904" calcext:value-type="float">
            <text:p>0.3081904</text:p>
          </table:table-cell>
          <table:table-cell office:value-type="float" office:value="0.08999304" calcext:value-type="float">
            <text:p>0.08999304</text:p>
          </table:table-cell>
          <table:table-cell office:value-type="float" office:value="0.0725919" calcext:value-type="float">
            <text:p>0.0725919</text:p>
          </table:table-cell>
          <table:table-cell office:value-type="float" office:value="0.03382453" calcext:value-type="float">
            <text:p>0.03382453</text:p>
          </table:table-cell>
          <table:table-cell office:value-type="float" office:value="0.03692087" calcext:value-type="float">
            <text:p>0.03692087</text:p>
          </table:table-cell>
          <table:table-cell office:value-type="float" office:value="0.08696405" calcext:value-type="float">
            <text:p>0.08696405</text:p>
          </table:table-cell>
          <table:table-cell office:value-type="float" office:value="0.1543559" calcext:value-type="float">
            <text:p>0.1543559</text:p>
          </table:table-cell>
          <table:table-cell office:value-type="float" office:value="0.1663842" calcext:value-type="float">
            <text:p>0.1663842</text:p>
          </table:table-cell>
          <table:table-cell office:value-type="float" office:value="0.1688229" calcext:value-type="float">
            <text:p>0.1688229</text:p>
          </table:table-cell>
          <table:table-cell office:value-type="float" office:value="0.1757494" calcext:value-type="float">
            <text:p>0.1757494</text:p>
          </table:table-cell>
          <table:table-cell office:value-type="float" office:value="0.1865958" calcext:value-type="float">
            <text:p>0.1865958</text:p>
          </table:table-cell>
          <table:table-cell office:value-type="float" office:value="0.1903513" calcext:value-type="float">
            <text:p>0.1903513</text:p>
          </table:table-cell>
          <table:table-cell office:value-type="float" office:value="0" calcext:value-type="float">
            <text:p>0</text:p>
          </table:table-cell>
          <table:table-cell office:value-type="float" office:value="52.28196" calcext:value-type="float">
            <text:p>52.28196</text:p>
          </table:table-cell>
          <table:table-cell office:value-type="float" office:value="50.10356" calcext:value-type="float">
            <text:p>50.10356</text:p>
          </table:table-cell>
          <table:table-cell office:value-type="float" office:value="40.52674" calcext:value-type="float">
            <text:p>40.52674</text:p>
          </table:table-cell>
          <table:table-cell office:value-type="float" office:value="11.1485" calcext:value-type="float">
            <text:p>11.1485</text:p>
          </table:table-cell>
          <table:table-cell office:value-type="float" office:value="8.723582" calcext:value-type="float">
            <text:p>8.723582</text:p>
          </table:table-cell>
          <table:table-cell office:value-type="float" office:value="3.2084" calcext:value-type="float">
            <text:p>3.2084</text:p>
          </table:table-cell>
          <table:table-cell office:value-type="float" office:value="3.019608" calcext:value-type="float">
            <text:p>3.019608</text:p>
          </table:table-cell>
          <table:table-cell office:value-type="float" office:value="5.949214" calcext:value-type="float">
            <text:p>5.949214</text:p>
          </table:table-cell>
          <table:table-cell office:value-type="float" office:value="8.665818" calcext:value-type="float">
            <text:p>8.665818</text:p>
          </table:table-cell>
          <table:table-cell office:value-type="float" office:value="9.869841" calcext:value-type="float">
            <text:p>9.869841</text:p>
          </table:table-cell>
          <table:table-cell office:value-type="float" office:value="10.18669" calcext:value-type="float">
            <text:p>10.18669</text:p>
          </table:table-cell>
          <table:table-cell office:value-type="float" office:value="10.81868" calcext:value-type="float">
            <text:p>10.81868</text:p>
          </table:table-cell>
          <table:table-cell office:value-type="float" office:value="11.85455" calcext:value-type="float">
            <text:p>11.85455</text:p>
          </table:table-cell>
          <table:table-cell office:value-type="float" office:value="12.20288" calcext:value-type="float">
            <text:p>12.20288</text:p>
          </table:table-cell>
          <table:table-cell office:value-type="float" office:value="0" calcext:value-type="float">
            <text:p>0</text:p>
          </table:table-cell>
          <table:table-cell office:value-type="float" office:value="104.0309" calcext:value-type="float">
            <text:p>104.03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5" calcext:value-type="float">
            <text:p>4112005</text:p>
          </table:table-cell>
          <table:table-cell office:value-type="float" office:value="0.8827199" calcext:value-type="float">
            <text:p>0.8827199</text:p>
          </table:table-cell>
          <table:table-cell office:value-type="float" office:value="134.4887" calcext:value-type="float">
            <text:p>134.488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2207" calcext:value-type="float">
            <text:p>42.2207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8870895" calcext:value-type="float">
            <text:p>0.0008870895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1885723" calcext:value-type="float">
            <text:p>0.01885723</text:p>
          </table:table-cell>
          <table:table-cell office:value-type="float" office:value="1168.519" calcext:value-type="float">
            <text:p>1168.519</text:p>
          </table:table-cell>
          <table:table-cell office:value-type="float" office:value="1.039639" calcext:value-type="float">
            <text:p>1.039639</text:p>
          </table:table-cell>
          <table:table-cell office:value-type="float" office:value="0" calcext:value-type="float">
            <text:p>0</text:p>
          </table:table-cell>
          <table:table-cell office:value-type="float" office:value="0.3625924" calcext:value-type="float">
            <text:p>0.3625924</text:p>
          </table:table-cell>
          <table:table-cell office:value-type="float" office:value="0.3774659" calcext:value-type="float">
            <text:p>0.3774659</text:p>
          </table:table-cell>
          <table:table-cell office:value-type="float" office:value="0.3023186" calcext:value-type="float">
            <text:p>0.3023186</text:p>
          </table:table-cell>
          <table:table-cell office:value-type="float" office:value="0.08803893" calcext:value-type="float">
            <text:p>0.08803893</text:p>
          </table:table-cell>
          <table:table-cell office:value-type="float" office:value="0.07117831" calcext:value-type="float">
            <text:p>0.07117831</text:p>
          </table:table-cell>
          <table:table-cell office:value-type="float" office:value="0.03347768" calcext:value-type="float">
            <text:p>0.03347768</text:p>
          </table:table-cell>
          <table:table-cell office:value-type="float" office:value="0.03684584" calcext:value-type="float">
            <text:p>0.03684584</text:p>
          </table:table-cell>
          <table:table-cell office:value-type="float" office:value="0.08702763" calcext:value-type="float">
            <text:p>0.08702763</text:p>
          </table:table-cell>
          <table:table-cell office:value-type="float" office:value="0.1544369" calcext:value-type="float">
            <text:p>0.1544369</text:p>
          </table:table-cell>
          <table:table-cell office:value-type="float" office:value="0.1664219" calcext:value-type="float">
            <text:p>0.1664219</text:p>
          </table:table-cell>
          <table:table-cell office:value-type="float" office:value="0.1688591" calcext:value-type="float">
            <text:p>0.1688591</text:p>
          </table:table-cell>
          <table:table-cell office:value-type="float" office:value="0.1757765" calcext:value-type="float">
            <text:p>0.1757765</text:p>
          </table:table-cell>
          <table:table-cell office:value-type="float" office:value="0.1866178" calcext:value-type="float">
            <text:p>0.1866178</text:p>
          </table:table-cell>
          <table:table-cell office:value-type="float" office:value="0.1903713" calcext:value-type="float">
            <text:p>0.1903713</text:p>
          </table:table-cell>
          <table:table-cell office:value-type="float" office:value="0" calcext:value-type="float">
            <text:p>0</text:p>
          </table:table-cell>
          <table:table-cell office:value-type="float" office:value="52.28113" calcext:value-type="float">
            <text:p>52.28113</text:p>
          </table:table-cell>
          <table:table-cell office:value-type="float" office:value="50.0671" calcext:value-type="float">
            <text:p>50.0671</text:p>
          </table:table-cell>
          <table:table-cell office:value-type="float" office:value="40.50053" calcext:value-type="float">
            <text:p>40.50053</text:p>
          </table:table-cell>
          <table:table-cell office:value-type="float" office:value="11.14517" calcext:value-type="float">
            <text:p>11.14517</text:p>
          </table:table-cell>
          <table:table-cell office:value-type="float" office:value="8.722087" calcext:value-type="float">
            <text:p>8.722087</text:p>
          </table:table-cell>
          <table:table-cell office:value-type="float" office:value="3.209609" calcext:value-type="float">
            <text:p>3.209609</text:p>
          </table:table-cell>
          <table:table-cell office:value-type="float" office:value="3.0213" calcext:value-type="float">
            <text:p>3.0213</text:p>
          </table:table-cell>
          <table:table-cell office:value-type="float" office:value="5.95295" calcext:value-type="float">
            <text:p>5.95295</text:p>
          </table:table-cell>
          <table:table-cell office:value-type="float" office:value="8.67146" calcext:value-type="float">
            <text:p>8.67146</text:p>
          </table:table-cell>
          <table:table-cell office:value-type="float" office:value="9.874095" calcext:value-type="float">
            <text:p>9.874095</text:p>
          </table:table-cell>
          <table:table-cell office:value-type="float" office:value="10.19076" calcext:value-type="float">
            <text:p>10.19076</text:p>
          </table:table-cell>
          <table:table-cell office:value-type="float" office:value="10.82201" calcext:value-type="float">
            <text:p>10.82201</text:p>
          </table:table-cell>
          <table:table-cell office:value-type="float" office:value="11.85672" calcext:value-type="float">
            <text:p>11.85672</text:p>
          </table:table-cell>
          <table:table-cell office:value-type="float" office:value="12.20477" calcext:value-type="float">
            <text:p>12.20477</text:p>
          </table:table-cell>
          <table:table-cell office:value-type="float" office:value="0" calcext:value-type="float">
            <text:p>0</text:p>
          </table:table-cell>
          <table:table-cell office:value-type="float" office:value="97.24221" calcext:value-type="float">
            <text:p>97.24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5" calcext:value-type="float">
            <text:p>5112005</text:p>
          </table:table-cell>
          <table:table-cell office:value-type="float" office:value="0.8812272" calcext:value-type="float">
            <text:p>0.8812272</text:p>
          </table:table-cell>
          <table:table-cell office:value-type="float" office:value="134.4856" calcext:value-type="float">
            <text:p>134.48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23" calcext:value-type="float">
            <text:p>42.23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8871453" calcext:value-type="float">
            <text:p>0.0008871453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1888232" calcext:value-type="float">
            <text:p>0.01888232</text:p>
          </table:table-cell>
          <table:table-cell office:value-type="float" office:value="1168.514" calcext:value-type="float">
            <text:p>1168.514</text:p>
          </table:table-cell>
          <table:table-cell office:value-type="float" office:value="1.038478" calcext:value-type="float">
            <text:p>1.038478</text:p>
          </table:table-cell>
          <table:table-cell office:value-type="float" office:value="0" calcext:value-type="float">
            <text:p>0</text:p>
          </table:table-cell>
          <table:table-cell office:value-type="float" office:value="0.316518" calcext:value-type="float">
            <text:p>0.316518</text:p>
          </table:table-cell>
          <table:table-cell office:value-type="float" office:value="0.3662885" calcext:value-type="float">
            <text:p>0.3662885</text:p>
          </table:table-cell>
          <table:table-cell office:value-type="float" office:value="0.2930066" calcext:value-type="float">
            <text:p>0.2930066</text:p>
          </table:table-cell>
          <table:table-cell office:value-type="float" office:value="0.08521776" calcext:value-type="float">
            <text:p>0.08521776</text:p>
          </table:table-cell>
          <table:table-cell office:value-type="float" office:value="0.06915435" calcext:value-type="float">
            <text:p>0.06915435</text:p>
          </table:table-cell>
          <table:table-cell office:value-type="float" office:value="0.0329058" calcext:value-type="float">
            <text:p>0.0329058</text:p>
          </table:table-cell>
          <table:table-cell office:value-type="float" office:value="0.03665802" calcext:value-type="float">
            <text:p>0.03665802</text:p>
          </table:table-cell>
          <table:table-cell office:value-type="float" office:value="0.0869973" calcext:value-type="float">
            <text:p>0.0869973</text:p>
          </table:table-cell>
          <table:table-cell office:value-type="float" office:value="0.1545011" calcext:value-type="float">
            <text:p>0.1545011</text:p>
          </table:table-cell>
          <table:table-cell office:value-type="float" office:value="0.1664616" calcext:value-type="float">
            <text:p>0.1664616</text:p>
          </table:table-cell>
          <table:table-cell office:value-type="float" office:value="0.1688964" calcext:value-type="float">
            <text:p>0.1688964</text:p>
          </table:table-cell>
          <table:table-cell office:value-type="float" office:value="0.1758059" calcext:value-type="float">
            <text:p>0.1758059</text:p>
          </table:table-cell>
          <table:table-cell office:value-type="float" office:value="0.1866403" calcext:value-type="float">
            <text:p>0.1866403</text:p>
          </table:table-cell>
          <table:table-cell office:value-type="float" office:value="0.1903913" calcext:value-type="float">
            <text:p>0.1903913</text:p>
          </table:table-cell>
          <table:table-cell office:value-type="float" office:value="0" calcext:value-type="float">
            <text:p>0</text:p>
          </table:table-cell>
          <table:table-cell office:value-type="float" office:value="52.27219" calcext:value-type="float">
            <text:p>52.27219</text:p>
          </table:table-cell>
          <table:table-cell office:value-type="float" office:value="50.02775" calcext:value-type="float">
            <text:p>50.02775</text:p>
          </table:table-cell>
          <table:table-cell office:value-type="float" office:value="40.472" calcext:value-type="float">
            <text:p>40.472</text:p>
          </table:table-cell>
          <table:table-cell office:value-type="float" office:value="11.14112" calcext:value-type="float">
            <text:p>11.14112</text:p>
          </table:table-cell>
          <table:table-cell office:value-type="float" office:value="8.719953" calcext:value-type="float">
            <text:p>8.719953</text:p>
          </table:table-cell>
          <table:table-cell office:value-type="float" office:value="3.210703" calcext:value-type="float">
            <text:p>3.210703</text:p>
          </table:table-cell>
          <table:table-cell office:value-type="float" office:value="3.022958" calcext:value-type="float">
            <text:p>3.022958</text:p>
          </table:table-cell>
          <table:table-cell office:value-type="float" office:value="5.956677" calcext:value-type="float">
            <text:p>5.956677</text:p>
          </table:table-cell>
          <table:table-cell office:value-type="float" office:value="8.677099" calcext:value-type="float">
            <text:p>8.677099</text:p>
          </table:table-cell>
          <table:table-cell office:value-type="float" office:value="9.878348" calcext:value-type="float">
            <text:p>9.878348</text:p>
          </table:table-cell>
          <table:table-cell office:value-type="float" office:value="10.19483" calcext:value-type="float">
            <text:p>10.19483</text:p>
          </table:table-cell>
          <table:table-cell office:value-type="float" office:value="10.82534" calcext:value-type="float">
            <text:p>10.82534</text:p>
          </table:table-cell>
          <table:table-cell office:value-type="float" office:value="11.85889" calcext:value-type="float">
            <text:p>11.85889</text:p>
          </table:table-cell>
          <table:table-cell office:value-type="float" office:value="12.20664" calcext:value-type="float">
            <text:p>12.20664</text:p>
          </table:table-cell>
          <table:table-cell office:value-type="float" office:value="0" calcext:value-type="float">
            <text:p>0</text:p>
          </table:table-cell>
          <table:table-cell office:value-type="float" office:value="81.72505" calcext:value-type="float">
            <text:p>81.725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5" calcext:value-type="float">
            <text:p>6112005</text:p>
          </table:table-cell>
          <table:table-cell office:value-type="float" office:value="0.879732" calcext:value-type="float">
            <text:p>0.879732</text:p>
          </table:table-cell>
          <table:table-cell office:value-type="float" office:value="134.4826" calcext:value-type="float">
            <text:p>134.48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23947" calcext:value-type="float">
            <text:p>42.23947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233074" calcext:value-type="float">
            <text:p>0.0009233074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024529" calcext:value-type="float">
            <text:p>0.02024529</text:p>
          </table:table-cell>
          <table:table-cell office:value-type="float" office:value="1168.508" calcext:value-type="float">
            <text:p>1168.508</text:p>
          </table:table-cell>
          <table:table-cell office:value-type="float" office:value="1.037194" calcext:value-type="float">
            <text:p>1.037194</text:p>
          </table:table-cell>
          <table:table-cell office:value-type="float" office:value="0" calcext:value-type="float">
            <text:p>0</text:p>
          </table:table-cell>
          <table:table-cell office:value-type="float" office:value="0.3612133" calcext:value-type="float">
            <text:p>0.3612133</text:p>
          </table:table-cell>
          <table:table-cell office:value-type="float" office:value="0.3773708" calcext:value-type="float">
            <text:p>0.3773708</text:p>
          </table:table-cell>
          <table:table-cell office:value-type="float" office:value="0.2998325" calcext:value-type="float">
            <text:p>0.2998325</text:p>
          </table:table-cell>
          <table:table-cell office:value-type="float" office:value="0.08659852" calcext:value-type="float">
            <text:p>0.08659852</text:p>
          </table:table-cell>
          <table:table-cell office:value-type="float" office:value="0.06975287" calcext:value-type="float">
            <text:p>0.06975287</text:p>
          </table:table-cell>
          <table:table-cell office:value-type="float" office:value="0.03295961" calcext:value-type="float">
            <text:p>0.03295961</text:p>
          </table:table-cell>
          <table:table-cell office:value-type="float" office:value="0.0370045" calcext:value-type="float">
            <text:p>0.0370045</text:p>
          </table:table-cell>
          <table:table-cell office:value-type="float" office:value="0.0873199" calcext:value-type="float">
            <text:p>0.0873199</text:p>
          </table:table-cell>
          <table:table-cell office:value-type="float" office:value="0.1547082" calcext:value-type="float">
            <text:p>0.1547082</text:p>
          </table:table-cell>
          <table:table-cell office:value-type="float" office:value="0.1665024" calcext:value-type="float">
            <text:p>0.1665024</text:p>
          </table:table-cell>
          <table:table-cell office:value-type="float" office:value="0.1689318" calcext:value-type="float">
            <text:p>0.1689318</text:p>
          </table:table-cell>
          <table:table-cell office:value-type="float" office:value="0.1758336" calcext:value-type="float">
            <text:p>0.1758336</text:p>
          </table:table-cell>
          <table:table-cell office:value-type="float" office:value="0.1866638" calcext:value-type="float">
            <text:p>0.1866638</text:p>
          </table:table-cell>
          <table:table-cell office:value-type="float" office:value="0.1904112" calcext:value-type="float">
            <text:p>0.1904112</text:p>
          </table:table-cell>
          <table:table-cell office:value-type="float" office:value="0" calcext:value-type="float">
            <text:p>0</text:p>
          </table:table-cell>
          <table:table-cell office:value-type="float" office:value="52.2671" calcext:value-type="float">
            <text:p>52.2671</text:p>
          </table:table-cell>
          <table:table-cell office:value-type="float" office:value="49.99078" calcext:value-type="float">
            <text:p>49.99078</text:p>
          </table:table-cell>
          <table:table-cell office:value-type="float" office:value="40.44513" calcext:value-type="float">
            <text:p>40.44513</text:p>
          </table:table-cell>
          <table:table-cell office:value-type="float" office:value="11.13698" calcext:value-type="float">
            <text:p>11.13698</text:p>
          </table:table-cell>
          <table:table-cell office:value-type="float" office:value="8.717656" calcext:value-type="float">
            <text:p>8.717656</text:p>
          </table:table-cell>
          <table:table-cell office:value-type="float" office:value="3.211665" calcext:value-type="float">
            <text:p>3.211665</text:p>
          </table:table-cell>
          <table:table-cell office:value-type="float" office:value="3.024578" calcext:value-type="float">
            <text:p>3.024578</text:p>
          </table:table-cell>
          <table:table-cell office:value-type="float" office:value="5.960408" calcext:value-type="float">
            <text:p>5.960408</text:p>
          </table:table-cell>
          <table:table-cell office:value-type="float" office:value="8.682702" calcext:value-type="float">
            <text:p>8.682702</text:p>
          </table:table-cell>
          <table:table-cell office:value-type="float" office:value="9.882601" calcext:value-type="float">
            <text:p>9.882601</text:p>
          </table:table-cell>
          <table:table-cell office:value-type="float" office:value="10.19891" calcext:value-type="float">
            <text:p>10.19891</text:p>
          </table:table-cell>
          <table:table-cell office:value-type="float" office:value="10.82868" calcext:value-type="float">
            <text:p>10.82868</text:p>
          </table:table-cell>
          <table:table-cell office:value-type="float" office:value="11.86106" calcext:value-type="float">
            <text:p>11.86106</text:p>
          </table:table-cell>
          <table:table-cell office:value-type="float" office:value="12.20852" calcext:value-type="float">
            <text:p>12.20852</text:p>
          </table:table-cell>
          <table:table-cell office:value-type="float" office:value="0" calcext:value-type="float">
            <text:p>0</text:p>
          </table:table-cell>
          <table:table-cell office:value-type="float" office:value="80.81941" calcext:value-type="float">
            <text:p>80.81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5" calcext:value-type="float">
            <text:p>7112005</text:p>
          </table:table-cell>
          <table:table-cell office:value-type="float" office:value="0.8779166" calcext:value-type="float">
            <text:p>0.8779166</text:p>
          </table:table-cell>
          <table:table-cell office:value-type="float" office:value="134.4793" calcext:value-type="float">
            <text:p>134.479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25008" calcext:value-type="float">
            <text:p>42.25008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327999" calcext:value-type="float">
            <text:p>0.0009327999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079803" calcext:value-type="float">
            <text:p>0.02079803</text:p>
          </table:table-cell>
          <table:table-cell office:value-type="float" office:value="1168.502" calcext:value-type="float">
            <text:p>1168.502</text:p>
          </table:table-cell>
          <table:table-cell office:value-type="float" office:value="1.035779" calcext:value-type="float">
            <text:p>1.035779</text:p>
          </table:table-cell>
          <table:table-cell office:value-type="float" office:value="0" calcext:value-type="float">
            <text:p>0</text:p>
          </table:table-cell>
          <table:table-cell office:value-type="float" office:value="0.3913407" calcext:value-type="float">
            <text:p>0.3913407</text:p>
          </table:table-cell>
          <table:table-cell office:value-type="float" office:value="0.3764921" calcext:value-type="float">
            <text:p>0.3764921</text:p>
          </table:table-cell>
          <table:table-cell office:value-type="float" office:value="0.3052325" calcext:value-type="float">
            <text:p>0.3052325</text:p>
          </table:table-cell>
          <table:table-cell office:value-type="float" office:value="0.1106598" calcext:value-type="float">
            <text:p>0.1106598</text:p>
          </table:table-cell>
          <table:table-cell office:value-type="float" office:value="0.09515621" calcext:value-type="float">
            <text:p>0.09515621</text:p>
          </table:table-cell>
          <table:table-cell office:value-type="float" office:value="0.03916049" calcext:value-type="float">
            <text:p>0.03916049</text:p>
          </table:table-cell>
          <table:table-cell office:value-type="float" office:value="0.03709314" calcext:value-type="float">
            <text:p>0.03709314</text:p>
          </table:table-cell>
          <table:table-cell office:value-type="float" office:value="0.08724229" calcext:value-type="float">
            <text:p>0.08724229</text:p>
          </table:table-cell>
          <table:table-cell office:value-type="float" office:value="0.154816" calcext:value-type="float">
            <text:p>0.154816</text:p>
          </table:table-cell>
          <table:table-cell office:value-type="float" office:value="0.1665536" calcext:value-type="float">
            <text:p>0.1665536</text:p>
          </table:table-cell>
          <table:table-cell office:value-type="float" office:value="0.168972" calcext:value-type="float">
            <text:p>0.168972</text:p>
          </table:table-cell>
          <table:table-cell office:value-type="float" office:value="0.1758642" calcext:value-type="float">
            <text:p>0.1758642</text:p>
          </table:table-cell>
          <table:table-cell office:value-type="float" office:value="0.1866885" calcext:value-type="float">
            <text:p>0.1866885</text:p>
          </table:table-cell>
          <table:table-cell office:value-type="float" office:value="0.1904312" calcext:value-type="float">
            <text:p>0.1904312</text:p>
          </table:table-cell>
          <table:table-cell office:value-type="float" office:value="0" calcext:value-type="float">
            <text:p>0</text:p>
          </table:table-cell>
          <table:table-cell office:value-type="float" office:value="49.76979" calcext:value-type="float">
            <text:p>49.76979</text:p>
          </table:table-cell>
          <table:table-cell office:value-type="float" office:value="47.69023" calcext:value-type="float">
            <text:p>47.69023</text:p>
          </table:table-cell>
          <table:table-cell office:value-type="float" office:value="39.10672" calcext:value-type="float">
            <text:p>39.10672</text:p>
          </table:table-cell>
          <table:table-cell office:value-type="float" office:value="12.74766" calcext:value-type="float">
            <text:p>12.74766</text:p>
          </table:table-cell>
          <table:table-cell office:value-type="float" office:value="10.57173" calcext:value-type="float">
            <text:p>10.57173</text:p>
          </table:table-cell>
          <table:table-cell office:value-type="float" office:value="3.548806" calcext:value-type="float">
            <text:p>3.548806</text:p>
          </table:table-cell>
          <table:table-cell office:value-type="float" office:value="3.02617" calcext:value-type="float">
            <text:p>3.02617</text:p>
          </table:table-cell>
          <table:table-cell office:value-type="float" office:value="5.964097" calcext:value-type="float">
            <text:p>5.964097</text:p>
          </table:table-cell>
          <table:table-cell office:value-type="float" office:value="8.688236" calcext:value-type="float">
            <text:p>8.688236</text:p>
          </table:table-cell>
          <table:table-cell office:value-type="float" office:value="9.886838" calcext:value-type="float">
            <text:p>9.886838</text:p>
          </table:table-cell>
          <table:table-cell office:value-type="float" office:value="10.20293" calcext:value-type="float">
            <text:p>10.20293</text:p>
          </table:table-cell>
          <table:table-cell office:value-type="float" office:value="10.832" calcext:value-type="float">
            <text:p>10.832</text:p>
          </table:table-cell>
          <table:table-cell office:value-type="float" office:value="11.86323" calcext:value-type="float">
            <text:p>11.86323</text:p>
          </table:table-cell>
          <table:table-cell office:value-type="float" office:value="12.21041" calcext:value-type="float">
            <text:p>12.21041</text:p>
          </table:table-cell>
          <table:table-cell office:value-type="float" office:value="0" calcext:value-type="float">
            <text:p>0</text:p>
          </table:table-cell>
          <table:table-cell office:value-type="float" office:value="89.5326" calcext:value-type="float">
            <text:p>89.53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5" calcext:value-type="float">
            <text:p>8112005</text:p>
          </table:table-cell>
          <table:table-cell office:value-type="float" office:value="0.8760613" calcext:value-type="float">
            <text:p>0.8760613</text:p>
          </table:table-cell>
          <table:table-cell office:value-type="float" office:value="134.4758" calcext:value-type="float">
            <text:p>134.475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26037" calcext:value-type="float">
            <text:p>42.26037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358288" calcext:value-type="float">
            <text:p>0.0009358288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104218" calcext:value-type="float">
            <text:p>0.02104218</text:p>
          </table:table-cell>
          <table:table-cell office:value-type="float" office:value="1168.497" calcext:value-type="float">
            <text:p>1168.497</text:p>
          </table:table-cell>
          <table:table-cell office:value-type="float" office:value="1.034428" calcext:value-type="float">
            <text:p>1.034428</text:p>
          </table:table-cell>
          <table:table-cell office:value-type="float" office:value="0" calcext:value-type="float">
            <text:p>0</text:p>
          </table:table-cell>
          <table:table-cell office:value-type="float" office:value="0.3584425" calcext:value-type="float">
            <text:p>0.3584425</text:p>
          </table:table-cell>
          <table:table-cell office:value-type="float" office:value="0.367012" calcext:value-type="float">
            <text:p>0.367012</text:p>
          </table:table-cell>
          <table:table-cell office:value-type="float" office:value="0.2963898" calcext:value-type="float">
            <text:p>0.2963898</text:p>
          </table:table-cell>
          <table:table-cell office:value-type="float" office:value="0.1013964" calcext:value-type="float">
            <text:p>0.1013964</text:p>
          </table:table-cell>
          <table:table-cell office:value-type="float" office:value="0.08606207" calcext:value-type="float">
            <text:p>0.08606207</text:p>
          </table:table-cell>
          <table:table-cell office:value-type="float" office:value="0.03679876" calcext:value-type="float">
            <text:p>0.03679876</text:p>
          </table:table-cell>
          <table:table-cell office:value-type="float" office:value="0.0370249" calcext:value-type="float">
            <text:p>0.0370249</text:p>
          </table:table-cell>
          <table:table-cell office:value-type="float" office:value="0.08716385" calcext:value-type="float">
            <text:p>0.08716385</text:p>
          </table:table-cell>
          <table:table-cell office:value-type="float" office:value="0.154837" calcext:value-type="float">
            <text:p>0.154837</text:p>
          </table:table-cell>
          <table:table-cell office:value-type="float" office:value="0.1666009" calcext:value-type="float">
            <text:p>0.1666009</text:p>
          </table:table-cell>
          <table:table-cell office:value-type="float" office:value="0.1690133" calcext:value-type="float">
            <text:p>0.1690133</text:p>
          </table:table-cell>
          <table:table-cell office:value-type="float" office:value="0.1758962" calcext:value-type="float">
            <text:p>0.1758962</text:p>
          </table:table-cell>
          <table:table-cell office:value-type="float" office:value="0.1867135" calcext:value-type="float">
            <text:p>0.1867135</text:p>
          </table:table-cell>
          <table:table-cell office:value-type="float" office:value="0.1904512" calcext:value-type="float">
            <text:p>0.1904512</text:p>
          </table:table-cell>
          <table:table-cell office:value-type="float" office:value="0" calcext:value-type="float">
            <text:p>0</text:p>
          </table:table-cell>
          <table:table-cell office:value-type="float" office:value="49.77258" calcext:value-type="float">
            <text:p>49.77258</text:p>
          </table:table-cell>
          <table:table-cell office:value-type="float" office:value="47.66286" calcext:value-type="float">
            <text:p>47.66286</text:p>
          </table:table-cell>
          <table:table-cell office:value-type="float" office:value="39.08681" calcext:value-type="float">
            <text:p>39.08681</text:p>
          </table:table-cell>
          <table:table-cell office:value-type="float" office:value="12.74551" calcext:value-type="float">
            <text:p>12.74551</text:p>
          </table:table-cell>
          <table:table-cell office:value-type="float" office:value="10.57097" calcext:value-type="float">
            <text:p>10.57097</text:p>
          </table:table-cell>
          <table:table-cell office:value-type="float" office:value="3.550078" calcext:value-type="float">
            <text:p>3.550078</text:p>
          </table:table-cell>
          <table:table-cell office:value-type="float" office:value="3.027743" calcext:value-type="float">
            <text:p>3.027743</text:p>
          </table:table-cell>
          <table:table-cell office:value-type="float" office:value="5.967729" calcext:value-type="float">
            <text:p>5.967729</text:p>
          </table:table-cell>
          <table:table-cell office:value-type="float" office:value="8.693711" calcext:value-type="float">
            <text:p>8.693711</text:p>
          </table:table-cell>
          <table:table-cell office:value-type="float" office:value="9.891017" calcext:value-type="float">
            <text:p>9.891017</text:p>
          </table:table-cell>
          <table:table-cell office:value-type="float" office:value="10.20688" calcext:value-type="float">
            <text:p>10.20688</text:p>
          </table:table-cell>
          <table:table-cell office:value-type="float" office:value="10.83534" calcext:value-type="float">
            <text:p>10.83534</text:p>
          </table:table-cell>
          <table:table-cell office:value-type="float" office:value="11.86541" calcext:value-type="float">
            <text:p>11.86541</text:p>
          </table:table-cell>
          <table:table-cell office:value-type="float" office:value="12.21229" calcext:value-type="float">
            <text:p>12.21229</text:p>
          </table:table-cell>
          <table:table-cell office:value-type="float" office:value="0" calcext:value-type="float">
            <text:p>0</text:p>
          </table:table-cell>
          <table:table-cell office:value-type="float" office:value="93.70701" calcext:value-type="float">
            <text:p>93.707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5" calcext:value-type="float">
            <text:p>9112005</text:p>
          </table:table-cell>
          <table:table-cell office:value-type="float" office:value="0.8746474" calcext:value-type="float">
            <text:p>0.8746474</text:p>
          </table:table-cell>
          <table:table-cell office:value-type="float" office:value="134.4728" calcext:value-type="float">
            <text:p>134.47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2701" calcext:value-type="float">
            <text:p>42.2701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358847" calcext:value-type="float">
            <text:p>0.0009358847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106731" calcext:value-type="float">
            <text:p>0.02106731</text:p>
          </table:table-cell>
          <table:table-cell office:value-type="float" office:value="1168.492" calcext:value-type="float">
            <text:p>1168.492</text:p>
          </table:table-cell>
          <table:table-cell office:value-type="float" office:value="1.033358" calcext:value-type="float">
            <text:p>1.033358</text:p>
          </table:table-cell>
          <table:table-cell office:value-type="float" office:value="0" calcext:value-type="float">
            <text:p>0</text:p>
          </table:table-cell>
          <table:table-cell office:value-type="float" office:value="0.3204225" calcext:value-type="float">
            <text:p>0.3204225</text:p>
          </table:table-cell>
          <table:table-cell office:value-type="float" office:value="0.3485692" calcext:value-type="float">
            <text:p>0.3485692</text:p>
          </table:table-cell>
          <table:table-cell office:value-type="float" office:value="0.2837469" calcext:value-type="float">
            <text:p>0.2837469</text:p>
          </table:table-cell>
          <table:table-cell office:value-type="float" office:value="0.09660696" calcext:value-type="float">
            <text:p>0.09660696</text:p>
          </table:table-cell>
          <table:table-cell office:value-type="float" office:value="0.08243291" calcext:value-type="float">
            <text:p>0.08243291</text:p>
          </table:table-cell>
          <table:table-cell office:value-type="float" office:value="0.03592788" calcext:value-type="float">
            <text:p>0.03592788</text:p>
          </table:table-cell>
          <table:table-cell office:value-type="float" office:value="0.03688782" calcext:value-type="float">
            <text:p>0.03688782</text:p>
          </table:table-cell>
          <table:table-cell office:value-type="float" office:value="0.08712982" calcext:value-type="float">
            <text:p>0.08712982</text:p>
          </table:table-cell>
          <table:table-cell office:value-type="float" office:value="0.1548507" calcext:value-type="float">
            <text:p>0.1548507</text:p>
          </table:table-cell>
          <table:table-cell office:value-type="float" office:value="0.1666398" calcext:value-type="float">
            <text:p>0.1666398</text:p>
          </table:table-cell>
          <table:table-cell office:value-type="float" office:value="0.1690528" calcext:value-type="float">
            <text:p>0.1690528</text:p>
          </table:table-cell>
          <table:table-cell office:value-type="float" office:value="0.1759271" calcext:value-type="float">
            <text:p>0.1759271</text:p>
          </table:table-cell>
          <table:table-cell office:value-type="float" office:value="0.1867376" calcext:value-type="float">
            <text:p>0.1867376</text:p>
          </table:table-cell>
          <table:table-cell office:value-type="float" office:value="0.1904712" calcext:value-type="float">
            <text:p>0.1904712</text:p>
          </table:table-cell>
          <table:table-cell office:value-type="float" office:value="0" calcext:value-type="float">
            <text:p>0</text:p>
          </table:table-cell>
          <table:table-cell office:value-type="float" office:value="49.77032" calcext:value-type="float">
            <text:p>49.77032</text:p>
          </table:table-cell>
          <table:table-cell office:value-type="float" office:value="47.63193" calcext:value-type="float">
            <text:p>47.63193</text:p>
          </table:table-cell>
          <table:table-cell office:value-type="float" office:value="39.06421" calcext:value-type="float">
            <text:p>39.06421</text:p>
          </table:table-cell>
          <table:table-cell office:value-type="float" office:value="12.74144" calcext:value-type="float">
            <text:p>12.74144</text:p>
          </table:table-cell>
          <table:table-cell office:value-type="float" office:value="10.56841" calcext:value-type="float">
            <text:p>10.56841</text:p>
          </table:table-cell>
          <table:table-cell office:value-type="float" office:value="3.551058" calcext:value-type="float">
            <text:p>3.551058</text:p>
          </table:table-cell>
          <table:table-cell office:value-type="float" office:value="3.029295" calcext:value-type="float">
            <text:p>3.029295</text:p>
          </table:table-cell>
          <table:table-cell office:value-type="float" office:value="5.97133" calcext:value-type="float">
            <text:p>5.97133</text:p>
          </table:table-cell>
          <table:table-cell office:value-type="float" office:value="8.699159" calcext:value-type="float">
            <text:p>8.699159</text:p>
          </table:table-cell>
          <table:table-cell office:value-type="float" office:value="9.895191" calcext:value-type="float">
            <text:p>9.895191</text:p>
          </table:table-cell>
          <table:table-cell office:value-type="float" office:value="10.21084" calcext:value-type="float">
            <text:p>10.21084</text:p>
          </table:table-cell>
          <table:table-cell office:value-type="float" office:value="10.83867" calcext:value-type="float">
            <text:p>10.83867</text:p>
          </table:table-cell>
          <table:table-cell office:value-type="float" office:value="11.86758" calcext:value-type="float">
            <text:p>11.86758</text:p>
          </table:table-cell>
          <table:table-cell office:value-type="float" office:value="12.21417" calcext:value-type="float">
            <text:p>12.21417</text:p>
          </table:table-cell>
          <table:table-cell office:value-type="float" office:value="0" calcext:value-type="float">
            <text:p>0</text:p>
          </table:table-cell>
          <table:table-cell office:value-type="float" office:value="77.61237" calcext:value-type="float">
            <text:p>77.61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5" calcext:value-type="float">
            <text:p>10112005</text:p>
          </table:table-cell>
          <table:table-cell office:value-type="float" office:value="0.8733634" calcext:value-type="float">
            <text:p>0.8733634</text:p>
          </table:table-cell>
          <table:table-cell office:value-type="float" office:value="134.4702" calcext:value-type="float">
            <text:p>134.470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27925" calcext:value-type="float">
            <text:p>42.27925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359406" calcext:value-type="float">
            <text:p>0.0009359406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109163" calcext:value-type="float">
            <text:p>0.02109163</text:p>
          </table:table-cell>
          <table:table-cell office:value-type="float" office:value="1168.486" calcext:value-type="float">
            <text:p>1168.486</text:p>
          </table:table-cell>
          <table:table-cell office:value-type="float" office:value="1.032248" calcext:value-type="float">
            <text:p>1.032248</text:p>
          </table:table-cell>
          <table:table-cell office:value-type="float" office:value="0" calcext:value-type="float">
            <text:p>0</text:p>
          </table:table-cell>
          <table:table-cell office:value-type="float" office:value="0.3190957" calcext:value-type="float">
            <text:p>0.3190957</text:p>
          </table:table-cell>
          <table:table-cell office:value-type="float" office:value="0.3476607" calcext:value-type="float">
            <text:p>0.3476607</text:p>
          </table:table-cell>
          <table:table-cell office:value-type="float" office:value="0.2803306" calcext:value-type="float">
            <text:p>0.2803306</text:p>
          </table:table-cell>
          <table:table-cell office:value-type="float" office:value="0.0942835" calcext:value-type="float">
            <text:p>0.0942835</text:p>
          </table:table-cell>
          <table:table-cell office:value-type="float" office:value="0.07996853" calcext:value-type="float">
            <text:p>0.07996853</text:p>
          </table:table-cell>
          <table:table-cell office:value-type="float" office:value="0.03485432" calcext:value-type="float">
            <text:p>0.03485432</text:p>
          </table:table-cell>
          <table:table-cell office:value-type="float" office:value="0.03647597" calcext:value-type="float">
            <text:p>0.03647597</text:p>
          </table:table-cell>
          <table:table-cell office:value-type="float" office:value="0.08697816" calcext:value-type="float">
            <text:p>0.08697816</text:p>
          </table:table-cell>
          <table:table-cell office:value-type="float" office:value="0.1548678" calcext:value-type="float">
            <text:p>0.1548678</text:p>
          </table:table-cell>
          <table:table-cell office:value-type="float" office:value="0.166673" calcext:value-type="float">
            <text:p>0.166673</text:p>
          </table:table-cell>
          <table:table-cell office:value-type="float" office:value="0.1690903" calcext:value-type="float">
            <text:p>0.1690903</text:p>
          </table:table-cell>
          <table:table-cell office:value-type="float" office:value="0.1759574" calcext:value-type="float">
            <text:p>0.1759574</text:p>
          </table:table-cell>
          <table:table-cell office:value-type="float" office:value="0.1867612" calcext:value-type="float">
            <text:p>0.1867612</text:p>
          </table:table-cell>
          <table:table-cell office:value-type="float" office:value="0.1904912" calcext:value-type="float">
            <text:p>0.1904912</text:p>
          </table:table-cell>
          <table:table-cell office:value-type="float" office:value="0" calcext:value-type="float">
            <text:p>0</text:p>
          </table:table-cell>
          <table:table-cell office:value-type="float" office:value="49.76653" calcext:value-type="float">
            <text:p>49.76653</text:p>
          </table:table-cell>
          <table:table-cell office:value-type="float" office:value="47.59661" calcext:value-type="float">
            <text:p>47.59661</text:p>
          </table:table-cell>
          <table:table-cell office:value-type="float" office:value="39.03764" calcext:value-type="float">
            <text:p>39.03764</text:p>
          </table:table-cell>
          <table:table-cell office:value-type="float" office:value="12.73557" calcext:value-type="float">
            <text:p>12.73557</text:p>
          </table:table-cell>
          <table:table-cell office:value-type="float" office:value="10.56444" calcext:value-type="float">
            <text:p>10.56444</text:p>
          </table:table-cell>
          <table:table-cell office:value-type="float" office:value="3.551751" calcext:value-type="float">
            <text:p>3.551751</text:p>
          </table:table-cell>
          <table:table-cell office:value-type="float" office:value="3.030769" calcext:value-type="float">
            <text:p>3.030769</text:p>
          </table:table-cell>
          <table:table-cell office:value-type="float" office:value="5.974899" calcext:value-type="float">
            <text:p>5.974899</text:p>
          </table:table-cell>
          <table:table-cell office:value-type="float" office:value="8.704608" calcext:value-type="float">
            <text:p>8.704608</text:p>
          </table:table-cell>
          <table:table-cell office:value-type="float" office:value="9.899367" calcext:value-type="float">
            <text:p>9.899367</text:p>
          </table:table-cell>
          <table:table-cell office:value-type="float" office:value="10.2148" calcext:value-type="float">
            <text:p>10.2148</text:p>
          </table:table-cell>
          <table:table-cell office:value-type="float" office:value="10.84199" calcext:value-type="float">
            <text:p>10.84199</text:p>
          </table:table-cell>
          <table:table-cell office:value-type="float" office:value="11.86975" calcext:value-type="float">
            <text:p>11.86975</text:p>
          </table:table-cell>
          <table:table-cell office:value-type="float" office:value="12.21605" calcext:value-type="float">
            <text:p>12.21605</text:p>
          </table:table-cell>
          <table:table-cell office:value-type="float" office:value="0" calcext:value-type="float">
            <text:p>0</text:p>
          </table:table-cell>
          <table:table-cell office:value-type="float" office:value="74.89417" calcext:value-type="float">
            <text:p>74.894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5" calcext:value-type="float">
            <text:p>11112005</text:p>
          </table:table-cell>
          <table:table-cell office:value-type="float" office:value="0.8717819" calcext:value-type="float">
            <text:p>0.8717819</text:p>
          </table:table-cell>
          <table:table-cell office:value-type="float" office:value="134.4673" calcext:value-type="float">
            <text:p>134.467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28844" calcext:value-type="float">
            <text:p>42.28844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359956" calcext:value-type="float">
            <text:p>0.0009359956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111525" calcext:value-type="float">
            <text:p>0.02111525</text:p>
          </table:table-cell>
          <table:table-cell office:value-type="float" office:value="1168.481" calcext:value-type="float">
            <text:p>1168.481</text:p>
          </table:table-cell>
          <table:table-cell office:value-type="float" office:value="1.030944" calcext:value-type="float">
            <text:p>1.030944</text:p>
          </table:table-cell>
          <table:table-cell office:value-type="float" office:value="0" calcext:value-type="float">
            <text:p>0</text:p>
          </table:table-cell>
          <table:table-cell office:value-type="float" office:value="0.3318684" calcext:value-type="float">
            <text:p>0.3318684</text:p>
          </table:table-cell>
          <table:table-cell office:value-type="float" office:value="0.3562922" calcext:value-type="float">
            <text:p>0.3562922</text:p>
          </table:table-cell>
          <table:table-cell office:value-type="float" office:value="0.2863013" calcext:value-type="float">
            <text:p>0.2863013</text:p>
          </table:table-cell>
          <table:table-cell office:value-type="float" office:value="0.09600534" calcext:value-type="float">
            <text:p>0.09600534</text:p>
          </table:table-cell>
          <table:table-cell office:value-type="float" office:value="0.08099547" calcext:value-type="float">
            <text:p>0.08099547</text:p>
          </table:table-cell>
          <table:table-cell office:value-type="float" office:value="0.03499034" calcext:value-type="float">
            <text:p>0.03499034</text:p>
          </table:table-cell>
          <table:table-cell office:value-type="float" office:value="0.03643418" calcext:value-type="float">
            <text:p>0.03643418</text:p>
          </table:table-cell>
          <table:table-cell office:value-type="float" office:value="0.08686477" calcext:value-type="float">
            <text:p>0.08686477</text:p>
          </table:table-cell>
          <table:table-cell office:value-type="float" office:value="0.1548613" calcext:value-type="float">
            <text:p>0.1548613</text:p>
          </table:table-cell>
          <table:table-cell office:value-type="float" office:value="0.1667012" calcext:value-type="float">
            <text:p>0.1667012</text:p>
          </table:table-cell>
          <table:table-cell office:value-type="float" office:value="0.1691269" calcext:value-type="float">
            <text:p>0.1691269</text:p>
          </table:table-cell>
          <table:table-cell office:value-type="float" office:value="0.1759876" calcext:value-type="float">
            <text:p>0.1759876</text:p>
          </table:table-cell>
          <table:table-cell office:value-type="float" office:value="0.1867847" calcext:value-type="float">
            <text:p>0.1867847</text:p>
          </table:table-cell>
          <table:table-cell office:value-type="float" office:value="0.1905112" calcext:value-type="float">
            <text:p>0.1905112</text:p>
          </table:table-cell>
          <table:table-cell office:value-type="float" office:value="0" calcext:value-type="float">
            <text:p>0</text:p>
          </table:table-cell>
          <table:table-cell office:value-type="float" office:value="49.76413" calcext:value-type="float">
            <text:p>49.76413</text:p>
          </table:table-cell>
          <table:table-cell office:value-type="float" office:value="47.56311" calcext:value-type="float">
            <text:p>47.56311</text:p>
          </table:table-cell>
          <table:table-cell office:value-type="float" office:value="39.01197" calcext:value-type="float">
            <text:p>39.01197</text:p>
          </table:table-cell>
          <table:table-cell office:value-type="float" office:value="12.72978" calcext:value-type="float">
            <text:p>12.72978</text:p>
          </table:table-cell>
          <table:table-cell office:value-type="float" office:value="10.56031" calcext:value-type="float">
            <text:p>10.56031</text:p>
          </table:table-cell>
          <table:table-cell office:value-type="float" office:value="3.552343" calcext:value-type="float">
            <text:p>3.552343</text:p>
          </table:table-cell>
          <table:table-cell office:value-type="float" office:value="3.032192" calcext:value-type="float">
            <text:p>3.032192</text:p>
          </table:table-cell>
          <table:table-cell office:value-type="float" office:value="5.978415" calcext:value-type="float">
            <text:p>5.978415</text:p>
          </table:table-cell>
          <table:table-cell office:value-type="float" office:value="8.710022" calcext:value-type="float">
            <text:p>8.710022</text:p>
          </table:table-cell>
          <table:table-cell office:value-type="float" office:value="9.903544" calcext:value-type="float">
            <text:p>9.903544</text:p>
          </table:table-cell>
          <table:table-cell office:value-type="float" office:value="10.21876" calcext:value-type="float">
            <text:p>10.21876</text:p>
          </table:table-cell>
          <table:table-cell office:value-type="float" office:value="10.84524" calcext:value-type="float">
            <text:p>10.84524</text:p>
          </table:table-cell>
          <table:table-cell office:value-type="float" office:value="11.87192" calcext:value-type="float">
            <text:p>11.87192</text:p>
          </table:table-cell>
          <table:table-cell office:value-type="float" office:value="12.21793" calcext:value-type="float">
            <text:p>12.21793</text:p>
          </table:table-cell>
          <table:table-cell office:value-type="float" office:value="0" calcext:value-type="float">
            <text:p>0</text:p>
          </table:table-cell>
          <table:table-cell office:value-type="float" office:value="83.73446" calcext:value-type="float">
            <text:p>83.734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5" calcext:value-type="float">
            <text:p>12112005</text:p>
          </table:table-cell>
          <table:table-cell office:value-type="float" office:value="0.8699277" calcext:value-type="float">
            <text:p>0.8699277</text:p>
          </table:table-cell>
          <table:table-cell office:value-type="float" office:value="134.4641" calcext:value-type="float">
            <text:p>134.46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29803" calcext:value-type="float">
            <text:p>42.29803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360408" calcext:value-type="float">
            <text:p>0.0009360408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113821" calcext:value-type="float">
            <text:p>0.02113821</text:p>
          </table:table-cell>
          <table:table-cell office:value-type="float" office:value="1168.475" calcext:value-type="float">
            <text:p>1168.475</text:p>
          </table:table-cell>
          <table:table-cell office:value-type="float" office:value="1.029625" calcext:value-type="float">
            <text:p>1.029625</text:p>
          </table:table-cell>
          <table:table-cell office:value-type="float" office:value="0" calcext:value-type="float">
            <text:p>0</text:p>
          </table:table-cell>
          <table:table-cell office:value-type="float" office:value="0.3516751" calcext:value-type="float">
            <text:p>0.3516751</text:p>
          </table:table-cell>
          <table:table-cell office:value-type="float" office:value="0.3631854" calcext:value-type="float">
            <text:p>0.3631854</text:p>
          </table:table-cell>
          <table:table-cell office:value-type="float" office:value="0.292488" calcext:value-type="float">
            <text:p>0.292488</text:p>
          </table:table-cell>
          <table:table-cell office:value-type="float" office:value="0.09875316" calcext:value-type="float">
            <text:p>0.09875316</text:p>
          </table:table-cell>
          <table:table-cell office:value-type="float" office:value="0.08327897" calcext:value-type="float">
            <text:p>0.08327897</text:p>
          </table:table-cell>
          <table:table-cell office:value-type="float" office:value="0.03576769" calcext:value-type="float">
            <text:p>0.03576769</text:p>
          </table:table-cell>
          <table:table-cell office:value-type="float" office:value="0.03668536" calcext:value-type="float">
            <text:p>0.03668536</text:p>
          </table:table-cell>
          <table:table-cell office:value-type="float" office:value="0.08691166" calcext:value-type="float">
            <text:p>0.08691166</text:p>
          </table:table-cell>
          <table:table-cell office:value-type="float" office:value="0.1548678" calcext:value-type="float">
            <text:p>0.1548678</text:p>
          </table:table-cell>
          <table:table-cell office:value-type="float" office:value="0.1667258" calcext:value-type="float">
            <text:p>0.1667258</text:p>
          </table:table-cell>
          <table:table-cell office:value-type="float" office:value="0.1691629" calcext:value-type="float">
            <text:p>0.1691629</text:p>
          </table:table-cell>
          <table:table-cell office:value-type="float" office:value="0.1760181" calcext:value-type="float">
            <text:p>0.1760181</text:p>
          </table:table-cell>
          <table:table-cell office:value-type="float" office:value="0.186808" calcext:value-type="float">
            <text:p>0.186808</text:p>
          </table:table-cell>
          <table:table-cell office:value-type="float" office:value="0.1905312" calcext:value-type="float">
            <text:p>0.1905312</text:p>
          </table:table-cell>
          <table:table-cell office:value-type="float" office:value="0" calcext:value-type="float">
            <text:p>0</text:p>
          </table:table-cell>
          <table:table-cell office:value-type="float" office:value="49.76295" calcext:value-type="float">
            <text:p>49.76295</text:p>
          </table:table-cell>
          <table:table-cell office:value-type="float" office:value="47.53351" calcext:value-type="float">
            <text:p>47.53351</text:p>
          </table:table-cell>
          <table:table-cell office:value-type="float" office:value="38.98925" calcext:value-type="float">
            <text:p>38.98925</text:p>
          </table:table-cell>
          <table:table-cell office:value-type="float" office:value="12.72506" calcext:value-type="float">
            <text:p>12.72506</text:p>
          </table:table-cell>
          <table:table-cell office:value-type="float" office:value="10.55698" calcext:value-type="float">
            <text:p>10.55698</text:p>
          </table:table-cell>
          <table:table-cell office:value-type="float" office:value="3.553066" calcext:value-type="float">
            <text:p>3.553066</text:p>
          </table:table-cell>
          <table:table-cell office:value-type="float" office:value="3.033639" calcext:value-type="float">
            <text:p>3.033639</text:p>
          </table:table-cell>
          <table:table-cell office:value-type="float" office:value="5.98192" calcext:value-type="float">
            <text:p>5.98192</text:p>
          </table:table-cell>
          <table:table-cell office:value-type="float" office:value="8.715415" calcext:value-type="float">
            <text:p>8.715415</text:p>
          </table:table-cell>
          <table:table-cell office:value-type="float" office:value="9.907723" calcext:value-type="float">
            <text:p>9.907723</text:p>
          </table:table-cell>
          <table:table-cell office:value-type="float" office:value="10.22272" calcext:value-type="float">
            <text:p>10.22272</text:p>
          </table:table-cell>
          <table:table-cell office:value-type="float" office:value="10.8485" calcext:value-type="float">
            <text:p>10.8485</text:p>
          </table:table-cell>
          <table:table-cell office:value-type="float" office:value="11.87409" calcext:value-type="float">
            <text:p>11.87409</text:p>
          </table:table-cell>
          <table:table-cell office:value-type="float" office:value="12.21981" calcext:value-type="float">
            <text:p>12.21981</text:p>
          </table:table-cell>
          <table:table-cell office:value-type="float" office:value="0" calcext:value-type="float">
            <text:p>0</text:p>
          </table:table-cell>
          <table:table-cell office:value-type="float" office:value="91.95317" calcext:value-type="float">
            <text:p>91.953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5" calcext:value-type="float">
            <text:p>13112005</text:p>
          </table:table-cell>
          <table:table-cell office:value-type="float" office:value="0.8683478" calcext:value-type="float">
            <text:p>0.8683478</text:p>
          </table:table-cell>
          <table:table-cell office:value-type="float" office:value="134.4611" calcext:value-type="float">
            <text:p>134.46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30768" calcext:value-type="float">
            <text:p>42.30768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360855" calcext:value-type="float">
            <text:p>0.0009360855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116054" calcext:value-type="float">
            <text:p>0.02116054</text:p>
          </table:table-cell>
          <table:table-cell office:value-type="float" office:value="1168.47" calcext:value-type="float">
            <text:p>1168.47</text:p>
          </table:table-cell>
          <table:table-cell office:value-type="float" office:value="1.028403" calcext:value-type="float">
            <text:p>1.028403</text:p>
          </table:table-cell>
          <table:table-cell office:value-type="float" office:value="0" calcext:value-type="float">
            <text:p>0</text:p>
          </table:table-cell>
          <table:table-cell office:value-type="float" office:value="0.3203804" calcext:value-type="float">
            <text:p>0.3203804</text:p>
          </table:table-cell>
          <table:table-cell office:value-type="float" office:value="0.3537457" calcext:value-type="float">
            <text:p>0.3537457</text:p>
          </table:table-cell>
          <table:table-cell office:value-type="float" office:value="0.2871005" calcext:value-type="float">
            <text:p>0.2871005</text:p>
          </table:table-cell>
          <table:table-cell office:value-type="float" office:value="0.09752315" calcext:value-type="float">
            <text:p>0.09752315</text:p>
          </table:table-cell>
          <table:table-cell office:value-type="float" office:value="0.0827339" calcext:value-type="float">
            <text:p>0.0827339</text:p>
          </table:table-cell>
          <table:table-cell office:value-type="float" office:value="0.03583713" calcext:value-type="float">
            <text:p>0.03583713</text:p>
          </table:table-cell>
          <table:table-cell office:value-type="float" office:value="0.03677844" calcext:value-type="float">
            <text:p>0.03677844</text:p>
          </table:table-cell>
          <table:table-cell office:value-type="float" office:value="0.08701447" calcext:value-type="float">
            <text:p>0.08701447</text:p>
          </table:table-cell>
          <table:table-cell office:value-type="float" office:value="0.1549083" calcext:value-type="float">
            <text:p>0.1549083</text:p>
          </table:table-cell>
          <table:table-cell office:value-type="float" office:value="0.1667508" calcext:value-type="float">
            <text:p>0.1667508</text:p>
          </table:table-cell>
          <table:table-cell office:value-type="float" office:value="0.1691984" calcext:value-type="float">
            <text:p>0.1691984</text:p>
          </table:table-cell>
          <table:table-cell office:value-type="float" office:value="0.1760466" calcext:value-type="float">
            <text:p>0.1760466</text:p>
          </table:table-cell>
          <table:table-cell office:value-type="float" office:value="0.1868317" calcext:value-type="float">
            <text:p>0.1868317</text:p>
          </table:table-cell>
          <table:table-cell office:value-type="float" office:value="0.1905512" calcext:value-type="float">
            <text:p>0.1905512</text:p>
          </table:table-cell>
          <table:table-cell office:value-type="float" office:value="0" calcext:value-type="float">
            <text:p>0</text:p>
          </table:table-cell>
          <table:table-cell office:value-type="float" office:value="49.76193" calcext:value-type="float">
            <text:p>49.76193</text:p>
          </table:table-cell>
          <table:table-cell office:value-type="float" office:value="47.50357" calcext:value-type="float">
            <text:p>47.50357</text:p>
          </table:table-cell>
          <table:table-cell office:value-type="float" office:value="38.96687" calcext:value-type="float">
            <text:p>38.96687</text:p>
          </table:table-cell>
          <table:table-cell office:value-type="float" office:value="12.7207" calcext:value-type="float">
            <text:p>12.7207</text:p>
          </table:table-cell>
          <table:table-cell office:value-type="float" office:value="10.55403" calcext:value-type="float">
            <text:p>10.55403</text:p>
          </table:table-cell>
          <table:table-cell office:value-type="float" office:value="3.553903" calcext:value-type="float">
            <text:p>3.553903</text:p>
          </table:table-cell>
          <table:table-cell office:value-type="float" office:value="3.035126" calcext:value-type="float">
            <text:p>3.035126</text:p>
          </table:table-cell>
          <table:table-cell office:value-type="float" office:value="5.985439" calcext:value-type="float">
            <text:p>5.985439</text:p>
          </table:table-cell>
          <table:table-cell office:value-type="float" office:value="8.720805" calcext:value-type="float">
            <text:p>8.720805</text:p>
          </table:table-cell>
          <table:table-cell office:value-type="float" office:value="9.9119" calcext:value-type="float">
            <text:p>9.9119</text:p>
          </table:table-cell>
          <table:table-cell office:value-type="float" office:value="10.22668" calcext:value-type="float">
            <text:p>10.22668</text:p>
          </table:table-cell>
          <table:table-cell office:value-type="float" office:value="10.85176" calcext:value-type="float">
            <text:p>10.85176</text:p>
          </table:table-cell>
          <table:table-cell office:value-type="float" office:value="11.87626" calcext:value-type="float">
            <text:p>11.87626</text:p>
          </table:table-cell>
          <table:table-cell office:value-type="float" office:value="12.22169" calcext:value-type="float">
            <text:p>12.22169</text:p>
          </table:table-cell>
          <table:table-cell office:value-type="float" office:value="0" calcext:value-type="float">
            <text:p>0</text:p>
          </table:table-cell>
          <table:table-cell office:value-type="float" office:value="84.88523" calcext:value-type="float">
            <text:p>84.885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5" calcext:value-type="float">
            <text:p>14112005</text:p>
          </table:table-cell>
          <table:table-cell office:value-type="float" office:value="0.8670939" calcext:value-type="float">
            <text:p>0.8670939</text:p>
          </table:table-cell>
          <table:table-cell office:value-type="float" office:value="134.4585" calcext:value-type="float">
            <text:p>134.45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31689" calcext:value-type="float">
            <text:p>42.31689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361302" calcext:value-type="float">
            <text:p>0.0009361302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118226" calcext:value-type="float">
            <text:p>0.02118226</text:p>
          </table:table-cell>
          <table:table-cell office:value-type="float" office:value="1168.465" calcext:value-type="float">
            <text:p>1168.465</text:p>
          </table:table-cell>
          <table:table-cell office:value-type="float" office:value="1.02734" calcext:value-type="float">
            <text:p>1.02734</text:p>
          </table:table-cell>
          <table:table-cell office:value-type="float" office:value="0" calcext:value-type="float">
            <text:p>0</text:p>
          </table:table-cell>
          <table:table-cell office:value-type="float" office:value="0.3025243" calcext:value-type="float">
            <text:p>0.3025243</text:p>
          </table:table-cell>
          <table:table-cell office:value-type="float" office:value="0.3458045" calcext:value-type="float">
            <text:p>0.3458045</text:p>
          </table:table-cell>
          <table:table-cell office:value-type="float" office:value="0.2795157" calcext:value-type="float">
            <text:p>0.2795157</text:p>
          </table:table-cell>
          <table:table-cell office:value-type="float" office:value="0.09465621" calcext:value-type="float">
            <text:p>0.09465621</text:p>
          </table:table-cell>
          <table:table-cell office:value-type="float" office:value="0.08042616" calcext:value-type="float">
            <text:p>0.08042616</text:p>
          </table:table-cell>
          <table:table-cell office:value-type="float" office:value="0.03510797" calcext:value-type="float">
            <text:p>0.03510797</text:p>
          </table:table-cell>
          <table:table-cell office:value-type="float" office:value="0.03655314" calcext:value-type="float">
            <text:p>0.03655314</text:p>
          </table:table-cell>
          <table:table-cell office:value-type="float" office:value="0.08699942" calcext:value-type="float">
            <text:p>0.08699942</text:p>
          </table:table-cell>
          <table:table-cell office:value-type="float" office:value="0.1549554" calcext:value-type="float">
            <text:p>0.1549554</text:p>
          </table:table-cell>
          <table:table-cell office:value-type="float" office:value="0.1667801" calcext:value-type="float">
            <text:p>0.1667801</text:p>
          </table:table-cell>
          <table:table-cell office:value-type="float" office:value="0.1692343" calcext:value-type="float">
            <text:p>0.1692343</text:p>
          </table:table-cell>
          <table:table-cell office:value-type="float" office:value="0.1760762" calcext:value-type="float">
            <text:p>0.1760762</text:p>
          </table:table-cell>
          <table:table-cell office:value-type="float" office:value="0.1868546" calcext:value-type="float">
            <text:p>0.1868546</text:p>
          </table:table-cell>
          <table:table-cell office:value-type="float" office:value="0.1905712" calcext:value-type="float">
            <text:p>0.1905712</text:p>
          </table:table-cell>
          <table:table-cell office:value-type="float" office:value="0" calcext:value-type="float">
            <text:p>0</text:p>
          </table:table-cell>
          <table:table-cell office:value-type="float" office:value="49.75546" calcext:value-type="float">
            <text:p>49.75546</text:p>
          </table:table-cell>
          <table:table-cell office:value-type="float" office:value="47.46995" calcext:value-type="float">
            <text:p>47.46995</text:p>
          </table:table-cell>
          <table:table-cell office:value-type="float" office:value="38.94191" calcext:value-type="float">
            <text:p>38.94191</text:p>
          </table:table-cell>
          <table:table-cell office:value-type="float" office:value="12.71544" calcext:value-type="float">
            <text:p>12.71544</text:p>
          </table:table-cell>
          <table:table-cell office:value-type="float" office:value="10.55043" calcext:value-type="float">
            <text:p>10.55043</text:p>
          </table:table-cell>
          <table:table-cell office:value-type="float" office:value="3.554641" calcext:value-type="float">
            <text:p>3.554641</text:p>
          </table:table-cell>
          <table:table-cell office:value-type="float" office:value="3.036592" calcext:value-type="float">
            <text:p>3.036592</text:p>
          </table:table-cell>
          <table:table-cell office:value-type="float" office:value="5.98896" calcext:value-type="float">
            <text:p>5.98896</text:p>
          </table:table-cell>
          <table:table-cell office:value-type="float" office:value="8.726182" calcext:value-type="float">
            <text:p>8.726182</text:p>
          </table:table-cell>
          <table:table-cell office:value-type="float" office:value="9.916063" calcext:value-type="float">
            <text:p>9.916063</text:p>
          </table:table-cell>
          <table:table-cell office:value-type="float" office:value="10.23064" calcext:value-type="float">
            <text:p>10.23064</text:p>
          </table:table-cell>
          <table:table-cell office:value-type="float" office:value="10.85501" calcext:value-type="float">
            <text:p>10.85501</text:p>
          </table:table-cell>
          <table:table-cell office:value-type="float" office:value="11.87843" calcext:value-type="float">
            <text:p>11.87843</text:p>
          </table:table-cell>
          <table:table-cell office:value-type="float" office:value="12.22357" calcext:value-type="float">
            <text:p>12.22357</text:p>
          </table:table-cell>
          <table:table-cell office:value-type="float" office:value="0" calcext:value-type="float">
            <text:p>0</text:p>
          </table:table-cell>
          <table:table-cell office:value-type="float" office:value="75.25903" calcext:value-type="float">
            <text:p>75.259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5" calcext:value-type="float">
            <text:p>15112005</text:p>
          </table:table-cell>
          <table:table-cell office:value-type="float" office:value="0.8662527" calcext:value-type="float">
            <text:p>0.8662527</text:p>
          </table:table-cell>
          <table:table-cell office:value-type="float" office:value="134.4564" calcext:value-type="float">
            <text:p>134.45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32385" calcext:value-type="float">
            <text:p>42.32385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361751" calcext:value-type="float">
            <text:p>0.0009361751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120332" calcext:value-type="float">
            <text:p>0.02120332</text:p>
          </table:table-cell>
          <table:table-cell office:value-type="float" office:value="1168.459" calcext:value-type="float">
            <text:p>1168.459</text:p>
          </table:table-cell>
          <table:table-cell office:value-type="float" office:value="1.026733" calcext:value-type="float">
            <text:p>1.026733</text:p>
          </table:table-cell>
          <table:table-cell office:value-type="float" office:value="0" calcext:value-type="float">
            <text:p>0</text:p>
          </table:table-cell>
          <table:table-cell office:value-type="float" office:value="0.2906002" calcext:value-type="float">
            <text:p>0.2906002</text:p>
          </table:table-cell>
          <table:table-cell office:value-type="float" office:value="0.3178728" calcext:value-type="float">
            <text:p>0.3178728</text:p>
          </table:table-cell>
          <table:table-cell office:value-type="float" office:value="0.2640446" calcext:value-type="float">
            <text:p>0.2640446</text:p>
          </table:table-cell>
          <table:table-cell office:value-type="float" office:value="0.1088025" calcext:value-type="float">
            <text:p>0.1088025</text:p>
          </table:table-cell>
          <table:table-cell office:value-type="float" office:value="0.07890662" calcext:value-type="float">
            <text:p>0.07890662</text:p>
          </table:table-cell>
          <table:table-cell office:value-type="float" office:value="0.0342804" calcext:value-type="float">
            <text:p>0.0342804</text:p>
          </table:table-cell>
          <table:table-cell office:value-type="float" office:value="0.03617786" calcext:value-type="float">
            <text:p>0.03617786</text:p>
          </table:table-cell>
          <table:table-cell office:value-type="float" office:value="0.08687547" calcext:value-type="float">
            <text:p>0.08687547</text:p>
          </table:table-cell>
          <table:table-cell office:value-type="float" office:value="0.1549771" calcext:value-type="float">
            <text:p>0.1549771</text:p>
          </table:table-cell>
          <table:table-cell office:value-type="float" office:value="0.1668095" calcext:value-type="float">
            <text:p>0.1668095</text:p>
          </table:table-cell>
          <table:table-cell office:value-type="float" office:value="0.1692705" calcext:value-type="float">
            <text:p>0.1692705</text:p>
          </table:table-cell>
          <table:table-cell office:value-type="float" office:value="0.1761273" calcext:value-type="float">
            <text:p>0.1761273</text:p>
          </table:table-cell>
          <table:table-cell office:value-type="float" office:value="0.186878" calcext:value-type="float">
            <text:p>0.186878</text:p>
          </table:table-cell>
          <table:table-cell office:value-type="float" office:value="0.1905908" calcext:value-type="float">
            <text:p>0.1905908</text:p>
          </table:table-cell>
          <table:table-cell office:value-type="float" office:value="0" calcext:value-type="float">
            <text:p>0</text:p>
          </table:table-cell>
          <table:table-cell office:value-type="float" office:value="49.66271" calcext:value-type="float">
            <text:p>49.66271</text:p>
          </table:table-cell>
          <table:table-cell office:value-type="float" office:value="47.41059" calcext:value-type="float">
            <text:p>47.41059</text:p>
          </table:table-cell>
          <table:table-cell office:value-type="float" office:value="38.91099" calcext:value-type="float">
            <text:p>38.91099</text:p>
          </table:table-cell>
          <table:table-cell office:value-type="float" office:value="12.7114" calcext:value-type="float">
            <text:p>12.7114</text:p>
          </table:table-cell>
          <table:table-cell office:value-type="float" office:value="10.54602" calcext:value-type="float">
            <text:p>10.54602</text:p>
          </table:table-cell>
          <table:table-cell office:value-type="float" office:value="3.555199" calcext:value-type="float">
            <text:p>3.555199</text:p>
          </table:table-cell>
          <table:table-cell office:value-type="float" office:value="3.037995" calcext:value-type="float">
            <text:p>3.037995</text:p>
          </table:table-cell>
          <table:table-cell office:value-type="float" office:value="5.992451" calcext:value-type="float">
            <text:p>5.992451</text:p>
          </table:table-cell>
          <table:table-cell office:value-type="float" office:value="8.731539" calcext:value-type="float">
            <text:p>8.731539</text:p>
          </table:table-cell>
          <table:table-cell office:value-type="float" office:value="9.920166" calcext:value-type="float">
            <text:p>9.920166</text:p>
          </table:table-cell>
          <table:table-cell office:value-type="float" office:value="10.2346" calcext:value-type="float">
            <text:p>10.2346</text:p>
          </table:table-cell>
          <table:table-cell office:value-type="float" office:value="10.85827" calcext:value-type="float">
            <text:p>10.85827</text:p>
          </table:table-cell>
          <table:table-cell office:value-type="float" office:value="11.8806" calcext:value-type="float">
            <text:p>11.8806</text:p>
          </table:table-cell>
          <table:table-cell office:value-type="float" office:value="12.22316" calcext:value-type="float">
            <text:p>12.22316</text:p>
          </table:table-cell>
          <table:table-cell office:value-type="float" office:value="0" calcext:value-type="float">
            <text:p>0</text:p>
          </table:table-cell>
          <table:table-cell office:value-type="float" office:value="55.38761" calcext:value-type="float">
            <text:p>55.387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5" calcext:value-type="float">
            <text:p>16112005</text:p>
          </table:table-cell>
          <table:table-cell office:value-type="float" office:value="0.8656401" calcext:value-type="float">
            <text:p>0.8656401</text:p>
          </table:table-cell>
          <table:table-cell office:value-type="float" office:value="134.4547" calcext:value-type="float">
            <text:p>134.45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33167" calcext:value-type="float">
            <text:p>42.33167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37698" calcext:value-type="float">
            <text:p>0.000937698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153764" calcext:value-type="float">
            <text:p>0.02153764</text:p>
          </table:table-cell>
          <table:table-cell office:value-type="float" office:value="1168.454" calcext:value-type="float">
            <text:p>1168.454</text:p>
          </table:table-cell>
          <table:table-cell office:value-type="float" office:value="1.026229" calcext:value-type="float">
            <text:p>1.026229</text:p>
          </table:table-cell>
          <table:table-cell office:value-type="float" office:value="0" calcext:value-type="float">
            <text:p>0</text:p>
          </table:table-cell>
          <table:table-cell office:value-type="float" office:value="0.6711135" calcext:value-type="float">
            <text:p>0.6711135</text:p>
          </table:table-cell>
          <table:table-cell office:value-type="float" office:value="0.3618392" calcext:value-type="float">
            <text:p>0.3618392</text:p>
          </table:table-cell>
          <table:table-cell office:value-type="float" office:value="0.2590989" calcext:value-type="float">
            <text:p>0.2590989</text:p>
          </table:table-cell>
          <table:table-cell office:value-type="float" office:value="0.09232777" calcext:value-type="float">
            <text:p>0.09232777</text:p>
          </table:table-cell>
          <table:table-cell office:value-type="float" office:value="0.07441618" calcext:value-type="float">
            <text:p>0.07441618</text:p>
          </table:table-cell>
          <table:table-cell office:value-type="float" office:value="0.03333296" calcext:value-type="float">
            <text:p>0.03333296</text:p>
          </table:table-cell>
          <table:table-cell office:value-type="float" office:value="0.03555998" calcext:value-type="float">
            <text:p>0.03555998</text:p>
          </table:table-cell>
          <table:table-cell office:value-type="float" office:value="0.08658092" calcext:value-type="float">
            <text:p>0.08658092</text:p>
          </table:table-cell>
          <table:table-cell office:value-type="float" office:value="0.1549515" calcext:value-type="float">
            <text:p>0.1549515</text:p>
          </table:table-cell>
          <table:table-cell office:value-type="float" office:value="0.1668346" calcext:value-type="float">
            <text:p>0.1668346</text:p>
          </table:table-cell>
          <table:table-cell office:value-type="float" office:value="0.1693066" calcext:value-type="float">
            <text:p>0.1693066</text:p>
          </table:table-cell>
          <table:table-cell office:value-type="float" office:value="0.1761635" calcext:value-type="float">
            <text:p>0.1761635</text:p>
          </table:table-cell>
          <table:table-cell office:value-type="float" office:value="0.186891" calcext:value-type="float">
            <text:p>0.186891</text:p>
          </table:table-cell>
          <table:table-cell office:value-type="float" office:value="0.1906071" calcext:value-type="float">
            <text:p>0.1906071</text:p>
          </table:table-cell>
          <table:table-cell office:value-type="float" office:value="0" calcext:value-type="float">
            <text:p>0</text:p>
          </table:table-cell>
          <table:table-cell office:value-type="float" office:value="49.6534" calcext:value-type="float">
            <text:p>49.6534</text:p>
          </table:table-cell>
          <table:table-cell office:value-type="float" office:value="47.36089" calcext:value-type="float">
            <text:p>47.36089</text:p>
          </table:table-cell>
          <table:table-cell office:value-type="float" office:value="38.8755" calcext:value-type="float">
            <text:p>38.8755</text:p>
          </table:table-cell>
          <table:table-cell office:value-type="float" office:value="12.70705" calcext:value-type="float">
            <text:p>12.70705</text:p>
          </table:table-cell>
          <table:table-cell office:value-type="float" office:value="10.54027" calcext:value-type="float">
            <text:p>10.54027</text:p>
          </table:table-cell>
          <table:table-cell office:value-type="float" office:value="3.555559" calcext:value-type="float">
            <text:p>3.555559</text:p>
          </table:table-cell>
          <table:table-cell office:value-type="float" office:value="3.03928" calcext:value-type="float">
            <text:p>3.03928</text:p>
          </table:table-cell>
          <table:table-cell office:value-type="float" office:value="5.995878" calcext:value-type="float">
            <text:p>5.995878</text:p>
          </table:table-cell>
          <table:table-cell office:value-type="float" office:value="8.736887" calcext:value-type="float">
            <text:p>8.736887</text:p>
          </table:table-cell>
          <table:table-cell office:value-type="float" office:value="9.924265" calcext:value-type="float">
            <text:p>9.924265</text:p>
          </table:table-cell>
          <table:table-cell office:value-type="float" office:value="10.23856" calcext:value-type="float">
            <text:p>10.23856</text:p>
          </table:table-cell>
          <table:table-cell office:value-type="float" office:value="10.86153" calcext:value-type="float">
            <text:p>10.86153</text:p>
          </table:table-cell>
          <table:table-cell office:value-type="float" office:value="11.88273" calcext:value-type="float">
            <text:p>11.88273</text:p>
          </table:table-cell>
          <table:table-cell office:value-type="float" office:value="12.21621" calcext:value-type="float">
            <text:p>12.21621</text:p>
          </table:table-cell>
          <table:table-cell office:value-type="float" office:value="0" calcext:value-type="float">
            <text:p>0</text:p>
          </table:table-cell>
          <table:table-cell office:value-type="float" office:value="40.3895" calcext:value-type="float">
            <text:p>40.38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5" calcext:value-type="float">
            <text:p>17112005</text:p>
          </table:table-cell>
          <table:table-cell office:value-type="float" office:value="0.8651335" calcext:value-type="float">
            <text:p>0.8651335</text:p>
          </table:table-cell>
          <table:table-cell office:value-type="float" office:value="134.4532" calcext:value-type="float">
            <text:p>134.45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33983" calcext:value-type="float">
            <text:p>42.33983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392514" calcext:value-type="float">
            <text:p>0.0009392514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153095" calcext:value-type="float">
            <text:p>0.02153095</text:p>
          </table:table-cell>
          <table:table-cell office:value-type="float" office:value="1168.449" calcext:value-type="float">
            <text:p>1168.449</text:p>
          </table:table-cell>
          <table:table-cell office:value-type="float" office:value="1.02571" calcext:value-type="float">
            <text:p>1.02571</text:p>
          </table:table-cell>
          <table:table-cell office:value-type="float" office:value="0" calcext:value-type="float">
            <text:p>0</text:p>
          </table:table-cell>
          <table:table-cell office:value-type="float" office:value="0.4130795" calcext:value-type="float">
            <text:p>0.4130795</text:p>
          </table:table-cell>
          <table:table-cell office:value-type="float" office:value="0.3473214" calcext:value-type="float">
            <text:p>0.3473214</text:p>
          </table:table-cell>
          <table:table-cell office:value-type="float" office:value="0.2530465" calcext:value-type="float">
            <text:p>0.2530465</text:p>
          </table:table-cell>
          <table:table-cell office:value-type="float" office:value="0.08618261" calcext:value-type="float">
            <text:p>0.08618261</text:p>
          </table:table-cell>
          <table:table-cell office:value-type="float" office:value="0.07174225" calcext:value-type="float">
            <text:p>0.07174225</text:p>
          </table:table-cell>
          <table:table-cell office:value-type="float" office:value="0.03209772" calcext:value-type="float">
            <text:p>0.03209772</text:p>
          </table:table-cell>
          <table:table-cell office:value-type="float" office:value="0.03512882" calcext:value-type="float">
            <text:p>0.03512882</text:p>
          </table:table-cell>
          <table:table-cell office:value-type="float" office:value="0.08624364" calcext:value-type="float">
            <text:p>0.08624364</text:p>
          </table:table-cell>
          <table:table-cell office:value-type="float" office:value="0.1548787" calcext:value-type="float">
            <text:p>0.1548787</text:p>
          </table:table-cell>
          <table:table-cell office:value-type="float" office:value="0.1668505" calcext:value-type="float">
            <text:p>0.1668505</text:p>
          </table:table-cell>
          <table:table-cell office:value-type="float" office:value="0.1693418" calcext:value-type="float">
            <text:p>0.1693418</text:p>
          </table:table-cell>
          <table:table-cell office:value-type="float" office:value="0.1761905" calcext:value-type="float">
            <text:p>0.1761905</text:p>
          </table:table-cell>
          <table:table-cell office:value-type="float" office:value="0.1869205" calcext:value-type="float">
            <text:p>0.1869205</text:p>
          </table:table-cell>
          <table:table-cell office:value-type="float" office:value="0.1906271" calcext:value-type="float">
            <text:p>0.1906271</text:p>
          </table:table-cell>
          <table:table-cell office:value-type="float" office:value="0" calcext:value-type="float">
            <text:p>0</text:p>
          </table:table-cell>
          <table:table-cell office:value-type="float" office:value="49.65314" calcext:value-type="float">
            <text:p>49.65314</text:p>
          </table:table-cell>
          <table:table-cell office:value-type="float" office:value="47.32659" calcext:value-type="float">
            <text:p>47.32659</text:p>
          </table:table-cell>
          <table:table-cell office:value-type="float" office:value="38.83989" calcext:value-type="float">
            <text:p>38.83989</text:p>
          </table:table-cell>
          <table:table-cell office:value-type="float" office:value="12.69872" calcext:value-type="float">
            <text:p>12.69872</text:p>
          </table:table-cell>
          <table:table-cell office:value-type="float" office:value="10.53321" calcext:value-type="float">
            <text:p>10.53321</text:p>
          </table:table-cell>
          <table:table-cell office:value-type="float" office:value="3.555637" calcext:value-type="float">
            <text:p>3.555637</text:p>
          </table:table-cell>
          <table:table-cell office:value-type="float" office:value="3.040461" calcext:value-type="float">
            <text:p>3.040461</text:p>
          </table:table-cell>
          <table:table-cell office:value-type="float" office:value="5.999218" calcext:value-type="float">
            <text:p>5.999218</text:p>
          </table:table-cell>
          <table:table-cell office:value-type="float" office:value="8.742198" calcext:value-type="float">
            <text:p>8.742198</text:p>
          </table:table-cell>
          <table:table-cell office:value-type="float" office:value="9.928366" calcext:value-type="float">
            <text:p>9.928366</text:p>
          </table:table-cell>
          <table:table-cell office:value-type="float" office:value="10.24252" calcext:value-type="float">
            <text:p>10.24252</text:p>
          </table:table-cell>
          <table:table-cell office:value-type="float" office:value="10.86478" calcext:value-type="float">
            <text:p>10.86478</text:p>
          </table:table-cell>
          <table:table-cell office:value-type="float" office:value="11.88482" calcext:value-type="float">
            <text:p>11.88482</text:p>
          </table:table-cell>
          <table:table-cell office:value-type="float" office:value="12.21572" calcext:value-type="float">
            <text:p>12.21572</text:p>
          </table:table-cell>
          <table:table-cell office:value-type="float" office:value="0" calcext:value-type="float">
            <text:p>0</text:p>
          </table:table-cell>
          <table:table-cell office:value-type="float" office:value="28.03215" calcext:value-type="float">
            <text:p>28.032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5" calcext:value-type="float">
            <text:p>18112005</text:p>
          </table:table-cell>
          <table:table-cell office:value-type="float" office:value="0.8644973" calcext:value-type="float">
            <text:p>0.8644973</text:p>
          </table:table-cell>
          <table:table-cell office:value-type="float" office:value="134.4518" calcext:value-type="float">
            <text:p>134.45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34666" calcext:value-type="float">
            <text:p>42.34666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400946" calcext:value-type="float">
            <text:p>0.0009400946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174786" calcext:value-type="float">
            <text:p>0.02174786</text:p>
          </table:table-cell>
          <table:table-cell office:value-type="float" office:value="1168.444" calcext:value-type="float">
            <text:p>1168.444</text:p>
          </table:table-cell>
          <table:table-cell office:value-type="float" office:value="1.025298" calcext:value-type="float">
            <text:p>1.025298</text:p>
          </table:table-cell>
          <table:table-cell office:value-type="float" office:value="0" calcext:value-type="float">
            <text:p>0</text:p>
          </table:table-cell>
          <table:table-cell office:value-type="float" office:value="0.2232904" calcext:value-type="float">
            <text:p>0.2232904</text:p>
          </table:table-cell>
          <table:table-cell office:value-type="float" office:value="0.3089792" calcext:value-type="float">
            <text:p>0.3089792</text:p>
          </table:table-cell>
          <table:table-cell office:value-type="float" office:value="0.2579733" calcext:value-type="float">
            <text:p>0.2579733</text:p>
          </table:table-cell>
          <table:table-cell office:value-type="float" office:value="0.09155144" calcext:value-type="float">
            <text:p>0.09155144</text:p>
          </table:table-cell>
          <table:table-cell office:value-type="float" office:value="0.07192355" calcext:value-type="float">
            <text:p>0.07192355</text:p>
          </table:table-cell>
          <table:table-cell office:value-type="float" office:value="0.03163719" calcext:value-type="float">
            <text:p>0.03163719</text:p>
          </table:table-cell>
          <table:table-cell office:value-type="float" office:value="0.03491421" calcext:value-type="float">
            <text:p>0.03491421</text:p>
          </table:table-cell>
          <table:table-cell office:value-type="float" office:value="0.08599395" calcext:value-type="float">
            <text:p>0.08599395</text:p>
          </table:table-cell>
          <table:table-cell office:value-type="float" office:value="0.1547793" calcext:value-type="float">
            <text:p>0.1547793</text:p>
          </table:table-cell>
          <table:table-cell office:value-type="float" office:value="0.1668572" calcext:value-type="float">
            <text:p>0.1668572</text:p>
          </table:table-cell>
          <table:table-cell office:value-type="float" office:value="0.1693756" calcext:value-type="float">
            <text:p>0.1693756</text:p>
          </table:table-cell>
          <table:table-cell office:value-type="float" office:value="0.1762079" calcext:value-type="float">
            <text:p>0.1762079</text:p>
          </table:table-cell>
          <table:table-cell office:value-type="float" office:value="0.186942" calcext:value-type="float">
            <text:p>0.186942</text:p>
          </table:table-cell>
          <table:table-cell office:value-type="float" office:value="0.190647" calcext:value-type="float">
            <text:p>0.190647</text:p>
          </table:table-cell>
          <table:table-cell office:value-type="float" office:value="0" calcext:value-type="float">
            <text:p>0</text:p>
          </table:table-cell>
          <table:table-cell office:value-type="float" office:value="49.61141" calcext:value-type="float">
            <text:p>49.61141</text:p>
          </table:table-cell>
          <table:table-cell office:value-type="float" office:value="47.27335" calcext:value-type="float">
            <text:p>47.27335</text:p>
          </table:table-cell>
          <table:table-cell office:value-type="float" office:value="38.80373" calcext:value-type="float">
            <text:p>38.80373</text:p>
          </table:table-cell>
          <table:table-cell office:value-type="float" office:value="12.68987" calcext:value-type="float">
            <text:p>12.68987</text:p>
          </table:table-cell>
          <table:table-cell office:value-type="float" office:value="10.52576" calcext:value-type="float">
            <text:p>10.52576</text:p>
          </table:table-cell>
          <table:table-cell office:value-type="float" office:value="3.555483" calcext:value-type="float">
            <text:p>3.555483</text:p>
          </table:table-cell>
          <table:table-cell office:value-type="float" office:value="3.041568" calcext:value-type="float">
            <text:p>3.041568</text:p>
          </table:table-cell>
          <table:table-cell office:value-type="float" office:value="6.002477" calcext:value-type="float">
            <text:p>6.002477</text:p>
          </table:table-cell>
          <table:table-cell office:value-type="float" office:value="8.747478" calcext:value-type="float">
            <text:p>8.747478</text:p>
          </table:table-cell>
          <table:table-cell office:value-type="float" office:value="9.932467" calcext:value-type="float">
            <text:p>9.932467</text:p>
          </table:table-cell>
          <table:table-cell office:value-type="float" office:value="10.24648" calcext:value-type="float">
            <text:p>10.24648</text:p>
          </table:table-cell>
          <table:table-cell office:value-type="float" office:value="10.86804" calcext:value-type="float">
            <text:p>10.86804</text:p>
          </table:table-cell>
          <table:table-cell office:value-type="float" office:value="11.88691" calcext:value-type="float">
            <text:p>11.88691</text:p>
          </table:table-cell>
          <table:table-cell office:value-type="float" office:value="12.23106" calcext:value-type="float">
            <text:p>12.23106</text:p>
          </table:table-cell>
          <table:table-cell office:value-type="float" office:value="0" calcext:value-type="float">
            <text:p>0</text:p>
          </table:table-cell>
          <table:table-cell office:value-type="float" office:value="33.61734" calcext:value-type="float">
            <text:p>33.617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5" calcext:value-type="float">
            <text:p>19112005</text:p>
          </table:table-cell>
          <table:table-cell office:value-type="float" office:value="0.8637618" calcext:value-type="float">
            <text:p>0.8637618</text:p>
          </table:table-cell>
          <table:table-cell office:value-type="float" office:value="134.4502" calcext:value-type="float">
            <text:p>134.450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35345" calcext:value-type="float">
            <text:p>42.35345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400946" calcext:value-type="float">
            <text:p>0.0009400946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1734" calcext:value-type="float">
            <text:p>0.021734</text:p>
          </table:table-cell>
          <table:table-cell office:value-type="float" office:value="1168.439" calcext:value-type="float">
            <text:p>1168.439</text:p>
          </table:table-cell>
          <table:table-cell office:value-type="float" office:value="1.024831" calcext:value-type="float">
            <text:p>1.024831</text:p>
          </table:table-cell>
          <table:table-cell office:value-type="float" office:value="0" calcext:value-type="float">
            <text:p>0</text:p>
          </table:table-cell>
          <table:table-cell office:value-type="float" office:value="0.2507152" calcext:value-type="float">
            <text:p>0.2507152</text:p>
          </table:table-cell>
          <table:table-cell office:value-type="float" office:value="0.3297214" calcext:value-type="float">
            <text:p>0.3297214</text:p>
          </table:table-cell>
          <table:table-cell office:value-type="float" office:value="0.2612693" calcext:value-type="float">
            <text:p>0.2612693</text:p>
          </table:table-cell>
          <table:table-cell office:value-type="float" office:value="0.09308285" calcext:value-type="float">
            <text:p>0.09308285</text:p>
          </table:table-cell>
          <table:table-cell office:value-type="float" office:value="0.07313864" calcext:value-type="float">
            <text:p>0.07313864</text:p>
          </table:table-cell>
          <table:table-cell office:value-type="float" office:value="0.03216682" calcext:value-type="float">
            <text:p>0.03216682</text:p>
          </table:table-cell>
          <table:table-cell office:value-type="float" office:value="0.03494343" calcext:value-type="float">
            <text:p>0.03494343</text:p>
          </table:table-cell>
          <table:table-cell office:value-type="float" office:value="0.08589554" calcext:value-type="float">
            <text:p>0.08589554</text:p>
          </table:table-cell>
          <table:table-cell office:value-type="float" office:value="0.1546922" calcext:value-type="float">
            <text:p>0.1546922</text:p>
          </table:table-cell>
          <table:table-cell office:value-type="float" office:value="0.1668567" calcext:value-type="float">
            <text:p>0.1668567</text:p>
          </table:table-cell>
          <table:table-cell office:value-type="float" office:value="0.1694076" calcext:value-type="float">
            <text:p>0.1694076</text:p>
          </table:table-cell>
          <table:table-cell office:value-type="float" office:value="0.1762388" calcext:value-type="float">
            <text:p>0.1762388</text:p>
          </table:table-cell>
          <table:table-cell office:value-type="float" office:value="0.1869664" calcext:value-type="float">
            <text:p>0.1869664</text:p>
          </table:table-cell>
          <table:table-cell office:value-type="float" office:value="0.1906697" calcext:value-type="float">
            <text:p>0.1906697</text:p>
          </table:table-cell>
          <table:table-cell office:value-type="float" office:value="0" calcext:value-type="float">
            <text:p>0</text:p>
          </table:table-cell>
          <table:table-cell office:value-type="float" office:value="49.5504" calcext:value-type="float">
            <text:p>49.5504</text:p>
          </table:table-cell>
          <table:table-cell office:value-type="float" office:value="47.22131" calcext:value-type="float">
            <text:p>47.22131</text:p>
          </table:table-cell>
          <table:table-cell office:value-type="float" office:value="38.76825" calcext:value-type="float">
            <text:p>38.76825</text:p>
          </table:table-cell>
          <table:table-cell office:value-type="float" office:value="12.68305" calcext:value-type="float">
            <text:p>12.68305</text:p>
          </table:table-cell>
          <table:table-cell office:value-type="float" office:value="10.51861" calcext:value-type="float">
            <text:p>10.51861</text:p>
          </table:table-cell>
          <table:table-cell office:value-type="float" office:value="3.555362" calcext:value-type="float">
            <text:p>3.555362</text:p>
          </table:table-cell>
          <table:table-cell office:value-type="float" office:value="3.042658" calcext:value-type="float">
            <text:p>3.042658</text:p>
          </table:table-cell>
          <table:table-cell office:value-type="float" office:value="6.00569" calcext:value-type="float">
            <text:p>6.00569</text:p>
          </table:table-cell>
          <table:table-cell office:value-type="float" office:value="8.752714" calcext:value-type="float">
            <text:p>8.752714</text:p>
          </table:table-cell>
          <table:table-cell office:value-type="float" office:value="9.936566" calcext:value-type="float">
            <text:p>9.936566</text:p>
          </table:table-cell>
          <table:table-cell office:value-type="float" office:value="10.25044" calcext:value-type="float">
            <text:p>10.25044</text:p>
          </table:table-cell>
          <table:table-cell office:value-type="float" office:value="10.8713" calcext:value-type="float">
            <text:p>10.8713</text:p>
          </table:table-cell>
          <table:table-cell office:value-type="float" office:value="11.88901" calcext:value-type="float">
            <text:p>11.88901</text:p>
          </table:table-cell>
          <table:table-cell office:value-type="float" office:value="12.23294" calcext:value-type="float">
            <text:p>12.23294</text:p>
          </table:table-cell>
          <table:table-cell office:value-type="float" office:value="0" calcext:value-type="float">
            <text:p>0</text:p>
          </table:table-cell>
          <table:table-cell office:value-type="float" office:value="39.61372" calcext:value-type="float">
            <text:p>39.613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5" calcext:value-type="float">
            <text:p>20112005</text:p>
          </table:table-cell>
          <table:table-cell office:value-type="float" office:value="0.8630618" calcext:value-type="float">
            <text:p>0.8630618</text:p>
          </table:table-cell>
          <table:table-cell office:value-type="float" office:value="134.4486" calcext:value-type="float">
            <text:p>134.448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36063" calcext:value-type="float">
            <text:p>42.36063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400946" calcext:value-type="float">
            <text:p>0.0009400946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172271" calcext:value-type="float">
            <text:p>0.02172271</text:p>
          </table:table-cell>
          <table:table-cell office:value-type="float" office:value="1168.434" calcext:value-type="float">
            <text:p>1168.434</text:p>
          </table:table-cell>
          <table:table-cell office:value-type="float" office:value="1.024359" calcext:value-type="float">
            <text:p>1.024359</text:p>
          </table:table-cell>
          <table:table-cell office:value-type="float" office:value="0" calcext:value-type="float">
            <text:p>0</text:p>
          </table:table-cell>
          <table:table-cell office:value-type="float" office:value="0.3300245" calcext:value-type="float">
            <text:p>0.3300245</text:p>
          </table:table-cell>
          <table:table-cell office:value-type="float" office:value="0.3453952" calcext:value-type="float">
            <text:p>0.3453952</text:p>
          </table:table-cell>
          <table:table-cell office:value-type="float" office:value="0.2602278" calcext:value-type="float">
            <text:p>0.2602278</text:p>
          </table:table-cell>
          <table:table-cell office:value-type="float" office:value="0.08914175" calcext:value-type="float">
            <text:p>0.08914175</text:p>
          </table:table-cell>
          <table:table-cell office:value-type="float" office:value="0.07280046" calcext:value-type="float">
            <text:p>0.07280046</text:p>
          </table:table-cell>
          <table:table-cell office:value-type="float" office:value="0.03221923" calcext:value-type="float">
            <text:p>0.03221923</text:p>
          </table:table-cell>
          <table:table-cell office:value-type="float" office:value="0.0349326" calcext:value-type="float">
            <text:p>0.0349326</text:p>
          </table:table-cell>
          <table:table-cell office:value-type="float" office:value="0.08584793" calcext:value-type="float">
            <text:p>0.08584793</text:p>
          </table:table-cell>
          <table:table-cell office:value-type="float" office:value="0.1546387" calcext:value-type="float">
            <text:p>0.1546387</text:p>
          </table:table-cell>
          <table:table-cell office:value-type="float" office:value="0.1668553" calcext:value-type="float">
            <text:p>0.1668553</text:p>
          </table:table-cell>
          <table:table-cell office:value-type="float" office:value="0.1694382" calcext:value-type="float">
            <text:p>0.1694382</text:p>
          </table:table-cell>
          <table:table-cell office:value-type="float" office:value="0.176278" calcext:value-type="float">
            <text:p>0.176278</text:p>
          </table:table-cell>
          <table:table-cell office:value-type="float" office:value="0.1869907" calcext:value-type="float">
            <text:p>0.1869907</text:p>
          </table:table-cell>
          <table:table-cell office:value-type="float" office:value="0.1906902" calcext:value-type="float">
            <text:p>0.1906902</text:p>
          </table:table-cell>
          <table:table-cell office:value-type="float" office:value="0" calcext:value-type="float">
            <text:p>0</text:p>
          </table:table-cell>
          <table:table-cell office:value-type="float" office:value="49.50745" calcext:value-type="float">
            <text:p>49.50745</text:p>
          </table:table-cell>
          <table:table-cell office:value-type="float" office:value="47.17466" calcext:value-type="float">
            <text:p>47.17466</text:p>
          </table:table-cell>
          <table:table-cell office:value-type="float" office:value="38.73331" calcext:value-type="float">
            <text:p>38.73331</text:p>
          </table:table-cell>
          <table:table-cell office:value-type="float" office:value="12.67571" calcext:value-type="float">
            <text:p>12.67571</text:p>
          </table:table-cell>
          <table:table-cell office:value-type="float" office:value="10.51151" calcext:value-type="float">
            <text:p>10.51151</text:p>
          </table:table-cell>
          <table:table-cell office:value-type="float" office:value="3.555326" calcext:value-type="float">
            <text:p>3.555326</text:p>
          </table:table-cell>
          <table:table-cell office:value-type="float" office:value="3.043753" calcext:value-type="float">
            <text:p>3.043753</text:p>
          </table:table-cell>
          <table:table-cell office:value-type="float" office:value="6.00888" calcext:value-type="float">
            <text:p>6.00888</text:p>
          </table:table-cell>
          <table:table-cell office:value-type="float" office:value="8.757919" calcext:value-type="float">
            <text:p>8.757919</text:p>
          </table:table-cell>
          <table:table-cell office:value-type="float" office:value="9.940669" calcext:value-type="float">
            <text:p>9.940669</text:p>
          </table:table-cell>
          <table:table-cell office:value-type="float" office:value="10.2544" calcext:value-type="float">
            <text:p>10.2544</text:p>
          </table:table-cell>
          <table:table-cell office:value-type="float" office:value="10.87455" calcext:value-type="float">
            <text:p>10.87455</text:p>
          </table:table-cell>
          <table:table-cell office:value-type="float" office:value="11.8911" calcext:value-type="float">
            <text:p>11.8911</text:p>
          </table:table-cell>
          <table:table-cell office:value-type="float" office:value="12.23384" calcext:value-type="float">
            <text:p>12.23384</text:p>
          </table:table-cell>
          <table:table-cell office:value-type="float" office:value="0" calcext:value-type="float">
            <text:p>0</text:p>
          </table:table-cell>
          <table:table-cell office:value-type="float" office:value="41.29824" calcext:value-type="float">
            <text:p>41.298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5" calcext:value-type="float">
            <text:p>21112005</text:p>
          </table:table-cell>
          <table:table-cell office:value-type="float" office:value="0.8622915" calcext:value-type="float">
            <text:p>0.8622915</text:p>
          </table:table-cell>
          <table:table-cell office:value-type="float" office:value="134.447" calcext:value-type="float">
            <text:p>134.4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36795" calcext:value-type="float">
            <text:p>42.36795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400946" calcext:value-type="float">
            <text:p>0.0009400946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171332" calcext:value-type="float">
            <text:p>0.02171332</text:p>
          </table:table-cell>
          <table:table-cell office:value-type="float" office:value="1168.429" calcext:value-type="float">
            <text:p>1168.429</text:p>
          </table:table-cell>
          <table:table-cell office:value-type="float" office:value="1.023954" calcext:value-type="float">
            <text:p>1.023954</text:p>
          </table:table-cell>
          <table:table-cell office:value-type="float" office:value="0" calcext:value-type="float">
            <text:p>0</text:p>
          </table:table-cell>
          <table:table-cell office:value-type="float" office:value="0.2940088" calcext:value-type="float">
            <text:p>0.2940088</text:p>
          </table:table-cell>
          <table:table-cell office:value-type="float" office:value="0.3455676" calcext:value-type="float">
            <text:p>0.3455676</text:p>
          </table:table-cell>
          <table:table-cell office:value-type="float" office:value="0.2616099" calcext:value-type="float">
            <text:p>0.2616099</text:p>
          </table:table-cell>
          <table:table-cell office:value-type="float" office:value="0.08737312" calcext:value-type="float">
            <text:p>0.08737312</text:p>
          </table:table-cell>
          <table:table-cell office:value-type="float" office:value="0.07264739" calcext:value-type="float">
            <text:p>0.07264739</text:p>
          </table:table-cell>
          <table:table-cell office:value-type="float" office:value="0.03198744" calcext:value-type="float">
            <text:p>0.03198744</text:p>
          </table:table-cell>
          <table:table-cell office:value-type="float" office:value="0.03490607" calcext:value-type="float">
            <text:p>0.03490607</text:p>
          </table:table-cell>
          <table:table-cell office:value-type="float" office:value="0.08580144" calcext:value-type="float">
            <text:p>0.08580144</text:p>
          </table:table-cell>
          <table:table-cell office:value-type="float" office:value="0.1546053" calcext:value-type="float">
            <text:p>0.1546053</text:p>
          </table:table-cell>
          <table:table-cell office:value-type="float" office:value="0.1668563" calcext:value-type="float">
            <text:p>0.1668563</text:p>
          </table:table-cell>
          <table:table-cell office:value-type="float" office:value="0.1694683" calcext:value-type="float">
            <text:p>0.1694683</text:p>
          </table:table-cell>
          <table:table-cell office:value-type="float" office:value="0.1763023" calcext:value-type="float">
            <text:p>0.1763023</text:p>
          </table:table-cell>
          <table:table-cell office:value-type="float" office:value="0.1870156" calcext:value-type="float">
            <text:p>0.1870156</text:p>
          </table:table-cell>
          <table:table-cell office:value-type="float" office:value="0.19071" calcext:value-type="float">
            <text:p>0.19071</text:p>
          </table:table-cell>
          <table:table-cell office:value-type="float" office:value="0" calcext:value-type="float">
            <text:p>0</text:p>
          </table:table-cell>
          <table:table-cell office:value-type="float" office:value="49.48085" calcext:value-type="float">
            <text:p>49.48085</text:p>
          </table:table-cell>
          <table:table-cell office:value-type="float" office:value="47.1308" calcext:value-type="float">
            <text:p>47.1308</text:p>
          </table:table-cell>
          <table:table-cell office:value-type="float" office:value="38.69899" calcext:value-type="float">
            <text:p>38.69899</text:p>
          </table:table-cell>
          <table:table-cell office:value-type="float" office:value="12.66696" calcext:value-type="float">
            <text:p>12.66696</text:p>
          </table:table-cell>
          <table:table-cell office:value-type="float" office:value="10.5043" calcext:value-type="float">
            <text:p>10.5043</text:p>
          </table:table-cell>
          <table:table-cell office:value-type="float" office:value="3.555242" calcext:value-type="float">
            <text:p>3.555242</text:p>
          </table:table-cell>
          <table:table-cell office:value-type="float" office:value="3.044847" calcext:value-type="float">
            <text:p>3.044847</text:p>
          </table:table-cell>
          <table:table-cell office:value-type="float" office:value="6.012049" calcext:value-type="float">
            <text:p>6.012049</text:p>
          </table:table-cell>
          <table:table-cell office:value-type="float" office:value="8.7631" calcext:value-type="float">
            <text:p>8.7631</text:p>
          </table:table-cell>
          <table:table-cell office:value-type="float" office:value="9.944694" calcext:value-type="float">
            <text:p>9.944694</text:p>
          </table:table-cell>
          <table:table-cell office:value-type="float" office:value="10.25829" calcext:value-type="float">
            <text:p>10.25829</text:p>
          </table:table-cell>
          <table:table-cell office:value-type="float" office:value="10.87781" calcext:value-type="float">
            <text:p>10.87781</text:p>
          </table:table-cell>
          <table:table-cell office:value-type="float" office:value="11.89319" calcext:value-type="float">
            <text:p>11.89319</text:p>
          </table:table-cell>
          <table:table-cell office:value-type="float" office:value="12.2367" calcext:value-type="float">
            <text:p>12.2367</text:p>
          </table:table-cell>
          <table:table-cell office:value-type="float" office:value="0" calcext:value-type="float">
            <text:p>0</text:p>
          </table:table-cell>
          <table:table-cell office:value-type="float" office:value="45.38284" calcext:value-type="float">
            <text:p>45.382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5" calcext:value-type="float">
            <text:p>22112005</text:p>
          </table:table-cell>
          <table:table-cell office:value-type="float" office:value="0.8614251" calcext:value-type="float">
            <text:p>0.8614251</text:p>
          </table:table-cell>
          <table:table-cell office:value-type="float" office:value="134.4453" calcext:value-type="float">
            <text:p>134.445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37537" calcext:value-type="float">
            <text:p>42.37537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400946" calcext:value-type="float">
            <text:p>0.0009400946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170576" calcext:value-type="float">
            <text:p>0.02170576</text:p>
          </table:table-cell>
          <table:table-cell office:value-type="float" office:value="1168.424" calcext:value-type="float">
            <text:p>1168.424</text:p>
          </table:table-cell>
          <table:table-cell office:value-type="float" office:value="1.023556" calcext:value-type="float">
            <text:p>1.023556</text:p>
          </table:table-cell>
          <table:table-cell office:value-type="float" office:value="0" calcext:value-type="float">
            <text:p>0</text:p>
          </table:table-cell>
          <table:table-cell office:value-type="float" office:value="0.3163139" calcext:value-type="float">
            <text:p>0.3163139</text:p>
          </table:table-cell>
          <table:table-cell office:value-type="float" office:value="0.3511416" calcext:value-type="float">
            <text:p>0.3511416</text:p>
          </table:table-cell>
          <table:table-cell office:value-type="float" office:value="0.2630302" calcext:value-type="float">
            <text:p>0.2630302</text:p>
          </table:table-cell>
          <table:table-cell office:value-type="float" office:value="0.08756834" calcext:value-type="float">
            <text:p>0.08756834</text:p>
          </table:table-cell>
          <table:table-cell office:value-type="float" office:value="0.07318567" calcext:value-type="float">
            <text:p>0.07318567</text:p>
          </table:table-cell>
          <table:table-cell office:value-type="float" office:value="0.03205423" calcext:value-type="float">
            <text:p>0.03205423</text:p>
          </table:table-cell>
          <table:table-cell office:value-type="float" office:value="0.03496037" calcext:value-type="float">
            <text:p>0.03496037</text:p>
          </table:table-cell>
          <table:table-cell office:value-type="float" office:value="0.08580788" calcext:value-type="float">
            <text:p>0.08580788</text:p>
          </table:table-cell>
          <table:table-cell office:value-type="float" office:value="0.1545889" calcext:value-type="float">
            <text:p>0.1545889</text:p>
          </table:table-cell>
          <table:table-cell office:value-type="float" office:value="0.166861" calcext:value-type="float">
            <text:p>0.166861</text:p>
          </table:table-cell>
          <table:table-cell office:value-type="float" office:value="0.1694976" calcext:value-type="float">
            <text:p>0.1694976</text:p>
          </table:table-cell>
          <table:table-cell office:value-type="float" office:value="0.1763318" calcext:value-type="float">
            <text:p>0.1763318</text:p>
          </table:table-cell>
          <table:table-cell office:value-type="float" office:value="0.1870388" calcext:value-type="float">
            <text:p>0.1870388</text:p>
          </table:table-cell>
          <table:table-cell office:value-type="float" office:value="0.1907306" calcext:value-type="float">
            <text:p>0.1907306</text:p>
          </table:table-cell>
          <table:table-cell office:value-type="float" office:value="0" calcext:value-type="float">
            <text:p>0</text:p>
          </table:table-cell>
          <table:table-cell office:value-type="float" office:value="49.45298" calcext:value-type="float">
            <text:p>49.45298</text:p>
          </table:table-cell>
          <table:table-cell office:value-type="float" office:value="47.08879" calcext:value-type="float">
            <text:p>47.08879</text:p>
          </table:table-cell>
          <table:table-cell office:value-type="float" office:value="38.66588" calcext:value-type="float">
            <text:p>38.66588</text:p>
          </table:table-cell>
          <table:table-cell office:value-type="float" office:value="12.6581" calcext:value-type="float">
            <text:p>12.6581</text:p>
          </table:table-cell>
          <table:table-cell office:value-type="float" office:value="10.49733" calcext:value-type="float">
            <text:p>10.49733</text:p>
          </table:table-cell>
          <table:table-cell office:value-type="float" office:value="3.555146" calcext:value-type="float">
            <text:p>3.555146</text:p>
          </table:table-cell>
          <table:table-cell office:value-type="float" office:value="3.045942" calcext:value-type="float">
            <text:p>3.045942</text:p>
          </table:table-cell>
          <table:table-cell office:value-type="float" office:value="6.015213" calcext:value-type="float">
            <text:p>6.015213</text:p>
          </table:table-cell>
          <table:table-cell office:value-type="float" office:value="8.768264" calcext:value-type="float">
            <text:p>8.768264</text:p>
          </table:table-cell>
          <table:table-cell office:value-type="float" office:value="9.948718" calcext:value-type="float">
            <text:p>9.948718</text:p>
          </table:table-cell>
          <table:table-cell office:value-type="float" office:value="10.26213" calcext:value-type="float">
            <text:p>10.26213</text:p>
          </table:table-cell>
          <table:table-cell office:value-type="float" office:value="10.88106" calcext:value-type="float">
            <text:p>10.88106</text:p>
          </table:table-cell>
          <table:table-cell office:value-type="float" office:value="11.89529" calcext:value-type="float">
            <text:p>11.89529</text:p>
          </table:table-cell>
          <table:table-cell office:value-type="float" office:value="12.23857" calcext:value-type="float">
            <text:p>12.23857</text:p>
          </table:table-cell>
          <table:table-cell office:value-type="float" office:value="0" calcext:value-type="float">
            <text:p>0</text:p>
          </table:table-cell>
          <table:table-cell office:value-type="float" office:value="50.61795" calcext:value-type="float">
            <text:p>50.617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5" calcext:value-type="float">
            <text:p>23112005</text:p>
          </table:table-cell>
          <table:table-cell office:value-type="float" office:value="0.8602828" calcext:value-type="float">
            <text:p>0.8602828</text:p>
          </table:table-cell>
          <table:table-cell office:value-type="float" office:value="134.4433" calcext:value-type="float">
            <text:p>134.44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38315" calcext:value-type="float">
            <text:p>42.38315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400946" calcext:value-type="float">
            <text:p>0.0009400946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169958" calcext:value-type="float">
            <text:p>0.02169958</text:p>
          </table:table-cell>
          <table:table-cell office:value-type="float" office:value="1168.419" calcext:value-type="float">
            <text:p>1168.419</text:p>
          </table:table-cell>
          <table:table-cell office:value-type="float" office:value="1.023247" calcext:value-type="float">
            <text:p>1.023247</text:p>
          </table:table-cell>
          <table:table-cell office:value-type="float" office:value="0" calcext:value-type="float">
            <text:p>0</text:p>
          </table:table-cell>
          <table:table-cell office:value-type="float" office:value="0.3555442" calcext:value-type="float">
            <text:p>0.3555442</text:p>
          </table:table-cell>
          <table:table-cell office:value-type="float" office:value="0.363217" calcext:value-type="float">
            <text:p>0.363217</text:p>
          </table:table-cell>
          <table:table-cell office:value-type="float" office:value="0.2673782" calcext:value-type="float">
            <text:p>0.2673782</text:p>
          </table:table-cell>
          <table:table-cell office:value-type="float" office:value="0.08956733" calcext:value-type="float">
            <text:p>0.08956733</text:p>
          </table:table-cell>
          <table:table-cell office:value-type="float" office:value="0.0747465" calcext:value-type="float">
            <text:p>0.0747465</text:p>
          </table:table-cell>
          <table:table-cell office:value-type="float" office:value="0.03243652" calcext:value-type="float">
            <text:p>0.03243652</text:p>
          </table:table-cell>
          <table:table-cell office:value-type="float" office:value="0.03512136" calcext:value-type="float">
            <text:p>0.03512136</text:p>
          </table:table-cell>
          <table:table-cell office:value-type="float" office:value="0.08587219" calcext:value-type="float">
            <text:p>0.08587219</text:p>
          </table:table-cell>
          <table:table-cell office:value-type="float" office:value="0.154595" calcext:value-type="float">
            <text:p>0.154595</text:p>
          </table:table-cell>
          <table:table-cell office:value-type="float" office:value="0.1668694" calcext:value-type="float">
            <text:p>0.1668694</text:p>
          </table:table-cell>
          <table:table-cell office:value-type="float" office:value="0.1695272" calcext:value-type="float">
            <text:p>0.1695272</text:p>
          </table:table-cell>
          <table:table-cell office:value-type="float" office:value="0.1763635" calcext:value-type="float">
            <text:p>0.1763635</text:p>
          </table:table-cell>
          <table:table-cell office:value-type="float" office:value="0.1870614" calcext:value-type="float">
            <text:p>0.1870614</text:p>
          </table:table-cell>
          <table:table-cell office:value-type="float" office:value="0.1907509" calcext:value-type="float">
            <text:p>0.1907509</text:p>
          </table:table-cell>
          <table:table-cell office:value-type="float" office:value="0" calcext:value-type="float">
            <text:p>0</text:p>
          </table:table-cell>
          <table:table-cell office:value-type="float" office:value="49.4384" calcext:value-type="float">
            <text:p>49.4384</text:p>
          </table:table-cell>
          <table:table-cell office:value-type="float" office:value="47.05011" calcext:value-type="float">
            <text:p>47.05011</text:p>
          </table:table-cell>
          <table:table-cell office:value-type="float" office:value="38.63458" calcext:value-type="float">
            <text:p>38.63458</text:p>
          </table:table-cell>
          <table:table-cell office:value-type="float" office:value="12.64982" calcext:value-type="float">
            <text:p>12.64982</text:p>
          </table:table-cell>
          <table:table-cell office:value-type="float" office:value="10.49083" calcext:value-type="float">
            <text:p>10.49083</text:p>
          </table:table-cell>
          <table:table-cell office:value-type="float" office:value="3.555097" calcext:value-type="float">
            <text:p>3.555097</text:p>
          </table:table-cell>
          <table:table-cell office:value-type="float" office:value="3.047059" calcext:value-type="float">
            <text:p>3.047059</text:p>
          </table:table-cell>
          <table:table-cell office:value-type="float" office:value="6.018375" calcext:value-type="float">
            <text:p>6.018375</text:p>
          </table:table-cell>
          <table:table-cell office:value-type="float" office:value="8.773412" calcext:value-type="float">
            <text:p>8.773412</text:p>
          </table:table-cell>
          <table:table-cell office:value-type="float" office:value="9.952744" calcext:value-type="float">
            <text:p>9.952744</text:p>
          </table:table-cell>
          <table:table-cell office:value-type="float" office:value="10.26598" calcext:value-type="float">
            <text:p>10.26598</text:p>
          </table:table-cell>
          <table:table-cell office:value-type="float" office:value="10.88425" calcext:value-type="float">
            <text:p>10.88425</text:p>
          </table:table-cell>
          <table:table-cell office:value-type="float" office:value="11.89738" calcext:value-type="float">
            <text:p>11.89738</text:p>
          </table:table-cell>
          <table:table-cell office:value-type="float" office:value="12.24045" calcext:value-type="float">
            <text:p>12.24045</text:p>
          </table:table-cell>
          <table:table-cell office:value-type="float" office:value="0" calcext:value-type="float">
            <text:p>0</text:p>
          </table:table-cell>
          <table:table-cell office:value-type="float" office:value="60.82483" calcext:value-type="float">
            <text:p>60.824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5" calcext:value-type="float">
            <text:p>24112005</text:p>
          </table:table-cell>
          <table:table-cell office:value-type="float" office:value="0.8595297" calcext:value-type="float">
            <text:p>0.8595297</text:p>
          </table:table-cell>
          <table:table-cell office:value-type="float" office:value="134.4416" calcext:value-type="float">
            <text:p>134.44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39108" calcext:value-type="float">
            <text:p>42.39108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400946" calcext:value-type="float">
            <text:p>0.0009400946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169447" calcext:value-type="float">
            <text:p>0.02169447</text:p>
          </table:table-cell>
          <table:table-cell office:value-type="float" office:value="1168.414" calcext:value-type="float">
            <text:p>1168.414</text:p>
          </table:table-cell>
          <table:table-cell office:value-type="float" office:value="1.022692" calcext:value-type="float">
            <text:p>1.022692</text:p>
          </table:table-cell>
          <table:table-cell office:value-type="float" office:value="0" calcext:value-type="float">
            <text:p>0</text:p>
          </table:table-cell>
          <table:table-cell office:value-type="float" office:value="0.5063486" calcext:value-type="float">
            <text:p>0.5063486</text:p>
          </table:table-cell>
          <table:table-cell office:value-type="float" office:value="0.3554996" calcext:value-type="float">
            <text:p>0.3554996</text:p>
          </table:table-cell>
          <table:table-cell office:value-type="float" office:value="0.2593259" calcext:value-type="float">
            <text:p>0.2593259</text:p>
          </table:table-cell>
          <table:table-cell office:value-type="float" office:value="0.08769208" calcext:value-type="float">
            <text:p>0.08769208</text:p>
          </table:table-cell>
          <table:table-cell office:value-type="float" office:value="0.07342105" calcext:value-type="float">
            <text:p>0.07342105</text:p>
          </table:table-cell>
          <table:table-cell office:value-type="float" office:value="0.03231538" calcext:value-type="float">
            <text:p>0.03231538</text:p>
          </table:table-cell>
          <table:table-cell office:value-type="float" office:value="0.03515724" calcext:value-type="float">
            <text:p>0.03515724</text:p>
          </table:table-cell>
          <table:table-cell office:value-type="float" office:value="0.08596997" calcext:value-type="float">
            <text:p>0.08596997</text:p>
          </table:table-cell>
          <table:table-cell office:value-type="float" office:value="0.1546286" calcext:value-type="float">
            <text:p>0.1546286</text:p>
          </table:table-cell>
          <table:table-cell office:value-type="float" office:value="0.1668838" calcext:value-type="float">
            <text:p>0.1668838</text:p>
          </table:table-cell>
          <table:table-cell office:value-type="float" office:value="0.1695576" calcext:value-type="float">
            <text:p>0.1695576</text:p>
          </table:table-cell>
          <table:table-cell office:value-type="float" office:value="0.1763911" calcext:value-type="float">
            <text:p>0.1763911</text:p>
          </table:table-cell>
          <table:table-cell office:value-type="float" office:value="0.1870835" calcext:value-type="float">
            <text:p>0.1870835</text:p>
          </table:table-cell>
          <table:table-cell office:value-type="float" office:value="0.1907705" calcext:value-type="float">
            <text:p>0.1907705</text:p>
          </table:table-cell>
          <table:table-cell office:value-type="float" office:value="0" calcext:value-type="float">
            <text:p>0</text:p>
          </table:table-cell>
          <table:table-cell office:value-type="float" office:value="49.43214" calcext:value-type="float">
            <text:p>49.43214</text:p>
          </table:table-cell>
          <table:table-cell office:value-type="float" office:value="47.01204" calcext:value-type="float">
            <text:p>47.01204</text:p>
          </table:table-cell>
          <table:table-cell office:value-type="float" office:value="38.60347" calcext:value-type="float">
            <text:p>38.60347</text:p>
          </table:table-cell>
          <table:table-cell office:value-type="float" office:value="12.64191" calcext:value-type="float">
            <text:p>12.64191</text:p>
          </table:table-cell>
          <table:table-cell office:value-type="float" office:value="10.4846" calcext:value-type="float">
            <text:p>10.4846</text:p>
          </table:table-cell>
          <table:table-cell office:value-type="float" office:value="3.555118" calcext:value-type="float">
            <text:p>3.555118</text:p>
          </table:table-cell>
          <table:table-cell office:value-type="float" office:value="3.048202" calcext:value-type="float">
            <text:p>3.048202</text:p>
          </table:table-cell>
          <table:table-cell office:value-type="float" office:value="6.02155" calcext:value-type="float">
            <text:p>6.02155</text:p>
          </table:table-cell>
          <table:table-cell office:value-type="float" office:value="8.778548" calcext:value-type="float">
            <text:p>8.778548</text:p>
          </table:table-cell>
          <table:table-cell office:value-type="float" office:value="9.956767" calcext:value-type="float">
            <text:p>9.956767</text:p>
          </table:table-cell>
          <table:table-cell office:value-type="float" office:value="10.26982" calcext:value-type="float">
            <text:p>10.26982</text:p>
          </table:table-cell>
          <table:table-cell office:value-type="float" office:value="10.88744" calcext:value-type="float">
            <text:p>10.88744</text:p>
          </table:table-cell>
          <table:table-cell office:value-type="float" office:value="11.89947" calcext:value-type="float">
            <text:p>11.89947</text:p>
          </table:table-cell>
          <table:table-cell office:value-type="float" office:value="12.23909" calcext:value-type="float">
            <text:p>12.23909</text:p>
          </table:table-cell>
          <table:table-cell office:value-type="float" office:value="0" calcext:value-type="float">
            <text:p>0</text:p>
          </table:table-cell>
          <table:table-cell office:value-type="float" office:value="50.65855" calcext:value-type="float">
            <text:p>50.658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5" calcext:value-type="float">
            <text:p>25112005</text:p>
          </table:table-cell>
          <table:table-cell office:value-type="float" office:value="0.8588666" calcext:value-type="float">
            <text:p>0.8588666</text:p>
          </table:table-cell>
          <table:table-cell office:value-type="float" office:value="134.4401" calcext:value-type="float">
            <text:p>134.44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39875" calcext:value-type="float">
            <text:p>42.39875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400946" calcext:value-type="float">
            <text:p>0.0009400946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169002" calcext:value-type="float">
            <text:p>0.02169002</text:p>
          </table:table-cell>
          <table:table-cell office:value-type="float" office:value="1168.409" calcext:value-type="float">
            <text:p>1168.409</text:p>
          </table:table-cell>
          <table:table-cell office:value-type="float" office:value="1.022207" calcext:value-type="float">
            <text:p>1.022207</text:p>
          </table:table-cell>
          <table:table-cell office:value-type="float" office:value="0" calcext:value-type="float">
            <text:p>0</text:p>
          </table:table-cell>
          <table:table-cell office:value-type="float" office:value="0.2815199" calcext:value-type="float">
            <text:p>0.2815199</text:p>
          </table:table-cell>
          <table:table-cell office:value-type="float" office:value="0.339857" calcext:value-type="float">
            <text:p>0.339857</text:p>
          </table:table-cell>
          <table:table-cell office:value-type="float" office:value="0.2568557" calcext:value-type="float">
            <text:p>0.2568557</text:p>
          </table:table-cell>
          <table:table-cell office:value-type="float" office:value="0.08634336" calcext:value-type="float">
            <text:p>0.08634336</text:p>
          </table:table-cell>
          <table:table-cell office:value-type="float" office:value="0.07183374" calcext:value-type="float">
            <text:p>0.07183374</text:p>
          </table:table-cell>
          <table:table-cell office:value-type="float" office:value="0.03178603" calcext:value-type="float">
            <text:p>0.03178603</text:p>
          </table:table-cell>
          <table:table-cell office:value-type="float" office:value="0.03494504" calcext:value-type="float">
            <text:p>0.03494504</text:p>
          </table:table-cell>
          <table:table-cell office:value-type="float" office:value="0.08594631" calcext:value-type="float">
            <text:p>0.08594631</text:p>
          </table:table-cell>
          <table:table-cell office:value-type="float" office:value="0.1546635" calcext:value-type="float">
            <text:p>0.1546635</text:p>
          </table:table-cell>
          <table:table-cell office:value-type="float" office:value="0.1669027" calcext:value-type="float">
            <text:p>0.1669027</text:p>
          </table:table-cell>
          <table:table-cell office:value-type="float" office:value="0.1695887" calcext:value-type="float">
            <text:p>0.1695887</text:p>
          </table:table-cell>
          <table:table-cell office:value-type="float" office:value="0.1764057" calcext:value-type="float">
            <text:p>0.1764057</text:p>
          </table:table-cell>
          <table:table-cell office:value-type="float" office:value="0.1871085" calcext:value-type="float">
            <text:p>0.1871085</text:p>
          </table:table-cell>
          <table:table-cell office:value-type="float" office:value="0.1907894" calcext:value-type="float">
            <text:p>0.1907894</text:p>
          </table:table-cell>
          <table:table-cell office:value-type="float" office:value="0" calcext:value-type="float">
            <text:p>0</text:p>
          </table:table-cell>
          <table:table-cell office:value-type="float" office:value="49.42244" calcext:value-type="float">
            <text:p>49.42244</text:p>
          </table:table-cell>
          <table:table-cell office:value-type="float" office:value="46.97317" calcext:value-type="float">
            <text:p>46.97317</text:p>
          </table:table-cell>
          <table:table-cell office:value-type="float" office:value="38.57053" calcext:value-type="float">
            <text:p>38.57053</text:p>
          </table:table-cell>
          <table:table-cell office:value-type="float" office:value="12.63327" calcext:value-type="float">
            <text:p>12.63327</text:p>
          </table:table-cell>
          <table:table-cell office:value-type="float" office:value="10.47779" calcext:value-type="float">
            <text:p>10.47779</text:p>
          </table:table-cell>
          <table:table-cell office:value-type="float" office:value="3.555022" calcext:value-type="float">
            <text:p>3.555022</text:p>
          </table:table-cell>
          <table:table-cell office:value-type="float" office:value="3.049312" calcext:value-type="float">
            <text:p>3.049312</text:p>
          </table:table-cell>
          <table:table-cell office:value-type="float" office:value="6.024723" calcext:value-type="float">
            <text:p>6.024723</text:p>
          </table:table-cell>
          <table:table-cell office:value-type="float" office:value="8.783677" calcext:value-type="float">
            <text:p>8.783677</text:p>
          </table:table-cell>
          <table:table-cell office:value-type="float" office:value="9.960792" calcext:value-type="float">
            <text:p>9.960792</text:p>
          </table:table-cell>
          <table:table-cell office:value-type="float" office:value="10.27367" calcext:value-type="float">
            <text:p>10.27367</text:p>
          </table:table-cell>
          <table:table-cell office:value-type="float" office:value="10.89061" calcext:value-type="float">
            <text:p>10.89061</text:p>
          </table:table-cell>
          <table:table-cell office:value-type="float" office:value="11.90157" calcext:value-type="float">
            <text:p>11.90157</text:p>
          </table:table-cell>
          <table:table-cell office:value-type="float" office:value="12.24416" calcext:value-type="float">
            <text:p>12.24416</text:p>
          </table:table-cell>
          <table:table-cell office:value-type="float" office:value="0" calcext:value-type="float">
            <text:p>0</text:p>
          </table:table-cell>
          <table:table-cell office:value-type="float" office:value="45.53404" calcext:value-type="float">
            <text:p>45.534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5" calcext:value-type="float">
            <text:p>26112005</text:p>
          </table:table-cell>
          <table:table-cell office:value-type="float" office:value="0.8579063" calcext:value-type="float">
            <text:p>0.8579063</text:p>
          </table:table-cell>
          <table:table-cell office:value-type="float" office:value="134.4383" calcext:value-type="float">
            <text:p>134.438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40629" calcext:value-type="float">
            <text:p>42.40629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400946" calcext:value-type="float">
            <text:p>0.0009400946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168677" calcext:value-type="float">
            <text:p>0.02168677</text:p>
          </table:table-cell>
          <table:table-cell office:value-type="float" office:value="1168.403" calcext:value-type="float">
            <text:p>1168.403</text:p>
          </table:table-cell>
          <table:table-cell office:value-type="float" office:value="1.021901" calcext:value-type="float">
            <text:p>1.021901</text:p>
          </table:table-cell>
          <table:table-cell office:value-type="float" office:value="0" calcext:value-type="float">
            <text:p>0</text:p>
          </table:table-cell>
          <table:table-cell office:value-type="float" office:value="0.3210702" calcext:value-type="float">
            <text:p>0.3210702</text:p>
          </table:table-cell>
          <table:table-cell office:value-type="float" office:value="0.3555168" calcext:value-type="float">
            <text:p>0.3555168</text:p>
          </table:table-cell>
          <table:table-cell office:value-type="float" office:value="0.2628739" calcext:value-type="float">
            <text:p>0.2628739</text:p>
          </table:table-cell>
          <table:table-cell office:value-type="float" office:value="0.08785905" calcext:value-type="float">
            <text:p>0.08785905</text:p>
          </table:table-cell>
          <table:table-cell office:value-type="float" office:value="0.07272525" calcext:value-type="float">
            <text:p>0.07272525</text:p>
          </table:table-cell>
          <table:table-cell office:value-type="float" office:value="0.03192041" calcext:value-type="float">
            <text:p>0.03192041</text:p>
          </table:table-cell>
          <table:table-cell office:value-type="float" office:value="0.03492511" calcext:value-type="float">
            <text:p>0.03492511</text:p>
          </table:table-cell>
          <table:table-cell office:value-type="float" office:value="0.08591276" calcext:value-type="float">
            <text:p>0.08591276</text:p>
          </table:table-cell>
          <table:table-cell office:value-type="float" office:value="0.154683" calcext:value-type="float">
            <text:p>0.154683</text:p>
          </table:table-cell>
          <table:table-cell office:value-type="float" office:value="0.1669229" calcext:value-type="float">
            <text:p>0.1669229</text:p>
          </table:table-cell>
          <table:table-cell office:value-type="float" office:value="0.1696207" calcext:value-type="float">
            <text:p>0.1696207</text:p>
          </table:table-cell>
          <table:table-cell office:value-type="float" office:value="0.176437" calcext:value-type="float">
            <text:p>0.176437</text:p>
          </table:table-cell>
          <table:table-cell office:value-type="float" office:value="0.1871305" calcext:value-type="float">
            <text:p>0.1871305</text:p>
          </table:table-cell>
          <table:table-cell office:value-type="float" office:value="0.1908094" calcext:value-type="float">
            <text:p>0.1908094</text:p>
          </table:table-cell>
          <table:table-cell office:value-type="float" office:value="0" calcext:value-type="float">
            <text:p>0</text:p>
          </table:table-cell>
          <table:table-cell office:value-type="float" office:value="49.40004" calcext:value-type="float">
            <text:p>49.40004</text:p>
          </table:table-cell>
          <table:table-cell office:value-type="float" office:value="46.93408" calcext:value-type="float">
            <text:p>46.93408</text:p>
          </table:table-cell>
          <table:table-cell office:value-type="float" office:value="38.53843" calcext:value-type="float">
            <text:p>38.53843</text:p>
          </table:table-cell>
          <table:table-cell office:value-type="float" office:value="12.62472" calcext:value-type="float">
            <text:p>12.62472</text:p>
          </table:table-cell>
          <table:table-cell office:value-type="float" office:value="10.47086" calcext:value-type="float">
            <text:p>10.47086</text:p>
          </table:table-cell>
          <table:table-cell office:value-type="float" office:value="3.554873" calcext:value-type="float">
            <text:p>3.554873</text:p>
          </table:table-cell>
          <table:table-cell office:value-type="float" office:value="3.050387" calcext:value-type="float">
            <text:p>3.050387</text:p>
          </table:table-cell>
          <table:table-cell office:value-type="float" office:value="6.027874" calcext:value-type="float">
            <text:p>6.027874</text:p>
          </table:table-cell>
          <table:table-cell office:value-type="float" office:value="8.788796" calcext:value-type="float">
            <text:p>8.788796</text:p>
          </table:table-cell>
          <table:table-cell office:value-type="float" office:value="9.964816" calcext:value-type="float">
            <text:p>9.964816</text:p>
          </table:table-cell>
          <table:table-cell office:value-type="float" office:value="10.27752" calcext:value-type="float">
            <text:p>10.27752</text:p>
          </table:table-cell>
          <table:table-cell office:value-type="float" office:value="10.89379" calcext:value-type="float">
            <text:p>10.89379</text:p>
          </table:table-cell>
          <table:table-cell office:value-type="float" office:value="11.90366" calcext:value-type="float">
            <text:p>11.90366</text:p>
          </table:table-cell>
          <table:table-cell office:value-type="float" office:value="12.24597" calcext:value-type="float">
            <text:p>12.24597</text:p>
          </table:table-cell>
          <table:table-cell office:value-type="float" office:value="0" calcext:value-type="float">
            <text:p>0</text:p>
          </table:table-cell>
          <table:table-cell office:value-type="float" office:value="55.82103" calcext:value-type="float">
            <text:p>55.821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5" calcext:value-type="float">
            <text:p>27112005</text:p>
          </table:table-cell>
          <table:table-cell office:value-type="float" office:value="0.8567144" calcext:value-type="float">
            <text:p>0.8567144</text:p>
          </table:table-cell>
          <table:table-cell office:value-type="float" office:value="134.4363" calcext:value-type="float">
            <text:p>134.436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41287" calcext:value-type="float">
            <text:p>42.41287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408657" calcext:value-type="float">
            <text:p>0.0009408657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180476" calcext:value-type="float">
            <text:p>0.02180476</text:p>
          </table:table-cell>
          <table:table-cell office:value-type="float" office:value="1168.398" calcext:value-type="float">
            <text:p>1168.398</text:p>
          </table:table-cell>
          <table:table-cell office:value-type="float" office:value="1.021565" calcext:value-type="float">
            <text:p>1.021565</text:p>
          </table:table-cell>
          <table:table-cell office:value-type="float" office:value="0" calcext:value-type="float">
            <text:p>0</text:p>
          </table:table-cell>
          <table:table-cell office:value-type="float" office:value="0.1779133" calcext:value-type="float">
            <text:p>0.1779133</text:p>
          </table:table-cell>
          <table:table-cell office:value-type="float" office:value="0.2775523" calcext:value-type="float">
            <text:p>0.2775523</text:p>
          </table:table-cell>
          <table:table-cell office:value-type="float" office:value="0.2599856" calcext:value-type="float">
            <text:p>0.2599856</text:p>
          </table:table-cell>
          <table:table-cell office:value-type="float" office:value="0.1153803" calcext:value-type="float">
            <text:p>0.1153803</text:p>
          </table:table-cell>
          <table:table-cell office:value-type="float" office:value="0.07708385" calcext:value-type="float">
            <text:p>0.07708385</text:p>
          </table:table-cell>
          <table:table-cell office:value-type="float" office:value="0.03271897" calcext:value-type="float">
            <text:p>0.03271897</text:p>
          </table:table-cell>
          <table:table-cell office:value-type="float" office:value="0.03386482" calcext:value-type="float">
            <text:p>0.03386482</text:p>
          </table:table-cell>
          <table:table-cell office:value-type="float" office:value="0.08586384" calcext:value-type="float">
            <text:p>0.08586384</text:p>
          </table:table-cell>
          <table:table-cell office:value-type="float" office:value="0.154708" calcext:value-type="float">
            <text:p>0.154708</text:p>
          </table:table-cell>
          <table:table-cell office:value-type="float" office:value="0.1669442" calcext:value-type="float">
            <text:p>0.1669442</text:p>
          </table:table-cell>
          <table:table-cell office:value-type="float" office:value="0.169653" calcext:value-type="float">
            <text:p>0.169653</text:p>
          </table:table-cell>
          <table:table-cell office:value-type="float" office:value="0.1764476" calcext:value-type="float">
            <text:p>0.1764476</text:p>
          </table:table-cell>
          <table:table-cell office:value-type="float" office:value="0.1871465" calcext:value-type="float">
            <text:p>0.1871465</text:p>
          </table:table-cell>
          <table:table-cell office:value-type="float" office:value="0.1908292" calcext:value-type="float">
            <text:p>0.1908292</text:p>
          </table:table-cell>
          <table:table-cell office:value-type="float" office:value="0" calcext:value-type="float">
            <text:p>0</text:p>
          </table:table-cell>
          <table:table-cell office:value-type="float" office:value="49.33076" calcext:value-type="float">
            <text:p>49.33076</text:p>
          </table:table-cell>
          <table:table-cell office:value-type="float" office:value="46.88014" calcext:value-type="float">
            <text:p>46.88014</text:p>
          </table:table-cell>
          <table:table-cell office:value-type="float" office:value="38.50643" calcext:value-type="float">
            <text:p>38.50643</text:p>
          </table:table-cell>
          <table:table-cell office:value-type="float" office:value="12.61811" calcext:value-type="float">
            <text:p>12.61811</text:p>
          </table:table-cell>
          <table:table-cell office:value-type="float" office:value="10.46474" calcext:value-type="float">
            <text:p>10.46474</text:p>
          </table:table-cell>
          <table:table-cell office:value-type="float" office:value="3.554859" calcext:value-type="float">
            <text:p>3.554859</text:p>
          </table:table-cell>
          <table:table-cell office:value-type="float" office:value="3.05138" calcext:value-type="float">
            <text:p>3.05138</text:p>
          </table:table-cell>
          <table:table-cell office:value-type="float" office:value="6.031022" calcext:value-type="float">
            <text:p>6.031022</text:p>
          </table:table-cell>
          <table:table-cell office:value-type="float" office:value="8.793905" calcext:value-type="float">
            <text:p>8.793905</text:p>
          </table:table-cell>
          <table:table-cell office:value-type="float" office:value="9.968823" calcext:value-type="float">
            <text:p>9.968823</text:p>
          </table:table-cell>
          <table:table-cell office:value-type="float" office:value="10.28136" calcext:value-type="float">
            <text:p>10.28136</text:p>
          </table:table-cell>
          <table:table-cell office:value-type="float" office:value="10.89697" calcext:value-type="float">
            <text:p>10.89697</text:p>
          </table:table-cell>
          <table:table-cell office:value-type="float" office:value="11.90575" calcext:value-type="float">
            <text:p>11.90575</text:p>
          </table:table-cell>
          <table:table-cell office:value-type="float" office:value="12.24777" calcext:value-type="float">
            <text:p>12.24777</text:p>
          </table:table-cell>
          <table:table-cell office:value-type="float" office:value="0" calcext:value-type="float">
            <text:p>0</text:p>
          </table:table-cell>
          <table:table-cell office:value-type="float" office:value="6.687618" calcext:value-type="float">
            <text:p>6.6876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5" calcext:value-type="float">
            <text:p>28112005</text:p>
          </table:table-cell>
          <table:table-cell office:value-type="float" office:value="0.8561392" calcext:value-type="float">
            <text:p>0.8561392</text:p>
          </table:table-cell>
          <table:table-cell office:value-type="float" office:value="134.4348" calcext:value-type="float">
            <text:p>134.434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41947" calcext:value-type="float">
            <text:p>42.41947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424616" calcext:value-type="float">
            <text:p>0.0009424616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18412" calcext:value-type="float">
            <text:p>0.0218412</text:p>
          </table:table-cell>
          <table:table-cell office:value-type="float" office:value="1168.394" calcext:value-type="float">
            <text:p>1168.394</text:p>
          </table:table-cell>
          <table:table-cell office:value-type="float" office:value="1.021016" calcext:value-type="float">
            <text:p>1.021016</text:p>
          </table:table-cell>
          <table:table-cell office:value-type="float" office:value="0" calcext:value-type="float">
            <text:p>0</text:p>
          </table:table-cell>
          <table:table-cell office:value-type="float" office:value="0.467795" calcext:value-type="float">
            <text:p>0.467795</text:p>
          </table:table-cell>
          <table:table-cell office:value-type="float" office:value="0.3533057" calcext:value-type="float">
            <text:p>0.3533057</text:p>
          </table:table-cell>
          <table:table-cell office:value-type="float" office:value="0.2527975" calcext:value-type="float">
            <text:p>0.2527975</text:p>
          </table:table-cell>
          <table:table-cell office:value-type="float" office:value="0.09748435" calcext:value-type="float">
            <text:p>0.09748435</text:p>
          </table:table-cell>
          <table:table-cell office:value-type="float" office:value="0.07539906" calcext:value-type="float">
            <text:p>0.07539906</text:p>
          </table:table-cell>
          <table:table-cell office:value-type="float" office:value="0.03380487" calcext:value-type="float">
            <text:p>0.03380487</text:p>
          </table:table-cell>
          <table:table-cell office:value-type="float" office:value="0.03481406" calcext:value-type="float">
            <text:p>0.03481406</text:p>
          </table:table-cell>
          <table:table-cell office:value-type="float" office:value="0.08590868" calcext:value-type="float">
            <text:p>0.08590868</text:p>
          </table:table-cell>
          <table:table-cell office:value-type="float" office:value="0.1547355" calcext:value-type="float">
            <text:p>0.1547355</text:p>
          </table:table-cell>
          <table:table-cell office:value-type="float" office:value="0.1669675" calcext:value-type="float">
            <text:p>0.1669675</text:p>
          </table:table-cell>
          <table:table-cell office:value-type="float" office:value="0.1696859" calcext:value-type="float">
            <text:p>0.1696859</text:p>
          </table:table-cell>
          <table:table-cell office:value-type="float" office:value="0.176512" calcext:value-type="float">
            <text:p>0.176512</text:p>
          </table:table-cell>
          <table:table-cell office:value-type="float" office:value="0.1871677" calcext:value-type="float">
            <text:p>0.1871677</text:p>
          </table:table-cell>
          <table:table-cell office:value-type="float" office:value="0.1908473" calcext:value-type="float">
            <text:p>0.1908473</text:p>
          </table:table-cell>
          <table:table-cell office:value-type="float" office:value="0" calcext:value-type="float">
            <text:p>0</text:p>
          </table:table-cell>
          <table:table-cell office:value-type="float" office:value="49.28101" calcext:value-type="float">
            <text:p>49.28101</text:p>
          </table:table-cell>
          <table:table-cell office:value-type="float" office:value="46.8198" calcext:value-type="float">
            <text:p>46.8198</text:p>
          </table:table-cell>
          <table:table-cell office:value-type="float" office:value="38.46729" calcext:value-type="float">
            <text:p>38.46729</text:p>
          </table:table-cell>
          <table:table-cell office:value-type="float" office:value="12.61933" calcext:value-type="float">
            <text:p>12.61933</text:p>
          </table:table-cell>
          <table:table-cell office:value-type="float" office:value="10.45988" calcext:value-type="float">
            <text:p>10.45988</text:p>
          </table:table-cell>
          <table:table-cell office:value-type="float" office:value="3.55519" calcext:value-type="float">
            <text:p>3.55519</text:p>
          </table:table-cell>
          <table:table-cell office:value-type="float" office:value="3.052393" calcext:value-type="float">
            <text:p>3.052393</text:p>
          </table:table-cell>
          <table:table-cell office:value-type="float" office:value="6.034163" calcext:value-type="float">
            <text:p>6.034163</text:p>
          </table:table-cell>
          <table:table-cell office:value-type="float" office:value="8.799006" calcext:value-type="float">
            <text:p>8.799006</text:p>
          </table:table-cell>
          <table:table-cell office:value-type="float" office:value="9.972771" calcext:value-type="float">
            <text:p>9.972771</text:p>
          </table:table-cell>
          <table:table-cell office:value-type="float" office:value="10.28521" calcext:value-type="float">
            <text:p>10.28521</text:p>
          </table:table-cell>
          <table:table-cell office:value-type="float" office:value="10.90015" calcext:value-type="float">
            <text:p>10.90015</text:p>
          </table:table-cell>
          <table:table-cell office:value-type="float" office:value="11.90785" calcext:value-type="float">
            <text:p>11.90785</text:p>
          </table:table-cell>
          <table:table-cell office:value-type="float" office:value="12.24097" calcext:value-type="float">
            <text:p>12.24097</text:p>
          </table:table-cell>
          <table:table-cell office:value-type="float" office:value="0" calcext:value-type="float">
            <text:p>0</text:p>
          </table:table-cell>
          <table:table-cell office:value-type="float" office:value="11.51513" calcext:value-type="float">
            <text:p>11.515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5" calcext:value-type="float">
            <text:p>29112005</text:p>
          </table:table-cell>
          <table:table-cell office:value-type="float" office:value="0.8556995" calcext:value-type="float">
            <text:p>0.8556995</text:p>
          </table:table-cell>
          <table:table-cell office:value-type="float" office:value="134.4336" calcext:value-type="float">
            <text:p>134.433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42667" calcext:value-type="float">
            <text:p>42.42667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427447" calcext:value-type="float">
            <text:p>0.0009427447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197189" calcext:value-type="float">
            <text:p>0.02197189</text:p>
          </table:table-cell>
          <table:table-cell office:value-type="float" office:value="1168.389" calcext:value-type="float">
            <text:p>1168.389</text:p>
          </table:table-cell>
          <table:table-cell office:value-type="float" office:value="1.020515" calcext:value-type="float">
            <text:p>1.020515</text:p>
          </table:table-cell>
          <table:table-cell office:value-type="float" office:value="0" calcext:value-type="float">
            <text:p>0</text:p>
          </table:table-cell>
          <table:table-cell office:value-type="float" office:value="0.533902" calcext:value-type="float">
            <text:p>0.533902</text:p>
          </table:table-cell>
          <table:table-cell office:value-type="float" office:value="0.3374794" calcext:value-type="float">
            <text:p>0.3374794</text:p>
          </table:table-cell>
          <table:table-cell office:value-type="float" office:value="0.2507654" calcext:value-type="float">
            <text:p>0.2507654</text:p>
          </table:table-cell>
          <table:table-cell office:value-type="float" office:value="0.08674496" calcext:value-type="float">
            <text:p>0.08674496</text:p>
          </table:table-cell>
          <table:table-cell office:value-type="float" office:value="0.07071361" calcext:value-type="float">
            <text:p>0.07071361</text:p>
          </table:table-cell>
          <table:table-cell office:value-type="float" office:value="0.03182432" calcext:value-type="float">
            <text:p>0.03182432</text:p>
          </table:table-cell>
          <table:table-cell office:value-type="float" office:value="0.03470067" calcext:value-type="float">
            <text:p>0.03470067</text:p>
          </table:table-cell>
          <table:table-cell office:value-type="float" office:value="0.08575689" calcext:value-type="float">
            <text:p>0.08575689</text:p>
          </table:table-cell>
          <table:table-cell office:value-type="float" office:value="0.1547311" calcext:value-type="float">
            <text:p>0.1547311</text:p>
          </table:table-cell>
          <table:table-cell office:value-type="float" office:value="0.1669925" calcext:value-type="float">
            <text:p>0.1669925</text:p>
          </table:table-cell>
          <table:table-cell office:value-type="float" office:value="0.1697194" calcext:value-type="float">
            <text:p>0.1697194</text:p>
          </table:table-cell>
          <table:table-cell office:value-type="float" office:value="0.1765167" calcext:value-type="float">
            <text:p>0.1765167</text:p>
          </table:table-cell>
          <table:table-cell office:value-type="float" office:value="0.1871902" calcext:value-type="float">
            <text:p>0.1871902</text:p>
          </table:table-cell>
          <table:table-cell office:value-type="float" office:value="0.1908643" calcext:value-type="float">
            <text:p>0.1908643</text:p>
          </table:table-cell>
          <table:table-cell office:value-type="float" office:value="0" calcext:value-type="float">
            <text:p>0</text:p>
          </table:table-cell>
          <table:table-cell office:value-type="float" office:value="49.29249" calcext:value-type="float">
            <text:p>49.29249</text:p>
          </table:table-cell>
          <table:table-cell office:value-type="float" office:value="46.7725" calcext:value-type="float">
            <text:p>46.7725</text:p>
          </table:table-cell>
          <table:table-cell office:value-type="float" office:value="38.42839" calcext:value-type="float">
            <text:p>38.42839</text:p>
          </table:table-cell>
          <table:table-cell office:value-type="float" office:value="12.61168" calcext:value-type="float">
            <text:p>12.61168</text:p>
          </table:table-cell>
          <table:table-cell office:value-type="float" office:value="10.4526" calcext:value-type="float">
            <text:p>10.4526</text:p>
          </table:table-cell>
          <table:table-cell office:value-type="float" office:value="3.555277" calcext:value-type="float">
            <text:p>3.555277</text:p>
          </table:table-cell>
          <table:table-cell office:value-type="float" office:value="3.053474" calcext:value-type="float">
            <text:p>3.053474</text:p>
          </table:table-cell>
          <table:table-cell office:value-type="float" office:value="6.037289" calcext:value-type="float">
            <text:p>6.037289</text:p>
          </table:table-cell>
          <table:table-cell office:value-type="float" office:value="8.804097" calcext:value-type="float">
            <text:p>8.804097</text:p>
          </table:table-cell>
          <table:table-cell office:value-type="float" office:value="9.976722" calcext:value-type="float">
            <text:p>9.976722</text:p>
          </table:table-cell>
          <table:table-cell office:value-type="float" office:value="10.28906" calcext:value-type="float">
            <text:p>10.28906</text:p>
          </table:table-cell>
          <table:table-cell office:value-type="float" office:value="10.90333" calcext:value-type="float">
            <text:p>10.90333</text:p>
          </table:table-cell>
          <table:table-cell office:value-type="float" office:value="11.90994" calcext:value-type="float">
            <text:p>11.90994</text:p>
          </table:table-cell>
          <table:table-cell office:value-type="float" office:value="12.23861" calcext:value-type="float">
            <text:p>12.23861</text:p>
          </table:table-cell>
          <table:table-cell office:value-type="float" office:value="0" calcext:value-type="float">
            <text:p>0</text:p>
          </table:table-cell>
          <table:table-cell office:value-type="float" office:value="45.75489" calcext:value-type="float">
            <text:p>45.754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5" calcext:value-type="float">
            <text:p>30112005</text:p>
          </table:table-cell>
          <table:table-cell office:value-type="float" office:value="0.8553088" calcext:value-type="float">
            <text:p>0.8553088</text:p>
          </table:table-cell>
          <table:table-cell office:value-type="float" office:value="134.4324" calcext:value-type="float">
            <text:p>134.43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43433" calcext:value-type="float">
            <text:p>42.43433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427447" calcext:value-type="float">
            <text:p>0.0009427447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197189" calcext:value-type="float">
            <text:p>0.02197189</text:p>
          </table:table-cell>
          <table:table-cell office:value-type="float" office:value="1168.383" calcext:value-type="float">
            <text:p>1168.383</text:p>
          </table:table-cell>
          <table:table-cell office:value-type="float" office:value="1.019978" calcext:value-type="float">
            <text:p>1.019978</text:p>
          </table:table-cell>
          <table:table-cell office:value-type="float" office:value="0" calcext:value-type="float">
            <text:p>0</text:p>
          </table:table-cell>
          <table:table-cell office:value-type="float" office:value="0.3884572" calcext:value-type="float">
            <text:p>0.3884572</text:p>
          </table:table-cell>
          <table:table-cell office:value-type="float" office:value="0.3657579" calcext:value-type="float">
            <text:p>0.3657579</text:p>
          </table:table-cell>
          <table:table-cell office:value-type="float" office:value="0.2456549" calcext:value-type="float">
            <text:p>0.2456549</text:p>
          </table:table-cell>
          <table:table-cell office:value-type="float" office:value="0.08393097" calcext:value-type="float">
            <text:p>0.08393097</text:p>
          </table:table-cell>
          <table:table-cell office:value-type="float" office:value="0.06906147" calcext:value-type="float">
            <text:p>0.06906147</text:p>
          </table:table-cell>
          <table:table-cell office:value-type="float" office:value="0.03091162" calcext:value-type="float">
            <text:p>0.03091162</text:p>
          </table:table-cell>
          <table:table-cell office:value-type="float" office:value="0.03453896" calcext:value-type="float">
            <text:p>0.03453896</text:p>
          </table:table-cell>
          <table:table-cell office:value-type="float" office:value="0.08560154" calcext:value-type="float">
            <text:p>0.08560154</text:p>
          </table:table-cell>
          <table:table-cell office:value-type="float" office:value="0.154689" calcext:value-type="float">
            <text:p>0.154689</text:p>
          </table:table-cell>
          <table:table-cell office:value-type="float" office:value="0.1670147" calcext:value-type="float">
            <text:p>0.1670147</text:p>
          </table:table-cell>
          <table:table-cell office:value-type="float" office:value="0.1697532" calcext:value-type="float">
            <text:p>0.1697532</text:p>
          </table:table-cell>
          <table:table-cell office:value-type="float" office:value="0.1765324" calcext:value-type="float">
            <text:p>0.1765324</text:p>
          </table:table-cell>
          <table:table-cell office:value-type="float" office:value="0.1872137" calcext:value-type="float">
            <text:p>0.1872137</text:p>
          </table:table-cell>
          <table:table-cell office:value-type="float" office:value="0.1908837" calcext:value-type="float">
            <text:p>0.1908837</text:p>
          </table:table-cell>
          <table:table-cell office:value-type="float" office:value="0" calcext:value-type="float">
            <text:p>0</text:p>
          </table:table-cell>
          <table:table-cell office:value-type="float" office:value="49.29797" calcext:value-type="float">
            <text:p>49.29797</text:p>
          </table:table-cell>
          <table:table-cell office:value-type="float" office:value="46.7421" calcext:value-type="float">
            <text:p>46.7421</text:p>
          </table:table-cell>
          <table:table-cell office:value-type="float" office:value="38.39046" calcext:value-type="float">
            <text:p>38.39046</text:p>
          </table:table-cell>
          <table:table-cell office:value-type="float" office:value="12.60193" calcext:value-type="float">
            <text:p>12.60193</text:p>
          </table:table-cell>
          <table:table-cell office:value-type="float" office:value="10.4444" calcext:value-type="float">
            <text:p>10.4444</text:p>
          </table:table-cell>
          <table:table-cell office:value-type="float" office:value="3.555001" calcext:value-type="float">
            <text:p>3.555001</text:p>
          </table:table-cell>
          <table:table-cell office:value-type="float" office:value="3.054518" calcext:value-type="float">
            <text:p>3.054518</text:p>
          </table:table-cell>
          <table:table-cell office:value-type="float" office:value="6.040374" calcext:value-type="float">
            <text:p>6.040374</text:p>
          </table:table-cell>
          <table:table-cell office:value-type="float" office:value="8.809173" calcext:value-type="float">
            <text:p>8.809173</text:p>
          </table:table-cell>
          <table:table-cell office:value-type="float" office:value="9.980671" calcext:value-type="float">
            <text:p>9.980671</text:p>
          </table:table-cell>
          <table:table-cell office:value-type="float" office:value="10.2929" calcext:value-type="float">
            <text:p>10.2929</text:p>
          </table:table-cell>
          <table:table-cell office:value-type="float" office:value="10.9065" calcext:value-type="float">
            <text:p>10.9065</text:p>
          </table:table-cell>
          <table:table-cell office:value-type="float" office:value="11.91203" calcext:value-type="float">
            <text:p>11.91203</text:p>
          </table:table-cell>
          <table:table-cell office:value-type="float" office:value="12.2295" calcext:value-type="float">
            <text:p>12.2295</text:p>
          </table:table-cell>
          <table:table-cell office:value-type="float" office:value="0" calcext:value-type="float">
            <text:p>0</text:p>
          </table:table-cell>
          <table:table-cell office:value-type="float" office:value="27.87521" calcext:value-type="float">
            <text:p>27.875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5" calcext:value-type="float">
            <text:p>1122005</text:p>
          </table:table-cell>
          <table:table-cell office:value-type="float" office:value="0.8549461" calcext:value-type="float">
            <text:p>0.8549461</text:p>
          </table:table-cell>
          <table:table-cell office:value-type="float" office:value="134.4312" calcext:value-type="float">
            <text:p>134.43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4425" calcext:value-type="float">
            <text:p>42.4425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427447" calcext:value-type="float">
            <text:p>0.0009427447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197189" calcext:value-type="float">
            <text:p>0.02197189</text:p>
          </table:table-cell>
          <table:table-cell office:value-type="float" office:value="1168.377" calcext:value-type="float">
            <text:p>1168.377</text:p>
          </table:table-cell>
          <table:table-cell office:value-type="float" office:value="1.019447" calcext:value-type="float">
            <text:p>1.019447</text:p>
          </table:table-cell>
          <table:table-cell office:value-type="float" office:value="0" calcext:value-type="float">
            <text:p>0</text:p>
          </table:table-cell>
          <table:table-cell office:value-type="float" office:value="0.3590928" calcext:value-type="float">
            <text:p>0.3590928</text:p>
          </table:table-cell>
          <table:table-cell office:value-type="float" office:value="0.4121198" calcext:value-type="float">
            <text:p>0.4121198</text:p>
          </table:table-cell>
          <table:table-cell office:value-type="float" office:value="0.2468659" calcext:value-type="float">
            <text:p>0.2468659</text:p>
          </table:table-cell>
          <table:table-cell office:value-type="float" office:value="0.08275934" calcext:value-type="float">
            <text:p>0.08275934</text:p>
          </table:table-cell>
          <table:table-cell office:value-type="float" office:value="0.06818386" calcext:value-type="float">
            <text:p>0.06818386</text:p>
          </table:table-cell>
          <table:table-cell office:value-type="float" office:value="0.03057571" calcext:value-type="float">
            <text:p>0.03057571</text:p>
          </table:table-cell>
          <table:table-cell office:value-type="float" office:value="0.03440675" calcext:value-type="float">
            <text:p>0.03440675</text:p>
          </table:table-cell>
          <table:table-cell office:value-type="float" office:value="0.08554433" calcext:value-type="float">
            <text:p>0.08554433</text:p>
          </table:table-cell>
          <table:table-cell office:value-type="float" office:value="0.1546542" calcext:value-type="float">
            <text:p>0.1546542</text:p>
          </table:table-cell>
          <table:table-cell office:value-type="float" office:value="0.1670326" calcext:value-type="float">
            <text:p>0.1670326</text:p>
          </table:table-cell>
          <table:table-cell office:value-type="float" office:value="0.1697867" calcext:value-type="float">
            <text:p>0.1697867</text:p>
          </table:table-cell>
          <table:table-cell office:value-type="float" office:value="0.1765579" calcext:value-type="float">
            <text:p>0.1765579</text:p>
          </table:table-cell>
          <table:table-cell office:value-type="float" office:value="0.1872379" calcext:value-type="float">
            <text:p>0.1872379</text:p>
          </table:table-cell>
          <table:table-cell office:value-type="float" office:value="0.1909016" calcext:value-type="float">
            <text:p>0.1909016</text:p>
          </table:table-cell>
          <table:table-cell office:value-type="float" office:value="0" calcext:value-type="float">
            <text:p>0</text:p>
          </table:table-cell>
          <table:table-cell office:value-type="float" office:value="49.28369" calcext:value-type="float">
            <text:p>49.28369</text:p>
          </table:table-cell>
          <table:table-cell office:value-type="float" office:value="46.73092" calcext:value-type="float">
            <text:p>46.73092</text:p>
          </table:table-cell>
          <table:table-cell office:value-type="float" office:value="38.35263" calcext:value-type="float">
            <text:p>38.35263</text:p>
          </table:table-cell>
          <table:table-cell office:value-type="float" office:value="12.5918" calcext:value-type="float">
            <text:p>12.5918</text:p>
          </table:table-cell>
          <table:table-cell office:value-type="float" office:value="10.43593" calcext:value-type="float">
            <text:p>10.43593</text:p>
          </table:table-cell>
          <table:table-cell office:value-type="float" office:value="3.554578" calcext:value-type="float">
            <text:p>3.554578</text:p>
          </table:table-cell>
          <table:table-cell office:value-type="float" office:value="3.055518" calcext:value-type="float">
            <text:p>3.055518</text:p>
          </table:table-cell>
          <table:table-cell office:value-type="float" office:value="6.043423" calcext:value-type="float">
            <text:p>6.043423</text:p>
          </table:table-cell>
          <table:table-cell office:value-type="float" office:value="8.81423" calcext:value-type="float">
            <text:p>8.81423</text:p>
          </table:table-cell>
          <table:table-cell office:value-type="float" office:value="9.984618" calcext:value-type="float">
            <text:p>9.984618</text:p>
          </table:table-cell>
          <table:table-cell office:value-type="float" office:value="10.29675" calcext:value-type="float">
            <text:p>10.29675</text:p>
          </table:table-cell>
          <table:table-cell office:value-type="float" office:value="10.90968" calcext:value-type="float">
            <text:p>10.90968</text:p>
          </table:table-cell>
          <table:table-cell office:value-type="float" office:value="11.91413" calcext:value-type="float">
            <text:p>11.91413</text:p>
          </table:table-cell>
          <table:table-cell office:value-type="float" office:value="12.22058" calcext:value-type="float">
            <text:p>12.22058</text:p>
          </table:table-cell>
          <table:table-cell office:value-type="float" office:value="0" calcext:value-type="float">
            <text:p>0</text:p>
          </table:table-cell>
          <table:table-cell office:value-type="float" office:value="19.48009" calcext:value-type="float">
            <text:p>19.480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5" calcext:value-type="float">
            <text:p>2122005</text:p>
          </table:table-cell>
          <table:table-cell office:value-type="float" office:value="0.8546258" calcext:value-type="float">
            <text:p>0.8546258</text:p>
          </table:table-cell>
          <table:table-cell office:value-type="float" office:value="134.4301" calcext:value-type="float">
            <text:p>134.43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45079" calcext:value-type="float">
            <text:p>42.45079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427447" calcext:value-type="float">
            <text:p>0.0009427447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197189" calcext:value-type="float">
            <text:p>0.02197189</text:p>
          </table:table-cell>
          <table:table-cell office:value-type="float" office:value="1168.371" calcext:value-type="float">
            <text:p>1168.371</text:p>
          </table:table-cell>
          <table:table-cell office:value-type="float" office:value="1.018913" calcext:value-type="float">
            <text:p>1.018913</text:p>
          </table:table-cell>
          <table:table-cell office:value-type="float" office:value="0" calcext:value-type="float">
            <text:p>0</text:p>
          </table:table-cell>
          <table:table-cell office:value-type="float" office:value="0.3206199" calcext:value-type="float">
            <text:p>0.3206199</text:p>
          </table:table-cell>
          <table:table-cell office:value-type="float" office:value="0.3725067" calcext:value-type="float">
            <text:p>0.3725067</text:p>
          </table:table-cell>
          <table:table-cell office:value-type="float" office:value="0.2559242" calcext:value-type="float">
            <text:p>0.2559242</text:p>
          </table:table-cell>
          <table:table-cell office:value-type="float" office:value="0.08246835" calcext:value-type="float">
            <text:p>0.08246835</text:p>
          </table:table-cell>
          <table:table-cell office:value-type="float" office:value="0.06775279" calcext:value-type="float">
            <text:p>0.06775279</text:p>
          </table:table-cell>
          <table:table-cell office:value-type="float" office:value="0.03037927" calcext:value-type="float">
            <text:p>0.03037927</text:p>
          </table:table-cell>
          <table:table-cell office:value-type="float" office:value="0.03429505" calcext:value-type="float">
            <text:p>0.03429505</text:p>
          </table:table-cell>
          <table:table-cell office:value-type="float" office:value="0.08551356" calcext:value-type="float">
            <text:p>0.08551356</text:p>
          </table:table-cell>
          <table:table-cell office:value-type="float" office:value="0.1546365" calcext:value-type="float">
            <text:p>0.1546365</text:p>
          </table:table-cell>
          <table:table-cell office:value-type="float" office:value="0.1670469" calcext:value-type="float">
            <text:p>0.1670469</text:p>
          </table:table-cell>
          <table:table-cell office:value-type="float" office:value="0.1698195" calcext:value-type="float">
            <text:p>0.1698195</text:p>
          </table:table-cell>
          <table:table-cell office:value-type="float" office:value="0.1765829" calcext:value-type="float">
            <text:p>0.1765829</text:p>
          </table:table-cell>
          <table:table-cell office:value-type="float" office:value="0.1872604" calcext:value-type="float">
            <text:p>0.1872604</text:p>
          </table:table-cell>
          <table:table-cell office:value-type="float" office:value="0.1909213" calcext:value-type="float">
            <text:p>0.1909213</text:p>
          </table:table-cell>
          <table:table-cell office:value-type="float" office:value="0" calcext:value-type="float">
            <text:p>0</text:p>
          </table:table-cell>
          <table:table-cell office:value-type="float" office:value="49.27113" calcext:value-type="float">
            <text:p>49.27113</text:p>
          </table:table-cell>
          <table:table-cell office:value-type="float" office:value="46.71914" calcext:value-type="float">
            <text:p>46.71914</text:p>
          </table:table-cell>
          <table:table-cell office:value-type="float" office:value="38.31801" calcext:value-type="float">
            <text:p>38.31801</text:p>
          </table:table-cell>
          <table:table-cell office:value-type="float" office:value="12.58154" calcext:value-type="float">
            <text:p>12.58154</text:p>
          </table:table-cell>
          <table:table-cell office:value-type="float" office:value="10.42739" calcext:value-type="float">
            <text:p>10.42739</text:p>
          </table:table-cell>
          <table:table-cell office:value-type="float" office:value="3.554098" calcext:value-type="float">
            <text:p>3.554098</text:p>
          </table:table-cell>
          <table:table-cell office:value-type="float" office:value="3.05648" calcext:value-type="float">
            <text:p>3.05648</text:p>
          </table:table-cell>
          <table:table-cell office:value-type="float" office:value="6.046452" calcext:value-type="float">
            <text:p>6.046452</text:p>
          </table:table-cell>
          <table:table-cell office:value-type="float" office:value="8.819269" calcext:value-type="float">
            <text:p>8.819269</text:p>
          </table:table-cell>
          <table:table-cell office:value-type="float" office:value="9.988564" calcext:value-type="float">
            <text:p>9.988564</text:p>
          </table:table-cell>
          <table:table-cell office:value-type="float" office:value="10.3006" calcext:value-type="float">
            <text:p>10.3006</text:p>
          </table:table-cell>
          <table:table-cell office:value-type="float" office:value="10.91287" calcext:value-type="float">
            <text:p>10.91287</text:p>
          </table:table-cell>
          <table:table-cell office:value-type="float" office:value="11.91622" calcext:value-type="float">
            <text:p>11.91622</text:p>
          </table:table-cell>
          <table:table-cell office:value-type="float" office:value="12.21584" calcext:value-type="float">
            <text:p>12.21584</text:p>
          </table:table-cell>
          <table:table-cell office:value-type="float" office:value="0" calcext:value-type="float">
            <text:p>0</text:p>
          </table:table-cell>
          <table:table-cell office:value-type="float" office:value="14.0418" calcext:value-type="float">
            <text:p>14.04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5" calcext:value-type="float">
            <text:p>3122005</text:p>
          </table:table-cell>
          <table:table-cell office:value-type="float" office:value="0.8543282" calcext:value-type="float">
            <text:p>0.8543282</text:p>
          </table:table-cell>
          <table:table-cell office:value-type="float" office:value="134.4291" calcext:value-type="float">
            <text:p>134.429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45913" calcext:value-type="float">
            <text:p>42.45913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427447" calcext:value-type="float">
            <text:p>0.0009427447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197189" calcext:value-type="float">
            <text:p>0.02197189</text:p>
          </table:table-cell>
          <table:table-cell office:value-type="float" office:value="1168.364" calcext:value-type="float">
            <text:p>1168.364</text:p>
          </table:table-cell>
          <table:table-cell office:value-type="float" office:value="1.018394" calcext:value-type="float">
            <text:p>1.018394</text:p>
          </table:table-cell>
          <table:table-cell office:value-type="float" office:value="0" calcext:value-type="float">
            <text:p>0</text:p>
          </table:table-cell>
          <table:table-cell office:value-type="float" office:value="0.3184176" calcext:value-type="float">
            <text:p>0.3184176</text:p>
          </table:table-cell>
          <table:table-cell office:value-type="float" office:value="0.3616572" calcext:value-type="float">
            <text:p>0.3616572</text:p>
          </table:table-cell>
          <table:table-cell office:value-type="float" office:value="0.2713459" calcext:value-type="float">
            <text:p>0.2713459</text:p>
          </table:table-cell>
          <table:table-cell office:value-type="float" office:value="0.08255236" calcext:value-type="float">
            <text:p>0.08255236</text:p>
          </table:table-cell>
          <table:table-cell office:value-type="float" office:value="0.06718169" calcext:value-type="float">
            <text:p>0.06718169</text:p>
          </table:table-cell>
          <table:table-cell office:value-type="float" office:value="0.03027461" calcext:value-type="float">
            <text:p>0.03027461</text:p>
          </table:table-cell>
          <table:table-cell office:value-type="float" office:value="0.03420535" calcext:value-type="float">
            <text:p>0.03420535</text:p>
          </table:table-cell>
          <table:table-cell office:value-type="float" office:value="0.08548252" calcext:value-type="float">
            <text:p>0.08548252</text:p>
          </table:table-cell>
          <table:table-cell office:value-type="float" office:value="0.154631" calcext:value-type="float">
            <text:p>0.154631</text:p>
          </table:table-cell>
          <table:table-cell office:value-type="float" office:value="0.1670594" calcext:value-type="float">
            <text:p>0.1670594</text:p>
          </table:table-cell>
          <table:table-cell office:value-type="float" office:value="0.169852" calcext:value-type="float">
            <text:p>0.169852</text:p>
          </table:table-cell>
          <table:table-cell office:value-type="float" office:value="0.1766095" calcext:value-type="float">
            <text:p>0.1766095</text:p>
          </table:table-cell>
          <table:table-cell office:value-type="float" office:value="0.1872828" calcext:value-type="float">
            <text:p>0.1872828</text:p>
          </table:table-cell>
          <table:table-cell office:value-type="float" office:value="0.1909402" calcext:value-type="float">
            <text:p>0.1909402</text:p>
          </table:table-cell>
          <table:table-cell office:value-type="float" office:value="0" calcext:value-type="float">
            <text:p>0</text:p>
          </table:table-cell>
          <table:table-cell office:value-type="float" office:value="49.25595" calcext:value-type="float">
            <text:p>49.25595</text:p>
          </table:table-cell>
          <table:table-cell office:value-type="float" office:value="46.70029" calcext:value-type="float">
            <text:p>46.70029</text:p>
          </table:table-cell>
          <table:table-cell office:value-type="float" office:value="38.2907" calcext:value-type="float">
            <text:p>38.2907</text:p>
          </table:table-cell>
          <table:table-cell office:value-type="float" office:value="12.57161" calcext:value-type="float">
            <text:p>12.57161</text:p>
          </table:table-cell>
          <table:table-cell office:value-type="float" office:value="10.41885" calcext:value-type="float">
            <text:p>10.41885</text:p>
          </table:table-cell>
          <table:table-cell office:value-type="float" office:value="3.553591" calcext:value-type="float">
            <text:p>3.553591</text:p>
          </table:table-cell>
          <table:table-cell office:value-type="float" office:value="3.057412" calcext:value-type="float">
            <text:p>3.057412</text:p>
          </table:table-cell>
          <table:table-cell office:value-type="float" office:value="6.049463" calcext:value-type="float">
            <text:p>6.049463</text:p>
          </table:table-cell>
          <table:table-cell office:value-type="float" office:value="8.824289" calcext:value-type="float">
            <text:p>8.824289</text:p>
          </table:table-cell>
          <table:table-cell office:value-type="float" office:value="9.992517" calcext:value-type="float">
            <text:p>9.992517</text:p>
          </table:table-cell>
          <table:table-cell office:value-type="float" office:value="10.30444" calcext:value-type="float">
            <text:p>10.30444</text:p>
          </table:table-cell>
          <table:table-cell office:value-type="float" office:value="10.91604" calcext:value-type="float">
            <text:p>10.91604</text:p>
          </table:table-cell>
          <table:table-cell office:value-type="float" office:value="11.91831" calcext:value-type="float">
            <text:p>11.91831</text:p>
          </table:table-cell>
          <table:table-cell office:value-type="float" office:value="12.20827" calcext:value-type="float">
            <text:p>12.20827</text:p>
          </table:table-cell>
          <table:table-cell office:value-type="float" office:value="0" calcext:value-type="float">
            <text:p>0</text:p>
          </table:table-cell>
          <table:table-cell office:value-type="float" office:value="10.55857" calcext:value-type="float">
            <text:p>10.55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5" calcext:value-type="float">
            <text:p>4122005</text:p>
          </table:table-cell>
          <table:table-cell office:value-type="float" office:value="0.8540598" calcext:value-type="float">
            <text:p>0.8540598</text:p>
          </table:table-cell>
          <table:table-cell office:value-type="float" office:value="134.4283" calcext:value-type="float">
            <text:p>134.428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46817" calcext:value-type="float">
            <text:p>42.46817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427447" calcext:value-type="float">
            <text:p>0.0009427447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197189" calcext:value-type="float">
            <text:p>0.02197189</text:p>
          </table:table-cell>
          <table:table-cell office:value-type="float" office:value="1168.357" calcext:value-type="float">
            <text:p>1168.357</text:p>
          </table:table-cell>
          <table:table-cell office:value-type="float" office:value="1.017887" calcext:value-type="float">
            <text:p>1.017887</text:p>
          </table:table-cell>
          <table:table-cell office:value-type="float" office:value="0" calcext:value-type="float">
            <text:p>0</text:p>
          </table:table-cell>
          <table:table-cell office:value-type="float" office:value="0.30945" calcext:value-type="float">
            <text:p>0.30945</text:p>
          </table:table-cell>
          <table:table-cell office:value-type="float" office:value="0.3501871" calcext:value-type="float">
            <text:p>0.3501871</text:p>
          </table:table-cell>
          <table:table-cell office:value-type="float" office:value="0.3018542" calcext:value-type="float">
            <text:p>0.3018542</text:p>
          </table:table-cell>
          <table:table-cell office:value-type="float" office:value="0.08166185" calcext:value-type="float">
            <text:p>0.08166185</text:p>
          </table:table-cell>
          <table:table-cell office:value-type="float" office:value="0.06692965" calcext:value-type="float">
            <text:p>0.06692965</text:p>
          </table:table-cell>
          <table:table-cell office:value-type="float" office:value="0.0301645" calcext:value-type="float">
            <text:p>0.0301645</text:p>
          </table:table-cell>
          <table:table-cell office:value-type="float" office:value="0.03413041" calcext:value-type="float">
            <text:p>0.03413041</text:p>
          </table:table-cell>
          <table:table-cell office:value-type="float" office:value="0.0854596" calcext:value-type="float">
            <text:p>0.0854596</text:p>
          </table:table-cell>
          <table:table-cell office:value-type="float" office:value="0.1546406" calcext:value-type="float">
            <text:p>0.1546406</text:p>
          </table:table-cell>
          <table:table-cell office:value-type="float" office:value="0.1670714" calcext:value-type="float">
            <text:p>0.1670714</text:p>
          </table:table-cell>
          <table:table-cell office:value-type="float" office:value="0.1698839" calcext:value-type="float">
            <text:p>0.1698839</text:p>
          </table:table-cell>
          <table:table-cell office:value-type="float" office:value="0.1766368" calcext:value-type="float">
            <text:p>0.1766368</text:p>
          </table:table-cell>
          <table:table-cell office:value-type="float" office:value="0.1873057" calcext:value-type="float">
            <text:p>0.1873057</text:p>
          </table:table-cell>
          <table:table-cell office:value-type="float" office:value="0.1909584" calcext:value-type="float">
            <text:p>0.1909584</text:p>
          </table:table-cell>
          <table:table-cell office:value-type="float" office:value="0" calcext:value-type="float">
            <text:p>0</text:p>
          </table:table-cell>
          <table:table-cell office:value-type="float" office:value="49.23899" calcext:value-type="float">
            <text:p>49.23899</text:p>
          </table:table-cell>
          <table:table-cell office:value-type="float" office:value="46.67971" calcext:value-type="float">
            <text:p>46.67971</text:p>
          </table:table-cell>
          <table:table-cell office:value-type="float" office:value="38.27912" calcext:value-type="float">
            <text:p>38.27912</text:p>
          </table:table-cell>
          <table:table-cell office:value-type="float" office:value="12.56165" calcext:value-type="float">
            <text:p>12.56165</text:p>
          </table:table-cell>
          <table:table-cell office:value-type="float" office:value="10.41027" calcext:value-type="float">
            <text:p>10.41027</text:p>
          </table:table-cell>
          <table:table-cell office:value-type="float" office:value="3.553062" calcext:value-type="float">
            <text:p>3.553062</text:p>
          </table:table-cell>
          <table:table-cell office:value-type="float" office:value="3.058316" calcext:value-type="float">
            <text:p>3.058316</text:p>
          </table:table-cell>
          <table:table-cell office:value-type="float" office:value="6.052456" calcext:value-type="float">
            <text:p>6.052456</text:p>
          </table:table-cell>
          <table:table-cell office:value-type="float" office:value="8.829304" calcext:value-type="float">
            <text:p>8.829304</text:p>
          </table:table-cell>
          <table:table-cell office:value-type="float" office:value="9.996462" calcext:value-type="float">
            <text:p>9.996462</text:p>
          </table:table-cell>
          <table:table-cell office:value-type="float" office:value="10.30829" calcext:value-type="float">
            <text:p>10.30829</text:p>
          </table:table-cell>
          <table:table-cell office:value-type="float" office:value="10.91922" calcext:value-type="float">
            <text:p>10.91922</text:p>
          </table:table-cell>
          <table:table-cell office:value-type="float" office:value="11.9204" calcext:value-type="float">
            <text:p>11.9204</text:p>
          </table:table-cell>
          <table:table-cell office:value-type="float" office:value="12.1984" calcext:value-type="float">
            <text:p>12.1984</text:p>
          </table:table-cell>
          <table:table-cell office:value-type="float" office:value="0" calcext:value-type="float">
            <text:p>0</text:p>
          </table:table-cell>
          <table:table-cell office:value-type="float" office:value="8.649048" calcext:value-type="float">
            <text:p>8.649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5" calcext:value-type="float">
            <text:p>5122005</text:p>
          </table:table-cell>
          <table:table-cell office:value-type="float" office:value="0.8538346" calcext:value-type="float">
            <text:p>0.8538346</text:p>
          </table:table-cell>
          <table:table-cell office:value-type="float" office:value="134.4275" calcext:value-type="float">
            <text:p>134.42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47735" calcext:value-type="float">
            <text:p>42.47735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427447" calcext:value-type="float">
            <text:p>0.0009427447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197189" calcext:value-type="float">
            <text:p>0.02197189</text:p>
          </table:table-cell>
          <table:table-cell office:value-type="float" office:value="1168.35" calcext:value-type="float">
            <text:p>1168.35</text:p>
          </table:table-cell>
          <table:table-cell office:value-type="float" office:value="1.017428" calcext:value-type="float">
            <text:p>1.017428</text:p>
          </table:table-cell>
          <table:table-cell office:value-type="float" office:value="0" calcext:value-type="float">
            <text:p>0</text:p>
          </table:table-cell>
          <table:table-cell office:value-type="float" office:value="0.3114572" calcext:value-type="float">
            <text:p>0.3114572</text:p>
          </table:table-cell>
          <table:table-cell office:value-type="float" office:value="0.3469468" calcext:value-type="float">
            <text:p>0.3469468</text:p>
          </table:table-cell>
          <table:table-cell office:value-type="float" office:value="0.2692009" calcext:value-type="float">
            <text:p>0.2692009</text:p>
          </table:table-cell>
          <table:table-cell office:value-type="float" office:value="0.08660572" calcext:value-type="float">
            <text:p>0.08660572</text:p>
          </table:table-cell>
          <table:table-cell office:value-type="float" office:value="0.06631374" calcext:value-type="float">
            <text:p>0.06631374</text:p>
          </table:table-cell>
          <table:table-cell office:value-type="float" office:value="0.03004363" calcext:value-type="float">
            <text:p>0.03004363</text:p>
          </table:table-cell>
          <table:table-cell office:value-type="float" office:value="0.03410226" calcext:value-type="float">
            <text:p>0.03410226</text:p>
          </table:table-cell>
          <table:table-cell office:value-type="float" office:value="0.08541435" calcext:value-type="float">
            <text:p>0.08541435</text:p>
          </table:table-cell>
          <table:table-cell office:value-type="float" office:value="0.1546509" calcext:value-type="float">
            <text:p>0.1546509</text:p>
          </table:table-cell>
          <table:table-cell office:value-type="float" office:value="0.1670835" calcext:value-type="float">
            <text:p>0.1670835</text:p>
          </table:table-cell>
          <table:table-cell office:value-type="float" office:value="0.1699154" calcext:value-type="float">
            <text:p>0.1699154</text:p>
          </table:table-cell>
          <table:table-cell office:value-type="float" office:value="0.1766638" calcext:value-type="float">
            <text:p>0.1766638</text:p>
          </table:table-cell>
          <table:table-cell office:value-type="float" office:value="0.1873282" calcext:value-type="float">
            <text:p>0.1873282</text:p>
          </table:table-cell>
          <table:table-cell office:value-type="float" office:value="0.1909771" calcext:value-type="float">
            <text:p>0.1909771</text:p>
          </table:table-cell>
          <table:table-cell office:value-type="float" office:value="0" calcext:value-type="float">
            <text:p>0</text:p>
          </table:table-cell>
          <table:table-cell office:value-type="float" office:value="49.22183" calcext:value-type="float">
            <text:p>49.22183</text:p>
          </table:table-cell>
          <table:table-cell office:value-type="float" office:value="46.66008" calcext:value-type="float">
            <text:p>46.66008</text:p>
          </table:table-cell>
          <table:table-cell office:value-type="float" office:value="38.26962" calcext:value-type="float">
            <text:p>38.26962</text:p>
          </table:table-cell>
          <table:table-cell office:value-type="float" office:value="12.55315" calcext:value-type="float">
            <text:p>12.55315</text:p>
          </table:table-cell>
          <table:table-cell office:value-type="float" office:value="10.40178" calcext:value-type="float">
            <text:p>10.40178</text:p>
          </table:table-cell>
          <table:table-cell office:value-type="float" office:value="3.552511" calcext:value-type="float">
            <text:p>3.552511</text:p>
          </table:table-cell>
          <table:table-cell office:value-type="float" office:value="3.059201" calcext:value-type="float">
            <text:p>3.059201</text:p>
          </table:table-cell>
          <table:table-cell office:value-type="float" office:value="6.055425" calcext:value-type="float">
            <text:p>6.055425</text:p>
          </table:table-cell>
          <table:table-cell office:value-type="float" office:value="8.834293" calcext:value-type="float">
            <text:p>8.834293</text:p>
          </table:table-cell>
          <table:table-cell office:value-type="float" office:value="10.00041" calcext:value-type="float">
            <text:p>10.00041</text:p>
          </table:table-cell>
          <table:table-cell office:value-type="float" office:value="10.31214" calcext:value-type="float">
            <text:p>10.31214</text:p>
          </table:table-cell>
          <table:table-cell office:value-type="float" office:value="10.9224" calcext:value-type="float">
            <text:p>10.9224</text:p>
          </table:table-cell>
          <table:table-cell office:value-type="float" office:value="11.92244" calcext:value-type="float">
            <text:p>11.92244</text:p>
          </table:table-cell>
          <table:table-cell office:value-type="float" office:value="12.19092" calcext:value-type="float">
            <text:p>12.19092</text:p>
          </table:table-cell>
          <table:table-cell office:value-type="float" office:value="0" calcext:value-type="float">
            <text:p>0</text:p>
          </table:table-cell>
          <table:table-cell office:value-type="float" office:value="7.113148" calcext:value-type="float">
            <text:p>7.113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5" calcext:value-type="float">
            <text:p>6122005</text:p>
          </table:table-cell>
          <table:table-cell office:value-type="float" office:value="0.8536362" calcext:value-type="float">
            <text:p>0.8536362</text:p>
          </table:table-cell>
          <table:table-cell office:value-type="float" office:value="134.4267" calcext:value-type="float">
            <text:p>134.42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48644" calcext:value-type="float">
            <text:p>42.48644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427447" calcext:value-type="float">
            <text:p>0.0009427447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197189" calcext:value-type="float">
            <text:p>0.02197189</text:p>
          </table:table-cell>
          <table:table-cell office:value-type="float" office:value="1168.342" calcext:value-type="float">
            <text:p>1168.342</text:p>
          </table:table-cell>
          <table:table-cell office:value-type="float" office:value="1.016999" calcext:value-type="float">
            <text:p>1.016999</text:p>
          </table:table-cell>
          <table:table-cell office:value-type="float" office:value="0" calcext:value-type="float">
            <text:p>0</text:p>
          </table:table-cell>
          <table:table-cell office:value-type="float" office:value="0.3039938" calcext:value-type="float">
            <text:p>0.3039938</text:p>
          </table:table-cell>
          <table:table-cell office:value-type="float" office:value="0.3465529" calcext:value-type="float">
            <text:p>0.3465529</text:p>
          </table:table-cell>
          <table:table-cell office:value-type="float" office:value="0.2619384" calcext:value-type="float">
            <text:p>0.2619384</text:p>
          </table:table-cell>
          <table:table-cell office:value-type="float" office:value="0.09748271" calcext:value-type="float">
            <text:p>0.09748271</text:p>
          </table:table-cell>
          <table:table-cell office:value-type="float" office:value="0.066059" calcext:value-type="float">
            <text:p>0.066059</text:p>
          </table:table-cell>
          <table:table-cell office:value-type="float" office:value="0.02995327" calcext:value-type="float">
            <text:p>0.02995327</text:p>
          </table:table-cell>
          <table:table-cell office:value-type="float" office:value="0.03412714" calcext:value-type="float">
            <text:p>0.03412714</text:p>
          </table:table-cell>
          <table:table-cell office:value-type="float" office:value="0.08536271" calcext:value-type="float">
            <text:p>0.08536271</text:p>
          </table:table-cell>
          <table:table-cell office:value-type="float" office:value="0.1546613" calcext:value-type="float">
            <text:p>0.1546613</text:p>
          </table:table-cell>
          <table:table-cell office:value-type="float" office:value="0.1670961" calcext:value-type="float">
            <text:p>0.1670961</text:p>
          </table:table-cell>
          <table:table-cell office:value-type="float" office:value="0.1699468" calcext:value-type="float">
            <text:p>0.1699468</text:p>
          </table:table-cell>
          <table:table-cell office:value-type="float" office:value="0.17669" calcext:value-type="float">
            <text:p>0.17669</text:p>
          </table:table-cell>
          <table:table-cell office:value-type="float" office:value="0.1873493" calcext:value-type="float">
            <text:p>0.1873493</text:p>
          </table:table-cell>
          <table:table-cell office:value-type="float" office:value="0.1909956" calcext:value-type="float">
            <text:p>0.1909956</text:p>
          </table:table-cell>
          <table:table-cell office:value-type="float" office:value="0" calcext:value-type="float">
            <text:p>0</text:p>
          </table:table-cell>
          <table:table-cell office:value-type="float" office:value="49.20654" calcext:value-type="float">
            <text:p>49.20654</text:p>
          </table:table-cell>
          <table:table-cell office:value-type="float" office:value="46.64135" calcext:value-type="float">
            <text:p>46.64135</text:p>
          </table:table-cell>
          <table:table-cell office:value-type="float" office:value="38.25523" calcext:value-type="float">
            <text:p>38.25523</text:p>
          </table:table-cell>
          <table:table-cell office:value-type="float" office:value="12.54846" calcext:value-type="float">
            <text:p>12.54846</text:p>
          </table:table-cell>
          <table:table-cell office:value-type="float" office:value="10.3933" calcext:value-type="float">
            <text:p>10.3933</text:p>
          </table:table-cell>
          <table:table-cell office:value-type="float" office:value="3.55195" calcext:value-type="float">
            <text:p>3.55195</text:p>
          </table:table-cell>
          <table:table-cell office:value-type="float" office:value="3.060079" calcext:value-type="float">
            <text:p>3.060079</text:p>
          </table:table-cell>
          <table:table-cell office:value-type="float" office:value="6.058373" calcext:value-type="float">
            <text:p>6.058373</text:p>
          </table:table-cell>
          <table:table-cell office:value-type="float" office:value="8.83928" calcext:value-type="float">
            <text:p>8.83928</text:p>
          </table:table-cell>
          <table:table-cell office:value-type="float" office:value="10.00431" calcext:value-type="float">
            <text:p>10.00431</text:p>
          </table:table-cell>
          <table:table-cell office:value-type="float" office:value="10.31598" calcext:value-type="float">
            <text:p>10.31598</text:p>
          </table:table-cell>
          <table:table-cell office:value-type="float" office:value="10.92551" calcext:value-type="float">
            <text:p>10.92551</text:p>
          </table:table-cell>
          <table:table-cell office:value-type="float" office:value="11.92446" calcext:value-type="float">
            <text:p>11.92446</text:p>
          </table:table-cell>
          <table:table-cell office:value-type="float" office:value="12.17921" calcext:value-type="float">
            <text:p>12.17921</text:p>
          </table:table-cell>
          <table:table-cell office:value-type="float" office:value="0" calcext:value-type="float">
            <text:p>0</text:p>
          </table:table-cell>
          <table:table-cell office:value-type="float" office:value="4.933351" calcext:value-type="float">
            <text:p>4.9333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5" calcext:value-type="float">
            <text:p>7122005</text:p>
          </table:table-cell>
          <table:table-cell office:value-type="float" office:value="0.8534586" calcext:value-type="float">
            <text:p>0.8534586</text:p>
          </table:table-cell>
          <table:table-cell office:value-type="float" office:value="134.426" calcext:value-type="float">
            <text:p>134.4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49556" calcext:value-type="float">
            <text:p>42.49556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427447" calcext:value-type="float">
            <text:p>0.0009427447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197189" calcext:value-type="float">
            <text:p>0.02197189</text:p>
          </table:table-cell>
          <table:table-cell office:value-type="float" office:value="1168.334" calcext:value-type="float">
            <text:p>1168.334</text:p>
          </table:table-cell>
          <table:table-cell office:value-type="float" office:value="1.016594" calcext:value-type="float">
            <text:p>1.016594</text:p>
          </table:table-cell>
          <table:table-cell office:value-type="float" office:value="0" calcext:value-type="float">
            <text:p>0</text:p>
          </table:table-cell>
          <table:table-cell office:value-type="float" office:value="0.2896248" calcext:value-type="float">
            <text:p>0.2896248</text:p>
          </table:table-cell>
          <table:table-cell office:value-type="float" office:value="0.3346978" calcext:value-type="float">
            <text:p>0.3346978</text:p>
          </table:table-cell>
          <table:table-cell office:value-type="float" office:value="0.2537769" calcext:value-type="float">
            <text:p>0.2537769</text:p>
          </table:table-cell>
          <table:table-cell office:value-type="float" office:value="0.09296283" calcext:value-type="float">
            <text:p>0.09296283</text:p>
          </table:table-cell>
          <table:table-cell office:value-type="float" office:value="0.07183659" calcext:value-type="float">
            <text:p>0.07183659</text:p>
          </table:table-cell>
          <table:table-cell office:value-type="float" office:value="0.02986537" calcext:value-type="float">
            <text:p>0.02986537</text:p>
          </table:table-cell>
          <table:table-cell office:value-type="float" office:value="0.03414334" calcext:value-type="float">
            <text:p>0.03414334</text:p>
          </table:table-cell>
          <table:table-cell office:value-type="float" office:value="0.08531135" calcext:value-type="float">
            <text:p>0.08531135</text:p>
          </table:table-cell>
          <table:table-cell office:value-type="float" office:value="0.1546739" calcext:value-type="float">
            <text:p>0.1546739</text:p>
          </table:table-cell>
          <table:table-cell office:value-type="float" office:value="0.1671084" calcext:value-type="float">
            <text:p>0.1671084</text:p>
          </table:table-cell>
          <table:table-cell office:value-type="float" office:value="0.1699781" calcext:value-type="float">
            <text:p>0.1699781</text:p>
          </table:table-cell>
          <table:table-cell office:value-type="float" office:value="0.1767164" calcext:value-type="float">
            <text:p>0.1767164</text:p>
          </table:table-cell>
          <table:table-cell office:value-type="float" office:value="0.1873707" calcext:value-type="float">
            <text:p>0.1873707</text:p>
          </table:table-cell>
          <table:table-cell office:value-type="float" office:value="0.1910147" calcext:value-type="float">
            <text:p>0.1910147</text:p>
          </table:table-cell>
          <table:table-cell office:value-type="float" office:value="0" calcext:value-type="float">
            <text:p>0</text:p>
          </table:table-cell>
          <table:table-cell office:value-type="float" office:value="49.19021" calcext:value-type="float">
            <text:p>49.19021</text:p>
          </table:table-cell>
          <table:table-cell office:value-type="float" office:value="46.62191" calcext:value-type="float">
            <text:p>46.62191</text:p>
          </table:table-cell>
          <table:table-cell office:value-type="float" office:value="38.23977" calcext:value-type="float">
            <text:p>38.23977</text:p>
          </table:table-cell>
          <table:table-cell office:value-type="float" office:value="12.54674" calcext:value-type="float">
            <text:p>12.54674</text:p>
          </table:table-cell>
          <table:table-cell office:value-type="float" office:value="10.38589" calcext:value-type="float">
            <text:p>10.38589</text:p>
          </table:table-cell>
          <table:table-cell office:value-type="float" office:value="3.551358" calcext:value-type="float">
            <text:p>3.551358</text:p>
          </table:table-cell>
          <table:table-cell office:value-type="float" office:value="3.060952" calcext:value-type="float">
            <text:p>3.060952</text:p>
          </table:table-cell>
          <table:table-cell office:value-type="float" office:value="6.061285" calcext:value-type="float">
            <text:p>6.061285</text:p>
          </table:table-cell>
          <table:table-cell office:value-type="float" office:value="8.844231" calcext:value-type="float">
            <text:p>8.844231</text:p>
          </table:table-cell>
          <table:table-cell office:value-type="float" office:value="10.00818" calcext:value-type="float">
            <text:p>10.00818</text:p>
          </table:table-cell>
          <table:table-cell office:value-type="float" office:value="10.31979" calcext:value-type="float">
            <text:p>10.31979</text:p>
          </table:table-cell>
          <table:table-cell office:value-type="float" office:value="10.92861" calcext:value-type="float">
            <text:p>10.92861</text:p>
          </table:table-cell>
          <table:table-cell office:value-type="float" office:value="11.92647" calcext:value-type="float">
            <text:p>11.92647</text:p>
          </table:table-cell>
          <table:table-cell office:value-type="float" office:value="12.17019" calcext:value-type="float">
            <text:p>12.17019</text:p>
          </table:table-cell>
          <table:table-cell office:value-type="float" office:value="0" calcext:value-type="float">
            <text:p>0</text:p>
          </table:table-cell>
          <table:table-cell office:value-type="float" office:value="3.360358" calcext:value-type="float">
            <text:p>3.3603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5" calcext:value-type="float">
            <text:p>8122005</text:p>
          </table:table-cell>
          <table:table-cell office:value-type="float" office:value="0.853288" calcext:value-type="float">
            <text:p>0.853288</text:p>
          </table:table-cell>
          <table:table-cell office:value-type="float" office:value="134.4253" calcext:value-type="float">
            <text:p>134.425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50452" calcext:value-type="float">
            <text:p>42.50452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427447" calcext:value-type="float">
            <text:p>0.0009427447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197189" calcext:value-type="float">
            <text:p>0.02197189</text:p>
          </table:table-cell>
          <table:table-cell office:value-type="float" office:value="1168.326" calcext:value-type="float">
            <text:p>1168.326</text:p>
          </table:table-cell>
          <table:table-cell office:value-type="float" office:value="1.016208" calcext:value-type="float">
            <text:p>1.016208</text:p>
          </table:table-cell>
          <table:table-cell office:value-type="float" office:value="0" calcext:value-type="float">
            <text:p>0</text:p>
          </table:table-cell>
          <table:table-cell office:value-type="float" office:value="0.3047807" calcext:value-type="float">
            <text:p>0.3047807</text:p>
          </table:table-cell>
          <table:table-cell office:value-type="float" office:value="0.3446494" calcext:value-type="float">
            <text:p>0.3446494</text:p>
          </table:table-cell>
          <table:table-cell office:value-type="float" office:value="0.2554141" calcext:value-type="float">
            <text:p>0.2554141</text:p>
          </table:table-cell>
          <table:table-cell office:value-type="float" office:value="0.08413588" calcext:value-type="float">
            <text:p>0.08413588</text:p>
          </table:table-cell>
          <table:table-cell office:value-type="float" office:value="0.08021057" calcext:value-type="float">
            <text:p>0.08021057</text:p>
          </table:table-cell>
          <table:table-cell office:value-type="float" office:value="0.02978437" calcext:value-type="float">
            <text:p>0.02978437</text:p>
          </table:table-cell>
          <table:table-cell office:value-type="float" office:value="0.03418183" calcext:value-type="float">
            <text:p>0.03418183</text:p>
          </table:table-cell>
          <table:table-cell office:value-type="float" office:value="0.08525984" calcext:value-type="float">
            <text:p>0.08525984</text:p>
          </table:table-cell>
          <table:table-cell office:value-type="float" office:value="0.1546872" calcext:value-type="float">
            <text:p>0.1546872</text:p>
          </table:table-cell>
          <table:table-cell office:value-type="float" office:value="0.1671215" calcext:value-type="float">
            <text:p>0.1671215</text:p>
          </table:table-cell>
          <table:table-cell office:value-type="float" office:value="0.1700088" calcext:value-type="float">
            <text:p>0.1700088</text:p>
          </table:table-cell>
          <table:table-cell office:value-type="float" office:value="0.1767429" calcext:value-type="float">
            <text:p>0.1767429</text:p>
          </table:table-cell>
          <table:table-cell office:value-type="float" office:value="0.1873929" calcext:value-type="float">
            <text:p>0.1873929</text:p>
          </table:table-cell>
          <table:table-cell office:value-type="float" office:value="0.1910333" calcext:value-type="float">
            <text:p>0.1910333</text:p>
          </table:table-cell>
          <table:table-cell office:value-type="float" office:value="0" calcext:value-type="float">
            <text:p>0</text:p>
          </table:table-cell>
          <table:table-cell office:value-type="float" office:value="49.17244" calcext:value-type="float">
            <text:p>49.17244</text:p>
          </table:table-cell>
          <table:table-cell office:value-type="float" office:value="46.60149" calcext:value-type="float">
            <text:p>46.60149</text:p>
          </table:table-cell>
          <table:table-cell office:value-type="float" office:value="38.22316" calcext:value-type="float">
            <text:p>38.22316</text:p>
          </table:table-cell>
          <table:table-cell office:value-type="float" office:value="12.54263" calcext:value-type="float">
            <text:p>12.54263</text:p>
          </table:table-cell>
          <table:table-cell office:value-type="float" office:value="10.38238" calcext:value-type="float">
            <text:p>10.38238</text:p>
          </table:table-cell>
          <table:table-cell office:value-type="float" office:value="3.550775" calcext:value-type="float">
            <text:p>3.550775</text:p>
          </table:table-cell>
          <table:table-cell office:value-type="float" office:value="3.061823" calcext:value-type="float">
            <text:p>3.061823</text:p>
          </table:table-cell>
          <table:table-cell office:value-type="float" office:value="6.064176" calcext:value-type="float">
            <text:p>6.064176</text:p>
          </table:table-cell>
          <table:table-cell office:value-type="float" office:value="8.849179" calcext:value-type="float">
            <text:p>8.849179</text:p>
          </table:table-cell>
          <table:table-cell office:value-type="float" office:value="10.01205" calcext:value-type="float">
            <text:p>10.01205</text:p>
          </table:table-cell>
          <table:table-cell office:value-type="float" office:value="10.32352" calcext:value-type="float">
            <text:p>10.32352</text:p>
          </table:table-cell>
          <table:table-cell office:value-type="float" office:value="10.93171" calcext:value-type="float">
            <text:p>10.93171</text:p>
          </table:table-cell>
          <table:table-cell office:value-type="float" office:value="11.92848" calcext:value-type="float">
            <text:p>11.92848</text:p>
          </table:table-cell>
          <table:table-cell office:value-type="float" office:value="12.16371" calcext:value-type="float">
            <text:p>12.16371</text:p>
          </table:table-cell>
          <table:table-cell office:value-type="float" office:value="0" calcext:value-type="float">
            <text:p>0</text:p>
          </table:table-cell>
          <table:table-cell office:value-type="float" office:value="3.063658" calcext:value-type="float">
            <text:p>3.0636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5" calcext:value-type="float">
            <text:p>9122005</text:p>
          </table:table-cell>
          <table:table-cell office:value-type="float" office:value="0.8531307" calcext:value-type="float">
            <text:p>0.8531307</text:p>
          </table:table-cell>
          <table:table-cell office:value-type="float" office:value="134.4246" calcext:value-type="float">
            <text:p>134.424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51352" calcext:value-type="float">
            <text:p>42.51352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427447" calcext:value-type="float">
            <text:p>0.0009427447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197189" calcext:value-type="float">
            <text:p>0.02197189</text:p>
          </table:table-cell>
          <table:table-cell office:value-type="float" office:value="1168.318" calcext:value-type="float">
            <text:p>1168.318</text:p>
          </table:table-cell>
          <table:table-cell office:value-type="float" office:value="1.015847" calcext:value-type="float">
            <text:p>1.015847</text:p>
          </table:table-cell>
          <table:table-cell office:value-type="float" office:value="0" calcext:value-type="float">
            <text:p>0</text:p>
          </table:table-cell>
          <table:table-cell office:value-type="float" office:value="0.2914134" calcext:value-type="float">
            <text:p>0.2914134</text:p>
          </table:table-cell>
          <table:table-cell office:value-type="float" office:value="0.3305907" calcext:value-type="float">
            <text:p>0.3305907</text:p>
          </table:table-cell>
          <table:table-cell office:value-type="float" office:value="0.246138" calcext:value-type="float">
            <text:p>0.246138</text:p>
          </table:table-cell>
          <table:table-cell office:value-type="float" office:value="0.08114202" calcext:value-type="float">
            <text:p>0.08114202</text:p>
          </table:table-cell>
          <table:table-cell office:value-type="float" office:value="0.07348634" calcext:value-type="float">
            <text:p>0.07348634</text:p>
          </table:table-cell>
          <table:table-cell office:value-type="float" office:value="0.03028509" calcext:value-type="float">
            <text:p>0.03028509</text:p>
          </table:table-cell>
          <table:table-cell office:value-type="float" office:value="0.03420109" calcext:value-type="float">
            <text:p>0.03420109</text:p>
          </table:table-cell>
          <table:table-cell office:value-type="float" office:value="0.08522519" calcext:value-type="float">
            <text:p>0.08522519</text:p>
          </table:table-cell>
          <table:table-cell office:value-type="float" office:value="0.1546903" calcext:value-type="float">
            <text:p>0.1546903</text:p>
          </table:table-cell>
          <table:table-cell office:value-type="float" office:value="0.1671349" calcext:value-type="float">
            <text:p>0.1671349</text:p>
          </table:table-cell>
          <table:table-cell office:value-type="float" office:value="0.1700392" calcext:value-type="float">
            <text:p>0.1700392</text:p>
          </table:table-cell>
          <table:table-cell office:value-type="float" office:value="0.1767697" calcext:value-type="float">
            <text:p>0.1767697</text:p>
          </table:table-cell>
          <table:table-cell office:value-type="float" office:value="0.1874155" calcext:value-type="float">
            <text:p>0.1874155</text:p>
          </table:table-cell>
          <table:table-cell office:value-type="float" office:value="0.1910523" calcext:value-type="float">
            <text:p>0.1910523</text:p>
          </table:table-cell>
          <table:table-cell office:value-type="float" office:value="0" calcext:value-type="float">
            <text:p>0</text:p>
          </table:table-cell>
          <table:table-cell office:value-type="float" office:value="49.15366" calcext:value-type="float">
            <text:p>49.15366</text:p>
          </table:table-cell>
          <table:table-cell office:value-type="float" office:value="46.58108" calcext:value-type="float">
            <text:p>46.58108</text:p>
          </table:table-cell>
          <table:table-cell office:value-type="float" office:value="38.20692" calcext:value-type="float">
            <text:p>38.20692</text:p>
          </table:table-cell>
          <table:table-cell office:value-type="float" office:value="12.53811" calcext:value-type="float">
            <text:p>12.53811</text:p>
          </table:table-cell>
          <table:table-cell office:value-type="float" office:value="10.38073" calcext:value-type="float">
            <text:p>10.38073</text:p>
          </table:table-cell>
          <table:table-cell office:value-type="float" office:value="3.550229" calcext:value-type="float">
            <text:p>3.550229</text:p>
          </table:table-cell>
          <table:table-cell office:value-type="float" office:value="3.062689" calcext:value-type="float">
            <text:p>3.062689</text:p>
          </table:table-cell>
          <table:table-cell office:value-type="float" office:value="6.067038" calcext:value-type="float">
            <text:p>6.067038</text:p>
          </table:table-cell>
          <table:table-cell office:value-type="float" office:value="8.854111" calcext:value-type="float">
            <text:p>8.854111</text:p>
          </table:table-cell>
          <table:table-cell office:value-type="float" office:value="10.01593" calcext:value-type="float">
            <text:p>10.01593</text:p>
          </table:table-cell>
          <table:table-cell office:value-type="float" office:value="10.32725" calcext:value-type="float">
            <text:p>10.32725</text:p>
          </table:table-cell>
          <table:table-cell office:value-type="float" office:value="10.93481" calcext:value-type="float">
            <text:p>10.93481</text:p>
          </table:table-cell>
          <table:table-cell office:value-type="float" office:value="11.9305" calcext:value-type="float">
            <text:p>11.9305</text:p>
          </table:table-cell>
          <table:table-cell office:value-type="float" office:value="12.16047" calcext:value-type="float">
            <text:p>12.16047</text:p>
          </table:table-cell>
          <table:table-cell office:value-type="float" office:value="0" calcext:value-type="float">
            <text:p>0</text:p>
          </table:table-cell>
          <table:table-cell office:value-type="float" office:value="3.287154" calcext:value-type="float">
            <text:p>3.2871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5" calcext:value-type="float">
            <text:p>10122005</text:p>
          </table:table-cell>
          <table:table-cell office:value-type="float" office:value="0.8529288" calcext:value-type="float">
            <text:p>0.8529288</text:p>
          </table:table-cell>
          <table:table-cell office:value-type="float" office:value="134.4239" calcext:value-type="float">
            <text:p>134.423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52132" calcext:value-type="float">
            <text:p>42.52132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427557" calcext:value-type="float">
            <text:p>0.0009427557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197199" calcext:value-type="float">
            <text:p>0.02197199</text:p>
          </table:table-cell>
          <table:table-cell office:value-type="float" office:value="1168.31" calcext:value-type="float">
            <text:p>1168.31</text:p>
          </table:table-cell>
          <table:table-cell office:value-type="float" office:value="1.015499" calcext:value-type="float">
            <text:p>1.015499</text:p>
          </table:table-cell>
          <table:table-cell office:value-type="float" office:value="0" calcext:value-type="float">
            <text:p>0</text:p>
          </table:table-cell>
          <table:table-cell office:value-type="float" office:value="0.2526624" calcext:value-type="float">
            <text:p>0.2526624</text:p>
          </table:table-cell>
          <table:table-cell office:value-type="float" office:value="0.3316174" calcext:value-type="float">
            <text:p>0.3316174</text:p>
          </table:table-cell>
          <table:table-cell office:value-type="float" office:value="0.2317685" calcext:value-type="float">
            <text:p>0.2317685</text:p>
          </table:table-cell>
          <table:table-cell office:value-type="float" office:value="0.0767414" calcext:value-type="float">
            <text:p>0.0767414</text:p>
          </table:table-cell>
          <table:table-cell office:value-type="float" office:value="0.06545461" calcext:value-type="float">
            <text:p>0.06545461</text:p>
          </table:table-cell>
          <table:table-cell office:value-type="float" office:value="0.03012487" calcext:value-type="float">
            <text:p>0.03012487</text:p>
          </table:table-cell>
          <table:table-cell office:value-type="float" office:value="0.03321209" calcext:value-type="float">
            <text:p>0.03321209</text:p>
          </table:table-cell>
          <table:table-cell office:value-type="float" office:value="0.08512956" calcext:value-type="float">
            <text:p>0.08512956</text:p>
          </table:table-cell>
          <table:table-cell office:value-type="float" office:value="0.1546887" calcext:value-type="float">
            <text:p>0.1546887</text:p>
          </table:table-cell>
          <table:table-cell office:value-type="float" office:value="0.1671486" calcext:value-type="float">
            <text:p>0.1671486</text:p>
          </table:table-cell>
          <table:table-cell office:value-type="float" office:value="0.1700696" calcext:value-type="float">
            <text:p>0.1700696</text:p>
          </table:table-cell>
          <table:table-cell office:value-type="float" office:value="0.1768117" calcext:value-type="float">
            <text:p>0.1768117</text:p>
          </table:table-cell>
          <table:table-cell office:value-type="float" office:value="0.1874397" calcext:value-type="float">
            <text:p>0.1874397</text:p>
          </table:table-cell>
          <table:table-cell office:value-type="float" office:value="0.1910715" calcext:value-type="float">
            <text:p>0.1910715</text:p>
          </table:table-cell>
          <table:table-cell office:value-type="float" office:value="0" calcext:value-type="float">
            <text:p>0</text:p>
          </table:table-cell>
          <table:table-cell office:value-type="float" office:value="49.07705" calcext:value-type="float">
            <text:p>49.07705</text:p>
          </table:table-cell>
          <table:table-cell office:value-type="float" office:value="46.55421" calcext:value-type="float">
            <text:p>46.55421</text:p>
          </table:table-cell>
          <table:table-cell office:value-type="float" office:value="38.18703" calcext:value-type="float">
            <text:p>38.18703</text:p>
          </table:table-cell>
          <table:table-cell office:value-type="float" office:value="12.53243" calcext:value-type="float">
            <text:p>12.53243</text:p>
          </table:table-cell>
          <table:table-cell office:value-type="float" office:value="10.37665" calcext:value-type="float">
            <text:p>10.37665</text:p>
          </table:table-cell>
          <table:table-cell office:value-type="float" office:value="3.549783" calcext:value-type="float">
            <text:p>3.549783</text:p>
          </table:table-cell>
          <table:table-cell office:value-type="float" office:value="3.063399" calcext:value-type="float">
            <text:p>3.063399</text:p>
          </table:table-cell>
          <table:table-cell office:value-type="float" office:value="6.069876" calcext:value-type="float">
            <text:p>6.069876</text:p>
          </table:table-cell>
          <table:table-cell office:value-type="float" office:value="8.859007" calcext:value-type="float">
            <text:p>8.859007</text:p>
          </table:table-cell>
          <table:table-cell office:value-type="float" office:value="10.0198" calcext:value-type="float">
            <text:p>10.0198</text:p>
          </table:table-cell>
          <table:table-cell office:value-type="float" office:value="10.33099" calcext:value-type="float">
            <text:p>10.33099</text:p>
          </table:table-cell>
          <table:table-cell office:value-type="float" office:value="10.93791" calcext:value-type="float">
            <text:p>10.93791</text:p>
          </table:table-cell>
          <table:table-cell office:value-type="float" office:value="11.93252" calcext:value-type="float">
            <text:p>11.93252</text:p>
          </table:table-cell>
          <table:table-cell office:value-type="float" office:value="12.16785" calcext:value-type="float">
            <text:p>12.16785</text:p>
          </table:table-cell>
          <table:table-cell office:value-type="float" office:value="0" calcext:value-type="float">
            <text:p>0</text:p>
          </table:table-cell>
          <table:table-cell office:value-type="float" office:value="66.93335" calcext:value-type="float">
            <text:p>66.933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5" calcext:value-type="float">
            <text:p>11122005</text:p>
          </table:table-cell>
          <table:table-cell office:value-type="float" office:value="0.8526785" calcext:value-type="float">
            <text:p>0.8526785</text:p>
          </table:table-cell>
          <table:table-cell office:value-type="float" office:value="134.4232" calcext:value-type="float">
            <text:p>134.42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52907" calcext:value-type="float">
            <text:p>42.52907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427599" calcext:value-type="float">
            <text:p>0.0009427599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197204" calcext:value-type="float">
            <text:p>0.02197204</text:p>
          </table:table-cell>
          <table:table-cell office:value-type="float" office:value="1168.302" calcext:value-type="float">
            <text:p>1168.302</text:p>
          </table:table-cell>
          <table:table-cell office:value-type="float" office:value="1.015102" calcext:value-type="float">
            <text:p>1.015102</text:p>
          </table:table-cell>
          <table:table-cell office:value-type="float" office:value="0" calcext:value-type="float">
            <text:p>0</text:p>
          </table:table-cell>
          <table:table-cell office:value-type="float" office:value="0.2614789" calcext:value-type="float">
            <text:p>0.2614789</text:p>
          </table:table-cell>
          <table:table-cell office:value-type="float" office:value="0.3318883" calcext:value-type="float">
            <text:p>0.3318883</text:p>
          </table:table-cell>
          <table:table-cell office:value-type="float" office:value="0.2367837" calcext:value-type="float">
            <text:p>0.2367837</text:p>
          </table:table-cell>
          <table:table-cell office:value-type="float" office:value="0.07760574" calcext:value-type="float">
            <text:p>0.07760574</text:p>
          </table:table-cell>
          <table:table-cell office:value-type="float" office:value="0.06483793" calcext:value-type="float">
            <text:p>0.06483793</text:p>
          </table:table-cell>
          <table:table-cell office:value-type="float" office:value="0.02943117" calcext:value-type="float">
            <text:p>0.02943117</text:p>
          </table:table-cell>
          <table:table-cell office:value-type="float" office:value="0.03362789" calcext:value-type="float">
            <text:p>0.03362789</text:p>
          </table:table-cell>
          <table:table-cell office:value-type="float" office:value="0.0851557" calcext:value-type="float">
            <text:p>0.0851557</text:p>
          </table:table-cell>
          <table:table-cell office:value-type="float" office:value="0.1546919" calcext:value-type="float">
            <text:p>0.1546919</text:p>
          </table:table-cell>
          <table:table-cell office:value-type="float" office:value="0.167163" calcext:value-type="float">
            <text:p>0.167163</text:p>
          </table:table-cell>
          <table:table-cell office:value-type="float" office:value="0.1701" calcext:value-type="float">
            <text:p>0.1701</text:p>
          </table:table-cell>
          <table:table-cell office:value-type="float" office:value="0.1768378" calcext:value-type="float">
            <text:p>0.1768378</text:p>
          </table:table-cell>
          <table:table-cell office:value-type="float" office:value="0.1874634" calcext:value-type="float">
            <text:p>0.1874634</text:p>
          </table:table-cell>
          <table:table-cell office:value-type="float" office:value="0.1910904" calcext:value-type="float">
            <text:p>0.1910904</text:p>
          </table:table-cell>
          <table:table-cell office:value-type="float" office:value="0" calcext:value-type="float">
            <text:p>0</text:p>
          </table:table-cell>
          <table:table-cell office:value-type="float" office:value="49.03585" calcext:value-type="float">
            <text:p>49.03585</text:p>
          </table:table-cell>
          <table:table-cell office:value-type="float" office:value="46.52382" calcext:value-type="float">
            <text:p>46.52382</text:p>
          </table:table-cell>
          <table:table-cell office:value-type="float" office:value="38.16423" calcext:value-type="float">
            <text:p>38.16423</text:p>
          </table:table-cell>
          <table:table-cell office:value-type="float" office:value="12.52571" calcext:value-type="float">
            <text:p>12.52571</text:p>
          </table:table-cell>
          <table:table-cell office:value-type="float" office:value="10.37116" calcext:value-type="float">
            <text:p>10.37116</text:p>
          </table:table-cell>
          <table:table-cell office:value-type="float" office:value="3.5492" calcext:value-type="float">
            <text:p>3.5492</text:p>
          </table:table-cell>
          <table:table-cell office:value-type="float" office:value="3.064111" calcext:value-type="float">
            <text:p>3.064111</text:p>
          </table:table-cell>
          <table:table-cell office:value-type="float" office:value="6.0727" calcext:value-type="float">
            <text:p>6.0727</text:p>
          </table:table-cell>
          <table:table-cell office:value-type="float" office:value="8.863888" calcext:value-type="float">
            <text:p>8.863888</text:p>
          </table:table-cell>
          <table:table-cell office:value-type="float" office:value="10.02367" calcext:value-type="float">
            <text:p>10.02367</text:p>
          </table:table-cell>
          <table:table-cell office:value-type="float" office:value="10.33472" calcext:value-type="float">
            <text:p>10.33472</text:p>
          </table:table-cell>
          <table:table-cell office:value-type="float" office:value="10.94101" calcext:value-type="float">
            <text:p>10.94101</text:p>
          </table:table-cell>
          <table:table-cell office:value-type="float" office:value="11.93453" calcext:value-type="float">
            <text:p>11.93453</text:p>
          </table:table-cell>
          <table:table-cell office:value-type="float" office:value="12.17719" calcext:value-type="float">
            <text:p>12.17719</text:p>
          </table:table-cell>
          <table:table-cell office:value-type="float" office:value="0" calcext:value-type="float">
            <text:p>0</text:p>
          </table:table-cell>
          <table:table-cell office:value-type="float" office:value="52.25835" calcext:value-type="float">
            <text:p>52.258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5" calcext:value-type="float">
            <text:p>12122005</text:p>
          </table:table-cell>
          <table:table-cell office:value-type="float" office:value="0.8523958" calcext:value-type="float">
            <text:p>0.8523958</text:p>
          </table:table-cell>
          <table:table-cell office:value-type="float" office:value="134.4226" calcext:value-type="float">
            <text:p>134.42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53615" calcext:value-type="float">
            <text:p>42.53615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428296" calcext:value-type="float">
            <text:p>0.0009428296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19965" calcext:value-type="float">
            <text:p>0.0219965</text:p>
          </table:table-cell>
          <table:table-cell office:value-type="float" office:value="1168.295" calcext:value-type="float">
            <text:p>1168.295</text:p>
          </table:table-cell>
          <table:table-cell office:value-type="float" office:value="1.014716" calcext:value-type="float">
            <text:p>1.014716</text:p>
          </table:table-cell>
          <table:table-cell office:value-type="float" office:value="0" calcext:value-type="float">
            <text:p>0</text:p>
          </table:table-cell>
          <table:table-cell office:value-type="float" office:value="0.2805637" calcext:value-type="float">
            <text:p>0.2805637</text:p>
          </table:table-cell>
          <table:table-cell office:value-type="float" office:value="0.3280008" calcext:value-type="float">
            <text:p>0.3280008</text:p>
          </table:table-cell>
          <table:table-cell office:value-type="float" office:value="0.24054" calcext:value-type="float">
            <text:p>0.24054</text:p>
          </table:table-cell>
          <table:table-cell office:value-type="float" office:value="0.07858342" calcext:value-type="float">
            <text:p>0.07858342</text:p>
          </table:table-cell>
          <table:table-cell office:value-type="float" office:value="0.06515725" calcext:value-type="float">
            <text:p>0.06515725</text:p>
          </table:table-cell>
          <table:table-cell office:value-type="float" office:value="0.02906397" calcext:value-type="float">
            <text:p>0.02906397</text:p>
          </table:table-cell>
          <table:table-cell office:value-type="float" office:value="0.03400231" calcext:value-type="float">
            <text:p>0.03400231</text:p>
          </table:table-cell>
          <table:table-cell office:value-type="float" office:value="0.08517376" calcext:value-type="float">
            <text:p>0.08517376</text:p>
          </table:table-cell>
          <table:table-cell office:value-type="float" office:value="0.1547003" calcext:value-type="float">
            <text:p>0.1547003</text:p>
          </table:table-cell>
          <table:table-cell office:value-type="float" office:value="0.1671784" calcext:value-type="float">
            <text:p>0.1671784</text:p>
          </table:table-cell>
          <table:table-cell office:value-type="float" office:value="0.1701307" calcext:value-type="float">
            <text:p>0.1701307</text:p>
          </table:table-cell>
          <table:table-cell office:value-type="float" office:value="0.1768662" calcext:value-type="float">
            <text:p>0.1768662</text:p>
          </table:table-cell>
          <table:table-cell office:value-type="float" office:value="0.1874869" calcext:value-type="float">
            <text:p>0.1874869</text:p>
          </table:table-cell>
          <table:table-cell office:value-type="float" office:value="0.1911085" calcext:value-type="float">
            <text:p>0.1911085</text:p>
          </table:table-cell>
          <table:table-cell office:value-type="float" office:value="0" calcext:value-type="float">
            <text:p>0</text:p>
          </table:table-cell>
          <table:table-cell office:value-type="float" office:value="48.9677" calcext:value-type="float">
            <text:p>48.9677</text:p>
          </table:table-cell>
          <table:table-cell office:value-type="float" office:value="46.48615" calcext:value-type="float">
            <text:p>46.48615</text:p>
          </table:table-cell>
          <table:table-cell office:value-type="float" office:value="38.14018" calcext:value-type="float">
            <text:p>38.14018</text:p>
          </table:table-cell>
          <table:table-cell office:value-type="float" office:value="12.51874" calcext:value-type="float">
            <text:p>12.51874</text:p>
          </table:table-cell>
          <table:table-cell office:value-type="float" office:value="10.36528" calcext:value-type="float">
            <text:p>10.36528</text:p>
          </table:table-cell>
          <table:table-cell office:value-type="float" office:value="3.54848" calcext:value-type="float">
            <text:p>3.54848</text:p>
          </table:table-cell>
          <table:table-cell office:value-type="float" office:value="3.064901" calcext:value-type="float">
            <text:p>3.064901</text:p>
          </table:table-cell>
          <table:table-cell office:value-type="float" office:value="6.075518" calcext:value-type="float">
            <text:p>6.075518</text:p>
          </table:table-cell>
          <table:table-cell office:value-type="float" office:value="8.868757" calcext:value-type="float">
            <text:p>8.868757</text:p>
          </table:table-cell>
          <table:table-cell office:value-type="float" office:value="10.02754" calcext:value-type="float">
            <text:p>10.02754</text:p>
          </table:table-cell>
          <table:table-cell office:value-type="float" office:value="10.33845" calcext:value-type="float">
            <text:p>10.33845</text:p>
          </table:table-cell>
          <table:table-cell office:value-type="float" office:value="10.94412" calcext:value-type="float">
            <text:p>10.94412</text:p>
          </table:table-cell>
          <table:table-cell office:value-type="float" office:value="11.93655" calcext:value-type="float">
            <text:p>11.93655</text:p>
          </table:table-cell>
          <table:table-cell office:value-type="float" office:value="12.1908" calcext:value-type="float">
            <text:p>12.1908</text:p>
          </table:table-cell>
          <table:table-cell office:value-type="float" office:value="0" calcext:value-type="float">
            <text:p>0</text:p>
          </table:table-cell>
          <table:table-cell office:value-type="float" office:value="32.06328" calcext:value-type="float">
            <text:p>32.063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5" calcext:value-type="float">
            <text:p>13122005</text:p>
          </table:table-cell>
          <table:table-cell office:value-type="float" office:value="0.8521196" calcext:value-type="float">
            <text:p>0.8521196</text:p>
          </table:table-cell>
          <table:table-cell office:value-type="float" office:value="134.422" calcext:value-type="float">
            <text:p>134.4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54368" calcext:value-type="float">
            <text:p>42.54368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430319" calcext:value-type="float">
            <text:p>0.0009430319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20314" calcext:value-type="float">
            <text:p>0.0220314</text:p>
          </table:table-cell>
          <table:table-cell office:value-type="float" office:value="1168.287" calcext:value-type="float">
            <text:p>1168.287</text:p>
          </table:table-cell>
          <table:table-cell office:value-type="float" office:value="1.014292" calcext:value-type="float">
            <text:p>1.014292</text:p>
          </table:table-cell>
          <table:table-cell office:value-type="float" office:value="0" calcext:value-type="float">
            <text:p>0</text:p>
          </table:table-cell>
          <table:table-cell office:value-type="float" office:value="0.2752378" calcext:value-type="float">
            <text:p>0.2752378</text:p>
          </table:table-cell>
          <table:table-cell office:value-type="float" office:value="0.3497574" calcext:value-type="float">
            <text:p>0.3497574</text:p>
          </table:table-cell>
          <table:table-cell office:value-type="float" office:value="0.2441518" calcext:value-type="float">
            <text:p>0.2441518</text:p>
          </table:table-cell>
          <table:table-cell office:value-type="float" office:value="0.07789299" calcext:value-type="float">
            <text:p>0.07789299</text:p>
          </table:table-cell>
          <table:table-cell office:value-type="float" office:value="0.06420327" calcext:value-type="float">
            <text:p>0.06420327</text:p>
          </table:table-cell>
          <table:table-cell office:value-type="float" office:value="0.02928814" calcext:value-type="float">
            <text:p>0.02928814</text:p>
          </table:table-cell>
          <table:table-cell office:value-type="float" office:value="0.03132157" calcext:value-type="float">
            <text:p>0.03132157</text:p>
          </table:table-cell>
          <table:table-cell office:value-type="float" office:value="0.08505329" calcext:value-type="float">
            <text:p>0.08505329</text:p>
          </table:table-cell>
          <table:table-cell office:value-type="float" office:value="0.1547155" calcext:value-type="float">
            <text:p>0.1547155</text:p>
          </table:table-cell>
          <table:table-cell office:value-type="float" office:value="0.1671955" calcext:value-type="float">
            <text:p>0.1671955</text:p>
          </table:table-cell>
          <table:table-cell office:value-type="float" office:value="0.1701613" calcext:value-type="float">
            <text:p>0.1701613</text:p>
          </table:table-cell>
          <table:table-cell office:value-type="float" office:value="0.1769073" calcext:value-type="float">
            <text:p>0.1769073</text:p>
          </table:table-cell>
          <table:table-cell office:value-type="float" office:value="0.1875054" calcext:value-type="float">
            <text:p>0.1875054</text:p>
          </table:table-cell>
          <table:table-cell office:value-type="float" office:value="0.1911287" calcext:value-type="float">
            <text:p>0.1911287</text:p>
          </table:table-cell>
          <table:table-cell office:value-type="float" office:value="0" calcext:value-type="float">
            <text:p>0</text:p>
          </table:table-cell>
          <table:table-cell office:value-type="float" office:value="48.92679" calcext:value-type="float">
            <text:p>48.92679</text:p>
          </table:table-cell>
          <table:table-cell office:value-type="float" office:value="46.45466" calcext:value-type="float">
            <text:p>46.45466</text:p>
          </table:table-cell>
          <table:table-cell office:value-type="float" office:value="38.11619" calcext:value-type="float">
            <text:p>38.11619</text:p>
          </table:table-cell>
          <table:table-cell office:value-type="float" office:value="12.51144" calcext:value-type="float">
            <text:p>12.51144</text:p>
          </table:table-cell>
          <table:table-cell office:value-type="float" office:value="10.35903" calcext:value-type="float">
            <text:p>10.35903</text:p>
          </table:table-cell>
          <table:table-cell office:value-type="float" office:value="3.547697" calcext:value-type="float">
            <text:p>3.547697</text:p>
          </table:table-cell>
          <table:table-cell office:value-type="float" office:value="3.065609" calcext:value-type="float">
            <text:p>3.065609</text:p>
          </table:table-cell>
          <table:table-cell office:value-type="float" office:value="6.078326" calcext:value-type="float">
            <text:p>6.078326</text:p>
          </table:table-cell>
          <table:table-cell office:value-type="float" office:value="8.87361" calcext:value-type="float">
            <text:p>8.87361</text:p>
          </table:table-cell>
          <table:table-cell office:value-type="float" office:value="10.03139" calcext:value-type="float">
            <text:p>10.03139</text:p>
          </table:table-cell>
          <table:table-cell office:value-type="float" office:value="10.34219" calcext:value-type="float">
            <text:p>10.34219</text:p>
          </table:table-cell>
          <table:table-cell office:value-type="float" office:value="10.94722" calcext:value-type="float">
            <text:p>10.94722</text:p>
          </table:table-cell>
          <table:table-cell office:value-type="float" office:value="11.93857" calcext:value-type="float">
            <text:p>11.93857</text:p>
          </table:table-cell>
          <table:table-cell office:value-type="float" office:value="12.19407" calcext:value-type="float">
            <text:p>12.19407</text:p>
          </table:table-cell>
          <table:table-cell office:value-type="float" office:value="0" calcext:value-type="float">
            <text:p>0</text:p>
          </table:table-cell>
          <table:table-cell office:value-type="float" office:value="24.74343" calcext:value-type="float">
            <text:p>24.743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5" calcext:value-type="float">
            <text:p>14122005</text:p>
          </table:table-cell>
          <table:table-cell office:value-type="float" office:value="0.8518314" calcext:value-type="float">
            <text:p>0.8518314</text:p>
          </table:table-cell>
          <table:table-cell office:value-type="float" office:value="134.4214" calcext:value-type="float">
            <text:p>134.42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55065" calcext:value-type="float">
            <text:p>42.55065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430329" calcext:value-type="float">
            <text:p>0.0009430329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202089" calcext:value-type="float">
            <text:p>0.02202089</text:p>
          </table:table-cell>
          <table:table-cell office:value-type="float" office:value="1168.281" calcext:value-type="float">
            <text:p>1168.281</text:p>
          </table:table-cell>
          <table:table-cell office:value-type="float" office:value="1.013901" calcext:value-type="float">
            <text:p>1.013901</text:p>
          </table:table-cell>
          <table:table-cell office:value-type="float" office:value="0" calcext:value-type="float">
            <text:p>0</text:p>
          </table:table-cell>
          <table:table-cell office:value-type="float" office:value="0.2736214" calcext:value-type="float">
            <text:p>0.2736214</text:p>
          </table:table-cell>
          <table:table-cell office:value-type="float" office:value="0.3364302" calcext:value-type="float">
            <text:p>0.3364302</text:p>
          </table:table-cell>
          <table:table-cell office:value-type="float" office:value="0.2448089" calcext:value-type="float">
            <text:p>0.2448089</text:p>
          </table:table-cell>
          <table:table-cell office:value-type="float" office:value="0.07904716" calcext:value-type="float">
            <text:p>0.07904716</text:p>
          </table:table-cell>
          <table:table-cell office:value-type="float" office:value="0.06160805" calcext:value-type="float">
            <text:p>0.06160805</text:p>
          </table:table-cell>
          <table:table-cell office:value-type="float" office:value="0.02967138" calcext:value-type="float">
            <text:p>0.02967138</text:p>
          </table:table-cell>
          <table:table-cell office:value-type="float" office:value="0.03329403" calcext:value-type="float">
            <text:p>0.03329403</text:p>
          </table:table-cell>
          <table:table-cell office:value-type="float" office:value="0.08502791" calcext:value-type="float">
            <text:p>0.08502791</text:p>
          </table:table-cell>
          <table:table-cell office:value-type="float" office:value="0.1547018" calcext:value-type="float">
            <text:p>0.1547018</text:p>
          </table:table-cell>
          <table:table-cell office:value-type="float" office:value="0.1672142" calcext:value-type="float">
            <text:p>0.1672142</text:p>
          </table:table-cell>
          <table:table-cell office:value-type="float" office:value="0.1701922" calcext:value-type="float">
            <text:p>0.1701922</text:p>
          </table:table-cell>
          <table:table-cell office:value-type="float" office:value="0.1769218" calcext:value-type="float">
            <text:p>0.1769218</text:p>
          </table:table-cell>
          <table:table-cell office:value-type="float" office:value="0.1875291" calcext:value-type="float">
            <text:p>0.1875291</text:p>
          </table:table-cell>
          <table:table-cell office:value-type="float" office:value="0.1911481" calcext:value-type="float">
            <text:p>0.1911481</text:p>
          </table:table-cell>
          <table:table-cell office:value-type="float" office:value="0" calcext:value-type="float">
            <text:p>0</text:p>
          </table:table-cell>
          <table:table-cell office:value-type="float" office:value="48.86519" calcext:value-type="float">
            <text:p>48.86519</text:p>
          </table:table-cell>
          <table:table-cell office:value-type="float" office:value="46.41909" calcext:value-type="float">
            <text:p>46.41909</text:p>
          </table:table-cell>
          <table:table-cell office:value-type="float" office:value="38.09111" calcext:value-type="float">
            <text:p>38.09111</text:p>
          </table:table-cell>
          <table:table-cell office:value-type="float" office:value="12.50368" calcext:value-type="float">
            <text:p>12.50368</text:p>
          </table:table-cell>
          <table:table-cell office:value-type="float" office:value="10.35108" calcext:value-type="float">
            <text:p>10.35108</text:p>
          </table:table-cell>
          <table:table-cell office:value-type="float" office:value="3.547025" calcext:value-type="float">
            <text:p>3.547025</text:p>
          </table:table-cell>
          <table:table-cell office:value-type="float" office:value="3.066144" calcext:value-type="float">
            <text:p>3.066144</text:p>
          </table:table-cell>
          <table:table-cell office:value-type="float" office:value="6.081091" calcext:value-type="float">
            <text:p>6.081091</text:p>
          </table:table-cell>
          <table:table-cell office:value-type="float" office:value="8.878443" calcext:value-type="float">
            <text:p>8.878443</text:p>
          </table:table-cell>
          <table:table-cell office:value-type="float" office:value="10.03518" calcext:value-type="float">
            <text:p>10.03518</text:p>
          </table:table-cell>
          <table:table-cell office:value-type="float" office:value="10.34592" calcext:value-type="float">
            <text:p>10.34592</text:p>
          </table:table-cell>
          <table:table-cell office:value-type="float" office:value="10.95032" calcext:value-type="float">
            <text:p>10.95032</text:p>
          </table:table-cell>
          <table:table-cell office:value-type="float" office:value="11.94058" calcext:value-type="float">
            <text:p>11.94058</text:p>
          </table:table-cell>
          <table:table-cell office:value-type="float" office:value="12.20226" calcext:value-type="float">
            <text:p>12.20226</text:p>
          </table:table-cell>
          <table:table-cell office:value-type="float" office:value="0" calcext:value-type="float">
            <text:p>0</text:p>
          </table:table-cell>
          <table:table-cell office:value-type="float" office:value="61.10994" calcext:value-type="float">
            <text:p>61.109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5" calcext:value-type="float">
            <text:p>15122005</text:p>
          </table:table-cell>
          <table:table-cell office:value-type="float" office:value="0.8515612" calcext:value-type="float">
            <text:p>0.8515612</text:p>
          </table:table-cell>
          <table:table-cell office:value-type="float" office:value="134.4209" calcext:value-type="float">
            <text:p>134.42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55848" calcext:value-type="float">
            <text:p>42.55848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430329" calcext:value-type="float">
            <text:p>0.0009430329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200399" calcext:value-type="float">
            <text:p>0.02200399</text:p>
          </table:table-cell>
          <table:table-cell office:value-type="float" office:value="1168.274" calcext:value-type="float">
            <text:p>1168.274</text:p>
          </table:table-cell>
          <table:table-cell office:value-type="float" office:value="1.013439" calcext:value-type="float">
            <text:p>1.013439</text:p>
          </table:table-cell>
          <table:table-cell office:value-type="float" office:value="0" calcext:value-type="float">
            <text:p>0</text:p>
          </table:table-cell>
          <table:table-cell office:value-type="float" office:value="0.4250144" calcext:value-type="float">
            <text:p>0.4250144</text:p>
          </table:table-cell>
          <table:table-cell office:value-type="float" office:value="0.3800436" calcext:value-type="float">
            <text:p>0.3800436</text:p>
          </table:table-cell>
          <table:table-cell office:value-type="float" office:value="0.2513379" calcext:value-type="float">
            <text:p>0.2513379</text:p>
          </table:table-cell>
          <table:table-cell office:value-type="float" office:value="0.07967998" calcext:value-type="float">
            <text:p>0.07967998</text:p>
          </table:table-cell>
          <table:table-cell office:value-type="float" office:value="0.06282184" calcext:value-type="float">
            <text:p>0.06282184</text:p>
          </table:table-cell>
          <table:table-cell office:value-type="float" office:value="0.02969732" calcext:value-type="float">
            <text:p>0.02969732</text:p>
          </table:table-cell>
          <table:table-cell office:value-type="float" office:value="0.03382514" calcext:value-type="float">
            <text:p>0.03382514</text:p>
          </table:table-cell>
          <table:table-cell office:value-type="float" office:value="0.08518548" calcext:value-type="float">
            <text:p>0.08518548</text:p>
          </table:table-cell>
          <table:table-cell office:value-type="float" office:value="0.1547224" calcext:value-type="float">
            <text:p>0.1547224</text:p>
          </table:table-cell>
          <table:table-cell office:value-type="float" office:value="0.1672344" calcext:value-type="float">
            <text:p>0.1672344</text:p>
          </table:table-cell>
          <table:table-cell office:value-type="float" office:value="0.1702237" calcext:value-type="float">
            <text:p>0.1702237</text:p>
          </table:table-cell>
          <table:table-cell office:value-type="float" office:value="0.1769393" calcext:value-type="float">
            <text:p>0.1769393</text:p>
          </table:table-cell>
          <table:table-cell office:value-type="float" office:value="0.1875485" calcext:value-type="float">
            <text:p>0.1875485</text:p>
          </table:table-cell>
          <table:table-cell office:value-type="float" office:value="0.1911676" calcext:value-type="float">
            <text:p>0.1911676</text:p>
          </table:table-cell>
          <table:table-cell office:value-type="float" office:value="0" calcext:value-type="float">
            <text:p>0</text:p>
          </table:table-cell>
          <table:table-cell office:value-type="float" office:value="48.86067" calcext:value-type="float">
            <text:p>48.86067</text:p>
          </table:table-cell>
          <table:table-cell office:value-type="float" office:value="46.39082" calcext:value-type="float">
            <text:p>46.39082</text:p>
          </table:table-cell>
          <table:table-cell office:value-type="float" office:value="38.06627" calcext:value-type="float">
            <text:p>38.06627</text:p>
          </table:table-cell>
          <table:table-cell office:value-type="float" office:value="12.49567" calcext:value-type="float">
            <text:p>12.49567</text:p>
          </table:table-cell>
          <table:table-cell office:value-type="float" office:value="10.34153" calcext:value-type="float">
            <text:p>10.34153</text:p>
          </table:table-cell>
          <table:table-cell office:value-type="float" office:value="3.546406" calcext:value-type="float">
            <text:p>3.546406</text:p>
          </table:table-cell>
          <table:table-cell office:value-type="float" office:value="3.066888" calcext:value-type="float">
            <text:p>3.066888</text:p>
          </table:table-cell>
          <table:table-cell office:value-type="float" office:value="6.083887" calcext:value-type="float">
            <text:p>6.083887</text:p>
          </table:table-cell>
          <table:table-cell office:value-type="float" office:value="8.883257" calcext:value-type="float">
            <text:p>8.883257</text:p>
          </table:table-cell>
          <table:table-cell office:value-type="float" office:value="10.03898" calcext:value-type="float">
            <text:p>10.03898</text:p>
          </table:table-cell>
          <table:table-cell office:value-type="float" office:value="10.34965" calcext:value-type="float">
            <text:p>10.34965</text:p>
          </table:table-cell>
          <table:table-cell office:value-type="float" office:value="10.95342" calcext:value-type="float">
            <text:p>10.95342</text:p>
          </table:table-cell>
          <table:table-cell office:value-type="float" office:value="11.9426" calcext:value-type="float">
            <text:p>11.9426</text:p>
          </table:table-cell>
          <table:table-cell office:value-type="float" office:value="12.19549" calcext:value-type="float">
            <text:p>12.19549</text:p>
          </table:table-cell>
          <table:table-cell office:value-type="float" office:value="0" calcext:value-type="float">
            <text:p>0</text:p>
          </table:table-cell>
          <table:table-cell office:value-type="float" office:value="45.92107" calcext:value-type="float">
            <text:p>45.921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5" calcext:value-type="float">
            <text:p>16122005</text:p>
          </table:table-cell>
          <table:table-cell office:value-type="float" office:value="0.8513128" calcext:value-type="float">
            <text:p>0.8513128</text:p>
          </table:table-cell>
          <table:table-cell office:value-type="float" office:value="134.4205" calcext:value-type="float">
            <text:p>134.42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56696" calcext:value-type="float">
            <text:p>42.56696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430329" calcext:value-type="float">
            <text:p>0.0009430329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198794" calcext:value-type="float">
            <text:p>0.02198794</text:p>
          </table:table-cell>
          <table:table-cell office:value-type="float" office:value="1168.267" calcext:value-type="float">
            <text:p>1168.267</text:p>
          </table:table-cell>
          <table:table-cell office:value-type="float" office:value="1.012954" calcext:value-type="float">
            <text:p>1.012954</text:p>
          </table:table-cell>
          <table:table-cell office:value-type="float" office:value="0" calcext:value-type="float">
            <text:p>0</text:p>
          </table:table-cell>
          <table:table-cell office:value-type="float" office:value="0.3945117" calcext:value-type="float">
            <text:p>0.3945117</text:p>
          </table:table-cell>
          <table:table-cell office:value-type="float" office:value="0.4005102" calcext:value-type="float">
            <text:p>0.4005102</text:p>
          </table:table-cell>
          <table:table-cell office:value-type="float" office:value="0.2661988" calcext:value-type="float">
            <text:p>0.2661988</text:p>
          </table:table-cell>
          <table:table-cell office:value-type="float" office:value="0.08135759" calcext:value-type="float">
            <text:p>0.08135759</text:p>
          </table:table-cell>
          <table:table-cell office:value-type="float" office:value="0.06380166" calcext:value-type="float">
            <text:p>0.06380166</text:p>
          </table:table-cell>
          <table:table-cell office:value-type="float" office:value="0.02968738" calcext:value-type="float">
            <text:p>0.02968738</text:p>
          </table:table-cell>
          <table:table-cell office:value-type="float" office:value="0.03403254" calcext:value-type="float">
            <text:p>0.03403254</text:p>
          </table:table-cell>
          <table:table-cell office:value-type="float" office:value="0.08524234" calcext:value-type="float">
            <text:p>0.08524234</text:p>
          </table:table-cell>
          <table:table-cell office:value-type="float" office:value="0.1547736" calcext:value-type="float">
            <text:p>0.1547736</text:p>
          </table:table-cell>
          <table:table-cell office:value-type="float" office:value="0.1672569" calcext:value-type="float">
            <text:p>0.1672569</text:p>
          </table:table-cell>
          <table:table-cell office:value-type="float" office:value="0.1702559" calcext:value-type="float">
            <text:p>0.1702559</text:p>
          </table:table-cell>
          <table:table-cell office:value-type="float" office:value="0.1769619" calcext:value-type="float">
            <text:p>0.1769619</text:p>
          </table:table-cell>
          <table:table-cell office:value-type="float" office:value="0.1875706" calcext:value-type="float">
            <text:p>0.1875706</text:p>
          </table:table-cell>
          <table:table-cell office:value-type="float" office:value="0.1911855" calcext:value-type="float">
            <text:p>0.1911855</text:p>
          </table:table-cell>
          <table:table-cell office:value-type="float" office:value="0" calcext:value-type="float">
            <text:p>0</text:p>
          </table:table-cell>
          <table:table-cell office:value-type="float" office:value="48.84711" calcext:value-type="float">
            <text:p>48.84711</text:p>
          </table:table-cell>
          <table:table-cell office:value-type="float" office:value="46.37535" calcext:value-type="float">
            <text:p>46.37535</text:p>
          </table:table-cell>
          <table:table-cell office:value-type="float" office:value="38.04572" calcext:value-type="float">
            <text:p>38.04572</text:p>
          </table:table-cell>
          <table:table-cell office:value-type="float" office:value="12.48773" calcext:value-type="float">
            <text:p>12.48773</text:p>
          </table:table-cell>
          <table:table-cell office:value-type="float" office:value="10.33205" calcext:value-type="float">
            <text:p>10.33205</text:p>
          </table:table-cell>
          <table:table-cell office:value-type="float" office:value="3.545781" calcext:value-type="float">
            <text:p>3.545781</text:p>
          </table:table-cell>
          <table:table-cell office:value-type="float" office:value="3.067704" calcext:value-type="float">
            <text:p>3.067704</text:p>
          </table:table-cell>
          <table:table-cell office:value-type="float" office:value="6.086691" calcext:value-type="float">
            <text:p>6.086691</text:p>
          </table:table-cell>
          <table:table-cell office:value-type="float" office:value="8.888079" calcext:value-type="float">
            <text:p>8.888079</text:p>
          </table:table-cell>
          <table:table-cell office:value-type="float" office:value="10.04278" calcext:value-type="float">
            <text:p>10.04278</text:p>
          </table:table-cell>
          <table:table-cell office:value-type="float" office:value="10.35339" calcext:value-type="float">
            <text:p>10.35339</text:p>
          </table:table-cell>
          <table:table-cell office:value-type="float" office:value="10.95652" calcext:value-type="float">
            <text:p>10.95652</text:p>
          </table:table-cell>
          <table:table-cell office:value-type="float" office:value="11.94461" calcext:value-type="float">
            <text:p>11.94461</text:p>
          </table:table-cell>
          <table:table-cell office:value-type="float" office:value="12.19081" calcext:value-type="float">
            <text:p>12.19081</text:p>
          </table:table-cell>
          <table:table-cell office:value-type="float" office:value="0" calcext:value-type="float">
            <text:p>0</text:p>
          </table:table-cell>
          <table:table-cell office:value-type="float" office:value="28.05622" calcext:value-type="float">
            <text:p>28.056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5" calcext:value-type="float">
            <text:p>17122005</text:p>
          </table:table-cell>
          <table:table-cell office:value-type="float" office:value="0.8511049" calcext:value-type="float">
            <text:p>0.8511049</text:p>
          </table:table-cell>
          <table:table-cell office:value-type="float" office:value="134.4202" calcext:value-type="float">
            <text:p>134.420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57579" calcext:value-type="float">
            <text:p>42.57579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430329" calcext:value-type="float">
            <text:p>0.0009430329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197241" calcext:value-type="float">
            <text:p>0.02197241</text:p>
          </table:table-cell>
          <table:table-cell office:value-type="float" office:value="1168.26" calcext:value-type="float">
            <text:p>1168.26</text:p>
          </table:table-cell>
          <table:table-cell office:value-type="float" office:value="1.012492" calcext:value-type="float">
            <text:p>1.012492</text:p>
          </table:table-cell>
          <table:table-cell office:value-type="float" office:value="0" calcext:value-type="float">
            <text:p>0</text:p>
          </table:table-cell>
          <table:table-cell office:value-type="float" office:value="0.3416002" calcext:value-type="float">
            <text:p>0.3416002</text:p>
          </table:table-cell>
          <table:table-cell office:value-type="float" office:value="0.3670058" calcext:value-type="float">
            <text:p>0.3670058</text:p>
          </table:table-cell>
          <table:table-cell office:value-type="float" office:value="0.2663142" calcext:value-type="float">
            <text:p>0.2663142</text:p>
          </table:table-cell>
          <table:table-cell office:value-type="float" office:value="0.08624719" calcext:value-type="float">
            <text:p>0.08624719</text:p>
          </table:table-cell>
          <table:table-cell office:value-type="float" office:value="0.06510498" calcext:value-type="float">
            <text:p>0.06510498</text:p>
          </table:table-cell>
          <table:table-cell office:value-type="float" office:value="0.0296384" calcext:value-type="float">
            <text:p>0.0296384</text:p>
          </table:table-cell>
          <table:table-cell office:value-type="float" office:value="0.034019" calcext:value-type="float">
            <text:p>0.034019</text:p>
          </table:table-cell>
          <table:table-cell office:value-type="float" office:value="0.08527301" calcext:value-type="float">
            <text:p>0.08527301</text:p>
          </table:table-cell>
          <table:table-cell office:value-type="float" office:value="0.1548295" calcext:value-type="float">
            <text:p>0.1548295</text:p>
          </table:table-cell>
          <table:table-cell office:value-type="float" office:value="0.167282" calcext:value-type="float">
            <text:p>0.167282</text:p>
          </table:table-cell>
          <table:table-cell office:value-type="float" office:value="0.1702886" calcext:value-type="float">
            <text:p>0.1702886</text:p>
          </table:table-cell>
          <table:table-cell office:value-type="float" office:value="0.1769861" calcext:value-type="float">
            <text:p>0.1769861</text:p>
          </table:table-cell>
          <table:table-cell office:value-type="float" office:value="0.1875917" calcext:value-type="float">
            <text:p>0.1875917</text:p>
          </table:table-cell>
          <table:table-cell office:value-type="float" office:value="0.1912047" calcext:value-type="float">
            <text:p>0.1912047</text:p>
          </table:table-cell>
          <table:table-cell office:value-type="float" office:value="0" calcext:value-type="float">
            <text:p>0</text:p>
          </table:table-cell>
          <table:table-cell office:value-type="float" office:value="48.83299" calcext:value-type="float">
            <text:p>48.83299</text:p>
          </table:table-cell>
          <table:table-cell office:value-type="float" office:value="46.35875" calcext:value-type="float">
            <text:p>46.35875</text:p>
          </table:table-cell>
          <table:table-cell office:value-type="float" office:value="38.03144" calcext:value-type="float">
            <text:p>38.03144</text:p>
          </table:table-cell>
          <table:table-cell office:value-type="float" office:value="12.4813" calcext:value-type="float">
            <text:p>12.4813</text:p>
          </table:table-cell>
          <table:table-cell office:value-type="float" office:value="10.32296" calcext:value-type="float">
            <text:p>10.32296</text:p>
          </table:table-cell>
          <table:table-cell office:value-type="float" office:value="3.54515" calcext:value-type="float">
            <text:p>3.54515</text:p>
          </table:table-cell>
          <table:table-cell office:value-type="float" office:value="3.068533" calcext:value-type="float">
            <text:p>3.068533</text:p>
          </table:table-cell>
          <table:table-cell office:value-type="float" office:value="6.089491" calcext:value-type="float">
            <text:p>6.089491</text:p>
          </table:table-cell>
          <table:table-cell office:value-type="float" office:value="8.892882" calcext:value-type="float">
            <text:p>8.892882</text:p>
          </table:table-cell>
          <table:table-cell office:value-type="float" office:value="10.04658" calcext:value-type="float">
            <text:p>10.04658</text:p>
          </table:table-cell>
          <table:table-cell office:value-type="float" office:value="10.35712" calcext:value-type="float">
            <text:p>10.35712</text:p>
          </table:table-cell>
          <table:table-cell office:value-type="float" office:value="10.95962" calcext:value-type="float">
            <text:p>10.95962</text:p>
          </table:table-cell>
          <table:table-cell office:value-type="float" office:value="11.94663" calcext:value-type="float">
            <text:p>11.94663</text:p>
          </table:table-cell>
          <table:table-cell office:value-type="float" office:value="12.18546" calcext:value-type="float">
            <text:p>12.18546</text:p>
          </table:table-cell>
          <table:table-cell office:value-type="float" office:value="0" calcext:value-type="float">
            <text:p>0</text:p>
          </table:table-cell>
          <table:table-cell office:value-type="float" office:value="18.53256" calcext:value-type="float">
            <text:p>18.532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5" calcext:value-type="float">
            <text:p>18122005</text:p>
          </table:table-cell>
          <table:table-cell office:value-type="float" office:value="0.8509252" calcext:value-type="float">
            <text:p>0.8509252</text:p>
          </table:table-cell>
          <table:table-cell office:value-type="float" office:value="134.4199" calcext:value-type="float">
            <text:p>134.41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58462" calcext:value-type="float">
            <text:p>42.58462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430329" calcext:value-type="float">
            <text:p>0.0009430329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195736" calcext:value-type="float">
            <text:p>0.02195736</text:p>
          </table:table-cell>
          <table:table-cell office:value-type="float" office:value="1168.252" calcext:value-type="float">
            <text:p>1168.252</text:p>
          </table:table-cell>
          <table:table-cell office:value-type="float" office:value="1.012065" calcext:value-type="float">
            <text:p>1.012065</text:p>
          </table:table-cell>
          <table:table-cell office:value-type="float" office:value="0" calcext:value-type="float">
            <text:p>0</text:p>
          </table:table-cell>
          <table:table-cell office:value-type="float" office:value="0.3277691" calcext:value-type="float">
            <text:p>0.3277691</text:p>
          </table:table-cell>
          <table:table-cell office:value-type="float" office:value="0.3590302" calcext:value-type="float">
            <text:p>0.3590302</text:p>
          </table:table-cell>
          <table:table-cell office:value-type="float" office:value="0.2626286" calcext:value-type="float">
            <text:p>0.2626286</text:p>
          </table:table-cell>
          <table:table-cell office:value-type="float" office:value="0.08842147" calcext:value-type="float">
            <text:p>0.08842147</text:p>
          </table:table-cell>
          <table:table-cell office:value-type="float" office:value="0.06816275" calcext:value-type="float">
            <text:p>0.06816275</text:p>
          </table:table-cell>
          <table:table-cell office:value-type="float" office:value="0.02963532" calcext:value-type="float">
            <text:p>0.02963532</text:p>
          </table:table-cell>
          <table:table-cell office:value-type="float" office:value="0.03398047" calcext:value-type="float">
            <text:p>0.03398047</text:p>
          </table:table-cell>
          <table:table-cell office:value-type="float" office:value="0.0852937" calcext:value-type="float">
            <text:p>0.0852937</text:p>
          </table:table-cell>
          <table:table-cell office:value-type="float" office:value="0.1548787" calcext:value-type="float">
            <text:p>0.1548787</text:p>
          </table:table-cell>
          <table:table-cell office:value-type="float" office:value="0.1673088" calcext:value-type="float">
            <text:p>0.1673088</text:p>
          </table:table-cell>
          <table:table-cell office:value-type="float" office:value="0.1703217" calcext:value-type="float">
            <text:p>0.1703217</text:p>
          </table:table-cell>
          <table:table-cell office:value-type="float" office:value="0.1770121" calcext:value-type="float">
            <text:p>0.1770121</text:p>
          </table:table-cell>
          <table:table-cell office:value-type="float" office:value="0.1876128" calcext:value-type="float">
            <text:p>0.1876128</text:p>
          </table:table-cell>
          <table:table-cell office:value-type="float" office:value="0.1912236" calcext:value-type="float">
            <text:p>0.1912236</text:p>
          </table:table-cell>
          <table:table-cell office:value-type="float" office:value="0" calcext:value-type="float">
            <text:p>0</text:p>
          </table:table-cell>
          <table:table-cell office:value-type="float" office:value="48.81697" calcext:value-type="float">
            <text:p>48.81697</text:p>
          </table:table-cell>
          <table:table-cell office:value-type="float" office:value="46.34012" calcext:value-type="float">
            <text:p>46.34012</text:p>
          </table:table-cell>
          <table:table-cell office:value-type="float" office:value="38.01643" calcext:value-type="float">
            <text:p>38.01643</text:p>
          </table:table-cell>
          <table:table-cell office:value-type="float" office:value="12.47703" calcext:value-type="float">
            <text:p>12.47703</text:p>
          </table:table-cell>
          <table:table-cell office:value-type="float" office:value="10.31489" calcext:value-type="float">
            <text:p>10.31489</text:p>
          </table:table-cell>
          <table:table-cell office:value-type="float" office:value="3.544508" calcext:value-type="float">
            <text:p>3.544508</text:p>
          </table:table-cell>
          <table:table-cell office:value-type="float" office:value="3.069352" calcext:value-type="float">
            <text:p>3.069352</text:p>
          </table:table-cell>
          <table:table-cell office:value-type="float" office:value="6.09229" calcext:value-type="float">
            <text:p>6.09229</text:p>
          </table:table-cell>
          <table:table-cell office:value-type="float" office:value="8.897689" calcext:value-type="float">
            <text:p>8.897689</text:p>
          </table:table-cell>
          <table:table-cell office:value-type="float" office:value="10.05037" calcext:value-type="float">
            <text:p>10.05037</text:p>
          </table:table-cell>
          <table:table-cell office:value-type="float" office:value="10.36085" calcext:value-type="float">
            <text:p>10.36085</text:p>
          </table:table-cell>
          <table:table-cell office:value-type="float" office:value="10.96272" calcext:value-type="float">
            <text:p>10.96272</text:p>
          </table:table-cell>
          <table:table-cell office:value-type="float" office:value="11.94865" calcext:value-type="float">
            <text:p>11.94865</text:p>
          </table:table-cell>
          <table:table-cell office:value-type="float" office:value="12.17892" calcext:value-type="float">
            <text:p>12.17892</text:p>
          </table:table-cell>
          <table:table-cell office:value-type="float" office:value="0" calcext:value-type="float">
            <text:p>0</text:p>
          </table:table-cell>
          <table:table-cell office:value-type="float" office:value="12.99947" calcext:value-type="float">
            <text:p>12.999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5" calcext:value-type="float">
            <text:p>19122005</text:p>
          </table:table-cell>
          <table:table-cell office:value-type="float" office:value="0.8507521" calcext:value-type="float">
            <text:p>0.8507521</text:p>
          </table:table-cell>
          <table:table-cell office:value-type="float" office:value="134.4195" calcext:value-type="float">
            <text:p>134.41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59327" calcext:value-type="float">
            <text:p>42.59327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430329" calcext:value-type="float">
            <text:p>0.0009430329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194285" calcext:value-type="float">
            <text:p>0.02194285</text:p>
          </table:table-cell>
          <table:table-cell office:value-type="float" office:value="1168.243" calcext:value-type="float">
            <text:p>1168.243</text:p>
          </table:table-cell>
          <table:table-cell office:value-type="float" office:value="1.011677" calcext:value-type="float">
            <text:p>1.011677</text:p>
          </table:table-cell>
          <table:table-cell office:value-type="float" office:value="0" calcext:value-type="float">
            <text:p>0</text:p>
          </table:table-cell>
          <table:table-cell office:value-type="float" office:value="0.338928" calcext:value-type="float">
            <text:p>0.338928</text:p>
          </table:table-cell>
          <table:table-cell office:value-type="float" office:value="0.3432986" calcext:value-type="float">
            <text:p>0.3432986</text:p>
          </table:table-cell>
          <table:table-cell office:value-type="float" office:value="0.2446009" calcext:value-type="float">
            <text:p>0.2446009</text:p>
          </table:table-cell>
          <table:table-cell office:value-type="float" office:value="0.08113586" calcext:value-type="float">
            <text:p>0.08113586</text:p>
          </table:table-cell>
          <table:table-cell office:value-type="float" office:value="0.07341357" calcext:value-type="float">
            <text:p>0.07341357</text:p>
          </table:table-cell>
          <table:table-cell office:value-type="float" office:value="0.02969528" calcext:value-type="float">
            <text:p>0.02969528</text:p>
          </table:table-cell>
          <table:table-cell office:value-type="float" office:value="0.03401049" calcext:value-type="float">
            <text:p>0.03401049</text:p>
          </table:table-cell>
          <table:table-cell office:value-type="float" office:value="0.08530727" calcext:value-type="float">
            <text:p>0.08530727</text:p>
          </table:table-cell>
          <table:table-cell office:value-type="float" office:value="0.1549189" calcext:value-type="float">
            <text:p>0.1549189</text:p>
          </table:table-cell>
          <table:table-cell office:value-type="float" office:value="0.1673367" calcext:value-type="float">
            <text:p>0.1673367</text:p>
          </table:table-cell>
          <table:table-cell office:value-type="float" office:value="0.1703552" calcext:value-type="float">
            <text:p>0.1703552</text:p>
          </table:table-cell>
          <table:table-cell office:value-type="float" office:value="0.177041" calcext:value-type="float">
            <text:p>0.177041</text:p>
          </table:table-cell>
          <table:table-cell office:value-type="float" office:value="0.1876354" calcext:value-type="float">
            <text:p>0.1876354</text:p>
          </table:table-cell>
          <table:table-cell office:value-type="float" office:value="0.1912421" calcext:value-type="float">
            <text:p>0.1912421</text:p>
          </table:table-cell>
          <table:table-cell office:value-type="float" office:value="0" calcext:value-type="float">
            <text:p>0</text:p>
          </table:table-cell>
          <table:table-cell office:value-type="float" office:value="48.79314" calcext:value-type="float">
            <text:p>48.79314</text:p>
          </table:table-cell>
          <table:table-cell office:value-type="float" office:value="46.31886" calcext:value-type="float">
            <text:p>46.31886</text:p>
          </table:table-cell>
          <table:table-cell office:value-type="float" office:value="38.00002" calcext:value-type="float">
            <text:p>38.00002</text:p>
          </table:table-cell>
          <table:table-cell office:value-type="float" office:value="12.47279" calcext:value-type="float">
            <text:p>12.47279</text:p>
          </table:table-cell>
          <table:table-cell office:value-type="float" office:value="10.30958" calcext:value-type="float">
            <text:p>10.30958</text:p>
          </table:table-cell>
          <table:table-cell office:value-type="float" office:value="3.543895" calcext:value-type="float">
            <text:p>3.543895</text:p>
          </table:table-cell>
          <table:table-cell office:value-type="float" office:value="3.070163" calcext:value-type="float">
            <text:p>3.070163</text:p>
          </table:table-cell>
          <table:table-cell office:value-type="float" office:value="6.095085" calcext:value-type="float">
            <text:p>6.095085</text:p>
          </table:table-cell>
          <table:table-cell office:value-type="float" office:value="8.902482" calcext:value-type="float">
            <text:p>8.902482</text:p>
          </table:table-cell>
          <table:table-cell office:value-type="float" office:value="10.05417" calcext:value-type="float">
            <text:p>10.05417</text:p>
          </table:table-cell>
          <table:table-cell office:value-type="float" office:value="10.36459" calcext:value-type="float">
            <text:p>10.36459</text:p>
          </table:table-cell>
          <table:table-cell office:value-type="float" office:value="10.96582" calcext:value-type="float">
            <text:p>10.96582</text:p>
          </table:table-cell>
          <table:table-cell office:value-type="float" office:value="11.95066" calcext:value-type="float">
            <text:p>11.95066</text:p>
          </table:table-cell>
          <table:table-cell office:value-type="float" office:value="12.17583" calcext:value-type="float">
            <text:p>12.17583</text:p>
          </table:table-cell>
          <table:table-cell office:value-type="float" office:value="0" calcext:value-type="float">
            <text:p>0</text:p>
          </table:table-cell>
          <table:table-cell office:value-type="float" office:value="11.71107" calcext:value-type="float">
            <text:p>11.711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5" calcext:value-type="float">
            <text:p>20122005</text:p>
          </table:table-cell>
          <table:table-cell office:value-type="float" office:value="0.8505602" calcext:value-type="float">
            <text:p>0.8505602</text:p>
          </table:table-cell>
          <table:table-cell office:value-type="float" office:value="134.4192" calcext:value-type="float">
            <text:p>134.41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60171" calcext:value-type="float">
            <text:p>42.60171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430329" calcext:value-type="float">
            <text:p>0.0009430329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192963" calcext:value-type="float">
            <text:p>0.02192963</text:p>
          </table:table-cell>
          <table:table-cell office:value-type="float" office:value="1168.235" calcext:value-type="float">
            <text:p>1168.235</text:p>
          </table:table-cell>
          <table:table-cell office:value-type="float" office:value="1.011277" calcext:value-type="float">
            <text:p>1.011277</text:p>
          </table:table-cell>
          <table:table-cell office:value-type="float" office:value="0" calcext:value-type="float">
            <text:p>0</text:p>
          </table:table-cell>
          <table:table-cell office:value-type="float" office:value="0.3488911" calcext:value-type="float">
            <text:p>0.3488911</text:p>
          </table:table-cell>
          <table:table-cell office:value-type="float" office:value="0.3504297" calcext:value-type="float">
            <text:p>0.3504297</text:p>
          </table:table-cell>
          <table:table-cell office:value-type="float" office:value="0.2429862" calcext:value-type="float">
            <text:p>0.2429862</text:p>
          </table:table-cell>
          <table:table-cell office:value-type="float" office:value="0.07919589" calcext:value-type="float">
            <text:p>0.07919589</text:p>
          </table:table-cell>
          <table:table-cell office:value-type="float" office:value="0.07331745" calcext:value-type="float">
            <text:p>0.07331745</text:p>
          </table:table-cell>
          <table:table-cell office:value-type="float" office:value="0.02965329" calcext:value-type="float">
            <text:p>0.02965329</text:p>
          </table:table-cell>
          <table:table-cell office:value-type="float" office:value="0.03410584" calcext:value-type="float">
            <text:p>0.03410584</text:p>
          </table:table-cell>
          <table:table-cell office:value-type="float" office:value="0.08532158" calcext:value-type="float">
            <text:p>0.08532158</text:p>
          </table:table-cell>
          <table:table-cell office:value-type="float" office:value="0.1549541" calcext:value-type="float">
            <text:p>0.1549541</text:p>
          </table:table-cell>
          <table:table-cell office:value-type="float" office:value="0.1673651" calcext:value-type="float">
            <text:p>0.1673651</text:p>
          </table:table-cell>
          <table:table-cell office:value-type="float" office:value="0.1703893" calcext:value-type="float">
            <text:p>0.1703893</text:p>
          </table:table-cell>
          <table:table-cell office:value-type="float" office:value="0.177069" calcext:value-type="float">
            <text:p>0.177069</text:p>
          </table:table-cell>
          <table:table-cell office:value-type="float" office:value="0.1876578" calcext:value-type="float">
            <text:p>0.1876578</text:p>
          </table:table-cell>
          <table:table-cell office:value-type="float" office:value="0.1912612" calcext:value-type="float">
            <text:p>0.1912612</text:p>
          </table:table-cell>
          <table:table-cell office:value-type="float" office:value="0" calcext:value-type="float">
            <text:p>0</text:p>
          </table:table-cell>
          <table:table-cell office:value-type="float" office:value="48.77184" calcext:value-type="float">
            <text:p>48.77184</text:p>
          </table:table-cell>
          <table:table-cell office:value-type="float" office:value="46.29517" calcext:value-type="float">
            <text:p>46.29517</text:p>
          </table:table-cell>
          <table:table-cell office:value-type="float" office:value="37.98129" calcext:value-type="float">
            <text:p>37.98129</text:p>
          </table:table-cell>
          <table:table-cell office:value-type="float" office:value="12.46724" calcext:value-type="float">
            <text:p>12.46724</text:p>
          </table:table-cell>
          <table:table-cell office:value-type="float" office:value="10.30571" calcext:value-type="float">
            <text:p>10.30571</text:p>
          </table:table-cell>
          <table:table-cell office:value-type="float" office:value="3.543301" calcext:value-type="float">
            <text:p>3.543301</text:p>
          </table:table-cell>
          <table:table-cell office:value-type="float" office:value="3.070979" calcext:value-type="float">
            <text:p>3.070979</text:p>
          </table:table-cell>
          <table:table-cell office:value-type="float" office:value="6.09787" calcext:value-type="float">
            <text:p>6.09787</text:p>
          </table:table-cell>
          <table:table-cell office:value-type="float" office:value="8.907259" calcext:value-type="float">
            <text:p>8.907259</text:p>
          </table:table-cell>
          <table:table-cell office:value-type="float" office:value="10.05797" calcext:value-type="float">
            <text:p>10.05797</text:p>
          </table:table-cell>
          <table:table-cell office:value-type="float" office:value="10.36832" calcext:value-type="float">
            <text:p>10.36832</text:p>
          </table:table-cell>
          <table:table-cell office:value-type="float" office:value="10.96892" calcext:value-type="float">
            <text:p>10.96892</text:p>
          </table:table-cell>
          <table:table-cell office:value-type="float" office:value="11.95268" calcext:value-type="float">
            <text:p>11.95268</text:p>
          </table:table-cell>
          <table:table-cell office:value-type="float" office:value="12.17574" calcext:value-type="float">
            <text:p>12.17574</text:p>
          </table:table-cell>
          <table:table-cell office:value-type="float" office:value="0" calcext:value-type="float">
            <text:p>0</text:p>
          </table:table-cell>
          <table:table-cell office:value-type="float" office:value="12.89652" calcext:value-type="float">
            <text:p>12.896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5" calcext:value-type="float">
            <text:p>21122005</text:p>
          </table:table-cell>
          <table:table-cell office:value-type="float" office:value="0.8503542" calcext:value-type="float">
            <text:p>0.8503542</text:p>
          </table:table-cell>
          <table:table-cell office:value-type="float" office:value="134.4189" calcext:value-type="float">
            <text:p>134.418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61006" calcext:value-type="float">
            <text:p>42.61006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430329" calcext:value-type="float">
            <text:p>0.0009430329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191773" calcext:value-type="float">
            <text:p>0.02191773</text:p>
          </table:table-cell>
          <table:table-cell office:value-type="float" office:value="1168.227" calcext:value-type="float">
            <text:p>1168.227</text:p>
          </table:table-cell>
          <table:table-cell office:value-type="float" office:value="1.010881" calcext:value-type="float">
            <text:p>1.010881</text:p>
          </table:table-cell>
          <table:table-cell office:value-type="float" office:value="0" calcext:value-type="float">
            <text:p>0</text:p>
          </table:table-cell>
          <table:table-cell office:value-type="float" office:value="0.3218208" calcext:value-type="float">
            <text:p>0.3218208</text:p>
          </table:table-cell>
          <table:table-cell office:value-type="float" office:value="0.3325408" calcext:value-type="float">
            <text:p>0.3325408</text:p>
          </table:table-cell>
          <table:table-cell office:value-type="float" office:value="0.2372317" calcext:value-type="float">
            <text:p>0.2372317</text:p>
          </table:table-cell>
          <table:table-cell office:value-type="float" office:value="0.07902697" calcext:value-type="float">
            <text:p>0.07902697</text:p>
          </table:table-cell>
          <table:table-cell office:value-type="float" office:value="0.07054216" calcext:value-type="float">
            <text:p>0.07054216</text:p>
          </table:table-cell>
          <table:table-cell office:value-type="float" office:value="0.02957728" calcext:value-type="float">
            <text:p>0.02957728</text:p>
          </table:table-cell>
          <table:table-cell office:value-type="float" office:value="0.03414367" calcext:value-type="float">
            <text:p>0.03414367</text:p>
          </table:table-cell>
          <table:table-cell office:value-type="float" office:value="0.08534031" calcext:value-type="float">
            <text:p>0.08534031</text:p>
          </table:table-cell>
          <table:table-cell office:value-type="float" office:value="0.1549873" calcext:value-type="float">
            <text:p>0.1549873</text:p>
          </table:table-cell>
          <table:table-cell office:value-type="float" office:value="0.1673934" calcext:value-type="float">
            <text:p>0.1673934</text:p>
          </table:table-cell>
          <table:table-cell office:value-type="float" office:value="0.1704234" calcext:value-type="float">
            <text:p>0.1704234</text:p>
          </table:table-cell>
          <table:table-cell office:value-type="float" office:value="0.1770965" calcext:value-type="float">
            <text:p>0.1770965</text:p>
          </table:table-cell>
          <table:table-cell office:value-type="float" office:value="0.1876806" calcext:value-type="float">
            <text:p>0.1876806</text:p>
          </table:table-cell>
          <table:table-cell office:value-type="float" office:value="0.1912803" calcext:value-type="float">
            <text:p>0.1912803</text:p>
          </table:table-cell>
          <table:table-cell office:value-type="float" office:value="0" calcext:value-type="float">
            <text:p>0</text:p>
          </table:table-cell>
          <table:table-cell office:value-type="float" office:value="48.75282" calcext:value-type="float">
            <text:p>48.75282</text:p>
          </table:table-cell>
          <table:table-cell office:value-type="float" office:value="46.27002" calcext:value-type="float">
            <text:p>46.27002</text:p>
          </table:table-cell>
          <table:table-cell office:value-type="float" office:value="37.96249" calcext:value-type="float">
            <text:p>37.96249</text:p>
          </table:table-cell>
          <table:table-cell office:value-type="float" office:value="12.46163" calcext:value-type="float">
            <text:p>12.46163</text:p>
          </table:table-cell>
          <table:table-cell office:value-type="float" office:value="10.30204" calcext:value-type="float">
            <text:p>10.30204</text:p>
          </table:table-cell>
          <table:table-cell office:value-type="float" office:value="3.542688" calcext:value-type="float">
            <text:p>3.542688</text:p>
          </table:table-cell>
          <table:table-cell office:value-type="float" office:value="3.071806" calcext:value-type="float">
            <text:p>3.071806</text:p>
          </table:table-cell>
          <table:table-cell office:value-type="float" office:value="6.100646" calcext:value-type="float">
            <text:p>6.100646</text:p>
          </table:table-cell>
          <table:table-cell office:value-type="float" office:value="8.912027" calcext:value-type="float">
            <text:p>8.912027</text:p>
          </table:table-cell>
          <table:table-cell office:value-type="float" office:value="10.06176" calcext:value-type="float">
            <text:p>10.06176</text:p>
          </table:table-cell>
          <table:table-cell office:value-type="float" office:value="10.37205" calcext:value-type="float">
            <text:p>10.37205</text:p>
          </table:table-cell>
          <table:table-cell office:value-type="float" office:value="10.97196" calcext:value-type="float">
            <text:p>10.97196</text:p>
          </table:table-cell>
          <table:table-cell office:value-type="float" office:value="11.95469" calcext:value-type="float">
            <text:p>11.95469</text:p>
          </table:table-cell>
          <table:table-cell office:value-type="float" office:value="12.17909" calcext:value-type="float">
            <text:p>12.17909</text:p>
          </table:table-cell>
          <table:table-cell office:value-type="float" office:value="0" calcext:value-type="float">
            <text:p>0</text:p>
          </table:table-cell>
          <table:table-cell office:value-type="float" office:value="16.85125" calcext:value-type="float">
            <text:p>16.85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5" calcext:value-type="float">
            <text:p>22122005</text:p>
          </table:table-cell>
          <table:table-cell office:value-type="float" office:value="0.8501021" calcext:value-type="float">
            <text:p>0.8501021</text:p>
          </table:table-cell>
          <table:table-cell office:value-type="float" office:value="134.4185" calcext:value-type="float">
            <text:p>134.41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61787" calcext:value-type="float">
            <text:p>42.61787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430329" calcext:value-type="float">
            <text:p>0.0009430329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190807" calcext:value-type="float">
            <text:p>0.02190807</text:p>
          </table:table-cell>
          <table:table-cell office:value-type="float" office:value="1168.22" calcext:value-type="float">
            <text:p>1168.22</text:p>
          </table:table-cell>
          <table:table-cell office:value-type="float" office:value="1.010461" calcext:value-type="float">
            <text:p>1.010461</text:p>
          </table:table-cell>
          <table:table-cell office:value-type="float" office:value="0" calcext:value-type="float">
            <text:p>0</text:p>
          </table:table-cell>
          <table:table-cell office:value-type="float" office:value="0.2673191" calcext:value-type="float">
            <text:p>0.2673191</text:p>
          </table:table-cell>
          <table:table-cell office:value-type="float" office:value="0.2935614" calcext:value-type="float">
            <text:p>0.2935614</text:p>
          </table:table-cell>
          <table:table-cell office:value-type="float" office:value="0.2327089" calcext:value-type="float">
            <text:p>0.2327089</text:p>
          </table:table-cell>
          <table:table-cell office:value-type="float" office:value="0.07802846" calcext:value-type="float">
            <text:p>0.07802846</text:p>
          </table:table-cell>
          <table:table-cell office:value-type="float" office:value="0.06618313" calcext:value-type="float">
            <text:p>0.06618313</text:p>
          </table:table-cell>
          <table:table-cell office:value-type="float" office:value="0.02954995" calcext:value-type="float">
            <text:p>0.02954995</text:p>
          </table:table-cell>
          <table:table-cell office:value-type="float" office:value="0.03415314" calcext:value-type="float">
            <text:p>0.03415314</text:p>
          </table:table-cell>
          <table:table-cell office:value-type="float" office:value="0.08535942" calcext:value-type="float">
            <text:p>0.08535942</text:p>
          </table:table-cell>
          <table:table-cell office:value-type="float" office:value="0.1550193" calcext:value-type="float">
            <text:p>0.1550193</text:p>
          </table:table-cell>
          <table:table-cell office:value-type="float" office:value="0.1674222" calcext:value-type="float">
            <text:p>0.1674222</text:p>
          </table:table-cell>
          <table:table-cell office:value-type="float" office:value="0.1704576" calcext:value-type="float">
            <text:p>0.1704576</text:p>
          </table:table-cell>
          <table:table-cell office:value-type="float" office:value="0.1771254" calcext:value-type="float">
            <text:p>0.1771254</text:p>
          </table:table-cell>
          <table:table-cell office:value-type="float" office:value="0.1877046" calcext:value-type="float">
            <text:p>0.1877046</text:p>
          </table:table-cell>
          <table:table-cell office:value-type="float" office:value="0.1912999" calcext:value-type="float">
            <text:p>0.1912999</text:p>
          </table:table-cell>
          <table:table-cell office:value-type="float" office:value="0" calcext:value-type="float">
            <text:p>0</text:p>
          </table:table-cell>
          <table:table-cell office:value-type="float" office:value="48.73205" calcext:value-type="float">
            <text:p>48.73205</text:p>
          </table:table-cell>
          <table:table-cell office:value-type="float" office:value="46.23733" calcext:value-type="float">
            <text:p>46.23733</text:p>
          </table:table-cell>
          <table:table-cell office:value-type="float" office:value="37.94101" calcext:value-type="float">
            <text:p>37.94101</text:p>
          </table:table-cell>
          <table:table-cell office:value-type="float" office:value="12.45538" calcext:value-type="float">
            <text:p>12.45538</text:p>
          </table:table-cell>
          <table:table-cell office:value-type="float" office:value="10.29731" calcext:value-type="float">
            <text:p>10.29731</text:p>
          </table:table-cell>
          <table:table-cell office:value-type="float" office:value="3.542063" calcext:value-type="float">
            <text:p>3.542063</text:p>
          </table:table-cell>
          <table:table-cell office:value-type="float" office:value="3.072636" calcext:value-type="float">
            <text:p>3.072636</text:p>
          </table:table-cell>
          <table:table-cell office:value-type="float" office:value="6.103411" calcext:value-type="float">
            <text:p>6.103411</text:p>
          </table:table-cell>
          <table:table-cell office:value-type="float" office:value="8.916789" calcext:value-type="float">
            <text:p>8.916789</text:p>
          </table:table-cell>
          <table:table-cell office:value-type="float" office:value="10.06556" calcext:value-type="float">
            <text:p>10.06556</text:p>
          </table:table-cell>
          <table:table-cell office:value-type="float" office:value="10.37579" calcext:value-type="float">
            <text:p>10.37579</text:p>
          </table:table-cell>
          <table:table-cell office:value-type="float" office:value="10.97498" calcext:value-type="float">
            <text:p>10.97498</text:p>
          </table:table-cell>
          <table:table-cell office:value-type="float" office:value="11.95671" calcext:value-type="float">
            <text:p>11.95671</text:p>
          </table:table-cell>
          <table:table-cell office:value-type="float" office:value="12.19126" calcext:value-type="float">
            <text:p>12.19126</text:p>
          </table:table-cell>
          <table:table-cell office:value-type="float" office:value="0" calcext:value-type="float">
            <text:p>0</text:p>
          </table:table-cell>
          <table:table-cell office:value-type="float" office:value="22.60365" calcext:value-type="float">
            <text:p>22.603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5" calcext:value-type="float">
            <text:p>23122005</text:p>
          </table:table-cell>
          <table:table-cell office:value-type="float" office:value="0.8498375" calcext:value-type="float">
            <text:p>0.8498375</text:p>
          </table:table-cell>
          <table:table-cell office:value-type="float" office:value="134.4182" calcext:value-type="float">
            <text:p>134.418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62525" calcext:value-type="float">
            <text:p>42.62525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430329" calcext:value-type="float">
            <text:p>0.0009430329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190093" calcext:value-type="float">
            <text:p>0.02190093</text:p>
          </table:table-cell>
          <table:table-cell office:value-type="float" office:value="1168.212" calcext:value-type="float">
            <text:p>1168.212</text:p>
          </table:table-cell>
          <table:table-cell office:value-type="float" office:value="1.009995" calcext:value-type="float">
            <text:p>1.009995</text:p>
          </table:table-cell>
          <table:table-cell office:value-type="float" office:value="0" calcext:value-type="float">
            <text:p>0</text:p>
          </table:table-cell>
          <table:table-cell office:value-type="float" office:value="0.249763" calcext:value-type="float">
            <text:p>0.249763</text:p>
          </table:table-cell>
          <table:table-cell office:value-type="float" office:value="0.3096114" calcext:value-type="float">
            <text:p>0.3096114</text:p>
          </table:table-cell>
          <table:table-cell office:value-type="float" office:value="0.2381532" calcext:value-type="float">
            <text:p>0.2381532</text:p>
          </table:table-cell>
          <table:table-cell office:value-type="float" office:value="0.07799894" calcext:value-type="float">
            <text:p>0.07799894</text:p>
          </table:table-cell>
          <table:table-cell office:value-type="float" office:value="0.06406084" calcext:value-type="float">
            <text:p>0.06406084</text:p>
          </table:table-cell>
          <table:table-cell office:value-type="float" office:value="0.02958204" calcext:value-type="float">
            <text:p>0.02958204</text:p>
          </table:table-cell>
          <table:table-cell office:value-type="float" office:value="0.03416727" calcext:value-type="float">
            <text:p>0.03416727</text:p>
          </table:table-cell>
          <table:table-cell office:value-type="float" office:value="0.08538589" calcext:value-type="float">
            <text:p>0.08538589</text:p>
          </table:table-cell>
          <table:table-cell office:value-type="float" office:value="0.1550525" calcext:value-type="float">
            <text:p>0.1550525</text:p>
          </table:table-cell>
          <table:table-cell office:value-type="float" office:value="0.1674509" calcext:value-type="float">
            <text:p>0.1674509</text:p>
          </table:table-cell>
          <table:table-cell office:value-type="float" office:value="0.1704921" calcext:value-type="float">
            <text:p>0.1704921</text:p>
          </table:table-cell>
          <table:table-cell office:value-type="float" office:value="0.1771583" calcext:value-type="float">
            <text:p>0.1771583</text:p>
          </table:table-cell>
          <table:table-cell office:value-type="float" office:value="0.1877256" calcext:value-type="float">
            <text:p>0.1877256</text:p>
          </table:table-cell>
          <table:table-cell office:value-type="float" office:value="0.1913202" calcext:value-type="float">
            <text:p>0.1913202</text:p>
          </table:table-cell>
          <table:table-cell office:value-type="float" office:value="0" calcext:value-type="float">
            <text:p>0</text:p>
          </table:table-cell>
          <table:table-cell office:value-type="float" office:value="48.70586" calcext:value-type="float">
            <text:p>48.70586</text:p>
          </table:table-cell>
          <table:table-cell office:value-type="float" office:value="46.2022" calcext:value-type="float">
            <text:p>46.2022</text:p>
          </table:table-cell>
          <table:table-cell office:value-type="float" office:value="37.91662" calcext:value-type="float">
            <text:p>37.91662</text:p>
          </table:table-cell>
          <table:table-cell office:value-type="float" office:value="12.44836" calcext:value-type="float">
            <text:p>12.44836</text:p>
          </table:table-cell>
          <table:table-cell office:value-type="float" office:value="10.29134" calcext:value-type="float">
            <text:p>10.29134</text:p>
          </table:table-cell>
          <table:table-cell office:value-type="float" office:value="3.541442" calcext:value-type="float">
            <text:p>3.541442</text:p>
          </table:table-cell>
          <table:table-cell office:value-type="float" office:value="3.073464" calcext:value-type="float">
            <text:p>3.073464</text:p>
          </table:table-cell>
          <table:table-cell office:value-type="float" office:value="6.10617" calcext:value-type="float">
            <text:p>6.10617</text:p>
          </table:table-cell>
          <table:table-cell office:value-type="float" office:value="8.921534" calcext:value-type="float">
            <text:p>8.921534</text:p>
          </table:table-cell>
          <table:table-cell office:value-type="float" office:value="10.06928" calcext:value-type="float">
            <text:p>10.06928</text:p>
          </table:table-cell>
          <table:table-cell office:value-type="float" office:value="10.37952" calcext:value-type="float">
            <text:p>10.37952</text:p>
          </table:table-cell>
          <table:table-cell office:value-type="float" office:value="10.978" calcext:value-type="float">
            <text:p>10.978</text:p>
          </table:table-cell>
          <table:table-cell office:value-type="float" office:value="11.95873" calcext:value-type="float">
            <text:p>11.95873</text:p>
          </table:table-cell>
          <table:table-cell office:value-type="float" office:value="12.19919" calcext:value-type="float">
            <text:p>12.19919</text:p>
          </table:table-cell>
          <table:table-cell office:value-type="float" office:value="0" calcext:value-type="float">
            <text:p>0</text:p>
          </table:table-cell>
          <table:table-cell office:value-type="float" office:value="23.08747" calcext:value-type="float">
            <text:p>23.087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5" calcext:value-type="float">
            <text:p>24122005</text:p>
          </table:table-cell>
          <table:table-cell office:value-type="float" office:value="0.8495592" calcext:value-type="float">
            <text:p>0.8495592</text:p>
          </table:table-cell>
          <table:table-cell office:value-type="float" office:value="134.4178" calcext:value-type="float">
            <text:p>134.417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63232" calcext:value-type="float">
            <text:p>42.63232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430329" calcext:value-type="float">
            <text:p>0.0009430329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189578" calcext:value-type="float">
            <text:p>0.02189578</text:p>
          </table:table-cell>
          <table:table-cell office:value-type="float" office:value="1168.206" calcext:value-type="float">
            <text:p>1168.206</text:p>
          </table:table-cell>
          <table:table-cell office:value-type="float" office:value="1.009561" calcext:value-type="float">
            <text:p>1.009561</text:p>
          </table:table-cell>
          <table:table-cell office:value-type="float" office:value="0" calcext:value-type="float">
            <text:p>0</text:p>
          </table:table-cell>
          <table:table-cell office:value-type="float" office:value="0.3269426" calcext:value-type="float">
            <text:p>0.3269426</text:p>
          </table:table-cell>
          <table:table-cell office:value-type="float" office:value="0.319288" calcext:value-type="float">
            <text:p>0.319288</text:p>
          </table:table-cell>
          <table:table-cell office:value-type="float" office:value="0.2415048" calcext:value-type="float">
            <text:p>0.2415048</text:p>
          </table:table-cell>
          <table:table-cell office:value-type="float" office:value="0.07840424" calcext:value-type="float">
            <text:p>0.07840424</text:p>
          </table:table-cell>
          <table:table-cell office:value-type="float" office:value="0.0629491" calcext:value-type="float">
            <text:p>0.0629491</text:p>
          </table:table-cell>
          <table:table-cell office:value-type="float" office:value="0.02964552" calcext:value-type="float">
            <text:p>0.02964552</text:p>
          </table:table-cell>
          <table:table-cell office:value-type="float" office:value="0.03420848" calcext:value-type="float">
            <text:p>0.03420848</text:p>
          </table:table-cell>
          <table:table-cell office:value-type="float" office:value="0.08541805" calcext:value-type="float">
            <text:p>0.08541805</text:p>
          </table:table-cell>
          <table:table-cell office:value-type="float" office:value="0.1550893" calcext:value-type="float">
            <text:p>0.1550893</text:p>
          </table:table-cell>
          <table:table-cell office:value-type="float" office:value="0.1674798" calcext:value-type="float">
            <text:p>0.1674798</text:p>
          </table:table-cell>
          <table:table-cell office:value-type="float" office:value="0.1705268" calcext:value-type="float">
            <text:p>0.1705268</text:p>
          </table:table-cell>
          <table:table-cell office:value-type="float" office:value="0.1771872" calcext:value-type="float">
            <text:p>0.1771872</text:p>
          </table:table-cell>
          <table:table-cell office:value-type="float" office:value="0.1877464" calcext:value-type="float">
            <text:p>0.1877464</text:p>
          </table:table-cell>
          <table:table-cell office:value-type="float" office:value="0.1913401" calcext:value-type="float">
            <text:p>0.1913401</text:p>
          </table:table-cell>
          <table:table-cell office:value-type="float" office:value="0" calcext:value-type="float">
            <text:p>0</text:p>
          </table:table-cell>
          <table:table-cell office:value-type="float" office:value="48.67205" calcext:value-type="float">
            <text:p>48.67205</text:p>
          </table:table-cell>
          <table:table-cell office:value-type="float" office:value="46.1638" calcext:value-type="float">
            <text:p>46.1638</text:p>
          </table:table-cell>
          <table:table-cell office:value-type="float" office:value="37.89133" calcext:value-type="float">
            <text:p>37.89133</text:p>
          </table:table-cell>
          <table:table-cell office:value-type="float" office:value="12.44093" calcext:value-type="float">
            <text:p>12.44093</text:p>
          </table:table-cell>
          <table:table-cell office:value-type="float" office:value="10.28428" calcext:value-type="float">
            <text:p>10.28428</text:p>
          </table:table-cell>
          <table:table-cell office:value-type="float" office:value="3.540839" calcext:value-type="float">
            <text:p>3.540839</text:p>
          </table:table-cell>
          <table:table-cell office:value-type="float" office:value="3.074291" calcext:value-type="float">
            <text:p>3.074291</text:p>
          </table:table-cell>
          <table:table-cell office:value-type="float" office:value="6.108929" calcext:value-type="float">
            <text:p>6.108929</text:p>
          </table:table-cell>
          <table:table-cell office:value-type="float" office:value="8.926263" calcext:value-type="float">
            <text:p>8.926263</text:p>
          </table:table-cell>
          <table:table-cell office:value-type="float" office:value="10.073" calcext:value-type="float">
            <text:p>10.073</text:p>
          </table:table-cell>
          <table:table-cell office:value-type="float" office:value="10.38325" calcext:value-type="float">
            <text:p>10.38325</text:p>
          </table:table-cell>
          <table:table-cell office:value-type="float" office:value="10.98103" calcext:value-type="float">
            <text:p>10.98103</text:p>
          </table:table-cell>
          <table:table-cell office:value-type="float" office:value="11.96074" calcext:value-type="float">
            <text:p>11.96074</text:p>
          </table:table-cell>
          <table:table-cell office:value-type="float" office:value="12.20648" calcext:value-type="float">
            <text:p>12.20648</text:p>
          </table:table-cell>
          <table:table-cell office:value-type="float" office:value="0" calcext:value-type="float">
            <text:p>0</text:p>
          </table:table-cell>
          <table:table-cell office:value-type="float" office:value="23.4756" calcext:value-type="float">
            <text:p>23.47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5" calcext:value-type="float">
            <text:p>25122005</text:p>
          </table:table-cell>
          <table:table-cell office:value-type="float" office:value="0.8493137" calcext:value-type="float">
            <text:p>0.8493137</text:p>
          </table:table-cell>
          <table:table-cell office:value-type="float" office:value="134.4175" calcext:value-type="float">
            <text:p>134.41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64017" calcext:value-type="float">
            <text:p>42.64017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430329" calcext:value-type="float">
            <text:p>0.0009430329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189112" calcext:value-type="float">
            <text:p>0.02189112</text:p>
          </table:table-cell>
          <table:table-cell office:value-type="float" office:value="1168.199" calcext:value-type="float">
            <text:p>1168.199</text:p>
          </table:table-cell>
          <table:table-cell office:value-type="float" office:value="1.009058" calcext:value-type="float">
            <text:p>1.009058</text:p>
          </table:table-cell>
          <table:table-cell office:value-type="float" office:value="0" calcext:value-type="float">
            <text:p>0</text:p>
          </table:table-cell>
          <table:table-cell office:value-type="float" office:value="0.3524092" calcext:value-type="float">
            <text:p>0.3524092</text:p>
          </table:table-cell>
          <table:table-cell office:value-type="float" office:value="0.3628326" calcext:value-type="float">
            <text:p>0.3628326</text:p>
          </table:table-cell>
          <table:table-cell office:value-type="float" office:value="0.2503516" calcext:value-type="float">
            <text:p>0.2503516</text:p>
          </table:table-cell>
          <table:table-cell office:value-type="float" office:value="0.07932977" calcext:value-type="float">
            <text:p>0.07932977</text:p>
          </table:table-cell>
          <table:table-cell office:value-type="float" office:value="0.06310929" calcext:value-type="float">
            <text:p>0.06310929</text:p>
          </table:table-cell>
          <table:table-cell office:value-type="float" office:value="0.02967696" calcext:value-type="float">
            <text:p>0.02967696</text:p>
          </table:table-cell>
          <table:table-cell office:value-type="float" office:value="0.03424946" calcext:value-type="float">
            <text:p>0.03424946</text:p>
          </table:table-cell>
          <table:table-cell office:value-type="float" office:value="0.08545212" calcext:value-type="float">
            <text:p>0.08545212</text:p>
          </table:table-cell>
          <table:table-cell office:value-type="float" office:value="0.1551295" calcext:value-type="float">
            <text:p>0.1551295</text:p>
          </table:table-cell>
          <table:table-cell office:value-type="float" office:value="0.1675095" calcext:value-type="float">
            <text:p>0.1675095</text:p>
          </table:table-cell>
          <table:table-cell office:value-type="float" office:value="0.170562" calcext:value-type="float">
            <text:p>0.170562</text:p>
          </table:table-cell>
          <table:table-cell office:value-type="float" office:value="0.1772108" calcext:value-type="float">
            <text:p>0.1772108</text:p>
          </table:table-cell>
          <table:table-cell office:value-type="float" office:value="0.1877656" calcext:value-type="float">
            <text:p>0.1877656</text:p>
          </table:table-cell>
          <table:table-cell office:value-type="float" office:value="0.1913595" calcext:value-type="float">
            <text:p>0.1913595</text:p>
          </table:table-cell>
          <table:table-cell office:value-type="float" office:value="0" calcext:value-type="float">
            <text:p>0</text:p>
          </table:table-cell>
          <table:table-cell office:value-type="float" office:value="48.66238" calcext:value-type="float">
            <text:p>48.66238</text:p>
          </table:table-cell>
          <table:table-cell office:value-type="float" office:value="46.13802" calcext:value-type="float">
            <text:p>46.13802</text:p>
          </table:table-cell>
          <table:table-cell office:value-type="float" office:value="37.8674" calcext:value-type="float">
            <text:p>37.8674</text:p>
          </table:table-cell>
          <table:table-cell office:value-type="float" office:value="12.43326" calcext:value-type="float">
            <text:p>12.43326</text:p>
          </table:table-cell>
          <table:table-cell office:value-type="float" office:value="10.27613" calcext:value-type="float">
            <text:p>10.27613</text:p>
          </table:table-cell>
          <table:table-cell office:value-type="float" office:value="3.540256" calcext:value-type="float">
            <text:p>3.540256</text:p>
          </table:table-cell>
          <table:table-cell office:value-type="float" office:value="3.075119" calcext:value-type="float">
            <text:p>3.075119</text:p>
          </table:table-cell>
          <table:table-cell office:value-type="float" office:value="6.111682" calcext:value-type="float">
            <text:p>6.111682</text:p>
          </table:table-cell>
          <table:table-cell office:value-type="float" office:value="8.930983" calcext:value-type="float">
            <text:p>8.930983</text:p>
          </table:table-cell>
          <table:table-cell office:value-type="float" office:value="10.07672" calcext:value-type="float">
            <text:p>10.07672</text:p>
          </table:table-cell>
          <table:table-cell office:value-type="float" office:value="10.38698" calcext:value-type="float">
            <text:p>10.38698</text:p>
          </table:table-cell>
          <table:table-cell office:value-type="float" office:value="10.98405" calcext:value-type="float">
            <text:p>10.98405</text:p>
          </table:table-cell>
          <table:table-cell office:value-type="float" office:value="11.96275" calcext:value-type="float">
            <text:p>11.96275</text:p>
          </table:table-cell>
          <table:table-cell office:value-type="float" office:value="12.20261" calcext:value-type="float">
            <text:p>12.20261</text:p>
          </table:table-cell>
          <table:table-cell office:value-type="float" office:value="0" calcext:value-type="float">
            <text:p>0</text:p>
          </table:table-cell>
          <table:table-cell office:value-type="float" office:value="18.97062" calcext:value-type="float">
            <text:p>18.97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5" calcext:value-type="float">
            <text:p>26122005</text:p>
          </table:table-cell>
          <table:table-cell office:value-type="float" office:value="0.8490303" calcext:value-type="float">
            <text:p>0.8490303</text:p>
          </table:table-cell>
          <table:table-cell office:value-type="float" office:value="134.4172" calcext:value-type="float">
            <text:p>134.41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64758" calcext:value-type="float">
            <text:p>42.64758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430348" calcext:value-type="float">
            <text:p>0.0009430348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188737" calcext:value-type="float">
            <text:p>0.02188737</text:p>
          </table:table-cell>
          <table:table-cell office:value-type="float" office:value="1168.192" calcext:value-type="float">
            <text:p>1168.192</text:p>
          </table:table-cell>
          <table:table-cell office:value-type="float" office:value="1.008648" calcext:value-type="float">
            <text:p>1.008648</text:p>
          </table:table-cell>
          <table:table-cell office:value-type="float" office:value="0" calcext:value-type="float">
            <text:p>0</text:p>
          </table:table-cell>
          <table:table-cell office:value-type="float" office:value="0.2776991" calcext:value-type="float">
            <text:p>0.2776991</text:p>
          </table:table-cell>
          <table:table-cell office:value-type="float" office:value="0.3013937" calcext:value-type="float">
            <text:p>0.3013937</text:p>
          </table:table-cell>
          <table:table-cell office:value-type="float" office:value="0.2425269" calcext:value-type="float">
            <text:p>0.2425269</text:p>
          </table:table-cell>
          <table:table-cell office:value-type="float" office:value="0.0795932" calcext:value-type="float">
            <text:p>0.0795932</text:p>
          </table:table-cell>
          <table:table-cell office:value-type="float" office:value="0.06386157" calcext:value-type="float">
            <text:p>0.06386157</text:p>
          </table:table-cell>
          <table:table-cell office:value-type="float" office:value="0.02964778" calcext:value-type="float">
            <text:p>0.02964778</text:p>
          </table:table-cell>
          <table:table-cell office:value-type="float" office:value="0.03430485" calcext:value-type="float">
            <text:p>0.03430485</text:p>
          </table:table-cell>
          <table:table-cell office:value-type="float" office:value="0.08548485" calcext:value-type="float">
            <text:p>0.08548485</text:p>
          </table:table-cell>
          <table:table-cell office:value-type="float" office:value="0.1551716" calcext:value-type="float">
            <text:p>0.1551716</text:p>
          </table:table-cell>
          <table:table-cell office:value-type="float" office:value="0.16754" calcext:value-type="float">
            <text:p>0.16754</text:p>
          </table:table-cell>
          <table:table-cell office:value-type="float" office:value="0.1705968" calcext:value-type="float">
            <text:p>0.1705968</text:p>
          </table:table-cell>
          <table:table-cell office:value-type="float" office:value="0.1772407" calcext:value-type="float">
            <text:p>0.1772407</text:p>
          </table:table-cell>
          <table:table-cell office:value-type="float" office:value="0.1877909" calcext:value-type="float">
            <text:p>0.1877909</text:p>
          </table:table-cell>
          <table:table-cell office:value-type="float" office:value="0.1913776" calcext:value-type="float">
            <text:p>0.1913776</text:p>
          </table:table-cell>
          <table:table-cell office:value-type="float" office:value="0" calcext:value-type="float">
            <text:p>0</text:p>
          </table:table-cell>
          <table:table-cell office:value-type="float" office:value="48.6318" calcext:value-type="float">
            <text:p>48.6318</text:p>
          </table:table-cell>
          <table:table-cell office:value-type="float" office:value="46.10654" calcext:value-type="float">
            <text:p>46.10654</text:p>
          </table:table-cell>
          <table:table-cell office:value-type="float" office:value="37.84469" calcext:value-type="float">
            <text:p>37.84469</text:p>
          </table:table-cell>
          <table:table-cell office:value-type="float" office:value="12.42559" calcext:value-type="float">
            <text:p>12.42559</text:p>
          </table:table-cell>
          <table:table-cell office:value-type="float" office:value="10.26772" calcext:value-type="float">
            <text:p>10.26772</text:p>
          </table:table-cell>
          <table:table-cell office:value-type="float" office:value="3.539671" calcext:value-type="float">
            <text:p>3.539671</text:p>
          </table:table-cell>
          <table:table-cell office:value-type="float" office:value="3.075951" calcext:value-type="float">
            <text:p>3.075951</text:p>
          </table:table-cell>
          <table:table-cell office:value-type="float" office:value="6.114431" calcext:value-type="float">
            <text:p>6.114431</text:p>
          </table:table-cell>
          <table:table-cell office:value-type="float" office:value="8.9357" calcext:value-type="float">
            <text:p>8.9357</text:p>
          </table:table-cell>
          <table:table-cell office:value-type="float" office:value="10.08044" calcext:value-type="float">
            <text:p>10.08044</text:p>
          </table:table-cell>
          <table:table-cell office:value-type="float" office:value="10.39062" calcext:value-type="float">
            <text:p>10.39062</text:p>
          </table:table-cell>
          <table:table-cell office:value-type="float" office:value="10.98707" calcext:value-type="float">
            <text:p>10.98707</text:p>
          </table:table-cell>
          <table:table-cell office:value-type="float" office:value="11.96477" calcext:value-type="float">
            <text:p>11.96477</text:p>
          </table:table-cell>
          <table:table-cell office:value-type="float" office:value="12.21468" calcext:value-type="float">
            <text:p>12.21468</text:p>
          </table:table-cell>
          <table:table-cell office:value-type="float" office:value="0" calcext:value-type="float">
            <text:p>0</text:p>
          </table:table-cell>
          <table:table-cell office:value-type="float" office:value="21.70947" calcext:value-type="float">
            <text:p>21.709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5" calcext:value-type="float">
            <text:p>27122005</text:p>
          </table:table-cell>
          <table:table-cell office:value-type="float" office:value="0.8487783" calcext:value-type="float">
            <text:p>0.8487783</text:p>
          </table:table-cell>
          <table:table-cell office:value-type="float" office:value="134.4169" calcext:value-type="float">
            <text:p>134.416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65503" calcext:value-type="float">
            <text:p>42.65503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430386" calcext:value-type="float">
            <text:p>0.0009430386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188478" calcext:value-type="float">
            <text:p>0.02188478</text:p>
          </table:table-cell>
          <table:table-cell office:value-type="float" office:value="1168.185" calcext:value-type="float">
            <text:p>1168.185</text:p>
          </table:table-cell>
          <table:table-cell office:value-type="float" office:value="1.008156" calcext:value-type="float">
            <text:p>1.008156</text:p>
          </table:table-cell>
          <table:table-cell office:value-type="float" office:value="0" calcext:value-type="float">
            <text:p>0</text:p>
          </table:table-cell>
          <table:table-cell office:value-type="float" office:value="0.3268822" calcext:value-type="float">
            <text:p>0.3268822</text:p>
          </table:table-cell>
          <table:table-cell office:value-type="float" office:value="0.3422811" calcext:value-type="float">
            <text:p>0.3422811</text:p>
          </table:table-cell>
          <table:table-cell office:value-type="float" office:value="0.2463775" calcext:value-type="float">
            <text:p>0.2463775</text:p>
          </table:table-cell>
          <table:table-cell office:value-type="float" office:value="0.07980278" calcext:value-type="float">
            <text:p>0.07980278</text:p>
          </table:table-cell>
          <table:table-cell office:value-type="float" office:value="0.06400235" calcext:value-type="float">
            <text:p>0.06400235</text:p>
          </table:table-cell>
          <table:table-cell office:value-type="float" office:value="0.02962231" calcext:value-type="float">
            <text:p>0.02962231</text:p>
          </table:table-cell>
          <table:table-cell office:value-type="float" office:value="0.03430115" calcext:value-type="float">
            <text:p>0.03430115</text:p>
          </table:table-cell>
          <table:table-cell office:value-type="float" office:value="0.08551664" calcext:value-type="float">
            <text:p>0.08551664</text:p>
          </table:table-cell>
          <table:table-cell office:value-type="float" office:value="0.1552148" calcext:value-type="float">
            <text:p>0.1552148</text:p>
          </table:table-cell>
          <table:table-cell office:value-type="float" office:value="0.167571" calcext:value-type="float">
            <text:p>0.167571</text:p>
          </table:table-cell>
          <table:table-cell office:value-type="float" office:value="0.1706314" calcext:value-type="float">
            <text:p>0.1706314</text:p>
          </table:table-cell>
          <table:table-cell office:value-type="float" office:value="0.1772677" calcext:value-type="float">
            <text:p>0.1772677</text:p>
          </table:table-cell>
          <table:table-cell office:value-type="float" office:value="0.1878097" calcext:value-type="float">
            <text:p>0.1878097</text:p>
          </table:table-cell>
          <table:table-cell office:value-type="float" office:value="0.1913978" calcext:value-type="float">
            <text:p>0.1913978</text:p>
          </table:table-cell>
          <table:table-cell office:value-type="float" office:value="0" calcext:value-type="float">
            <text:p>0</text:p>
          </table:table-cell>
          <table:table-cell office:value-type="float" office:value="48.614" calcext:value-type="float">
            <text:p>48.614</text:p>
          </table:table-cell>
          <table:table-cell office:value-type="float" office:value="46.07623" calcext:value-type="float">
            <text:p>46.07623</text:p>
          </table:table-cell>
          <table:table-cell office:value-type="float" office:value="37.82001" calcext:value-type="float">
            <text:p>37.82001</text:p>
          </table:table-cell>
          <table:table-cell office:value-type="float" office:value="12.41762" calcext:value-type="float">
            <text:p>12.41762</text:p>
          </table:table-cell>
          <table:table-cell office:value-type="float" office:value="10.25928" calcext:value-type="float">
            <text:p>10.25928</text:p>
          </table:table-cell>
          <table:table-cell office:value-type="float" office:value="3.539087" calcext:value-type="float">
            <text:p>3.539087</text:p>
          </table:table-cell>
          <table:table-cell office:value-type="float" office:value="3.07679" calcext:value-type="float">
            <text:p>3.07679</text:p>
          </table:table-cell>
          <table:table-cell office:value-type="float" office:value="6.117173" calcext:value-type="float">
            <text:p>6.117173</text:p>
          </table:table-cell>
          <table:table-cell office:value-type="float" office:value="8.940396" calcext:value-type="float">
            <text:p>8.940396</text:p>
          </table:table-cell>
          <table:table-cell office:value-type="float" office:value="10.08416" calcext:value-type="float">
            <text:p>10.08416</text:p>
          </table:table-cell>
          <table:table-cell office:value-type="float" office:value="10.39424" calcext:value-type="float">
            <text:p>10.39424</text:p>
          </table:table-cell>
          <table:table-cell office:value-type="float" office:value="10.9901" calcext:value-type="float">
            <text:p>10.9901</text:p>
          </table:table-cell>
          <table:table-cell office:value-type="float" office:value="11.96678" calcext:value-type="float">
            <text:p>11.96678</text:p>
          </table:table-cell>
          <table:table-cell office:value-type="float" office:value="12.21325" calcext:value-type="float">
            <text:p>12.21325</text:p>
          </table:table-cell>
          <table:table-cell office:value-type="float" office:value="0" calcext:value-type="float">
            <text:p>0</text:p>
          </table:table-cell>
          <table:table-cell office:value-type="float" office:value="18.97593" calcext:value-type="float">
            <text:p>18.975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5" calcext:value-type="float">
            <text:p>28122005</text:p>
          </table:table-cell>
          <table:table-cell office:value-type="float" office:value="0.8484969" calcext:value-type="float">
            <text:p>0.8484969</text:p>
          </table:table-cell>
          <table:table-cell office:value-type="float" office:value="134.4166" calcext:value-type="float">
            <text:p>134.416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66216" calcext:value-type="float">
            <text:p>42.66216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430442" calcext:value-type="float">
            <text:p>0.0009430442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188315" calcext:value-type="float">
            <text:p>0.02188315</text:p>
          </table:table-cell>
          <table:table-cell office:value-type="float" office:value="1168.178" calcext:value-type="float">
            <text:p>1168.178</text:p>
          </table:table-cell>
          <table:table-cell office:value-type="float" office:value="1.007727" calcext:value-type="float">
            <text:p>1.007727</text:p>
          </table:table-cell>
          <table:table-cell office:value-type="float" office:value="0" calcext:value-type="float">
            <text:p>0</text:p>
          </table:table-cell>
          <table:table-cell office:value-type="float" office:value="0.3431026" calcext:value-type="float">
            <text:p>0.3431026</text:p>
          </table:table-cell>
          <table:table-cell office:value-type="float" office:value="0.3167114" calcext:value-type="float">
            <text:p>0.3167114</text:p>
          </table:table-cell>
          <table:table-cell office:value-type="float" office:value="0.242624" calcext:value-type="float">
            <text:p>0.242624</text:p>
          </table:table-cell>
          <table:table-cell office:value-type="float" office:value="0.07967594" calcext:value-type="float">
            <text:p>0.07967594</text:p>
          </table:table-cell>
          <table:table-cell office:value-type="float" office:value="0.06381431" calcext:value-type="float">
            <text:p>0.06381431</text:p>
          </table:table-cell>
          <table:table-cell office:value-type="float" office:value="0.02960394" calcext:value-type="float">
            <text:p>0.02960394</text:p>
          </table:table-cell>
          <table:table-cell office:value-type="float" office:value="0.03426194" calcext:value-type="float">
            <text:p>0.03426194</text:p>
          </table:table-cell>
          <table:table-cell office:value-type="float" office:value="0.08554403" calcext:value-type="float">
            <text:p>0.08554403</text:p>
          </table:table-cell>
          <table:table-cell office:value-type="float" office:value="0.1552586" calcext:value-type="float">
            <text:p>0.1552586</text:p>
          </table:table-cell>
          <table:table-cell office:value-type="float" office:value="0.1676025" calcext:value-type="float">
            <text:p>0.1676025</text:p>
          </table:table-cell>
          <table:table-cell office:value-type="float" office:value="0.170666" calcext:value-type="float">
            <text:p>0.170666</text:p>
          </table:table-cell>
          <table:table-cell office:value-type="float" office:value="0.1772981" calcext:value-type="float">
            <text:p>0.1772981</text:p>
          </table:table-cell>
          <table:table-cell office:value-type="float" office:value="0.1878331" calcext:value-type="float">
            <text:p>0.1878331</text:p>
          </table:table-cell>
          <table:table-cell office:value-type="float" office:value="0.1914164" calcext:value-type="float">
            <text:p>0.1914164</text:p>
          </table:table-cell>
          <table:table-cell office:value-type="float" office:value="0" calcext:value-type="float">
            <text:p>0</text:p>
          </table:table-cell>
          <table:table-cell office:value-type="float" office:value="48.58405" calcext:value-type="float">
            <text:p>48.58405</text:p>
          </table:table-cell>
          <table:table-cell office:value-type="float" office:value="46.04221" calcext:value-type="float">
            <text:p>46.04221</text:p>
          </table:table-cell>
          <table:table-cell office:value-type="float" office:value="37.79468" calcext:value-type="float">
            <text:p>37.79468</text:p>
          </table:table-cell>
          <table:table-cell office:value-type="float" office:value="12.40938" calcext:value-type="float">
            <text:p>12.40938</text:p>
          </table:table-cell>
          <table:table-cell office:value-type="float" office:value="10.25077" calcext:value-type="float">
            <text:p>10.25077</text:p>
          </table:table-cell>
          <table:table-cell office:value-type="float" office:value="3.538489" calcext:value-type="float">
            <text:p>3.538489</text:p>
          </table:table-cell>
          <table:table-cell office:value-type="float" office:value="3.077619" calcext:value-type="float">
            <text:p>3.077619</text:p>
          </table:table-cell>
          <table:table-cell office:value-type="float" office:value="6.11991" calcext:value-type="float">
            <text:p>6.11991</text:p>
          </table:table-cell>
          <table:table-cell office:value-type="float" office:value="8.945086" calcext:value-type="float">
            <text:p>8.945086</text:p>
          </table:table-cell>
          <table:table-cell office:value-type="float" office:value="10.08788" calcext:value-type="float">
            <text:p>10.08788</text:p>
          </table:table-cell>
          <table:table-cell office:value-type="float" office:value="10.39786" calcext:value-type="float">
            <text:p>10.39786</text:p>
          </table:table-cell>
          <table:table-cell office:value-type="float" office:value="10.99312" calcext:value-type="float">
            <text:p>10.99312</text:p>
          </table:table-cell>
          <table:table-cell office:value-type="float" office:value="11.9688" calcext:value-type="float">
            <text:p>11.9688</text:p>
          </table:table-cell>
          <table:table-cell office:value-type="float" office:value="12.22182" calcext:value-type="float">
            <text:p>12.22182</text:p>
          </table:table-cell>
          <table:table-cell office:value-type="float" office:value="0" calcext:value-type="float">
            <text:p>0</text:p>
          </table:table-cell>
          <table:table-cell office:value-type="float" office:value="20.92158" calcext:value-type="float">
            <text:p>20.92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5" calcext:value-type="float">
            <text:p>29122005</text:p>
          </table:table-cell>
          <table:table-cell office:value-type="float" office:value="0.8482506" calcext:value-type="float">
            <text:p>0.8482506</text:p>
          </table:table-cell>
          <table:table-cell office:value-type="float" office:value="134.4163" calcext:value-type="float">
            <text:p>134.416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66977" calcext:value-type="float">
            <text:p>42.66977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430498" calcext:value-type="float">
            <text:p>0.0009430498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188195" calcext:value-type="float">
            <text:p>0.02188195</text:p>
          </table:table-cell>
          <table:table-cell office:value-type="float" office:value="1168.172" calcext:value-type="float">
            <text:p>1168.172</text:p>
          </table:table-cell>
          <table:table-cell office:value-type="float" office:value="1.007228" calcext:value-type="float">
            <text:p>1.007228</text:p>
          </table:table-cell>
          <table:table-cell office:value-type="float" office:value="0" calcext:value-type="float">
            <text:p>0</text:p>
          </table:table-cell>
          <table:table-cell office:value-type="float" office:value="0.333485" calcext:value-type="float">
            <text:p>0.333485</text:p>
          </table:table-cell>
          <table:table-cell office:value-type="float" office:value="0.348126" calcext:value-type="float">
            <text:p>0.348126</text:p>
          </table:table-cell>
          <table:table-cell office:value-type="float" office:value="0.2483473" calcext:value-type="float">
            <text:p>0.2483473</text:p>
          </table:table-cell>
          <table:table-cell office:value-type="float" office:value="0.07998361" calcext:value-type="float">
            <text:p>0.07998361</text:p>
          </table:table-cell>
          <table:table-cell office:value-type="float" office:value="0.0636103" calcext:value-type="float">
            <text:p>0.0636103</text:p>
          </table:table-cell>
          <table:table-cell office:value-type="float" office:value="0.02959264" calcext:value-type="float">
            <text:p>0.02959264</text:p>
          </table:table-cell>
          <table:table-cell office:value-type="float" office:value="0.03422532" calcext:value-type="float">
            <text:p>0.03422532</text:p>
          </table:table-cell>
          <table:table-cell office:value-type="float" office:value="0.08556667" calcext:value-type="float">
            <text:p>0.08556667</text:p>
          </table:table-cell>
          <table:table-cell office:value-type="float" office:value="0.1553026" calcext:value-type="float">
            <text:p>0.1553026</text:p>
          </table:table-cell>
          <table:table-cell office:value-type="float" office:value="0.1676344" calcext:value-type="float">
            <text:p>0.1676344</text:p>
          </table:table-cell>
          <table:table-cell office:value-type="float" office:value="0.1707008" calcext:value-type="float">
            <text:p>0.1707008</text:p>
          </table:table-cell>
          <table:table-cell office:value-type="float" office:value="0.1773242" calcext:value-type="float">
            <text:p>0.1773242</text:p>
          </table:table-cell>
          <table:table-cell office:value-type="float" office:value="0.1878516" calcext:value-type="float">
            <text:p>0.1878516</text:p>
          </table:table-cell>
          <table:table-cell office:value-type="float" office:value="0.1914367" calcext:value-type="float">
            <text:p>0.1914367</text:p>
          </table:table-cell>
          <table:table-cell office:value-type="float" office:value="0" calcext:value-type="float">
            <text:p>0</text:p>
          </table:table-cell>
          <table:table-cell office:value-type="float" office:value="48.5708" calcext:value-type="float">
            <text:p>48.5708</text:p>
          </table:table-cell>
          <table:table-cell office:value-type="float" office:value="46.01614" calcext:value-type="float">
            <text:p>46.01614</text:p>
          </table:table-cell>
          <table:table-cell office:value-type="float" office:value="37.76955" calcext:value-type="float">
            <text:p>37.76955</text:p>
          </table:table-cell>
          <table:table-cell office:value-type="float" office:value="12.40082" calcext:value-type="float">
            <text:p>12.40082</text:p>
          </table:table-cell>
          <table:table-cell office:value-type="float" office:value="10.24221" calcext:value-type="float">
            <text:p>10.24221</text:p>
          </table:table-cell>
          <table:table-cell office:value-type="float" office:value="3.537885" calcext:value-type="float">
            <text:p>3.537885</text:p>
          </table:table-cell>
          <table:table-cell office:value-type="float" office:value="3.078439" calcext:value-type="float">
            <text:p>3.078439</text:p>
          </table:table-cell>
          <table:table-cell office:value-type="float" office:value="6.122648" calcext:value-type="float">
            <text:p>6.122648</text:p>
          </table:table-cell>
          <table:table-cell office:value-type="float" office:value="8.949765" calcext:value-type="float">
            <text:p>8.949765</text:p>
          </table:table-cell>
          <table:table-cell office:value-type="float" office:value="10.0916" calcext:value-type="float">
            <text:p>10.0916</text:p>
          </table:table-cell>
          <table:table-cell office:value-type="float" office:value="10.40148" calcext:value-type="float">
            <text:p>10.40148</text:p>
          </table:table-cell>
          <table:table-cell office:value-type="float" office:value="10.99615" calcext:value-type="float">
            <text:p>10.99615</text:p>
          </table:table-cell>
          <table:table-cell office:value-type="float" office:value="11.97081" calcext:value-type="float">
            <text:p>11.97081</text:p>
          </table:table-cell>
          <table:table-cell office:value-type="float" office:value="12.21901" calcext:value-type="float">
            <text:p>12.21901</text:p>
          </table:table-cell>
          <table:table-cell office:value-type="float" office:value="0" calcext:value-type="float">
            <text:p>0</text:p>
          </table:table-cell>
          <table:table-cell office:value-type="float" office:value="17.65087" calcext:value-type="float">
            <text:p>17.650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5" calcext:value-type="float">
            <text:p>30122005</text:p>
          </table:table-cell>
          <table:table-cell office:value-type="float" office:value="0.8479906" calcext:value-type="float">
            <text:p>0.8479906</text:p>
          </table:table-cell>
          <table:table-cell office:value-type="float" office:value="134.416" calcext:value-type="float">
            <text:p>134.4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67703" calcext:value-type="float">
            <text:p>42.67703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430554" calcext:value-type="float">
            <text:p>0.0009430554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188129" calcext:value-type="float">
            <text:p>0.02188129</text:p>
          </table:table-cell>
          <table:table-cell office:value-type="float" office:value="1168.165" calcext:value-type="float">
            <text:p>1168.165</text:p>
          </table:table-cell>
          <table:table-cell office:value-type="float" office:value="1.00676" calcext:value-type="float">
            <text:p>1.00676</text:p>
          </table:table-cell>
          <table:table-cell office:value-type="float" office:value="0" calcext:value-type="float">
            <text:p>0</text:p>
          </table:table-cell>
          <table:table-cell office:value-type="float" office:value="0.294449" calcext:value-type="float">
            <text:p>0.294449</text:p>
          </table:table-cell>
          <table:table-cell office:value-type="float" office:value="0.3286555" calcext:value-type="float">
            <text:p>0.3286555</text:p>
          </table:table-cell>
          <table:table-cell office:value-type="float" office:value="0.2449395" calcext:value-type="float">
            <text:p>0.2449395</text:p>
          </table:table-cell>
          <table:table-cell office:value-type="float" office:value="0.08000266" calcext:value-type="float">
            <text:p>0.08000266</text:p>
          </table:table-cell>
          <table:table-cell office:value-type="float" office:value="0.06341943" calcext:value-type="float">
            <text:p>0.06341943</text:p>
          </table:table-cell>
          <table:table-cell office:value-type="float" office:value="0.02958674" calcext:value-type="float">
            <text:p>0.02958674</text:p>
          </table:table-cell>
          <table:table-cell office:value-type="float" office:value="0.0341925" calcext:value-type="float">
            <text:p>0.0341925</text:p>
          </table:table-cell>
          <table:table-cell office:value-type="float" office:value="0.08558599" calcext:value-type="float">
            <text:p>0.08558599</text:p>
          </table:table-cell>
          <table:table-cell office:value-type="float" office:value="0.1553467" calcext:value-type="float">
            <text:p>0.1553467</text:p>
          </table:table-cell>
          <table:table-cell office:value-type="float" office:value="0.1676668" calcext:value-type="float">
            <text:p>0.1676668</text:p>
          </table:table-cell>
          <table:table-cell office:value-type="float" office:value="0.1707357" calcext:value-type="float">
            <text:p>0.1707357</text:p>
          </table:table-cell>
          <table:table-cell office:value-type="float" office:value="0.1773555" calcext:value-type="float">
            <text:p>0.1773555</text:p>
          </table:table-cell>
          <table:table-cell office:value-type="float" office:value="0.1878746" calcext:value-type="float">
            <text:p>0.1878746</text:p>
          </table:table-cell>
          <table:table-cell office:value-type="float" office:value="0.1914553" calcext:value-type="float">
            <text:p>0.1914553</text:p>
          </table:table-cell>
          <table:table-cell office:value-type="float" office:value="0" calcext:value-type="float">
            <text:p>0</text:p>
          </table:table-cell>
          <table:table-cell office:value-type="float" office:value="48.53358" calcext:value-type="float">
            <text:p>48.53358</text:p>
          </table:table-cell>
          <table:table-cell office:value-type="float" office:value="45.98735" calcext:value-type="float">
            <text:p>45.98735</text:p>
          </table:table-cell>
          <table:table-cell office:value-type="float" office:value="37.74498" calcext:value-type="float">
            <text:p>37.74498</text:p>
          </table:table-cell>
          <table:table-cell office:value-type="float" office:value="12.39205" calcext:value-type="float">
            <text:p>12.39205</text:p>
          </table:table-cell>
          <table:table-cell office:value-type="float" office:value="10.23362" calcext:value-type="float">
            <text:p>10.23362</text:p>
          </table:table-cell>
          <table:table-cell office:value-type="float" office:value="3.537281" calcext:value-type="float">
            <text:p>3.537281</text:p>
          </table:table-cell>
          <table:table-cell office:value-type="float" office:value="3.079254" calcext:value-type="float">
            <text:p>3.079254</text:p>
          </table:table-cell>
          <table:table-cell office:value-type="float" office:value="6.125385" calcext:value-type="float">
            <text:p>6.125385</text:p>
          </table:table-cell>
          <table:table-cell office:value-type="float" office:value="8.954434" calcext:value-type="float">
            <text:p>8.954434</text:p>
          </table:table-cell>
          <table:table-cell office:value-type="float" office:value="10.09533" calcext:value-type="float">
            <text:p>10.09533</text:p>
          </table:table-cell>
          <table:table-cell office:value-type="float" office:value="10.4051" calcext:value-type="float">
            <text:p>10.4051</text:p>
          </table:table-cell>
          <table:table-cell office:value-type="float" office:value="10.99917" calcext:value-type="float">
            <text:p>10.99917</text:p>
          </table:table-cell>
          <table:table-cell office:value-type="float" office:value="11.97284" calcext:value-type="float">
            <text:p>11.97284</text:p>
          </table:table-cell>
          <table:table-cell office:value-type="float" office:value="12.22555" calcext:value-type="float">
            <text:p>12.22555</text:p>
          </table:table-cell>
          <table:table-cell office:value-type="float" office:value="0" calcext:value-type="float">
            <text:p>0</text:p>
          </table:table-cell>
          <table:table-cell office:value-type="float" office:value="17.61429" calcext:value-type="float">
            <text:p>17.6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5" calcext:value-type="float">
            <text:p>31122005</text:p>
          </table:table-cell>
          <table:table-cell office:value-type="float" office:value="0.8477181" calcext:value-type="float">
            <text:p>0.8477181</text:p>
          </table:table-cell>
          <table:table-cell office:value-type="float" office:value="134.4157" calcext:value-type="float">
            <text:p>134.415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68417" calcext:value-type="float">
            <text:p>42.68417</text:p>
          </table:table-cell>
          <table:table-cell office:value-type="float" office:value="0.1047736" calcext:value-type="float">
            <text:p>0.1047736</text:p>
          </table:table-cell>
          <table:table-cell office:value-type="float" office:value="0.000943061" calcext:value-type="float">
            <text:p>0.000943061</text:p>
          </table:table-cell>
          <table:table-cell office:value-type="float" office:value="0.1529176" calcext:value-type="float">
            <text:p>0.1529176</text:p>
          </table:table-cell>
          <table:table-cell office:value-type="float" office:value="0.02188148" calcext:value-type="float">
            <text:p>0.02188148</text:p>
          </table:table-cell>
          <table:table-cell office:value-type="float" office:value="1168.158" calcext:value-type="float">
            <text:p>1168.158</text:p>
          </table:table-cell>
          <table:table-cell office:value-type="float" office:value="1.006327" calcext:value-type="float">
            <text:p>1.006327</text:p>
          </table:table-cell>
          <table:table-cell office:value-type="float" office:value="0" calcext:value-type="float">
            <text:p>0</text:p>
          </table:table-cell>
          <table:table-cell office:value-type="float" office:value="0.3056168" calcext:value-type="float">
            <text:p>0.3056168</text:p>
          </table:table-cell>
          <table:table-cell office:value-type="float" office:value="0.3177208" calcext:value-type="float">
            <text:p>0.3177208</text:p>
          </table:table-cell>
          <table:table-cell office:value-type="float" office:value="0.2422076" calcext:value-type="float">
            <text:p>0.2422076</text:p>
          </table:table-cell>
          <table:table-cell office:value-type="float" office:value="0.07991259" calcext:value-type="float">
            <text:p>0.07991259</text:p>
          </table:table-cell>
          <table:table-cell office:value-type="float" office:value="0.06334221" calcext:value-type="float">
            <text:p>0.06334221</text:p>
          </table:table-cell>
          <table:table-cell office:value-type="float" office:value="0.02957862" calcext:value-type="float">
            <text:p>0.02957862</text:p>
          </table:table-cell>
          <table:table-cell office:value-type="float" office:value="0.03416982" calcext:value-type="float">
            <text:p>0.03416982</text:p>
          </table:table-cell>
          <table:table-cell office:value-type="float" office:value="0.08560341" calcext:value-type="float">
            <text:p>0.08560341</text:p>
          </table:table-cell>
          <table:table-cell office:value-type="float" office:value="0.1553906" calcext:value-type="float">
            <text:p>0.1553906</text:p>
          </table:table-cell>
          <table:table-cell office:value-type="float" office:value="0.1676992" calcext:value-type="float">
            <text:p>0.1676992</text:p>
          </table:table-cell>
          <table:table-cell office:value-type="float" office:value="0.1707708" calcext:value-type="float">
            <text:p>0.1707708</text:p>
          </table:table-cell>
          <table:table-cell office:value-type="float" office:value="0.1773842" calcext:value-type="float">
            <text:p>0.1773842</text:p>
          </table:table-cell>
          <table:table-cell office:value-type="float" office:value="0.1878975" calcext:value-type="float">
            <text:p>0.1878975</text:p>
          </table:table-cell>
          <table:table-cell office:value-type="float" office:value="0.1914739" calcext:value-type="float">
            <text:p>0.1914739</text:p>
          </table:table-cell>
          <table:table-cell office:value-type="float" office:value="0" calcext:value-type="float">
            <text:p>0</text:p>
          </table:table-cell>
          <table:table-cell office:value-type="float" office:value="48.50624" calcext:value-type="float">
            <text:p>48.50624</text:p>
          </table:table-cell>
          <table:table-cell office:value-type="float" office:value="45.95515" calcext:value-type="float">
            <text:p>45.95515</text:p>
          </table:table-cell>
          <table:table-cell office:value-type="float" office:value="37.71914" calcext:value-type="float">
            <text:p>37.71914</text:p>
          </table:table-cell>
          <table:table-cell office:value-type="float" office:value="12.38305" calcext:value-type="float">
            <text:p>12.38305</text:p>
          </table:table-cell>
          <table:table-cell office:value-type="float" office:value="10.22497" calcext:value-type="float">
            <text:p>10.22497</text:p>
          </table:table-cell>
          <table:table-cell office:value-type="float" office:value="3.536677" calcext:value-type="float">
            <text:p>3.536677</text:p>
          </table:table-cell>
          <table:table-cell office:value-type="float" office:value="3.080065" calcext:value-type="float">
            <text:p>3.080065</text:p>
          </table:table-cell>
          <table:table-cell office:value-type="float" office:value="6.128114" calcext:value-type="float">
            <text:p>6.128114</text:p>
          </table:table-cell>
          <table:table-cell office:value-type="float" office:value="8.959096" calcext:value-type="float">
            <text:p>8.959096</text:p>
          </table:table-cell>
          <table:table-cell office:value-type="float" office:value="10.09904" calcext:value-type="float">
            <text:p>10.09904</text:p>
          </table:table-cell>
          <table:table-cell office:value-type="float" office:value="10.40872" calcext:value-type="float">
            <text:p>10.40872</text:p>
          </table:table-cell>
          <table:table-cell office:value-type="float" office:value="11.00219" calcext:value-type="float">
            <text:p>11.00219</text:p>
          </table:table-cell>
          <table:table-cell office:value-type="float" office:value="11.97484" calcext:value-type="float">
            <text:p>11.97484</text:p>
          </table:table-cell>
          <table:table-cell office:value-type="float" office:value="12.23169" calcext:value-type="float">
            <text:p>12.23169</text:p>
          </table:table-cell>
          <table:table-cell office:value-type="float" office:value="0" calcext:value-type="float">
            <text:p>0</text:p>
          </table:table-cell>
          <table:table-cell office:value-type="float" office:value="19.0129" calcext:value-type="float">
            <text:p>19.0129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56:49.207992727</dc:date>
    <meta:editing-duration>PT7S</meta:editing-duration>
    <meta:editing-cycles>1</meta:editing-cycles>
    <meta:document-statistic meta:table-count="1" meta:cell-count="17202" meta:object-count="0"/>
    <meta:generator>LibreOffice/6.4.7.2$Linux_X86_64 LibreOffice_project/40$Build-2</meta:generator>
  </office:meta>
</office:document-meta>
</file>